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eExp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10" table:default-cell-style-name="Default"/>
        <table:table-row table:style-name="ro1">
          <table:table-cell office:value-type="float" office:value="49104" calcext:value-type="float">
            <text:p>49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056" calcext:value-type="float">
            <text:p>302056</text:p>
          </table:table-cell>
          <table:table-cell office:value-type="float" office:value="1478104454908" calcext:value-type="float">
            <text:p>1478104454908</text:p>
          </table:table-cell>
          <table:table-cell office:value-type="float" office:value="1478104454907" calcext:value-type="float">
            <text:p>1478104454907</text:p>
          </table:table-cell>
          <table:table-cell table:number-columns-repeated="2" office:value-type="float" office:value="1478104454908" calcext:value-type="float">
            <text:p>1478104454908</text:p>
          </table:table-cell>
          <table:table-cell office:value-type="string" calcext:value-type="string">
            <text:p>?</text:p>
          </table:table-cell>
          <table:table-cell office:value-type="float" office:value="1478104454908" calcext:value-type="float">
            <text:p>1478104454908</text:p>
          </table:table-cell>
          <table:table-cell office:value-type="float" office:value="1478104455429" calcext:value-type="float">
            <text:p>1478104455429</text:p>
          </table:table-cell>
          <table:table-cell office:value-type="float" office:value="1478104455763" calcext:value-type="float">
            <text:p>1478104455763</text:p>
          </table:table-cell>
          <table:table-cell/>
          <table:table-cell table:formula="of:=[.G1]-[.F1]" office:value-type="float" office:value="-1" calcext:value-type="float">
            <text:p>-1</text:p>
          </table:table-cell>
          <table:table-cell table:formula="of:=[.H1]-[.G1]" office:value-type="float" office:value="1" calcext:value-type="float">
            <text:p>1</text:p>
          </table:table-cell>
          <table:table-cell table:formula="of:=[.I1]-[.H1]" office:value-type="float" office:value="0" calcext:value-type="float">
            <text:p>0</text:p>
          </table:table-cell>
          <table:table-cell table:number-columns-repeated="2"/>
          <table:table-cell table:formula="of:=[.L1]-[.K1]" office:value-type="float" office:value="521" calcext:value-type="float">
            <text:p>521</text:p>
          </table:table-cell>
          <table:table-cell table:formula="of:=[.M1]-[.L1]" office:value-type="float" office:value="334" calcext:value-type="float">
            <text:p>334</text:p>
          </table:table-cell>
          <table:table-cell table:formula="of:=[.M1]-[.F1]" office:value-type="float" office:value="855" calcext:value-type="float">
            <text:p>855</text:p>
          </table:table-cell>
          <table:table-cell table:formula="of:=AVERAGE([.V1:.V990])" office:value-type="float" office:value="288.536363636364" calcext:value-type="float">
            <text:p>288,5363636364</text:p>
          </table:table-cell>
        </table:table-row>
        <table:table-row table:style-name="ro1">
          <table:table-cell office:value-type="float" office:value="49095" calcext:value-type="float">
            <text:p>490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55" calcext:value-type="float">
            <text:p>100355</text:p>
          </table:table-cell>
          <table:table-cell table:number-columns-repeated="4" office:value-type="float" office:value="1478104454493" calcext:value-type="float">
            <text:p>1478104454493</text:p>
          </table:table-cell>
          <table:table-cell office:value-type="string" calcext:value-type="string">
            <text:p>?</text:p>
          </table:table-cell>
          <table:table-cell office:value-type="float" office:value="1478104454493" calcext:value-type="float">
            <text:p>1478104454493</text:p>
          </table:table-cell>
          <table:table-cell office:value-type="float" office:value="1478104455430" calcext:value-type="float">
            <text:p>1478104455430</text:p>
          </table:table-cell>
          <table:table-cell office:value-type="float" office:value="1478104455776" calcext:value-type="float">
            <text:p>1478104455776</text:p>
          </table:table-cell>
          <table:table-cell/>
          <table:table-cell table:formula="of:=[.G2]-[.F2]" office:value-type="float" office:value="0" calcext:value-type="float">
            <text:p>0</text:p>
          </table:table-cell>
          <table:table-cell table:formula="of:=[.H2]-[.G2]" office:value-type="float" office:value="0" calcext:value-type="float">
            <text:p>0</text:p>
          </table:table-cell>
          <table:table-cell table:formula="of:=[.I2]-[.H2]" office:value-type="float" office:value="0" calcext:value-type="float">
            <text:p>0</text:p>
          </table:table-cell>
          <table:table-cell table:number-columns-repeated="2"/>
          <table:table-cell table:formula="of:=[.L2]-[.K2]" office:value-type="float" office:value="937" calcext:value-type="float">
            <text:p>937</text:p>
          </table:table-cell>
          <table:table-cell table:formula="of:=[.M2]-[.L2]" office:value-type="float" office:value="346" calcext:value-type="float">
            <text:p>346</text:p>
          </table:table-cell>
          <table:table-cell table:formula="of:=[.M2]-[.F2]" office:value-type="float" office:value="1283" calcext:value-type="float">
            <text:p>1283</text:p>
          </table:table-cell>
          <table:table-cell table:formula="of:=MEDIAN([.V1:.V990]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9098" calcext:value-type="float">
            <text:p>490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59" calcext:value-type="float">
            <text:p>300259</text:p>
          </table:table-cell>
          <table:table-cell office:value-type="float" office:value="1478104454567" calcext:value-type="float">
            <text:p>1478104454567</text:p>
          </table:table-cell>
          <table:table-cell office:value-type="float" office:value="1478104454566" calcext:value-type="float">
            <text:p>1478104454566</text:p>
          </table:table-cell>
          <table:table-cell table:number-columns-repeated="2" office:value-type="float" office:value="1478104454567" calcext:value-type="float">
            <text:p>1478104454567</text:p>
          </table:table-cell>
          <table:table-cell office:value-type="string" calcext:value-type="string">
            <text:p>?</text:p>
          </table:table-cell>
          <table:table-cell office:value-type="float" office:value="1478104454567" calcext:value-type="float">
            <text:p>1478104454567</text:p>
          </table:table-cell>
          <table:table-cell office:value-type="float" office:value="1478104455403" calcext:value-type="float">
            <text:p>1478104455403</text:p>
          </table:table-cell>
          <table:table-cell office:value-type="float" office:value="1478104455848" calcext:value-type="float">
            <text:p>1478104455848</text:p>
          </table:table-cell>
          <table:table-cell/>
          <table:table-cell table:formula="of:=[.G3]-[.F3]" office:value-type="float" office:value="-1" calcext:value-type="float">
            <text:p>-1</text:p>
          </table:table-cell>
          <table:table-cell table:formula="of:=[.H3]-[.G3]" office:value-type="float" office:value="1" calcext:value-type="float">
            <text:p>1</text:p>
          </table:table-cell>
          <table:table-cell table:formula="of:=[.I3]-[.H3]" office:value-type="float" office:value="0" calcext:value-type="float">
            <text:p>0</text:p>
          </table:table-cell>
          <table:table-cell table:number-columns-repeated="2"/>
          <table:table-cell table:formula="of:=[.L3]-[.K3]" office:value-type="float" office:value="836" calcext:value-type="float">
            <text:p>836</text:p>
          </table:table-cell>
          <table:table-cell table:formula="of:=[.M3]-[.L3]" office:value-type="float" office:value="445" calcext:value-type="float">
            <text:p>445</text:p>
          </table:table-cell>
          <table:table-cell table:formula="of:=[.M3]-[.F3]" office:value-type="float" office:value="1281" calcext:value-type="float">
            <text:p>1281</text:p>
          </table:table-cell>
          <table:table-cell/>
        </table:table-row>
        <table:table-row table:style-name="ro1">
          <table:table-cell office:value-type="float" office:value="49093" calcext:value-type="float">
            <text:p>490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40" calcext:value-type="float">
            <text:p>100240</text:p>
          </table:table-cell>
          <table:table-cell table:number-columns-repeated="4" office:value-type="float" office:value="1478104453816" calcext:value-type="float">
            <text:p>1478104453816</text:p>
          </table:table-cell>
          <table:table-cell office:value-type="string" calcext:value-type="string">
            <text:p>?</text:p>
          </table:table-cell>
          <table:table-cell office:value-type="float" office:value="1478104453816" calcext:value-type="float">
            <text:p>1478104453816</text:p>
          </table:table-cell>
          <table:table-cell office:value-type="float" office:value="1478104455428" calcext:value-type="float">
            <text:p>1478104455428</text:p>
          </table:table-cell>
          <table:table-cell office:value-type="float" office:value="1478104455849" calcext:value-type="float">
            <text:p>1478104455849</text:p>
          </table:table-cell>
          <table:table-cell/>
          <table:table-cell table:formula="of:=[.G4]-[.F4]" office:value-type="float" office:value="0" calcext:value-type="float">
            <text:p>0</text:p>
          </table:table-cell>
          <table:table-cell table:formula="of:=[.H4]-[.G4]" office:value-type="float" office:value="0" calcext:value-type="float">
            <text:p>0</text:p>
          </table:table-cell>
          <table:table-cell table:formula="of:=[.I4]-[.H4]" office:value-type="float" office:value="0" calcext:value-type="float">
            <text:p>0</text:p>
          </table:table-cell>
          <table:table-cell table:number-columns-repeated="2"/>
          <table:table-cell table:formula="of:=[.L4]-[.K4]" office:value-type="float" office:value="1612" calcext:value-type="float">
            <text:p>1612</text:p>
          </table:table-cell>
          <table:table-cell table:formula="of:=[.M4]-[.L4]" office:value-type="float" office:value="421" calcext:value-type="float">
            <text:p>421</text:p>
          </table:table-cell>
          <table:table-cell table:formula="of:=[.M4]-[.F4]"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49094" calcext:value-type="float">
            <text:p>490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43" calcext:value-type="float">
            <text:p>100843</text:p>
          </table:table-cell>
          <table:table-cell office:value-type="float" office:value="1478104453963" calcext:value-type="float">
            <text:p>1478104453963</text:p>
          </table:table-cell>
          <table:table-cell table:number-columns-repeated="2" office:value-type="float" office:value="1478104453962" calcext:value-type="float">
            <text:p>1478104453962</text:p>
          </table:table-cell>
          <table:table-cell office:value-type="float" office:value="1478104453963" calcext:value-type="float">
            <text:p>1478104453963</text:p>
          </table:table-cell>
          <table:table-cell office:value-type="string" calcext:value-type="string">
            <text:p>?</text:p>
          </table:table-cell>
          <table:table-cell office:value-type="float" office:value="1478104453963" calcext:value-type="float">
            <text:p>1478104453963</text:p>
          </table:table-cell>
          <table:table-cell office:value-type="float" office:value="1478104455411" calcext:value-type="float">
            <text:p>1478104455411</text:p>
          </table:table-cell>
          <table:table-cell office:value-type="float" office:value="1478104455850" calcext:value-type="float">
            <text:p>1478104455850</text:p>
          </table:table-cell>
          <table:table-cell/>
          <table:table-cell table:formula="of:=[.G5]-[.F5]" office:value-type="float" office:value="-1" calcext:value-type="float">
            <text:p>-1</text:p>
          </table:table-cell>
          <table:table-cell table:formula="of:=[.H5]-[.G5]" office:value-type="float" office:value="0" calcext:value-type="float">
            <text:p>0</text:p>
          </table:table-cell>
          <table:table-cell table:formula="of:=[.I5]-[.H5]" office:value-type="float" office:value="1" calcext:value-type="float">
            <text:p>1</text:p>
          </table:table-cell>
          <table:table-cell table:number-columns-repeated="2"/>
          <table:table-cell table:formula="of:=[.L5]-[.K5]" office:value-type="float" office:value="1448" calcext:value-type="float">
            <text:p>1448</text:p>
          </table:table-cell>
          <table:table-cell table:formula="of:=[.M5]-[.L5]" office:value-type="float" office:value="439" calcext:value-type="float">
            <text:p>439</text:p>
          </table:table-cell>
          <table:table-cell table:formula="of:=[.M5]-[.F5]" office:value-type="float" office:value="1887" calcext:value-type="float">
            <text:p>1887</text:p>
          </table:table-cell>
          <table:table-cell/>
        </table:table-row>
        <table:table-row table:style-name="ro1">
          <table:table-cell office:value-type="float" office:value="49101" calcext:value-type="float">
            <text:p>49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029" calcext:value-type="float">
            <text:p>300029</text:p>
          </table:table-cell>
          <table:table-cell office:value-type="float" office:value="1478104454816" calcext:value-type="float">
            <text:p>1478104454816</text:p>
          </table:table-cell>
          <table:table-cell table:number-columns-repeated="2" office:value-type="float" office:value="1478104454815" calcext:value-type="float">
            <text:p>1478104454815</text:p>
          </table:table-cell>
          <table:table-cell office:value-type="float" office:value="1478104454816" calcext:value-type="float">
            <text:p>1478104454816</text:p>
          </table:table-cell>
          <table:table-cell office:value-type="string" calcext:value-type="string">
            <text:p>?</text:p>
          </table:table-cell>
          <table:table-cell office:value-type="float" office:value="1478104454816" calcext:value-type="float">
            <text:p>1478104454816</text:p>
          </table:table-cell>
          <table:table-cell office:value-type="float" office:value="1478104455430" calcext:value-type="float">
            <text:p>1478104455430</text:p>
          </table:table-cell>
          <table:table-cell office:value-type="float" office:value="1478104455851" calcext:value-type="float">
            <text:p>1478104455851</text:p>
          </table:table-cell>
          <table:table-cell/>
          <table:table-cell table:formula="of:=[.G6]-[.F6]" office:value-type="float" office:value="-1" calcext:value-type="float">
            <text:p>-1</text:p>
          </table:table-cell>
          <table:table-cell table:formula="of:=[.H6]-[.G6]" office:value-type="float" office:value="0" calcext:value-type="float">
            <text:p>0</text:p>
          </table:table-cell>
          <table:table-cell table:formula="of:=[.I6]-[.H6]" office:value-type="float" office:value="1" calcext:value-type="float">
            <text:p>1</text:p>
          </table:table-cell>
          <table:table-cell table:number-columns-repeated="2"/>
          <table:table-cell table:formula="of:=[.L6]-[.K6]" office:value-type="float" office:value="614" calcext:value-type="float">
            <text:p>614</text:p>
          </table:table-cell>
          <table:table-cell table:formula="of:=[.M6]-[.L6]" office:value-type="float" office:value="421" calcext:value-type="float">
            <text:p>421</text:p>
          </table:table-cell>
          <table:table-cell table:formula="of:=[.M6]-[.F6]" office:value-type="float" office:value="1035" calcext:value-type="float">
            <text:p>1035</text:p>
          </table:table-cell>
          <table:table-cell/>
        </table:table-row>
        <table:table-row table:style-name="ro1">
          <table:table-cell office:value-type="float" office:value="49097" calcext:value-type="float">
            <text:p>490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745" calcext:value-type="float">
            <text:p>200745</text:p>
          </table:table-cell>
          <table:table-cell office:value-type="float" office:value="1478104454409" calcext:value-type="float">
            <text:p>1478104454409</text:p>
          </table:table-cell>
          <table:table-cell table:number-columns-repeated="3" office:value-type="float" office:value="1478104454408" calcext:value-type="float">
            <text:p>1478104454408</text:p>
          </table:table-cell>
          <table:table-cell office:value-type="string" calcext:value-type="string">
            <text:p>?</text:p>
          </table:table-cell>
          <table:table-cell office:value-type="float" office:value="1478104454408" calcext:value-type="float">
            <text:p>1478104454408</text:p>
          </table:table-cell>
          <table:table-cell office:value-type="float" office:value="1478104455428" calcext:value-type="float">
            <text:p>1478104455428</text:p>
          </table:table-cell>
          <table:table-cell office:value-type="float" office:value="1478104455853" calcext:value-type="float">
            <text:p>1478104455853</text:p>
          </table:table-cell>
          <table:table-cell/>
          <table:table-cell table:formula="of:=[.G7]-[.F7]" office:value-type="float" office:value="-1" calcext:value-type="float">
            <text:p>-1</text:p>
          </table:table-cell>
          <table:table-cell table:formula="of:=[.H7]-[.G7]" office:value-type="float" office:value="0" calcext:value-type="float">
            <text:p>0</text:p>
          </table:table-cell>
          <table:table-cell table:formula="of:=[.I7]-[.H7]" office:value-type="float" office:value="0" calcext:value-type="float">
            <text:p>0</text:p>
          </table:table-cell>
          <table:table-cell table:number-columns-repeated="2"/>
          <table:table-cell table:formula="of:=[.L7]-[.K7]" office:value-type="float" office:value="1020" calcext:value-type="float">
            <text:p>1020</text:p>
          </table:table-cell>
          <table:table-cell table:formula="of:=[.M7]-[.L7]" office:value-type="float" office:value="425" calcext:value-type="float">
            <text:p>425</text:p>
          </table:table-cell>
          <table:table-cell table:formula="of:=[.M7]-[.F7]" office:value-type="float" office:value="1444" calcext:value-type="float">
            <text:p>1444</text:p>
          </table:table-cell>
          <table:table-cell/>
        </table:table-row>
        <table:table-row table:style-name="ro1">
          <table:table-cell office:value-type="float" office:value="49096" calcext:value-type="float">
            <text:p>490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145" calcext:value-type="float">
            <text:p>200145</text:p>
          </table:table-cell>
          <table:table-cell office:value-type="float" office:value="1478104454104" calcext:value-type="float">
            <text:p>1478104454104</text:p>
          </table:table-cell>
          <table:table-cell table:number-columns-repeated="2" office:value-type="float" office:value="1478104454133" calcext:value-type="float">
            <text:p>1478104454133</text:p>
          </table:table-cell>
          <table:table-cell office:value-type="float" office:value="1478104454134" calcext:value-type="float">
            <text:p>1478104454134</text:p>
          </table:table-cell>
          <table:table-cell office:value-type="string" calcext:value-type="string">
            <text:p>?</text:p>
          </table:table-cell>
          <table:table-cell office:value-type="float" office:value="1478104454134" calcext:value-type="float">
            <text:p>1478104454134</text:p>
          </table:table-cell>
          <table:table-cell office:value-type="float" office:value="1478104455404" calcext:value-type="float">
            <text:p>1478104455404</text:p>
          </table:table-cell>
          <table:table-cell office:value-type="float" office:value="1478104455887" calcext:value-type="float">
            <text:p>1478104455887</text:p>
          </table:table-cell>
          <table:table-cell/>
          <table:table-cell table:formula="of:=[.G8]-[.F8]" office:value-type="float" office:value="29" calcext:value-type="float">
            <text:p>29</text:p>
          </table:table-cell>
          <table:table-cell table:formula="of:=[.H8]-[.G8]" office:value-type="float" office:value="0" calcext:value-type="float">
            <text:p>0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"/>
          <table:table-cell table:formula="of:=[.L8]-[.K8]" office:value-type="float" office:value="1270" calcext:value-type="float">
            <text:p>1270</text:p>
          </table:table-cell>
          <table:table-cell table:formula="of:=[.M8]-[.L8]" office:value-type="float" office:value="483" calcext:value-type="float">
            <text:p>483</text:p>
          </table:table-cell>
          <table:table-cell table:formula="of:=[.M8]-[.F8]" office:value-type="float" office:value="1783" calcext:value-type="float">
            <text:p>1783</text:p>
          </table:table-cell>
          <table:table-cell/>
        </table:table-row>
        <table:table-row table:style-name="ro1">
          <table:table-cell office:value-type="float" office:value="49091" calcext:value-type="float">
            <text:p>4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 office:value-type="float" office:value="1478104454095" calcext:value-type="float">
            <text:p>1478104454095</text:p>
          </table:table-cell>
          <table:table-cell table:number-columns-repeated="3" office:value-type="float" office:value="1478104454096" calcext:value-type="float">
            <text:p>1478104454096</text:p>
          </table:table-cell>
          <table:table-cell office:value-type="string" calcext:value-type="string">
            <text:p>?</text:p>
          </table:table-cell>
          <table:table-cell office:value-type="float" office:value="1478104454097" calcext:value-type="float">
            <text:p>1478104454097</text:p>
          </table:table-cell>
          <table:table-cell office:value-type="float" office:value="1478104455443" calcext:value-type="float">
            <text:p>1478104455443</text:p>
          </table:table-cell>
          <table:table-cell office:value-type="float" office:value="1478104455888" calcext:value-type="float">
            <text:p>1478104455888</text:p>
          </table:table-cell>
          <table:table-cell/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0" calcext:value-type="float">
            <text:p>0</text:p>
          </table:table-cell>
          <table:table-cell table:formula="of:=[.I9]-[.H9]" office:value-type="float" office:value="0" calcext:value-type="float">
            <text:p>0</text:p>
          </table:table-cell>
          <table:table-cell table:number-columns-repeated="2"/>
          <table:table-cell table:formula="of:=[.L9]-[.K9]" office:value-type="float" office:value="1346" calcext:value-type="float">
            <text:p>1346</text:p>
          </table:table-cell>
          <table:table-cell table:formula="of:=[.M9]-[.L9]" office:value-type="float" office:value="445" calcext:value-type="float">
            <text:p>445</text:p>
          </table:table-cell>
          <table:table-cell table:formula="of:=[.M9]-[.F9]" office:value-type="float" office:value="1793" calcext:value-type="float">
            <text:p>1793</text:p>
          </table:table-cell>
          <table:table-cell/>
        </table:table-row>
        <table:table-row table:style-name="ro1">
          <table:table-cell office:value-type="float" office:value="49099" calcext:value-type="float">
            <text:p>49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68" calcext:value-type="float">
            <text:p>201568</text:p>
          </table:table-cell>
          <table:table-cell office:value-type="float" office:value="1478104455106" calcext:value-type="float">
            <text:p>1478104455106</text:p>
          </table:table-cell>
          <table:table-cell table:number-columns-repeated="3" office:value-type="float" office:value="1478104455129" calcext:value-type="float">
            <text:p>1478104455129</text:p>
          </table:table-cell>
          <table:table-cell office:value-type="string" calcext:value-type="string">
            <text:p>?</text:p>
          </table:table-cell>
          <table:table-cell office:value-type="float" office:value="1478104455129" calcext:value-type="float">
            <text:p>1478104455129</text:p>
          </table:table-cell>
          <table:table-cell office:value-type="float" office:value="1478104455522" calcext:value-type="float">
            <text:p>1478104455522</text:p>
          </table:table-cell>
          <table:table-cell office:value-type="float" office:value="1478104455939" calcext:value-type="float">
            <text:p>1478104455939</text:p>
          </table:table-cell>
          <table:table-cell/>
          <table:table-cell table:formula="of:=[.G10]-[.F10]" office:value-type="float" office:value="23" calcext:value-type="float">
            <text:p>23</text:p>
          </table:table-cell>
          <table:table-cell table:formula="of:=[.H10]-[.G10]" office:value-type="float" office:value="0" calcext:value-type="float">
            <text:p>0</text:p>
          </table:table-cell>
          <table:table-cell table:formula="of:=[.I10]-[.H10]" office:value-type="float" office:value="0" calcext:value-type="float">
            <text:p>0</text:p>
          </table:table-cell>
          <table:table-cell table:number-columns-repeated="2"/>
          <table:table-cell table:formula="of:=[.L10]-[.K10]" office:value-type="float" office:value="393" calcext:value-type="float">
            <text:p>393</text:p>
          </table:table-cell>
          <table:table-cell table:formula="of:=[.M10]-[.L10]" office:value-type="float" office:value="417" calcext:value-type="float">
            <text:p>417</text:p>
          </table:table-cell>
          <table:table-cell table:formula="of:=[.M10]-[.F10]"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float" office:value="49103" calcext:value-type="float">
            <text:p>49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504" calcext:value-type="float">
            <text:p>400504</text:p>
          </table:table-cell>
          <table:table-cell office:value-type="float" office:value="1478104455044" calcext:value-type="float">
            <text:p>1478104455044</text:p>
          </table:table-cell>
          <table:table-cell office:value-type="float" office:value="1478104455128" calcext:value-type="float">
            <text:p>1478104455128</text:p>
          </table:table-cell>
          <table:table-cell table:number-columns-repeated="2" office:value-type="float" office:value="1478104455129" calcext:value-type="float">
            <text:p>1478104455129</text:p>
          </table:table-cell>
          <table:table-cell office:value-type="string" calcext:value-type="string">
            <text:p>?</text:p>
          </table:table-cell>
          <table:table-cell office:value-type="float" office:value="1478104455129" calcext:value-type="float">
            <text:p>1478104455129</text:p>
          </table:table-cell>
          <table:table-cell office:value-type="float" office:value="1478104455586" calcext:value-type="float">
            <text:p>1478104455586</text:p>
          </table:table-cell>
          <table:table-cell office:value-type="float" office:value="1478104456020" calcext:value-type="float">
            <text:p>1478104456020</text:p>
          </table:table-cell>
          <table:table-cell/>
          <table:table-cell table:formula="of:=[.G11]-[.F11]" office:value-type="float" office:value="84" calcext:value-type="float">
            <text:p>84</text:p>
          </table:table-cell>
          <table:table-cell table:formula="of:=[.H11]-[.G11]" office:value-type="float" office:value="1" calcext:value-type="float">
            <text:p>1</text:p>
          </table:table-cell>
          <table:table-cell table:formula="of:=[.I11]-[.H11]" office:value-type="float" office:value="0" calcext:value-type="float">
            <text:p>0</text:p>
          </table:table-cell>
          <table:table-cell table:number-columns-repeated="2"/>
          <table:table-cell table:formula="of:=[.L11]-[.K11]" office:value-type="float" office:value="457" calcext:value-type="float">
            <text:p>457</text:p>
          </table:table-cell>
          <table:table-cell table:formula="of:=[.M11]-[.L11]" office:value-type="float" office:value="434" calcext:value-type="float">
            <text:p>434</text:p>
          </table:table-cell>
          <table:table-cell table:formula="of:=[.M11]-[.F11]"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49100" calcext:value-type="float">
            <text:p>49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39" calcext:value-type="float">
            <text:p>102039</text:p>
          </table:table-cell>
          <table:table-cell table:number-columns-repeated="4" office:value-type="float" office:value="1478104454593" calcext:value-type="float">
            <text:p>1478104454593</text:p>
          </table:table-cell>
          <table:table-cell office:value-type="string" calcext:value-type="string">
            <text:p>?</text:p>
          </table:table-cell>
          <table:table-cell office:value-type="float" office:value="1478104454593" calcext:value-type="float">
            <text:p>1478104454593</text:p>
          </table:table-cell>
          <table:table-cell office:value-type="float" office:value="1478104455428" calcext:value-type="float">
            <text:p>1478104455428</text:p>
          </table:table-cell>
          <table:table-cell office:value-type="float" office:value="1478104456045" calcext:value-type="float">
            <text:p>1478104456045</text:p>
          </table:table-cell>
          <table:table-cell/>
          <table:table-cell table:formula="of:=[.G12]-[.F12]" office:value-type="float" office:value="0" calcext:value-type="float">
            <text:p>0</text:p>
          </table:table-cell>
          <table:table-cell table:formula="of:=[.H12]-[.G12]" office:value-type="float" office:value="0" calcext:value-type="float">
            <text:p>0</text:p>
          </table:table-cell>
          <table:table-cell table:formula="of:=[.I12]-[.H12]" office:value-type="float" office:value="0" calcext:value-type="float">
            <text:p>0</text:p>
          </table:table-cell>
          <table:table-cell table:number-columns-repeated="2"/>
          <table:table-cell table:formula="of:=[.L12]-[.K12]" office:value-type="float" office:value="835" calcext:value-type="float">
            <text:p>835</text:p>
          </table:table-cell>
          <table:table-cell table:formula="of:=[.M12]-[.L12]" office:value-type="float" office:value="617" calcext:value-type="float">
            <text:p>617</text:p>
          </table:table-cell>
          <table:table-cell table:formula="of:=[.M12]-[.F12]" office:value-type="float" office:value="1452" calcext:value-type="float">
            <text:p>1452</text:p>
          </table:table-cell>
          <table:table-cell/>
        </table:table-row>
        <table:table-row table:style-name="ro1">
          <table:table-cell office:value-type="float" office:value="49105" calcext:value-type="float">
            <text:p>49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92" calcext:value-type="float">
            <text:p>301992</text:p>
          </table:table-cell>
          <table:table-cell table:number-columns-repeated="2" office:value-type="float" office:value="1478104455166" calcext:value-type="float">
            <text:p>1478104455166</text:p>
          </table:table-cell>
          <table:table-cell table:number-columns-repeated="2" office:value-type="float" office:value="1478104455536" calcext:value-type="float">
            <text:p>1478104455536</text:p>
          </table:table-cell>
          <table:table-cell office:value-type="string" calcext:value-type="string">
            <text:p>?</text:p>
          </table:table-cell>
          <table:table-cell office:value-type="float" office:value="1478104455536" calcext:value-type="float">
            <text:p>1478104455536</text:p>
          </table:table-cell>
          <table:table-cell office:value-type="float" office:value="1478104455860" calcext:value-type="float">
            <text:p>1478104455860</text:p>
          </table:table-cell>
          <table:table-cell office:value-type="float" office:value="1478104456082" calcext:value-type="float">
            <text:p>1478104456082</text:p>
          </table:table-cell>
          <table:table-cell/>
          <table:table-cell table:formula="of:=[.G13]-[.F13]" office:value-type="float" office:value="0" calcext:value-type="float">
            <text:p>0</text:p>
          </table:table-cell>
          <table:table-cell table:formula="of:=[.H13]-[.G13]" office:value-type="float" office:value="370" calcext:value-type="float">
            <text:p>370</text:p>
          </table:table-cell>
          <table:table-cell table:formula="of:=[.I13]-[.H13]" office:value-type="float" office:value="0" calcext:value-type="float">
            <text:p>0</text:p>
          </table:table-cell>
          <table:table-cell table:number-columns-repeated="2"/>
          <table:table-cell table:formula="of:=[.L13]-[.K13]" office:value-type="float" office:value="324" calcext:value-type="float">
            <text:p>324</text:p>
          </table:table-cell>
          <table:table-cell table:formula="of:=[.M13]-[.L13]" office:value-type="float" office:value="222" calcext:value-type="float">
            <text:p>222</text:p>
          </table:table-cell>
          <table:table-cell table:formula="of:=[.M13]-[.F13]"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49110" calcext:value-type="float">
            <text:p>49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03" calcext:value-type="float">
            <text:p>301403</text:p>
          </table:table-cell>
          <table:table-cell office:value-type="float" office:value="1478104455582" calcext:value-type="float">
            <text:p>1478104455582</text:p>
          </table:table-cell>
          <table:table-cell table:number-columns-repeated="2" office:value-type="float" office:value="1478104455581" calcext:value-type="float">
            <text:p>1478104455581</text:p>
          </table:table-cell>
          <table:table-cell office:value-type="float" office:value="1478104455582" calcext:value-type="float">
            <text:p>1478104455582</text:p>
          </table:table-cell>
          <table:table-cell office:value-type="string" calcext:value-type="string">
            <text:p>?</text:p>
          </table:table-cell>
          <table:table-cell office:value-type="float" office:value="1478104455582" calcext:value-type="float">
            <text:p>1478104455582</text:p>
          </table:table-cell>
          <table:table-cell office:value-type="float" office:value="1478104455970" calcext:value-type="float">
            <text:p>1478104455970</text:p>
          </table:table-cell>
          <table:table-cell office:value-type="float" office:value="1478104456098" calcext:value-type="float">
            <text:p>1478104456098</text:p>
          </table:table-cell>
          <table:table-cell/>
          <table:table-cell table:formula="of:=[.G14]-[.F14]" office:value-type="float" office:value="-1" calcext:value-type="float">
            <text:p>-1</text:p>
          </table:table-cell>
          <table:table-cell table:formula="of:=[.H14]-[.G14]" office:value-type="float" office:value="0" calcext:value-type="float">
            <text:p>0</text:p>
          </table:table-cell>
          <table:table-cell table:formula="of:=[.I14]-[.H14]" office:value-type="float" office:value="1" calcext:value-type="float">
            <text:p>1</text:p>
          </table:table-cell>
          <table:table-cell table:number-columns-repeated="2"/>
          <table:table-cell table:formula="of:=[.L14]-[.K14]" office:value-type="float" office:value="388" calcext:value-type="float">
            <text:p>388</text:p>
          </table:table-cell>
          <table:table-cell table:formula="of:=[.M14]-[.L14]" office:value-type="float" office:value="128" calcext:value-type="float">
            <text:p>128</text:p>
          </table:table-cell>
          <table:table-cell table:formula="of:=[.M14]-[.F14]"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49107" calcext:value-type="float">
            <text:p>49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978" calcext:value-type="float">
            <text:p>201978</text:p>
          </table:table-cell>
          <table:table-cell office:value-type="float" office:value="1478104455471" calcext:value-type="float">
            <text:p>1478104455471</text:p>
          </table:table-cell>
          <table:table-cell office:value-type="float" office:value="1478104455470" calcext:value-type="float">
            <text:p>1478104455470</text:p>
          </table:table-cell>
          <table:table-cell table:number-columns-repeated="2" office:value-type="float" office:value="1478104455536" calcext:value-type="float">
            <text:p>1478104455536</text:p>
          </table:table-cell>
          <table:table-cell office:value-type="string" calcext:value-type="string">
            <text:p>?</text:p>
          </table:table-cell>
          <table:table-cell office:value-type="float" office:value="1478104455540" calcext:value-type="float">
            <text:p>1478104455540</text:p>
          </table:table-cell>
          <table:table-cell office:value-type="float" office:value="1478104455855" calcext:value-type="float">
            <text:p>1478104455855</text:p>
          </table:table-cell>
          <table:table-cell office:value-type="float" office:value="1478104456128" calcext:value-type="float">
            <text:p>1478104456128</text:p>
          </table:table-cell>
          <table:table-cell/>
          <table:table-cell table:formula="of:=[.G15]-[.F15]" office:value-type="float" office:value="-1" calcext:value-type="float">
            <text:p>-1</text:p>
          </table:table-cell>
          <table:table-cell table:formula="of:=[.H15]-[.G15]" office:value-type="float" office:value="66" calcext:value-type="float">
            <text:p>66</text:p>
          </table:table-cell>
          <table:table-cell table:formula="of:=[.I15]-[.H15]" office:value-type="float" office:value="0" calcext:value-type="float">
            <text:p>0</text:p>
          </table:table-cell>
          <table:table-cell table:number-columns-repeated="2"/>
          <table:table-cell table:formula="of:=[.L15]-[.K15]" office:value-type="float" office:value="315" calcext:value-type="float">
            <text:p>315</text:p>
          </table:table-cell>
          <table:table-cell table:formula="of:=[.M15]-[.L15]" office:value-type="float" office:value="273" calcext:value-type="float">
            <text:p>273</text:p>
          </table:table-cell>
          <table:table-cell table:formula="of:=[.M15]-[.F15]"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float" office:value="49108" calcext:value-type="float">
            <text:p>49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97" calcext:value-type="float">
            <text:p>302197</text:p>
          </table:table-cell>
          <table:table-cell office:value-type="float" office:value="1478104455579" calcext:value-type="float">
            <text:p>1478104455579</text:p>
          </table:table-cell>
          <table:table-cell table:number-columns-repeated="2" office:value-type="float" office:value="1478104455578" calcext:value-type="float">
            <text:p>1478104455578</text:p>
          </table:table-cell>
          <table:table-cell office:value-type="float" office:value="1478104455579" calcext:value-type="float">
            <text:p>1478104455579</text:p>
          </table:table-cell>
          <table:table-cell office:value-type="string" calcext:value-type="string">
            <text:p>?</text:p>
          </table:table-cell>
          <table:table-cell office:value-type="float" office:value="1478104455579" calcext:value-type="float">
            <text:p>1478104455579</text:p>
          </table:table-cell>
          <table:table-cell office:value-type="float" office:value="1478104456000" calcext:value-type="float">
            <text:p>1478104456000</text:p>
          </table:table-cell>
          <table:table-cell office:value-type="float" office:value="1478104456140" calcext:value-type="float">
            <text:p>1478104456140</text:p>
          </table:table-cell>
          <table:table-cell/>
          <table:table-cell table:formula="of:=[.G16]-[.F16]" office:value-type="float" office:value="-1" calcext:value-type="float">
            <text:p>-1</text:p>
          </table:table-cell>
          <table:table-cell table:formula="of:=[.H16]-[.G16]" office:value-type="float" office:value="0" calcext:value-type="float">
            <text:p>0</text:p>
          </table:table-cell>
          <table:table-cell table:formula="of:=[.I16]-[.H16]" office:value-type="float" office:value="1" calcext:value-type="float">
            <text:p>1</text:p>
          </table:table-cell>
          <table:table-cell table:number-columns-repeated="2"/>
          <table:table-cell table:formula="of:=[.L16]-[.K16]" office:value-type="float" office:value="421" calcext:value-type="float">
            <text:p>421</text:p>
          </table:table-cell>
          <table:table-cell table:formula="of:=[.M16]-[.L16]" office:value-type="float" office:value="140" calcext:value-type="float">
            <text:p>140</text:p>
          </table:table-cell>
          <table:table-cell table:formula="of:=[.M16]-[.F16]"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49111" calcext:value-type="float">
            <text:p>49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478" calcext:value-type="float">
            <text:p>300478</text:p>
          </table:table-cell>
          <table:table-cell office:value-type="float" office:value="1478104455751" calcext:value-type="float">
            <text:p>1478104455751</text:p>
          </table:table-cell>
          <table:table-cell table:number-columns-repeated="3" office:value-type="float" office:value="1478104455762" calcext:value-type="float">
            <text:p>1478104455762</text:p>
          </table:table-cell>
          <table:table-cell office:value-type="string" calcext:value-type="string">
            <text:p>?</text:p>
          </table:table-cell>
          <table:table-cell office:value-type="float" office:value="1478104455763" calcext:value-type="float">
            <text:p>1478104455763</text:p>
          </table:table-cell>
          <table:table-cell office:value-type="float" office:value="1478104456095" calcext:value-type="float">
            <text:p>1478104456095</text:p>
          </table:table-cell>
          <table:table-cell office:value-type="float" office:value="1478104456146" calcext:value-type="float">
            <text:p>1478104456146</text:p>
          </table:table-cell>
          <table:table-cell/>
          <table:table-cell table:formula="of:=[.G17]-[.F17]" office:value-type="float" office:value="11" calcext:value-type="float">
            <text:p>11</text:p>
          </table:table-cell>
          <table:table-cell table:formula="of:=[.H17]-[.G17]" office:value-type="float" office:value="0" calcext:value-type="float">
            <text:p>0</text:p>
          </table:table-cell>
          <table:table-cell table:formula="of:=[.I17]-[.H17]" office:value-type="float" office:value="0" calcext:value-type="float">
            <text:p>0</text:p>
          </table:table-cell>
          <table:table-cell table:number-columns-repeated="2"/>
          <table:table-cell table:formula="of:=[.L17]-[.K17]" office:value-type="float" office:value="332" calcext:value-type="float">
            <text:p>332</text:p>
          </table:table-cell>
          <table:table-cell table:formula="of:=[.M17]-[.L17]" office:value-type="float" office:value="51" calcext:value-type="float">
            <text:p>51</text:p>
          </table:table-cell>
          <table:table-cell table:formula="of:=[.M17]-[.F17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49112" calcext:value-type="float">
            <text:p>49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438" calcext:value-type="float">
            <text:p>302438</text:p>
          </table:table-cell>
          <table:table-cell table:number-columns-repeated="2" office:value-type="float" office:value="1478104455799" calcext:value-type="float">
            <text:p>1478104455799</text:p>
          </table:table-cell>
          <table:table-cell office:value-type="float" office:value="1478104455811" calcext:value-type="float">
            <text:p>1478104455811</text:p>
          </table:table-cell>
          <table:table-cell office:value-type="float" office:value="1478104455812" calcext:value-type="float">
            <text:p>1478104455812</text:p>
          </table:table-cell>
          <table:table-cell office:value-type="string" calcext:value-type="string">
            <text:p>?</text:p>
          </table:table-cell>
          <table:table-cell office:value-type="float" office:value="1478104455812" calcext:value-type="float">
            <text:p>1478104455812</text:p>
          </table:table-cell>
          <table:table-cell office:value-type="float" office:value="1478104456100" calcext:value-type="float">
            <text:p>1478104456100</text:p>
          </table:table-cell>
          <table:table-cell office:value-type="float" office:value="1478104456179" calcext:value-type="float">
            <text:p>1478104456179</text:p>
          </table:table-cell>
          <table:table-cell/>
          <table:table-cell table:formula="of:=[.G18]-[.F18]" office:value-type="float" office:value="0" calcext:value-type="float">
            <text:p>0</text:p>
          </table:table-cell>
          <table:table-cell table:formula="of:=[.H18]-[.G18]" office:value-type="float" office:value="12" calcext:value-type="float">
            <text:p>12</text:p>
          </table:table-cell>
          <table:table-cell table:formula="of:=[.I18]-[.H18]" office:value-type="float" office:value="1" calcext:value-type="float">
            <text:p>1</text:p>
          </table:table-cell>
          <table:table-cell table:number-columns-repeated="2"/>
          <table:table-cell table:formula="of:=[.L18]-[.K18]" office:value-type="float" office:value="288" calcext:value-type="float">
            <text:p>288</text:p>
          </table:table-cell>
          <table:table-cell table:formula="of:=[.M18]-[.L18]" office:value-type="float" office:value="79" calcext:value-type="float">
            <text:p>79</text:p>
          </table:table-cell>
          <table:table-cell table:formula="of:=[.M18]-[.F18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49106" calcext:value-type="float">
            <text:p>49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600" calcext:value-type="float">
            <text:p>400600</text:p>
          </table:table-cell>
          <table:table-cell office:value-type="float" office:value="1478104455782" calcext:value-type="float">
            <text:p>1478104455782</text:p>
          </table:table-cell>
          <table:table-cell office:value-type="float" office:value="1478104455799" calcext:value-type="float">
            <text:p>1478104455799</text:p>
          </table:table-cell>
          <table:table-cell table:number-columns-repeated="2" office:value-type="float" office:value="1478104455813" calcext:value-type="float">
            <text:p>1478104455813</text:p>
          </table:table-cell>
          <table:table-cell office:value-type="string" calcext:value-type="string">
            <text:p>?</text:p>
          </table:table-cell>
          <table:table-cell office:value-type="float" office:value="1478104455813" calcext:value-type="float">
            <text:p>1478104455813</text:p>
          </table:table-cell>
          <table:table-cell office:value-type="float" office:value="1478104456096" calcext:value-type="float">
            <text:p>1478104456096</text:p>
          </table:table-cell>
          <table:table-cell office:value-type="float" office:value="1478104456204" calcext:value-type="float">
            <text:p>1478104456204</text:p>
          </table:table-cell>
          <table:table-cell/>
          <table:table-cell table:formula="of:=[.G19]-[.F19]" office:value-type="float" office:value="17" calcext:value-type="float">
            <text:p>17</text:p>
          </table:table-cell>
          <table:table-cell table:formula="of:=[.H19]-[.G19]" office:value-type="float" office:value="14" calcext:value-type="float">
            <text:p>14</text:p>
          </table:table-cell>
          <table:table-cell table:formula="of:=[.I19]-[.H19]" office:value-type="float" office:value="0" calcext:value-type="float">
            <text:p>0</text:p>
          </table:table-cell>
          <table:table-cell table:number-columns-repeated="2"/>
          <table:table-cell table:formula="of:=[.L19]-[.K19]" office:value-type="float" office:value="283" calcext:value-type="float">
            <text:p>283</text:p>
          </table:table-cell>
          <table:table-cell table:formula="of:=[.M19]-[.L19]" office:value-type="float" office:value="108" calcext:value-type="float">
            <text:p>108</text:p>
          </table:table-cell>
          <table:table-cell table:formula="of:=[.M19]-[.F19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49102" calcext:value-type="float">
            <text:p>49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452" calcext:value-type="float">
            <text:p>100452</text:p>
          </table:table-cell>
          <table:table-cell office:value-type="float" office:value="1478104455961" calcext:value-type="float">
            <text:p>1478104455961</text:p>
          </table:table-cell>
          <table:table-cell table:number-columns-repeated="3" office:value-type="float" office:value="1478104456019" calcext:value-type="float">
            <text:p>1478104456019</text:p>
          </table:table-cell>
          <table:table-cell office:value-type="string" calcext:value-type="string">
            <text:p>?</text:p>
          </table:table-cell>
          <table:table-cell office:value-type="float" office:value="1478104456019" calcext:value-type="float">
            <text:p>1478104456019</text:p>
          </table:table-cell>
          <table:table-cell office:value-type="float" office:value="1478104456255" calcext:value-type="float">
            <text:p>1478104456255</text:p>
          </table:table-cell>
          <table:table-cell office:value-type="float" office:value="1478104456339" calcext:value-type="float">
            <text:p>1478104456339</text:p>
          </table:table-cell>
          <table:table-cell/>
          <table:table-cell table:formula="of:=[.G20]-[.F20]" office:value-type="float" office:value="58" calcext:value-type="float">
            <text:p>58</text:p>
          </table:table-cell>
          <table:table-cell table:formula="of:=[.H20]-[.G20]" office:value-type="float" office:value="0" calcext:value-type="float">
            <text:p>0</text:p>
          </table:table-cell>
          <table:table-cell table:formula="of:=[.I20]-[.H20]" office:value-type="float" office:value="0" calcext:value-type="float">
            <text:p>0</text:p>
          </table:table-cell>
          <table:table-cell table:number-columns-repeated="2"/>
          <table:table-cell table:formula="of:=[.L20]-[.K20]" office:value-type="float" office:value="236" calcext:value-type="float">
            <text:p>236</text:p>
          </table:table-cell>
          <table:table-cell table:formula="of:=[.M20]-[.L20]" office:value-type="float" office:value="84" calcext:value-type="float">
            <text:p>84</text:p>
          </table:table-cell>
          <table:table-cell table:formula="of:=[.M20]-[.F20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49115" calcext:value-type="float">
            <text:p>49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929" calcext:value-type="float">
            <text:p>300929</text:p>
          </table:table-cell>
          <table:table-cell office:value-type="float" office:value="1478104455977" calcext:value-type="float">
            <text:p>1478104455977</text:p>
          </table:table-cell>
          <table:table-cell office:value-type="float" office:value="1478104456023" calcext:value-type="float">
            <text:p>1478104456023</text:p>
          </table:table-cell>
          <table:table-cell table:number-columns-repeated="2" office:value-type="float" office:value="1478104456026" calcext:value-type="float">
            <text:p>1478104456026</text:p>
          </table:table-cell>
          <table:table-cell office:value-type="string" calcext:value-type="string">
            <text:p>?</text:p>
          </table:table-cell>
          <table:table-cell office:value-type="float" office:value="1478104456027" calcext:value-type="float">
            <text:p>1478104456027</text:p>
          </table:table-cell>
          <table:table-cell office:value-type="float" office:value="1478104456261" calcext:value-type="float">
            <text:p>1478104456261</text:p>
          </table:table-cell>
          <table:table-cell office:value-type="float" office:value="1478104456340" calcext:value-type="float">
            <text:p>1478104456340</text:p>
          </table:table-cell>
          <table:table-cell/>
          <table:table-cell table:formula="of:=[.G21]-[.F21]" office:value-type="float" office:value="46" calcext:value-type="float">
            <text:p>46</text:p>
          </table:table-cell>
          <table:table-cell table:formula="of:=[.H21]-[.G21]" office:value-type="float" office:value="3" calcext:value-type="float">
            <text:p>3</text:p>
          </table:table-cell>
          <table:table-cell table:formula="of:=[.I21]-[.H21]" office:value-type="float" office:value="0" calcext:value-type="float">
            <text:p>0</text:p>
          </table:table-cell>
          <table:table-cell table:number-columns-repeated="2"/>
          <table:table-cell table:formula="of:=[.L21]-[.K21]" office:value-type="float" office:value="234" calcext:value-type="float">
            <text:p>234</text:p>
          </table:table-cell>
          <table:table-cell table:formula="of:=[.M21]-[.L21]" office:value-type="float" office:value="79" calcext:value-type="float">
            <text:p>79</text:p>
          </table:table-cell>
          <table:table-cell table:formula="of:=[.M21]-[.F21]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49118" calcext:value-type="float">
            <text:p>49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44" calcext:value-type="float">
            <text:p>301444</text:p>
          </table:table-cell>
          <table:table-cell office:value-type="float" office:value="1478104456053" calcext:value-type="float">
            <text:p>1478104456053</text:p>
          </table:table-cell>
          <table:table-cell table:number-columns-repeated="3" office:value-type="float" office:value="1478104456052" calcext:value-type="float">
            <text:p>1478104456052</text:p>
          </table:table-cell>
          <table:table-cell office:value-type="string" calcext:value-type="string">
            <text:p>?</text:p>
          </table:table-cell>
          <table:table-cell office:value-type="float" office:value="1478104456052" calcext:value-type="float">
            <text:p>1478104456052</text:p>
          </table:table-cell>
          <table:table-cell office:value-type="float" office:value="1478104456377" calcext:value-type="float">
            <text:p>1478104456377</text:p>
          </table:table-cell>
          <table:table-cell office:value-type="float" office:value="1478104456442" calcext:value-type="float">
            <text:p>1478104456442</text:p>
          </table:table-cell>
          <table:table-cell/>
          <table:table-cell table:formula="of:=[.G22]-[.F22]" office:value-type="float" office:value="-1" calcext:value-type="float">
            <text:p>-1</text:p>
          </table:table-cell>
          <table:table-cell table:formula="of:=[.H22]-[.G22]" office:value-type="float" office:value="0" calcext:value-type="float">
            <text:p>0</text:p>
          </table:table-cell>
          <table:table-cell table:formula="of:=[.I22]-[.H22]" office:value-type="float" office:value="0" calcext:value-type="float">
            <text:p>0</text:p>
          </table:table-cell>
          <table:table-cell table:number-columns-repeated="2"/>
          <table:table-cell table:formula="of:=[.L22]-[.K22]" office:value-type="float" office:value="325" calcext:value-type="float">
            <text:p>325</text:p>
          </table:table-cell>
          <table:table-cell table:formula="of:=[.M22]-[.L22]" office:value-type="float" office:value="65" calcext:value-type="float">
            <text:p>65</text:p>
          </table:table-cell>
          <table:table-cell table:formula="of:=[.M22]-[.F22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49114" calcext:value-type="float">
            <text:p>49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38" calcext:value-type="float">
            <text:p>301738</text:p>
          </table:table-cell>
          <table:table-cell office:value-type="float" office:value="1478104455954" calcext:value-type="float">
            <text:p>1478104455954</text:p>
          </table:table-cell>
          <table:table-cell table:number-columns-repeated="3" office:value-type="float" office:value="1478104456018" calcext:value-type="float">
            <text:p>1478104456018</text:p>
          </table:table-cell>
          <table:table-cell office:value-type="string" calcext:value-type="string">
            <text:p>?</text:p>
          </table:table-cell>
          <table:table-cell office:value-type="float" office:value="1478104456019" calcext:value-type="float">
            <text:p>1478104456019</text:p>
          </table:table-cell>
          <table:table-cell office:value-type="float" office:value="1478104456396" calcext:value-type="float">
            <text:p>1478104456396</text:p>
          </table:table-cell>
          <table:table-cell office:value-type="float" office:value="1478104456466" calcext:value-type="float">
            <text:p>1478104456466</text:p>
          </table:table-cell>
          <table:table-cell/>
          <table:table-cell table:formula="of:=[.G23]-[.F23]" office:value-type="float" office:value="64" calcext:value-type="float">
            <text:p>64</text:p>
          </table:table-cell>
          <table:table-cell table:formula="of:=[.H23]-[.G23]" office:value-type="float" office:value="0" calcext:value-type="float">
            <text:p>0</text:p>
          </table:table-cell>
          <table:table-cell table:formula="of:=[.I23]-[.H23]" office:value-type="float" office:value="0" calcext:value-type="float">
            <text:p>0</text:p>
          </table:table-cell>
          <table:table-cell table:number-columns-repeated="2"/>
          <table:table-cell table:formula="of:=[.L23]-[.K23]" office:value-type="float" office:value="377" calcext:value-type="float">
            <text:p>377</text:p>
          </table:table-cell>
          <table:table-cell table:formula="of:=[.M23]-[.L23]" office:value-type="float" office:value="70" calcext:value-type="float">
            <text:p>70</text:p>
          </table:table-cell>
          <table:table-cell table:formula="of:=[.M23]-[.F23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49116" calcext:value-type="float">
            <text:p>49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565" calcext:value-type="float">
            <text:p>101565</text:p>
          </table:table-cell>
          <table:table-cell office:value-type="float" office:value="1478104456038" calcext:value-type="float">
            <text:p>1478104456038</text:p>
          </table:table-cell>
          <table:table-cell office:value-type="float" office:value="1478104456037" calcext:value-type="float">
            <text:p>1478104456037</text:p>
          </table:table-cell>
          <table:table-cell table:number-columns-repeated="2" office:value-type="float" office:value="1478104456038" calcext:value-type="float">
            <text:p>1478104456038</text:p>
          </table:table-cell>
          <table:table-cell office:value-type="string" calcext:value-type="string">
            <text:p>?</text:p>
          </table:table-cell>
          <table:table-cell office:value-type="float" office:value="1478104456038" calcext:value-type="float">
            <text:p>1478104456038</text:p>
          </table:table-cell>
          <table:table-cell office:value-type="float" office:value="1478104456394" calcext:value-type="float">
            <text:p>1478104456394</text:p>
          </table:table-cell>
          <table:table-cell office:value-type="float" office:value="1478104456467" calcext:value-type="float">
            <text:p>1478104456467</text:p>
          </table:table-cell>
          <table:table-cell/>
          <table:table-cell table:formula="of:=[.G24]-[.F24]" office:value-type="float" office:value="-1" calcext:value-type="float">
            <text:p>-1</text:p>
          </table:table-cell>
          <table:table-cell table:formula="of:=[.H24]-[.G24]" office:value-type="float" office:value="1" calcext:value-type="float">
            <text:p>1</text:p>
          </table:table-cell>
          <table:table-cell table:formula="of:=[.I24]-[.H24]" office:value-type="float" office:value="0" calcext:value-type="float">
            <text:p>0</text:p>
          </table:table-cell>
          <table:table-cell table:number-columns-repeated="2"/>
          <table:table-cell table:formula="of:=[.L24]-[.K24]" office:value-type="float" office:value="356" calcext:value-type="float">
            <text:p>356</text:p>
          </table:table-cell>
          <table:table-cell table:formula="of:=[.M24]-[.L24]" office:value-type="float" office:value="73" calcext:value-type="float">
            <text:p>73</text:p>
          </table:table-cell>
          <table:table-cell table:formula="of:=[.M24]-[.F24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49109" calcext:value-type="float">
            <text:p>49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30" calcext:value-type="float">
            <text:p>201130</text:p>
          </table:table-cell>
          <table:table-cell table:number-columns-repeated="3" office:value-type="float" office:value="1478104456202" calcext:value-type="float">
            <text:p>1478104456202</text:p>
          </table:table-cell>
          <table:table-cell office:value-type="float" office:value="1478104456203" calcext:value-type="float">
            <text:p>1478104456203</text:p>
          </table:table-cell>
          <table:table-cell office:value-type="string" calcext:value-type="string">
            <text:p>?</text:p>
          </table:table-cell>
          <table:table-cell office:value-type="float" office:value="1478104456203" calcext:value-type="float">
            <text:p>1478104456203</text:p>
          </table:table-cell>
          <table:table-cell office:value-type="float" office:value="1478104456437" calcext:value-type="float">
            <text:p>1478104456437</text:p>
          </table:table-cell>
          <table:table-cell office:value-type="float" office:value="1478104456476" calcext:value-type="float">
            <text:p>1478104456476</text:p>
          </table:table-cell>
          <table:table-cell/>
          <table:table-cell table:formula="of:=[.G25]-[.F25]" office:value-type="float" office:value="0" calcext:value-type="float">
            <text:p>0</text:p>
          </table:table-cell>
          <table:table-cell table:formula="of:=[.H25]-[.G25]" office:value-type="float" office:value="0" calcext:value-type="float">
            <text:p>0</text:p>
          </table:table-cell>
          <table:table-cell table:formula="of:=[.I25]-[.H25]" office:value-type="float" office:value="1" calcext:value-type="float">
            <text:p>1</text:p>
          </table:table-cell>
          <table:table-cell table:number-columns-repeated="2"/>
          <table:table-cell table:formula="of:=[.L25]-[.K25]" office:value-type="float" office:value="234" calcext:value-type="float">
            <text:p>234</text:p>
          </table:table-cell>
          <table:table-cell table:formula="of:=[.M25]-[.L25]" office:value-type="float" office:value="39" calcext:value-type="float">
            <text:p>39</text:p>
          </table:table-cell>
          <table:table-cell table:formula="of:=[.M25]-[.F25]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49120" calcext:value-type="float">
            <text:p>49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96" calcext:value-type="float">
            <text:p>302196</text:p>
          </table:table-cell>
          <table:table-cell office:value-type="float" office:value="1478104456306" calcext:value-type="float">
            <text:p>1478104456306</text:p>
          </table:table-cell>
          <table:table-cell table:number-columns-repeated="3" office:value-type="float" office:value="1478104456336" calcext:value-type="float">
            <text:p>1478104456336</text:p>
          </table:table-cell>
          <table:table-cell office:value-type="string" calcext:value-type="string">
            <text:p>?</text:p>
          </table:table-cell>
          <table:table-cell office:value-type="float" office:value="1478104456336" calcext:value-type="float">
            <text:p>1478104456336</text:p>
          </table:table-cell>
          <table:table-cell office:value-type="float" office:value="1478104456584" calcext:value-type="float">
            <text:p>1478104456584</text:p>
          </table:table-cell>
          <table:table-cell office:value-type="float" office:value="1478104456652" calcext:value-type="float">
            <text:p>1478104456652</text:p>
          </table:table-cell>
          <table:table-cell/>
          <table:table-cell table:formula="of:=[.G26]-[.F26]" office:value-type="float" office:value="30" calcext:value-type="float">
            <text:p>30</text:p>
          </table:table-cell>
          <table:table-cell table:formula="of:=[.H26]-[.G26]" office:value-type="float" office:value="0" calcext:value-type="float">
            <text:p>0</text:p>
          </table:table-cell>
          <table:table-cell table:formula="of:=[.I26]-[.H26]" office:value-type="float" office:value="0" calcext:value-type="float">
            <text:p>0</text:p>
          </table:table-cell>
          <table:table-cell table:number-columns-repeated="2"/>
          <table:table-cell table:formula="of:=[.L26]-[.K26]" office:value-type="float" office:value="248" calcext:value-type="float">
            <text:p>248</text:p>
          </table:table-cell>
          <table:table-cell table:formula="of:=[.M26]-[.L26]" office:value-type="float" office:value="68" calcext:value-type="float">
            <text:p>68</text:p>
          </table:table-cell>
          <table:table-cell table:formula="of:=[.M26]-[.F26]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49122" calcext:value-type="float">
            <text:p>49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84" calcext:value-type="float">
            <text:p>202184</text:p>
          </table:table-cell>
          <table:table-cell office:value-type="float" office:value="1478104456232" calcext:value-type="float">
            <text:p>1478104456232</text:p>
          </table:table-cell>
          <table:table-cell table:number-columns-repeated="3" office:value-type="float" office:value="1478104456334" calcext:value-type="float">
            <text:p>1478104456334</text:p>
          </table:table-cell>
          <table:table-cell office:value-type="string" calcext:value-type="string">
            <text:p>?</text:p>
          </table:table-cell>
          <table:table-cell office:value-type="float" office:value="1478104456335" calcext:value-type="float">
            <text:p>1478104456335</text:p>
          </table:table-cell>
          <table:table-cell office:value-type="float" office:value="1478104456569" calcext:value-type="float">
            <text:p>1478104456569</text:p>
          </table:table-cell>
          <table:table-cell office:value-type="float" office:value="1478104456653" calcext:value-type="float">
            <text:p>1478104456653</text:p>
          </table:table-cell>
          <table:table-cell/>
          <table:table-cell table:formula="of:=[.G27]-[.F27]" office:value-type="float" office:value="102" calcext:value-type="float">
            <text:p>102</text:p>
          </table:table-cell>
          <table:table-cell table:formula="of:=[.H27]-[.G27]" office:value-type="float" office:value="0" calcext:value-type="float">
            <text:p>0</text:p>
          </table:table-cell>
          <table:table-cell table:formula="of:=[.I27]-[.H27]" office:value-type="float" office:value="0" calcext:value-type="float">
            <text:p>0</text:p>
          </table:table-cell>
          <table:table-cell table:number-columns-repeated="2"/>
          <table:table-cell table:formula="of:=[.L27]-[.K27]" office:value-type="float" office:value="234" calcext:value-type="float">
            <text:p>234</text:p>
          </table:table-cell>
          <table:table-cell table:formula="of:=[.M27]-[.L27]" office:value-type="float" office:value="84" calcext:value-type="float">
            <text:p>84</text:p>
          </table:table-cell>
          <table:table-cell table:formula="of:=[.M27]-[.F27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49119" calcext:value-type="float">
            <text:p>49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801" calcext:value-type="float">
            <text:p>101801</text:p>
          </table:table-cell>
          <table:table-cell office:value-type="float" office:value="1478104456172" calcext:value-type="float">
            <text:p>1478104456172</text:p>
          </table:table-cell>
          <table:table-cell table:number-columns-repeated="3" office:value-type="float" office:value="1478104456171" calcext:value-type="float">
            <text:p>1478104456171</text:p>
          </table:table-cell>
          <table:table-cell office:value-type="string" calcext:value-type="string">
            <text:p>?</text:p>
          </table:table-cell>
          <table:table-cell office:value-type="float" office:value="1478104456171" calcext:value-type="float">
            <text:p>1478104456171</text:p>
          </table:table-cell>
          <table:table-cell office:value-type="float" office:value="1478104456580" calcext:value-type="float">
            <text:p>1478104456580</text:p>
          </table:table-cell>
          <table:table-cell office:value-type="float" office:value="1478104456668" calcext:value-type="float">
            <text:p>1478104456668</text:p>
          </table:table-cell>
          <table:table-cell/>
          <table:table-cell table:formula="of:=[.G28]-[.F28]" office:value-type="float" office:value="-1" calcext:value-type="float">
            <text:p>-1</text:p>
          </table:table-cell>
          <table:table-cell table:formula="of:=[.H28]-[.G28]" office:value-type="float" office:value="0" calcext:value-type="float">
            <text:p>0</text:p>
          </table:table-cell>
          <table:table-cell table:formula="of:=[.I28]-[.H28]" office:value-type="float" office:value="0" calcext:value-type="float">
            <text:p>0</text:p>
          </table:table-cell>
          <table:table-cell table:number-columns-repeated="2"/>
          <table:table-cell table:formula="of:=[.L28]-[.K28]" office:value-type="float" office:value="409" calcext:value-type="float">
            <text:p>409</text:p>
          </table:table-cell>
          <table:table-cell table:formula="of:=[.M28]-[.L28]" office:value-type="float" office:value="88" calcext:value-type="float">
            <text:p>88</text:p>
          </table:table-cell>
          <table:table-cell table:formula="of:=[.M28]-[.F28]"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49123" calcext:value-type="float">
            <text:p>49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825" calcext:value-type="float">
            <text:p>201825</text:p>
          </table:table-cell>
          <table:table-cell office:value-type="float" office:value="1478104456452" calcext:value-type="float">
            <text:p>1478104456452</text:p>
          </table:table-cell>
          <table:table-cell table:number-columns-repeated="2" office:value-type="float" office:value="1478104456451" calcext:value-type="float">
            <text:p>1478104456451</text:p>
          </table:table-cell>
          <table:table-cell office:value-type="float" office:value="1478104456452" calcext:value-type="float">
            <text:p>1478104456452</text:p>
          </table:table-cell>
          <table:table-cell office:value-type="string" calcext:value-type="string">
            <text:p>?</text:p>
          </table:table-cell>
          <table:table-cell office:value-type="float" office:value="1478104456452" calcext:value-type="float">
            <text:p>1478104456452</text:p>
          </table:table-cell>
          <table:table-cell office:value-type="float" office:value="1478104456742" calcext:value-type="float">
            <text:p>1478104456742</text:p>
          </table:table-cell>
          <table:table-cell office:value-type="float" office:value="1478104456820" calcext:value-type="float">
            <text:p>1478104456820</text:p>
          </table:table-cell>
          <table:table-cell/>
          <table:table-cell table:formula="of:=[.G29]-[.F29]" office:value-type="float" office:value="-1" calcext:value-type="float">
            <text:p>-1</text:p>
          </table:table-cell>
          <table:table-cell table:formula="of:=[.H29]-[.G29]" office:value-type="float" office:value="0" calcext:value-type="float">
            <text:p>0</text:p>
          </table:table-cell>
          <table:table-cell table:formula="of:=[.I29]-[.H29]" office:value-type="float" office:value="1" calcext:value-type="float">
            <text:p>1</text:p>
          </table:table-cell>
          <table:table-cell table:number-columns-repeated="2"/>
          <table:table-cell table:formula="of:=[.L29]-[.K29]" office:value-type="float" office:value="290" calcext:value-type="float">
            <text:p>290</text:p>
          </table:table-cell>
          <table:table-cell table:formula="of:=[.M29]-[.L29]" office:value-type="float" office:value="78" calcext:value-type="float">
            <text:p>78</text:p>
          </table:table-cell>
          <table:table-cell table:formula="of:=[.M29]-[.F29]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49125" calcext:value-type="float">
            <text:p>49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12" calcext:value-type="float">
            <text:p>201212</text:p>
          </table:table-cell>
          <table:table-cell office:value-type="float" office:value="1478104456512" calcext:value-type="float">
            <text:p>1478104456512</text:p>
          </table:table-cell>
          <table:table-cell table:number-columns-repeated="2" office:value-type="float" office:value="1478104456511" calcext:value-type="float">
            <text:p>1478104456511</text:p>
          </table:table-cell>
          <table:table-cell office:value-type="float" office:value="1478104456512" calcext:value-type="float">
            <text:p>1478104456512</text:p>
          </table:table-cell>
          <table:table-cell office:value-type="string" calcext:value-type="string">
            <text:p>?</text:p>
          </table:table-cell>
          <table:table-cell office:value-type="float" office:value="1478104456512" calcext:value-type="float">
            <text:p>1478104456512</text:p>
          </table:table-cell>
          <table:table-cell office:value-type="float" office:value="1478104456742" calcext:value-type="float">
            <text:p>1478104456742</text:p>
          </table:table-cell>
          <table:table-cell office:value-type="float" office:value="1478104456837" calcext:value-type="float">
            <text:p>1478104456837</text:p>
          </table:table-cell>
          <table:table-cell/>
          <table:table-cell table:formula="of:=[.G30]-[.F30]" office:value-type="float" office:value="-1" calcext:value-type="float">
            <text:p>-1</text:p>
          </table:table-cell>
          <table:table-cell table:formula="of:=[.H30]-[.G30]" office:value-type="float" office:value="0" calcext:value-type="float">
            <text:p>0</text:p>
          </table:table-cell>
          <table:table-cell table:formula="of:=[.I30]-[.H30]" office:value-type="float" office:value="1" calcext:value-type="float">
            <text:p>1</text:p>
          </table:table-cell>
          <table:table-cell table:number-columns-repeated="2"/>
          <table:table-cell table:formula="of:=[.L30]-[.K30]" office:value-type="float" office:value="230" calcext:value-type="float">
            <text:p>230</text:p>
          </table:table-cell>
          <table:table-cell table:formula="of:=[.M30]-[.L30]" office:value-type="float" office:value="95" calcext:value-type="float">
            <text:p>95</text:p>
          </table:table-cell>
          <table:table-cell table:formula="of:=[.M30]-[.F30]"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49121" calcext:value-type="float">
            <text:p>49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110" calcext:value-type="float">
            <text:p>101110</text:p>
          </table:table-cell>
          <table:table-cell office:value-type="float" office:value="1478104456514" calcext:value-type="float">
            <text:p>1478104456514</text:p>
          </table:table-cell>
          <table:table-cell office:value-type="float" office:value="1478104456513" calcext:value-type="float">
            <text:p>1478104456513</text:p>
          </table:table-cell>
          <table:table-cell table:number-columns-repeated="2" office:value-type="float" office:value="1478104456514" calcext:value-type="float">
            <text:p>1478104456514</text:p>
          </table:table-cell>
          <table:table-cell office:value-type="string" calcext:value-type="string">
            <text:p>?</text:p>
          </table:table-cell>
          <table:table-cell office:value-type="float" office:value="1478104456514" calcext:value-type="float">
            <text:p>1478104456514</text:p>
          </table:table-cell>
          <table:table-cell office:value-type="float" office:value="1478104456761" calcext:value-type="float">
            <text:p>1478104456761</text:p>
          </table:table-cell>
          <table:table-cell office:value-type="float" office:value="1478104456839" calcext:value-type="float">
            <text:p>1478104456839</text:p>
          </table:table-cell>
          <table:table-cell/>
          <table:table-cell table:formula="of:=[.G31]-[.F31]" office:value-type="float" office:value="-1" calcext:value-type="float">
            <text:p>-1</text:p>
          </table:table-cell>
          <table:table-cell table:formula="of:=[.H31]-[.G31]" office:value-type="float" office:value="1" calcext:value-type="float">
            <text:p>1</text:p>
          </table:table-cell>
          <table:table-cell table:formula="of:=[.I31]-[.H31]" office:value-type="float" office:value="0" calcext:value-type="float">
            <text:p>0</text:p>
          </table:table-cell>
          <table:table-cell table:number-columns-repeated="2"/>
          <table:table-cell table:formula="of:=[.L31]-[.K31]" office:value-type="float" office:value="247" calcext:value-type="float">
            <text:p>247</text:p>
          </table:table-cell>
          <table:table-cell table:formula="of:=[.M31]-[.L31]" office:value-type="float" office:value="78" calcext:value-type="float">
            <text:p>78</text:p>
          </table:table-cell>
          <table:table-cell table:formula="of:=[.M31]-[.F31]"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49130" calcext:value-type="float">
            <text:p>49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981" calcext:value-type="float">
            <text:p>300981</text:p>
          </table:table-cell>
          <table:table-cell office:value-type="float" office:value="1478104456812" calcext:value-type="float">
            <text:p>1478104456812</text:p>
          </table:table-cell>
          <table:table-cell table:number-columns-repeated="3" office:value-type="float" office:value="1478104456811" calcext:value-type="float">
            <text:p>1478104456811</text:p>
          </table:table-cell>
          <table:table-cell office:value-type="string" calcext:value-type="string">
            <text:p>?</text:p>
          </table:table-cell>
          <table:table-cell office:value-type="float" office:value="1478104456812" calcext:value-type="float">
            <text:p>1478104456812</text:p>
          </table:table-cell>
          <table:table-cell office:value-type="float" office:value="1478104457031" calcext:value-type="float">
            <text:p>1478104457031</text:p>
          </table:table-cell>
          <table:table-cell office:value-type="float" office:value="1478104457112" calcext:value-type="float">
            <text:p>1478104457112</text:p>
          </table:table-cell>
          <table:table-cell/>
          <table:table-cell table:formula="of:=[.G32]-[.F32]" office:value-type="float" office:value="-1" calcext:value-type="float">
            <text:p>-1</text:p>
          </table:table-cell>
          <table:table-cell table:formula="of:=[.H32]-[.G32]" office:value-type="float" office:value="0" calcext:value-type="float">
            <text:p>0</text:p>
          </table:table-cell>
          <table:table-cell table:formula="of:=[.I32]-[.H32]" office:value-type="float" office:value="0" calcext:value-type="float">
            <text:p>0</text:p>
          </table:table-cell>
          <table:table-cell table:number-columns-repeated="2"/>
          <table:table-cell table:formula="of:=[.L32]-[.K32]" office:value-type="float" office:value="219" calcext:value-type="float">
            <text:p>219</text:p>
          </table:table-cell>
          <table:table-cell table:formula="of:=[.M32]-[.L32]" office:value-type="float" office:value="81" calcext:value-type="float">
            <text:p>81</text:p>
          </table:table-cell>
          <table:table-cell table:formula="of:=[.M32]-[.F3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49127" calcext:value-type="float">
            <text:p>49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86" calcext:value-type="float">
            <text:p>101286</text:p>
          </table:table-cell>
          <table:table-cell office:value-type="float" office:value="1478104456654" calcext:value-type="float">
            <text:p>1478104456654</text:p>
          </table:table-cell>
          <table:table-cell office:value-type="float" office:value="1478104456657" calcext:value-type="float">
            <text:p>1478104456657</text:p>
          </table:table-cell>
          <table:table-cell table:number-columns-repeated="2" office:value-type="float" office:value="1478104456658" calcext:value-type="float">
            <text:p>1478104456658</text:p>
          </table:table-cell>
          <table:table-cell office:value-type="string" calcext:value-type="string">
            <text:p>?</text:p>
          </table:table-cell>
          <table:table-cell office:value-type="float" office:value="1478104456658" calcext:value-type="float">
            <text:p>1478104456658</text:p>
          </table:table-cell>
          <table:table-cell office:value-type="float" office:value="1478104457030" calcext:value-type="float">
            <text:p>1478104457030</text:p>
          </table:table-cell>
          <table:table-cell office:value-type="float" office:value="1478104457128" calcext:value-type="float">
            <text:p>1478104457128</text:p>
          </table:table-cell>
          <table:table-cell/>
          <table:table-cell table:formula="of:=[.G33]-[.F33]" office:value-type="float" office:value="3" calcext:value-type="float">
            <text:p>3</text:p>
          </table:table-cell>
          <table:table-cell table:formula="of:=[.H33]-[.G33]" office:value-type="float" office:value="1" calcext:value-type="float">
            <text:p>1</text:p>
          </table:table-cell>
          <table:table-cell table:formula="of:=[.I33]-[.H33]" office:value-type="float" office:value="0" calcext:value-type="float">
            <text:p>0</text:p>
          </table:table-cell>
          <table:table-cell table:number-columns-repeated="2"/>
          <table:table-cell table:formula="of:=[.L33]-[.K33]" office:value-type="float" office:value="372" calcext:value-type="float">
            <text:p>372</text:p>
          </table:table-cell>
          <table:table-cell table:formula="of:=[.M33]-[.L33]" office:value-type="float" office:value="98" calcext:value-type="float">
            <text:p>98</text:p>
          </table:table-cell>
          <table:table-cell table:formula="of:=[.M33]-[.F33]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49124" calcext:value-type="float">
            <text:p>49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69" calcext:value-type="float">
            <text:p>301169</text:p>
          </table:table-cell>
          <table:table-cell table:number-columns-repeated="4" office:value-type="float" office:value="1478104456804" calcext:value-type="float">
            <text:p>1478104456804</text:p>
          </table:table-cell>
          <table:table-cell office:value-type="string" calcext:value-type="string">
            <text:p>?</text:p>
          </table:table-cell>
          <table:table-cell office:value-type="float" office:value="1478104456804" calcext:value-type="float">
            <text:p>1478104456804</text:p>
          </table:table-cell>
          <table:table-cell office:value-type="float" office:value="1478104457110" calcext:value-type="float">
            <text:p>1478104457110</text:p>
          </table:table-cell>
          <table:table-cell office:value-type="float" office:value="1478104457148" calcext:value-type="float">
            <text:p>1478104457148</text:p>
          </table:table-cell>
          <table:table-cell/>
          <table:table-cell table:formula="of:=[.G34]-[.F34]" office:value-type="float" office:value="0" calcext:value-type="float">
            <text:p>0</text:p>
          </table:table-cell>
          <table:table-cell table:formula="of:=[.H34]-[.G34]" office:value-type="float" office:value="0" calcext:value-type="float">
            <text:p>0</text:p>
          </table:table-cell>
          <table:table-cell table:formula="of:=[.I34]-[.H34]" office:value-type="float" office:value="0" calcext:value-type="float">
            <text:p>0</text:p>
          </table:table-cell>
          <table:table-cell table:number-columns-repeated="2"/>
          <table:table-cell table:formula="of:=[.L34]-[.K34]" office:value-type="float" office:value="306" calcext:value-type="float">
            <text:p>306</text:p>
          </table:table-cell>
          <table:table-cell table:formula="of:=[.M34]-[.L34]" office:value-type="float" office:value="38" calcext:value-type="float">
            <text:p>38</text:p>
          </table:table-cell>
          <table:table-cell table:formula="of:=[.M34]-[.F34]"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49126" calcext:value-type="float">
            <text:p>49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010" calcext:value-type="float">
            <text:p>202010</text:p>
          </table:table-cell>
          <table:table-cell office:value-type="float" office:value="1478104456703" calcext:value-type="float">
            <text:p>1478104456703</text:p>
          </table:table-cell>
          <table:table-cell table:number-columns-repeated="3" office:value-type="float" office:value="1478104456718" calcext:value-type="float">
            <text:p>1478104456718</text:p>
          </table:table-cell>
          <table:table-cell office:value-type="string" calcext:value-type="string">
            <text:p>?</text:p>
          </table:table-cell>
          <table:table-cell office:value-type="float" office:value="1478104456718" calcext:value-type="float">
            <text:p>1478104456718</text:p>
          </table:table-cell>
          <table:table-cell office:value-type="float" office:value="1478104457031" calcext:value-type="float">
            <text:p>1478104457031</text:p>
          </table:table-cell>
          <table:table-cell office:value-type="float" office:value="1478104457149" calcext:value-type="float">
            <text:p>1478104457149</text:p>
          </table:table-cell>
          <table:table-cell/>
          <table:table-cell table:formula="of:=[.G35]-[.F35]" office:value-type="float" office:value="15" calcext:value-type="float">
            <text:p>15</text:p>
          </table:table-cell>
          <table:table-cell table:formula="of:=[.H35]-[.G35]" office:value-type="float" office:value="0" calcext:value-type="float">
            <text:p>0</text:p>
          </table:table-cell>
          <table:table-cell table:formula="of:=[.I35]-[.H35]" office:value-type="float" office:value="0" calcext:value-type="float">
            <text:p>0</text:p>
          </table:table-cell>
          <table:table-cell table:number-columns-repeated="2"/>
          <table:table-cell table:formula="of:=[.L35]-[.K35]" office:value-type="float" office:value="313" calcext:value-type="float">
            <text:p>313</text:p>
          </table:table-cell>
          <table:table-cell table:formula="of:=[.M35]-[.L35]" office:value-type="float" office:value="118" calcext:value-type="float">
            <text:p>118</text:p>
          </table:table-cell>
          <table:table-cell table:formula="of:=[.M35]-[.F35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9128" calcext:value-type="float">
            <text:p>49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655" calcext:value-type="float">
            <text:p>101655</text:p>
          </table:table-cell>
          <table:table-cell office:value-type="float" office:value="1478104456899" calcext:value-type="float">
            <text:p>1478104456899</text:p>
          </table:table-cell>
          <table:table-cell table:number-columns-repeated="3" office:value-type="float" office:value="1478104456968" calcext:value-type="float">
            <text:p>1478104456968</text:p>
          </table:table-cell>
          <table:table-cell office:value-type="string" calcext:value-type="string">
            <text:p>?</text:p>
          </table:table-cell>
          <table:table-cell office:value-type="float" office:value="1478104456968" calcext:value-type="float">
            <text:p>1478104456968</text:p>
          </table:table-cell>
          <table:table-cell office:value-type="float" office:value="1478104457187" calcext:value-type="float">
            <text:p>1478104457187</text:p>
          </table:table-cell>
          <table:table-cell office:value-type="float" office:value="1478104457277" calcext:value-type="float">
            <text:p>1478104457277</text:p>
          </table:table-cell>
          <table:table-cell/>
          <table:table-cell table:formula="of:=[.G36]-[.F36]" office:value-type="float" office:value="69" calcext:value-type="float">
            <text:p>69</text:p>
          </table:table-cell>
          <table:table-cell table:formula="of:=[.H36]-[.G36]" office:value-type="float" office:value="0" calcext:value-type="float">
            <text:p>0</text:p>
          </table:table-cell>
          <table:table-cell table:formula="of:=[.I36]-[.H36]" office:value-type="float" office:value="0" calcext:value-type="float">
            <text:p>0</text:p>
          </table:table-cell>
          <table:table-cell table:number-columns-repeated="2"/>
          <table:table-cell table:formula="of:=[.L36]-[.K36]" office:value-type="float" office:value="219" calcext:value-type="float">
            <text:p>219</text:p>
          </table:table-cell>
          <table:table-cell table:formula="of:=[.M36]-[.L36]" office:value-type="float" office:value="90" calcext:value-type="float">
            <text:p>90</text:p>
          </table:table-cell>
          <table:table-cell table:formula="of:=[.M36]-[.F36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49113" calcext:value-type="float">
            <text:p>49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891" calcext:value-type="float">
            <text:p>401891</text:p>
          </table:table-cell>
          <table:table-cell office:value-type="float" office:value="1478104456958" calcext:value-type="float">
            <text:p>1478104456958</text:p>
          </table:table-cell>
          <table:table-cell table:number-columns-repeated="2" office:value-type="float" office:value="1478104456963" calcext:value-type="float">
            <text:p>1478104456963</text:p>
          </table:table-cell>
          <table:table-cell office:value-type="float" office:value="1478104456964" calcext:value-type="float">
            <text:p>1478104456964</text:p>
          </table:table-cell>
          <table:table-cell office:value-type="string" calcext:value-type="string">
            <text:p>?</text:p>
          </table:table-cell>
          <table:table-cell office:value-type="float" office:value="1478104456964" calcext:value-type="float">
            <text:p>1478104456964</text:p>
          </table:table-cell>
          <table:table-cell office:value-type="float" office:value="1478104457191" calcext:value-type="float">
            <text:p>1478104457191</text:p>
          </table:table-cell>
          <table:table-cell office:value-type="float" office:value="1478104457281" calcext:value-type="float">
            <text:p>1478104457281</text:p>
          </table:table-cell>
          <table:table-cell/>
          <table:table-cell table:formula="of:=[.G37]-[.F37]" office:value-type="float" office:value="5" calcext:value-type="float">
            <text:p>5</text:p>
          </table:table-cell>
          <table:table-cell table:formula="of:=[.H37]-[.G37]" office:value-type="float" office:value="0" calcext:value-type="float">
            <text:p>0</text:p>
          </table:table-cell>
          <table:table-cell table:formula="of:=[.I37]-[.H37]" office:value-type="float" office:value="1" calcext:value-type="float">
            <text:p>1</text:p>
          </table:table-cell>
          <table:table-cell table:number-columns-repeated="2"/>
          <table:table-cell table:formula="of:=[.L37]-[.K37]" office:value-type="float" office:value="227" calcext:value-type="float">
            <text:p>227</text:p>
          </table:table-cell>
          <table:table-cell table:formula="of:=[.M37]-[.L37]" office:value-type="float" office:value="90" calcext:value-type="float">
            <text:p>90</text:p>
          </table:table-cell>
          <table:table-cell table:formula="of:=[.M37]-[.F37]"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49132" calcext:value-type="float">
            <text:p>49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121" calcext:value-type="float">
            <text:p>101121</text:p>
          </table:table-cell>
          <table:table-cell office:value-type="float" office:value="1478104456992" calcext:value-type="float">
            <text:p>1478104456992</text:p>
          </table:table-cell>
          <table:table-cell table:number-columns-repeated="3" office:value-type="float" office:value="1478104456993" calcext:value-type="float">
            <text:p>1478104456993</text:p>
          </table:table-cell>
          <table:table-cell office:value-type="string" calcext:value-type="string">
            <text:p>?</text:p>
          </table:table-cell>
          <table:table-cell office:value-type="float" office:value="1478104456994" calcext:value-type="float">
            <text:p>1478104456994</text:p>
          </table:table-cell>
          <table:table-cell office:value-type="float" office:value="1478104457337" calcext:value-type="float">
            <text:p>1478104457337</text:p>
          </table:table-cell>
          <table:table-cell office:value-type="float" office:value="1478104457460" calcext:value-type="float">
            <text:p>1478104457460</text:p>
          </table:table-cell>
          <table:table-cell/>
          <table:table-cell table:formula="of:=[.G38]-[.F38]" office:value-type="float" office:value="1" calcext:value-type="float">
            <text:p>1</text:p>
          </table:table-cell>
          <table:table-cell table:formula="of:=[.H38]-[.G38]" office:value-type="float" office:value="0" calcext:value-type="float">
            <text:p>0</text:p>
          </table:table-cell>
          <table:table-cell table:formula="of:=[.I38]-[.H38]" office:value-type="float" office:value="0" calcext:value-type="float">
            <text:p>0</text:p>
          </table:table-cell>
          <table:table-cell table:number-columns-repeated="2"/>
          <table:table-cell table:formula="of:=[.L38]-[.K38]" office:value-type="float" office:value="343" calcext:value-type="float">
            <text:p>343</text:p>
          </table:table-cell>
          <table:table-cell table:formula="of:=[.M38]-[.L38]" office:value-type="float" office:value="123" calcext:value-type="float">
            <text:p>123</text:p>
          </table:table-cell>
          <table:table-cell table:formula="of:=[.M38]-[.F38]"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49129" calcext:value-type="float">
            <text:p>49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938" calcext:value-type="float">
            <text:p>201938</text:p>
          </table:table-cell>
          <table:table-cell office:value-type="float" office:value="1478104457134" calcext:value-type="float">
            <text:p>1478104457134</text:p>
          </table:table-cell>
          <table:table-cell table:number-columns-repeated="2" office:value-type="float" office:value="1478104457133" calcext:value-type="float">
            <text:p>1478104457133</text:p>
          </table:table-cell>
          <table:table-cell office:value-type="float" office:value="1478104457134" calcext:value-type="float">
            <text:p>1478104457134</text:p>
          </table:table-cell>
          <table:table-cell office:value-type="string" calcext:value-type="string">
            <text:p>?</text:p>
          </table:table-cell>
          <table:table-cell office:value-type="float" office:value="1478104457134" calcext:value-type="float">
            <text:p>1478104457134</text:p>
          </table:table-cell>
          <table:table-cell office:value-type="float" office:value="1478104457348" calcext:value-type="float">
            <text:p>1478104457348</text:p>
          </table:table-cell>
          <table:table-cell office:value-type="float" office:value="1478104457464" calcext:value-type="float">
            <text:p>1478104457464</text:p>
          </table:table-cell>
          <table:table-cell/>
          <table:table-cell table:formula="of:=[.G39]-[.F39]" office:value-type="float" office:value="-1" calcext:value-type="float">
            <text:p>-1</text:p>
          </table:table-cell>
          <table:table-cell table:formula="of:=[.H39]-[.G39]" office:value-type="float" office:value="0" calcext:value-type="float">
            <text:p>0</text:p>
          </table:table-cell>
          <table:table-cell table:formula="of:=[.I39]-[.H39]" office:value-type="float" office:value="1" calcext:value-type="float">
            <text:p>1</text:p>
          </table:table-cell>
          <table:table-cell table:number-columns-repeated="2"/>
          <table:table-cell table:formula="of:=[.L39]-[.K39]" office:value-type="float" office:value="214" calcext:value-type="float">
            <text:p>214</text:p>
          </table:table-cell>
          <table:table-cell table:formula="of:=[.M39]-[.L39]" office:value-type="float" office:value="116" calcext:value-type="float">
            <text:p>116</text:p>
          </table:table-cell>
          <table:table-cell table:formula="of:=[.M39]-[.F39]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49135" calcext:value-type="float">
            <text:p>49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893" calcext:value-type="float">
            <text:p>201893</text:p>
          </table:table-cell>
          <table:table-cell office:value-type="float" office:value="1478104457210" calcext:value-type="float">
            <text:p>1478104457210</text:p>
          </table:table-cell>
          <table:table-cell table:number-columns-repeated="3" office:value-type="float" office:value="1478104457275" calcext:value-type="float">
            <text:p>1478104457275</text:p>
          </table:table-cell>
          <table:table-cell office:value-type="string" calcext:value-type="string">
            <text:p>?</text:p>
          </table:table-cell>
          <table:table-cell office:value-type="float" office:value="1478104457275" calcext:value-type="float">
            <text:p>1478104457275</text:p>
          </table:table-cell>
          <table:table-cell office:value-type="float" office:value="1478104457524" calcext:value-type="float">
            <text:p>1478104457524</text:p>
          </table:table-cell>
          <table:table-cell office:value-type="float" office:value="1478104457579" calcext:value-type="float">
            <text:p>1478104457579</text:p>
          </table:table-cell>
          <table:table-cell/>
          <table:table-cell table:formula="of:=[.G40]-[.F40]" office:value-type="float" office:value="65" calcext:value-type="float">
            <text:p>65</text:p>
          </table:table-cell>
          <table:table-cell table:formula="of:=[.H40]-[.G40]" office:value-type="float" office:value="0" calcext:value-type="float">
            <text:p>0</text:p>
          </table:table-cell>
          <table:table-cell table:formula="of:=[.I40]-[.H40]" office:value-type="float" office:value="0" calcext:value-type="float">
            <text:p>0</text:p>
          </table:table-cell>
          <table:table-cell table:number-columns-repeated="2"/>
          <table:table-cell table:formula="of:=[.L40]-[.K40]" office:value-type="float" office:value="249" calcext:value-type="float">
            <text:p>249</text:p>
          </table:table-cell>
          <table:table-cell table:formula="of:=[.M40]-[.L40]" office:value-type="float" office:value="55" calcext:value-type="float">
            <text:p>55</text:p>
          </table:table-cell>
          <table:table-cell table:formula="of:=[.M40]-[.F40]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49134" calcext:value-type="float">
            <text:p>49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57" calcext:value-type="float">
            <text:p>100257</text:p>
          </table:table-cell>
          <table:table-cell office:value-type="float" office:value="1478104457160" calcext:value-type="float">
            <text:p>1478104457160</text:p>
          </table:table-cell>
          <table:table-cell table:number-columns-repeated="3" office:value-type="float" office:value="1478104457275" calcext:value-type="float">
            <text:p>1478104457275</text:p>
          </table:table-cell>
          <table:table-cell office:value-type="string" calcext:value-type="string">
            <text:p>?</text:p>
          </table:table-cell>
          <table:table-cell office:value-type="float" office:value="1478104457275" calcext:value-type="float">
            <text:p>1478104457275</text:p>
          </table:table-cell>
          <table:table-cell office:value-type="float" office:value="1478104457540" calcext:value-type="float">
            <text:p>1478104457540</text:p>
          </table:table-cell>
          <table:table-cell office:value-type="float" office:value="1478104457644" calcext:value-type="float">
            <text:p>1478104457644</text:p>
          </table:table-cell>
          <table:table-cell/>
          <table:table-cell table:formula="of:=[.G41]-[.F41]" office:value-type="float" office:value="115" calcext:value-type="float">
            <text:p>115</text:p>
          </table:table-cell>
          <table:table-cell table:formula="of:=[.H41]-[.G41]" office:value-type="float" office:value="0" calcext:value-type="float">
            <text:p>0</text:p>
          </table:table-cell>
          <table:table-cell table:formula="of:=[.I41]-[.H41]" office:value-type="float" office:value="0" calcext:value-type="float">
            <text:p>0</text:p>
          </table:table-cell>
          <table:table-cell table:number-columns-repeated="2"/>
          <table:table-cell table:formula="of:=[.L41]-[.K41]" office:value-type="float" office:value="265" calcext:value-type="float">
            <text:p>265</text:p>
          </table:table-cell>
          <table:table-cell table:formula="of:=[.M41]-[.L41]" office:value-type="float" office:value="104" calcext:value-type="float">
            <text:p>104</text:p>
          </table:table-cell>
          <table:table-cell table:formula="of:=[.M41]-[.F41]"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49131" calcext:value-type="float">
            <text:p>49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44" calcext:value-type="float">
            <text:p>300244</text:p>
          </table:table-cell>
          <table:table-cell office:value-type="float" office:value="1478104457215" calcext:value-type="float">
            <text:p>1478104457215</text:p>
          </table:table-cell>
          <table:table-cell table:number-columns-repeated="3" office:value-type="float" office:value="1478104457275" calcext:value-type="float">
            <text:p>1478104457275</text:p>
          </table:table-cell>
          <table:table-cell office:value-type="string" calcext:value-type="string">
            <text:p>?</text:p>
          </table:table-cell>
          <table:table-cell office:value-type="float" office:value="1478104457275" calcext:value-type="float">
            <text:p>1478104457275</text:p>
          </table:table-cell>
          <table:table-cell office:value-type="float" office:value="1478104457566" calcext:value-type="float">
            <text:p>1478104457566</text:p>
          </table:table-cell>
          <table:table-cell office:value-type="float" office:value="1478104457665" calcext:value-type="float">
            <text:p>1478104457665</text:p>
          </table:table-cell>
          <table:table-cell/>
          <table:table-cell table:formula="of:=[.G42]-[.F42]" office:value-type="float" office:value="60" calcext:value-type="float">
            <text:p>60</text:p>
          </table:table-cell>
          <table:table-cell table:formula="of:=[.H42]-[.G42]" office:value-type="float" office:value="0" calcext:value-type="float">
            <text:p>0</text:p>
          </table:table-cell>
          <table:table-cell table:formula="of:=[.I42]-[.H42]" office:value-type="float" office:value="0" calcext:value-type="float">
            <text:p>0</text:p>
          </table:table-cell>
          <table:table-cell table:number-columns-repeated="2"/>
          <table:table-cell table:formula="of:=[.L42]-[.K42]" office:value-type="float" office:value="291" calcext:value-type="float">
            <text:p>291</text:p>
          </table:table-cell>
          <table:table-cell table:formula="of:=[.M42]-[.L42]" office:value-type="float" office:value="99" calcext:value-type="float">
            <text:p>99</text:p>
          </table:table-cell>
          <table:table-cell table:formula="of:=[.M42]-[.F42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49136" calcext:value-type="float">
            <text:p>49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745" calcext:value-type="float">
            <text:p>101745</text:p>
          </table:table-cell>
          <table:table-cell table:number-columns-repeated="4" office:value-type="float" office:value="1478104457726" calcext:value-type="float">
            <text:p>1478104457726</text:p>
          </table:table-cell>
          <table:table-cell office:value-type="string" calcext:value-type="string">
            <text:p>?</text:p>
          </table:table-cell>
          <table:table-cell office:value-type="float" office:value="1478104457726" calcext:value-type="float">
            <text:p>1478104457726</text:p>
          </table:table-cell>
          <table:table-cell office:value-type="float" office:value="1478104457957" calcext:value-type="float">
            <text:p>1478104457957</text:p>
          </table:table-cell>
          <table:table-cell office:value-type="float" office:value="1478104457997" calcext:value-type="float">
            <text:p>1478104457997</text:p>
          </table:table-cell>
          <table:table-cell/>
          <table:table-cell table:formula="of:=[.G43]-[.F43]" office:value-type="float" office:value="0" calcext:value-type="float">
            <text:p>0</text:p>
          </table:table-cell>
          <table:table-cell table:formula="of:=[.H43]-[.G43]" office:value-type="float" office:value="0" calcext:value-type="float">
            <text:p>0</text:p>
          </table:table-cell>
          <table:table-cell table:formula="of:=[.I43]-[.H43]" office:value-type="float" office:value="0" calcext:value-type="float">
            <text:p>0</text:p>
          </table:table-cell>
          <table:table-cell table:number-columns-repeated="2"/>
          <table:table-cell table:formula="of:=[.L43]-[.K43]" office:value-type="float" office:value="231" calcext:value-type="float">
            <text:p>231</text:p>
          </table:table-cell>
          <table:table-cell table:formula="of:=[.M43]-[.L43]" office:value-type="float" office:value="40" calcext:value-type="float">
            <text:p>40</text:p>
          </table:table-cell>
          <table:table-cell table:formula="of:=[.M43]-[.F43]"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49137" calcext:value-type="float">
            <text:p>49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28" calcext:value-type="float">
            <text:p>200028</text:p>
          </table:table-cell>
          <table:table-cell office:value-type="float" office:value="1478104457685" calcext:value-type="float">
            <text:p>1478104457685</text:p>
          </table:table-cell>
          <table:table-cell table:number-columns-repeated="3" office:value-type="float" office:value="1478104457684" calcext:value-type="float">
            <text:p>1478104457684</text:p>
          </table:table-cell>
          <table:table-cell office:value-type="string" calcext:value-type="string">
            <text:p>?</text:p>
          </table:table-cell>
          <table:table-cell office:value-type="float" office:value="1478104457684" calcext:value-type="float">
            <text:p>1478104457684</text:p>
          </table:table-cell>
          <table:table-cell office:value-type="float" office:value="1478104457942" calcext:value-type="float">
            <text:p>1478104457942</text:p>
          </table:table-cell>
          <table:table-cell office:value-type="float" office:value="1478104457998" calcext:value-type="float">
            <text:p>1478104457998</text:p>
          </table:table-cell>
          <table:table-cell/>
          <table:table-cell table:formula="of:=[.G44]-[.F44]" office:value-type="float" office:value="-1" calcext:value-type="float">
            <text:p>-1</text:p>
          </table:table-cell>
          <table:table-cell table:formula="of:=[.H44]-[.G44]" office:value-type="float" office:value="0" calcext:value-type="float">
            <text:p>0</text:p>
          </table:table-cell>
          <table:table-cell table:formula="of:=[.I44]-[.H44]" office:value-type="float" office:value="0" calcext:value-type="float">
            <text:p>0</text:p>
          </table:table-cell>
          <table:table-cell table:number-columns-repeated="2"/>
          <table:table-cell table:formula="of:=[.L44]-[.K44]" office:value-type="float" office:value="258" calcext:value-type="float">
            <text:p>258</text:p>
          </table:table-cell>
          <table:table-cell table:formula="of:=[.M44]-[.L44]" office:value-type="float" office:value="56" calcext:value-type="float">
            <text:p>56</text:p>
          </table:table-cell>
          <table:table-cell table:formula="of:=[.M44]-[.F44]"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49138" calcext:value-type="float">
            <text:p>49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22" calcext:value-type="float">
            <text:p>300622</text:p>
          </table:table-cell>
          <table:table-cell office:value-type="float" office:value="1478104457778" calcext:value-type="float">
            <text:p>1478104457778</text:p>
          </table:table-cell>
          <table:table-cell table:number-columns-repeated="3" office:value-type="float" office:value="1478104457777" calcext:value-type="float">
            <text:p>1478104457777</text:p>
          </table:table-cell>
          <table:table-cell office:value-type="string" calcext:value-type="string">
            <text:p>?</text:p>
          </table:table-cell>
          <table:table-cell office:value-type="float" office:value="1478104457777" calcext:value-type="float">
            <text:p>1478104457777</text:p>
          </table:table-cell>
          <table:table-cell office:value-type="float" office:value="1478104458012" calcext:value-type="float">
            <text:p>1478104458012</text:p>
          </table:table-cell>
          <table:table-cell office:value-type="float" office:value="1478104458020" calcext:value-type="float">
            <text:p>1478104458020</text:p>
          </table:table-cell>
          <table:table-cell/>
          <table:table-cell table:formula="of:=[.G45]-[.F45]" office:value-type="float" office:value="-1" calcext:value-type="float">
            <text:p>-1</text:p>
          </table:table-cell>
          <table:table-cell table:formula="of:=[.H45]-[.G45]" office:value-type="float" office:value="0" calcext:value-type="float">
            <text:p>0</text:p>
          </table:table-cell>
          <table:table-cell table:formula="of:=[.I45]-[.H45]" office:value-type="float" office:value="0" calcext:value-type="float">
            <text:p>0</text:p>
          </table:table-cell>
          <table:table-cell table:number-columns-repeated="2"/>
          <table:table-cell table:formula="of:=[.L45]-[.K45]" office:value-type="float" office:value="235" calcext:value-type="float">
            <text:p>235</text:p>
          </table:table-cell>
          <table:table-cell table:formula="of:=[.M45]-[.L45]" office:value-type="float" office:value="8" calcext:value-type="float">
            <text:p>8</text:p>
          </table:table-cell>
          <table:table-cell table:formula="of:=[.M45]-[.F45]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49139" calcext:value-type="float">
            <text:p>49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494" calcext:value-type="float">
            <text:p>201494</text:p>
          </table:table-cell>
          <table:table-cell office:value-type="float" office:value="1478104457995" calcext:value-type="float">
            <text:p>1478104457995</text:p>
          </table:table-cell>
          <table:table-cell table:number-columns-repeated="3" office:value-type="float" office:value="1478104457994" calcext:value-type="float">
            <text:p>1478104457994</text:p>
          </table:table-cell>
          <table:table-cell office:value-type="string" calcext:value-type="string">
            <text:p>?</text:p>
          </table:table-cell>
          <table:table-cell office:value-type="float" office:value="1478104457994" calcext:value-type="float">
            <text:p>1478104457994</text:p>
          </table:table-cell>
          <table:table-cell office:value-type="float" office:value="1478104458209" calcext:value-type="float">
            <text:p>1478104458209</text:p>
          </table:table-cell>
          <table:table-cell office:value-type="float" office:value="1478104458240" calcext:value-type="float">
            <text:p>1478104458240</text:p>
          </table:table-cell>
          <table:table-cell/>
          <table:table-cell table:formula="of:=[.G46]-[.F46]" office:value-type="float" office:value="-1" calcext:value-type="float">
            <text:p>-1</text:p>
          </table:table-cell>
          <table:table-cell table:formula="of:=[.H46]-[.G46]" office:value-type="float" office:value="0" calcext:value-type="float">
            <text:p>0</text:p>
          </table:table-cell>
          <table:table-cell table:formula="of:=[.I46]-[.H46]" office:value-type="float" office:value="0" calcext:value-type="float">
            <text:p>0</text:p>
          </table:table-cell>
          <table:table-cell table:number-columns-repeated="2"/>
          <table:table-cell table:formula="of:=[.L46]-[.K46]" office:value-type="float" office:value="215" calcext:value-type="float">
            <text:p>215</text:p>
          </table:table-cell>
          <table:table-cell table:formula="of:=[.M46]-[.L46]" office:value-type="float" office:value="31" calcext:value-type="float">
            <text:p>31</text:p>
          </table:table-cell>
          <table:table-cell table:formula="of:=[.M46]-[.F46]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49140" calcext:value-type="float">
            <text:p>49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86" calcext:value-type="float">
            <text:p>100386</text:p>
          </table:table-cell>
          <table:table-cell table:number-columns-repeated="4" office:value-type="float" office:value="1478104457988" calcext:value-type="float">
            <text:p>1478104457988</text:p>
          </table:table-cell>
          <table:table-cell office:value-type="string" calcext:value-type="string">
            <text:p>?</text:p>
          </table:table-cell>
          <table:table-cell office:value-type="float" office:value="1478104457988" calcext:value-type="float">
            <text:p>1478104457988</text:p>
          </table:table-cell>
          <table:table-cell office:value-type="float" office:value="1478104458195" calcext:value-type="float">
            <text:p>1478104458195</text:p>
          </table:table-cell>
          <table:table-cell office:value-type="float" office:value="1478104458242" calcext:value-type="float">
            <text:p>1478104458242</text:p>
          </table:table-cell>
          <table:table-cell/>
          <table:table-cell table:formula="of:=[.G47]-[.F47]" office:value-type="float" office:value="0" calcext:value-type="float">
            <text:p>0</text:p>
          </table:table-cell>
          <table:table-cell table:formula="of:=[.H47]-[.G47]" office:value-type="float" office:value="0" calcext:value-type="float">
            <text:p>0</text:p>
          </table:table-cell>
          <table:table-cell table:formula="of:=[.I47]-[.H47]" office:value-type="float" office:value="0" calcext:value-type="float">
            <text:p>0</text:p>
          </table:table-cell>
          <table:table-cell table:number-columns-repeated="2"/>
          <table:table-cell table:formula="of:=[.L47]-[.K47]" office:value-type="float" office:value="207" calcext:value-type="float">
            <text:p>207</text:p>
          </table:table-cell>
          <table:table-cell table:formula="of:=[.M47]-[.L47]" office:value-type="float" office:value="47" calcext:value-type="float">
            <text:p>47</text:p>
          </table:table-cell>
          <table:table-cell table:formula="of:=[.M47]-[.F47]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49117" calcext:value-type="float">
            <text:p>49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224" calcext:value-type="float">
            <text:p>1224</text:p>
          </table:table-cell>
          <table:table-cell office:value-type="float" office:value="1478104458087" calcext:value-type="float">
            <text:p>1478104458087</text:p>
          </table:table-cell>
          <table:table-cell table:number-columns-repeated="3" office:value-type="float" office:value="1478104458086" calcext:value-type="float">
            <text:p>1478104458086</text:p>
          </table:table-cell>
          <table:table-cell office:value-type="string" calcext:value-type="string">
            <text:p>?</text:p>
          </table:table-cell>
          <table:table-cell office:value-type="float" office:value="1478104458086" calcext:value-type="float">
            <text:p>1478104458086</text:p>
          </table:table-cell>
          <table:table-cell office:value-type="float" office:value="1478104458312" calcext:value-type="float">
            <text:p>1478104458312</text:p>
          </table:table-cell>
          <table:table-cell office:value-type="float" office:value="1478104458337" calcext:value-type="float">
            <text:p>1478104458337</text:p>
          </table:table-cell>
          <table:table-cell/>
          <table:table-cell table:formula="of:=[.G48]-[.F48]" office:value-type="float" office:value="-1" calcext:value-type="float">
            <text:p>-1</text:p>
          </table:table-cell>
          <table:table-cell table:formula="of:=[.H48]-[.G48]" office:value-type="float" office:value="0" calcext:value-type="float">
            <text:p>0</text:p>
          </table:table-cell>
          <table:table-cell table:formula="of:=[.I48]-[.H48]" office:value-type="float" office:value="0" calcext:value-type="float">
            <text:p>0</text:p>
          </table:table-cell>
          <table:table-cell table:number-columns-repeated="2"/>
          <table:table-cell table:formula="of:=[.L48]-[.K48]" office:value-type="float" office:value="226" calcext:value-type="float">
            <text:p>226</text:p>
          </table:table-cell>
          <table:table-cell table:formula="of:=[.M48]-[.L48]" office:value-type="float" office:value="25" calcext:value-type="float">
            <text:p>25</text:p>
          </table:table-cell>
          <table:table-cell table:formula="of:=[.M48]-[.F48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9142" calcext:value-type="float">
            <text:p>49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366" calcext:value-type="float">
            <text:p>101366</text:p>
          </table:table-cell>
          <table:table-cell table:number-columns-repeated="4" office:value-type="float" office:value="1478104458054" calcext:value-type="float">
            <text:p>1478104458054</text:p>
          </table:table-cell>
          <table:table-cell office:value-type="string" calcext:value-type="string">
            <text:p>?</text:p>
          </table:table-cell>
          <table:table-cell office:value-type="float" office:value="1478104458054" calcext:value-type="float">
            <text:p>1478104458054</text:p>
          </table:table-cell>
          <table:table-cell office:value-type="float" office:value="1478104458312" calcext:value-type="float">
            <text:p>1478104458312</text:p>
          </table:table-cell>
          <table:table-cell office:value-type="float" office:value="1478104458339" calcext:value-type="float">
            <text:p>1478104458339</text:p>
          </table:table-cell>
          <table:table-cell/>
          <table:table-cell table:formula="of:=[.G49]-[.F49]" office:value-type="float" office:value="0" calcext:value-type="float">
            <text:p>0</text:p>
          </table:table-cell>
          <table:table-cell table:formula="of:=[.H49]-[.G49]" office:value-type="float" office:value="0" calcext:value-type="float">
            <text:p>0</text:p>
          </table:table-cell>
          <table:table-cell table:formula="of:=[.I49]-[.H49]" office:value-type="float" office:value="0" calcext:value-type="float">
            <text:p>0</text:p>
          </table:table-cell>
          <table:table-cell table:number-columns-repeated="2"/>
          <table:table-cell table:formula="of:=[.L49]-[.K49]" office:value-type="float" office:value="258" calcext:value-type="float">
            <text:p>258</text:p>
          </table:table-cell>
          <table:table-cell table:formula="of:=[.M49]-[.L49]" office:value-type="float" office:value="27" calcext:value-type="float">
            <text:p>27</text:p>
          </table:table-cell>
          <table:table-cell table:formula="of:=[.M49]-[.F49]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49144" calcext:value-type="float">
            <text:p>49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318" calcext:value-type="float">
            <text:p>101318</text:p>
          </table:table-cell>
          <table:table-cell office:value-type="float" office:value="1478104458062" calcext:value-type="float">
            <text:p>1478104458062</text:p>
          </table:table-cell>
          <table:table-cell table:number-columns-repeated="3" office:value-type="float" office:value="1478104458060" calcext:value-type="float">
            <text:p>1478104458060</text:p>
          </table:table-cell>
          <table:table-cell office:value-type="string" calcext:value-type="string">
            <text:p>?</text:p>
          </table:table-cell>
          <table:table-cell office:value-type="float" office:value="1478104458061" calcext:value-type="float">
            <text:p>1478104458061</text:p>
          </table:table-cell>
          <table:table-cell office:value-type="float" office:value="1478104458305" calcext:value-type="float">
            <text:p>1478104458305</text:p>
          </table:table-cell>
          <table:table-cell office:value-type="float" office:value="1478104458400" calcext:value-type="float">
            <text:p>1478104458400</text:p>
          </table:table-cell>
          <table:table-cell/>
          <table:table-cell table:formula="of:=[.G50]-[.F50]" office:value-type="float" office:value="-2" calcext:value-type="float">
            <text:p>-2</text:p>
          </table:table-cell>
          <table:table-cell table:formula="of:=[.H50]-[.G50]" office:value-type="float" office:value="0" calcext:value-type="float">
            <text:p>0</text:p>
          </table:table-cell>
          <table:table-cell table:formula="of:=[.I50]-[.H50]" office:value-type="float" office:value="0" calcext:value-type="float">
            <text:p>0</text:p>
          </table:table-cell>
          <table:table-cell table:number-columns-repeated="2"/>
          <table:table-cell table:formula="of:=[.L50]-[.K50]" office:value-type="float" office:value="244" calcext:value-type="float">
            <text:p>244</text:p>
          </table:table-cell>
          <table:table-cell table:formula="of:=[.M50]-[.L50]" office:value-type="float" office:value="95" calcext:value-type="float">
            <text:p>95</text:p>
          </table:table-cell>
          <table:table-cell table:formula="of:=[.M50]-[.F50]"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49145" calcext:value-type="float">
            <text:p>49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03" calcext:value-type="float">
            <text:p>100703</text:p>
          </table:table-cell>
          <table:table-cell office:value-type="float" office:value="1478104458233" calcext:value-type="float">
            <text:p>1478104458233</text:p>
          </table:table-cell>
          <table:table-cell table:number-columns-repeated="3" office:value-type="float" office:value="1478104458235" calcext:value-type="float">
            <text:p>1478104458235</text:p>
          </table:table-cell>
          <table:table-cell office:value-type="string" calcext:value-type="string">
            <text:p>?</text:p>
          </table:table-cell>
          <table:table-cell office:value-type="float" office:value="1478104458235" calcext:value-type="float">
            <text:p>1478104458235</text:p>
          </table:table-cell>
          <table:table-cell office:value-type="float" office:value="1478104458434" calcext:value-type="float">
            <text:p>1478104458434</text:p>
          </table:table-cell>
          <table:table-cell office:value-type="float" office:value="1478104458444" calcext:value-type="float">
            <text:p>1478104458444</text:p>
          </table:table-cell>
          <table:table-cell/>
          <table:table-cell table:formula="of:=[.G51]-[.F51]" office:value-type="float" office:value="2" calcext:value-type="float">
            <text:p>2</text:p>
          </table:table-cell>
          <table:table-cell table:formula="of:=[.H51]-[.G51]" office:value-type="float" office:value="0" calcext:value-type="float">
            <text:p>0</text:p>
          </table:table-cell>
          <table:table-cell table:formula="of:=[.I51]-[.H51]" office:value-type="float" office:value="0" calcext:value-type="float">
            <text:p>0</text:p>
          </table:table-cell>
          <table:table-cell table:number-columns-repeated="2"/>
          <table:table-cell table:formula="of:=[.L51]-[.K51]" office:value-type="float" office:value="199" calcext:value-type="float">
            <text:p>199</text:p>
          </table:table-cell>
          <table:table-cell table:formula="of:=[.M51]-[.L51]" office:value-type="float" office:value="10" calcext:value-type="float">
            <text:p>10</text:p>
          </table:table-cell>
          <table:table-cell table:formula="of:=[.M51]-[.F51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141" calcext:value-type="float">
            <text:p>49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55" calcext:value-type="float">
            <text:p>301155</text:p>
          </table:table-cell>
          <table:table-cell office:value-type="float" office:value="1478104458367" calcext:value-type="float">
            <text:p>1478104458367</text:p>
          </table:table-cell>
          <table:table-cell table:number-columns-repeated="3" office:value-type="float" office:value="1478104458366" calcext:value-type="float">
            <text:p>1478104458366</text:p>
          </table:table-cell>
          <table:table-cell office:value-type="string" calcext:value-type="string">
            <text:p>?</text:p>
          </table:table-cell>
          <table:table-cell office:value-type="float" office:value="1478104458366" calcext:value-type="float">
            <text:p>1478104458366</text:p>
          </table:table-cell>
          <table:table-cell office:value-type="float" office:value="1478104458571" calcext:value-type="float">
            <text:p>1478104458571</text:p>
          </table:table-cell>
          <table:table-cell office:value-type="float" office:value="1478104458585" calcext:value-type="float">
            <text:p>1478104458585</text:p>
          </table:table-cell>
          <table:table-cell/>
          <table:table-cell table:formula="of:=[.G52]-[.F52]" office:value-type="float" office:value="-1" calcext:value-type="float">
            <text:p>-1</text:p>
          </table:table-cell>
          <table:table-cell table:formula="of:=[.H52]-[.G52]" office:value-type="float" office:value="0" calcext:value-type="float">
            <text:p>0</text:p>
          </table:table-cell>
          <table:table-cell table:formula="of:=[.I52]-[.H52]" office:value-type="float" office:value="0" calcext:value-type="float">
            <text:p>0</text:p>
          </table:table-cell>
          <table:table-cell table:number-columns-repeated="2"/>
          <table:table-cell table:formula="of:=[.L52]-[.K52]" office:value-type="float" office:value="205" calcext:value-type="float">
            <text:p>205</text:p>
          </table:table-cell>
          <table:table-cell table:formula="of:=[.M52]-[.L52]" office:value-type="float" office:value="14" calcext:value-type="float">
            <text:p>14</text:p>
          </table:table-cell>
          <table:table-cell table:formula="of:=[.M52]-[.F52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49148" calcext:value-type="float">
            <text:p>49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10" calcext:value-type="float">
            <text:p>301410</text:p>
          </table:table-cell>
          <table:table-cell office:value-type="float" office:value="1478104458375" calcext:value-type="float">
            <text:p>1478104458375</text:p>
          </table:table-cell>
          <table:table-cell table:number-columns-repeated="3" office:value-type="float" office:value="1478104458374" calcext:value-type="float">
            <text:p>1478104458374</text:p>
          </table:table-cell>
          <table:table-cell office:value-type="string" calcext:value-type="string">
            <text:p>?</text:p>
          </table:table-cell>
          <table:table-cell office:value-type="float" office:value="1478104458374" calcext:value-type="float">
            <text:p>1478104458374</text:p>
          </table:table-cell>
          <table:table-cell office:value-type="float" office:value="1478104458618" calcext:value-type="float">
            <text:p>1478104458618</text:p>
          </table:table-cell>
          <table:table-cell office:value-type="float" office:value="1478104458660" calcext:value-type="float">
            <text:p>1478104458660</text:p>
          </table:table-cell>
          <table:table-cell/>
          <table:table-cell table:formula="of:=[.G53]-[.F53]" office:value-type="float" office:value="-1" calcext:value-type="float">
            <text:p>-1</text:p>
          </table:table-cell>
          <table:table-cell table:formula="of:=[.H53]-[.G53]" office:value-type="float" office:value="0" calcext:value-type="float">
            <text:p>0</text:p>
          </table:table-cell>
          <table:table-cell table:formula="of:=[.I53]-[.H53]" office:value-type="float" office:value="0" calcext:value-type="float">
            <text:p>0</text:p>
          </table:table-cell>
          <table:table-cell table:number-columns-repeated="2"/>
          <table:table-cell table:formula="of:=[.L53]-[.K53]" office:value-type="float" office:value="244" calcext:value-type="float">
            <text:p>244</text:p>
          </table:table-cell>
          <table:table-cell table:formula="of:=[.M53]-[.L53]" office:value-type="float" office:value="42" calcext:value-type="float">
            <text:p>42</text:p>
          </table:table-cell>
          <table:table-cell table:formula="of:=[.M53]-[.F53]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49133" calcext:value-type="float">
            <text:p>49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483" calcext:value-type="float">
            <text:p>401483</text:p>
          </table:table-cell>
          <table:table-cell table:number-columns-repeated="4" office:value-type="float" office:value="1478104458508" calcext:value-type="float">
            <text:p>1478104458508</text:p>
          </table:table-cell>
          <table:table-cell office:value-type="string" calcext:value-type="string">
            <text:p>?</text:p>
          </table:table-cell>
          <table:table-cell office:value-type="float" office:value="1478104458508" calcext:value-type="float">
            <text:p>1478104458508</text:p>
          </table:table-cell>
          <table:table-cell office:value-type="float" office:value="1478104458709" calcext:value-type="float">
            <text:p>1478104458709</text:p>
          </table:table-cell>
          <table:table-cell office:value-type="float" office:value="1478104458804" calcext:value-type="float">
            <text:p>1478104458804</text:p>
          </table:table-cell>
          <table:table-cell/>
          <table:table-cell table:formula="of:=[.G54]-[.F54]" office:value-type="float" office:value="0" calcext:value-type="float">
            <text:p>0</text:p>
          </table:table-cell>
          <table:table-cell table:formula="of:=[.H54]-[.G54]" office:value-type="float" office:value="0" calcext:value-type="float">
            <text:p>0</text:p>
          </table:table-cell>
          <table:table-cell table:formula="of:=[.I54]-[.H54]" office:value-type="float" office:value="0" calcext:value-type="float">
            <text:p>0</text:p>
          </table:table-cell>
          <table:table-cell table:number-columns-repeated="2"/>
          <table:table-cell table:formula="of:=[.L54]-[.K54]" office:value-type="float" office:value="201" calcext:value-type="float">
            <text:p>201</text:p>
          </table:table-cell>
          <table:table-cell table:formula="of:=[.M54]-[.L54]" office:value-type="float" office:value="95" calcext:value-type="float">
            <text:p>95</text:p>
          </table:table-cell>
          <table:table-cell table:formula="of:=[.M54]-[.F54]"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49143" calcext:value-type="float">
            <text:p>49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067" calcext:value-type="float">
            <text:p>201067</text:p>
          </table:table-cell>
          <table:table-cell office:value-type="float" office:value="1478104458531" calcext:value-type="float">
            <text:p>1478104458531</text:p>
          </table:table-cell>
          <table:table-cell table:number-columns-repeated="3" office:value-type="float" office:value="1478104458530" calcext:value-type="float">
            <text:p>1478104458530</text:p>
          </table:table-cell>
          <table:table-cell office:value-type="string" calcext:value-type="string">
            <text:p>?</text:p>
          </table:table-cell>
          <table:table-cell office:value-type="float" office:value="1478104458530" calcext:value-type="float">
            <text:p>1478104458530</text:p>
          </table:table-cell>
          <table:table-cell office:value-type="float" office:value="1478104458747" calcext:value-type="float">
            <text:p>1478104458747</text:p>
          </table:table-cell>
          <table:table-cell office:value-type="float" office:value="1478104458828" calcext:value-type="float">
            <text:p>1478104458828</text:p>
          </table:table-cell>
          <table:table-cell/>
          <table:table-cell table:formula="of:=[.G55]-[.F55]" office:value-type="float" office:value="-1" calcext:value-type="float">
            <text:p>-1</text:p>
          </table:table-cell>
          <table:table-cell table:formula="of:=[.H55]-[.G55]" office:value-type="float" office:value="0" calcext:value-type="float">
            <text:p>0</text:p>
          </table:table-cell>
          <table:table-cell table:formula="of:=[.I55]-[.H55]" office:value-type="float" office:value="0" calcext:value-type="float">
            <text:p>0</text:p>
          </table:table-cell>
          <table:table-cell table:number-columns-repeated="2"/>
          <table:table-cell table:formula="of:=[.L55]-[.K55]" office:value-type="float" office:value="217" calcext:value-type="float">
            <text:p>217</text:p>
          </table:table-cell>
          <table:table-cell table:formula="of:=[.M55]-[.L55]" office:value-type="float" office:value="81" calcext:value-type="float">
            <text:p>81</text:p>
          </table:table-cell>
          <table:table-cell table:formula="of:=[.M55]-[.F55]"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49150" calcext:value-type="float">
            <text:p>49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032" calcext:value-type="float">
            <text:p>401032</text:p>
          </table:table-cell>
          <table:table-cell office:value-type="float" office:value="1478104458618" calcext:value-type="float">
            <text:p>1478104458618</text:p>
          </table:table-cell>
          <table:table-cell table:number-columns-repeated="3" office:value-type="float" office:value="1478104458617" calcext:value-type="float">
            <text:p>1478104458617</text:p>
          </table:table-cell>
          <table:table-cell office:value-type="string" calcext:value-type="string">
            <text:p>?</text:p>
          </table:table-cell>
          <table:table-cell office:value-type="float" office:value="1478104458617" calcext:value-type="float">
            <text:p>1478104458617</text:p>
          </table:table-cell>
          <table:table-cell office:value-type="float" office:value="1478104458828" calcext:value-type="float">
            <text:p>1478104458828</text:p>
          </table:table-cell>
          <table:table-cell office:value-type="float" office:value="1478104458843" calcext:value-type="float">
            <text:p>1478104458843</text:p>
          </table:table-cell>
          <table:table-cell/>
          <table:table-cell table:formula="of:=[.G56]-[.F56]" office:value-type="float" office:value="-1" calcext:value-type="float">
            <text:p>-1</text:p>
          </table:table-cell>
          <table:table-cell table:formula="of:=[.H56]-[.G56]" office:value-type="float" office:value="0" calcext:value-type="float">
            <text:p>0</text:p>
          </table:table-cell>
          <table:table-cell table:formula="of:=[.I56]-[.H56]" office:value-type="float" office:value="0" calcext:value-type="float">
            <text:p>0</text:p>
          </table:table-cell>
          <table:table-cell table:number-columns-repeated="2"/>
          <table:table-cell table:formula="of:=[.L56]-[.K56]" office:value-type="float" office:value="211" calcext:value-type="float">
            <text:p>211</text:p>
          </table:table-cell>
          <table:table-cell table:formula="of:=[.M56]-[.L56]" office:value-type="float" office:value="15" calcext:value-type="float">
            <text:p>15</text:p>
          </table:table-cell>
          <table:table-cell table:formula="of:=[.M56]-[.F56]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49147" calcext:value-type="float">
            <text:p>49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05" calcext:value-type="float">
            <text:p>100805</text:p>
          </table:table-cell>
          <table:table-cell office:value-type="float" office:value="1478104458549" calcext:value-type="float">
            <text:p>1478104458549</text:p>
          </table:table-cell>
          <table:table-cell table:number-columns-repeated="3" office:value-type="float" office:value="1478104458548" calcext:value-type="float">
            <text:p>1478104458548</text:p>
          </table:table-cell>
          <table:table-cell office:value-type="string" calcext:value-type="string">
            <text:p>?</text:p>
          </table:table-cell>
          <table:table-cell office:value-type="float" office:value="1478104458548" calcext:value-type="float">
            <text:p>1478104458548</text:p>
          </table:table-cell>
          <table:table-cell office:value-type="float" office:value="1478104458777" calcext:value-type="float">
            <text:p>1478104458777</text:p>
          </table:table-cell>
          <table:table-cell office:value-type="float" office:value="1478104458848" calcext:value-type="float">
            <text:p>1478104458848</text:p>
          </table:table-cell>
          <table:table-cell/>
          <table:table-cell table:formula="of:=[.G57]-[.F57]" office:value-type="float" office:value="-1" calcext:value-type="float">
            <text:p>-1</text:p>
          </table:table-cell>
          <table:table-cell table:formula="of:=[.H57]-[.G57]" office:value-type="float" office:value="0" calcext:value-type="float">
            <text:p>0</text:p>
          </table:table-cell>
          <table:table-cell table:formula="of:=[.I57]-[.H57]" office:value-type="float" office:value="0" calcext:value-type="float">
            <text:p>0</text:p>
          </table:table-cell>
          <table:table-cell table:number-columns-repeated="2"/>
          <table:table-cell table:formula="of:=[.L57]-[.K57]" office:value-type="float" office:value="229" calcext:value-type="float">
            <text:p>229</text:p>
          </table:table-cell>
          <table:table-cell table:formula="of:=[.M57]-[.L57]" office:value-type="float" office:value="71" calcext:value-type="float">
            <text:p>71</text:p>
          </table:table-cell>
          <table:table-cell table:formula="of:=[.M57]-[.F57]"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49152" calcext:value-type="float">
            <text:p>49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300" calcext:value-type="float">
            <text:p>101300</text:p>
          </table:table-cell>
          <table:table-cell table:number-columns-repeated="3" office:value-type="float" office:value="1478104458728" calcext:value-type="float">
            <text:p>1478104458728</text:p>
          </table:table-cell>
          <table:table-cell office:value-type="float" office:value="1478104458729" calcext:value-type="float">
            <text:p>1478104458729</text:p>
          </table:table-cell>
          <table:table-cell office:value-type="string" calcext:value-type="string">
            <text:p>?</text:p>
          </table:table-cell>
          <table:table-cell office:value-type="float" office:value="1478104458729" calcext:value-type="float">
            <text:p>1478104458729</text:p>
          </table:table-cell>
          <table:table-cell office:value-type="float" office:value="1478104458968" calcext:value-type="float">
            <text:p>1478104458968</text:p>
          </table:table-cell>
          <table:table-cell office:value-type="float" office:value="1478104458977" calcext:value-type="float">
            <text:p>1478104458977</text:p>
          </table:table-cell>
          <table:table-cell/>
          <table:table-cell table:formula="of:=[.G58]-[.F58]" office:value-type="float" office:value="0" calcext:value-type="float">
            <text:p>0</text:p>
          </table:table-cell>
          <table:table-cell table:formula="of:=[.H58]-[.G58]" office:value-type="float" office:value="0" calcext:value-type="float">
            <text:p>0</text:p>
          </table:table-cell>
          <table:table-cell table:formula="of:=[.I58]-[.H58]" office:value-type="float" office:value="1" calcext:value-type="float">
            <text:p>1</text:p>
          </table:table-cell>
          <table:table-cell table:number-columns-repeated="2"/>
          <table:table-cell table:formula="of:=[.L58]-[.K58]" office:value-type="float" office:value="239" calcext:value-type="float">
            <text:p>239</text:p>
          </table:table-cell>
          <table:table-cell table:formula="of:=[.M58]-[.L58]" office:value-type="float" office:value="9" calcext:value-type="float">
            <text:p>9</text:p>
          </table:table-cell>
          <table:table-cell table:formula="of:=[.M58]-[.F58]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49149" calcext:value-type="float">
            <text:p>491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448" calcext:value-type="float">
            <text:p>302448</text:p>
          </table:table-cell>
          <table:table-cell office:value-type="float" office:value="1478104458839" calcext:value-type="float">
            <text:p>1478104458839</text:p>
          </table:table-cell>
          <table:table-cell table:number-columns-repeated="2" office:value-type="float" office:value="1478104458838" calcext:value-type="float">
            <text:p>1478104458838</text:p>
          </table:table-cell>
          <table:table-cell office:value-type="float" office:value="1478104458839" calcext:value-type="float">
            <text:p>1478104458839</text:p>
          </table:table-cell>
          <table:table-cell office:value-type="string" calcext:value-type="string">
            <text:p>?</text:p>
          </table:table-cell>
          <table:table-cell office:value-type="float" office:value="1478104458839" calcext:value-type="float">
            <text:p>1478104458839</text:p>
          </table:table-cell>
          <table:table-cell office:value-type="float" office:value="1478104459084" calcext:value-type="float">
            <text:p>1478104459084</text:p>
          </table:table-cell>
          <table:table-cell office:value-type="float" office:value="1478104459091" calcext:value-type="float">
            <text:p>1478104459091</text:p>
          </table:table-cell>
          <table:table-cell/>
          <table:table-cell table:formula="of:=[.G59]-[.F59]" office:value-type="float" office:value="-1" calcext:value-type="float">
            <text:p>-1</text:p>
          </table:table-cell>
          <table:table-cell table:formula="of:=[.H59]-[.G59]" office:value-type="float" office:value="0" calcext:value-type="float">
            <text:p>0</text:p>
          </table:table-cell>
          <table:table-cell table:formula="of:=[.I59]-[.H59]" office:value-type="float" office:value="1" calcext:value-type="float">
            <text:p>1</text:p>
          </table:table-cell>
          <table:table-cell table:number-columns-repeated="2"/>
          <table:table-cell table:formula="of:=[.L59]-[.K59]" office:value-type="float" office:value="245" calcext:value-type="float">
            <text:p>245</text:p>
          </table:table-cell>
          <table:table-cell table:formula="of:=[.M59]-[.L59]" office:value-type="float" office:value="7" calcext:value-type="float">
            <text:p>7</text:p>
          </table:table-cell>
          <table:table-cell table:formula="of:=[.M59]-[.F59]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49154" calcext:value-type="float">
            <text:p>49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929" calcext:value-type="float">
            <text:p>101929</text:p>
          </table:table-cell>
          <table:table-cell office:value-type="float" office:value="1478104458954" calcext:value-type="float">
            <text:p>1478104458954</text:p>
          </table:table-cell>
          <table:table-cell office:value-type="float" office:value="1478104458953" calcext:value-type="float">
            <text:p>1478104458953</text:p>
          </table:table-cell>
          <table:table-cell table:number-columns-repeated="2" office:value-type="float" office:value="1478104458954" calcext:value-type="float">
            <text:p>1478104458954</text:p>
          </table:table-cell>
          <table:table-cell office:value-type="string" calcext:value-type="string">
            <text:p>?</text:p>
          </table:table-cell>
          <table:table-cell office:value-type="float" office:value="1478104458954" calcext:value-type="float">
            <text:p>1478104458954</text:p>
          </table:table-cell>
          <table:table-cell office:value-type="float" office:value="1478104459160" calcext:value-type="float">
            <text:p>1478104459160</text:p>
          </table:table-cell>
          <table:table-cell office:value-type="float" office:value="1478104459168" calcext:value-type="float">
            <text:p>1478104459168</text:p>
          </table:table-cell>
          <table:table-cell/>
          <table:table-cell table:formula="of:=[.G60]-[.F60]" office:value-type="float" office:value="-1" calcext:value-type="float">
            <text:p>-1</text:p>
          </table:table-cell>
          <table:table-cell table:formula="of:=[.H60]-[.G60]" office:value-type="float" office:value="1" calcext:value-type="float">
            <text:p>1</text:p>
          </table:table-cell>
          <table:table-cell table:formula="of:=[.I60]-[.H60]" office:value-type="float" office:value="0" calcext:value-type="float">
            <text:p>0</text:p>
          </table:table-cell>
          <table:table-cell table:number-columns-repeated="2"/>
          <table:table-cell table:formula="of:=[.L60]-[.K60]" office:value-type="float" office:value="206" calcext:value-type="float">
            <text:p>206</text:p>
          </table:table-cell>
          <table:table-cell table:formula="of:=[.M60]-[.L60]" office:value-type="float" office:value="8" calcext:value-type="float">
            <text:p>8</text:p>
          </table:table-cell>
          <table:table-cell table:formula="of:=[.M60]-[.F60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49151" calcext:value-type="float">
            <text:p>491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92" calcext:value-type="float">
            <text:p>201292</text:p>
          </table:table-cell>
          <table:table-cell office:value-type="float" office:value="1478104459014" calcext:value-type="float">
            <text:p>1478104459014</text:p>
          </table:table-cell>
          <table:table-cell table:number-columns-repeated="3" office:value-type="float" office:value="1478104459013" calcext:value-type="float">
            <text:p>1478104459013</text:p>
          </table:table-cell>
          <table:table-cell office:value-type="string" calcext:value-type="string">
            <text:p>?</text:p>
          </table:table-cell>
          <table:table-cell office:value-type="float" office:value="1478104459013" calcext:value-type="float">
            <text:p>1478104459013</text:p>
          </table:table-cell>
          <table:table-cell office:value-type="float" office:value="1478104459208" calcext:value-type="float">
            <text:p>1478104459208</text:p>
          </table:table-cell>
          <table:table-cell office:value-type="float" office:value="1478104459219" calcext:value-type="float">
            <text:p>1478104459219</text:p>
          </table:table-cell>
          <table:table-cell/>
          <table:table-cell table:formula="of:=[.G61]-[.F61]" office:value-type="float" office:value="-1" calcext:value-type="float">
            <text:p>-1</text:p>
          </table:table-cell>
          <table:table-cell table:formula="of:=[.H61]-[.G61]" office:value-type="float" office:value="0" calcext:value-type="float">
            <text:p>0</text:p>
          </table:table-cell>
          <table:table-cell table:formula="of:=[.I61]-[.H61]" office:value-type="float" office:value="0" calcext:value-type="float">
            <text:p>0</text:p>
          </table:table-cell>
          <table:table-cell table:number-columns-repeated="2"/>
          <table:table-cell table:formula="of:=[.L61]-[.K61]" office:value-type="float" office:value="195" calcext:value-type="float">
            <text:p>195</text:p>
          </table:table-cell>
          <table:table-cell table:formula="of:=[.M61]-[.L61]" office:value-type="float" office:value="11" calcext:value-type="float">
            <text:p>11</text:p>
          </table:table-cell>
          <table:table-cell table:formula="of:=[.M61]-[.F61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157" calcext:value-type="float">
            <text:p>491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746" calcext:value-type="float">
            <text:p>200746</text:p>
          </table:table-cell>
          <table:table-cell office:value-type="float" office:value="1478104459054" calcext:value-type="float">
            <text:p>1478104459054</text:p>
          </table:table-cell>
          <table:table-cell table:number-columns-repeated="3" office:value-type="float" office:value="1478104459075" calcext:value-type="float">
            <text:p>1478104459075</text:p>
          </table:table-cell>
          <table:table-cell office:value-type="string" calcext:value-type="string">
            <text:p>?</text:p>
          </table:table-cell>
          <table:table-cell office:value-type="float" office:value="1478104459075" calcext:value-type="float">
            <text:p>1478104459075</text:p>
          </table:table-cell>
          <table:table-cell office:value-type="float" office:value="1478104459277" calcext:value-type="float">
            <text:p>1478104459277</text:p>
          </table:table-cell>
          <table:table-cell office:value-type="float" office:value="1478104459299" calcext:value-type="float">
            <text:p>1478104459299</text:p>
          </table:table-cell>
          <table:table-cell/>
          <table:table-cell table:formula="of:=[.G62]-[.F62]" office:value-type="float" office:value="21" calcext:value-type="float">
            <text:p>21</text:p>
          </table:table-cell>
          <table:table-cell table:formula="of:=[.H62]-[.G62]" office:value-type="float" office:value="0" calcext:value-type="float">
            <text:p>0</text:p>
          </table:table-cell>
          <table:table-cell table:formula="of:=[.I62]-[.H62]" office:value-type="float" office:value="0" calcext:value-type="float">
            <text:p>0</text:p>
          </table:table-cell>
          <table:table-cell table:number-columns-repeated="2"/>
          <table:table-cell table:formula="of:=[.L62]-[.K62]" office:value-type="float" office:value="202" calcext:value-type="float">
            <text:p>202</text:p>
          </table:table-cell>
          <table:table-cell table:formula="of:=[.M62]-[.L62]" office:value-type="float" office:value="22" calcext:value-type="float">
            <text:p>22</text:p>
          </table:table-cell>
          <table:table-cell table:formula="of:=[.M62]-[.F62]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49156" calcext:value-type="float">
            <text:p>49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36" calcext:value-type="float">
            <text:p>102136</text:p>
          </table:table-cell>
          <table:table-cell table:number-columns-repeated="4" office:value-type="float" office:value="1478104459077" calcext:value-type="float">
            <text:p>1478104459077</text:p>
          </table:table-cell>
          <table:table-cell office:value-type="string" calcext:value-type="string">
            <text:p>?</text:p>
          </table:table-cell>
          <table:table-cell office:value-type="float" office:value="1478104459077" calcext:value-type="float">
            <text:p>1478104459077</text:p>
          </table:table-cell>
          <table:table-cell office:value-type="float" office:value="1478104459285" calcext:value-type="float">
            <text:p>1478104459285</text:p>
          </table:table-cell>
          <table:table-cell office:value-type="float" office:value="1478104459316" calcext:value-type="float">
            <text:p>1478104459316</text:p>
          </table:table-cell>
          <table:table-cell/>
          <table:table-cell table:formula="of:=[.G63]-[.F63]" office:value-type="float" office:value="0" calcext:value-type="float">
            <text:p>0</text:p>
          </table:table-cell>
          <table:table-cell table:formula="of:=[.H63]-[.G63]" office:value-type="float" office:value="0" calcext:value-type="float">
            <text:p>0</text:p>
          </table:table-cell>
          <table:table-cell table:formula="of:=[.I63]-[.H63]" office:value-type="float" office:value="0" calcext:value-type="float">
            <text:p>0</text:p>
          </table:table-cell>
          <table:table-cell table:number-columns-repeated="2"/>
          <table:table-cell table:formula="of:=[.L63]-[.K63]" office:value-type="float" office:value="208" calcext:value-type="float">
            <text:p>208</text:p>
          </table:table-cell>
          <table:table-cell table:formula="of:=[.M63]-[.L63]" office:value-type="float" office:value="31" calcext:value-type="float">
            <text:p>31</text:p>
          </table:table-cell>
          <table:table-cell table:formula="of:=[.M63]-[.F63]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49158" calcext:value-type="float">
            <text:p>49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395" calcext:value-type="float">
            <text:p>202395</text:p>
          </table:table-cell>
          <table:table-cell office:value-type="float" office:value="1478104459105" calcext:value-type="float">
            <text:p>1478104459105</text:p>
          </table:table-cell>
          <table:table-cell table:number-columns-repeated="2" office:value-type="float" office:value="1478104459103" calcext:value-type="float">
            <text:p>1478104459103</text:p>
          </table:table-cell>
          <table:table-cell office:value-type="float" office:value="1478104459104" calcext:value-type="float">
            <text:p>1478104459104</text:p>
          </table:table-cell>
          <table:table-cell office:value-type="string" calcext:value-type="string">
            <text:p>?</text:p>
          </table:table-cell>
          <table:table-cell office:value-type="float" office:value="1478104459104" calcext:value-type="float">
            <text:p>1478104459104</text:p>
          </table:table-cell>
          <table:table-cell office:value-type="float" office:value="1478104459308" calcext:value-type="float">
            <text:p>1478104459308</text:p>
          </table:table-cell>
          <table:table-cell office:value-type="float" office:value="1478104459376" calcext:value-type="float">
            <text:p>1478104459376</text:p>
          </table:table-cell>
          <table:table-cell/>
          <table:table-cell table:formula="of:=[.G64]-[.F64]" office:value-type="float" office:value="-2" calcext:value-type="float">
            <text:p>-2</text:p>
          </table:table-cell>
          <table:table-cell table:formula="of:=[.H64]-[.G64]" office:value-type="float" office:value="0" calcext:value-type="float">
            <text:p>0</text:p>
          </table:table-cell>
          <table:table-cell table:formula="of:=[.I64]-[.H64]" office:value-type="float" office:value="1" calcext:value-type="float">
            <text:p>1</text:p>
          </table:table-cell>
          <table:table-cell table:number-columns-repeated="2"/>
          <table:table-cell table:formula="of:=[.L64]-[.K64]" office:value-type="float" office:value="204" calcext:value-type="float">
            <text:p>204</text:p>
          </table:table-cell>
          <table:table-cell table:formula="of:=[.M64]-[.L64]" office:value-type="float" office:value="68" calcext:value-type="float">
            <text:p>68</text:p>
          </table:table-cell>
          <table:table-cell table:formula="of:=[.M64]-[.F64]"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49160" calcext:value-type="float">
            <text:p>49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003" calcext:value-type="float">
            <text:p>202003</text:p>
          </table:table-cell>
          <table:table-cell table:number-columns-repeated="4" office:value-type="float" office:value="1478104459248" calcext:value-type="float">
            <text:p>1478104459248</text:p>
          </table:table-cell>
          <table:table-cell office:value-type="string" calcext:value-type="string">
            <text:p>?</text:p>
          </table:table-cell>
          <table:table-cell office:value-type="float" office:value="1478104459248" calcext:value-type="float">
            <text:p>1478104459248</text:p>
          </table:table-cell>
          <table:table-cell office:value-type="float" office:value="1478104459452" calcext:value-type="float">
            <text:p>1478104459452</text:p>
          </table:table-cell>
          <table:table-cell office:value-type="float" office:value="1478104459460" calcext:value-type="float">
            <text:p>1478104459460</text:p>
          </table:table-cell>
          <table:table-cell/>
          <table:table-cell table:formula="of:=[.G65]-[.F65]" office:value-type="float" office:value="0" calcext:value-type="float">
            <text:p>0</text:p>
          </table:table-cell>
          <table:table-cell table:formula="of:=[.H65]-[.G65]" office:value-type="float" office:value="0" calcext:value-type="float">
            <text:p>0</text:p>
          </table:table-cell>
          <table:table-cell table:formula="of:=[.I65]-[.H65]" office:value-type="float" office:value="0" calcext:value-type="float">
            <text:p>0</text:p>
          </table:table-cell>
          <table:table-cell table:number-columns-repeated="2"/>
          <table:table-cell table:formula="of:=[.L65]-[.K65]" office:value-type="float" office:value="204" calcext:value-type="float">
            <text:p>204</text:p>
          </table:table-cell>
          <table:table-cell table:formula="of:=[.M65]-[.L65]" office:value-type="float" office:value="8" calcext:value-type="float">
            <text:p>8</text:p>
          </table:table-cell>
          <table:table-cell table:formula="of:=[.M65]-[.F65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155" calcext:value-type="float">
            <text:p>49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021" calcext:value-type="float">
            <text:p>300021</text:p>
          </table:table-cell>
          <table:table-cell office:value-type="float" office:value="1478104459114" calcext:value-type="float">
            <text:p>1478104459114</text:p>
          </table:table-cell>
          <table:table-cell table:number-columns-repeated="2" office:value-type="float" office:value="1478104459113" calcext:value-type="float">
            <text:p>1478104459113</text:p>
          </table:table-cell>
          <table:table-cell office:value-type="float" office:value="1478104459114" calcext:value-type="float">
            <text:p>1478104459114</text:p>
          </table:table-cell>
          <table:table-cell office:value-type="string" calcext:value-type="string">
            <text:p>?</text:p>
          </table:table-cell>
          <table:table-cell office:value-type="float" office:value="1478104459114" calcext:value-type="float">
            <text:p>1478104459114</text:p>
          </table:table-cell>
          <table:table-cell office:value-type="float" office:value="1478104459550" calcext:value-type="float">
            <text:p>1478104459550</text:p>
          </table:table-cell>
          <table:table-cell office:value-type="float" office:value="1478104459559" calcext:value-type="float">
            <text:p>1478104459559</text:p>
          </table:table-cell>
          <table:table-cell/>
          <table:table-cell table:formula="of:=[.G66]-[.F66]" office:value-type="float" office:value="-1" calcext:value-type="float">
            <text:p>-1</text:p>
          </table:table-cell>
          <table:table-cell table:formula="of:=[.H66]-[.G66]" office:value-type="float" office:value="0" calcext:value-type="float">
            <text:p>0</text:p>
          </table:table-cell>
          <table:table-cell table:formula="of:=[.I66]-[.H66]" office:value-type="float" office:value="1" calcext:value-type="float">
            <text:p>1</text:p>
          </table:table-cell>
          <table:table-cell table:number-columns-repeated="2"/>
          <table:table-cell table:formula="of:=[.L66]-[.K66]" office:value-type="float" office:value="436" calcext:value-type="float">
            <text:p>436</text:p>
          </table:table-cell>
          <table:table-cell table:formula="of:=[.M66]-[.L66]" office:value-type="float" office:value="9" calcext:value-type="float">
            <text:p>9</text:p>
          </table:table-cell>
          <table:table-cell table:formula="of:=[.M66]-[.F66]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49162" calcext:value-type="float">
            <text:p>491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335" calcext:value-type="float">
            <text:p>200335</text:p>
          </table:table-cell>
          <table:table-cell office:value-type="float" office:value="1478104459445" calcext:value-type="float">
            <text:p>1478104459445</text:p>
          </table:table-cell>
          <table:table-cell table:number-columns-repeated="3" office:value-type="float" office:value="1478104459453" calcext:value-type="float">
            <text:p>1478104459453</text:p>
          </table:table-cell>
          <table:table-cell office:value-type="string" calcext:value-type="string">
            <text:p>?</text:p>
          </table:table-cell>
          <table:table-cell office:value-type="float" office:value="1478104459453" calcext:value-type="float">
            <text:p>1478104459453</text:p>
          </table:table-cell>
          <table:table-cell office:value-type="float" office:value="1478104459650" calcext:value-type="float">
            <text:p>1478104459650</text:p>
          </table:table-cell>
          <table:table-cell office:value-type="float" office:value="1478104459661" calcext:value-type="float">
            <text:p>1478104459661</text:p>
          </table:table-cell>
          <table:table-cell/>
          <table:table-cell table:formula="of:=[.G67]-[.F67]" office:value-type="float" office:value="8" calcext:value-type="float">
            <text:p>8</text:p>
          </table:table-cell>
          <table:table-cell table:formula="of:=[.H67]-[.G67]" office:value-type="float" office:value="0" calcext:value-type="float">
            <text:p>0</text:p>
          </table:table-cell>
          <table:table-cell table:formula="of:=[.I67]-[.H67]" office:value-type="float" office:value="0" calcext:value-type="float">
            <text:p>0</text:p>
          </table:table-cell>
          <table:table-cell table:number-columns-repeated="2"/>
          <table:table-cell table:formula="of:=[.L67]-[.K67]" office:value-type="float" office:value="197" calcext:value-type="float">
            <text:p>197</text:p>
          </table:table-cell>
          <table:table-cell table:formula="of:=[.M67]-[.L67]" office:value-type="float" office:value="11" calcext:value-type="float">
            <text:p>11</text:p>
          </table:table-cell>
          <table:table-cell table:formula="of:=[.M67]-[.F67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161" calcext:value-type="float">
            <text:p>49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323" calcext:value-type="float">
            <text:p>301323</text:p>
          </table:table-cell>
          <table:table-cell office:value-type="float" office:value="1478104459447" calcext:value-type="float">
            <text:p>1478104459447</text:p>
          </table:table-cell>
          <table:table-cell table:number-columns-repeated="3" office:value-type="float" office:value="1478104459452" calcext:value-type="float">
            <text:p>1478104459452</text:p>
          </table:table-cell>
          <table:table-cell office:value-type="string" calcext:value-type="string">
            <text:p>?</text:p>
          </table:table-cell>
          <table:table-cell office:value-type="float" office:value="1478104459452" calcext:value-type="float">
            <text:p>1478104459452</text:p>
          </table:table-cell>
          <table:table-cell office:value-type="float" office:value="1478104459661" calcext:value-type="float">
            <text:p>1478104459661</text:p>
          </table:table-cell>
          <table:table-cell office:value-type="float" office:value="1478104459713" calcext:value-type="float">
            <text:p>1478104459713</text:p>
          </table:table-cell>
          <table:table-cell/>
          <table:table-cell table:formula="of:=[.G68]-[.F68]" office:value-type="float" office:value="5" calcext:value-type="float">
            <text:p>5</text:p>
          </table:table-cell>
          <table:table-cell table:formula="of:=[.H68]-[.G68]" office:value-type="float" office:value="0" calcext:value-type="float">
            <text:p>0</text:p>
          </table:table-cell>
          <table:table-cell table:formula="of:=[.I68]-[.H68]" office:value-type="float" office:value="0" calcext:value-type="float">
            <text:p>0</text:p>
          </table:table-cell>
          <table:table-cell table:number-columns-repeated="2"/>
          <table:table-cell table:formula="of:=[.L68]-[.K68]" office:value-type="float" office:value="209" calcext:value-type="float">
            <text:p>209</text:p>
          </table:table-cell>
          <table:table-cell table:formula="of:=[.M68]-[.L68]" office:value-type="float" office:value="52" calcext:value-type="float">
            <text:p>52</text:p>
          </table:table-cell>
          <table:table-cell table:formula="of:=[.M68]-[.F68]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49164" calcext:value-type="float">
            <text:p>49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95" calcext:value-type="float">
            <text:p>301795</text:p>
          </table:table-cell>
          <table:table-cell office:value-type="float" office:value="1478104459453" calcext:value-type="float">
            <text:p>1478104459453</text:p>
          </table:table-cell>
          <table:table-cell table:number-columns-repeated="3" office:value-type="float" office:value="1478104459452" calcext:value-type="float">
            <text:p>1478104459452</text:p>
          </table:table-cell>
          <table:table-cell office:value-type="string" calcext:value-type="string">
            <text:p>?</text:p>
          </table:table-cell>
          <table:table-cell office:value-type="float" office:value="1478104459452" calcext:value-type="float">
            <text:p>1478104459452</text:p>
          </table:table-cell>
          <table:table-cell office:value-type="float" office:value="1478104459688" calcext:value-type="float">
            <text:p>1478104459688</text:p>
          </table:table-cell>
          <table:table-cell office:value-type="float" office:value="1478104459776" calcext:value-type="float">
            <text:p>1478104459776</text:p>
          </table:table-cell>
          <table:table-cell/>
          <table:table-cell table:formula="of:=[.G69]-[.F69]" office:value-type="float" office:value="-1" calcext:value-type="float">
            <text:p>-1</text:p>
          </table:table-cell>
          <table:table-cell table:formula="of:=[.H69]-[.G69]" office:value-type="float" office:value="0" calcext:value-type="float">
            <text:p>0</text:p>
          </table:table-cell>
          <table:table-cell table:formula="of:=[.I69]-[.H69]" office:value-type="float" office:value="0" calcext:value-type="float">
            <text:p>0</text:p>
          </table:table-cell>
          <table:table-cell table:number-columns-repeated="2"/>
          <table:table-cell table:formula="of:=[.L69]-[.K69]" office:value-type="float" office:value="236" calcext:value-type="float">
            <text:p>236</text:p>
          </table:table-cell>
          <table:table-cell table:formula="of:=[.M69]-[.L69]" office:value-type="float" office:value="88" calcext:value-type="float">
            <text:p>88</text:p>
          </table:table-cell>
          <table:table-cell table:formula="of:=[.M69]-[.F69]"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49163" calcext:value-type="float">
            <text:p>49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877" calcext:value-type="float">
            <text:p>201877</text:p>
          </table:table-cell>
          <table:table-cell office:value-type="float" office:value="1478104459500" calcext:value-type="float">
            <text:p>1478104459500</text:p>
          </table:table-cell>
          <table:table-cell table:number-columns-repeated="2" office:value-type="float" office:value="1478104459499" calcext:value-type="float">
            <text:p>1478104459499</text:p>
          </table:table-cell>
          <table:table-cell office:value-type="float" office:value="1478104459500" calcext:value-type="float">
            <text:p>1478104459500</text:p>
          </table:table-cell>
          <table:table-cell office:value-type="string" calcext:value-type="string">
            <text:p>?</text:p>
          </table:table-cell>
          <table:table-cell office:value-type="float" office:value="1478104459500" calcext:value-type="float">
            <text:p>1478104459500</text:p>
          </table:table-cell>
          <table:table-cell office:value-type="float" office:value="1478104459731" calcext:value-type="float">
            <text:p>1478104459731</text:p>
          </table:table-cell>
          <table:table-cell office:value-type="float" office:value="1478104459790" calcext:value-type="float">
            <text:p>1478104459790</text:p>
          </table:table-cell>
          <table:table-cell/>
          <table:table-cell table:formula="of:=[.G70]-[.F70]" office:value-type="float" office:value="-1" calcext:value-type="float">
            <text:p>-1</text:p>
          </table:table-cell>
          <table:table-cell table:formula="of:=[.H70]-[.G70]" office:value-type="float" office:value="0" calcext:value-type="float">
            <text:p>0</text:p>
          </table:table-cell>
          <table:table-cell table:formula="of:=[.I70]-[.H70]" office:value-type="float" office:value="1" calcext:value-type="float">
            <text:p>1</text:p>
          </table:table-cell>
          <table:table-cell table:number-columns-repeated="2"/>
          <table:table-cell table:formula="of:=[.L70]-[.K70]" office:value-type="float" office:value="231" calcext:value-type="float">
            <text:p>231</text:p>
          </table:table-cell>
          <table:table-cell table:formula="of:=[.M70]-[.L70]" office:value-type="float" office:value="59" calcext:value-type="float">
            <text:p>59</text:p>
          </table:table-cell>
          <table:table-cell table:formula="of:=[.M70]-[.F70]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49165" calcext:value-type="float">
            <text:p>491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43" calcext:value-type="float">
            <text:p>300543</text:p>
          </table:table-cell>
          <table:table-cell office:value-type="float" office:value="1478104459605" calcext:value-type="float">
            <text:p>1478104459605</text:p>
          </table:table-cell>
          <table:table-cell table:number-columns-repeated="3" office:value-type="float" office:value="1478104459606" calcext:value-type="float">
            <text:p>1478104459606</text:p>
          </table:table-cell>
          <table:table-cell office:value-type="string" calcext:value-type="string">
            <text:p>?</text:p>
          </table:table-cell>
          <table:table-cell office:value-type="float" office:value="1478104459606" calcext:value-type="float">
            <text:p>1478104459606</text:p>
          </table:table-cell>
          <table:table-cell office:value-type="float" office:value="1478104459852" calcext:value-type="float">
            <text:p>1478104459852</text:p>
          </table:table-cell>
          <table:table-cell office:value-type="float" office:value="1478104459861" calcext:value-type="float">
            <text:p>1478104459861</text:p>
          </table:table-cell>
          <table:table-cell/>
          <table:table-cell table:formula="of:=[.G71]-[.F71]" office:value-type="float" office:value="1" calcext:value-type="float">
            <text:p>1</text:p>
          </table:table-cell>
          <table:table-cell table:formula="of:=[.H71]-[.G71]" office:value-type="float" office:value="0" calcext:value-type="float">
            <text:p>0</text:p>
          </table:table-cell>
          <table:table-cell table:formula="of:=[.I71]-[.H71]" office:value-type="float" office:value="0" calcext:value-type="float">
            <text:p>0</text:p>
          </table:table-cell>
          <table:table-cell table:number-columns-repeated="2"/>
          <table:table-cell table:formula="of:=[.L71]-[.K71]" office:value-type="float" office:value="246" calcext:value-type="float">
            <text:p>246</text:p>
          </table:table-cell>
          <table:table-cell table:formula="of:=[.M71]-[.L71]" office:value-type="float" office:value="9" calcext:value-type="float">
            <text:p>9</text:p>
          </table:table-cell>
          <table:table-cell table:formula="of:=[.M71]-[.F71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49159" calcext:value-type="float">
            <text:p>49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02" calcext:value-type="float">
            <text:p>100702</text:p>
          </table:table-cell>
          <table:table-cell office:value-type="float" office:value="1478104459595" calcext:value-type="float">
            <text:p>1478104459595</text:p>
          </table:table-cell>
          <table:table-cell table:number-columns-repeated="2" office:value-type="float" office:value="1478104459594" calcext:value-type="float">
            <text:p>1478104459594</text:p>
          </table:table-cell>
          <table:table-cell office:value-type="float" office:value="1478104459595" calcext:value-type="float">
            <text:p>1478104459595</text:p>
          </table:table-cell>
          <table:table-cell office:value-type="string" calcext:value-type="string">
            <text:p>?</text:p>
          </table:table-cell>
          <table:table-cell office:value-type="float" office:value="1478104459595" calcext:value-type="float">
            <text:p>1478104459595</text:p>
          </table:table-cell>
          <table:table-cell office:value-type="float" office:value="1478104459850" calcext:value-type="float">
            <text:p>1478104459850</text:p>
          </table:table-cell>
          <table:table-cell office:value-type="float" office:value="1478104459888" calcext:value-type="float">
            <text:p>1478104459888</text:p>
          </table:table-cell>
          <table:table-cell/>
          <table:table-cell table:formula="of:=[.G72]-[.F72]" office:value-type="float" office:value="-1" calcext:value-type="float">
            <text:p>-1</text:p>
          </table:table-cell>
          <table:table-cell table:formula="of:=[.H72]-[.G72]" office:value-type="float" office:value="0" calcext:value-type="float">
            <text:p>0</text:p>
          </table:table-cell>
          <table:table-cell table:formula="of:=[.I72]-[.H72]" office:value-type="float" office:value="1" calcext:value-type="float">
            <text:p>1</text:p>
          </table:table-cell>
          <table:table-cell table:number-columns-repeated="2"/>
          <table:table-cell table:formula="of:=[.L72]-[.K72]" office:value-type="float" office:value="255" calcext:value-type="float">
            <text:p>255</text:p>
          </table:table-cell>
          <table:table-cell table:formula="of:=[.M72]-[.L72]" office:value-type="float" office:value="38" calcext:value-type="float">
            <text:p>38</text:p>
          </table:table-cell>
          <table:table-cell table:formula="of:=[.M72]-[.F72]"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49166" calcext:value-type="float">
            <text:p>491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35" calcext:value-type="float">
            <text:p>201235</text:p>
          </table:table-cell>
          <table:table-cell office:value-type="float" office:value="1478104459840" calcext:value-type="float">
            <text:p>1478104459840</text:p>
          </table:table-cell>
          <table:table-cell table:number-columns-repeated="2" office:value-type="float" office:value="1478104459839" calcext:value-type="float">
            <text:p>1478104459839</text:p>
          </table:table-cell>
          <table:table-cell office:value-type="float" office:value="1478104459840" calcext:value-type="float">
            <text:p>1478104459840</text:p>
          </table:table-cell>
          <table:table-cell office:value-type="string" calcext:value-type="string">
            <text:p>?</text:p>
          </table:table-cell>
          <table:table-cell office:value-type="float" office:value="1478104459840" calcext:value-type="float">
            <text:p>1478104459840</text:p>
          </table:table-cell>
          <table:table-cell office:value-type="float" office:value="1478104460049" calcext:value-type="float">
            <text:p>1478104460049</text:p>
          </table:table-cell>
          <table:table-cell office:value-type="float" office:value="1478104460080" calcext:value-type="float">
            <text:p>1478104460080</text:p>
          </table:table-cell>
          <table:table-cell/>
          <table:table-cell table:formula="of:=[.G73]-[.F73]" office:value-type="float" office:value="-1" calcext:value-type="float">
            <text:p>-1</text:p>
          </table:table-cell>
          <table:table-cell table:formula="of:=[.H73]-[.G73]" office:value-type="float" office:value="0" calcext:value-type="float">
            <text:p>0</text:p>
          </table:table-cell>
          <table:table-cell table:formula="of:=[.I73]-[.H73]" office:value-type="float" office:value="1" calcext:value-type="float">
            <text:p>1</text:p>
          </table:table-cell>
          <table:table-cell table:number-columns-repeated="2"/>
          <table:table-cell table:formula="of:=[.L73]-[.K73]" office:value-type="float" office:value="209" calcext:value-type="float">
            <text:p>209</text:p>
          </table:table-cell>
          <table:table-cell table:formula="of:=[.M73]-[.L73]" office:value-type="float" office:value="31" calcext:value-type="float">
            <text:p>31</text:p>
          </table:table-cell>
          <table:table-cell table:formula="of:=[.M73]-[.F7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9168" calcext:value-type="float">
            <text:p>49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89" calcext:value-type="float">
            <text:p>301989</text:p>
          </table:table-cell>
          <table:table-cell office:value-type="float" office:value="1478104459857" calcext:value-type="float">
            <text:p>1478104459857</text:p>
          </table:table-cell>
          <table:table-cell table:number-columns-repeated="3" office:value-type="float" office:value="1478104459856" calcext:value-type="float">
            <text:p>1478104459856</text:p>
          </table:table-cell>
          <table:table-cell office:value-type="string" calcext:value-type="string">
            <text:p>?</text:p>
          </table:table-cell>
          <table:table-cell office:value-type="float" office:value="1478104459856" calcext:value-type="float">
            <text:p>1478104459856</text:p>
          </table:table-cell>
          <table:table-cell office:value-type="float" office:value="1478104460084" calcext:value-type="float">
            <text:p>1478104460084</text:p>
          </table:table-cell>
          <table:table-cell office:value-type="float" office:value="1478104460092" calcext:value-type="float">
            <text:p>1478104460092</text:p>
          </table:table-cell>
          <table:table-cell/>
          <table:table-cell table:formula="of:=[.G74]-[.F74]" office:value-type="float" office:value="-1" calcext:value-type="float">
            <text:p>-1</text:p>
          </table:table-cell>
          <table:table-cell table:formula="of:=[.H74]-[.G74]" office:value-type="float" office:value="0" calcext:value-type="float">
            <text:p>0</text:p>
          </table:table-cell>
          <table:table-cell table:formula="of:=[.I74]-[.H74]" office:value-type="float" office:value="0" calcext:value-type="float">
            <text:p>0</text:p>
          </table:table-cell>
          <table:table-cell table:number-columns-repeated="2"/>
          <table:table-cell table:formula="of:=[.L74]-[.K74]" office:value-type="float" office:value="228" calcext:value-type="float">
            <text:p>228</text:p>
          </table:table-cell>
          <table:table-cell table:formula="of:=[.M74]-[.L74]" office:value-type="float" office:value="8" calcext:value-type="float">
            <text:p>8</text:p>
          </table:table-cell>
          <table:table-cell table:formula="of:=[.M74]-[.F74]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49169" calcext:value-type="float">
            <text:p>49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715" calcext:value-type="float">
            <text:p>200715</text:p>
          </table:table-cell>
          <table:table-cell office:value-type="float" office:value="1478104459947" calcext:value-type="float">
            <text:p>1478104459947</text:p>
          </table:table-cell>
          <table:table-cell table:number-columns-repeated="3" office:value-type="float" office:value="1478104459946" calcext:value-type="float">
            <text:p>1478104459946</text:p>
          </table:table-cell>
          <table:table-cell office:value-type="string" calcext:value-type="string">
            <text:p>?</text:p>
          </table:table-cell>
          <table:table-cell office:value-type="float" office:value="1478104459946" calcext:value-type="float">
            <text:p>1478104459946</text:p>
          </table:table-cell>
          <table:table-cell office:value-type="float" office:value="1478104460158" calcext:value-type="float">
            <text:p>1478104460158</text:p>
          </table:table-cell>
          <table:table-cell office:value-type="float" office:value="1478104460176" calcext:value-type="float">
            <text:p>1478104460176</text:p>
          </table:table-cell>
          <table:table-cell/>
          <table:table-cell table:formula="of:=[.G75]-[.F75]" office:value-type="float" office:value="-1" calcext:value-type="float">
            <text:p>-1</text:p>
          </table:table-cell>
          <table:table-cell table:formula="of:=[.H75]-[.G75]" office:value-type="float" office:value="0" calcext:value-type="float">
            <text:p>0</text:p>
          </table:table-cell>
          <table:table-cell table:formula="of:=[.I75]-[.H75]" office:value-type="float" office:value="0" calcext:value-type="float">
            <text:p>0</text:p>
          </table:table-cell>
          <table:table-cell table:number-columns-repeated="2"/>
          <table:table-cell table:formula="of:=[.L75]-[.K75]" office:value-type="float" office:value="212" calcext:value-type="float">
            <text:p>212</text:p>
          </table:table-cell>
          <table:table-cell table:formula="of:=[.M75]-[.L75]" office:value-type="float" office:value="18" calcext:value-type="float">
            <text:p>18</text:p>
          </table:table-cell>
          <table:table-cell table:formula="of:=[.M75]-[.F75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49153" calcext:value-type="float">
            <text:p>49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631" calcext:value-type="float">
            <text:p>401631</text:p>
          </table:table-cell>
          <table:table-cell office:value-type="float" office:value="1478104459961" calcext:value-type="float">
            <text:p>1478104459961</text:p>
          </table:table-cell>
          <table:table-cell table:number-columns-repeated="3" office:value-type="float" office:value="1478104459960" calcext:value-type="float">
            <text:p>1478104459960</text:p>
          </table:table-cell>
          <table:table-cell office:value-type="string" calcext:value-type="string">
            <text:p>?</text:p>
          </table:table-cell>
          <table:table-cell office:value-type="float" office:value="1478104459960" calcext:value-type="float">
            <text:p>1478104459960</text:p>
          </table:table-cell>
          <table:table-cell office:value-type="float" office:value="1478104460163" calcext:value-type="float">
            <text:p>1478104460163</text:p>
          </table:table-cell>
          <table:table-cell office:value-type="float" office:value="1478104460177" calcext:value-type="float">
            <text:p>1478104460177</text:p>
          </table:table-cell>
          <table:table-cell/>
          <table:table-cell table:formula="of:=[.G76]-[.F76]" office:value-type="float" office:value="-1" calcext:value-type="float">
            <text:p>-1</text:p>
          </table:table-cell>
          <table:table-cell table:formula="of:=[.H76]-[.G76]" office:value-type="float" office:value="0" calcext:value-type="float">
            <text:p>0</text:p>
          </table:table-cell>
          <table:table-cell table:formula="of:=[.I76]-[.H76]" office:value-type="float" office:value="0" calcext:value-type="float">
            <text:p>0</text:p>
          </table:table-cell>
          <table:table-cell table:number-columns-repeated="2"/>
          <table:table-cell table:formula="of:=[.L76]-[.K76]" office:value-type="float" office:value="203" calcext:value-type="float">
            <text:p>203</text:p>
          </table:table-cell>
          <table:table-cell table:formula="of:=[.M76]-[.L76]" office:value-type="float" office:value="14" calcext:value-type="float">
            <text:p>14</text:p>
          </table:table-cell>
          <table:table-cell table:formula="of:=[.M76]-[.F76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171" calcext:value-type="float">
            <text:p>491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64" calcext:value-type="float">
            <text:p>200864</text:p>
          </table:table-cell>
          <table:table-cell office:value-type="float" office:value="1478104460106" calcext:value-type="float">
            <text:p>1478104460106</text:p>
          </table:table-cell>
          <table:table-cell table:number-columns-repeated="3" office:value-type="float" office:value="1478104460105" calcext:value-type="float">
            <text:p>1478104460105</text:p>
          </table:table-cell>
          <table:table-cell office:value-type="string" calcext:value-type="string">
            <text:p>?</text:p>
          </table:table-cell>
          <table:table-cell office:value-type="float" office:value="1478104460105" calcext:value-type="float">
            <text:p>1478104460105</text:p>
          </table:table-cell>
          <table:table-cell office:value-type="float" office:value="1478104460337" calcext:value-type="float">
            <text:p>1478104460337</text:p>
          </table:table-cell>
          <table:table-cell office:value-type="float" office:value="1478104460358" calcext:value-type="float">
            <text:p>1478104460358</text:p>
          </table:table-cell>
          <table:table-cell/>
          <table:table-cell table:formula="of:=[.G77]-[.F77]" office:value-type="float" office:value="-1" calcext:value-type="float">
            <text:p>-1</text:p>
          </table:table-cell>
          <table:table-cell table:formula="of:=[.H77]-[.G77]" office:value-type="float" office:value="0" calcext:value-type="float">
            <text:p>0</text:p>
          </table:table-cell>
          <table:table-cell table:formula="of:=[.I77]-[.H77]" office:value-type="float" office:value="0" calcext:value-type="float">
            <text:p>0</text:p>
          </table:table-cell>
          <table:table-cell table:number-columns-repeated="2"/>
          <table:table-cell table:formula="of:=[.L77]-[.K77]" office:value-type="float" office:value="232" calcext:value-type="float">
            <text:p>232</text:p>
          </table:table-cell>
          <table:table-cell table:formula="of:=[.M77]-[.L77]" office:value-type="float" office:value="21" calcext:value-type="float">
            <text:p>21</text:p>
          </table:table-cell>
          <table:table-cell table:formula="of:=[.M77]-[.F77]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49170" calcext:value-type="float">
            <text:p>491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501" calcext:value-type="float">
            <text:p>302501</text:p>
          </table:table-cell>
          <table:table-cell office:value-type="float" office:value="1478104460120" calcext:value-type="float">
            <text:p>1478104460120</text:p>
          </table:table-cell>
          <table:table-cell table:number-columns-repeated="3" office:value-type="float" office:value="1478104460119" calcext:value-type="float">
            <text:p>1478104460119</text:p>
          </table:table-cell>
          <table:table-cell office:value-type="string" calcext:value-type="string">
            <text:p>?</text:p>
          </table:table-cell>
          <table:table-cell office:value-type="float" office:value="1478104460119" calcext:value-type="float">
            <text:p>1478104460119</text:p>
          </table:table-cell>
          <table:table-cell office:value-type="float" office:value="1478104460336" calcext:value-type="float">
            <text:p>1478104460336</text:p>
          </table:table-cell>
          <table:table-cell office:value-type="float" office:value="1478104460360" calcext:value-type="float">
            <text:p>1478104460360</text:p>
          </table:table-cell>
          <table:table-cell/>
          <table:table-cell table:formula="of:=[.G78]-[.F78]" office:value-type="float" office:value="-1" calcext:value-type="float">
            <text:p>-1</text:p>
          </table:table-cell>
          <table:table-cell table:formula="of:=[.H78]-[.G78]" office:value-type="float" office:value="0" calcext:value-type="float">
            <text:p>0</text:p>
          </table:table-cell>
          <table:table-cell table:formula="of:=[.I78]-[.H78]" office:value-type="float" office:value="0" calcext:value-type="float">
            <text:p>0</text:p>
          </table:table-cell>
          <table:table-cell table:number-columns-repeated="2"/>
          <table:table-cell table:formula="of:=[.L78]-[.K78]" office:value-type="float" office:value="217" calcext:value-type="float">
            <text:p>217</text:p>
          </table:table-cell>
          <table:table-cell table:formula="of:=[.M78]-[.L78]" office:value-type="float" office:value="24" calcext:value-type="float">
            <text:p>24</text:p>
          </table:table-cell>
          <table:table-cell table:formula="of:=[.M78]-[.F78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9174" calcext:value-type="float">
            <text:p>49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558" calcext:value-type="float">
            <text:p>301558</text:p>
          </table:table-cell>
          <table:table-cell office:value-type="float" office:value="1478104460229" calcext:value-type="float">
            <text:p>1478104460229</text:p>
          </table:table-cell>
          <table:table-cell table:number-columns-repeated="3" office:value-type="float" office:value="1478104460228" calcext:value-type="float">
            <text:p>1478104460228</text:p>
          </table:table-cell>
          <table:table-cell office:value-type="string" calcext:value-type="string">
            <text:p>?</text:p>
          </table:table-cell>
          <table:table-cell office:value-type="float" office:value="1478104460229" calcext:value-type="float">
            <text:p>1478104460229</text:p>
          </table:table-cell>
          <table:table-cell office:value-type="float" office:value="1478104460454" calcext:value-type="float">
            <text:p>1478104460454</text:p>
          </table:table-cell>
          <table:table-cell office:value-type="float" office:value="1478104460520" calcext:value-type="float">
            <text:p>1478104460520</text:p>
          </table:table-cell>
          <table:table-cell/>
          <table:table-cell table:formula="of:=[.G79]-[.F79]" office:value-type="float" office:value="-1" calcext:value-type="float">
            <text:p>-1</text:p>
          </table:table-cell>
          <table:table-cell table:formula="of:=[.H79]-[.G79]" office:value-type="float" office:value="0" calcext:value-type="float">
            <text:p>0</text:p>
          </table:table-cell>
          <table:table-cell table:formula="of:=[.I79]-[.H79]" office:value-type="float" office:value="0" calcext:value-type="float">
            <text:p>0</text:p>
          </table:table-cell>
          <table:table-cell table:number-columns-repeated="2"/>
          <table:table-cell table:formula="of:=[.L79]-[.K79]" office:value-type="float" office:value="225" calcext:value-type="float">
            <text:p>225</text:p>
          </table:table-cell>
          <table:table-cell table:formula="of:=[.M79]-[.L79]" office:value-type="float" office:value="66" calcext:value-type="float">
            <text:p>66</text:p>
          </table:table-cell>
          <table:table-cell table:formula="of:=[.M79]-[.F79]"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49173" calcext:value-type="float">
            <text:p>49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03" calcext:value-type="float">
            <text:p>201103</text:p>
          </table:table-cell>
          <table:table-cell office:value-type="float" office:value="1478104460516" calcext:value-type="float">
            <text:p>1478104460516</text:p>
          </table:table-cell>
          <table:table-cell table:number-columns-repeated="3" office:value-type="float" office:value="1478104460515" calcext:value-type="float">
            <text:p>1478104460515</text:p>
          </table:table-cell>
          <table:table-cell office:value-type="string" calcext:value-type="string">
            <text:p>?</text:p>
          </table:table-cell>
          <table:table-cell office:value-type="float" office:value="1478104460515" calcext:value-type="float">
            <text:p>1478104460515</text:p>
          </table:table-cell>
          <table:table-cell office:value-type="float" office:value="1478104460739" calcext:value-type="float">
            <text:p>1478104460739</text:p>
          </table:table-cell>
          <table:table-cell office:value-type="float" office:value="1478104460764" calcext:value-type="float">
            <text:p>1478104460764</text:p>
          </table:table-cell>
          <table:table-cell/>
          <table:table-cell table:formula="of:=[.G80]-[.F80]" office:value-type="float" office:value="-1" calcext:value-type="float">
            <text:p>-1</text:p>
          </table:table-cell>
          <table:table-cell table:formula="of:=[.H80]-[.G80]" office:value-type="float" office:value="0" calcext:value-type="float">
            <text:p>0</text:p>
          </table:table-cell>
          <table:table-cell table:formula="of:=[.I80]-[.H80]" office:value-type="float" office:value="0" calcext:value-type="float">
            <text:p>0</text:p>
          </table:table-cell>
          <table:table-cell table:number-columns-repeated="2"/>
          <table:table-cell table:formula="of:=[.L80]-[.K80]" office:value-type="float" office:value="224" calcext:value-type="float">
            <text:p>224</text:p>
          </table:table-cell>
          <table:table-cell table:formula="of:=[.M80]-[.L80]" office:value-type="float" office:value="25" calcext:value-type="float">
            <text:p>25</text:p>
          </table:table-cell>
          <table:table-cell table:formula="of:=[.M80]-[.F80]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49176" calcext:value-type="float">
            <text:p>49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96" calcext:value-type="float">
            <text:p>200896</text:p>
          </table:table-cell>
          <table:table-cell office:value-type="float" office:value="1478104460521" calcext:value-type="float">
            <text:p>1478104460521</text:p>
          </table:table-cell>
          <table:table-cell table:number-columns-repeated="3" office:value-type="float" office:value="1478104460520" calcext:value-type="float">
            <text:p>1478104460520</text:p>
          </table:table-cell>
          <table:table-cell office:value-type="string" calcext:value-type="string">
            <text:p>?</text:p>
          </table:table-cell>
          <table:table-cell office:value-type="float" office:value="1478104460520" calcext:value-type="float">
            <text:p>1478104460520</text:p>
          </table:table-cell>
          <table:table-cell office:value-type="float" office:value="1478104460755" calcext:value-type="float">
            <text:p>1478104460755</text:p>
          </table:table-cell>
          <table:table-cell office:value-type="float" office:value="1478104460798" calcext:value-type="float">
            <text:p>1478104460798</text:p>
          </table:table-cell>
          <table:table-cell/>
          <table:table-cell table:formula="of:=[.G81]-[.F81]" office:value-type="float" office:value="-1" calcext:value-type="float">
            <text:p>-1</text:p>
          </table:table-cell>
          <table:table-cell table:formula="of:=[.H81]-[.G81]" office:value-type="float" office:value="0" calcext:value-type="float">
            <text:p>0</text:p>
          </table:table-cell>
          <table:table-cell table:formula="of:=[.I81]-[.H81]" office:value-type="float" office:value="0" calcext:value-type="float">
            <text:p>0</text:p>
          </table:table-cell>
          <table:table-cell table:number-columns-repeated="2"/>
          <table:table-cell table:formula="of:=[.L81]-[.K81]" office:value-type="float" office:value="235" calcext:value-type="float">
            <text:p>235</text:p>
          </table:table-cell>
          <table:table-cell table:formula="of:=[.M81]-[.L81]" office:value-type="float" office:value="43" calcext:value-type="float">
            <text:p>43</text:p>
          </table:table-cell>
          <table:table-cell table:formula="of:=[.M81]-[.F81]"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49175" calcext:value-type="float">
            <text:p>49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372" calcext:value-type="float">
            <text:p>300372</text:p>
          </table:table-cell>
          <table:table-cell office:value-type="float" office:value="1478104460701" calcext:value-type="float">
            <text:p>1478104460701</text:p>
          </table:table-cell>
          <table:table-cell office:value-type="float" office:value="1478104460700" calcext:value-type="float">
            <text:p>1478104460700</text:p>
          </table:table-cell>
          <table:table-cell table:number-columns-repeated="2" office:value-type="float" office:value="1478104460701" calcext:value-type="float">
            <text:p>1478104460701</text:p>
          </table:table-cell>
          <table:table-cell office:value-type="string" calcext:value-type="string">
            <text:p>?</text:p>
          </table:table-cell>
          <table:table-cell office:value-type="float" office:value="1478104460701" calcext:value-type="float">
            <text:p>1478104460701</text:p>
          </table:table-cell>
          <table:table-cell office:value-type="float" office:value="1478104460901" calcext:value-type="float">
            <text:p>1478104460901</text:p>
          </table:table-cell>
          <table:table-cell office:value-type="float" office:value="1478104460910" calcext:value-type="float">
            <text:p>1478104460910</text:p>
          </table:table-cell>
          <table:table-cell/>
          <table:table-cell table:formula="of:=[.G82]-[.F82]" office:value-type="float" office:value="-1" calcext:value-type="float">
            <text:p>-1</text:p>
          </table:table-cell>
          <table:table-cell table:formula="of:=[.H82]-[.G82]" office:value-type="float" office:value="1" calcext:value-type="float">
            <text:p>1</text:p>
          </table:table-cell>
          <table:table-cell table:formula="of:=[.I82]-[.H82]" office:value-type="float" office:value="0" calcext:value-type="float">
            <text:p>0</text:p>
          </table:table-cell>
          <table:table-cell table:number-columns-repeated="2"/>
          <table:table-cell table:formula="of:=[.L82]-[.K82]" office:value-type="float" office:value="200" calcext:value-type="float">
            <text:p>200</text:p>
          </table:table-cell>
          <table:table-cell table:formula="of:=[.M82]-[.L82]" office:value-type="float" office:value="9" calcext:value-type="float">
            <text:p>9</text:p>
          </table:table-cell>
          <table:table-cell table:formula="of:=[.M82]-[.F82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49178" calcext:value-type="float">
            <text:p>49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928" calcext:value-type="float">
            <text:p>300928</text:p>
          </table:table-cell>
          <table:table-cell table:number-columns-repeated="4" office:value-type="float" office:value="1478104460832" calcext:value-type="float">
            <text:p>1478104460832</text:p>
          </table:table-cell>
          <table:table-cell office:value-type="string" calcext:value-type="string">
            <text:p>?</text:p>
          </table:table-cell>
          <table:table-cell office:value-type="float" office:value="1478104460832" calcext:value-type="float">
            <text:p>1478104460832</text:p>
          </table:table-cell>
          <table:table-cell office:value-type="float" office:value="1478104461044" calcext:value-type="float">
            <text:p>1478104461044</text:p>
          </table:table-cell>
          <table:table-cell office:value-type="float" office:value="1478104461144" calcext:value-type="float">
            <text:p>1478104461144</text:p>
          </table:table-cell>
          <table:table-cell/>
          <table:table-cell table:formula="of:=[.G83]-[.F83]" office:value-type="float" office:value="0" calcext:value-type="float">
            <text:p>0</text:p>
          </table:table-cell>
          <table:table-cell table:formula="of:=[.H83]-[.G83]" office:value-type="float" office:value="0" calcext:value-type="float">
            <text:p>0</text:p>
          </table:table-cell>
          <table:table-cell table:formula="of:=[.I83]-[.H83]" office:value-type="float" office:value="0" calcext:value-type="float">
            <text:p>0</text:p>
          </table:table-cell>
          <table:table-cell table:number-columns-repeated="2"/>
          <table:table-cell table:formula="of:=[.L83]-[.K83]" office:value-type="float" office:value="212" calcext:value-type="float">
            <text:p>212</text:p>
          </table:table-cell>
          <table:table-cell table:formula="of:=[.M83]-[.L83]" office:value-type="float" office:value="100" calcext:value-type="float">
            <text:p>100</text:p>
          </table:table-cell>
          <table:table-cell table:formula="of:=[.M83]-[.F83]"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49172" calcext:value-type="float">
            <text:p>491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946" calcext:value-type="float">
            <text:p>400946</text:p>
          </table:table-cell>
          <table:table-cell office:value-type="float" office:value="1478104460813" calcext:value-type="float">
            <text:p>1478104460813</text:p>
          </table:table-cell>
          <table:table-cell table:number-columns-repeated="3" office:value-type="float" office:value="1478104460812" calcext:value-type="float">
            <text:p>1478104460812</text:p>
          </table:table-cell>
          <table:table-cell office:value-type="string" calcext:value-type="string">
            <text:p>?</text:p>
          </table:table-cell>
          <table:table-cell office:value-type="float" office:value="1478104460812" calcext:value-type="float">
            <text:p>1478104460812</text:p>
          </table:table-cell>
          <table:table-cell office:value-type="float" office:value="1478104461037" calcext:value-type="float">
            <text:p>1478104461037</text:p>
          </table:table-cell>
          <table:table-cell office:value-type="float" office:value="1478104461167" calcext:value-type="float">
            <text:p>1478104461167</text:p>
          </table:table-cell>
          <table:table-cell/>
          <table:table-cell table:formula="of:=[.G84]-[.F84]" office:value-type="float" office:value="-1" calcext:value-type="float">
            <text:p>-1</text:p>
          </table:table-cell>
          <table:table-cell table:formula="of:=[.H84]-[.G84]" office:value-type="float" office:value="0" calcext:value-type="float">
            <text:p>0</text:p>
          </table:table-cell>
          <table:table-cell table:formula="of:=[.I84]-[.H84]" office:value-type="float" office:value="0" calcext:value-type="float">
            <text:p>0</text:p>
          </table:table-cell>
          <table:table-cell table:number-columns-repeated="2"/>
          <table:table-cell table:formula="of:=[.L84]-[.K84]" office:value-type="float" office:value="225" calcext:value-type="float">
            <text:p>225</text:p>
          </table:table-cell>
          <table:table-cell table:formula="of:=[.M84]-[.L84]" office:value-type="float" office:value="130" calcext:value-type="float">
            <text:p>130</text:p>
          </table:table-cell>
          <table:table-cell table:formula="of:=[.M84]-[.F84]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49179" calcext:value-type="float">
            <text:p>491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27" calcext:value-type="float">
            <text:p>100227</text:p>
          </table:table-cell>
          <table:table-cell office:value-type="float" office:value="1478104460843" calcext:value-type="float">
            <text:p>1478104460843</text:p>
          </table:table-cell>
          <table:table-cell table:number-columns-repeated="3" office:value-type="float" office:value="1478104460842" calcext:value-type="float">
            <text:p>1478104460842</text:p>
          </table:table-cell>
          <table:table-cell office:value-type="string" calcext:value-type="string">
            <text:p>?</text:p>
          </table:table-cell>
          <table:table-cell office:value-type="float" office:value="1478104460842" calcext:value-type="float">
            <text:p>1478104460842</text:p>
          </table:table-cell>
          <table:table-cell office:value-type="float" office:value="1478104461046" calcext:value-type="float">
            <text:p>1478104461046</text:p>
          </table:table-cell>
          <table:table-cell office:value-type="float" office:value="1478104461214" calcext:value-type="float">
            <text:p>1478104461214</text:p>
          </table:table-cell>
          <table:table-cell/>
          <table:table-cell table:formula="of:=[.G85]-[.F85]" office:value-type="float" office:value="-1" calcext:value-type="float">
            <text:p>-1</text:p>
          </table:table-cell>
          <table:table-cell table:formula="of:=[.H85]-[.G85]" office:value-type="float" office:value="0" calcext:value-type="float">
            <text:p>0</text:p>
          </table:table-cell>
          <table:table-cell table:formula="of:=[.I85]-[.H85]" office:value-type="float" office:value="0" calcext:value-type="float">
            <text:p>0</text:p>
          </table:table-cell>
          <table:table-cell table:number-columns-repeated="2"/>
          <table:table-cell table:formula="of:=[.L85]-[.K85]" office:value-type="float" office:value="204" calcext:value-type="float">
            <text:p>204</text:p>
          </table:table-cell>
          <table:table-cell table:formula="of:=[.M85]-[.L85]" office:value-type="float" office:value="168" calcext:value-type="float">
            <text:p>168</text:p>
          </table:table-cell>
          <table:table-cell table:formula="of:=[.M85]-[.F85]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49167" calcext:value-type="float">
            <text:p>49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44" calcext:value-type="float">
            <text:p>100844</text:p>
          </table:table-cell>
          <table:table-cell table:number-columns-repeated="4" office:value-type="float" office:value="1478104460808" calcext:value-type="float">
            <text:p>1478104460808</text:p>
          </table:table-cell>
          <table:table-cell office:value-type="string" calcext:value-type="string">
            <text:p>?</text:p>
          </table:table-cell>
          <table:table-cell office:value-type="float" office:value="1478104460808" calcext:value-type="float">
            <text:p>1478104460808</text:p>
          </table:table-cell>
          <table:table-cell office:value-type="float" office:value="1478104461052" calcext:value-type="float">
            <text:p>1478104461052</text:p>
          </table:table-cell>
          <table:table-cell office:value-type="float" office:value="1478104461227" calcext:value-type="float">
            <text:p>1478104461227</text:p>
          </table:table-cell>
          <table:table-cell/>
          <table:table-cell table:formula="of:=[.G86]-[.F86]" office:value-type="float" office:value="0" calcext:value-type="float">
            <text:p>0</text:p>
          </table:table-cell>
          <table:table-cell table:formula="of:=[.H86]-[.G86]" office:value-type="float" office:value="0" calcext:value-type="float">
            <text:p>0</text:p>
          </table:table-cell>
          <table:table-cell table:formula="of:=[.I86]-[.H86]" office:value-type="float" office:value="0" calcext:value-type="float">
            <text:p>0</text:p>
          </table:table-cell>
          <table:table-cell table:number-columns-repeated="2"/>
          <table:table-cell table:formula="of:=[.L86]-[.K86]" office:value-type="float" office:value="244" calcext:value-type="float">
            <text:p>244</text:p>
          </table:table-cell>
          <table:table-cell table:formula="of:=[.M86]-[.L86]" office:value-type="float" office:value="175" calcext:value-type="float">
            <text:p>175</text:p>
          </table:table-cell>
          <table:table-cell table:formula="of:=[.M86]-[.F86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49184" calcext:value-type="float">
            <text:p>49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160" calcext:value-type="float">
            <text:p>300160</text:p>
          </table:table-cell>
          <table:table-cell office:value-type="float" office:value="1478104460987" calcext:value-type="float">
            <text:p>1478104460987</text:p>
          </table:table-cell>
          <table:table-cell table:number-columns-repeated="3" office:value-type="float" office:value="1478104460986" calcext:value-type="float">
            <text:p>1478104460986</text:p>
          </table:table-cell>
          <table:table-cell office:value-type="string" calcext:value-type="string">
            <text:p>?</text:p>
          </table:table-cell>
          <table:table-cell office:value-type="float" office:value="1478104460986" calcext:value-type="float">
            <text:p>1478104460986</text:p>
          </table:table-cell>
          <table:table-cell office:value-type="float" office:value="1478104461206" calcext:value-type="float">
            <text:p>1478104461206</text:p>
          </table:table-cell>
          <table:table-cell office:value-type="float" office:value="1478104461267" calcext:value-type="float">
            <text:p>1478104461267</text:p>
          </table:table-cell>
          <table:table-cell/>
          <table:table-cell table:formula="of:=[.G87]-[.F87]" office:value-type="float" office:value="-1" calcext:value-type="float">
            <text:p>-1</text:p>
          </table:table-cell>
          <table:table-cell table:formula="of:=[.H87]-[.G87]" office:value-type="float" office:value="0" calcext:value-type="float">
            <text:p>0</text:p>
          </table:table-cell>
          <table:table-cell table:formula="of:=[.I87]-[.H87]" office:value-type="float" office:value="0" calcext:value-type="float">
            <text:p>0</text:p>
          </table:table-cell>
          <table:table-cell table:number-columns-repeated="2"/>
          <table:table-cell table:formula="of:=[.L87]-[.K87]" office:value-type="float" office:value="220" calcext:value-type="float">
            <text:p>220</text:p>
          </table:table-cell>
          <table:table-cell table:formula="of:=[.M87]-[.L87]" office:value-type="float" office:value="61" calcext:value-type="float">
            <text:p>61</text:p>
          </table:table-cell>
          <table:table-cell table:formula="of:=[.M87]-[.F87]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49182" calcext:value-type="float">
            <text:p>49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040" calcext:value-type="float">
            <text:p>301040</text:p>
          </table:table-cell>
          <table:table-cell office:value-type="float" office:value="1478104460858" calcext:value-type="float">
            <text:p>1478104460858</text:p>
          </table:table-cell>
          <table:table-cell table:number-columns-repeated="3" office:value-type="float" office:value="1478104460857" calcext:value-type="float">
            <text:p>1478104460857</text:p>
          </table:table-cell>
          <table:table-cell office:value-type="string" calcext:value-type="string">
            <text:p>?</text:p>
          </table:table-cell>
          <table:table-cell office:value-type="float" office:value="1478104460857" calcext:value-type="float">
            <text:p>1478104460857</text:p>
          </table:table-cell>
          <table:table-cell office:value-type="float" office:value="1478104461270" calcext:value-type="float">
            <text:p>1478104461270</text:p>
          </table:table-cell>
          <table:table-cell office:value-type="float" office:value="1478104461319" calcext:value-type="float">
            <text:p>1478104461319</text:p>
          </table:table-cell>
          <table:table-cell/>
          <table:table-cell table:formula="of:=[.G88]-[.F88]" office:value-type="float" office:value="-1" calcext:value-type="float">
            <text:p>-1</text:p>
          </table:table-cell>
          <table:table-cell table:formula="of:=[.H88]-[.G88]" office:value-type="float" office:value="0" calcext:value-type="float">
            <text:p>0</text:p>
          </table:table-cell>
          <table:table-cell table:formula="of:=[.I88]-[.H88]" office:value-type="float" office:value="0" calcext:value-type="float">
            <text:p>0</text:p>
          </table:table-cell>
          <table:table-cell table:number-columns-repeated="2"/>
          <table:table-cell table:formula="of:=[.L88]-[.K88]" office:value-type="float" office:value="413" calcext:value-type="float">
            <text:p>413</text:p>
          </table:table-cell>
          <table:table-cell table:formula="of:=[.M88]-[.L88]" office:value-type="float" office:value="49" calcext:value-type="float">
            <text:p>49</text:p>
          </table:table-cell>
          <table:table-cell table:formula="of:=[.M88]-[.F88]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49177" calcext:value-type="float">
            <text:p>49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327" calcext:value-type="float">
            <text:p>201327</text:p>
          </table:table-cell>
          <table:table-cell office:value-type="float" office:value="1478104461027" calcext:value-type="float">
            <text:p>1478104461027</text:p>
          </table:table-cell>
          <table:table-cell table:number-columns-repeated="3" office:value-type="float" office:value="1478104461026" calcext:value-type="float">
            <text:p>1478104461026</text:p>
          </table:table-cell>
          <table:table-cell office:value-type="string" calcext:value-type="string">
            <text:p>?</text:p>
          </table:table-cell>
          <table:table-cell office:value-type="float" office:value="1478104461026" calcext:value-type="float">
            <text:p>1478104461026</text:p>
          </table:table-cell>
          <table:table-cell office:value-type="float" office:value="1478104461240" calcext:value-type="float">
            <text:p>1478104461240</text:p>
          </table:table-cell>
          <table:table-cell office:value-type="float" office:value="1478104461320" calcext:value-type="float">
            <text:p>1478104461320</text:p>
          </table:table-cell>
          <table:table-cell/>
          <table:table-cell table:formula="of:=[.G89]-[.F89]" office:value-type="float" office:value="-1" calcext:value-type="float">
            <text:p>-1</text:p>
          </table:table-cell>
          <table:table-cell table:formula="of:=[.H89]-[.G89]" office:value-type="float" office:value="0" calcext:value-type="float">
            <text:p>0</text:p>
          </table:table-cell>
          <table:table-cell table:formula="of:=[.I89]-[.H89]" office:value-type="float" office:value="0" calcext:value-type="float">
            <text:p>0</text:p>
          </table:table-cell>
          <table:table-cell table:number-columns-repeated="2"/>
          <table:table-cell table:formula="of:=[.L89]-[.K89]" office:value-type="float" office:value="214" calcext:value-type="float">
            <text:p>214</text:p>
          </table:table-cell>
          <table:table-cell table:formula="of:=[.M89]-[.L89]" office:value-type="float" office:value="80" calcext:value-type="float">
            <text:p>80</text:p>
          </table:table-cell>
          <table:table-cell table:formula="of:=[.M89]-[.F89]"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49181" calcext:value-type="float">
            <text:p>49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952" calcext:value-type="float">
            <text:p>300952</text:p>
          </table:table-cell>
          <table:table-cell office:value-type="float" office:value="1478104460842" calcext:value-type="float">
            <text:p>1478104460842</text:p>
          </table:table-cell>
          <table:table-cell table:number-columns-repeated="3" office:value-type="float" office:value="1478104460841" calcext:value-type="float">
            <text:p>1478104460841</text:p>
          </table:table-cell>
          <table:table-cell office:value-type="string" calcext:value-type="string">
            <text:p>?</text:p>
          </table:table-cell>
          <table:table-cell office:value-type="float" office:value="1478104460841" calcext:value-type="float">
            <text:p>1478104460841</text:p>
          </table:table-cell>
          <table:table-cell office:value-type="float" office:value="1478104461269" calcext:value-type="float">
            <text:p>1478104461269</text:p>
          </table:table-cell>
          <table:table-cell office:value-type="float" office:value="1478104461322" calcext:value-type="float">
            <text:p>1478104461322</text:p>
          </table:table-cell>
          <table:table-cell/>
          <table:table-cell table:formula="of:=[.G90]-[.F90]" office:value-type="float" office:value="-1" calcext:value-type="float">
            <text:p>-1</text:p>
          </table:table-cell>
          <table:table-cell table:formula="of:=[.H90]-[.G90]" office:value-type="float" office:value="0" calcext:value-type="float">
            <text:p>0</text:p>
          </table:table-cell>
          <table:table-cell table:formula="of:=[.I90]-[.H90]" office:value-type="float" office:value="0" calcext:value-type="float">
            <text:p>0</text:p>
          </table:table-cell>
          <table:table-cell table:number-columns-repeated="2"/>
          <table:table-cell table:formula="of:=[.L90]-[.K90]" office:value-type="float" office:value="428" calcext:value-type="float">
            <text:p>428</text:p>
          </table:table-cell>
          <table:table-cell table:formula="of:=[.M90]-[.L90]" office:value-type="float" office:value="53" calcext:value-type="float">
            <text:p>53</text:p>
          </table:table-cell>
          <table:table-cell table:formula="of:=[.M90]-[.F90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49185" calcext:value-type="float">
            <text:p>49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25" calcext:value-type="float">
            <text:p>300525</text:p>
          </table:table-cell>
          <table:table-cell office:value-type="float" office:value="1478104461200" calcext:value-type="float">
            <text:p>1478104461200</text:p>
          </table:table-cell>
          <table:table-cell table:number-columns-repeated="3" office:value-type="float" office:value="1478104461199" calcext:value-type="float">
            <text:p>1478104461199</text:p>
          </table:table-cell>
          <table:table-cell office:value-type="string" calcext:value-type="string">
            <text:p>?</text:p>
          </table:table-cell>
          <table:table-cell office:value-type="float" office:value="1478104461199" calcext:value-type="float">
            <text:p>1478104461199</text:p>
          </table:table-cell>
          <table:table-cell office:value-type="float" office:value="1478104461403" calcext:value-type="float">
            <text:p>1478104461403</text:p>
          </table:table-cell>
          <table:table-cell office:value-type="float" office:value="1478104461411" calcext:value-type="float">
            <text:p>1478104461411</text:p>
          </table:table-cell>
          <table:table-cell/>
          <table:table-cell table:formula="of:=[.G91]-[.F91]" office:value-type="float" office:value="-1" calcext:value-type="float">
            <text:p>-1</text:p>
          </table:table-cell>
          <table:table-cell table:formula="of:=[.H91]-[.G91]" office:value-type="float" office:value="0" calcext:value-type="float">
            <text:p>0</text:p>
          </table:table-cell>
          <table:table-cell table:formula="of:=[.I91]-[.H91]" office:value-type="float" office:value="0" calcext:value-type="float">
            <text:p>0</text:p>
          </table:table-cell>
          <table:table-cell table:number-columns-repeated="2"/>
          <table:table-cell table:formula="of:=[.L91]-[.K91]" office:value-type="float" office:value="204" calcext:value-type="float">
            <text:p>204</text:p>
          </table:table-cell>
          <table:table-cell table:formula="of:=[.M91]-[.L91]" office:value-type="float" office:value="8" calcext:value-type="float">
            <text:p>8</text:p>
          </table:table-cell>
          <table:table-cell table:formula="of:=[.M91]-[.F91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183" calcext:value-type="float">
            <text:p>49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673" calcext:value-type="float">
            <text:p>101673</text:p>
          </table:table-cell>
          <table:table-cell office:value-type="float" office:value="1478104461315" calcext:value-type="float">
            <text:p>1478104461315</text:p>
          </table:table-cell>
          <table:table-cell table:number-columns-repeated="3" office:value-type="float" office:value="1478104461314" calcext:value-type="float">
            <text:p>1478104461314</text:p>
          </table:table-cell>
          <table:table-cell office:value-type="string" calcext:value-type="string">
            <text:p>?</text:p>
          </table:table-cell>
          <table:table-cell office:value-type="float" office:value="1478104461315" calcext:value-type="float">
            <text:p>1478104461315</text:p>
          </table:table-cell>
          <table:table-cell office:value-type="float" office:value="1478104461549" calcext:value-type="float">
            <text:p>1478104461549</text:p>
          </table:table-cell>
          <table:table-cell office:value-type="float" office:value="1478104461568" calcext:value-type="float">
            <text:p>1478104461568</text:p>
          </table:table-cell>
          <table:table-cell/>
          <table:table-cell table:formula="of:=[.G92]-[.F92]" office:value-type="float" office:value="-1" calcext:value-type="float">
            <text:p>-1</text:p>
          </table:table-cell>
          <table:table-cell table:formula="of:=[.H92]-[.G92]" office:value-type="float" office:value="0" calcext:value-type="float">
            <text:p>0</text:p>
          </table:table-cell>
          <table:table-cell table:formula="of:=[.I92]-[.H92]" office:value-type="float" office:value="0" calcext:value-type="float">
            <text:p>0</text:p>
          </table:table-cell>
          <table:table-cell table:number-columns-repeated="2"/>
          <table:table-cell table:formula="of:=[.L92]-[.K92]" office:value-type="float" office:value="234" calcext:value-type="float">
            <text:p>234</text:p>
          </table:table-cell>
          <table:table-cell table:formula="of:=[.M92]-[.L92]" office:value-type="float" office:value="19" calcext:value-type="float">
            <text:p>19</text:p>
          </table:table-cell>
          <table:table-cell table:formula="of:=[.M92]-[.F92]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49146" calcext:value-type="float">
            <text:p>49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328" calcext:value-type="float">
            <text:p>1328</text:p>
          </table:table-cell>
          <table:table-cell office:value-type="float" office:value="1478104461328" calcext:value-type="float">
            <text:p>1478104461328</text:p>
          </table:table-cell>
          <table:table-cell table:number-columns-repeated="3" office:value-type="float" office:value="1478104461360" calcext:value-type="float">
            <text:p>1478104461360</text:p>
          </table:table-cell>
          <table:table-cell office:value-type="string" calcext:value-type="string">
            <text:p>?</text:p>
          </table:table-cell>
          <table:table-cell office:value-type="float" office:value="1478104461360" calcext:value-type="float">
            <text:p>1478104461360</text:p>
          </table:table-cell>
          <table:table-cell office:value-type="float" office:value="1478104461562" calcext:value-type="float">
            <text:p>1478104461562</text:p>
          </table:table-cell>
          <table:table-cell office:value-type="float" office:value="1478104461584" calcext:value-type="float">
            <text:p>1478104461584</text:p>
          </table:table-cell>
          <table:table-cell/>
          <table:table-cell table:formula="of:=[.G93]-[.F93]" office:value-type="float" office:value="32" calcext:value-type="float">
            <text:p>32</text:p>
          </table:table-cell>
          <table:table-cell table:formula="of:=[.H93]-[.G93]" office:value-type="float" office:value="0" calcext:value-type="float">
            <text:p>0</text:p>
          </table:table-cell>
          <table:table-cell table:formula="of:=[.I93]-[.H93]" office:value-type="float" office:value="0" calcext:value-type="float">
            <text:p>0</text:p>
          </table:table-cell>
          <table:table-cell table:number-columns-repeated="2"/>
          <table:table-cell table:formula="of:=[.L93]-[.K93]" office:value-type="float" office:value="202" calcext:value-type="float">
            <text:p>202</text:p>
          </table:table-cell>
          <table:table-cell table:formula="of:=[.M93]-[.L93]" office:value-type="float" office:value="22" calcext:value-type="float">
            <text:p>22</text:p>
          </table:table-cell>
          <table:table-cell table:formula="of:=[.M93]-[.F93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49188" calcext:value-type="float">
            <text:p>49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380" calcext:value-type="float">
            <text:p>102380</text:p>
          </table:table-cell>
          <table:table-cell office:value-type="float" office:value="1478104461408" calcext:value-type="float">
            <text:p>1478104461408</text:p>
          </table:table-cell>
          <table:table-cell table:number-columns-repeated="3" office:value-type="float" office:value="1478104461407" calcext:value-type="float">
            <text:p>1478104461407</text:p>
          </table:table-cell>
          <table:table-cell office:value-type="string" calcext:value-type="string">
            <text:p>?</text:p>
          </table:table-cell>
          <table:table-cell office:value-type="float" office:value="1478104461407" calcext:value-type="float">
            <text:p>1478104461407</text:p>
          </table:table-cell>
          <table:table-cell office:value-type="float" office:value="1478104461604" calcext:value-type="float">
            <text:p>1478104461604</text:p>
          </table:table-cell>
          <table:table-cell office:value-type="float" office:value="1478104461635" calcext:value-type="float">
            <text:p>1478104461635</text:p>
          </table:table-cell>
          <table:table-cell/>
          <table:table-cell table:formula="of:=[.G94]-[.F94]" office:value-type="float" office:value="-1" calcext:value-type="float">
            <text:p>-1</text:p>
          </table:table-cell>
          <table:table-cell table:formula="of:=[.H94]-[.G94]" office:value-type="float" office:value="0" calcext:value-type="float">
            <text:p>0</text:p>
          </table:table-cell>
          <table:table-cell table:formula="of:=[.I94]-[.H94]" office:value-type="float" office:value="0" calcext:value-type="float">
            <text:p>0</text:p>
          </table:table-cell>
          <table:table-cell table:number-columns-repeated="2"/>
          <table:table-cell table:formula="of:=[.L94]-[.K94]" office:value-type="float" office:value="197" calcext:value-type="float">
            <text:p>197</text:p>
          </table:table-cell>
          <table:table-cell table:formula="of:=[.M94]-[.L94]" office:value-type="float" office:value="31" calcext:value-type="float">
            <text:p>31</text:p>
          </table:table-cell>
          <table:table-cell table:formula="of:=[.M94]-[.F94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49189" calcext:value-type="float">
            <text:p>49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299" calcext:value-type="float">
            <text:p>1299</text:p>
          </table:table-cell>
          <table:table-cell table:number-columns-repeated="3" office:value-type="float" office:value="1478104461409" calcext:value-type="float">
            <text:p>1478104461409</text:p>
          </table:table-cell>
          <table:table-cell office:value-type="float" office:value="1478104461410" calcext:value-type="float">
            <text:p>1478104461410</text:p>
          </table:table-cell>
          <table:table-cell office:value-type="string" calcext:value-type="string">
            <text:p>?</text:p>
          </table:table-cell>
          <table:table-cell office:value-type="float" office:value="1478104461410" calcext:value-type="float">
            <text:p>1478104461410</text:p>
          </table:table-cell>
          <table:table-cell office:value-type="float" office:value="1478104461634" calcext:value-type="float">
            <text:p>1478104461634</text:p>
          </table:table-cell>
          <table:table-cell office:value-type="float" office:value="1478104461641" calcext:value-type="float">
            <text:p>1478104461641</text:p>
          </table:table-cell>
          <table:table-cell/>
          <table:table-cell table:formula="of:=[.G95]-[.F95]" office:value-type="float" office:value="0" calcext:value-type="float">
            <text:p>0</text:p>
          </table:table-cell>
          <table:table-cell table:formula="of:=[.H95]-[.G95]" office:value-type="float" office:value="0" calcext:value-type="float">
            <text:p>0</text:p>
          </table:table-cell>
          <table:table-cell table:formula="of:=[.I95]-[.H95]" office:value-type="float" office:value="1" calcext:value-type="float">
            <text:p>1</text:p>
          </table:table-cell>
          <table:table-cell table:number-columns-repeated="2"/>
          <table:table-cell table:formula="of:=[.L95]-[.K95]" office:value-type="float" office:value="224" calcext:value-type="float">
            <text:p>224</text:p>
          </table:table-cell>
          <table:table-cell table:formula="of:=[.M95]-[.L95]" office:value-type="float" office:value="7" calcext:value-type="float">
            <text:p>7</text:p>
          </table:table-cell>
          <table:table-cell table:formula="of:=[.M95]-[.F95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49190" calcext:value-type="float">
            <text:p>491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37" calcext:value-type="float">
            <text:p>100137</text:p>
          </table:table-cell>
          <table:table-cell office:value-type="float" office:value="1478104461548" calcext:value-type="float">
            <text:p>1478104461548</text:p>
          </table:table-cell>
          <table:table-cell table:number-columns-repeated="3" office:value-type="float" office:value="1478104461547" calcext:value-type="float">
            <text:p>1478104461547</text:p>
          </table:table-cell>
          <table:table-cell office:value-type="string" calcext:value-type="string">
            <text:p>?</text:p>
          </table:table-cell>
          <table:table-cell office:value-type="float" office:value="1478104461547" calcext:value-type="float">
            <text:p>1478104461547</text:p>
          </table:table-cell>
          <table:table-cell office:value-type="float" office:value="1478104461756" calcext:value-type="float">
            <text:p>1478104461756</text:p>
          </table:table-cell>
          <table:table-cell office:value-type="float" office:value="1478104461783" calcext:value-type="float">
            <text:p>1478104461783</text:p>
          </table:table-cell>
          <table:table-cell/>
          <table:table-cell table:formula="of:=[.G96]-[.F96]" office:value-type="float" office:value="-1" calcext:value-type="float">
            <text:p>-1</text:p>
          </table:table-cell>
          <table:table-cell table:formula="of:=[.H96]-[.G96]" office:value-type="float" office:value="0" calcext:value-type="float">
            <text:p>0</text:p>
          </table:table-cell>
          <table:table-cell table:formula="of:=[.I96]-[.H96]" office:value-type="float" office:value="0" calcext:value-type="float">
            <text:p>0</text:p>
          </table:table-cell>
          <table:table-cell table:number-columns-repeated="2"/>
          <table:table-cell table:formula="of:=[.L96]-[.K96]" office:value-type="float" office:value="209" calcext:value-type="float">
            <text:p>209</text:p>
          </table:table-cell>
          <table:table-cell table:formula="of:=[.M96]-[.L96]" office:value-type="float" office:value="27" calcext:value-type="float">
            <text:p>27</text:p>
          </table:table-cell>
          <table:table-cell table:formula="of:=[.M96]-[.F96]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49192" calcext:value-type="float">
            <text:p>49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57" calcext:value-type="float">
            <text:p>100157</text:p>
          </table:table-cell>
          <table:table-cell table:number-columns-repeated="4" office:value-type="float" office:value="1478104461599" calcext:value-type="float">
            <text:p>1478104461599</text:p>
          </table:table-cell>
          <table:table-cell office:value-type="string" calcext:value-type="string">
            <text:p>?</text:p>
          </table:table-cell>
          <table:table-cell office:value-type="float" office:value="1478104461599" calcext:value-type="float">
            <text:p>1478104461599</text:p>
          </table:table-cell>
          <table:table-cell office:value-type="float" office:value="1478104461797" calcext:value-type="float">
            <text:p>1478104461797</text:p>
          </table:table-cell>
          <table:table-cell office:value-type="float" office:value="1478104461806" calcext:value-type="float">
            <text:p>1478104461806</text:p>
          </table:table-cell>
          <table:table-cell/>
          <table:table-cell table:formula="of:=[.G97]-[.F97]" office:value-type="float" office:value="0" calcext:value-type="float">
            <text:p>0</text:p>
          </table:table-cell>
          <table:table-cell table:formula="of:=[.H97]-[.G97]" office:value-type="float" office:value="0" calcext:value-type="float">
            <text:p>0</text:p>
          </table:table-cell>
          <table:table-cell table:formula="of:=[.I97]-[.H97]" office:value-type="float" office:value="0" calcext:value-type="float">
            <text:p>0</text:p>
          </table:table-cell>
          <table:table-cell table:number-columns-repeated="2"/>
          <table:table-cell table:formula="of:=[.L97]-[.K97]" office:value-type="float" office:value="198" calcext:value-type="float">
            <text:p>198</text:p>
          </table:table-cell>
          <table:table-cell table:formula="of:=[.M97]-[.L97]" office:value-type="float" office:value="9" calcext:value-type="float">
            <text:p>9</text:p>
          </table:table-cell>
          <table:table-cell table:formula="of:=[.M97]-[.F97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49186" calcext:value-type="float">
            <text:p>49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99" calcext:value-type="float">
            <text:p>200899</text:p>
          </table:table-cell>
          <table:table-cell office:value-type="float" office:value="1478104461628" calcext:value-type="float">
            <text:p>1478104461628</text:p>
          </table:table-cell>
          <table:table-cell office:value-type="float" office:value="1478104461627" calcext:value-type="float">
            <text:p>1478104461627</text:p>
          </table:table-cell>
          <table:table-cell table:number-columns-repeated="2" office:value-type="float" office:value="1478104461628" calcext:value-type="float">
            <text:p>1478104461628</text:p>
          </table:table-cell>
          <table:table-cell office:value-type="string" calcext:value-type="string">
            <text:p>?</text:p>
          </table:table-cell>
          <table:table-cell office:value-type="float" office:value="1478104461628" calcext:value-type="float">
            <text:p>1478104461628</text:p>
          </table:table-cell>
          <table:table-cell office:value-type="float" office:value="1478104461838" calcext:value-type="float">
            <text:p>1478104461838</text:p>
          </table:table-cell>
          <table:table-cell office:value-type="float" office:value="1478104461860" calcext:value-type="float">
            <text:p>1478104461860</text:p>
          </table:table-cell>
          <table:table-cell/>
          <table:table-cell table:formula="of:=[.G98]-[.F98]" office:value-type="float" office:value="-1" calcext:value-type="float">
            <text:p>-1</text:p>
          </table:table-cell>
          <table:table-cell table:formula="of:=[.H98]-[.G98]" office:value-type="float" office:value="1" calcext:value-type="float">
            <text:p>1</text:p>
          </table:table-cell>
          <table:table-cell table:formula="of:=[.I98]-[.H98]" office:value-type="float" office:value="0" calcext:value-type="float">
            <text:p>0</text:p>
          </table:table-cell>
          <table:table-cell table:number-columns-repeated="2"/>
          <table:table-cell table:formula="of:=[.L98]-[.K98]" office:value-type="float" office:value="210" calcext:value-type="float">
            <text:p>210</text:p>
          </table:table-cell>
          <table:table-cell table:formula="of:=[.M98]-[.L98]" office:value-type="float" office:value="22" calcext:value-type="float">
            <text:p>22</text:p>
          </table:table-cell>
          <table:table-cell table:formula="of:=[.M98]-[.F98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49194" calcext:value-type="float">
            <text:p>49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78" calcext:value-type="float">
            <text:p>202278</text:p>
          </table:table-cell>
          <table:table-cell office:value-type="float" office:value="1478104461812" calcext:value-type="float">
            <text:p>1478104461812</text:p>
          </table:table-cell>
          <table:table-cell table:number-columns-repeated="3" office:value-type="float" office:value="1478104461813" calcext:value-type="float">
            <text:p>1478104461813</text:p>
          </table:table-cell>
          <table:table-cell office:value-type="string" calcext:value-type="string">
            <text:p>?</text:p>
          </table:table-cell>
          <table:table-cell office:value-type="float" office:value="1478104461814" calcext:value-type="float">
            <text:p>1478104461814</text:p>
          </table:table-cell>
          <table:table-cell office:value-type="float" office:value="1478104462036" calcext:value-type="float">
            <text:p>1478104462036</text:p>
          </table:table-cell>
          <table:table-cell office:value-type="float" office:value="1478104462069" calcext:value-type="float">
            <text:p>1478104462069</text:p>
          </table:table-cell>
          <table:table-cell/>
          <table:table-cell table:formula="of:=[.G99]-[.F99]" office:value-type="float" office:value="1" calcext:value-type="float">
            <text:p>1</text:p>
          </table:table-cell>
          <table:table-cell table:formula="of:=[.H99]-[.G99]" office:value-type="float" office:value="0" calcext:value-type="float">
            <text:p>0</text:p>
          </table:table-cell>
          <table:table-cell table:formula="of:=[.I99]-[.H99]" office:value-type="float" office:value="0" calcext:value-type="float">
            <text:p>0</text:p>
          </table:table-cell>
          <table:table-cell table:number-columns-repeated="2"/>
          <table:table-cell table:formula="of:=[.L99]-[.K99]" office:value-type="float" office:value="222" calcext:value-type="float">
            <text:p>222</text:p>
          </table:table-cell>
          <table:table-cell table:formula="of:=[.M99]-[.L99]" office:value-type="float" office:value="33" calcext:value-type="float">
            <text:p>33</text:p>
          </table:table-cell>
          <table:table-cell table:formula="of:=[.M99]-[.F99]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49195" calcext:value-type="float">
            <text:p>49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13" calcext:value-type="float">
            <text:p>201613</text:p>
          </table:table-cell>
          <table:table-cell office:value-type="float" office:value="1478104461850" calcext:value-type="float">
            <text:p>1478104461850</text:p>
          </table:table-cell>
          <table:table-cell table:number-columns-repeated="3" office:value-type="float" office:value="1478104461849" calcext:value-type="float">
            <text:p>1478104461849</text:p>
          </table:table-cell>
          <table:table-cell office:value-type="string" calcext:value-type="string">
            <text:p>?</text:p>
          </table:table-cell>
          <table:table-cell office:value-type="float" office:value="1478104461849" calcext:value-type="float">
            <text:p>1478104461849</text:p>
          </table:table-cell>
          <table:table-cell office:value-type="float" office:value="1478104462051" calcext:value-type="float">
            <text:p>1478104462051</text:p>
          </table:table-cell>
          <table:table-cell office:value-type="float" office:value="1478104462071" calcext:value-type="float">
            <text:p>1478104462071</text:p>
          </table:table-cell>
          <table:table-cell/>
          <table:table-cell table:formula="of:=[.G100]-[.F100]" office:value-type="float" office:value="-1" calcext:value-type="float">
            <text:p>-1</text:p>
          </table:table-cell>
          <table:table-cell table:formula="of:=[.H100]-[.G100]" office:value-type="float" office:value="0" calcext:value-type="float">
            <text:p>0</text:p>
          </table:table-cell>
          <table:table-cell table:formula="of:=[.I100]-[.H100]" office:value-type="float" office:value="0" calcext:value-type="float">
            <text:p>0</text:p>
          </table:table-cell>
          <table:table-cell table:number-columns-repeated="2"/>
          <table:table-cell table:formula="of:=[.L100]-[.K100]" office:value-type="float" office:value="202" calcext:value-type="float">
            <text:p>202</text:p>
          </table:table-cell>
          <table:table-cell table:formula="of:=[.M100]-[.L100]" office:value-type="float" office:value="20" calcext:value-type="float">
            <text:p>20</text:p>
          </table:table-cell>
          <table:table-cell table:formula="of:=[.M100]-[.F100]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49191" calcext:value-type="float">
            <text:p>49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872" calcext:value-type="float">
            <text:p>872</text:p>
          </table:table-cell>
          <table:table-cell office:value-type="float" office:value="1478104461947" calcext:value-type="float">
            <text:p>1478104461947</text:p>
          </table:table-cell>
          <table:table-cell table:number-columns-repeated="3" office:value-type="float" office:value="1478104461946" calcext:value-type="float">
            <text:p>1478104461946</text:p>
          </table:table-cell>
          <table:table-cell office:value-type="string" calcext:value-type="string">
            <text:p>?</text:p>
          </table:table-cell>
          <table:table-cell office:value-type="float" office:value="1478104461946" calcext:value-type="float">
            <text:p>1478104461946</text:p>
          </table:table-cell>
          <table:table-cell office:value-type="float" office:value="1478104462148" calcext:value-type="float">
            <text:p>1478104462148</text:p>
          </table:table-cell>
          <table:table-cell office:value-type="float" office:value="1478104462160" calcext:value-type="float">
            <text:p>1478104462160</text:p>
          </table:table-cell>
          <table:table-cell/>
          <table:table-cell table:formula="of:=[.G101]-[.F101]" office:value-type="float" office:value="-1" calcext:value-type="float">
            <text:p>-1</text:p>
          </table:table-cell>
          <table:table-cell table:formula="of:=[.H101]-[.G101]" office:value-type="float" office:value="0" calcext:value-type="float">
            <text:p>0</text:p>
          </table:table-cell>
          <table:table-cell table:formula="of:=[.I101]-[.H101]" office:value-type="float" office:value="0" calcext:value-type="float">
            <text:p>0</text:p>
          </table:table-cell>
          <table:table-cell table:number-columns-repeated="2"/>
          <table:table-cell table:formula="of:=[.L101]-[.K101]" office:value-type="float" office:value="202" calcext:value-type="float">
            <text:p>202</text:p>
          </table:table-cell>
          <table:table-cell table:formula="of:=[.M101]-[.L101]" office:value-type="float" office:value="12" calcext:value-type="float">
            <text:p>12</text:p>
          </table:table-cell>
          <table:table-cell table:formula="of:=[.M101]-[.F101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193" calcext:value-type="float">
            <text:p>49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41" calcext:value-type="float">
            <text:p>101441</text:p>
          </table:table-cell>
          <table:table-cell table:number-columns-repeated="4" office:value-type="float" office:value="1478104462098" calcext:value-type="float">
            <text:p>1478104462098</text:p>
          </table:table-cell>
          <table:table-cell office:value-type="string" calcext:value-type="string">
            <text:p>?</text:p>
          </table:table-cell>
          <table:table-cell office:value-type="float" office:value="1478104462098" calcext:value-type="float">
            <text:p>1478104462098</text:p>
          </table:table-cell>
          <table:table-cell office:value-type="float" office:value="1478104462307" calcext:value-type="float">
            <text:p>1478104462307</text:p>
          </table:table-cell>
          <table:table-cell office:value-type="float" office:value="1478104462315" calcext:value-type="float">
            <text:p>1478104462315</text:p>
          </table:table-cell>
          <table:table-cell/>
          <table:table-cell table:formula="of:=[.G102]-[.F102]" office:value-type="float" office:value="0" calcext:value-type="float">
            <text:p>0</text:p>
          </table:table-cell>
          <table:table-cell table:formula="of:=[.H102]-[.G102]" office:value-type="float" office:value="0" calcext:value-type="float">
            <text:p>0</text:p>
          </table:table-cell>
          <table:table-cell table:formula="of:=[.I102]-[.H102]" office:value-type="float" office:value="0" calcext:value-type="float">
            <text:p>0</text:p>
          </table:table-cell>
          <table:table-cell table:number-columns-repeated="2"/>
          <table:table-cell table:formula="of:=[.L102]-[.K102]" office:value-type="float" office:value="209" calcext:value-type="float">
            <text:p>209</text:p>
          </table:table-cell>
          <table:table-cell table:formula="of:=[.M102]-[.L102]" office:value-type="float" office:value="8" calcext:value-type="float">
            <text:p>8</text:p>
          </table:table-cell>
          <table:table-cell table:formula="of:=[.M102]-[.F102]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9196" calcext:value-type="float">
            <text:p>49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660" calcext:value-type="float">
            <text:p>200660</text:p>
          </table:table-cell>
          <table:table-cell table:number-columns-repeated="4" office:value-type="float" office:value="1478104462127" calcext:value-type="float">
            <text:p>1478104462127</text:p>
          </table:table-cell>
          <table:table-cell office:value-type="string" calcext:value-type="string">
            <text:p>?</text:p>
          </table:table-cell>
          <table:table-cell office:value-type="float" office:value="1478104462127" calcext:value-type="float">
            <text:p>1478104462127</text:p>
          </table:table-cell>
          <table:table-cell office:value-type="float" office:value="1478104462332" calcext:value-type="float">
            <text:p>1478104462332</text:p>
          </table:table-cell>
          <table:table-cell office:value-type="float" office:value="1478104462343" calcext:value-type="float">
            <text:p>1478104462343</text:p>
          </table:table-cell>
          <table:table-cell/>
          <table:table-cell table:formula="of:=[.G103]-[.F103]" office:value-type="float" office:value="0" calcext:value-type="float">
            <text:p>0</text:p>
          </table:table-cell>
          <table:table-cell table:formula="of:=[.H103]-[.G103]" office:value-type="float" office:value="0" calcext:value-type="float">
            <text:p>0</text:p>
          </table:table-cell>
          <table:table-cell table:formula="of:=[.I103]-[.H103]" office:value-type="float" office:value="0" calcext:value-type="float">
            <text:p>0</text:p>
          </table:table-cell>
          <table:table-cell table:number-columns-repeated="2"/>
          <table:table-cell table:formula="of:=[.L103]-[.K103]" office:value-type="float" office:value="205" calcext:value-type="float">
            <text:p>205</text:p>
          </table:table-cell>
          <table:table-cell table:formula="of:=[.M103]-[.L103]" office:value-type="float" office:value="11" calcext:value-type="float">
            <text:p>11</text:p>
          </table:table-cell>
          <table:table-cell table:formula="of:=[.M103]-[.F103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198" calcext:value-type="float">
            <text:p>49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326" calcext:value-type="float">
            <text:p>102326</text:p>
          </table:table-cell>
          <table:table-cell office:value-type="float" office:value="1478104462210" calcext:value-type="float">
            <text:p>1478104462210</text:p>
          </table:table-cell>
          <table:table-cell office:value-type="float" office:value="1478104462209" calcext:value-type="float">
            <text:p>1478104462209</text:p>
          </table:table-cell>
          <table:table-cell table:number-columns-repeated="2" office:value-type="float" office:value="1478104462210" calcext:value-type="float">
            <text:p>1478104462210</text:p>
          </table:table-cell>
          <table:table-cell office:value-type="string" calcext:value-type="string">
            <text:p>?</text:p>
          </table:table-cell>
          <table:table-cell office:value-type="float" office:value="1478104462210" calcext:value-type="float">
            <text:p>1478104462210</text:p>
          </table:table-cell>
          <table:table-cell office:value-type="float" office:value="1478104462406" calcext:value-type="float">
            <text:p>1478104462406</text:p>
          </table:table-cell>
          <table:table-cell office:value-type="float" office:value="1478104462414" calcext:value-type="float">
            <text:p>1478104462414</text:p>
          </table:table-cell>
          <table:table-cell/>
          <table:table-cell table:formula="of:=[.G104]-[.F104]" office:value-type="float" office:value="-1" calcext:value-type="float">
            <text:p>-1</text:p>
          </table:table-cell>
          <table:table-cell table:formula="of:=[.H104]-[.G104]" office:value-type="float" office:value="1" calcext:value-type="float">
            <text:p>1</text:p>
          </table:table-cell>
          <table:table-cell table:formula="of:=[.I104]-[.H104]" office:value-type="float" office:value="0" calcext:value-type="float">
            <text:p>0</text:p>
          </table:table-cell>
          <table:table-cell table:number-columns-repeated="2"/>
          <table:table-cell table:formula="of:=[.L104]-[.K104]" office:value-type="float" office:value="196" calcext:value-type="float">
            <text:p>196</text:p>
          </table:table-cell>
          <table:table-cell table:formula="of:=[.M104]-[.L104]" office:value-type="float" office:value="8" calcext:value-type="float">
            <text:p>8</text:p>
          </table:table-cell>
          <table:table-cell table:formula="of:=[.M104]-[.F104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49197" calcext:value-type="float">
            <text:p>49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267" calcext:value-type="float">
            <text:p>1267</text:p>
          </table:table-cell>
          <table:table-cell office:value-type="float" office:value="1478104462340" calcext:value-type="float">
            <text:p>1478104462340</text:p>
          </table:table-cell>
          <table:table-cell table:number-columns-repeated="3" office:value-type="float" office:value="1478104462339" calcext:value-type="float">
            <text:p>1478104462339</text:p>
          </table:table-cell>
          <table:table-cell office:value-type="string" calcext:value-type="string">
            <text:p>?</text:p>
          </table:table-cell>
          <table:table-cell office:value-type="float" office:value="1478104462339" calcext:value-type="float">
            <text:p>1478104462339</text:p>
          </table:table-cell>
          <table:table-cell office:value-type="float" office:value="1478104462544" calcext:value-type="float">
            <text:p>1478104462544</text:p>
          </table:table-cell>
          <table:table-cell office:value-type="float" office:value="1478104462552" calcext:value-type="float">
            <text:p>1478104462552</text:p>
          </table:table-cell>
          <table:table-cell/>
          <table:table-cell table:formula="of:=[.G105]-[.F105]" office:value-type="float" office:value="-1" calcext:value-type="float">
            <text:p>-1</text:p>
          </table:table-cell>
          <table:table-cell table:formula="of:=[.H105]-[.G105]" office:value-type="float" office:value="0" calcext:value-type="float">
            <text:p>0</text:p>
          </table:table-cell>
          <table:table-cell table:formula="of:=[.I105]-[.H105]" office:value-type="float" office:value="0" calcext:value-type="float">
            <text:p>0</text:p>
          </table:table-cell>
          <table:table-cell table:number-columns-repeated="2"/>
          <table:table-cell table:formula="of:=[.L105]-[.K105]" office:value-type="float" office:value="205" calcext:value-type="float">
            <text:p>205</text:p>
          </table:table-cell>
          <table:table-cell table:formula="of:=[.M105]-[.L105]" office:value-type="float" office:value="8" calcext:value-type="float">
            <text:p>8</text:p>
          </table:table-cell>
          <table:table-cell table:formula="of:=[.M105]-[.F105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187" calcext:value-type="float">
            <text:p>491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55" calcext:value-type="float">
            <text:p>301455</text:p>
          </table:table-cell>
          <table:table-cell office:value-type="float" office:value="1478104462396" calcext:value-type="float">
            <text:p>1478104462396</text:p>
          </table:table-cell>
          <table:table-cell table:number-columns-repeated="3" office:value-type="float" office:value="1478104462395" calcext:value-type="float">
            <text:p>1478104462395</text:p>
          </table:table-cell>
          <table:table-cell office:value-type="string" calcext:value-type="string">
            <text:p>?</text:p>
          </table:table-cell>
          <table:table-cell office:value-type="float" office:value="1478104462395" calcext:value-type="float">
            <text:p>1478104462395</text:p>
          </table:table-cell>
          <table:table-cell office:value-type="float" office:value="1478104462607" calcext:value-type="float">
            <text:p>1478104462607</text:p>
          </table:table-cell>
          <table:table-cell office:value-type="float" office:value="1478104462624" calcext:value-type="float">
            <text:p>1478104462624</text:p>
          </table:table-cell>
          <table:table-cell/>
          <table:table-cell table:formula="of:=[.G106]-[.F106]" office:value-type="float" office:value="-1" calcext:value-type="float">
            <text:p>-1</text:p>
          </table:table-cell>
          <table:table-cell table:formula="of:=[.H106]-[.G106]" office:value-type="float" office:value="0" calcext:value-type="float">
            <text:p>0</text:p>
          </table:table-cell>
          <table:table-cell table:formula="of:=[.I106]-[.H106]" office:value-type="float" office:value="0" calcext:value-type="float">
            <text:p>0</text:p>
          </table:table-cell>
          <table:table-cell table:number-columns-repeated="2"/>
          <table:table-cell table:formula="of:=[.L106]-[.K106]" office:value-type="float" office:value="212" calcext:value-type="float">
            <text:p>212</text:p>
          </table:table-cell>
          <table:table-cell table:formula="of:=[.M106]-[.L106]" office:value-type="float" office:value="17" calcext:value-type="float">
            <text:p>17</text:p>
          </table:table-cell>
          <table:table-cell table:formula="of:=[.M106]-[.F106]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49202" calcext:value-type="float">
            <text:p>49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761" calcext:value-type="float">
            <text:p>300761</text:p>
          </table:table-cell>
          <table:table-cell table:number-columns-repeated="4" office:value-type="float" office:value="1478104462423" calcext:value-type="float">
            <text:p>1478104462423</text:p>
          </table:table-cell>
          <table:table-cell office:value-type="string" calcext:value-type="string">
            <text:p>?</text:p>
          </table:table-cell>
          <table:table-cell office:value-type="float" office:value="1478104462423" calcext:value-type="float">
            <text:p>1478104462423</text:p>
          </table:table-cell>
          <table:table-cell office:value-type="float" office:value="1478104462638" calcext:value-type="float">
            <text:p>1478104462638</text:p>
          </table:table-cell>
          <table:table-cell office:value-type="float" office:value="1478104462669" calcext:value-type="float">
            <text:p>1478104462669</text:p>
          </table:table-cell>
          <table:table-cell/>
          <table:table-cell table:formula="of:=[.G107]-[.F107]" office:value-type="float" office:value="0" calcext:value-type="float">
            <text:p>0</text:p>
          </table:table-cell>
          <table:table-cell table:formula="of:=[.H107]-[.G107]" office:value-type="float" office:value="0" calcext:value-type="float">
            <text:p>0</text:p>
          </table:table-cell>
          <table:table-cell table:formula="of:=[.I107]-[.H107]" office:value-type="float" office:value="0" calcext:value-type="float">
            <text:p>0</text:p>
          </table:table-cell>
          <table:table-cell table:number-columns-repeated="2"/>
          <table:table-cell table:formula="of:=[.L107]-[.K107]" office:value-type="float" office:value="215" calcext:value-type="float">
            <text:p>215</text:p>
          </table:table-cell>
          <table:table-cell table:formula="of:=[.M107]-[.L107]" office:value-type="float" office:value="31" calcext:value-type="float">
            <text:p>31</text:p>
          </table:table-cell>
          <table:table-cell table:formula="of:=[.M107]-[.F107]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49203" calcext:value-type="float">
            <text:p>49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64" calcext:value-type="float">
            <text:p>302264</text:p>
          </table:table-cell>
          <table:table-cell office:value-type="float" office:value="1478104462485" calcext:value-type="float">
            <text:p>1478104462485</text:p>
          </table:table-cell>
          <table:table-cell table:number-columns-repeated="3" office:value-type="float" office:value="1478104462496" calcext:value-type="float">
            <text:p>1478104462496</text:p>
          </table:table-cell>
          <table:table-cell office:value-type="string" calcext:value-type="string">
            <text:p>?</text:p>
          </table:table-cell>
          <table:table-cell office:value-type="float" office:value="1478104462496" calcext:value-type="float">
            <text:p>1478104462496</text:p>
          </table:table-cell>
          <table:table-cell office:value-type="float" office:value="1478104462717" calcext:value-type="float">
            <text:p>1478104462717</text:p>
          </table:table-cell>
          <table:table-cell office:value-type="float" office:value="1478104462768" calcext:value-type="float">
            <text:p>1478104462768</text:p>
          </table:table-cell>
          <table:table-cell/>
          <table:table-cell table:formula="of:=[.G108]-[.F108]" office:value-type="float" office:value="11" calcext:value-type="float">
            <text:p>11</text:p>
          </table:table-cell>
          <table:table-cell table:formula="of:=[.H108]-[.G108]" office:value-type="float" office:value="0" calcext:value-type="float">
            <text:p>0</text:p>
          </table:table-cell>
          <table:table-cell table:formula="of:=[.I108]-[.H108]" office:value-type="float" office:value="0" calcext:value-type="float">
            <text:p>0</text:p>
          </table:table-cell>
          <table:table-cell table:number-columns-repeated="2"/>
          <table:table-cell table:formula="of:=[.L108]-[.K108]" office:value-type="float" office:value="221" calcext:value-type="float">
            <text:p>221</text:p>
          </table:table-cell>
          <table:table-cell table:formula="of:=[.M108]-[.L108]" office:value-type="float" office:value="51" calcext:value-type="float">
            <text:p>51</text:p>
          </table:table-cell>
          <table:table-cell table:formula="of:=[.M108]-[.F108]"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49204" calcext:value-type="float">
            <text:p>49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362" calcext:value-type="float">
            <text:p>302362</text:p>
          </table:table-cell>
          <table:table-cell table:number-columns-repeated="4" office:value-type="float" office:value="1478104462587" calcext:value-type="float">
            <text:p>1478104462587</text:p>
          </table:table-cell>
          <table:table-cell office:value-type="string" calcext:value-type="string">
            <text:p>?</text:p>
          </table:table-cell>
          <table:table-cell office:value-type="float" office:value="1478104462587" calcext:value-type="float">
            <text:p>1478104462587</text:p>
          </table:table-cell>
          <table:table-cell office:value-type="float" office:value="1478104462788" calcext:value-type="float">
            <text:p>1478104462788</text:p>
          </table:table-cell>
          <table:table-cell office:value-type="float" office:value="1478104462809" calcext:value-type="float">
            <text:p>1478104462809</text:p>
          </table:table-cell>
          <table:table-cell/>
          <table:table-cell table:formula="of:=[.G109]-[.F109]" office:value-type="float" office:value="0" calcext:value-type="float">
            <text:p>0</text:p>
          </table:table-cell>
          <table:table-cell table:formula="of:=[.H109]-[.G109]" office:value-type="float" office:value="0" calcext:value-type="float">
            <text:p>0</text:p>
          </table:table-cell>
          <table:table-cell table:formula="of:=[.I109]-[.H109]" office:value-type="float" office:value="0" calcext:value-type="float">
            <text:p>0</text:p>
          </table:table-cell>
          <table:table-cell table:number-columns-repeated="2"/>
          <table:table-cell table:formula="of:=[.L109]-[.K109]" office:value-type="float" office:value="201" calcext:value-type="float">
            <text:p>201</text:p>
          </table:table-cell>
          <table:table-cell table:formula="of:=[.M109]-[.L109]" office:value-type="float" office:value="21" calcext:value-type="float">
            <text:p>21</text:p>
          </table:table-cell>
          <table:table-cell table:formula="of:=[.M109]-[.F109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199" calcext:value-type="float">
            <text:p>49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595" calcext:value-type="float">
            <text:p>200595</text:p>
          </table:table-cell>
          <table:table-cell office:value-type="float" office:value="1478104462589" calcext:value-type="float">
            <text:p>1478104462589</text:p>
          </table:table-cell>
          <table:table-cell table:number-columns-repeated="3" office:value-type="float" office:value="1478104462588" calcext:value-type="float">
            <text:p>1478104462588</text:p>
          </table:table-cell>
          <table:table-cell office:value-type="string" calcext:value-type="string">
            <text:p>?</text:p>
          </table:table-cell>
          <table:table-cell office:value-type="float" office:value="1478104462588" calcext:value-type="float">
            <text:p>1478104462588</text:p>
          </table:table-cell>
          <table:table-cell office:value-type="float" office:value="1478104462794" calcext:value-type="float">
            <text:p>1478104462794</text:p>
          </table:table-cell>
          <table:table-cell office:value-type="float" office:value="1478104462811" calcext:value-type="float">
            <text:p>1478104462811</text:p>
          </table:table-cell>
          <table:table-cell/>
          <table:table-cell table:formula="of:=[.G110]-[.F110]" office:value-type="float" office:value="-1" calcext:value-type="float">
            <text:p>-1</text:p>
          </table:table-cell>
          <table:table-cell table:formula="of:=[.H110]-[.G110]" office:value-type="float" office:value="0" calcext:value-type="float">
            <text:p>0</text:p>
          </table:table-cell>
          <table:table-cell table:formula="of:=[.I110]-[.H110]" office:value-type="float" office:value="0" calcext:value-type="float">
            <text:p>0</text:p>
          </table:table-cell>
          <table:table-cell table:number-columns-repeated="2"/>
          <table:table-cell table:formula="of:=[.L110]-[.K110]" office:value-type="float" office:value="206" calcext:value-type="float">
            <text:p>206</text:p>
          </table:table-cell>
          <table:table-cell table:formula="of:=[.M110]-[.L110]" office:value-type="float" office:value="17" calcext:value-type="float">
            <text:p>17</text:p>
          </table:table-cell>
          <table:table-cell table:formula="of:=[.M110]-[.F110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205" calcext:value-type="float">
            <text:p>492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899" calcext:value-type="float">
            <text:p>301899</text:p>
          </table:table-cell>
          <table:table-cell table:number-columns-repeated="4" office:value-type="float" office:value="1478104462633" calcext:value-type="float">
            <text:p>1478104462633</text:p>
          </table:table-cell>
          <table:table-cell office:value-type="string" calcext:value-type="string">
            <text:p>?</text:p>
          </table:table-cell>
          <table:table-cell office:value-type="float" office:value="1478104462633" calcext:value-type="float">
            <text:p>1478104462633</text:p>
          </table:table-cell>
          <table:table-cell office:value-type="float" office:value="1478104462830" calcext:value-type="float">
            <text:p>1478104462830</text:p>
          </table:table-cell>
          <table:table-cell office:value-type="float" office:value="1478104462880" calcext:value-type="float">
            <text:p>1478104462880</text:p>
          </table:table-cell>
          <table:table-cell/>
          <table:table-cell table:formula="of:=[.G111]-[.F111]" office:value-type="float" office:value="0" calcext:value-type="float">
            <text:p>0</text:p>
          </table:table-cell>
          <table:table-cell table:formula="of:=[.H111]-[.G111]" office:value-type="float" office:value="0" calcext:value-type="float">
            <text:p>0</text:p>
          </table:table-cell>
          <table:table-cell table:formula="of:=[.I111]-[.H111]" office:value-type="float" office:value="0" calcext:value-type="float">
            <text:p>0</text:p>
          </table:table-cell>
          <table:table-cell table:number-columns-repeated="2"/>
          <table:table-cell table:formula="of:=[.L111]-[.K111]" office:value-type="float" office:value="197" calcext:value-type="float">
            <text:p>197</text:p>
          </table:table-cell>
          <table:table-cell table:formula="of:=[.M111]-[.L111]" office:value-type="float" office:value="50" calcext:value-type="float">
            <text:p>50</text:p>
          </table:table-cell>
          <table:table-cell table:formula="of:=[.M111]-[.F111]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49206" calcext:value-type="float">
            <text:p>49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55" calcext:value-type="float">
            <text:p>202255</text:p>
          </table:table-cell>
          <table:table-cell office:value-type="float" office:value="1478104462739" calcext:value-type="float">
            <text:p>1478104462739</text:p>
          </table:table-cell>
          <table:table-cell table:number-columns-repeated="3" office:value-type="float" office:value="1478104462738" calcext:value-type="float">
            <text:p>1478104462738</text:p>
          </table:table-cell>
          <table:table-cell office:value-type="string" calcext:value-type="string">
            <text:p>?</text:p>
          </table:table-cell>
          <table:table-cell office:value-type="float" office:value="1478104462738" calcext:value-type="float">
            <text:p>1478104462738</text:p>
          </table:table-cell>
          <table:table-cell office:value-type="float" office:value="1478104462929" calcext:value-type="float">
            <text:p>1478104462929</text:p>
          </table:table-cell>
          <table:table-cell office:value-type="float" office:value="1478104462963" calcext:value-type="float">
            <text:p>1478104462963</text:p>
          </table:table-cell>
          <table:table-cell/>
          <table:table-cell table:formula="of:=[.G112]-[.F112]" office:value-type="float" office:value="-1" calcext:value-type="float">
            <text:p>-1</text:p>
          </table:table-cell>
          <table:table-cell table:formula="of:=[.H112]-[.G112]" office:value-type="float" office:value="0" calcext:value-type="float">
            <text:p>0</text:p>
          </table:table-cell>
          <table:table-cell table:formula="of:=[.I112]-[.H112]" office:value-type="float" office:value="0" calcext:value-type="float">
            <text:p>0</text:p>
          </table:table-cell>
          <table:table-cell table:number-columns-repeated="2"/>
          <table:table-cell table:formula="of:=[.L112]-[.K112]" office:value-type="float" office:value="191" calcext:value-type="float">
            <text:p>191</text:p>
          </table:table-cell>
          <table:table-cell table:formula="of:=[.M112]-[.L112]" office:value-type="float" office:value="34" calcext:value-type="float">
            <text:p>34</text:p>
          </table:table-cell>
          <table:table-cell table:formula="of:=[.M112]-[.F112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9200" calcext:value-type="float">
            <text:p>49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866" calcext:value-type="float">
            <text:p>101866</text:p>
          </table:table-cell>
          <table:table-cell office:value-type="float" office:value="1478104462735" calcext:value-type="float">
            <text:p>1478104462735</text:p>
          </table:table-cell>
          <table:table-cell table:number-columns-repeated="3" office:value-type="float" office:value="1478104462734" calcext:value-type="float">
            <text:p>1478104462734</text:p>
          </table:table-cell>
          <table:table-cell office:value-type="string" calcext:value-type="string">
            <text:p>?</text:p>
          </table:table-cell>
          <table:table-cell office:value-type="float" office:value="1478104462735" calcext:value-type="float">
            <text:p>1478104462735</text:p>
          </table:table-cell>
          <table:table-cell office:value-type="float" office:value="1478104462956" calcext:value-type="float">
            <text:p>1478104462956</text:p>
          </table:table-cell>
          <table:table-cell office:value-type="float" office:value="1478104462968" calcext:value-type="float">
            <text:p>1478104462968</text:p>
          </table:table-cell>
          <table:table-cell/>
          <table:table-cell table:formula="of:=[.G113]-[.F113]" office:value-type="float" office:value="-1" calcext:value-type="float">
            <text:p>-1</text:p>
          </table:table-cell>
          <table:table-cell table:formula="of:=[.H113]-[.G113]" office:value-type="float" office:value="0" calcext:value-type="float">
            <text:p>0</text:p>
          </table:table-cell>
          <table:table-cell table:formula="of:=[.I113]-[.H113]" office:value-type="float" office:value="0" calcext:value-type="float">
            <text:p>0</text:p>
          </table:table-cell>
          <table:table-cell table:number-columns-repeated="2"/>
          <table:table-cell table:formula="of:=[.L113]-[.K113]" office:value-type="float" office:value="221" calcext:value-type="float">
            <text:p>221</text:p>
          </table:table-cell>
          <table:table-cell table:formula="of:=[.M113]-[.L113]" office:value-type="float" office:value="12" calcext:value-type="float">
            <text:p>12</text:p>
          </table:table-cell>
          <table:table-cell table:formula="of:=[.M113]-[.F113]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49210" calcext:value-type="float">
            <text:p>49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145" calcext:value-type="float">
            <text:p>300145</text:p>
          </table:table-cell>
          <table:table-cell office:value-type="float" office:value="1478104462872" calcext:value-type="float">
            <text:p>1478104462872</text:p>
          </table:table-cell>
          <table:table-cell table:number-columns-repeated="3" office:value-type="float" office:value="1478104462871" calcext:value-type="float">
            <text:p>1478104462871</text:p>
          </table:table-cell>
          <table:table-cell office:value-type="string" calcext:value-type="string">
            <text:p>?</text:p>
          </table:table-cell>
          <table:table-cell office:value-type="float" office:value="1478104462871" calcext:value-type="float">
            <text:p>1478104462871</text:p>
          </table:table-cell>
          <table:table-cell office:value-type="float" office:value="1478104463146" calcext:value-type="float">
            <text:p>1478104463146</text:p>
          </table:table-cell>
          <table:table-cell office:value-type="float" office:value="1478104463157" calcext:value-type="float">
            <text:p>1478104463157</text:p>
          </table:table-cell>
          <table:table-cell/>
          <table:table-cell table:formula="of:=[.G114]-[.F114]" office:value-type="float" office:value="-1" calcext:value-type="float">
            <text:p>-1</text:p>
          </table:table-cell>
          <table:table-cell table:formula="of:=[.H114]-[.G114]" office:value-type="float" office:value="0" calcext:value-type="float">
            <text:p>0</text:p>
          </table:table-cell>
          <table:table-cell table:formula="of:=[.I114]-[.H114]" office:value-type="float" office:value="0" calcext:value-type="float">
            <text:p>0</text:p>
          </table:table-cell>
          <table:table-cell table:number-columns-repeated="2"/>
          <table:table-cell table:formula="of:=[.L114]-[.K114]" office:value-type="float" office:value="275" calcext:value-type="float">
            <text:p>275</text:p>
          </table:table-cell>
          <table:table-cell table:formula="of:=[.M114]-[.L114]" office:value-type="float" office:value="11" calcext:value-type="float">
            <text:p>11</text:p>
          </table:table-cell>
          <table:table-cell table:formula="of:=[.M114]-[.F114]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49207" calcext:value-type="float">
            <text:p>49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92" calcext:value-type="float">
            <text:p>300692</text:p>
          </table:table-cell>
          <table:table-cell table:number-columns-repeated="4" office:value-type="float" office:value="1478104462851" calcext:value-type="float">
            <text:p>1478104462851</text:p>
          </table:table-cell>
          <table:table-cell office:value-type="string" calcext:value-type="string">
            <text:p>?</text:p>
          </table:table-cell>
          <table:table-cell office:value-type="float" office:value="1478104462851" calcext:value-type="float">
            <text:p>1478104462851</text:p>
          </table:table-cell>
          <table:table-cell office:value-type="float" office:value="1478104463147" calcext:value-type="float">
            <text:p>1478104463147</text:p>
          </table:table-cell>
          <table:table-cell office:value-type="float" office:value="1478104463201" calcext:value-type="float">
            <text:p>1478104463201</text:p>
          </table:table-cell>
          <table:table-cell/>
          <table:table-cell table:formula="of:=[.G115]-[.F115]" office:value-type="float" office:value="0" calcext:value-type="float">
            <text:p>0</text:p>
          </table:table-cell>
          <table:table-cell table:formula="of:=[.H115]-[.G115]" office:value-type="float" office:value="0" calcext:value-type="float">
            <text:p>0</text:p>
          </table:table-cell>
          <table:table-cell table:formula="of:=[.I115]-[.H115]" office:value-type="float" office:value="0" calcext:value-type="float">
            <text:p>0</text:p>
          </table:table-cell>
          <table:table-cell table:number-columns-repeated="2"/>
          <table:table-cell table:formula="of:=[.L115]-[.K115]" office:value-type="float" office:value="296" calcext:value-type="float">
            <text:p>296</text:p>
          </table:table-cell>
          <table:table-cell table:formula="of:=[.M115]-[.L115]" office:value-type="float" office:value="54" calcext:value-type="float">
            <text:p>54</text:p>
          </table:table-cell>
          <table:table-cell table:formula="of:=[.M115]-[.F115]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49209" calcext:value-type="float">
            <text:p>49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35" calcext:value-type="float">
            <text:p>202135</text:p>
          </table:table-cell>
          <table:table-cell table:number-columns-repeated="4" office:value-type="float" office:value="1478104462935" calcext:value-type="float">
            <text:p>1478104462935</text:p>
          </table:table-cell>
          <table:table-cell office:value-type="string" calcext:value-type="string">
            <text:p>?</text:p>
          </table:table-cell>
          <table:table-cell office:value-type="float" office:value="1478104462935" calcext:value-type="float">
            <text:p>1478104462935</text:p>
          </table:table-cell>
          <table:table-cell office:value-type="float" office:value="1478104463164" calcext:value-type="float">
            <text:p>1478104463164</text:p>
          </table:table-cell>
          <table:table-cell office:value-type="float" office:value="1478104463240" calcext:value-type="float">
            <text:p>1478104463240</text:p>
          </table:table-cell>
          <table:table-cell/>
          <table:table-cell table:formula="of:=[.G116]-[.F116]" office:value-type="float" office:value="0" calcext:value-type="float">
            <text:p>0</text:p>
          </table:table-cell>
          <table:table-cell table:formula="of:=[.H116]-[.G116]" office:value-type="float" office:value="0" calcext:value-type="float">
            <text:p>0</text:p>
          </table:table-cell>
          <table:table-cell table:formula="of:=[.I116]-[.H116]" office:value-type="float" office:value="0" calcext:value-type="float">
            <text:p>0</text:p>
          </table:table-cell>
          <table:table-cell table:number-columns-repeated="2"/>
          <table:table-cell table:formula="of:=[.L116]-[.K116]" office:value-type="float" office:value="229" calcext:value-type="float">
            <text:p>229</text:p>
          </table:table-cell>
          <table:table-cell table:formula="of:=[.M116]-[.L116]" office:value-type="float" office:value="76" calcext:value-type="float">
            <text:p>76</text:p>
          </table:table-cell>
          <table:table-cell table:formula="of:=[.M116]-[.F116]"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49180" calcext:value-type="float">
            <text:p>49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321" calcext:value-type="float">
            <text:p>400321</text:p>
          </table:table-cell>
          <table:table-cell office:value-type="float" office:value="1478104462871" calcext:value-type="float">
            <text:p>1478104462871</text:p>
          </table:table-cell>
          <table:table-cell table:number-columns-repeated="3" office:value-type="float" office:value="1478104462870" calcext:value-type="float">
            <text:p>1478104462870</text:p>
          </table:table-cell>
          <table:table-cell office:value-type="string" calcext:value-type="string">
            <text:p>?</text:p>
          </table:table-cell>
          <table:table-cell office:value-type="float" office:value="1478104462870" calcext:value-type="float">
            <text:p>1478104462870</text:p>
          </table:table-cell>
          <table:table-cell office:value-type="float" office:value="1478104463168" calcext:value-type="float">
            <text:p>1478104463168</text:p>
          </table:table-cell>
          <table:table-cell office:value-type="float" office:value="1478104463241" calcext:value-type="float">
            <text:p>1478104463241</text:p>
          </table:table-cell>
          <table:table-cell/>
          <table:table-cell table:formula="of:=[.G117]-[.F117]" office:value-type="float" office:value="-1" calcext:value-type="float">
            <text:p>-1</text:p>
          </table:table-cell>
          <table:table-cell table:formula="of:=[.H117]-[.G117]" office:value-type="float" office:value="0" calcext:value-type="float">
            <text:p>0</text:p>
          </table:table-cell>
          <table:table-cell table:formula="of:=[.I117]-[.H117]" office:value-type="float" office:value="0" calcext:value-type="float">
            <text:p>0</text:p>
          </table:table-cell>
          <table:table-cell table:number-columns-repeated="2"/>
          <table:table-cell table:formula="of:=[.L117]-[.K117]" office:value-type="float" office:value="298" calcext:value-type="float">
            <text:p>298</text:p>
          </table:table-cell>
          <table:table-cell table:formula="of:=[.M117]-[.L117]" office:value-type="float" office:value="73" calcext:value-type="float">
            <text:p>73</text:p>
          </table:table-cell>
          <table:table-cell table:formula="of:=[.M117]-[.F117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49213" calcext:value-type="float">
            <text:p>49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39" calcext:value-type="float">
            <text:p>201239</text:p>
          </table:table-cell>
          <table:table-cell office:value-type="float" office:value="1478104463020" calcext:value-type="float">
            <text:p>1478104463020</text:p>
          </table:table-cell>
          <table:table-cell table:number-columns-repeated="2" office:value-type="float" office:value="1478104463019" calcext:value-type="float">
            <text:p>1478104463019</text:p>
          </table:table-cell>
          <table:table-cell office:value-type="float" office:value="1478104463020" calcext:value-type="float">
            <text:p>1478104463020</text:p>
          </table:table-cell>
          <table:table-cell office:value-type="string" calcext:value-type="string">
            <text:p>?</text:p>
          </table:table-cell>
          <table:table-cell office:value-type="float" office:value="1478104463020" calcext:value-type="float">
            <text:p>1478104463020</text:p>
          </table:table-cell>
          <table:table-cell office:value-type="float" office:value="1478104463223" calcext:value-type="float">
            <text:p>1478104463223</text:p>
          </table:table-cell>
          <table:table-cell office:value-type="float" office:value="1478104463242" calcext:value-type="float">
            <text:p>1478104463242</text:p>
          </table:table-cell>
          <table:table-cell/>
          <table:table-cell table:formula="of:=[.G118]-[.F118]" office:value-type="float" office:value="-1" calcext:value-type="float">
            <text:p>-1</text:p>
          </table:table-cell>
          <table:table-cell table:formula="of:=[.H118]-[.G118]" office:value-type="float" office:value="0" calcext:value-type="float">
            <text:p>0</text:p>
          </table:table-cell>
          <table:table-cell table:formula="of:=[.I118]-[.H118]" office:value-type="float" office:value="1" calcext:value-type="float">
            <text:p>1</text:p>
          </table:table-cell>
          <table:table-cell table:number-columns-repeated="2"/>
          <table:table-cell table:formula="of:=[.L118]-[.K118]" office:value-type="float" office:value="203" calcext:value-type="float">
            <text:p>203</text:p>
          </table:table-cell>
          <table:table-cell table:formula="of:=[.M118]-[.L118]" office:value-type="float" office:value="19" calcext:value-type="float">
            <text:p>19</text:p>
          </table:table-cell>
          <table:table-cell table:formula="of:=[.M118]-[.F118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214" calcext:value-type="float">
            <text:p>49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463" calcext:value-type="float">
            <text:p>200463</text:p>
          </table:table-cell>
          <table:table-cell office:value-type="float" office:value="1478104463053" calcext:value-type="float">
            <text:p>1478104463053</text:p>
          </table:table-cell>
          <table:table-cell table:number-columns-repeated="3" office:value-type="float" office:value="1478104463080" calcext:value-type="float">
            <text:p>1478104463080</text:p>
          </table:table-cell>
          <table:table-cell office:value-type="string" calcext:value-type="string">
            <text:p>?</text:p>
          </table:table-cell>
          <table:table-cell office:value-type="float" office:value="1478104463080" calcext:value-type="float">
            <text:p>1478104463080</text:p>
          </table:table-cell>
          <table:table-cell office:value-type="float" office:value="1478104463296" calcext:value-type="float">
            <text:p>1478104463296</text:p>
          </table:table-cell>
          <table:table-cell office:value-type="float" office:value="1478104463303" calcext:value-type="float">
            <text:p>1478104463303</text:p>
          </table:table-cell>
          <table:table-cell/>
          <table:table-cell table:formula="of:=[.G119]-[.F119]" office:value-type="float" office:value="27" calcext:value-type="float">
            <text:p>27</text:p>
          </table:table-cell>
          <table:table-cell table:formula="of:=[.H119]-[.G119]" office:value-type="float" office:value="0" calcext:value-type="float">
            <text:p>0</text:p>
          </table:table-cell>
          <table:table-cell table:formula="of:=[.I119]-[.H119]" office:value-type="float" office:value="0" calcext:value-type="float">
            <text:p>0</text:p>
          </table:table-cell>
          <table:table-cell table:number-columns-repeated="2"/>
          <table:table-cell table:formula="of:=[.L119]-[.K119]" office:value-type="float" office:value="216" calcext:value-type="float">
            <text:p>216</text:p>
          </table:table-cell>
          <table:table-cell table:formula="of:=[.M119]-[.L119]" office:value-type="float" office:value="7" calcext:value-type="float">
            <text:p>7</text:p>
          </table:table-cell>
          <table:table-cell table:formula="of:=[.M119]-[.F119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9215" calcext:value-type="float">
            <text:p>49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91" calcext:value-type="float">
            <text:p>201291</text:p>
          </table:table-cell>
          <table:table-cell office:value-type="float" office:value="1478104463094" calcext:value-type="float">
            <text:p>1478104463094</text:p>
          </table:table-cell>
          <table:table-cell table:number-columns-repeated="3" office:value-type="float" office:value="1478104463093" calcext:value-type="float">
            <text:p>1478104463093</text:p>
          </table:table-cell>
          <table:table-cell office:value-type="string" calcext:value-type="string">
            <text:p>?</text:p>
          </table:table-cell>
          <table:table-cell office:value-type="float" office:value="1478104463093" calcext:value-type="float">
            <text:p>1478104463093</text:p>
          </table:table-cell>
          <table:table-cell office:value-type="float" office:value="1478104463302" calcext:value-type="float">
            <text:p>1478104463302</text:p>
          </table:table-cell>
          <table:table-cell office:value-type="float" office:value="1478104463310" calcext:value-type="float">
            <text:p>1478104463310</text:p>
          </table:table-cell>
          <table:table-cell/>
          <table:table-cell table:formula="of:=[.G120]-[.F120]" office:value-type="float" office:value="-1" calcext:value-type="float">
            <text:p>-1</text:p>
          </table:table-cell>
          <table:table-cell table:formula="of:=[.H120]-[.G120]" office:value-type="float" office:value="0" calcext:value-type="float">
            <text:p>0</text:p>
          </table:table-cell>
          <table:table-cell table:formula="of:=[.I120]-[.H120]" office:value-type="float" office:value="0" calcext:value-type="float">
            <text:p>0</text:p>
          </table:table-cell>
          <table:table-cell table:number-columns-repeated="2"/>
          <table:table-cell table:formula="of:=[.L120]-[.K120]" office:value-type="float" office:value="209" calcext:value-type="float">
            <text:p>209</text:p>
          </table:table-cell>
          <table:table-cell table:formula="of:=[.M120]-[.L120]" office:value-type="float" office:value="8" calcext:value-type="float">
            <text:p>8</text:p>
          </table:table-cell>
          <table:table-cell table:formula="of:=[.M120]-[.F120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208" calcext:value-type="float">
            <text:p>49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17" calcext:value-type="float">
            <text:p>100517</text:p>
          </table:table-cell>
          <table:table-cell office:value-type="float" office:value="1478104463136" calcext:value-type="float">
            <text:p>1478104463136</text:p>
          </table:table-cell>
          <table:table-cell table:number-columns-repeated="3" office:value-type="float" office:value="1478104463164" calcext:value-type="float">
            <text:p>1478104463164</text:p>
          </table:table-cell>
          <table:table-cell office:value-type="string" calcext:value-type="string">
            <text:p>?</text:p>
          </table:table-cell>
          <table:table-cell office:value-type="float" office:value="1478104463164" calcext:value-type="float">
            <text:p>1478104463164</text:p>
          </table:table-cell>
          <table:table-cell office:value-type="float" office:value="1478104463368" calcext:value-type="float">
            <text:p>1478104463368</text:p>
          </table:table-cell>
          <table:table-cell office:value-type="float" office:value="1478104463376" calcext:value-type="float">
            <text:p>1478104463376</text:p>
          </table:table-cell>
          <table:table-cell/>
          <table:table-cell table:formula="of:=[.G121]-[.F121]" office:value-type="float" office:value="28" calcext:value-type="float">
            <text:p>28</text:p>
          </table:table-cell>
          <table:table-cell table:formula="of:=[.H121]-[.G121]" office:value-type="float" office:value="0" calcext:value-type="float">
            <text:p>0</text:p>
          </table:table-cell>
          <table:table-cell table:formula="of:=[.I121]-[.H121]" office:value-type="float" office:value="0" calcext:value-type="float">
            <text:p>0</text:p>
          </table:table-cell>
          <table:table-cell table:number-columns-repeated="2"/>
          <table:table-cell table:formula="of:=[.L121]-[.K121]" office:value-type="float" office:value="204" calcext:value-type="float">
            <text:p>204</text:p>
          </table:table-cell>
          <table:table-cell table:formula="of:=[.M121]-[.L121]" office:value-type="float" office:value="8" calcext:value-type="float">
            <text:p>8</text:p>
          </table:table-cell>
          <table:table-cell table:formula="of:=[.M121]-[.F121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9217" calcext:value-type="float">
            <text:p>49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45" calcext:value-type="float">
            <text:p>102145</text:p>
          </table:table-cell>
          <table:table-cell office:value-type="float" office:value="1478104463237" calcext:value-type="float">
            <text:p>1478104463237</text:p>
          </table:table-cell>
          <table:table-cell table:number-columns-repeated="3" office:value-type="float" office:value="1478104463236" calcext:value-type="float">
            <text:p>1478104463236</text:p>
          </table:table-cell>
          <table:table-cell office:value-type="string" calcext:value-type="string">
            <text:p>?</text:p>
          </table:table-cell>
          <table:table-cell office:value-type="float" office:value="1478104463236" calcext:value-type="float">
            <text:p>1478104463236</text:p>
          </table:table-cell>
          <table:table-cell office:value-type="float" office:value="1478104463443" calcext:value-type="float">
            <text:p>1478104463443</text:p>
          </table:table-cell>
          <table:table-cell office:value-type="float" office:value="1478104463514" calcext:value-type="float">
            <text:p>1478104463514</text:p>
          </table:table-cell>
          <table:table-cell/>
          <table:table-cell table:formula="of:=[.G122]-[.F122]" office:value-type="float" office:value="-1" calcext:value-type="float">
            <text:p>-1</text:p>
          </table:table-cell>
          <table:table-cell table:formula="of:=[.H122]-[.G122]" office:value-type="float" office:value="0" calcext:value-type="float">
            <text:p>0</text:p>
          </table:table-cell>
          <table:table-cell table:formula="of:=[.I122]-[.H122]" office:value-type="float" office:value="0" calcext:value-type="float">
            <text:p>0</text:p>
          </table:table-cell>
          <table:table-cell table:number-columns-repeated="2"/>
          <table:table-cell table:formula="of:=[.L122]-[.K122]" office:value-type="float" office:value="207" calcext:value-type="float">
            <text:p>207</text:p>
          </table:table-cell>
          <table:table-cell table:formula="of:=[.M122]-[.L122]" office:value-type="float" office:value="71" calcext:value-type="float">
            <text:p>71</text:p>
          </table:table-cell>
          <table:table-cell table:formula="of:=[.M122]-[.F122]"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49218" calcext:value-type="float">
            <text:p>492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56" calcext:value-type="float">
            <text:p>101456</text:p>
          </table:table-cell>
          <table:table-cell office:value-type="float" office:value="1478104463287" calcext:value-type="float">
            <text:p>1478104463287</text:p>
          </table:table-cell>
          <table:table-cell table:number-columns-repeated="2" office:value-type="float" office:value="1478104463286" calcext:value-type="float">
            <text:p>1478104463286</text:p>
          </table:table-cell>
          <table:table-cell office:value-type="float" office:value="1478104463287" calcext:value-type="float">
            <text:p>1478104463287</text:p>
          </table:table-cell>
          <table:table-cell office:value-type="string" calcext:value-type="string">
            <text:p>?</text:p>
          </table:table-cell>
          <table:table-cell office:value-type="float" office:value="1478104463287" calcext:value-type="float">
            <text:p>1478104463287</text:p>
          </table:table-cell>
          <table:table-cell office:value-type="float" office:value="1478104463501" calcext:value-type="float">
            <text:p>1478104463501</text:p>
          </table:table-cell>
          <table:table-cell office:value-type="float" office:value="1478104463516" calcext:value-type="float">
            <text:p>1478104463516</text:p>
          </table:table-cell>
          <table:table-cell/>
          <table:table-cell table:formula="of:=[.G123]-[.F123]" office:value-type="float" office:value="-1" calcext:value-type="float">
            <text:p>-1</text:p>
          </table:table-cell>
          <table:table-cell table:formula="of:=[.H123]-[.G123]" office:value-type="float" office:value="0" calcext:value-type="float">
            <text:p>0</text:p>
          </table:table-cell>
          <table:table-cell table:formula="of:=[.I123]-[.H123]" office:value-type="float" office:value="1" calcext:value-type="float">
            <text:p>1</text:p>
          </table:table-cell>
          <table:table-cell table:number-columns-repeated="2"/>
          <table:table-cell table:formula="of:=[.L123]-[.K123]" office:value-type="float" office:value="214" calcext:value-type="float">
            <text:p>214</text:p>
          </table:table-cell>
          <table:table-cell table:formula="of:=[.M123]-[.L123]" office:value-type="float" office:value="15" calcext:value-type="float">
            <text:p>15</text:p>
          </table:table-cell>
          <table:table-cell table:formula="of:=[.M123]-[.F123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49212" calcext:value-type="float">
            <text:p>49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936" calcext:value-type="float">
            <text:p>300936</text:p>
          </table:table-cell>
          <table:table-cell office:value-type="float" office:value="1478104463275" calcext:value-type="float">
            <text:p>1478104463275</text:p>
          </table:table-cell>
          <table:table-cell table:number-columns-repeated="3" office:value-type="float" office:value="1478104463274" calcext:value-type="float">
            <text:p>1478104463274</text:p>
          </table:table-cell>
          <table:table-cell office:value-type="string" calcext:value-type="string">
            <text:p>?</text:p>
          </table:table-cell>
          <table:table-cell office:value-type="float" office:value="1478104463275" calcext:value-type="float">
            <text:p>1478104463275</text:p>
          </table:table-cell>
          <table:table-cell office:value-type="float" office:value="1478104463506" calcext:value-type="float">
            <text:p>1478104463506</text:p>
          </table:table-cell>
          <table:table-cell office:value-type="float" office:value="1478104463518" calcext:value-type="float">
            <text:p>1478104463518</text:p>
          </table:table-cell>
          <table:table-cell/>
          <table:table-cell table:formula="of:=[.G124]-[.F124]" office:value-type="float" office:value="-1" calcext:value-type="float">
            <text:p>-1</text:p>
          </table:table-cell>
          <table:table-cell table:formula="of:=[.H124]-[.G124]" office:value-type="float" office:value="0" calcext:value-type="float">
            <text:p>0</text:p>
          </table:table-cell>
          <table:table-cell table:formula="of:=[.I124]-[.H124]" office:value-type="float" office:value="0" calcext:value-type="float">
            <text:p>0</text:p>
          </table:table-cell>
          <table:table-cell table:number-columns-repeated="2"/>
          <table:table-cell table:formula="of:=[.L124]-[.K124]" office:value-type="float" office:value="231" calcext:value-type="float">
            <text:p>231</text:p>
          </table:table-cell>
          <table:table-cell table:formula="of:=[.M124]-[.L124]" office:value-type="float" office:value="12" calcext:value-type="float">
            <text:p>12</text:p>
          </table:table-cell>
          <table:table-cell table:formula="of:=[.M124]-[.F124]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49216" calcext:value-type="float">
            <text:p>49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454" calcext:value-type="float">
            <text:p>200454</text:p>
          </table:table-cell>
          <table:table-cell office:value-type="float" office:value="1478104463495" calcext:value-type="float">
            <text:p>1478104463495</text:p>
          </table:table-cell>
          <table:table-cell table:number-columns-repeated="3" office:value-type="float" office:value="1478104463494" calcext:value-type="float">
            <text:p>1478104463494</text:p>
          </table:table-cell>
          <table:table-cell office:value-type="string" calcext:value-type="string">
            <text:p>?</text:p>
          </table:table-cell>
          <table:table-cell office:value-type="float" office:value="1478104463494" calcext:value-type="float">
            <text:p>1478104463494</text:p>
          </table:table-cell>
          <table:table-cell office:value-type="float" office:value="1478104463700" calcext:value-type="float">
            <text:p>1478104463700</text:p>
          </table:table-cell>
          <table:table-cell office:value-type="float" office:value="1478104463708" calcext:value-type="float">
            <text:p>1478104463708</text:p>
          </table:table-cell>
          <table:table-cell/>
          <table:table-cell table:formula="of:=[.G125]-[.F125]" office:value-type="float" office:value="-1" calcext:value-type="float">
            <text:p>-1</text:p>
          </table:table-cell>
          <table:table-cell table:formula="of:=[.H125]-[.G125]" office:value-type="float" office:value="0" calcext:value-type="float">
            <text:p>0</text:p>
          </table:table-cell>
          <table:table-cell table:formula="of:=[.I125]-[.H125]" office:value-type="float" office:value="0" calcext:value-type="float">
            <text:p>0</text:p>
          </table:table-cell>
          <table:table-cell table:number-columns-repeated="2"/>
          <table:table-cell table:formula="of:=[.L125]-[.K125]" office:value-type="float" office:value="206" calcext:value-type="float">
            <text:p>206</text:p>
          </table:table-cell>
          <table:table-cell table:formula="of:=[.M125]-[.L125]" office:value-type="float" office:value="8" calcext:value-type="float">
            <text:p>8</text:p>
          </table:table-cell>
          <table:table-cell table:formula="of:=[.M125]-[.F125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221" calcext:value-type="float">
            <text:p>49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995" calcext:value-type="float">
            <text:p>200995</text:p>
          </table:table-cell>
          <table:table-cell office:value-type="float" office:value="1478104463508" calcext:value-type="float">
            <text:p>1478104463508</text:p>
          </table:table-cell>
          <table:table-cell table:number-columns-repeated="3" office:value-type="float" office:value="1478104463507" calcext:value-type="float">
            <text:p>1478104463507</text:p>
          </table:table-cell>
          <table:table-cell office:value-type="string" calcext:value-type="string">
            <text:p>?</text:p>
          </table:table-cell>
          <table:table-cell office:value-type="float" office:value="1478104463507" calcext:value-type="float">
            <text:p>1478104463507</text:p>
          </table:table-cell>
          <table:table-cell office:value-type="float" office:value="1478104463730" calcext:value-type="float">
            <text:p>1478104463730</text:p>
          </table:table-cell>
          <table:table-cell office:value-type="float" office:value="1478104463754" calcext:value-type="float">
            <text:p>1478104463754</text:p>
          </table:table-cell>
          <table:table-cell/>
          <table:table-cell table:formula="of:=[.G126]-[.F126]" office:value-type="float" office:value="-1" calcext:value-type="float">
            <text:p>-1</text:p>
          </table:table-cell>
          <table:table-cell table:formula="of:=[.H126]-[.G126]" office:value-type="float" office:value="0" calcext:value-type="float">
            <text:p>0</text:p>
          </table:table-cell>
          <table:table-cell table:formula="of:=[.I126]-[.H126]" office:value-type="float" office:value="0" calcext:value-type="float">
            <text:p>0</text:p>
          </table:table-cell>
          <table:table-cell table:number-columns-repeated="2"/>
          <table:table-cell table:formula="of:=[.L126]-[.K126]" office:value-type="float" office:value="223" calcext:value-type="float">
            <text:p>223</text:p>
          </table:table-cell>
          <table:table-cell table:formula="of:=[.M126]-[.L126]" office:value-type="float" office:value="24" calcext:value-type="float">
            <text:p>24</text:p>
          </table:table-cell>
          <table:table-cell table:formula="of:=[.M126]-[.F126]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49220" calcext:value-type="float">
            <text:p>49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91" calcext:value-type="float">
            <text:p>100591</text:p>
          </table:table-cell>
          <table:table-cell office:value-type="float" office:value="1478104463538" calcext:value-type="float">
            <text:p>1478104463538</text:p>
          </table:table-cell>
          <table:table-cell table:number-columns-repeated="3" office:value-type="float" office:value="1478104463537" calcext:value-type="float">
            <text:p>1478104463537</text:p>
          </table:table-cell>
          <table:table-cell office:value-type="string" calcext:value-type="string">
            <text:p>?</text:p>
          </table:table-cell>
          <table:table-cell office:value-type="float" office:value="1478104463537" calcext:value-type="float">
            <text:p>1478104463537</text:p>
          </table:table-cell>
          <table:table-cell office:value-type="float" office:value="1478104463736" calcext:value-type="float">
            <text:p>1478104463736</text:p>
          </table:table-cell>
          <table:table-cell office:value-type="float" office:value="1478104463756" calcext:value-type="float">
            <text:p>1478104463756</text:p>
          </table:table-cell>
          <table:table-cell/>
          <table:table-cell table:formula="of:=[.G127]-[.F127]" office:value-type="float" office:value="-1" calcext:value-type="float">
            <text:p>-1</text:p>
          </table:table-cell>
          <table:table-cell table:formula="of:=[.H127]-[.G127]" office:value-type="float" office:value="0" calcext:value-type="float">
            <text:p>0</text:p>
          </table:table-cell>
          <table:table-cell table:formula="of:=[.I127]-[.H127]" office:value-type="float" office:value="0" calcext:value-type="float">
            <text:p>0</text:p>
          </table:table-cell>
          <table:table-cell table:number-columns-repeated="2"/>
          <table:table-cell table:formula="of:=[.L127]-[.K127]" office:value-type="float" office:value="199" calcext:value-type="float">
            <text:p>199</text:p>
          </table:table-cell>
          <table:table-cell table:formula="of:=[.M127]-[.L127]" office:value-type="float" office:value="20" calcext:value-type="float">
            <text:p>20</text:p>
          </table:table-cell>
          <table:table-cell table:formula="of:=[.M127]-[.F127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49224" calcext:value-type="float">
            <text:p>49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60" calcext:value-type="float">
            <text:p>301660</text:p>
          </table:table-cell>
          <table:table-cell office:value-type="float" office:value="1478104463676" calcext:value-type="float">
            <text:p>1478104463676</text:p>
          </table:table-cell>
          <table:table-cell table:number-columns-repeated="3" office:value-type="float" office:value="1478104463675" calcext:value-type="float">
            <text:p>1478104463675</text:p>
          </table:table-cell>
          <table:table-cell office:value-type="string" calcext:value-type="string">
            <text:p>?</text:p>
          </table:table-cell>
          <table:table-cell office:value-type="float" office:value="1478104463675" calcext:value-type="float">
            <text:p>1478104463675</text:p>
          </table:table-cell>
          <table:table-cell office:value-type="float" office:value="1478104463888" calcext:value-type="float">
            <text:p>1478104463888</text:p>
          </table:table-cell>
          <table:table-cell office:value-type="float" office:value="1478104463964" calcext:value-type="float">
            <text:p>1478104463964</text:p>
          </table:table-cell>
          <table:table-cell/>
          <table:table-cell table:formula="of:=[.G128]-[.F128]" office:value-type="float" office:value="-1" calcext:value-type="float">
            <text:p>-1</text:p>
          </table:table-cell>
          <table:table-cell table:formula="of:=[.H128]-[.G128]" office:value-type="float" office:value="0" calcext:value-type="float">
            <text:p>0</text:p>
          </table:table-cell>
          <table:table-cell table:formula="of:=[.I128]-[.H128]" office:value-type="float" office:value="0" calcext:value-type="float">
            <text:p>0</text:p>
          </table:table-cell>
          <table:table-cell table:number-columns-repeated="2"/>
          <table:table-cell table:formula="of:=[.L128]-[.K128]" office:value-type="float" office:value="213" calcext:value-type="float">
            <text:p>213</text:p>
          </table:table-cell>
          <table:table-cell table:formula="of:=[.M128]-[.L128]" office:value-type="float" office:value="76" calcext:value-type="float">
            <text:p>76</text:p>
          </table:table-cell>
          <table:table-cell table:formula="of:=[.M128]-[.F128]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49219" calcext:value-type="float">
            <text:p>49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91" calcext:value-type="float">
            <text:p>301991</text:p>
          </table:table-cell>
          <table:table-cell office:value-type="float" office:value="1478104463665" calcext:value-type="float">
            <text:p>1478104463665</text:p>
          </table:table-cell>
          <table:table-cell table:number-columns-repeated="3" office:value-type="float" office:value="1478104463664" calcext:value-type="float">
            <text:p>1478104463664</text:p>
          </table:table-cell>
          <table:table-cell office:value-type="string" calcext:value-type="string">
            <text:p>?</text:p>
          </table:table-cell>
          <table:table-cell office:value-type="float" office:value="1478104463664" calcext:value-type="float">
            <text:p>1478104463664</text:p>
          </table:table-cell>
          <table:table-cell office:value-type="float" office:value="1478104463878" calcext:value-type="float">
            <text:p>1478104463878</text:p>
          </table:table-cell>
          <table:table-cell office:value-type="float" office:value="1478104463969" calcext:value-type="float">
            <text:p>1478104463969</text:p>
          </table:table-cell>
          <table:table-cell/>
          <table:table-cell table:formula="of:=[.G129]-[.F129]" office:value-type="float" office:value="-1" calcext:value-type="float">
            <text:p>-1</text:p>
          </table:table-cell>
          <table:table-cell table:formula="of:=[.H129]-[.G129]" office:value-type="float" office:value="0" calcext:value-type="float">
            <text:p>0</text:p>
          </table:table-cell>
          <table:table-cell table:formula="of:=[.I129]-[.H129]" office:value-type="float" office:value="0" calcext:value-type="float">
            <text:p>0</text:p>
          </table:table-cell>
          <table:table-cell table:number-columns-repeated="2"/>
          <table:table-cell table:formula="of:=[.L129]-[.K129]" office:value-type="float" office:value="214" calcext:value-type="float">
            <text:p>214</text:p>
          </table:table-cell>
          <table:table-cell table:formula="of:=[.M129]-[.L129]" office:value-type="float" office:value="91" calcext:value-type="float">
            <text:p>91</text:p>
          </table:table-cell>
          <table:table-cell table:formula="of:=[.M129]-[.F129]"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49222" calcext:value-type="float">
            <text:p>49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208" calcext:value-type="float">
            <text:p>200208</text:p>
          </table:table-cell>
          <table:table-cell office:value-type="float" office:value="1478104464005" calcext:value-type="float">
            <text:p>1478104464005</text:p>
          </table:table-cell>
          <table:table-cell table:number-columns-repeated="3" office:value-type="float" office:value="1478104464011" calcext:value-type="float">
            <text:p>1478104464011</text:p>
          </table:table-cell>
          <table:table-cell office:value-type="string" calcext:value-type="string">
            <text:p>?</text:p>
          </table:table-cell>
          <table:table-cell office:value-type="float" office:value="1478104464011" calcext:value-type="float">
            <text:p>1478104464011</text:p>
          </table:table-cell>
          <table:table-cell office:value-type="float" office:value="1478104464210" calcext:value-type="float">
            <text:p>1478104464210</text:p>
          </table:table-cell>
          <table:table-cell office:value-type="float" office:value="1478104464218" calcext:value-type="float">
            <text:p>1478104464218</text:p>
          </table:table-cell>
          <table:table-cell/>
          <table:table-cell table:formula="of:=[.G130]-[.F130]" office:value-type="float" office:value="6" calcext:value-type="float">
            <text:p>6</text:p>
          </table:table-cell>
          <table:table-cell table:formula="of:=[.H130]-[.G130]" office:value-type="float" office:value="0" calcext:value-type="float">
            <text:p>0</text:p>
          </table:table-cell>
          <table:table-cell table:formula="of:=[.I130]-[.H130]" office:value-type="float" office:value="0" calcext:value-type="float">
            <text:p>0</text:p>
          </table:table-cell>
          <table:table-cell table:number-columns-repeated="2"/>
          <table:table-cell table:formula="of:=[.L130]-[.K130]" office:value-type="float" office:value="199" calcext:value-type="float">
            <text:p>199</text:p>
          </table:table-cell>
          <table:table-cell table:formula="of:=[.M130]-[.L130]" office:value-type="float" office:value="8" calcext:value-type="float">
            <text:p>8</text:p>
          </table:table-cell>
          <table:table-cell table:formula="of:=[.M130]-[.F130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226" calcext:value-type="float">
            <text:p>49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583" calcext:value-type="float">
            <text:p>200583</text:p>
          </table:table-cell>
          <table:table-cell office:value-type="float" office:value="1478104464193" calcext:value-type="float">
            <text:p>1478104464193</text:p>
          </table:table-cell>
          <table:table-cell table:number-columns-repeated="3" office:value-type="float" office:value="1478104464194" calcext:value-type="float">
            <text:p>1478104464194</text:p>
          </table:table-cell>
          <table:table-cell office:value-type="string" calcext:value-type="string">
            <text:p>?</text:p>
          </table:table-cell>
          <table:table-cell office:value-type="float" office:value="1478104464194" calcext:value-type="float">
            <text:p>1478104464194</text:p>
          </table:table-cell>
          <table:table-cell office:value-type="float" office:value="1478104464402" calcext:value-type="float">
            <text:p>1478104464402</text:p>
          </table:table-cell>
          <table:table-cell office:value-type="float" office:value="1478104464410" calcext:value-type="float">
            <text:p>1478104464410</text:p>
          </table:table-cell>
          <table:table-cell/>
          <table:table-cell table:formula="of:=[.G131]-[.F131]" office:value-type="float" office:value="1" calcext:value-type="float">
            <text:p>1</text:p>
          </table:table-cell>
          <table:table-cell table:formula="of:=[.H131]-[.G131]" office:value-type="float" office:value="0" calcext:value-type="float">
            <text:p>0</text:p>
          </table:table-cell>
          <table:table-cell table:formula="of:=[.I131]-[.H131]" office:value-type="float" office:value="0" calcext:value-type="float">
            <text:p>0</text:p>
          </table:table-cell>
          <table:table-cell table:number-columns-repeated="2"/>
          <table:table-cell table:formula="of:=[.L131]-[.K131]" office:value-type="float" office:value="208" calcext:value-type="float">
            <text:p>208</text:p>
          </table:table-cell>
          <table:table-cell table:formula="of:=[.M131]-[.L131]" office:value-type="float" office:value="8" calcext:value-type="float">
            <text:p>8</text:p>
          </table:table-cell>
          <table:table-cell table:formula="of:=[.M131]-[.F131]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9211" calcext:value-type="float">
            <text:p>4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599" calcext:value-type="float">
            <text:p>401599</text:p>
          </table:table-cell>
          <table:table-cell table:number-columns-repeated="4" office:value-type="float" office:value="1478104464401" calcext:value-type="float">
            <text:p>1478104464401</text:p>
          </table:table-cell>
          <table:table-cell office:value-type="string" calcext:value-type="string">
            <text:p>?</text:p>
          </table:table-cell>
          <table:table-cell office:value-type="float" office:value="1478104464401" calcext:value-type="float">
            <text:p>1478104464401</text:p>
          </table:table-cell>
          <table:table-cell office:value-type="float" office:value="1478104464612" calcext:value-type="float">
            <text:p>1478104464612</text:p>
          </table:table-cell>
          <table:table-cell office:value-type="float" office:value="1478104464621" calcext:value-type="float">
            <text:p>1478104464621</text:p>
          </table:table-cell>
          <table:table-cell/>
          <table:table-cell table:formula="of:=[.G132]-[.F132]" office:value-type="float" office:value="0" calcext:value-type="float">
            <text:p>0</text:p>
          </table:table-cell>
          <table:table-cell table:formula="of:=[.H132]-[.G132]" office:value-type="float" office:value="0" calcext:value-type="float">
            <text:p>0</text:p>
          </table:table-cell>
          <table:table-cell table:formula="of:=[.I132]-[.H132]" office:value-type="float" office:value="0" calcext:value-type="float">
            <text:p>0</text:p>
          </table:table-cell>
          <table:table-cell table:number-columns-repeated="2"/>
          <table:table-cell table:formula="of:=[.L132]-[.K132]" office:value-type="float" office:value="211" calcext:value-type="float">
            <text:p>211</text:p>
          </table:table-cell>
          <table:table-cell table:formula="of:=[.M132]-[.L132]" office:value-type="float" office:value="9" calcext:value-type="float">
            <text:p>9</text:p>
          </table:table-cell>
          <table:table-cell table:formula="of:=[.M132]-[.F132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49227" calcext:value-type="float">
            <text:p>49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28" calcext:value-type="float">
            <text:p>202128</text:p>
          </table:table-cell>
          <table:table-cell office:value-type="float" office:value="1478104464399" calcext:value-type="float">
            <text:p>1478104464399</text:p>
          </table:table-cell>
          <table:table-cell table:number-columns-repeated="3" office:value-type="float" office:value="1478104464401" calcext:value-type="float">
            <text:p>1478104464401</text:p>
          </table:table-cell>
          <table:table-cell office:value-type="string" calcext:value-type="string">
            <text:p>?</text:p>
          </table:table-cell>
          <table:table-cell office:value-type="float" office:value="1478104464401" calcext:value-type="float">
            <text:p>1478104464401</text:p>
          </table:table-cell>
          <table:table-cell office:value-type="float" office:value="1478104464616" calcext:value-type="float">
            <text:p>1478104464616</text:p>
          </table:table-cell>
          <table:table-cell office:value-type="float" office:value="1478104464624" calcext:value-type="float">
            <text:p>1478104464624</text:p>
          </table:table-cell>
          <table:table-cell/>
          <table:table-cell table:formula="of:=[.G133]-[.F133]" office:value-type="float" office:value="2" calcext:value-type="float">
            <text:p>2</text:p>
          </table:table-cell>
          <table:table-cell table:formula="of:=[.H133]-[.G133]" office:value-type="float" office:value="0" calcext:value-type="float">
            <text:p>0</text:p>
          </table:table-cell>
          <table:table-cell table:formula="of:=[.I133]-[.H133]" office:value-type="float" office:value="0" calcext:value-type="float">
            <text:p>0</text:p>
          </table:table-cell>
          <table:table-cell table:number-columns-repeated="2"/>
          <table:table-cell table:formula="of:=[.L133]-[.K133]" office:value-type="float" office:value="215" calcext:value-type="float">
            <text:p>215</text:p>
          </table:table-cell>
          <table:table-cell table:formula="of:=[.M133]-[.L133]" office:value-type="float" office:value="8" calcext:value-type="float">
            <text:p>8</text:p>
          </table:table-cell>
          <table:table-cell table:formula="of:=[.M133]-[.F133]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49225" calcext:value-type="float">
            <text:p>49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26" calcext:value-type="float">
            <text:p>302126</text:p>
          </table:table-cell>
          <table:table-cell office:value-type="float" office:value="1478104464410" calcext:value-type="float">
            <text:p>1478104464410</text:p>
          </table:table-cell>
          <table:table-cell table:number-columns-repeated="3" office:value-type="float" office:value="1478104464409" calcext:value-type="float">
            <text:p>1478104464409</text:p>
          </table:table-cell>
          <table:table-cell office:value-type="string" calcext:value-type="string">
            <text:p>?</text:p>
          </table:table-cell>
          <table:table-cell office:value-type="float" office:value="1478104464409" calcext:value-type="float">
            <text:p>1478104464409</text:p>
          </table:table-cell>
          <table:table-cell office:value-type="float" office:value="1478104464616" calcext:value-type="float">
            <text:p>1478104464616</text:p>
          </table:table-cell>
          <table:table-cell office:value-type="float" office:value="1478104464626" calcext:value-type="float">
            <text:p>1478104464626</text:p>
          </table:table-cell>
          <table:table-cell/>
          <table:table-cell table:formula="of:=[.G134]-[.F134]" office:value-type="float" office:value="-1" calcext:value-type="float">
            <text:p>-1</text:p>
          </table:table-cell>
          <table:table-cell table:formula="of:=[.H134]-[.G134]" office:value-type="float" office:value="0" calcext:value-type="float">
            <text:p>0</text:p>
          </table:table-cell>
          <table:table-cell table:formula="of:=[.I134]-[.H134]" office:value-type="float" office:value="0" calcext:value-type="float">
            <text:p>0</text:p>
          </table:table-cell>
          <table:table-cell table:number-columns-repeated="2"/>
          <table:table-cell table:formula="of:=[.L134]-[.K134]" office:value-type="float" office:value="207" calcext:value-type="float">
            <text:p>207</text:p>
          </table:table-cell>
          <table:table-cell table:formula="of:=[.M134]-[.L134]" office:value-type="float" office:value="10" calcext:value-type="float">
            <text:p>10</text:p>
          </table:table-cell>
          <table:table-cell table:formula="of:=[.M134]-[.F134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201" calcext:value-type="float">
            <text:p>49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391" calcext:value-type="float">
            <text:p>2391</text:p>
          </table:table-cell>
          <table:table-cell office:value-type="float" office:value="1478104464458" calcext:value-type="float">
            <text:p>1478104464458</text:p>
          </table:table-cell>
          <table:table-cell table:number-columns-repeated="3" office:value-type="float" office:value="1478104464457" calcext:value-type="float">
            <text:p>1478104464457</text:p>
          </table:table-cell>
          <table:table-cell office:value-type="string" calcext:value-type="string">
            <text:p>?</text:p>
          </table:table-cell>
          <table:table-cell office:value-type="float" office:value="1478104464457" calcext:value-type="float">
            <text:p>1478104464457</text:p>
          </table:table-cell>
          <table:table-cell office:value-type="float" office:value="1478104464650" calcext:value-type="float">
            <text:p>1478104464650</text:p>
          </table:table-cell>
          <table:table-cell office:value-type="float" office:value="1478104464690" calcext:value-type="float">
            <text:p>1478104464690</text:p>
          </table:table-cell>
          <table:table-cell/>
          <table:table-cell table:formula="of:=[.G135]-[.F135]" office:value-type="float" office:value="-1" calcext:value-type="float">
            <text:p>-1</text:p>
          </table:table-cell>
          <table:table-cell table:formula="of:=[.H135]-[.G135]" office:value-type="float" office:value="0" calcext:value-type="float">
            <text:p>0</text:p>
          </table:table-cell>
          <table:table-cell table:formula="of:=[.I135]-[.H135]" office:value-type="float" office:value="0" calcext:value-type="float">
            <text:p>0</text:p>
          </table:table-cell>
          <table:table-cell table:number-columns-repeated="2"/>
          <table:table-cell table:formula="of:=[.L135]-[.K135]" office:value-type="float" office:value="193" calcext:value-type="float">
            <text:p>193</text:p>
          </table:table-cell>
          <table:table-cell table:formula="of:=[.M135]-[.L135]" office:value-type="float" office:value="40" calcext:value-type="float">
            <text:p>40</text:p>
          </table:table-cell>
          <table:table-cell table:formula="of:=[.M135]-[.F135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49229" calcext:value-type="float">
            <text:p>49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012" calcext:value-type="float">
            <text:p>400012</text:p>
          </table:table-cell>
          <table:table-cell office:value-type="float" office:value="1478104464473" calcext:value-type="float">
            <text:p>1478104464473</text:p>
          </table:table-cell>
          <table:table-cell table:number-columns-repeated="3" office:value-type="float" office:value="1478104464472" calcext:value-type="float">
            <text:p>1478104464472</text:p>
          </table:table-cell>
          <table:table-cell office:value-type="string" calcext:value-type="string">
            <text:p>?</text:p>
          </table:table-cell>
          <table:table-cell office:value-type="float" office:value="1478104464472" calcext:value-type="float">
            <text:p>1478104464472</text:p>
          </table:table-cell>
          <table:table-cell office:value-type="float" office:value="1478104464710" calcext:value-type="float">
            <text:p>1478104464710</text:p>
          </table:table-cell>
          <table:table-cell office:value-type="float" office:value="1478104464775" calcext:value-type="float">
            <text:p>1478104464775</text:p>
          </table:table-cell>
          <table:table-cell/>
          <table:table-cell table:formula="of:=[.G136]-[.F136]" office:value-type="float" office:value="-1" calcext:value-type="float">
            <text:p>-1</text:p>
          </table:table-cell>
          <table:table-cell table:formula="of:=[.H136]-[.G136]" office:value-type="float" office:value="0" calcext:value-type="float">
            <text:p>0</text:p>
          </table:table-cell>
          <table:table-cell table:formula="of:=[.I136]-[.H136]" office:value-type="float" office:value="0" calcext:value-type="float">
            <text:p>0</text:p>
          </table:table-cell>
          <table:table-cell table:number-columns-repeated="2"/>
          <table:table-cell table:formula="of:=[.L136]-[.K136]" office:value-type="float" office:value="238" calcext:value-type="float">
            <text:p>238</text:p>
          </table:table-cell>
          <table:table-cell table:formula="of:=[.M136]-[.L136]" office:value-type="float" office:value="65" calcext:value-type="float">
            <text:p>65</text:p>
          </table:table-cell>
          <table:table-cell table:formula="of:=[.M136]-[.F136]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49230" calcext:value-type="float">
            <text:p>492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049" calcext:value-type="float">
            <text:p>300049</text:p>
          </table:table-cell>
          <table:table-cell office:value-type="float" office:value="1478104464808" calcext:value-type="float">
            <text:p>1478104464808</text:p>
          </table:table-cell>
          <table:table-cell office:value-type="float" office:value="1478104464806" calcext:value-type="float">
            <text:p>1478104464806</text:p>
          </table:table-cell>
          <table:table-cell table:number-columns-repeated="2" office:value-type="float" office:value="1478104464807" calcext:value-type="float">
            <text:p>1478104464807</text:p>
          </table:table-cell>
          <table:table-cell office:value-type="string" calcext:value-type="string">
            <text:p>?</text:p>
          </table:table-cell>
          <table:table-cell office:value-type="float" office:value="1478104464807" calcext:value-type="float">
            <text:p>1478104464807</text:p>
          </table:table-cell>
          <table:table-cell office:value-type="float" office:value="1478104465012" calcext:value-type="float">
            <text:p>1478104465012</text:p>
          </table:table-cell>
          <table:table-cell office:value-type="float" office:value="1478104465020" calcext:value-type="float">
            <text:p>1478104465020</text:p>
          </table:table-cell>
          <table:table-cell/>
          <table:table-cell table:formula="of:=[.G137]-[.F137]" office:value-type="float" office:value="-2" calcext:value-type="float">
            <text:p>-2</text:p>
          </table:table-cell>
          <table:table-cell table:formula="of:=[.H137]-[.G137]" office:value-type="float" office:value="1" calcext:value-type="float">
            <text:p>1</text:p>
          </table:table-cell>
          <table:table-cell table:formula="of:=[.I137]-[.H137]" office:value-type="float" office:value="0" calcext:value-type="float">
            <text:p>0</text:p>
          </table:table-cell>
          <table:table-cell table:number-columns-repeated="2"/>
          <table:table-cell table:formula="of:=[.L137]-[.K137]" office:value-type="float" office:value="205" calcext:value-type="float">
            <text:p>205</text:p>
          </table:table-cell>
          <table:table-cell table:formula="of:=[.M137]-[.L137]" office:value-type="float" office:value="8" calcext:value-type="float">
            <text:p>8</text:p>
          </table:table-cell>
          <table:table-cell table:formula="of:=[.M137]-[.F137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228" calcext:value-type="float">
            <text:p>49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158" calcext:value-type="float">
            <text:p>200158</text:p>
          </table:table-cell>
          <table:table-cell office:value-type="float" office:value="1478104464805" calcext:value-type="float">
            <text:p>1478104464805</text:p>
          </table:table-cell>
          <table:table-cell table:number-columns-repeated="3" office:value-type="float" office:value="1478104464804" calcext:value-type="float">
            <text:p>1478104464804</text:p>
          </table:table-cell>
          <table:table-cell office:value-type="string" calcext:value-type="string">
            <text:p>?</text:p>
          </table:table-cell>
          <table:table-cell office:value-type="float" office:value="1478104464804" calcext:value-type="float">
            <text:p>1478104464804</text:p>
          </table:table-cell>
          <table:table-cell office:value-type="float" office:value="1478104465012" calcext:value-type="float">
            <text:p>1478104465012</text:p>
          </table:table-cell>
          <table:table-cell office:value-type="float" office:value="1478104465040" calcext:value-type="float">
            <text:p>1478104465040</text:p>
          </table:table-cell>
          <table:table-cell/>
          <table:table-cell table:formula="of:=[.G138]-[.F138]" office:value-type="float" office:value="-1" calcext:value-type="float">
            <text:p>-1</text:p>
          </table:table-cell>
          <table:table-cell table:formula="of:=[.H138]-[.G138]" office:value-type="float" office:value="0" calcext:value-type="float">
            <text:p>0</text:p>
          </table:table-cell>
          <table:table-cell table:formula="of:=[.I138]-[.H138]" office:value-type="float" office:value="0" calcext:value-type="float">
            <text:p>0</text:p>
          </table:table-cell>
          <table:table-cell table:number-columns-repeated="2"/>
          <table:table-cell table:formula="of:=[.L138]-[.K138]" office:value-type="float" office:value="208" calcext:value-type="float">
            <text:p>208</text:p>
          </table:table-cell>
          <table:table-cell table:formula="of:=[.M138]-[.L138]" office:value-type="float" office:value="28" calcext:value-type="float">
            <text:p>28</text:p>
          </table:table-cell>
          <table:table-cell table:formula="of:=[.M138]-[.F138]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49234" calcext:value-type="float">
            <text:p>49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91" calcext:value-type="float">
            <text:p>300291</text:p>
          </table:table-cell>
          <table:table-cell table:number-columns-repeated="4" office:value-type="float" office:value="1478104464905" calcext:value-type="float">
            <text:p>1478104464905</text:p>
          </table:table-cell>
          <table:table-cell office:value-type="string" calcext:value-type="string">
            <text:p>?</text:p>
          </table:table-cell>
          <table:table-cell office:value-type="float" office:value="1478104464905" calcext:value-type="float">
            <text:p>1478104464905</text:p>
          </table:table-cell>
          <table:table-cell office:value-type="float" office:value="1478104465100" calcext:value-type="float">
            <text:p>1478104465100</text:p>
          </table:table-cell>
          <table:table-cell office:value-type="float" office:value="1478104465107" calcext:value-type="float">
            <text:p>1478104465107</text:p>
          </table:table-cell>
          <table:table-cell/>
          <table:table-cell table:formula="of:=[.G139]-[.F139]" office:value-type="float" office:value="0" calcext:value-type="float">
            <text:p>0</text:p>
          </table:table-cell>
          <table:table-cell table:formula="of:=[.H139]-[.G139]" office:value-type="float" office:value="0" calcext:value-type="float">
            <text:p>0</text:p>
          </table:table-cell>
          <table:table-cell table:formula="of:=[.I139]-[.H139]" office:value-type="float" office:value="0" calcext:value-type="float">
            <text:p>0</text:p>
          </table:table-cell>
          <table:table-cell table:number-columns-repeated="2"/>
          <table:table-cell table:formula="of:=[.L139]-[.K139]" office:value-type="float" office:value="195" calcext:value-type="float">
            <text:p>195</text:p>
          </table:table-cell>
          <table:table-cell table:formula="of:=[.M139]-[.L139]" office:value-type="float" office:value="7" calcext:value-type="float">
            <text:p>7</text:p>
          </table:table-cell>
          <table:table-cell table:formula="of:=[.M139]-[.F139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223" calcext:value-type="float">
            <text:p>49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195" calcext:value-type="float">
            <text:p>101195</text:p>
          </table:table-cell>
          <table:table-cell office:value-type="float" office:value="1478104465077" calcext:value-type="float">
            <text:p>1478104465077</text:p>
          </table:table-cell>
          <table:table-cell table:number-columns-repeated="3" office:value-type="float" office:value="1478104465076" calcext:value-type="float">
            <text:p>1478104465076</text:p>
          </table:table-cell>
          <table:table-cell office:value-type="string" calcext:value-type="string">
            <text:p>?</text:p>
          </table:table-cell>
          <table:table-cell office:value-type="float" office:value="1478104465076" calcext:value-type="float">
            <text:p>1478104465076</text:p>
          </table:table-cell>
          <table:table-cell office:value-type="float" office:value="1478104465274" calcext:value-type="float">
            <text:p>1478104465274</text:p>
          </table:table-cell>
          <table:table-cell office:value-type="float" office:value="1478104465313" calcext:value-type="float">
            <text:p>1478104465313</text:p>
          </table:table-cell>
          <table:table-cell/>
          <table:table-cell table:formula="of:=[.G140]-[.F140]" office:value-type="float" office:value="-1" calcext:value-type="float">
            <text:p>-1</text:p>
          </table:table-cell>
          <table:table-cell table:formula="of:=[.H140]-[.G140]" office:value-type="float" office:value="0" calcext:value-type="float">
            <text:p>0</text:p>
          </table:table-cell>
          <table:table-cell table:formula="of:=[.I140]-[.H140]" office:value-type="float" office:value="0" calcext:value-type="float">
            <text:p>0</text:p>
          </table:table-cell>
          <table:table-cell table:number-columns-repeated="2"/>
          <table:table-cell table:formula="of:=[.L140]-[.K140]" office:value-type="float" office:value="198" calcext:value-type="float">
            <text:p>198</text:p>
          </table:table-cell>
          <table:table-cell table:formula="of:=[.M140]-[.L140]" office:value-type="float" office:value="39" calcext:value-type="float">
            <text:p>39</text:p>
          </table:table-cell>
          <table:table-cell table:formula="of:=[.M140]-[.F140]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49236" calcext:value-type="float">
            <text:p>49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790" calcext:value-type="float">
            <text:p>101790</text:p>
          </table:table-cell>
          <table:table-cell office:value-type="float" office:value="1478104465088" calcext:value-type="float">
            <text:p>1478104465088</text:p>
          </table:table-cell>
          <table:table-cell table:number-columns-repeated="3" office:value-type="float" office:value="1478104465086" calcext:value-type="float">
            <text:p>1478104465086</text:p>
          </table:table-cell>
          <table:table-cell office:value-type="string" calcext:value-type="string">
            <text:p>?</text:p>
          </table:table-cell>
          <table:table-cell office:value-type="float" office:value="1478104465086" calcext:value-type="float">
            <text:p>1478104465086</text:p>
          </table:table-cell>
          <table:table-cell office:value-type="float" office:value="1478104465285" calcext:value-type="float">
            <text:p>1478104465285</text:p>
          </table:table-cell>
          <table:table-cell office:value-type="float" office:value="1478104465314" calcext:value-type="float">
            <text:p>1478104465314</text:p>
          </table:table-cell>
          <table:table-cell/>
          <table:table-cell table:formula="of:=[.G141]-[.F141]" office:value-type="float" office:value="-2" calcext:value-type="float">
            <text:p>-2</text:p>
          </table:table-cell>
          <table:table-cell table:formula="of:=[.H141]-[.G141]" office:value-type="float" office:value="0" calcext:value-type="float">
            <text:p>0</text:p>
          </table:table-cell>
          <table:table-cell table:formula="of:=[.I141]-[.H141]" office:value-type="float" office:value="0" calcext:value-type="float">
            <text:p>0</text:p>
          </table:table-cell>
          <table:table-cell table:number-columns-repeated="2"/>
          <table:table-cell table:formula="of:=[.L141]-[.K141]" office:value-type="float" office:value="199" calcext:value-type="float">
            <text:p>199</text:p>
          </table:table-cell>
          <table:table-cell table:formula="of:=[.M141]-[.L141]" office:value-type="float" office:value="29" calcext:value-type="float">
            <text:p>29</text:p>
          </table:table-cell>
          <table:table-cell table:formula="of:=[.M141]-[.F141]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9233" calcext:value-type="float">
            <text:p>49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194" calcext:value-type="float">
            <text:p>200194</text:p>
          </table:table-cell>
          <table:table-cell office:value-type="float" office:value="1478104465109" calcext:value-type="float">
            <text:p>1478104465109</text:p>
          </table:table-cell>
          <table:table-cell table:number-columns-repeated="3" office:value-type="float" office:value="1478104465108" calcext:value-type="float">
            <text:p>1478104465108</text:p>
          </table:table-cell>
          <table:table-cell office:value-type="string" calcext:value-type="string">
            <text:p>?</text:p>
          </table:table-cell>
          <table:table-cell office:value-type="float" office:value="1478104465108" calcext:value-type="float">
            <text:p>1478104465108</text:p>
          </table:table-cell>
          <table:table-cell office:value-type="float" office:value="1478104465299" calcext:value-type="float">
            <text:p>1478104465299</text:p>
          </table:table-cell>
          <table:table-cell office:value-type="float" office:value="1478104465319" calcext:value-type="float">
            <text:p>1478104465319</text:p>
          </table:table-cell>
          <table:table-cell/>
          <table:table-cell table:formula="of:=[.G142]-[.F142]" office:value-type="float" office:value="-1" calcext:value-type="float">
            <text:p>-1</text:p>
          </table:table-cell>
          <table:table-cell table:formula="of:=[.H142]-[.G142]" office:value-type="float" office:value="0" calcext:value-type="float">
            <text:p>0</text:p>
          </table:table-cell>
          <table:table-cell table:formula="of:=[.I142]-[.H142]" office:value-type="float" office:value="0" calcext:value-type="float">
            <text:p>0</text:p>
          </table:table-cell>
          <table:table-cell table:number-columns-repeated="2"/>
          <table:table-cell table:formula="of:=[.L142]-[.K142]" office:value-type="float" office:value="191" calcext:value-type="float">
            <text:p>191</text:p>
          </table:table-cell>
          <table:table-cell table:formula="of:=[.M142]-[.L142]" office:value-type="float" office:value="20" calcext:value-type="float">
            <text:p>20</text:p>
          </table:table-cell>
          <table:table-cell table:formula="of:=[.M142]-[.F142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238" calcext:value-type="float">
            <text:p>49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496" calcext:value-type="float">
            <text:p>200496</text:p>
          </table:table-cell>
          <table:table-cell office:value-type="float" office:value="1478104465166" calcext:value-type="float">
            <text:p>1478104465166</text:p>
          </table:table-cell>
          <table:table-cell table:number-columns-repeated="3" office:value-type="float" office:value="1478104465165" calcext:value-type="float">
            <text:p>1478104465165</text:p>
          </table:table-cell>
          <table:table-cell office:value-type="string" calcext:value-type="string">
            <text:p>?</text:p>
          </table:table-cell>
          <table:table-cell office:value-type="float" office:value="1478104465165" calcext:value-type="float">
            <text:p>1478104465165</text:p>
          </table:table-cell>
          <table:table-cell office:value-type="float" office:value="1478104465369" calcext:value-type="float">
            <text:p>1478104465369</text:p>
          </table:table-cell>
          <table:table-cell office:value-type="float" office:value="1478104465472" calcext:value-type="float">
            <text:p>1478104465472</text:p>
          </table:table-cell>
          <table:table-cell/>
          <table:table-cell table:formula="of:=[.G143]-[.F143]" office:value-type="float" office:value="-1" calcext:value-type="float">
            <text:p>-1</text:p>
          </table:table-cell>
          <table:table-cell table:formula="of:=[.H143]-[.G143]" office:value-type="float" office:value="0" calcext:value-type="float">
            <text:p>0</text:p>
          </table:table-cell>
          <table:table-cell table:formula="of:=[.I143]-[.H143]" office:value-type="float" office:value="0" calcext:value-type="float">
            <text:p>0</text:p>
          </table:table-cell>
          <table:table-cell table:number-columns-repeated="2"/>
          <table:table-cell table:formula="of:=[.L143]-[.K143]" office:value-type="float" office:value="204" calcext:value-type="float">
            <text:p>204</text:p>
          </table:table-cell>
          <table:table-cell table:formula="of:=[.M143]-[.L143]" office:value-type="float" office:value="103" calcext:value-type="float">
            <text:p>103</text:p>
          </table:table-cell>
          <table:table-cell table:formula="of:=[.M143]-[.F143]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49241" calcext:value-type="float">
            <text:p>49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946" calcext:value-type="float">
            <text:p>100946</text:p>
          </table:table-cell>
          <table:table-cell office:value-type="float" office:value="1478104465257" calcext:value-type="float">
            <text:p>1478104465257</text:p>
          </table:table-cell>
          <table:table-cell table:number-columns-repeated="3" office:value-type="float" office:value="1478104465256" calcext:value-type="float">
            <text:p>1478104465256</text:p>
          </table:table-cell>
          <table:table-cell office:value-type="string" calcext:value-type="string">
            <text:p>?</text:p>
          </table:table-cell>
          <table:table-cell office:value-type="float" office:value="1478104465256" calcext:value-type="float">
            <text:p>1478104465256</text:p>
          </table:table-cell>
          <table:table-cell office:value-type="float" office:value="1478104465468" calcext:value-type="float">
            <text:p>1478104465468</text:p>
          </table:table-cell>
          <table:table-cell office:value-type="float" office:value="1478104465525" calcext:value-type="float">
            <text:p>1478104465525</text:p>
          </table:table-cell>
          <table:table-cell/>
          <table:table-cell table:formula="of:=[.G144]-[.F144]" office:value-type="float" office:value="-1" calcext:value-type="float">
            <text:p>-1</text:p>
          </table:table-cell>
          <table:table-cell table:formula="of:=[.H144]-[.G144]" office:value-type="float" office:value="0" calcext:value-type="float">
            <text:p>0</text:p>
          </table:table-cell>
          <table:table-cell table:formula="of:=[.I144]-[.H144]" office:value-type="float" office:value="0" calcext:value-type="float">
            <text:p>0</text:p>
          </table:table-cell>
          <table:table-cell table:number-columns-repeated="2"/>
          <table:table-cell table:formula="of:=[.L144]-[.K144]" office:value-type="float" office:value="212" calcext:value-type="float">
            <text:p>212</text:p>
          </table:table-cell>
          <table:table-cell table:formula="of:=[.M144]-[.L144]" office:value-type="float" office:value="57" calcext:value-type="float">
            <text:p>57</text:p>
          </table:table-cell>
          <table:table-cell table:formula="of:=[.M144]-[.F144]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49239" calcext:value-type="float">
            <text:p>49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749" calcext:value-type="float">
            <text:p>200749</text:p>
          </table:table-cell>
          <table:table-cell office:value-type="float" office:value="1478104465204" calcext:value-type="float">
            <text:p>1478104465204</text:p>
          </table:table-cell>
          <table:table-cell table:number-columns-repeated="3" office:value-type="float" office:value="1478104465203" calcext:value-type="float">
            <text:p>1478104465203</text:p>
          </table:table-cell>
          <table:table-cell office:value-type="string" calcext:value-type="string">
            <text:p>?</text:p>
          </table:table-cell>
          <table:table-cell office:value-type="float" office:value="1478104465203" calcext:value-type="float">
            <text:p>1478104465203</text:p>
          </table:table-cell>
          <table:table-cell office:value-type="float" office:value="1478104465416" calcext:value-type="float">
            <text:p>1478104465416</text:p>
          </table:table-cell>
          <table:table-cell office:value-type="float" office:value="1478104465529" calcext:value-type="float">
            <text:p>1478104465529</text:p>
          </table:table-cell>
          <table:table-cell/>
          <table:table-cell table:formula="of:=[.G145]-[.F145]" office:value-type="float" office:value="-1" calcext:value-type="float">
            <text:p>-1</text:p>
          </table:table-cell>
          <table:table-cell table:formula="of:=[.H145]-[.G145]" office:value-type="float" office:value="0" calcext:value-type="float">
            <text:p>0</text:p>
          </table:table-cell>
          <table:table-cell table:formula="of:=[.I145]-[.H145]" office:value-type="float" office:value="0" calcext:value-type="float">
            <text:p>0</text:p>
          </table:table-cell>
          <table:table-cell table:number-columns-repeated="2"/>
          <table:table-cell table:formula="of:=[.L145]-[.K145]" office:value-type="float" office:value="213" calcext:value-type="float">
            <text:p>213</text:p>
          </table:table-cell>
          <table:table-cell table:formula="of:=[.M145]-[.L145]" office:value-type="float" office:value="113" calcext:value-type="float">
            <text:p>113</text:p>
          </table:table-cell>
          <table:table-cell table:formula="of:=[.M145]-[.F145]"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49243" calcext:value-type="float">
            <text:p>49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274" calcext:value-type="float">
            <text:p>200274</text:p>
          </table:table-cell>
          <table:table-cell table:number-columns-repeated="4" office:value-type="float" office:value="1478104465348" calcext:value-type="float">
            <text:p>1478104465348</text:p>
          </table:table-cell>
          <table:table-cell office:value-type="string" calcext:value-type="string">
            <text:p>?</text:p>
          </table:table-cell>
          <table:table-cell office:value-type="float" office:value="1478104465348" calcext:value-type="float">
            <text:p>1478104465348</text:p>
          </table:table-cell>
          <table:table-cell office:value-type="float" office:value="1478104465551" calcext:value-type="float">
            <text:p>1478104465551</text:p>
          </table:table-cell>
          <table:table-cell office:value-type="float" office:value="1478104465605" calcext:value-type="float">
            <text:p>1478104465605</text:p>
          </table:table-cell>
          <table:table-cell/>
          <table:table-cell table:formula="of:=[.G146]-[.F146]" office:value-type="float" office:value="0" calcext:value-type="float">
            <text:p>0</text:p>
          </table:table-cell>
          <table:table-cell table:formula="of:=[.H146]-[.G146]" office:value-type="float" office:value="0" calcext:value-type="float">
            <text:p>0</text:p>
          </table:table-cell>
          <table:table-cell table:formula="of:=[.I146]-[.H146]" office:value-type="float" office:value="0" calcext:value-type="float">
            <text:p>0</text:p>
          </table:table-cell>
          <table:table-cell table:number-columns-repeated="2"/>
          <table:table-cell table:formula="of:=[.L146]-[.K146]" office:value-type="float" office:value="203" calcext:value-type="float">
            <text:p>203</text:p>
          </table:table-cell>
          <table:table-cell table:formula="of:=[.M146]-[.L146]" office:value-type="float" office:value="54" calcext:value-type="float">
            <text:p>54</text:p>
          </table:table-cell>
          <table:table-cell table:formula="of:=[.M146]-[.F146]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49240" calcext:value-type="float">
            <text:p>49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403" calcext:value-type="float">
            <text:p>201403</text:p>
          </table:table-cell>
          <table:table-cell office:value-type="float" office:value="1478104465297" calcext:value-type="float">
            <text:p>1478104465297</text:p>
          </table:table-cell>
          <table:table-cell table:number-columns-repeated="2" office:value-type="float" office:value="1478104465296" calcext:value-type="float">
            <text:p>1478104465296</text:p>
          </table:table-cell>
          <table:table-cell office:value-type="float" office:value="1478104465297" calcext:value-type="float">
            <text:p>1478104465297</text:p>
          </table:table-cell>
          <table:table-cell office:value-type="string" calcext:value-type="string">
            <text:p>?</text:p>
          </table:table-cell>
          <table:table-cell office:value-type="float" office:value="1478104465297" calcext:value-type="float">
            <text:p>1478104465297</text:p>
          </table:table-cell>
          <table:table-cell office:value-type="float" office:value="1478104465491" calcext:value-type="float">
            <text:p>1478104465491</text:p>
          </table:table-cell>
          <table:table-cell office:value-type="float" office:value="1478104465607" calcext:value-type="float">
            <text:p>1478104465607</text:p>
          </table:table-cell>
          <table:table-cell/>
          <table:table-cell table:formula="of:=[.G147]-[.F147]" office:value-type="float" office:value="-1" calcext:value-type="float">
            <text:p>-1</text:p>
          </table:table-cell>
          <table:table-cell table:formula="of:=[.H147]-[.G147]" office:value-type="float" office:value="0" calcext:value-type="float">
            <text:p>0</text:p>
          </table:table-cell>
          <table:table-cell table:formula="of:=[.I147]-[.H147]" office:value-type="float" office:value="1" calcext:value-type="float">
            <text:p>1</text:p>
          </table:table-cell>
          <table:table-cell table:number-columns-repeated="2"/>
          <table:table-cell table:formula="of:=[.L147]-[.K147]" office:value-type="float" office:value="194" calcext:value-type="float">
            <text:p>194</text:p>
          </table:table-cell>
          <table:table-cell table:formula="of:=[.M147]-[.L147]" office:value-type="float" office:value="116" calcext:value-type="float">
            <text:p>116</text:p>
          </table:table-cell>
          <table:table-cell table:formula="of:=[.M147]-[.F147]"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49237" calcext:value-type="float">
            <text:p>49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231" calcext:value-type="float">
            <text:p>102231</text:p>
          </table:table-cell>
          <table:table-cell table:number-columns-repeated="4" office:value-type="float" office:value="1478104465234" calcext:value-type="float">
            <text:p>1478104465234</text:p>
          </table:table-cell>
          <table:table-cell office:value-type="string" calcext:value-type="string">
            <text:p>?</text:p>
          </table:table-cell>
          <table:table-cell office:value-type="float" office:value="1478104465234" calcext:value-type="float">
            <text:p>1478104465234</text:p>
          </table:table-cell>
          <table:table-cell office:value-type="float" office:value="1478104465632" calcext:value-type="float">
            <text:p>1478104465632</text:p>
          </table:table-cell>
          <table:table-cell office:value-type="float" office:value="1478104465665" calcext:value-type="float">
            <text:p>1478104465665</text:p>
          </table:table-cell>
          <table:table-cell/>
          <table:table-cell table:formula="of:=[.G148]-[.F148]" office:value-type="float" office:value="0" calcext:value-type="float">
            <text:p>0</text:p>
          </table:table-cell>
          <table:table-cell table:formula="of:=[.H148]-[.G148]" office:value-type="float" office:value="0" calcext:value-type="float">
            <text:p>0</text:p>
          </table:table-cell>
          <table:table-cell table:formula="of:=[.I148]-[.H148]" office:value-type="float" office:value="0" calcext:value-type="float">
            <text:p>0</text:p>
          </table:table-cell>
          <table:table-cell table:number-columns-repeated="2"/>
          <table:table-cell table:formula="of:=[.L148]-[.K148]" office:value-type="float" office:value="398" calcext:value-type="float">
            <text:p>398</text:p>
          </table:table-cell>
          <table:table-cell table:formula="of:=[.M148]-[.L148]" office:value-type="float" office:value="33" calcext:value-type="float">
            <text:p>33</text:p>
          </table:table-cell>
          <table:table-cell table:formula="of:=[.M148]-[.F148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49244" calcext:value-type="float">
            <text:p>49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582" calcext:value-type="float">
            <text:p>200582</text:p>
          </table:table-cell>
          <table:table-cell office:value-type="float" office:value="1478104465517" calcext:value-type="float">
            <text:p>1478104465517</text:p>
          </table:table-cell>
          <table:table-cell table:number-columns-repeated="3" office:value-type="float" office:value="1478104465516" calcext:value-type="float">
            <text:p>1478104465516</text:p>
          </table:table-cell>
          <table:table-cell office:value-type="string" calcext:value-type="string">
            <text:p>?</text:p>
          </table:table-cell>
          <table:table-cell office:value-type="float" office:value="1478104465517" calcext:value-type="float">
            <text:p>1478104465517</text:p>
          </table:table-cell>
          <table:table-cell office:value-type="float" office:value="1478104465717" calcext:value-type="float">
            <text:p>1478104465717</text:p>
          </table:table-cell>
          <table:table-cell office:value-type="float" office:value="1478104465756" calcext:value-type="float">
            <text:p>1478104465756</text:p>
          </table:table-cell>
          <table:table-cell/>
          <table:table-cell table:formula="of:=[.G149]-[.F149]" office:value-type="float" office:value="-1" calcext:value-type="float">
            <text:p>-1</text:p>
          </table:table-cell>
          <table:table-cell table:formula="of:=[.H149]-[.G149]" office:value-type="float" office:value="0" calcext:value-type="float">
            <text:p>0</text:p>
          </table:table-cell>
          <table:table-cell table:formula="of:=[.I149]-[.H149]" office:value-type="float" office:value="0" calcext:value-type="float">
            <text:p>0</text:p>
          </table:table-cell>
          <table:table-cell table:number-columns-repeated="2"/>
          <table:table-cell table:formula="of:=[.L149]-[.K149]" office:value-type="float" office:value="200" calcext:value-type="float">
            <text:p>200</text:p>
          </table:table-cell>
          <table:table-cell table:formula="of:=[.M149]-[.L149]" office:value-type="float" office:value="39" calcext:value-type="float">
            <text:p>39</text:p>
          </table:table-cell>
          <table:table-cell table:formula="of:=[.M149]-[.F149]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49242" calcext:value-type="float">
            <text:p>49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83" calcext:value-type="float">
            <text:p>101483</text:p>
          </table:table-cell>
          <table:table-cell office:value-type="float" office:value="1478104465598" calcext:value-type="float">
            <text:p>1478104465598</text:p>
          </table:table-cell>
          <table:table-cell office:value-type="float" office:value="1478104465597" calcext:value-type="float">
            <text:p>1478104465597</text:p>
          </table:table-cell>
          <table:table-cell table:number-columns-repeated="2" office:value-type="float" office:value="1478104465598" calcext:value-type="float">
            <text:p>1478104465598</text:p>
          </table:table-cell>
          <table:table-cell office:value-type="string" calcext:value-type="string">
            <text:p>?</text:p>
          </table:table-cell>
          <table:table-cell office:value-type="float" office:value="1478104465598" calcext:value-type="float">
            <text:p>1478104465598</text:p>
          </table:table-cell>
          <table:table-cell office:value-type="float" office:value="1478104465797" calcext:value-type="float">
            <text:p>1478104465797</text:p>
          </table:table-cell>
          <table:table-cell office:value-type="float" office:value="1478104465825" calcext:value-type="float">
            <text:p>1478104465825</text:p>
          </table:table-cell>
          <table:table-cell/>
          <table:table-cell table:formula="of:=[.G150]-[.F150]" office:value-type="float" office:value="-1" calcext:value-type="float">
            <text:p>-1</text:p>
          </table:table-cell>
          <table:table-cell table:formula="of:=[.H150]-[.G150]" office:value-type="float" office:value="1" calcext:value-type="float">
            <text:p>1</text:p>
          </table:table-cell>
          <table:table-cell table:formula="of:=[.I150]-[.H150]" office:value-type="float" office:value="0" calcext:value-type="float">
            <text:p>0</text:p>
          </table:table-cell>
          <table:table-cell table:number-columns-repeated="2"/>
          <table:table-cell table:formula="of:=[.L150]-[.K150]" office:value-type="float" office:value="199" calcext:value-type="float">
            <text:p>199</text:p>
          </table:table-cell>
          <table:table-cell table:formula="of:=[.M150]-[.L150]" office:value-type="float" office:value="28" calcext:value-type="float">
            <text:p>28</text:p>
          </table:table-cell>
          <table:table-cell table:formula="of:=[.M150]-[.F150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49235" calcext:value-type="float">
            <text:p>49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042" calcext:value-type="float">
            <text:p>302042</text:p>
          </table:table-cell>
          <table:table-cell office:value-type="float" office:value="1478104465810" calcext:value-type="float">
            <text:p>1478104465810</text:p>
          </table:table-cell>
          <table:table-cell office:value-type="float" office:value="1478104465809" calcext:value-type="float">
            <text:p>1478104465809</text:p>
          </table:table-cell>
          <table:table-cell table:number-columns-repeated="2" office:value-type="float" office:value="1478104465810" calcext:value-type="float">
            <text:p>1478104465810</text:p>
          </table:table-cell>
          <table:table-cell office:value-type="string" calcext:value-type="string">
            <text:p>?</text:p>
          </table:table-cell>
          <table:table-cell office:value-type="float" office:value="1478104465810" calcext:value-type="float">
            <text:p>1478104465810</text:p>
          </table:table-cell>
          <table:table-cell office:value-type="float" office:value="1478104466010" calcext:value-type="float">
            <text:p>1478104466010</text:p>
          </table:table-cell>
          <table:table-cell office:value-type="float" office:value="1478104466028" calcext:value-type="float">
            <text:p>1478104466028</text:p>
          </table:table-cell>
          <table:table-cell/>
          <table:table-cell table:formula="of:=[.G151]-[.F151]" office:value-type="float" office:value="-1" calcext:value-type="float">
            <text:p>-1</text:p>
          </table:table-cell>
          <table:table-cell table:formula="of:=[.H151]-[.G151]" office:value-type="float" office:value="1" calcext:value-type="float">
            <text:p>1</text:p>
          </table:table-cell>
          <table:table-cell table:formula="of:=[.I151]-[.H151]" office:value-type="float" office:value="0" calcext:value-type="float">
            <text:p>0</text:p>
          </table:table-cell>
          <table:table-cell table:number-columns-repeated="2"/>
          <table:table-cell table:formula="of:=[.L151]-[.K151]" office:value-type="float" office:value="200" calcext:value-type="float">
            <text:p>200</text:p>
          </table:table-cell>
          <table:table-cell table:formula="of:=[.M151]-[.L151]" office:value-type="float" office:value="18" calcext:value-type="float">
            <text:p>18</text:p>
          </table:table-cell>
          <table:table-cell table:formula="of:=[.M151]-[.F151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49245" calcext:value-type="float">
            <text:p>49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98" calcext:value-type="float">
            <text:p>201798</text:p>
          </table:table-cell>
          <table:table-cell office:value-type="float" office:value="1478104465851" calcext:value-type="float">
            <text:p>1478104465851</text:p>
          </table:table-cell>
          <table:table-cell table:number-columns-repeated="3" office:value-type="float" office:value="1478104465850" calcext:value-type="float">
            <text:p>1478104465850</text:p>
          </table:table-cell>
          <table:table-cell office:value-type="string" calcext:value-type="string">
            <text:p>?</text:p>
          </table:table-cell>
          <table:table-cell office:value-type="float" office:value="1478104465850" calcext:value-type="float">
            <text:p>1478104465850</text:p>
          </table:table-cell>
          <table:table-cell office:value-type="float" office:value="1478104466046" calcext:value-type="float">
            <text:p>1478104466046</text:p>
          </table:table-cell>
          <table:table-cell office:value-type="float" office:value="1478104466055" calcext:value-type="float">
            <text:p>1478104466055</text:p>
          </table:table-cell>
          <table:table-cell/>
          <table:table-cell table:formula="of:=[.G152]-[.F152]" office:value-type="float" office:value="-1" calcext:value-type="float">
            <text:p>-1</text:p>
          </table:table-cell>
          <table:table-cell table:formula="of:=[.H152]-[.G152]" office:value-type="float" office:value="0" calcext:value-type="float">
            <text:p>0</text:p>
          </table:table-cell>
          <table:table-cell table:formula="of:=[.I152]-[.H152]" office:value-type="float" office:value="0" calcext:value-type="float">
            <text:p>0</text:p>
          </table:table-cell>
          <table:table-cell table:number-columns-repeated="2"/>
          <table:table-cell table:formula="of:=[.L152]-[.K152]" office:value-type="float" office:value="196" calcext:value-type="float">
            <text:p>196</text:p>
          </table:table-cell>
          <table:table-cell table:formula="of:=[.M152]-[.L152]" office:value-type="float" office:value="9" calcext:value-type="float">
            <text:p>9</text:p>
          </table:table-cell>
          <table:table-cell table:formula="of:=[.M152]-[.F152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49248" calcext:value-type="float">
            <text:p>49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30" calcext:value-type="float">
            <text:p>201630</text:p>
          </table:table-cell>
          <table:table-cell office:value-type="float" office:value="1478104465885" calcext:value-type="float">
            <text:p>1478104465885</text:p>
          </table:table-cell>
          <table:table-cell table:number-columns-repeated="3" office:value-type="float" office:value="1478104465889" calcext:value-type="float">
            <text:p>1478104465889</text:p>
          </table:table-cell>
          <table:table-cell office:value-type="string" calcext:value-type="string">
            <text:p>?</text:p>
          </table:table-cell>
          <table:table-cell office:value-type="float" office:value="1478104465889" calcext:value-type="float">
            <text:p>1478104465889</text:p>
          </table:table-cell>
          <table:table-cell office:value-type="float" office:value="1478104466113" calcext:value-type="float">
            <text:p>1478104466113</text:p>
          </table:table-cell>
          <table:table-cell office:value-type="float" office:value="1478104466139" calcext:value-type="float">
            <text:p>1478104466139</text:p>
          </table:table-cell>
          <table:table-cell/>
          <table:table-cell table:formula="of:=[.G153]-[.F153]" office:value-type="float" office:value="4" calcext:value-type="float">
            <text:p>4</text:p>
          </table:table-cell>
          <table:table-cell table:formula="of:=[.H153]-[.G153]" office:value-type="float" office:value="0" calcext:value-type="float">
            <text:p>0</text:p>
          </table:table-cell>
          <table:table-cell table:formula="of:=[.I153]-[.H153]" office:value-type="float" office:value="0" calcext:value-type="float">
            <text:p>0</text:p>
          </table:table-cell>
          <table:table-cell table:number-columns-repeated="2"/>
          <table:table-cell table:formula="of:=[.L153]-[.K153]" office:value-type="float" office:value="224" calcext:value-type="float">
            <text:p>224</text:p>
          </table:table-cell>
          <table:table-cell table:formula="of:=[.M153]-[.L153]" office:value-type="float" office:value="26" calcext:value-type="float">
            <text:p>26</text:p>
          </table:table-cell>
          <table:table-cell table:formula="of:=[.M153]-[.F153]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49249" calcext:value-type="float">
            <text:p>49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09" calcext:value-type="float">
            <text:p>201209</text:p>
          </table:table-cell>
          <table:table-cell office:value-type="float" office:value="1478104465926" calcext:value-type="float">
            <text:p>1478104465926</text:p>
          </table:table-cell>
          <table:table-cell table:number-columns-repeated="3" office:value-type="float" office:value="1478104465924" calcext:value-type="float">
            <text:p>1478104465924</text:p>
          </table:table-cell>
          <table:table-cell office:value-type="string" calcext:value-type="string">
            <text:p>?</text:p>
          </table:table-cell>
          <table:table-cell office:value-type="float" office:value="1478104465924" calcext:value-type="float">
            <text:p>1478104465924</text:p>
          </table:table-cell>
          <table:table-cell office:value-type="float" office:value="1478104466121" calcext:value-type="float">
            <text:p>1478104466121</text:p>
          </table:table-cell>
          <table:table-cell office:value-type="float" office:value="1478104466140" calcext:value-type="float">
            <text:p>1478104466140</text:p>
          </table:table-cell>
          <table:table-cell/>
          <table:table-cell table:formula="of:=[.G154]-[.F154]" office:value-type="float" office:value="-2" calcext:value-type="float">
            <text:p>-2</text:p>
          </table:table-cell>
          <table:table-cell table:formula="of:=[.H154]-[.G154]" office:value-type="float" office:value="0" calcext:value-type="float">
            <text:p>0</text:p>
          </table:table-cell>
          <table:table-cell table:formula="of:=[.I154]-[.H154]" office:value-type="float" office:value="0" calcext:value-type="float">
            <text:p>0</text:p>
          </table:table-cell>
          <table:table-cell table:number-columns-repeated="2"/>
          <table:table-cell table:formula="of:=[.L154]-[.K154]" office:value-type="float" office:value="197" calcext:value-type="float">
            <text:p>197</text:p>
          </table:table-cell>
          <table:table-cell table:formula="of:=[.M154]-[.L154]" office:value-type="float" office:value="19" calcext:value-type="float">
            <text:p>19</text:p>
          </table:table-cell>
          <table:table-cell table:formula="of:=[.M154]-[.F154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49250" calcext:value-type="float">
            <text:p>49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491" calcext:value-type="float">
            <text:p>201491</text:p>
          </table:table-cell>
          <table:table-cell office:value-type="float" office:value="1478104466005" calcext:value-type="float">
            <text:p>1478104466005</text:p>
          </table:table-cell>
          <table:table-cell table:number-columns-repeated="3" office:value-type="float" office:value="1478104466004" calcext:value-type="float">
            <text:p>1478104466004</text:p>
          </table:table-cell>
          <table:table-cell office:value-type="string" calcext:value-type="string">
            <text:p>?</text:p>
          </table:table-cell>
          <table:table-cell office:value-type="float" office:value="1478104466004" calcext:value-type="float">
            <text:p>1478104466004</text:p>
          </table:table-cell>
          <table:table-cell office:value-type="float" office:value="1478104466203" calcext:value-type="float">
            <text:p>1478104466203</text:p>
          </table:table-cell>
          <table:table-cell office:value-type="float" office:value="1478104466211" calcext:value-type="float">
            <text:p>1478104466211</text:p>
          </table:table-cell>
          <table:table-cell/>
          <table:table-cell table:formula="of:=[.G155]-[.F155]" office:value-type="float" office:value="-1" calcext:value-type="float">
            <text:p>-1</text:p>
          </table:table-cell>
          <table:table-cell table:formula="of:=[.H155]-[.G155]" office:value-type="float" office:value="0" calcext:value-type="float">
            <text:p>0</text:p>
          </table:table-cell>
          <table:table-cell table:formula="of:=[.I155]-[.H155]" office:value-type="float" office:value="0" calcext:value-type="float">
            <text:p>0</text:p>
          </table:table-cell>
          <table:table-cell table:number-columns-repeated="2"/>
          <table:table-cell table:formula="of:=[.L155]-[.K155]" office:value-type="float" office:value="199" calcext:value-type="float">
            <text:p>199</text:p>
          </table:table-cell>
          <table:table-cell table:formula="of:=[.M155]-[.L155]" office:value-type="float" office:value="8" calcext:value-type="float">
            <text:p>8</text:p>
          </table:table-cell>
          <table:table-cell table:formula="of:=[.M155]-[.F155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9251" calcext:value-type="float">
            <text:p>492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310" calcext:value-type="float">
            <text:p>200310</text:p>
          </table:table-cell>
          <table:table-cell office:value-type="float" office:value="1478104466048" calcext:value-type="float">
            <text:p>1478104466048</text:p>
          </table:table-cell>
          <table:table-cell table:number-columns-repeated="3" office:value-type="float" office:value="1478104466047" calcext:value-type="float">
            <text:p>1478104466047</text:p>
          </table:table-cell>
          <table:table-cell office:value-type="string" calcext:value-type="string">
            <text:p>?</text:p>
          </table:table-cell>
          <table:table-cell office:value-type="float" office:value="1478104466047" calcext:value-type="float">
            <text:p>1478104466047</text:p>
          </table:table-cell>
          <table:table-cell office:value-type="float" office:value="1478104466251" calcext:value-type="float">
            <text:p>1478104466251</text:p>
          </table:table-cell>
          <table:table-cell office:value-type="float" office:value="1478104466275" calcext:value-type="float">
            <text:p>1478104466275</text:p>
          </table:table-cell>
          <table:table-cell/>
          <table:table-cell table:formula="of:=[.G156]-[.F156]" office:value-type="float" office:value="-1" calcext:value-type="float">
            <text:p>-1</text:p>
          </table:table-cell>
          <table:table-cell table:formula="of:=[.H156]-[.G156]" office:value-type="float" office:value="0" calcext:value-type="float">
            <text:p>0</text:p>
          </table:table-cell>
          <table:table-cell table:formula="of:=[.I156]-[.H156]" office:value-type="float" office:value="0" calcext:value-type="float">
            <text:p>0</text:p>
          </table:table-cell>
          <table:table-cell table:number-columns-repeated="2"/>
          <table:table-cell table:formula="of:=[.L156]-[.K156]" office:value-type="float" office:value="204" calcext:value-type="float">
            <text:p>204</text:p>
          </table:table-cell>
          <table:table-cell table:formula="of:=[.M156]-[.L156]" office:value-type="float" office:value="24" calcext:value-type="float">
            <text:p>24</text:p>
          </table:table-cell>
          <table:table-cell table:formula="of:=[.M156]-[.F156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49246" calcext:value-type="float">
            <text:p>49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64" calcext:value-type="float">
            <text:p>100564</text:p>
          </table:table-cell>
          <table:table-cell office:value-type="float" office:value="1478104466126" calcext:value-type="float">
            <text:p>1478104466126</text:p>
          </table:table-cell>
          <table:table-cell table:number-columns-repeated="3" office:value-type="float" office:value="1478104466125" calcext:value-type="float">
            <text:p>1478104466125</text:p>
          </table:table-cell>
          <table:table-cell office:value-type="string" calcext:value-type="string">
            <text:p>?</text:p>
          </table:table-cell>
          <table:table-cell office:value-type="float" office:value="1478104466126" calcext:value-type="float">
            <text:p>1478104466126</text:p>
          </table:table-cell>
          <table:table-cell office:value-type="float" office:value="1478104466316" calcext:value-type="float">
            <text:p>1478104466316</text:p>
          </table:table-cell>
          <table:table-cell office:value-type="float" office:value="1478104466324" calcext:value-type="float">
            <text:p>1478104466324</text:p>
          </table:table-cell>
          <table:table-cell/>
          <table:table-cell table:formula="of:=[.G157]-[.F157]" office:value-type="float" office:value="-1" calcext:value-type="float">
            <text:p>-1</text:p>
          </table:table-cell>
          <table:table-cell table:formula="of:=[.H157]-[.G157]" office:value-type="float" office:value="0" calcext:value-type="float">
            <text:p>0</text:p>
          </table:table-cell>
          <table:table-cell table:formula="of:=[.I157]-[.H157]" office:value-type="float" office:value="0" calcext:value-type="float">
            <text:p>0</text:p>
          </table:table-cell>
          <table:table-cell table:number-columns-repeated="2"/>
          <table:table-cell table:formula="of:=[.L157]-[.K157]" office:value-type="float" office:value="190" calcext:value-type="float">
            <text:p>190</text:p>
          </table:table-cell>
          <table:table-cell table:formula="of:=[.M157]-[.L157]" office:value-type="float" office:value="8" calcext:value-type="float">
            <text:p>8</text:p>
          </table:table-cell>
          <table:table-cell table:formula="of:=[.M157]-[.F157]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9252" calcext:value-type="float">
            <text:p>49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414" calcext:value-type="float">
            <text:p>200414</text:p>
          </table:table-cell>
          <table:table-cell office:value-type="float" office:value="1478104466236" calcext:value-type="float">
            <text:p>1478104466236</text:p>
          </table:table-cell>
          <table:table-cell table:number-columns-repeated="3" office:value-type="float" office:value="1478104466235" calcext:value-type="float">
            <text:p>1478104466235</text:p>
          </table:table-cell>
          <table:table-cell office:value-type="string" calcext:value-type="string">
            <text:p>?</text:p>
          </table:table-cell>
          <table:table-cell office:value-type="float" office:value="1478104466235" calcext:value-type="float">
            <text:p>1478104466235</text:p>
          </table:table-cell>
          <table:table-cell office:value-type="float" office:value="1478104466435" calcext:value-type="float">
            <text:p>1478104466435</text:p>
          </table:table-cell>
          <table:table-cell office:value-type="float" office:value="1478104466451" calcext:value-type="float">
            <text:p>1478104466451</text:p>
          </table:table-cell>
          <table:table-cell/>
          <table:table-cell table:formula="of:=[.G158]-[.F158]" office:value-type="float" office:value="-1" calcext:value-type="float">
            <text:p>-1</text:p>
          </table:table-cell>
          <table:table-cell table:formula="of:=[.H158]-[.G158]" office:value-type="float" office:value="0" calcext:value-type="float">
            <text:p>0</text:p>
          </table:table-cell>
          <table:table-cell table:formula="of:=[.I158]-[.H158]" office:value-type="float" office:value="0" calcext:value-type="float">
            <text:p>0</text:p>
          </table:table-cell>
          <table:table-cell table:number-columns-repeated="2"/>
          <table:table-cell table:formula="of:=[.L158]-[.K158]" office:value-type="float" office:value="200" calcext:value-type="float">
            <text:p>200</text:p>
          </table:table-cell>
          <table:table-cell table:formula="of:=[.M158]-[.L158]" office:value-type="float" office:value="16" calcext:value-type="float">
            <text:p>16</text:p>
          </table:table-cell>
          <table:table-cell table:formula="of:=[.M158]-[.F158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9253" calcext:value-type="float">
            <text:p>49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482" calcext:value-type="float">
            <text:p>102482</text:p>
          </table:table-cell>
          <table:table-cell office:value-type="float" office:value="1478104466295" calcext:value-type="float">
            <text:p>1478104466295</text:p>
          </table:table-cell>
          <table:table-cell table:number-columns-repeated="3" office:value-type="float" office:value="1478104466294" calcext:value-type="float">
            <text:p>1478104466294</text:p>
          </table:table-cell>
          <table:table-cell office:value-type="string" calcext:value-type="string">
            <text:p>?</text:p>
          </table:table-cell>
          <table:table-cell office:value-type="float" office:value="1478104466295" calcext:value-type="float">
            <text:p>1478104466295</text:p>
          </table:table-cell>
          <table:table-cell office:value-type="float" office:value="1478104466486" calcext:value-type="float">
            <text:p>1478104466486</text:p>
          </table:table-cell>
          <table:table-cell office:value-type="float" office:value="1478104466495" calcext:value-type="float">
            <text:p>1478104466495</text:p>
          </table:table-cell>
          <table:table-cell/>
          <table:table-cell table:formula="of:=[.G159]-[.F159]" office:value-type="float" office:value="-1" calcext:value-type="float">
            <text:p>-1</text:p>
          </table:table-cell>
          <table:table-cell table:formula="of:=[.H159]-[.G159]" office:value-type="float" office:value="0" calcext:value-type="float">
            <text:p>0</text:p>
          </table:table-cell>
          <table:table-cell table:formula="of:=[.I159]-[.H159]" office:value-type="float" office:value="0" calcext:value-type="float">
            <text:p>0</text:p>
          </table:table-cell>
          <table:table-cell table:number-columns-repeated="2"/>
          <table:table-cell table:formula="of:=[.L159]-[.K159]" office:value-type="float" office:value="191" calcext:value-type="float">
            <text:p>191</text:p>
          </table:table-cell>
          <table:table-cell table:formula="of:=[.M159]-[.L159]" office:value-type="float" office:value="9" calcext:value-type="float">
            <text:p>9</text:p>
          </table:table-cell>
          <table:table-cell table:formula="of:=[.M159]-[.F159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247" calcext:value-type="float">
            <text:p>49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047" calcext:value-type="float">
            <text:p>302047</text:p>
          </table:table-cell>
          <table:table-cell office:value-type="float" office:value="1478104466358" calcext:value-type="float">
            <text:p>1478104466358</text:p>
          </table:table-cell>
          <table:table-cell table:number-columns-repeated="3" office:value-type="float" office:value="1478104466357" calcext:value-type="float">
            <text:p>1478104466357</text:p>
          </table:table-cell>
          <table:table-cell office:value-type="string" calcext:value-type="string">
            <text:p>?</text:p>
          </table:table-cell>
          <table:table-cell office:value-type="float" office:value="1478104466357" calcext:value-type="float">
            <text:p>1478104466357</text:p>
          </table:table-cell>
          <table:table-cell office:value-type="float" office:value="1478104466552" calcext:value-type="float">
            <text:p>1478104466552</text:p>
          </table:table-cell>
          <table:table-cell office:value-type="float" office:value="1478104466569" calcext:value-type="float">
            <text:p>1478104466569</text:p>
          </table:table-cell>
          <table:table-cell/>
          <table:table-cell table:formula="of:=[.G160]-[.F160]" office:value-type="float" office:value="-1" calcext:value-type="float">
            <text:p>-1</text:p>
          </table:table-cell>
          <table:table-cell table:formula="of:=[.H160]-[.G160]" office:value-type="float" office:value="0" calcext:value-type="float">
            <text:p>0</text:p>
          </table:table-cell>
          <table:table-cell table:formula="of:=[.I160]-[.H160]" office:value-type="float" office:value="0" calcext:value-type="float">
            <text:p>0</text:p>
          </table:table-cell>
          <table:table-cell table:number-columns-repeated="2"/>
          <table:table-cell table:formula="of:=[.L160]-[.K160]" office:value-type="float" office:value="195" calcext:value-type="float">
            <text:p>195</text:p>
          </table:table-cell>
          <table:table-cell table:formula="of:=[.M160]-[.L160]" office:value-type="float" office:value="17" calcext:value-type="float">
            <text:p>17</text:p>
          </table:table-cell>
          <table:table-cell table:formula="of:=[.M160]-[.F160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231" calcext:value-type="float">
            <text:p>49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417" calcext:value-type="float">
            <text:p>2417</text:p>
          </table:table-cell>
          <table:table-cell office:value-type="float" office:value="1478104466395" calcext:value-type="float">
            <text:p>1478104466395</text:p>
          </table:table-cell>
          <table:table-cell table:number-columns-repeated="3" office:value-type="float" office:value="1478104466394" calcext:value-type="float">
            <text:p>1478104466394</text:p>
          </table:table-cell>
          <table:table-cell office:value-type="string" calcext:value-type="string">
            <text:p>?</text:p>
          </table:table-cell>
          <table:table-cell office:value-type="float" office:value="1478104466394" calcext:value-type="float">
            <text:p>1478104466394</text:p>
          </table:table-cell>
          <table:table-cell office:value-type="float" office:value="1478104466593" calcext:value-type="float">
            <text:p>1478104466593</text:p>
          </table:table-cell>
          <table:table-cell office:value-type="float" office:value="1478104466601" calcext:value-type="float">
            <text:p>1478104466601</text:p>
          </table:table-cell>
          <table:table-cell/>
          <table:table-cell table:formula="of:=[.G161]-[.F161]" office:value-type="float" office:value="-1" calcext:value-type="float">
            <text:p>-1</text:p>
          </table:table-cell>
          <table:table-cell table:formula="of:=[.H161]-[.G161]" office:value-type="float" office:value="0" calcext:value-type="float">
            <text:p>0</text:p>
          </table:table-cell>
          <table:table-cell table:formula="of:=[.I161]-[.H161]" office:value-type="float" office:value="0" calcext:value-type="float">
            <text:p>0</text:p>
          </table:table-cell>
          <table:table-cell table:number-columns-repeated="2"/>
          <table:table-cell table:formula="of:=[.L161]-[.K161]" office:value-type="float" office:value="199" calcext:value-type="float">
            <text:p>199</text:p>
          </table:table-cell>
          <table:table-cell table:formula="of:=[.M161]-[.L161]" office:value-type="float" office:value="8" calcext:value-type="float">
            <text:p>8</text:p>
          </table:table-cell>
          <table:table-cell table:formula="of:=[.M161]-[.F161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9255" calcext:value-type="float">
            <text:p>49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33" calcext:value-type="float">
            <text:p>100833</text:p>
          </table:table-cell>
          <table:table-cell office:value-type="float" office:value="1478104466461" calcext:value-type="float">
            <text:p>1478104466461</text:p>
          </table:table-cell>
          <table:table-cell table:number-columns-repeated="3" office:value-type="float" office:value="1478104466460" calcext:value-type="float">
            <text:p>1478104466460</text:p>
          </table:table-cell>
          <table:table-cell office:value-type="string" calcext:value-type="string">
            <text:p>?</text:p>
          </table:table-cell>
          <table:table-cell office:value-type="float" office:value="1478104466460" calcext:value-type="float">
            <text:p>1478104466460</text:p>
          </table:table-cell>
          <table:table-cell office:value-type="float" office:value="1478104466657" calcext:value-type="float">
            <text:p>1478104466657</text:p>
          </table:table-cell>
          <table:table-cell office:value-type="float" office:value="1478104466684" calcext:value-type="float">
            <text:p>1478104466684</text:p>
          </table:table-cell>
          <table:table-cell/>
          <table:table-cell table:formula="of:=[.G162]-[.F162]" office:value-type="float" office:value="-1" calcext:value-type="float">
            <text:p>-1</text:p>
          </table:table-cell>
          <table:table-cell table:formula="of:=[.H162]-[.G162]" office:value-type="float" office:value="0" calcext:value-type="float">
            <text:p>0</text:p>
          </table:table-cell>
          <table:table-cell table:formula="of:=[.I162]-[.H162]" office:value-type="float" office:value="0" calcext:value-type="float">
            <text:p>0</text:p>
          </table:table-cell>
          <table:table-cell table:number-columns-repeated="2"/>
          <table:table-cell table:formula="of:=[.L162]-[.K162]" office:value-type="float" office:value="197" calcext:value-type="float">
            <text:p>197</text:p>
          </table:table-cell>
          <table:table-cell table:formula="of:=[.M162]-[.L162]" office:value-type="float" office:value="27" calcext:value-type="float">
            <text:p>27</text:p>
          </table:table-cell>
          <table:table-cell table:formula="of:=[.M162]-[.F162]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256" calcext:value-type="float">
            <text:p>49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516" calcext:value-type="float">
            <text:p>301516</text:p>
          </table:table-cell>
          <table:table-cell office:value-type="float" office:value="1478104466466" calcext:value-type="float">
            <text:p>1478104466466</text:p>
          </table:table-cell>
          <table:table-cell table:number-columns-repeated="3" office:value-type="float" office:value="1478104466465" calcext:value-type="float">
            <text:p>1478104466465</text:p>
          </table:table-cell>
          <table:table-cell office:value-type="string" calcext:value-type="string">
            <text:p>?</text:p>
          </table:table-cell>
          <table:table-cell office:value-type="float" office:value="1478104466465" calcext:value-type="float">
            <text:p>1478104466465</text:p>
          </table:table-cell>
          <table:table-cell office:value-type="float" office:value="1478104466663" calcext:value-type="float">
            <text:p>1478104466663</text:p>
          </table:table-cell>
          <table:table-cell office:value-type="float" office:value="1478104466695" calcext:value-type="float">
            <text:p>1478104466695</text:p>
          </table:table-cell>
          <table:table-cell/>
          <table:table-cell table:formula="of:=[.G163]-[.F163]" office:value-type="float" office:value="-1" calcext:value-type="float">
            <text:p>-1</text:p>
          </table:table-cell>
          <table:table-cell table:formula="of:=[.H163]-[.G163]" office:value-type="float" office:value="0" calcext:value-type="float">
            <text:p>0</text:p>
          </table:table-cell>
          <table:table-cell table:formula="of:=[.I163]-[.H163]" office:value-type="float" office:value="0" calcext:value-type="float">
            <text:p>0</text:p>
          </table:table-cell>
          <table:table-cell table:number-columns-repeated="2"/>
          <table:table-cell table:formula="of:=[.L163]-[.K163]" office:value-type="float" office:value="198" calcext:value-type="float">
            <text:p>198</text:p>
          </table:table-cell>
          <table:table-cell table:formula="of:=[.M163]-[.L163]" office:value-type="float" office:value="32" calcext:value-type="float">
            <text:p>32</text:p>
          </table:table-cell>
          <table:table-cell table:formula="of:=[.M163]-[.F163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49254" calcext:value-type="float">
            <text:p>49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069" calcext:value-type="float">
            <text:p>202069</text:p>
          </table:table-cell>
          <table:table-cell office:value-type="float" office:value="1478104466511" calcext:value-type="float">
            <text:p>1478104466511</text:p>
          </table:table-cell>
          <table:table-cell table:number-columns-repeated="3" office:value-type="float" office:value="1478104466510" calcext:value-type="float">
            <text:p>1478104466510</text:p>
          </table:table-cell>
          <table:table-cell office:value-type="string" calcext:value-type="string">
            <text:p>?</text:p>
          </table:table-cell>
          <table:table-cell office:value-type="float" office:value="1478104466510" calcext:value-type="float">
            <text:p>1478104466510</text:p>
          </table:table-cell>
          <table:table-cell office:value-type="float" office:value="1478104466736" calcext:value-type="float">
            <text:p>1478104466736</text:p>
          </table:table-cell>
          <table:table-cell office:value-type="float" office:value="1478104466797" calcext:value-type="float">
            <text:p>1478104466797</text:p>
          </table:table-cell>
          <table:table-cell/>
          <table:table-cell table:formula="of:=[.G164]-[.F164]" office:value-type="float" office:value="-1" calcext:value-type="float">
            <text:p>-1</text:p>
          </table:table-cell>
          <table:table-cell table:formula="of:=[.H164]-[.G164]" office:value-type="float" office:value="0" calcext:value-type="float">
            <text:p>0</text:p>
          </table:table-cell>
          <table:table-cell table:formula="of:=[.I164]-[.H164]" office:value-type="float" office:value="0" calcext:value-type="float">
            <text:p>0</text:p>
          </table:table-cell>
          <table:table-cell table:number-columns-repeated="2"/>
          <table:table-cell table:formula="of:=[.L164]-[.K164]" office:value-type="float" office:value="226" calcext:value-type="float">
            <text:p>226</text:p>
          </table:table-cell>
          <table:table-cell table:formula="of:=[.M164]-[.L164]" office:value-type="float" office:value="61" calcext:value-type="float">
            <text:p>61</text:p>
          </table:table-cell>
          <table:table-cell table:formula="of:=[.M164]-[.F164]"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49260" calcext:value-type="float">
            <text:p>49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403" calcext:value-type="float">
            <text:p>202403</text:p>
          </table:table-cell>
          <table:table-cell office:value-type="float" office:value="1478104466534" calcext:value-type="float">
            <text:p>1478104466534</text:p>
          </table:table-cell>
          <table:table-cell table:number-columns-repeated="3" office:value-type="float" office:value="1478104466532" calcext:value-type="float">
            <text:p>1478104466532</text:p>
          </table:table-cell>
          <table:table-cell office:value-type="string" calcext:value-type="string">
            <text:p>?</text:p>
          </table:table-cell>
          <table:table-cell office:value-type="float" office:value="1478104466532" calcext:value-type="float">
            <text:p>1478104466532</text:p>
          </table:table-cell>
          <table:table-cell office:value-type="float" office:value="1478104466732" calcext:value-type="float">
            <text:p>1478104466732</text:p>
          </table:table-cell>
          <table:table-cell office:value-type="float" office:value="1478104466848" calcext:value-type="float">
            <text:p>1478104466848</text:p>
          </table:table-cell>
          <table:table-cell/>
          <table:table-cell table:formula="of:=[.G165]-[.F165]" office:value-type="float" office:value="-2" calcext:value-type="float">
            <text:p>-2</text:p>
          </table:table-cell>
          <table:table-cell table:formula="of:=[.H165]-[.G165]" office:value-type="float" office:value="0" calcext:value-type="float">
            <text:p>0</text:p>
          </table:table-cell>
          <table:table-cell table:formula="of:=[.I165]-[.H165]" office:value-type="float" office:value="0" calcext:value-type="float">
            <text:p>0</text:p>
          </table:table-cell>
          <table:table-cell table:number-columns-repeated="2"/>
          <table:table-cell table:formula="of:=[.L165]-[.K165]" office:value-type="float" office:value="200" calcext:value-type="float">
            <text:p>200</text:p>
          </table:table-cell>
          <table:table-cell table:formula="of:=[.M165]-[.L165]" office:value-type="float" office:value="116" calcext:value-type="float">
            <text:p>116</text:p>
          </table:table-cell>
          <table:table-cell table:formula="of:=[.M165]-[.F165]"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49259" calcext:value-type="float">
            <text:p>49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13" calcext:value-type="float">
            <text:p>301913</text:p>
          </table:table-cell>
          <table:table-cell office:value-type="float" office:value="1478104466583" calcext:value-type="float">
            <text:p>1478104466583</text:p>
          </table:table-cell>
          <table:table-cell table:number-columns-repeated="3" office:value-type="float" office:value="1478104466582" calcext:value-type="float">
            <text:p>1478104466582</text:p>
          </table:table-cell>
          <table:table-cell office:value-type="string" calcext:value-type="string">
            <text:p>?</text:p>
          </table:table-cell>
          <table:table-cell office:value-type="float" office:value="1478104466582" calcext:value-type="float">
            <text:p>1478104466582</text:p>
          </table:table-cell>
          <table:table-cell office:value-type="float" office:value="1478104466793" calcext:value-type="float">
            <text:p>1478104466793</text:p>
          </table:table-cell>
          <table:table-cell office:value-type="float" office:value="1478104466900" calcext:value-type="float">
            <text:p>1478104466900</text:p>
          </table:table-cell>
          <table:table-cell/>
          <table:table-cell table:formula="of:=[.G166]-[.F166]" office:value-type="float" office:value="-1" calcext:value-type="float">
            <text:p>-1</text:p>
          </table:table-cell>
          <table:table-cell table:formula="of:=[.H166]-[.G166]" office:value-type="float" office:value="0" calcext:value-type="float">
            <text:p>0</text:p>
          </table:table-cell>
          <table:table-cell table:formula="of:=[.I166]-[.H166]" office:value-type="float" office:value="0" calcext:value-type="float">
            <text:p>0</text:p>
          </table:table-cell>
          <table:table-cell table:number-columns-repeated="2"/>
          <table:table-cell table:formula="of:=[.L166]-[.K166]" office:value-type="float" office:value="211" calcext:value-type="float">
            <text:p>211</text:p>
          </table:table-cell>
          <table:table-cell table:formula="of:=[.M166]-[.L166]" office:value-type="float" office:value="107" calcext:value-type="float">
            <text:p>107</text:p>
          </table:table-cell>
          <table:table-cell table:formula="of:=[.M166]-[.F166]"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49261" calcext:value-type="float">
            <text:p>49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69" calcext:value-type="float">
            <text:p>201169</text:p>
          </table:table-cell>
          <table:table-cell office:value-type="float" office:value="1478104466771" calcext:value-type="float">
            <text:p>1478104466771</text:p>
          </table:table-cell>
          <table:table-cell table:number-columns-repeated="3" office:value-type="float" office:value="1478104466770" calcext:value-type="float">
            <text:p>1478104466770</text:p>
          </table:table-cell>
          <table:table-cell office:value-type="string" calcext:value-type="string">
            <text:p>?</text:p>
          </table:table-cell>
          <table:table-cell office:value-type="float" office:value="1478104466770" calcext:value-type="float">
            <text:p>1478104466770</text:p>
          </table:table-cell>
          <table:table-cell office:value-type="float" office:value="1478104466971" calcext:value-type="float">
            <text:p>1478104466971</text:p>
          </table:table-cell>
          <table:table-cell office:value-type="float" office:value="1478104466981" calcext:value-type="float">
            <text:p>1478104466981</text:p>
          </table:table-cell>
          <table:table-cell/>
          <table:table-cell table:formula="of:=[.G167]-[.F167]" office:value-type="float" office:value="-1" calcext:value-type="float">
            <text:p>-1</text:p>
          </table:table-cell>
          <table:table-cell table:formula="of:=[.H167]-[.G167]" office:value-type="float" office:value="0" calcext:value-type="float">
            <text:p>0</text:p>
          </table:table-cell>
          <table:table-cell table:formula="of:=[.I167]-[.H167]" office:value-type="float" office:value="0" calcext:value-type="float">
            <text:p>0</text:p>
          </table:table-cell>
          <table:table-cell table:number-columns-repeated="2"/>
          <table:table-cell table:formula="of:=[.L167]-[.K167]" office:value-type="float" office:value="201" calcext:value-type="float">
            <text:p>201</text:p>
          </table:table-cell>
          <table:table-cell table:formula="of:=[.M167]-[.L167]" office:value-type="float" office:value="10" calcext:value-type="float">
            <text:p>10</text:p>
          </table:table-cell>
          <table:table-cell table:formula="of:=[.M167]-[.F167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258" calcext:value-type="float">
            <text:p>49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80" calcext:value-type="float">
            <text:p>102080</text:p>
          </table:table-cell>
          <table:table-cell office:value-type="float" office:value="1478104466922" calcext:value-type="float">
            <text:p>1478104466922</text:p>
          </table:table-cell>
          <table:table-cell table:number-columns-repeated="3" office:value-type="float" office:value="1478104466921" calcext:value-type="float">
            <text:p>1478104466921</text:p>
          </table:table-cell>
          <table:table-cell office:value-type="string" calcext:value-type="string">
            <text:p>?</text:p>
          </table:table-cell>
          <table:table-cell office:value-type="float" office:value="1478104466921" calcext:value-type="float">
            <text:p>1478104466921</text:p>
          </table:table-cell>
          <table:table-cell office:value-type="float" office:value="1478104467198" calcext:value-type="float">
            <text:p>1478104467198</text:p>
          </table:table-cell>
          <table:table-cell office:value-type="float" office:value="1478104467208" calcext:value-type="float">
            <text:p>1478104467208</text:p>
          </table:table-cell>
          <table:table-cell/>
          <table:table-cell table:formula="of:=[.G168]-[.F168]" office:value-type="float" office:value="-1" calcext:value-type="float">
            <text:p>-1</text:p>
          </table:table-cell>
          <table:table-cell table:formula="of:=[.H168]-[.G168]" office:value-type="float" office:value="0" calcext:value-type="float">
            <text:p>0</text:p>
          </table:table-cell>
          <table:table-cell table:formula="of:=[.I168]-[.H168]" office:value-type="float" office:value="0" calcext:value-type="float">
            <text:p>0</text:p>
          </table:table-cell>
          <table:table-cell table:number-columns-repeated="2"/>
          <table:table-cell table:formula="of:=[.L168]-[.K168]" office:value-type="float" office:value="277" calcext:value-type="float">
            <text:p>277</text:p>
          </table:table-cell>
          <table:table-cell table:formula="of:=[.M168]-[.L168]" office:value-type="float" office:value="10" calcext:value-type="float">
            <text:p>10</text:p>
          </table:table-cell>
          <table:table-cell table:formula="of:=[.M168]-[.F168]"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49264" calcext:value-type="float">
            <text:p>49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602" calcext:value-type="float">
            <text:p>100602</text:p>
          </table:table-cell>
          <table:table-cell office:value-type="float" office:value="1478104466968" calcext:value-type="float">
            <text:p>1478104466968</text:p>
          </table:table-cell>
          <table:table-cell table:number-columns-repeated="3" office:value-type="float" office:value="1478104466967" calcext:value-type="float">
            <text:p>1478104466967</text:p>
          </table:table-cell>
          <table:table-cell office:value-type="string" calcext:value-type="string">
            <text:p>?</text:p>
          </table:table-cell>
          <table:table-cell office:value-type="float" office:value="1478104466967" calcext:value-type="float">
            <text:p>1478104466967</text:p>
          </table:table-cell>
          <table:table-cell office:value-type="float" office:value="1478104467213" calcext:value-type="float">
            <text:p>1478104467213</text:p>
          </table:table-cell>
          <table:table-cell office:value-type="float" office:value="1478104467224" calcext:value-type="float">
            <text:p>1478104467224</text:p>
          </table:table-cell>
          <table:table-cell/>
          <table:table-cell table:formula="of:=[.G169]-[.F169]" office:value-type="float" office:value="-1" calcext:value-type="float">
            <text:p>-1</text:p>
          </table:table-cell>
          <table:table-cell table:formula="of:=[.H169]-[.G169]" office:value-type="float" office:value="0" calcext:value-type="float">
            <text:p>0</text:p>
          </table:table-cell>
          <table:table-cell table:formula="of:=[.I169]-[.H169]" office:value-type="float" office:value="0" calcext:value-type="float">
            <text:p>0</text:p>
          </table:table-cell>
          <table:table-cell table:number-columns-repeated="2"/>
          <table:table-cell table:formula="of:=[.L169]-[.K169]" office:value-type="float" office:value="246" calcext:value-type="float">
            <text:p>246</text:p>
          </table:table-cell>
          <table:table-cell table:formula="of:=[.M169]-[.L169]" office:value-type="float" office:value="11" calcext:value-type="float">
            <text:p>11</text:p>
          </table:table-cell>
          <table:table-cell table:formula="of:=[.M169]-[.F169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49263" calcext:value-type="float">
            <text:p>49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76" calcext:value-type="float">
            <text:p>201776</text:p>
          </table:table-cell>
          <table:table-cell office:value-type="float" office:value="1478104467131" calcext:value-type="float">
            <text:p>1478104467131</text:p>
          </table:table-cell>
          <table:table-cell table:number-columns-repeated="3" office:value-type="float" office:value="1478104467130" calcext:value-type="float">
            <text:p>1478104467130</text:p>
          </table:table-cell>
          <table:table-cell office:value-type="string" calcext:value-type="string">
            <text:p>?</text:p>
          </table:table-cell>
          <table:table-cell office:value-type="float" office:value="1478104467130" calcext:value-type="float">
            <text:p>1478104467130</text:p>
          </table:table-cell>
          <table:table-cell office:value-type="float" office:value="1478104467345" calcext:value-type="float">
            <text:p>1478104467345</text:p>
          </table:table-cell>
          <table:table-cell office:value-type="float" office:value="1478104467376" calcext:value-type="float">
            <text:p>1478104467376</text:p>
          </table:table-cell>
          <table:table-cell/>
          <table:table-cell table:formula="of:=[.G170]-[.F170]" office:value-type="float" office:value="-1" calcext:value-type="float">
            <text:p>-1</text:p>
          </table:table-cell>
          <table:table-cell table:formula="of:=[.H170]-[.G170]" office:value-type="float" office:value="0" calcext:value-type="float">
            <text:p>0</text:p>
          </table:table-cell>
          <table:table-cell table:formula="of:=[.I170]-[.H170]" office:value-type="float" office:value="0" calcext:value-type="float">
            <text:p>0</text:p>
          </table:table-cell>
          <table:table-cell table:number-columns-repeated="2"/>
          <table:table-cell table:formula="of:=[.L170]-[.K170]" office:value-type="float" office:value="215" calcext:value-type="float">
            <text:p>215</text:p>
          </table:table-cell>
          <table:table-cell table:formula="of:=[.M170]-[.L170]" office:value-type="float" office:value="31" calcext:value-type="float">
            <text:p>31</text:p>
          </table:table-cell>
          <table:table-cell table:formula="of:=[.M170]-[.F170]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49265" calcext:value-type="float">
            <text:p>49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51" calcext:value-type="float">
            <text:p>100351</text:p>
          </table:table-cell>
          <table:table-cell office:value-type="float" office:value="1478104467172" calcext:value-type="float">
            <text:p>1478104467172</text:p>
          </table:table-cell>
          <table:table-cell table:number-columns-repeated="3" office:value-type="float" office:value="1478104467171" calcext:value-type="float">
            <text:p>1478104467171</text:p>
          </table:table-cell>
          <table:table-cell office:value-type="string" calcext:value-type="string">
            <text:p>?</text:p>
          </table:table-cell>
          <table:table-cell office:value-type="float" office:value="1478104467171" calcext:value-type="float">
            <text:p>1478104467171</text:p>
          </table:table-cell>
          <table:table-cell office:value-type="float" office:value="1478104467371" calcext:value-type="float">
            <text:p>1478104467371</text:p>
          </table:table-cell>
          <table:table-cell office:value-type="float" office:value="1478104467399" calcext:value-type="float">
            <text:p>1478104467399</text:p>
          </table:table-cell>
          <table:table-cell/>
          <table:table-cell table:formula="of:=[.G171]-[.F171]" office:value-type="float" office:value="-1" calcext:value-type="float">
            <text:p>-1</text:p>
          </table:table-cell>
          <table:table-cell table:formula="of:=[.H171]-[.G171]" office:value-type="float" office:value="0" calcext:value-type="float">
            <text:p>0</text:p>
          </table:table-cell>
          <table:table-cell table:formula="of:=[.I171]-[.H171]" office:value-type="float" office:value="0" calcext:value-type="float">
            <text:p>0</text:p>
          </table:table-cell>
          <table:table-cell table:number-columns-repeated="2"/>
          <table:table-cell table:formula="of:=[.L171]-[.K171]" office:value-type="float" office:value="200" calcext:value-type="float">
            <text:p>200</text:p>
          </table:table-cell>
          <table:table-cell table:formula="of:=[.M171]-[.L171]" office:value-type="float" office:value="28" calcext:value-type="float">
            <text:p>28</text:p>
          </table:table-cell>
          <table:table-cell table:formula="of:=[.M171]-[.F171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49266" calcext:value-type="float">
            <text:p>49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276" calcext:value-type="float">
            <text:p>200276</text:p>
          </table:table-cell>
          <table:table-cell table:number-columns-repeated="4" office:value-type="float" office:value="1478104467196" calcext:value-type="float">
            <text:p>1478104467196</text:p>
          </table:table-cell>
          <table:table-cell office:value-type="string" calcext:value-type="string">
            <text:p>?</text:p>
          </table:table-cell>
          <table:table-cell office:value-type="float" office:value="1478104467196" calcext:value-type="float">
            <text:p>1478104467196</text:p>
          </table:table-cell>
          <table:table-cell office:value-type="float" office:value="1478104467392" calcext:value-type="float">
            <text:p>1478104467392</text:p>
          </table:table-cell>
          <table:table-cell office:value-type="float" office:value="1478104467467" calcext:value-type="float">
            <text:p>1478104467467</text:p>
          </table:table-cell>
          <table:table-cell/>
          <table:table-cell table:formula="of:=[.G172]-[.F172]" office:value-type="float" office:value="0" calcext:value-type="float">
            <text:p>0</text:p>
          </table:table-cell>
          <table:table-cell table:formula="of:=[.H172]-[.G172]" office:value-type="float" office:value="0" calcext:value-type="float">
            <text:p>0</text:p>
          </table:table-cell>
          <table:table-cell table:formula="of:=[.I172]-[.H172]" office:value-type="float" office:value="0" calcext:value-type="float">
            <text:p>0</text:p>
          </table:table-cell>
          <table:table-cell table:number-columns-repeated="2"/>
          <table:table-cell table:formula="of:=[.L172]-[.K172]" office:value-type="float" office:value="196" calcext:value-type="float">
            <text:p>196</text:p>
          </table:table-cell>
          <table:table-cell table:formula="of:=[.M172]-[.L172]" office:value-type="float" office:value="75" calcext:value-type="float">
            <text:p>75</text:p>
          </table:table-cell>
          <table:table-cell table:formula="of:=[.M172]-[.F172]"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49268" calcext:value-type="float">
            <text:p>49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377" calcext:value-type="float">
            <text:p>201377</text:p>
          </table:table-cell>
          <table:table-cell office:value-type="float" office:value="1478104467246" calcext:value-type="float">
            <text:p>1478104467246</text:p>
          </table:table-cell>
          <table:table-cell table:number-columns-repeated="3" office:value-type="float" office:value="1478104467245" calcext:value-type="float">
            <text:p>1478104467245</text:p>
          </table:table-cell>
          <table:table-cell office:value-type="string" calcext:value-type="string">
            <text:p>?</text:p>
          </table:table-cell>
          <table:table-cell office:value-type="float" office:value="1478104467245" calcext:value-type="float">
            <text:p>1478104467245</text:p>
          </table:table-cell>
          <table:table-cell office:value-type="float" office:value="1478104467439" calcext:value-type="float">
            <text:p>1478104467439</text:p>
          </table:table-cell>
          <table:table-cell office:value-type="float" office:value="1478104467511" calcext:value-type="float">
            <text:p>1478104467511</text:p>
          </table:table-cell>
          <table:table-cell/>
          <table:table-cell table:formula="of:=[.G173]-[.F173]" office:value-type="float" office:value="-1" calcext:value-type="float">
            <text:p>-1</text:p>
          </table:table-cell>
          <table:table-cell table:formula="of:=[.H173]-[.G173]" office:value-type="float" office:value="0" calcext:value-type="float">
            <text:p>0</text:p>
          </table:table-cell>
          <table:table-cell table:formula="of:=[.I173]-[.H173]" office:value-type="float" office:value="0" calcext:value-type="float">
            <text:p>0</text:p>
          </table:table-cell>
          <table:table-cell table:number-columns-repeated="2"/>
          <table:table-cell table:formula="of:=[.L173]-[.K173]" office:value-type="float" office:value="194" calcext:value-type="float">
            <text:p>194</text:p>
          </table:table-cell>
          <table:table-cell table:formula="of:=[.M173]-[.L173]" office:value-type="float" office:value="72" calcext:value-type="float">
            <text:p>72</text:p>
          </table:table-cell>
          <table:table-cell table:formula="of:=[.M173]-[.F173]"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49267" calcext:value-type="float">
            <text:p>49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06" calcext:value-type="float">
            <text:p>100706</text:p>
          </table:table-cell>
          <table:table-cell office:value-type="float" office:value="1478104467508" calcext:value-type="float">
            <text:p>1478104467508</text:p>
          </table:table-cell>
          <table:table-cell table:number-columns-repeated="3" office:value-type="float" office:value="1478104467507" calcext:value-type="float">
            <text:p>1478104467507</text:p>
          </table:table-cell>
          <table:table-cell office:value-type="string" calcext:value-type="string">
            <text:p>?</text:p>
          </table:table-cell>
          <table:table-cell office:value-type="float" office:value="1478104467508" calcext:value-type="float">
            <text:p>1478104467508</text:p>
          </table:table-cell>
          <table:table-cell office:value-type="float" office:value="1478104467710" calcext:value-type="float">
            <text:p>1478104467710</text:p>
          </table:table-cell>
          <table:table-cell office:value-type="float" office:value="1478104467725" calcext:value-type="float">
            <text:p>1478104467725</text:p>
          </table:table-cell>
          <table:table-cell/>
          <table:table-cell table:formula="of:=[.G174]-[.F174]" office:value-type="float" office:value="-1" calcext:value-type="float">
            <text:p>-1</text:p>
          </table:table-cell>
          <table:table-cell table:formula="of:=[.H174]-[.G174]" office:value-type="float" office:value="0" calcext:value-type="float">
            <text:p>0</text:p>
          </table:table-cell>
          <table:table-cell table:formula="of:=[.I174]-[.H174]" office:value-type="float" office:value="0" calcext:value-type="float">
            <text:p>0</text:p>
          </table:table-cell>
          <table:table-cell table:number-columns-repeated="2"/>
          <table:table-cell table:formula="of:=[.L174]-[.K174]" office:value-type="float" office:value="202" calcext:value-type="float">
            <text:p>202</text:p>
          </table:table-cell>
          <table:table-cell table:formula="of:=[.M174]-[.L174]" office:value-type="float" office:value="15" calcext:value-type="float">
            <text:p>15</text:p>
          </table:table-cell>
          <table:table-cell table:formula="of:=[.M174]-[.F174]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9269" calcext:value-type="float">
            <text:p>49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42" calcext:value-type="float">
            <text:p>201242</text:p>
          </table:table-cell>
          <table:table-cell office:value-type="float" office:value="1478104467588" calcext:value-type="float">
            <text:p>1478104467588</text:p>
          </table:table-cell>
          <table:table-cell table:number-columns-repeated="2" office:value-type="float" office:value="1478104467586" calcext:value-type="float">
            <text:p>1478104467586</text:p>
          </table:table-cell>
          <table:table-cell office:value-type="float" office:value="1478104467587" calcext:value-type="float">
            <text:p>1478104467587</text:p>
          </table:table-cell>
          <table:table-cell office:value-type="string" calcext:value-type="string">
            <text:p>?</text:p>
          </table:table-cell>
          <table:table-cell office:value-type="float" office:value="1478104467587" calcext:value-type="float">
            <text:p>1478104467587</text:p>
          </table:table-cell>
          <table:table-cell office:value-type="float" office:value="1478104467801" calcext:value-type="float">
            <text:p>1478104467801</text:p>
          </table:table-cell>
          <table:table-cell office:value-type="float" office:value="1478104467827" calcext:value-type="float">
            <text:p>1478104467827</text:p>
          </table:table-cell>
          <table:table-cell/>
          <table:table-cell table:formula="of:=[.G175]-[.F175]" office:value-type="float" office:value="-2" calcext:value-type="float">
            <text:p>-2</text:p>
          </table:table-cell>
          <table:table-cell table:formula="of:=[.H175]-[.G175]" office:value-type="float" office:value="0" calcext:value-type="float">
            <text:p>0</text:p>
          </table:table-cell>
          <table:table-cell table:formula="of:=[.I175]-[.H175]" office:value-type="float" office:value="1" calcext:value-type="float">
            <text:p>1</text:p>
          </table:table-cell>
          <table:table-cell table:number-columns-repeated="2"/>
          <table:table-cell table:formula="of:=[.L175]-[.K175]" office:value-type="float" office:value="214" calcext:value-type="float">
            <text:p>214</text:p>
          </table:table-cell>
          <table:table-cell table:formula="of:=[.M175]-[.L175]" office:value-type="float" office:value="26" calcext:value-type="float">
            <text:p>26</text:p>
          </table:table-cell>
          <table:table-cell table:formula="of:=[.M175]-[.F175]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49232" calcext:value-type="float">
            <text:p>49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210" calcext:value-type="float">
            <text:p>401210</text:p>
          </table:table-cell>
          <table:table-cell office:value-type="float" office:value="1478104467576" calcext:value-type="float">
            <text:p>1478104467576</text:p>
          </table:table-cell>
          <table:table-cell table:number-columns-repeated="3" office:value-type="float" office:value="1478104467575" calcext:value-type="float">
            <text:p>1478104467575</text:p>
          </table:table-cell>
          <table:table-cell office:value-type="string" calcext:value-type="string">
            <text:p>?</text:p>
          </table:table-cell>
          <table:table-cell office:value-type="float" office:value="1478104467575" calcext:value-type="float">
            <text:p>1478104467575</text:p>
          </table:table-cell>
          <table:table-cell office:value-type="float" office:value="1478104467802" calcext:value-type="float">
            <text:p>1478104467802</text:p>
          </table:table-cell>
          <table:table-cell office:value-type="float" office:value="1478104467828" calcext:value-type="float">
            <text:p>1478104467828</text:p>
          </table:table-cell>
          <table:table-cell/>
          <table:table-cell table:formula="of:=[.G176]-[.F176]" office:value-type="float" office:value="-1" calcext:value-type="float">
            <text:p>-1</text:p>
          </table:table-cell>
          <table:table-cell table:formula="of:=[.H176]-[.G176]" office:value-type="float" office:value="0" calcext:value-type="float">
            <text:p>0</text:p>
          </table:table-cell>
          <table:table-cell table:formula="of:=[.I176]-[.H176]" office:value-type="float" office:value="0" calcext:value-type="float">
            <text:p>0</text:p>
          </table:table-cell>
          <table:table-cell table:number-columns-repeated="2"/>
          <table:table-cell table:formula="of:=[.L176]-[.K176]" office:value-type="float" office:value="227" calcext:value-type="float">
            <text:p>227</text:p>
          </table:table-cell>
          <table:table-cell table:formula="of:=[.M176]-[.L176]" office:value-type="float" office:value="26" calcext:value-type="float">
            <text:p>26</text:p>
          </table:table-cell>
          <table:table-cell table:formula="of:=[.M176]-[.F176]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49270" calcext:value-type="float">
            <text:p>49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385" calcext:value-type="float">
            <text:p>101385</text:p>
          </table:table-cell>
          <table:table-cell office:value-type="float" office:value="1478104467868" calcext:value-type="float">
            <text:p>1478104467868</text:p>
          </table:table-cell>
          <table:table-cell table:number-columns-repeated="3" office:value-type="float" office:value="1478104467867" calcext:value-type="float">
            <text:p>1478104467867</text:p>
          </table:table-cell>
          <table:table-cell office:value-type="string" calcext:value-type="string">
            <text:p>?</text:p>
          </table:table-cell>
          <table:table-cell office:value-type="float" office:value="1478104467867" calcext:value-type="float">
            <text:p>1478104467867</text:p>
          </table:table-cell>
          <table:table-cell office:value-type="float" office:value="1478104468067" calcext:value-type="float">
            <text:p>1478104468067</text:p>
          </table:table-cell>
          <table:table-cell office:value-type="float" office:value="1478104468076" calcext:value-type="float">
            <text:p>1478104468076</text:p>
          </table:table-cell>
          <table:table-cell/>
          <table:table-cell table:formula="of:=[.G177]-[.F177]" office:value-type="float" office:value="-1" calcext:value-type="float">
            <text:p>-1</text:p>
          </table:table-cell>
          <table:table-cell table:formula="of:=[.H177]-[.G177]" office:value-type="float" office:value="0" calcext:value-type="float">
            <text:p>0</text:p>
          </table:table-cell>
          <table:table-cell table:formula="of:=[.I177]-[.H177]" office:value-type="float" office:value="0" calcext:value-type="float">
            <text:p>0</text:p>
          </table:table-cell>
          <table:table-cell table:number-columns-repeated="2"/>
          <table:table-cell table:formula="of:=[.L177]-[.K177]" office:value-type="float" office:value="200" calcext:value-type="float">
            <text:p>200</text:p>
          </table:table-cell>
          <table:table-cell table:formula="of:=[.M177]-[.L177]" office:value-type="float" office:value="9" calcext:value-type="float">
            <text:p>9</text:p>
          </table:table-cell>
          <table:table-cell table:formula="of:=[.M177]-[.F177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273" calcext:value-type="float">
            <text:p>49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538" calcext:value-type="float">
            <text:p>101538</text:p>
          </table:table-cell>
          <table:table-cell office:value-type="float" office:value="1478104467978" calcext:value-type="float">
            <text:p>1478104467978</text:p>
          </table:table-cell>
          <table:table-cell table:number-columns-repeated="3" office:value-type="float" office:value="1478104467977" calcext:value-type="float">
            <text:p>1478104467977</text:p>
          </table:table-cell>
          <table:table-cell office:value-type="string" calcext:value-type="string">
            <text:p>?</text:p>
          </table:table-cell>
          <table:table-cell office:value-type="float" office:value="1478104467977" calcext:value-type="float">
            <text:p>1478104467977</text:p>
          </table:table-cell>
          <table:table-cell office:value-type="float" office:value="1478104468191" calcext:value-type="float">
            <text:p>1478104468191</text:p>
          </table:table-cell>
          <table:table-cell office:value-type="float" office:value="1478104468212" calcext:value-type="float">
            <text:p>1478104468212</text:p>
          </table:table-cell>
          <table:table-cell/>
          <table:table-cell table:formula="of:=[.G178]-[.F178]" office:value-type="float" office:value="-1" calcext:value-type="float">
            <text:p>-1</text:p>
          </table:table-cell>
          <table:table-cell table:formula="of:=[.H178]-[.G178]" office:value-type="float" office:value="0" calcext:value-type="float">
            <text:p>0</text:p>
          </table:table-cell>
          <table:table-cell table:formula="of:=[.I178]-[.H178]" office:value-type="float" office:value="0" calcext:value-type="float">
            <text:p>0</text:p>
          </table:table-cell>
          <table:table-cell table:number-columns-repeated="2"/>
          <table:table-cell table:formula="of:=[.L178]-[.K178]" office:value-type="float" office:value="214" calcext:value-type="float">
            <text:p>214</text:p>
          </table:table-cell>
          <table:table-cell table:formula="of:=[.M178]-[.L178]" office:value-type="float" office:value="21" calcext:value-type="float">
            <text:p>21</text:p>
          </table:table-cell>
          <table:table-cell table:formula="of:=[.M178]-[.F178]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49274" calcext:value-type="float">
            <text:p>49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98" calcext:value-type="float">
            <text:p>102198</text:p>
          </table:table-cell>
          <table:table-cell office:value-type="float" office:value="1478104467998" calcext:value-type="float">
            <text:p>1478104467998</text:p>
          </table:table-cell>
          <table:table-cell office:value-type="float" office:value="1478104467997" calcext:value-type="float">
            <text:p>1478104467997</text:p>
          </table:table-cell>
          <table:table-cell table:number-columns-repeated="2" office:value-type="float" office:value="1478104467998" calcext:value-type="float">
            <text:p>1478104467998</text:p>
          </table:table-cell>
          <table:table-cell office:value-type="string" calcext:value-type="string">
            <text:p>?</text:p>
          </table:table-cell>
          <table:table-cell office:value-type="float" office:value="1478104467998" calcext:value-type="float">
            <text:p>1478104467998</text:p>
          </table:table-cell>
          <table:table-cell office:value-type="float" office:value="1478104468196" calcext:value-type="float">
            <text:p>1478104468196</text:p>
          </table:table-cell>
          <table:table-cell office:value-type="float" office:value="1478104468214" calcext:value-type="float">
            <text:p>1478104468214</text:p>
          </table:table-cell>
          <table:table-cell/>
          <table:table-cell table:formula="of:=[.G179]-[.F179]" office:value-type="float" office:value="-1" calcext:value-type="float">
            <text:p>-1</text:p>
          </table:table-cell>
          <table:table-cell table:formula="of:=[.H179]-[.G179]" office:value-type="float" office:value="1" calcext:value-type="float">
            <text:p>1</text:p>
          </table:table-cell>
          <table:table-cell table:formula="of:=[.I179]-[.H179]" office:value-type="float" office:value="0" calcext:value-type="float">
            <text:p>0</text:p>
          </table:table-cell>
          <table:table-cell table:number-columns-repeated="2"/>
          <table:table-cell table:formula="of:=[.L179]-[.K179]" office:value-type="float" office:value="198" calcext:value-type="float">
            <text:p>198</text:p>
          </table:table-cell>
          <table:table-cell table:formula="of:=[.M179]-[.L179]" office:value-type="float" office:value="18" calcext:value-type="float">
            <text:p>18</text:p>
          </table:table-cell>
          <table:table-cell table:formula="of:=[.M179]-[.F179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275" calcext:value-type="float">
            <text:p>49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743" calcext:value-type="float">
            <text:p>101743</text:p>
          </table:table-cell>
          <table:table-cell office:value-type="float" office:value="1478104468122" calcext:value-type="float">
            <text:p>1478104468122</text:p>
          </table:table-cell>
          <table:table-cell table:number-columns-repeated="3" office:value-type="float" office:value="1478104468121" calcext:value-type="float">
            <text:p>1478104468121</text:p>
          </table:table-cell>
          <table:table-cell office:value-type="string" calcext:value-type="string">
            <text:p>?</text:p>
          </table:table-cell>
          <table:table-cell office:value-type="float" office:value="1478104468121" calcext:value-type="float">
            <text:p>1478104468121</text:p>
          </table:table-cell>
          <table:table-cell office:value-type="float" office:value="1478104468323" calcext:value-type="float">
            <text:p>1478104468323</text:p>
          </table:table-cell>
          <table:table-cell office:value-type="float" office:value="1478104468343" calcext:value-type="float">
            <text:p>1478104468343</text:p>
          </table:table-cell>
          <table:table-cell/>
          <table:table-cell table:formula="of:=[.G180]-[.F180]" office:value-type="float" office:value="-1" calcext:value-type="float">
            <text:p>-1</text:p>
          </table:table-cell>
          <table:table-cell table:formula="of:=[.H180]-[.G180]" office:value-type="float" office:value="0" calcext:value-type="float">
            <text:p>0</text:p>
          </table:table-cell>
          <table:table-cell table:formula="of:=[.I180]-[.H180]" office:value-type="float" office:value="0" calcext:value-type="float">
            <text:p>0</text:p>
          </table:table-cell>
          <table:table-cell table:number-columns-repeated="2"/>
          <table:table-cell table:formula="of:=[.L180]-[.K180]" office:value-type="float" office:value="202" calcext:value-type="float">
            <text:p>202</text:p>
          </table:table-cell>
          <table:table-cell table:formula="of:=[.M180]-[.L180]" office:value-type="float" office:value="20" calcext:value-type="float">
            <text:p>20</text:p>
          </table:table-cell>
          <table:table-cell table:formula="of:=[.M180]-[.F180]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49257" calcext:value-type="float">
            <text:p>49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374" calcext:value-type="float">
            <text:p>374</text:p>
          </table:table-cell>
          <table:table-cell office:value-type="float" office:value="1478104468190" calcext:value-type="float">
            <text:p>1478104468190</text:p>
          </table:table-cell>
          <table:table-cell table:number-columns-repeated="3" office:value-type="float" office:value="1478104468189" calcext:value-type="float">
            <text:p>1478104468189</text:p>
          </table:table-cell>
          <table:table-cell office:value-type="string" calcext:value-type="string">
            <text:p>?</text:p>
          </table:table-cell>
          <table:table-cell office:value-type="float" office:value="1478104468189" calcext:value-type="float">
            <text:p>1478104468189</text:p>
          </table:table-cell>
          <table:table-cell office:value-type="float" office:value="1478104468385" calcext:value-type="float">
            <text:p>1478104468385</text:p>
          </table:table-cell>
          <table:table-cell office:value-type="float" office:value="1478104468426" calcext:value-type="float">
            <text:p>1478104468426</text:p>
          </table:table-cell>
          <table:table-cell/>
          <table:table-cell table:formula="of:=[.G181]-[.F181]" office:value-type="float" office:value="-1" calcext:value-type="float">
            <text:p>-1</text:p>
          </table:table-cell>
          <table:table-cell table:formula="of:=[.H181]-[.G181]" office:value-type="float" office:value="0" calcext:value-type="float">
            <text:p>0</text:p>
          </table:table-cell>
          <table:table-cell table:formula="of:=[.I181]-[.H181]" office:value-type="float" office:value="0" calcext:value-type="float">
            <text:p>0</text:p>
          </table:table-cell>
          <table:table-cell table:number-columns-repeated="2"/>
          <table:table-cell table:formula="of:=[.L181]-[.K181]" office:value-type="float" office:value="196" calcext:value-type="float">
            <text:p>196</text:p>
          </table:table-cell>
          <table:table-cell table:formula="of:=[.M181]-[.L181]" office:value-type="float" office:value="41" calcext:value-type="float">
            <text:p>41</text:p>
          </table:table-cell>
          <table:table-cell table:formula="of:=[.M181]-[.F181]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49262" calcext:value-type="float">
            <text:p>49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304" calcext:value-type="float">
            <text:p>301304</text:p>
          </table:table-cell>
          <table:table-cell office:value-type="float" office:value="1478104468409" calcext:value-type="float">
            <text:p>1478104468409</text:p>
          </table:table-cell>
          <table:table-cell table:number-columns-repeated="3" office:value-type="float" office:value="1478104468408" calcext:value-type="float">
            <text:p>1478104468408</text:p>
          </table:table-cell>
          <table:table-cell office:value-type="string" calcext:value-type="string">
            <text:p>?</text:p>
          </table:table-cell>
          <table:table-cell office:value-type="float" office:value="1478104468408" calcext:value-type="float">
            <text:p>1478104468408</text:p>
          </table:table-cell>
          <table:table-cell office:value-type="float" office:value="1478104468597" calcext:value-type="float">
            <text:p>1478104468597</text:p>
          </table:table-cell>
          <table:table-cell office:value-type="float" office:value="1478104468605" calcext:value-type="float">
            <text:p>1478104468605</text:p>
          </table:table-cell>
          <table:table-cell/>
          <table:table-cell table:formula="of:=[.G182]-[.F182]" office:value-type="float" office:value="-1" calcext:value-type="float">
            <text:p>-1</text:p>
          </table:table-cell>
          <table:table-cell table:formula="of:=[.H182]-[.G182]" office:value-type="float" office:value="0" calcext:value-type="float">
            <text:p>0</text:p>
          </table:table-cell>
          <table:table-cell table:formula="of:=[.I182]-[.H182]" office:value-type="float" office:value="0" calcext:value-type="float">
            <text:p>0</text:p>
          </table:table-cell>
          <table:table-cell table:number-columns-repeated="2"/>
          <table:table-cell table:formula="of:=[.L182]-[.K182]" office:value-type="float" office:value="189" calcext:value-type="float">
            <text:p>189</text:p>
          </table:table-cell>
          <table:table-cell table:formula="of:=[.M182]-[.L182]" office:value-type="float" office:value="8" calcext:value-type="float">
            <text:p>8</text:p>
          </table:table-cell>
          <table:table-cell table:formula="of:=[.M182]-[.F182]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49277" calcext:value-type="float">
            <text:p>49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111" calcext:value-type="float">
            <text:p>1111</text:p>
          </table:table-cell>
          <table:table-cell office:value-type="float" office:value="1478104468419" calcext:value-type="float">
            <text:p>1478104468419</text:p>
          </table:table-cell>
          <table:table-cell table:number-columns-repeated="3" office:value-type="float" office:value="1478104468418" calcext:value-type="float">
            <text:p>1478104468418</text:p>
          </table:table-cell>
          <table:table-cell office:value-type="string" calcext:value-type="string">
            <text:p>?</text:p>
          </table:table-cell>
          <table:table-cell office:value-type="float" office:value="1478104468418" calcext:value-type="float">
            <text:p>1478104468418</text:p>
          </table:table-cell>
          <table:table-cell office:value-type="float" office:value="1478104468619" calcext:value-type="float">
            <text:p>1478104468619</text:p>
          </table:table-cell>
          <table:table-cell office:value-type="float" office:value="1478104468632" calcext:value-type="float">
            <text:p>1478104468632</text:p>
          </table:table-cell>
          <table:table-cell/>
          <table:table-cell table:formula="of:=[.G183]-[.F183]" office:value-type="float" office:value="-1" calcext:value-type="float">
            <text:p>-1</text:p>
          </table:table-cell>
          <table:table-cell table:formula="of:=[.H183]-[.G183]" office:value-type="float" office:value="0" calcext:value-type="float">
            <text:p>0</text:p>
          </table:table-cell>
          <table:table-cell table:formula="of:=[.I183]-[.H183]" office:value-type="float" office:value="0" calcext:value-type="float">
            <text:p>0</text:p>
          </table:table-cell>
          <table:table-cell table:number-columns-repeated="2"/>
          <table:table-cell table:formula="of:=[.L183]-[.K183]" office:value-type="float" office:value="201" calcext:value-type="float">
            <text:p>201</text:p>
          </table:table-cell>
          <table:table-cell table:formula="of:=[.M183]-[.L183]" office:value-type="float" office:value="13" calcext:value-type="float">
            <text:p>13</text:p>
          </table:table-cell>
          <table:table-cell table:formula="of:=[.M183]-[.F183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276" calcext:value-type="float">
            <text:p>49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315" calcext:value-type="float">
            <text:p>102315</text:p>
          </table:table-cell>
          <table:table-cell office:value-type="float" office:value="1478104468428" calcext:value-type="float">
            <text:p>1478104468428</text:p>
          </table:table-cell>
          <table:table-cell table:number-columns-repeated="3" office:value-type="float" office:value="1478104468427" calcext:value-type="float">
            <text:p>1478104468427</text:p>
          </table:table-cell>
          <table:table-cell office:value-type="string" calcext:value-type="string">
            <text:p>?</text:p>
          </table:table-cell>
          <table:table-cell office:value-type="float" office:value="1478104468427" calcext:value-type="float">
            <text:p>1478104468427</text:p>
          </table:table-cell>
          <table:table-cell office:value-type="float" office:value="1478104468627" calcext:value-type="float">
            <text:p>1478104468627</text:p>
          </table:table-cell>
          <table:table-cell office:value-type="float" office:value="1478104468635" calcext:value-type="float">
            <text:p>1478104468635</text:p>
          </table:table-cell>
          <table:table-cell/>
          <table:table-cell table:formula="of:=[.G184]-[.F184]" office:value-type="float" office:value="-1" calcext:value-type="float">
            <text:p>-1</text:p>
          </table:table-cell>
          <table:table-cell table:formula="of:=[.H184]-[.G184]" office:value-type="float" office:value="0" calcext:value-type="float">
            <text:p>0</text:p>
          </table:table-cell>
          <table:table-cell table:formula="of:=[.I184]-[.H184]" office:value-type="float" office:value="0" calcext:value-type="float">
            <text:p>0</text:p>
          </table:table-cell>
          <table:table-cell table:number-columns-repeated="2"/>
          <table:table-cell table:formula="of:=[.L184]-[.K184]" office:value-type="float" office:value="200" calcext:value-type="float">
            <text:p>200</text:p>
          </table:table-cell>
          <table:table-cell table:formula="of:=[.M184]-[.L184]" office:value-type="float" office:value="8" calcext:value-type="float">
            <text:p>8</text:p>
          </table:table-cell>
          <table:table-cell table:formula="of:=[.M184]-[.F184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49278" calcext:value-type="float">
            <text:p>49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13" calcext:value-type="float">
            <text:p>301413</text:p>
          </table:table-cell>
          <table:table-cell office:value-type="float" office:value="1478104468580" calcext:value-type="float">
            <text:p>1478104468580</text:p>
          </table:table-cell>
          <table:table-cell table:number-columns-repeated="3" office:value-type="float" office:value="1478104468579" calcext:value-type="float">
            <text:p>1478104468579</text:p>
          </table:table-cell>
          <table:table-cell office:value-type="string" calcext:value-type="string">
            <text:p>?</text:p>
          </table:table-cell>
          <table:table-cell office:value-type="float" office:value="1478104468579" calcext:value-type="float">
            <text:p>1478104468579</text:p>
          </table:table-cell>
          <table:table-cell office:value-type="float" office:value="1478104468773" calcext:value-type="float">
            <text:p>1478104468773</text:p>
          </table:table-cell>
          <table:table-cell office:value-type="float" office:value="1478104468829" calcext:value-type="float">
            <text:p>1478104468829</text:p>
          </table:table-cell>
          <table:table-cell/>
          <table:table-cell table:formula="of:=[.G185]-[.F185]" office:value-type="float" office:value="-1" calcext:value-type="float">
            <text:p>-1</text:p>
          </table:table-cell>
          <table:table-cell table:formula="of:=[.H185]-[.G185]" office:value-type="float" office:value="0" calcext:value-type="float">
            <text:p>0</text:p>
          </table:table-cell>
          <table:table-cell table:formula="of:=[.I185]-[.H185]" office:value-type="float" office:value="0" calcext:value-type="float">
            <text:p>0</text:p>
          </table:table-cell>
          <table:table-cell table:number-columns-repeated="2"/>
          <table:table-cell table:formula="of:=[.L185]-[.K185]" office:value-type="float" office:value="194" calcext:value-type="float">
            <text:p>194</text:p>
          </table:table-cell>
          <table:table-cell table:formula="of:=[.M185]-[.L185]" office:value-type="float" office:value="56" calcext:value-type="float">
            <text:p>56</text:p>
          </table:table-cell>
          <table:table-cell table:formula="of:=[.M185]-[.F185]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49280" calcext:value-type="float">
            <text:p>49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54" calcext:value-type="float">
            <text:p>102054</text:p>
          </table:table-cell>
          <table:table-cell office:value-type="float" office:value="1478104468561" calcext:value-type="float">
            <text:p>1478104468561</text:p>
          </table:table-cell>
          <table:table-cell table:number-columns-repeated="3" office:value-type="float" office:value="1478104468560" calcext:value-type="float">
            <text:p>1478104468560</text:p>
          </table:table-cell>
          <table:table-cell office:value-type="string" calcext:value-type="string">
            <text:p>?</text:p>
          </table:table-cell>
          <table:table-cell office:value-type="float" office:value="1478104468560" calcext:value-type="float">
            <text:p>1478104468560</text:p>
          </table:table-cell>
          <table:table-cell office:value-type="float" office:value="1478104468777" calcext:value-type="float">
            <text:p>1478104468777</text:p>
          </table:table-cell>
          <table:table-cell office:value-type="float" office:value="1478104468900" calcext:value-type="float">
            <text:p>1478104468900</text:p>
          </table:table-cell>
          <table:table-cell/>
          <table:table-cell table:formula="of:=[.G186]-[.F186]" office:value-type="float" office:value="-1" calcext:value-type="float">
            <text:p>-1</text:p>
          </table:table-cell>
          <table:table-cell table:formula="of:=[.H186]-[.G186]" office:value-type="float" office:value="0" calcext:value-type="float">
            <text:p>0</text:p>
          </table:table-cell>
          <table:table-cell table:formula="of:=[.I186]-[.H186]" office:value-type="float" office:value="0" calcext:value-type="float">
            <text:p>0</text:p>
          </table:table-cell>
          <table:table-cell table:number-columns-repeated="2"/>
          <table:table-cell table:formula="of:=[.L186]-[.K186]" office:value-type="float" office:value="217" calcext:value-type="float">
            <text:p>217</text:p>
          </table:table-cell>
          <table:table-cell table:formula="of:=[.M186]-[.L186]" office:value-type="float" office:value="123" calcext:value-type="float">
            <text:p>123</text:p>
          </table:table-cell>
          <table:table-cell table:formula="of:=[.M186]-[.F186]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49272" calcext:value-type="float">
            <text:p>49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939" calcext:value-type="float">
            <text:p>201939</text:p>
          </table:table-cell>
          <table:table-cell table:number-columns-repeated="4" office:value-type="float" office:value="1478104468555" calcext:value-type="float">
            <text:p>1478104468555</text:p>
          </table:table-cell>
          <table:table-cell office:value-type="string" calcext:value-type="string">
            <text:p>?</text:p>
          </table:table-cell>
          <table:table-cell office:value-type="float" office:value="1478104468555" calcext:value-type="float">
            <text:p>1478104468555</text:p>
          </table:table-cell>
          <table:table-cell office:value-type="float" office:value="1478104468776" calcext:value-type="float">
            <text:p>1478104468776</text:p>
          </table:table-cell>
          <table:table-cell office:value-type="float" office:value="1478104468925" calcext:value-type="float">
            <text:p>1478104468925</text:p>
          </table:table-cell>
          <table:table-cell/>
          <table:table-cell table:formula="of:=[.G187]-[.F187]" office:value-type="float" office:value="0" calcext:value-type="float">
            <text:p>0</text:p>
          </table:table-cell>
          <table:table-cell table:formula="of:=[.H187]-[.G187]" office:value-type="float" office:value="0" calcext:value-type="float">
            <text:p>0</text:p>
          </table:table-cell>
          <table:table-cell table:formula="of:=[.I187]-[.H187]" office:value-type="float" office:value="0" calcext:value-type="float">
            <text:p>0</text:p>
          </table:table-cell>
          <table:table-cell table:number-columns-repeated="2"/>
          <table:table-cell table:formula="of:=[.L187]-[.K187]" office:value-type="float" office:value="221" calcext:value-type="float">
            <text:p>221</text:p>
          </table:table-cell>
          <table:table-cell table:formula="of:=[.M187]-[.L187]" office:value-type="float" office:value="149" calcext:value-type="float">
            <text:p>149</text:p>
          </table:table-cell>
          <table:table-cell table:formula="of:=[.M187]-[.F187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49281" calcext:value-type="float">
            <text:p>49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126" calcext:value-type="float">
            <text:p>200126</text:p>
          </table:table-cell>
          <table:table-cell table:number-columns-repeated="4" office:value-type="float" office:value="1478104468604" calcext:value-type="float">
            <text:p>1478104468604</text:p>
          </table:table-cell>
          <table:table-cell office:value-type="string" calcext:value-type="string">
            <text:p>?</text:p>
          </table:table-cell>
          <table:table-cell office:value-type="float" office:value="1478104468605" calcext:value-type="float">
            <text:p>1478104468605</text:p>
          </table:table-cell>
          <table:table-cell office:value-type="float" office:value="1478104468823" calcext:value-type="float">
            <text:p>1478104468823</text:p>
          </table:table-cell>
          <table:table-cell office:value-type="float" office:value="1478104468927" calcext:value-type="float">
            <text:p>1478104468927</text:p>
          </table:table-cell>
          <table:table-cell/>
          <table:table-cell table:formula="of:=[.G188]-[.F188]" office:value-type="float" office:value="0" calcext:value-type="float">
            <text:p>0</text:p>
          </table:table-cell>
          <table:table-cell table:formula="of:=[.H188]-[.G188]" office:value-type="float" office:value="0" calcext:value-type="float">
            <text:p>0</text:p>
          </table:table-cell>
          <table:table-cell table:formula="of:=[.I188]-[.H188]" office:value-type="float" office:value="0" calcext:value-type="float">
            <text:p>0</text:p>
          </table:table-cell>
          <table:table-cell table:number-columns-repeated="2"/>
          <table:table-cell table:formula="of:=[.L188]-[.K188]" office:value-type="float" office:value="218" calcext:value-type="float">
            <text:p>218</text:p>
          </table:table-cell>
          <table:table-cell table:formula="of:=[.M188]-[.L188]" office:value-type="float" office:value="104" calcext:value-type="float">
            <text:p>104</text:p>
          </table:table-cell>
          <table:table-cell table:formula="of:=[.M188]-[.F188]"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49279" calcext:value-type="float">
            <text:p>49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612" calcext:value-type="float">
            <text:p>1612</text:p>
          </table:table-cell>
          <table:table-cell table:number-columns-repeated="4" office:value-type="float" office:value="1478104468772" calcext:value-type="float">
            <text:p>1478104468772</text:p>
          </table:table-cell>
          <table:table-cell office:value-type="string" calcext:value-type="string">
            <text:p>?</text:p>
          </table:table-cell>
          <table:table-cell office:value-type="float" office:value="1478104468772" calcext:value-type="float">
            <text:p>1478104468772</text:p>
          </table:table-cell>
          <table:table-cell office:value-type="float" office:value="1478104468965" calcext:value-type="float">
            <text:p>1478104468965</text:p>
          </table:table-cell>
          <table:table-cell office:value-type="float" office:value="1478104468974" calcext:value-type="float">
            <text:p>1478104468974</text:p>
          </table:table-cell>
          <table:table-cell/>
          <table:table-cell table:formula="of:=[.G189]-[.F189]" office:value-type="float" office:value="0" calcext:value-type="float">
            <text:p>0</text:p>
          </table:table-cell>
          <table:table-cell table:formula="of:=[.H189]-[.G189]" office:value-type="float" office:value="0" calcext:value-type="float">
            <text:p>0</text:p>
          </table:table-cell>
          <table:table-cell table:formula="of:=[.I189]-[.H189]" office:value-type="float" office:value="0" calcext:value-type="float">
            <text:p>0</text:p>
          </table:table-cell>
          <table:table-cell table:number-columns-repeated="2"/>
          <table:table-cell table:formula="of:=[.L189]-[.K189]" office:value-type="float" office:value="193" calcext:value-type="float">
            <text:p>193</text:p>
          </table:table-cell>
          <table:table-cell table:formula="of:=[.M189]-[.L189]" office:value-type="float" office:value="9" calcext:value-type="float">
            <text:p>9</text:p>
          </table:table-cell>
          <table:table-cell table:formula="of:=[.M189]-[.F189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282" calcext:value-type="float">
            <text:p>49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45" calcext:value-type="float">
            <text:p>100845</text:p>
          </table:table-cell>
          <table:table-cell office:value-type="float" office:value="1478104468873" calcext:value-type="float">
            <text:p>1478104468873</text:p>
          </table:table-cell>
          <table:table-cell table:number-columns-repeated="3" office:value-type="float" office:value="1478104468896" calcext:value-type="float">
            <text:p>1478104468896</text:p>
          </table:table-cell>
          <table:table-cell office:value-type="string" calcext:value-type="string">
            <text:p>?</text:p>
          </table:table-cell>
          <table:table-cell office:value-type="float" office:value="1478104468896" calcext:value-type="float">
            <text:p>1478104468896</text:p>
          </table:table-cell>
          <table:table-cell office:value-type="float" office:value="1478104469104" calcext:value-type="float">
            <text:p>1478104469104</text:p>
          </table:table-cell>
          <table:table-cell office:value-type="float" office:value="1478104469168" calcext:value-type="float">
            <text:p>1478104469168</text:p>
          </table:table-cell>
          <table:table-cell/>
          <table:table-cell table:formula="of:=[.G190]-[.F190]" office:value-type="float" office:value="23" calcext:value-type="float">
            <text:p>23</text:p>
          </table:table-cell>
          <table:table-cell table:formula="of:=[.H190]-[.G190]" office:value-type="float" office:value="0" calcext:value-type="float">
            <text:p>0</text:p>
          </table:table-cell>
          <table:table-cell table:formula="of:=[.I190]-[.H190]" office:value-type="float" office:value="0" calcext:value-type="float">
            <text:p>0</text:p>
          </table:table-cell>
          <table:table-cell table:number-columns-repeated="2"/>
          <table:table-cell table:formula="of:=[.L190]-[.K190]" office:value-type="float" office:value="208" calcext:value-type="float">
            <text:p>208</text:p>
          </table:table-cell>
          <table:table-cell table:formula="of:=[.M190]-[.L190]" office:value-type="float" office:value="64" calcext:value-type="float">
            <text:p>64</text:p>
          </table:table-cell>
          <table:table-cell table:formula="of:=[.M190]-[.F190]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49283" calcext:value-type="float">
            <text:p>49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48" calcext:value-type="float">
            <text:p>300548</text:p>
          </table:table-cell>
          <table:table-cell table:number-columns-repeated="4" office:value-type="float" office:value="1478104468921" calcext:value-type="float">
            <text:p>1478104468921</text:p>
          </table:table-cell>
          <table:table-cell office:value-type="string" calcext:value-type="string">
            <text:p>?</text:p>
          </table:table-cell>
          <table:table-cell office:value-type="float" office:value="1478104468921" calcext:value-type="float">
            <text:p>1478104468921</text:p>
          </table:table-cell>
          <table:table-cell office:value-type="float" office:value="1478104469120" calcext:value-type="float">
            <text:p>1478104469120</text:p>
          </table:table-cell>
          <table:table-cell office:value-type="float" office:value="1478104469172" calcext:value-type="float">
            <text:p>1478104469172</text:p>
          </table:table-cell>
          <table:table-cell/>
          <table:table-cell table:formula="of:=[.G191]-[.F191]" office:value-type="float" office:value="0" calcext:value-type="float">
            <text:p>0</text:p>
          </table:table-cell>
          <table:table-cell table:formula="of:=[.H191]-[.G191]" office:value-type="float" office:value="0" calcext:value-type="float">
            <text:p>0</text:p>
          </table:table-cell>
          <table:table-cell table:formula="of:=[.I191]-[.H191]" office:value-type="float" office:value="0" calcext:value-type="float">
            <text:p>0</text:p>
          </table:table-cell>
          <table:table-cell table:number-columns-repeated="2"/>
          <table:table-cell table:formula="of:=[.L191]-[.K191]" office:value-type="float" office:value="199" calcext:value-type="float">
            <text:p>199</text:p>
          </table:table-cell>
          <table:table-cell table:formula="of:=[.M191]-[.L191]" office:value-type="float" office:value="52" calcext:value-type="float">
            <text:p>52</text:p>
          </table:table-cell>
          <table:table-cell table:formula="of:=[.M191]-[.F191]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49287" calcext:value-type="float">
            <text:p>492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398" calcext:value-type="float">
            <text:p>302398</text:p>
          </table:table-cell>
          <table:table-cell office:value-type="float" office:value="1478104468971" calcext:value-type="float">
            <text:p>1478104468971</text:p>
          </table:table-cell>
          <table:table-cell table:number-columns-repeated="3" office:value-type="float" office:value="1478104468970" calcext:value-type="float">
            <text:p>1478104468970</text:p>
          </table:table-cell>
          <table:table-cell office:value-type="string" calcext:value-type="string">
            <text:p>?</text:p>
          </table:table-cell>
          <table:table-cell office:value-type="float" office:value="1478104468970" calcext:value-type="float">
            <text:p>1478104468970</text:p>
          </table:table-cell>
          <table:table-cell office:value-type="float" office:value="1478104469166" calcext:value-type="float">
            <text:p>1478104469166</text:p>
          </table:table-cell>
          <table:table-cell office:value-type="float" office:value="1478104469246" calcext:value-type="float">
            <text:p>1478104469246</text:p>
          </table:table-cell>
          <table:table-cell/>
          <table:table-cell table:formula="of:=[.G192]-[.F192]" office:value-type="float" office:value="-1" calcext:value-type="float">
            <text:p>-1</text:p>
          </table:table-cell>
          <table:table-cell table:formula="of:=[.H192]-[.G192]" office:value-type="float" office:value="0" calcext:value-type="float">
            <text:p>0</text:p>
          </table:table-cell>
          <table:table-cell table:formula="of:=[.I192]-[.H192]" office:value-type="float" office:value="0" calcext:value-type="float">
            <text:p>0</text:p>
          </table:table-cell>
          <table:table-cell table:number-columns-repeated="2"/>
          <table:table-cell table:formula="of:=[.L192]-[.K192]" office:value-type="float" office:value="196" calcext:value-type="float">
            <text:p>196</text:p>
          </table:table-cell>
          <table:table-cell table:formula="of:=[.M192]-[.L192]" office:value-type="float" office:value="80" calcext:value-type="float">
            <text:p>80</text:p>
          </table:table-cell>
          <table:table-cell table:formula="of:=[.M192]-[.F192]"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49284" calcext:value-type="float">
            <text:p>49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690" calcext:value-type="float">
            <text:p>200690</text:p>
          </table:table-cell>
          <table:table-cell office:value-type="float" office:value="1478104469087" calcext:value-type="float">
            <text:p>1478104469087</text:p>
          </table:table-cell>
          <table:table-cell table:number-columns-repeated="3" office:value-type="float" office:value="1478104469086" calcext:value-type="float">
            <text:p>1478104469086</text:p>
          </table:table-cell>
          <table:table-cell office:value-type="string" calcext:value-type="string">
            <text:p>?</text:p>
          </table:table-cell>
          <table:table-cell office:value-type="float" office:value="1478104469086" calcext:value-type="float">
            <text:p>1478104469086</text:p>
          </table:table-cell>
          <table:table-cell office:value-type="float" office:value="1478104469283" calcext:value-type="float">
            <text:p>1478104469283</text:p>
          </table:table-cell>
          <table:table-cell office:value-type="float" office:value="1478104469363" calcext:value-type="float">
            <text:p>1478104469363</text:p>
          </table:table-cell>
          <table:table-cell/>
          <table:table-cell table:formula="of:=[.G193]-[.F193]" office:value-type="float" office:value="-1" calcext:value-type="float">
            <text:p>-1</text:p>
          </table:table-cell>
          <table:table-cell table:formula="of:=[.H193]-[.G193]" office:value-type="float" office:value="0" calcext:value-type="float">
            <text:p>0</text:p>
          </table:table-cell>
          <table:table-cell table:formula="of:=[.I193]-[.H193]" office:value-type="float" office:value="0" calcext:value-type="float">
            <text:p>0</text:p>
          </table:table-cell>
          <table:table-cell table:number-columns-repeated="2"/>
          <table:table-cell table:formula="of:=[.L193]-[.K193]" office:value-type="float" office:value="197" calcext:value-type="float">
            <text:p>197</text:p>
          </table:table-cell>
          <table:table-cell table:formula="of:=[.M193]-[.L193]" office:value-type="float" office:value="80" calcext:value-type="float">
            <text:p>80</text:p>
          </table:table-cell>
          <table:table-cell table:formula="of:=[.M193]-[.F193]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49286" calcext:value-type="float">
            <text:p>49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089" calcext:value-type="float">
            <text:p>101089</text:p>
          </table:table-cell>
          <table:table-cell office:value-type="float" office:value="1478104469389" calcext:value-type="float">
            <text:p>1478104469389</text:p>
          </table:table-cell>
          <table:table-cell table:number-columns-repeated="2" office:value-type="float" office:value="1478104469387" calcext:value-type="float">
            <text:p>1478104469387</text:p>
          </table:table-cell>
          <table:table-cell office:value-type="float" office:value="1478104469388" calcext:value-type="float">
            <text:p>1478104469388</text:p>
          </table:table-cell>
          <table:table-cell office:value-type="string" calcext:value-type="string">
            <text:p>?</text:p>
          </table:table-cell>
          <table:table-cell office:value-type="float" office:value="1478104469388" calcext:value-type="float">
            <text:p>1478104469388</text:p>
          </table:table-cell>
          <table:table-cell office:value-type="float" office:value="1478104469591" calcext:value-type="float">
            <text:p>1478104469591</text:p>
          </table:table-cell>
          <table:table-cell office:value-type="float" office:value="1478104469616" calcext:value-type="float">
            <text:p>1478104469616</text:p>
          </table:table-cell>
          <table:table-cell/>
          <table:table-cell table:formula="of:=[.G194]-[.F194]" office:value-type="float" office:value="-2" calcext:value-type="float">
            <text:p>-2</text:p>
          </table:table-cell>
          <table:table-cell table:formula="of:=[.H194]-[.G194]" office:value-type="float" office:value="0" calcext:value-type="float">
            <text:p>0</text:p>
          </table:table-cell>
          <table:table-cell table:formula="of:=[.I194]-[.H194]" office:value-type="float" office:value="1" calcext:value-type="float">
            <text:p>1</text:p>
          </table:table-cell>
          <table:table-cell table:number-columns-repeated="2"/>
          <table:table-cell table:formula="of:=[.L194]-[.K194]" office:value-type="float" office:value="203" calcext:value-type="float">
            <text:p>203</text:p>
          </table:table-cell>
          <table:table-cell table:formula="of:=[.M194]-[.L194]" office:value-type="float" office:value="25" calcext:value-type="float">
            <text:p>25</text:p>
          </table:table-cell>
          <table:table-cell table:formula="of:=[.M194]-[.F194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49288" calcext:value-type="float">
            <text:p>49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31" calcext:value-type="float">
            <text:p>302231</text:p>
          </table:table-cell>
          <table:table-cell office:value-type="float" office:value="1478104469448" calcext:value-type="float">
            <text:p>1478104469448</text:p>
          </table:table-cell>
          <table:table-cell table:number-columns-repeated="3" office:value-type="float" office:value="1478104469447" calcext:value-type="float">
            <text:p>1478104469447</text:p>
          </table:table-cell>
          <table:table-cell office:value-type="string" calcext:value-type="string">
            <text:p>?</text:p>
          </table:table-cell>
          <table:table-cell office:value-type="float" office:value="1478104469447" calcext:value-type="float">
            <text:p>1478104469447</text:p>
          </table:table-cell>
          <table:table-cell office:value-type="float" office:value="1478104469780" calcext:value-type="float">
            <text:p>1478104469780</text:p>
          </table:table-cell>
          <table:table-cell office:value-type="float" office:value="1478104469794" calcext:value-type="float">
            <text:p>1478104469794</text:p>
          </table:table-cell>
          <table:table-cell/>
          <table:table-cell table:formula="of:=[.G195]-[.F195]" office:value-type="float" office:value="-1" calcext:value-type="float">
            <text:p>-1</text:p>
          </table:table-cell>
          <table:table-cell table:formula="of:=[.H195]-[.G195]" office:value-type="float" office:value="0" calcext:value-type="float">
            <text:p>0</text:p>
          </table:table-cell>
          <table:table-cell table:formula="of:=[.I195]-[.H195]" office:value-type="float" office:value="0" calcext:value-type="float">
            <text:p>0</text:p>
          </table:table-cell>
          <table:table-cell table:number-columns-repeated="2"/>
          <table:table-cell table:formula="of:=[.L195]-[.K195]" office:value-type="float" office:value="333" calcext:value-type="float">
            <text:p>333</text:p>
          </table:table-cell>
          <table:table-cell table:formula="of:=[.M195]-[.L195]" office:value-type="float" office:value="14" calcext:value-type="float">
            <text:p>14</text:p>
          </table:table-cell>
          <table:table-cell table:formula="of:=[.M195]-[.F195]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49290" calcext:value-type="float">
            <text:p>492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71" calcext:value-type="float">
            <text:p>100771</text:p>
          </table:table-cell>
          <table:table-cell office:value-type="float" office:value="1478104469583" calcext:value-type="float">
            <text:p>1478104469583</text:p>
          </table:table-cell>
          <table:table-cell table:number-columns-repeated="3" office:value-type="float" office:value="1478104469582" calcext:value-type="float">
            <text:p>1478104469582</text:p>
          </table:table-cell>
          <table:table-cell office:value-type="string" calcext:value-type="string">
            <text:p>?</text:p>
          </table:table-cell>
          <table:table-cell office:value-type="float" office:value="1478104469583" calcext:value-type="float">
            <text:p>1478104469583</text:p>
          </table:table-cell>
          <table:table-cell office:value-type="float" office:value="1478104469784" calcext:value-type="float">
            <text:p>1478104469784</text:p>
          </table:table-cell>
          <table:table-cell office:value-type="float" office:value="1478104469842" calcext:value-type="float">
            <text:p>1478104469842</text:p>
          </table:table-cell>
          <table:table-cell/>
          <table:table-cell table:formula="of:=[.G196]-[.F196]" office:value-type="float" office:value="-1" calcext:value-type="float">
            <text:p>-1</text:p>
          </table:table-cell>
          <table:table-cell table:formula="of:=[.H196]-[.G196]" office:value-type="float" office:value="0" calcext:value-type="float">
            <text:p>0</text:p>
          </table:table-cell>
          <table:table-cell table:formula="of:=[.I196]-[.H196]" office:value-type="float" office:value="0" calcext:value-type="float">
            <text:p>0</text:p>
          </table:table-cell>
          <table:table-cell table:number-columns-repeated="2"/>
          <table:table-cell table:formula="of:=[.L196]-[.K196]" office:value-type="float" office:value="201" calcext:value-type="float">
            <text:p>201</text:p>
          </table:table-cell>
          <table:table-cell table:formula="of:=[.M196]-[.L196]" office:value-type="float" office:value="58" calcext:value-type="float">
            <text:p>58</text:p>
          </table:table-cell>
          <table:table-cell table:formula="of:=[.M196]-[.F196]"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49289" calcext:value-type="float">
            <text:p>49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993" calcext:value-type="float">
            <text:p>201993</text:p>
          </table:table-cell>
          <table:table-cell office:value-type="float" office:value="1478104469479" calcext:value-type="float">
            <text:p>1478104469479</text:p>
          </table:table-cell>
          <table:table-cell table:number-columns-repeated="3" office:value-type="float" office:value="1478104469478" calcext:value-type="float">
            <text:p>1478104469478</text:p>
          </table:table-cell>
          <table:table-cell office:value-type="string" calcext:value-type="string">
            <text:p>?</text:p>
          </table:table-cell>
          <table:table-cell office:value-type="float" office:value="1478104469478" calcext:value-type="float">
            <text:p>1478104469478</text:p>
          </table:table-cell>
          <table:table-cell office:value-type="float" office:value="1478104469785" calcext:value-type="float">
            <text:p>1478104469785</text:p>
          </table:table-cell>
          <table:table-cell office:value-type="float" office:value="1478104469857" calcext:value-type="float">
            <text:p>1478104469857</text:p>
          </table:table-cell>
          <table:table-cell/>
          <table:table-cell table:formula="of:=[.G197]-[.F197]" office:value-type="float" office:value="-1" calcext:value-type="float">
            <text:p>-1</text:p>
          </table:table-cell>
          <table:table-cell table:formula="of:=[.H197]-[.G197]" office:value-type="float" office:value="0" calcext:value-type="float">
            <text:p>0</text:p>
          </table:table-cell>
          <table:table-cell table:formula="of:=[.I197]-[.H197]" office:value-type="float" office:value="0" calcext:value-type="float">
            <text:p>0</text:p>
          </table:table-cell>
          <table:table-cell table:number-columns-repeated="2"/>
          <table:table-cell table:formula="of:=[.L197]-[.K197]" office:value-type="float" office:value="307" calcext:value-type="float">
            <text:p>307</text:p>
          </table:table-cell>
          <table:table-cell table:formula="of:=[.M197]-[.L197]" office:value-type="float" office:value="72" calcext:value-type="float">
            <text:p>72</text:p>
          </table:table-cell>
          <table:table-cell table:formula="of:=[.M197]-[.F197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49285" calcext:value-type="float">
            <text:p>49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749" calcext:value-type="float">
            <text:p>1749</text:p>
          </table:table-cell>
          <table:table-cell office:value-type="float" office:value="1478104469604" calcext:value-type="float">
            <text:p>1478104469604</text:p>
          </table:table-cell>
          <table:table-cell table:number-columns-repeated="3" office:value-type="float" office:value="1478104469603" calcext:value-type="float">
            <text:p>1478104469603</text:p>
          </table:table-cell>
          <table:table-cell office:value-type="string" calcext:value-type="string">
            <text:p>?</text:p>
          </table:table-cell>
          <table:table-cell office:value-type="float" office:value="1478104469603" calcext:value-type="float">
            <text:p>1478104469603</text:p>
          </table:table-cell>
          <table:table-cell office:value-type="float" office:value="1478104469838" calcext:value-type="float">
            <text:p>1478104469838</text:p>
          </table:table-cell>
          <table:table-cell office:value-type="float" office:value="1478104469859" calcext:value-type="float">
            <text:p>1478104469859</text:p>
          </table:table-cell>
          <table:table-cell/>
          <table:table-cell table:formula="of:=[.G198]-[.F198]" office:value-type="float" office:value="-1" calcext:value-type="float">
            <text:p>-1</text:p>
          </table:table-cell>
          <table:table-cell table:formula="of:=[.H198]-[.G198]" office:value-type="float" office:value="0" calcext:value-type="float">
            <text:p>0</text:p>
          </table:table-cell>
          <table:table-cell table:formula="of:=[.I198]-[.H198]" office:value-type="float" office:value="0" calcext:value-type="float">
            <text:p>0</text:p>
          </table:table-cell>
          <table:table-cell table:number-columns-repeated="2"/>
          <table:table-cell table:formula="of:=[.L198]-[.K198]" office:value-type="float" office:value="235" calcext:value-type="float">
            <text:p>235</text:p>
          </table:table-cell>
          <table:table-cell table:formula="of:=[.M198]-[.L198]" office:value-type="float" office:value="21" calcext:value-type="float">
            <text:p>21</text:p>
          </table:table-cell>
          <table:table-cell table:formula="of:=[.M198]-[.F198]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49271" calcext:value-type="float">
            <text:p>492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2465" calcext:value-type="float">
            <text:p>402465</text:p>
          </table:table-cell>
          <table:table-cell office:value-type="float" office:value="1478104469647" calcext:value-type="float">
            <text:p>1478104469647</text:p>
          </table:table-cell>
          <table:table-cell table:number-columns-repeated="3" office:value-type="float" office:value="1478104469646" calcext:value-type="float">
            <text:p>1478104469646</text:p>
          </table:table-cell>
          <table:table-cell office:value-type="string" calcext:value-type="string">
            <text:p>?</text:p>
          </table:table-cell>
          <table:table-cell office:value-type="float" office:value="1478104469646" calcext:value-type="float">
            <text:p>1478104469646</text:p>
          </table:table-cell>
          <table:table-cell office:value-type="float" office:value="1478104469849" calcext:value-type="float">
            <text:p>1478104469849</text:p>
          </table:table-cell>
          <table:table-cell office:value-type="float" office:value="1478104469900" calcext:value-type="float">
            <text:p>1478104469900</text:p>
          </table:table-cell>
          <table:table-cell/>
          <table:table-cell table:formula="of:=[.G199]-[.F199]" office:value-type="float" office:value="-1" calcext:value-type="float">
            <text:p>-1</text:p>
          </table:table-cell>
          <table:table-cell table:formula="of:=[.H199]-[.G199]" office:value-type="float" office:value="0" calcext:value-type="float">
            <text:p>0</text:p>
          </table:table-cell>
          <table:table-cell table:formula="of:=[.I199]-[.H199]" office:value-type="float" office:value="0" calcext:value-type="float">
            <text:p>0</text:p>
          </table:table-cell>
          <table:table-cell table:number-columns-repeated="2"/>
          <table:table-cell table:formula="of:=[.L199]-[.K199]" office:value-type="float" office:value="203" calcext:value-type="float">
            <text:p>203</text:p>
          </table:table-cell>
          <table:table-cell table:formula="of:=[.M199]-[.L199]" office:value-type="float" office:value="51" calcext:value-type="float">
            <text:p>51</text:p>
          </table:table-cell>
          <table:table-cell table:formula="of:=[.M199]-[.F199]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49296" calcext:value-type="float">
            <text:p>49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60" calcext:value-type="float">
            <text:p>102160</text:p>
          </table:table-cell>
          <table:table-cell office:value-type="float" office:value="1478104469854" calcext:value-type="float">
            <text:p>1478104469854</text:p>
          </table:table-cell>
          <table:table-cell table:number-columns-repeated="3" office:value-type="float" office:value="1478104469853" calcext:value-type="float">
            <text:p>1478104469853</text:p>
          </table:table-cell>
          <table:table-cell office:value-type="string" calcext:value-type="string">
            <text:p>?</text:p>
          </table:table-cell>
          <table:table-cell office:value-type="float" office:value="1478104469853" calcext:value-type="float">
            <text:p>1478104469853</text:p>
          </table:table-cell>
          <table:table-cell office:value-type="float" office:value="1478104470059" calcext:value-type="float">
            <text:p>1478104470059</text:p>
          </table:table-cell>
          <table:table-cell office:value-type="float" office:value="1478104470067" calcext:value-type="float">
            <text:p>1478104470067</text:p>
          </table:table-cell>
          <table:table-cell/>
          <table:table-cell table:formula="of:=[.G200]-[.F200]" office:value-type="float" office:value="-1" calcext:value-type="float">
            <text:p>-1</text:p>
          </table:table-cell>
          <table:table-cell table:formula="of:=[.H200]-[.G200]" office:value-type="float" office:value="0" calcext:value-type="float">
            <text:p>0</text:p>
          </table:table-cell>
          <table:table-cell table:formula="of:=[.I200]-[.H200]" office:value-type="float" office:value="0" calcext:value-type="float">
            <text:p>0</text:p>
          </table:table-cell>
          <table:table-cell table:number-columns-repeated="2"/>
          <table:table-cell table:formula="of:=[.L200]-[.K200]" office:value-type="float" office:value="206" calcext:value-type="float">
            <text:p>206</text:p>
          </table:table-cell>
          <table:table-cell table:formula="of:=[.M200]-[.L200]" office:value-type="float" office:value="8" calcext:value-type="float">
            <text:p>8</text:p>
          </table:table-cell>
          <table:table-cell table:formula="of:=[.M200]-[.F200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293" calcext:value-type="float">
            <text:p>49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622" calcext:value-type="float">
            <text:p>100622</text:p>
          </table:table-cell>
          <table:table-cell office:value-type="float" office:value="1478104469690" calcext:value-type="float">
            <text:p>1478104469690</text:p>
          </table:table-cell>
          <table:table-cell office:value-type="float" office:value="1478104469689" calcext:value-type="float">
            <text:p>1478104469689</text:p>
          </table:table-cell>
          <table:table-cell table:number-columns-repeated="2" office:value-type="float" office:value="1478104469690" calcext:value-type="float">
            <text:p>1478104469690</text:p>
          </table:table-cell>
          <table:table-cell office:value-type="string" calcext:value-type="string">
            <text:p>?</text:p>
          </table:table-cell>
          <table:table-cell office:value-type="float" office:value="1478104469690" calcext:value-type="float">
            <text:p>1478104469690</text:p>
          </table:table-cell>
          <table:table-cell office:value-type="float" office:value="1478104470065" calcext:value-type="float">
            <text:p>1478104470065</text:p>
          </table:table-cell>
          <table:table-cell office:value-type="float" office:value="1478104470076" calcext:value-type="float">
            <text:p>1478104470076</text:p>
          </table:table-cell>
          <table:table-cell/>
          <table:table-cell table:formula="of:=[.G201]-[.F201]" office:value-type="float" office:value="-1" calcext:value-type="float">
            <text:p>-1</text:p>
          </table:table-cell>
          <table:table-cell table:formula="of:=[.H201]-[.G201]" office:value-type="float" office:value="1" calcext:value-type="float">
            <text:p>1</text:p>
          </table:table-cell>
          <table:table-cell table:formula="of:=[.I201]-[.H201]" office:value-type="float" office:value="0" calcext:value-type="float">
            <text:p>0</text:p>
          </table:table-cell>
          <table:table-cell table:number-columns-repeated="2"/>
          <table:table-cell table:formula="of:=[.L201]-[.K201]" office:value-type="float" office:value="375" calcext:value-type="float">
            <text:p>375</text:p>
          </table:table-cell>
          <table:table-cell table:formula="of:=[.M201]-[.L201]" office:value-type="float" office:value="11" calcext:value-type="float">
            <text:p>11</text:p>
          </table:table-cell>
          <table:table-cell table:formula="of:=[.M201]-[.F201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49291" calcext:value-type="float">
            <text:p>49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758" calcext:value-type="float">
            <text:p>300758</text:p>
          </table:table-cell>
          <table:table-cell office:value-type="float" office:value="1478104469948" calcext:value-type="float">
            <text:p>1478104469948</text:p>
          </table:table-cell>
          <table:table-cell table:number-columns-repeated="3" office:value-type="float" office:value="1478104469947" calcext:value-type="float">
            <text:p>1478104469947</text:p>
          </table:table-cell>
          <table:table-cell office:value-type="string" calcext:value-type="string">
            <text:p>?</text:p>
          </table:table-cell>
          <table:table-cell office:value-type="float" office:value="1478104469947" calcext:value-type="float">
            <text:p>1478104469947</text:p>
          </table:table-cell>
          <table:table-cell office:value-type="float" office:value="1478104470140" calcext:value-type="float">
            <text:p>1478104470140</text:p>
          </table:table-cell>
          <table:table-cell office:value-type="float" office:value="1478104470153" calcext:value-type="float">
            <text:p>1478104470153</text:p>
          </table:table-cell>
          <table:table-cell/>
          <table:table-cell table:formula="of:=[.G202]-[.F202]" office:value-type="float" office:value="-1" calcext:value-type="float">
            <text:p>-1</text:p>
          </table:table-cell>
          <table:table-cell table:formula="of:=[.H202]-[.G202]" office:value-type="float" office:value="0" calcext:value-type="float">
            <text:p>0</text:p>
          </table:table-cell>
          <table:table-cell table:formula="of:=[.I202]-[.H202]" office:value-type="float" office:value="0" calcext:value-type="float">
            <text:p>0</text:p>
          </table:table-cell>
          <table:table-cell table:number-columns-repeated="2"/>
          <table:table-cell table:formula="of:=[.L202]-[.K202]" office:value-type="float" office:value="193" calcext:value-type="float">
            <text:p>193</text:p>
          </table:table-cell>
          <table:table-cell table:formula="of:=[.M202]-[.L202]" office:value-type="float" office:value="13" calcext:value-type="float">
            <text:p>13</text:p>
          </table:table-cell>
          <table:table-cell table:formula="of:=[.M202]-[.F202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298" calcext:value-type="float">
            <text:p>4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047" calcext:value-type="float">
            <text:p>301047</text:p>
          </table:table-cell>
          <table:table-cell office:value-type="float" office:value="1478104470022" calcext:value-type="float">
            <text:p>1478104470022</text:p>
          </table:table-cell>
          <table:table-cell table:number-columns-repeated="3" office:value-type="float" office:value="1478104470021" calcext:value-type="float">
            <text:p>1478104470021</text:p>
          </table:table-cell>
          <table:table-cell office:value-type="string" calcext:value-type="string">
            <text:p>?</text:p>
          </table:table-cell>
          <table:table-cell office:value-type="float" office:value="1478104470021" calcext:value-type="float">
            <text:p>1478104470021</text:p>
          </table:table-cell>
          <table:table-cell office:value-type="float" office:value="1478104470223" calcext:value-type="float">
            <text:p>1478104470223</text:p>
          </table:table-cell>
          <table:table-cell office:value-type="float" office:value="1478104470233" calcext:value-type="float">
            <text:p>1478104470233</text:p>
          </table:table-cell>
          <table:table-cell/>
          <table:table-cell table:formula="of:=[.G203]-[.F203]" office:value-type="float" office:value="-1" calcext:value-type="float">
            <text:p>-1</text:p>
          </table:table-cell>
          <table:table-cell table:formula="of:=[.H203]-[.G203]" office:value-type="float" office:value="0" calcext:value-type="float">
            <text:p>0</text:p>
          </table:table-cell>
          <table:table-cell table:formula="of:=[.I203]-[.H203]" office:value-type="float" office:value="0" calcext:value-type="float">
            <text:p>0</text:p>
          </table:table-cell>
          <table:table-cell table:number-columns-repeated="2"/>
          <table:table-cell table:formula="of:=[.L203]-[.K203]" office:value-type="float" office:value="202" calcext:value-type="float">
            <text:p>202</text:p>
          </table:table-cell>
          <table:table-cell table:formula="of:=[.M203]-[.L203]" office:value-type="float" office:value="10" calcext:value-type="float">
            <text:p>10</text:p>
          </table:table-cell>
          <table:table-cell table:formula="of:=[.M203]-[.F203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300" calcext:value-type="float">
            <text:p>49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666" calcext:value-type="float">
            <text:p>666</text:p>
          </table:table-cell>
          <table:table-cell office:value-type="float" office:value="1478104470102" calcext:value-type="float">
            <text:p>1478104470102</text:p>
          </table:table-cell>
          <table:table-cell table:number-columns-repeated="3" office:value-type="float" office:value="1478104470101" calcext:value-type="float">
            <text:p>1478104470101</text:p>
          </table:table-cell>
          <table:table-cell office:value-type="string" calcext:value-type="string">
            <text:p>?</text:p>
          </table:table-cell>
          <table:table-cell office:value-type="float" office:value="1478104470101" calcext:value-type="float">
            <text:p>1478104470101</text:p>
          </table:table-cell>
          <table:table-cell office:value-type="float" office:value="1478104470297" calcext:value-type="float">
            <text:p>1478104470297</text:p>
          </table:table-cell>
          <table:table-cell office:value-type="float" office:value="1478104470356" calcext:value-type="float">
            <text:p>1478104470356</text:p>
          </table:table-cell>
          <table:table-cell/>
          <table:table-cell table:formula="of:=[.G204]-[.F204]" office:value-type="float" office:value="-1" calcext:value-type="float">
            <text:p>-1</text:p>
          </table:table-cell>
          <table:table-cell table:formula="of:=[.H204]-[.G204]" office:value-type="float" office:value="0" calcext:value-type="float">
            <text:p>0</text:p>
          </table:table-cell>
          <table:table-cell table:formula="of:=[.I204]-[.H204]" office:value-type="float" office:value="0" calcext:value-type="float">
            <text:p>0</text:p>
          </table:table-cell>
          <table:table-cell table:number-columns-repeated="2"/>
          <table:table-cell table:formula="of:=[.L204]-[.K204]" office:value-type="float" office:value="196" calcext:value-type="float">
            <text:p>196</text:p>
          </table:table-cell>
          <table:table-cell table:formula="of:=[.M204]-[.L204]" office:value-type="float" office:value="59" calcext:value-type="float">
            <text:p>59</text:p>
          </table:table-cell>
          <table:table-cell table:formula="of:=[.M204]-[.F204]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49294" calcext:value-type="float">
            <text:p>49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860" calcext:value-type="float">
            <text:p>860</text:p>
          </table:table-cell>
          <table:table-cell office:value-type="float" office:value="1478104470088" calcext:value-type="float">
            <text:p>1478104470088</text:p>
          </table:table-cell>
          <table:table-cell table:number-columns-repeated="3" office:value-type="float" office:value="1478104470087" calcext:value-type="float">
            <text:p>1478104470087</text:p>
          </table:table-cell>
          <table:table-cell office:value-type="string" calcext:value-type="string">
            <text:p>?</text:p>
          </table:table-cell>
          <table:table-cell office:value-type="float" office:value="1478104470087" calcext:value-type="float">
            <text:p>1478104470087</text:p>
          </table:table-cell>
          <table:table-cell office:value-type="float" office:value="1478104470294" calcext:value-type="float">
            <text:p>1478104470294</text:p>
          </table:table-cell>
          <table:table-cell office:value-type="float" office:value="1478104470360" calcext:value-type="float">
            <text:p>1478104470360</text:p>
          </table:table-cell>
          <table:table-cell/>
          <table:table-cell table:formula="of:=[.G205]-[.F205]" office:value-type="float" office:value="-1" calcext:value-type="float">
            <text:p>-1</text:p>
          </table:table-cell>
          <table:table-cell table:formula="of:=[.H205]-[.G205]" office:value-type="float" office:value="0" calcext:value-type="float">
            <text:p>0</text:p>
          </table:table-cell>
          <table:table-cell table:formula="of:=[.I205]-[.H205]" office:value-type="float" office:value="0" calcext:value-type="float">
            <text:p>0</text:p>
          </table:table-cell>
          <table:table-cell table:number-columns-repeated="2"/>
          <table:table-cell table:formula="of:=[.L205]-[.K205]" office:value-type="float" office:value="207" calcext:value-type="float">
            <text:p>207</text:p>
          </table:table-cell>
          <table:table-cell table:formula="of:=[.M205]-[.L205]" office:value-type="float" office:value="66" calcext:value-type="float">
            <text:p>66</text:p>
          </table:table-cell>
          <table:table-cell table:formula="of:=[.M205]-[.F205]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49292" calcext:value-type="float">
            <text:p>49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085" calcext:value-type="float">
            <text:p>201085</text:p>
          </table:table-cell>
          <table:table-cell office:value-type="float" office:value="1478104470147" calcext:value-type="float">
            <text:p>1478104470147</text:p>
          </table:table-cell>
          <table:table-cell table:number-columns-repeated="3" office:value-type="float" office:value="1478104470146" calcext:value-type="float">
            <text:p>1478104470146</text:p>
          </table:table-cell>
          <table:table-cell office:value-type="string" calcext:value-type="string">
            <text:p>?</text:p>
          </table:table-cell>
          <table:table-cell office:value-type="float" office:value="1478104470146" calcext:value-type="float">
            <text:p>1478104470146</text:p>
          </table:table-cell>
          <table:table-cell office:value-type="float" office:value="1478104470351" calcext:value-type="float">
            <text:p>1478104470351</text:p>
          </table:table-cell>
          <table:table-cell office:value-type="float" office:value="1478104470369" calcext:value-type="float">
            <text:p>1478104470369</text:p>
          </table:table-cell>
          <table:table-cell/>
          <table:table-cell table:formula="of:=[.G206]-[.F206]" office:value-type="float" office:value="-1" calcext:value-type="float">
            <text:p>-1</text:p>
          </table:table-cell>
          <table:table-cell table:formula="of:=[.H206]-[.G206]" office:value-type="float" office:value="0" calcext:value-type="float">
            <text:p>0</text:p>
          </table:table-cell>
          <table:table-cell table:formula="of:=[.I206]-[.H206]" office:value-type="float" office:value="0" calcext:value-type="float">
            <text:p>0</text:p>
          </table:table-cell>
          <table:table-cell table:number-columns-repeated="2"/>
          <table:table-cell table:formula="of:=[.L206]-[.K206]" office:value-type="float" office:value="205" calcext:value-type="float">
            <text:p>205</text:p>
          </table:table-cell>
          <table:table-cell table:formula="of:=[.M206]-[.L206]" office:value-type="float" office:value="18" calcext:value-type="float">
            <text:p>18</text:p>
          </table:table-cell>
          <table:table-cell table:formula="of:=[.M206]-[.F206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297" calcext:value-type="float">
            <text:p>49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273" calcext:value-type="float">
            <text:p>102273</text:p>
          </table:table-cell>
          <table:table-cell office:value-type="float" office:value="1478104470189" calcext:value-type="float">
            <text:p>1478104470189</text:p>
          </table:table-cell>
          <table:table-cell table:number-columns-repeated="3" office:value-type="float" office:value="1478104470188" calcext:value-type="float">
            <text:p>1478104470188</text:p>
          </table:table-cell>
          <table:table-cell office:value-type="string" calcext:value-type="string">
            <text:p>?</text:p>
          </table:table-cell>
          <table:table-cell office:value-type="float" office:value="1478104470188" calcext:value-type="float">
            <text:p>1478104470188</text:p>
          </table:table-cell>
          <table:table-cell office:value-type="float" office:value="1478104470394" calcext:value-type="float">
            <text:p>1478104470394</text:p>
          </table:table-cell>
          <table:table-cell office:value-type="float" office:value="1478104470402" calcext:value-type="float">
            <text:p>1478104470402</text:p>
          </table:table-cell>
          <table:table-cell/>
          <table:table-cell table:formula="of:=[.G207]-[.F207]" office:value-type="float" office:value="-1" calcext:value-type="float">
            <text:p>-1</text:p>
          </table:table-cell>
          <table:table-cell table:formula="of:=[.H207]-[.G207]" office:value-type="float" office:value="0" calcext:value-type="float">
            <text:p>0</text:p>
          </table:table-cell>
          <table:table-cell table:formula="of:=[.I207]-[.H207]" office:value-type="float" office:value="0" calcext:value-type="float">
            <text:p>0</text:p>
          </table:table-cell>
          <table:table-cell table:number-columns-repeated="2"/>
          <table:table-cell table:formula="of:=[.L207]-[.K207]" office:value-type="float" office:value="206" calcext:value-type="float">
            <text:p>206</text:p>
          </table:table-cell>
          <table:table-cell table:formula="of:=[.M207]-[.L207]" office:value-type="float" office:value="8" calcext:value-type="float">
            <text:p>8</text:p>
          </table:table-cell>
          <table:table-cell table:formula="of:=[.M207]-[.F207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299" calcext:value-type="float">
            <text:p>49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64" calcext:value-type="float">
            <text:p>301164</text:p>
          </table:table-cell>
          <table:table-cell office:value-type="float" office:value="1478104470293" calcext:value-type="float">
            <text:p>1478104470293</text:p>
          </table:table-cell>
          <table:table-cell table:number-columns-repeated="3" office:value-type="float" office:value="1478104470292" calcext:value-type="float">
            <text:p>1478104470292</text:p>
          </table:table-cell>
          <table:table-cell office:value-type="string" calcext:value-type="string">
            <text:p>?</text:p>
          </table:table-cell>
          <table:table-cell office:value-type="float" office:value="1478104470292" calcext:value-type="float">
            <text:p>1478104470292</text:p>
          </table:table-cell>
          <table:table-cell office:value-type="float" office:value="1478104470496" calcext:value-type="float">
            <text:p>1478104470496</text:p>
          </table:table-cell>
          <table:table-cell office:value-type="float" office:value="1478104470504" calcext:value-type="float">
            <text:p>1478104470504</text:p>
          </table:table-cell>
          <table:table-cell/>
          <table:table-cell table:formula="of:=[.G208]-[.F208]" office:value-type="float" office:value="-1" calcext:value-type="float">
            <text:p>-1</text:p>
          </table:table-cell>
          <table:table-cell table:formula="of:=[.H208]-[.G208]" office:value-type="float" office:value="0" calcext:value-type="float">
            <text:p>0</text:p>
          </table:table-cell>
          <table:table-cell table:formula="of:=[.I208]-[.H208]" office:value-type="float" office:value="0" calcext:value-type="float">
            <text:p>0</text:p>
          </table:table-cell>
          <table:table-cell table:number-columns-repeated="2"/>
          <table:table-cell table:formula="of:=[.L208]-[.K208]" office:value-type="float" office:value="204" calcext:value-type="float">
            <text:p>204</text:p>
          </table:table-cell>
          <table:table-cell table:formula="of:=[.M208]-[.L208]" office:value-type="float" office:value="8" calcext:value-type="float">
            <text:p>8</text:p>
          </table:table-cell>
          <table:table-cell table:formula="of:=[.M208]-[.F208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303" calcext:value-type="float">
            <text:p>493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314" calcext:value-type="float">
            <text:p>101314</text:p>
          </table:table-cell>
          <table:table-cell office:value-type="float" office:value="1478104470353" calcext:value-type="float">
            <text:p>1478104470353</text:p>
          </table:table-cell>
          <table:table-cell table:number-columns-repeated="3" office:value-type="float" office:value="1478104470352" calcext:value-type="float">
            <text:p>1478104470352</text:p>
          </table:table-cell>
          <table:table-cell office:value-type="string" calcext:value-type="string">
            <text:p>?</text:p>
          </table:table-cell>
          <table:table-cell office:value-type="float" office:value="1478104470352" calcext:value-type="float">
            <text:p>1478104470352</text:p>
          </table:table-cell>
          <table:table-cell office:value-type="float" office:value="1478104470552" calcext:value-type="float">
            <text:p>1478104470552</text:p>
          </table:table-cell>
          <table:table-cell office:value-type="float" office:value="1478104470560" calcext:value-type="float">
            <text:p>1478104470560</text:p>
          </table:table-cell>
          <table:table-cell/>
          <table:table-cell table:formula="of:=[.G209]-[.F209]" office:value-type="float" office:value="-1" calcext:value-type="float">
            <text:p>-1</text:p>
          </table:table-cell>
          <table:table-cell table:formula="of:=[.H209]-[.G209]" office:value-type="float" office:value="0" calcext:value-type="float">
            <text:p>0</text:p>
          </table:table-cell>
          <table:table-cell table:formula="of:=[.I209]-[.H209]" office:value-type="float" office:value="0" calcext:value-type="float">
            <text:p>0</text:p>
          </table:table-cell>
          <table:table-cell table:number-columns-repeated="2"/>
          <table:table-cell table:formula="of:=[.L209]-[.K209]" office:value-type="float" office:value="200" calcext:value-type="float">
            <text:p>200</text:p>
          </table:table-cell>
          <table:table-cell table:formula="of:=[.M209]-[.L209]" office:value-type="float" office:value="8" calcext:value-type="float">
            <text:p>8</text:p>
          </table:table-cell>
          <table:table-cell table:formula="of:=[.M209]-[.F209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49305" calcext:value-type="float">
            <text:p>49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692" calcext:value-type="float">
            <text:p>100692</text:p>
          </table:table-cell>
          <table:table-cell office:value-type="float" office:value="1478104470385" calcext:value-type="float">
            <text:p>1478104470385</text:p>
          </table:table-cell>
          <table:table-cell table:number-columns-repeated="3" office:value-type="float" office:value="1478104470388" calcext:value-type="float">
            <text:p>1478104470388</text:p>
          </table:table-cell>
          <table:table-cell office:value-type="string" calcext:value-type="string">
            <text:p>?</text:p>
          </table:table-cell>
          <table:table-cell office:value-type="float" office:value="1478104470388" calcext:value-type="float">
            <text:p>1478104470388</text:p>
          </table:table-cell>
          <table:table-cell office:value-type="float" office:value="1478104470596" calcext:value-type="float">
            <text:p>1478104470596</text:p>
          </table:table-cell>
          <table:table-cell office:value-type="float" office:value="1478104470608" calcext:value-type="float">
            <text:p>1478104470608</text:p>
          </table:table-cell>
          <table:table-cell/>
          <table:table-cell table:formula="of:=[.G210]-[.F210]" office:value-type="float" office:value="3" calcext:value-type="float">
            <text:p>3</text:p>
          </table:table-cell>
          <table:table-cell table:formula="of:=[.H210]-[.G210]" office:value-type="float" office:value="0" calcext:value-type="float">
            <text:p>0</text:p>
          </table:table-cell>
          <table:table-cell table:formula="of:=[.I210]-[.H210]" office:value-type="float" office:value="0" calcext:value-type="float">
            <text:p>0</text:p>
          </table:table-cell>
          <table:table-cell table:number-columns-repeated="2"/>
          <table:table-cell table:formula="of:=[.L210]-[.K210]" office:value-type="float" office:value="208" calcext:value-type="float">
            <text:p>208</text:p>
          </table:table-cell>
          <table:table-cell table:formula="of:=[.M210]-[.L210]" office:value-type="float" office:value="12" calcext:value-type="float">
            <text:p>12</text:p>
          </table:table-cell>
          <table:table-cell table:formula="of:=[.M210]-[.F210]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304" calcext:value-type="float">
            <text:p>49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40" calcext:value-type="float">
            <text:p>302240</text:p>
          </table:table-cell>
          <table:table-cell table:number-columns-repeated="4" office:value-type="float" office:value="1478104470487" calcext:value-type="float">
            <text:p>1478104470487</text:p>
          </table:table-cell>
          <table:table-cell office:value-type="string" calcext:value-type="string">
            <text:p>?</text:p>
          </table:table-cell>
          <table:table-cell office:value-type="float" office:value="1478104470487" calcext:value-type="float">
            <text:p>1478104470487</text:p>
          </table:table-cell>
          <table:table-cell office:value-type="float" office:value="1478104470686" calcext:value-type="float">
            <text:p>1478104470686</text:p>
          </table:table-cell>
          <table:table-cell office:value-type="float" office:value="1478104470696" calcext:value-type="float">
            <text:p>1478104470696</text:p>
          </table:table-cell>
          <table:table-cell/>
          <table:table-cell table:formula="of:=[.G211]-[.F211]" office:value-type="float" office:value="0" calcext:value-type="float">
            <text:p>0</text:p>
          </table:table-cell>
          <table:table-cell table:formula="of:=[.H211]-[.G211]" office:value-type="float" office:value="0" calcext:value-type="float">
            <text:p>0</text:p>
          </table:table-cell>
          <table:table-cell table:formula="of:=[.I211]-[.H211]" office:value-type="float" office:value="0" calcext:value-type="float">
            <text:p>0</text:p>
          </table:table-cell>
          <table:table-cell table:number-columns-repeated="2"/>
          <table:table-cell table:formula="of:=[.L211]-[.K211]" office:value-type="float" office:value="199" calcext:value-type="float">
            <text:p>199</text:p>
          </table:table-cell>
          <table:table-cell table:formula="of:=[.M211]-[.L211]" office:value-type="float" office:value="10" calcext:value-type="float">
            <text:p>10</text:p>
          </table:table-cell>
          <table:table-cell table:formula="of:=[.M211]-[.F211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49306" calcext:value-type="float">
            <text:p>49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077" calcext:value-type="float">
            <text:p>101077</text:p>
          </table:table-cell>
          <table:table-cell office:value-type="float" office:value="1478104470602" calcext:value-type="float">
            <text:p>1478104470602</text:p>
          </table:table-cell>
          <table:table-cell table:number-columns-repeated="3" office:value-type="float" office:value="1478104470601" calcext:value-type="float">
            <text:p>1478104470601</text:p>
          </table:table-cell>
          <table:table-cell office:value-type="string" calcext:value-type="string">
            <text:p>?</text:p>
          </table:table-cell>
          <table:table-cell office:value-type="float" office:value="1478104470601" calcext:value-type="float">
            <text:p>1478104470601</text:p>
          </table:table-cell>
          <table:table-cell office:value-type="float" office:value="1478104470802" calcext:value-type="float">
            <text:p>1478104470802</text:p>
          </table:table-cell>
          <table:table-cell office:value-type="float" office:value="1478104470809" calcext:value-type="float">
            <text:p>1478104470809</text:p>
          </table:table-cell>
          <table:table-cell/>
          <table:table-cell table:formula="of:=[.G212]-[.F212]" office:value-type="float" office:value="-1" calcext:value-type="float">
            <text:p>-1</text:p>
          </table:table-cell>
          <table:table-cell table:formula="of:=[.H212]-[.G212]" office:value-type="float" office:value="0" calcext:value-type="float">
            <text:p>0</text:p>
          </table:table-cell>
          <table:table-cell table:formula="of:=[.I212]-[.H212]" office:value-type="float" office:value="0" calcext:value-type="float">
            <text:p>0</text:p>
          </table:table-cell>
          <table:table-cell table:number-columns-repeated="2"/>
          <table:table-cell table:formula="of:=[.L212]-[.K212]" office:value-type="float" office:value="201" calcext:value-type="float">
            <text:p>201</text:p>
          </table:table-cell>
          <table:table-cell table:formula="of:=[.M212]-[.L212]" office:value-type="float" office:value="7" calcext:value-type="float">
            <text:p>7</text:p>
          </table:table-cell>
          <table:table-cell table:formula="of:=[.M212]-[.F212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49308" calcext:value-type="float">
            <text:p>49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303" calcext:value-type="float">
            <text:p>101303</text:p>
          </table:table-cell>
          <table:table-cell office:value-type="float" office:value="1478104470666" calcext:value-type="float">
            <text:p>1478104470666</text:p>
          </table:table-cell>
          <table:table-cell table:number-columns-repeated="3" office:value-type="float" office:value="1478104470665" calcext:value-type="float">
            <text:p>1478104470665</text:p>
          </table:table-cell>
          <table:table-cell office:value-type="string" calcext:value-type="string">
            <text:p>?</text:p>
          </table:table-cell>
          <table:table-cell office:value-type="float" office:value="1478104470666" calcext:value-type="float">
            <text:p>1478104470666</text:p>
          </table:table-cell>
          <table:table-cell office:value-type="float" office:value="1478104470874" calcext:value-type="float">
            <text:p>1478104470874</text:p>
          </table:table-cell>
          <table:table-cell office:value-type="float" office:value="1478104470892" calcext:value-type="float">
            <text:p>1478104470892</text:p>
          </table:table-cell>
          <table:table-cell/>
          <table:table-cell table:formula="of:=[.G213]-[.F213]" office:value-type="float" office:value="-1" calcext:value-type="float">
            <text:p>-1</text:p>
          </table:table-cell>
          <table:table-cell table:formula="of:=[.H213]-[.G213]" office:value-type="float" office:value="0" calcext:value-type="float">
            <text:p>0</text:p>
          </table:table-cell>
          <table:table-cell table:formula="of:=[.I213]-[.H213]" office:value-type="float" office:value="0" calcext:value-type="float">
            <text:p>0</text:p>
          </table:table-cell>
          <table:table-cell table:number-columns-repeated="2"/>
          <table:table-cell table:formula="of:=[.L213]-[.K213]" office:value-type="float" office:value="208" calcext:value-type="float">
            <text:p>208</text:p>
          </table:table-cell>
          <table:table-cell table:formula="of:=[.M213]-[.L213]" office:value-type="float" office:value="18" calcext:value-type="float">
            <text:p>18</text:p>
          </table:table-cell>
          <table:table-cell table:formula="of:=[.M213]-[.F213]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9302" calcext:value-type="float">
            <text:p>49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236" calcext:value-type="float">
            <text:p>200236</text:p>
          </table:table-cell>
          <table:table-cell office:value-type="float" office:value="1478104470669" calcext:value-type="float">
            <text:p>1478104470669</text:p>
          </table:table-cell>
          <table:table-cell table:number-columns-repeated="3" office:value-type="float" office:value="1478104470668" calcext:value-type="float">
            <text:p>1478104470668</text:p>
          </table:table-cell>
          <table:table-cell office:value-type="string" calcext:value-type="string">
            <text:p>?</text:p>
          </table:table-cell>
          <table:table-cell office:value-type="float" office:value="1478104470668" calcext:value-type="float">
            <text:p>1478104470668</text:p>
          </table:table-cell>
          <table:table-cell office:value-type="float" office:value="1478104470872" calcext:value-type="float">
            <text:p>1478104470872</text:p>
          </table:table-cell>
          <table:table-cell office:value-type="float" office:value="1478104470912" calcext:value-type="float">
            <text:p>1478104470912</text:p>
          </table:table-cell>
          <table:table-cell/>
          <table:table-cell table:formula="of:=[.G214]-[.F214]" office:value-type="float" office:value="-1" calcext:value-type="float">
            <text:p>-1</text:p>
          </table:table-cell>
          <table:table-cell table:formula="of:=[.H214]-[.G214]" office:value-type="float" office:value="0" calcext:value-type="float">
            <text:p>0</text:p>
          </table:table-cell>
          <table:table-cell table:formula="of:=[.I214]-[.H214]" office:value-type="float" office:value="0" calcext:value-type="float">
            <text:p>0</text:p>
          </table:table-cell>
          <table:table-cell table:number-columns-repeated="2"/>
          <table:table-cell table:formula="of:=[.L214]-[.K214]" office:value-type="float" office:value="204" calcext:value-type="float">
            <text:p>204</text:p>
          </table:table-cell>
          <table:table-cell table:formula="of:=[.M214]-[.L214]" office:value-type="float" office:value="40" calcext:value-type="float">
            <text:p>40</text:p>
          </table:table-cell>
          <table:table-cell table:formula="of:=[.M214]-[.F214]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49310" calcext:value-type="float">
            <text:p>49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692" calcext:value-type="float">
            <text:p>200692</text:p>
          </table:table-cell>
          <table:table-cell office:value-type="float" office:value="1478104470797" calcext:value-type="float">
            <text:p>1478104470797</text:p>
          </table:table-cell>
          <table:table-cell table:number-columns-repeated="3" office:value-type="float" office:value="1478104470796" calcext:value-type="float">
            <text:p>1478104470796</text:p>
          </table:table-cell>
          <table:table-cell office:value-type="string" calcext:value-type="string">
            <text:p>?</text:p>
          </table:table-cell>
          <table:table-cell office:value-type="float" office:value="1478104470796" calcext:value-type="float">
            <text:p>1478104470796</text:p>
          </table:table-cell>
          <table:table-cell office:value-type="float" office:value="1478104471003" calcext:value-type="float">
            <text:p>1478104471003</text:p>
          </table:table-cell>
          <table:table-cell office:value-type="float" office:value="1478104471028" calcext:value-type="float">
            <text:p>1478104471028</text:p>
          </table:table-cell>
          <table:table-cell/>
          <table:table-cell table:formula="of:=[.G215]-[.F215]" office:value-type="float" office:value="-1" calcext:value-type="float">
            <text:p>-1</text:p>
          </table:table-cell>
          <table:table-cell table:formula="of:=[.H215]-[.G215]" office:value-type="float" office:value="0" calcext:value-type="float">
            <text:p>0</text:p>
          </table:table-cell>
          <table:table-cell table:formula="of:=[.I215]-[.H215]" office:value-type="float" office:value="0" calcext:value-type="float">
            <text:p>0</text:p>
          </table:table-cell>
          <table:table-cell table:number-columns-repeated="2"/>
          <table:table-cell table:formula="of:=[.L215]-[.K215]" office:value-type="float" office:value="207" calcext:value-type="float">
            <text:p>207</text:p>
          </table:table-cell>
          <table:table-cell table:formula="of:=[.M215]-[.L215]" office:value-type="float" office:value="25" calcext:value-type="float">
            <text:p>25</text:p>
          </table:table-cell>
          <table:table-cell table:formula="of:=[.M215]-[.F215]"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49309" calcext:value-type="float">
            <text:p>49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59" calcext:value-type="float">
            <text:p>100559</text:p>
          </table:table-cell>
          <table:table-cell office:value-type="float" office:value="1478104470992" calcext:value-type="float">
            <text:p>1478104470992</text:p>
          </table:table-cell>
          <table:table-cell table:number-columns-repeated="3" office:value-type="float" office:value="1478104470991" calcext:value-type="float">
            <text:p>1478104470991</text:p>
          </table:table-cell>
          <table:table-cell office:value-type="string" calcext:value-type="string">
            <text:p>?</text:p>
          </table:table-cell>
          <table:table-cell office:value-type="float" office:value="1478104470991" calcext:value-type="float">
            <text:p>1478104470991</text:p>
          </table:table-cell>
          <table:table-cell office:value-type="float" office:value="1478104471197" calcext:value-type="float">
            <text:p>1478104471197</text:p>
          </table:table-cell>
          <table:table-cell office:value-type="float" office:value="1478104471205" calcext:value-type="float">
            <text:p>1478104471205</text:p>
          </table:table-cell>
          <table:table-cell/>
          <table:table-cell table:formula="of:=[.G216]-[.F216]" office:value-type="float" office:value="-1" calcext:value-type="float">
            <text:p>-1</text:p>
          </table:table-cell>
          <table:table-cell table:formula="of:=[.H216]-[.G216]" office:value-type="float" office:value="0" calcext:value-type="float">
            <text:p>0</text:p>
          </table:table-cell>
          <table:table-cell table:formula="of:=[.I216]-[.H216]" office:value-type="float" office:value="0" calcext:value-type="float">
            <text:p>0</text:p>
          </table:table-cell>
          <table:table-cell table:number-columns-repeated="2"/>
          <table:table-cell table:formula="of:=[.L216]-[.K216]" office:value-type="float" office:value="206" calcext:value-type="float">
            <text:p>206</text:p>
          </table:table-cell>
          <table:table-cell table:formula="of:=[.M216]-[.L216]" office:value-type="float" office:value="8" calcext:value-type="float">
            <text:p>8</text:p>
          </table:table-cell>
          <table:table-cell table:formula="of:=[.M216]-[.F216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311" calcext:value-type="float">
            <text:p>49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44" calcext:value-type="float">
            <text:p>201744</text:p>
          </table:table-cell>
          <table:table-cell office:value-type="float" office:value="1478104471075" calcext:value-type="float">
            <text:p>1478104471075</text:p>
          </table:table-cell>
          <table:table-cell table:number-columns-repeated="3" office:value-type="float" office:value="1478104471073" calcext:value-type="float">
            <text:p>1478104471073</text:p>
          </table:table-cell>
          <table:table-cell office:value-type="string" calcext:value-type="string">
            <text:p>?</text:p>
          </table:table-cell>
          <table:table-cell office:value-type="float" office:value="1478104471074" calcext:value-type="float">
            <text:p>1478104471074</text:p>
          </table:table-cell>
          <table:table-cell office:value-type="float" office:value="1478104471272" calcext:value-type="float">
            <text:p>1478104471272</text:p>
          </table:table-cell>
          <table:table-cell office:value-type="float" office:value="1478104471284" calcext:value-type="float">
            <text:p>1478104471284</text:p>
          </table:table-cell>
          <table:table-cell/>
          <table:table-cell table:formula="of:=[.G217]-[.F217]" office:value-type="float" office:value="-2" calcext:value-type="float">
            <text:p>-2</text:p>
          </table:table-cell>
          <table:table-cell table:formula="of:=[.H217]-[.G217]" office:value-type="float" office:value="0" calcext:value-type="float">
            <text:p>0</text:p>
          </table:table-cell>
          <table:table-cell table:formula="of:=[.I217]-[.H217]" office:value-type="float" office:value="0" calcext:value-type="float">
            <text:p>0</text:p>
          </table:table-cell>
          <table:table-cell table:number-columns-repeated="2"/>
          <table:table-cell table:formula="of:=[.L217]-[.K217]" office:value-type="float" office:value="198" calcext:value-type="float">
            <text:p>198</text:p>
          </table:table-cell>
          <table:table-cell table:formula="of:=[.M217]-[.L217]" office:value-type="float" office:value="12" calcext:value-type="float">
            <text:p>12</text:p>
          </table:table-cell>
          <table:table-cell table:formula="of:=[.M217]-[.F217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49307" calcext:value-type="float">
            <text:p>49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75" calcext:value-type="float">
            <text:p>300575</text:p>
          </table:table-cell>
          <table:table-cell office:value-type="float" office:value="1478104471144" calcext:value-type="float">
            <text:p>1478104471144</text:p>
          </table:table-cell>
          <table:table-cell table:number-columns-repeated="3" office:value-type="float" office:value="1478104471143" calcext:value-type="float">
            <text:p>1478104471143</text:p>
          </table:table-cell>
          <table:table-cell office:value-type="string" calcext:value-type="string">
            <text:p>?</text:p>
          </table:table-cell>
          <table:table-cell office:value-type="float" office:value="1478104471143" calcext:value-type="float">
            <text:p>1478104471143</text:p>
          </table:table-cell>
          <table:table-cell office:value-type="float" office:value="1478104471341" calcext:value-type="float">
            <text:p>1478104471341</text:p>
          </table:table-cell>
          <table:table-cell office:value-type="float" office:value="1478104471356" calcext:value-type="float">
            <text:p>1478104471356</text:p>
          </table:table-cell>
          <table:table-cell/>
          <table:table-cell table:formula="of:=[.G218]-[.F218]" office:value-type="float" office:value="-1" calcext:value-type="float">
            <text:p>-1</text:p>
          </table:table-cell>
          <table:table-cell table:formula="of:=[.H218]-[.G218]" office:value-type="float" office:value="0" calcext:value-type="float">
            <text:p>0</text:p>
          </table:table-cell>
          <table:table-cell table:formula="of:=[.I218]-[.H218]" office:value-type="float" office:value="0" calcext:value-type="float">
            <text:p>0</text:p>
          </table:table-cell>
          <table:table-cell table:number-columns-repeated="2"/>
          <table:table-cell table:formula="of:=[.L218]-[.K218]" office:value-type="float" office:value="198" calcext:value-type="float">
            <text:p>198</text:p>
          </table:table-cell>
          <table:table-cell table:formula="of:=[.M218]-[.L218]" office:value-type="float" office:value="15" calcext:value-type="float">
            <text:p>15</text:p>
          </table:table-cell>
          <table:table-cell table:formula="of:=[.M218]-[.F218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313" calcext:value-type="float">
            <text:p>49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694" calcext:value-type="float">
            <text:p>200694</text:p>
          </table:table-cell>
          <table:table-cell office:value-type="float" office:value="1478104471261" calcext:value-type="float">
            <text:p>1478104471261</text:p>
          </table:table-cell>
          <table:table-cell table:number-columns-repeated="2" office:value-type="float" office:value="1478104471260" calcext:value-type="float">
            <text:p>1478104471260</text:p>
          </table:table-cell>
          <table:table-cell office:value-type="float" office:value="1478104471261" calcext:value-type="float">
            <text:p>1478104471261</text:p>
          </table:table-cell>
          <table:table-cell office:value-type="string" calcext:value-type="string">
            <text:p>?</text:p>
          </table:table-cell>
          <table:table-cell office:value-type="float" office:value="1478104471261" calcext:value-type="float">
            <text:p>1478104471261</text:p>
          </table:table-cell>
          <table:table-cell office:value-type="float" office:value="1478104471461" calcext:value-type="float">
            <text:p>1478104471461</text:p>
          </table:table-cell>
          <table:table-cell office:value-type="float" office:value="1478104471469" calcext:value-type="float">
            <text:p>1478104471469</text:p>
          </table:table-cell>
          <table:table-cell/>
          <table:table-cell table:formula="of:=[.G219]-[.F219]" office:value-type="float" office:value="-1" calcext:value-type="float">
            <text:p>-1</text:p>
          </table:table-cell>
          <table:table-cell table:formula="of:=[.H219]-[.G219]" office:value-type="float" office:value="0" calcext:value-type="float">
            <text:p>0</text:p>
          </table:table-cell>
          <table:table-cell table:formula="of:=[.I219]-[.H219]" office:value-type="float" office:value="1" calcext:value-type="float">
            <text:p>1</text:p>
          </table:table-cell>
          <table:table-cell table:number-columns-repeated="2"/>
          <table:table-cell table:formula="of:=[.L219]-[.K219]" office:value-type="float" office:value="200" calcext:value-type="float">
            <text:p>200</text:p>
          </table:table-cell>
          <table:table-cell table:formula="of:=[.M219]-[.L219]" office:value-type="float" office:value="8" calcext:value-type="float">
            <text:p>8</text:p>
          </table:table-cell>
          <table:table-cell table:formula="of:=[.M219]-[.F219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312" calcext:value-type="float">
            <text:p>49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68" calcext:value-type="float">
            <text:p>100568</text:p>
          </table:table-cell>
          <table:table-cell office:value-type="float" office:value="1478104471276" calcext:value-type="float">
            <text:p>1478104471276</text:p>
          </table:table-cell>
          <table:table-cell table:number-columns-repeated="3" office:value-type="float" office:value="1478104471275" calcext:value-type="float">
            <text:p>1478104471275</text:p>
          </table:table-cell>
          <table:table-cell office:value-type="string" calcext:value-type="string">
            <text:p>?</text:p>
          </table:table-cell>
          <table:table-cell office:value-type="float" office:value="1478104471275" calcext:value-type="float">
            <text:p>1478104471275</text:p>
          </table:table-cell>
          <table:table-cell office:value-type="float" office:value="1478104471471" calcext:value-type="float">
            <text:p>1478104471471</text:p>
          </table:table-cell>
          <table:table-cell office:value-type="float" office:value="1478104471480" calcext:value-type="float">
            <text:p>1478104471480</text:p>
          </table:table-cell>
          <table:table-cell/>
          <table:table-cell table:formula="of:=[.G220]-[.F220]" office:value-type="float" office:value="-1" calcext:value-type="float">
            <text:p>-1</text:p>
          </table:table-cell>
          <table:table-cell table:formula="of:=[.H220]-[.G220]" office:value-type="float" office:value="0" calcext:value-type="float">
            <text:p>0</text:p>
          </table:table-cell>
          <table:table-cell table:formula="of:=[.I220]-[.H220]" office:value-type="float" office:value="0" calcext:value-type="float">
            <text:p>0</text:p>
          </table:table-cell>
          <table:table-cell table:number-columns-repeated="2"/>
          <table:table-cell table:formula="of:=[.L220]-[.K220]" office:value-type="float" office:value="196" calcext:value-type="float">
            <text:p>196</text:p>
          </table:table-cell>
          <table:table-cell table:formula="of:=[.M220]-[.L220]" office:value-type="float" office:value="9" calcext:value-type="float">
            <text:p>9</text:p>
          </table:table-cell>
          <table:table-cell table:formula="of:=[.M220]-[.F220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49315" calcext:value-type="float">
            <text:p>49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448" calcext:value-type="float">
            <text:p>202448</text:p>
          </table:table-cell>
          <table:table-cell office:value-type="float" office:value="1478104471299" calcext:value-type="float">
            <text:p>1478104471299</text:p>
          </table:table-cell>
          <table:table-cell table:number-columns-repeated="3" office:value-type="float" office:value="1478104471298" calcext:value-type="float">
            <text:p>1478104471298</text:p>
          </table:table-cell>
          <table:table-cell office:value-type="string" calcext:value-type="string">
            <text:p>?</text:p>
          </table:table-cell>
          <table:table-cell office:value-type="float" office:value="1478104471298" calcext:value-type="float">
            <text:p>1478104471298</text:p>
          </table:table-cell>
          <table:table-cell office:value-type="float" office:value="1478104471503" calcext:value-type="float">
            <text:p>1478104471503</text:p>
          </table:table-cell>
          <table:table-cell office:value-type="float" office:value="1478104471512" calcext:value-type="float">
            <text:p>1478104471512</text:p>
          </table:table-cell>
          <table:table-cell/>
          <table:table-cell table:formula="of:=[.G221]-[.F221]" office:value-type="float" office:value="-1" calcext:value-type="float">
            <text:p>-1</text:p>
          </table:table-cell>
          <table:table-cell table:formula="of:=[.H221]-[.G221]" office:value-type="float" office:value="0" calcext:value-type="float">
            <text:p>0</text:p>
          </table:table-cell>
          <table:table-cell table:formula="of:=[.I221]-[.H221]" office:value-type="float" office:value="0" calcext:value-type="float">
            <text:p>0</text:p>
          </table:table-cell>
          <table:table-cell table:number-columns-repeated="2"/>
          <table:table-cell table:formula="of:=[.L221]-[.K221]" office:value-type="float" office:value="205" calcext:value-type="float">
            <text:p>205</text:p>
          </table:table-cell>
          <table:table-cell table:formula="of:=[.M221]-[.L221]" office:value-type="float" office:value="9" calcext:value-type="float">
            <text:p>9</text:p>
          </table:table-cell>
          <table:table-cell table:formula="of:=[.M221]-[.F221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314" calcext:value-type="float">
            <text:p>49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274" calcext:value-type="float">
            <text:p>301274</text:p>
          </table:table-cell>
          <table:table-cell office:value-type="float" office:value="1478104471437" calcext:value-type="float">
            <text:p>1478104471437</text:p>
          </table:table-cell>
          <table:table-cell table:number-columns-repeated="3" office:value-type="float" office:value="1478104471436" calcext:value-type="float">
            <text:p>1478104471436</text:p>
          </table:table-cell>
          <table:table-cell office:value-type="string" calcext:value-type="string">
            <text:p>?</text:p>
          </table:table-cell>
          <table:table-cell office:value-type="float" office:value="1478104471436" calcext:value-type="float">
            <text:p>1478104471436</text:p>
          </table:table-cell>
          <table:table-cell office:value-type="float" office:value="1478104471633" calcext:value-type="float">
            <text:p>1478104471633</text:p>
          </table:table-cell>
          <table:table-cell office:value-type="float" office:value="1478104471653" calcext:value-type="float">
            <text:p>1478104471653</text:p>
          </table:table-cell>
          <table:table-cell/>
          <table:table-cell table:formula="of:=[.G222]-[.F222]" office:value-type="float" office:value="-1" calcext:value-type="float">
            <text:p>-1</text:p>
          </table:table-cell>
          <table:table-cell table:formula="of:=[.H222]-[.G222]" office:value-type="float" office:value="0" calcext:value-type="float">
            <text:p>0</text:p>
          </table:table-cell>
          <table:table-cell table:formula="of:=[.I222]-[.H222]" office:value-type="float" office:value="0" calcext:value-type="float">
            <text:p>0</text:p>
          </table:table-cell>
          <table:table-cell table:number-columns-repeated="2"/>
          <table:table-cell table:formula="of:=[.L222]-[.K222]" office:value-type="float" office:value="197" calcext:value-type="float">
            <text:p>197</text:p>
          </table:table-cell>
          <table:table-cell table:formula="of:=[.M222]-[.L222]" office:value-type="float" office:value="20" calcext:value-type="float">
            <text:p>20</text:p>
          </table:table-cell>
          <table:table-cell table:formula="of:=[.M222]-[.F222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317" calcext:value-type="float">
            <text:p>49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05" calcext:value-type="float">
            <text:p>202205</text:p>
          </table:table-cell>
          <table:table-cell office:value-type="float" office:value="1478104471474" calcext:value-type="float">
            <text:p>1478104471474</text:p>
          </table:table-cell>
          <table:table-cell office:value-type="float" office:value="1478104471472" calcext:value-type="float">
            <text:p>1478104471472</text:p>
          </table:table-cell>
          <table:table-cell table:number-columns-repeated="2" office:value-type="float" office:value="1478104471473" calcext:value-type="float">
            <text:p>1478104471473</text:p>
          </table:table-cell>
          <table:table-cell office:value-type="string" calcext:value-type="string">
            <text:p>?</text:p>
          </table:table-cell>
          <table:table-cell office:value-type="float" office:value="1478104471473" calcext:value-type="float">
            <text:p>1478104471473</text:p>
          </table:table-cell>
          <table:table-cell office:value-type="float" office:value="1478104471668" calcext:value-type="float">
            <text:p>1478104471668</text:p>
          </table:table-cell>
          <table:table-cell office:value-type="float" office:value="1478104471676" calcext:value-type="float">
            <text:p>1478104471676</text:p>
          </table:table-cell>
          <table:table-cell/>
          <table:table-cell table:formula="of:=[.G223]-[.F223]" office:value-type="float" office:value="-2" calcext:value-type="float">
            <text:p>-2</text:p>
          </table:table-cell>
          <table:table-cell table:formula="of:=[.H223]-[.G223]" office:value-type="float" office:value="1" calcext:value-type="float">
            <text:p>1</text:p>
          </table:table-cell>
          <table:table-cell table:formula="of:=[.I223]-[.H223]" office:value-type="float" office:value="0" calcext:value-type="float">
            <text:p>0</text:p>
          </table:table-cell>
          <table:table-cell table:number-columns-repeated="2"/>
          <table:table-cell table:formula="of:=[.L223]-[.K223]" office:value-type="float" office:value="195" calcext:value-type="float">
            <text:p>195</text:p>
          </table:table-cell>
          <table:table-cell table:formula="of:=[.M223]-[.L223]" office:value-type="float" office:value="8" calcext:value-type="float">
            <text:p>8</text:p>
          </table:table-cell>
          <table:table-cell table:formula="of:=[.M223]-[.F223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318" calcext:value-type="float">
            <text:p>49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388" calcext:value-type="float">
            <text:p>301388</text:p>
          </table:table-cell>
          <table:table-cell office:value-type="float" office:value="1478104471566" calcext:value-type="float">
            <text:p>1478104471566</text:p>
          </table:table-cell>
          <table:table-cell table:number-columns-repeated="3" office:value-type="float" office:value="1478104471565" calcext:value-type="float">
            <text:p>1478104471565</text:p>
          </table:table-cell>
          <table:table-cell office:value-type="string" calcext:value-type="string">
            <text:p>?</text:p>
          </table:table-cell>
          <table:table-cell office:value-type="float" office:value="1478104471565" calcext:value-type="float">
            <text:p>1478104471565</text:p>
          </table:table-cell>
          <table:table-cell office:value-type="float" office:value="1478104471768" calcext:value-type="float">
            <text:p>1478104471768</text:p>
          </table:table-cell>
          <table:table-cell office:value-type="float" office:value="1478104471777" calcext:value-type="float">
            <text:p>1478104471777</text:p>
          </table:table-cell>
          <table:table-cell/>
          <table:table-cell table:formula="of:=[.G224]-[.F224]" office:value-type="float" office:value="-1" calcext:value-type="float">
            <text:p>-1</text:p>
          </table:table-cell>
          <table:table-cell table:formula="of:=[.H224]-[.G224]" office:value-type="float" office:value="0" calcext:value-type="float">
            <text:p>0</text:p>
          </table:table-cell>
          <table:table-cell table:formula="of:=[.I224]-[.H224]" office:value-type="float" office:value="0" calcext:value-type="float">
            <text:p>0</text:p>
          </table:table-cell>
          <table:table-cell table:number-columns-repeated="2"/>
          <table:table-cell table:formula="of:=[.L224]-[.K224]" office:value-type="float" office:value="203" calcext:value-type="float">
            <text:p>203</text:p>
          </table:table-cell>
          <table:table-cell table:formula="of:=[.M224]-[.L224]" office:value-type="float" office:value="9" calcext:value-type="float">
            <text:p>9</text:p>
          </table:table-cell>
          <table:table-cell table:formula="of:=[.M224]-[.F224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316" calcext:value-type="float">
            <text:p>49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408" calcext:value-type="float">
            <text:p>100408</text:p>
          </table:table-cell>
          <table:table-cell office:value-type="float" office:value="1478104471588" calcext:value-type="float">
            <text:p>1478104471588</text:p>
          </table:table-cell>
          <table:table-cell office:value-type="float" office:value="1478104471587" calcext:value-type="float">
            <text:p>1478104471587</text:p>
          </table:table-cell>
          <table:table-cell table:number-columns-repeated="2" office:value-type="float" office:value="1478104471588" calcext:value-type="float">
            <text:p>1478104471588</text:p>
          </table:table-cell>
          <table:table-cell office:value-type="string" calcext:value-type="string">
            <text:p>?</text:p>
          </table:table-cell>
          <table:table-cell office:value-type="float" office:value="1478104471588" calcext:value-type="float">
            <text:p>1478104471588</text:p>
          </table:table-cell>
          <table:table-cell office:value-type="float" office:value="1478104471841" calcext:value-type="float">
            <text:p>1478104471841</text:p>
          </table:table-cell>
          <table:table-cell office:value-type="float" office:value="1478104471848" calcext:value-type="float">
            <text:p>1478104471848</text:p>
          </table:table-cell>
          <table:table-cell/>
          <table:table-cell table:formula="of:=[.G225]-[.F225]" office:value-type="float" office:value="-1" calcext:value-type="float">
            <text:p>-1</text:p>
          </table:table-cell>
          <table:table-cell table:formula="of:=[.H225]-[.G225]" office:value-type="float" office:value="1" calcext:value-type="float">
            <text:p>1</text:p>
          </table:table-cell>
          <table:table-cell table:formula="of:=[.I225]-[.H225]" office:value-type="float" office:value="0" calcext:value-type="float">
            <text:p>0</text:p>
          </table:table-cell>
          <table:table-cell table:number-columns-repeated="2"/>
          <table:table-cell table:formula="of:=[.L225]-[.K225]" office:value-type="float" office:value="253" calcext:value-type="float">
            <text:p>253</text:p>
          </table:table-cell>
          <table:table-cell table:formula="of:=[.M225]-[.L225]" office:value-type="float" office:value="7" calcext:value-type="float">
            <text:p>7</text:p>
          </table:table-cell>
          <table:table-cell table:formula="of:=[.M225]-[.F225]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49322" calcext:value-type="float">
            <text:p>49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94" calcext:value-type="float">
            <text:p>100794</text:p>
          </table:table-cell>
          <table:table-cell office:value-type="float" office:value="1478104471781" calcext:value-type="float">
            <text:p>1478104471781</text:p>
          </table:table-cell>
          <table:table-cell table:number-columns-repeated="3" office:value-type="float" office:value="1478104471794" calcext:value-type="float">
            <text:p>1478104471794</text:p>
          </table:table-cell>
          <table:table-cell office:value-type="string" calcext:value-type="string">
            <text:p>?</text:p>
          </table:table-cell>
          <table:table-cell office:value-type="float" office:value="1478104471794" calcext:value-type="float">
            <text:p>1478104471794</text:p>
          </table:table-cell>
          <table:table-cell office:value-type="float" office:value="1478104472036" calcext:value-type="float">
            <text:p>1478104472036</text:p>
          </table:table-cell>
          <table:table-cell office:value-type="float" office:value="1478104472076" calcext:value-type="float">
            <text:p>1478104472076</text:p>
          </table:table-cell>
          <table:table-cell/>
          <table:table-cell table:formula="of:=[.G226]-[.F226]" office:value-type="float" office:value="13" calcext:value-type="float">
            <text:p>13</text:p>
          </table:table-cell>
          <table:table-cell table:formula="of:=[.H226]-[.G226]" office:value-type="float" office:value="0" calcext:value-type="float">
            <text:p>0</text:p>
          </table:table-cell>
          <table:table-cell table:formula="of:=[.I226]-[.H226]" office:value-type="float" office:value="0" calcext:value-type="float">
            <text:p>0</text:p>
          </table:table-cell>
          <table:table-cell table:number-columns-repeated="2"/>
          <table:table-cell table:formula="of:=[.L226]-[.K226]" office:value-type="float" office:value="242" calcext:value-type="float">
            <text:p>242</text:p>
          </table:table-cell>
          <table:table-cell table:formula="of:=[.M226]-[.L226]" office:value-type="float" office:value="40" calcext:value-type="float">
            <text:p>40</text:p>
          </table:table-cell>
          <table:table-cell table:formula="of:=[.M226]-[.F226]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49321" calcext:value-type="float">
            <text:p>49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479" calcext:value-type="float">
            <text:p>102479</text:p>
          </table:table-cell>
          <table:table-cell office:value-type="float" office:value="1478104471668" calcext:value-type="float">
            <text:p>1478104471668</text:p>
          </table:table-cell>
          <table:table-cell table:number-columns-repeated="2" office:value-type="float" office:value="1478104471667" calcext:value-type="float">
            <text:p>1478104471667</text:p>
          </table:table-cell>
          <table:table-cell office:value-type="float" office:value="1478104471668" calcext:value-type="float">
            <text:p>1478104471668</text:p>
          </table:table-cell>
          <table:table-cell office:value-type="string" calcext:value-type="string">
            <text:p>?</text:p>
          </table:table-cell>
          <table:table-cell office:value-type="float" office:value="1478104471668" calcext:value-type="float">
            <text:p>1478104471668</text:p>
          </table:table-cell>
          <table:table-cell office:value-type="float" office:value="1478104472036" calcext:value-type="float">
            <text:p>1478104472036</text:p>
          </table:table-cell>
          <table:table-cell office:value-type="float" office:value="1478104472077" calcext:value-type="float">
            <text:p>1478104472077</text:p>
          </table:table-cell>
          <table:table-cell/>
          <table:table-cell table:formula="of:=[.G227]-[.F227]" office:value-type="float" office:value="-1" calcext:value-type="float">
            <text:p>-1</text:p>
          </table:table-cell>
          <table:table-cell table:formula="of:=[.H227]-[.G227]" office:value-type="float" office:value="0" calcext:value-type="float">
            <text:p>0</text:p>
          </table:table-cell>
          <table:table-cell table:formula="of:=[.I227]-[.H227]" office:value-type="float" office:value="1" calcext:value-type="float">
            <text:p>1</text:p>
          </table:table-cell>
          <table:table-cell table:number-columns-repeated="2"/>
          <table:table-cell table:formula="of:=[.L227]-[.K227]" office:value-type="float" office:value="368" calcext:value-type="float">
            <text:p>368</text:p>
          </table:table-cell>
          <table:table-cell table:formula="of:=[.M227]-[.L227]" office:value-type="float" office:value="41" calcext:value-type="float">
            <text:p>41</text:p>
          </table:table-cell>
          <table:table-cell table:formula="of:=[.M227]-[.F227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9323" calcext:value-type="float">
            <text:p>493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99" calcext:value-type="float">
            <text:p>100299</text:p>
          </table:table-cell>
          <table:table-cell office:value-type="float" office:value="1478104471935" calcext:value-type="float">
            <text:p>1478104471935</text:p>
          </table:table-cell>
          <table:table-cell table:number-columns-repeated="3" office:value-type="float" office:value="1478104471934" calcext:value-type="float">
            <text:p>1478104471934</text:p>
          </table:table-cell>
          <table:table-cell office:value-type="string" calcext:value-type="string">
            <text:p>?</text:p>
          </table:table-cell>
          <table:table-cell office:value-type="float" office:value="1478104471934" calcext:value-type="float">
            <text:p>1478104471934</text:p>
          </table:table-cell>
          <table:table-cell office:value-type="float" office:value="1478104472200" calcext:value-type="float">
            <text:p>1478104472200</text:p>
          </table:table-cell>
          <table:table-cell office:value-type="float" office:value="1478104472210" calcext:value-type="float">
            <text:p>1478104472210</text:p>
          </table:table-cell>
          <table:table-cell/>
          <table:table-cell table:formula="of:=[.G228]-[.F228]" office:value-type="float" office:value="-1" calcext:value-type="float">
            <text:p>-1</text:p>
          </table:table-cell>
          <table:table-cell table:formula="of:=[.H228]-[.G228]" office:value-type="float" office:value="0" calcext:value-type="float">
            <text:p>0</text:p>
          </table:table-cell>
          <table:table-cell table:formula="of:=[.I228]-[.H228]" office:value-type="float" office:value="0" calcext:value-type="float">
            <text:p>0</text:p>
          </table:table-cell>
          <table:table-cell table:number-columns-repeated="2"/>
          <table:table-cell table:formula="of:=[.L228]-[.K228]" office:value-type="float" office:value="266" calcext:value-type="float">
            <text:p>266</text:p>
          </table:table-cell>
          <table:table-cell table:formula="of:=[.M228]-[.L228]" office:value-type="float" office:value="10" calcext:value-type="float">
            <text:p>10</text:p>
          </table:table-cell>
          <table:table-cell table:formula="of:=[.M228]-[.F228]"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49295" calcext:value-type="float">
            <text:p>49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359" calcext:value-type="float">
            <text:p>401359</text:p>
          </table:table-cell>
          <table:table-cell office:value-type="float" office:value="1478104472014" calcext:value-type="float">
            <text:p>1478104472014</text:p>
          </table:table-cell>
          <table:table-cell office:value-type="float" office:value="1478104472015" calcext:value-type="float">
            <text:p>1478104472015</text:p>
          </table:table-cell>
          <table:table-cell table:number-columns-repeated="2" office:value-type="float" office:value="1478104472016" calcext:value-type="float">
            <text:p>1478104472016</text:p>
          </table:table-cell>
          <table:table-cell office:value-type="string" calcext:value-type="string">
            <text:p>?</text:p>
          </table:table-cell>
          <table:table-cell office:value-type="float" office:value="1478104472016" calcext:value-type="float">
            <text:p>1478104472016</text:p>
          </table:table-cell>
          <table:table-cell office:value-type="float" office:value="1478104472217" calcext:value-type="float">
            <text:p>1478104472217</text:p>
          </table:table-cell>
          <table:table-cell office:value-type="float" office:value="1478104472236" calcext:value-type="float">
            <text:p>1478104472236</text:p>
          </table:table-cell>
          <table:table-cell/>
          <table:table-cell table:formula="of:=[.G229]-[.F229]" office:value-type="float" office:value="1" calcext:value-type="float">
            <text:p>1</text:p>
          </table:table-cell>
          <table:table-cell table:formula="of:=[.H229]-[.G229]" office:value-type="float" office:value="1" calcext:value-type="float">
            <text:p>1</text:p>
          </table:table-cell>
          <table:table-cell table:formula="of:=[.I229]-[.H229]" office:value-type="float" office:value="0" calcext:value-type="float">
            <text:p>0</text:p>
          </table:table-cell>
          <table:table-cell table:number-columns-repeated="2"/>
          <table:table-cell table:formula="of:=[.L229]-[.K229]" office:value-type="float" office:value="201" calcext:value-type="float">
            <text:p>201</text:p>
          </table:table-cell>
          <table:table-cell table:formula="of:=[.M229]-[.L229]" office:value-type="float" office:value="19" calcext:value-type="float">
            <text:p>19</text:p>
          </table:table-cell>
          <table:table-cell table:formula="of:=[.M229]-[.F229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324" calcext:value-type="float">
            <text:p>49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30" calcext:value-type="float">
            <text:p>100130</text:p>
          </table:table-cell>
          <table:table-cell office:value-type="float" office:value="1478104472067" calcext:value-type="float">
            <text:p>1478104472067</text:p>
          </table:table-cell>
          <table:table-cell table:number-columns-repeated="3" office:value-type="float" office:value="1478104472066" calcext:value-type="float">
            <text:p>1478104472066</text:p>
          </table:table-cell>
          <table:table-cell office:value-type="string" calcext:value-type="string">
            <text:p>?</text:p>
          </table:table-cell>
          <table:table-cell office:value-type="float" office:value="1478104472066" calcext:value-type="float">
            <text:p>1478104472066</text:p>
          </table:table-cell>
          <table:table-cell office:value-type="float" office:value="1478104472264" calcext:value-type="float">
            <text:p>1478104472264</text:p>
          </table:table-cell>
          <table:table-cell office:value-type="float" office:value="1478104472289" calcext:value-type="float">
            <text:p>1478104472289</text:p>
          </table:table-cell>
          <table:table-cell/>
          <table:table-cell table:formula="of:=[.G230]-[.F230]" office:value-type="float" office:value="-1" calcext:value-type="float">
            <text:p>-1</text:p>
          </table:table-cell>
          <table:table-cell table:formula="of:=[.H230]-[.G230]" office:value-type="float" office:value="0" calcext:value-type="float">
            <text:p>0</text:p>
          </table:table-cell>
          <table:table-cell table:formula="of:=[.I230]-[.H230]" office:value-type="float" office:value="0" calcext:value-type="float">
            <text:p>0</text:p>
          </table:table-cell>
          <table:table-cell table:number-columns-repeated="2"/>
          <table:table-cell table:formula="of:=[.L230]-[.K230]" office:value-type="float" office:value="198" calcext:value-type="float">
            <text:p>198</text:p>
          </table:table-cell>
          <table:table-cell table:formula="of:=[.M230]-[.L230]" office:value-type="float" office:value="25" calcext:value-type="float">
            <text:p>25</text:p>
          </table:table-cell>
          <table:table-cell table:formula="of:=[.M230]-[.F230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320" calcext:value-type="float">
            <text:p>49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115" calcext:value-type="float">
            <text:p>300115</text:p>
          </table:table-cell>
          <table:table-cell office:value-type="float" office:value="1478104472183" calcext:value-type="float">
            <text:p>1478104472183</text:p>
          </table:table-cell>
          <table:table-cell table:number-columns-repeated="3" office:value-type="float" office:value="1478104472182" calcext:value-type="float">
            <text:p>1478104472182</text:p>
          </table:table-cell>
          <table:table-cell office:value-type="string" calcext:value-type="string">
            <text:p>?</text:p>
          </table:table-cell>
          <table:table-cell office:value-type="float" office:value="1478104472182" calcext:value-type="float">
            <text:p>1478104472182</text:p>
          </table:table-cell>
          <table:table-cell office:value-type="float" office:value="1478104472377" calcext:value-type="float">
            <text:p>1478104472377</text:p>
          </table:table-cell>
          <table:table-cell office:value-type="float" office:value="1478104472405" calcext:value-type="float">
            <text:p>1478104472405</text:p>
          </table:table-cell>
          <table:table-cell/>
          <table:table-cell table:formula="of:=[.G231]-[.F231]" office:value-type="float" office:value="-1" calcext:value-type="float">
            <text:p>-1</text:p>
          </table:table-cell>
          <table:table-cell table:formula="of:=[.H231]-[.G231]" office:value-type="float" office:value="0" calcext:value-type="float">
            <text:p>0</text:p>
          </table:table-cell>
          <table:table-cell table:formula="of:=[.I231]-[.H231]" office:value-type="float" office:value="0" calcext:value-type="float">
            <text:p>0</text:p>
          </table:table-cell>
          <table:table-cell table:number-columns-repeated="2"/>
          <table:table-cell table:formula="of:=[.L231]-[.K231]" office:value-type="float" office:value="195" calcext:value-type="float">
            <text:p>195</text:p>
          </table:table-cell>
          <table:table-cell table:formula="of:=[.M231]-[.L231]" office:value-type="float" office:value="28" calcext:value-type="float">
            <text:p>28</text:p>
          </table:table-cell>
          <table:table-cell table:formula="of:=[.M231]-[.F231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326" calcext:value-type="float">
            <text:p>49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601" calcext:value-type="float">
            <text:p>100601</text:p>
          </table:table-cell>
          <table:table-cell office:value-type="float" office:value="1478104472340" calcext:value-type="float">
            <text:p>1478104472340</text:p>
          </table:table-cell>
          <table:table-cell table:number-columns-repeated="3" office:value-type="float" office:value="1478104472339" calcext:value-type="float">
            <text:p>1478104472339</text:p>
          </table:table-cell>
          <table:table-cell office:value-type="string" calcext:value-type="string">
            <text:p>?</text:p>
          </table:table-cell>
          <table:table-cell office:value-type="float" office:value="1478104472339" calcext:value-type="float">
            <text:p>1478104472339</text:p>
          </table:table-cell>
          <table:table-cell office:value-type="float" office:value="1478104472539" calcext:value-type="float">
            <text:p>1478104472539</text:p>
          </table:table-cell>
          <table:table-cell office:value-type="float" office:value="1478104472547" calcext:value-type="float">
            <text:p>1478104472547</text:p>
          </table:table-cell>
          <table:table-cell/>
          <table:table-cell table:formula="of:=[.G232]-[.F232]" office:value-type="float" office:value="-1" calcext:value-type="float">
            <text:p>-1</text:p>
          </table:table-cell>
          <table:table-cell table:formula="of:=[.H232]-[.G232]" office:value-type="float" office:value="0" calcext:value-type="float">
            <text:p>0</text:p>
          </table:table-cell>
          <table:table-cell table:formula="of:=[.I232]-[.H232]" office:value-type="float" office:value="0" calcext:value-type="float">
            <text:p>0</text:p>
          </table:table-cell>
          <table:table-cell table:number-columns-repeated="2"/>
          <table:table-cell table:formula="of:=[.L232]-[.K232]" office:value-type="float" office:value="200" calcext:value-type="float">
            <text:p>200</text:p>
          </table:table-cell>
          <table:table-cell table:formula="of:=[.M232]-[.L232]" office:value-type="float" office:value="8" calcext:value-type="float">
            <text:p>8</text:p>
          </table:table-cell>
          <table:table-cell table:formula="of:=[.M232]-[.F232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49301" calcext:value-type="float">
            <text:p>493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336" calcext:value-type="float">
            <text:p>1336</text:p>
          </table:table-cell>
          <table:table-cell office:value-type="float" office:value="1478104472354" calcext:value-type="float">
            <text:p>1478104472354</text:p>
          </table:table-cell>
          <table:table-cell table:number-columns-repeated="3" office:value-type="float" office:value="1478104472353" calcext:value-type="float">
            <text:p>1478104472353</text:p>
          </table:table-cell>
          <table:table-cell office:value-type="string" calcext:value-type="string">
            <text:p>?</text:p>
          </table:table-cell>
          <table:table-cell office:value-type="float" office:value="1478104472353" calcext:value-type="float">
            <text:p>1478104472353</text:p>
          </table:table-cell>
          <table:table-cell office:value-type="float" office:value="1478104472546" calcext:value-type="float">
            <text:p>1478104472546</text:p>
          </table:table-cell>
          <table:table-cell office:value-type="float" office:value="1478104472557" calcext:value-type="float">
            <text:p>1478104472557</text:p>
          </table:table-cell>
          <table:table-cell/>
          <table:table-cell table:formula="of:=[.G233]-[.F233]" office:value-type="float" office:value="-1" calcext:value-type="float">
            <text:p>-1</text:p>
          </table:table-cell>
          <table:table-cell table:formula="of:=[.H233]-[.G233]" office:value-type="float" office:value="0" calcext:value-type="float">
            <text:p>0</text:p>
          </table:table-cell>
          <table:table-cell table:formula="of:=[.I233]-[.H233]" office:value-type="float" office:value="0" calcext:value-type="float">
            <text:p>0</text:p>
          </table:table-cell>
          <table:table-cell table:number-columns-repeated="2"/>
          <table:table-cell table:formula="of:=[.L233]-[.K233]" office:value-type="float" office:value="193" calcext:value-type="float">
            <text:p>193</text:p>
          </table:table-cell>
          <table:table-cell table:formula="of:=[.M233]-[.L233]" office:value-type="float" office:value="11" calcext:value-type="float">
            <text:p>11</text:p>
          </table:table-cell>
          <table:table-cell table:formula="of:=[.M233]-[.F233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9328" calcext:value-type="float">
            <text:p>49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73" calcext:value-type="float">
            <text:p>100373</text:p>
          </table:table-cell>
          <table:table-cell office:value-type="float" office:value="1478104472405" calcext:value-type="float">
            <text:p>1478104472405</text:p>
          </table:table-cell>
          <table:table-cell table:number-columns-repeated="3" office:value-type="float" office:value="1478104472404" calcext:value-type="float">
            <text:p>1478104472404</text:p>
          </table:table-cell>
          <table:table-cell office:value-type="string" calcext:value-type="string">
            <text:p>?</text:p>
          </table:table-cell>
          <table:table-cell office:value-type="float" office:value="1478104472404" calcext:value-type="float">
            <text:p>1478104472404</text:p>
          </table:table-cell>
          <table:table-cell office:value-type="float" office:value="1478104472602" calcext:value-type="float">
            <text:p>1478104472602</text:p>
          </table:table-cell>
          <table:table-cell office:value-type="float" office:value="1478104472611" calcext:value-type="float">
            <text:p>1478104472611</text:p>
          </table:table-cell>
          <table:table-cell/>
          <table:table-cell table:formula="of:=[.G234]-[.F234]" office:value-type="float" office:value="-1" calcext:value-type="float">
            <text:p>-1</text:p>
          </table:table-cell>
          <table:table-cell table:formula="of:=[.H234]-[.G234]" office:value-type="float" office:value="0" calcext:value-type="float">
            <text:p>0</text:p>
          </table:table-cell>
          <table:table-cell table:formula="of:=[.I234]-[.H234]" office:value-type="float" office:value="0" calcext:value-type="float">
            <text:p>0</text:p>
          </table:table-cell>
          <table:table-cell table:number-columns-repeated="2"/>
          <table:table-cell table:formula="of:=[.L234]-[.K234]" office:value-type="float" office:value="198" calcext:value-type="float">
            <text:p>198</text:p>
          </table:table-cell>
          <table:table-cell table:formula="of:=[.M234]-[.L234]" office:value-type="float" office:value="9" calcext:value-type="float">
            <text:p>9</text:p>
          </table:table-cell>
          <table:table-cell table:formula="of:=[.M234]-[.F234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9319" calcext:value-type="float">
            <text:p>49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49" calcext:value-type="float">
            <text:p>201649</text:p>
          </table:table-cell>
          <table:table-cell office:value-type="float" office:value="1478104472409" calcext:value-type="float">
            <text:p>1478104472409</text:p>
          </table:table-cell>
          <table:table-cell table:number-columns-repeated="3" office:value-type="float" office:value="1478104472408" calcext:value-type="float">
            <text:p>1478104472408</text:p>
          </table:table-cell>
          <table:table-cell office:value-type="string" calcext:value-type="string">
            <text:p>?</text:p>
          </table:table-cell>
          <table:table-cell office:value-type="float" office:value="1478104472408" calcext:value-type="float">
            <text:p>1478104472408</text:p>
          </table:table-cell>
          <table:table-cell office:value-type="float" office:value="1478104472606" calcext:value-type="float">
            <text:p>1478104472606</text:p>
          </table:table-cell>
          <table:table-cell office:value-type="float" office:value="1478104472616" calcext:value-type="float">
            <text:p>1478104472616</text:p>
          </table:table-cell>
          <table:table-cell/>
          <table:table-cell table:formula="of:=[.G235]-[.F235]" office:value-type="float" office:value="-1" calcext:value-type="float">
            <text:p>-1</text:p>
          </table:table-cell>
          <table:table-cell table:formula="of:=[.H235]-[.G235]" office:value-type="float" office:value="0" calcext:value-type="float">
            <text:p>0</text:p>
          </table:table-cell>
          <table:table-cell table:formula="of:=[.I235]-[.H235]" office:value-type="float" office:value="0" calcext:value-type="float">
            <text:p>0</text:p>
          </table:table-cell>
          <table:table-cell table:number-columns-repeated="2"/>
          <table:table-cell table:formula="of:=[.L235]-[.K235]" office:value-type="float" office:value="198" calcext:value-type="float">
            <text:p>198</text:p>
          </table:table-cell>
          <table:table-cell table:formula="of:=[.M235]-[.L235]" office:value-type="float" office:value="10" calcext:value-type="float">
            <text:p>10</text:p>
          </table:table-cell>
          <table:table-cell table:formula="of:=[.M235]-[.F235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49331" calcext:value-type="float">
            <text:p>493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06" calcext:value-type="float">
            <text:p>201506</text:p>
          </table:table-cell>
          <table:table-cell office:value-type="float" office:value="1478104472436" calcext:value-type="float">
            <text:p>1478104472436</text:p>
          </table:table-cell>
          <table:table-cell table:number-columns-repeated="3" office:value-type="float" office:value="1478104472435" calcext:value-type="float">
            <text:p>1478104472435</text:p>
          </table:table-cell>
          <table:table-cell office:value-type="string" calcext:value-type="string">
            <text:p>?</text:p>
          </table:table-cell>
          <table:table-cell office:value-type="float" office:value="1478104472435" calcext:value-type="float">
            <text:p>1478104472435</text:p>
          </table:table-cell>
          <table:table-cell office:value-type="float" office:value="1478104472623" calcext:value-type="float">
            <text:p>1478104472623</text:p>
          </table:table-cell>
          <table:table-cell office:value-type="float" office:value="1478104472630" calcext:value-type="float">
            <text:p>1478104472630</text:p>
          </table:table-cell>
          <table:table-cell/>
          <table:table-cell table:formula="of:=[.G236]-[.F236]" office:value-type="float" office:value="-1" calcext:value-type="float">
            <text:p>-1</text:p>
          </table:table-cell>
          <table:table-cell table:formula="of:=[.H236]-[.G236]" office:value-type="float" office:value="0" calcext:value-type="float">
            <text:p>0</text:p>
          </table:table-cell>
          <table:table-cell table:formula="of:=[.I236]-[.H236]" office:value-type="float" office:value="0" calcext:value-type="float">
            <text:p>0</text:p>
          </table:table-cell>
          <table:table-cell table:number-columns-repeated="2"/>
          <table:table-cell table:formula="of:=[.L236]-[.K236]" office:value-type="float" office:value="188" calcext:value-type="float">
            <text:p>188</text:p>
          </table:table-cell>
          <table:table-cell table:formula="of:=[.M236]-[.L236]" office:value-type="float" office:value="7" calcext:value-type="float">
            <text:p>7</text:p>
          </table:table-cell>
          <table:table-cell table:formula="of:=[.M236]-[.F236]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49330" calcext:value-type="float">
            <text:p>49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789" calcext:value-type="float">
            <text:p>101789</text:p>
          </table:table-cell>
          <table:table-cell office:value-type="float" office:value="1478104472555" calcext:value-type="float">
            <text:p>1478104472555</text:p>
          </table:table-cell>
          <table:table-cell table:number-columns-repeated="3" office:value-type="float" office:value="1478104472554" calcext:value-type="float">
            <text:p>1478104472554</text:p>
          </table:table-cell>
          <table:table-cell office:value-type="string" calcext:value-type="string">
            <text:p>?</text:p>
          </table:table-cell>
          <table:table-cell office:value-type="float" office:value="1478104472554" calcext:value-type="float">
            <text:p>1478104472554</text:p>
          </table:table-cell>
          <table:table-cell office:value-type="float" office:value="1478104472760" calcext:value-type="float">
            <text:p>1478104472760</text:p>
          </table:table-cell>
          <table:table-cell office:value-type="float" office:value="1478104472780" calcext:value-type="float">
            <text:p>1478104472780</text:p>
          </table:table-cell>
          <table:table-cell/>
          <table:table-cell table:formula="of:=[.G237]-[.F237]" office:value-type="float" office:value="-1" calcext:value-type="float">
            <text:p>-1</text:p>
          </table:table-cell>
          <table:table-cell table:formula="of:=[.H237]-[.G237]" office:value-type="float" office:value="0" calcext:value-type="float">
            <text:p>0</text:p>
          </table:table-cell>
          <table:table-cell table:formula="of:=[.I237]-[.H237]" office:value-type="float" office:value="0" calcext:value-type="float">
            <text:p>0</text:p>
          </table:table-cell>
          <table:table-cell table:number-columns-repeated="2"/>
          <table:table-cell table:formula="of:=[.L237]-[.K237]" office:value-type="float" office:value="206" calcext:value-type="float">
            <text:p>206</text:p>
          </table:table-cell>
          <table:table-cell table:formula="of:=[.M237]-[.L237]" office:value-type="float" office:value="20" calcext:value-type="float">
            <text:p>20</text:p>
          </table:table-cell>
          <table:table-cell table:formula="of:=[.M237]-[.F237]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49333" calcext:value-type="float">
            <text:p>49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637" calcext:value-type="float">
            <text:p>101637</text:p>
          </table:table-cell>
          <table:table-cell office:value-type="float" office:value="1478104472574" calcext:value-type="float">
            <text:p>1478104472574</text:p>
          </table:table-cell>
          <table:table-cell table:number-columns-repeated="3" office:value-type="float" office:value="1478104472573" calcext:value-type="float">
            <text:p>1478104472573</text:p>
          </table:table-cell>
          <table:table-cell office:value-type="string" calcext:value-type="string">
            <text:p>?</text:p>
          </table:table-cell>
          <table:table-cell office:value-type="float" office:value="1478104472573" calcext:value-type="float">
            <text:p>1478104472573</text:p>
          </table:table-cell>
          <table:table-cell office:value-type="float" office:value="1478104472779" calcext:value-type="float">
            <text:p>1478104472779</text:p>
          </table:table-cell>
          <table:table-cell office:value-type="float" office:value="1478104472787" calcext:value-type="float">
            <text:p>1478104472787</text:p>
          </table:table-cell>
          <table:table-cell/>
          <table:table-cell table:formula="of:=[.G238]-[.F238]" office:value-type="float" office:value="-1" calcext:value-type="float">
            <text:p>-1</text:p>
          </table:table-cell>
          <table:table-cell table:formula="of:=[.H238]-[.G238]" office:value-type="float" office:value="0" calcext:value-type="float">
            <text:p>0</text:p>
          </table:table-cell>
          <table:table-cell table:formula="of:=[.I238]-[.H238]" office:value-type="float" office:value="0" calcext:value-type="float">
            <text:p>0</text:p>
          </table:table-cell>
          <table:table-cell table:number-columns-repeated="2"/>
          <table:table-cell table:formula="of:=[.L238]-[.K238]" office:value-type="float" office:value="206" calcext:value-type="float">
            <text:p>206</text:p>
          </table:table-cell>
          <table:table-cell table:formula="of:=[.M238]-[.L238]" office:value-type="float" office:value="8" calcext:value-type="float">
            <text:p>8</text:p>
          </table:table-cell>
          <table:table-cell table:formula="of:=[.M238]-[.F238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335" calcext:value-type="float">
            <text:p>49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460" calcext:value-type="float">
            <text:p>302460</text:p>
          </table:table-cell>
          <table:table-cell office:value-type="float" office:value="1478104472613" calcext:value-type="float">
            <text:p>1478104472613</text:p>
          </table:table-cell>
          <table:table-cell table:number-columns-repeated="3" office:value-type="float" office:value="1478104472612" calcext:value-type="float">
            <text:p>1478104472612</text:p>
          </table:table-cell>
          <table:table-cell office:value-type="string" calcext:value-type="string">
            <text:p>?</text:p>
          </table:table-cell>
          <table:table-cell office:value-type="float" office:value="1478104472612" calcext:value-type="float">
            <text:p>1478104472612</text:p>
          </table:table-cell>
          <table:table-cell office:value-type="float" office:value="1478104472804" calcext:value-type="float">
            <text:p>1478104472804</text:p>
          </table:table-cell>
          <table:table-cell office:value-type="float" office:value="1478104472828" calcext:value-type="float">
            <text:p>1478104472828</text:p>
          </table:table-cell>
          <table:table-cell/>
          <table:table-cell table:formula="of:=[.G239]-[.F239]" office:value-type="float" office:value="-1" calcext:value-type="float">
            <text:p>-1</text:p>
          </table:table-cell>
          <table:table-cell table:formula="of:=[.H239]-[.G239]" office:value-type="float" office:value="0" calcext:value-type="float">
            <text:p>0</text:p>
          </table:table-cell>
          <table:table-cell table:formula="of:=[.I239]-[.H239]" office:value-type="float" office:value="0" calcext:value-type="float">
            <text:p>0</text:p>
          </table:table-cell>
          <table:table-cell table:number-columns-repeated="2"/>
          <table:table-cell table:formula="of:=[.L239]-[.K239]" office:value-type="float" office:value="192" calcext:value-type="float">
            <text:p>192</text:p>
          </table:table-cell>
          <table:table-cell table:formula="of:=[.M239]-[.L239]" office:value-type="float" office:value="24" calcext:value-type="float">
            <text:p>24</text:p>
          </table:table-cell>
          <table:table-cell table:formula="of:=[.M239]-[.F239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9327" calcext:value-type="float">
            <text:p>493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62" calcext:value-type="float">
            <text:p>302262</text:p>
          </table:table-cell>
          <table:table-cell office:value-type="float" office:value="1478104472576" calcext:value-type="float">
            <text:p>1478104472576</text:p>
          </table:table-cell>
          <table:table-cell table:number-columns-repeated="3" office:value-type="float" office:value="1478104472575" calcext:value-type="float">
            <text:p>1478104472575</text:p>
          </table:table-cell>
          <table:table-cell office:value-type="string" calcext:value-type="string">
            <text:p>?</text:p>
          </table:table-cell>
          <table:table-cell office:value-type="float" office:value="1478104472575" calcext:value-type="float">
            <text:p>1478104472575</text:p>
          </table:table-cell>
          <table:table-cell office:value-type="float" office:value="1478104472951" calcext:value-type="float">
            <text:p>1478104472951</text:p>
          </table:table-cell>
          <table:table-cell office:value-type="float" office:value="1478104472968" calcext:value-type="float">
            <text:p>1478104472968</text:p>
          </table:table-cell>
          <table:table-cell/>
          <table:table-cell table:formula="of:=[.G240]-[.F240]" office:value-type="float" office:value="-1" calcext:value-type="float">
            <text:p>-1</text:p>
          </table:table-cell>
          <table:table-cell table:formula="of:=[.H240]-[.G240]" office:value-type="float" office:value="0" calcext:value-type="float">
            <text:p>0</text:p>
          </table:table-cell>
          <table:table-cell table:formula="of:=[.I240]-[.H240]" office:value-type="float" office:value="0" calcext:value-type="float">
            <text:p>0</text:p>
          </table:table-cell>
          <table:table-cell table:number-columns-repeated="2"/>
          <table:table-cell table:formula="of:=[.L240]-[.K240]" office:value-type="float" office:value="376" calcext:value-type="float">
            <text:p>376</text:p>
          </table:table-cell>
          <table:table-cell table:formula="of:=[.M240]-[.L240]" office:value-type="float" office:value="17" calcext:value-type="float">
            <text:p>17</text:p>
          </table:table-cell>
          <table:table-cell table:formula="of:=[.M240]-[.F240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49332" calcext:value-type="float">
            <text:p>493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12" calcext:value-type="float">
            <text:p>202112</text:p>
          </table:table-cell>
          <table:table-cell office:value-type="float" office:value="1478104472862" calcext:value-type="float">
            <text:p>1478104472862</text:p>
          </table:table-cell>
          <table:table-cell table:number-columns-repeated="3" office:value-type="float" office:value="1478104472860" calcext:value-type="float">
            <text:p>1478104472860</text:p>
          </table:table-cell>
          <table:table-cell office:value-type="string" calcext:value-type="string">
            <text:p>?</text:p>
          </table:table-cell>
          <table:table-cell office:value-type="float" office:value="1478104472860" calcext:value-type="float">
            <text:p>1478104472860</text:p>
          </table:table-cell>
          <table:table-cell office:value-type="float" office:value="1478104473054" calcext:value-type="float">
            <text:p>1478104473054</text:p>
          </table:table-cell>
          <table:table-cell office:value-type="float" office:value="1478104473085" calcext:value-type="float">
            <text:p>1478104473085</text:p>
          </table:table-cell>
          <table:table-cell/>
          <table:table-cell table:formula="of:=[.G241]-[.F241]" office:value-type="float" office:value="-2" calcext:value-type="float">
            <text:p>-2</text:p>
          </table:table-cell>
          <table:table-cell table:formula="of:=[.H241]-[.G241]" office:value-type="float" office:value="0" calcext:value-type="float">
            <text:p>0</text:p>
          </table:table-cell>
          <table:table-cell table:formula="of:=[.I241]-[.H241]" office:value-type="float" office:value="0" calcext:value-type="float">
            <text:p>0</text:p>
          </table:table-cell>
          <table:table-cell table:number-columns-repeated="2"/>
          <table:table-cell table:formula="of:=[.L241]-[.K241]" office:value-type="float" office:value="194" calcext:value-type="float">
            <text:p>194</text:p>
          </table:table-cell>
          <table:table-cell table:formula="of:=[.M241]-[.L241]" office:value-type="float" office:value="31" calcext:value-type="float">
            <text:p>31</text:p>
          </table:table-cell>
          <table:table-cell table:formula="of:=[.M241]-[.F241]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336" calcext:value-type="float">
            <text:p>493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813" calcext:value-type="float">
            <text:p>300813</text:p>
          </table:table-cell>
          <table:table-cell office:value-type="float" office:value="1478104472885" calcext:value-type="float">
            <text:p>1478104472885</text:p>
          </table:table-cell>
          <table:table-cell table:number-columns-repeated="3" office:value-type="float" office:value="1478104472884" calcext:value-type="float">
            <text:p>1478104472884</text:p>
          </table:table-cell>
          <table:table-cell office:value-type="string" calcext:value-type="string">
            <text:p>?</text:p>
          </table:table-cell>
          <table:table-cell office:value-type="float" office:value="1478104472884" calcext:value-type="float">
            <text:p>1478104472884</text:p>
          </table:table-cell>
          <table:table-cell office:value-type="float" office:value="1478104473084" calcext:value-type="float">
            <text:p>1478104473084</text:p>
          </table:table-cell>
          <table:table-cell office:value-type="float" office:value="1478104473091" calcext:value-type="float">
            <text:p>1478104473091</text:p>
          </table:table-cell>
          <table:table-cell/>
          <table:table-cell table:formula="of:=[.G242]-[.F242]" office:value-type="float" office:value="-1" calcext:value-type="float">
            <text:p>-1</text:p>
          </table:table-cell>
          <table:table-cell table:formula="of:=[.H242]-[.G242]" office:value-type="float" office:value="0" calcext:value-type="float">
            <text:p>0</text:p>
          </table:table-cell>
          <table:table-cell table:formula="of:=[.I242]-[.H242]" office:value-type="float" office:value="0" calcext:value-type="float">
            <text:p>0</text:p>
          </table:table-cell>
          <table:table-cell table:number-columns-repeated="2"/>
          <table:table-cell table:formula="of:=[.L242]-[.K242]" office:value-type="float" office:value="200" calcext:value-type="float">
            <text:p>200</text:p>
          </table:table-cell>
          <table:table-cell table:formula="of:=[.M242]-[.L242]" office:value-type="float" office:value="7" calcext:value-type="float">
            <text:p>7</text:p>
          </table:table-cell>
          <table:table-cell table:formula="of:=[.M242]-[.F242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9338" calcext:value-type="float">
            <text:p>49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152" calcext:value-type="float">
            <text:p>300152</text:p>
          </table:table-cell>
          <table:table-cell table:number-columns-repeated="4" office:value-type="float" office:value="1478104472975" calcext:value-type="float">
            <text:p>1478104472975</text:p>
          </table:table-cell>
          <table:table-cell office:value-type="string" calcext:value-type="string">
            <text:p>?</text:p>
          </table:table-cell>
          <table:table-cell office:value-type="float" office:value="1478104472975" calcext:value-type="float">
            <text:p>1478104472975</text:p>
          </table:table-cell>
          <table:table-cell office:value-type="float" office:value="1478104473171" calcext:value-type="float">
            <text:p>1478104473171</text:p>
          </table:table-cell>
          <table:table-cell office:value-type="float" office:value="1478104473220" calcext:value-type="float">
            <text:p>1478104473220</text:p>
          </table:table-cell>
          <table:table-cell/>
          <table:table-cell table:formula="of:=[.G243]-[.F243]" office:value-type="float" office:value="0" calcext:value-type="float">
            <text:p>0</text:p>
          </table:table-cell>
          <table:table-cell table:formula="of:=[.H243]-[.G243]" office:value-type="float" office:value="0" calcext:value-type="float">
            <text:p>0</text:p>
          </table:table-cell>
          <table:table-cell table:formula="of:=[.I243]-[.H243]" office:value-type="float" office:value="0" calcext:value-type="float">
            <text:p>0</text:p>
          </table:table-cell>
          <table:table-cell table:number-columns-repeated="2"/>
          <table:table-cell table:formula="of:=[.L243]-[.K243]" office:value-type="float" office:value="196" calcext:value-type="float">
            <text:p>196</text:p>
          </table:table-cell>
          <table:table-cell table:formula="of:=[.M243]-[.L243]" office:value-type="float" office:value="49" calcext:value-type="float">
            <text:p>49</text:p>
          </table:table-cell>
          <table:table-cell table:formula="of:=[.M243]-[.F243]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49337" calcext:value-type="float">
            <text:p>49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34" calcext:value-type="float">
            <text:p>202134</text:p>
          </table:table-cell>
          <table:table-cell table:number-columns-repeated="4" office:value-type="float" office:value="1478104473056" calcext:value-type="float">
            <text:p>1478104473056</text:p>
          </table:table-cell>
          <table:table-cell office:value-type="string" calcext:value-type="string">
            <text:p>?</text:p>
          </table:table-cell>
          <table:table-cell office:value-type="float" office:value="1478104473056" calcext:value-type="float">
            <text:p>1478104473056</text:p>
          </table:table-cell>
          <table:table-cell office:value-type="float" office:value="1478104473245" calcext:value-type="float">
            <text:p>1478104473245</text:p>
          </table:table-cell>
          <table:table-cell office:value-type="float" office:value="1478104473312" calcext:value-type="float">
            <text:p>1478104473312</text:p>
          </table:table-cell>
          <table:table-cell/>
          <table:table-cell table:formula="of:=[.G244]-[.F244]" office:value-type="float" office:value="0" calcext:value-type="float">
            <text:p>0</text:p>
          </table:table-cell>
          <table:table-cell table:formula="of:=[.H244]-[.G244]" office:value-type="float" office:value="0" calcext:value-type="float">
            <text:p>0</text:p>
          </table:table-cell>
          <table:table-cell table:formula="of:=[.I244]-[.H244]" office:value-type="float" office:value="0" calcext:value-type="float">
            <text:p>0</text:p>
          </table:table-cell>
          <table:table-cell table:number-columns-repeated="2"/>
          <table:table-cell table:formula="of:=[.L244]-[.K244]" office:value-type="float" office:value="189" calcext:value-type="float">
            <text:p>189</text:p>
          </table:table-cell>
          <table:table-cell table:formula="of:=[.M244]-[.L244]" office:value-type="float" office:value="67" calcext:value-type="float">
            <text:p>67</text:p>
          </table:table-cell>
          <table:table-cell table:formula="of:=[.M244]-[.F244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49334" calcext:value-type="float">
            <text:p>49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84" calcext:value-type="float">
            <text:p>100784</text:p>
          </table:table-cell>
          <table:table-cell office:value-type="float" office:value="1478104473121" calcext:value-type="float">
            <text:p>1478104473121</text:p>
          </table:table-cell>
          <table:table-cell table:number-columns-repeated="3" office:value-type="float" office:value="1478104473120" calcext:value-type="float">
            <text:p>1478104473120</text:p>
          </table:table-cell>
          <table:table-cell office:value-type="string" calcext:value-type="string">
            <text:p>?</text:p>
          </table:table-cell>
          <table:table-cell office:value-type="float" office:value="1478104473120" calcext:value-type="float">
            <text:p>1478104473120</text:p>
          </table:table-cell>
          <table:table-cell office:value-type="float" office:value="1478104473320" calcext:value-type="float">
            <text:p>1478104473320</text:p>
          </table:table-cell>
          <table:table-cell office:value-type="float" office:value="1478104473378" calcext:value-type="float">
            <text:p>1478104473378</text:p>
          </table:table-cell>
          <table:table-cell/>
          <table:table-cell table:formula="of:=[.G245]-[.F245]" office:value-type="float" office:value="-1" calcext:value-type="float">
            <text:p>-1</text:p>
          </table:table-cell>
          <table:table-cell table:formula="of:=[.H245]-[.G245]" office:value-type="float" office:value="0" calcext:value-type="float">
            <text:p>0</text:p>
          </table:table-cell>
          <table:table-cell table:formula="of:=[.I245]-[.H245]" office:value-type="float" office:value="0" calcext:value-type="float">
            <text:p>0</text:p>
          </table:table-cell>
          <table:table-cell table:number-columns-repeated="2"/>
          <table:table-cell table:formula="of:=[.L245]-[.K245]" office:value-type="float" office:value="200" calcext:value-type="float">
            <text:p>200</text:p>
          </table:table-cell>
          <table:table-cell table:formula="of:=[.M245]-[.L245]" office:value-type="float" office:value="58" calcext:value-type="float">
            <text:p>58</text:p>
          </table:table-cell>
          <table:table-cell table:formula="of:=[.M245]-[.F245]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49325" calcext:value-type="float">
            <text:p>49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886" calcext:value-type="float">
            <text:p>401886</text:p>
          </table:table-cell>
          <table:table-cell office:value-type="float" office:value="1478104473358" calcext:value-type="float">
            <text:p>1478104473358</text:p>
          </table:table-cell>
          <table:table-cell table:number-columns-repeated="3" office:value-type="float" office:value="1478104473357" calcext:value-type="float">
            <text:p>1478104473357</text:p>
          </table:table-cell>
          <table:table-cell office:value-type="string" calcext:value-type="string">
            <text:p>?</text:p>
          </table:table-cell>
          <table:table-cell office:value-type="float" office:value="1478104473358" calcext:value-type="float">
            <text:p>1478104473358</text:p>
          </table:table-cell>
          <table:table-cell office:value-type="float" office:value="1478104473549" calcext:value-type="float">
            <text:p>1478104473549</text:p>
          </table:table-cell>
          <table:table-cell office:value-type="float" office:value="1478104473556" calcext:value-type="float">
            <text:p>1478104473556</text:p>
          </table:table-cell>
          <table:table-cell/>
          <table:table-cell table:formula="of:=[.G246]-[.F246]" office:value-type="float" office:value="-1" calcext:value-type="float">
            <text:p>-1</text:p>
          </table:table-cell>
          <table:table-cell table:formula="of:=[.H246]-[.G246]" office:value-type="float" office:value="0" calcext:value-type="float">
            <text:p>0</text:p>
          </table:table-cell>
          <table:table-cell table:formula="of:=[.I246]-[.H246]" office:value-type="float" office:value="0" calcext:value-type="float">
            <text:p>0</text:p>
          </table:table-cell>
          <table:table-cell table:number-columns-repeated="2"/>
          <table:table-cell table:formula="of:=[.L246]-[.K246]" office:value-type="float" office:value="191" calcext:value-type="float">
            <text:p>191</text:p>
          </table:table-cell>
          <table:table-cell table:formula="of:=[.M246]-[.L246]" office:value-type="float" office:value="7" calcext:value-type="float">
            <text:p>7</text:p>
          </table:table-cell>
          <table:table-cell table:formula="of:=[.M246]-[.F246]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9329" calcext:value-type="float">
            <text:p>49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837" calcext:value-type="float">
            <text:p>837</text:p>
          </table:table-cell>
          <table:table-cell office:value-type="float" office:value="1478104473404" calcext:value-type="float">
            <text:p>1478104473404</text:p>
          </table:table-cell>
          <table:table-cell table:number-columns-repeated="3" office:value-type="float" office:value="1478104473403" calcext:value-type="float">
            <text:p>1478104473403</text:p>
          </table:table-cell>
          <table:table-cell office:value-type="string" calcext:value-type="string">
            <text:p>?</text:p>
          </table:table-cell>
          <table:table-cell office:value-type="float" office:value="1478104473403" calcext:value-type="float">
            <text:p>1478104473403</text:p>
          </table:table-cell>
          <table:table-cell office:value-type="float" office:value="1478104473595" calcext:value-type="float">
            <text:p>1478104473595</text:p>
          </table:table-cell>
          <table:table-cell office:value-type="float" office:value="1478104473602" calcext:value-type="float">
            <text:p>1478104473602</text:p>
          </table:table-cell>
          <table:table-cell/>
          <table:table-cell table:formula="of:=[.G247]-[.F247]" office:value-type="float" office:value="-1" calcext:value-type="float">
            <text:p>-1</text:p>
          </table:table-cell>
          <table:table-cell table:formula="of:=[.H247]-[.G247]" office:value-type="float" office:value="0" calcext:value-type="float">
            <text:p>0</text:p>
          </table:table-cell>
          <table:table-cell table:formula="of:=[.I247]-[.H247]" office:value-type="float" office:value="0" calcext:value-type="float">
            <text:p>0</text:p>
          </table:table-cell>
          <table:table-cell table:number-columns-repeated="2"/>
          <table:table-cell table:formula="of:=[.L247]-[.K247]" office:value-type="float" office:value="192" calcext:value-type="float">
            <text:p>192</text:p>
          </table:table-cell>
          <table:table-cell table:formula="of:=[.M247]-[.L247]" office:value-type="float" office:value="7" calcext:value-type="float">
            <text:p>7</text:p>
          </table:table-cell>
          <table:table-cell table:formula="of:=[.M247]-[.F247]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9341" calcext:value-type="float">
            <text:p>49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65" calcext:value-type="float">
            <text:p>100765</text:p>
          </table:table-cell>
          <table:table-cell table:number-columns-repeated="4" office:value-type="float" office:value="1478104473485" calcext:value-type="float">
            <text:p>1478104473485</text:p>
          </table:table-cell>
          <table:table-cell office:value-type="string" calcext:value-type="string">
            <text:p>?</text:p>
          </table:table-cell>
          <table:table-cell office:value-type="float" office:value="1478104473485" calcext:value-type="float">
            <text:p>1478104473485</text:p>
          </table:table-cell>
          <table:table-cell office:value-type="float" office:value="1478104473683" calcext:value-type="float">
            <text:p>1478104473683</text:p>
          </table:table-cell>
          <table:table-cell office:value-type="float" office:value="1478104473691" calcext:value-type="float">
            <text:p>1478104473691</text:p>
          </table:table-cell>
          <table:table-cell/>
          <table:table-cell table:formula="of:=[.G248]-[.F248]" office:value-type="float" office:value="0" calcext:value-type="float">
            <text:p>0</text:p>
          </table:table-cell>
          <table:table-cell table:formula="of:=[.H248]-[.G248]" office:value-type="float" office:value="0" calcext:value-type="float">
            <text:p>0</text:p>
          </table:table-cell>
          <table:table-cell table:formula="of:=[.I248]-[.H248]" office:value-type="float" office:value="0" calcext:value-type="float">
            <text:p>0</text:p>
          </table:table-cell>
          <table:table-cell table:number-columns-repeated="2"/>
          <table:table-cell table:formula="of:=[.L248]-[.K248]" office:value-type="float" office:value="198" calcext:value-type="float">
            <text:p>198</text:p>
          </table:table-cell>
          <table:table-cell table:formula="of:=[.M248]-[.L248]" office:value-type="float" office:value="8" calcext:value-type="float">
            <text:p>8</text:p>
          </table:table-cell>
          <table:table-cell table:formula="of:=[.M248]-[.F248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9344" calcext:value-type="float">
            <text:p>49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07" calcext:value-type="float">
            <text:p>101407</text:p>
          </table:table-cell>
          <table:table-cell office:value-type="float" office:value="1478104473579" calcext:value-type="float">
            <text:p>1478104473579</text:p>
          </table:table-cell>
          <table:table-cell table:number-columns-repeated="3" office:value-type="float" office:value="1478104473578" calcext:value-type="float">
            <text:p>1478104473578</text:p>
          </table:table-cell>
          <table:table-cell office:value-type="string" calcext:value-type="string">
            <text:p>?</text:p>
          </table:table-cell>
          <table:table-cell office:value-type="float" office:value="1478104473578" calcext:value-type="float">
            <text:p>1478104473578</text:p>
          </table:table-cell>
          <table:table-cell office:value-type="float" office:value="1478104473778" calcext:value-type="float">
            <text:p>1478104473778</text:p>
          </table:table-cell>
          <table:table-cell office:value-type="float" office:value="1478104473816" calcext:value-type="float">
            <text:p>1478104473816</text:p>
          </table:table-cell>
          <table:table-cell/>
          <table:table-cell table:formula="of:=[.G249]-[.F249]" office:value-type="float" office:value="-1" calcext:value-type="float">
            <text:p>-1</text:p>
          </table:table-cell>
          <table:table-cell table:formula="of:=[.H249]-[.G249]" office:value-type="float" office:value="0" calcext:value-type="float">
            <text:p>0</text:p>
          </table:table-cell>
          <table:table-cell table:formula="of:=[.I249]-[.H249]" office:value-type="float" office:value="0" calcext:value-type="float">
            <text:p>0</text:p>
          </table:table-cell>
          <table:table-cell table:number-columns-repeated="2"/>
          <table:table-cell table:formula="of:=[.L249]-[.K249]" office:value-type="float" office:value="200" calcext:value-type="float">
            <text:p>200</text:p>
          </table:table-cell>
          <table:table-cell table:formula="of:=[.M249]-[.L249]" office:value-type="float" office:value="38" calcext:value-type="float">
            <text:p>38</text:p>
          </table:table-cell>
          <table:table-cell table:formula="of:=[.M249]-[.F249]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49343" calcext:value-type="float">
            <text:p>49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87" calcext:value-type="float">
            <text:p>287</text:p>
          </table:table-cell>
          <table:table-cell office:value-type="float" office:value="1478104473583" calcext:value-type="float">
            <text:p>1478104473583</text:p>
          </table:table-cell>
          <table:table-cell table:number-columns-repeated="3" office:value-type="float" office:value="1478104473582" calcext:value-type="float">
            <text:p>1478104473582</text:p>
          </table:table-cell>
          <table:table-cell office:value-type="string" calcext:value-type="string">
            <text:p>?</text:p>
          </table:table-cell>
          <table:table-cell office:value-type="float" office:value="1478104473582" calcext:value-type="float">
            <text:p>1478104473582</text:p>
          </table:table-cell>
          <table:table-cell office:value-type="float" office:value="1478104473799" calcext:value-type="float">
            <text:p>1478104473799</text:p>
          </table:table-cell>
          <table:table-cell office:value-type="float" office:value="1478104473825" calcext:value-type="float">
            <text:p>1478104473825</text:p>
          </table:table-cell>
          <table:table-cell/>
          <table:table-cell table:formula="of:=[.G250]-[.F250]" office:value-type="float" office:value="-1" calcext:value-type="float">
            <text:p>-1</text:p>
          </table:table-cell>
          <table:table-cell table:formula="of:=[.H250]-[.G250]" office:value-type="float" office:value="0" calcext:value-type="float">
            <text:p>0</text:p>
          </table:table-cell>
          <table:table-cell table:formula="of:=[.I250]-[.H250]" office:value-type="float" office:value="0" calcext:value-type="float">
            <text:p>0</text:p>
          </table:table-cell>
          <table:table-cell table:number-columns-repeated="2"/>
          <table:table-cell table:formula="of:=[.L250]-[.K250]" office:value-type="float" office:value="217" calcext:value-type="float">
            <text:p>217</text:p>
          </table:table-cell>
          <table:table-cell table:formula="of:=[.M250]-[.L250]" office:value-type="float" office:value="26" calcext:value-type="float">
            <text:p>26</text:p>
          </table:table-cell>
          <table:table-cell table:formula="of:=[.M250]-[.F250]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49345" calcext:value-type="float">
            <text:p>49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582" calcext:value-type="float">
            <text:p>101582</text:p>
          </table:table-cell>
          <table:table-cell office:value-type="float" office:value="1478104473607" calcext:value-type="float">
            <text:p>1478104473607</text:p>
          </table:table-cell>
          <table:table-cell table:number-columns-repeated="3" office:value-type="float" office:value="1478104473606" calcext:value-type="float">
            <text:p>1478104473606</text:p>
          </table:table-cell>
          <table:table-cell office:value-type="string" calcext:value-type="string">
            <text:p>?</text:p>
          </table:table-cell>
          <table:table-cell office:value-type="float" office:value="1478104473606" calcext:value-type="float">
            <text:p>1478104473606</text:p>
          </table:table-cell>
          <table:table-cell office:value-type="float" office:value="1478104473799" calcext:value-type="float">
            <text:p>1478104473799</text:p>
          </table:table-cell>
          <table:table-cell office:value-type="float" office:value="1478104473862" calcext:value-type="float">
            <text:p>1478104473862</text:p>
          </table:table-cell>
          <table:table-cell/>
          <table:table-cell table:formula="of:=[.G251]-[.F251]" office:value-type="float" office:value="-1" calcext:value-type="float">
            <text:p>-1</text:p>
          </table:table-cell>
          <table:table-cell table:formula="of:=[.H251]-[.G251]" office:value-type="float" office:value="0" calcext:value-type="float">
            <text:p>0</text:p>
          </table:table-cell>
          <table:table-cell table:formula="of:=[.I251]-[.H251]" office:value-type="float" office:value="0" calcext:value-type="float">
            <text:p>0</text:p>
          </table:table-cell>
          <table:table-cell table:number-columns-repeated="2"/>
          <table:table-cell table:formula="of:=[.L251]-[.K251]" office:value-type="float" office:value="193" calcext:value-type="float">
            <text:p>193</text:p>
          </table:table-cell>
          <table:table-cell table:formula="of:=[.M251]-[.L251]" office:value-type="float" office:value="63" calcext:value-type="float">
            <text:p>63</text:p>
          </table:table-cell>
          <table:table-cell table:formula="of:=[.M251]-[.F251]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49347" calcext:value-type="float">
            <text:p>49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25" calcext:value-type="float">
            <text:p>101425</text:p>
          </table:table-cell>
          <table:table-cell office:value-type="float" office:value="1478104473688" calcext:value-type="float">
            <text:p>1478104473688</text:p>
          </table:table-cell>
          <table:table-cell table:number-columns-repeated="3" office:value-type="float" office:value="1478104473687" calcext:value-type="float">
            <text:p>1478104473687</text:p>
          </table:table-cell>
          <table:table-cell office:value-type="string" calcext:value-type="string">
            <text:p>?</text:p>
          </table:table-cell>
          <table:table-cell office:value-type="float" office:value="1478104473687" calcext:value-type="float">
            <text:p>1478104473687</text:p>
          </table:table-cell>
          <table:table-cell office:value-type="float" office:value="1478104473891" calcext:value-type="float">
            <text:p>1478104473891</text:p>
          </table:table-cell>
          <table:table-cell office:value-type="float" office:value="1478104473956" calcext:value-type="float">
            <text:p>1478104473956</text:p>
          </table:table-cell>
          <table:table-cell/>
          <table:table-cell table:formula="of:=[.G252]-[.F252]" office:value-type="float" office:value="-1" calcext:value-type="float">
            <text:p>-1</text:p>
          </table:table-cell>
          <table:table-cell table:formula="of:=[.H252]-[.G252]" office:value-type="float" office:value="0" calcext:value-type="float">
            <text:p>0</text:p>
          </table:table-cell>
          <table:table-cell table:formula="of:=[.I252]-[.H252]" office:value-type="float" office:value="0" calcext:value-type="float">
            <text:p>0</text:p>
          </table:table-cell>
          <table:table-cell table:number-columns-repeated="2"/>
          <table:table-cell table:formula="of:=[.L252]-[.K252]" office:value-type="float" office:value="204" calcext:value-type="float">
            <text:p>204</text:p>
          </table:table-cell>
          <table:table-cell table:formula="of:=[.M252]-[.L252]" office:value-type="float" office:value="65" calcext:value-type="float">
            <text:p>65</text:p>
          </table:table-cell>
          <table:table-cell table:formula="of:=[.M252]-[.F252]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49346" calcext:value-type="float">
            <text:p>493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647" calcext:value-type="float">
            <text:p>1647</text:p>
          </table:table-cell>
          <table:table-cell office:value-type="float" office:value="1478104473879" calcext:value-type="float">
            <text:p>1478104473879</text:p>
          </table:table-cell>
          <table:table-cell table:number-columns-repeated="3" office:value-type="float" office:value="1478104473878" calcext:value-type="float">
            <text:p>1478104473878</text:p>
          </table:table-cell>
          <table:table-cell office:value-type="string" calcext:value-type="string">
            <text:p>?</text:p>
          </table:table-cell>
          <table:table-cell office:value-type="float" office:value="1478104473887" calcext:value-type="float">
            <text:p>1478104473887</text:p>
          </table:table-cell>
          <table:table-cell office:value-type="float" office:value="1478104474086" calcext:value-type="float">
            <text:p>1478104474086</text:p>
          </table:table-cell>
          <table:table-cell office:value-type="float" office:value="1478104474093" calcext:value-type="float">
            <text:p>1478104474093</text:p>
          </table:table-cell>
          <table:table-cell/>
          <table:table-cell table:formula="of:=[.G253]-[.F253]" office:value-type="float" office:value="-1" calcext:value-type="float">
            <text:p>-1</text:p>
          </table:table-cell>
          <table:table-cell table:formula="of:=[.H253]-[.G253]" office:value-type="float" office:value="0" calcext:value-type="float">
            <text:p>0</text:p>
          </table:table-cell>
          <table:table-cell table:formula="of:=[.I253]-[.H253]" office:value-type="float" office:value="0" calcext:value-type="float">
            <text:p>0</text:p>
          </table:table-cell>
          <table:table-cell table:number-columns-repeated="2"/>
          <table:table-cell table:formula="of:=[.L253]-[.K253]" office:value-type="float" office:value="199" calcext:value-type="float">
            <text:p>199</text:p>
          </table:table-cell>
          <table:table-cell table:formula="of:=[.M253]-[.L253]" office:value-type="float" office:value="7" calcext:value-type="float">
            <text:p>7</text:p>
          </table:table-cell>
          <table:table-cell table:formula="of:=[.M253]-[.F253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49340" calcext:value-type="float">
            <text:p>493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75" calcext:value-type="float">
            <text:p>200075</text:p>
          </table:table-cell>
          <table:table-cell office:value-type="float" office:value="1478104474079" calcext:value-type="float">
            <text:p>1478104474079</text:p>
          </table:table-cell>
          <table:table-cell table:number-columns-repeated="3" office:value-type="float" office:value="1478104474078" calcext:value-type="float">
            <text:p>1478104474078</text:p>
          </table:table-cell>
          <table:table-cell office:value-type="string" calcext:value-type="string">
            <text:p>?</text:p>
          </table:table-cell>
          <table:table-cell office:value-type="float" office:value="1478104474078" calcext:value-type="float">
            <text:p>1478104474078</text:p>
          </table:table-cell>
          <table:table-cell office:value-type="float" office:value="1478104474267" calcext:value-type="float">
            <text:p>1478104474267</text:p>
          </table:table-cell>
          <table:table-cell office:value-type="float" office:value="1478104474305" calcext:value-type="float">
            <text:p>1478104474305</text:p>
          </table:table-cell>
          <table:table-cell/>
          <table:table-cell table:formula="of:=[.G254]-[.F254]" office:value-type="float" office:value="-1" calcext:value-type="float">
            <text:p>-1</text:p>
          </table:table-cell>
          <table:table-cell table:formula="of:=[.H254]-[.G254]" office:value-type="float" office:value="0" calcext:value-type="float">
            <text:p>0</text:p>
          </table:table-cell>
          <table:table-cell table:formula="of:=[.I254]-[.H254]" office:value-type="float" office:value="0" calcext:value-type="float">
            <text:p>0</text:p>
          </table:table-cell>
          <table:table-cell table:number-columns-repeated="2"/>
          <table:table-cell table:formula="of:=[.L254]-[.K254]" office:value-type="float" office:value="189" calcext:value-type="float">
            <text:p>189</text:p>
          </table:table-cell>
          <table:table-cell table:formula="of:=[.M254]-[.L254]" office:value-type="float" office:value="38" calcext:value-type="float">
            <text:p>38</text:p>
          </table:table-cell>
          <table:table-cell table:formula="of:=[.M254]-[.F254]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9350" calcext:value-type="float">
            <text:p>49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70" calcext:value-type="float">
            <text:p>201570</text:p>
          </table:table-cell>
          <table:table-cell office:value-type="float" office:value="1478104474087" calcext:value-type="float">
            <text:p>1478104474087</text:p>
          </table:table-cell>
          <table:table-cell table:number-columns-repeated="3" office:value-type="float" office:value="1478104474086" calcext:value-type="float">
            <text:p>1478104474086</text:p>
          </table:table-cell>
          <table:table-cell office:value-type="string" calcext:value-type="string">
            <text:p>?</text:p>
          </table:table-cell>
          <table:table-cell office:value-type="float" office:value="1478104474086" calcext:value-type="float">
            <text:p>1478104474086</text:p>
          </table:table-cell>
          <table:table-cell office:value-type="float" office:value="1478104474286" calcext:value-type="float">
            <text:p>1478104474286</text:p>
          </table:table-cell>
          <table:table-cell office:value-type="float" office:value="1478104474306" calcext:value-type="float">
            <text:p>1478104474306</text:p>
          </table:table-cell>
          <table:table-cell/>
          <table:table-cell table:formula="of:=[.G255]-[.F255]" office:value-type="float" office:value="-1" calcext:value-type="float">
            <text:p>-1</text:p>
          </table:table-cell>
          <table:table-cell table:formula="of:=[.H255]-[.G255]" office:value-type="float" office:value="0" calcext:value-type="float">
            <text:p>0</text:p>
          </table:table-cell>
          <table:table-cell table:formula="of:=[.I255]-[.H255]" office:value-type="float" office:value="0" calcext:value-type="float">
            <text:p>0</text:p>
          </table:table-cell>
          <table:table-cell table:number-columns-repeated="2"/>
          <table:table-cell table:formula="of:=[.L255]-[.K255]" office:value-type="float" office:value="200" calcext:value-type="float">
            <text:p>200</text:p>
          </table:table-cell>
          <table:table-cell table:formula="of:=[.M255]-[.L255]" office:value-type="float" office:value="20" calcext:value-type="float">
            <text:p>20</text:p>
          </table:table-cell>
          <table:table-cell table:formula="of:=[.M255]-[.F255]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49348" calcext:value-type="float">
            <text:p>49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77" calcext:value-type="float">
            <text:p>102177</text:p>
          </table:table-cell>
          <table:table-cell office:value-type="float" office:value="1478104474350" calcext:value-type="float">
            <text:p>1478104474350</text:p>
          </table:table-cell>
          <table:table-cell office:value-type="float" office:value="1478104474348" calcext:value-type="float">
            <text:p>1478104474348</text:p>
          </table:table-cell>
          <table:table-cell table:number-columns-repeated="2" office:value-type="float" office:value="1478104474349" calcext:value-type="float">
            <text:p>1478104474349</text:p>
          </table:table-cell>
          <table:table-cell office:value-type="string" calcext:value-type="string">
            <text:p>?</text:p>
          </table:table-cell>
          <table:table-cell office:value-type="float" office:value="1478104474349" calcext:value-type="float">
            <text:p>1478104474349</text:p>
          </table:table-cell>
          <table:table-cell office:value-type="float" office:value="1478104474549" calcext:value-type="float">
            <text:p>1478104474549</text:p>
          </table:table-cell>
          <table:table-cell office:value-type="float" office:value="1478104474558" calcext:value-type="float">
            <text:p>1478104474558</text:p>
          </table:table-cell>
          <table:table-cell/>
          <table:table-cell table:formula="of:=[.G256]-[.F256]" office:value-type="float" office:value="-2" calcext:value-type="float">
            <text:p>-2</text:p>
          </table:table-cell>
          <table:table-cell table:formula="of:=[.H256]-[.G256]" office:value-type="float" office:value="1" calcext:value-type="float">
            <text:p>1</text:p>
          </table:table-cell>
          <table:table-cell table:formula="of:=[.I256]-[.H256]" office:value-type="float" office:value="0" calcext:value-type="float">
            <text:p>0</text:p>
          </table:table-cell>
          <table:table-cell table:number-columns-repeated="2"/>
          <table:table-cell table:formula="of:=[.L256]-[.K256]" office:value-type="float" office:value="200" calcext:value-type="float">
            <text:p>200</text:p>
          </table:table-cell>
          <table:table-cell table:formula="of:=[.M256]-[.L256]" office:value-type="float" office:value="9" calcext:value-type="float">
            <text:p>9</text:p>
          </table:table-cell>
          <table:table-cell table:formula="of:=[.M256]-[.F256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342" calcext:value-type="float">
            <text:p>49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364" calcext:value-type="float">
            <text:p>401364</text:p>
          </table:table-cell>
          <table:table-cell office:value-type="float" office:value="1478104474448" calcext:value-type="float">
            <text:p>1478104474448</text:p>
          </table:table-cell>
          <table:table-cell table:number-columns-repeated="3" office:value-type="float" office:value="1478104474447" calcext:value-type="float">
            <text:p>1478104474447</text:p>
          </table:table-cell>
          <table:table-cell office:value-type="string" calcext:value-type="string">
            <text:p>?</text:p>
          </table:table-cell>
          <table:table-cell office:value-type="float" office:value="1478104474447" calcext:value-type="float">
            <text:p>1478104474447</text:p>
          </table:table-cell>
          <table:table-cell office:value-type="float" office:value="1478104474639" calcext:value-type="float">
            <text:p>1478104474639</text:p>
          </table:table-cell>
          <table:table-cell office:value-type="float" office:value="1478104474660" calcext:value-type="float">
            <text:p>1478104474660</text:p>
          </table:table-cell>
          <table:table-cell/>
          <table:table-cell table:formula="of:=[.G257]-[.F257]" office:value-type="float" office:value="-1" calcext:value-type="float">
            <text:p>-1</text:p>
          </table:table-cell>
          <table:table-cell table:formula="of:=[.H257]-[.G257]" office:value-type="float" office:value="0" calcext:value-type="float">
            <text:p>0</text:p>
          </table:table-cell>
          <table:table-cell table:formula="of:=[.I257]-[.H257]" office:value-type="float" office:value="0" calcext:value-type="float">
            <text:p>0</text:p>
          </table:table-cell>
          <table:table-cell table:number-columns-repeated="2"/>
          <table:table-cell table:formula="of:=[.L257]-[.K257]" office:value-type="float" office:value="192" calcext:value-type="float">
            <text:p>192</text:p>
          </table:table-cell>
          <table:table-cell table:formula="of:=[.M257]-[.L257]" office:value-type="float" office:value="21" calcext:value-type="float">
            <text:p>21</text:p>
          </table:table-cell>
          <table:table-cell table:formula="of:=[.M257]-[.F257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352" calcext:value-type="float">
            <text:p>49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554" calcext:value-type="float">
            <text:p>101554</text:p>
          </table:table-cell>
          <table:table-cell table:number-columns-repeated="4" office:value-type="float" office:value="1478104474708" calcext:value-type="float">
            <text:p>1478104474708</text:p>
          </table:table-cell>
          <table:table-cell office:value-type="string" calcext:value-type="string">
            <text:p>?</text:p>
          </table:table-cell>
          <table:table-cell office:value-type="float" office:value="1478104474708" calcext:value-type="float">
            <text:p>1478104474708</text:p>
          </table:table-cell>
          <table:table-cell office:value-type="float" office:value="1478104474913" calcext:value-type="float">
            <text:p>1478104474913</text:p>
          </table:table-cell>
          <table:table-cell office:value-type="float" office:value="1478104474920" calcext:value-type="float">
            <text:p>1478104474920</text:p>
          </table:table-cell>
          <table:table-cell/>
          <table:table-cell table:formula="of:=[.G258]-[.F258]" office:value-type="float" office:value="0" calcext:value-type="float">
            <text:p>0</text:p>
          </table:table-cell>
          <table:table-cell table:formula="of:=[.H258]-[.G258]" office:value-type="float" office:value="0" calcext:value-type="float">
            <text:p>0</text:p>
          </table:table-cell>
          <table:table-cell table:formula="of:=[.I258]-[.H258]" office:value-type="float" office:value="0" calcext:value-type="float">
            <text:p>0</text:p>
          </table:table-cell>
          <table:table-cell table:number-columns-repeated="2"/>
          <table:table-cell table:formula="of:=[.L258]-[.K258]" office:value-type="float" office:value="205" calcext:value-type="float">
            <text:p>205</text:p>
          </table:table-cell>
          <table:table-cell table:formula="of:=[.M258]-[.L258]" office:value-type="float" office:value="7" calcext:value-type="float">
            <text:p>7</text:p>
          </table:table-cell>
          <table:table-cell table:formula="of:=[.M258]-[.F258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339" calcext:value-type="float">
            <text:p>493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348" calcext:value-type="float">
            <text:p>301348</text:p>
          </table:table-cell>
          <table:table-cell office:value-type="float" office:value="1478104474970" calcext:value-type="float">
            <text:p>1478104474970</text:p>
          </table:table-cell>
          <table:table-cell table:number-columns-repeated="3" office:value-type="float" office:value="1478104474969" calcext:value-type="float">
            <text:p>1478104474969</text:p>
          </table:table-cell>
          <table:table-cell office:value-type="string" calcext:value-type="string">
            <text:p>?</text:p>
          </table:table-cell>
          <table:table-cell office:value-type="float" office:value="1478104474969" calcext:value-type="float">
            <text:p>1478104474969</text:p>
          </table:table-cell>
          <table:table-cell office:value-type="float" office:value="1478104475164" calcext:value-type="float">
            <text:p>1478104475164</text:p>
          </table:table-cell>
          <table:table-cell office:value-type="float" office:value="1478104475172" calcext:value-type="float">
            <text:p>1478104475172</text:p>
          </table:table-cell>
          <table:table-cell/>
          <table:table-cell table:formula="of:=[.G259]-[.F259]" office:value-type="float" office:value="-1" calcext:value-type="float">
            <text:p>-1</text:p>
          </table:table-cell>
          <table:table-cell table:formula="of:=[.H259]-[.G259]" office:value-type="float" office:value="0" calcext:value-type="float">
            <text:p>0</text:p>
          </table:table-cell>
          <table:table-cell table:formula="of:=[.I259]-[.H259]" office:value-type="float" office:value="0" calcext:value-type="float">
            <text:p>0</text:p>
          </table:table-cell>
          <table:table-cell table:number-columns-repeated="2"/>
          <table:table-cell table:formula="of:=[.L259]-[.K259]" office:value-type="float" office:value="195" calcext:value-type="float">
            <text:p>195</text:p>
          </table:table-cell>
          <table:table-cell table:formula="of:=[.M259]-[.L259]" office:value-type="float" office:value="8" calcext:value-type="float">
            <text:p>8</text:p>
          </table:table-cell>
          <table:table-cell table:formula="of:=[.M259]-[.F259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349" calcext:value-type="float">
            <text:p>493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818" calcext:value-type="float">
            <text:p>1818</text:p>
          </table:table-cell>
          <table:table-cell office:value-type="float" office:value="1478104474987" calcext:value-type="float">
            <text:p>1478104474987</text:p>
          </table:table-cell>
          <table:table-cell table:number-columns-repeated="3" office:value-type="float" office:value="1478104474986" calcext:value-type="float">
            <text:p>1478104474986</text:p>
          </table:table-cell>
          <table:table-cell office:value-type="string" calcext:value-type="string">
            <text:p>?</text:p>
          </table:table-cell>
          <table:table-cell office:value-type="float" office:value="1478104474986" calcext:value-type="float">
            <text:p>1478104474986</text:p>
          </table:table-cell>
          <table:table-cell office:value-type="float" office:value="1478104475182" calcext:value-type="float">
            <text:p>1478104475182</text:p>
          </table:table-cell>
          <table:table-cell office:value-type="float" office:value="1478104475189" calcext:value-type="float">
            <text:p>1478104475189</text:p>
          </table:table-cell>
          <table:table-cell/>
          <table:table-cell table:formula="of:=[.G260]-[.F260]" office:value-type="float" office:value="-1" calcext:value-type="float">
            <text:p>-1</text:p>
          </table:table-cell>
          <table:table-cell table:formula="of:=[.H260]-[.G260]" office:value-type="float" office:value="0" calcext:value-type="float">
            <text:p>0</text:p>
          </table:table-cell>
          <table:table-cell table:formula="of:=[.I260]-[.H260]" office:value-type="float" office:value="0" calcext:value-type="float">
            <text:p>0</text:p>
          </table:table-cell>
          <table:table-cell table:number-columns-repeated="2"/>
          <table:table-cell table:formula="of:=[.L260]-[.K260]" office:value-type="float" office:value="196" calcext:value-type="float">
            <text:p>196</text:p>
          </table:table-cell>
          <table:table-cell table:formula="of:=[.M260]-[.L260]" office:value-type="float" office:value="7" calcext:value-type="float">
            <text:p>7</text:p>
          </table:table-cell>
          <table:table-cell table:formula="of:=[.M260]-[.F260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355" calcext:value-type="float">
            <text:p>49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298" calcext:value-type="float">
            <text:p>301298</text:p>
          </table:table-cell>
          <table:table-cell office:value-type="float" office:value="1478104475015" calcext:value-type="float">
            <text:p>1478104475015</text:p>
          </table:table-cell>
          <table:table-cell table:number-columns-repeated="3" office:value-type="float" office:value="1478104475014" calcext:value-type="float">
            <text:p>1478104475014</text:p>
          </table:table-cell>
          <table:table-cell office:value-type="string" calcext:value-type="string">
            <text:p>?</text:p>
          </table:table-cell>
          <table:table-cell office:value-type="float" office:value="1478104475014" calcext:value-type="float">
            <text:p>1478104475014</text:p>
          </table:table-cell>
          <table:table-cell office:value-type="float" office:value="1478104475212" calcext:value-type="float">
            <text:p>1478104475212</text:p>
          </table:table-cell>
          <table:table-cell office:value-type="float" office:value="1478104475220" calcext:value-type="float">
            <text:p>1478104475220</text:p>
          </table:table-cell>
          <table:table-cell/>
          <table:table-cell table:formula="of:=[.G261]-[.F261]" office:value-type="float" office:value="-1" calcext:value-type="float">
            <text:p>-1</text:p>
          </table:table-cell>
          <table:table-cell table:formula="of:=[.H261]-[.G261]" office:value-type="float" office:value="0" calcext:value-type="float">
            <text:p>0</text:p>
          </table:table-cell>
          <table:table-cell table:formula="of:=[.I261]-[.H261]" office:value-type="float" office:value="0" calcext:value-type="float">
            <text:p>0</text:p>
          </table:table-cell>
          <table:table-cell table:number-columns-repeated="2"/>
          <table:table-cell table:formula="of:=[.L261]-[.K261]" office:value-type="float" office:value="198" calcext:value-type="float">
            <text:p>198</text:p>
          </table:table-cell>
          <table:table-cell table:formula="of:=[.M261]-[.L261]" office:value-type="float" office:value="8" calcext:value-type="float">
            <text:p>8</text:p>
          </table:table-cell>
          <table:table-cell table:formula="of:=[.M261]-[.F261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351" calcext:value-type="float">
            <text:p>49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80" calcext:value-type="float">
            <text:p>200080</text:p>
          </table:table-cell>
          <table:table-cell office:value-type="float" office:value="1478104475105" calcext:value-type="float">
            <text:p>1478104475105</text:p>
          </table:table-cell>
          <table:table-cell table:number-columns-repeated="3" office:value-type="float" office:value="1478104475104" calcext:value-type="float">
            <text:p>1478104475104</text:p>
          </table:table-cell>
          <table:table-cell office:value-type="string" calcext:value-type="string">
            <text:p>?</text:p>
          </table:table-cell>
          <table:table-cell office:value-type="float" office:value="1478104475104" calcext:value-type="float">
            <text:p>1478104475104</text:p>
          </table:table-cell>
          <table:table-cell office:value-type="float" office:value="1478104475331" calcext:value-type="float">
            <text:p>1478104475331</text:p>
          </table:table-cell>
          <table:table-cell office:value-type="float" office:value="1478104475385" calcext:value-type="float">
            <text:p>1478104475385</text:p>
          </table:table-cell>
          <table:table-cell/>
          <table:table-cell table:formula="of:=[.G262]-[.F262]" office:value-type="float" office:value="-1" calcext:value-type="float">
            <text:p>-1</text:p>
          </table:table-cell>
          <table:table-cell table:formula="of:=[.H262]-[.G262]" office:value-type="float" office:value="0" calcext:value-type="float">
            <text:p>0</text:p>
          </table:table-cell>
          <table:table-cell table:formula="of:=[.I262]-[.H262]" office:value-type="float" office:value="0" calcext:value-type="float">
            <text:p>0</text:p>
          </table:table-cell>
          <table:table-cell table:number-columns-repeated="2"/>
          <table:table-cell table:formula="of:=[.L262]-[.K262]" office:value-type="float" office:value="227" calcext:value-type="float">
            <text:p>227</text:p>
          </table:table-cell>
          <table:table-cell table:formula="of:=[.M262]-[.L262]" office:value-type="float" office:value="54" calcext:value-type="float">
            <text:p>54</text:p>
          </table:table-cell>
          <table:table-cell table:formula="of:=[.M262]-[.F262]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49354" calcext:value-type="float">
            <text:p>49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756" calcext:value-type="float">
            <text:p>101756</text:p>
          </table:table-cell>
          <table:table-cell office:value-type="float" office:value="1478104475123" calcext:value-type="float">
            <text:p>1478104475123</text:p>
          </table:table-cell>
          <table:table-cell table:number-columns-repeated="3" office:value-type="float" office:value="1478104475122" calcext:value-type="float">
            <text:p>1478104475122</text:p>
          </table:table-cell>
          <table:table-cell office:value-type="string" calcext:value-type="string">
            <text:p>?</text:p>
          </table:table-cell>
          <table:table-cell office:value-type="float" office:value="1478104475123" calcext:value-type="float">
            <text:p>1478104475123</text:p>
          </table:table-cell>
          <table:table-cell office:value-type="float" office:value="1478104475333" calcext:value-type="float">
            <text:p>1478104475333</text:p>
          </table:table-cell>
          <table:table-cell office:value-type="float" office:value="1478104475431" calcext:value-type="float">
            <text:p>1478104475431</text:p>
          </table:table-cell>
          <table:table-cell/>
          <table:table-cell table:formula="of:=[.G263]-[.F263]" office:value-type="float" office:value="-1" calcext:value-type="float">
            <text:p>-1</text:p>
          </table:table-cell>
          <table:table-cell table:formula="of:=[.H263]-[.G263]" office:value-type="float" office:value="0" calcext:value-type="float">
            <text:p>0</text:p>
          </table:table-cell>
          <table:table-cell table:formula="of:=[.I263]-[.H263]" office:value-type="float" office:value="0" calcext:value-type="float">
            <text:p>0</text:p>
          </table:table-cell>
          <table:table-cell table:number-columns-repeated="2"/>
          <table:table-cell table:formula="of:=[.L263]-[.K263]" office:value-type="float" office:value="210" calcext:value-type="float">
            <text:p>210</text:p>
          </table:table-cell>
          <table:table-cell table:formula="of:=[.M263]-[.L263]" office:value-type="float" office:value="98" calcext:value-type="float">
            <text:p>98</text:p>
          </table:table-cell>
          <table:table-cell table:formula="of:=[.M263]-[.F263]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49360" calcext:value-type="float">
            <text:p>493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41" calcext:value-type="float">
            <text:p>202141</text:p>
          </table:table-cell>
          <table:table-cell office:value-type="float" office:value="1478104475152" calcext:value-type="float">
            <text:p>1478104475152</text:p>
          </table:table-cell>
          <table:table-cell table:number-columns-repeated="3" office:value-type="float" office:value="1478104475151" calcext:value-type="float">
            <text:p>1478104475151</text:p>
          </table:table-cell>
          <table:table-cell office:value-type="string" calcext:value-type="string">
            <text:p>?</text:p>
          </table:table-cell>
          <table:table-cell office:value-type="float" office:value="1478104475151" calcext:value-type="float">
            <text:p>1478104475151</text:p>
          </table:table-cell>
          <table:table-cell office:value-type="float" office:value="1478104475363" calcext:value-type="float">
            <text:p>1478104475363</text:p>
          </table:table-cell>
          <table:table-cell office:value-type="float" office:value="1478104475434" calcext:value-type="float">
            <text:p>1478104475434</text:p>
          </table:table-cell>
          <table:table-cell/>
          <table:table-cell table:formula="of:=[.G264]-[.F264]" office:value-type="float" office:value="-1" calcext:value-type="float">
            <text:p>-1</text:p>
          </table:table-cell>
          <table:table-cell table:formula="of:=[.H264]-[.G264]" office:value-type="float" office:value="0" calcext:value-type="float">
            <text:p>0</text:p>
          </table:table-cell>
          <table:table-cell table:formula="of:=[.I264]-[.H264]" office:value-type="float" office:value="0" calcext:value-type="float">
            <text:p>0</text:p>
          </table:table-cell>
          <table:table-cell table:number-columns-repeated="2"/>
          <table:table-cell table:formula="of:=[.L264]-[.K264]" office:value-type="float" office:value="212" calcext:value-type="float">
            <text:p>212</text:p>
          </table:table-cell>
          <table:table-cell table:formula="of:=[.M264]-[.L264]" office:value-type="float" office:value="71" calcext:value-type="float">
            <text:p>71</text:p>
          </table:table-cell>
          <table:table-cell table:formula="of:=[.M264]-[.F264]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49361" calcext:value-type="float">
            <text:p>493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02" calcext:value-type="float">
            <text:p>202202</text:p>
          </table:table-cell>
          <table:table-cell office:value-type="float" office:value="1478104475160" calcext:value-type="float">
            <text:p>1478104475160</text:p>
          </table:table-cell>
          <table:table-cell office:value-type="float" office:value="1478104475158" calcext:value-type="float">
            <text:p>1478104475158</text:p>
          </table:table-cell>
          <table:table-cell table:number-columns-repeated="2" office:value-type="float" office:value="1478104475159" calcext:value-type="float">
            <text:p>1478104475159</text:p>
          </table:table-cell>
          <table:table-cell office:value-type="string" calcext:value-type="string">
            <text:p>?</text:p>
          </table:table-cell>
          <table:table-cell office:value-type="float" office:value="1478104475159" calcext:value-type="float">
            <text:p>1478104475159</text:p>
          </table:table-cell>
          <table:table-cell office:value-type="float" office:value="1478104475561" calcext:value-type="float">
            <text:p>1478104475561</text:p>
          </table:table-cell>
          <table:table-cell office:value-type="float" office:value="1478104475620" calcext:value-type="float">
            <text:p>1478104475620</text:p>
          </table:table-cell>
          <table:table-cell/>
          <table:table-cell table:formula="of:=[.G265]-[.F265]" office:value-type="float" office:value="-2" calcext:value-type="float">
            <text:p>-2</text:p>
          </table:table-cell>
          <table:table-cell table:formula="of:=[.H265]-[.G265]" office:value-type="float" office:value="1" calcext:value-type="float">
            <text:p>1</text:p>
          </table:table-cell>
          <table:table-cell table:formula="of:=[.I265]-[.H265]" office:value-type="float" office:value="0" calcext:value-type="float">
            <text:p>0</text:p>
          </table:table-cell>
          <table:table-cell table:number-columns-repeated="2"/>
          <table:table-cell table:formula="of:=[.L265]-[.K265]" office:value-type="float" office:value="402" calcext:value-type="float">
            <text:p>402</text:p>
          </table:table-cell>
          <table:table-cell table:formula="of:=[.M265]-[.L265]" office:value-type="float" office:value="59" calcext:value-type="float">
            <text:p>59</text:p>
          </table:table-cell>
          <table:table-cell table:formula="of:=[.M265]-[.F265]"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9358" calcext:value-type="float">
            <text:p>493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426" calcext:value-type="float">
            <text:p>201426</text:p>
          </table:table-cell>
          <table:table-cell office:value-type="float" office:value="1478104475151" calcext:value-type="float">
            <text:p>1478104475151</text:p>
          </table:table-cell>
          <table:table-cell table:number-columns-repeated="3" office:value-type="float" office:value="1478104475150" calcext:value-type="float">
            <text:p>1478104475150</text:p>
          </table:table-cell>
          <table:table-cell office:value-type="string" calcext:value-type="string">
            <text:p>?</text:p>
          </table:table-cell>
          <table:table-cell office:value-type="float" office:value="1478104475150" calcext:value-type="float">
            <text:p>1478104475150</text:p>
          </table:table-cell>
          <table:table-cell office:value-type="float" office:value="1478104475562" calcext:value-type="float">
            <text:p>1478104475562</text:p>
          </table:table-cell>
          <table:table-cell office:value-type="float" office:value="1478104475648" calcext:value-type="float">
            <text:p>1478104475648</text:p>
          </table:table-cell>
          <table:table-cell/>
          <table:table-cell table:formula="of:=[.G266]-[.F266]" office:value-type="float" office:value="-1" calcext:value-type="float">
            <text:p>-1</text:p>
          </table:table-cell>
          <table:table-cell table:formula="of:=[.H266]-[.G266]" office:value-type="float" office:value="0" calcext:value-type="float">
            <text:p>0</text:p>
          </table:table-cell>
          <table:table-cell table:formula="of:=[.I266]-[.H266]" office:value-type="float" office:value="0" calcext:value-type="float">
            <text:p>0</text:p>
          </table:table-cell>
          <table:table-cell table:number-columns-repeated="2"/>
          <table:table-cell table:formula="of:=[.L266]-[.K266]" office:value-type="float" office:value="412" calcext:value-type="float">
            <text:p>412</text:p>
          </table:table-cell>
          <table:table-cell table:formula="of:=[.M266]-[.L266]" office:value-type="float" office:value="86" calcext:value-type="float">
            <text:p>86</text:p>
          </table:table-cell>
          <table:table-cell table:formula="of:=[.M266]-[.F266]"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49359" calcext:value-type="float">
            <text:p>493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567" calcext:value-type="float">
            <text:p>101567</text:p>
          </table:table-cell>
          <table:table-cell table:number-columns-repeated="4" office:value-type="float" office:value="1478104475331" calcext:value-type="float">
            <text:p>1478104475331</text:p>
          </table:table-cell>
          <table:table-cell office:value-type="string" calcext:value-type="string">
            <text:p>?</text:p>
          </table:table-cell>
          <table:table-cell office:value-type="float" office:value="1478104475333" calcext:value-type="float">
            <text:p>1478104475333</text:p>
          </table:table-cell>
          <table:table-cell office:value-type="float" office:value="1478104475575" calcext:value-type="float">
            <text:p>1478104475575</text:p>
          </table:table-cell>
          <table:table-cell office:value-type="float" office:value="1478104475688" calcext:value-type="float">
            <text:p>1478104475688</text:p>
          </table:table-cell>
          <table:table-cell/>
          <table:table-cell table:formula="of:=[.G267]-[.F267]" office:value-type="float" office:value="0" calcext:value-type="float">
            <text:p>0</text:p>
          </table:table-cell>
          <table:table-cell table:formula="of:=[.H267]-[.G267]" office:value-type="float" office:value="0" calcext:value-type="float">
            <text:p>0</text:p>
          </table:table-cell>
          <table:table-cell table:formula="of:=[.I267]-[.H267]" office:value-type="float" office:value="0" calcext:value-type="float">
            <text:p>0</text:p>
          </table:table-cell>
          <table:table-cell table:number-columns-repeated="2"/>
          <table:table-cell table:formula="of:=[.L267]-[.K267]" office:value-type="float" office:value="242" calcext:value-type="float">
            <text:p>242</text:p>
          </table:table-cell>
          <table:table-cell table:formula="of:=[.M267]-[.L267]" office:value-type="float" office:value="113" calcext:value-type="float">
            <text:p>113</text:p>
          </table:table-cell>
          <table:table-cell table:formula="of:=[.M267]-[.F267]"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49362" calcext:value-type="float">
            <text:p>493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39" calcext:value-type="float">
            <text:p>202139</text:p>
          </table:table-cell>
          <table:table-cell office:value-type="float" office:value="1478104475350" calcext:value-type="float">
            <text:p>1478104475350</text:p>
          </table:table-cell>
          <table:table-cell table:number-columns-repeated="3" office:value-type="float" office:value="1478104475349" calcext:value-type="float">
            <text:p>1478104475349</text:p>
          </table:table-cell>
          <table:table-cell office:value-type="string" calcext:value-type="string">
            <text:p>?</text:p>
          </table:table-cell>
          <table:table-cell office:value-type="float" office:value="1478104475353" calcext:value-type="float">
            <text:p>1478104475353</text:p>
          </table:table-cell>
          <table:table-cell office:value-type="float" office:value="1478104475596" calcext:value-type="float">
            <text:p>1478104475596</text:p>
          </table:table-cell>
          <table:table-cell office:value-type="float" office:value="1478104475723" calcext:value-type="float">
            <text:p>1478104475723</text:p>
          </table:table-cell>
          <table:table-cell/>
          <table:table-cell table:formula="of:=[.G268]-[.F268]" office:value-type="float" office:value="-1" calcext:value-type="float">
            <text:p>-1</text:p>
          </table:table-cell>
          <table:table-cell table:formula="of:=[.H268]-[.G268]" office:value-type="float" office:value="0" calcext:value-type="float">
            <text:p>0</text:p>
          </table:table-cell>
          <table:table-cell table:formula="of:=[.I268]-[.H268]" office:value-type="float" office:value="0" calcext:value-type="float">
            <text:p>0</text:p>
          </table:table-cell>
          <table:table-cell table:number-columns-repeated="2"/>
          <table:table-cell table:formula="of:=[.L268]-[.K268]" office:value-type="float" office:value="243" calcext:value-type="float">
            <text:p>243</text:p>
          </table:table-cell>
          <table:table-cell table:formula="of:=[.M268]-[.L268]" office:value-type="float" office:value="127" calcext:value-type="float">
            <text:p>127</text:p>
          </table:table-cell>
          <table:table-cell table:formula="of:=[.M268]-[.F268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49356" calcext:value-type="float">
            <text:p>49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893" calcext:value-type="float">
            <text:p>1893</text:p>
          </table:table-cell>
          <table:table-cell office:value-type="float" office:value="1478104475428" calcext:value-type="float">
            <text:p>1478104475428</text:p>
          </table:table-cell>
          <table:table-cell table:number-columns-repeated="3" office:value-type="float" office:value="1478104475427" calcext:value-type="float">
            <text:p>1478104475427</text:p>
          </table:table-cell>
          <table:table-cell office:value-type="string" calcext:value-type="string">
            <text:p>?</text:p>
          </table:table-cell>
          <table:table-cell office:value-type="float" office:value="1478104475427" calcext:value-type="float">
            <text:p>1478104475427</text:p>
          </table:table-cell>
          <table:table-cell office:value-type="float" office:value="1478104475668" calcext:value-type="float">
            <text:p>1478104475668</text:p>
          </table:table-cell>
          <table:table-cell office:value-type="float" office:value="1478104475765" calcext:value-type="float">
            <text:p>1478104475765</text:p>
          </table:table-cell>
          <table:table-cell/>
          <table:table-cell table:formula="of:=[.G269]-[.F269]" office:value-type="float" office:value="-1" calcext:value-type="float">
            <text:p>-1</text:p>
          </table:table-cell>
          <table:table-cell table:formula="of:=[.H269]-[.G269]" office:value-type="float" office:value="0" calcext:value-type="float">
            <text:p>0</text:p>
          </table:table-cell>
          <table:table-cell table:formula="of:=[.I269]-[.H269]" office:value-type="float" office:value="0" calcext:value-type="float">
            <text:p>0</text:p>
          </table:table-cell>
          <table:table-cell table:number-columns-repeated="2"/>
          <table:table-cell table:formula="of:=[.L269]-[.K269]" office:value-type="float" office:value="241" calcext:value-type="float">
            <text:p>241</text:p>
          </table:table-cell>
          <table:table-cell table:formula="of:=[.M269]-[.L269]" office:value-type="float" office:value="97" calcext:value-type="float">
            <text:p>97</text:p>
          </table:table-cell>
          <table:table-cell table:formula="of:=[.M269]-[.F269]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49357" calcext:value-type="float">
            <text:p>49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64" calcext:value-type="float">
            <text:p>301664</text:p>
          </table:table-cell>
          <table:table-cell office:value-type="float" office:value="1478104475460" calcext:value-type="float">
            <text:p>1478104475460</text:p>
          </table:table-cell>
          <table:table-cell table:number-columns-repeated="3" office:value-type="float" office:value="1478104475459" calcext:value-type="float">
            <text:p>1478104475459</text:p>
          </table:table-cell>
          <table:table-cell office:value-type="string" calcext:value-type="string">
            <text:p>?</text:p>
          </table:table-cell>
          <table:table-cell office:value-type="float" office:value="1478104475459" calcext:value-type="float">
            <text:p>1478104475459</text:p>
          </table:table-cell>
          <table:table-cell office:value-type="float" office:value="1478104475669" calcext:value-type="float">
            <text:p>1478104475669</text:p>
          </table:table-cell>
          <table:table-cell office:value-type="float" office:value="1478104475840" calcext:value-type="float">
            <text:p>1478104475840</text:p>
          </table:table-cell>
          <table:table-cell/>
          <table:table-cell table:formula="of:=[.G270]-[.F270]" office:value-type="float" office:value="-1" calcext:value-type="float">
            <text:p>-1</text:p>
          </table:table-cell>
          <table:table-cell table:formula="of:=[.H270]-[.G270]" office:value-type="float" office:value="0" calcext:value-type="float">
            <text:p>0</text:p>
          </table:table-cell>
          <table:table-cell table:formula="of:=[.I270]-[.H270]" office:value-type="float" office:value="0" calcext:value-type="float">
            <text:p>0</text:p>
          </table:table-cell>
          <table:table-cell table:number-columns-repeated="2"/>
          <table:table-cell table:formula="of:=[.L270]-[.K270]" office:value-type="float" office:value="210" calcext:value-type="float">
            <text:p>210</text:p>
          </table:table-cell>
          <table:table-cell table:formula="of:=[.M270]-[.L270]" office:value-type="float" office:value="171" calcext:value-type="float">
            <text:p>171</text:p>
          </table:table-cell>
          <table:table-cell table:formula="of:=[.M270]-[.F270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49364" calcext:value-type="float">
            <text:p>49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727" calcext:value-type="float">
            <text:p>200727</text:p>
          </table:table-cell>
          <table:table-cell office:value-type="float" office:value="1478104475434" calcext:value-type="float">
            <text:p>1478104475434</text:p>
          </table:table-cell>
          <table:table-cell table:number-columns-repeated="3" office:value-type="float" office:value="1478104475433" calcext:value-type="float">
            <text:p>1478104475433</text:p>
          </table:table-cell>
          <table:table-cell office:value-type="string" calcext:value-type="string">
            <text:p>?</text:p>
          </table:table-cell>
          <table:table-cell office:value-type="float" office:value="1478104475433" calcext:value-type="float">
            <text:p>1478104475433</text:p>
          </table:table-cell>
          <table:table-cell office:value-type="float" office:value="1478104475671" calcext:value-type="float">
            <text:p>1478104475671</text:p>
          </table:table-cell>
          <table:table-cell office:value-type="float" office:value="1478104475869" calcext:value-type="float">
            <text:p>1478104475869</text:p>
          </table:table-cell>
          <table:table-cell/>
          <table:table-cell table:formula="of:=[.G271]-[.F271]" office:value-type="float" office:value="-1" calcext:value-type="float">
            <text:p>-1</text:p>
          </table:table-cell>
          <table:table-cell table:formula="of:=[.H271]-[.G271]" office:value-type="float" office:value="0" calcext:value-type="float">
            <text:p>0</text:p>
          </table:table-cell>
          <table:table-cell table:formula="of:=[.I271]-[.H271]" office:value-type="float" office:value="0" calcext:value-type="float">
            <text:p>0</text:p>
          </table:table-cell>
          <table:table-cell table:number-columns-repeated="2"/>
          <table:table-cell table:formula="of:=[.L271]-[.K271]" office:value-type="float" office:value="238" calcext:value-type="float">
            <text:p>238</text:p>
          </table:table-cell>
          <table:table-cell table:formula="of:=[.M271]-[.L271]" office:value-type="float" office:value="198" calcext:value-type="float">
            <text:p>198</text:p>
          </table:table-cell>
          <table:table-cell table:formula="of:=[.M271]-[.F271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9368" calcext:value-type="float">
            <text:p>49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49" calcext:value-type="float">
            <text:p>202149</text:p>
          </table:table-cell>
          <table:table-cell office:value-type="float" office:value="1478104475559" calcext:value-type="float">
            <text:p>1478104475559</text:p>
          </table:table-cell>
          <table:table-cell table:number-columns-repeated="3" office:value-type="float" office:value="1478104475561" calcext:value-type="float">
            <text:p>1478104475561</text:p>
          </table:table-cell>
          <table:table-cell office:value-type="string" calcext:value-type="string">
            <text:p>?</text:p>
          </table:table-cell>
          <table:table-cell office:value-type="float" office:value="1478104475561" calcext:value-type="float">
            <text:p>1478104475561</text:p>
          </table:table-cell>
          <table:table-cell office:value-type="float" office:value="1478104475765" calcext:value-type="float">
            <text:p>1478104475765</text:p>
          </table:table-cell>
          <table:table-cell office:value-type="float" office:value="1478104475911" calcext:value-type="float">
            <text:p>1478104475911</text:p>
          </table:table-cell>
          <table:table-cell/>
          <table:table-cell table:formula="of:=[.G272]-[.F272]" office:value-type="float" office:value="2" calcext:value-type="float">
            <text:p>2</text:p>
          </table:table-cell>
          <table:table-cell table:formula="of:=[.H272]-[.G272]" office:value-type="float" office:value="0" calcext:value-type="float">
            <text:p>0</text:p>
          </table:table-cell>
          <table:table-cell table:formula="of:=[.I272]-[.H272]" office:value-type="float" office:value="0" calcext:value-type="float">
            <text:p>0</text:p>
          </table:table-cell>
          <table:table-cell table:number-columns-repeated="2"/>
          <table:table-cell table:formula="of:=[.L272]-[.K272]" office:value-type="float" office:value="204" calcext:value-type="float">
            <text:p>204</text:p>
          </table:table-cell>
          <table:table-cell table:formula="of:=[.M272]-[.L272]" office:value-type="float" office:value="146" calcext:value-type="float">
            <text:p>146</text:p>
          </table:table-cell>
          <table:table-cell table:formula="of:=[.M272]-[.F272]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49366" calcext:value-type="float">
            <text:p>49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384" calcext:value-type="float">
            <text:p>200384</text:p>
          </table:table-cell>
          <table:table-cell office:value-type="float" office:value="1478104475553" calcext:value-type="float">
            <text:p>1478104475553</text:p>
          </table:table-cell>
          <table:table-cell table:number-columns-repeated="3" office:value-type="float" office:value="1478104475552" calcext:value-type="float">
            <text:p>1478104475552</text:p>
          </table:table-cell>
          <table:table-cell office:value-type="string" calcext:value-type="string">
            <text:p>?</text:p>
          </table:table-cell>
          <table:table-cell office:value-type="float" office:value="1478104475552" calcext:value-type="float">
            <text:p>1478104475552</text:p>
          </table:table-cell>
          <table:table-cell office:value-type="float" office:value="1478104475776" calcext:value-type="float">
            <text:p>1478104475776</text:p>
          </table:table-cell>
          <table:table-cell office:value-type="float" office:value="1478104475919" calcext:value-type="float">
            <text:p>1478104475919</text:p>
          </table:table-cell>
          <table:table-cell/>
          <table:table-cell table:formula="of:=[.G273]-[.F273]" office:value-type="float" office:value="-1" calcext:value-type="float">
            <text:p>-1</text:p>
          </table:table-cell>
          <table:table-cell table:formula="of:=[.H273]-[.G273]" office:value-type="float" office:value="0" calcext:value-type="float">
            <text:p>0</text:p>
          </table:table-cell>
          <table:table-cell table:formula="of:=[.I273]-[.H273]" office:value-type="float" office:value="0" calcext:value-type="float">
            <text:p>0</text:p>
          </table:table-cell>
          <table:table-cell table:number-columns-repeated="2"/>
          <table:table-cell table:formula="of:=[.L273]-[.K273]" office:value-type="float" office:value="224" calcext:value-type="float">
            <text:p>224</text:p>
          </table:table-cell>
          <table:table-cell table:formula="of:=[.M273]-[.L273]" office:value-type="float" office:value="143" calcext:value-type="float">
            <text:p>143</text:p>
          </table:table-cell>
          <table:table-cell table:formula="of:=[.M273]-[.F273]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49369" calcext:value-type="float">
            <text:p>49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49" calcext:value-type="float">
            <text:p>201249</text:p>
          </table:table-cell>
          <table:table-cell office:value-type="float" office:value="1478104475597" calcext:value-type="float">
            <text:p>1478104475597</text:p>
          </table:table-cell>
          <table:table-cell table:number-columns-repeated="3" office:value-type="float" office:value="1478104475596" calcext:value-type="float">
            <text:p>1478104475596</text:p>
          </table:table-cell>
          <table:table-cell office:value-type="string" calcext:value-type="string">
            <text:p>?</text:p>
          </table:table-cell>
          <table:table-cell office:value-type="float" office:value="1478104475596" calcext:value-type="float">
            <text:p>1478104475596</text:p>
          </table:table-cell>
          <table:table-cell office:value-type="float" office:value="1478104475853" calcext:value-type="float">
            <text:p>1478104475853</text:p>
          </table:table-cell>
          <table:table-cell office:value-type="float" office:value="1478104475968" calcext:value-type="float">
            <text:p>1478104475968</text:p>
          </table:table-cell>
          <table:table-cell/>
          <table:table-cell table:formula="of:=[.G274]-[.F274]" office:value-type="float" office:value="-1" calcext:value-type="float">
            <text:p>-1</text:p>
          </table:table-cell>
          <table:table-cell table:formula="of:=[.H274]-[.G274]" office:value-type="float" office:value="0" calcext:value-type="float">
            <text:p>0</text:p>
          </table:table-cell>
          <table:table-cell table:formula="of:=[.I274]-[.H274]" office:value-type="float" office:value="0" calcext:value-type="float">
            <text:p>0</text:p>
          </table:table-cell>
          <table:table-cell table:number-columns-repeated="2"/>
          <table:table-cell table:formula="of:=[.L274]-[.K274]" office:value-type="float" office:value="257" calcext:value-type="float">
            <text:p>257</text:p>
          </table:table-cell>
          <table:table-cell table:formula="of:=[.M274]-[.L274]" office:value-type="float" office:value="115" calcext:value-type="float">
            <text:p>115</text:p>
          </table:table-cell>
          <table:table-cell table:formula="of:=[.M274]-[.F274]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49363" calcext:value-type="float">
            <text:p>493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924" calcext:value-type="float">
            <text:p>100924</text:p>
          </table:table-cell>
          <table:table-cell office:value-type="float" office:value="1478104475615" calcext:value-type="float">
            <text:p>1478104475615</text:p>
          </table:table-cell>
          <table:table-cell table:number-columns-repeated="3" office:value-type="float" office:value="1478104475614" calcext:value-type="float">
            <text:p>1478104475614</text:p>
          </table:table-cell>
          <table:table-cell office:value-type="string" calcext:value-type="string">
            <text:p>?</text:p>
          </table:table-cell>
          <table:table-cell office:value-type="float" office:value="1478104475614" calcext:value-type="float">
            <text:p>1478104475614</text:p>
          </table:table-cell>
          <table:table-cell office:value-type="float" office:value="1478104475864" calcext:value-type="float">
            <text:p>1478104475864</text:p>
          </table:table-cell>
          <table:table-cell office:value-type="float" office:value="1478104475979" calcext:value-type="float">
            <text:p>1478104475979</text:p>
          </table:table-cell>
          <table:table-cell/>
          <table:table-cell table:formula="of:=[.G275]-[.F275]" office:value-type="float" office:value="-1" calcext:value-type="float">
            <text:p>-1</text:p>
          </table:table-cell>
          <table:table-cell table:formula="of:=[.H275]-[.G275]" office:value-type="float" office:value="0" calcext:value-type="float">
            <text:p>0</text:p>
          </table:table-cell>
          <table:table-cell table:formula="of:=[.I275]-[.H275]" office:value-type="float" office:value="0" calcext:value-type="float">
            <text:p>0</text:p>
          </table:table-cell>
          <table:table-cell table:number-columns-repeated="2"/>
          <table:table-cell table:formula="of:=[.L275]-[.K275]" office:value-type="float" office:value="250" calcext:value-type="float">
            <text:p>250</text:p>
          </table:table-cell>
          <table:table-cell table:formula="of:=[.M275]-[.L275]" office:value-type="float" office:value="115" calcext:value-type="float">
            <text:p>115</text:p>
          </table:table-cell>
          <table:table-cell table:formula="of:=[.M275]-[.F275]"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49367" calcext:value-type="float">
            <text:p>49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432" calcext:value-type="float">
            <text:p>302432</text:p>
          </table:table-cell>
          <table:table-cell office:value-type="float" office:value="1478104475797" calcext:value-type="float">
            <text:p>1478104475797</text:p>
          </table:table-cell>
          <table:table-cell table:number-columns-repeated="3" office:value-type="float" office:value="1478104475796" calcext:value-type="float">
            <text:p>1478104475796</text:p>
          </table:table-cell>
          <table:table-cell office:value-type="string" calcext:value-type="string">
            <text:p>?</text:p>
          </table:table-cell>
          <table:table-cell office:value-type="float" office:value="1478104475800" calcext:value-type="float">
            <text:p>1478104475800</text:p>
          </table:table-cell>
          <table:table-cell office:value-type="float" office:value="1478104475990" calcext:value-type="float">
            <text:p>1478104475990</text:p>
          </table:table-cell>
          <table:table-cell office:value-type="float" office:value="1478104475998" calcext:value-type="float">
            <text:p>1478104475998</text:p>
          </table:table-cell>
          <table:table-cell/>
          <table:table-cell table:formula="of:=[.G276]-[.F276]" office:value-type="float" office:value="-1" calcext:value-type="float">
            <text:p>-1</text:p>
          </table:table-cell>
          <table:table-cell table:formula="of:=[.H276]-[.G276]" office:value-type="float" office:value="0" calcext:value-type="float">
            <text:p>0</text:p>
          </table:table-cell>
          <table:table-cell table:formula="of:=[.I276]-[.H276]" office:value-type="float" office:value="0" calcext:value-type="float">
            <text:p>0</text:p>
          </table:table-cell>
          <table:table-cell table:number-columns-repeated="2"/>
          <table:table-cell table:formula="of:=[.L276]-[.K276]" office:value-type="float" office:value="190" calcext:value-type="float">
            <text:p>190</text:p>
          </table:table-cell>
          <table:table-cell table:formula="of:=[.M276]-[.L276]" office:value-type="float" office:value="8" calcext:value-type="float">
            <text:p>8</text:p>
          </table:table-cell>
          <table:table-cell table:formula="of:=[.M276]-[.F276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370" calcext:value-type="float">
            <text:p>49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19" calcext:value-type="float">
            <text:p>201119</text:p>
          </table:table-cell>
          <table:table-cell office:value-type="float" office:value="1478104475859" calcext:value-type="float">
            <text:p>1478104475859</text:p>
          </table:table-cell>
          <table:table-cell table:number-columns-repeated="3" office:value-type="float" office:value="1478104475858" calcext:value-type="float">
            <text:p>1478104475858</text:p>
          </table:table-cell>
          <table:table-cell office:value-type="string" calcext:value-type="string">
            <text:p>?</text:p>
          </table:table-cell>
          <table:table-cell office:value-type="float" office:value="1478104475858" calcext:value-type="float">
            <text:p>1478104475858</text:p>
          </table:table-cell>
          <table:table-cell office:value-type="float" office:value="1478104476061" calcext:value-type="float">
            <text:p>1478104476061</text:p>
          </table:table-cell>
          <table:table-cell office:value-type="float" office:value="1478104476069" calcext:value-type="float">
            <text:p>1478104476069</text:p>
          </table:table-cell>
          <table:table-cell/>
          <table:table-cell table:formula="of:=[.G277]-[.F277]" office:value-type="float" office:value="-1" calcext:value-type="float">
            <text:p>-1</text:p>
          </table:table-cell>
          <table:table-cell table:formula="of:=[.H277]-[.G277]" office:value-type="float" office:value="0" calcext:value-type="float">
            <text:p>0</text:p>
          </table:table-cell>
          <table:table-cell table:formula="of:=[.I277]-[.H277]" office:value-type="float" office:value="0" calcext:value-type="float">
            <text:p>0</text:p>
          </table:table-cell>
          <table:table-cell table:number-columns-repeated="2"/>
          <table:table-cell table:formula="of:=[.L277]-[.K277]" office:value-type="float" office:value="203" calcext:value-type="float">
            <text:p>203</text:p>
          </table:table-cell>
          <table:table-cell table:formula="of:=[.M277]-[.L277]" office:value-type="float" office:value="8" calcext:value-type="float">
            <text:p>8</text:p>
          </table:table-cell>
          <table:table-cell table:formula="of:=[.M277]-[.F277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373" calcext:value-type="float">
            <text:p>49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904" calcext:value-type="float">
            <text:p>201904</text:p>
          </table:table-cell>
          <table:table-cell office:value-type="float" office:value="1478104475971" calcext:value-type="float">
            <text:p>1478104475971</text:p>
          </table:table-cell>
          <table:table-cell table:number-columns-repeated="3" office:value-type="float" office:value="1478104475970" calcext:value-type="float">
            <text:p>1478104475970</text:p>
          </table:table-cell>
          <table:table-cell office:value-type="string" calcext:value-type="string">
            <text:p>?</text:p>
          </table:table-cell>
          <table:table-cell office:value-type="float" office:value="1478104475970" calcext:value-type="float">
            <text:p>1478104475970</text:p>
          </table:table-cell>
          <table:table-cell office:value-type="float" office:value="1478104476293" calcext:value-type="float">
            <text:p>1478104476293</text:p>
          </table:table-cell>
          <table:table-cell office:value-type="float" office:value="1478104476324" calcext:value-type="float">
            <text:p>1478104476324</text:p>
          </table:table-cell>
          <table:table-cell/>
          <table:table-cell table:formula="of:=[.G278]-[.F278]" office:value-type="float" office:value="-1" calcext:value-type="float">
            <text:p>-1</text:p>
          </table:table-cell>
          <table:table-cell table:formula="of:=[.H278]-[.G278]" office:value-type="float" office:value="0" calcext:value-type="float">
            <text:p>0</text:p>
          </table:table-cell>
          <table:table-cell table:formula="of:=[.I278]-[.H278]" office:value-type="float" office:value="0" calcext:value-type="float">
            <text:p>0</text:p>
          </table:table-cell>
          <table:table-cell table:number-columns-repeated="2"/>
          <table:table-cell table:formula="of:=[.L278]-[.K278]" office:value-type="float" office:value="323" calcext:value-type="float">
            <text:p>323</text:p>
          </table:table-cell>
          <table:table-cell table:formula="of:=[.M278]-[.L278]" office:value-type="float" office:value="31" calcext:value-type="float">
            <text:p>31</text:p>
          </table:table-cell>
          <table:table-cell table:formula="of:=[.M278]-[.F278]"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49371" calcext:value-type="float">
            <text:p>49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03" calcext:value-type="float">
            <text:p>100203</text:p>
          </table:table-cell>
          <table:table-cell table:number-columns-repeated="4" office:value-type="float" office:value="1478104476049" calcext:value-type="float">
            <text:p>1478104476049</text:p>
          </table:table-cell>
          <table:table-cell office:value-type="string" calcext:value-type="string">
            <text:p>?</text:p>
          </table:table-cell>
          <table:table-cell office:value-type="float" office:value="1478104476049" calcext:value-type="float">
            <text:p>1478104476049</text:p>
          </table:table-cell>
          <table:table-cell office:value-type="float" office:value="1478104476303" calcext:value-type="float">
            <text:p>1478104476303</text:p>
          </table:table-cell>
          <table:table-cell office:value-type="float" office:value="1478104476341" calcext:value-type="float">
            <text:p>1478104476341</text:p>
          </table:table-cell>
          <table:table-cell/>
          <table:table-cell table:formula="of:=[.G279]-[.F279]" office:value-type="float" office:value="0" calcext:value-type="float">
            <text:p>0</text:p>
          </table:table-cell>
          <table:table-cell table:formula="of:=[.H279]-[.G279]" office:value-type="float" office:value="0" calcext:value-type="float">
            <text:p>0</text:p>
          </table:table-cell>
          <table:table-cell table:formula="of:=[.I279]-[.H279]" office:value-type="float" office:value="0" calcext:value-type="float">
            <text:p>0</text:p>
          </table:table-cell>
          <table:table-cell table:number-columns-repeated="2"/>
          <table:table-cell table:formula="of:=[.L279]-[.K279]" office:value-type="float" office:value="254" calcext:value-type="float">
            <text:p>254</text:p>
          </table:table-cell>
          <table:table-cell table:formula="of:=[.M279]-[.L279]" office:value-type="float" office:value="38" calcext:value-type="float">
            <text:p>38</text:p>
          </table:table-cell>
          <table:table-cell table:formula="of:=[.M279]-[.F279]"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49376" calcext:value-type="float">
            <text:p>49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13" calcext:value-type="float">
            <text:p>200013</text:p>
          </table:table-cell>
          <table:table-cell office:value-type="float" office:value="1478104476102" calcext:value-type="float">
            <text:p>1478104476102</text:p>
          </table:table-cell>
          <table:table-cell table:number-columns-repeated="3" office:value-type="float" office:value="1478104476101" calcext:value-type="float">
            <text:p>1478104476101</text:p>
          </table:table-cell>
          <table:table-cell office:value-type="string" calcext:value-type="string">
            <text:p>?</text:p>
          </table:table-cell>
          <table:table-cell office:value-type="float" office:value="1478104476101" calcext:value-type="float">
            <text:p>1478104476101</text:p>
          </table:table-cell>
          <table:table-cell office:value-type="float" office:value="1478104476343" calcext:value-type="float">
            <text:p>1478104476343</text:p>
          </table:table-cell>
          <table:table-cell office:value-type="float" office:value="1478104476352" calcext:value-type="float">
            <text:p>1478104476352</text:p>
          </table:table-cell>
          <table:table-cell/>
          <table:table-cell table:formula="of:=[.G280]-[.F280]" office:value-type="float" office:value="-1" calcext:value-type="float">
            <text:p>-1</text:p>
          </table:table-cell>
          <table:table-cell table:formula="of:=[.H280]-[.G280]" office:value-type="float" office:value="0" calcext:value-type="float">
            <text:p>0</text:p>
          </table:table-cell>
          <table:table-cell table:formula="of:=[.I280]-[.H280]" office:value-type="float" office:value="0" calcext:value-type="float">
            <text:p>0</text:p>
          </table:table-cell>
          <table:table-cell table:number-columns-repeated="2"/>
          <table:table-cell table:formula="of:=[.L280]-[.K280]" office:value-type="float" office:value="242" calcext:value-type="float">
            <text:p>242</text:p>
          </table:table-cell>
          <table:table-cell table:formula="of:=[.M280]-[.L280]" office:value-type="float" office:value="9" calcext:value-type="float">
            <text:p>9</text:p>
          </table:table-cell>
          <table:table-cell table:formula="of:=[.M280]-[.F280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9374" calcext:value-type="float">
            <text:p>49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355" calcext:value-type="float">
            <text:p>202355</text:p>
          </table:table-cell>
          <table:table-cell office:value-type="float" office:value="1478104476075" calcext:value-type="float">
            <text:p>1478104476075</text:p>
          </table:table-cell>
          <table:table-cell table:number-columns-repeated="3" office:value-type="float" office:value="1478104476073" calcext:value-type="float">
            <text:p>1478104476073</text:p>
          </table:table-cell>
          <table:table-cell office:value-type="string" calcext:value-type="string">
            <text:p>?</text:p>
          </table:table-cell>
          <table:table-cell office:value-type="float" office:value="1478104476073" calcext:value-type="float">
            <text:p>1478104476073</text:p>
          </table:table-cell>
          <table:table-cell office:value-type="float" office:value="1478104476344" calcext:value-type="float">
            <text:p>1478104476344</text:p>
          </table:table-cell>
          <table:table-cell office:value-type="float" office:value="1478104476353" calcext:value-type="float">
            <text:p>1478104476353</text:p>
          </table:table-cell>
          <table:table-cell/>
          <table:table-cell table:formula="of:=[.G281]-[.F281]" office:value-type="float" office:value="-2" calcext:value-type="float">
            <text:p>-2</text:p>
          </table:table-cell>
          <table:table-cell table:formula="of:=[.H281]-[.G281]" office:value-type="float" office:value="0" calcext:value-type="float">
            <text:p>0</text:p>
          </table:table-cell>
          <table:table-cell table:formula="of:=[.I281]-[.H281]" office:value-type="float" office:value="0" calcext:value-type="float">
            <text:p>0</text:p>
          </table:table-cell>
          <table:table-cell table:number-columns-repeated="2"/>
          <table:table-cell table:formula="of:=[.L281]-[.K281]" office:value-type="float" office:value="271" calcext:value-type="float">
            <text:p>271</text:p>
          </table:table-cell>
          <table:table-cell table:formula="of:=[.M281]-[.L281]" office:value-type="float" office:value="9" calcext:value-type="float">
            <text:p>9</text:p>
          </table:table-cell>
          <table:table-cell table:formula="of:=[.M281]-[.F281]"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49377" calcext:value-type="float">
            <text:p>493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65" calcext:value-type="float">
            <text:p>201665</text:p>
          </table:table-cell>
          <table:table-cell office:value-type="float" office:value="1478104476176" calcext:value-type="float">
            <text:p>1478104476176</text:p>
          </table:table-cell>
          <table:table-cell table:number-columns-repeated="3" office:value-type="float" office:value="1478104476175" calcext:value-type="float">
            <text:p>1478104476175</text:p>
          </table:table-cell>
          <table:table-cell office:value-type="string" calcext:value-type="string">
            <text:p>?</text:p>
          </table:table-cell>
          <table:table-cell office:value-type="float" office:value="1478104476175" calcext:value-type="float">
            <text:p>1478104476175</text:p>
          </table:table-cell>
          <table:table-cell office:value-type="float" office:value="1478104476394" calcext:value-type="float">
            <text:p>1478104476394</text:p>
          </table:table-cell>
          <table:table-cell office:value-type="float" office:value="1478104476455" calcext:value-type="float">
            <text:p>1478104476455</text:p>
          </table:table-cell>
          <table:table-cell/>
          <table:table-cell table:formula="of:=[.G282]-[.F282]" office:value-type="float" office:value="-1" calcext:value-type="float">
            <text:p>-1</text:p>
          </table:table-cell>
          <table:table-cell table:formula="of:=[.H282]-[.G282]" office:value-type="float" office:value="0" calcext:value-type="float">
            <text:p>0</text:p>
          </table:table-cell>
          <table:table-cell table:formula="of:=[.I282]-[.H282]" office:value-type="float" office:value="0" calcext:value-type="float">
            <text:p>0</text:p>
          </table:table-cell>
          <table:table-cell table:number-columns-repeated="2"/>
          <table:table-cell table:formula="of:=[.L282]-[.K282]" office:value-type="float" office:value="219" calcext:value-type="float">
            <text:p>219</text:p>
          </table:table-cell>
          <table:table-cell table:formula="of:=[.M282]-[.L282]" office:value-type="float" office:value="61" calcext:value-type="float">
            <text:p>61</text:p>
          </table:table-cell>
          <table:table-cell table:formula="of:=[.M282]-[.F282]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49372" calcext:value-type="float">
            <text:p>493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65" calcext:value-type="float">
            <text:p>302165</text:p>
          </table:table-cell>
          <table:table-cell office:value-type="float" office:value="1478104476189" calcext:value-type="float">
            <text:p>1478104476189</text:p>
          </table:table-cell>
          <table:table-cell table:number-columns-repeated="2" office:value-type="float" office:value="1478104476193" calcext:value-type="float">
            <text:p>1478104476193</text:p>
          </table:table-cell>
          <table:table-cell office:value-type="float" office:value="1478104476194" calcext:value-type="float">
            <text:p>1478104476194</text:p>
          </table:table-cell>
          <table:table-cell office:value-type="string" calcext:value-type="string">
            <text:p>?</text:p>
          </table:table-cell>
          <table:table-cell office:value-type="float" office:value="1478104476194" calcext:value-type="float">
            <text:p>1478104476194</text:p>
          </table:table-cell>
          <table:table-cell office:value-type="float" office:value="1478104476426" calcext:value-type="float">
            <text:p>1478104476426</text:p>
          </table:table-cell>
          <table:table-cell office:value-type="float" office:value="1478104476456" calcext:value-type="float">
            <text:p>1478104476456</text:p>
          </table:table-cell>
          <table:table-cell/>
          <table:table-cell table:formula="of:=[.G283]-[.F283]" office:value-type="float" office:value="4" calcext:value-type="float">
            <text:p>4</text:p>
          </table:table-cell>
          <table:table-cell table:formula="of:=[.H283]-[.G283]" office:value-type="float" office:value="0" calcext:value-type="float">
            <text:p>0</text:p>
          </table:table-cell>
          <table:table-cell table:formula="of:=[.I283]-[.H283]" office:value-type="float" office:value="1" calcext:value-type="float">
            <text:p>1</text:p>
          </table:table-cell>
          <table:table-cell table:number-columns-repeated="2"/>
          <table:table-cell table:formula="of:=[.L283]-[.K283]" office:value-type="float" office:value="232" calcext:value-type="float">
            <text:p>232</text:p>
          </table:table-cell>
          <table:table-cell table:formula="of:=[.M283]-[.L283]" office:value-type="float" office:value="30" calcext:value-type="float">
            <text:p>30</text:p>
          </table:table-cell>
          <table:table-cell table:formula="of:=[.M283]-[.F283]"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49375" calcext:value-type="float">
            <text:p>49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835" calcext:value-type="float">
            <text:p>101835</text:p>
          </table:table-cell>
          <table:table-cell office:value-type="float" office:value="1478104476205" calcext:value-type="float">
            <text:p>1478104476205</text:p>
          </table:table-cell>
          <table:table-cell table:number-columns-repeated="3" office:value-type="float" office:value="1478104476204" calcext:value-type="float">
            <text:p>1478104476204</text:p>
          </table:table-cell>
          <table:table-cell office:value-type="string" calcext:value-type="string">
            <text:p>?</text:p>
          </table:table-cell>
          <table:table-cell office:value-type="float" office:value="1478104476204" calcext:value-type="float">
            <text:p>1478104476204</text:p>
          </table:table-cell>
          <table:table-cell office:value-type="float" office:value="1478104476579" calcext:value-type="float">
            <text:p>1478104476579</text:p>
          </table:table-cell>
          <table:table-cell office:value-type="float" office:value="1478104476599" calcext:value-type="float">
            <text:p>1478104476599</text:p>
          </table:table-cell>
          <table:table-cell/>
          <table:table-cell table:formula="of:=[.G284]-[.F284]" office:value-type="float" office:value="-1" calcext:value-type="float">
            <text:p>-1</text:p>
          </table:table-cell>
          <table:table-cell table:formula="of:=[.H284]-[.G284]" office:value-type="float" office:value="0" calcext:value-type="float">
            <text:p>0</text:p>
          </table:table-cell>
          <table:table-cell table:formula="of:=[.I284]-[.H284]" office:value-type="float" office:value="0" calcext:value-type="float">
            <text:p>0</text:p>
          </table:table-cell>
          <table:table-cell table:number-columns-repeated="2"/>
          <table:table-cell table:formula="of:=[.L284]-[.K284]" office:value-type="float" office:value="375" calcext:value-type="float">
            <text:p>375</text:p>
          </table:table-cell>
          <table:table-cell table:formula="of:=[.M284]-[.L284]" office:value-type="float" office:value="20" calcext:value-type="float">
            <text:p>20</text:p>
          </table:table-cell>
          <table:table-cell table:formula="of:=[.M284]-[.F284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49381" calcext:value-type="float">
            <text:p>49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370" calcext:value-type="float">
            <text:p>201370</text:p>
          </table:table-cell>
          <table:table-cell office:value-type="float" office:value="1478104476398" calcext:value-type="float">
            <text:p>1478104476398</text:p>
          </table:table-cell>
          <table:table-cell table:number-columns-repeated="3" office:value-type="float" office:value="1478104476397" calcext:value-type="float">
            <text:p>1478104476397</text:p>
          </table:table-cell>
          <table:table-cell office:value-type="string" calcext:value-type="string">
            <text:p>?</text:p>
          </table:table-cell>
          <table:table-cell office:value-type="float" office:value="1478104476398" calcext:value-type="float">
            <text:p>1478104476398</text:p>
          </table:table-cell>
          <table:table-cell office:value-type="float" office:value="1478104476611" calcext:value-type="float">
            <text:p>1478104476611</text:p>
          </table:table-cell>
          <table:table-cell office:value-type="float" office:value="1478104476696" calcext:value-type="float">
            <text:p>1478104476696</text:p>
          </table:table-cell>
          <table:table-cell/>
          <table:table-cell table:formula="of:=[.G285]-[.F285]" office:value-type="float" office:value="-1" calcext:value-type="float">
            <text:p>-1</text:p>
          </table:table-cell>
          <table:table-cell table:formula="of:=[.H285]-[.G285]" office:value-type="float" office:value="0" calcext:value-type="float">
            <text:p>0</text:p>
          </table:table-cell>
          <table:table-cell table:formula="of:=[.I285]-[.H285]" office:value-type="float" office:value="0" calcext:value-type="float">
            <text:p>0</text:p>
          </table:table-cell>
          <table:table-cell table:number-columns-repeated="2"/>
          <table:table-cell table:formula="of:=[.L285]-[.K285]" office:value-type="float" office:value="213" calcext:value-type="float">
            <text:p>213</text:p>
          </table:table-cell>
          <table:table-cell table:formula="of:=[.M285]-[.L285]" office:value-type="float" office:value="85" calcext:value-type="float">
            <text:p>85</text:p>
          </table:table-cell>
          <table:table-cell table:formula="of:=[.M285]-[.F285]"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49382" calcext:value-type="float">
            <text:p>49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05" calcext:value-type="float">
            <text:p>102105</text:p>
          </table:table-cell>
          <table:table-cell office:value-type="float" office:value="1478104476405" calcext:value-type="float">
            <text:p>1478104476405</text:p>
          </table:table-cell>
          <table:table-cell table:number-columns-repeated="2" office:value-type="float" office:value="1478104476422" calcext:value-type="float">
            <text:p>1478104476422</text:p>
          </table:table-cell>
          <table:table-cell office:value-type="float" office:value="1478104476423" calcext:value-type="float">
            <text:p>1478104476423</text:p>
          </table:table-cell>
          <table:table-cell office:value-type="string" calcext:value-type="string">
            <text:p>?</text:p>
          </table:table-cell>
          <table:table-cell office:value-type="float" office:value="1478104476423" calcext:value-type="float">
            <text:p>1478104476423</text:p>
          </table:table-cell>
          <table:table-cell office:value-type="float" office:value="1478104476666" calcext:value-type="float">
            <text:p>1478104476666</text:p>
          </table:table-cell>
          <table:table-cell office:value-type="float" office:value="1478104476754" calcext:value-type="float">
            <text:p>1478104476754</text:p>
          </table:table-cell>
          <table:table-cell/>
          <table:table-cell table:formula="of:=[.G286]-[.F286]" office:value-type="float" office:value="17" calcext:value-type="float">
            <text:p>17</text:p>
          </table:table-cell>
          <table:table-cell table:formula="of:=[.H286]-[.G286]" office:value-type="float" office:value="0" calcext:value-type="float">
            <text:p>0</text:p>
          </table:table-cell>
          <table:table-cell table:formula="of:=[.I286]-[.H286]" office:value-type="float" office:value="1" calcext:value-type="float">
            <text:p>1</text:p>
          </table:table-cell>
          <table:table-cell table:number-columns-repeated="2"/>
          <table:table-cell table:formula="of:=[.L286]-[.K286]" office:value-type="float" office:value="243" calcext:value-type="float">
            <text:p>243</text:p>
          </table:table-cell>
          <table:table-cell table:formula="of:=[.M286]-[.L286]" office:value-type="float" office:value="88" calcext:value-type="float">
            <text:p>88</text:p>
          </table:table-cell>
          <table:table-cell table:formula="of:=[.M286]-[.F286]"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49378" calcext:value-type="float">
            <text:p>493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575" calcext:value-type="float">
            <text:p>200575</text:p>
          </table:table-cell>
          <table:table-cell office:value-type="float" office:value="1478104476238" calcext:value-type="float">
            <text:p>1478104476238</text:p>
          </table:table-cell>
          <table:table-cell table:number-columns-repeated="3" office:value-type="float" office:value="1478104476236" calcext:value-type="float">
            <text:p>1478104476236</text:p>
          </table:table-cell>
          <table:table-cell office:value-type="string" calcext:value-type="string">
            <text:p>?</text:p>
          </table:table-cell>
          <table:table-cell office:value-type="float" office:value="1478104476236" calcext:value-type="float">
            <text:p>1478104476236</text:p>
          </table:table-cell>
          <table:table-cell office:value-type="float" office:value="1478104476665" calcext:value-type="float">
            <text:p>1478104476665</text:p>
          </table:table-cell>
          <table:table-cell office:value-type="float" office:value="1478104476777" calcext:value-type="float">
            <text:p>1478104476777</text:p>
          </table:table-cell>
          <table:table-cell/>
          <table:table-cell table:formula="of:=[.G287]-[.F287]" office:value-type="float" office:value="-2" calcext:value-type="float">
            <text:p>-2</text:p>
          </table:table-cell>
          <table:table-cell table:formula="of:=[.H287]-[.G287]" office:value-type="float" office:value="0" calcext:value-type="float">
            <text:p>0</text:p>
          </table:table-cell>
          <table:table-cell table:formula="of:=[.I287]-[.H287]" office:value-type="float" office:value="0" calcext:value-type="float">
            <text:p>0</text:p>
          </table:table-cell>
          <table:table-cell table:number-columns-repeated="2"/>
          <table:table-cell table:formula="of:=[.L287]-[.K287]" office:value-type="float" office:value="429" calcext:value-type="float">
            <text:p>429</text:p>
          </table:table-cell>
          <table:table-cell table:formula="of:=[.M287]-[.L287]" office:value-type="float" office:value="112" calcext:value-type="float">
            <text:p>112</text:p>
          </table:table-cell>
          <table:table-cell table:formula="of:=[.M287]-[.F287]"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49380" calcext:value-type="float">
            <text:p>493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87" calcext:value-type="float">
            <text:p>100187</text:p>
          </table:table-cell>
          <table:table-cell office:value-type="float" office:value="1478104476255" calcext:value-type="float">
            <text:p>1478104476255</text:p>
          </table:table-cell>
          <table:table-cell table:number-columns-repeated="3" office:value-type="float" office:value="1478104476254" calcext:value-type="float">
            <text:p>1478104476254</text:p>
          </table:table-cell>
          <table:table-cell office:value-type="string" calcext:value-type="string">
            <text:p>?</text:p>
          </table:table-cell>
          <table:table-cell office:value-type="float" office:value="1478104476254" calcext:value-type="float">
            <text:p>1478104476254</text:p>
          </table:table-cell>
          <table:table-cell office:value-type="float" office:value="1478104476683" calcext:value-type="float">
            <text:p>1478104476683</text:p>
          </table:table-cell>
          <table:table-cell office:value-type="float" office:value="1478104476809" calcext:value-type="float">
            <text:p>1478104476809</text:p>
          </table:table-cell>
          <table:table-cell/>
          <table:table-cell table:formula="of:=[.G288]-[.F288]" office:value-type="float" office:value="-1" calcext:value-type="float">
            <text:p>-1</text:p>
          </table:table-cell>
          <table:table-cell table:formula="of:=[.H288]-[.G288]" office:value-type="float" office:value="0" calcext:value-type="float">
            <text:p>0</text:p>
          </table:table-cell>
          <table:table-cell table:formula="of:=[.I288]-[.H288]" office:value-type="float" office:value="0" calcext:value-type="float">
            <text:p>0</text:p>
          </table:table-cell>
          <table:table-cell table:number-columns-repeated="2"/>
          <table:table-cell table:formula="of:=[.L288]-[.K288]" office:value-type="float" office:value="429" calcext:value-type="float">
            <text:p>429</text:p>
          </table:table-cell>
          <table:table-cell table:formula="of:=[.M288]-[.L288]" office:value-type="float" office:value="126" calcext:value-type="float">
            <text:p>126</text:p>
          </table:table-cell>
          <table:table-cell table:formula="of:=[.M288]-[.F288]"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49385" calcext:value-type="float">
            <text:p>493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96" calcext:value-type="float">
            <text:p>102096</text:p>
          </table:table-cell>
          <table:table-cell office:value-type="float" office:value="1478104476457" calcext:value-type="float">
            <text:p>1478104476457</text:p>
          </table:table-cell>
          <table:table-cell table:number-columns-repeated="3" office:value-type="float" office:value="1478104476456" calcext:value-type="float">
            <text:p>1478104476456</text:p>
          </table:table-cell>
          <table:table-cell office:value-type="string" calcext:value-type="string">
            <text:p>?</text:p>
          </table:table-cell>
          <table:table-cell office:value-type="float" office:value="1478104476456" calcext:value-type="float">
            <text:p>1478104476456</text:p>
          </table:table-cell>
          <table:table-cell office:value-type="float" office:value="1478104476670" calcext:value-type="float">
            <text:p>1478104476670</text:p>
          </table:table-cell>
          <table:table-cell office:value-type="float" office:value="1478104476814" calcext:value-type="float">
            <text:p>1478104476814</text:p>
          </table:table-cell>
          <table:table-cell/>
          <table:table-cell table:formula="of:=[.G289]-[.F289]" office:value-type="float" office:value="-1" calcext:value-type="float">
            <text:p>-1</text:p>
          </table:table-cell>
          <table:table-cell table:formula="of:=[.H289]-[.G289]" office:value-type="float" office:value="0" calcext:value-type="float">
            <text:p>0</text:p>
          </table:table-cell>
          <table:table-cell table:formula="of:=[.I289]-[.H289]" office:value-type="float" office:value="0" calcext:value-type="float">
            <text:p>0</text:p>
          </table:table-cell>
          <table:table-cell table:number-columns-repeated="2"/>
          <table:table-cell table:formula="of:=[.L289]-[.K289]" office:value-type="float" office:value="214" calcext:value-type="float">
            <text:p>214</text:p>
          </table:table-cell>
          <table:table-cell table:formula="of:=[.M289]-[.L289]" office:value-type="float" office:value="144" calcext:value-type="float">
            <text:p>144</text:p>
          </table:table-cell>
          <table:table-cell table:formula="of:=[.M289]-[.F289]"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49384" calcext:value-type="float">
            <text:p>49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37" calcext:value-type="float">
            <text:p>100237</text:p>
          </table:table-cell>
          <table:table-cell office:value-type="float" office:value="1478104476446" calcext:value-type="float">
            <text:p>1478104476446</text:p>
          </table:table-cell>
          <table:table-cell table:number-columns-repeated="3" office:value-type="float" office:value="1478104476445" calcext:value-type="float">
            <text:p>1478104476445</text:p>
          </table:table-cell>
          <table:table-cell office:value-type="string" calcext:value-type="string">
            <text:p>?</text:p>
          </table:table-cell>
          <table:table-cell office:value-type="float" office:value="1478104476445" calcext:value-type="float">
            <text:p>1478104476445</text:p>
          </table:table-cell>
          <table:table-cell office:value-type="float" office:value="1478104476687" calcext:value-type="float">
            <text:p>1478104476687</text:p>
          </table:table-cell>
          <table:table-cell office:value-type="float" office:value="1478104476844" calcext:value-type="float">
            <text:p>1478104476844</text:p>
          </table:table-cell>
          <table:table-cell/>
          <table:table-cell table:formula="of:=[.G290]-[.F290]" office:value-type="float" office:value="-1" calcext:value-type="float">
            <text:p>-1</text:p>
          </table:table-cell>
          <table:table-cell table:formula="of:=[.H290]-[.G290]" office:value-type="float" office:value="0" calcext:value-type="float">
            <text:p>0</text:p>
          </table:table-cell>
          <table:table-cell table:formula="of:=[.I290]-[.H290]" office:value-type="float" office:value="0" calcext:value-type="float">
            <text:p>0</text:p>
          </table:table-cell>
          <table:table-cell table:number-columns-repeated="2"/>
          <table:table-cell table:formula="of:=[.L290]-[.K290]" office:value-type="float" office:value="242" calcext:value-type="float">
            <text:p>242</text:p>
          </table:table-cell>
          <table:table-cell table:formula="of:=[.M290]-[.L290]" office:value-type="float" office:value="157" calcext:value-type="float">
            <text:p>157</text:p>
          </table:table-cell>
          <table:table-cell table:formula="of:=[.M290]-[.F290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49365" calcext:value-type="float">
            <text:p>49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645" calcext:value-type="float">
            <text:p>1645</text:p>
          </table:table-cell>
          <table:table-cell office:value-type="float" office:value="1478104476567" calcext:value-type="float">
            <text:p>1478104476567</text:p>
          </table:table-cell>
          <table:table-cell table:number-columns-repeated="3" office:value-type="float" office:value="1478104476566" calcext:value-type="float">
            <text:p>1478104476566</text:p>
          </table:table-cell>
          <table:table-cell office:value-type="string" calcext:value-type="string">
            <text:p>?</text:p>
          </table:table-cell>
          <table:table-cell office:value-type="float" office:value="1478104476566" calcext:value-type="float">
            <text:p>1478104476566</text:p>
          </table:table-cell>
          <table:table-cell office:value-type="float" office:value="1478104476797" calcext:value-type="float">
            <text:p>1478104476797</text:p>
          </table:table-cell>
          <table:table-cell office:value-type="float" office:value="1478104476846" calcext:value-type="float">
            <text:p>1478104476846</text:p>
          </table:table-cell>
          <table:table-cell/>
          <table:table-cell table:formula="of:=[.G291]-[.F291]" office:value-type="float" office:value="-1" calcext:value-type="float">
            <text:p>-1</text:p>
          </table:table-cell>
          <table:table-cell table:formula="of:=[.H291]-[.G291]" office:value-type="float" office:value="0" calcext:value-type="float">
            <text:p>0</text:p>
          </table:table-cell>
          <table:table-cell table:formula="of:=[.I291]-[.H291]" office:value-type="float" office:value="0" calcext:value-type="float">
            <text:p>0</text:p>
          </table:table-cell>
          <table:table-cell table:number-columns-repeated="2"/>
          <table:table-cell table:formula="of:=[.L291]-[.K291]" office:value-type="float" office:value="231" calcext:value-type="float">
            <text:p>231</text:p>
          </table:table-cell>
          <table:table-cell table:formula="of:=[.M291]-[.L291]" office:value-type="float" office:value="49" calcext:value-type="float">
            <text:p>49</text:p>
          </table:table-cell>
          <table:table-cell table:formula="of:=[.M291]-[.F291]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49379" calcext:value-type="float">
            <text:p>493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316" calcext:value-type="float">
            <text:p>301316</text:p>
          </table:table-cell>
          <table:table-cell table:number-columns-repeated="4" office:value-type="float" office:value="1478104476593" calcext:value-type="float">
            <text:p>1478104476593</text:p>
          </table:table-cell>
          <table:table-cell office:value-type="string" calcext:value-type="string">
            <text:p>?</text:p>
          </table:table-cell>
          <table:table-cell office:value-type="float" office:value="1478104476593" calcext:value-type="float">
            <text:p>1478104476593</text:p>
          </table:table-cell>
          <table:table-cell office:value-type="float" office:value="1478104476800" calcext:value-type="float">
            <text:p>1478104476800</text:p>
          </table:table-cell>
          <table:table-cell office:value-type="float" office:value="1478104476865" calcext:value-type="float">
            <text:p>1478104476865</text:p>
          </table:table-cell>
          <table:table-cell/>
          <table:table-cell table:formula="of:=[.G292]-[.F292]" office:value-type="float" office:value="0" calcext:value-type="float">
            <text:p>0</text:p>
          </table:table-cell>
          <table:table-cell table:formula="of:=[.H292]-[.G292]" office:value-type="float" office:value="0" calcext:value-type="float">
            <text:p>0</text:p>
          </table:table-cell>
          <table:table-cell table:formula="of:=[.I292]-[.H292]" office:value-type="float" office:value="0" calcext:value-type="float">
            <text:p>0</text:p>
          </table:table-cell>
          <table:table-cell table:number-columns-repeated="2"/>
          <table:table-cell table:formula="of:=[.L292]-[.K292]" office:value-type="float" office:value="207" calcext:value-type="float">
            <text:p>207</text:p>
          </table:table-cell>
          <table:table-cell table:formula="of:=[.M292]-[.L292]" office:value-type="float" office:value="65" calcext:value-type="float">
            <text:p>65</text:p>
          </table:table-cell>
          <table:table-cell table:formula="of:=[.M292]-[.F292]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49388" calcext:value-type="float">
            <text:p>493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66" calcext:value-type="float">
            <text:p>300666</text:p>
          </table:table-cell>
          <table:table-cell office:value-type="float" office:value="1478104476659" calcext:value-type="float">
            <text:p>1478104476659</text:p>
          </table:table-cell>
          <table:table-cell table:number-columns-repeated="3" office:value-type="float" office:value="1478104476658" calcext:value-type="float">
            <text:p>1478104476658</text:p>
          </table:table-cell>
          <table:table-cell office:value-type="string" calcext:value-type="string">
            <text:p>?</text:p>
          </table:table-cell>
          <table:table-cell office:value-type="float" office:value="1478104476658" calcext:value-type="float">
            <text:p>1478104476658</text:p>
          </table:table-cell>
          <table:table-cell office:value-type="float" office:value="1478104476865" calcext:value-type="float">
            <text:p>1478104476865</text:p>
          </table:table-cell>
          <table:table-cell office:value-type="float" office:value="1478104476893" calcext:value-type="float">
            <text:p>1478104476893</text:p>
          </table:table-cell>
          <table:table-cell/>
          <table:table-cell table:formula="of:=[.G293]-[.F293]" office:value-type="float" office:value="-1" calcext:value-type="float">
            <text:p>-1</text:p>
          </table:table-cell>
          <table:table-cell table:formula="of:=[.H293]-[.G293]" office:value-type="float" office:value="0" calcext:value-type="float">
            <text:p>0</text:p>
          </table:table-cell>
          <table:table-cell table:formula="of:=[.I293]-[.H293]" office:value-type="float" office:value="0" calcext:value-type="float">
            <text:p>0</text:p>
          </table:table-cell>
          <table:table-cell table:number-columns-repeated="2"/>
          <table:table-cell table:formula="of:=[.L293]-[.K293]" office:value-type="float" office:value="207" calcext:value-type="float">
            <text:p>207</text:p>
          </table:table-cell>
          <table:table-cell table:formula="of:=[.M293]-[.L293]" office:value-type="float" office:value="28" calcext:value-type="float">
            <text:p>28</text:p>
          </table:table-cell>
          <table:table-cell table:formula="of:=[.M293]-[.F293]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49386" calcext:value-type="float">
            <text:p>493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506" calcext:value-type="float">
            <text:p>101506</text:p>
          </table:table-cell>
          <table:table-cell office:value-type="float" office:value="1478104476709" calcext:value-type="float">
            <text:p>1478104476709</text:p>
          </table:table-cell>
          <table:table-cell table:number-columns-repeated="3" office:value-type="float" office:value="1478104476708" calcext:value-type="float">
            <text:p>1478104476708</text:p>
          </table:table-cell>
          <table:table-cell office:value-type="string" calcext:value-type="string">
            <text:p>?</text:p>
          </table:table-cell>
          <table:table-cell office:value-type="float" office:value="1478104476708" calcext:value-type="float">
            <text:p>1478104476708</text:p>
          </table:table-cell>
          <table:table-cell office:value-type="float" office:value="1478104476958" calcext:value-type="float">
            <text:p>1478104476958</text:p>
          </table:table-cell>
          <table:table-cell office:value-type="float" office:value="1478104476967" calcext:value-type="float">
            <text:p>1478104476967</text:p>
          </table:table-cell>
          <table:table-cell/>
          <table:table-cell table:formula="of:=[.G294]-[.F294]" office:value-type="float" office:value="-1" calcext:value-type="float">
            <text:p>-1</text:p>
          </table:table-cell>
          <table:table-cell table:formula="of:=[.H294]-[.G294]" office:value-type="float" office:value="0" calcext:value-type="float">
            <text:p>0</text:p>
          </table:table-cell>
          <table:table-cell table:formula="of:=[.I294]-[.H294]" office:value-type="float" office:value="0" calcext:value-type="float">
            <text:p>0</text:p>
          </table:table-cell>
          <table:table-cell table:number-columns-repeated="2"/>
          <table:table-cell table:formula="of:=[.L294]-[.K294]" office:value-type="float" office:value="250" calcext:value-type="float">
            <text:p>250</text:p>
          </table:table-cell>
          <table:table-cell table:formula="of:=[.M294]-[.L294]" office:value-type="float" office:value="9" calcext:value-type="float">
            <text:p>9</text:p>
          </table:table-cell>
          <table:table-cell table:formula="of:=[.M294]-[.F294]"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49387" calcext:value-type="float">
            <text:p>493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746" calcext:value-type="float">
            <text:p>746</text:p>
          </table:table-cell>
          <table:table-cell office:value-type="float" office:value="1478104476798" calcext:value-type="float">
            <text:p>1478104476798</text:p>
          </table:table-cell>
          <table:table-cell table:number-columns-repeated="3" office:value-type="float" office:value="1478104476797" calcext:value-type="float">
            <text:p>1478104476797</text:p>
          </table:table-cell>
          <table:table-cell office:value-type="string" calcext:value-type="string">
            <text:p>?</text:p>
          </table:table-cell>
          <table:table-cell office:value-type="float" office:value="1478104476797" calcext:value-type="float">
            <text:p>1478104476797</text:p>
          </table:table-cell>
          <table:table-cell office:value-type="float" office:value="1478104477009" calcext:value-type="float">
            <text:p>1478104477009</text:p>
          </table:table-cell>
          <table:table-cell office:value-type="float" office:value="1478104477020" calcext:value-type="float">
            <text:p>1478104477020</text:p>
          </table:table-cell>
          <table:table-cell/>
          <table:table-cell table:formula="of:=[.G295]-[.F295]" office:value-type="float" office:value="-1" calcext:value-type="float">
            <text:p>-1</text:p>
          </table:table-cell>
          <table:table-cell table:formula="of:=[.H295]-[.G295]" office:value-type="float" office:value="0" calcext:value-type="float">
            <text:p>0</text:p>
          </table:table-cell>
          <table:table-cell table:formula="of:=[.I295]-[.H295]" office:value-type="float" office:value="0" calcext:value-type="float">
            <text:p>0</text:p>
          </table:table-cell>
          <table:table-cell table:number-columns-repeated="2"/>
          <table:table-cell table:formula="of:=[.L295]-[.K295]" office:value-type="float" office:value="212" calcext:value-type="float">
            <text:p>212</text:p>
          </table:table-cell>
          <table:table-cell table:formula="of:=[.M295]-[.L295]" office:value-type="float" office:value="11" calcext:value-type="float">
            <text:p>11</text:p>
          </table:table-cell>
          <table:table-cell table:formula="of:=[.M295]-[.F295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390" calcext:value-type="float">
            <text:p>493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929" calcext:value-type="float">
            <text:p>100929</text:p>
          </table:table-cell>
          <table:table-cell office:value-type="float" office:value="1478104476859" calcext:value-type="float">
            <text:p>1478104476859</text:p>
          </table:table-cell>
          <table:table-cell table:number-columns-repeated="2" office:value-type="float" office:value="1478104476858" calcext:value-type="float">
            <text:p>1478104476858</text:p>
          </table:table-cell>
          <table:table-cell office:value-type="float" office:value="1478104476859" calcext:value-type="float">
            <text:p>1478104476859</text:p>
          </table:table-cell>
          <table:table-cell office:value-type="string" calcext:value-type="string">
            <text:p>?</text:p>
          </table:table-cell>
          <table:table-cell office:value-type="float" office:value="1478104476859" calcext:value-type="float">
            <text:p>1478104476859</text:p>
          </table:table-cell>
          <table:table-cell office:value-type="float" office:value="1478104477064" calcext:value-type="float">
            <text:p>1478104477064</text:p>
          </table:table-cell>
          <table:table-cell office:value-type="float" office:value="1478104477077" calcext:value-type="float">
            <text:p>1478104477077</text:p>
          </table:table-cell>
          <table:table-cell/>
          <table:table-cell table:formula="of:=[.G296]-[.F296]" office:value-type="float" office:value="-1" calcext:value-type="float">
            <text:p>-1</text:p>
          </table:table-cell>
          <table:table-cell table:formula="of:=[.H296]-[.G296]" office:value-type="float" office:value="0" calcext:value-type="float">
            <text:p>0</text:p>
          </table:table-cell>
          <table:table-cell table:formula="of:=[.I296]-[.H296]" office:value-type="float" office:value="1" calcext:value-type="float">
            <text:p>1</text:p>
          </table:table-cell>
          <table:table-cell table:number-columns-repeated="2"/>
          <table:table-cell table:formula="of:=[.L296]-[.K296]" office:value-type="float" office:value="205" calcext:value-type="float">
            <text:p>205</text:p>
          </table:table-cell>
          <table:table-cell table:formula="of:=[.M296]-[.L296]" office:value-type="float" office:value="13" calcext:value-type="float">
            <text:p>13</text:p>
          </table:table-cell>
          <table:table-cell table:formula="of:=[.M296]-[.F296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49383" calcext:value-type="float">
            <text:p>493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11" calcext:value-type="float">
            <text:p>202111</text:p>
          </table:table-cell>
          <table:table-cell office:value-type="float" office:value="1478104476930" calcext:value-type="float">
            <text:p>1478104476930</text:p>
          </table:table-cell>
          <table:table-cell table:number-columns-repeated="3" office:value-type="float" office:value="1478104476929" calcext:value-type="float">
            <text:p>1478104476929</text:p>
          </table:table-cell>
          <table:table-cell office:value-type="string" calcext:value-type="string">
            <text:p>?</text:p>
          </table:table-cell>
          <table:table-cell office:value-type="float" office:value="1478104476929" calcext:value-type="float">
            <text:p>1478104476929</text:p>
          </table:table-cell>
          <table:table-cell office:value-type="float" office:value="1478104477142" calcext:value-type="float">
            <text:p>1478104477142</text:p>
          </table:table-cell>
          <table:table-cell office:value-type="float" office:value="1478104477150" calcext:value-type="float">
            <text:p>1478104477150</text:p>
          </table:table-cell>
          <table:table-cell/>
          <table:table-cell table:formula="of:=[.G297]-[.F297]" office:value-type="float" office:value="-1" calcext:value-type="float">
            <text:p>-1</text:p>
          </table:table-cell>
          <table:table-cell table:formula="of:=[.H297]-[.G297]" office:value-type="float" office:value="0" calcext:value-type="float">
            <text:p>0</text:p>
          </table:table-cell>
          <table:table-cell table:formula="of:=[.I297]-[.H297]" office:value-type="float" office:value="0" calcext:value-type="float">
            <text:p>0</text:p>
          </table:table-cell>
          <table:table-cell table:number-columns-repeated="2"/>
          <table:table-cell table:formula="of:=[.L297]-[.K297]" office:value-type="float" office:value="213" calcext:value-type="float">
            <text:p>213</text:p>
          </table:table-cell>
          <table:table-cell table:formula="of:=[.M297]-[.L297]" office:value-type="float" office:value="8" calcext:value-type="float">
            <text:p>8</text:p>
          </table:table-cell>
          <table:table-cell table:formula="of:=[.M297]-[.F297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49389" calcext:value-type="float">
            <text:p>493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27" calcext:value-type="float">
            <text:p>300627</text:p>
          </table:table-cell>
          <table:table-cell office:value-type="float" office:value="1478104476958" calcext:value-type="float">
            <text:p>1478104476958</text:p>
          </table:table-cell>
          <table:table-cell table:number-columns-repeated="3" office:value-type="float" office:value="1478104476957" calcext:value-type="float">
            <text:p>1478104476957</text:p>
          </table:table-cell>
          <table:table-cell office:value-type="string" calcext:value-type="string">
            <text:p>?</text:p>
          </table:table-cell>
          <table:table-cell office:value-type="float" office:value="1478104476957" calcext:value-type="float">
            <text:p>1478104476957</text:p>
          </table:table-cell>
          <table:table-cell office:value-type="float" office:value="1478104477174" calcext:value-type="float">
            <text:p>1478104477174</text:p>
          </table:table-cell>
          <table:table-cell office:value-type="float" office:value="1478104477193" calcext:value-type="float">
            <text:p>1478104477193</text:p>
          </table:table-cell>
          <table:table-cell/>
          <table:table-cell table:formula="of:=[.G298]-[.F298]" office:value-type="float" office:value="-1" calcext:value-type="float">
            <text:p>-1</text:p>
          </table:table-cell>
          <table:table-cell table:formula="of:=[.H298]-[.G298]" office:value-type="float" office:value="0" calcext:value-type="float">
            <text:p>0</text:p>
          </table:table-cell>
          <table:table-cell table:formula="of:=[.I298]-[.H298]" office:value-type="float" office:value="0" calcext:value-type="float">
            <text:p>0</text:p>
          </table:table-cell>
          <table:table-cell table:number-columns-repeated="2"/>
          <table:table-cell table:formula="of:=[.L298]-[.K298]" office:value-type="float" office:value="217" calcext:value-type="float">
            <text:p>217</text:p>
          </table:table-cell>
          <table:table-cell table:formula="of:=[.M298]-[.L298]" office:value-type="float" office:value="19" calcext:value-type="float">
            <text:p>19</text:p>
          </table:table-cell>
          <table:table-cell table:formula="of:=[.M298]-[.F298]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49393" calcext:value-type="float">
            <text:p>493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286" calcext:value-type="float">
            <text:p>200286</text:p>
          </table:table-cell>
          <table:table-cell office:value-type="float" office:value="1478104477119" calcext:value-type="float">
            <text:p>1478104477119</text:p>
          </table:table-cell>
          <table:table-cell table:number-columns-repeated="3" office:value-type="float" office:value="1478104477118" calcext:value-type="float">
            <text:p>1478104477118</text:p>
          </table:table-cell>
          <table:table-cell office:value-type="string" calcext:value-type="string">
            <text:p>?</text:p>
          </table:table-cell>
          <table:table-cell office:value-type="float" office:value="1478104477118" calcext:value-type="float">
            <text:p>1478104477118</text:p>
          </table:table-cell>
          <table:table-cell office:value-type="float" office:value="1478104477312" calcext:value-type="float">
            <text:p>1478104477312</text:p>
          </table:table-cell>
          <table:table-cell office:value-type="float" office:value="1478104477359" calcext:value-type="float">
            <text:p>1478104477359</text:p>
          </table:table-cell>
          <table:table-cell/>
          <table:table-cell table:formula="of:=[.G299]-[.F299]" office:value-type="float" office:value="-1" calcext:value-type="float">
            <text:p>-1</text:p>
          </table:table-cell>
          <table:table-cell table:formula="of:=[.H299]-[.G299]" office:value-type="float" office:value="0" calcext:value-type="float">
            <text:p>0</text:p>
          </table:table-cell>
          <table:table-cell table:formula="of:=[.I299]-[.H299]" office:value-type="float" office:value="0" calcext:value-type="float">
            <text:p>0</text:p>
          </table:table-cell>
          <table:table-cell table:number-columns-repeated="2"/>
          <table:table-cell table:formula="of:=[.L299]-[.K299]" office:value-type="float" office:value="194" calcext:value-type="float">
            <text:p>194</text:p>
          </table:table-cell>
          <table:table-cell table:formula="of:=[.M299]-[.L299]" office:value-type="float" office:value="47" calcext:value-type="float">
            <text:p>47</text:p>
          </table:table-cell>
          <table:table-cell table:formula="of:=[.M299]-[.F299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9391" calcext:value-type="float">
            <text:p>49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986" calcext:value-type="float">
            <text:p>1986</text:p>
          </table:table-cell>
          <table:table-cell office:value-type="float" office:value="1478104477121" calcext:value-type="float">
            <text:p>1478104477121</text:p>
          </table:table-cell>
          <table:table-cell table:number-columns-repeated="3" office:value-type="float" office:value="1478104477120" calcext:value-type="float">
            <text:p>1478104477120</text:p>
          </table:table-cell>
          <table:table-cell office:value-type="string" calcext:value-type="string">
            <text:p>?</text:p>
          </table:table-cell>
          <table:table-cell office:value-type="float" office:value="1478104477120" calcext:value-type="float">
            <text:p>1478104477120</text:p>
          </table:table-cell>
          <table:table-cell office:value-type="float" office:value="1478104477310" calcext:value-type="float">
            <text:p>1478104477310</text:p>
          </table:table-cell>
          <table:table-cell office:value-type="float" office:value="1478104477363" calcext:value-type="float">
            <text:p>1478104477363</text:p>
          </table:table-cell>
          <table:table-cell/>
          <table:table-cell table:formula="of:=[.G300]-[.F300]" office:value-type="float" office:value="-1" calcext:value-type="float">
            <text:p>-1</text:p>
          </table:table-cell>
          <table:table-cell table:formula="of:=[.H300]-[.G300]" office:value-type="float" office:value="0" calcext:value-type="float">
            <text:p>0</text:p>
          </table:table-cell>
          <table:table-cell table:formula="of:=[.I300]-[.H300]" office:value-type="float" office:value="0" calcext:value-type="float">
            <text:p>0</text:p>
          </table:table-cell>
          <table:table-cell table:number-columns-repeated="2"/>
          <table:table-cell table:formula="of:=[.L300]-[.K300]" office:value-type="float" office:value="190" calcext:value-type="float">
            <text:p>190</text:p>
          </table:table-cell>
          <table:table-cell table:formula="of:=[.M300]-[.L300]" office:value-type="float" office:value="53" calcext:value-type="float">
            <text:p>53</text:p>
          </table:table-cell>
          <table:table-cell table:formula="of:=[.M300]-[.F300]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49395" calcext:value-type="float">
            <text:p>493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31" calcext:value-type="float">
            <text:p>201631</text:p>
          </table:table-cell>
          <table:table-cell office:value-type="float" office:value="1478104477356" calcext:value-type="float">
            <text:p>1478104477356</text:p>
          </table:table-cell>
          <table:table-cell table:number-columns-repeated="3" office:value-type="float" office:value="1478104477355" calcext:value-type="float">
            <text:p>1478104477355</text:p>
          </table:table-cell>
          <table:table-cell office:value-type="string" calcext:value-type="string">
            <text:p>?</text:p>
          </table:table-cell>
          <table:table-cell office:value-type="float" office:value="1478104477355" calcext:value-type="float">
            <text:p>1478104477355</text:p>
          </table:table-cell>
          <table:table-cell office:value-type="float" office:value="1478104477552" calcext:value-type="float">
            <text:p>1478104477552</text:p>
          </table:table-cell>
          <table:table-cell office:value-type="float" office:value="1478104477566" calcext:value-type="float">
            <text:p>1478104477566</text:p>
          </table:table-cell>
          <table:table-cell/>
          <table:table-cell table:formula="of:=[.G301]-[.F301]" office:value-type="float" office:value="-1" calcext:value-type="float">
            <text:p>-1</text:p>
          </table:table-cell>
          <table:table-cell table:formula="of:=[.H301]-[.G301]" office:value-type="float" office:value="0" calcext:value-type="float">
            <text:p>0</text:p>
          </table:table-cell>
          <table:table-cell table:formula="of:=[.I301]-[.H301]" office:value-type="float" office:value="0" calcext:value-type="float">
            <text:p>0</text:p>
          </table:table-cell>
          <table:table-cell table:number-columns-repeated="2"/>
          <table:table-cell table:formula="of:=[.L301]-[.K301]" office:value-type="float" office:value="197" calcext:value-type="float">
            <text:p>197</text:p>
          </table:table-cell>
          <table:table-cell table:formula="of:=[.M301]-[.L301]" office:value-type="float" office:value="14" calcext:value-type="float">
            <text:p>14</text:p>
          </table:table-cell>
          <table:table-cell table:formula="of:=[.M301]-[.F301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394" calcext:value-type="float">
            <text:p>49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140" calcext:value-type="float">
            <text:p>300140</text:p>
          </table:table-cell>
          <table:table-cell office:value-type="float" office:value="1478104477363" calcext:value-type="float">
            <text:p>1478104477363</text:p>
          </table:table-cell>
          <table:table-cell table:number-columns-repeated="3" office:value-type="float" office:value="1478104477362" calcext:value-type="float">
            <text:p>1478104477362</text:p>
          </table:table-cell>
          <table:table-cell office:value-type="string" calcext:value-type="string">
            <text:p>?</text:p>
          </table:table-cell>
          <table:table-cell office:value-type="float" office:value="1478104477362" calcext:value-type="float">
            <text:p>1478104477362</text:p>
          </table:table-cell>
          <table:table-cell office:value-type="float" office:value="1478104477552" calcext:value-type="float">
            <text:p>1478104477552</text:p>
          </table:table-cell>
          <table:table-cell office:value-type="float" office:value="1478104477567" calcext:value-type="float">
            <text:p>1478104477567</text:p>
          </table:table-cell>
          <table:table-cell/>
          <table:table-cell table:formula="of:=[.G302]-[.F302]" office:value-type="float" office:value="-1" calcext:value-type="float">
            <text:p>-1</text:p>
          </table:table-cell>
          <table:table-cell table:formula="of:=[.H302]-[.G302]" office:value-type="float" office:value="0" calcext:value-type="float">
            <text:p>0</text:p>
          </table:table-cell>
          <table:table-cell table:formula="of:=[.I302]-[.H302]" office:value-type="float" office:value="0" calcext:value-type="float">
            <text:p>0</text:p>
          </table:table-cell>
          <table:table-cell table:number-columns-repeated="2"/>
          <table:table-cell table:formula="of:=[.L302]-[.K302]" office:value-type="float" office:value="190" calcext:value-type="float">
            <text:p>190</text:p>
          </table:table-cell>
          <table:table-cell table:formula="of:=[.M302]-[.L302]" office:value-type="float" office:value="15" calcext:value-type="float">
            <text:p>15</text:p>
          </table:table-cell>
          <table:table-cell table:formula="of:=[.M302]-[.F302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49397" calcext:value-type="float">
            <text:p>49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38" calcext:value-type="float">
            <text:p>200038</text:p>
          </table:table-cell>
          <table:table-cell office:value-type="float" office:value="1478104477557" calcext:value-type="float">
            <text:p>1478104477557</text:p>
          </table:table-cell>
          <table:table-cell table:number-columns-repeated="3" office:value-type="float" office:value="1478104477556" calcext:value-type="float">
            <text:p>1478104477556</text:p>
          </table:table-cell>
          <table:table-cell office:value-type="string" calcext:value-type="string">
            <text:p>?</text:p>
          </table:table-cell>
          <table:table-cell office:value-type="float" office:value="1478104477556" calcext:value-type="float">
            <text:p>1478104477556</text:p>
          </table:table-cell>
          <table:table-cell office:value-type="float" office:value="1478104477744" calcext:value-type="float">
            <text:p>1478104477744</text:p>
          </table:table-cell>
          <table:table-cell office:value-type="float" office:value="1478104477757" calcext:value-type="float">
            <text:p>1478104477757</text:p>
          </table:table-cell>
          <table:table-cell/>
          <table:table-cell table:formula="of:=[.G303]-[.F303]" office:value-type="float" office:value="-1" calcext:value-type="float">
            <text:p>-1</text:p>
          </table:table-cell>
          <table:table-cell table:formula="of:=[.H303]-[.G303]" office:value-type="float" office:value="0" calcext:value-type="float">
            <text:p>0</text:p>
          </table:table-cell>
          <table:table-cell table:formula="of:=[.I303]-[.H303]" office:value-type="float" office:value="0" calcext:value-type="float">
            <text:p>0</text:p>
          </table:table-cell>
          <table:table-cell table:number-columns-repeated="2"/>
          <table:table-cell table:formula="of:=[.L303]-[.K303]" office:value-type="float" office:value="188" calcext:value-type="float">
            <text:p>188</text:p>
          </table:table-cell>
          <table:table-cell table:formula="of:=[.M303]-[.L303]" office:value-type="float" office:value="13" calcext:value-type="float">
            <text:p>13</text:p>
          </table:table-cell>
          <table:table-cell table:formula="of:=[.M303]-[.F30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399" calcext:value-type="float">
            <text:p>493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628" calcext:value-type="float">
            <text:p>200628</text:p>
          </table:table-cell>
          <table:table-cell office:value-type="float" office:value="1478104477613" calcext:value-type="float">
            <text:p>1478104477613</text:p>
          </table:table-cell>
          <table:table-cell office:value-type="float" office:value="1478104477612" calcext:value-type="float">
            <text:p>1478104477612</text:p>
          </table:table-cell>
          <table:table-cell table:number-columns-repeated="2" office:value-type="float" office:value="1478104477613" calcext:value-type="float">
            <text:p>1478104477613</text:p>
          </table:table-cell>
          <table:table-cell office:value-type="string" calcext:value-type="string">
            <text:p>?</text:p>
          </table:table-cell>
          <table:table-cell office:value-type="float" office:value="1478104477613" calcext:value-type="float">
            <text:p>1478104477613</text:p>
          </table:table-cell>
          <table:table-cell office:value-type="float" office:value="1478104477817" calcext:value-type="float">
            <text:p>1478104477817</text:p>
          </table:table-cell>
          <table:table-cell office:value-type="float" office:value="1478104477840" calcext:value-type="float">
            <text:p>1478104477840</text:p>
          </table:table-cell>
          <table:table-cell/>
          <table:table-cell table:formula="of:=[.G304]-[.F304]" office:value-type="float" office:value="-1" calcext:value-type="float">
            <text:p>-1</text:p>
          </table:table-cell>
          <table:table-cell table:formula="of:=[.H304]-[.G304]" office:value-type="float" office:value="1" calcext:value-type="float">
            <text:p>1</text:p>
          </table:table-cell>
          <table:table-cell table:formula="of:=[.I304]-[.H304]" office:value-type="float" office:value="0" calcext:value-type="float">
            <text:p>0</text:p>
          </table:table-cell>
          <table:table-cell table:number-columns-repeated="2"/>
          <table:table-cell table:formula="of:=[.L304]-[.K304]" office:value-type="float" office:value="204" calcext:value-type="float">
            <text:p>204</text:p>
          </table:table-cell>
          <table:table-cell table:formula="of:=[.M304]-[.L304]" office:value-type="float" office:value="23" calcext:value-type="float">
            <text:p>23</text:p>
          </table:table-cell>
          <table:table-cell table:formula="of:=[.M304]-[.F304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49400" calcext:value-type="float">
            <text:p>49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98" calcext:value-type="float">
            <text:p>201698</text:p>
          </table:table-cell>
          <table:table-cell office:value-type="float" office:value="1478104477617" calcext:value-type="float">
            <text:p>1478104477617</text:p>
          </table:table-cell>
          <table:table-cell table:number-columns-repeated="3" office:value-type="float" office:value="1478104477616" calcext:value-type="float">
            <text:p>1478104477616</text:p>
          </table:table-cell>
          <table:table-cell office:value-type="string" calcext:value-type="string">
            <text:p>?</text:p>
          </table:table-cell>
          <table:table-cell office:value-type="float" office:value="1478104477616" calcext:value-type="float">
            <text:p>1478104477616</text:p>
          </table:table-cell>
          <table:table-cell office:value-type="float" office:value="1478104477820" calcext:value-type="float">
            <text:p>1478104477820</text:p>
          </table:table-cell>
          <table:table-cell office:value-type="float" office:value="1478104477842" calcext:value-type="float">
            <text:p>1478104477842</text:p>
          </table:table-cell>
          <table:table-cell/>
          <table:table-cell table:formula="of:=[.G305]-[.F305]" office:value-type="float" office:value="-1" calcext:value-type="float">
            <text:p>-1</text:p>
          </table:table-cell>
          <table:table-cell table:formula="of:=[.H305]-[.G305]" office:value-type="float" office:value="0" calcext:value-type="float">
            <text:p>0</text:p>
          </table:table-cell>
          <table:table-cell table:formula="of:=[.I305]-[.H305]" office:value-type="float" office:value="0" calcext:value-type="float">
            <text:p>0</text:p>
          </table:table-cell>
          <table:table-cell table:number-columns-repeated="2"/>
          <table:table-cell table:formula="of:=[.L305]-[.K305]" office:value-type="float" office:value="204" calcext:value-type="float">
            <text:p>204</text:p>
          </table:table-cell>
          <table:table-cell table:formula="of:=[.M305]-[.L305]" office:value-type="float" office:value="22" calcext:value-type="float">
            <text:p>22</text:p>
          </table:table-cell>
          <table:table-cell table:formula="of:=[.M305]-[.F305]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49392" calcext:value-type="float">
            <text:p>49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60" calcext:value-type="float">
            <text:p>100260</text:p>
          </table:table-cell>
          <table:table-cell office:value-type="float" office:value="1478104477731" calcext:value-type="float">
            <text:p>1478104477731</text:p>
          </table:table-cell>
          <table:table-cell table:number-columns-repeated="3" office:value-type="float" office:value="1478104477730" calcext:value-type="float">
            <text:p>1478104477730</text:p>
          </table:table-cell>
          <table:table-cell office:value-type="string" calcext:value-type="string">
            <text:p>?</text:p>
          </table:table-cell>
          <table:table-cell office:value-type="float" office:value="1478104477730" calcext:value-type="float">
            <text:p>1478104477730</text:p>
          </table:table-cell>
          <table:table-cell office:value-type="float" office:value="1478104477927" calcext:value-type="float">
            <text:p>1478104477927</text:p>
          </table:table-cell>
          <table:table-cell office:value-type="float" office:value="1478104477939" calcext:value-type="float">
            <text:p>1478104477939</text:p>
          </table:table-cell>
          <table:table-cell/>
          <table:table-cell table:formula="of:=[.G306]-[.F306]" office:value-type="float" office:value="-1" calcext:value-type="float">
            <text:p>-1</text:p>
          </table:table-cell>
          <table:table-cell table:formula="of:=[.H306]-[.G306]" office:value-type="float" office:value="0" calcext:value-type="float">
            <text:p>0</text:p>
          </table:table-cell>
          <table:table-cell table:formula="of:=[.I306]-[.H306]" office:value-type="float" office:value="0" calcext:value-type="float">
            <text:p>0</text:p>
          </table:table-cell>
          <table:table-cell table:number-columns-repeated="2"/>
          <table:table-cell table:formula="of:=[.L306]-[.K306]" office:value-type="float" office:value="197" calcext:value-type="float">
            <text:p>197</text:p>
          </table:table-cell>
          <table:table-cell table:formula="of:=[.M306]-[.L306]" office:value-type="float" office:value="12" calcext:value-type="float">
            <text:p>12</text:p>
          </table:table-cell>
          <table:table-cell table:formula="of:=[.M306]-[.F306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398" calcext:value-type="float">
            <text:p>49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14" calcext:value-type="float">
            <text:p>302214</text:p>
          </table:table-cell>
          <table:table-cell office:value-type="float" office:value="1478104477762" calcext:value-type="float">
            <text:p>1478104477762</text:p>
          </table:table-cell>
          <table:table-cell table:number-columns-repeated="2" office:value-type="float" office:value="1478104477760" calcext:value-type="float">
            <text:p>1478104477760</text:p>
          </table:table-cell>
          <table:table-cell office:value-type="float" office:value="1478104477761" calcext:value-type="float">
            <text:p>1478104477761</text:p>
          </table:table-cell>
          <table:table-cell office:value-type="string" calcext:value-type="string">
            <text:p>?</text:p>
          </table:table-cell>
          <table:table-cell office:value-type="float" office:value="1478104477761" calcext:value-type="float">
            <text:p>1478104477761</text:p>
          </table:table-cell>
          <table:table-cell office:value-type="float" office:value="1478104477959" calcext:value-type="float">
            <text:p>1478104477959</text:p>
          </table:table-cell>
          <table:table-cell office:value-type="float" office:value="1478104478048" calcext:value-type="float">
            <text:p>1478104478048</text:p>
          </table:table-cell>
          <table:table-cell/>
          <table:table-cell table:formula="of:=[.G307]-[.F307]" office:value-type="float" office:value="-2" calcext:value-type="float">
            <text:p>-2</text:p>
          </table:table-cell>
          <table:table-cell table:formula="of:=[.H307]-[.G307]" office:value-type="float" office:value="0" calcext:value-type="float">
            <text:p>0</text:p>
          </table:table-cell>
          <table:table-cell table:formula="of:=[.I307]-[.H307]" office:value-type="float" office:value="1" calcext:value-type="float">
            <text:p>1</text:p>
          </table:table-cell>
          <table:table-cell table:number-columns-repeated="2"/>
          <table:table-cell table:formula="of:=[.L307]-[.K307]" office:value-type="float" office:value="198" calcext:value-type="float">
            <text:p>198</text:p>
          </table:table-cell>
          <table:table-cell table:formula="of:=[.M307]-[.L307]" office:value-type="float" office:value="89" calcext:value-type="float">
            <text:p>89</text:p>
          </table:table-cell>
          <table:table-cell table:formula="of:=[.M307]-[.F307]"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49401" calcext:value-type="float">
            <text:p>494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750" calcext:value-type="float">
            <text:p>200750</text:p>
          </table:table-cell>
          <table:table-cell office:value-type="float" office:value="1478104477783" calcext:value-type="float">
            <text:p>1478104477783</text:p>
          </table:table-cell>
          <table:table-cell table:number-columns-repeated="3" office:value-type="float" office:value="1478104477782" calcext:value-type="float">
            <text:p>1478104477782</text:p>
          </table:table-cell>
          <table:table-cell office:value-type="string" calcext:value-type="string">
            <text:p>?</text:p>
          </table:table-cell>
          <table:table-cell office:value-type="float" office:value="1478104477782" calcext:value-type="float">
            <text:p>1478104477782</text:p>
          </table:table-cell>
          <table:table-cell office:value-type="float" office:value="1478104477991" calcext:value-type="float">
            <text:p>1478104477991</text:p>
          </table:table-cell>
          <table:table-cell office:value-type="float" office:value="1478104478060" calcext:value-type="float">
            <text:p>1478104478060</text:p>
          </table:table-cell>
          <table:table-cell/>
          <table:table-cell table:formula="of:=[.G308]-[.F308]" office:value-type="float" office:value="-1" calcext:value-type="float">
            <text:p>-1</text:p>
          </table:table-cell>
          <table:table-cell table:formula="of:=[.H308]-[.G308]" office:value-type="float" office:value="0" calcext:value-type="float">
            <text:p>0</text:p>
          </table:table-cell>
          <table:table-cell table:formula="of:=[.I308]-[.H308]" office:value-type="float" office:value="0" calcext:value-type="float">
            <text:p>0</text:p>
          </table:table-cell>
          <table:table-cell table:number-columns-repeated="2"/>
          <table:table-cell table:formula="of:=[.L308]-[.K308]" office:value-type="float" office:value="209" calcext:value-type="float">
            <text:p>209</text:p>
          </table:table-cell>
          <table:table-cell table:formula="of:=[.M308]-[.L308]" office:value-type="float" office:value="69" calcext:value-type="float">
            <text:p>69</text:p>
          </table:table-cell>
          <table:table-cell table:formula="of:=[.M308]-[.F308]"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49402" calcext:value-type="float">
            <text:p>494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649" calcext:value-type="float">
            <text:p>101649</text:p>
          </table:table-cell>
          <table:table-cell office:value-type="float" office:value="1478104477905" calcext:value-type="float">
            <text:p>1478104477905</text:p>
          </table:table-cell>
          <table:table-cell table:number-columns-repeated="3" office:value-type="float" office:value="1478104477904" calcext:value-type="float">
            <text:p>1478104477904</text:p>
          </table:table-cell>
          <table:table-cell office:value-type="string" calcext:value-type="string">
            <text:p>?</text:p>
          </table:table-cell>
          <table:table-cell office:value-type="float" office:value="1478104477904" calcext:value-type="float">
            <text:p>1478104477904</text:p>
          </table:table-cell>
          <table:table-cell office:value-type="float" office:value="1478104478098" calcext:value-type="float">
            <text:p>1478104478098</text:p>
          </table:table-cell>
          <table:table-cell office:value-type="float" office:value="1478104478107" calcext:value-type="float">
            <text:p>1478104478107</text:p>
          </table:table-cell>
          <table:table-cell/>
          <table:table-cell table:formula="of:=[.G309]-[.F309]" office:value-type="float" office:value="-1" calcext:value-type="float">
            <text:p>-1</text:p>
          </table:table-cell>
          <table:table-cell table:formula="of:=[.H309]-[.G309]" office:value-type="float" office:value="0" calcext:value-type="float">
            <text:p>0</text:p>
          </table:table-cell>
          <table:table-cell table:formula="of:=[.I309]-[.H309]" office:value-type="float" office:value="0" calcext:value-type="float">
            <text:p>0</text:p>
          </table:table-cell>
          <table:table-cell table:number-columns-repeated="2"/>
          <table:table-cell table:formula="of:=[.L309]-[.K309]" office:value-type="float" office:value="194" calcext:value-type="float">
            <text:p>194</text:p>
          </table:table-cell>
          <table:table-cell table:formula="of:=[.M309]-[.L309]" office:value-type="float" office:value="9" calcext:value-type="float">
            <text:p>9</text:p>
          </table:table-cell>
          <table:table-cell table:formula="of:=[.M309]-[.F309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403" calcext:value-type="float">
            <text:p>49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325" calcext:value-type="float">
            <text:p>302325</text:p>
          </table:table-cell>
          <table:table-cell table:number-columns-repeated="4" office:value-type="float" office:value="1478104478024" calcext:value-type="float">
            <text:p>1478104478024</text:p>
          </table:table-cell>
          <table:table-cell office:value-type="string" calcext:value-type="string">
            <text:p>?</text:p>
          </table:table-cell>
          <table:table-cell office:value-type="float" office:value="1478104478024" calcext:value-type="float">
            <text:p>1478104478024</text:p>
          </table:table-cell>
          <table:table-cell office:value-type="float" office:value="1478104478219" calcext:value-type="float">
            <text:p>1478104478219</text:p>
          </table:table-cell>
          <table:table-cell office:value-type="float" office:value="1478104478227" calcext:value-type="float">
            <text:p>1478104478227</text:p>
          </table:table-cell>
          <table:table-cell/>
          <table:table-cell table:formula="of:=[.G310]-[.F310]" office:value-type="float" office:value="0" calcext:value-type="float">
            <text:p>0</text:p>
          </table:table-cell>
          <table:table-cell table:formula="of:=[.H310]-[.G310]" office:value-type="float" office:value="0" calcext:value-type="float">
            <text:p>0</text:p>
          </table:table-cell>
          <table:table-cell table:formula="of:=[.I310]-[.H310]" office:value-type="float" office:value="0" calcext:value-type="float">
            <text:p>0</text:p>
          </table:table-cell>
          <table:table-cell table:number-columns-repeated="2"/>
          <table:table-cell table:formula="of:=[.L310]-[.K310]" office:value-type="float" office:value="195" calcext:value-type="float">
            <text:p>195</text:p>
          </table:table-cell>
          <table:table-cell table:formula="of:=[.M310]-[.L310]" office:value-type="float" office:value="8" calcext:value-type="float">
            <text:p>8</text:p>
          </table:table-cell>
          <table:table-cell table:formula="of:=[.M310]-[.F310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9405" calcext:value-type="float">
            <text:p>49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882" calcext:value-type="float">
            <text:p>101882</text:p>
          </table:table-cell>
          <table:table-cell office:value-type="float" office:value="1478104478123" calcext:value-type="float">
            <text:p>1478104478123</text:p>
          </table:table-cell>
          <table:table-cell table:number-columns-repeated="3" office:value-type="float" office:value="1478104478122" calcext:value-type="float">
            <text:p>1478104478122</text:p>
          </table:table-cell>
          <table:table-cell office:value-type="string" calcext:value-type="string">
            <text:p>?</text:p>
          </table:table-cell>
          <table:table-cell office:value-type="float" office:value="1478104478123" calcext:value-type="float">
            <text:p>1478104478123</text:p>
          </table:table-cell>
          <table:table-cell office:value-type="float" office:value="1478104478313" calcext:value-type="float">
            <text:p>1478104478313</text:p>
          </table:table-cell>
          <table:table-cell office:value-type="float" office:value="1478104478360" calcext:value-type="float">
            <text:p>1478104478360</text:p>
          </table:table-cell>
          <table:table-cell/>
          <table:table-cell table:formula="of:=[.G311]-[.F311]" office:value-type="float" office:value="-1" calcext:value-type="float">
            <text:p>-1</text:p>
          </table:table-cell>
          <table:table-cell table:formula="of:=[.H311]-[.G311]" office:value-type="float" office:value="0" calcext:value-type="float">
            <text:p>0</text:p>
          </table:table-cell>
          <table:table-cell table:formula="of:=[.I311]-[.H311]" office:value-type="float" office:value="0" calcext:value-type="float">
            <text:p>0</text:p>
          </table:table-cell>
          <table:table-cell table:number-columns-repeated="2"/>
          <table:table-cell table:formula="of:=[.L311]-[.K311]" office:value-type="float" office:value="190" calcext:value-type="float">
            <text:p>190</text:p>
          </table:table-cell>
          <table:table-cell table:formula="of:=[.M311]-[.L311]" office:value-type="float" office:value="47" calcext:value-type="float">
            <text:p>47</text:p>
          </table:table-cell>
          <table:table-cell table:formula="of:=[.M311]-[.F311]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49404" calcext:value-type="float">
            <text:p>494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960" calcext:value-type="float">
            <text:p>201960</text:p>
          </table:table-cell>
          <table:table-cell office:value-type="float" office:value="1478104478151" calcext:value-type="float">
            <text:p>1478104478151</text:p>
          </table:table-cell>
          <table:table-cell office:value-type="float" office:value="1478104478149" calcext:value-type="float">
            <text:p>1478104478149</text:p>
          </table:table-cell>
          <table:table-cell table:number-columns-repeated="2" office:value-type="float" office:value="1478104478150" calcext:value-type="float">
            <text:p>1478104478150</text:p>
          </table:table-cell>
          <table:table-cell office:value-type="string" calcext:value-type="string">
            <text:p>?</text:p>
          </table:table-cell>
          <table:table-cell office:value-type="float" office:value="1478104478150" calcext:value-type="float">
            <text:p>1478104478150</text:p>
          </table:table-cell>
          <table:table-cell office:value-type="float" office:value="1478104478355" calcext:value-type="float">
            <text:p>1478104478355</text:p>
          </table:table-cell>
          <table:table-cell office:value-type="float" office:value="1478104478363" calcext:value-type="float">
            <text:p>1478104478363</text:p>
          </table:table-cell>
          <table:table-cell/>
          <table:table-cell table:formula="of:=[.G312]-[.F312]" office:value-type="float" office:value="-2" calcext:value-type="float">
            <text:p>-2</text:p>
          </table:table-cell>
          <table:table-cell table:formula="of:=[.H312]-[.G312]" office:value-type="float" office:value="1" calcext:value-type="float">
            <text:p>1</text:p>
          </table:table-cell>
          <table:table-cell table:formula="of:=[.I312]-[.H312]" office:value-type="float" office:value="0" calcext:value-type="float">
            <text:p>0</text:p>
          </table:table-cell>
          <table:table-cell table:number-columns-repeated="2"/>
          <table:table-cell table:formula="of:=[.L312]-[.K312]" office:value-type="float" office:value="205" calcext:value-type="float">
            <text:p>205</text:p>
          </table:table-cell>
          <table:table-cell table:formula="of:=[.M312]-[.L312]" office:value-type="float" office:value="8" calcext:value-type="float">
            <text:p>8</text:p>
          </table:table-cell>
          <table:table-cell table:formula="of:=[.M312]-[.F312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407" calcext:value-type="float">
            <text:p>494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980" calcext:value-type="float">
            <text:p>101980</text:p>
          </table:table-cell>
          <table:table-cell office:value-type="float" office:value="1478104478511" calcext:value-type="float">
            <text:p>1478104478511</text:p>
          </table:table-cell>
          <table:table-cell table:number-columns-repeated="3" office:value-type="float" office:value="1478104478510" calcext:value-type="float">
            <text:p>1478104478510</text:p>
          </table:table-cell>
          <table:table-cell office:value-type="string" calcext:value-type="string">
            <text:p>?</text:p>
          </table:table-cell>
          <table:table-cell office:value-type="float" office:value="1478104478511" calcext:value-type="float">
            <text:p>1478104478511</text:p>
          </table:table-cell>
          <table:table-cell office:value-type="float" office:value="1478104478713" calcext:value-type="float">
            <text:p>1478104478713</text:p>
          </table:table-cell>
          <table:table-cell office:value-type="float" office:value="1478104478728" calcext:value-type="float">
            <text:p>1478104478728</text:p>
          </table:table-cell>
          <table:table-cell/>
          <table:table-cell table:formula="of:=[.G313]-[.F313]" office:value-type="float" office:value="-1" calcext:value-type="float">
            <text:p>-1</text:p>
          </table:table-cell>
          <table:table-cell table:formula="of:=[.H313]-[.G313]" office:value-type="float" office:value="0" calcext:value-type="float">
            <text:p>0</text:p>
          </table:table-cell>
          <table:table-cell table:formula="of:=[.I313]-[.H313]" office:value-type="float" office:value="0" calcext:value-type="float">
            <text:p>0</text:p>
          </table:table-cell>
          <table:table-cell table:number-columns-repeated="2"/>
          <table:table-cell table:formula="of:=[.L313]-[.K313]" office:value-type="float" office:value="202" calcext:value-type="float">
            <text:p>202</text:p>
          </table:table-cell>
          <table:table-cell table:formula="of:=[.M313]-[.L313]" office:value-type="float" office:value="15" calcext:value-type="float">
            <text:p>15</text:p>
          </table:table-cell>
          <table:table-cell table:formula="of:=[.M313]-[.F313]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9408" calcext:value-type="float">
            <text:p>49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950" calcext:value-type="float">
            <text:p>201950</text:p>
          </table:table-cell>
          <table:table-cell table:number-columns-repeated="4" office:value-type="float" office:value="1478104478597" calcext:value-type="float">
            <text:p>1478104478597</text:p>
          </table:table-cell>
          <table:table-cell office:value-type="string" calcext:value-type="string">
            <text:p>?</text:p>
          </table:table-cell>
          <table:table-cell office:value-type="float" office:value="1478104478597" calcext:value-type="float">
            <text:p>1478104478597</text:p>
          </table:table-cell>
          <table:table-cell office:value-type="float" office:value="1478104478794" calcext:value-type="float">
            <text:p>1478104478794</text:p>
          </table:table-cell>
          <table:table-cell office:value-type="float" office:value="1478104478815" calcext:value-type="float">
            <text:p>1478104478815</text:p>
          </table:table-cell>
          <table:table-cell/>
          <table:table-cell table:formula="of:=[.G314]-[.F314]" office:value-type="float" office:value="0" calcext:value-type="float">
            <text:p>0</text:p>
          </table:table-cell>
          <table:table-cell table:formula="of:=[.H314]-[.G314]" office:value-type="float" office:value="0" calcext:value-type="float">
            <text:p>0</text:p>
          </table:table-cell>
          <table:table-cell table:formula="of:=[.I314]-[.H314]" office:value-type="float" office:value="0" calcext:value-type="float">
            <text:p>0</text:p>
          </table:table-cell>
          <table:table-cell table:number-columns-repeated="2"/>
          <table:table-cell table:formula="of:=[.L314]-[.K314]" office:value-type="float" office:value="197" calcext:value-type="float">
            <text:p>197</text:p>
          </table:table-cell>
          <table:table-cell table:formula="of:=[.M314]-[.L314]" office:value-type="float" office:value="21" calcext:value-type="float">
            <text:p>21</text:p>
          </table:table-cell>
          <table:table-cell table:formula="of:=[.M314]-[.F314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49410" calcext:value-type="float">
            <text:p>494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353" calcext:value-type="float">
            <text:p>201353</text:p>
          </table:table-cell>
          <table:table-cell office:value-type="float" office:value="1478104478630" calcext:value-type="float">
            <text:p>1478104478630</text:p>
          </table:table-cell>
          <table:table-cell table:number-columns-repeated="2" office:value-type="float" office:value="1478104478629" calcext:value-type="float">
            <text:p>1478104478629</text:p>
          </table:table-cell>
          <table:table-cell office:value-type="float" office:value="1478104478630" calcext:value-type="float">
            <text:p>1478104478630</text:p>
          </table:table-cell>
          <table:table-cell office:value-type="string" calcext:value-type="string">
            <text:p>?</text:p>
          </table:table-cell>
          <table:table-cell office:value-type="float" office:value="1478104478630" calcext:value-type="float">
            <text:p>1478104478630</text:p>
          </table:table-cell>
          <table:table-cell office:value-type="float" office:value="1478104478832" calcext:value-type="float">
            <text:p>1478104478832</text:p>
          </table:table-cell>
          <table:table-cell office:value-type="float" office:value="1478104478876" calcext:value-type="float">
            <text:p>1478104478876</text:p>
          </table:table-cell>
          <table:table-cell/>
          <table:table-cell table:formula="of:=[.G315]-[.F315]" office:value-type="float" office:value="-1" calcext:value-type="float">
            <text:p>-1</text:p>
          </table:table-cell>
          <table:table-cell table:formula="of:=[.H315]-[.G315]" office:value-type="float" office:value="0" calcext:value-type="float">
            <text:p>0</text:p>
          </table:table-cell>
          <table:table-cell table:formula="of:=[.I315]-[.H315]" office:value-type="float" office:value="1" calcext:value-type="float">
            <text:p>1</text:p>
          </table:table-cell>
          <table:table-cell table:number-columns-repeated="2"/>
          <table:table-cell table:formula="of:=[.L315]-[.K315]" office:value-type="float" office:value="202" calcext:value-type="float">
            <text:p>202</text:p>
          </table:table-cell>
          <table:table-cell table:formula="of:=[.M315]-[.L315]" office:value-type="float" office:value="44" calcext:value-type="float">
            <text:p>44</text:p>
          </table:table-cell>
          <table:table-cell table:formula="of:=[.M315]-[.F315]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49406" calcext:value-type="float">
            <text:p>49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086" calcext:value-type="float">
            <text:p>300086</text:p>
          </table:table-cell>
          <table:table-cell office:value-type="float" office:value="1478104478636" calcext:value-type="float">
            <text:p>1478104478636</text:p>
          </table:table-cell>
          <table:table-cell table:number-columns-repeated="3" office:value-type="float" office:value="1478104478635" calcext:value-type="float">
            <text:p>1478104478635</text:p>
          </table:table-cell>
          <table:table-cell office:value-type="string" calcext:value-type="string">
            <text:p>?</text:p>
          </table:table-cell>
          <table:table-cell office:value-type="float" office:value="1478104478635" calcext:value-type="float">
            <text:p>1478104478635</text:p>
          </table:table-cell>
          <table:table-cell office:value-type="float" office:value="1478104478834" calcext:value-type="float">
            <text:p>1478104478834</text:p>
          </table:table-cell>
          <table:table-cell office:value-type="float" office:value="1478104478886" calcext:value-type="float">
            <text:p>1478104478886</text:p>
          </table:table-cell>
          <table:table-cell/>
          <table:table-cell table:formula="of:=[.G316]-[.F316]" office:value-type="float" office:value="-1" calcext:value-type="float">
            <text:p>-1</text:p>
          </table:table-cell>
          <table:table-cell table:formula="of:=[.H316]-[.G316]" office:value-type="float" office:value="0" calcext:value-type="float">
            <text:p>0</text:p>
          </table:table-cell>
          <table:table-cell table:formula="of:=[.I316]-[.H316]" office:value-type="float" office:value="0" calcext:value-type="float">
            <text:p>0</text:p>
          </table:table-cell>
          <table:table-cell table:number-columns-repeated="2"/>
          <table:table-cell table:formula="of:=[.L316]-[.K316]" office:value-type="float" office:value="199" calcext:value-type="float">
            <text:p>199</text:p>
          </table:table-cell>
          <table:table-cell table:formula="of:=[.M316]-[.L316]" office:value-type="float" office:value="52" calcext:value-type="float">
            <text:p>52</text:p>
          </table:table-cell>
          <table:table-cell table:formula="of:=[.M316]-[.F316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9409" calcext:value-type="float">
            <text:p>49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665" calcext:value-type="float">
            <text:p>101665</text:p>
          </table:table-cell>
          <table:table-cell office:value-type="float" office:value="1478104478882" calcext:value-type="float">
            <text:p>1478104478882</text:p>
          </table:table-cell>
          <table:table-cell table:number-columns-repeated="3" office:value-type="float" office:value="1478104478881" calcext:value-type="float">
            <text:p>1478104478881</text:p>
          </table:table-cell>
          <table:table-cell office:value-type="string" calcext:value-type="string">
            <text:p>?</text:p>
          </table:table-cell>
          <table:table-cell office:value-type="float" office:value="1478104478881" calcext:value-type="float">
            <text:p>1478104478881</text:p>
          </table:table-cell>
          <table:table-cell office:value-type="float" office:value="1478104479087" calcext:value-type="float">
            <text:p>1478104479087</text:p>
          </table:table-cell>
          <table:table-cell office:value-type="float" office:value="1478104479096" calcext:value-type="float">
            <text:p>1478104479096</text:p>
          </table:table-cell>
          <table:table-cell/>
          <table:table-cell table:formula="of:=[.G317]-[.F317]" office:value-type="float" office:value="-1" calcext:value-type="float">
            <text:p>-1</text:p>
          </table:table-cell>
          <table:table-cell table:formula="of:=[.H317]-[.G317]" office:value-type="float" office:value="0" calcext:value-type="float">
            <text:p>0</text:p>
          </table:table-cell>
          <table:table-cell table:formula="of:=[.I317]-[.H317]" office:value-type="float" office:value="0" calcext:value-type="float">
            <text:p>0</text:p>
          </table:table-cell>
          <table:table-cell table:number-columns-repeated="2"/>
          <table:table-cell table:formula="of:=[.L317]-[.K317]" office:value-type="float" office:value="206" calcext:value-type="float">
            <text:p>206</text:p>
          </table:table-cell>
          <table:table-cell table:formula="of:=[.M317]-[.L317]" office:value-type="float" office:value="9" calcext:value-type="float">
            <text:p>9</text:p>
          </table:table-cell>
          <table:table-cell table:formula="of:=[.M317]-[.F317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49396" calcext:value-type="float">
            <text:p>49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866" calcext:value-type="float">
            <text:p>1866</text:p>
          </table:table-cell>
          <table:table-cell office:value-type="float" office:value="1478104478897" calcext:value-type="float">
            <text:p>1478104478897</text:p>
          </table:table-cell>
          <table:table-cell table:number-columns-repeated="3" office:value-type="float" office:value="1478104478896" calcext:value-type="float">
            <text:p>1478104478896</text:p>
          </table:table-cell>
          <table:table-cell office:value-type="string" calcext:value-type="string">
            <text:p>?</text:p>
          </table:table-cell>
          <table:table-cell office:value-type="float" office:value="1478104478896" calcext:value-type="float">
            <text:p>1478104478896</text:p>
          </table:table-cell>
          <table:table-cell office:value-type="float" office:value="1478104479099" calcext:value-type="float">
            <text:p>1478104479099</text:p>
          </table:table-cell>
          <table:table-cell office:value-type="float" office:value="1478104479148" calcext:value-type="float">
            <text:p>1478104479148</text:p>
          </table:table-cell>
          <table:table-cell/>
          <table:table-cell table:formula="of:=[.G318]-[.F318]" office:value-type="float" office:value="-1" calcext:value-type="float">
            <text:p>-1</text:p>
          </table:table-cell>
          <table:table-cell table:formula="of:=[.H318]-[.G318]" office:value-type="float" office:value="0" calcext:value-type="float">
            <text:p>0</text:p>
          </table:table-cell>
          <table:table-cell table:formula="of:=[.I318]-[.H318]" office:value-type="float" office:value="0" calcext:value-type="float">
            <text:p>0</text:p>
          </table:table-cell>
          <table:table-cell table:number-columns-repeated="2"/>
          <table:table-cell table:formula="of:=[.L318]-[.K318]" office:value-type="float" office:value="203" calcext:value-type="float">
            <text:p>203</text:p>
          </table:table-cell>
          <table:table-cell table:formula="of:=[.M318]-[.L318]" office:value-type="float" office:value="49" calcext:value-type="float">
            <text:p>49</text:p>
          </table:table-cell>
          <table:table-cell table:formula="of:=[.M318]-[.F318]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49413" calcext:value-type="float">
            <text:p>49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25" calcext:value-type="float">
            <text:p>101225</text:p>
          </table:table-cell>
          <table:table-cell office:value-type="float" office:value="1478104478899" calcext:value-type="float">
            <text:p>1478104478899</text:p>
          </table:table-cell>
          <table:table-cell table:number-columns-repeated="3" office:value-type="float" office:value="1478104478898" calcext:value-type="float">
            <text:p>1478104478898</text:p>
          </table:table-cell>
          <table:table-cell office:value-type="string" calcext:value-type="string">
            <text:p>?</text:p>
          </table:table-cell>
          <table:table-cell office:value-type="float" office:value="1478104478898" calcext:value-type="float">
            <text:p>1478104478898</text:p>
          </table:table-cell>
          <table:table-cell office:value-type="float" office:value="1478104479102" calcext:value-type="float">
            <text:p>1478104479102</text:p>
          </table:table-cell>
          <table:table-cell office:value-type="float" office:value="1478104479197" calcext:value-type="float">
            <text:p>1478104479197</text:p>
          </table:table-cell>
          <table:table-cell/>
          <table:table-cell table:formula="of:=[.G319]-[.F319]" office:value-type="float" office:value="-1" calcext:value-type="float">
            <text:p>-1</text:p>
          </table:table-cell>
          <table:table-cell table:formula="of:=[.H319]-[.G319]" office:value-type="float" office:value="0" calcext:value-type="float">
            <text:p>0</text:p>
          </table:table-cell>
          <table:table-cell table:formula="of:=[.I319]-[.H319]" office:value-type="float" office:value="0" calcext:value-type="float">
            <text:p>0</text:p>
          </table:table-cell>
          <table:table-cell table:number-columns-repeated="2"/>
          <table:table-cell table:formula="of:=[.L319]-[.K319]" office:value-type="float" office:value="204" calcext:value-type="float">
            <text:p>204</text:p>
          </table:table-cell>
          <table:table-cell table:formula="of:=[.M319]-[.L319]" office:value-type="float" office:value="95" calcext:value-type="float">
            <text:p>95</text:p>
          </table:table-cell>
          <table:table-cell table:formula="of:=[.M319]-[.F319]"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49412" calcext:value-type="float">
            <text:p>49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004" calcext:value-type="float">
            <text:p>300004</text:p>
          </table:table-cell>
          <table:table-cell table:number-columns-repeated="4" office:value-type="float" office:value="1478104478928" calcext:value-type="float">
            <text:p>1478104478928</text:p>
          </table:table-cell>
          <table:table-cell office:value-type="string" calcext:value-type="string">
            <text:p>?</text:p>
          </table:table-cell>
          <table:table-cell office:value-type="float" office:value="1478104478928" calcext:value-type="float">
            <text:p>1478104478928</text:p>
          </table:table-cell>
          <table:table-cell office:value-type="float" office:value="1478104479138" calcext:value-type="float">
            <text:p>1478104479138</text:p>
          </table:table-cell>
          <table:table-cell office:value-type="float" office:value="1478104479254" calcext:value-type="float">
            <text:p>1478104479254</text:p>
          </table:table-cell>
          <table:table-cell/>
          <table:table-cell table:formula="of:=[.G320]-[.F320]" office:value-type="float" office:value="0" calcext:value-type="float">
            <text:p>0</text:p>
          </table:table-cell>
          <table:table-cell table:formula="of:=[.H320]-[.G320]" office:value-type="float" office:value="0" calcext:value-type="float">
            <text:p>0</text:p>
          </table:table-cell>
          <table:table-cell table:formula="of:=[.I320]-[.H320]" office:value-type="float" office:value="0" calcext:value-type="float">
            <text:p>0</text:p>
          </table:table-cell>
          <table:table-cell table:number-columns-repeated="2"/>
          <table:table-cell table:formula="of:=[.L320]-[.K320]" office:value-type="float" office:value="210" calcext:value-type="float">
            <text:p>210</text:p>
          </table:table-cell>
          <table:table-cell table:formula="of:=[.M320]-[.L320]" office:value-type="float" office:value="116" calcext:value-type="float">
            <text:p>116</text:p>
          </table:table-cell>
          <table:table-cell table:formula="of:=[.M320]-[.F320]"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49419" calcext:value-type="float">
            <text:p>494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229" calcext:value-type="float">
            <text:p>102229</text:p>
          </table:table-cell>
          <table:table-cell office:value-type="float" office:value="1478104479102" calcext:value-type="float">
            <text:p>1478104479102</text:p>
          </table:table-cell>
          <table:table-cell table:number-columns-repeated="3" office:value-type="float" office:value="1478104479101" calcext:value-type="float">
            <text:p>1478104479101</text:p>
          </table:table-cell>
          <table:table-cell office:value-type="string" calcext:value-type="string">
            <text:p>?</text:p>
          </table:table-cell>
          <table:table-cell office:value-type="float" office:value="1478104479101" calcext:value-type="float">
            <text:p>1478104479101</text:p>
          </table:table-cell>
          <table:table-cell office:value-type="float" office:value="1478104479300" calcext:value-type="float">
            <text:p>1478104479300</text:p>
          </table:table-cell>
          <table:table-cell office:value-type="float" office:value="1478104479323" calcext:value-type="float">
            <text:p>1478104479323</text:p>
          </table:table-cell>
          <table:table-cell/>
          <table:table-cell table:formula="of:=[.G321]-[.F321]" office:value-type="float" office:value="-1" calcext:value-type="float">
            <text:p>-1</text:p>
          </table:table-cell>
          <table:table-cell table:formula="of:=[.H321]-[.G321]" office:value-type="float" office:value="0" calcext:value-type="float">
            <text:p>0</text:p>
          </table:table-cell>
          <table:table-cell table:formula="of:=[.I321]-[.H321]" office:value-type="float" office:value="0" calcext:value-type="float">
            <text:p>0</text:p>
          </table:table-cell>
          <table:table-cell table:number-columns-repeated="2"/>
          <table:table-cell table:formula="of:=[.L321]-[.K321]" office:value-type="float" office:value="199" calcext:value-type="float">
            <text:p>199</text:p>
          </table:table-cell>
          <table:table-cell table:formula="of:=[.M321]-[.L321]" office:value-type="float" office:value="23" calcext:value-type="float">
            <text:p>23</text:p>
          </table:table-cell>
          <table:table-cell table:formula="of:=[.M321]-[.F321]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49416" calcext:value-type="float">
            <text:p>49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452" calcext:value-type="float">
            <text:p>302452</text:p>
          </table:table-cell>
          <table:table-cell office:value-type="float" office:value="1478104478942" calcext:value-type="float">
            <text:p>1478104478942</text:p>
          </table:table-cell>
          <table:table-cell table:number-columns-repeated="3" office:value-type="float" office:value="1478104478941" calcext:value-type="float">
            <text:p>1478104478941</text:p>
          </table:table-cell>
          <table:table-cell office:value-type="string" calcext:value-type="string">
            <text:p>?</text:p>
          </table:table-cell>
          <table:table-cell office:value-type="float" office:value="1478104478941" calcext:value-type="float">
            <text:p>1478104478941</text:p>
          </table:table-cell>
          <table:table-cell office:value-type="float" office:value="1478104479144" calcext:value-type="float">
            <text:p>1478104479144</text:p>
          </table:table-cell>
          <table:table-cell office:value-type="float" office:value="1478104479332" calcext:value-type="float">
            <text:p>1478104479332</text:p>
          </table:table-cell>
          <table:table-cell/>
          <table:table-cell table:formula="of:=[.G322]-[.F322]" office:value-type="float" office:value="-1" calcext:value-type="float">
            <text:p>-1</text:p>
          </table:table-cell>
          <table:table-cell table:formula="of:=[.H322]-[.G322]" office:value-type="float" office:value="0" calcext:value-type="float">
            <text:p>0</text:p>
          </table:table-cell>
          <table:table-cell table:formula="of:=[.I322]-[.H322]" office:value-type="float" office:value="0" calcext:value-type="float">
            <text:p>0</text:p>
          </table:table-cell>
          <table:table-cell table:number-columns-repeated="2"/>
          <table:table-cell table:formula="of:=[.L322]-[.K322]" office:value-type="float" office:value="203" calcext:value-type="float">
            <text:p>203</text:p>
          </table:table-cell>
          <table:table-cell table:formula="of:=[.M322]-[.L322]" office:value-type="float" office:value="188" calcext:value-type="float">
            <text:p>188</text:p>
          </table:table-cell>
          <table:table-cell table:formula="of:=[.M322]-[.F322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49417" calcext:value-type="float">
            <text:p>494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71" calcext:value-type="float">
            <text:p>302271</text:p>
          </table:table-cell>
          <table:table-cell office:value-type="float" office:value="1478104479093" calcext:value-type="float">
            <text:p>1478104479093</text:p>
          </table:table-cell>
          <table:table-cell table:number-columns-repeated="3" office:value-type="float" office:value="1478104479092" calcext:value-type="float">
            <text:p>1478104479092</text:p>
          </table:table-cell>
          <table:table-cell office:value-type="string" calcext:value-type="string">
            <text:p>?</text:p>
          </table:table-cell>
          <table:table-cell office:value-type="float" office:value="1478104479092" calcext:value-type="float">
            <text:p>1478104479092</text:p>
          </table:table-cell>
          <table:table-cell office:value-type="float" office:value="1478104479300" calcext:value-type="float">
            <text:p>1478104479300</text:p>
          </table:table-cell>
          <table:table-cell office:value-type="float" office:value="1478104479386" calcext:value-type="float">
            <text:p>1478104479386</text:p>
          </table:table-cell>
          <table:table-cell/>
          <table:table-cell table:formula="of:=[.G323]-[.F323]" office:value-type="float" office:value="-1" calcext:value-type="float">
            <text:p>-1</text:p>
          </table:table-cell>
          <table:table-cell table:formula="of:=[.H323]-[.G323]" office:value-type="float" office:value="0" calcext:value-type="float">
            <text:p>0</text:p>
          </table:table-cell>
          <table:table-cell table:formula="of:=[.I323]-[.H323]" office:value-type="float" office:value="0" calcext:value-type="float">
            <text:p>0</text:p>
          </table:table-cell>
          <table:table-cell table:number-columns-repeated="2"/>
          <table:table-cell table:formula="of:=[.L323]-[.K323]" office:value-type="float" office:value="208" calcext:value-type="float">
            <text:p>208</text:p>
          </table:table-cell>
          <table:table-cell table:formula="of:=[.M323]-[.L323]" office:value-type="float" office:value="86" calcext:value-type="float">
            <text:p>86</text:p>
          </table:table-cell>
          <table:table-cell table:formula="of:=[.M323]-[.F323]"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49418" calcext:value-type="float">
            <text:p>494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22" calcext:value-type="float">
            <text:p>102122</text:p>
          </table:table-cell>
          <table:table-cell office:value-type="float" office:value="1478104478950" calcext:value-type="float">
            <text:p>1478104478950</text:p>
          </table:table-cell>
          <table:table-cell table:number-columns-repeated="3" office:value-type="float" office:value="1478104478949" calcext:value-type="float">
            <text:p>1478104478949</text:p>
          </table:table-cell>
          <table:table-cell office:value-type="string" calcext:value-type="string">
            <text:p>?</text:p>
          </table:table-cell>
          <table:table-cell office:value-type="float" office:value="1478104478949" calcext:value-type="float">
            <text:p>1478104478949</text:p>
          </table:table-cell>
          <table:table-cell office:value-type="float" office:value="1478104479317" calcext:value-type="float">
            <text:p>1478104479317</text:p>
          </table:table-cell>
          <table:table-cell office:value-type="float" office:value="1478104479388" calcext:value-type="float">
            <text:p>1478104479388</text:p>
          </table:table-cell>
          <table:table-cell/>
          <table:table-cell table:formula="of:=[.G324]-[.F324]" office:value-type="float" office:value="-1" calcext:value-type="float">
            <text:p>-1</text:p>
          </table:table-cell>
          <table:table-cell table:formula="of:=[.H324]-[.G324]" office:value-type="float" office:value="0" calcext:value-type="float">
            <text:p>0</text:p>
          </table:table-cell>
          <table:table-cell table:formula="of:=[.I324]-[.H324]" office:value-type="float" office:value="0" calcext:value-type="float">
            <text:p>0</text:p>
          </table:table-cell>
          <table:table-cell table:number-columns-repeated="2"/>
          <table:table-cell table:formula="of:=[.L324]-[.K324]" office:value-type="float" office:value="368" calcext:value-type="float">
            <text:p>368</text:p>
          </table:table-cell>
          <table:table-cell table:formula="of:=[.M324]-[.L324]" office:value-type="float" office:value="71" calcext:value-type="float">
            <text:p>71</text:p>
          </table:table-cell>
          <table:table-cell table:formula="of:=[.M324]-[.F324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49415" calcext:value-type="float">
            <text:p>49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32" calcext:value-type="float">
            <text:p>102132</text:p>
          </table:table-cell>
          <table:table-cell office:value-type="float" office:value="1478104478944" calcext:value-type="float">
            <text:p>1478104478944</text:p>
          </table:table-cell>
          <table:table-cell table:number-columns-repeated="3" office:value-type="float" office:value="1478104478943" calcext:value-type="float">
            <text:p>1478104478943</text:p>
          </table:table-cell>
          <table:table-cell office:value-type="string" calcext:value-type="string">
            <text:p>?</text:p>
          </table:table-cell>
          <table:table-cell office:value-type="float" office:value="1478104478943" calcext:value-type="float">
            <text:p>1478104478943</text:p>
          </table:table-cell>
          <table:table-cell office:value-type="float" office:value="1478104479324" calcext:value-type="float">
            <text:p>1478104479324</text:p>
          </table:table-cell>
          <table:table-cell office:value-type="float" office:value="1478104479392" calcext:value-type="float">
            <text:p>1478104479392</text:p>
          </table:table-cell>
          <table:table-cell/>
          <table:table-cell table:formula="of:=[.G325]-[.F325]" office:value-type="float" office:value="-1" calcext:value-type="float">
            <text:p>-1</text:p>
          </table:table-cell>
          <table:table-cell table:formula="of:=[.H325]-[.G325]" office:value-type="float" office:value="0" calcext:value-type="float">
            <text:p>0</text:p>
          </table:table-cell>
          <table:table-cell table:formula="of:=[.I325]-[.H325]" office:value-type="float" office:value="0" calcext:value-type="float">
            <text:p>0</text:p>
          </table:table-cell>
          <table:table-cell table:number-columns-repeated="2"/>
          <table:table-cell table:formula="of:=[.L325]-[.K325]" office:value-type="float" office:value="381" calcext:value-type="float">
            <text:p>381</text:p>
          </table:table-cell>
          <table:table-cell table:formula="of:=[.M325]-[.L325]" office:value-type="float" office:value="68" calcext:value-type="float">
            <text:p>68</text:p>
          </table:table-cell>
          <table:table-cell table:formula="of:=[.M325]-[.F325]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49420" calcext:value-type="float">
            <text:p>494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584" calcext:value-type="float">
            <text:p>301584</text:p>
          </table:table-cell>
          <table:table-cell office:value-type="float" office:value="1478104479249" calcext:value-type="float">
            <text:p>1478104479249</text:p>
          </table:table-cell>
          <table:table-cell table:number-columns-repeated="3" office:value-type="float" office:value="1478104479248" calcext:value-type="float">
            <text:p>1478104479248</text:p>
          </table:table-cell>
          <table:table-cell office:value-type="string" calcext:value-type="string">
            <text:p>?</text:p>
          </table:table-cell>
          <table:table-cell office:value-type="float" office:value="1478104479248" calcext:value-type="float">
            <text:p>1478104479248</text:p>
          </table:table-cell>
          <table:table-cell office:value-type="float" office:value="1478104479447" calcext:value-type="float">
            <text:p>1478104479447</text:p>
          </table:table-cell>
          <table:table-cell office:value-type="float" office:value="1478104479455" calcext:value-type="float">
            <text:p>1478104479455</text:p>
          </table:table-cell>
          <table:table-cell/>
          <table:table-cell table:formula="of:=[.G326]-[.F326]" office:value-type="float" office:value="-1" calcext:value-type="float">
            <text:p>-1</text:p>
          </table:table-cell>
          <table:table-cell table:formula="of:=[.H326]-[.G326]" office:value-type="float" office:value="0" calcext:value-type="float">
            <text:p>0</text:p>
          </table:table-cell>
          <table:table-cell table:formula="of:=[.I326]-[.H326]" office:value-type="float" office:value="0" calcext:value-type="float">
            <text:p>0</text:p>
          </table:table-cell>
          <table:table-cell table:number-columns-repeated="2"/>
          <table:table-cell table:formula="of:=[.L326]-[.K326]" office:value-type="float" office:value="199" calcext:value-type="float">
            <text:p>199</text:p>
          </table:table-cell>
          <table:table-cell table:formula="of:=[.M326]-[.L326]" office:value-type="float" office:value="8" calcext:value-type="float">
            <text:p>8</text:p>
          </table:table-cell>
          <table:table-cell table:formula="of:=[.M326]-[.F326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9421" calcext:value-type="float">
            <text:p>494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72" calcext:value-type="float">
            <text:p>102072</text:p>
          </table:table-cell>
          <table:table-cell office:value-type="float" office:value="1478104479355" calcext:value-type="float">
            <text:p>1478104479355</text:p>
          </table:table-cell>
          <table:table-cell table:number-columns-repeated="3" office:value-type="float" office:value="1478104479354" calcext:value-type="float">
            <text:p>1478104479354</text:p>
          </table:table-cell>
          <table:table-cell office:value-type="string" calcext:value-type="string">
            <text:p>?</text:p>
          </table:table-cell>
          <table:table-cell office:value-type="float" office:value="1478104479354" calcext:value-type="float">
            <text:p>1478104479354</text:p>
          </table:table-cell>
          <table:table-cell office:value-type="float" office:value="1478104479606" calcext:value-type="float">
            <text:p>1478104479606</text:p>
          </table:table-cell>
          <table:table-cell office:value-type="float" office:value="1478104479617" calcext:value-type="float">
            <text:p>1478104479617</text:p>
          </table:table-cell>
          <table:table-cell/>
          <table:table-cell table:formula="of:=[.G327]-[.F327]" office:value-type="float" office:value="-1" calcext:value-type="float">
            <text:p>-1</text:p>
          </table:table-cell>
          <table:table-cell table:formula="of:=[.H327]-[.G327]" office:value-type="float" office:value="0" calcext:value-type="float">
            <text:p>0</text:p>
          </table:table-cell>
          <table:table-cell table:formula="of:=[.I327]-[.H327]" office:value-type="float" office:value="0" calcext:value-type="float">
            <text:p>0</text:p>
          </table:table-cell>
          <table:table-cell table:number-columns-repeated="2"/>
          <table:table-cell table:formula="of:=[.L327]-[.K327]" office:value-type="float" office:value="252" calcext:value-type="float">
            <text:p>252</text:p>
          </table:table-cell>
          <table:table-cell table:formula="of:=[.M327]-[.L327]" office:value-type="float" office:value="11" calcext:value-type="float">
            <text:p>11</text:p>
          </table:table-cell>
          <table:table-cell table:formula="of:=[.M327]-[.F327]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49411" calcext:value-type="float">
            <text:p>49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81" calcext:value-type="float">
            <text:p>201781</text:p>
          </table:table-cell>
          <table:table-cell office:value-type="float" office:value="1478104479389" calcext:value-type="float">
            <text:p>1478104479389</text:p>
          </table:table-cell>
          <table:table-cell table:number-columns-repeated="3" office:value-type="float" office:value="1478104479388" calcext:value-type="float">
            <text:p>1478104479388</text:p>
          </table:table-cell>
          <table:table-cell office:value-type="string" calcext:value-type="string">
            <text:p>?</text:p>
          </table:table-cell>
          <table:table-cell office:value-type="float" office:value="1478104479388" calcext:value-type="float">
            <text:p>1478104479388</text:p>
          </table:table-cell>
          <table:table-cell office:value-type="float" office:value="1478104479614" calcext:value-type="float">
            <text:p>1478104479614</text:p>
          </table:table-cell>
          <table:table-cell office:value-type="float" office:value="1478104479624" calcext:value-type="float">
            <text:p>1478104479624</text:p>
          </table:table-cell>
          <table:table-cell/>
          <table:table-cell table:formula="of:=[.G328]-[.F328]" office:value-type="float" office:value="-1" calcext:value-type="float">
            <text:p>-1</text:p>
          </table:table-cell>
          <table:table-cell table:formula="of:=[.H328]-[.G328]" office:value-type="float" office:value="0" calcext:value-type="float">
            <text:p>0</text:p>
          </table:table-cell>
          <table:table-cell table:formula="of:=[.I328]-[.H328]" office:value-type="float" office:value="0" calcext:value-type="float">
            <text:p>0</text:p>
          </table:table-cell>
          <table:table-cell table:number-columns-repeated="2"/>
          <table:table-cell table:formula="of:=[.L328]-[.K328]" office:value-type="float" office:value="226" calcext:value-type="float">
            <text:p>226</text:p>
          </table:table-cell>
          <table:table-cell table:formula="of:=[.M328]-[.L328]" office:value-type="float" office:value="10" calcext:value-type="float">
            <text:p>10</text:p>
          </table:table-cell>
          <table:table-cell table:formula="of:=[.M328]-[.F328]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49424" calcext:value-type="float">
            <text:p>49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70" calcext:value-type="float">
            <text:p>200870</text:p>
          </table:table-cell>
          <table:table-cell office:value-type="float" office:value="1478104479504" calcext:value-type="float">
            <text:p>1478104479504</text:p>
          </table:table-cell>
          <table:table-cell table:number-columns-repeated="3" office:value-type="float" office:value="1478104479503" calcext:value-type="float">
            <text:p>1478104479503</text:p>
          </table:table-cell>
          <table:table-cell office:value-type="string" calcext:value-type="string">
            <text:p>?</text:p>
          </table:table-cell>
          <table:table-cell office:value-type="float" office:value="1478104479503" calcext:value-type="float">
            <text:p>1478104479503</text:p>
          </table:table-cell>
          <table:table-cell office:value-type="float" office:value="1478104479742" calcext:value-type="float">
            <text:p>1478104479742</text:p>
          </table:table-cell>
          <table:table-cell office:value-type="float" office:value="1478104479816" calcext:value-type="float">
            <text:p>1478104479816</text:p>
          </table:table-cell>
          <table:table-cell/>
          <table:table-cell table:formula="of:=[.G329]-[.F329]" office:value-type="float" office:value="-1" calcext:value-type="float">
            <text:p>-1</text:p>
          </table:table-cell>
          <table:table-cell table:formula="of:=[.H329]-[.G329]" office:value-type="float" office:value="0" calcext:value-type="float">
            <text:p>0</text:p>
          </table:table-cell>
          <table:table-cell table:formula="of:=[.I329]-[.H329]" office:value-type="float" office:value="0" calcext:value-type="float">
            <text:p>0</text:p>
          </table:table-cell>
          <table:table-cell table:number-columns-repeated="2"/>
          <table:table-cell table:formula="of:=[.L329]-[.K329]" office:value-type="float" office:value="239" calcext:value-type="float">
            <text:p>239</text:p>
          </table:table-cell>
          <table:table-cell table:formula="of:=[.M329]-[.L329]" office:value-type="float" office:value="74" calcext:value-type="float">
            <text:p>74</text:p>
          </table:table-cell>
          <table:table-cell table:formula="of:=[.M329]-[.F329]"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49422" calcext:value-type="float">
            <text:p>494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18" calcext:value-type="float">
            <text:p>301618</text:p>
          </table:table-cell>
          <table:table-cell office:value-type="float" office:value="1478104479509" calcext:value-type="float">
            <text:p>1478104479509</text:p>
          </table:table-cell>
          <table:table-cell table:number-columns-repeated="3" office:value-type="float" office:value="1478104479508" calcext:value-type="float">
            <text:p>1478104479508</text:p>
          </table:table-cell>
          <table:table-cell office:value-type="string" calcext:value-type="string">
            <text:p>?</text:p>
          </table:table-cell>
          <table:table-cell office:value-type="float" office:value="1478104479508" calcext:value-type="float">
            <text:p>1478104479508</text:p>
          </table:table-cell>
          <table:table-cell office:value-type="float" office:value="1478104479762" calcext:value-type="float">
            <text:p>1478104479762</text:p>
          </table:table-cell>
          <table:table-cell office:value-type="float" office:value="1478104479817" calcext:value-type="float">
            <text:p>1478104479817</text:p>
          </table:table-cell>
          <table:table-cell/>
          <table:table-cell table:formula="of:=[.G330]-[.F330]" office:value-type="float" office:value="-1" calcext:value-type="float">
            <text:p>-1</text:p>
          </table:table-cell>
          <table:table-cell table:formula="of:=[.H330]-[.G330]" office:value-type="float" office:value="0" calcext:value-type="float">
            <text:p>0</text:p>
          </table:table-cell>
          <table:table-cell table:formula="of:=[.I330]-[.H330]" office:value-type="float" office:value="0" calcext:value-type="float">
            <text:p>0</text:p>
          </table:table-cell>
          <table:table-cell table:number-columns-repeated="2"/>
          <table:table-cell table:formula="of:=[.L330]-[.K330]" office:value-type="float" office:value="254" calcext:value-type="float">
            <text:p>254</text:p>
          </table:table-cell>
          <table:table-cell table:formula="of:=[.M330]-[.L330]" office:value-type="float" office:value="55" calcext:value-type="float">
            <text:p>55</text:p>
          </table:table-cell>
          <table:table-cell table:formula="of:=[.M330]-[.F330]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49426" calcext:value-type="float">
            <text:p>49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091" calcext:value-type="float">
            <text:p>300091</text:p>
          </table:table-cell>
          <table:table-cell office:value-type="float" office:value="1478104479750" calcext:value-type="float">
            <text:p>1478104479750</text:p>
          </table:table-cell>
          <table:table-cell office:value-type="float" office:value="1478104479749" calcext:value-type="float">
            <text:p>1478104479749</text:p>
          </table:table-cell>
          <table:table-cell table:number-columns-repeated="2" office:value-type="float" office:value="1478104479750" calcext:value-type="float">
            <text:p>1478104479750</text:p>
          </table:table-cell>
          <table:table-cell office:value-type="string" calcext:value-type="string">
            <text:p>?</text:p>
          </table:table-cell>
          <table:table-cell office:value-type="float" office:value="1478104479750" calcext:value-type="float">
            <text:p>1478104479750</text:p>
          </table:table-cell>
          <table:table-cell office:value-type="float" office:value="1478104479976" calcext:value-type="float">
            <text:p>1478104479976</text:p>
          </table:table-cell>
          <table:table-cell office:value-type="float" office:value="1478104479997" calcext:value-type="float">
            <text:p>1478104479997</text:p>
          </table:table-cell>
          <table:table-cell/>
          <table:table-cell table:formula="of:=[.G331]-[.F331]" office:value-type="float" office:value="-1" calcext:value-type="float">
            <text:p>-1</text:p>
          </table:table-cell>
          <table:table-cell table:formula="of:=[.H331]-[.G331]" office:value-type="float" office:value="1" calcext:value-type="float">
            <text:p>1</text:p>
          </table:table-cell>
          <table:table-cell table:formula="of:=[.I331]-[.H331]" office:value-type="float" office:value="0" calcext:value-type="float">
            <text:p>0</text:p>
          </table:table-cell>
          <table:table-cell table:number-columns-repeated="2"/>
          <table:table-cell table:formula="of:=[.L331]-[.K331]" office:value-type="float" office:value="226" calcext:value-type="float">
            <text:p>226</text:p>
          </table:table-cell>
          <table:table-cell table:formula="of:=[.M331]-[.L331]" office:value-type="float" office:value="21" calcext:value-type="float">
            <text:p>21</text:p>
          </table:table-cell>
          <table:table-cell table:formula="of:=[.M331]-[.F331]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49423" calcext:value-type="float">
            <text:p>49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20" calcext:value-type="float">
            <text:p>102120</text:p>
          </table:table-cell>
          <table:table-cell table:number-columns-repeated="4" office:value-type="float" office:value="1478104479802" calcext:value-type="float">
            <text:p>1478104479802</text:p>
          </table:table-cell>
          <table:table-cell office:value-type="string" calcext:value-type="string">
            <text:p>?</text:p>
          </table:table-cell>
          <table:table-cell office:value-type="float" office:value="1478104479802" calcext:value-type="float">
            <text:p>1478104479802</text:p>
          </table:table-cell>
          <table:table-cell office:value-type="float" office:value="1478104480050" calcext:value-type="float">
            <text:p>1478104480050</text:p>
          </table:table-cell>
          <table:table-cell office:value-type="float" office:value="1478104480124" calcext:value-type="float">
            <text:p>1478104480124</text:p>
          </table:table-cell>
          <table:table-cell/>
          <table:table-cell table:formula="of:=[.G332]-[.F332]" office:value-type="float" office:value="0" calcext:value-type="float">
            <text:p>0</text:p>
          </table:table-cell>
          <table:table-cell table:formula="of:=[.H332]-[.G332]" office:value-type="float" office:value="0" calcext:value-type="float">
            <text:p>0</text:p>
          </table:table-cell>
          <table:table-cell table:formula="of:=[.I332]-[.H332]" office:value-type="float" office:value="0" calcext:value-type="float">
            <text:p>0</text:p>
          </table:table-cell>
          <table:table-cell table:number-columns-repeated="2"/>
          <table:table-cell table:formula="of:=[.L332]-[.K332]" office:value-type="float" office:value="248" calcext:value-type="float">
            <text:p>248</text:p>
          </table:table-cell>
          <table:table-cell table:formula="of:=[.M332]-[.L332]" office:value-type="float" office:value="74" calcext:value-type="float">
            <text:p>74</text:p>
          </table:table-cell>
          <table:table-cell table:formula="of:=[.M332]-[.F332]"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49353" calcext:value-type="float">
            <text:p>49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105" calcext:value-type="float">
            <text:p>401105</text:p>
          </table:table-cell>
          <table:table-cell table:number-columns-repeated="4" office:value-type="float" office:value="1478104479856" calcext:value-type="float">
            <text:p>1478104479856</text:p>
          </table:table-cell>
          <table:table-cell office:value-type="string" calcext:value-type="string">
            <text:p>?</text:p>
          </table:table-cell>
          <table:table-cell office:value-type="float" office:value="1478104479856" calcext:value-type="float">
            <text:p>1478104479856</text:p>
          </table:table-cell>
          <table:table-cell office:value-type="float" office:value="1478104480064" calcext:value-type="float">
            <text:p>1478104480064</text:p>
          </table:table-cell>
          <table:table-cell office:value-type="float" office:value="1478104480126" calcext:value-type="float">
            <text:p>1478104480126</text:p>
          </table:table-cell>
          <table:table-cell/>
          <table:table-cell table:formula="of:=[.G333]-[.F333]" office:value-type="float" office:value="0" calcext:value-type="float">
            <text:p>0</text:p>
          </table:table-cell>
          <table:table-cell table:formula="of:=[.H333]-[.G333]" office:value-type="float" office:value="0" calcext:value-type="float">
            <text:p>0</text:p>
          </table:table-cell>
          <table:table-cell table:formula="of:=[.I333]-[.H333]" office:value-type="float" office:value="0" calcext:value-type="float">
            <text:p>0</text:p>
          </table:table-cell>
          <table:table-cell table:number-columns-repeated="2"/>
          <table:table-cell table:formula="of:=[.L333]-[.K333]" office:value-type="float" office:value="208" calcext:value-type="float">
            <text:p>208</text:p>
          </table:table-cell>
          <table:table-cell table:formula="of:=[.M333]-[.L333]" office:value-type="float" office:value="62" calcext:value-type="float">
            <text:p>62</text:p>
          </table:table-cell>
          <table:table-cell table:formula="of:=[.M333]-[.F333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49425" calcext:value-type="float">
            <text:p>494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14" calcext:value-type="float">
            <text:p>201114</text:p>
          </table:table-cell>
          <table:table-cell office:value-type="float" office:value="1478104479941" calcext:value-type="float">
            <text:p>1478104479941</text:p>
          </table:table-cell>
          <table:table-cell table:number-columns-repeated="3" office:value-type="float" office:value="1478104479946" calcext:value-type="float">
            <text:p>1478104479946</text:p>
          </table:table-cell>
          <table:table-cell office:value-type="string" calcext:value-type="string">
            <text:p>?</text:p>
          </table:table-cell>
          <table:table-cell office:value-type="float" office:value="1478104479946" calcext:value-type="float">
            <text:p>1478104479946</text:p>
          </table:table-cell>
          <table:table-cell office:value-type="float" office:value="1478104480173" calcext:value-type="float">
            <text:p>1478104480173</text:p>
          </table:table-cell>
          <table:table-cell office:value-type="float" office:value="1478104480186" calcext:value-type="float">
            <text:p>1478104480186</text:p>
          </table:table-cell>
          <table:table-cell/>
          <table:table-cell table:formula="of:=[.G334]-[.F334]" office:value-type="float" office:value="5" calcext:value-type="float">
            <text:p>5</text:p>
          </table:table-cell>
          <table:table-cell table:formula="of:=[.H334]-[.G334]" office:value-type="float" office:value="0" calcext:value-type="float">
            <text:p>0</text:p>
          </table:table-cell>
          <table:table-cell table:formula="of:=[.I334]-[.H334]" office:value-type="float" office:value="0" calcext:value-type="float">
            <text:p>0</text:p>
          </table:table-cell>
          <table:table-cell table:number-columns-repeated="2"/>
          <table:table-cell table:formula="of:=[.L334]-[.K334]" office:value-type="float" office:value="227" calcext:value-type="float">
            <text:p>227</text:p>
          </table:table-cell>
          <table:table-cell table:formula="of:=[.M334]-[.L334]" office:value-type="float" office:value="13" calcext:value-type="float">
            <text:p>13</text:p>
          </table:table-cell>
          <table:table-cell table:formula="of:=[.M334]-[.F334]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49428" calcext:value-type="float">
            <text:p>49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98" calcext:value-type="float">
            <text:p>101298</text:p>
          </table:table-cell>
          <table:table-cell office:value-type="float" office:value="1478104479931" calcext:value-type="float">
            <text:p>1478104479931</text:p>
          </table:table-cell>
          <table:table-cell table:number-columns-repeated="3" office:value-type="float" office:value="1478104479930" calcext:value-type="float">
            <text:p>1478104479930</text:p>
          </table:table-cell>
          <table:table-cell office:value-type="string" calcext:value-type="string">
            <text:p>?</text:p>
          </table:table-cell>
          <table:table-cell office:value-type="float" office:value="1478104479931" calcext:value-type="float">
            <text:p>1478104479931</text:p>
          </table:table-cell>
          <table:table-cell office:value-type="float" office:value="1478104480166" calcext:value-type="float">
            <text:p>1478104480166</text:p>
          </table:table-cell>
          <table:table-cell office:value-type="float" office:value="1478104480233" calcext:value-type="float">
            <text:p>1478104480233</text:p>
          </table:table-cell>
          <table:table-cell/>
          <table:table-cell table:formula="of:=[.G335]-[.F335]" office:value-type="float" office:value="-1" calcext:value-type="float">
            <text:p>-1</text:p>
          </table:table-cell>
          <table:table-cell table:formula="of:=[.H335]-[.G335]" office:value-type="float" office:value="0" calcext:value-type="float">
            <text:p>0</text:p>
          </table:table-cell>
          <table:table-cell table:formula="of:=[.I335]-[.H335]" office:value-type="float" office:value="0" calcext:value-type="float">
            <text:p>0</text:p>
          </table:table-cell>
          <table:table-cell table:number-columns-repeated="2"/>
          <table:table-cell table:formula="of:=[.L335]-[.K335]" office:value-type="float" office:value="235" calcext:value-type="float">
            <text:p>235</text:p>
          </table:table-cell>
          <table:table-cell table:formula="of:=[.M335]-[.L335]" office:value-type="float" office:value="67" calcext:value-type="float">
            <text:p>67</text:p>
          </table:table-cell>
          <table:table-cell table:formula="of:=[.M335]-[.F335]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49427" calcext:value-type="float">
            <text:p>49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81" calcext:value-type="float">
            <text:p>302281</text:p>
          </table:table-cell>
          <table:table-cell table:number-columns-repeated="4" office:value-type="float" office:value="1478104480003" calcext:value-type="float">
            <text:p>1478104480003</text:p>
          </table:table-cell>
          <table:table-cell office:value-type="string" calcext:value-type="string">
            <text:p>?</text:p>
          </table:table-cell>
          <table:table-cell office:value-type="float" office:value="1478104480003" calcext:value-type="float">
            <text:p>1478104480003</text:p>
          </table:table-cell>
          <table:table-cell office:value-type="float" office:value="1478104480222" calcext:value-type="float">
            <text:p>1478104480222</text:p>
          </table:table-cell>
          <table:table-cell office:value-type="float" office:value="1478104480234" calcext:value-type="float">
            <text:p>1478104480234</text:p>
          </table:table-cell>
          <table:table-cell/>
          <table:table-cell table:formula="of:=[.G336]-[.F336]" office:value-type="float" office:value="0" calcext:value-type="float">
            <text:p>0</text:p>
          </table:table-cell>
          <table:table-cell table:formula="of:=[.H336]-[.G336]" office:value-type="float" office:value="0" calcext:value-type="float">
            <text:p>0</text:p>
          </table:table-cell>
          <table:table-cell table:formula="of:=[.I336]-[.H336]" office:value-type="float" office:value="0" calcext:value-type="float">
            <text:p>0</text:p>
          </table:table-cell>
          <table:table-cell table:number-columns-repeated="2"/>
          <table:table-cell table:formula="of:=[.L336]-[.K336]" office:value-type="float" office:value="219" calcext:value-type="float">
            <text:p>219</text:p>
          </table:table-cell>
          <table:table-cell table:formula="of:=[.M336]-[.L336]" office:value-type="float" office:value="12" calcext:value-type="float">
            <text:p>12</text:p>
          </table:table-cell>
          <table:table-cell table:formula="of:=[.M336]-[.F336]"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49431" calcext:value-type="float">
            <text:p>49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09" calcext:value-type="float">
            <text:p>201709</text:p>
          </table:table-cell>
          <table:table-cell table:number-columns-repeated="4" office:value-type="float" office:value="1478104480101" calcext:value-type="float">
            <text:p>1478104480101</text:p>
          </table:table-cell>
          <table:table-cell office:value-type="string" calcext:value-type="string">
            <text:p>?</text:p>
          </table:table-cell>
          <table:table-cell office:value-type="float" office:value="1478104480101" calcext:value-type="float">
            <text:p>1478104480101</text:p>
          </table:table-cell>
          <table:table-cell office:value-type="float" office:value="1478104480315" calcext:value-type="float">
            <text:p>1478104480315</text:p>
          </table:table-cell>
          <table:table-cell office:value-type="float" office:value="1478104480344" calcext:value-type="float">
            <text:p>1478104480344</text:p>
          </table:table-cell>
          <table:table-cell/>
          <table:table-cell table:formula="of:=[.G337]-[.F337]" office:value-type="float" office:value="0" calcext:value-type="float">
            <text:p>0</text:p>
          </table:table-cell>
          <table:table-cell table:formula="of:=[.H337]-[.G337]" office:value-type="float" office:value="0" calcext:value-type="float">
            <text:p>0</text:p>
          </table:table-cell>
          <table:table-cell table:formula="of:=[.I337]-[.H337]" office:value-type="float" office:value="0" calcext:value-type="float">
            <text:p>0</text:p>
          </table:table-cell>
          <table:table-cell table:number-columns-repeated="2"/>
          <table:table-cell table:formula="of:=[.L337]-[.K337]" office:value-type="float" office:value="214" calcext:value-type="float">
            <text:p>214</text:p>
          </table:table-cell>
          <table:table-cell table:formula="of:=[.M337]-[.L337]" office:value-type="float" office:value="29" calcext:value-type="float">
            <text:p>29</text:p>
          </table:table-cell>
          <table:table-cell table:formula="of:=[.M337]-[.F337]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49430" calcext:value-type="float">
            <text:p>494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054" calcext:value-type="float">
            <text:p>100054</text:p>
          </table:table-cell>
          <table:table-cell table:number-columns-repeated="4" office:value-type="float" office:value="1478104480260" calcext:value-type="float">
            <text:p>1478104480260</text:p>
          </table:table-cell>
          <table:table-cell office:value-type="string" calcext:value-type="string">
            <text:p>?</text:p>
          </table:table-cell>
          <table:table-cell office:value-type="float" office:value="1478104480260" calcext:value-type="float">
            <text:p>1478104480260</text:p>
          </table:table-cell>
          <table:table-cell office:value-type="float" office:value="1478104480476" calcext:value-type="float">
            <text:p>1478104480476</text:p>
          </table:table-cell>
          <table:table-cell office:value-type="float" office:value="1478104480486" calcext:value-type="float">
            <text:p>1478104480486</text:p>
          </table:table-cell>
          <table:table-cell/>
          <table:table-cell table:formula="of:=[.G338]-[.F338]" office:value-type="float" office:value="0" calcext:value-type="float">
            <text:p>0</text:p>
          </table:table-cell>
          <table:table-cell table:formula="of:=[.H338]-[.G338]" office:value-type="float" office:value="0" calcext:value-type="float">
            <text:p>0</text:p>
          </table:table-cell>
          <table:table-cell table:formula="of:=[.I338]-[.H338]" office:value-type="float" office:value="0" calcext:value-type="float">
            <text:p>0</text:p>
          </table:table-cell>
          <table:table-cell table:number-columns-repeated="2"/>
          <table:table-cell table:formula="of:=[.L338]-[.K338]" office:value-type="float" office:value="216" calcext:value-type="float">
            <text:p>216</text:p>
          </table:table-cell>
          <table:table-cell table:formula="of:=[.M338]-[.L338]" office:value-type="float" office:value="10" calcext:value-type="float">
            <text:p>10</text:p>
          </table:table-cell>
          <table:table-cell table:formula="of:=[.M338]-[.F338]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9429" calcext:value-type="float">
            <text:p>49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2405" calcext:value-type="float">
            <text:p>402405</text:p>
          </table:table-cell>
          <table:table-cell office:value-type="float" office:value="1478104480273" calcext:value-type="float">
            <text:p>1478104480273</text:p>
          </table:table-cell>
          <table:table-cell table:number-columns-repeated="3" office:value-type="float" office:value="1478104480272" calcext:value-type="float">
            <text:p>1478104480272</text:p>
          </table:table-cell>
          <table:table-cell office:value-type="string" calcext:value-type="string">
            <text:p>?</text:p>
          </table:table-cell>
          <table:table-cell office:value-type="float" office:value="1478104480272" calcext:value-type="float">
            <text:p>1478104480272</text:p>
          </table:table-cell>
          <table:table-cell office:value-type="float" office:value="1478104480485" calcext:value-type="float">
            <text:p>1478104480485</text:p>
          </table:table-cell>
          <table:table-cell office:value-type="float" office:value="1478104480495" calcext:value-type="float">
            <text:p>1478104480495</text:p>
          </table:table-cell>
          <table:table-cell/>
          <table:table-cell table:formula="of:=[.G339]-[.F339]" office:value-type="float" office:value="-1" calcext:value-type="float">
            <text:p>-1</text:p>
          </table:table-cell>
          <table:table-cell table:formula="of:=[.H339]-[.G339]" office:value-type="float" office:value="0" calcext:value-type="float">
            <text:p>0</text:p>
          </table:table-cell>
          <table:table-cell table:formula="of:=[.I339]-[.H339]" office:value-type="float" office:value="0" calcext:value-type="float">
            <text:p>0</text:p>
          </table:table-cell>
          <table:table-cell table:number-columns-repeated="2"/>
          <table:table-cell table:formula="of:=[.L339]-[.K339]" office:value-type="float" office:value="213" calcext:value-type="float">
            <text:p>213</text:p>
          </table:table-cell>
          <table:table-cell table:formula="of:=[.M339]-[.L339]" office:value-type="float" office:value="10" calcext:value-type="float">
            <text:p>10</text:p>
          </table:table-cell>
          <table:table-cell table:formula="of:=[.M339]-[.F339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434" calcext:value-type="float">
            <text:p>49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476" calcext:value-type="float">
            <text:p>100476</text:p>
          </table:table-cell>
          <table:table-cell office:value-type="float" office:value="1478104480348" calcext:value-type="float">
            <text:p>1478104480348</text:p>
          </table:table-cell>
          <table:table-cell table:number-columns-repeated="2" office:value-type="float" office:value="1478104480347" calcext:value-type="float">
            <text:p>1478104480347</text:p>
          </table:table-cell>
          <table:table-cell office:value-type="float" office:value="1478104480348" calcext:value-type="float">
            <text:p>1478104480348</text:p>
          </table:table-cell>
          <table:table-cell office:value-type="string" calcext:value-type="string">
            <text:p>?</text:p>
          </table:table-cell>
          <table:table-cell office:value-type="float" office:value="1478104480348" calcext:value-type="float">
            <text:p>1478104480348</text:p>
          </table:table-cell>
          <table:table-cell office:value-type="float" office:value="1478104480577" calcext:value-type="float">
            <text:p>1478104480577</text:p>
          </table:table-cell>
          <table:table-cell office:value-type="float" office:value="1478104480689" calcext:value-type="float">
            <text:p>1478104480689</text:p>
          </table:table-cell>
          <table:table-cell/>
          <table:table-cell table:formula="of:=[.G340]-[.F340]" office:value-type="float" office:value="-1" calcext:value-type="float">
            <text:p>-1</text:p>
          </table:table-cell>
          <table:table-cell table:formula="of:=[.H340]-[.G340]" office:value-type="float" office:value="0" calcext:value-type="float">
            <text:p>0</text:p>
          </table:table-cell>
          <table:table-cell table:formula="of:=[.I340]-[.H340]" office:value-type="float" office:value="1" calcext:value-type="float">
            <text:p>1</text:p>
          </table:table-cell>
          <table:table-cell table:number-columns-repeated="2"/>
          <table:table-cell table:formula="of:=[.L340]-[.K340]" office:value-type="float" office:value="229" calcext:value-type="float">
            <text:p>229</text:p>
          </table:table-cell>
          <table:table-cell table:formula="of:=[.M340]-[.L340]" office:value-type="float" office:value="112" calcext:value-type="float">
            <text:p>112</text:p>
          </table:table-cell>
          <table:table-cell table:formula="of:=[.M340]-[.F340]"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49432" calcext:value-type="float">
            <text:p>49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82" calcext:value-type="float">
            <text:p>301682</text:p>
          </table:table-cell>
          <table:table-cell office:value-type="float" office:value="1478104480378" calcext:value-type="float">
            <text:p>1478104480378</text:p>
          </table:table-cell>
          <table:table-cell table:number-columns-repeated="3" office:value-type="float" office:value="1478104480377" calcext:value-type="float">
            <text:p>1478104480377</text:p>
          </table:table-cell>
          <table:table-cell office:value-type="string" calcext:value-type="string">
            <text:p>?</text:p>
          </table:table-cell>
          <table:table-cell office:value-type="float" office:value="1478104480378" calcext:value-type="float">
            <text:p>1478104480378</text:p>
          </table:table-cell>
          <table:table-cell office:value-type="float" office:value="1478104480693" calcext:value-type="float">
            <text:p>1478104480693</text:p>
          </table:table-cell>
          <table:table-cell office:value-type="float" office:value="1478104480746" calcext:value-type="float">
            <text:p>1478104480746</text:p>
          </table:table-cell>
          <table:table-cell/>
          <table:table-cell table:formula="of:=[.G341]-[.F341]" office:value-type="float" office:value="-1" calcext:value-type="float">
            <text:p>-1</text:p>
          </table:table-cell>
          <table:table-cell table:formula="of:=[.H341]-[.G341]" office:value-type="float" office:value="0" calcext:value-type="float">
            <text:p>0</text:p>
          </table:table-cell>
          <table:table-cell table:formula="of:=[.I341]-[.H341]" office:value-type="float" office:value="0" calcext:value-type="float">
            <text:p>0</text:p>
          </table:table-cell>
          <table:table-cell table:number-columns-repeated="2"/>
          <table:table-cell table:formula="of:=[.L341]-[.K341]" office:value-type="float" office:value="315" calcext:value-type="float">
            <text:p>315</text:p>
          </table:table-cell>
          <table:table-cell table:formula="of:=[.M341]-[.L341]" office:value-type="float" office:value="53" calcext:value-type="float">
            <text:p>53</text:p>
          </table:table-cell>
          <table:table-cell table:formula="of:=[.M341]-[.F341]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49436" calcext:value-type="float">
            <text:p>49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21" calcext:value-type="float">
            <text:p>100721</text:p>
          </table:table-cell>
          <table:table-cell office:value-type="float" office:value="1478104480363" calcext:value-type="float">
            <text:p>1478104480363</text:p>
          </table:table-cell>
          <table:table-cell table:number-columns-repeated="3" office:value-type="float" office:value="1478104480362" calcext:value-type="float">
            <text:p>1478104480362</text:p>
          </table:table-cell>
          <table:table-cell office:value-type="string" calcext:value-type="string">
            <text:p>?</text:p>
          </table:table-cell>
          <table:table-cell office:value-type="float" office:value="1478104480362" calcext:value-type="float">
            <text:p>1478104480362</text:p>
          </table:table-cell>
          <table:table-cell office:value-type="float" office:value="1478104480696" calcext:value-type="float">
            <text:p>1478104480696</text:p>
          </table:table-cell>
          <table:table-cell office:value-type="float" office:value="1478104480756" calcext:value-type="float">
            <text:p>1478104480756</text:p>
          </table:table-cell>
          <table:table-cell/>
          <table:table-cell table:formula="of:=[.G342]-[.F342]" office:value-type="float" office:value="-1" calcext:value-type="float">
            <text:p>-1</text:p>
          </table:table-cell>
          <table:table-cell table:formula="of:=[.H342]-[.G342]" office:value-type="float" office:value="0" calcext:value-type="float">
            <text:p>0</text:p>
          </table:table-cell>
          <table:table-cell table:formula="of:=[.I342]-[.H342]" office:value-type="float" office:value="0" calcext:value-type="float">
            <text:p>0</text:p>
          </table:table-cell>
          <table:table-cell table:number-columns-repeated="2"/>
          <table:table-cell table:formula="of:=[.L342]-[.K342]" office:value-type="float" office:value="334" calcext:value-type="float">
            <text:p>334</text:p>
          </table:table-cell>
          <table:table-cell table:formula="of:=[.M342]-[.L342]" office:value-type="float" office:value="60" calcext:value-type="float">
            <text:p>60</text:p>
          </table:table-cell>
          <table:table-cell table:formula="of:=[.M342]-[.F342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49439" calcext:value-type="float">
            <text:p>4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32" calcext:value-type="float">
            <text:p>202232</text:p>
          </table:table-cell>
          <table:table-cell office:value-type="float" office:value="1478104480529" calcext:value-type="float">
            <text:p>1478104480529</text:p>
          </table:table-cell>
          <table:table-cell table:number-columns-repeated="3" office:value-type="float" office:value="1478104480528" calcext:value-type="float">
            <text:p>1478104480528</text:p>
          </table:table-cell>
          <table:table-cell office:value-type="string" calcext:value-type="string">
            <text:p>?</text:p>
          </table:table-cell>
          <table:table-cell office:value-type="float" office:value="1478104480528" calcext:value-type="float">
            <text:p>1478104480528</text:p>
          </table:table-cell>
          <table:table-cell office:value-type="float" office:value="1478104480738" calcext:value-type="float">
            <text:p>1478104480738</text:p>
          </table:table-cell>
          <table:table-cell office:value-type="float" office:value="1478104480765" calcext:value-type="float">
            <text:p>1478104480765</text:p>
          </table:table-cell>
          <table:table-cell/>
          <table:table-cell table:formula="of:=[.G343]-[.F343]" office:value-type="float" office:value="-1" calcext:value-type="float">
            <text:p>-1</text:p>
          </table:table-cell>
          <table:table-cell table:formula="of:=[.H343]-[.G343]" office:value-type="float" office:value="0" calcext:value-type="float">
            <text:p>0</text:p>
          </table:table-cell>
          <table:table-cell table:formula="of:=[.I343]-[.H343]" office:value-type="float" office:value="0" calcext:value-type="float">
            <text:p>0</text:p>
          </table:table-cell>
          <table:table-cell table:number-columns-repeated="2"/>
          <table:table-cell table:formula="of:=[.L343]-[.K343]" office:value-type="float" office:value="210" calcext:value-type="float">
            <text:p>210</text:p>
          </table:table-cell>
          <table:table-cell table:formula="of:=[.M343]-[.L343]" office:value-type="float" office:value="27" calcext:value-type="float">
            <text:p>27</text:p>
          </table:table-cell>
          <table:table-cell table:formula="of:=[.M343]-[.F343]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49433" calcext:value-type="float">
            <text:p>494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28" calcext:value-type="float">
            <text:p>201528</text:p>
          </table:table-cell>
          <table:table-cell office:value-type="float" office:value="1478104480412" calcext:value-type="float">
            <text:p>1478104480412</text:p>
          </table:table-cell>
          <table:table-cell table:number-columns-repeated="2" office:value-type="float" office:value="1478104480411" calcext:value-type="float">
            <text:p>1478104480411</text:p>
          </table:table-cell>
          <table:table-cell office:value-type="float" office:value="1478104480412" calcext:value-type="float">
            <text:p>1478104480412</text:p>
          </table:table-cell>
          <table:table-cell office:value-type="string" calcext:value-type="string">
            <text:p>?</text:p>
          </table:table-cell>
          <table:table-cell office:value-type="float" office:value="1478104480412" calcext:value-type="float">
            <text:p>1478104480412</text:p>
          </table:table-cell>
          <table:table-cell office:value-type="float" office:value="1478104480844" calcext:value-type="float">
            <text:p>1478104480844</text:p>
          </table:table-cell>
          <table:table-cell office:value-type="float" office:value="1478104480855" calcext:value-type="float">
            <text:p>1478104480855</text:p>
          </table:table-cell>
          <table:table-cell/>
          <table:table-cell table:formula="of:=[.G344]-[.F344]" office:value-type="float" office:value="-1" calcext:value-type="float">
            <text:p>-1</text:p>
          </table:table-cell>
          <table:table-cell table:formula="of:=[.H344]-[.G344]" office:value-type="float" office:value="0" calcext:value-type="float">
            <text:p>0</text:p>
          </table:table-cell>
          <table:table-cell table:formula="of:=[.I344]-[.H344]" office:value-type="float" office:value="1" calcext:value-type="float">
            <text:p>1</text:p>
          </table:table-cell>
          <table:table-cell table:number-columns-repeated="2"/>
          <table:table-cell table:formula="of:=[.L344]-[.K344]" office:value-type="float" office:value="432" calcext:value-type="float">
            <text:p>432</text:p>
          </table:table-cell>
          <table:table-cell table:formula="of:=[.M344]-[.L344]" office:value-type="float" office:value="11" calcext:value-type="float">
            <text:p>11</text:p>
          </table:table-cell>
          <table:table-cell table:formula="of:=[.M344]-[.F344]"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49414" calcext:value-type="float">
            <text:p>494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726" calcext:value-type="float">
            <text:p>726</text:p>
          </table:table-cell>
          <table:table-cell office:value-type="float" office:value="1478104480681" calcext:value-type="float">
            <text:p>1478104480681</text:p>
          </table:table-cell>
          <table:table-cell table:number-columns-repeated="2" office:value-type="float" office:value="1478104480685" calcext:value-type="float">
            <text:p>1478104480685</text:p>
          </table:table-cell>
          <table:table-cell office:value-type="float" office:value="1478104480686" calcext:value-type="float">
            <text:p>1478104480686</text:p>
          </table:table-cell>
          <table:table-cell office:value-type="string" calcext:value-type="string">
            <text:p>?</text:p>
          </table:table-cell>
          <table:table-cell office:value-type="float" office:value="1478104480686" calcext:value-type="float">
            <text:p>1478104480686</text:p>
          </table:table-cell>
          <table:table-cell office:value-type="float" office:value="1478104480908" calcext:value-type="float">
            <text:p>1478104480908</text:p>
          </table:table-cell>
          <table:table-cell office:value-type="float" office:value="1478104480937" calcext:value-type="float">
            <text:p>1478104480937</text:p>
          </table:table-cell>
          <table:table-cell/>
          <table:table-cell table:formula="of:=[.G345]-[.F345]" office:value-type="float" office:value="4" calcext:value-type="float">
            <text:p>4</text:p>
          </table:table-cell>
          <table:table-cell table:formula="of:=[.H345]-[.G345]" office:value-type="float" office:value="0" calcext:value-type="float">
            <text:p>0</text:p>
          </table:table-cell>
          <table:table-cell table:formula="of:=[.I345]-[.H345]" office:value-type="float" office:value="1" calcext:value-type="float">
            <text:p>1</text:p>
          </table:table-cell>
          <table:table-cell table:number-columns-repeated="2"/>
          <table:table-cell table:formula="of:=[.L345]-[.K345]" office:value-type="float" office:value="222" calcext:value-type="float">
            <text:p>222</text:p>
          </table:table-cell>
          <table:table-cell table:formula="of:=[.M345]-[.L345]" office:value-type="float" office:value="29" calcext:value-type="float">
            <text:p>29</text:p>
          </table:table-cell>
          <table:table-cell table:formula="of:=[.M345]-[.F345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49438" calcext:value-type="float">
            <text:p>494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46" calcext:value-type="float">
            <text:p>302146</text:p>
          </table:table-cell>
          <table:table-cell office:value-type="float" office:value="1478104480595" calcext:value-type="float">
            <text:p>1478104480595</text:p>
          </table:table-cell>
          <table:table-cell table:number-columns-repeated="3" office:value-type="float" office:value="1478104480690" calcext:value-type="float">
            <text:p>1478104480690</text:p>
          </table:table-cell>
          <table:table-cell office:value-type="string" calcext:value-type="string">
            <text:p>?</text:p>
          </table:table-cell>
          <table:table-cell office:value-type="float" office:value="1478104480690" calcext:value-type="float">
            <text:p>1478104480690</text:p>
          </table:table-cell>
          <table:table-cell office:value-type="float" office:value="1478104480942" calcext:value-type="float">
            <text:p>1478104480942</text:p>
          </table:table-cell>
          <table:table-cell office:value-type="float" office:value="1478104481020" calcext:value-type="float">
            <text:p>1478104481020</text:p>
          </table:table-cell>
          <table:table-cell/>
          <table:table-cell table:formula="of:=[.G346]-[.F346]" office:value-type="float" office:value="95" calcext:value-type="float">
            <text:p>95</text:p>
          </table:table-cell>
          <table:table-cell table:formula="of:=[.H346]-[.G346]" office:value-type="float" office:value="0" calcext:value-type="float">
            <text:p>0</text:p>
          </table:table-cell>
          <table:table-cell table:formula="of:=[.I346]-[.H346]" office:value-type="float" office:value="0" calcext:value-type="float">
            <text:p>0</text:p>
          </table:table-cell>
          <table:table-cell table:number-columns-repeated="2"/>
          <table:table-cell table:formula="of:=[.L346]-[.K346]" office:value-type="float" office:value="252" calcext:value-type="float">
            <text:p>252</text:p>
          </table:table-cell>
          <table:table-cell table:formula="of:=[.M346]-[.L346]" office:value-type="float" office:value="78" calcext:value-type="float">
            <text:p>78</text:p>
          </table:table-cell>
          <table:table-cell table:formula="of:=[.M346]-[.F346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49437" calcext:value-type="float">
            <text:p>494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02" calcext:value-type="float">
            <text:p>100102</text:p>
          </table:table-cell>
          <table:table-cell office:value-type="float" office:value="1478104480598" calcext:value-type="float">
            <text:p>1478104480598</text:p>
          </table:table-cell>
          <table:table-cell table:number-columns-repeated="3" office:value-type="float" office:value="1478104480686" calcext:value-type="float">
            <text:p>1478104480686</text:p>
          </table:table-cell>
          <table:table-cell office:value-type="string" calcext:value-type="string">
            <text:p>?</text:p>
          </table:table-cell>
          <table:table-cell office:value-type="float" office:value="1478104480686" calcext:value-type="float">
            <text:p>1478104480686</text:p>
          </table:table-cell>
          <table:table-cell office:value-type="float" office:value="1478104480968" calcext:value-type="float">
            <text:p>1478104480968</text:p>
          </table:table-cell>
          <table:table-cell office:value-type="float" office:value="1478104481064" calcext:value-type="float">
            <text:p>1478104481064</text:p>
          </table:table-cell>
          <table:table-cell/>
          <table:table-cell table:formula="of:=[.G347]-[.F347]" office:value-type="float" office:value="88" calcext:value-type="float">
            <text:p>88</text:p>
          </table:table-cell>
          <table:table-cell table:formula="of:=[.H347]-[.G347]" office:value-type="float" office:value="0" calcext:value-type="float">
            <text:p>0</text:p>
          </table:table-cell>
          <table:table-cell table:formula="of:=[.I347]-[.H347]" office:value-type="float" office:value="0" calcext:value-type="float">
            <text:p>0</text:p>
          </table:table-cell>
          <table:table-cell table:number-columns-repeated="2"/>
          <table:table-cell table:formula="of:=[.L347]-[.K347]" office:value-type="float" office:value="282" calcext:value-type="float">
            <text:p>282</text:p>
          </table:table-cell>
          <table:table-cell table:formula="of:=[.M347]-[.L347]" office:value-type="float" office:value="96" calcext:value-type="float">
            <text:p>96</text:p>
          </table:table-cell>
          <table:table-cell table:formula="of:=[.M347]-[.F347]"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49441" calcext:value-type="float">
            <text:p>494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826" calcext:value-type="float">
            <text:p>301826</text:p>
          </table:table-cell>
          <table:table-cell office:value-type="float" office:value="1478104480750" calcext:value-type="float">
            <text:p>1478104480750</text:p>
          </table:table-cell>
          <table:table-cell table:number-columns-repeated="3" office:value-type="float" office:value="1478104480749" calcext:value-type="float">
            <text:p>1478104480749</text:p>
          </table:table-cell>
          <table:table-cell office:value-type="string" calcext:value-type="string">
            <text:p>?</text:p>
          </table:table-cell>
          <table:table-cell office:value-type="float" office:value="1478104480749" calcext:value-type="float">
            <text:p>1478104480749</text:p>
          </table:table-cell>
          <table:table-cell office:value-type="float" office:value="1478104480983" calcext:value-type="float">
            <text:p>1478104480983</text:p>
          </table:table-cell>
          <table:table-cell office:value-type="float" office:value="1478104481065" calcext:value-type="float">
            <text:p>1478104481065</text:p>
          </table:table-cell>
          <table:table-cell/>
          <table:table-cell table:formula="of:=[.G348]-[.F348]" office:value-type="float" office:value="-1" calcext:value-type="float">
            <text:p>-1</text:p>
          </table:table-cell>
          <table:table-cell table:formula="of:=[.H348]-[.G348]" office:value-type="float" office:value="0" calcext:value-type="float">
            <text:p>0</text:p>
          </table:table-cell>
          <table:table-cell table:formula="of:=[.I348]-[.H348]" office:value-type="float" office:value="0" calcext:value-type="float">
            <text:p>0</text:p>
          </table:table-cell>
          <table:table-cell table:number-columns-repeated="2"/>
          <table:table-cell table:formula="of:=[.L348]-[.K348]" office:value-type="float" office:value="234" calcext:value-type="float">
            <text:p>234</text:p>
          </table:table-cell>
          <table:table-cell table:formula="of:=[.M348]-[.L348]" office:value-type="float" office:value="82" calcext:value-type="float">
            <text:p>82</text:p>
          </table:table-cell>
          <table:table-cell table:formula="of:=[.M348]-[.F348]"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49444" calcext:value-type="float">
            <text:p>49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313" calcext:value-type="float">
            <text:p>302313</text:p>
          </table:table-cell>
          <table:table-cell table:number-columns-repeated="4" office:value-type="float" office:value="1478104480774" calcext:value-type="float">
            <text:p>1478104480774</text:p>
          </table:table-cell>
          <table:table-cell office:value-type="string" calcext:value-type="string">
            <text:p>?</text:p>
          </table:table-cell>
          <table:table-cell office:value-type="float" office:value="1478104480774" calcext:value-type="float">
            <text:p>1478104480774</text:p>
          </table:table-cell>
          <table:table-cell office:value-type="float" office:value="1478104481020" calcext:value-type="float">
            <text:p>1478104481020</text:p>
          </table:table-cell>
          <table:table-cell office:value-type="float" office:value="1478104481069" calcext:value-type="float">
            <text:p>1478104481069</text:p>
          </table:table-cell>
          <table:table-cell/>
          <table:table-cell table:formula="of:=[.G349]-[.F349]" office:value-type="float" office:value="0" calcext:value-type="float">
            <text:p>0</text:p>
          </table:table-cell>
          <table:table-cell table:formula="of:=[.H349]-[.G349]" office:value-type="float" office:value="0" calcext:value-type="float">
            <text:p>0</text:p>
          </table:table-cell>
          <table:table-cell table:formula="of:=[.I349]-[.H349]" office:value-type="float" office:value="0" calcext:value-type="float">
            <text:p>0</text:p>
          </table:table-cell>
          <table:table-cell table:number-columns-repeated="2"/>
          <table:table-cell table:formula="of:=[.L349]-[.K349]" office:value-type="float" office:value="246" calcext:value-type="float">
            <text:p>246</text:p>
          </table:table-cell>
          <table:table-cell table:formula="of:=[.M349]-[.L349]" office:value-type="float" office:value="49" calcext:value-type="float">
            <text:p>49</text:p>
          </table:table-cell>
          <table:table-cell table:formula="of:=[.M349]-[.F349]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49442" calcext:value-type="float">
            <text:p>494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397" calcext:value-type="float">
            <text:p>102397</text:p>
          </table:table-cell>
          <table:table-cell table:number-columns-repeated="4" office:value-type="float" office:value="1478104480788" calcext:value-type="float">
            <text:p>1478104480788</text:p>
          </table:table-cell>
          <table:table-cell office:value-type="string" calcext:value-type="string">
            <text:p>?</text:p>
          </table:table-cell>
          <table:table-cell office:value-type="float" office:value="1478104480788" calcext:value-type="float">
            <text:p>1478104480788</text:p>
          </table:table-cell>
          <table:table-cell office:value-type="float" office:value="1478104481032" calcext:value-type="float">
            <text:p>1478104481032</text:p>
          </table:table-cell>
          <table:table-cell office:value-type="float" office:value="1478104481125" calcext:value-type="float">
            <text:p>1478104481125</text:p>
          </table:table-cell>
          <table:table-cell/>
          <table:table-cell table:formula="of:=[.G350]-[.F350]" office:value-type="float" office:value="0" calcext:value-type="float">
            <text:p>0</text:p>
          </table:table-cell>
          <table:table-cell table:formula="of:=[.H350]-[.G350]" office:value-type="float" office:value="0" calcext:value-type="float">
            <text:p>0</text:p>
          </table:table-cell>
          <table:table-cell table:formula="of:=[.I350]-[.H350]" office:value-type="float" office:value="0" calcext:value-type="float">
            <text:p>0</text:p>
          </table:table-cell>
          <table:table-cell table:number-columns-repeated="2"/>
          <table:table-cell table:formula="of:=[.L350]-[.K350]" office:value-type="float" office:value="244" calcext:value-type="float">
            <text:p>244</text:p>
          </table:table-cell>
          <table:table-cell table:formula="of:=[.M350]-[.L350]" office:value-type="float" office:value="93" calcext:value-type="float">
            <text:p>93</text:p>
          </table:table-cell>
          <table:table-cell table:formula="of:=[.M350]-[.F350]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49447" calcext:value-type="float">
            <text:p>49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497" calcext:value-type="float">
            <text:p>100497</text:p>
          </table:table-cell>
          <table:table-cell table:number-columns-repeated="4" office:value-type="float" office:value="1478104481036" calcext:value-type="float">
            <text:p>1478104481036</text:p>
          </table:table-cell>
          <table:table-cell office:value-type="string" calcext:value-type="string">
            <text:p>?</text:p>
          </table:table-cell>
          <table:table-cell office:value-type="float" office:value="1478104481036" calcext:value-type="float">
            <text:p>1478104481036</text:p>
          </table:table-cell>
          <table:table-cell office:value-type="float" office:value="1478104481262" calcext:value-type="float">
            <text:p>1478104481262</text:p>
          </table:table-cell>
          <table:table-cell office:value-type="float" office:value="1478104481304" calcext:value-type="float">
            <text:p>1478104481304</text:p>
          </table:table-cell>
          <table:table-cell/>
          <table:table-cell table:formula="of:=[.G351]-[.F351]" office:value-type="float" office:value="0" calcext:value-type="float">
            <text:p>0</text:p>
          </table:table-cell>
          <table:table-cell table:formula="of:=[.H351]-[.G351]" office:value-type="float" office:value="0" calcext:value-type="float">
            <text:p>0</text:p>
          </table:table-cell>
          <table:table-cell table:formula="of:=[.I351]-[.H351]" office:value-type="float" office:value="0" calcext:value-type="float">
            <text:p>0</text:p>
          </table:table-cell>
          <table:table-cell table:number-columns-repeated="2"/>
          <table:table-cell table:formula="of:=[.L351]-[.K351]" office:value-type="float" office:value="226" calcext:value-type="float">
            <text:p>226</text:p>
          </table:table-cell>
          <table:table-cell table:formula="of:=[.M351]-[.L351]" office:value-type="float" office:value="42" calcext:value-type="float">
            <text:p>42</text:p>
          </table:table-cell>
          <table:table-cell table:formula="of:=[.M351]-[.F351]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49446" calcext:value-type="float">
            <text:p>49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60" calcext:value-type="float">
            <text:p>100560</text:p>
          </table:table-cell>
          <table:table-cell office:value-type="float" office:value="1478104480911" calcext:value-type="float">
            <text:p>1478104480911</text:p>
          </table:table-cell>
          <table:table-cell table:number-columns-repeated="3" office:value-type="float" office:value="1478104480910" calcext:value-type="float">
            <text:p>1478104480910</text:p>
          </table:table-cell>
          <table:table-cell office:value-type="string" calcext:value-type="string">
            <text:p>?</text:p>
          </table:table-cell>
          <table:table-cell office:value-type="float" office:value="1478104480910" calcext:value-type="float">
            <text:p>1478104480910</text:p>
          </table:table-cell>
          <table:table-cell office:value-type="float" office:value="1478104481268" calcext:value-type="float">
            <text:p>1478104481268</text:p>
          </table:table-cell>
          <table:table-cell office:value-type="float" office:value="1478104481306" calcext:value-type="float">
            <text:p>1478104481306</text:p>
          </table:table-cell>
          <table:table-cell/>
          <table:table-cell table:formula="of:=[.G352]-[.F352]" office:value-type="float" office:value="-1" calcext:value-type="float">
            <text:p>-1</text:p>
          </table:table-cell>
          <table:table-cell table:formula="of:=[.H352]-[.G352]" office:value-type="float" office:value="0" calcext:value-type="float">
            <text:p>0</text:p>
          </table:table-cell>
          <table:table-cell table:formula="of:=[.I352]-[.H352]" office:value-type="float" office:value="0" calcext:value-type="float">
            <text:p>0</text:p>
          </table:table-cell>
          <table:table-cell table:number-columns-repeated="2"/>
          <table:table-cell table:formula="of:=[.L352]-[.K352]" office:value-type="float" office:value="358" calcext:value-type="float">
            <text:p>358</text:p>
          </table:table-cell>
          <table:table-cell table:formula="of:=[.M352]-[.L352]" office:value-type="float" office:value="38" calcext:value-type="float">
            <text:p>38</text:p>
          </table:table-cell>
          <table:table-cell table:formula="of:=[.M352]-[.F352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49448" calcext:value-type="float">
            <text:p>49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732" calcext:value-type="float">
            <text:p>101732</text:p>
          </table:table-cell>
          <table:table-cell office:value-type="float" office:value="1478104481135" calcext:value-type="float">
            <text:p>1478104481135</text:p>
          </table:table-cell>
          <table:table-cell office:value-type="float" office:value="1478104481134" calcext:value-type="float">
            <text:p>1478104481134</text:p>
          </table:table-cell>
          <table:table-cell table:number-columns-repeated="2" office:value-type="float" office:value="1478104481135" calcext:value-type="float">
            <text:p>1478104481135</text:p>
          </table:table-cell>
          <table:table-cell office:value-type="string" calcext:value-type="string">
            <text:p>?</text:p>
          </table:table-cell>
          <table:table-cell office:value-type="float" office:value="1478104481135" calcext:value-type="float">
            <text:p>1478104481135</text:p>
          </table:table-cell>
          <table:table-cell office:value-type="float" office:value="1478104481372" calcext:value-type="float">
            <text:p>1478104481372</text:p>
          </table:table-cell>
          <table:table-cell office:value-type="float" office:value="1478104481389" calcext:value-type="float">
            <text:p>1478104481389</text:p>
          </table:table-cell>
          <table:table-cell/>
          <table:table-cell table:formula="of:=[.G353]-[.F353]" office:value-type="float" office:value="-1" calcext:value-type="float">
            <text:p>-1</text:p>
          </table:table-cell>
          <table:table-cell table:formula="of:=[.H353]-[.G353]" office:value-type="float" office:value="1" calcext:value-type="float">
            <text:p>1</text:p>
          </table:table-cell>
          <table:table-cell table:formula="of:=[.I353]-[.H353]" office:value-type="float" office:value="0" calcext:value-type="float">
            <text:p>0</text:p>
          </table:table-cell>
          <table:table-cell table:number-columns-repeated="2"/>
          <table:table-cell table:formula="of:=[.L353]-[.K353]" office:value-type="float" office:value="237" calcext:value-type="float">
            <text:p>237</text:p>
          </table:table-cell>
          <table:table-cell table:formula="of:=[.M353]-[.L353]" office:value-type="float" office:value="17" calcext:value-type="float">
            <text:p>17</text:p>
          </table:table-cell>
          <table:table-cell table:formula="of:=[.M353]-[.F353]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49445" calcext:value-type="float">
            <text:p>494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096" calcext:value-type="float">
            <text:p>300096</text:p>
          </table:table-cell>
          <table:table-cell table:number-columns-repeated="4" office:value-type="float" office:value="1478104481139" calcext:value-type="float">
            <text:p>1478104481139</text:p>
          </table:table-cell>
          <table:table-cell office:value-type="string" calcext:value-type="string">
            <text:p>?</text:p>
          </table:table-cell>
          <table:table-cell office:value-type="float" office:value="1478104481139" calcext:value-type="float">
            <text:p>1478104481139</text:p>
          </table:table-cell>
          <table:table-cell office:value-type="float" office:value="1478104481358" calcext:value-type="float">
            <text:p>1478104481358</text:p>
          </table:table-cell>
          <table:table-cell office:value-type="float" office:value="1478104481400" calcext:value-type="float">
            <text:p>1478104481400</text:p>
          </table:table-cell>
          <table:table-cell/>
          <table:table-cell table:formula="of:=[.G354]-[.F354]" office:value-type="float" office:value="0" calcext:value-type="float">
            <text:p>0</text:p>
          </table:table-cell>
          <table:table-cell table:formula="of:=[.H354]-[.G354]" office:value-type="float" office:value="0" calcext:value-type="float">
            <text:p>0</text:p>
          </table:table-cell>
          <table:table-cell table:formula="of:=[.I354]-[.H354]" office:value-type="float" office:value="0" calcext:value-type="float">
            <text:p>0</text:p>
          </table:table-cell>
          <table:table-cell table:number-columns-repeated="2"/>
          <table:table-cell table:formula="of:=[.L354]-[.K354]" office:value-type="float" office:value="219" calcext:value-type="float">
            <text:p>219</text:p>
          </table:table-cell>
          <table:table-cell table:formula="of:=[.M354]-[.L354]" office:value-type="float" office:value="42" calcext:value-type="float">
            <text:p>42</text:p>
          </table:table-cell>
          <table:table-cell table:formula="of:=[.M354]-[.F354]"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49450" calcext:value-type="float">
            <text:p>49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83" calcext:value-type="float">
            <text:p>300583</text:p>
          </table:table-cell>
          <table:table-cell table:number-columns-repeated="2" office:value-type="float" office:value="1478104481237" calcext:value-type="float">
            <text:p>1478104481237</text:p>
          </table:table-cell>
          <table:table-cell table:number-columns-repeated="2" office:value-type="float" office:value="1478104481238" calcext:value-type="float">
            <text:p>1478104481238</text:p>
          </table:table-cell>
          <table:table-cell office:value-type="string" calcext:value-type="string">
            <text:p>?</text:p>
          </table:table-cell>
          <table:table-cell office:value-type="float" office:value="1478104481238" calcext:value-type="float">
            <text:p>1478104481238</text:p>
          </table:table-cell>
          <table:table-cell office:value-type="float" office:value="1478104481450" calcext:value-type="float">
            <text:p>1478104481450</text:p>
          </table:table-cell>
          <table:table-cell office:value-type="float" office:value="1478104481460" calcext:value-type="float">
            <text:p>1478104481460</text:p>
          </table:table-cell>
          <table:table-cell/>
          <table:table-cell table:formula="of:=[.G355]-[.F355]" office:value-type="float" office:value="0" calcext:value-type="float">
            <text:p>0</text:p>
          </table:table-cell>
          <table:table-cell table:formula="of:=[.H355]-[.G355]" office:value-type="float" office:value="1" calcext:value-type="float">
            <text:p>1</text:p>
          </table:table-cell>
          <table:table-cell table:formula="of:=[.I355]-[.H355]" office:value-type="float" office:value="0" calcext:value-type="float">
            <text:p>0</text:p>
          </table:table-cell>
          <table:table-cell table:number-columns-repeated="2"/>
          <table:table-cell table:formula="of:=[.L355]-[.K355]" office:value-type="float" office:value="212" calcext:value-type="float">
            <text:p>212</text:p>
          </table:table-cell>
          <table:table-cell table:formula="of:=[.M355]-[.L355]" office:value-type="float" office:value="10" calcext:value-type="float">
            <text:p>10</text:p>
          </table:table-cell>
          <table:table-cell table:formula="of:=[.M355]-[.F355]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453" calcext:value-type="float">
            <text:p>494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862" calcext:value-type="float">
            <text:p>300862</text:p>
          </table:table-cell>
          <table:table-cell table:number-columns-repeated="4" office:value-type="float" office:value="1478104481307" calcext:value-type="float">
            <text:p>1478104481307</text:p>
          </table:table-cell>
          <table:table-cell office:value-type="string" calcext:value-type="string">
            <text:p>?</text:p>
          </table:table-cell>
          <table:table-cell office:value-type="float" office:value="1478104481307" calcext:value-type="float">
            <text:p>1478104481307</text:p>
          </table:table-cell>
          <table:table-cell office:value-type="float" office:value="1478104481551" calcext:value-type="float">
            <text:p>1478104481551</text:p>
          </table:table-cell>
          <table:table-cell office:value-type="float" office:value="1478104481579" calcext:value-type="float">
            <text:p>1478104481579</text:p>
          </table:table-cell>
          <table:table-cell/>
          <table:table-cell table:formula="of:=[.G356]-[.F356]" office:value-type="float" office:value="0" calcext:value-type="float">
            <text:p>0</text:p>
          </table:table-cell>
          <table:table-cell table:formula="of:=[.H356]-[.G356]" office:value-type="float" office:value="0" calcext:value-type="float">
            <text:p>0</text:p>
          </table:table-cell>
          <table:table-cell table:formula="of:=[.I356]-[.H356]" office:value-type="float" office:value="0" calcext:value-type="float">
            <text:p>0</text:p>
          </table:table-cell>
          <table:table-cell table:number-columns-repeated="2"/>
          <table:table-cell table:formula="of:=[.L356]-[.K356]" office:value-type="float" office:value="244" calcext:value-type="float">
            <text:p>244</text:p>
          </table:table-cell>
          <table:table-cell table:formula="of:=[.M356]-[.L356]" office:value-type="float" office:value="28" calcext:value-type="float">
            <text:p>28</text:p>
          </table:table-cell>
          <table:table-cell table:formula="of:=[.M356]-[.F356]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49440" calcext:value-type="float">
            <text:p>494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424" calcext:value-type="float">
            <text:p>201424</text:p>
          </table:table-cell>
          <table:table-cell office:value-type="float" office:value="1478104481289" calcext:value-type="float">
            <text:p>1478104481289</text:p>
          </table:table-cell>
          <table:table-cell table:number-columns-repeated="3" office:value-type="float" office:value="1478104481288" calcext:value-type="float">
            <text:p>1478104481288</text:p>
          </table:table-cell>
          <table:table-cell office:value-type="string" calcext:value-type="string">
            <text:p>?</text:p>
          </table:table-cell>
          <table:table-cell office:value-type="float" office:value="1478104481288" calcext:value-type="float">
            <text:p>1478104481288</text:p>
          </table:table-cell>
          <table:table-cell office:value-type="float" office:value="1478104481554" calcext:value-type="float">
            <text:p>1478104481554</text:p>
          </table:table-cell>
          <table:table-cell office:value-type="float" office:value="1478104481597" calcext:value-type="float">
            <text:p>1478104481597</text:p>
          </table:table-cell>
          <table:table-cell/>
          <table:table-cell table:formula="of:=[.G357]-[.F357]" office:value-type="float" office:value="-1" calcext:value-type="float">
            <text:p>-1</text:p>
          </table:table-cell>
          <table:table-cell table:formula="of:=[.H357]-[.G357]" office:value-type="float" office:value="0" calcext:value-type="float">
            <text:p>0</text:p>
          </table:table-cell>
          <table:table-cell table:formula="of:=[.I357]-[.H357]" office:value-type="float" office:value="0" calcext:value-type="float">
            <text:p>0</text:p>
          </table:table-cell>
          <table:table-cell table:number-columns-repeated="2"/>
          <table:table-cell table:formula="of:=[.L357]-[.K357]" office:value-type="float" office:value="266" calcext:value-type="float">
            <text:p>266</text:p>
          </table:table-cell>
          <table:table-cell table:formula="of:=[.M357]-[.L357]" office:value-type="float" office:value="43" calcext:value-type="float">
            <text:p>43</text:p>
          </table:table-cell>
          <table:table-cell table:formula="of:=[.M357]-[.F357]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49452" calcext:value-type="float">
            <text:p>49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385" calcext:value-type="float">
            <text:p>201385</text:p>
          </table:table-cell>
          <table:table-cell table:number-columns-repeated="2" office:value-type="float" office:value="1478104481327" calcext:value-type="float">
            <text:p>1478104481327</text:p>
          </table:table-cell>
          <table:table-cell table:number-columns-repeated="2" office:value-type="float" office:value="1478104481328" calcext:value-type="float">
            <text:p>1478104481328</text:p>
          </table:table-cell>
          <table:table-cell office:value-type="string" calcext:value-type="string">
            <text:p>?</text:p>
          </table:table-cell>
          <table:table-cell office:value-type="float" office:value="1478104481328" calcext:value-type="float">
            <text:p>1478104481328</text:p>
          </table:table-cell>
          <table:table-cell office:value-type="float" office:value="1478104481577" calcext:value-type="float">
            <text:p>1478104481577</text:p>
          </table:table-cell>
          <table:table-cell office:value-type="float" office:value="1478104481630" calcext:value-type="float">
            <text:p>1478104481630</text:p>
          </table:table-cell>
          <table:table-cell/>
          <table:table-cell table:formula="of:=[.G358]-[.F358]" office:value-type="float" office:value="0" calcext:value-type="float">
            <text:p>0</text:p>
          </table:table-cell>
          <table:table-cell table:formula="of:=[.H358]-[.G358]" office:value-type="float" office:value="1" calcext:value-type="float">
            <text:p>1</text:p>
          </table:table-cell>
          <table:table-cell table:formula="of:=[.I358]-[.H358]" office:value-type="float" office:value="0" calcext:value-type="float">
            <text:p>0</text:p>
          </table:table-cell>
          <table:table-cell table:number-columns-repeated="2"/>
          <table:table-cell table:formula="of:=[.L358]-[.K358]" office:value-type="float" office:value="249" calcext:value-type="float">
            <text:p>249</text:p>
          </table:table-cell>
          <table:table-cell table:formula="of:=[.M358]-[.L358]" office:value-type="float" office:value="53" calcext:value-type="float">
            <text:p>53</text:p>
          </table:table-cell>
          <table:table-cell table:formula="of:=[.M358]-[.F358]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49451" calcext:value-type="float">
            <text:p>49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28" calcext:value-type="float">
            <text:p>300528</text:p>
          </table:table-cell>
          <table:table-cell office:value-type="float" office:value="1478104481293" calcext:value-type="float">
            <text:p>1478104481293</text:p>
          </table:table-cell>
          <table:table-cell table:number-columns-repeated="3" office:value-type="float" office:value="1478104481292" calcext:value-type="float">
            <text:p>1478104481292</text:p>
          </table:table-cell>
          <table:table-cell office:value-type="string" calcext:value-type="string">
            <text:p>?</text:p>
          </table:table-cell>
          <table:table-cell office:value-type="float" office:value="1478104481292" calcext:value-type="float">
            <text:p>1478104481292</text:p>
          </table:table-cell>
          <table:table-cell office:value-type="float" office:value="1478104481580" calcext:value-type="float">
            <text:p>1478104481580</text:p>
          </table:table-cell>
          <table:table-cell office:value-type="float" office:value="1478104481657" calcext:value-type="float">
            <text:p>1478104481657</text:p>
          </table:table-cell>
          <table:table-cell/>
          <table:table-cell table:formula="of:=[.G359]-[.F359]" office:value-type="float" office:value="-1" calcext:value-type="float">
            <text:p>-1</text:p>
          </table:table-cell>
          <table:table-cell table:formula="of:=[.H359]-[.G359]" office:value-type="float" office:value="0" calcext:value-type="float">
            <text:p>0</text:p>
          </table:table-cell>
          <table:table-cell table:formula="of:=[.I359]-[.H359]" office:value-type="float" office:value="0" calcext:value-type="float">
            <text:p>0</text:p>
          </table:table-cell>
          <table:table-cell table:number-columns-repeated="2"/>
          <table:table-cell table:formula="of:=[.L359]-[.K359]" office:value-type="float" office:value="288" calcext:value-type="float">
            <text:p>288</text:p>
          </table:table-cell>
          <table:table-cell table:formula="of:=[.M359]-[.L359]" office:value-type="float" office:value="77" calcext:value-type="float">
            <text:p>77</text:p>
          </table:table-cell>
          <table:table-cell table:formula="of:=[.M359]-[.F359]"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49443" calcext:value-type="float">
            <text:p>49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220" calcext:value-type="float">
            <text:p>2220</text:p>
          </table:table-cell>
          <table:table-cell table:number-columns-repeated="4" office:value-type="float" office:value="1478104481363" calcext:value-type="float">
            <text:p>1478104481363</text:p>
          </table:table-cell>
          <table:table-cell office:value-type="string" calcext:value-type="string">
            <text:p>?</text:p>
          </table:table-cell>
          <table:table-cell office:value-type="float" office:value="1478104481363" calcext:value-type="float">
            <text:p>1478104481363</text:p>
          </table:table-cell>
          <table:table-cell office:value-type="float" office:value="1478104481614" calcext:value-type="float">
            <text:p>1478104481614</text:p>
          </table:table-cell>
          <table:table-cell office:value-type="float" office:value="1478104481698" calcext:value-type="float">
            <text:p>1478104481698</text:p>
          </table:table-cell>
          <table:table-cell/>
          <table:table-cell table:formula="of:=[.G360]-[.F360]" office:value-type="float" office:value="0" calcext:value-type="float">
            <text:p>0</text:p>
          </table:table-cell>
          <table:table-cell table:formula="of:=[.H360]-[.G360]" office:value-type="float" office:value="0" calcext:value-type="float">
            <text:p>0</text:p>
          </table:table-cell>
          <table:table-cell table:formula="of:=[.I360]-[.H360]" office:value-type="float" office:value="0" calcext:value-type="float">
            <text:p>0</text:p>
          </table:table-cell>
          <table:table-cell table:number-columns-repeated="2"/>
          <table:table-cell table:formula="of:=[.L360]-[.K360]" office:value-type="float" office:value="251" calcext:value-type="float">
            <text:p>251</text:p>
          </table:table-cell>
          <table:table-cell table:formula="of:=[.M360]-[.L360]" office:value-type="float" office:value="84" calcext:value-type="float">
            <text:p>84</text:p>
          </table:table-cell>
          <table:table-cell table:formula="of:=[.M360]-[.F360]"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49455" calcext:value-type="float">
            <text:p>49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436" calcext:value-type="float">
            <text:p>202436</text:p>
          </table:table-cell>
          <table:table-cell office:value-type="float" office:value="1478104481412" calcext:value-type="float">
            <text:p>1478104481412</text:p>
          </table:table-cell>
          <table:table-cell table:number-columns-repeated="3" office:value-type="float" office:value="1478104481411" calcext:value-type="float">
            <text:p>1478104481411</text:p>
          </table:table-cell>
          <table:table-cell office:value-type="string" calcext:value-type="string">
            <text:p>?</text:p>
          </table:table-cell>
          <table:table-cell office:value-type="float" office:value="1478104481411" calcext:value-type="float">
            <text:p>1478104481411</text:p>
          </table:table-cell>
          <table:table-cell office:value-type="float" office:value="1478104481845" calcext:value-type="float">
            <text:p>1478104481845</text:p>
          </table:table-cell>
          <table:table-cell office:value-type="float" office:value="1478104481924" calcext:value-type="float">
            <text:p>1478104481924</text:p>
          </table:table-cell>
          <table:table-cell/>
          <table:table-cell table:formula="of:=[.G361]-[.F361]" office:value-type="float" office:value="-1" calcext:value-type="float">
            <text:p>-1</text:p>
          </table:table-cell>
          <table:table-cell table:formula="of:=[.H361]-[.G361]" office:value-type="float" office:value="0" calcext:value-type="float">
            <text:p>0</text:p>
          </table:table-cell>
          <table:table-cell table:formula="of:=[.I361]-[.H361]" office:value-type="float" office:value="0" calcext:value-type="float">
            <text:p>0</text:p>
          </table:table-cell>
          <table:table-cell table:number-columns-repeated="2"/>
          <table:table-cell table:formula="of:=[.L361]-[.K361]" office:value-type="float" office:value="434" calcext:value-type="float">
            <text:p>434</text:p>
          </table:table-cell>
          <table:table-cell table:formula="of:=[.M361]-[.L361]" office:value-type="float" office:value="79" calcext:value-type="float">
            <text:p>79</text:p>
          </table:table-cell>
          <table:table-cell table:formula="of:=[.M361]-[.F361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49458" calcext:value-type="float">
            <text:p>49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31" calcext:value-type="float">
            <text:p>201231</text:p>
          </table:table-cell>
          <table:table-cell table:number-columns-repeated="4" office:value-type="float" office:value="1478104481579" calcext:value-type="float">
            <text:p>1478104481579</text:p>
          </table:table-cell>
          <table:table-cell office:value-type="string" calcext:value-type="string">
            <text:p>?</text:p>
          </table:table-cell>
          <table:table-cell office:value-type="float" office:value="1478104481579" calcext:value-type="float">
            <text:p>1478104481579</text:p>
          </table:table-cell>
          <table:table-cell office:value-type="float" office:value="1478104481801" calcext:value-type="float">
            <text:p>1478104481801</text:p>
          </table:table-cell>
          <table:table-cell office:value-type="float" office:value="1478104481952" calcext:value-type="float">
            <text:p>1478104481952</text:p>
          </table:table-cell>
          <table:table-cell/>
          <table:table-cell table:formula="of:=[.G362]-[.F362]" office:value-type="float" office:value="0" calcext:value-type="float">
            <text:p>0</text:p>
          </table:table-cell>
          <table:table-cell table:formula="of:=[.H362]-[.G362]" office:value-type="float" office:value="0" calcext:value-type="float">
            <text:p>0</text:p>
          </table:table-cell>
          <table:table-cell table:formula="of:=[.I362]-[.H362]" office:value-type="float" office:value="0" calcext:value-type="float">
            <text:p>0</text:p>
          </table:table-cell>
          <table:table-cell table:number-columns-repeated="2"/>
          <table:table-cell table:formula="of:=[.L362]-[.K362]" office:value-type="float" office:value="222" calcext:value-type="float">
            <text:p>222</text:p>
          </table:table-cell>
          <table:table-cell table:formula="of:=[.M362]-[.L362]" office:value-type="float" office:value="151" calcext:value-type="float">
            <text:p>151</text:p>
          </table:table-cell>
          <table:table-cell table:formula="of:=[.M362]-[.F362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49456" calcext:value-type="float">
            <text:p>494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811" calcext:value-type="float">
            <text:p>811</text:p>
          </table:table-cell>
          <table:table-cell office:value-type="float" office:value="1478104481389" calcext:value-type="float">
            <text:p>1478104481389</text:p>
          </table:table-cell>
          <table:table-cell table:number-columns-repeated="3" office:value-type="float" office:value="1478104481388" calcext:value-type="float">
            <text:p>1478104481388</text:p>
          </table:table-cell>
          <table:table-cell office:value-type="string" calcext:value-type="string">
            <text:p>?</text:p>
          </table:table-cell>
          <table:table-cell office:value-type="float" office:value="1478104481388" calcext:value-type="float">
            <text:p>1478104481388</text:p>
          </table:table-cell>
          <table:table-cell office:value-type="float" office:value="1478104481836" calcext:value-type="float">
            <text:p>1478104481836</text:p>
          </table:table-cell>
          <table:table-cell office:value-type="float" office:value="1478104481993" calcext:value-type="float">
            <text:p>1478104481993</text:p>
          </table:table-cell>
          <table:table-cell/>
          <table:table-cell table:formula="of:=[.G363]-[.F363]" office:value-type="float" office:value="-1" calcext:value-type="float">
            <text:p>-1</text:p>
          </table:table-cell>
          <table:table-cell table:formula="of:=[.H363]-[.G363]" office:value-type="float" office:value="0" calcext:value-type="float">
            <text:p>0</text:p>
          </table:table-cell>
          <table:table-cell table:formula="of:=[.I363]-[.H363]" office:value-type="float" office:value="0" calcext:value-type="float">
            <text:p>0</text:p>
          </table:table-cell>
          <table:table-cell table:number-columns-repeated="2"/>
          <table:table-cell table:formula="of:=[.L363]-[.K363]" office:value-type="float" office:value="448" calcext:value-type="float">
            <text:p>448</text:p>
          </table:table-cell>
          <table:table-cell table:formula="of:=[.M363]-[.L363]" office:value-type="float" office:value="157" calcext:value-type="float">
            <text:p>157</text:p>
          </table:table-cell>
          <table:table-cell table:formula="of:=[.M363]-[.F363]"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49449" calcext:value-type="float">
            <text:p>494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41" calcext:value-type="float">
            <text:p>100741</text:p>
          </table:table-cell>
          <table:table-cell office:value-type="float" office:value="1478104481757" calcext:value-type="float">
            <text:p>1478104481757</text:p>
          </table:table-cell>
          <table:table-cell table:number-columns-repeated="3" office:value-type="float" office:value="1478104481756" calcext:value-type="float">
            <text:p>1478104481756</text:p>
          </table:table-cell>
          <table:table-cell office:value-type="string" calcext:value-type="string">
            <text:p>?</text:p>
          </table:table-cell>
          <table:table-cell office:value-type="float" office:value="1478104481756" calcext:value-type="float">
            <text:p>1478104481756</text:p>
          </table:table-cell>
          <table:table-cell office:value-type="float" office:value="1478104481974" calcext:value-type="float">
            <text:p>1478104481974</text:p>
          </table:table-cell>
          <table:table-cell office:value-type="float" office:value="1478104482037" calcext:value-type="float">
            <text:p>1478104482037</text:p>
          </table:table-cell>
          <table:table-cell/>
          <table:table-cell table:formula="of:=[.G364]-[.F364]" office:value-type="float" office:value="-1" calcext:value-type="float">
            <text:p>-1</text:p>
          </table:table-cell>
          <table:table-cell table:formula="of:=[.H364]-[.G364]" office:value-type="float" office:value="0" calcext:value-type="float">
            <text:p>0</text:p>
          </table:table-cell>
          <table:table-cell table:formula="of:=[.I364]-[.H364]" office:value-type="float" office:value="0" calcext:value-type="float">
            <text:p>0</text:p>
          </table:table-cell>
          <table:table-cell table:number-columns-repeated="2"/>
          <table:table-cell table:formula="of:=[.L364]-[.K364]" office:value-type="float" office:value="218" calcext:value-type="float">
            <text:p>218</text:p>
          </table:table-cell>
          <table:table-cell table:formula="of:=[.M364]-[.L364]" office:value-type="float" office:value="63" calcext:value-type="float">
            <text:p>63</text:p>
          </table:table-cell>
          <table:table-cell table:formula="of:=[.M364]-[.F364]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49459" calcext:value-type="float">
            <text:p>494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015" calcext:value-type="float">
            <text:p>201015</text:p>
          </table:table-cell>
          <table:table-cell table:number-columns-repeated="4" office:value-type="float" office:value="1478104481751" calcext:value-type="float">
            <text:p>1478104481751</text:p>
          </table:table-cell>
          <table:table-cell office:value-type="string" calcext:value-type="string">
            <text:p>?</text:p>
          </table:table-cell>
          <table:table-cell office:value-type="float" office:value="1478104481751" calcext:value-type="float">
            <text:p>1478104481751</text:p>
          </table:table-cell>
          <table:table-cell office:value-type="float" office:value="1478104481980" calcext:value-type="float">
            <text:p>1478104481980</text:p>
          </table:table-cell>
          <table:table-cell office:value-type="float" office:value="1478104482072" calcext:value-type="float">
            <text:p>1478104482072</text:p>
          </table:table-cell>
          <table:table-cell/>
          <table:table-cell table:formula="of:=[.G365]-[.F365]" office:value-type="float" office:value="0" calcext:value-type="float">
            <text:p>0</text:p>
          </table:table-cell>
          <table:table-cell table:formula="of:=[.H365]-[.G365]" office:value-type="float" office:value="0" calcext:value-type="float">
            <text:p>0</text:p>
          </table:table-cell>
          <table:table-cell table:formula="of:=[.I365]-[.H365]" office:value-type="float" office:value="0" calcext:value-type="float">
            <text:p>0</text:p>
          </table:table-cell>
          <table:table-cell table:number-columns-repeated="2"/>
          <table:table-cell table:formula="of:=[.L365]-[.K365]" office:value-type="float" office:value="229" calcext:value-type="float">
            <text:p>229</text:p>
          </table:table-cell>
          <table:table-cell table:formula="of:=[.M365]-[.L365]" office:value-type="float" office:value="92" calcext:value-type="float">
            <text:p>92</text:p>
          </table:table-cell>
          <table:table-cell table:formula="of:=[.M365]-[.F365]"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49461" calcext:value-type="float">
            <text:p>49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049" calcext:value-type="float">
            <text:p>100049</text:p>
          </table:table-cell>
          <table:table-cell office:value-type="float" office:value="1478104481930" calcext:value-type="float">
            <text:p>1478104481930</text:p>
          </table:table-cell>
          <table:table-cell table:number-columns-repeated="3" office:value-type="float" office:value="1478104481933" calcext:value-type="float">
            <text:p>1478104481933</text:p>
          </table:table-cell>
          <table:table-cell office:value-type="string" calcext:value-type="string">
            <text:p>?</text:p>
          </table:table-cell>
          <table:table-cell office:value-type="float" office:value="1478104481933" calcext:value-type="float">
            <text:p>1478104481933</text:p>
          </table:table-cell>
          <table:table-cell office:value-type="float" office:value="1478104482159" calcext:value-type="float">
            <text:p>1478104482159</text:p>
          </table:table-cell>
          <table:table-cell office:value-type="float" office:value="1478104482171" calcext:value-type="float">
            <text:p>1478104482171</text:p>
          </table:table-cell>
          <table:table-cell/>
          <table:table-cell table:formula="of:=[.G366]-[.F366]" office:value-type="float" office:value="3" calcext:value-type="float">
            <text:p>3</text:p>
          </table:table-cell>
          <table:table-cell table:formula="of:=[.H366]-[.G366]" office:value-type="float" office:value="0" calcext:value-type="float">
            <text:p>0</text:p>
          </table:table-cell>
          <table:table-cell table:formula="of:=[.I366]-[.H366]" office:value-type="float" office:value="0" calcext:value-type="float">
            <text:p>0</text:p>
          </table:table-cell>
          <table:table-cell table:number-columns-repeated="2"/>
          <table:table-cell table:formula="of:=[.L366]-[.K366]" office:value-type="float" office:value="226" calcext:value-type="float">
            <text:p>226</text:p>
          </table:table-cell>
          <table:table-cell table:formula="of:=[.M366]-[.L366]" office:value-type="float" office:value="12" calcext:value-type="float">
            <text:p>12</text:p>
          </table:table-cell>
          <table:table-cell table:formula="of:=[.M366]-[.F366]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49454" calcext:value-type="float">
            <text:p>49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29" calcext:value-type="float">
            <text:p>300229</text:p>
          </table:table-cell>
          <table:table-cell table:number-columns-repeated="4" office:value-type="float" office:value="1478104482033" calcext:value-type="float">
            <text:p>1478104482033</text:p>
          </table:table-cell>
          <table:table-cell office:value-type="string" calcext:value-type="string">
            <text:p>?</text:p>
          </table:table-cell>
          <table:table-cell office:value-type="float" office:value="1478104482033" calcext:value-type="float">
            <text:p>1478104482033</text:p>
          </table:table-cell>
          <table:table-cell office:value-type="float" office:value="1478104482283" calcext:value-type="float">
            <text:p>1478104482283</text:p>
          </table:table-cell>
          <table:table-cell office:value-type="float" office:value="1478104482324" calcext:value-type="float">
            <text:p>1478104482324</text:p>
          </table:table-cell>
          <table:table-cell/>
          <table:table-cell table:formula="of:=[.G367]-[.F367]" office:value-type="float" office:value="0" calcext:value-type="float">
            <text:p>0</text:p>
          </table:table-cell>
          <table:table-cell table:formula="of:=[.H367]-[.G367]" office:value-type="float" office:value="0" calcext:value-type="float">
            <text:p>0</text:p>
          </table:table-cell>
          <table:table-cell table:formula="of:=[.I367]-[.H367]" office:value-type="float" office:value="0" calcext:value-type="float">
            <text:p>0</text:p>
          </table:table-cell>
          <table:table-cell table:number-columns-repeated="2"/>
          <table:table-cell table:formula="of:=[.L367]-[.K367]" office:value-type="float" office:value="250" calcext:value-type="float">
            <text:p>250</text:p>
          </table:table-cell>
          <table:table-cell table:formula="of:=[.M367]-[.L367]" office:value-type="float" office:value="41" calcext:value-type="float">
            <text:p>41</text:p>
          </table:table-cell>
          <table:table-cell table:formula="of:=[.M367]-[.F367]"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49462" calcext:value-type="float">
            <text:p>494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216" calcext:value-type="float">
            <text:p>102216</text:p>
          </table:table-cell>
          <table:table-cell table:number-columns-repeated="4" office:value-type="float" office:value="1478104482051" calcext:value-type="float">
            <text:p>1478104482051</text:p>
          </table:table-cell>
          <table:table-cell office:value-type="string" calcext:value-type="string">
            <text:p>?</text:p>
          </table:table-cell>
          <table:table-cell office:value-type="float" office:value="1478104482051" calcext:value-type="float">
            <text:p>1478104482051</text:p>
          </table:table-cell>
          <table:table-cell office:value-type="float" office:value="1478104482289" calcext:value-type="float">
            <text:p>1478104482289</text:p>
          </table:table-cell>
          <table:table-cell office:value-type="float" office:value="1478104482336" calcext:value-type="float">
            <text:p>1478104482336</text:p>
          </table:table-cell>
          <table:table-cell/>
          <table:table-cell table:formula="of:=[.G368]-[.F368]" office:value-type="float" office:value="0" calcext:value-type="float">
            <text:p>0</text:p>
          </table:table-cell>
          <table:table-cell table:formula="of:=[.H368]-[.G368]" office:value-type="float" office:value="0" calcext:value-type="float">
            <text:p>0</text:p>
          </table:table-cell>
          <table:table-cell table:formula="of:=[.I368]-[.H368]" office:value-type="float" office:value="0" calcext:value-type="float">
            <text:p>0</text:p>
          </table:table-cell>
          <table:table-cell table:number-columns-repeated="2"/>
          <table:table-cell table:formula="of:=[.L368]-[.K368]" office:value-type="float" office:value="238" calcext:value-type="float">
            <text:p>238</text:p>
          </table:table-cell>
          <table:table-cell table:formula="of:=[.M368]-[.L368]" office:value-type="float" office:value="47" calcext:value-type="float">
            <text:p>47</text:p>
          </table:table-cell>
          <table:table-cell table:formula="of:=[.M368]-[.F368]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49465" calcext:value-type="float">
            <text:p>49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92" calcext:value-type="float">
            <text:p>102192</text:p>
          </table:table-cell>
          <table:table-cell office:value-type="float" office:value="1478104482135" calcext:value-type="float">
            <text:p>1478104482135</text:p>
          </table:table-cell>
          <table:table-cell table:number-columns-repeated="3" office:value-type="float" office:value="1478104482134" calcext:value-type="float">
            <text:p>1478104482134</text:p>
          </table:table-cell>
          <table:table-cell office:value-type="string" calcext:value-type="string">
            <text:p>?</text:p>
          </table:table-cell>
          <table:table-cell office:value-type="float" office:value="1478104482134" calcext:value-type="float">
            <text:p>1478104482134</text:p>
          </table:table-cell>
          <table:table-cell office:value-type="float" office:value="1478104482367" calcext:value-type="float">
            <text:p>1478104482367</text:p>
          </table:table-cell>
          <table:table-cell office:value-type="float" office:value="1478104482379" calcext:value-type="float">
            <text:p>1478104482379</text:p>
          </table:table-cell>
          <table:table-cell/>
          <table:table-cell table:formula="of:=[.G369]-[.F369]" office:value-type="float" office:value="-1" calcext:value-type="float">
            <text:p>-1</text:p>
          </table:table-cell>
          <table:table-cell table:formula="of:=[.H369]-[.G369]" office:value-type="float" office:value="0" calcext:value-type="float">
            <text:p>0</text:p>
          </table:table-cell>
          <table:table-cell table:formula="of:=[.I369]-[.H369]" office:value-type="float" office:value="0" calcext:value-type="float">
            <text:p>0</text:p>
          </table:table-cell>
          <table:table-cell table:number-columns-repeated="2"/>
          <table:table-cell table:formula="of:=[.L369]-[.K369]" office:value-type="float" office:value="233" calcext:value-type="float">
            <text:p>233</text:p>
          </table:table-cell>
          <table:table-cell table:formula="of:=[.M369]-[.L369]" office:value-type="float" office:value="12" calcext:value-type="float">
            <text:p>12</text:p>
          </table:table-cell>
          <table:table-cell table:formula="of:=[.M369]-[.F369]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49464" calcext:value-type="float">
            <text:p>494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26" calcext:value-type="float">
            <text:p>100326</text:p>
          </table:table-cell>
          <table:table-cell table:number-columns-repeated="4" office:value-type="float" office:value="1478104482060" calcext:value-type="float">
            <text:p>1478104482060</text:p>
          </table:table-cell>
          <table:table-cell office:value-type="string" calcext:value-type="string">
            <text:p>?</text:p>
          </table:table-cell>
          <table:table-cell office:value-type="float" office:value="1478104482065" calcext:value-type="float">
            <text:p>1478104482065</text:p>
          </table:table-cell>
          <table:table-cell office:value-type="float" office:value="1478104482325" calcext:value-type="float">
            <text:p>1478104482325</text:p>
          </table:table-cell>
          <table:table-cell office:value-type="float" office:value="1478104482384" calcext:value-type="float">
            <text:p>1478104482384</text:p>
          </table:table-cell>
          <table:table-cell/>
          <table:table-cell table:formula="of:=[.G370]-[.F370]" office:value-type="float" office:value="0" calcext:value-type="float">
            <text:p>0</text:p>
          </table:table-cell>
          <table:table-cell table:formula="of:=[.H370]-[.G370]" office:value-type="float" office:value="0" calcext:value-type="float">
            <text:p>0</text:p>
          </table:table-cell>
          <table:table-cell table:formula="of:=[.I370]-[.H370]" office:value-type="float" office:value="0" calcext:value-type="float">
            <text:p>0</text:p>
          </table:table-cell>
          <table:table-cell table:number-columns-repeated="2"/>
          <table:table-cell table:formula="of:=[.L370]-[.K370]" office:value-type="float" office:value="260" calcext:value-type="float">
            <text:p>260</text:p>
          </table:table-cell>
          <table:table-cell table:formula="of:=[.M370]-[.L370]" office:value-type="float" office:value="59" calcext:value-type="float">
            <text:p>59</text:p>
          </table:table-cell>
          <table:table-cell table:formula="of:=[.M370]-[.F370]"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49463" calcext:value-type="float">
            <text:p>494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76" calcext:value-type="float">
            <text:p>301976</text:p>
          </table:table-cell>
          <table:table-cell table:number-columns-repeated="4" office:value-type="float" office:value="1478104482222" calcext:value-type="float">
            <text:p>1478104482222</text:p>
          </table:table-cell>
          <table:table-cell office:value-type="string" calcext:value-type="string">
            <text:p>?</text:p>
          </table:table-cell>
          <table:table-cell office:value-type="float" office:value="1478104482222" calcext:value-type="float">
            <text:p>1478104482222</text:p>
          </table:table-cell>
          <table:table-cell office:value-type="float" office:value="1478104482433" calcext:value-type="float">
            <text:p>1478104482433</text:p>
          </table:table-cell>
          <table:table-cell office:value-type="float" office:value="1478104482447" calcext:value-type="float">
            <text:p>1478104482447</text:p>
          </table:table-cell>
          <table:table-cell/>
          <table:table-cell table:formula="of:=[.G371]-[.F371]" office:value-type="float" office:value="0" calcext:value-type="float">
            <text:p>0</text:p>
          </table:table-cell>
          <table:table-cell table:formula="of:=[.H371]-[.G371]" office:value-type="float" office:value="0" calcext:value-type="float">
            <text:p>0</text:p>
          </table:table-cell>
          <table:table-cell table:formula="of:=[.I371]-[.H371]" office:value-type="float" office:value="0" calcext:value-type="float">
            <text:p>0</text:p>
          </table:table-cell>
          <table:table-cell table:number-columns-repeated="2"/>
          <table:table-cell table:formula="of:=[.L371]-[.K371]" office:value-type="float" office:value="211" calcext:value-type="float">
            <text:p>211</text:p>
          </table:table-cell>
          <table:table-cell table:formula="of:=[.M371]-[.L371]" office:value-type="float" office:value="14" calcext:value-type="float">
            <text:p>14</text:p>
          </table:table-cell>
          <table:table-cell table:formula="of:=[.M371]-[.F371]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49466" calcext:value-type="float">
            <text:p>494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64" calcext:value-type="float">
            <text:p>100164</text:p>
          </table:table-cell>
          <table:table-cell office:value-type="float" office:value="1478104482284" calcext:value-type="float">
            <text:p>1478104482284</text:p>
          </table:table-cell>
          <table:table-cell table:number-columns-repeated="3" office:value-type="float" office:value="1478104482288" calcext:value-type="float">
            <text:p>1478104482288</text:p>
          </table:table-cell>
          <table:table-cell office:value-type="string" calcext:value-type="string">
            <text:p>?</text:p>
          </table:table-cell>
          <table:table-cell office:value-type="float" office:value="1478104482288" calcext:value-type="float">
            <text:p>1478104482288</text:p>
          </table:table-cell>
          <table:table-cell office:value-type="float" office:value="1478104482498" calcext:value-type="float">
            <text:p>1478104482498</text:p>
          </table:table-cell>
          <table:table-cell office:value-type="float" office:value="1478104482508" calcext:value-type="float">
            <text:p>1478104482508</text:p>
          </table:table-cell>
          <table:table-cell/>
          <table:table-cell table:formula="of:=[.G372]-[.F372]" office:value-type="float" office:value="4" calcext:value-type="float">
            <text:p>4</text:p>
          </table:table-cell>
          <table:table-cell table:formula="of:=[.H372]-[.G372]" office:value-type="float" office:value="0" calcext:value-type="float">
            <text:p>0</text:p>
          </table:table-cell>
          <table:table-cell table:formula="of:=[.I372]-[.H372]" office:value-type="float" office:value="0" calcext:value-type="float">
            <text:p>0</text:p>
          </table:table-cell>
          <table:table-cell table:number-columns-repeated="2"/>
          <table:table-cell table:formula="of:=[.L372]-[.K372]" office:value-type="float" office:value="210" calcext:value-type="float">
            <text:p>210</text:p>
          </table:table-cell>
          <table:table-cell table:formula="of:=[.M372]-[.L372]" office:value-type="float" office:value="10" calcext:value-type="float">
            <text:p>10</text:p>
          </table:table-cell>
          <table:table-cell table:formula="of:=[.M372]-[.F372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9460" calcext:value-type="float">
            <text:p>494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16" calcext:value-type="float">
            <text:p>201616</text:p>
          </table:table-cell>
          <table:table-cell table:number-columns-repeated="4" office:value-type="float" office:value="1478104482370" calcext:value-type="float">
            <text:p>1478104482370</text:p>
          </table:table-cell>
          <table:table-cell office:value-type="string" calcext:value-type="string">
            <text:p>?</text:p>
          </table:table-cell>
          <table:table-cell office:value-type="float" office:value="1478104482370" calcext:value-type="float">
            <text:p>1478104482370</text:p>
          </table:table-cell>
          <table:table-cell office:value-type="float" office:value="1478104482591" calcext:value-type="float">
            <text:p>1478104482591</text:p>
          </table:table-cell>
          <table:table-cell office:value-type="float" office:value="1478104482611" calcext:value-type="float">
            <text:p>1478104482611</text:p>
          </table:table-cell>
          <table:table-cell/>
          <table:table-cell table:formula="of:=[.G373]-[.F373]" office:value-type="float" office:value="0" calcext:value-type="float">
            <text:p>0</text:p>
          </table:table-cell>
          <table:table-cell table:formula="of:=[.H373]-[.G373]" office:value-type="float" office:value="0" calcext:value-type="float">
            <text:p>0</text:p>
          </table:table-cell>
          <table:table-cell table:formula="of:=[.I373]-[.H373]" office:value-type="float" office:value="0" calcext:value-type="float">
            <text:p>0</text:p>
          </table:table-cell>
          <table:table-cell table:number-columns-repeated="2"/>
          <table:table-cell table:formula="of:=[.L373]-[.K373]" office:value-type="float" office:value="221" calcext:value-type="float">
            <text:p>221</text:p>
          </table:table-cell>
          <table:table-cell table:formula="of:=[.M373]-[.L373]" office:value-type="float" office:value="20" calcext:value-type="float">
            <text:p>20</text:p>
          </table:table-cell>
          <table:table-cell table:formula="of:=[.M373]-[.F373]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49469" calcext:value-type="float">
            <text:p>49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416" calcext:value-type="float">
            <text:p>200416</text:p>
          </table:table-cell>
          <table:table-cell table:number-columns-repeated="4" office:value-type="float" office:value="1478104482443" calcext:value-type="float">
            <text:p>1478104482443</text:p>
          </table:table-cell>
          <table:table-cell office:value-type="string" calcext:value-type="string">
            <text:p>?</text:p>
          </table:table-cell>
          <table:table-cell office:value-type="float" office:value="1478104482443" calcext:value-type="float">
            <text:p>1478104482443</text:p>
          </table:table-cell>
          <table:table-cell office:value-type="float" office:value="1478104482679" calcext:value-type="float">
            <text:p>1478104482679</text:p>
          </table:table-cell>
          <table:table-cell office:value-type="float" office:value="1478104482718" calcext:value-type="float">
            <text:p>1478104482718</text:p>
          </table:table-cell>
          <table:table-cell/>
          <table:table-cell table:formula="of:=[.G374]-[.F374]" office:value-type="float" office:value="0" calcext:value-type="float">
            <text:p>0</text:p>
          </table:table-cell>
          <table:table-cell table:formula="of:=[.H374]-[.G374]" office:value-type="float" office:value="0" calcext:value-type="float">
            <text:p>0</text:p>
          </table:table-cell>
          <table:table-cell table:formula="of:=[.I374]-[.H374]" office:value-type="float" office:value="0" calcext:value-type="float">
            <text:p>0</text:p>
          </table:table-cell>
          <table:table-cell table:number-columns-repeated="2"/>
          <table:table-cell table:formula="of:=[.L374]-[.K374]" office:value-type="float" office:value="236" calcext:value-type="float">
            <text:p>236</text:p>
          </table:table-cell>
          <table:table-cell table:formula="of:=[.M374]-[.L374]" office:value-type="float" office:value="39" calcext:value-type="float">
            <text:p>39</text:p>
          </table:table-cell>
          <table:table-cell table:formula="of:=[.M374]-[.F374]"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49470" calcext:value-type="float">
            <text:p>494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95" calcext:value-type="float">
            <text:p>200895</text:p>
          </table:table-cell>
          <table:table-cell table:number-columns-repeated="4" office:value-type="float" office:value="1478104482459" calcext:value-type="float">
            <text:p>1478104482459</text:p>
          </table:table-cell>
          <table:table-cell office:value-type="string" calcext:value-type="string">
            <text:p>?</text:p>
          </table:table-cell>
          <table:table-cell office:value-type="float" office:value="1478104482459" calcext:value-type="float">
            <text:p>1478104482459</text:p>
          </table:table-cell>
          <table:table-cell office:value-type="float" office:value="1478104482680" calcext:value-type="float">
            <text:p>1478104482680</text:p>
          </table:table-cell>
          <table:table-cell office:value-type="float" office:value="1478104482719" calcext:value-type="float">
            <text:p>1478104482719</text:p>
          </table:table-cell>
          <table:table-cell/>
          <table:table-cell table:formula="of:=[.G375]-[.F375]" office:value-type="float" office:value="0" calcext:value-type="float">
            <text:p>0</text:p>
          </table:table-cell>
          <table:table-cell table:formula="of:=[.H375]-[.G375]" office:value-type="float" office:value="0" calcext:value-type="float">
            <text:p>0</text:p>
          </table:table-cell>
          <table:table-cell table:formula="of:=[.I375]-[.H375]" office:value-type="float" office:value="0" calcext:value-type="float">
            <text:p>0</text:p>
          </table:table-cell>
          <table:table-cell table:number-columns-repeated="2"/>
          <table:table-cell table:formula="of:=[.L375]-[.K375]" office:value-type="float" office:value="221" calcext:value-type="float">
            <text:p>221</text:p>
          </table:table-cell>
          <table:table-cell table:formula="of:=[.M375]-[.L375]" office:value-type="float" office:value="39" calcext:value-type="float">
            <text:p>39</text:p>
          </table:table-cell>
          <table:table-cell table:formula="of:=[.M375]-[.F375]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49435" calcext:value-type="float">
            <text:p>49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978" calcext:value-type="float">
            <text:p>400978</text:p>
          </table:table-cell>
          <table:table-cell table:number-columns-repeated="4" office:value-type="float" office:value="1478104482554" calcext:value-type="float">
            <text:p>1478104482554</text:p>
          </table:table-cell>
          <table:table-cell office:value-type="string" calcext:value-type="string">
            <text:p>?</text:p>
          </table:table-cell>
          <table:table-cell office:value-type="float" office:value="1478104482554" calcext:value-type="float">
            <text:p>1478104482554</text:p>
          </table:table-cell>
          <table:table-cell office:value-type="float" office:value="1478104482788" calcext:value-type="float">
            <text:p>1478104482788</text:p>
          </table:table-cell>
          <table:table-cell office:value-type="float" office:value="1478104482809" calcext:value-type="float">
            <text:p>1478104482809</text:p>
          </table:table-cell>
          <table:table-cell/>
          <table:table-cell table:formula="of:=[.G376]-[.F376]" office:value-type="float" office:value="0" calcext:value-type="float">
            <text:p>0</text:p>
          </table:table-cell>
          <table:table-cell table:formula="of:=[.H376]-[.G376]" office:value-type="float" office:value="0" calcext:value-type="float">
            <text:p>0</text:p>
          </table:table-cell>
          <table:table-cell table:formula="of:=[.I376]-[.H376]" office:value-type="float" office:value="0" calcext:value-type="float">
            <text:p>0</text:p>
          </table:table-cell>
          <table:table-cell table:number-columns-repeated="2"/>
          <table:table-cell table:formula="of:=[.L376]-[.K376]" office:value-type="float" office:value="234" calcext:value-type="float">
            <text:p>234</text:p>
          </table:table-cell>
          <table:table-cell table:formula="of:=[.M376]-[.L376]" office:value-type="float" office:value="21" calcext:value-type="float">
            <text:p>21</text:p>
          </table:table-cell>
          <table:table-cell table:formula="of:=[.M376]-[.F376]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49471" calcext:value-type="float">
            <text:p>494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83" calcext:value-type="float">
            <text:p>201583</text:p>
          </table:table-cell>
          <table:table-cell table:number-columns-repeated="4" office:value-type="float" office:value="1478104482565" calcext:value-type="float">
            <text:p>1478104482565</text:p>
          </table:table-cell>
          <table:table-cell office:value-type="string" calcext:value-type="string">
            <text:p>?</text:p>
          </table:table-cell>
          <table:table-cell office:value-type="float" office:value="1478104482565" calcext:value-type="float">
            <text:p>1478104482565</text:p>
          </table:table-cell>
          <table:table-cell office:value-type="float" office:value="1478104482791" calcext:value-type="float">
            <text:p>1478104482791</text:p>
          </table:table-cell>
          <table:table-cell office:value-type="float" office:value="1478104482867" calcext:value-type="float">
            <text:p>1478104482867</text:p>
          </table:table-cell>
          <table:table-cell/>
          <table:table-cell table:formula="of:=[.G377]-[.F377]" office:value-type="float" office:value="0" calcext:value-type="float">
            <text:p>0</text:p>
          </table:table-cell>
          <table:table-cell table:formula="of:=[.H377]-[.G377]" office:value-type="float" office:value="0" calcext:value-type="float">
            <text:p>0</text:p>
          </table:table-cell>
          <table:table-cell table:formula="of:=[.I377]-[.H377]" office:value-type="float" office:value="0" calcext:value-type="float">
            <text:p>0</text:p>
          </table:table-cell>
          <table:table-cell table:number-columns-repeated="2"/>
          <table:table-cell table:formula="of:=[.L377]-[.K377]" office:value-type="float" office:value="226" calcext:value-type="float">
            <text:p>226</text:p>
          </table:table-cell>
          <table:table-cell table:formula="of:=[.M377]-[.L377]" office:value-type="float" office:value="76" calcext:value-type="float">
            <text:p>76</text:p>
          </table:table-cell>
          <table:table-cell table:formula="of:=[.M377]-[.F377]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49473" calcext:value-type="float">
            <text:p>49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38" calcext:value-type="float">
            <text:p>200838</text:p>
          </table:table-cell>
          <table:table-cell office:value-type="float" office:value="1478104482781" calcext:value-type="float">
            <text:p>1478104482781</text:p>
          </table:table-cell>
          <table:table-cell table:number-columns-repeated="3" office:value-type="float" office:value="1478104482780" calcext:value-type="float">
            <text:p>1478104482780</text:p>
          </table:table-cell>
          <table:table-cell office:value-type="string" calcext:value-type="string">
            <text:p>?</text:p>
          </table:table-cell>
          <table:table-cell office:value-type="float" office:value="1478104482780" calcext:value-type="float">
            <text:p>1478104482780</text:p>
          </table:table-cell>
          <table:table-cell office:value-type="float" office:value="1478104482998" calcext:value-type="float">
            <text:p>1478104482998</text:p>
          </table:table-cell>
          <table:table-cell office:value-type="float" office:value="1478104483008" calcext:value-type="float">
            <text:p>1478104483008</text:p>
          </table:table-cell>
          <table:table-cell/>
          <table:table-cell table:formula="of:=[.G378]-[.F378]" office:value-type="float" office:value="-1" calcext:value-type="float">
            <text:p>-1</text:p>
          </table:table-cell>
          <table:table-cell table:formula="of:=[.H378]-[.G378]" office:value-type="float" office:value="0" calcext:value-type="float">
            <text:p>0</text:p>
          </table:table-cell>
          <table:table-cell table:formula="of:=[.I378]-[.H378]" office:value-type="float" office:value="0" calcext:value-type="float">
            <text:p>0</text:p>
          </table:table-cell>
          <table:table-cell table:number-columns-repeated="2"/>
          <table:table-cell table:formula="of:=[.L378]-[.K378]" office:value-type="float" office:value="218" calcext:value-type="float">
            <text:p>218</text:p>
          </table:table-cell>
          <table:table-cell table:formula="of:=[.M378]-[.L378]" office:value-type="float" office:value="10" calcext:value-type="float">
            <text:p>10</text:p>
          </table:table-cell>
          <table:table-cell table:formula="of:=[.M378]-[.F378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49474" calcext:value-type="float">
            <text:p>49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85" calcext:value-type="float">
            <text:p>201285</text:p>
          </table:table-cell>
          <table:table-cell table:number-columns-repeated="4" office:value-type="float" office:value="1478104482863" calcext:value-type="float">
            <text:p>1478104482863</text:p>
          </table:table-cell>
          <table:table-cell office:value-type="string" calcext:value-type="string">
            <text:p>?</text:p>
          </table:table-cell>
          <table:table-cell office:value-type="float" office:value="1478104482863" calcext:value-type="float">
            <text:p>1478104482863</text:p>
          </table:table-cell>
          <table:table-cell office:value-type="float" office:value="1478104483067" calcext:value-type="float">
            <text:p>1478104483067</text:p>
          </table:table-cell>
          <table:table-cell office:value-type="float" office:value="1478104483078" calcext:value-type="float">
            <text:p>1478104483078</text:p>
          </table:table-cell>
          <table:table-cell/>
          <table:table-cell table:formula="of:=[.G379]-[.F379]" office:value-type="float" office:value="0" calcext:value-type="float">
            <text:p>0</text:p>
          </table:table-cell>
          <table:table-cell table:formula="of:=[.H379]-[.G379]" office:value-type="float" office:value="0" calcext:value-type="float">
            <text:p>0</text:p>
          </table:table-cell>
          <table:table-cell table:formula="of:=[.I379]-[.H379]" office:value-type="float" office:value="0" calcext:value-type="float">
            <text:p>0</text:p>
          </table:table-cell>
          <table:table-cell table:number-columns-repeated="2"/>
          <table:table-cell table:formula="of:=[.L379]-[.K379]" office:value-type="float" office:value="204" calcext:value-type="float">
            <text:p>204</text:p>
          </table:table-cell>
          <table:table-cell table:formula="of:=[.M379]-[.L379]" office:value-type="float" office:value="11" calcext:value-type="float">
            <text:p>11</text:p>
          </table:table-cell>
          <table:table-cell table:formula="of:=[.M379]-[.F379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9468" calcext:value-type="float">
            <text:p>494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681" calcext:value-type="float">
            <text:p>101681</text:p>
          </table:table-cell>
          <table:table-cell office:value-type="float" office:value="1478104482901" calcext:value-type="float">
            <text:p>1478104482901</text:p>
          </table:table-cell>
          <table:table-cell table:number-columns-repeated="2" office:value-type="float" office:value="1478104482900" calcext:value-type="float">
            <text:p>1478104482900</text:p>
          </table:table-cell>
          <table:table-cell office:value-type="float" office:value="1478104482901" calcext:value-type="float">
            <text:p>1478104482901</text:p>
          </table:table-cell>
          <table:table-cell office:value-type="string" calcext:value-type="string">
            <text:p>?</text:p>
          </table:table-cell>
          <table:table-cell office:value-type="float" office:value="1478104482901" calcext:value-type="float">
            <text:p>1478104482901</text:p>
          </table:table-cell>
          <table:table-cell office:value-type="float" office:value="1478104483122" calcext:value-type="float">
            <text:p>1478104483122</text:p>
          </table:table-cell>
          <table:table-cell office:value-type="float" office:value="1478104483133" calcext:value-type="float">
            <text:p>1478104483133</text:p>
          </table:table-cell>
          <table:table-cell/>
          <table:table-cell table:formula="of:=[.G380]-[.F380]" office:value-type="float" office:value="-1" calcext:value-type="float">
            <text:p>-1</text:p>
          </table:table-cell>
          <table:table-cell table:formula="of:=[.H380]-[.G380]" office:value-type="float" office:value="0" calcext:value-type="float">
            <text:p>0</text:p>
          </table:table-cell>
          <table:table-cell table:formula="of:=[.I380]-[.H380]" office:value-type="float" office:value="1" calcext:value-type="float">
            <text:p>1</text:p>
          </table:table-cell>
          <table:table-cell table:number-columns-repeated="2"/>
          <table:table-cell table:formula="of:=[.L380]-[.K380]" office:value-type="float" office:value="221" calcext:value-type="float">
            <text:p>221</text:p>
          </table:table-cell>
          <table:table-cell table:formula="of:=[.M380]-[.L380]" office:value-type="float" office:value="11" calcext:value-type="float">
            <text:p>11</text:p>
          </table:table-cell>
          <table:table-cell table:formula="of:=[.M380]-[.F380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49467" calcext:value-type="float">
            <text:p>494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10" calcext:value-type="float">
            <text:p>300510</text:p>
          </table:table-cell>
          <table:table-cell office:value-type="float" office:value="1478104483040" calcext:value-type="float">
            <text:p>1478104483040</text:p>
          </table:table-cell>
          <table:table-cell office:value-type="float" office:value="1478104483039" calcext:value-type="float">
            <text:p>1478104483039</text:p>
          </table:table-cell>
          <table:table-cell table:number-columns-repeated="2" office:value-type="float" office:value="1478104483040" calcext:value-type="float">
            <text:p>1478104483040</text:p>
          </table:table-cell>
          <table:table-cell office:value-type="string" calcext:value-type="string">
            <text:p>?</text:p>
          </table:table-cell>
          <table:table-cell office:value-type="float" office:value="1478104483040" calcext:value-type="float">
            <text:p>1478104483040</text:p>
          </table:table-cell>
          <table:table-cell office:value-type="float" office:value="1478104483266" calcext:value-type="float">
            <text:p>1478104483266</text:p>
          </table:table-cell>
          <table:table-cell office:value-type="float" office:value="1478104483298" calcext:value-type="float">
            <text:p>1478104483298</text:p>
          </table:table-cell>
          <table:table-cell/>
          <table:table-cell table:formula="of:=[.G381]-[.F381]" office:value-type="float" office:value="-1" calcext:value-type="float">
            <text:p>-1</text:p>
          </table:table-cell>
          <table:table-cell table:formula="of:=[.H381]-[.G381]" office:value-type="float" office:value="1" calcext:value-type="float">
            <text:p>1</text:p>
          </table:table-cell>
          <table:table-cell table:formula="of:=[.I381]-[.H381]" office:value-type="float" office:value="0" calcext:value-type="float">
            <text:p>0</text:p>
          </table:table-cell>
          <table:table-cell table:number-columns-repeated="2"/>
          <table:table-cell table:formula="of:=[.L381]-[.K381]" office:value-type="float" office:value="226" calcext:value-type="float">
            <text:p>226</text:p>
          </table:table-cell>
          <table:table-cell table:formula="of:=[.M381]-[.L381]" office:value-type="float" office:value="32" calcext:value-type="float">
            <text:p>32</text:p>
          </table:table-cell>
          <table:table-cell table:formula="of:=[.M381]-[.F381]"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49477" calcext:value-type="float">
            <text:p>494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66" calcext:value-type="float">
            <text:p>301166</text:p>
          </table:table-cell>
          <table:table-cell office:value-type="float" office:value="1478104483146" calcext:value-type="float">
            <text:p>1478104483146</text:p>
          </table:table-cell>
          <table:table-cell table:number-columns-repeated="2" office:value-type="float" office:value="1478104483145" calcext:value-type="float">
            <text:p>1478104483145</text:p>
          </table:table-cell>
          <table:table-cell office:value-type="float" office:value="1478104483146" calcext:value-type="float">
            <text:p>1478104483146</text:p>
          </table:table-cell>
          <table:table-cell office:value-type="string" calcext:value-type="string">
            <text:p>?</text:p>
          </table:table-cell>
          <table:table-cell office:value-type="float" office:value="1478104483146" calcext:value-type="float">
            <text:p>1478104483146</text:p>
          </table:table-cell>
          <table:table-cell office:value-type="float" office:value="1478104483359" calcext:value-type="float">
            <text:p>1478104483359</text:p>
          </table:table-cell>
          <table:table-cell office:value-type="float" office:value="1478104483409" calcext:value-type="float">
            <text:p>1478104483409</text:p>
          </table:table-cell>
          <table:table-cell/>
          <table:table-cell table:formula="of:=[.G382]-[.F382]" office:value-type="float" office:value="-1" calcext:value-type="float">
            <text:p>-1</text:p>
          </table:table-cell>
          <table:table-cell table:formula="of:=[.H382]-[.G382]" office:value-type="float" office:value="0" calcext:value-type="float">
            <text:p>0</text:p>
          </table:table-cell>
          <table:table-cell table:formula="of:=[.I382]-[.H382]" office:value-type="float" office:value="1" calcext:value-type="float">
            <text:p>1</text:p>
          </table:table-cell>
          <table:table-cell table:number-columns-repeated="2"/>
          <table:table-cell table:formula="of:=[.L382]-[.K382]" office:value-type="float" office:value="213" calcext:value-type="float">
            <text:p>213</text:p>
          </table:table-cell>
          <table:table-cell table:formula="of:=[.M382]-[.L382]" office:value-type="float" office:value="50" calcext:value-type="float">
            <text:p>50</text:p>
          </table:table-cell>
          <table:table-cell table:formula="of:=[.M382]-[.F382]"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49476" calcext:value-type="float">
            <text:p>494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70" calcext:value-type="float">
            <text:p>100170</text:p>
          </table:table-cell>
          <table:table-cell office:value-type="float" office:value="1478104483171" calcext:value-type="float">
            <text:p>1478104483171</text:p>
          </table:table-cell>
          <table:table-cell table:number-columns-repeated="3" office:value-type="float" office:value="1478104483170" calcext:value-type="float">
            <text:p>1478104483170</text:p>
          </table:table-cell>
          <table:table-cell office:value-type="string" calcext:value-type="string">
            <text:p>?</text:p>
          </table:table-cell>
          <table:table-cell office:value-type="float" office:value="1478104483170" calcext:value-type="float">
            <text:p>1478104483170</text:p>
          </table:table-cell>
          <table:table-cell office:value-type="float" office:value="1478104483409" calcext:value-type="float">
            <text:p>1478104483409</text:p>
          </table:table-cell>
          <table:table-cell office:value-type="float" office:value="1478104483431" calcext:value-type="float">
            <text:p>1478104483431</text:p>
          </table:table-cell>
          <table:table-cell/>
          <table:table-cell table:formula="of:=[.G383]-[.F383]" office:value-type="float" office:value="-1" calcext:value-type="float">
            <text:p>-1</text:p>
          </table:table-cell>
          <table:table-cell table:formula="of:=[.H383]-[.G383]" office:value-type="float" office:value="0" calcext:value-type="float">
            <text:p>0</text:p>
          </table:table-cell>
          <table:table-cell table:formula="of:=[.I383]-[.H383]" office:value-type="float" office:value="0" calcext:value-type="float">
            <text:p>0</text:p>
          </table:table-cell>
          <table:table-cell table:number-columns-repeated="2"/>
          <table:table-cell table:formula="of:=[.L383]-[.K383]" office:value-type="float" office:value="239" calcext:value-type="float">
            <text:p>239</text:p>
          </table:table-cell>
          <table:table-cell table:formula="of:=[.M383]-[.L383]" office:value-type="float" office:value="22" calcext:value-type="float">
            <text:p>22</text:p>
          </table:table-cell>
          <table:table-cell table:formula="of:=[.M383]-[.F383]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49475" calcext:value-type="float">
            <text:p>49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039" calcext:value-type="float">
            <text:p>201039</text:p>
          </table:table-cell>
          <table:table-cell table:number-columns-repeated="4" office:value-type="float" office:value="1478104483187" calcext:value-type="float">
            <text:p>1478104483187</text:p>
          </table:table-cell>
          <table:table-cell office:value-type="string" calcext:value-type="string">
            <text:p>?</text:p>
          </table:table-cell>
          <table:table-cell office:value-type="float" office:value="1478104483187" calcext:value-type="float">
            <text:p>1478104483187</text:p>
          </table:table-cell>
          <table:table-cell office:value-type="float" office:value="1478104483426" calcext:value-type="float">
            <text:p>1478104483426</text:p>
          </table:table-cell>
          <table:table-cell office:value-type="float" office:value="1478104483440" calcext:value-type="float">
            <text:p>1478104483440</text:p>
          </table:table-cell>
          <table:table-cell/>
          <table:table-cell table:formula="of:=[.G384]-[.F384]" office:value-type="float" office:value="0" calcext:value-type="float">
            <text:p>0</text:p>
          </table:table-cell>
          <table:table-cell table:formula="of:=[.H384]-[.G384]" office:value-type="float" office:value="0" calcext:value-type="float">
            <text:p>0</text:p>
          </table:table-cell>
          <table:table-cell table:formula="of:=[.I384]-[.H384]" office:value-type="float" office:value="0" calcext:value-type="float">
            <text:p>0</text:p>
          </table:table-cell>
          <table:table-cell table:number-columns-repeated="2"/>
          <table:table-cell table:formula="of:=[.L384]-[.K384]" office:value-type="float" office:value="239" calcext:value-type="float">
            <text:p>239</text:p>
          </table:table-cell>
          <table:table-cell table:formula="of:=[.M384]-[.L384]" office:value-type="float" office:value="14" calcext:value-type="float">
            <text:p>14</text:p>
          </table:table-cell>
          <table:table-cell table:formula="of:=[.M384]-[.F384]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49478" calcext:value-type="float">
            <text:p>49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907" calcext:value-type="float">
            <text:p>300907</text:p>
          </table:table-cell>
          <table:table-cell table:number-columns-repeated="4" office:value-type="float" office:value="1478104483170" calcext:value-type="float">
            <text:p>1478104483170</text:p>
          </table:table-cell>
          <table:table-cell office:value-type="string" calcext:value-type="string">
            <text:p>?</text:p>
          </table:table-cell>
          <table:table-cell office:value-type="float" office:value="1478104483170" calcext:value-type="float">
            <text:p>1478104483170</text:p>
          </table:table-cell>
          <table:table-cell office:value-type="float" office:value="1478104483427" calcext:value-type="float">
            <text:p>1478104483427</text:p>
          </table:table-cell>
          <table:table-cell office:value-type="float" office:value="1478104483477" calcext:value-type="float">
            <text:p>1478104483477</text:p>
          </table:table-cell>
          <table:table-cell/>
          <table:table-cell table:formula="of:=[.G385]-[.F385]" office:value-type="float" office:value="0" calcext:value-type="float">
            <text:p>0</text:p>
          </table:table-cell>
          <table:table-cell table:formula="of:=[.H385]-[.G385]" office:value-type="float" office:value="0" calcext:value-type="float">
            <text:p>0</text:p>
          </table:table-cell>
          <table:table-cell table:formula="of:=[.I385]-[.H385]" office:value-type="float" office:value="0" calcext:value-type="float">
            <text:p>0</text:p>
          </table:table-cell>
          <table:table-cell table:number-columns-repeated="2"/>
          <table:table-cell table:formula="of:=[.L385]-[.K385]" office:value-type="float" office:value="257" calcext:value-type="float">
            <text:p>257</text:p>
          </table:table-cell>
          <table:table-cell table:formula="of:=[.M385]-[.L385]" office:value-type="float" office:value="50" calcext:value-type="float">
            <text:p>50</text:p>
          </table:table-cell>
          <table:table-cell table:formula="of:=[.M385]-[.F385]"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49480" calcext:value-type="float">
            <text:p>49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02" calcext:value-type="float">
            <text:p>100502</text:p>
          </table:table-cell>
          <table:table-cell office:value-type="float" office:value="1478104483260" calcext:value-type="float">
            <text:p>1478104483260</text:p>
          </table:table-cell>
          <table:table-cell office:value-type="float" office:value="1478104483259" calcext:value-type="float">
            <text:p>1478104483259</text:p>
          </table:table-cell>
          <table:table-cell table:number-columns-repeated="2" office:value-type="float" office:value="1478104483260" calcext:value-type="float">
            <text:p>1478104483260</text:p>
          </table:table-cell>
          <table:table-cell office:value-type="string" calcext:value-type="string">
            <text:p>?</text:p>
          </table:table-cell>
          <table:table-cell office:value-type="float" office:value="1478104483260" calcext:value-type="float">
            <text:p>1478104483260</text:p>
          </table:table-cell>
          <table:table-cell office:value-type="float" office:value="1478104483478" calcext:value-type="float">
            <text:p>1478104483478</text:p>
          </table:table-cell>
          <table:table-cell office:value-type="float" office:value="1478104483495" calcext:value-type="float">
            <text:p>1478104483495</text:p>
          </table:table-cell>
          <table:table-cell/>
          <table:table-cell table:formula="of:=[.G386]-[.F386]" office:value-type="float" office:value="-1" calcext:value-type="float">
            <text:p>-1</text:p>
          </table:table-cell>
          <table:table-cell table:formula="of:=[.H386]-[.G386]" office:value-type="float" office:value="1" calcext:value-type="float">
            <text:p>1</text:p>
          </table:table-cell>
          <table:table-cell table:formula="of:=[.I386]-[.H386]" office:value-type="float" office:value="0" calcext:value-type="float">
            <text:p>0</text:p>
          </table:table-cell>
          <table:table-cell table:number-columns-repeated="2"/>
          <table:table-cell table:formula="of:=[.L386]-[.K386]" office:value-type="float" office:value="218" calcext:value-type="float">
            <text:p>218</text:p>
          </table:table-cell>
          <table:table-cell table:formula="of:=[.M386]-[.L386]" office:value-type="float" office:value="17" calcext:value-type="float">
            <text:p>17</text:p>
          </table:table-cell>
          <table:table-cell table:formula="of:=[.M386]-[.F386]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49481" calcext:value-type="float">
            <text:p>494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319" calcext:value-type="float">
            <text:p>202319</text:p>
          </table:table-cell>
          <table:table-cell office:value-type="float" office:value="1478104483404" calcext:value-type="float">
            <text:p>1478104483404</text:p>
          </table:table-cell>
          <table:table-cell table:number-columns-repeated="3" office:value-type="float" office:value="1478104483403" calcext:value-type="float">
            <text:p>1478104483403</text:p>
          </table:table-cell>
          <table:table-cell office:value-type="string" calcext:value-type="string">
            <text:p>?</text:p>
          </table:table-cell>
          <table:table-cell office:value-type="float" office:value="1478104483403" calcext:value-type="float">
            <text:p>1478104483403</text:p>
          </table:table-cell>
          <table:table-cell office:value-type="float" office:value="1478104483604" calcext:value-type="float">
            <text:p>1478104483604</text:p>
          </table:table-cell>
          <table:table-cell office:value-type="float" office:value="1478104483612" calcext:value-type="float">
            <text:p>1478104483612</text:p>
          </table:table-cell>
          <table:table-cell/>
          <table:table-cell table:formula="of:=[.G387]-[.F387]" office:value-type="float" office:value="-1" calcext:value-type="float">
            <text:p>-1</text:p>
          </table:table-cell>
          <table:table-cell table:formula="of:=[.H387]-[.G387]" office:value-type="float" office:value="0" calcext:value-type="float">
            <text:p>0</text:p>
          </table:table-cell>
          <table:table-cell table:formula="of:=[.I387]-[.H387]" office:value-type="float" office:value="0" calcext:value-type="float">
            <text:p>0</text:p>
          </table:table-cell>
          <table:table-cell table:number-columns-repeated="2"/>
          <table:table-cell table:formula="of:=[.L387]-[.K387]" office:value-type="float" office:value="201" calcext:value-type="float">
            <text:p>201</text:p>
          </table:table-cell>
          <table:table-cell table:formula="of:=[.M387]-[.L387]" office:value-type="float" office:value="8" calcext:value-type="float">
            <text:p>8</text:p>
          </table:table-cell>
          <table:table-cell table:formula="of:=[.M387]-[.F387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479" calcext:value-type="float">
            <text:p>49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266" calcext:value-type="float">
            <text:p>301266</text:p>
          </table:table-cell>
          <table:table-cell table:number-columns-repeated="4" office:value-type="float" office:value="1478104483473" calcext:value-type="float">
            <text:p>1478104483473</text:p>
          </table:table-cell>
          <table:table-cell office:value-type="string" calcext:value-type="string">
            <text:p>?</text:p>
          </table:table-cell>
          <table:table-cell office:value-type="float" office:value="1478104483476" calcext:value-type="float">
            <text:p>1478104483476</text:p>
          </table:table-cell>
          <table:table-cell office:value-type="float" office:value="1478104483667" calcext:value-type="float">
            <text:p>1478104483667</text:p>
          </table:table-cell>
          <table:table-cell office:value-type="float" office:value="1478104483676" calcext:value-type="float">
            <text:p>1478104483676</text:p>
          </table:table-cell>
          <table:table-cell/>
          <table:table-cell table:formula="of:=[.G388]-[.F388]" office:value-type="float" office:value="0" calcext:value-type="float">
            <text:p>0</text:p>
          </table:table-cell>
          <table:table-cell table:formula="of:=[.H388]-[.G388]" office:value-type="float" office:value="0" calcext:value-type="float">
            <text:p>0</text:p>
          </table:table-cell>
          <table:table-cell table:formula="of:=[.I388]-[.H388]" office:value-type="float" office:value="0" calcext:value-type="float">
            <text:p>0</text:p>
          </table:table-cell>
          <table:table-cell table:number-columns-repeated="2"/>
          <table:table-cell table:formula="of:=[.L388]-[.K388]" office:value-type="float" office:value="191" calcext:value-type="float">
            <text:p>191</text:p>
          </table:table-cell>
          <table:table-cell table:formula="of:=[.M388]-[.L388]" office:value-type="float" office:value="9" calcext:value-type="float">
            <text:p>9</text:p>
          </table:table-cell>
          <table:table-cell table:formula="of:=[.M388]-[.F388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9483" calcext:value-type="float">
            <text:p>494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548" calcext:value-type="float">
            <text:p>200548</text:p>
          </table:table-cell>
          <table:table-cell table:number-columns-repeated="4" office:value-type="float" office:value="1478104483493" calcext:value-type="float">
            <text:p>1478104483493</text:p>
          </table:table-cell>
          <table:table-cell office:value-type="string" calcext:value-type="string">
            <text:p>?</text:p>
          </table:table-cell>
          <table:table-cell office:value-type="float" office:value="1478104483493" calcext:value-type="float">
            <text:p>1478104483493</text:p>
          </table:table-cell>
          <table:table-cell office:value-type="float" office:value="1478104483692" calcext:value-type="float">
            <text:p>1478104483692</text:p>
          </table:table-cell>
          <table:table-cell office:value-type="float" office:value="1478104483704" calcext:value-type="float">
            <text:p>1478104483704</text:p>
          </table:table-cell>
          <table:table-cell/>
          <table:table-cell table:formula="of:=[.G389]-[.F389]" office:value-type="float" office:value="0" calcext:value-type="float">
            <text:p>0</text:p>
          </table:table-cell>
          <table:table-cell table:formula="of:=[.H389]-[.G389]" office:value-type="float" office:value="0" calcext:value-type="float">
            <text:p>0</text:p>
          </table:table-cell>
          <table:table-cell table:formula="of:=[.I389]-[.H389]" office:value-type="float" office:value="0" calcext:value-type="float">
            <text:p>0</text:p>
          </table:table-cell>
          <table:table-cell table:number-columns-repeated="2"/>
          <table:table-cell table:formula="of:=[.L389]-[.K389]" office:value-type="float" office:value="199" calcext:value-type="float">
            <text:p>199</text:p>
          </table:table-cell>
          <table:table-cell table:formula="of:=[.M389]-[.L389]" office:value-type="float" office:value="12" calcext:value-type="float">
            <text:p>12</text:p>
          </table:table-cell>
          <table:table-cell table:formula="of:=[.M389]-[.F389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485" calcext:value-type="float">
            <text:p>49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91" calcext:value-type="float">
            <text:p>201791</text:p>
          </table:table-cell>
          <table:table-cell table:number-columns-repeated="4" office:value-type="float" office:value="1478104483654" calcext:value-type="float">
            <text:p>1478104483654</text:p>
          </table:table-cell>
          <table:table-cell office:value-type="string" calcext:value-type="string">
            <text:p>?</text:p>
          </table:table-cell>
          <table:table-cell office:value-type="float" office:value="1478104483654" calcext:value-type="float">
            <text:p>1478104483654</text:p>
          </table:table-cell>
          <table:table-cell office:value-type="float" office:value="1478104483848" calcext:value-type="float">
            <text:p>1478104483848</text:p>
          </table:table-cell>
          <table:table-cell office:value-type="float" office:value="1478104483856" calcext:value-type="float">
            <text:p>1478104483856</text:p>
          </table:table-cell>
          <table:table-cell/>
          <table:table-cell table:formula="of:=[.G390]-[.F390]" office:value-type="float" office:value="0" calcext:value-type="float">
            <text:p>0</text:p>
          </table:table-cell>
          <table:table-cell table:formula="of:=[.H390]-[.G390]" office:value-type="float" office:value="0" calcext:value-type="float">
            <text:p>0</text:p>
          </table:table-cell>
          <table:table-cell table:formula="of:=[.I390]-[.H390]" office:value-type="float" office:value="0" calcext:value-type="float">
            <text:p>0</text:p>
          </table:table-cell>
          <table:table-cell table:number-columns-repeated="2"/>
          <table:table-cell table:formula="of:=[.L390]-[.K390]" office:value-type="float" office:value="194" calcext:value-type="float">
            <text:p>194</text:p>
          </table:table-cell>
          <table:table-cell table:formula="of:=[.M390]-[.L390]" office:value-type="float" office:value="8" calcext:value-type="float">
            <text:p>8</text:p>
          </table:table-cell>
          <table:table-cell table:formula="of:=[.M390]-[.F390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482" calcext:value-type="float">
            <text:p>494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825" calcext:value-type="float">
            <text:p>101825</text:p>
          </table:table-cell>
          <table:table-cell office:value-type="float" office:value="1478104483767" calcext:value-type="float">
            <text:p>1478104483767</text:p>
          </table:table-cell>
          <table:table-cell table:number-columns-repeated="3" office:value-type="float" office:value="1478104483766" calcext:value-type="float">
            <text:p>1478104483766</text:p>
          </table:table-cell>
          <table:table-cell office:value-type="string" calcext:value-type="string">
            <text:p>?</text:p>
          </table:table-cell>
          <table:table-cell office:value-type="float" office:value="1478104483766" calcext:value-type="float">
            <text:p>1478104483766</text:p>
          </table:table-cell>
          <table:table-cell office:value-type="float" office:value="1478104483965" calcext:value-type="float">
            <text:p>1478104483965</text:p>
          </table:table-cell>
          <table:table-cell office:value-type="float" office:value="1478104483985" calcext:value-type="float">
            <text:p>1478104483985</text:p>
          </table:table-cell>
          <table:table-cell/>
          <table:table-cell table:formula="of:=[.G391]-[.F391]" office:value-type="float" office:value="-1" calcext:value-type="float">
            <text:p>-1</text:p>
          </table:table-cell>
          <table:table-cell table:formula="of:=[.H391]-[.G391]" office:value-type="float" office:value="0" calcext:value-type="float">
            <text:p>0</text:p>
          </table:table-cell>
          <table:table-cell table:formula="of:=[.I391]-[.H391]" office:value-type="float" office:value="0" calcext:value-type="float">
            <text:p>0</text:p>
          </table:table-cell>
          <table:table-cell table:number-columns-repeated="2"/>
          <table:table-cell table:formula="of:=[.L391]-[.K391]" office:value-type="float" office:value="199" calcext:value-type="float">
            <text:p>199</text:p>
          </table:table-cell>
          <table:table-cell table:formula="of:=[.M391]-[.L391]" office:value-type="float" office:value="20" calcext:value-type="float">
            <text:p>20</text:p>
          </table:table-cell>
          <table:table-cell table:formula="of:=[.M391]-[.F391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49484" calcext:value-type="float">
            <text:p>49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25" calcext:value-type="float">
            <text:p>301425</text:p>
          </table:table-cell>
          <table:table-cell office:value-type="float" office:value="1478104483782" calcext:value-type="float">
            <text:p>1478104483782</text:p>
          </table:table-cell>
          <table:table-cell table:number-columns-repeated="3" office:value-type="float" office:value="1478104483781" calcext:value-type="float">
            <text:p>1478104483781</text:p>
          </table:table-cell>
          <table:table-cell office:value-type="string" calcext:value-type="string">
            <text:p>?</text:p>
          </table:table-cell>
          <table:table-cell office:value-type="float" office:value="1478104483781" calcext:value-type="float">
            <text:p>1478104483781</text:p>
          </table:table-cell>
          <table:table-cell office:value-type="float" office:value="1478104483989" calcext:value-type="float">
            <text:p>1478104483989</text:p>
          </table:table-cell>
          <table:table-cell office:value-type="float" office:value="1478104483997" calcext:value-type="float">
            <text:p>1478104483997</text:p>
          </table:table-cell>
          <table:table-cell/>
          <table:table-cell table:formula="of:=[.G392]-[.F392]" office:value-type="float" office:value="-1" calcext:value-type="float">
            <text:p>-1</text:p>
          </table:table-cell>
          <table:table-cell table:formula="of:=[.H392]-[.G392]" office:value-type="float" office:value="0" calcext:value-type="float">
            <text:p>0</text:p>
          </table:table-cell>
          <table:table-cell table:formula="of:=[.I392]-[.H392]" office:value-type="float" office:value="0" calcext:value-type="float">
            <text:p>0</text:p>
          </table:table-cell>
          <table:table-cell table:number-columns-repeated="2"/>
          <table:table-cell table:formula="of:=[.L392]-[.K392]" office:value-type="float" office:value="208" calcext:value-type="float">
            <text:p>208</text:p>
          </table:table-cell>
          <table:table-cell table:formula="of:=[.M392]-[.L392]" office:value-type="float" office:value="8" calcext:value-type="float">
            <text:p>8</text:p>
          </table:table-cell>
          <table:table-cell table:formula="of:=[.M392]-[.F392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9487" calcext:value-type="float">
            <text:p>49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01" calcext:value-type="float">
            <text:p>100701</text:p>
          </table:table-cell>
          <table:table-cell office:value-type="float" office:value="1478104483877" calcext:value-type="float">
            <text:p>1478104483877</text:p>
          </table:table-cell>
          <table:table-cell table:number-columns-repeated="3" office:value-type="float" office:value="1478104483876" calcext:value-type="float">
            <text:p>1478104483876</text:p>
          </table:table-cell>
          <table:table-cell office:value-type="string" calcext:value-type="string">
            <text:p>?</text:p>
          </table:table-cell>
          <table:table-cell office:value-type="float" office:value="1478104483876" calcext:value-type="float">
            <text:p>1478104483876</text:p>
          </table:table-cell>
          <table:table-cell office:value-type="float" office:value="1478104484104" calcext:value-type="float">
            <text:p>1478104484104</text:p>
          </table:table-cell>
          <table:table-cell office:value-type="float" office:value="1478104484175" calcext:value-type="float">
            <text:p>1478104484175</text:p>
          </table:table-cell>
          <table:table-cell/>
          <table:table-cell table:formula="of:=[.G393]-[.F393]" office:value-type="float" office:value="-1" calcext:value-type="float">
            <text:p>-1</text:p>
          </table:table-cell>
          <table:table-cell table:formula="of:=[.H393]-[.G393]" office:value-type="float" office:value="0" calcext:value-type="float">
            <text:p>0</text:p>
          </table:table-cell>
          <table:table-cell table:formula="of:=[.I393]-[.H393]" office:value-type="float" office:value="0" calcext:value-type="float">
            <text:p>0</text:p>
          </table:table-cell>
          <table:table-cell table:number-columns-repeated="2"/>
          <table:table-cell table:formula="of:=[.L393]-[.K393]" office:value-type="float" office:value="228" calcext:value-type="float">
            <text:p>228</text:p>
          </table:table-cell>
          <table:table-cell table:formula="of:=[.M393]-[.L393]" office:value-type="float" office:value="71" calcext:value-type="float">
            <text:p>71</text:p>
          </table:table-cell>
          <table:table-cell table:formula="of:=[.M393]-[.F393]"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49490" calcext:value-type="float">
            <text:p>494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51" calcext:value-type="float">
            <text:p>301751</text:p>
          </table:table-cell>
          <table:table-cell office:value-type="float" office:value="1478104483898" calcext:value-type="float">
            <text:p>1478104483898</text:p>
          </table:table-cell>
          <table:table-cell table:number-columns-repeated="3" office:value-type="float" office:value="1478104483897" calcext:value-type="float">
            <text:p>1478104483897</text:p>
          </table:table-cell>
          <table:table-cell office:value-type="string" calcext:value-type="string">
            <text:p>?</text:p>
          </table:table-cell>
          <table:table-cell office:value-type="float" office:value="1478104483897" calcext:value-type="float">
            <text:p>1478104483897</text:p>
          </table:table-cell>
          <table:table-cell office:value-type="float" office:value="1478104484113" calcext:value-type="float">
            <text:p>1478104484113</text:p>
          </table:table-cell>
          <table:table-cell office:value-type="float" office:value="1478104484177" calcext:value-type="float">
            <text:p>1478104484177</text:p>
          </table:table-cell>
          <table:table-cell/>
          <table:table-cell table:formula="of:=[.G394]-[.F394]" office:value-type="float" office:value="-1" calcext:value-type="float">
            <text:p>-1</text:p>
          </table:table-cell>
          <table:table-cell table:formula="of:=[.H394]-[.G394]" office:value-type="float" office:value="0" calcext:value-type="float">
            <text:p>0</text:p>
          </table:table-cell>
          <table:table-cell table:formula="of:=[.I394]-[.H394]" office:value-type="float" office:value="0" calcext:value-type="float">
            <text:p>0</text:p>
          </table:table-cell>
          <table:table-cell table:number-columns-repeated="2"/>
          <table:table-cell table:formula="of:=[.L394]-[.K394]" office:value-type="float" office:value="216" calcext:value-type="float">
            <text:p>216</text:p>
          </table:table-cell>
          <table:table-cell table:formula="of:=[.M394]-[.L394]" office:value-type="float" office:value="64" calcext:value-type="float">
            <text:p>64</text:p>
          </table:table-cell>
          <table:table-cell table:formula="of:=[.M394]-[.F394]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49488" calcext:value-type="float">
            <text:p>494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823" calcext:value-type="float">
            <text:p>300823</text:p>
          </table:table-cell>
          <table:table-cell office:value-type="float" office:value="1478104483879" calcext:value-type="float">
            <text:p>1478104483879</text:p>
          </table:table-cell>
          <table:table-cell office:value-type="float" office:value="1478104483877" calcext:value-type="float">
            <text:p>1478104483877</text:p>
          </table:table-cell>
          <table:table-cell table:number-columns-repeated="2" office:value-type="float" office:value="1478104483878" calcext:value-type="float">
            <text:p>1478104483878</text:p>
          </table:table-cell>
          <table:table-cell office:value-type="string" calcext:value-type="string">
            <text:p>?</text:p>
          </table:table-cell>
          <table:table-cell office:value-type="float" office:value="1478104483878" calcext:value-type="float">
            <text:p>1478104483878</text:p>
          </table:table-cell>
          <table:table-cell office:value-type="float" office:value="1478104484110" calcext:value-type="float">
            <text:p>1478104484110</text:p>
          </table:table-cell>
          <table:table-cell office:value-type="float" office:value="1478104484199" calcext:value-type="float">
            <text:p>1478104484199</text:p>
          </table:table-cell>
          <table:table-cell/>
          <table:table-cell table:formula="of:=[.G395]-[.F395]" office:value-type="float" office:value="-2" calcext:value-type="float">
            <text:p>-2</text:p>
          </table:table-cell>
          <table:table-cell table:formula="of:=[.H395]-[.G395]" office:value-type="float" office:value="1" calcext:value-type="float">
            <text:p>1</text:p>
          </table:table-cell>
          <table:table-cell table:formula="of:=[.I395]-[.H395]" office:value-type="float" office:value="0" calcext:value-type="float">
            <text:p>0</text:p>
          </table:table-cell>
          <table:table-cell table:number-columns-repeated="2"/>
          <table:table-cell table:formula="of:=[.L395]-[.K395]" office:value-type="float" office:value="232" calcext:value-type="float">
            <text:p>232</text:p>
          </table:table-cell>
          <table:table-cell table:formula="of:=[.M395]-[.L395]" office:value-type="float" office:value="89" calcext:value-type="float">
            <text:p>89</text:p>
          </table:table-cell>
          <table:table-cell table:formula="of:=[.M395]-[.F395]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49492" calcext:value-type="float">
            <text:p>49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15" calcext:value-type="float">
            <text:p>301115</text:p>
          </table:table-cell>
          <table:table-cell office:value-type="float" office:value="1478104483974" calcext:value-type="float">
            <text:p>1478104483974</text:p>
          </table:table-cell>
          <table:table-cell table:number-columns-repeated="3" office:value-type="float" office:value="1478104483973" calcext:value-type="float">
            <text:p>1478104483973</text:p>
          </table:table-cell>
          <table:table-cell office:value-type="string" calcext:value-type="string">
            <text:p>?</text:p>
          </table:table-cell>
          <table:table-cell office:value-type="float" office:value="1478104483973" calcext:value-type="float">
            <text:p>1478104483973</text:p>
          </table:table-cell>
          <table:table-cell office:value-type="float" office:value="1478104484171" calcext:value-type="float">
            <text:p>1478104484171</text:p>
          </table:table-cell>
          <table:table-cell office:value-type="float" office:value="1478104484228" calcext:value-type="float">
            <text:p>1478104484228</text:p>
          </table:table-cell>
          <table:table-cell/>
          <table:table-cell table:formula="of:=[.G396]-[.F396]" office:value-type="float" office:value="-1" calcext:value-type="float">
            <text:p>-1</text:p>
          </table:table-cell>
          <table:table-cell table:formula="of:=[.H396]-[.G396]" office:value-type="float" office:value="0" calcext:value-type="float">
            <text:p>0</text:p>
          </table:table-cell>
          <table:table-cell table:formula="of:=[.I396]-[.H396]" office:value-type="float" office:value="0" calcext:value-type="float">
            <text:p>0</text:p>
          </table:table-cell>
          <table:table-cell table:number-columns-repeated="2"/>
          <table:table-cell table:formula="of:=[.L396]-[.K396]" office:value-type="float" office:value="198" calcext:value-type="float">
            <text:p>198</text:p>
          </table:table-cell>
          <table:table-cell table:formula="of:=[.M396]-[.L396]" office:value-type="float" office:value="57" calcext:value-type="float">
            <text:p>57</text:p>
          </table:table-cell>
          <table:table-cell table:formula="of:=[.M396]-[.F396]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49491" calcext:value-type="float">
            <text:p>494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14" calcext:value-type="float">
            <text:p>301914</text:p>
          </table:table-cell>
          <table:table-cell office:value-type="float" office:value="1478104483944" calcext:value-type="float">
            <text:p>1478104483944</text:p>
          </table:table-cell>
          <table:table-cell table:number-columns-repeated="3" office:value-type="float" office:value="1478104483943" calcext:value-type="float">
            <text:p>1478104483943</text:p>
          </table:table-cell>
          <table:table-cell office:value-type="string" calcext:value-type="string">
            <text:p>?</text:p>
          </table:table-cell>
          <table:table-cell office:value-type="float" office:value="1478104483943" calcext:value-type="float">
            <text:p>1478104483943</text:p>
          </table:table-cell>
          <table:table-cell office:value-type="float" office:value="1478104484305" calcext:value-type="float">
            <text:p>1478104484305</text:p>
          </table:table-cell>
          <table:table-cell office:value-type="float" office:value="1478104484341" calcext:value-type="float">
            <text:p>1478104484341</text:p>
          </table:table-cell>
          <table:table-cell/>
          <table:table-cell table:formula="of:=[.G397]-[.F397]" office:value-type="float" office:value="-1" calcext:value-type="float">
            <text:p>-1</text:p>
          </table:table-cell>
          <table:table-cell table:formula="of:=[.H397]-[.G397]" office:value-type="float" office:value="0" calcext:value-type="float">
            <text:p>0</text:p>
          </table:table-cell>
          <table:table-cell table:formula="of:=[.I397]-[.H397]" office:value-type="float" office:value="0" calcext:value-type="float">
            <text:p>0</text:p>
          </table:table-cell>
          <table:table-cell table:number-columns-repeated="2"/>
          <table:table-cell table:formula="of:=[.L397]-[.K397]" office:value-type="float" office:value="362" calcext:value-type="float">
            <text:p>362</text:p>
          </table:table-cell>
          <table:table-cell table:formula="of:=[.M397]-[.L397]" office:value-type="float" office:value="36" calcext:value-type="float">
            <text:p>36</text:p>
          </table:table-cell>
          <table:table-cell table:formula="of:=[.M397]-[.F397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49489" calcext:value-type="float">
            <text:p>494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354" calcext:value-type="float">
            <text:p>101354</text:p>
          </table:table-cell>
          <table:table-cell table:number-columns-repeated="4" office:value-type="float" office:value="1478104484167" calcext:value-type="float">
            <text:p>1478104484167</text:p>
          </table:table-cell>
          <table:table-cell office:value-type="string" calcext:value-type="string">
            <text:p>?</text:p>
          </table:table-cell>
          <table:table-cell office:value-type="float" office:value="1478104484167" calcext:value-type="float">
            <text:p>1478104484167</text:p>
          </table:table-cell>
          <table:table-cell office:value-type="float" office:value="1478104484374" calcext:value-type="float">
            <text:p>1478104484374</text:p>
          </table:table-cell>
          <table:table-cell office:value-type="float" office:value="1478104484457" calcext:value-type="float">
            <text:p>1478104484457</text:p>
          </table:table-cell>
          <table:table-cell/>
          <table:table-cell table:formula="of:=[.G398]-[.F398]" office:value-type="float" office:value="0" calcext:value-type="float">
            <text:p>0</text:p>
          </table:table-cell>
          <table:table-cell table:formula="of:=[.H398]-[.G398]" office:value-type="float" office:value="0" calcext:value-type="float">
            <text:p>0</text:p>
          </table:table-cell>
          <table:table-cell table:formula="of:=[.I398]-[.H398]" office:value-type="float" office:value="0" calcext:value-type="float">
            <text:p>0</text:p>
          </table:table-cell>
          <table:table-cell table:number-columns-repeated="2"/>
          <table:table-cell table:formula="of:=[.L398]-[.K398]" office:value-type="float" office:value="207" calcext:value-type="float">
            <text:p>207</text:p>
          </table:table-cell>
          <table:table-cell table:formula="of:=[.M398]-[.L398]" office:value-type="float" office:value="83" calcext:value-type="float">
            <text:p>83</text:p>
          </table:table-cell>
          <table:table-cell table:formula="of:=[.M398]-[.F398]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49493" calcext:value-type="float">
            <text:p>49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070" calcext:value-type="float">
            <text:p>301070</text:p>
          </table:table-cell>
          <table:table-cell table:number-columns-repeated="4" office:value-type="float" office:value="1478104484166" calcext:value-type="float">
            <text:p>1478104484166</text:p>
          </table:table-cell>
          <table:table-cell office:value-type="string" calcext:value-type="string">
            <text:p>?</text:p>
          </table:table-cell>
          <table:table-cell office:value-type="float" office:value="1478104484166" calcext:value-type="float">
            <text:p>1478104484166</text:p>
          </table:table-cell>
          <table:table-cell office:value-type="float" office:value="1478104484366" calcext:value-type="float">
            <text:p>1478104484366</text:p>
          </table:table-cell>
          <table:table-cell office:value-type="float" office:value="1478104484468" calcext:value-type="float">
            <text:p>1478104484468</text:p>
          </table:table-cell>
          <table:table-cell/>
          <table:table-cell table:formula="of:=[.G399]-[.F399]" office:value-type="float" office:value="0" calcext:value-type="float">
            <text:p>0</text:p>
          </table:table-cell>
          <table:table-cell table:formula="of:=[.H399]-[.G399]" office:value-type="float" office:value="0" calcext:value-type="float">
            <text:p>0</text:p>
          </table:table-cell>
          <table:table-cell table:formula="of:=[.I399]-[.H399]" office:value-type="float" office:value="0" calcext:value-type="float">
            <text:p>0</text:p>
          </table:table-cell>
          <table:table-cell table:number-columns-repeated="2"/>
          <table:table-cell table:formula="of:=[.L399]-[.K399]" office:value-type="float" office:value="200" calcext:value-type="float">
            <text:p>200</text:p>
          </table:table-cell>
          <table:table-cell table:formula="of:=[.M399]-[.L399]" office:value-type="float" office:value="102" calcext:value-type="float">
            <text:p>102</text:p>
          </table:table-cell>
          <table:table-cell table:formula="of:=[.M399]-[.F399]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49472" calcext:value-type="float">
            <text:p>49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060" calcext:value-type="float">
            <text:p>400060</text:p>
          </table:table-cell>
          <table:table-cell office:value-type="float" office:value="1478104484203" calcext:value-type="float">
            <text:p>1478104484203</text:p>
          </table:table-cell>
          <table:table-cell table:number-columns-repeated="3" office:value-type="float" office:value="1478104484202" calcext:value-type="float">
            <text:p>1478104484202</text:p>
          </table:table-cell>
          <table:table-cell office:value-type="string" calcext:value-type="string">
            <text:p>?</text:p>
          </table:table-cell>
          <table:table-cell office:value-type="float" office:value="1478104484202" calcext:value-type="float">
            <text:p>1478104484202</text:p>
          </table:table-cell>
          <table:table-cell office:value-type="float" office:value="1478104484400" calcext:value-type="float">
            <text:p>1478104484400</text:p>
          </table:table-cell>
          <table:table-cell office:value-type="float" office:value="1478104484493" calcext:value-type="float">
            <text:p>1478104484493</text:p>
          </table:table-cell>
          <table:table-cell/>
          <table:table-cell table:formula="of:=[.G400]-[.F400]" office:value-type="float" office:value="-1" calcext:value-type="float">
            <text:p>-1</text:p>
          </table:table-cell>
          <table:table-cell table:formula="of:=[.H400]-[.G400]" office:value-type="float" office:value="0" calcext:value-type="float">
            <text:p>0</text:p>
          </table:table-cell>
          <table:table-cell table:formula="of:=[.I400]-[.H400]" office:value-type="float" office:value="0" calcext:value-type="float">
            <text:p>0</text:p>
          </table:table-cell>
          <table:table-cell table:number-columns-repeated="2"/>
          <table:table-cell table:formula="of:=[.L400]-[.K400]" office:value-type="float" office:value="198" calcext:value-type="float">
            <text:p>198</text:p>
          </table:table-cell>
          <table:table-cell table:formula="of:=[.M400]-[.L400]" office:value-type="float" office:value="93" calcext:value-type="float">
            <text:p>93</text:p>
          </table:table-cell>
          <table:table-cell table:formula="of:=[.M400]-[.F400]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49486" calcext:value-type="float">
            <text:p>494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458" calcext:value-type="float">
            <text:p>200458</text:p>
          </table:table-cell>
          <table:table-cell office:value-type="float" office:value="1478104484268" calcext:value-type="float">
            <text:p>1478104484268</text:p>
          </table:table-cell>
          <table:table-cell table:number-columns-repeated="3" office:value-type="float" office:value="1478104484267" calcext:value-type="float">
            <text:p>1478104484267</text:p>
          </table:table-cell>
          <table:table-cell office:value-type="string" calcext:value-type="string">
            <text:p>?</text:p>
          </table:table-cell>
          <table:table-cell office:value-type="float" office:value="1478104484267" calcext:value-type="float">
            <text:p>1478104484267</text:p>
          </table:table-cell>
          <table:table-cell office:value-type="float" office:value="1478104484483" calcext:value-type="float">
            <text:p>1478104484483</text:p>
          </table:table-cell>
          <table:table-cell office:value-type="float" office:value="1478104484530" calcext:value-type="float">
            <text:p>1478104484530</text:p>
          </table:table-cell>
          <table:table-cell/>
          <table:table-cell table:formula="of:=[.G401]-[.F401]" office:value-type="float" office:value="-1" calcext:value-type="float">
            <text:p>-1</text:p>
          </table:table-cell>
          <table:table-cell table:formula="of:=[.H401]-[.G401]" office:value-type="float" office:value="0" calcext:value-type="float">
            <text:p>0</text:p>
          </table:table-cell>
          <table:table-cell table:formula="of:=[.I401]-[.H401]" office:value-type="float" office:value="0" calcext:value-type="float">
            <text:p>0</text:p>
          </table:table-cell>
          <table:table-cell table:number-columns-repeated="2"/>
          <table:table-cell table:formula="of:=[.L401]-[.K401]" office:value-type="float" office:value="216" calcext:value-type="float">
            <text:p>216</text:p>
          </table:table-cell>
          <table:table-cell table:formula="of:=[.M401]-[.L401]" office:value-type="float" office:value="47" calcext:value-type="float">
            <text:p>47</text:p>
          </table:table-cell>
          <table:table-cell table:formula="of:=[.M401]-[.F401]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49497" calcext:value-type="float">
            <text:p>49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93" calcext:value-type="float">
            <text:p>201193</text:p>
          </table:table-cell>
          <table:table-cell table:number-columns-repeated="4" office:value-type="float" office:value="1478104484359" calcext:value-type="float">
            <text:p>1478104484359</text:p>
          </table:table-cell>
          <table:table-cell office:value-type="string" calcext:value-type="string">
            <text:p>?</text:p>
          </table:table-cell>
          <table:table-cell office:value-type="float" office:value="1478104484359" calcext:value-type="float">
            <text:p>1478104484359</text:p>
          </table:table-cell>
          <table:table-cell office:value-type="float" office:value="1478104484578" calcext:value-type="float">
            <text:p>1478104484578</text:p>
          </table:table-cell>
          <table:table-cell office:value-type="float" office:value="1478104484604" calcext:value-type="float">
            <text:p>1478104484604</text:p>
          </table:table-cell>
          <table:table-cell/>
          <table:table-cell table:formula="of:=[.G402]-[.F402]" office:value-type="float" office:value="0" calcext:value-type="float">
            <text:p>0</text:p>
          </table:table-cell>
          <table:table-cell table:formula="of:=[.H402]-[.G402]" office:value-type="float" office:value="0" calcext:value-type="float">
            <text:p>0</text:p>
          </table:table-cell>
          <table:table-cell table:formula="of:=[.I402]-[.H402]" office:value-type="float" office:value="0" calcext:value-type="float">
            <text:p>0</text:p>
          </table:table-cell>
          <table:table-cell table:number-columns-repeated="2"/>
          <table:table-cell table:formula="of:=[.L402]-[.K402]" office:value-type="float" office:value="219" calcext:value-type="float">
            <text:p>219</text:p>
          </table:table-cell>
          <table:table-cell table:formula="of:=[.M402]-[.L402]" office:value-type="float" office:value="26" calcext:value-type="float">
            <text:p>26</text:p>
          </table:table-cell>
          <table:table-cell table:formula="of:=[.M402]-[.F402]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49494" calcext:value-type="float">
            <text:p>494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09" calcext:value-type="float">
            <text:p>301609</text:p>
          </table:table-cell>
          <table:table-cell office:value-type="float" office:value="1478104484367" calcext:value-type="float">
            <text:p>1478104484367</text:p>
          </table:table-cell>
          <table:table-cell table:number-columns-repeated="3" office:value-type="float" office:value="1478104484366" calcext:value-type="float">
            <text:p>1478104484366</text:p>
          </table:table-cell>
          <table:table-cell office:value-type="string" calcext:value-type="string">
            <text:p>?</text:p>
          </table:table-cell>
          <table:table-cell office:value-type="float" office:value="1478104484366" calcext:value-type="float">
            <text:p>1478104484366</text:p>
          </table:table-cell>
          <table:table-cell office:value-type="float" office:value="1478104484573" calcext:value-type="float">
            <text:p>1478104484573</text:p>
          </table:table-cell>
          <table:table-cell office:value-type="float" office:value="1478104484606" calcext:value-type="float">
            <text:p>1478104484606</text:p>
          </table:table-cell>
          <table:table-cell/>
          <table:table-cell table:formula="of:=[.G403]-[.F403]" office:value-type="float" office:value="-1" calcext:value-type="float">
            <text:p>-1</text:p>
          </table:table-cell>
          <table:table-cell table:formula="of:=[.H403]-[.G403]" office:value-type="float" office:value="0" calcext:value-type="float">
            <text:p>0</text:p>
          </table:table-cell>
          <table:table-cell table:formula="of:=[.I403]-[.H403]" office:value-type="float" office:value="0" calcext:value-type="float">
            <text:p>0</text:p>
          </table:table-cell>
          <table:table-cell table:number-columns-repeated="2"/>
          <table:table-cell table:formula="of:=[.L403]-[.K403]" office:value-type="float" office:value="207" calcext:value-type="float">
            <text:p>207</text:p>
          </table:table-cell>
          <table:table-cell table:formula="of:=[.M403]-[.L403]" office:value-type="float" office:value="33" calcext:value-type="float">
            <text:p>33</text:p>
          </table:table-cell>
          <table:table-cell table:formula="of:=[.M403]-[.F403]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49457" calcext:value-type="float">
            <text:p>494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961" calcext:value-type="float">
            <text:p>961</text:p>
          </table:table-cell>
          <table:table-cell office:value-type="float" office:value="1478104484477" calcext:value-type="float">
            <text:p>1478104484477</text:p>
          </table:table-cell>
          <table:table-cell table:number-columns-repeated="3" office:value-type="float" office:value="1478104484476" calcext:value-type="float">
            <text:p>1478104484476</text:p>
          </table:table-cell>
          <table:table-cell office:value-type="string" calcext:value-type="string">
            <text:p>?</text:p>
          </table:table-cell>
          <table:table-cell office:value-type="float" office:value="1478104484476" calcext:value-type="float">
            <text:p>1478104484476</text:p>
          </table:table-cell>
          <table:table-cell office:value-type="float" office:value="1478104484671" calcext:value-type="float">
            <text:p>1478104484671</text:p>
          </table:table-cell>
          <table:table-cell office:value-type="float" office:value="1478104484683" calcext:value-type="float">
            <text:p>1478104484683</text:p>
          </table:table-cell>
          <table:table-cell/>
          <table:table-cell table:formula="of:=[.G404]-[.F404]" office:value-type="float" office:value="-1" calcext:value-type="float">
            <text:p>-1</text:p>
          </table:table-cell>
          <table:table-cell table:formula="of:=[.H404]-[.G404]" office:value-type="float" office:value="0" calcext:value-type="float">
            <text:p>0</text:p>
          </table:table-cell>
          <table:table-cell table:formula="of:=[.I404]-[.H404]" office:value-type="float" office:value="0" calcext:value-type="float">
            <text:p>0</text:p>
          </table:table-cell>
          <table:table-cell table:number-columns-repeated="2"/>
          <table:table-cell table:formula="of:=[.L404]-[.K404]" office:value-type="float" office:value="195" calcext:value-type="float">
            <text:p>195</text:p>
          </table:table-cell>
          <table:table-cell table:formula="of:=[.M404]-[.L404]" office:value-type="float" office:value="12" calcext:value-type="float">
            <text:p>12</text:p>
          </table:table-cell>
          <table:table-cell table:formula="of:=[.M404]-[.F404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9496" calcext:value-type="float">
            <text:p>494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696" calcext:value-type="float">
            <text:p>400696</text:p>
          </table:table-cell>
          <table:table-cell table:number-columns-repeated="4" office:value-type="float" office:value="1478104484593" calcext:value-type="float">
            <text:p>1478104484593</text:p>
          </table:table-cell>
          <table:table-cell office:value-type="string" calcext:value-type="string">
            <text:p>?</text:p>
          </table:table-cell>
          <table:table-cell office:value-type="float" office:value="1478104484593" calcext:value-type="float">
            <text:p>1478104484593</text:p>
          </table:table-cell>
          <table:table-cell office:value-type="float" office:value="1478104484788" calcext:value-type="float">
            <text:p>1478104484788</text:p>
          </table:table-cell>
          <table:table-cell office:value-type="float" office:value="1478104484814" calcext:value-type="float">
            <text:p>1478104484814</text:p>
          </table:table-cell>
          <table:table-cell/>
          <table:table-cell table:formula="of:=[.G405]-[.F405]" office:value-type="float" office:value="0" calcext:value-type="float">
            <text:p>0</text:p>
          </table:table-cell>
          <table:table-cell table:formula="of:=[.H405]-[.G405]" office:value-type="float" office:value="0" calcext:value-type="float">
            <text:p>0</text:p>
          </table:table-cell>
          <table:table-cell table:formula="of:=[.I405]-[.H405]" office:value-type="float" office:value="0" calcext:value-type="float">
            <text:p>0</text:p>
          </table:table-cell>
          <table:table-cell table:number-columns-repeated="2"/>
          <table:table-cell table:formula="of:=[.L405]-[.K405]" office:value-type="float" office:value="195" calcext:value-type="float">
            <text:p>195</text:p>
          </table:table-cell>
          <table:table-cell table:formula="of:=[.M405]-[.L405]" office:value-type="float" office:value="26" calcext:value-type="float">
            <text:p>26</text:p>
          </table:table-cell>
          <table:table-cell table:formula="of:=[.M405]-[.F405]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49499" calcext:value-type="float">
            <text:p>494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74" calcext:value-type="float">
            <text:p>300274</text:p>
          </table:table-cell>
          <table:table-cell office:value-type="float" office:value="1478104484609" calcext:value-type="float">
            <text:p>1478104484609</text:p>
          </table:table-cell>
          <table:table-cell office:value-type="float" office:value="1478104484607" calcext:value-type="float">
            <text:p>1478104484607</text:p>
          </table:table-cell>
          <table:table-cell table:number-columns-repeated="2" office:value-type="float" office:value="1478104484608" calcext:value-type="float">
            <text:p>1478104484608</text:p>
          </table:table-cell>
          <table:table-cell office:value-type="string" calcext:value-type="string">
            <text:p>?</text:p>
          </table:table-cell>
          <table:table-cell office:value-type="float" office:value="1478104484608" calcext:value-type="float">
            <text:p>1478104484608</text:p>
          </table:table-cell>
          <table:table-cell office:value-type="float" office:value="1478104484812" calcext:value-type="float">
            <text:p>1478104484812</text:p>
          </table:table-cell>
          <table:table-cell office:value-type="float" office:value="1478104484823" calcext:value-type="float">
            <text:p>1478104484823</text:p>
          </table:table-cell>
          <table:table-cell/>
          <table:table-cell table:formula="of:=[.G406]-[.F406]" office:value-type="float" office:value="-2" calcext:value-type="float">
            <text:p>-2</text:p>
          </table:table-cell>
          <table:table-cell table:formula="of:=[.H406]-[.G406]" office:value-type="float" office:value="1" calcext:value-type="float">
            <text:p>1</text:p>
          </table:table-cell>
          <table:table-cell table:formula="of:=[.I406]-[.H406]" office:value-type="float" office:value="0" calcext:value-type="float">
            <text:p>0</text:p>
          </table:table-cell>
          <table:table-cell table:number-columns-repeated="2"/>
          <table:table-cell table:formula="of:=[.L406]-[.K406]" office:value-type="float" office:value="204" calcext:value-type="float">
            <text:p>204</text:p>
          </table:table-cell>
          <table:table-cell table:formula="of:=[.M406]-[.L406]" office:value-type="float" office:value="11" calcext:value-type="float">
            <text:p>11</text:p>
          </table:table-cell>
          <table:table-cell table:formula="of:=[.M406]-[.F406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49502" calcext:value-type="float">
            <text:p>49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68" calcext:value-type="float">
            <text:p>301968</text:p>
          </table:table-cell>
          <table:table-cell table:number-columns-repeated="4" office:value-type="float" office:value="1478104484679" calcext:value-type="float">
            <text:p>1478104484679</text:p>
          </table:table-cell>
          <table:table-cell office:value-type="string" calcext:value-type="string">
            <text:p>?</text:p>
          </table:table-cell>
          <table:table-cell office:value-type="float" office:value="1478104484679" calcext:value-type="float">
            <text:p>1478104484679</text:p>
          </table:table-cell>
          <table:table-cell office:value-type="float" office:value="1478104484901" calcext:value-type="float">
            <text:p>1478104484901</text:p>
          </table:table-cell>
          <table:table-cell office:value-type="float" office:value="1478104484919" calcext:value-type="float">
            <text:p>1478104484919</text:p>
          </table:table-cell>
          <table:table-cell/>
          <table:table-cell table:formula="of:=[.G407]-[.F407]" office:value-type="float" office:value="0" calcext:value-type="float">
            <text:p>0</text:p>
          </table:table-cell>
          <table:table-cell table:formula="of:=[.H407]-[.G407]" office:value-type="float" office:value="0" calcext:value-type="float">
            <text:p>0</text:p>
          </table:table-cell>
          <table:table-cell table:formula="of:=[.I407]-[.H407]" office:value-type="float" office:value="0" calcext:value-type="float">
            <text:p>0</text:p>
          </table:table-cell>
          <table:table-cell table:number-columns-repeated="2"/>
          <table:table-cell table:formula="of:=[.L407]-[.K407]" office:value-type="float" office:value="222" calcext:value-type="float">
            <text:p>222</text:p>
          </table:table-cell>
          <table:table-cell table:formula="of:=[.M407]-[.L407]" office:value-type="float" office:value="18" calcext:value-type="float">
            <text:p>18</text:p>
          </table:table-cell>
          <table:table-cell table:formula="of:=[.M407]-[.F407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9498" calcext:value-type="float">
            <text:p>494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74" calcext:value-type="float">
            <text:p>202174</text:p>
          </table:table-cell>
          <table:table-cell office:value-type="float" office:value="1478104484705" calcext:value-type="float">
            <text:p>1478104484705</text:p>
          </table:table-cell>
          <table:table-cell table:number-columns-repeated="2" office:value-type="float" office:value="1478104484704" calcext:value-type="float">
            <text:p>1478104484704</text:p>
          </table:table-cell>
          <table:table-cell office:value-type="float" office:value="1478104484705" calcext:value-type="float">
            <text:p>1478104484705</text:p>
          </table:table-cell>
          <table:table-cell office:value-type="string" calcext:value-type="string">
            <text:p>?</text:p>
          </table:table-cell>
          <table:table-cell office:value-type="float" office:value="1478104484705" calcext:value-type="float">
            <text:p>1478104484705</text:p>
          </table:table-cell>
          <table:table-cell office:value-type="float" office:value="1478104484906" calcext:value-type="float">
            <text:p>1478104484906</text:p>
          </table:table-cell>
          <table:table-cell office:value-type="float" office:value="1478104484920" calcext:value-type="float">
            <text:p>1478104484920</text:p>
          </table:table-cell>
          <table:table-cell/>
          <table:table-cell table:formula="of:=[.G408]-[.F408]" office:value-type="float" office:value="-1" calcext:value-type="float">
            <text:p>-1</text:p>
          </table:table-cell>
          <table:table-cell table:formula="of:=[.H408]-[.G408]" office:value-type="float" office:value="0" calcext:value-type="float">
            <text:p>0</text:p>
          </table:table-cell>
          <table:table-cell table:formula="of:=[.I408]-[.H408]" office:value-type="float" office:value="1" calcext:value-type="float">
            <text:p>1</text:p>
          </table:table-cell>
          <table:table-cell table:number-columns-repeated="2"/>
          <table:table-cell table:formula="of:=[.L408]-[.K408]" office:value-type="float" office:value="201" calcext:value-type="float">
            <text:p>201</text:p>
          </table:table-cell>
          <table:table-cell table:formula="of:=[.M408]-[.L408]" office:value-type="float" office:value="14" calcext:value-type="float">
            <text:p>14</text:p>
          </table:table-cell>
          <table:table-cell table:formula="of:=[.M408]-[.F408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9495" calcext:value-type="float">
            <text:p>494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45" calcext:value-type="float">
            <text:p>100345</text:p>
          </table:table-cell>
          <table:table-cell office:value-type="float" office:value="1478104484814" calcext:value-type="float">
            <text:p>1478104484814</text:p>
          </table:table-cell>
          <table:table-cell table:number-columns-repeated="3" office:value-type="float" office:value="1478104484813" calcext:value-type="float">
            <text:p>1478104484813</text:p>
          </table:table-cell>
          <table:table-cell office:value-type="string" calcext:value-type="string">
            <text:p>?</text:p>
          </table:table-cell>
          <table:table-cell office:value-type="float" office:value="1478104484813" calcext:value-type="float">
            <text:p>1478104484813</text:p>
          </table:table-cell>
          <table:table-cell office:value-type="float" office:value="1478104485009" calcext:value-type="float">
            <text:p>1478104485009</text:p>
          </table:table-cell>
          <table:table-cell office:value-type="float" office:value="1478104485017" calcext:value-type="float">
            <text:p>1478104485017</text:p>
          </table:table-cell>
          <table:table-cell/>
          <table:table-cell table:formula="of:=[.G409]-[.F409]" office:value-type="float" office:value="-1" calcext:value-type="float">
            <text:p>-1</text:p>
          </table:table-cell>
          <table:table-cell table:formula="of:=[.H409]-[.G409]" office:value-type="float" office:value="0" calcext:value-type="float">
            <text:p>0</text:p>
          </table:table-cell>
          <table:table-cell table:formula="of:=[.I409]-[.H409]" office:value-type="float" office:value="0" calcext:value-type="float">
            <text:p>0</text:p>
          </table:table-cell>
          <table:table-cell table:number-columns-repeated="2"/>
          <table:table-cell table:formula="of:=[.L409]-[.K409]" office:value-type="float" office:value="196" calcext:value-type="float">
            <text:p>196</text:p>
          </table:table-cell>
          <table:table-cell table:formula="of:=[.M409]-[.L409]" office:value-type="float" office:value="8" calcext:value-type="float">
            <text:p>8</text:p>
          </table:table-cell>
          <table:table-cell table:formula="of:=[.M409]-[.F409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9503" calcext:value-type="float">
            <text:p>495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42" calcext:value-type="float">
            <text:p>301642</text:p>
          </table:table-cell>
          <table:table-cell office:value-type="float" office:value="1478104484816" calcext:value-type="float">
            <text:p>1478104484816</text:p>
          </table:table-cell>
          <table:table-cell table:number-columns-repeated="3" office:value-type="float" office:value="1478104484815" calcext:value-type="float">
            <text:p>1478104484815</text:p>
          </table:table-cell>
          <table:table-cell office:value-type="string" calcext:value-type="string">
            <text:p>?</text:p>
          </table:table-cell>
          <table:table-cell office:value-type="float" office:value="1478104484815" calcext:value-type="float">
            <text:p>1478104484815</text:p>
          </table:table-cell>
          <table:table-cell office:value-type="float" office:value="1478104485020" calcext:value-type="float">
            <text:p>1478104485020</text:p>
          </table:table-cell>
          <table:table-cell office:value-type="float" office:value="1478104485029" calcext:value-type="float">
            <text:p>1478104485029</text:p>
          </table:table-cell>
          <table:table-cell/>
          <table:table-cell table:formula="of:=[.G410]-[.F410]" office:value-type="float" office:value="-1" calcext:value-type="float">
            <text:p>-1</text:p>
          </table:table-cell>
          <table:table-cell table:formula="of:=[.H410]-[.G410]" office:value-type="float" office:value="0" calcext:value-type="float">
            <text:p>0</text:p>
          </table:table-cell>
          <table:table-cell table:formula="of:=[.I410]-[.H410]" office:value-type="float" office:value="0" calcext:value-type="float">
            <text:p>0</text:p>
          </table:table-cell>
          <table:table-cell table:number-columns-repeated="2"/>
          <table:table-cell table:formula="of:=[.L410]-[.K410]" office:value-type="float" office:value="205" calcext:value-type="float">
            <text:p>205</text:p>
          </table:table-cell>
          <table:table-cell table:formula="of:=[.M410]-[.L410]" office:value-type="float" office:value="9" calcext:value-type="float">
            <text:p>9</text:p>
          </table:table-cell>
          <table:table-cell table:formula="of:=[.M410]-[.F410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506" calcext:value-type="float">
            <text:p>49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05" calcext:value-type="float">
            <text:p>301705</text:p>
          </table:table-cell>
          <table:table-cell office:value-type="float" office:value="1478104484916" calcext:value-type="float">
            <text:p>1478104484916</text:p>
          </table:table-cell>
          <table:table-cell table:number-columns-repeated="3" office:value-type="float" office:value="1478104484914" calcext:value-type="float">
            <text:p>1478104484914</text:p>
          </table:table-cell>
          <table:table-cell office:value-type="string" calcext:value-type="string">
            <text:p>?</text:p>
          </table:table-cell>
          <table:table-cell office:value-type="float" office:value="1478104484914" calcext:value-type="float">
            <text:p>1478104484914</text:p>
          </table:table-cell>
          <table:table-cell office:value-type="float" office:value="1478104485107" calcext:value-type="float">
            <text:p>1478104485107</text:p>
          </table:table-cell>
          <table:table-cell office:value-type="float" office:value="1478104485136" calcext:value-type="float">
            <text:p>1478104485136</text:p>
          </table:table-cell>
          <table:table-cell/>
          <table:table-cell table:formula="of:=[.G411]-[.F411]" office:value-type="float" office:value="-2" calcext:value-type="float">
            <text:p>-2</text:p>
          </table:table-cell>
          <table:table-cell table:formula="of:=[.H411]-[.G411]" office:value-type="float" office:value="0" calcext:value-type="float">
            <text:p>0</text:p>
          </table:table-cell>
          <table:table-cell table:formula="of:=[.I411]-[.H411]" office:value-type="float" office:value="0" calcext:value-type="float">
            <text:p>0</text:p>
          </table:table-cell>
          <table:table-cell table:number-columns-repeated="2"/>
          <table:table-cell table:formula="of:=[.L411]-[.K411]" office:value-type="float" office:value="193" calcext:value-type="float">
            <text:p>193</text:p>
          </table:table-cell>
          <table:table-cell table:formula="of:=[.M411]-[.L411]" office:value-type="float" office:value="29" calcext:value-type="float">
            <text:p>29</text:p>
          </table:table-cell>
          <table:table-cell table:formula="of:=[.M411]-[.F411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49500" calcext:value-type="float">
            <text:p>49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1478104484925" calcext:value-type="float">
            <text:p>1478104484925</text:p>
          </table:table-cell>
          <table:table-cell table:number-columns-repeated="2" office:value-type="float" office:value="1478104484926" calcext:value-type="float">
            <text:p>1478104484926</text:p>
          </table:table-cell>
          <table:table-cell office:value-type="string" calcext:value-type="string">
            <text:p>?</text:p>
          </table:table-cell>
          <table:table-cell office:value-type="float" office:value="1478104484926" calcext:value-type="float">
            <text:p>1478104484926</text:p>
          </table:table-cell>
          <table:table-cell office:value-type="float" office:value="1478104485120" calcext:value-type="float">
            <text:p>1478104485120</text:p>
          </table:table-cell>
          <table:table-cell office:value-type="float" office:value="1478104485138" calcext:value-type="float">
            <text:p>1478104485138</text:p>
          </table:table-cell>
          <table:table-cell/>
          <table:table-cell table:formula="of:=[.G412]-[.F412]" office:value-type="float" office:value="0" calcext:value-type="float">
            <text:p>0</text:p>
          </table:table-cell>
          <table:table-cell table:formula="of:=[.H412]-[.G412]" office:value-type="float" office:value="1" calcext:value-type="float">
            <text:p>1</text:p>
          </table:table-cell>
          <table:table-cell table:formula="of:=[.I412]-[.H412]" office:value-type="float" office:value="0" calcext:value-type="float">
            <text:p>0</text:p>
          </table:table-cell>
          <table:table-cell table:number-columns-repeated="2"/>
          <table:table-cell table:formula="of:=[.L412]-[.K412]" office:value-type="float" office:value="194" calcext:value-type="float">
            <text:p>194</text:p>
          </table:table-cell>
          <table:table-cell table:formula="of:=[.M412]-[.L412]" office:value-type="float" office:value="18" calcext:value-type="float">
            <text:p>18</text:p>
          </table:table-cell>
          <table:table-cell table:formula="of:=[.M412]-[.F412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507" calcext:value-type="float">
            <text:p>49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453" calcext:value-type="float">
            <text:p>302453</text:p>
          </table:table-cell>
          <table:table-cell office:value-type="float" office:value="1478104485056" calcext:value-type="float">
            <text:p>1478104485056</text:p>
          </table:table-cell>
          <table:table-cell table:number-columns-repeated="3" office:value-type="float" office:value="1478104485055" calcext:value-type="float">
            <text:p>1478104485055</text:p>
          </table:table-cell>
          <table:table-cell office:value-type="string" calcext:value-type="string">
            <text:p>?</text:p>
          </table:table-cell>
          <table:table-cell office:value-type="float" office:value="1478104485055" calcext:value-type="float">
            <text:p>1478104485055</text:p>
          </table:table-cell>
          <table:table-cell office:value-type="float" office:value="1478104485265" calcext:value-type="float">
            <text:p>1478104485265</text:p>
          </table:table-cell>
          <table:table-cell office:value-type="float" office:value="1478104485275" calcext:value-type="float">
            <text:p>1478104485275</text:p>
          </table:table-cell>
          <table:table-cell/>
          <table:table-cell table:formula="of:=[.G413]-[.F413]" office:value-type="float" office:value="-1" calcext:value-type="float">
            <text:p>-1</text:p>
          </table:table-cell>
          <table:table-cell table:formula="of:=[.H413]-[.G413]" office:value-type="float" office:value="0" calcext:value-type="float">
            <text:p>0</text:p>
          </table:table-cell>
          <table:table-cell table:formula="of:=[.I413]-[.H413]" office:value-type="float" office:value="0" calcext:value-type="float">
            <text:p>0</text:p>
          </table:table-cell>
          <table:table-cell table:number-columns-repeated="2"/>
          <table:table-cell table:formula="of:=[.L413]-[.K413]" office:value-type="float" office:value="210" calcext:value-type="float">
            <text:p>210</text:p>
          </table:table-cell>
          <table:table-cell table:formula="of:=[.M413]-[.L413]" office:value-type="float" office:value="10" calcext:value-type="float">
            <text:p>10</text:p>
          </table:table-cell>
          <table:table-cell table:formula="of:=[.M413]-[.F413]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49504" calcext:value-type="float">
            <text:p>495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94" calcext:value-type="float">
            <text:p>200894</text:p>
          </table:table-cell>
          <table:table-cell office:value-type="float" office:value="1478104485054" calcext:value-type="float">
            <text:p>1478104485054</text:p>
          </table:table-cell>
          <table:table-cell table:number-columns-repeated="3" office:value-type="float" office:value="1478104485053" calcext:value-type="float">
            <text:p>1478104485053</text:p>
          </table:table-cell>
          <table:table-cell office:value-type="string" calcext:value-type="string">
            <text:p>?</text:p>
          </table:table-cell>
          <table:table-cell office:value-type="float" office:value="1478104485053" calcext:value-type="float">
            <text:p>1478104485053</text:p>
          </table:table-cell>
          <table:table-cell office:value-type="float" office:value="1478104485266" calcext:value-type="float">
            <text:p>1478104485266</text:p>
          </table:table-cell>
          <table:table-cell office:value-type="float" office:value="1478104485348" calcext:value-type="float">
            <text:p>1478104485348</text:p>
          </table:table-cell>
          <table:table-cell/>
          <table:table-cell table:formula="of:=[.G414]-[.F414]" office:value-type="float" office:value="-1" calcext:value-type="float">
            <text:p>-1</text:p>
          </table:table-cell>
          <table:table-cell table:formula="of:=[.H414]-[.G414]" office:value-type="float" office:value="0" calcext:value-type="float">
            <text:p>0</text:p>
          </table:table-cell>
          <table:table-cell table:formula="of:=[.I414]-[.H414]" office:value-type="float" office:value="0" calcext:value-type="float">
            <text:p>0</text:p>
          </table:table-cell>
          <table:table-cell table:number-columns-repeated="2"/>
          <table:table-cell table:formula="of:=[.L414]-[.K414]" office:value-type="float" office:value="213" calcext:value-type="float">
            <text:p>213</text:p>
          </table:table-cell>
          <table:table-cell table:formula="of:=[.M414]-[.L414]" office:value-type="float" office:value="82" calcext:value-type="float">
            <text:p>82</text:p>
          </table:table-cell>
          <table:table-cell table:formula="of:=[.M414]-[.F414]"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49508" calcext:value-type="float">
            <text:p>49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022" calcext:value-type="float">
            <text:p>1022</text:p>
          </table:table-cell>
          <table:table-cell office:value-type="float" office:value="1478104485138" calcext:value-type="float">
            <text:p>1478104485138</text:p>
          </table:table-cell>
          <table:table-cell table:number-columns-repeated="3" office:value-type="float" office:value="1478104485137" calcext:value-type="float">
            <text:p>1478104485137</text:p>
          </table:table-cell>
          <table:table-cell office:value-type="string" calcext:value-type="string">
            <text:p>?</text:p>
          </table:table-cell>
          <table:table-cell office:value-type="float" office:value="1478104485137" calcext:value-type="float">
            <text:p>1478104485137</text:p>
          </table:table-cell>
          <table:table-cell office:value-type="float" office:value="1478104485337" calcext:value-type="float">
            <text:p>1478104485337</text:p>
          </table:table-cell>
          <table:table-cell office:value-type="float" office:value="1478104485413" calcext:value-type="float">
            <text:p>1478104485413</text:p>
          </table:table-cell>
          <table:table-cell/>
          <table:table-cell table:formula="of:=[.G415]-[.F415]" office:value-type="float" office:value="-1" calcext:value-type="float">
            <text:p>-1</text:p>
          </table:table-cell>
          <table:table-cell table:formula="of:=[.H415]-[.G415]" office:value-type="float" office:value="0" calcext:value-type="float">
            <text:p>0</text:p>
          </table:table-cell>
          <table:table-cell table:formula="of:=[.I415]-[.H415]" office:value-type="float" office:value="0" calcext:value-type="float">
            <text:p>0</text:p>
          </table:table-cell>
          <table:table-cell table:number-columns-repeated="2"/>
          <table:table-cell table:formula="of:=[.L415]-[.K415]" office:value-type="float" office:value="200" calcext:value-type="float">
            <text:p>200</text:p>
          </table:table-cell>
          <table:table-cell table:formula="of:=[.M415]-[.L415]" office:value-type="float" office:value="76" calcext:value-type="float">
            <text:p>76</text:p>
          </table:table-cell>
          <table:table-cell table:formula="of:=[.M415]-[.F415]"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49505" calcext:value-type="float">
            <text:p>49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06" calcext:value-type="float">
            <text:p>101406</text:p>
          </table:table-cell>
          <table:table-cell office:value-type="float" office:value="1478104485121" calcext:value-type="float">
            <text:p>1478104485121</text:p>
          </table:table-cell>
          <table:table-cell table:number-columns-repeated="3" office:value-type="float" office:value="1478104485120" calcext:value-type="float">
            <text:p>1478104485120</text:p>
          </table:table-cell>
          <table:table-cell office:value-type="string" calcext:value-type="string">
            <text:p>?</text:p>
          </table:table-cell>
          <table:table-cell office:value-type="float" office:value="1478104485120" calcext:value-type="float">
            <text:p>1478104485120</text:p>
          </table:table-cell>
          <table:table-cell office:value-type="float" office:value="1478104485329" calcext:value-type="float">
            <text:p>1478104485329</text:p>
          </table:table-cell>
          <table:table-cell office:value-type="float" office:value="1478104485417" calcext:value-type="float">
            <text:p>1478104485417</text:p>
          </table:table-cell>
          <table:table-cell/>
          <table:table-cell table:formula="of:=[.G416]-[.F416]" office:value-type="float" office:value="-1" calcext:value-type="float">
            <text:p>-1</text:p>
          </table:table-cell>
          <table:table-cell table:formula="of:=[.H416]-[.G416]" office:value-type="float" office:value="0" calcext:value-type="float">
            <text:p>0</text:p>
          </table:table-cell>
          <table:table-cell table:formula="of:=[.I416]-[.H416]" office:value-type="float" office:value="0" calcext:value-type="float">
            <text:p>0</text:p>
          </table:table-cell>
          <table:table-cell table:number-columns-repeated="2"/>
          <table:table-cell table:formula="of:=[.L416]-[.K416]" office:value-type="float" office:value="209" calcext:value-type="float">
            <text:p>209</text:p>
          </table:table-cell>
          <table:table-cell table:formula="of:=[.M416]-[.L416]" office:value-type="float" office:value="88" calcext:value-type="float">
            <text:p>88</text:p>
          </table:table-cell>
          <table:table-cell table:formula="of:=[.M416]-[.F416]"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49510" calcext:value-type="float">
            <text:p>495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366" calcext:value-type="float">
            <text:p>300366</text:p>
          </table:table-cell>
          <table:table-cell table:number-columns-repeated="4" office:value-type="float" office:value="1478104485294" calcext:value-type="float">
            <text:p>1478104485294</text:p>
          </table:table-cell>
          <table:table-cell office:value-type="string" calcext:value-type="string">
            <text:p>?</text:p>
          </table:table-cell>
          <table:table-cell office:value-type="float" office:value="1478104485294" calcext:value-type="float">
            <text:p>1478104485294</text:p>
          </table:table-cell>
          <table:table-cell office:value-type="float" office:value="1478104485487" calcext:value-type="float">
            <text:p>1478104485487</text:p>
          </table:table-cell>
          <table:table-cell office:value-type="float" office:value="1478104485495" calcext:value-type="float">
            <text:p>1478104485495</text:p>
          </table:table-cell>
          <table:table-cell/>
          <table:table-cell table:formula="of:=[.G417]-[.F417]" office:value-type="float" office:value="0" calcext:value-type="float">
            <text:p>0</text:p>
          </table:table-cell>
          <table:table-cell table:formula="of:=[.H417]-[.G417]" office:value-type="float" office:value="0" calcext:value-type="float">
            <text:p>0</text:p>
          </table:table-cell>
          <table:table-cell table:formula="of:=[.I417]-[.H417]" office:value-type="float" office:value="0" calcext:value-type="float">
            <text:p>0</text:p>
          </table:table-cell>
          <table:table-cell table:number-columns-repeated="2"/>
          <table:table-cell table:formula="of:=[.L417]-[.K417]" office:value-type="float" office:value="193" calcext:value-type="float">
            <text:p>193</text:p>
          </table:table-cell>
          <table:table-cell table:formula="of:=[.M417]-[.L417]" office:value-type="float" office:value="8" calcext:value-type="float">
            <text:p>8</text:p>
          </table:table-cell>
          <table:table-cell table:formula="of:=[.M417]-[.F417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511" calcext:value-type="float">
            <text:p>495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653" calcext:value-type="float">
            <text:p>100653</text:p>
          </table:table-cell>
          <table:table-cell office:value-type="float" office:value="1478104485410" calcext:value-type="float">
            <text:p>1478104485410</text:p>
          </table:table-cell>
          <table:table-cell table:number-columns-repeated="3" office:value-type="float" office:value="1478104485409" calcext:value-type="float">
            <text:p>1478104485409</text:p>
          </table:table-cell>
          <table:table-cell office:value-type="string" calcext:value-type="string">
            <text:p>?</text:p>
          </table:table-cell>
          <table:table-cell office:value-type="float" office:value="1478104485409" calcext:value-type="float">
            <text:p>1478104485409</text:p>
          </table:table-cell>
          <table:table-cell office:value-type="float" office:value="1478104485605" calcext:value-type="float">
            <text:p>1478104485605</text:p>
          </table:table-cell>
          <table:table-cell office:value-type="float" office:value="1478104485615" calcext:value-type="float">
            <text:p>1478104485615</text:p>
          </table:table-cell>
          <table:table-cell/>
          <table:table-cell table:formula="of:=[.G418]-[.F418]" office:value-type="float" office:value="-1" calcext:value-type="float">
            <text:p>-1</text:p>
          </table:table-cell>
          <table:table-cell table:formula="of:=[.H418]-[.G418]" office:value-type="float" office:value="0" calcext:value-type="float">
            <text:p>0</text:p>
          </table:table-cell>
          <table:table-cell table:formula="of:=[.I418]-[.H418]" office:value-type="float" office:value="0" calcext:value-type="float">
            <text:p>0</text:p>
          </table:table-cell>
          <table:table-cell table:number-columns-repeated="2"/>
          <table:table-cell table:formula="of:=[.L418]-[.K418]" office:value-type="float" office:value="196" calcext:value-type="float">
            <text:p>196</text:p>
          </table:table-cell>
          <table:table-cell table:formula="of:=[.M418]-[.L418]" office:value-type="float" office:value="10" calcext:value-type="float">
            <text:p>10</text:p>
          </table:table-cell>
          <table:table-cell table:formula="of:=[.M418]-[.F418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509" calcext:value-type="float">
            <text:p>495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33" calcext:value-type="float">
            <text:p>201233</text:p>
          </table:table-cell>
          <table:table-cell office:value-type="float" office:value="1478104485442" calcext:value-type="float">
            <text:p>1478104485442</text:p>
          </table:table-cell>
          <table:table-cell table:number-columns-repeated="3" office:value-type="float" office:value="1478104485441" calcext:value-type="float">
            <text:p>1478104485441</text:p>
          </table:table-cell>
          <table:table-cell office:value-type="string" calcext:value-type="string">
            <text:p>?</text:p>
          </table:table-cell>
          <table:table-cell office:value-type="float" office:value="1478104485453" calcext:value-type="float">
            <text:p>1478104485453</text:p>
          </table:table-cell>
          <table:table-cell office:value-type="float" office:value="1478104485650" calcext:value-type="float">
            <text:p>1478104485650</text:p>
          </table:table-cell>
          <table:table-cell office:value-type="float" office:value="1478104485701" calcext:value-type="float">
            <text:p>1478104485701</text:p>
          </table:table-cell>
          <table:table-cell/>
          <table:table-cell table:formula="of:=[.G419]-[.F419]" office:value-type="float" office:value="-1" calcext:value-type="float">
            <text:p>-1</text:p>
          </table:table-cell>
          <table:table-cell table:formula="of:=[.H419]-[.G419]" office:value-type="float" office:value="0" calcext:value-type="float">
            <text:p>0</text:p>
          </table:table-cell>
          <table:table-cell table:formula="of:=[.I419]-[.H419]" office:value-type="float" office:value="0" calcext:value-type="float">
            <text:p>0</text:p>
          </table:table-cell>
          <table:table-cell table:number-columns-repeated="2"/>
          <table:table-cell table:formula="of:=[.L419]-[.K419]" office:value-type="float" office:value="197" calcext:value-type="float">
            <text:p>197</text:p>
          </table:table-cell>
          <table:table-cell table:formula="of:=[.M419]-[.L419]" office:value-type="float" office:value="51" calcext:value-type="float">
            <text:p>51</text:p>
          </table:table-cell>
          <table:table-cell table:formula="of:=[.M419]-[.F419]"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49512" calcext:value-type="float">
            <text:p>49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716" calcext:value-type="float">
            <text:p>1716</text:p>
          </table:table-cell>
          <table:table-cell office:value-type="float" office:value="1478104485476" calcext:value-type="float">
            <text:p>1478104485476</text:p>
          </table:table-cell>
          <table:table-cell table:number-columns-repeated="3" office:value-type="float" office:value="1478104485475" calcext:value-type="float">
            <text:p>1478104485475</text:p>
          </table:table-cell>
          <table:table-cell office:value-type="string" calcext:value-type="string">
            <text:p>?</text:p>
          </table:table-cell>
          <table:table-cell office:value-type="float" office:value="1478104485476" calcext:value-type="float">
            <text:p>1478104485476</text:p>
          </table:table-cell>
          <table:table-cell office:value-type="float" office:value="1478104485667" calcext:value-type="float">
            <text:p>1478104485667</text:p>
          </table:table-cell>
          <table:table-cell office:value-type="float" office:value="1478104485724" calcext:value-type="float">
            <text:p>1478104485724</text:p>
          </table:table-cell>
          <table:table-cell/>
          <table:table-cell table:formula="of:=[.G420]-[.F420]" office:value-type="float" office:value="-1" calcext:value-type="float">
            <text:p>-1</text:p>
          </table:table-cell>
          <table:table-cell table:formula="of:=[.H420]-[.G420]" office:value-type="float" office:value="0" calcext:value-type="float">
            <text:p>0</text:p>
          </table:table-cell>
          <table:table-cell table:formula="of:=[.I420]-[.H420]" office:value-type="float" office:value="0" calcext:value-type="float">
            <text:p>0</text:p>
          </table:table-cell>
          <table:table-cell table:number-columns-repeated="2"/>
          <table:table-cell table:formula="of:=[.L420]-[.K420]" office:value-type="float" office:value="191" calcext:value-type="float">
            <text:p>191</text:p>
          </table:table-cell>
          <table:table-cell table:formula="of:=[.M420]-[.L420]" office:value-type="float" office:value="57" calcext:value-type="float">
            <text:p>57</text:p>
          </table:table-cell>
          <table:table-cell table:formula="of:=[.M420]-[.F420]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49501" calcext:value-type="float">
            <text:p>495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693" calcext:value-type="float">
            <text:p>400693</text:p>
          </table:table-cell>
          <table:table-cell office:value-type="float" office:value="1478104485524" calcext:value-type="float">
            <text:p>1478104485524</text:p>
          </table:table-cell>
          <table:table-cell table:number-columns-repeated="3" office:value-type="float" office:value="1478104485523" calcext:value-type="float">
            <text:p>1478104485523</text:p>
          </table:table-cell>
          <table:table-cell office:value-type="string" calcext:value-type="string">
            <text:p>?</text:p>
          </table:table-cell>
          <table:table-cell office:value-type="float" office:value="1478104485523" calcext:value-type="float">
            <text:p>1478104485523</text:p>
          </table:table-cell>
          <table:table-cell office:value-type="float" office:value="1478104485730" calcext:value-type="float">
            <text:p>1478104485730</text:p>
          </table:table-cell>
          <table:table-cell office:value-type="float" office:value="1478104485789" calcext:value-type="float">
            <text:p>1478104485789</text:p>
          </table:table-cell>
          <table:table-cell/>
          <table:table-cell table:formula="of:=[.G421]-[.F421]" office:value-type="float" office:value="-1" calcext:value-type="float">
            <text:p>-1</text:p>
          </table:table-cell>
          <table:table-cell table:formula="of:=[.H421]-[.G421]" office:value-type="float" office:value="0" calcext:value-type="float">
            <text:p>0</text:p>
          </table:table-cell>
          <table:table-cell table:formula="of:=[.I421]-[.H421]" office:value-type="float" office:value="0" calcext:value-type="float">
            <text:p>0</text:p>
          </table:table-cell>
          <table:table-cell table:number-columns-repeated="2"/>
          <table:table-cell table:formula="of:=[.L421]-[.K421]" office:value-type="float" office:value="207" calcext:value-type="float">
            <text:p>207</text:p>
          </table:table-cell>
          <table:table-cell table:formula="of:=[.M421]-[.L421]" office:value-type="float" office:value="59" calcext:value-type="float">
            <text:p>59</text:p>
          </table:table-cell>
          <table:table-cell table:formula="of:=[.M421]-[.F421]"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49515" calcext:value-type="float">
            <text:p>495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035" calcext:value-type="float">
            <text:p>202035</text:p>
          </table:table-cell>
          <table:table-cell office:value-type="float" office:value="1478104485639" calcext:value-type="float">
            <text:p>1478104485639</text:p>
          </table:table-cell>
          <table:table-cell table:number-columns-repeated="3" office:value-type="float" office:value="1478104485640" calcext:value-type="float">
            <text:p>1478104485640</text:p>
          </table:table-cell>
          <table:table-cell office:value-type="string" calcext:value-type="string">
            <text:p>?</text:p>
          </table:table-cell>
          <table:table-cell office:value-type="float" office:value="1478104485640" calcext:value-type="float">
            <text:p>1478104485640</text:p>
          </table:table-cell>
          <table:table-cell office:value-type="float" office:value="1478104485874" calcext:value-type="float">
            <text:p>1478104485874</text:p>
          </table:table-cell>
          <table:table-cell office:value-type="float" office:value="1478104485927" calcext:value-type="float">
            <text:p>1478104485927</text:p>
          </table:table-cell>
          <table:table-cell/>
          <table:table-cell table:formula="of:=[.G422]-[.F422]" office:value-type="float" office:value="1" calcext:value-type="float">
            <text:p>1</text:p>
          </table:table-cell>
          <table:table-cell table:formula="of:=[.H422]-[.G422]" office:value-type="float" office:value="0" calcext:value-type="float">
            <text:p>0</text:p>
          </table:table-cell>
          <table:table-cell table:formula="of:=[.I422]-[.H422]" office:value-type="float" office:value="0" calcext:value-type="float">
            <text:p>0</text:p>
          </table:table-cell>
          <table:table-cell table:number-columns-repeated="2"/>
          <table:table-cell table:formula="of:=[.L422]-[.K422]" office:value-type="float" office:value="234" calcext:value-type="float">
            <text:p>234</text:p>
          </table:table-cell>
          <table:table-cell table:formula="of:=[.M422]-[.L422]" office:value-type="float" office:value="53" calcext:value-type="float">
            <text:p>53</text:p>
          </table:table-cell>
          <table:table-cell table:formula="of:=[.M422]-[.F422]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49514" calcext:value-type="float">
            <text:p>49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70" calcext:value-type="float">
            <text:p>100570</text:p>
          </table:table-cell>
          <table:table-cell office:value-type="float" office:value="1478104485808" calcext:value-type="float">
            <text:p>1478104485808</text:p>
          </table:table-cell>
          <table:table-cell table:number-columns-repeated="3" office:value-type="float" office:value="1478104485807" calcext:value-type="float">
            <text:p>1478104485807</text:p>
          </table:table-cell>
          <table:table-cell office:value-type="string" calcext:value-type="string">
            <text:p>?</text:p>
          </table:table-cell>
          <table:table-cell office:value-type="float" office:value="1478104485807" calcext:value-type="float">
            <text:p>1478104485807</text:p>
          </table:table-cell>
          <table:table-cell office:value-type="float" office:value="1478104486007" calcext:value-type="float">
            <text:p>1478104486007</text:p>
          </table:table-cell>
          <table:table-cell office:value-type="float" office:value="1478104486015" calcext:value-type="float">
            <text:p>1478104486015</text:p>
          </table:table-cell>
          <table:table-cell/>
          <table:table-cell table:formula="of:=[.G423]-[.F423]" office:value-type="float" office:value="-1" calcext:value-type="float">
            <text:p>-1</text:p>
          </table:table-cell>
          <table:table-cell table:formula="of:=[.H423]-[.G423]" office:value-type="float" office:value="0" calcext:value-type="float">
            <text:p>0</text:p>
          </table:table-cell>
          <table:table-cell table:formula="of:=[.I423]-[.H423]" office:value-type="float" office:value="0" calcext:value-type="float">
            <text:p>0</text:p>
          </table:table-cell>
          <table:table-cell table:number-columns-repeated="2"/>
          <table:table-cell table:formula="of:=[.L423]-[.K423]" office:value-type="float" office:value="200" calcext:value-type="float">
            <text:p>200</text:p>
          </table:table-cell>
          <table:table-cell table:formula="of:=[.M423]-[.L423]" office:value-type="float" office:value="8" calcext:value-type="float">
            <text:p>8</text:p>
          </table:table-cell>
          <table:table-cell table:formula="of:=[.M423]-[.F423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49518" calcext:value-type="float">
            <text:p>495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07" calcext:value-type="float">
            <text:p>202107</text:p>
          </table:table-cell>
          <table:table-cell office:value-type="float" office:value="1478104485865" calcext:value-type="float">
            <text:p>1478104485865</text:p>
          </table:table-cell>
          <table:table-cell office:value-type="float" office:value="1478104485864" calcext:value-type="float">
            <text:p>1478104485864</text:p>
          </table:table-cell>
          <table:table-cell table:number-columns-repeated="2" office:value-type="float" office:value="1478104485865" calcext:value-type="float">
            <text:p>1478104485865</text:p>
          </table:table-cell>
          <table:table-cell office:value-type="string" calcext:value-type="string">
            <text:p>?</text:p>
          </table:table-cell>
          <table:table-cell office:value-type="float" office:value="1478104485865" calcext:value-type="float">
            <text:p>1478104485865</text:p>
          </table:table-cell>
          <table:table-cell office:value-type="float" office:value="1478104486068" calcext:value-type="float">
            <text:p>1478104486068</text:p>
          </table:table-cell>
          <table:table-cell office:value-type="float" office:value="1478104486089" calcext:value-type="float">
            <text:p>1478104486089</text:p>
          </table:table-cell>
          <table:table-cell/>
          <table:table-cell table:formula="of:=[.G424]-[.F424]" office:value-type="float" office:value="-1" calcext:value-type="float">
            <text:p>-1</text:p>
          </table:table-cell>
          <table:table-cell table:formula="of:=[.H424]-[.G424]" office:value-type="float" office:value="1" calcext:value-type="float">
            <text:p>1</text:p>
          </table:table-cell>
          <table:table-cell table:formula="of:=[.I424]-[.H424]" office:value-type="float" office:value="0" calcext:value-type="float">
            <text:p>0</text:p>
          </table:table-cell>
          <table:table-cell table:number-columns-repeated="2"/>
          <table:table-cell table:formula="of:=[.L424]-[.K424]" office:value-type="float" office:value="203" calcext:value-type="float">
            <text:p>203</text:p>
          </table:table-cell>
          <table:table-cell table:formula="of:=[.M424]-[.L424]" office:value-type="float" office:value="21" calcext:value-type="float">
            <text:p>21</text:p>
          </table:table-cell>
          <table:table-cell table:formula="of:=[.M424]-[.F424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460" calcext:value-type="float">
            <text:p>202460</text:p>
          </table:table-cell>
          <table:table-cell office:value-type="float" office:value="1478104485953" calcext:value-type="float">
            <text:p>1478104485953</text:p>
          </table:table-cell>
          <table:table-cell table:number-columns-repeated="3" office:value-type="float" office:value="1478104485952" calcext:value-type="float">
            <text:p>1478104485952</text:p>
          </table:table-cell>
          <table:table-cell office:value-type="string" calcext:value-type="string">
            <text:p>?</text:p>
          </table:table-cell>
          <table:table-cell office:value-type="float" office:value="1478104485952" calcext:value-type="float">
            <text:p>1478104485952</text:p>
          </table:table-cell>
          <table:table-cell office:value-type="float" office:value="1478104486158" calcext:value-type="float">
            <text:p>1478104486158</text:p>
          </table:table-cell>
          <table:table-cell office:value-type="float" office:value="1478104486166" calcext:value-type="float">
            <text:p>1478104486166</text:p>
          </table:table-cell>
          <table:table-cell/>
          <table:table-cell table:formula="of:=[.G425]-[.F425]" office:value-type="float" office:value="-1" calcext:value-type="float">
            <text:p>-1</text:p>
          </table:table-cell>
          <table:table-cell table:formula="of:=[.H425]-[.G425]" office:value-type="float" office:value="0" calcext:value-type="float">
            <text:p>0</text:p>
          </table:table-cell>
          <table:table-cell table:formula="of:=[.I425]-[.H425]" office:value-type="float" office:value="0" calcext:value-type="float">
            <text:p>0</text:p>
          </table:table-cell>
          <table:table-cell table:number-columns-repeated="2"/>
          <table:table-cell table:formula="of:=[.L425]-[.K425]" office:value-type="float" office:value="206" calcext:value-type="float">
            <text:p>206</text:p>
          </table:table-cell>
          <table:table-cell table:formula="of:=[.M425]-[.L425]" office:value-type="float" office:value="8" calcext:value-type="float">
            <text:p>8</text:p>
          </table:table-cell>
          <table:table-cell table:formula="of:=[.M425]-[.F425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513" calcext:value-type="float">
            <text:p>49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94" calcext:value-type="float">
            <text:p>301994</text:p>
          </table:table-cell>
          <table:table-cell office:value-type="float" office:value="1478104485969" calcext:value-type="float">
            <text:p>1478104485969</text:p>
          </table:table-cell>
          <table:table-cell table:number-columns-repeated="3" office:value-type="float" office:value="1478104485968" calcext:value-type="float">
            <text:p>1478104485968</text:p>
          </table:table-cell>
          <table:table-cell office:value-type="string" calcext:value-type="string">
            <text:p>?</text:p>
          </table:table-cell>
          <table:table-cell office:value-type="float" office:value="1478104485968" calcext:value-type="float">
            <text:p>1478104485968</text:p>
          </table:table-cell>
          <table:table-cell office:value-type="float" office:value="1478104486162" calcext:value-type="float">
            <text:p>1478104486162</text:p>
          </table:table-cell>
          <table:table-cell office:value-type="float" office:value="1478104486169" calcext:value-type="float">
            <text:p>1478104486169</text:p>
          </table:table-cell>
          <table:table-cell/>
          <table:table-cell table:formula="of:=[.G426]-[.F426]" office:value-type="float" office:value="-1" calcext:value-type="float">
            <text:p>-1</text:p>
          </table:table-cell>
          <table:table-cell table:formula="of:=[.H426]-[.G426]" office:value-type="float" office:value="0" calcext:value-type="float">
            <text:p>0</text:p>
          </table:table-cell>
          <table:table-cell table:formula="of:=[.I426]-[.H426]" office:value-type="float" office:value="0" calcext:value-type="float">
            <text:p>0</text:p>
          </table:table-cell>
          <table:table-cell table:number-columns-repeated="2"/>
          <table:table-cell table:formula="of:=[.L426]-[.K426]" office:value-type="float" office:value="194" calcext:value-type="float">
            <text:p>194</text:p>
          </table:table-cell>
          <table:table-cell table:formula="of:=[.M426]-[.L426]" office:value-type="float" office:value="7" calcext:value-type="float">
            <text:p>7</text:p>
          </table:table-cell>
          <table:table-cell table:formula="of:=[.M426]-[.F42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519" calcext:value-type="float">
            <text:p>495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630" calcext:value-type="float">
            <text:p>100630</text:p>
          </table:table-cell>
          <table:table-cell office:value-type="float" office:value="1478104486039" calcext:value-type="float">
            <text:p>1478104486039</text:p>
          </table:table-cell>
          <table:table-cell table:number-columns-repeated="3" office:value-type="float" office:value="1478104486037" calcext:value-type="float">
            <text:p>1478104486037</text:p>
          </table:table-cell>
          <table:table-cell office:value-type="string" calcext:value-type="string">
            <text:p>?</text:p>
          </table:table-cell>
          <table:table-cell office:value-type="float" office:value="1478104486037" calcext:value-type="float">
            <text:p>1478104486037</text:p>
          </table:table-cell>
          <table:table-cell office:value-type="float" office:value="1478104486234" calcext:value-type="float">
            <text:p>1478104486234</text:p>
          </table:table-cell>
          <table:table-cell office:value-type="float" office:value="1478104486287" calcext:value-type="float">
            <text:p>1478104486287</text:p>
          </table:table-cell>
          <table:table-cell/>
          <table:table-cell table:formula="of:=[.G427]-[.F427]" office:value-type="float" office:value="-2" calcext:value-type="float">
            <text:p>-2</text:p>
          </table:table-cell>
          <table:table-cell table:formula="of:=[.H427]-[.G427]" office:value-type="float" office:value="0" calcext:value-type="float">
            <text:p>0</text:p>
          </table:table-cell>
          <table:table-cell table:formula="of:=[.I427]-[.H427]" office:value-type="float" office:value="0" calcext:value-type="float">
            <text:p>0</text:p>
          </table:table-cell>
          <table:table-cell table:number-columns-repeated="2"/>
          <table:table-cell table:formula="of:=[.L427]-[.K427]" office:value-type="float" office:value="197" calcext:value-type="float">
            <text:p>197</text:p>
          </table:table-cell>
          <table:table-cell table:formula="of:=[.M427]-[.L427]" office:value-type="float" office:value="53" calcext:value-type="float">
            <text:p>53</text:p>
          </table:table-cell>
          <table:table-cell table:formula="of:=[.M427]-[.F427]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49517" calcext:value-type="float">
            <text:p>495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890" calcext:value-type="float">
            <text:p>401890</text:p>
          </table:table-cell>
          <table:table-cell office:value-type="float" office:value="1478104486087" calcext:value-type="float">
            <text:p>1478104486087</text:p>
          </table:table-cell>
          <table:table-cell table:number-columns-repeated="3" office:value-type="float" office:value="1478104486086" calcext:value-type="float">
            <text:p>1478104486086</text:p>
          </table:table-cell>
          <table:table-cell office:value-type="string" calcext:value-type="string">
            <text:p>?</text:p>
          </table:table-cell>
          <table:table-cell office:value-type="float" office:value="1478104486086" calcext:value-type="float">
            <text:p>1478104486086</text:p>
          </table:table-cell>
          <table:table-cell office:value-type="float" office:value="1478104486285" calcext:value-type="float">
            <text:p>1478104486285</text:p>
          </table:table-cell>
          <table:table-cell office:value-type="float" office:value="1478104486310" calcext:value-type="float">
            <text:p>1478104486310</text:p>
          </table:table-cell>
          <table:table-cell/>
          <table:table-cell table:formula="of:=[.G428]-[.F428]" office:value-type="float" office:value="-1" calcext:value-type="float">
            <text:p>-1</text:p>
          </table:table-cell>
          <table:table-cell table:formula="of:=[.H428]-[.G428]" office:value-type="float" office:value="0" calcext:value-type="float">
            <text:p>0</text:p>
          </table:table-cell>
          <table:table-cell table:formula="of:=[.I428]-[.H428]" office:value-type="float" office:value="0" calcext:value-type="float">
            <text:p>0</text:p>
          </table:table-cell>
          <table:table-cell table:number-columns-repeated="2"/>
          <table:table-cell table:formula="of:=[.L428]-[.K428]" office:value-type="float" office:value="199" calcext:value-type="float">
            <text:p>199</text:p>
          </table:table-cell>
          <table:table-cell table:formula="of:=[.M428]-[.L428]" office:value-type="float" office:value="25" calcext:value-type="float">
            <text:p>25</text:p>
          </table:table-cell>
          <table:table-cell table:formula="of:=[.M428]-[.F428]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521" calcext:value-type="float">
            <text:p>49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26" calcext:value-type="float">
            <text:p>201226</text:p>
          </table:table-cell>
          <table:table-cell office:value-type="float" office:value="1478104486147" calcext:value-type="float">
            <text:p>1478104486147</text:p>
          </table:table-cell>
          <table:table-cell table:number-columns-repeated="2" office:value-type="float" office:value="1478104486146" calcext:value-type="float">
            <text:p>1478104486146</text:p>
          </table:table-cell>
          <table:table-cell office:value-type="float" office:value="1478104486147" calcext:value-type="float">
            <text:p>1478104486147</text:p>
          </table:table-cell>
          <table:table-cell office:value-type="string" calcext:value-type="string">
            <text:p>?</text:p>
          </table:table-cell>
          <table:table-cell office:value-type="float" office:value="1478104486147" calcext:value-type="float">
            <text:p>1478104486147</text:p>
          </table:table-cell>
          <table:table-cell office:value-type="float" office:value="1478104486377" calcext:value-type="float">
            <text:p>1478104486377</text:p>
          </table:table-cell>
          <table:table-cell office:value-type="float" office:value="1478104486436" calcext:value-type="float">
            <text:p>1478104486436</text:p>
          </table:table-cell>
          <table:table-cell/>
          <table:table-cell table:formula="of:=[.G429]-[.F429]" office:value-type="float" office:value="-1" calcext:value-type="float">
            <text:p>-1</text:p>
          </table:table-cell>
          <table:table-cell table:formula="of:=[.H429]-[.G429]" office:value-type="float" office:value="0" calcext:value-type="float">
            <text:p>0</text:p>
          </table:table-cell>
          <table:table-cell table:formula="of:=[.I429]-[.H429]" office:value-type="float" office:value="1" calcext:value-type="float">
            <text:p>1</text:p>
          </table:table-cell>
          <table:table-cell table:number-columns-repeated="2"/>
          <table:table-cell table:formula="of:=[.L429]-[.K429]" office:value-type="float" office:value="230" calcext:value-type="float">
            <text:p>230</text:p>
          </table:table-cell>
          <table:table-cell table:formula="of:=[.M429]-[.L429]" office:value-type="float" office:value="59" calcext:value-type="float">
            <text:p>59</text:p>
          </table:table-cell>
          <table:table-cell table:formula="of:=[.M429]-[.F429]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49522" calcext:value-type="float">
            <text:p>495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78" calcext:value-type="float">
            <text:p>301678</text:p>
          </table:table-cell>
          <table:table-cell office:value-type="float" office:value="1478104486277" calcext:value-type="float">
            <text:p>1478104486277</text:p>
          </table:table-cell>
          <table:table-cell table:number-columns-repeated="3" office:value-type="float" office:value="1478104486278" calcext:value-type="float">
            <text:p>1478104486278</text:p>
          </table:table-cell>
          <table:table-cell office:value-type="string" calcext:value-type="string">
            <text:p>?</text:p>
          </table:table-cell>
          <table:table-cell office:value-type="float" office:value="1478104486278" calcext:value-type="float">
            <text:p>1478104486278</text:p>
          </table:table-cell>
          <table:table-cell office:value-type="float" office:value="1478104486479" calcext:value-type="float">
            <text:p>1478104486479</text:p>
          </table:table-cell>
          <table:table-cell office:value-type="float" office:value="1478104486493" calcext:value-type="float">
            <text:p>1478104486493</text:p>
          </table:table-cell>
          <table:table-cell/>
          <table:table-cell table:formula="of:=[.G430]-[.F430]" office:value-type="float" office:value="1" calcext:value-type="float">
            <text:p>1</text:p>
          </table:table-cell>
          <table:table-cell table:formula="of:=[.H430]-[.G430]" office:value-type="float" office:value="0" calcext:value-type="float">
            <text:p>0</text:p>
          </table:table-cell>
          <table:table-cell table:formula="of:=[.I430]-[.H430]" office:value-type="float" office:value="0" calcext:value-type="float">
            <text:p>0</text:p>
          </table:table-cell>
          <table:table-cell table:number-columns-repeated="2"/>
          <table:table-cell table:formula="of:=[.L430]-[.K430]" office:value-type="float" office:value="201" calcext:value-type="float">
            <text:p>201</text:p>
          </table:table-cell>
          <table:table-cell table:formula="of:=[.M430]-[.L430]" office:value-type="float" office:value="14" calcext:value-type="float">
            <text:p>14</text:p>
          </table:table-cell>
          <table:table-cell table:formula="of:=[.M430]-[.F430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526" calcext:value-type="float">
            <text:p>49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21" calcext:value-type="float">
            <text:p>300221</text:p>
          </table:table-cell>
          <table:table-cell office:value-type="float" office:value="1478104486334" calcext:value-type="float">
            <text:p>1478104486334</text:p>
          </table:table-cell>
          <table:table-cell table:number-columns-repeated="3" office:value-type="float" office:value="1478104486333" calcext:value-type="float">
            <text:p>1478104486333</text:p>
          </table:table-cell>
          <table:table-cell office:value-type="string" calcext:value-type="string">
            <text:p>?</text:p>
          </table:table-cell>
          <table:table-cell office:value-type="float" office:value="1478104486333" calcext:value-type="float">
            <text:p>1478104486333</text:p>
          </table:table-cell>
          <table:table-cell office:value-type="float" office:value="1478104486527" calcext:value-type="float">
            <text:p>1478104486527</text:p>
          </table:table-cell>
          <table:table-cell office:value-type="float" office:value="1478104486537" calcext:value-type="float">
            <text:p>1478104486537</text:p>
          </table:table-cell>
          <table:table-cell/>
          <table:table-cell table:formula="of:=[.G431]-[.F431]" office:value-type="float" office:value="-1" calcext:value-type="float">
            <text:p>-1</text:p>
          </table:table-cell>
          <table:table-cell table:formula="of:=[.H431]-[.G431]" office:value-type="float" office:value="0" calcext:value-type="float">
            <text:p>0</text:p>
          </table:table-cell>
          <table:table-cell table:formula="of:=[.I431]-[.H431]" office:value-type="float" office:value="0" calcext:value-type="float">
            <text:p>0</text:p>
          </table:table-cell>
          <table:table-cell table:number-columns-repeated="2"/>
          <table:table-cell table:formula="of:=[.L431]-[.K431]" office:value-type="float" office:value="194" calcext:value-type="float">
            <text:p>194</text:p>
          </table:table-cell>
          <table:table-cell table:formula="of:=[.M431]-[.L431]" office:value-type="float" office:value="10" calcext:value-type="float">
            <text:p>10</text:p>
          </table:table-cell>
          <table:table-cell table:formula="of:=[.M431]-[.F431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9523" calcext:value-type="float">
            <text:p>495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64" calcext:value-type="float">
            <text:p>102064</text:p>
          </table:table-cell>
          <table:table-cell office:value-type="float" office:value="1478104486358" calcext:value-type="float">
            <text:p>1478104486358</text:p>
          </table:table-cell>
          <table:table-cell table:number-columns-repeated="3" office:value-type="float" office:value="1478104486357" calcext:value-type="float">
            <text:p>1478104486357</text:p>
          </table:table-cell>
          <table:table-cell office:value-type="string" calcext:value-type="string">
            <text:p>?</text:p>
          </table:table-cell>
          <table:table-cell office:value-type="float" office:value="1478104486358" calcext:value-type="float">
            <text:p>1478104486358</text:p>
          </table:table-cell>
          <table:table-cell office:value-type="float" office:value="1478104486572" calcext:value-type="float">
            <text:p>1478104486572</text:p>
          </table:table-cell>
          <table:table-cell office:value-type="float" office:value="1478104486582" calcext:value-type="float">
            <text:p>1478104486582</text:p>
          </table:table-cell>
          <table:table-cell/>
          <table:table-cell table:formula="of:=[.G432]-[.F432]" office:value-type="float" office:value="-1" calcext:value-type="float">
            <text:p>-1</text:p>
          </table:table-cell>
          <table:table-cell table:formula="of:=[.H432]-[.G432]" office:value-type="float" office:value="0" calcext:value-type="float">
            <text:p>0</text:p>
          </table:table-cell>
          <table:table-cell table:formula="of:=[.I432]-[.H432]" office:value-type="float" office:value="0" calcext:value-type="float">
            <text:p>0</text:p>
          </table:table-cell>
          <table:table-cell table:number-columns-repeated="2"/>
          <table:table-cell table:formula="of:=[.L432]-[.K432]" office:value-type="float" office:value="214" calcext:value-type="float">
            <text:p>214</text:p>
          </table:table-cell>
          <table:table-cell table:formula="of:=[.M432]-[.L432]" office:value-type="float" office:value="10" calcext:value-type="float">
            <text:p>10</text:p>
          </table:table-cell>
          <table:table-cell table:formula="of:=[.M432]-[.F432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9527" calcext:value-type="float">
            <text:p>495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24" calcext:value-type="float">
            <text:p>300624</text:p>
          </table:table-cell>
          <table:table-cell office:value-type="float" office:value="1478104486463" calcext:value-type="float">
            <text:p>1478104486463</text:p>
          </table:table-cell>
          <table:table-cell table:number-columns-repeated="3" office:value-type="float" office:value="1478104486462" calcext:value-type="float">
            <text:p>1478104486462</text:p>
          </table:table-cell>
          <table:table-cell office:value-type="string" calcext:value-type="string">
            <text:p>?</text:p>
          </table:table-cell>
          <table:table-cell office:value-type="float" office:value="1478104486462" calcext:value-type="float">
            <text:p>1478104486462</text:p>
          </table:table-cell>
          <table:table-cell office:value-type="float" office:value="1478104486657" calcext:value-type="float">
            <text:p>1478104486657</text:p>
          </table:table-cell>
          <table:table-cell office:value-type="float" office:value="1478104486716" calcext:value-type="float">
            <text:p>1478104486716</text:p>
          </table:table-cell>
          <table:table-cell/>
          <table:table-cell table:formula="of:=[.G433]-[.F433]" office:value-type="float" office:value="-1" calcext:value-type="float">
            <text:p>-1</text:p>
          </table:table-cell>
          <table:table-cell table:formula="of:=[.H433]-[.G433]" office:value-type="float" office:value="0" calcext:value-type="float">
            <text:p>0</text:p>
          </table:table-cell>
          <table:table-cell table:formula="of:=[.I433]-[.H433]" office:value-type="float" office:value="0" calcext:value-type="float">
            <text:p>0</text:p>
          </table:table-cell>
          <table:table-cell table:number-columns-repeated="2"/>
          <table:table-cell table:formula="of:=[.L433]-[.K433]" office:value-type="float" office:value="195" calcext:value-type="float">
            <text:p>195</text:p>
          </table:table-cell>
          <table:table-cell table:formula="of:=[.M433]-[.L433]" office:value-type="float" office:value="59" calcext:value-type="float">
            <text:p>59</text:p>
          </table:table-cell>
          <table:table-cell table:formula="of:=[.M433]-[.F433]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49524" calcext:value-type="float">
            <text:p>49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640" calcext:value-type="float">
            <text:p>401640</text:p>
          </table:table-cell>
          <table:table-cell table:number-columns-repeated="4" office:value-type="float" office:value="1478104486494" calcext:value-type="float">
            <text:p>1478104486494</text:p>
          </table:table-cell>
          <table:table-cell office:value-type="string" calcext:value-type="string">
            <text:p>?</text:p>
          </table:table-cell>
          <table:table-cell office:value-type="float" office:value="1478104486494" calcext:value-type="float">
            <text:p>1478104486494</text:p>
          </table:table-cell>
          <table:table-cell office:value-type="float" office:value="1478104486694" calcext:value-type="float">
            <text:p>1478104486694</text:p>
          </table:table-cell>
          <table:table-cell office:value-type="float" office:value="1478104486752" calcext:value-type="float">
            <text:p>1478104486752</text:p>
          </table:table-cell>
          <table:table-cell/>
          <table:table-cell table:formula="of:=[.G434]-[.F434]" office:value-type="float" office:value="0" calcext:value-type="float">
            <text:p>0</text:p>
          </table:table-cell>
          <table:table-cell table:formula="of:=[.H434]-[.G434]" office:value-type="float" office:value="0" calcext:value-type="float">
            <text:p>0</text:p>
          </table:table-cell>
          <table:table-cell table:formula="of:=[.I434]-[.H434]" office:value-type="float" office:value="0" calcext:value-type="float">
            <text:p>0</text:p>
          </table:table-cell>
          <table:table-cell table:number-columns-repeated="2"/>
          <table:table-cell table:formula="of:=[.L434]-[.K434]" office:value-type="float" office:value="200" calcext:value-type="float">
            <text:p>200</text:p>
          </table:table-cell>
          <table:table-cell table:formula="of:=[.M434]-[.L434]" office:value-type="float" office:value="58" calcext:value-type="float">
            <text:p>58</text:p>
          </table:table-cell>
          <table:table-cell table:formula="of:=[.M434]-[.F434]"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49525" calcext:value-type="float">
            <text:p>49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283" calcext:value-type="float">
            <text:p>200283</text:p>
          </table:table-cell>
          <table:table-cell office:value-type="float" office:value="1478104486488" calcext:value-type="float">
            <text:p>1478104486488</text:p>
          </table:table-cell>
          <table:table-cell table:number-columns-repeated="3" office:value-type="float" office:value="1478104486487" calcext:value-type="float">
            <text:p>1478104486487</text:p>
          </table:table-cell>
          <table:table-cell office:value-type="string" calcext:value-type="string">
            <text:p>?</text:p>
          </table:table-cell>
          <table:table-cell office:value-type="float" office:value="1478104486487" calcext:value-type="float">
            <text:p>1478104486487</text:p>
          </table:table-cell>
          <table:table-cell office:value-type="float" office:value="1478104486691" calcext:value-type="float">
            <text:p>1478104486691</text:p>
          </table:table-cell>
          <table:table-cell office:value-type="float" office:value="1478104486792" calcext:value-type="float">
            <text:p>1478104486792</text:p>
          </table:table-cell>
          <table:table-cell/>
          <table:table-cell table:formula="of:=[.G435]-[.F435]" office:value-type="float" office:value="-1" calcext:value-type="float">
            <text:p>-1</text:p>
          </table:table-cell>
          <table:table-cell table:formula="of:=[.H435]-[.G435]" office:value-type="float" office:value="0" calcext:value-type="float">
            <text:p>0</text:p>
          </table:table-cell>
          <table:table-cell table:formula="of:=[.I435]-[.H435]" office:value-type="float" office:value="0" calcext:value-type="float">
            <text:p>0</text:p>
          </table:table-cell>
          <table:table-cell table:number-columns-repeated="2"/>
          <table:table-cell table:formula="of:=[.L435]-[.K435]" office:value-type="float" office:value="204" calcext:value-type="float">
            <text:p>204</text:p>
          </table:table-cell>
          <table:table-cell table:formula="of:=[.M435]-[.L435]" office:value-type="float" office:value="101" calcext:value-type="float">
            <text:p>101</text:p>
          </table:table-cell>
          <table:table-cell table:formula="of:=[.M435]-[.F435]"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49529" calcext:value-type="float">
            <text:p>495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489" calcext:value-type="float">
            <text:p>300489</text:p>
          </table:table-cell>
          <table:table-cell table:number-columns-repeated="4" office:value-type="float" office:value="1478104486481" calcext:value-type="float">
            <text:p>1478104486481</text:p>
          </table:table-cell>
          <table:table-cell office:value-type="string" calcext:value-type="string">
            <text:p>?</text:p>
          </table:table-cell>
          <table:table-cell office:value-type="float" office:value="1478104486481" calcext:value-type="float">
            <text:p>1478104486481</text:p>
          </table:table-cell>
          <table:table-cell office:value-type="float" office:value="1478104486692" calcext:value-type="float">
            <text:p>1478104486692</text:p>
          </table:table-cell>
          <table:table-cell office:value-type="float" office:value="1478104486847" calcext:value-type="float">
            <text:p>1478104486847</text:p>
          </table:table-cell>
          <table:table-cell/>
          <table:table-cell table:formula="of:=[.G436]-[.F436]" office:value-type="float" office:value="0" calcext:value-type="float">
            <text:p>0</text:p>
          </table:table-cell>
          <table:table-cell table:formula="of:=[.H436]-[.G436]" office:value-type="float" office:value="0" calcext:value-type="float">
            <text:p>0</text:p>
          </table:table-cell>
          <table:table-cell table:formula="of:=[.I436]-[.H436]" office:value-type="float" office:value="0" calcext:value-type="float">
            <text:p>0</text:p>
          </table:table-cell>
          <table:table-cell table:number-columns-repeated="2"/>
          <table:table-cell table:formula="of:=[.L436]-[.K436]" office:value-type="float" office:value="211" calcext:value-type="float">
            <text:p>211</text:p>
          </table:table-cell>
          <table:table-cell table:formula="of:=[.M436]-[.L436]" office:value-type="float" office:value="155" calcext:value-type="float">
            <text:p>155</text:p>
          </table:table-cell>
          <table:table-cell table:formula="of:=[.M436]-[.F436]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49531" calcext:value-type="float">
            <text:p>495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22" calcext:value-type="float">
            <text:p>202122</text:p>
          </table:table-cell>
          <table:table-cell office:value-type="float" office:value="1478104486646" calcext:value-type="float">
            <text:p>1478104486646</text:p>
          </table:table-cell>
          <table:table-cell table:number-columns-repeated="3" office:value-type="float" office:value="1478104486645" calcext:value-type="float">
            <text:p>1478104486645</text:p>
          </table:table-cell>
          <table:table-cell office:value-type="string" calcext:value-type="string">
            <text:p>?</text:p>
          </table:table-cell>
          <table:table-cell office:value-type="float" office:value="1478104486645" calcext:value-type="float">
            <text:p>1478104486645</text:p>
          </table:table-cell>
          <table:table-cell office:value-type="float" office:value="1478104486842" calcext:value-type="float">
            <text:p>1478104486842</text:p>
          </table:table-cell>
          <table:table-cell office:value-type="float" office:value="1478104486864" calcext:value-type="float">
            <text:p>1478104486864</text:p>
          </table:table-cell>
          <table:table-cell/>
          <table:table-cell table:formula="of:=[.G437]-[.F437]" office:value-type="float" office:value="-1" calcext:value-type="float">
            <text:p>-1</text:p>
          </table:table-cell>
          <table:table-cell table:formula="of:=[.H437]-[.G437]" office:value-type="float" office:value="0" calcext:value-type="float">
            <text:p>0</text:p>
          </table:table-cell>
          <table:table-cell table:formula="of:=[.I437]-[.H437]" office:value-type="float" office:value="0" calcext:value-type="float">
            <text:p>0</text:p>
          </table:table-cell>
          <table:table-cell table:number-columns-repeated="2"/>
          <table:table-cell table:formula="of:=[.L437]-[.K437]" office:value-type="float" office:value="197" calcext:value-type="float">
            <text:p>197</text:p>
          </table:table-cell>
          <table:table-cell table:formula="of:=[.M437]-[.L437]" office:value-type="float" office:value="22" calcext:value-type="float">
            <text:p>22</text:p>
          </table:table-cell>
          <table:table-cell table:formula="of:=[.M437]-[.F437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49533" calcext:value-type="float">
            <text:p>49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13" calcext:value-type="float">
            <text:p>201713</text:p>
          </table:table-cell>
          <table:table-cell office:value-type="float" office:value="1478104486837" calcext:value-type="float">
            <text:p>1478104486837</text:p>
          </table:table-cell>
          <table:table-cell table:number-columns-repeated="3" office:value-type="float" office:value="1478104486840" calcext:value-type="float">
            <text:p>1478104486840</text:p>
          </table:table-cell>
          <table:table-cell office:value-type="string" calcext:value-type="string">
            <text:p>?</text:p>
          </table:table-cell>
          <table:table-cell office:value-type="float" office:value="1478104486843" calcext:value-type="float">
            <text:p>1478104486843</text:p>
          </table:table-cell>
          <table:table-cell office:value-type="float" office:value="1478104487045" calcext:value-type="float">
            <text:p>1478104487045</text:p>
          </table:table-cell>
          <table:table-cell office:value-type="float" office:value="1478104487056" calcext:value-type="float">
            <text:p>1478104487056</text:p>
          </table:table-cell>
          <table:table-cell/>
          <table:table-cell table:formula="of:=[.G438]-[.F438]" office:value-type="float" office:value="3" calcext:value-type="float">
            <text:p>3</text:p>
          </table:table-cell>
          <table:table-cell table:formula="of:=[.H438]-[.G438]" office:value-type="float" office:value="0" calcext:value-type="float">
            <text:p>0</text:p>
          </table:table-cell>
          <table:table-cell table:formula="of:=[.I438]-[.H438]" office:value-type="float" office:value="0" calcext:value-type="float">
            <text:p>0</text:p>
          </table:table-cell>
          <table:table-cell table:number-columns-repeated="2"/>
          <table:table-cell table:formula="of:=[.L438]-[.K438]" office:value-type="float" office:value="202" calcext:value-type="float">
            <text:p>202</text:p>
          </table:table-cell>
          <table:table-cell table:formula="of:=[.M438]-[.L438]" office:value-type="float" office:value="11" calcext:value-type="float">
            <text:p>11</text:p>
          </table:table-cell>
          <table:table-cell table:formula="of:=[.M438]-[.F438]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49534" calcext:value-type="float">
            <text:p>49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02" calcext:value-type="float">
            <text:p>200802</text:p>
          </table:table-cell>
          <table:table-cell office:value-type="float" office:value="1478104486953" calcext:value-type="float">
            <text:p>1478104486953</text:p>
          </table:table-cell>
          <table:table-cell table:number-columns-repeated="3" office:value-type="float" office:value="1478104486952" calcext:value-type="float">
            <text:p>1478104486952</text:p>
          </table:table-cell>
          <table:table-cell office:value-type="string" calcext:value-type="string">
            <text:p>?</text:p>
          </table:table-cell>
          <table:table-cell office:value-type="float" office:value="1478104486956" calcext:value-type="float">
            <text:p>1478104486956</text:p>
          </table:table-cell>
          <table:table-cell office:value-type="float" office:value="1478104487148" calcext:value-type="float">
            <text:p>1478104487148</text:p>
          </table:table-cell>
          <table:table-cell office:value-type="float" office:value="1478104487156" calcext:value-type="float">
            <text:p>1478104487156</text:p>
          </table:table-cell>
          <table:table-cell/>
          <table:table-cell table:formula="of:=[.G439]-[.F439]" office:value-type="float" office:value="-1" calcext:value-type="float">
            <text:p>-1</text:p>
          </table:table-cell>
          <table:table-cell table:formula="of:=[.H439]-[.G439]" office:value-type="float" office:value="0" calcext:value-type="float">
            <text:p>0</text:p>
          </table:table-cell>
          <table:table-cell table:formula="of:=[.I439]-[.H439]" office:value-type="float" office:value="0" calcext:value-type="float">
            <text:p>0</text:p>
          </table:table-cell>
          <table:table-cell table:number-columns-repeated="2"/>
          <table:table-cell table:formula="of:=[.L439]-[.K439]" office:value-type="float" office:value="192" calcext:value-type="float">
            <text:p>192</text:p>
          </table:table-cell>
          <table:table-cell table:formula="of:=[.M439]-[.L439]" office:value-type="float" office:value="8" calcext:value-type="float">
            <text:p>8</text:p>
          </table:table-cell>
          <table:table-cell table:formula="of:=[.M439]-[.F439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9516" calcext:value-type="float">
            <text:p>495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436" calcext:value-type="float">
            <text:p>1436</text:p>
          </table:table-cell>
          <table:table-cell office:value-type="float" office:value="1478104487045" calcext:value-type="float">
            <text:p>1478104487045</text:p>
          </table:table-cell>
          <table:table-cell table:number-columns-repeated="3" office:value-type="float" office:value="1478104487044" calcext:value-type="float">
            <text:p>1478104487044</text:p>
          </table:table-cell>
          <table:table-cell office:value-type="string" calcext:value-type="string">
            <text:p>?</text:p>
          </table:table-cell>
          <table:table-cell office:value-type="float" office:value="1478104487044" calcext:value-type="float">
            <text:p>1478104487044</text:p>
          </table:table-cell>
          <table:table-cell office:value-type="float" office:value="1478104487244" calcext:value-type="float">
            <text:p>1478104487244</text:p>
          </table:table-cell>
          <table:table-cell office:value-type="float" office:value="1478104487253" calcext:value-type="float">
            <text:p>1478104487253</text:p>
          </table:table-cell>
          <table:table-cell/>
          <table:table-cell table:formula="of:=[.G440]-[.F440]" office:value-type="float" office:value="-1" calcext:value-type="float">
            <text:p>-1</text:p>
          </table:table-cell>
          <table:table-cell table:formula="of:=[.H440]-[.G440]" office:value-type="float" office:value="0" calcext:value-type="float">
            <text:p>0</text:p>
          </table:table-cell>
          <table:table-cell table:formula="of:=[.I440]-[.H440]" office:value-type="float" office:value="0" calcext:value-type="float">
            <text:p>0</text:p>
          </table:table-cell>
          <table:table-cell table:number-columns-repeated="2"/>
          <table:table-cell table:formula="of:=[.L440]-[.K440]" office:value-type="float" office:value="200" calcext:value-type="float">
            <text:p>200</text:p>
          </table:table-cell>
          <table:table-cell table:formula="of:=[.M440]-[.L440]" office:value-type="float" office:value="9" calcext:value-type="float">
            <text:p>9</text:p>
          </table:table-cell>
          <table:table-cell table:formula="of:=[.M440]-[.F440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530" calcext:value-type="float">
            <text:p>495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191" calcext:value-type="float">
            <text:p>300191</text:p>
          </table:table-cell>
          <table:table-cell office:value-type="float" office:value="1478104487060" calcext:value-type="float">
            <text:p>1478104487060</text:p>
          </table:table-cell>
          <table:table-cell table:number-columns-repeated="3" office:value-type="float" office:value="1478104487059" calcext:value-type="float">
            <text:p>1478104487059</text:p>
          </table:table-cell>
          <table:table-cell office:value-type="string" calcext:value-type="string">
            <text:p>?</text:p>
          </table:table-cell>
          <table:table-cell office:value-type="float" office:value="1478104487059" calcext:value-type="float">
            <text:p>1478104487059</text:p>
          </table:table-cell>
          <table:table-cell office:value-type="float" office:value="1478104487257" calcext:value-type="float">
            <text:p>1478104487257</text:p>
          </table:table-cell>
          <table:table-cell office:value-type="float" office:value="1478104487265" calcext:value-type="float">
            <text:p>1478104487265</text:p>
          </table:table-cell>
          <table:table-cell/>
          <table:table-cell table:formula="of:=[.G441]-[.F441]" office:value-type="float" office:value="-1" calcext:value-type="float">
            <text:p>-1</text:p>
          </table:table-cell>
          <table:table-cell table:formula="of:=[.H441]-[.G441]" office:value-type="float" office:value="0" calcext:value-type="float">
            <text:p>0</text:p>
          </table:table-cell>
          <table:table-cell table:formula="of:=[.I441]-[.H441]" office:value-type="float" office:value="0" calcext:value-type="float">
            <text:p>0</text:p>
          </table:table-cell>
          <table:table-cell table:number-columns-repeated="2"/>
          <table:table-cell table:formula="of:=[.L441]-[.K441]" office:value-type="float" office:value="198" calcext:value-type="float">
            <text:p>198</text:p>
          </table:table-cell>
          <table:table-cell table:formula="of:=[.M441]-[.L441]" office:value-type="float" office:value="8" calcext:value-type="float">
            <text:p>8</text:p>
          </table:table-cell>
          <table:table-cell table:formula="of:=[.M441]-[.F441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528" calcext:value-type="float">
            <text:p>49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938" calcext:value-type="float">
            <text:p>100938</text:p>
          </table:table-cell>
          <table:table-cell office:value-type="float" office:value="1478104487038" calcext:value-type="float">
            <text:p>1478104487038</text:p>
          </table:table-cell>
          <table:table-cell table:number-columns-repeated="3" office:value-type="float" office:value="1478104487037" calcext:value-type="float">
            <text:p>1478104487037</text:p>
          </table:table-cell>
          <table:table-cell office:value-type="string" calcext:value-type="string">
            <text:p>?</text:p>
          </table:table-cell>
          <table:table-cell office:value-type="float" office:value="1478104487037" calcext:value-type="float">
            <text:p>1478104487037</text:p>
          </table:table-cell>
          <table:table-cell office:value-type="float" office:value="1478104487247" calcext:value-type="float">
            <text:p>1478104487247</text:p>
          </table:table-cell>
          <table:table-cell office:value-type="float" office:value="1478104487270" calcext:value-type="float">
            <text:p>1478104487270</text:p>
          </table:table-cell>
          <table:table-cell/>
          <table:table-cell table:formula="of:=[.G442]-[.F442]" office:value-type="float" office:value="-1" calcext:value-type="float">
            <text:p>-1</text:p>
          </table:table-cell>
          <table:table-cell table:formula="of:=[.H442]-[.G442]" office:value-type="float" office:value="0" calcext:value-type="float">
            <text:p>0</text:p>
          </table:table-cell>
          <table:table-cell table:formula="of:=[.I442]-[.H442]" office:value-type="float" office:value="0" calcext:value-type="float">
            <text:p>0</text:p>
          </table:table-cell>
          <table:table-cell table:number-columns-repeated="2"/>
          <table:table-cell table:formula="of:=[.L442]-[.K442]" office:value-type="float" office:value="210" calcext:value-type="float">
            <text:p>210</text:p>
          </table:table-cell>
          <table:table-cell table:formula="of:=[.M442]-[.L442]" office:value-type="float" office:value="23" calcext:value-type="float">
            <text:p>23</text:p>
          </table:table-cell>
          <table:table-cell table:formula="of:=[.M442]-[.F442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49536" calcext:value-type="float">
            <text:p>49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808" calcext:value-type="float">
            <text:p>101808</text:p>
          </table:table-cell>
          <table:table-cell table:number-columns-repeated="2" office:value-type="float" office:value="1478104487125" calcext:value-type="float">
            <text:p>1478104487125</text:p>
          </table:table-cell>
          <table:table-cell table:number-columns-repeated="2" office:value-type="float" office:value="1478104487126" calcext:value-type="float">
            <text:p>1478104487126</text:p>
          </table:table-cell>
          <table:table-cell office:value-type="string" calcext:value-type="string">
            <text:p>?</text:p>
          </table:table-cell>
          <table:table-cell office:value-type="float" office:value="1478104487126" calcext:value-type="float">
            <text:p>1478104487126</text:p>
          </table:table-cell>
          <table:table-cell office:value-type="float" office:value="1478104487318" calcext:value-type="float">
            <text:p>1478104487318</text:p>
          </table:table-cell>
          <table:table-cell office:value-type="float" office:value="1478104487344" calcext:value-type="float">
            <text:p>1478104487344</text:p>
          </table:table-cell>
          <table:table-cell/>
          <table:table-cell table:formula="of:=[.G443]-[.F443]" office:value-type="float" office:value="0" calcext:value-type="float">
            <text:p>0</text:p>
          </table:table-cell>
          <table:table-cell table:formula="of:=[.H443]-[.G443]" office:value-type="float" office:value="1" calcext:value-type="float">
            <text:p>1</text:p>
          </table:table-cell>
          <table:table-cell table:formula="of:=[.I443]-[.H443]" office:value-type="float" office:value="0" calcext:value-type="float">
            <text:p>0</text:p>
          </table:table-cell>
          <table:table-cell table:number-columns-repeated="2"/>
          <table:table-cell table:formula="of:=[.L443]-[.K443]" office:value-type="float" office:value="192" calcext:value-type="float">
            <text:p>192</text:p>
          </table:table-cell>
          <table:table-cell table:formula="of:=[.M443]-[.L443]" office:value-type="float" office:value="26" calcext:value-type="float">
            <text:p>26</text:p>
          </table:table-cell>
          <table:table-cell table:formula="of:=[.M443]-[.F443]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49535" calcext:value-type="float">
            <text:p>49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43" calcext:value-type="float">
            <text:p>202143</text:p>
          </table:table-cell>
          <table:table-cell office:value-type="float" office:value="1478104487177" calcext:value-type="float">
            <text:p>1478104487177</text:p>
          </table:table-cell>
          <table:table-cell table:number-columns-repeated="3" office:value-type="float" office:value="1478104487176" calcext:value-type="float">
            <text:p>1478104487176</text:p>
          </table:table-cell>
          <table:table-cell office:value-type="string" calcext:value-type="string">
            <text:p>?</text:p>
          </table:table-cell>
          <table:table-cell office:value-type="float" office:value="1478104487176" calcext:value-type="float">
            <text:p>1478104487176</text:p>
          </table:table-cell>
          <table:table-cell office:value-type="float" office:value="1478104487369" calcext:value-type="float">
            <text:p>1478104487369</text:p>
          </table:table-cell>
          <table:table-cell office:value-type="float" office:value="1478104487377" calcext:value-type="float">
            <text:p>1478104487377</text:p>
          </table:table-cell>
          <table:table-cell/>
          <table:table-cell table:formula="of:=[.G444]-[.F444]" office:value-type="float" office:value="-1" calcext:value-type="float">
            <text:p>-1</text:p>
          </table:table-cell>
          <table:table-cell table:formula="of:=[.H444]-[.G444]" office:value-type="float" office:value="0" calcext:value-type="float">
            <text:p>0</text:p>
          </table:table-cell>
          <table:table-cell table:formula="of:=[.I444]-[.H444]" office:value-type="float" office:value="0" calcext:value-type="float">
            <text:p>0</text:p>
          </table:table-cell>
          <table:table-cell table:number-columns-repeated="2"/>
          <table:table-cell table:formula="of:=[.L444]-[.K444]" office:value-type="float" office:value="193" calcext:value-type="float">
            <text:p>193</text:p>
          </table:table-cell>
          <table:table-cell table:formula="of:=[.M444]-[.L444]" office:value-type="float" office:value="8" calcext:value-type="float">
            <text:p>8</text:p>
          </table:table-cell>
          <table:table-cell table:formula="of:=[.M444]-[.F44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538" calcext:value-type="float">
            <text:p>49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82" calcext:value-type="float">
            <text:p>300282</text:p>
          </table:table-cell>
          <table:table-cell office:value-type="float" office:value="1478104487250" calcext:value-type="float">
            <text:p>1478104487250</text:p>
          </table:table-cell>
          <table:table-cell table:number-columns-repeated="3" office:value-type="float" office:value="1478104487251" calcext:value-type="float">
            <text:p>1478104487251</text:p>
          </table:table-cell>
          <table:table-cell office:value-type="string" calcext:value-type="string">
            <text:p>?</text:p>
          </table:table-cell>
          <table:table-cell office:value-type="float" office:value="1478104487251" calcext:value-type="float">
            <text:p>1478104487251</text:p>
          </table:table-cell>
          <table:table-cell office:value-type="float" office:value="1478104487451" calcext:value-type="float">
            <text:p>1478104487451</text:p>
          </table:table-cell>
          <table:table-cell office:value-type="float" office:value="1478104487460" calcext:value-type="float">
            <text:p>1478104487460</text:p>
          </table:table-cell>
          <table:table-cell/>
          <table:table-cell table:formula="of:=[.G445]-[.F445]" office:value-type="float" office:value="1" calcext:value-type="float">
            <text:p>1</text:p>
          </table:table-cell>
          <table:table-cell table:formula="of:=[.H445]-[.G445]" office:value-type="float" office:value="0" calcext:value-type="float">
            <text:p>0</text:p>
          </table:table-cell>
          <table:table-cell table:formula="of:=[.I445]-[.H445]" office:value-type="float" office:value="0" calcext:value-type="float">
            <text:p>0</text:p>
          </table:table-cell>
          <table:table-cell table:number-columns-repeated="2"/>
          <table:table-cell table:formula="of:=[.L445]-[.K445]" office:value-type="float" office:value="200" calcext:value-type="float">
            <text:p>200</text:p>
          </table:table-cell>
          <table:table-cell table:formula="of:=[.M445]-[.L445]" office:value-type="float" office:value="9" calcext:value-type="float">
            <text:p>9</text:p>
          </table:table-cell>
          <table:table-cell table:formula="of:=[.M445]-[.F445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537" calcext:value-type="float">
            <text:p>495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360" calcext:value-type="float">
            <text:p>2360</text:p>
          </table:table-cell>
          <table:table-cell table:number-columns-repeated="4" office:value-type="float" office:value="1478104487336" calcext:value-type="float">
            <text:p>1478104487336</text:p>
          </table:table-cell>
          <table:table-cell office:value-type="string" calcext:value-type="string">
            <text:p>?</text:p>
          </table:table-cell>
          <table:table-cell office:value-type="float" office:value="1478104487336" calcext:value-type="float">
            <text:p>1478104487336</text:p>
          </table:table-cell>
          <table:table-cell office:value-type="float" office:value="1478104487525" calcext:value-type="float">
            <text:p>1478104487525</text:p>
          </table:table-cell>
          <table:table-cell office:value-type="float" office:value="1478104487533" calcext:value-type="float">
            <text:p>1478104487533</text:p>
          </table:table-cell>
          <table:table-cell/>
          <table:table-cell table:formula="of:=[.G446]-[.F446]" office:value-type="float" office:value="0" calcext:value-type="float">
            <text:p>0</text:p>
          </table:table-cell>
          <table:table-cell table:formula="of:=[.H446]-[.G446]" office:value-type="float" office:value="0" calcext:value-type="float">
            <text:p>0</text:p>
          </table:table-cell>
          <table:table-cell table:formula="of:=[.I446]-[.H446]" office:value-type="float" office:value="0" calcext:value-type="float">
            <text:p>0</text:p>
          </table:table-cell>
          <table:table-cell table:number-columns-repeated="2"/>
          <table:table-cell table:formula="of:=[.L446]-[.K446]" office:value-type="float" office:value="189" calcext:value-type="float">
            <text:p>189</text:p>
          </table:table-cell>
          <table:table-cell table:formula="of:=[.M446]-[.L446]" office:value-type="float" office:value="8" calcext:value-type="float">
            <text:p>8</text:p>
          </table:table-cell>
          <table:table-cell table:formula="of:=[.M446]-[.F446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9541" calcext:value-type="float">
            <text:p>49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468" calcext:value-type="float">
            <text:p>302468</text:p>
          </table:table-cell>
          <table:table-cell office:value-type="float" office:value="1478104487375" calcext:value-type="float">
            <text:p>1478104487375</text:p>
          </table:table-cell>
          <table:table-cell table:number-columns-repeated="3" office:value-type="float" office:value="1478104487374" calcext:value-type="float">
            <text:p>1478104487374</text:p>
          </table:table-cell>
          <table:table-cell office:value-type="string" calcext:value-type="string">
            <text:p>?</text:p>
          </table:table-cell>
          <table:table-cell office:value-type="float" office:value="1478104487374" calcext:value-type="float">
            <text:p>1478104487374</text:p>
          </table:table-cell>
          <table:table-cell office:value-type="float" office:value="1478104487561" calcext:value-type="float">
            <text:p>1478104487561</text:p>
          </table:table-cell>
          <table:table-cell office:value-type="float" office:value="1478104487569" calcext:value-type="float">
            <text:p>1478104487569</text:p>
          </table:table-cell>
          <table:table-cell/>
          <table:table-cell table:formula="of:=[.G447]-[.F447]" office:value-type="float" office:value="-1" calcext:value-type="float">
            <text:p>-1</text:p>
          </table:table-cell>
          <table:table-cell table:formula="of:=[.H447]-[.G447]" office:value-type="float" office:value="0" calcext:value-type="float">
            <text:p>0</text:p>
          </table:table-cell>
          <table:table-cell table:formula="of:=[.I447]-[.H447]" office:value-type="float" office:value="0" calcext:value-type="float">
            <text:p>0</text:p>
          </table:table-cell>
          <table:table-cell table:number-columns-repeated="2"/>
          <table:table-cell table:formula="of:=[.L447]-[.K447]" office:value-type="float" office:value="187" calcext:value-type="float">
            <text:p>187</text:p>
          </table:table-cell>
          <table:table-cell table:formula="of:=[.M447]-[.L447]" office:value-type="float" office:value="8" calcext:value-type="float">
            <text:p>8</text:p>
          </table:table-cell>
          <table:table-cell table:formula="of:=[.M447]-[.F447]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49540" calcext:value-type="float">
            <text:p>49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03" calcext:value-type="float">
            <text:p>202203</text:p>
          </table:table-cell>
          <table:table-cell office:value-type="float" office:value="1478104487431" calcext:value-type="float">
            <text:p>1478104487431</text:p>
          </table:table-cell>
          <table:table-cell table:number-columns-repeated="3" office:value-type="float" office:value="1478104487433" calcext:value-type="float">
            <text:p>1478104487433</text:p>
          </table:table-cell>
          <table:table-cell office:value-type="string" calcext:value-type="string">
            <text:p>?</text:p>
          </table:table-cell>
          <table:table-cell office:value-type="float" office:value="1478104487433" calcext:value-type="float">
            <text:p>1478104487433</text:p>
          </table:table-cell>
          <table:table-cell office:value-type="float" office:value="1478104487632" calcext:value-type="float">
            <text:p>1478104487632</text:p>
          </table:table-cell>
          <table:table-cell office:value-type="float" office:value="1478104487639" calcext:value-type="float">
            <text:p>1478104487639</text:p>
          </table:table-cell>
          <table:table-cell/>
          <table:table-cell table:formula="of:=[.G448]-[.F448]" office:value-type="float" office:value="2" calcext:value-type="float">
            <text:p>2</text:p>
          </table:table-cell>
          <table:table-cell table:formula="of:=[.H448]-[.G448]" office:value-type="float" office:value="0" calcext:value-type="float">
            <text:p>0</text:p>
          </table:table-cell>
          <table:table-cell table:formula="of:=[.I448]-[.H448]" office:value-type="float" office:value="0" calcext:value-type="float">
            <text:p>0</text:p>
          </table:table-cell>
          <table:table-cell table:number-columns-repeated="2"/>
          <table:table-cell table:formula="of:=[.L448]-[.K448]" office:value-type="float" office:value="199" calcext:value-type="float">
            <text:p>199</text:p>
          </table:table-cell>
          <table:table-cell table:formula="of:=[.M448]-[.L448]" office:value-type="float" office:value="7" calcext:value-type="float">
            <text:p>7</text:p>
          </table:table-cell>
          <table:table-cell table:formula="of:=[.M448]-[.F448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543" calcext:value-type="float">
            <text:p>495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016" calcext:value-type="float">
            <text:p>302016</text:p>
          </table:table-cell>
          <table:table-cell office:value-type="float" office:value="1478104487466" calcext:value-type="float">
            <text:p>1478104487466</text:p>
          </table:table-cell>
          <table:table-cell table:number-columns-repeated="3" office:value-type="float" office:value="1478104487465" calcext:value-type="float">
            <text:p>1478104487465</text:p>
          </table:table-cell>
          <table:table-cell office:value-type="string" calcext:value-type="string">
            <text:p>?</text:p>
          </table:table-cell>
          <table:table-cell office:value-type="float" office:value="1478104487465" calcext:value-type="float">
            <text:p>1478104487465</text:p>
          </table:table-cell>
          <table:table-cell office:value-type="float" office:value="1478104487659" calcext:value-type="float">
            <text:p>1478104487659</text:p>
          </table:table-cell>
          <table:table-cell office:value-type="float" office:value="1478104487668" calcext:value-type="float">
            <text:p>1478104487668</text:p>
          </table:table-cell>
          <table:table-cell/>
          <table:table-cell table:formula="of:=[.G449]-[.F449]" office:value-type="float" office:value="-1" calcext:value-type="float">
            <text:p>-1</text:p>
          </table:table-cell>
          <table:table-cell table:formula="of:=[.H449]-[.G449]" office:value-type="float" office:value="0" calcext:value-type="float">
            <text:p>0</text:p>
          </table:table-cell>
          <table:table-cell table:formula="of:=[.I449]-[.H449]" office:value-type="float" office:value="0" calcext:value-type="float">
            <text:p>0</text:p>
          </table:table-cell>
          <table:table-cell table:number-columns-repeated="2"/>
          <table:table-cell table:formula="of:=[.L449]-[.K449]" office:value-type="float" office:value="194" calcext:value-type="float">
            <text:p>194</text:p>
          </table:table-cell>
          <table:table-cell table:formula="of:=[.M449]-[.L449]" office:value-type="float" office:value="9" calcext:value-type="float">
            <text:p>9</text:p>
          </table:table-cell>
          <table:table-cell table:formula="of:=[.M449]-[.F449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544" calcext:value-type="float">
            <text:p>49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998" calcext:value-type="float">
            <text:p>200998</text:p>
          </table:table-cell>
          <table:table-cell office:value-type="float" office:value="1478104487470" calcext:value-type="float">
            <text:p>1478104487470</text:p>
          </table:table-cell>
          <table:table-cell table:number-columns-repeated="3" office:value-type="float" office:value="1478104487468" calcext:value-type="float">
            <text:p>1478104487468</text:p>
          </table:table-cell>
          <table:table-cell office:value-type="string" calcext:value-type="string">
            <text:p>?</text:p>
          </table:table-cell>
          <table:table-cell office:value-type="float" office:value="1478104487468" calcext:value-type="float">
            <text:p>1478104487468</text:p>
          </table:table-cell>
          <table:table-cell office:value-type="float" office:value="1478104487696" calcext:value-type="float">
            <text:p>1478104487696</text:p>
          </table:table-cell>
          <table:table-cell office:value-type="float" office:value="1478104487704" calcext:value-type="float">
            <text:p>1478104487704</text:p>
          </table:table-cell>
          <table:table-cell/>
          <table:table-cell table:formula="of:=[.G450]-[.F450]" office:value-type="float" office:value="-2" calcext:value-type="float">
            <text:p>-2</text:p>
          </table:table-cell>
          <table:table-cell table:formula="of:=[.H450]-[.G450]" office:value-type="float" office:value="0" calcext:value-type="float">
            <text:p>0</text:p>
          </table:table-cell>
          <table:table-cell table:formula="of:=[.I450]-[.H450]" office:value-type="float" office:value="0" calcext:value-type="float">
            <text:p>0</text:p>
          </table:table-cell>
          <table:table-cell table:number-columns-repeated="2"/>
          <table:table-cell table:formula="of:=[.L450]-[.K450]" office:value-type="float" office:value="228" calcext:value-type="float">
            <text:p>228</text:p>
          </table:table-cell>
          <table:table-cell table:formula="of:=[.M450]-[.L450]" office:value-type="float" office:value="8" calcext:value-type="float">
            <text:p>8</text:p>
          </table:table-cell>
          <table:table-cell table:formula="of:=[.M450]-[.F450]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49545" calcext:value-type="float">
            <text:p>49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208" calcext:value-type="float">
            <text:p>301208</text:p>
          </table:table-cell>
          <table:table-cell table:number-columns-repeated="4" office:value-type="float" office:value="1478104487629" calcext:value-type="float">
            <text:p>1478104487629</text:p>
          </table:table-cell>
          <table:table-cell office:value-type="string" calcext:value-type="string">
            <text:p>?</text:p>
          </table:table-cell>
          <table:table-cell office:value-type="float" office:value="1478104487629" calcext:value-type="float">
            <text:p>1478104487629</text:p>
          </table:table-cell>
          <table:table-cell office:value-type="float" office:value="1478104487826" calcext:value-type="float">
            <text:p>1478104487826</text:p>
          </table:table-cell>
          <table:table-cell office:value-type="float" office:value="1478104487848" calcext:value-type="float">
            <text:p>1478104487848</text:p>
          </table:table-cell>
          <table:table-cell/>
          <table:table-cell table:formula="of:=[.G451]-[.F451]" office:value-type="float" office:value="0" calcext:value-type="float">
            <text:p>0</text:p>
          </table:table-cell>
          <table:table-cell table:formula="of:=[.H451]-[.G451]" office:value-type="float" office:value="0" calcext:value-type="float">
            <text:p>0</text:p>
          </table:table-cell>
          <table:table-cell table:formula="of:=[.I451]-[.H451]" office:value-type="float" office:value="0" calcext:value-type="float">
            <text:p>0</text:p>
          </table:table-cell>
          <table:table-cell table:number-columns-repeated="2"/>
          <table:table-cell table:formula="of:=[.L451]-[.K451]" office:value-type="float" office:value="197" calcext:value-type="float">
            <text:p>197</text:p>
          </table:table-cell>
          <table:table-cell table:formula="of:=[.M451]-[.L451]" office:value-type="float" office:value="22" calcext:value-type="float">
            <text:p>22</text:p>
          </table:table-cell>
          <table:table-cell table:formula="of:=[.M451]-[.F451]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49547" calcext:value-type="float">
            <text:p>495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252" calcext:value-type="float">
            <text:p>301252</text:p>
          </table:table-cell>
          <table:table-cell office:value-type="float" office:value="1478104487727" calcext:value-type="float">
            <text:p>1478104487727</text:p>
          </table:table-cell>
          <table:table-cell table:number-columns-repeated="3" office:value-type="float" office:value="1478104487725" calcext:value-type="float">
            <text:p>1478104487725</text:p>
          </table:table-cell>
          <table:table-cell office:value-type="string" calcext:value-type="string">
            <text:p>?</text:p>
          </table:table-cell>
          <table:table-cell office:value-type="float" office:value="1478104487725" calcext:value-type="float">
            <text:p>1478104487725</text:p>
          </table:table-cell>
          <table:table-cell office:value-type="float" office:value="1478104487913" calcext:value-type="float">
            <text:p>1478104487913</text:p>
          </table:table-cell>
          <table:table-cell office:value-type="float" office:value="1478104487924" calcext:value-type="float">
            <text:p>1478104487924</text:p>
          </table:table-cell>
          <table:table-cell/>
          <table:table-cell table:formula="of:=[.G452]-[.F452]" office:value-type="float" office:value="-2" calcext:value-type="float">
            <text:p>-2</text:p>
          </table:table-cell>
          <table:table-cell table:formula="of:=[.H452]-[.G452]" office:value-type="float" office:value="0" calcext:value-type="float">
            <text:p>0</text:p>
          </table:table-cell>
          <table:table-cell table:formula="of:=[.I452]-[.H452]" office:value-type="float" office:value="0" calcext:value-type="float">
            <text:p>0</text:p>
          </table:table-cell>
          <table:table-cell table:number-columns-repeated="2"/>
          <table:table-cell table:formula="of:=[.L452]-[.K452]" office:value-type="float" office:value="188" calcext:value-type="float">
            <text:p>188</text:p>
          </table:table-cell>
          <table:table-cell table:formula="of:=[.M452]-[.L452]" office:value-type="float" office:value="11" calcext:value-type="float">
            <text:p>11</text:p>
          </table:table-cell>
          <table:table-cell table:formula="of:=[.M452]-[.F452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9546" calcext:value-type="float">
            <text:p>495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441" calcext:value-type="float">
            <text:p>202441</text:p>
          </table:table-cell>
          <table:table-cell office:value-type="float" office:value="1478104487844" calcext:value-type="float">
            <text:p>1478104487844</text:p>
          </table:table-cell>
          <table:table-cell table:number-columns-repeated="3" office:value-type="float" office:value="1478104487843" calcext:value-type="float">
            <text:p>1478104487843</text:p>
          </table:table-cell>
          <table:table-cell office:value-type="string" calcext:value-type="string">
            <text:p>?</text:p>
          </table:table-cell>
          <table:table-cell office:value-type="float" office:value="1478104487843" calcext:value-type="float">
            <text:p>1478104487843</text:p>
          </table:table-cell>
          <table:table-cell office:value-type="float" office:value="1478104488041" calcext:value-type="float">
            <text:p>1478104488041</text:p>
          </table:table-cell>
          <table:table-cell office:value-type="float" office:value="1478104488049" calcext:value-type="float">
            <text:p>1478104488049</text:p>
          </table:table-cell>
          <table:table-cell/>
          <table:table-cell table:formula="of:=[.G453]-[.F453]" office:value-type="float" office:value="-1" calcext:value-type="float">
            <text:p>-1</text:p>
          </table:table-cell>
          <table:table-cell table:formula="of:=[.H453]-[.G453]" office:value-type="float" office:value="0" calcext:value-type="float">
            <text:p>0</text:p>
          </table:table-cell>
          <table:table-cell table:formula="of:=[.I453]-[.H453]" office:value-type="float" office:value="0" calcext:value-type="float">
            <text:p>0</text:p>
          </table:table-cell>
          <table:table-cell table:number-columns-repeated="2"/>
          <table:table-cell table:formula="of:=[.L453]-[.K453]" office:value-type="float" office:value="198" calcext:value-type="float">
            <text:p>198</text:p>
          </table:table-cell>
          <table:table-cell table:formula="of:=[.M453]-[.L453]" office:value-type="float" office:value="8" calcext:value-type="float">
            <text:p>8</text:p>
          </table:table-cell>
          <table:table-cell table:formula="of:=[.M453]-[.F453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542" calcext:value-type="float">
            <text:p>495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257" calcext:value-type="float">
            <text:p>1257</text:p>
          </table:table-cell>
          <table:table-cell office:value-type="float" office:value="1478104487921" calcext:value-type="float">
            <text:p>1478104487921</text:p>
          </table:table-cell>
          <table:table-cell table:number-columns-repeated="3" office:value-type="float" office:value="1478104487920" calcext:value-type="float">
            <text:p>1478104487920</text:p>
          </table:table-cell>
          <table:table-cell office:value-type="string" calcext:value-type="string">
            <text:p>?</text:p>
          </table:table-cell>
          <table:table-cell office:value-type="float" office:value="1478104487920" calcext:value-type="float">
            <text:p>1478104487920</text:p>
          </table:table-cell>
          <table:table-cell office:value-type="float" office:value="1478104488121" calcext:value-type="float">
            <text:p>1478104488121</text:p>
          </table:table-cell>
          <table:table-cell office:value-type="float" office:value="1478104488133" calcext:value-type="float">
            <text:p>1478104488133</text:p>
          </table:table-cell>
          <table:table-cell/>
          <table:table-cell table:formula="of:=[.G454]-[.F454]" office:value-type="float" office:value="-1" calcext:value-type="float">
            <text:p>-1</text:p>
          </table:table-cell>
          <table:table-cell table:formula="of:=[.H454]-[.G454]" office:value-type="float" office:value="0" calcext:value-type="float">
            <text:p>0</text:p>
          </table:table-cell>
          <table:table-cell table:formula="of:=[.I454]-[.H454]" office:value-type="float" office:value="0" calcext:value-type="float">
            <text:p>0</text:p>
          </table:table-cell>
          <table:table-cell table:number-columns-repeated="2"/>
          <table:table-cell table:formula="of:=[.L454]-[.K454]" office:value-type="float" office:value="201" calcext:value-type="float">
            <text:p>201</text:p>
          </table:table-cell>
          <table:table-cell table:formula="of:=[.M454]-[.L454]" office:value-type="float" office:value="12" calcext:value-type="float">
            <text:p>12</text:p>
          </table:table-cell>
          <table:table-cell table:formula="of:=[.M454]-[.F454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539" calcext:value-type="float">
            <text:p>49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088" calcext:value-type="float">
            <text:p>100088</text:p>
          </table:table-cell>
          <table:table-cell office:value-type="float" office:value="1478104487966" calcext:value-type="float">
            <text:p>1478104487966</text:p>
          </table:table-cell>
          <table:table-cell table:number-columns-repeated="3" office:value-type="float" office:value="1478104487965" calcext:value-type="float">
            <text:p>1478104487965</text:p>
          </table:table-cell>
          <table:table-cell office:value-type="string" calcext:value-type="string">
            <text:p>?</text:p>
          </table:table-cell>
          <table:table-cell office:value-type="float" office:value="1478104487965" calcext:value-type="float">
            <text:p>1478104487965</text:p>
          </table:table-cell>
          <table:table-cell office:value-type="float" office:value="1478104488155" calcext:value-type="float">
            <text:p>1478104488155</text:p>
          </table:table-cell>
          <table:table-cell office:value-type="float" office:value="1478104488204" calcext:value-type="float">
            <text:p>1478104488204</text:p>
          </table:table-cell>
          <table:table-cell/>
          <table:table-cell table:formula="of:=[.G455]-[.F455]" office:value-type="float" office:value="-1" calcext:value-type="float">
            <text:p>-1</text:p>
          </table:table-cell>
          <table:table-cell table:formula="of:=[.H455]-[.G455]" office:value-type="float" office:value="0" calcext:value-type="float">
            <text:p>0</text:p>
          </table:table-cell>
          <table:table-cell table:formula="of:=[.I455]-[.H455]" office:value-type="float" office:value="0" calcext:value-type="float">
            <text:p>0</text:p>
          </table:table-cell>
          <table:table-cell table:number-columns-repeated="2"/>
          <table:table-cell table:formula="of:=[.L455]-[.K455]" office:value-type="float" office:value="190" calcext:value-type="float">
            <text:p>190</text:p>
          </table:table-cell>
          <table:table-cell table:formula="of:=[.M455]-[.L455]" office:value-type="float" office:value="49" calcext:value-type="float">
            <text:p>49</text:p>
          </table:table-cell>
          <table:table-cell table:formula="of:=[.M455]-[.F455]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49551" calcext:value-type="float">
            <text:p>49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070" calcext:value-type="float">
            <text:p>101070</text:p>
          </table:table-cell>
          <table:table-cell office:value-type="float" office:value="1478104488224" calcext:value-type="float">
            <text:p>1478104488224</text:p>
          </table:table-cell>
          <table:table-cell table:number-columns-repeated="3" office:value-type="float" office:value="1478104488223" calcext:value-type="float">
            <text:p>1478104488223</text:p>
          </table:table-cell>
          <table:table-cell office:value-type="string" calcext:value-type="string">
            <text:p>?</text:p>
          </table:table-cell>
          <table:table-cell office:value-type="float" office:value="1478104488223" calcext:value-type="float">
            <text:p>1478104488223</text:p>
          </table:table-cell>
          <table:table-cell office:value-type="float" office:value="1478104488415" calcext:value-type="float">
            <text:p>1478104488415</text:p>
          </table:table-cell>
          <table:table-cell office:value-type="float" office:value="1478104488422" calcext:value-type="float">
            <text:p>1478104488422</text:p>
          </table:table-cell>
          <table:table-cell/>
          <table:table-cell table:formula="of:=[.G456]-[.F456]" office:value-type="float" office:value="-1" calcext:value-type="float">
            <text:p>-1</text:p>
          </table:table-cell>
          <table:table-cell table:formula="of:=[.H456]-[.G456]" office:value-type="float" office:value="0" calcext:value-type="float">
            <text:p>0</text:p>
          </table:table-cell>
          <table:table-cell table:formula="of:=[.I456]-[.H456]" office:value-type="float" office:value="0" calcext:value-type="float">
            <text:p>0</text:p>
          </table:table-cell>
          <table:table-cell table:number-columns-repeated="2"/>
          <table:table-cell table:formula="of:=[.L456]-[.K456]" office:value-type="float" office:value="192" calcext:value-type="float">
            <text:p>192</text:p>
          </table:table-cell>
          <table:table-cell table:formula="of:=[.M456]-[.L456]" office:value-type="float" office:value="7" calcext:value-type="float">
            <text:p>7</text:p>
          </table:table-cell>
          <table:table-cell table:formula="of:=[.M456]-[.F456]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9552" calcext:value-type="float">
            <text:p>49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95" calcext:value-type="float">
            <text:p>100595</text:p>
          </table:table-cell>
          <table:table-cell office:value-type="float" office:value="1478104488251" calcext:value-type="float">
            <text:p>1478104488251</text:p>
          </table:table-cell>
          <table:table-cell table:number-columns-repeated="3" office:value-type="float" office:value="1478104488250" calcext:value-type="float">
            <text:p>1478104488250</text:p>
          </table:table-cell>
          <table:table-cell office:value-type="string" calcext:value-type="string">
            <text:p>?</text:p>
          </table:table-cell>
          <table:table-cell office:value-type="float" office:value="1478104488250" calcext:value-type="float">
            <text:p>1478104488250</text:p>
          </table:table-cell>
          <table:table-cell office:value-type="float" office:value="1478104488437" calcext:value-type="float">
            <text:p>1478104488437</text:p>
          </table:table-cell>
          <table:table-cell office:value-type="float" office:value="1478104488462" calcext:value-type="float">
            <text:p>1478104488462</text:p>
          </table:table-cell>
          <table:table-cell/>
          <table:table-cell table:formula="of:=[.G457]-[.F457]" office:value-type="float" office:value="-1" calcext:value-type="float">
            <text:p>-1</text:p>
          </table:table-cell>
          <table:table-cell table:formula="of:=[.H457]-[.G457]" office:value-type="float" office:value="0" calcext:value-type="float">
            <text:p>0</text:p>
          </table:table-cell>
          <table:table-cell table:formula="of:=[.I457]-[.H457]" office:value-type="float" office:value="0" calcext:value-type="float">
            <text:p>0</text:p>
          </table:table-cell>
          <table:table-cell table:number-columns-repeated="2"/>
          <table:table-cell table:formula="of:=[.L457]-[.K457]" office:value-type="float" office:value="187" calcext:value-type="float">
            <text:p>187</text:p>
          </table:table-cell>
          <table:table-cell table:formula="of:=[.M457]-[.L457]" office:value-type="float" office:value="25" calcext:value-type="float">
            <text:p>25</text:p>
          </table:table-cell>
          <table:table-cell table:formula="of:=[.M457]-[.F457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549" calcext:value-type="float">
            <text:p>49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39" calcext:value-type="float">
            <text:p>201639</text:p>
          </table:table-cell>
          <table:table-cell office:value-type="float" office:value="1478104488255" calcext:value-type="float">
            <text:p>1478104488255</text:p>
          </table:table-cell>
          <table:table-cell table:number-columns-repeated="3" office:value-type="float" office:value="1478104488254" calcext:value-type="float">
            <text:p>1478104488254</text:p>
          </table:table-cell>
          <table:table-cell office:value-type="string" calcext:value-type="string">
            <text:p>?</text:p>
          </table:table-cell>
          <table:table-cell office:value-type="float" office:value="1478104488254" calcext:value-type="float">
            <text:p>1478104488254</text:p>
          </table:table-cell>
          <table:table-cell office:value-type="float" office:value="1478104488459" calcext:value-type="float">
            <text:p>1478104488459</text:p>
          </table:table-cell>
          <table:table-cell office:value-type="float" office:value="1478104488467" calcext:value-type="float">
            <text:p>1478104488467</text:p>
          </table:table-cell>
          <table:table-cell/>
          <table:table-cell table:formula="of:=[.G458]-[.F458]" office:value-type="float" office:value="-1" calcext:value-type="float">
            <text:p>-1</text:p>
          </table:table-cell>
          <table:table-cell table:formula="of:=[.H458]-[.G458]" office:value-type="float" office:value="0" calcext:value-type="float">
            <text:p>0</text:p>
          </table:table-cell>
          <table:table-cell table:formula="of:=[.I458]-[.H458]" office:value-type="float" office:value="0" calcext:value-type="float">
            <text:p>0</text:p>
          </table:table-cell>
          <table:table-cell table:number-columns-repeated="2"/>
          <table:table-cell table:formula="of:=[.L458]-[.K458]" office:value-type="float" office:value="205" calcext:value-type="float">
            <text:p>205</text:p>
          </table:table-cell>
          <table:table-cell table:formula="of:=[.M458]-[.L458]" office:value-type="float" office:value="8" calcext:value-type="float">
            <text:p>8</text:p>
          </table:table-cell>
          <table:table-cell table:formula="of:=[.M458]-[.F458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554" calcext:value-type="float">
            <text:p>49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485" calcext:value-type="float">
            <text:p>200485</text:p>
          </table:table-cell>
          <table:table-cell table:number-columns-repeated="4" office:value-type="float" office:value="1478104488317" calcext:value-type="float">
            <text:p>1478104488317</text:p>
          </table:table-cell>
          <table:table-cell office:value-type="string" calcext:value-type="string">
            <text:p>?</text:p>
          </table:table-cell>
          <table:table-cell office:value-type="float" office:value="1478104488317" calcext:value-type="float">
            <text:p>1478104488317</text:p>
          </table:table-cell>
          <table:table-cell office:value-type="float" office:value="1478104488510" calcext:value-type="float">
            <text:p>1478104488510</text:p>
          </table:table-cell>
          <table:table-cell office:value-type="float" office:value="1478104488518" calcext:value-type="float">
            <text:p>1478104488518</text:p>
          </table:table-cell>
          <table:table-cell/>
          <table:table-cell table:formula="of:=[.G459]-[.F459]" office:value-type="float" office:value="0" calcext:value-type="float">
            <text:p>0</text:p>
          </table:table-cell>
          <table:table-cell table:formula="of:=[.H459]-[.G459]" office:value-type="float" office:value="0" calcext:value-type="float">
            <text:p>0</text:p>
          </table:table-cell>
          <table:table-cell table:formula="of:=[.I459]-[.H459]" office:value-type="float" office:value="0" calcext:value-type="float">
            <text:p>0</text:p>
          </table:table-cell>
          <table:table-cell table:number-columns-repeated="2"/>
          <table:table-cell table:formula="of:=[.L459]-[.K459]" office:value-type="float" office:value="193" calcext:value-type="float">
            <text:p>193</text:p>
          </table:table-cell>
          <table:table-cell table:formula="of:=[.M459]-[.L459]" office:value-type="float" office:value="8" calcext:value-type="float">
            <text:p>8</text:p>
          </table:table-cell>
          <table:table-cell table:formula="of:=[.M459]-[.F459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553" calcext:value-type="float">
            <text:p>49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873" calcext:value-type="float">
            <text:p>101873</text:p>
          </table:table-cell>
          <table:table-cell office:value-type="float" office:value="1478104488339" calcext:value-type="float">
            <text:p>1478104488339</text:p>
          </table:table-cell>
          <table:table-cell office:value-type="float" office:value="1478104488338" calcext:value-type="float">
            <text:p>1478104488338</text:p>
          </table:table-cell>
          <table:table-cell table:number-columns-repeated="2" office:value-type="float" office:value="1478104488339" calcext:value-type="float">
            <text:p>1478104488339</text:p>
          </table:table-cell>
          <table:table-cell office:value-type="string" calcext:value-type="string">
            <text:p>?</text:p>
          </table:table-cell>
          <table:table-cell office:value-type="float" office:value="1478104488339" calcext:value-type="float">
            <text:p>1478104488339</text:p>
          </table:table-cell>
          <table:table-cell office:value-type="float" office:value="1478104488532" calcext:value-type="float">
            <text:p>1478104488532</text:p>
          </table:table-cell>
          <table:table-cell office:value-type="float" office:value="1478104488540" calcext:value-type="float">
            <text:p>1478104488540</text:p>
          </table:table-cell>
          <table:table-cell/>
          <table:table-cell table:formula="of:=[.G460]-[.F460]" office:value-type="float" office:value="-1" calcext:value-type="float">
            <text:p>-1</text:p>
          </table:table-cell>
          <table:table-cell table:formula="of:=[.H460]-[.G460]" office:value-type="float" office:value="1" calcext:value-type="float">
            <text:p>1</text:p>
          </table:table-cell>
          <table:table-cell table:formula="of:=[.I460]-[.H460]" office:value-type="float" office:value="0" calcext:value-type="float">
            <text:p>0</text:p>
          </table:table-cell>
          <table:table-cell table:number-columns-repeated="2"/>
          <table:table-cell table:formula="of:=[.L460]-[.K460]" office:value-type="float" office:value="193" calcext:value-type="float">
            <text:p>193</text:p>
          </table:table-cell>
          <table:table-cell table:formula="of:=[.M460]-[.L460]" office:value-type="float" office:value="8" calcext:value-type="float">
            <text:p>8</text:p>
          </table:table-cell>
          <table:table-cell table:formula="of:=[.M460]-[.F460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555" calcext:value-type="float">
            <text:p>49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840" calcext:value-type="float">
            <text:p>201840</text:p>
          </table:table-cell>
          <table:table-cell table:number-columns-repeated="4" office:value-type="float" office:value="1478104488411" calcext:value-type="float">
            <text:p>1478104488411</text:p>
          </table:table-cell>
          <table:table-cell office:value-type="string" calcext:value-type="string">
            <text:p>?</text:p>
          </table:table-cell>
          <table:table-cell office:value-type="float" office:value="1478104488411" calcext:value-type="float">
            <text:p>1478104488411</text:p>
          </table:table-cell>
          <table:table-cell office:value-type="float" office:value="1478104488602" calcext:value-type="float">
            <text:p>1478104488602</text:p>
          </table:table-cell>
          <table:table-cell office:value-type="float" office:value="1478104488612" calcext:value-type="float">
            <text:p>1478104488612</text:p>
          </table:table-cell>
          <table:table-cell/>
          <table:table-cell table:formula="of:=[.G461]-[.F461]" office:value-type="float" office:value="0" calcext:value-type="float">
            <text:p>0</text:p>
          </table:table-cell>
          <table:table-cell table:formula="of:=[.H461]-[.G461]" office:value-type="float" office:value="0" calcext:value-type="float">
            <text:p>0</text:p>
          </table:table-cell>
          <table:table-cell table:formula="of:=[.I461]-[.H461]" office:value-type="float" office:value="0" calcext:value-type="float">
            <text:p>0</text:p>
          </table:table-cell>
          <table:table-cell table:number-columns-repeated="2"/>
          <table:table-cell table:formula="of:=[.L461]-[.K461]" office:value-type="float" office:value="191" calcext:value-type="float">
            <text:p>191</text:p>
          </table:table-cell>
          <table:table-cell table:formula="of:=[.M461]-[.L461]" office:value-type="float" office:value="10" calcext:value-type="float">
            <text:p>10</text:p>
          </table:table-cell>
          <table:table-cell table:formula="of:=[.M461]-[.F461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556" calcext:value-type="float">
            <text:p>49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27" calcext:value-type="float">
            <text:p>100327</text:p>
          </table:table-cell>
          <table:table-cell office:value-type="float" office:value="1478104488459" calcext:value-type="float">
            <text:p>1478104488459</text:p>
          </table:table-cell>
          <table:table-cell table:number-columns-repeated="3" office:value-type="float" office:value="1478104488458" calcext:value-type="float">
            <text:p>1478104488458</text:p>
          </table:table-cell>
          <table:table-cell office:value-type="string" calcext:value-type="string">
            <text:p>?</text:p>
          </table:table-cell>
          <table:table-cell office:value-type="float" office:value="1478104488458" calcext:value-type="float">
            <text:p>1478104488458</text:p>
          </table:table-cell>
          <table:table-cell office:value-type="float" office:value="1478104488651" calcext:value-type="float">
            <text:p>1478104488651</text:p>
          </table:table-cell>
          <table:table-cell office:value-type="float" office:value="1478104488659" calcext:value-type="float">
            <text:p>1478104488659</text:p>
          </table:table-cell>
          <table:table-cell/>
          <table:table-cell table:formula="of:=[.G462]-[.F462]" office:value-type="float" office:value="-1" calcext:value-type="float">
            <text:p>-1</text:p>
          </table:table-cell>
          <table:table-cell table:formula="of:=[.H462]-[.G462]" office:value-type="float" office:value="0" calcext:value-type="float">
            <text:p>0</text:p>
          </table:table-cell>
          <table:table-cell table:formula="of:=[.I462]-[.H462]" office:value-type="float" office:value="0" calcext:value-type="float">
            <text:p>0</text:p>
          </table:table-cell>
          <table:table-cell table:number-columns-repeated="2"/>
          <table:table-cell table:formula="of:=[.L462]-[.K462]" office:value-type="float" office:value="193" calcext:value-type="float">
            <text:p>193</text:p>
          </table:table-cell>
          <table:table-cell table:formula="of:=[.M462]-[.L462]" office:value-type="float" office:value="8" calcext:value-type="float">
            <text:p>8</text:p>
          </table:table-cell>
          <table:table-cell table:formula="of:=[.M462]-[.F46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557" calcext:value-type="float">
            <text:p>49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082" calcext:value-type="float">
            <text:p>301082</text:p>
          </table:table-cell>
          <table:table-cell office:value-type="float" office:value="1478104488460" calcext:value-type="float">
            <text:p>1478104488460</text:p>
          </table:table-cell>
          <table:table-cell table:number-columns-repeated="3" office:value-type="float" office:value="1478104488459" calcext:value-type="float">
            <text:p>1478104488459</text:p>
          </table:table-cell>
          <table:table-cell office:value-type="string" calcext:value-type="string">
            <text:p>?</text:p>
          </table:table-cell>
          <table:table-cell office:value-type="float" office:value="1478104488459" calcext:value-type="float">
            <text:p>1478104488459</text:p>
          </table:table-cell>
          <table:table-cell office:value-type="float" office:value="1478104488649" calcext:value-type="float">
            <text:p>1478104488649</text:p>
          </table:table-cell>
          <table:table-cell office:value-type="float" office:value="1478104488662" calcext:value-type="float">
            <text:p>1478104488662</text:p>
          </table:table-cell>
          <table:table-cell/>
          <table:table-cell table:formula="of:=[.G463]-[.F463]" office:value-type="float" office:value="-1" calcext:value-type="float">
            <text:p>-1</text:p>
          </table:table-cell>
          <table:table-cell table:formula="of:=[.H463]-[.G463]" office:value-type="float" office:value="0" calcext:value-type="float">
            <text:p>0</text:p>
          </table:table-cell>
          <table:table-cell table:formula="of:=[.I463]-[.H463]" office:value-type="float" office:value="0" calcext:value-type="float">
            <text:p>0</text:p>
          </table:table-cell>
          <table:table-cell table:number-columns-repeated="2"/>
          <table:table-cell table:formula="of:=[.L463]-[.K463]" office:value-type="float" office:value="190" calcext:value-type="float">
            <text:p>190</text:p>
          </table:table-cell>
          <table:table-cell table:formula="of:=[.M463]-[.L463]" office:value-type="float" office:value="13" calcext:value-type="float">
            <text:p>13</text:p>
          </table:table-cell>
          <table:table-cell table:formula="of:=[.M463]-[.F463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560" calcext:value-type="float">
            <text:p>495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57" calcext:value-type="float">
            <text:p>301757</text:p>
          </table:table-cell>
          <table:table-cell office:value-type="float" office:value="1478104488525" calcext:value-type="float">
            <text:p>1478104488525</text:p>
          </table:table-cell>
          <table:table-cell table:number-columns-repeated="2" office:value-type="float" office:value="1478104488524" calcext:value-type="float">
            <text:p>1478104488524</text:p>
          </table:table-cell>
          <table:table-cell office:value-type="float" office:value="1478104488525" calcext:value-type="float">
            <text:p>1478104488525</text:p>
          </table:table-cell>
          <table:table-cell office:value-type="string" calcext:value-type="string">
            <text:p>?</text:p>
          </table:table-cell>
          <table:table-cell office:value-type="float" office:value="1478104488525" calcext:value-type="float">
            <text:p>1478104488525</text:p>
          </table:table-cell>
          <table:table-cell office:value-type="float" office:value="1478104488730" calcext:value-type="float">
            <text:p>1478104488730</text:p>
          </table:table-cell>
          <table:table-cell office:value-type="float" office:value="1478104488738" calcext:value-type="float">
            <text:p>1478104488738</text:p>
          </table:table-cell>
          <table:table-cell/>
          <table:table-cell table:formula="of:=[.G464]-[.F464]" office:value-type="float" office:value="-1" calcext:value-type="float">
            <text:p>-1</text:p>
          </table:table-cell>
          <table:table-cell table:formula="of:=[.H464]-[.G464]" office:value-type="float" office:value="0" calcext:value-type="float">
            <text:p>0</text:p>
          </table:table-cell>
          <table:table-cell table:formula="of:=[.I464]-[.H464]" office:value-type="float" office:value="1" calcext:value-type="float">
            <text:p>1</text:p>
          </table:table-cell>
          <table:table-cell table:number-columns-repeated="2"/>
          <table:table-cell table:formula="of:=[.L464]-[.K464]" office:value-type="float" office:value="205" calcext:value-type="float">
            <text:p>205</text:p>
          </table:table-cell>
          <table:table-cell table:formula="of:=[.M464]-[.L464]" office:value-type="float" office:value="8" calcext:value-type="float">
            <text:p>8</text:p>
          </table:table-cell>
          <table:table-cell table:formula="of:=[.M464]-[.F464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532" calcext:value-type="float">
            <text:p>49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806" calcext:value-type="float">
            <text:p>401806</text:p>
          </table:table-cell>
          <table:table-cell office:value-type="float" office:value="1478104488501" calcext:value-type="float">
            <text:p>1478104488501</text:p>
          </table:table-cell>
          <table:table-cell table:number-columns-repeated="3" office:value-type="float" office:value="1478104488500" calcext:value-type="float">
            <text:p>1478104488500</text:p>
          </table:table-cell>
          <table:table-cell office:value-type="string" calcext:value-type="string">
            <text:p>?</text:p>
          </table:table-cell>
          <table:table-cell office:value-type="float" office:value="1478104488500" calcext:value-type="float">
            <text:p>1478104488500</text:p>
          </table:table-cell>
          <table:table-cell office:value-type="float" office:value="1478104488689" calcext:value-type="float">
            <text:p>1478104488689</text:p>
          </table:table-cell>
          <table:table-cell office:value-type="float" office:value="1478104488750" calcext:value-type="float">
            <text:p>1478104488750</text:p>
          </table:table-cell>
          <table:table-cell/>
          <table:table-cell table:formula="of:=[.G465]-[.F465]" office:value-type="float" office:value="-1" calcext:value-type="float">
            <text:p>-1</text:p>
          </table:table-cell>
          <table:table-cell table:formula="of:=[.H465]-[.G465]" office:value-type="float" office:value="0" calcext:value-type="float">
            <text:p>0</text:p>
          </table:table-cell>
          <table:table-cell table:formula="of:=[.I465]-[.H465]" office:value-type="float" office:value="0" calcext:value-type="float">
            <text:p>0</text:p>
          </table:table-cell>
          <table:table-cell table:number-columns-repeated="2"/>
          <table:table-cell table:formula="of:=[.L465]-[.K465]" office:value-type="float" office:value="189" calcext:value-type="float">
            <text:p>189</text:p>
          </table:table-cell>
          <table:table-cell table:formula="of:=[.M465]-[.L465]" office:value-type="float" office:value="61" calcext:value-type="float">
            <text:p>61</text:p>
          </table:table-cell>
          <table:table-cell table:formula="of:=[.M465]-[.F465]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49548" calcext:value-type="float">
            <text:p>49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74" calcext:value-type="float">
            <text:p>300574</text:p>
          </table:table-cell>
          <table:table-cell table:number-columns-repeated="4" office:value-type="float" office:value="1478104488378" calcext:value-type="float">
            <text:p>1478104488378</text:p>
          </table:table-cell>
          <table:table-cell office:value-type="string" calcext:value-type="string">
            <text:p>?</text:p>
          </table:table-cell>
          <table:table-cell office:value-type="float" office:value="1478104488378" calcext:value-type="float">
            <text:p>1478104488378</text:p>
          </table:table-cell>
          <table:table-cell office:value-type="float" office:value="1478104488768" calcext:value-type="float">
            <text:p>1478104488768</text:p>
          </table:table-cell>
          <table:table-cell office:value-type="float" office:value="1478104488831" calcext:value-type="float">
            <text:p>1478104488831</text:p>
          </table:table-cell>
          <table:table-cell/>
          <table:table-cell table:formula="of:=[.G466]-[.F466]" office:value-type="float" office:value="0" calcext:value-type="float">
            <text:p>0</text:p>
          </table:table-cell>
          <table:table-cell table:formula="of:=[.H466]-[.G466]" office:value-type="float" office:value="0" calcext:value-type="float">
            <text:p>0</text:p>
          </table:table-cell>
          <table:table-cell table:formula="of:=[.I466]-[.H466]" office:value-type="float" office:value="0" calcext:value-type="float">
            <text:p>0</text:p>
          </table:table-cell>
          <table:table-cell table:number-columns-repeated="2"/>
          <table:table-cell table:formula="of:=[.L466]-[.K466]" office:value-type="float" office:value="390" calcext:value-type="float">
            <text:p>390</text:p>
          </table:table-cell>
          <table:table-cell table:formula="of:=[.M466]-[.L466]" office:value-type="float" office:value="63" calcext:value-type="float">
            <text:p>63</text:p>
          </table:table-cell>
          <table:table-cell table:formula="of:=[.M466]-[.F466]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49563" calcext:value-type="float">
            <text:p>49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956" calcext:value-type="float">
            <text:p>101956</text:p>
          </table:table-cell>
          <table:table-cell office:value-type="float" office:value="1478104488667" calcext:value-type="float">
            <text:p>1478104488667</text:p>
          </table:table-cell>
          <table:table-cell table:number-columns-repeated="3" office:value-type="float" office:value="1478104488666" calcext:value-type="float">
            <text:p>1478104488666</text:p>
          </table:table-cell>
          <table:table-cell office:value-type="string" calcext:value-type="string">
            <text:p>?</text:p>
          </table:table-cell>
          <table:table-cell office:value-type="float" office:value="1478104488666" calcext:value-type="float">
            <text:p>1478104488666</text:p>
          </table:table-cell>
          <table:table-cell office:value-type="float" office:value="1478104488876" calcext:value-type="float">
            <text:p>1478104488876</text:p>
          </table:table-cell>
          <table:table-cell office:value-type="float" office:value="1478104488915" calcext:value-type="float">
            <text:p>1478104488915</text:p>
          </table:table-cell>
          <table:table-cell/>
          <table:table-cell table:formula="of:=[.G467]-[.F467]" office:value-type="float" office:value="-1" calcext:value-type="float">
            <text:p>-1</text:p>
          </table:table-cell>
          <table:table-cell table:formula="of:=[.H467]-[.G467]" office:value-type="float" office:value="0" calcext:value-type="float">
            <text:p>0</text:p>
          </table:table-cell>
          <table:table-cell table:formula="of:=[.I467]-[.H467]" office:value-type="float" office:value="0" calcext:value-type="float">
            <text:p>0</text:p>
          </table:table-cell>
          <table:table-cell table:number-columns-repeated="2"/>
          <table:table-cell table:formula="of:=[.L467]-[.K467]" office:value-type="float" office:value="210" calcext:value-type="float">
            <text:p>210</text:p>
          </table:table-cell>
          <table:table-cell table:formula="of:=[.M467]-[.L467]" office:value-type="float" office:value="39" calcext:value-type="float">
            <text:p>39</text:p>
          </table:table-cell>
          <table:table-cell table:formula="of:=[.M467]-[.F467]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49559" calcext:value-type="float">
            <text:p>49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461" calcext:value-type="float">
            <text:p>102461</text:p>
          </table:table-cell>
          <table:table-cell office:value-type="float" office:value="1478104488530" calcext:value-type="float">
            <text:p>1478104488530</text:p>
          </table:table-cell>
          <table:table-cell table:number-columns-repeated="3" office:value-type="float" office:value="1478104488529" calcext:value-type="float">
            <text:p>1478104488529</text:p>
          </table:table-cell>
          <table:table-cell office:value-type="string" calcext:value-type="string">
            <text:p>?</text:p>
          </table:table-cell>
          <table:table-cell office:value-type="float" office:value="1478104488529" calcext:value-type="float">
            <text:p>1478104488529</text:p>
          </table:table-cell>
          <table:table-cell office:value-type="float" office:value="1478104488908" calcext:value-type="float">
            <text:p>1478104488908</text:p>
          </table:table-cell>
          <table:table-cell office:value-type="float" office:value="1478104488917" calcext:value-type="float">
            <text:p>1478104488917</text:p>
          </table:table-cell>
          <table:table-cell/>
          <table:table-cell table:formula="of:=[.G468]-[.F468]" office:value-type="float" office:value="-1" calcext:value-type="float">
            <text:p>-1</text:p>
          </table:table-cell>
          <table:table-cell table:formula="of:=[.H468]-[.G468]" office:value-type="float" office:value="0" calcext:value-type="float">
            <text:p>0</text:p>
          </table:table-cell>
          <table:table-cell table:formula="of:=[.I468]-[.H468]" office:value-type="float" office:value="0" calcext:value-type="float">
            <text:p>0</text:p>
          </table:table-cell>
          <table:table-cell table:number-columns-repeated="2"/>
          <table:table-cell table:formula="of:=[.L468]-[.K468]" office:value-type="float" office:value="379" calcext:value-type="float">
            <text:p>379</text:p>
          </table:table-cell>
          <table:table-cell table:formula="of:=[.M468]-[.L468]" office:value-type="float" office:value="9" calcext:value-type="float">
            <text:p>9</text:p>
          </table:table-cell>
          <table:table-cell table:formula="of:=[.M468]-[.F468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49562" calcext:value-type="float">
            <text:p>495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398" calcext:value-type="float">
            <text:p>300398</text:p>
          </table:table-cell>
          <table:table-cell office:value-type="float" office:value="1478104488849" calcext:value-type="float">
            <text:p>1478104488849</text:p>
          </table:table-cell>
          <table:table-cell table:number-columns-repeated="3" office:value-type="float" office:value="1478104488848" calcext:value-type="float">
            <text:p>1478104488848</text:p>
          </table:table-cell>
          <table:table-cell office:value-type="string" calcext:value-type="string">
            <text:p>?</text:p>
          </table:table-cell>
          <table:table-cell office:value-type="float" office:value="1478104488848" calcext:value-type="float">
            <text:p>1478104488848</text:p>
          </table:table-cell>
          <table:table-cell office:value-type="float" office:value="1478104489070" calcext:value-type="float">
            <text:p>1478104489070</text:p>
          </table:table-cell>
          <table:table-cell office:value-type="float" office:value="1478104489080" calcext:value-type="float">
            <text:p>1478104489080</text:p>
          </table:table-cell>
          <table:table-cell/>
          <table:table-cell table:formula="of:=[.G469]-[.F469]" office:value-type="float" office:value="-1" calcext:value-type="float">
            <text:p>-1</text:p>
          </table:table-cell>
          <table:table-cell table:formula="of:=[.H469]-[.G469]" office:value-type="float" office:value="0" calcext:value-type="float">
            <text:p>0</text:p>
          </table:table-cell>
          <table:table-cell table:formula="of:=[.I469]-[.H469]" office:value-type="float" office:value="0" calcext:value-type="float">
            <text:p>0</text:p>
          </table:table-cell>
          <table:table-cell table:number-columns-repeated="2"/>
          <table:table-cell table:formula="of:=[.L469]-[.K469]" office:value-type="float" office:value="222" calcext:value-type="float">
            <text:p>222</text:p>
          </table:table-cell>
          <table:table-cell table:formula="of:=[.M469]-[.L469]" office:value-type="float" office:value="10" calcext:value-type="float">
            <text:p>10</text:p>
          </table:table-cell>
          <table:table-cell table:formula="of:=[.M469]-[.F469]"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49565" calcext:value-type="float">
            <text:p>4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077" calcext:value-type="float">
            <text:p>301077</text:p>
          </table:table-cell>
          <table:table-cell office:value-type="float" office:value="1478104488874" calcext:value-type="float">
            <text:p>1478104488874</text:p>
          </table:table-cell>
          <table:table-cell table:number-columns-repeated="3" office:value-type="float" office:value="1478104488873" calcext:value-type="float">
            <text:p>1478104488873</text:p>
          </table:table-cell>
          <table:table-cell office:value-type="string" calcext:value-type="string">
            <text:p>?</text:p>
          </table:table-cell>
          <table:table-cell office:value-type="float" office:value="1478104488873" calcext:value-type="float">
            <text:p>1478104488873</text:p>
          </table:table-cell>
          <table:table-cell office:value-type="float" office:value="1478104489075" calcext:value-type="float">
            <text:p>1478104489075</text:p>
          </table:table-cell>
          <table:table-cell office:value-type="float" office:value="1478104489089" calcext:value-type="float">
            <text:p>1478104489089</text:p>
          </table:table-cell>
          <table:table-cell/>
          <table:table-cell table:formula="of:=[.G470]-[.F470]" office:value-type="float" office:value="-1" calcext:value-type="float">
            <text:p>-1</text:p>
          </table:table-cell>
          <table:table-cell table:formula="of:=[.H470]-[.G470]" office:value-type="float" office:value="0" calcext:value-type="float">
            <text:p>0</text:p>
          </table:table-cell>
          <table:table-cell table:formula="of:=[.I470]-[.H470]" office:value-type="float" office:value="0" calcext:value-type="float">
            <text:p>0</text:p>
          </table:table-cell>
          <table:table-cell table:number-columns-repeated="2"/>
          <table:table-cell table:formula="of:=[.L470]-[.K470]" office:value-type="float" office:value="202" calcext:value-type="float">
            <text:p>202</text:p>
          </table:table-cell>
          <table:table-cell table:formula="of:=[.M470]-[.L470]" office:value-type="float" office:value="14" calcext:value-type="float">
            <text:p>14</text:p>
          </table:table-cell>
          <table:table-cell table:formula="of:=[.M470]-[.F470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9564" calcext:value-type="float">
            <text:p>495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84" calcext:value-type="float">
            <text:p>100884</text:p>
          </table:table-cell>
          <table:table-cell office:value-type="float" office:value="1478104488980" calcext:value-type="float">
            <text:p>1478104488980</text:p>
          </table:table-cell>
          <table:table-cell table:number-columns-repeated="3" office:value-type="float" office:value="1478104488979" calcext:value-type="float">
            <text:p>1478104488979</text:p>
          </table:table-cell>
          <table:table-cell office:value-type="string" calcext:value-type="string">
            <text:p>?</text:p>
          </table:table-cell>
          <table:table-cell office:value-type="float" office:value="1478104488979" calcext:value-type="float">
            <text:p>1478104488979</text:p>
          </table:table-cell>
          <table:table-cell office:value-type="float" office:value="1478104489209" calcext:value-type="float">
            <text:p>1478104489209</text:p>
          </table:table-cell>
          <table:table-cell office:value-type="float" office:value="1478104489230" calcext:value-type="float">
            <text:p>1478104489230</text:p>
          </table:table-cell>
          <table:table-cell/>
          <table:table-cell table:formula="of:=[.G471]-[.F471]" office:value-type="float" office:value="-1" calcext:value-type="float">
            <text:p>-1</text:p>
          </table:table-cell>
          <table:table-cell table:formula="of:=[.H471]-[.G471]" office:value-type="float" office:value="0" calcext:value-type="float">
            <text:p>0</text:p>
          </table:table-cell>
          <table:table-cell table:formula="of:=[.I471]-[.H471]" office:value-type="float" office:value="0" calcext:value-type="float">
            <text:p>0</text:p>
          </table:table-cell>
          <table:table-cell table:number-columns-repeated="2"/>
          <table:table-cell table:formula="of:=[.L471]-[.K471]" office:value-type="float" office:value="230" calcext:value-type="float">
            <text:p>230</text:p>
          </table:table-cell>
          <table:table-cell table:formula="of:=[.M471]-[.L471]" office:value-type="float" office:value="21" calcext:value-type="float">
            <text:p>21</text:p>
          </table:table-cell>
          <table:table-cell table:formula="of:=[.M471]-[.F471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9550" calcext:value-type="float">
            <text:p>495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233" calcext:value-type="float">
            <text:p>2233</text:p>
          </table:table-cell>
          <table:table-cell office:value-type="float" office:value="1478104489011" calcext:value-type="float">
            <text:p>1478104489011</text:p>
          </table:table-cell>
          <table:table-cell table:number-columns-repeated="3" office:value-type="float" office:value="1478104489013" calcext:value-type="float">
            <text:p>1478104489013</text:p>
          </table:table-cell>
          <table:table-cell office:value-type="string" calcext:value-type="string">
            <text:p>?</text:p>
          </table:table-cell>
          <table:table-cell office:value-type="float" office:value="1478104489013" calcext:value-type="float">
            <text:p>1478104489013</text:p>
          </table:table-cell>
          <table:table-cell office:value-type="float" office:value="1478104489205" calcext:value-type="float">
            <text:p>1478104489205</text:p>
          </table:table-cell>
          <table:table-cell office:value-type="float" office:value="1478104489232" calcext:value-type="float">
            <text:p>1478104489232</text:p>
          </table:table-cell>
          <table:table-cell/>
          <table:table-cell table:formula="of:=[.G472]-[.F472]" office:value-type="float" office:value="2" calcext:value-type="float">
            <text:p>2</text:p>
          </table:table-cell>
          <table:table-cell table:formula="of:=[.H472]-[.G472]" office:value-type="float" office:value="0" calcext:value-type="float">
            <text:p>0</text:p>
          </table:table-cell>
          <table:table-cell table:formula="of:=[.I472]-[.H472]" office:value-type="float" office:value="0" calcext:value-type="float">
            <text:p>0</text:p>
          </table:table-cell>
          <table:table-cell table:number-columns-repeated="2"/>
          <table:table-cell table:formula="of:=[.L472]-[.K472]" office:value-type="float" office:value="192" calcext:value-type="float">
            <text:p>192</text:p>
          </table:table-cell>
          <table:table-cell table:formula="of:=[.M472]-[.L472]" office:value-type="float" office:value="27" calcext:value-type="float">
            <text:p>27</text:p>
          </table:table-cell>
          <table:table-cell table:formula="of:=[.M472]-[.F472]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49566" calcext:value-type="float">
            <text:p>495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361" calcext:value-type="float">
            <text:p>300361</text:p>
          </table:table-cell>
          <table:table-cell office:value-type="float" office:value="1478104489013" calcext:value-type="float">
            <text:p>1478104489013</text:p>
          </table:table-cell>
          <table:table-cell table:number-columns-repeated="3" office:value-type="float" office:value="1478104489012" calcext:value-type="float">
            <text:p>1478104489012</text:p>
          </table:table-cell>
          <table:table-cell office:value-type="string" calcext:value-type="string">
            <text:p>?</text:p>
          </table:table-cell>
          <table:table-cell office:value-type="float" office:value="1478104489012" calcext:value-type="float">
            <text:p>1478104489012</text:p>
          </table:table-cell>
          <table:table-cell office:value-type="float" office:value="1478104489214" calcext:value-type="float">
            <text:p>1478104489214</text:p>
          </table:table-cell>
          <table:table-cell office:value-type="float" office:value="1478104489232" calcext:value-type="float">
            <text:p>1478104489232</text:p>
          </table:table-cell>
          <table:table-cell/>
          <table:table-cell table:formula="of:=[.G473]-[.F473]" office:value-type="float" office:value="-1" calcext:value-type="float">
            <text:p>-1</text:p>
          </table:table-cell>
          <table:table-cell table:formula="of:=[.H473]-[.G473]" office:value-type="float" office:value="0" calcext:value-type="float">
            <text:p>0</text:p>
          </table:table-cell>
          <table:table-cell table:formula="of:=[.I473]-[.H473]" office:value-type="float" office:value="0" calcext:value-type="float">
            <text:p>0</text:p>
          </table:table-cell>
          <table:table-cell table:number-columns-repeated="2"/>
          <table:table-cell table:formula="of:=[.L473]-[.K473]" office:value-type="float" office:value="202" calcext:value-type="float">
            <text:p>202</text:p>
          </table:table-cell>
          <table:table-cell table:formula="of:=[.M473]-[.L473]" office:value-type="float" office:value="18" calcext:value-type="float">
            <text:p>18</text:p>
          </table:table-cell>
          <table:table-cell table:formula="of:=[.M473]-[.F473]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49569" calcext:value-type="float">
            <text:p>495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469" calcext:value-type="float">
            <text:p>300469</text:p>
          </table:table-cell>
          <table:table-cell table:number-columns-repeated="4" office:value-type="float" office:value="1478104489056" calcext:value-type="float">
            <text:p>1478104489056</text:p>
          </table:table-cell>
          <table:table-cell office:value-type="string" calcext:value-type="string">
            <text:p>?</text:p>
          </table:table-cell>
          <table:table-cell office:value-type="float" office:value="1478104489056" calcext:value-type="float">
            <text:p>1478104489056</text:p>
          </table:table-cell>
          <table:table-cell office:value-type="float" office:value="1478104489253" calcext:value-type="float">
            <text:p>1478104489253</text:p>
          </table:table-cell>
          <table:table-cell office:value-type="float" office:value="1478104489260" calcext:value-type="float">
            <text:p>1478104489260</text:p>
          </table:table-cell>
          <table:table-cell/>
          <table:table-cell table:formula="of:=[.G474]-[.F474]" office:value-type="float" office:value="0" calcext:value-type="float">
            <text:p>0</text:p>
          </table:table-cell>
          <table:table-cell table:formula="of:=[.H474]-[.G474]" office:value-type="float" office:value="0" calcext:value-type="float">
            <text:p>0</text:p>
          </table:table-cell>
          <table:table-cell table:formula="of:=[.I474]-[.H474]" office:value-type="float" office:value="0" calcext:value-type="float">
            <text:p>0</text:p>
          </table:table-cell>
          <table:table-cell table:number-columns-repeated="2"/>
          <table:table-cell table:formula="of:=[.L474]-[.K474]" office:value-type="float" office:value="197" calcext:value-type="float">
            <text:p>197</text:p>
          </table:table-cell>
          <table:table-cell table:formula="of:=[.M474]-[.L474]" office:value-type="float" office:value="7" calcext:value-type="float">
            <text:p>7</text:p>
          </table:table-cell>
          <table:table-cell table:formula="of:=[.M474]-[.F474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49568" calcext:value-type="float">
            <text:p>495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7" calcext:value-type="float">
            <text:p>27</text:p>
          </table:table-cell>
          <table:table-cell office:value-type="float" office:value="1478104489078" calcext:value-type="float">
            <text:p>1478104489078</text:p>
          </table:table-cell>
          <table:table-cell table:number-columns-repeated="3" office:value-type="float" office:value="1478104489077" calcext:value-type="float">
            <text:p>1478104489077</text:p>
          </table:table-cell>
          <table:table-cell office:value-type="string" calcext:value-type="string">
            <text:p>?</text:p>
          </table:table-cell>
          <table:table-cell office:value-type="float" office:value="1478104489077" calcext:value-type="float">
            <text:p>1478104489077</text:p>
          </table:table-cell>
          <table:table-cell office:value-type="float" office:value="1478104489277" calcext:value-type="float">
            <text:p>1478104489277</text:p>
          </table:table-cell>
          <table:table-cell office:value-type="float" office:value="1478104489286" calcext:value-type="float">
            <text:p>1478104489286</text:p>
          </table:table-cell>
          <table:table-cell/>
          <table:table-cell table:formula="of:=[.G475]-[.F475]" office:value-type="float" office:value="-1" calcext:value-type="float">
            <text:p>-1</text:p>
          </table:table-cell>
          <table:table-cell table:formula="of:=[.H475]-[.G475]" office:value-type="float" office:value="0" calcext:value-type="float">
            <text:p>0</text:p>
          </table:table-cell>
          <table:table-cell table:formula="of:=[.I475]-[.H475]" office:value-type="float" office:value="0" calcext:value-type="float">
            <text:p>0</text:p>
          </table:table-cell>
          <table:table-cell table:number-columns-repeated="2"/>
          <table:table-cell table:formula="of:=[.L475]-[.K475]" office:value-type="float" office:value="200" calcext:value-type="float">
            <text:p>200</text:p>
          </table:table-cell>
          <table:table-cell table:formula="of:=[.M475]-[.L475]" office:value-type="float" office:value="9" calcext:value-type="float">
            <text:p>9</text:p>
          </table:table-cell>
          <table:table-cell table:formula="of:=[.M475]-[.F475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558" calcext:value-type="float">
            <text:p>495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23" calcext:value-type="float">
            <text:p>201523</text:p>
          </table:table-cell>
          <table:table-cell office:value-type="float" office:value="1478104489134" calcext:value-type="float">
            <text:p>1478104489134</text:p>
          </table:table-cell>
          <table:table-cell table:number-columns-repeated="3" office:value-type="float" office:value="1478104489133" calcext:value-type="float">
            <text:p>1478104489133</text:p>
          </table:table-cell>
          <table:table-cell office:value-type="string" calcext:value-type="string">
            <text:p>?</text:p>
          </table:table-cell>
          <table:table-cell office:value-type="float" office:value="1478104489133" calcext:value-type="float">
            <text:p>1478104489133</text:p>
          </table:table-cell>
          <table:table-cell office:value-type="float" office:value="1478104489320" calcext:value-type="float">
            <text:p>1478104489320</text:p>
          </table:table-cell>
          <table:table-cell office:value-type="float" office:value="1478104489328" calcext:value-type="float">
            <text:p>1478104489328</text:p>
          </table:table-cell>
          <table:table-cell/>
          <table:table-cell table:formula="of:=[.G476]-[.F476]" office:value-type="float" office:value="-1" calcext:value-type="float">
            <text:p>-1</text:p>
          </table:table-cell>
          <table:table-cell table:formula="of:=[.H476]-[.G476]" office:value-type="float" office:value="0" calcext:value-type="float">
            <text:p>0</text:p>
          </table:table-cell>
          <table:table-cell table:formula="of:=[.I476]-[.H476]" office:value-type="float" office:value="0" calcext:value-type="float">
            <text:p>0</text:p>
          </table:table-cell>
          <table:table-cell table:number-columns-repeated="2"/>
          <table:table-cell table:formula="of:=[.L476]-[.K476]" office:value-type="float" office:value="187" calcext:value-type="float">
            <text:p>187</text:p>
          </table:table-cell>
          <table:table-cell table:formula="of:=[.M476]-[.L476]" office:value-type="float" office:value="8" calcext:value-type="float">
            <text:p>8</text:p>
          </table:table-cell>
          <table:table-cell table:formula="of:=[.M476]-[.F476]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49570" calcext:value-type="float">
            <text:p>495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16" calcext:value-type="float">
            <text:p>302216</text:p>
          </table:table-cell>
          <table:table-cell office:value-type="float" office:value="1478104489182" calcext:value-type="float">
            <text:p>1478104489182</text:p>
          </table:table-cell>
          <table:table-cell table:number-columns-repeated="3" office:value-type="float" office:value="1478104489181" calcext:value-type="float">
            <text:p>1478104489181</text:p>
          </table:table-cell>
          <table:table-cell office:value-type="string" calcext:value-type="string">
            <text:p>?</text:p>
          </table:table-cell>
          <table:table-cell office:value-type="float" office:value="1478104489181" calcext:value-type="float">
            <text:p>1478104489181</text:p>
          </table:table-cell>
          <table:table-cell office:value-type="float" office:value="1478104489371" calcext:value-type="float">
            <text:p>1478104489371</text:p>
          </table:table-cell>
          <table:table-cell office:value-type="float" office:value="1478104489380" calcext:value-type="float">
            <text:p>1478104489380</text:p>
          </table:table-cell>
          <table:table-cell/>
          <table:table-cell table:formula="of:=[.G477]-[.F477]" office:value-type="float" office:value="-1" calcext:value-type="float">
            <text:p>-1</text:p>
          </table:table-cell>
          <table:table-cell table:formula="of:=[.H477]-[.G477]" office:value-type="float" office:value="0" calcext:value-type="float">
            <text:p>0</text:p>
          </table:table-cell>
          <table:table-cell table:formula="of:=[.I477]-[.H477]" office:value-type="float" office:value="0" calcext:value-type="float">
            <text:p>0</text:p>
          </table:table-cell>
          <table:table-cell table:number-columns-repeated="2"/>
          <table:table-cell table:formula="of:=[.L477]-[.K477]" office:value-type="float" office:value="190" calcext:value-type="float">
            <text:p>190</text:p>
          </table:table-cell>
          <table:table-cell table:formula="of:=[.M477]-[.L477]" office:value-type="float" office:value="9" calcext:value-type="float">
            <text:p>9</text:p>
          </table:table-cell>
          <table:table-cell table:formula="of:=[.M477]-[.F477]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9572" calcext:value-type="float">
            <text:p>49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249" calcext:value-type="float">
            <text:p>200249</text:p>
          </table:table-cell>
          <table:table-cell office:value-type="float" office:value="1478104489230" calcext:value-type="float">
            <text:p>1478104489230</text:p>
          </table:table-cell>
          <table:table-cell table:number-columns-repeated="3" office:value-type="float" office:value="1478104489229" calcext:value-type="float">
            <text:p>1478104489229</text:p>
          </table:table-cell>
          <table:table-cell office:value-type="string" calcext:value-type="string">
            <text:p>?</text:p>
          </table:table-cell>
          <table:table-cell office:value-type="float" office:value="1478104489229" calcext:value-type="float">
            <text:p>1478104489229</text:p>
          </table:table-cell>
          <table:table-cell office:value-type="float" office:value="1478104489437" calcext:value-type="float">
            <text:p>1478104489437</text:p>
          </table:table-cell>
          <table:table-cell office:value-type="float" office:value="1478104489462" calcext:value-type="float">
            <text:p>1478104489462</text:p>
          </table:table-cell>
          <table:table-cell/>
          <table:table-cell table:formula="of:=[.G478]-[.F478]" office:value-type="float" office:value="-1" calcext:value-type="float">
            <text:p>-1</text:p>
          </table:table-cell>
          <table:table-cell table:formula="of:=[.H478]-[.G478]" office:value-type="float" office:value="0" calcext:value-type="float">
            <text:p>0</text:p>
          </table:table-cell>
          <table:table-cell table:formula="of:=[.I478]-[.H478]" office:value-type="float" office:value="0" calcext:value-type="float">
            <text:p>0</text:p>
          </table:table-cell>
          <table:table-cell table:number-columns-repeated="2"/>
          <table:table-cell table:formula="of:=[.L478]-[.K478]" office:value-type="float" office:value="208" calcext:value-type="float">
            <text:p>208</text:p>
          </table:table-cell>
          <table:table-cell table:formula="of:=[.M478]-[.L478]" office:value-type="float" office:value="25" calcext:value-type="float">
            <text:p>25</text:p>
          </table:table-cell>
          <table:table-cell table:formula="of:=[.M478]-[.F478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49573" calcext:value-type="float">
            <text:p>49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79" calcext:value-type="float">
            <text:p>301179</text:p>
          </table:table-cell>
          <table:table-cell office:value-type="float" office:value="1478104489221" calcext:value-type="float">
            <text:p>1478104489221</text:p>
          </table:table-cell>
          <table:table-cell table:number-columns-repeated="3" office:value-type="float" office:value="1478104489220" calcext:value-type="float">
            <text:p>1478104489220</text:p>
          </table:table-cell>
          <table:table-cell office:value-type="string" calcext:value-type="string">
            <text:p>?</text:p>
          </table:table-cell>
          <table:table-cell office:value-type="float" office:value="1478104489220" calcext:value-type="float">
            <text:p>1478104489220</text:p>
          </table:table-cell>
          <table:table-cell office:value-type="float" office:value="1478104489436" calcext:value-type="float">
            <text:p>1478104489436</text:p>
          </table:table-cell>
          <table:table-cell office:value-type="float" office:value="1478104489463" calcext:value-type="float">
            <text:p>1478104489463</text:p>
          </table:table-cell>
          <table:table-cell/>
          <table:table-cell table:formula="of:=[.G479]-[.F479]" office:value-type="float" office:value="-1" calcext:value-type="float">
            <text:p>-1</text:p>
          </table:table-cell>
          <table:table-cell table:formula="of:=[.H479]-[.G479]" office:value-type="float" office:value="0" calcext:value-type="float">
            <text:p>0</text:p>
          </table:table-cell>
          <table:table-cell table:formula="of:=[.I479]-[.H479]" office:value-type="float" office:value="0" calcext:value-type="float">
            <text:p>0</text:p>
          </table:table-cell>
          <table:table-cell table:number-columns-repeated="2"/>
          <table:table-cell table:formula="of:=[.L479]-[.K479]" office:value-type="float" office:value="216" calcext:value-type="float">
            <text:p>216</text:p>
          </table:table-cell>
          <table:table-cell table:formula="of:=[.M479]-[.L479]" office:value-type="float" office:value="27" calcext:value-type="float">
            <text:p>27</text:p>
          </table:table-cell>
          <table:table-cell table:formula="of:=[.M479]-[.F479]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49574" calcext:value-type="float">
            <text:p>495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78" calcext:value-type="float">
            <text:p>301478</text:p>
          </table:table-cell>
          <table:table-cell office:value-type="float" office:value="1478104489233" calcext:value-type="float">
            <text:p>1478104489233</text:p>
          </table:table-cell>
          <table:table-cell table:number-columns-repeated="3" office:value-type="float" office:value="1478104489232" calcext:value-type="float">
            <text:p>1478104489232</text:p>
          </table:table-cell>
          <table:table-cell office:value-type="string" calcext:value-type="string">
            <text:p>?</text:p>
          </table:table-cell>
          <table:table-cell office:value-type="float" office:value="1478104489232" calcext:value-type="float">
            <text:p>1478104489232</text:p>
          </table:table-cell>
          <table:table-cell office:value-type="float" office:value="1478104489447" calcext:value-type="float">
            <text:p>1478104489447</text:p>
          </table:table-cell>
          <table:table-cell office:value-type="float" office:value="1478104489481" calcext:value-type="float">
            <text:p>1478104489481</text:p>
          </table:table-cell>
          <table:table-cell/>
          <table:table-cell table:formula="of:=[.G480]-[.F480]" office:value-type="float" office:value="-1" calcext:value-type="float">
            <text:p>-1</text:p>
          </table:table-cell>
          <table:table-cell table:formula="of:=[.H480]-[.G480]" office:value-type="float" office:value="0" calcext:value-type="float">
            <text:p>0</text:p>
          </table:table-cell>
          <table:table-cell table:formula="of:=[.I480]-[.H480]" office:value-type="float" office:value="0" calcext:value-type="float">
            <text:p>0</text:p>
          </table:table-cell>
          <table:table-cell table:number-columns-repeated="2"/>
          <table:table-cell table:formula="of:=[.L480]-[.K480]" office:value-type="float" office:value="215" calcext:value-type="float">
            <text:p>215</text:p>
          </table:table-cell>
          <table:table-cell table:formula="of:=[.M480]-[.L480]" office:value-type="float" office:value="34" calcext:value-type="float">
            <text:p>34</text:p>
          </table:table-cell>
          <table:table-cell table:formula="of:=[.M480]-[.F480]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49561" calcext:value-type="float">
            <text:p>49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889" calcext:value-type="float">
            <text:p>401889</text:p>
          </table:table-cell>
          <table:table-cell office:value-type="float" office:value="1478104489333" calcext:value-type="float">
            <text:p>1478104489333</text:p>
          </table:table-cell>
          <table:table-cell table:number-columns-repeated="3" office:value-type="float" office:value="1478104489331" calcext:value-type="float">
            <text:p>1478104489331</text:p>
          </table:table-cell>
          <table:table-cell office:value-type="string" calcext:value-type="string">
            <text:p>?</text:p>
          </table:table-cell>
          <table:table-cell office:value-type="float" office:value="1478104489331" calcext:value-type="float">
            <text:p>1478104489331</text:p>
          </table:table-cell>
          <table:table-cell office:value-type="float" office:value="1478104489529" calcext:value-type="float">
            <text:p>1478104489529</text:p>
          </table:table-cell>
          <table:table-cell office:value-type="float" office:value="1478104489543" calcext:value-type="float">
            <text:p>1478104489543</text:p>
          </table:table-cell>
          <table:table-cell/>
          <table:table-cell table:formula="of:=[.G481]-[.F481]" office:value-type="float" office:value="-2" calcext:value-type="float">
            <text:p>-2</text:p>
          </table:table-cell>
          <table:table-cell table:formula="of:=[.H481]-[.G481]" office:value-type="float" office:value="0" calcext:value-type="float">
            <text:p>0</text:p>
          </table:table-cell>
          <table:table-cell table:formula="of:=[.I481]-[.H481]" office:value-type="float" office:value="0" calcext:value-type="float">
            <text:p>0</text:p>
          </table:table-cell>
          <table:table-cell table:number-columns-repeated="2"/>
          <table:table-cell table:formula="of:=[.L481]-[.K481]" office:value-type="float" office:value="198" calcext:value-type="float">
            <text:p>198</text:p>
          </table:table-cell>
          <table:table-cell table:formula="of:=[.M481]-[.L481]" office:value-type="float" office:value="14" calcext:value-type="float">
            <text:p>14</text:p>
          </table:table-cell>
          <table:table-cell table:formula="of:=[.M481]-[.F481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571" calcext:value-type="float">
            <text:p>49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294" calcext:value-type="float">
            <text:p>1294</text:p>
          </table:table-cell>
          <table:table-cell office:value-type="float" office:value="1478104489435" calcext:value-type="float">
            <text:p>1478104489435</text:p>
          </table:table-cell>
          <table:table-cell table:number-columns-repeated="3" office:value-type="float" office:value="1478104489437" calcext:value-type="float">
            <text:p>1478104489437</text:p>
          </table:table-cell>
          <table:table-cell office:value-type="string" calcext:value-type="string">
            <text:p>?</text:p>
          </table:table-cell>
          <table:table-cell office:value-type="float" office:value="1478104489437" calcext:value-type="float">
            <text:p>1478104489437</text:p>
          </table:table-cell>
          <table:table-cell office:value-type="float" office:value="1478104489643" calcext:value-type="float">
            <text:p>1478104489643</text:p>
          </table:table-cell>
          <table:table-cell office:value-type="float" office:value="1478104489690" calcext:value-type="float">
            <text:p>1478104489690</text:p>
          </table:table-cell>
          <table:table-cell/>
          <table:table-cell table:formula="of:=[.G482]-[.F482]" office:value-type="float" office:value="2" calcext:value-type="float">
            <text:p>2</text:p>
          </table:table-cell>
          <table:table-cell table:formula="of:=[.H482]-[.G482]" office:value-type="float" office:value="0" calcext:value-type="float">
            <text:p>0</text:p>
          </table:table-cell>
          <table:table-cell table:formula="of:=[.I482]-[.H482]" office:value-type="float" office:value="0" calcext:value-type="float">
            <text:p>0</text:p>
          </table:table-cell>
          <table:table-cell table:number-columns-repeated="2"/>
          <table:table-cell table:formula="of:=[.L482]-[.K482]" office:value-type="float" office:value="206" calcext:value-type="float">
            <text:p>206</text:p>
          </table:table-cell>
          <table:table-cell table:formula="of:=[.M482]-[.L482]" office:value-type="float" office:value="47" calcext:value-type="float">
            <text:p>47</text:p>
          </table:table-cell>
          <table:table-cell table:formula="of:=[.M482]-[.F482]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49575" calcext:value-type="float">
            <text:p>495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977" calcext:value-type="float">
            <text:p>201977</text:p>
          </table:table-cell>
          <table:table-cell office:value-type="float" office:value="1478104489453" calcext:value-type="float">
            <text:p>1478104489453</text:p>
          </table:table-cell>
          <table:table-cell table:number-columns-repeated="3" office:value-type="float" office:value="1478104489452" calcext:value-type="float">
            <text:p>1478104489452</text:p>
          </table:table-cell>
          <table:table-cell office:value-type="string" calcext:value-type="string">
            <text:p>?</text:p>
          </table:table-cell>
          <table:table-cell office:value-type="float" office:value="1478104489452" calcext:value-type="float">
            <text:p>1478104489452</text:p>
          </table:table-cell>
          <table:table-cell office:value-type="float" office:value="1478104489641" calcext:value-type="float">
            <text:p>1478104489641</text:p>
          </table:table-cell>
          <table:table-cell office:value-type="float" office:value="1478104489764" calcext:value-type="float">
            <text:p>1478104489764</text:p>
          </table:table-cell>
          <table:table-cell/>
          <table:table-cell table:formula="of:=[.G483]-[.F483]" office:value-type="float" office:value="-1" calcext:value-type="float">
            <text:p>-1</text:p>
          </table:table-cell>
          <table:table-cell table:formula="of:=[.H483]-[.G483]" office:value-type="float" office:value="0" calcext:value-type="float">
            <text:p>0</text:p>
          </table:table-cell>
          <table:table-cell table:formula="of:=[.I483]-[.H483]" office:value-type="float" office:value="0" calcext:value-type="float">
            <text:p>0</text:p>
          </table:table-cell>
          <table:table-cell table:number-columns-repeated="2"/>
          <table:table-cell table:formula="of:=[.L483]-[.K483]" office:value-type="float" office:value="189" calcext:value-type="float">
            <text:p>189</text:p>
          </table:table-cell>
          <table:table-cell table:formula="of:=[.M483]-[.L483]" office:value-type="float" office:value="123" calcext:value-type="float">
            <text:p>123</text:p>
          </table:table-cell>
          <table:table-cell table:formula="of:=[.M483]-[.F483]"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49576" calcext:value-type="float">
            <text:p>495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016" calcext:value-type="float">
            <text:p>301016</text:p>
          </table:table-cell>
          <table:table-cell office:value-type="float" office:value="1478104489481" calcext:value-type="float">
            <text:p>1478104489481</text:p>
          </table:table-cell>
          <table:table-cell table:number-columns-repeated="3" office:value-type="float" office:value="1478104489480" calcext:value-type="float">
            <text:p>1478104489480</text:p>
          </table:table-cell>
          <table:table-cell office:value-type="string" calcext:value-type="string">
            <text:p>?</text:p>
          </table:table-cell>
          <table:table-cell office:value-type="float" office:value="1478104489480" calcext:value-type="float">
            <text:p>1478104489480</text:p>
          </table:table-cell>
          <table:table-cell office:value-type="float" office:value="1478104489672" calcext:value-type="float">
            <text:p>1478104489672</text:p>
          </table:table-cell>
          <table:table-cell office:value-type="float" office:value="1478104489795" calcext:value-type="float">
            <text:p>1478104489795</text:p>
          </table:table-cell>
          <table:table-cell/>
          <table:table-cell table:formula="of:=[.G484]-[.F484]" office:value-type="float" office:value="-1" calcext:value-type="float">
            <text:p>-1</text:p>
          </table:table-cell>
          <table:table-cell table:formula="of:=[.H484]-[.G484]" office:value-type="float" office:value="0" calcext:value-type="float">
            <text:p>0</text:p>
          </table:table-cell>
          <table:table-cell table:formula="of:=[.I484]-[.H484]" office:value-type="float" office:value="0" calcext:value-type="float">
            <text:p>0</text:p>
          </table:table-cell>
          <table:table-cell table:number-columns-repeated="2"/>
          <table:table-cell table:formula="of:=[.L484]-[.K484]" office:value-type="float" office:value="192" calcext:value-type="float">
            <text:p>192</text:p>
          </table:table-cell>
          <table:table-cell table:formula="of:=[.M484]-[.L484]" office:value-type="float" office:value="123" calcext:value-type="float">
            <text:p>123</text:p>
          </table:table-cell>
          <table:table-cell table:formula="of:=[.M484]-[.F484]"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49567" calcext:value-type="float">
            <text:p>495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217" calcext:value-type="float">
            <text:p>102217</text:p>
          </table:table-cell>
          <table:table-cell office:value-type="float" office:value="1478104489797" calcext:value-type="float">
            <text:p>1478104489797</text:p>
          </table:table-cell>
          <table:table-cell table:number-columns-repeated="3" office:value-type="float" office:value="1478104489796" calcext:value-type="float">
            <text:p>1478104489796</text:p>
          </table:table-cell>
          <table:table-cell office:value-type="string" calcext:value-type="string">
            <text:p>?</text:p>
          </table:table-cell>
          <table:table-cell office:value-type="float" office:value="1478104489796" calcext:value-type="float">
            <text:p>1478104489796</text:p>
          </table:table-cell>
          <table:table-cell office:value-type="float" office:value="1478104490000" calcext:value-type="float">
            <text:p>1478104490000</text:p>
          </table:table-cell>
          <table:table-cell office:value-type="float" office:value="1478104490008" calcext:value-type="float">
            <text:p>1478104490008</text:p>
          </table:table-cell>
          <table:table-cell/>
          <table:table-cell table:formula="of:=[.G485]-[.F485]" office:value-type="float" office:value="-1" calcext:value-type="float">
            <text:p>-1</text:p>
          </table:table-cell>
          <table:table-cell table:formula="of:=[.H485]-[.G485]" office:value-type="float" office:value="0" calcext:value-type="float">
            <text:p>0</text:p>
          </table:table-cell>
          <table:table-cell table:formula="of:=[.I485]-[.H485]" office:value-type="float" office:value="0" calcext:value-type="float">
            <text:p>0</text:p>
          </table:table-cell>
          <table:table-cell table:number-columns-repeated="2"/>
          <table:table-cell table:formula="of:=[.L485]-[.K485]" office:value-type="float" office:value="204" calcext:value-type="float">
            <text:p>204</text:p>
          </table:table-cell>
          <table:table-cell table:formula="of:=[.M485]-[.L485]" office:value-type="float" office:value="8" calcext:value-type="float">
            <text:p>8</text:p>
          </table:table-cell>
          <table:table-cell table:formula="of:=[.M485]-[.F485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581" calcext:value-type="float">
            <text:p>495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431" calcext:value-type="float">
            <text:p>100431</text:p>
          </table:table-cell>
          <table:table-cell table:number-columns-repeated="4" office:value-type="float" office:value="1478104489840" calcext:value-type="float">
            <text:p>1478104489840</text:p>
          </table:table-cell>
          <table:table-cell office:value-type="string" calcext:value-type="string">
            <text:p>?</text:p>
          </table:table-cell>
          <table:table-cell office:value-type="float" office:value="1478104489840" calcext:value-type="float">
            <text:p>1478104489840</text:p>
          </table:table-cell>
          <table:table-cell office:value-type="float" office:value="1478104490050" calcext:value-type="float">
            <text:p>1478104490050</text:p>
          </table:table-cell>
          <table:table-cell office:value-type="float" office:value="1478104490088" calcext:value-type="float">
            <text:p>1478104490088</text:p>
          </table:table-cell>
          <table:table-cell/>
          <table:table-cell table:formula="of:=[.G486]-[.F486]" office:value-type="float" office:value="0" calcext:value-type="float">
            <text:p>0</text:p>
          </table:table-cell>
          <table:table-cell table:formula="of:=[.H486]-[.G486]" office:value-type="float" office:value="0" calcext:value-type="float">
            <text:p>0</text:p>
          </table:table-cell>
          <table:table-cell table:formula="of:=[.I486]-[.H486]" office:value-type="float" office:value="0" calcext:value-type="float">
            <text:p>0</text:p>
          </table:table-cell>
          <table:table-cell table:number-columns-repeated="2"/>
          <table:table-cell table:formula="of:=[.L486]-[.K486]" office:value-type="float" office:value="210" calcext:value-type="float">
            <text:p>210</text:p>
          </table:table-cell>
          <table:table-cell table:formula="of:=[.M486]-[.L486]" office:value-type="float" office:value="38" calcext:value-type="float">
            <text:p>38</text:p>
          </table:table-cell>
          <table:table-cell table:formula="of:=[.M486]-[.F486]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49582" calcext:value-type="float">
            <text:p>49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670" calcext:value-type="float">
            <text:p>101670</text:p>
          </table:table-cell>
          <table:table-cell office:value-type="float" office:value="1478104489875" calcext:value-type="float">
            <text:p>1478104489875</text:p>
          </table:table-cell>
          <table:table-cell table:number-columns-repeated="3" office:value-type="float" office:value="1478104489874" calcext:value-type="float">
            <text:p>1478104489874</text:p>
          </table:table-cell>
          <table:table-cell office:value-type="string" calcext:value-type="string">
            <text:p>?</text:p>
          </table:table-cell>
          <table:table-cell office:value-type="float" office:value="1478104489874" calcext:value-type="float">
            <text:p>1478104489874</text:p>
          </table:table-cell>
          <table:table-cell office:value-type="float" office:value="1478104490075" calcext:value-type="float">
            <text:p>1478104490075</text:p>
          </table:table-cell>
          <table:table-cell office:value-type="float" office:value="1478104490090" calcext:value-type="float">
            <text:p>1478104490090</text:p>
          </table:table-cell>
          <table:table-cell/>
          <table:table-cell table:formula="of:=[.G487]-[.F487]" office:value-type="float" office:value="-1" calcext:value-type="float">
            <text:p>-1</text:p>
          </table:table-cell>
          <table:table-cell table:formula="of:=[.H487]-[.G487]" office:value-type="float" office:value="0" calcext:value-type="float">
            <text:p>0</text:p>
          </table:table-cell>
          <table:table-cell table:formula="of:=[.I487]-[.H487]" office:value-type="float" office:value="0" calcext:value-type="float">
            <text:p>0</text:p>
          </table:table-cell>
          <table:table-cell table:number-columns-repeated="2"/>
          <table:table-cell table:formula="of:=[.L487]-[.K487]" office:value-type="float" office:value="201" calcext:value-type="float">
            <text:p>201</text:p>
          </table:table-cell>
          <table:table-cell table:formula="of:=[.M487]-[.L487]" office:value-type="float" office:value="15" calcext:value-type="float">
            <text:p>15</text:p>
          </table:table-cell>
          <table:table-cell table:formula="of:=[.M487]-[.F487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9580" calcext:value-type="float">
            <text:p>495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391" calcext:value-type="float">
            <text:p>301391</text:p>
          </table:table-cell>
          <table:table-cell table:number-columns-repeated="4" office:value-type="float" office:value="1478104489911" calcext:value-type="float">
            <text:p>1478104489911</text:p>
          </table:table-cell>
          <table:table-cell office:value-type="string" calcext:value-type="string">
            <text:p>?</text:p>
          </table:table-cell>
          <table:table-cell office:value-type="float" office:value="1478104489911" calcext:value-type="float">
            <text:p>1478104489911</text:p>
          </table:table-cell>
          <table:table-cell office:value-type="float" office:value="1478104490106" calcext:value-type="float">
            <text:p>1478104490106</text:p>
          </table:table-cell>
          <table:table-cell office:value-type="float" office:value="1478104490113" calcext:value-type="float">
            <text:p>1478104490113</text:p>
          </table:table-cell>
          <table:table-cell/>
          <table:table-cell table:formula="of:=[.G488]-[.F488]" office:value-type="float" office:value="0" calcext:value-type="float">
            <text:p>0</text:p>
          </table:table-cell>
          <table:table-cell table:formula="of:=[.H488]-[.G488]" office:value-type="float" office:value="0" calcext:value-type="float">
            <text:p>0</text:p>
          </table:table-cell>
          <table:table-cell table:formula="of:=[.I488]-[.H488]" office:value-type="float" office:value="0" calcext:value-type="float">
            <text:p>0</text:p>
          </table:table-cell>
          <table:table-cell table:number-columns-repeated="2"/>
          <table:table-cell table:formula="of:=[.L488]-[.K488]" office:value-type="float" office:value="195" calcext:value-type="float">
            <text:p>195</text:p>
          </table:table-cell>
          <table:table-cell table:formula="of:=[.M488]-[.L488]" office:value-type="float" office:value="7" calcext:value-type="float">
            <text:p>7</text:p>
          </table:table-cell>
          <table:table-cell table:formula="of:=[.M488]-[.F488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583" calcext:value-type="float">
            <text:p>495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99" calcext:value-type="float">
            <text:p>102199</text:p>
          </table:table-cell>
          <table:table-cell office:value-type="float" office:value="1478104489973" calcext:value-type="float">
            <text:p>1478104489973</text:p>
          </table:table-cell>
          <table:table-cell table:number-columns-repeated="3" office:value-type="float" office:value="1478104489972" calcext:value-type="float">
            <text:p>1478104489972</text:p>
          </table:table-cell>
          <table:table-cell office:value-type="string" calcext:value-type="string">
            <text:p>?</text:p>
          </table:table-cell>
          <table:table-cell office:value-type="float" office:value="1478104489972" calcext:value-type="float">
            <text:p>1478104489972</text:p>
          </table:table-cell>
          <table:table-cell office:value-type="float" office:value="1478104490185" calcext:value-type="float">
            <text:p>1478104490185</text:p>
          </table:table-cell>
          <table:table-cell office:value-type="float" office:value="1478104490209" calcext:value-type="float">
            <text:p>1478104490209</text:p>
          </table:table-cell>
          <table:table-cell/>
          <table:table-cell table:formula="of:=[.G489]-[.F489]" office:value-type="float" office:value="-1" calcext:value-type="float">
            <text:p>-1</text:p>
          </table:table-cell>
          <table:table-cell table:formula="of:=[.H489]-[.G489]" office:value-type="float" office:value="0" calcext:value-type="float">
            <text:p>0</text:p>
          </table:table-cell>
          <table:table-cell table:formula="of:=[.I489]-[.H489]" office:value-type="float" office:value="0" calcext:value-type="float">
            <text:p>0</text:p>
          </table:table-cell>
          <table:table-cell table:number-columns-repeated="2"/>
          <table:table-cell table:formula="of:=[.L489]-[.K489]" office:value-type="float" office:value="213" calcext:value-type="float">
            <text:p>213</text:p>
          </table:table-cell>
          <table:table-cell table:formula="of:=[.M489]-[.L489]" office:value-type="float" office:value="24" calcext:value-type="float">
            <text:p>24</text:p>
          </table:table-cell>
          <table:table-cell table:formula="of:=[.M489]-[.F489]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49584" calcext:value-type="float">
            <text:p>49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60" calcext:value-type="float">
            <text:p>301960</text:p>
          </table:table-cell>
          <table:table-cell office:value-type="float" office:value="1478104489974" calcext:value-type="float">
            <text:p>1478104489974</text:p>
          </table:table-cell>
          <table:table-cell table:number-columns-repeated="3" office:value-type="float" office:value="1478104489973" calcext:value-type="float">
            <text:p>1478104489973</text:p>
          </table:table-cell>
          <table:table-cell office:value-type="string" calcext:value-type="string">
            <text:p>?</text:p>
          </table:table-cell>
          <table:table-cell office:value-type="float" office:value="1478104489973" calcext:value-type="float">
            <text:p>1478104489973</text:p>
          </table:table-cell>
          <table:table-cell office:value-type="float" office:value="1478104490186" calcext:value-type="float">
            <text:p>1478104490186</text:p>
          </table:table-cell>
          <table:table-cell office:value-type="float" office:value="1478104490214" calcext:value-type="float">
            <text:p>1478104490214</text:p>
          </table:table-cell>
          <table:table-cell/>
          <table:table-cell table:formula="of:=[.G490]-[.F490]" office:value-type="float" office:value="-1" calcext:value-type="float">
            <text:p>-1</text:p>
          </table:table-cell>
          <table:table-cell table:formula="of:=[.H490]-[.G490]" office:value-type="float" office:value="0" calcext:value-type="float">
            <text:p>0</text:p>
          </table:table-cell>
          <table:table-cell table:formula="of:=[.I490]-[.H490]" office:value-type="float" office:value="0" calcext:value-type="float">
            <text:p>0</text:p>
          </table:table-cell>
          <table:table-cell table:number-columns-repeated="2"/>
          <table:table-cell table:formula="of:=[.L490]-[.K490]" office:value-type="float" office:value="213" calcext:value-type="float">
            <text:p>213</text:p>
          </table:table-cell>
          <table:table-cell table:formula="of:=[.M490]-[.L490]" office:value-type="float" office:value="28" calcext:value-type="float">
            <text:p>28</text:p>
          </table:table-cell>
          <table:table-cell table:formula="of:=[.M490]-[.F490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9586" calcext:value-type="float">
            <text:p>49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82" calcext:value-type="float">
            <text:p>300682</text:p>
          </table:table-cell>
          <table:table-cell office:value-type="float" office:value="1478104490084" calcext:value-type="float">
            <text:p>1478104490084</text:p>
          </table:table-cell>
          <table:table-cell table:number-columns-repeated="3" office:value-type="float" office:value="1478104490083" calcext:value-type="float">
            <text:p>1478104490083</text:p>
          </table:table-cell>
          <table:table-cell office:value-type="string" calcext:value-type="string">
            <text:p>?</text:p>
          </table:table-cell>
          <table:table-cell office:value-type="float" office:value="1478104490083" calcext:value-type="float">
            <text:p>1478104490083</text:p>
          </table:table-cell>
          <table:table-cell office:value-type="float" office:value="1478104490282" calcext:value-type="float">
            <text:p>1478104490282</text:p>
          </table:table-cell>
          <table:table-cell office:value-type="float" office:value="1478104490309" calcext:value-type="float">
            <text:p>1478104490309</text:p>
          </table:table-cell>
          <table:table-cell/>
          <table:table-cell table:formula="of:=[.G491]-[.F491]" office:value-type="float" office:value="-1" calcext:value-type="float">
            <text:p>-1</text:p>
          </table:table-cell>
          <table:table-cell table:formula="of:=[.H491]-[.G491]" office:value-type="float" office:value="0" calcext:value-type="float">
            <text:p>0</text:p>
          </table:table-cell>
          <table:table-cell table:formula="of:=[.I491]-[.H491]" office:value-type="float" office:value="0" calcext:value-type="float">
            <text:p>0</text:p>
          </table:table-cell>
          <table:table-cell table:number-columns-repeated="2"/>
          <table:table-cell table:formula="of:=[.L491]-[.K491]" office:value-type="float" office:value="199" calcext:value-type="float">
            <text:p>199</text:p>
          </table:table-cell>
          <table:table-cell table:formula="of:=[.M491]-[.L491]" office:value-type="float" office:value="27" calcext:value-type="float">
            <text:p>27</text:p>
          </table:table-cell>
          <table:table-cell table:formula="of:=[.M491]-[.F491]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49587" calcext:value-type="float">
            <text:p>495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94" calcext:value-type="float">
            <text:p>301694</text:p>
          </table:table-cell>
          <table:table-cell table:number-columns-repeated="4" office:value-type="float" office:value="1478104490094" calcext:value-type="float">
            <text:p>1478104490094</text:p>
          </table:table-cell>
          <table:table-cell office:value-type="string" calcext:value-type="string">
            <text:p>?</text:p>
          </table:table-cell>
          <table:table-cell office:value-type="float" office:value="1478104490094" calcext:value-type="float">
            <text:p>1478104490094</text:p>
          </table:table-cell>
          <table:table-cell office:value-type="float" office:value="1478104490308" calcext:value-type="float">
            <text:p>1478104490308</text:p>
          </table:table-cell>
          <table:table-cell office:value-type="float" office:value="1478104490316" calcext:value-type="float">
            <text:p>1478104490316</text:p>
          </table:table-cell>
          <table:table-cell/>
          <table:table-cell table:formula="of:=[.G492]-[.F492]" office:value-type="float" office:value="0" calcext:value-type="float">
            <text:p>0</text:p>
          </table:table-cell>
          <table:table-cell table:formula="of:=[.H492]-[.G492]" office:value-type="float" office:value="0" calcext:value-type="float">
            <text:p>0</text:p>
          </table:table-cell>
          <table:table-cell table:formula="of:=[.I492]-[.H492]" office:value-type="float" office:value="0" calcext:value-type="float">
            <text:p>0</text:p>
          </table:table-cell>
          <table:table-cell table:number-columns-repeated="2"/>
          <table:table-cell table:formula="of:=[.L492]-[.K492]" office:value-type="float" office:value="214" calcext:value-type="float">
            <text:p>214</text:p>
          </table:table-cell>
          <table:table-cell table:formula="of:=[.M492]-[.L492]" office:value-type="float" office:value="8" calcext:value-type="float">
            <text:p>8</text:p>
          </table:table-cell>
          <table:table-cell table:formula="of:=[.M492]-[.F492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588" calcext:value-type="float">
            <text:p>49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76" calcext:value-type="float">
            <text:p>301176</text:p>
          </table:table-cell>
          <table:table-cell table:number-columns-repeated="2" office:value-type="float" office:value="1478104490152" calcext:value-type="float">
            <text:p>1478104490152</text:p>
          </table:table-cell>
          <table:table-cell table:number-columns-repeated="2" office:value-type="float" office:value="1478104490157" calcext:value-type="float">
            <text:p>1478104490157</text:p>
          </table:table-cell>
          <table:table-cell office:value-type="string" calcext:value-type="string">
            <text:p>?</text:p>
          </table:table-cell>
          <table:table-cell office:value-type="float" office:value="1478104490158" calcext:value-type="float">
            <text:p>1478104490158</text:p>
          </table:table-cell>
          <table:table-cell office:value-type="float" office:value="1478104490355" calcext:value-type="float">
            <text:p>1478104490355</text:p>
          </table:table-cell>
          <table:table-cell office:value-type="float" office:value="1478104490364" calcext:value-type="float">
            <text:p>1478104490364</text:p>
          </table:table-cell>
          <table:table-cell/>
          <table:table-cell table:formula="of:=[.G493]-[.F493]" office:value-type="float" office:value="0" calcext:value-type="float">
            <text:p>0</text:p>
          </table:table-cell>
          <table:table-cell table:formula="of:=[.H493]-[.G493]" office:value-type="float" office:value="5" calcext:value-type="float">
            <text:p>5</text:p>
          </table:table-cell>
          <table:table-cell table:formula="of:=[.I493]-[.H493]" office:value-type="float" office:value="0" calcext:value-type="float">
            <text:p>0</text:p>
          </table:table-cell>
          <table:table-cell table:number-columns-repeated="2"/>
          <table:table-cell table:formula="of:=[.L493]-[.K493]" office:value-type="float" office:value="197" calcext:value-type="float">
            <text:p>197</text:p>
          </table:table-cell>
          <table:table-cell table:formula="of:=[.M493]-[.L493]" office:value-type="float" office:value="9" calcext:value-type="float">
            <text:p>9</text:p>
          </table:table-cell>
          <table:table-cell table:formula="of:=[.M493]-[.F493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585" calcext:value-type="float">
            <text:p>49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49" calcext:value-type="float">
            <text:p>100849</text:p>
          </table:table-cell>
          <table:table-cell office:value-type="float" office:value="1478104490228" calcext:value-type="float">
            <text:p>1478104490228</text:p>
          </table:table-cell>
          <table:table-cell table:number-columns-repeated="2" office:value-type="float" office:value="1478104490227" calcext:value-type="float">
            <text:p>1478104490227</text:p>
          </table:table-cell>
          <table:table-cell office:value-type="float" office:value="1478104490229" calcext:value-type="float">
            <text:p>1478104490229</text:p>
          </table:table-cell>
          <table:table-cell office:value-type="string" calcext:value-type="string">
            <text:p>?</text:p>
          </table:table-cell>
          <table:table-cell office:value-type="float" office:value="1478104490229" calcext:value-type="float">
            <text:p>1478104490229</text:p>
          </table:table-cell>
          <table:table-cell office:value-type="float" office:value="1478104490425" calcext:value-type="float">
            <text:p>1478104490425</text:p>
          </table:table-cell>
          <table:table-cell office:value-type="float" office:value="1478104490441" calcext:value-type="float">
            <text:p>1478104490441</text:p>
          </table:table-cell>
          <table:table-cell/>
          <table:table-cell table:formula="of:=[.G494]-[.F494]" office:value-type="float" office:value="-1" calcext:value-type="float">
            <text:p>-1</text:p>
          </table:table-cell>
          <table:table-cell table:formula="of:=[.H494]-[.G494]" office:value-type="float" office:value="0" calcext:value-type="float">
            <text:p>0</text:p>
          </table:table-cell>
          <table:table-cell table:formula="of:=[.I494]-[.H494]" office:value-type="float" office:value="2" calcext:value-type="float">
            <text:p>2</text:p>
          </table:table-cell>
          <table:table-cell table:number-columns-repeated="2"/>
          <table:table-cell table:formula="of:=[.L494]-[.K494]" office:value-type="float" office:value="196" calcext:value-type="float">
            <text:p>196</text:p>
          </table:table-cell>
          <table:table-cell table:formula="of:=[.M494]-[.L494]" office:value-type="float" office:value="16" calcext:value-type="float">
            <text:p>16</text:p>
          </table:table-cell>
          <table:table-cell table:formula="of:=[.M494]-[.F494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589" calcext:value-type="float">
            <text:p>495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85" calcext:value-type="float">
            <text:p>301785</text:p>
          </table:table-cell>
          <table:table-cell office:value-type="float" office:value="1478104490236" calcext:value-type="float">
            <text:p>1478104490236</text:p>
          </table:table-cell>
          <table:table-cell table:number-columns-repeated="3" office:value-type="float" office:value="1478104490235" calcext:value-type="float">
            <text:p>1478104490235</text:p>
          </table:table-cell>
          <table:table-cell office:value-type="string" calcext:value-type="string">
            <text:p>?</text:p>
          </table:table-cell>
          <table:table-cell office:value-type="float" office:value="1478104490235" calcext:value-type="float">
            <text:p>1478104490235</text:p>
          </table:table-cell>
          <table:table-cell office:value-type="float" office:value="1478104490431" calcext:value-type="float">
            <text:p>1478104490431</text:p>
          </table:table-cell>
          <table:table-cell office:value-type="float" office:value="1478104490444" calcext:value-type="float">
            <text:p>1478104490444</text:p>
          </table:table-cell>
          <table:table-cell/>
          <table:table-cell table:formula="of:=[.G495]-[.F495]" office:value-type="float" office:value="-1" calcext:value-type="float">
            <text:p>-1</text:p>
          </table:table-cell>
          <table:table-cell table:formula="of:=[.H495]-[.G495]" office:value-type="float" office:value="0" calcext:value-type="float">
            <text:p>0</text:p>
          </table:table-cell>
          <table:table-cell table:formula="of:=[.I495]-[.H495]" office:value-type="float" office:value="0" calcext:value-type="float">
            <text:p>0</text:p>
          </table:table-cell>
          <table:table-cell table:number-columns-repeated="2"/>
          <table:table-cell table:formula="of:=[.L495]-[.K495]" office:value-type="float" office:value="196" calcext:value-type="float">
            <text:p>196</text:p>
          </table:table-cell>
          <table:table-cell table:formula="of:=[.M495]-[.L495]" office:value-type="float" office:value="13" calcext:value-type="float">
            <text:p>13</text:p>
          </table:table-cell>
          <table:table-cell table:formula="of:=[.M495]-[.F495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579" calcext:value-type="float">
            <text:p>495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13" calcext:value-type="float">
            <text:p>202213</text:p>
          </table:table-cell>
          <table:table-cell office:value-type="float" office:value="1478104490300" calcext:value-type="float">
            <text:p>1478104490300</text:p>
          </table:table-cell>
          <table:table-cell table:number-columns-repeated="3" office:value-type="float" office:value="1478104490299" calcext:value-type="float">
            <text:p>1478104490299</text:p>
          </table:table-cell>
          <table:table-cell office:value-type="string" calcext:value-type="string">
            <text:p>?</text:p>
          </table:table-cell>
          <table:table-cell office:value-type="float" office:value="1478104490299" calcext:value-type="float">
            <text:p>1478104490299</text:p>
          </table:table-cell>
          <table:table-cell office:value-type="float" office:value="1478104490502" calcext:value-type="float">
            <text:p>1478104490502</text:p>
          </table:table-cell>
          <table:table-cell office:value-type="float" office:value="1478104490544" calcext:value-type="float">
            <text:p>1478104490544</text:p>
          </table:table-cell>
          <table:table-cell/>
          <table:table-cell table:formula="of:=[.G496]-[.F496]" office:value-type="float" office:value="-1" calcext:value-type="float">
            <text:p>-1</text:p>
          </table:table-cell>
          <table:table-cell table:formula="of:=[.H496]-[.G496]" office:value-type="float" office:value="0" calcext:value-type="float">
            <text:p>0</text:p>
          </table:table-cell>
          <table:table-cell table:formula="of:=[.I496]-[.H496]" office:value-type="float" office:value="0" calcext:value-type="float">
            <text:p>0</text:p>
          </table:table-cell>
          <table:table-cell table:number-columns-repeated="2"/>
          <table:table-cell table:formula="of:=[.L496]-[.K496]" office:value-type="float" office:value="203" calcext:value-type="float">
            <text:p>203</text:p>
          </table:table-cell>
          <table:table-cell table:formula="of:=[.M496]-[.L496]" office:value-type="float" office:value="42" calcext:value-type="float">
            <text:p>42</text:p>
          </table:table-cell>
          <table:table-cell table:formula="of:=[.M496]-[.F496]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49590" calcext:value-type="float">
            <text:p>49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62" calcext:value-type="float">
            <text:p>100762</text:p>
          </table:table-cell>
          <table:table-cell office:value-type="float" office:value="1478104490394" calcext:value-type="float">
            <text:p>1478104490394</text:p>
          </table:table-cell>
          <table:table-cell table:number-columns-repeated="2" office:value-type="float" office:value="1478104490393" calcext:value-type="float">
            <text:p>1478104490393</text:p>
          </table:table-cell>
          <table:table-cell office:value-type="float" office:value="1478104490394" calcext:value-type="float">
            <text:p>1478104490394</text:p>
          </table:table-cell>
          <table:table-cell office:value-type="string" calcext:value-type="string">
            <text:p>?</text:p>
          </table:table-cell>
          <table:table-cell office:value-type="float" office:value="1478104490394" calcext:value-type="float">
            <text:p>1478104490394</text:p>
          </table:table-cell>
          <table:table-cell office:value-type="float" office:value="1478104490589" calcext:value-type="float">
            <text:p>1478104490589</text:p>
          </table:table-cell>
          <table:table-cell office:value-type="float" office:value="1478104490614" calcext:value-type="float">
            <text:p>1478104490614</text:p>
          </table:table-cell>
          <table:table-cell/>
          <table:table-cell table:formula="of:=[.G497]-[.F497]" office:value-type="float" office:value="-1" calcext:value-type="float">
            <text:p>-1</text:p>
          </table:table-cell>
          <table:table-cell table:formula="of:=[.H497]-[.G497]" office:value-type="float" office:value="0" calcext:value-type="float">
            <text:p>0</text:p>
          </table:table-cell>
          <table:table-cell table:formula="of:=[.I497]-[.H497]" office:value-type="float" office:value="1" calcext:value-type="float">
            <text:p>1</text:p>
          </table:table-cell>
          <table:table-cell table:number-columns-repeated="2"/>
          <table:table-cell table:formula="of:=[.L497]-[.K497]" office:value-type="float" office:value="195" calcext:value-type="float">
            <text:p>195</text:p>
          </table:table-cell>
          <table:table-cell table:formula="of:=[.M497]-[.L497]" office:value-type="float" office:value="25" calcext:value-type="float">
            <text:p>25</text:p>
          </table:table-cell>
          <table:table-cell table:formula="of:=[.M497]-[.F497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49593" calcext:value-type="float">
            <text:p>495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20" calcext:value-type="float">
            <text:p>100720</text:p>
          </table:table-cell>
          <table:table-cell office:value-type="float" office:value="1478104490538" calcext:value-type="float">
            <text:p>1478104490538</text:p>
          </table:table-cell>
          <table:table-cell table:number-columns-repeated="3" office:value-type="float" office:value="1478104490537" calcext:value-type="float">
            <text:p>1478104490537</text:p>
          </table:table-cell>
          <table:table-cell office:value-type="string" calcext:value-type="string">
            <text:p>?</text:p>
          </table:table-cell>
          <table:table-cell office:value-type="float" office:value="1478104490538" calcext:value-type="float">
            <text:p>1478104490538</text:p>
          </table:table-cell>
          <table:table-cell office:value-type="float" office:value="1478104490735" calcext:value-type="float">
            <text:p>1478104490735</text:p>
          </table:table-cell>
          <table:table-cell office:value-type="float" office:value="1478104490761" calcext:value-type="float">
            <text:p>1478104490761</text:p>
          </table:table-cell>
          <table:table-cell/>
          <table:table-cell table:formula="of:=[.G498]-[.F498]" office:value-type="float" office:value="-1" calcext:value-type="float">
            <text:p>-1</text:p>
          </table:table-cell>
          <table:table-cell table:formula="of:=[.H498]-[.G498]" office:value-type="float" office:value="0" calcext:value-type="float">
            <text:p>0</text:p>
          </table:table-cell>
          <table:table-cell table:formula="of:=[.I498]-[.H498]" office:value-type="float" office:value="0" calcext:value-type="float">
            <text:p>0</text:p>
          </table:table-cell>
          <table:table-cell table:number-columns-repeated="2"/>
          <table:table-cell table:formula="of:=[.L498]-[.K498]" office:value-type="float" office:value="197" calcext:value-type="float">
            <text:p>197</text:p>
          </table:table-cell>
          <table:table-cell table:formula="of:=[.M498]-[.L498]" office:value-type="float" office:value="26" calcext:value-type="float">
            <text:p>26</text:p>
          </table:table-cell>
          <table:table-cell table:formula="of:=[.M498]-[.F498]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592" calcext:value-type="float">
            <text:p>49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67" calcext:value-type="float">
            <text:p>200867</text:p>
          </table:table-cell>
          <table:table-cell office:value-type="float" office:value="1478104490772" calcext:value-type="float">
            <text:p>1478104490772</text:p>
          </table:table-cell>
          <table:table-cell table:number-columns-repeated="3" office:value-type="float" office:value="1478104490771" calcext:value-type="float">
            <text:p>1478104490771</text:p>
          </table:table-cell>
          <table:table-cell office:value-type="string" calcext:value-type="string">
            <text:p>?</text:p>
          </table:table-cell>
          <table:table-cell office:value-type="float" office:value="1478104490772" calcext:value-type="float">
            <text:p>1478104490772</text:p>
          </table:table-cell>
          <table:table-cell office:value-type="float" office:value="1478104491001" calcext:value-type="float">
            <text:p>1478104491001</text:p>
          </table:table-cell>
          <table:table-cell office:value-type="float" office:value="1478104491011" calcext:value-type="float">
            <text:p>1478104491011</text:p>
          </table:table-cell>
          <table:table-cell/>
          <table:table-cell table:formula="of:=[.G499]-[.F499]" office:value-type="float" office:value="-1" calcext:value-type="float">
            <text:p>-1</text:p>
          </table:table-cell>
          <table:table-cell table:formula="of:=[.H499]-[.G499]" office:value-type="float" office:value="0" calcext:value-type="float">
            <text:p>0</text:p>
          </table:table-cell>
          <table:table-cell table:formula="of:=[.I499]-[.H499]" office:value-type="float" office:value="0" calcext:value-type="float">
            <text:p>0</text:p>
          </table:table-cell>
          <table:table-cell table:number-columns-repeated="2"/>
          <table:table-cell table:formula="of:=[.L499]-[.K499]" office:value-type="float" office:value="229" calcext:value-type="float">
            <text:p>229</text:p>
          </table:table-cell>
          <table:table-cell table:formula="of:=[.M499]-[.L499]" office:value-type="float" office:value="10" calcext:value-type="float">
            <text:p>10</text:p>
          </table:table-cell>
          <table:table-cell table:formula="of:=[.M499]-[.F499]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49594" calcext:value-type="float">
            <text:p>49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300" calcext:value-type="float">
            <text:p>102300</text:p>
          </table:table-cell>
          <table:table-cell office:value-type="float" office:value="1478104490822" calcext:value-type="float">
            <text:p>1478104490822</text:p>
          </table:table-cell>
          <table:table-cell table:number-columns-repeated="3" office:value-type="float" office:value="1478104490821" calcext:value-type="float">
            <text:p>1478104490821</text:p>
          </table:table-cell>
          <table:table-cell office:value-type="string" calcext:value-type="string">
            <text:p>?</text:p>
          </table:table-cell>
          <table:table-cell office:value-type="float" office:value="1478104490821" calcext:value-type="float">
            <text:p>1478104490821</text:p>
          </table:table-cell>
          <table:table-cell office:value-type="float" office:value="1478104491034" calcext:value-type="float">
            <text:p>1478104491034</text:p>
          </table:table-cell>
          <table:table-cell office:value-type="float" office:value="1478104491044" calcext:value-type="float">
            <text:p>1478104491044</text:p>
          </table:table-cell>
          <table:table-cell/>
          <table:table-cell table:formula="of:=[.G500]-[.F500]" office:value-type="float" office:value="-1" calcext:value-type="float">
            <text:p>-1</text:p>
          </table:table-cell>
          <table:table-cell table:formula="of:=[.H500]-[.G500]" office:value-type="float" office:value="0" calcext:value-type="float">
            <text:p>0</text:p>
          </table:table-cell>
          <table:table-cell table:formula="of:=[.I500]-[.H500]" office:value-type="float" office:value="0" calcext:value-type="float">
            <text:p>0</text:p>
          </table:table-cell>
          <table:table-cell table:number-columns-repeated="2"/>
          <table:table-cell table:formula="of:=[.L500]-[.K500]" office:value-type="float" office:value="213" calcext:value-type="float">
            <text:p>213</text:p>
          </table:table-cell>
          <table:table-cell table:formula="of:=[.M500]-[.L500]" office:value-type="float" office:value="10" calcext:value-type="float">
            <text:p>10</text:p>
          </table:table-cell>
          <table:table-cell table:formula="of:=[.M500]-[.F500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596" calcext:value-type="float">
            <text:p>495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359" calcext:value-type="float">
            <text:p>102359</text:p>
          </table:table-cell>
          <table:table-cell office:value-type="float" office:value="1478104490976" calcext:value-type="float">
            <text:p>1478104490976</text:p>
          </table:table-cell>
          <table:table-cell office:value-type="float" office:value="1478104490975" calcext:value-type="float">
            <text:p>1478104490975</text:p>
          </table:table-cell>
          <table:table-cell table:number-columns-repeated="2" office:value-type="float" office:value="1478104490976" calcext:value-type="float">
            <text:p>1478104490976</text:p>
          </table:table-cell>
          <table:table-cell office:value-type="string" calcext:value-type="string">
            <text:p>?</text:p>
          </table:table-cell>
          <table:table-cell office:value-type="float" office:value="1478104490976" calcext:value-type="float">
            <text:p>1478104490976</text:p>
          </table:table-cell>
          <table:table-cell office:value-type="float" office:value="1478104491174" calcext:value-type="float">
            <text:p>1478104491174</text:p>
          </table:table-cell>
          <table:table-cell office:value-type="float" office:value="1478104491192" calcext:value-type="float">
            <text:p>1478104491192</text:p>
          </table:table-cell>
          <table:table-cell/>
          <table:table-cell table:formula="of:=[.G501]-[.F501]" office:value-type="float" office:value="-1" calcext:value-type="float">
            <text:p>-1</text:p>
          </table:table-cell>
          <table:table-cell table:formula="of:=[.H501]-[.G501]" office:value-type="float" office:value="1" calcext:value-type="float">
            <text:p>1</text:p>
          </table:table-cell>
          <table:table-cell table:formula="of:=[.I501]-[.H501]" office:value-type="float" office:value="0" calcext:value-type="float">
            <text:p>0</text:p>
          </table:table-cell>
          <table:table-cell table:number-columns-repeated="2"/>
          <table:table-cell table:formula="of:=[.L501]-[.K501]" office:value-type="float" office:value="198" calcext:value-type="float">
            <text:p>198</text:p>
          </table:table-cell>
          <table:table-cell table:formula="of:=[.M501]-[.L501]" office:value-type="float" office:value="18" calcext:value-type="float">
            <text:p>18</text:p>
          </table:table-cell>
          <table:table-cell table:formula="of:=[.M501]-[.F501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597" calcext:value-type="float">
            <text:p>49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13" calcext:value-type="float">
            <text:p>101213</text:p>
          </table:table-cell>
          <table:table-cell office:value-type="float" office:value="1478104491018" calcext:value-type="float">
            <text:p>1478104491018</text:p>
          </table:table-cell>
          <table:table-cell table:number-columns-repeated="3" office:value-type="float" office:value="1478104491017" calcext:value-type="float">
            <text:p>1478104491017</text:p>
          </table:table-cell>
          <table:table-cell office:value-type="string" calcext:value-type="string">
            <text:p>?</text:p>
          </table:table-cell>
          <table:table-cell office:value-type="float" office:value="1478104491017" calcext:value-type="float">
            <text:p>1478104491017</text:p>
          </table:table-cell>
          <table:table-cell office:value-type="float" office:value="1478104491222" calcext:value-type="float">
            <text:p>1478104491222</text:p>
          </table:table-cell>
          <table:table-cell office:value-type="float" office:value="1478104491244" calcext:value-type="float">
            <text:p>1478104491244</text:p>
          </table:table-cell>
          <table:table-cell/>
          <table:table-cell table:formula="of:=[.G502]-[.F502]" office:value-type="float" office:value="-1" calcext:value-type="float">
            <text:p>-1</text:p>
          </table:table-cell>
          <table:table-cell table:formula="of:=[.H502]-[.G502]" office:value-type="float" office:value="0" calcext:value-type="float">
            <text:p>0</text:p>
          </table:table-cell>
          <table:table-cell table:formula="of:=[.I502]-[.H502]" office:value-type="float" office:value="0" calcext:value-type="float">
            <text:p>0</text:p>
          </table:table-cell>
          <table:table-cell table:number-columns-repeated="2"/>
          <table:table-cell table:formula="of:=[.L502]-[.K502]" office:value-type="float" office:value="205" calcext:value-type="float">
            <text:p>205</text:p>
          </table:table-cell>
          <table:table-cell table:formula="of:=[.M502]-[.L502]" office:value-type="float" office:value="22" calcext:value-type="float">
            <text:p>22</text:p>
          </table:table-cell>
          <table:table-cell table:formula="of:=[.M502]-[.F502]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9598" calcext:value-type="float">
            <text:p>49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16" calcext:value-type="float">
            <text:p>101416</text:p>
          </table:table-cell>
          <table:table-cell office:value-type="float" office:value="1478104491038" calcext:value-type="float">
            <text:p>1478104491038</text:p>
          </table:table-cell>
          <table:table-cell table:number-columns-repeated="3" office:value-type="float" office:value="1478104491036" calcext:value-type="float">
            <text:p>1478104491036</text:p>
          </table:table-cell>
          <table:table-cell office:value-type="string" calcext:value-type="string">
            <text:p>?</text:p>
          </table:table-cell>
          <table:table-cell office:value-type="float" office:value="1478104491036" calcext:value-type="float">
            <text:p>1478104491036</text:p>
          </table:table-cell>
          <table:table-cell office:value-type="float" office:value="1478104491238" calcext:value-type="float">
            <text:p>1478104491238</text:p>
          </table:table-cell>
          <table:table-cell office:value-type="float" office:value="1478104491250" calcext:value-type="float">
            <text:p>1478104491250</text:p>
          </table:table-cell>
          <table:table-cell/>
          <table:table-cell table:formula="of:=[.G503]-[.F503]" office:value-type="float" office:value="-2" calcext:value-type="float">
            <text:p>-2</text:p>
          </table:table-cell>
          <table:table-cell table:formula="of:=[.H503]-[.G503]" office:value-type="float" office:value="0" calcext:value-type="float">
            <text:p>0</text:p>
          </table:table-cell>
          <table:table-cell table:formula="of:=[.I503]-[.H503]" office:value-type="float" office:value="0" calcext:value-type="float">
            <text:p>0</text:p>
          </table:table-cell>
          <table:table-cell table:number-columns-repeated="2"/>
          <table:table-cell table:formula="of:=[.L503]-[.K503]" office:value-type="float" office:value="202" calcext:value-type="float">
            <text:p>202</text:p>
          </table:table-cell>
          <table:table-cell table:formula="of:=[.M503]-[.L503]" office:value-type="float" office:value="12" calcext:value-type="float">
            <text:p>12</text:p>
          </table:table-cell>
          <table:table-cell table:formula="of:=[.M503]-[.F503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591" calcext:value-type="float">
            <text:p>495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068" calcext:value-type="float">
            <text:p>301068</text:p>
          </table:table-cell>
          <table:table-cell office:value-type="float" office:value="1478104491099" calcext:value-type="float">
            <text:p>1478104491099</text:p>
          </table:table-cell>
          <table:table-cell table:number-columns-repeated="3" office:value-type="float" office:value="1478104491098" calcext:value-type="float">
            <text:p>1478104491098</text:p>
          </table:table-cell>
          <table:table-cell office:value-type="string" calcext:value-type="string">
            <text:p>?</text:p>
          </table:table-cell>
          <table:table-cell office:value-type="float" office:value="1478104491098" calcext:value-type="float">
            <text:p>1478104491098</text:p>
          </table:table-cell>
          <table:table-cell office:value-type="float" office:value="1478104491290" calcext:value-type="float">
            <text:p>1478104491290</text:p>
          </table:table-cell>
          <table:table-cell office:value-type="float" office:value="1478104491297" calcext:value-type="float">
            <text:p>1478104491297</text:p>
          </table:table-cell>
          <table:table-cell/>
          <table:table-cell table:formula="of:=[.G504]-[.F504]" office:value-type="float" office:value="-1" calcext:value-type="float">
            <text:p>-1</text:p>
          </table:table-cell>
          <table:table-cell table:formula="of:=[.H504]-[.G504]" office:value-type="float" office:value="0" calcext:value-type="float">
            <text:p>0</text:p>
          </table:table-cell>
          <table:table-cell table:formula="of:=[.I504]-[.H504]" office:value-type="float" office:value="0" calcext:value-type="float">
            <text:p>0</text:p>
          </table:table-cell>
          <table:table-cell table:number-columns-repeated="2"/>
          <table:table-cell table:formula="of:=[.L504]-[.K504]" office:value-type="float" office:value="192" calcext:value-type="float">
            <text:p>192</text:p>
          </table:table-cell>
          <table:table-cell table:formula="of:=[.M504]-[.L504]" office:value-type="float" office:value="7" calcext:value-type="float">
            <text:p>7</text:p>
          </table:table-cell>
          <table:table-cell table:formula="of:=[.M504]-[.F504]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834" calcext:value-type="float">
            <text:p>301834</text:p>
          </table:table-cell>
          <table:table-cell office:value-type="float" office:value="1478104491126" calcext:value-type="float">
            <text:p>1478104491126</text:p>
          </table:table-cell>
          <table:table-cell table:number-columns-repeated="3" office:value-type="float" office:value="1478104491125" calcext:value-type="float">
            <text:p>1478104491125</text:p>
          </table:table-cell>
          <table:table-cell office:value-type="string" calcext:value-type="string">
            <text:p>?</text:p>
          </table:table-cell>
          <table:table-cell office:value-type="float" office:value="1478104491125" calcext:value-type="float">
            <text:p>1478104491125</text:p>
          </table:table-cell>
          <table:table-cell office:value-type="float" office:value="1478104491320" calcext:value-type="float">
            <text:p>1478104491320</text:p>
          </table:table-cell>
          <table:table-cell office:value-type="float" office:value="1478104491337" calcext:value-type="float">
            <text:p>1478104491337</text:p>
          </table:table-cell>
          <table:table-cell/>
          <table:table-cell table:formula="of:=[.G505]-[.F505]" office:value-type="float" office:value="-1" calcext:value-type="float">
            <text:p>-1</text:p>
          </table:table-cell>
          <table:table-cell table:formula="of:=[.H505]-[.G505]" office:value-type="float" office:value="0" calcext:value-type="float">
            <text:p>0</text:p>
          </table:table-cell>
          <table:table-cell table:formula="of:=[.I505]-[.H505]" office:value-type="float" office:value="0" calcext:value-type="float">
            <text:p>0</text:p>
          </table:table-cell>
          <table:table-cell table:number-columns-repeated="2"/>
          <table:table-cell table:formula="of:=[.L505]-[.K505]" office:value-type="float" office:value="195" calcext:value-type="float">
            <text:p>195</text:p>
          </table:table-cell>
          <table:table-cell table:formula="of:=[.M505]-[.L505]" office:value-type="float" office:value="17" calcext:value-type="float">
            <text:p>17</text:p>
          </table:table-cell>
          <table:table-cell table:formula="of:=[.M505]-[.F505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595" calcext:value-type="float">
            <text:p>495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653" calcext:value-type="float">
            <text:p>200653</text:p>
          </table:table-cell>
          <table:table-cell office:value-type="float" office:value="1478104491269" calcext:value-type="float">
            <text:p>1478104491269</text:p>
          </table:table-cell>
          <table:table-cell table:number-columns-repeated="3" office:value-type="float" office:value="1478104491268" calcext:value-type="float">
            <text:p>1478104491268</text:p>
          </table:table-cell>
          <table:table-cell office:value-type="string" calcext:value-type="string">
            <text:p>?</text:p>
          </table:table-cell>
          <table:table-cell office:value-type="float" office:value="1478104491268" calcext:value-type="float">
            <text:p>1478104491268</text:p>
          </table:table-cell>
          <table:table-cell office:value-type="float" office:value="1478104491472" calcext:value-type="float">
            <text:p>1478104491472</text:p>
          </table:table-cell>
          <table:table-cell office:value-type="float" office:value="1478104491485" calcext:value-type="float">
            <text:p>1478104491485</text:p>
          </table:table-cell>
          <table:table-cell/>
          <table:table-cell table:formula="of:=[.G506]-[.F506]" office:value-type="float" office:value="-1" calcext:value-type="float">
            <text:p>-1</text:p>
          </table:table-cell>
          <table:table-cell table:formula="of:=[.H506]-[.G506]" office:value-type="float" office:value="0" calcext:value-type="float">
            <text:p>0</text:p>
          </table:table-cell>
          <table:table-cell table:formula="of:=[.I506]-[.H506]" office:value-type="float" office:value="0" calcext:value-type="float">
            <text:p>0</text:p>
          </table:table-cell>
          <table:table-cell table:number-columns-repeated="2"/>
          <table:table-cell table:formula="of:=[.L506]-[.K506]" office:value-type="float" office:value="204" calcext:value-type="float">
            <text:p>204</text:p>
          </table:table-cell>
          <table:table-cell table:formula="of:=[.M506]-[.L506]" office:value-type="float" office:value="13" calcext:value-type="float">
            <text:p>13</text:p>
          </table:table-cell>
          <table:table-cell table:formula="of:=[.M506]-[.F506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599" calcext:value-type="float">
            <text:p>49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351" calcext:value-type="float">
            <text:p>102351</text:p>
          </table:table-cell>
          <table:table-cell office:value-type="float" office:value="1478104491398" calcext:value-type="float">
            <text:p>1478104491398</text:p>
          </table:table-cell>
          <table:table-cell office:value-type="float" office:value="1478104491397" calcext:value-type="float">
            <text:p>1478104491397</text:p>
          </table:table-cell>
          <table:table-cell table:number-columns-repeated="2" office:value-type="float" office:value="1478104491398" calcext:value-type="float">
            <text:p>1478104491398</text:p>
          </table:table-cell>
          <table:table-cell office:value-type="string" calcext:value-type="string">
            <text:p>?</text:p>
          </table:table-cell>
          <table:table-cell office:value-type="float" office:value="1478104491398" calcext:value-type="float">
            <text:p>1478104491398</text:p>
          </table:table-cell>
          <table:table-cell office:value-type="float" office:value="1478104491585" calcext:value-type="float">
            <text:p>1478104491585</text:p>
          </table:table-cell>
          <table:table-cell office:value-type="float" office:value="1478104491596" calcext:value-type="float">
            <text:p>1478104491596</text:p>
          </table:table-cell>
          <table:table-cell/>
          <table:table-cell table:formula="of:=[.G507]-[.F507]" office:value-type="float" office:value="-1" calcext:value-type="float">
            <text:p>-1</text:p>
          </table:table-cell>
          <table:table-cell table:formula="of:=[.H507]-[.G507]" office:value-type="float" office:value="1" calcext:value-type="float">
            <text:p>1</text:p>
          </table:table-cell>
          <table:table-cell table:formula="of:=[.I507]-[.H507]" office:value-type="float" office:value="0" calcext:value-type="float">
            <text:p>0</text:p>
          </table:table-cell>
          <table:table-cell table:number-columns-repeated="2"/>
          <table:table-cell table:formula="of:=[.L507]-[.K507]" office:value-type="float" office:value="187" calcext:value-type="float">
            <text:p>187</text:p>
          </table:table-cell>
          <table:table-cell table:formula="of:=[.M507]-[.L507]" office:value-type="float" office:value="11" calcext:value-type="float">
            <text:p>11</text:p>
          </table:table-cell>
          <table:table-cell table:formula="of:=[.M507]-[.F507]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9603" calcext:value-type="float">
            <text:p>496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051" calcext:value-type="float">
            <text:p>100051</text:p>
          </table:table-cell>
          <table:table-cell office:value-type="float" office:value="1478104491642" calcext:value-type="float">
            <text:p>1478104491642</text:p>
          </table:table-cell>
          <table:table-cell table:number-columns-repeated="3" office:value-type="float" office:value="1478104491641" calcext:value-type="float">
            <text:p>1478104491641</text:p>
          </table:table-cell>
          <table:table-cell office:value-type="string" calcext:value-type="string">
            <text:p>?</text:p>
          </table:table-cell>
          <table:table-cell office:value-type="float" office:value="1478104491641" calcext:value-type="float">
            <text:p>1478104491641</text:p>
          </table:table-cell>
          <table:table-cell office:value-type="float" office:value="1478104491831" calcext:value-type="float">
            <text:p>1478104491831</text:p>
          </table:table-cell>
          <table:table-cell office:value-type="float" office:value="1478104491838" calcext:value-type="float">
            <text:p>1478104491838</text:p>
          </table:table-cell>
          <table:table-cell/>
          <table:table-cell table:formula="of:=[.G508]-[.F508]" office:value-type="float" office:value="-1" calcext:value-type="float">
            <text:p>-1</text:p>
          </table:table-cell>
          <table:table-cell table:formula="of:=[.H508]-[.G508]" office:value-type="float" office:value="0" calcext:value-type="float">
            <text:p>0</text:p>
          </table:table-cell>
          <table:table-cell table:formula="of:=[.I508]-[.H508]" office:value-type="float" office:value="0" calcext:value-type="float">
            <text:p>0</text:p>
          </table:table-cell>
          <table:table-cell table:number-columns-repeated="2"/>
          <table:table-cell table:formula="of:=[.L508]-[.K508]" office:value-type="float" office:value="190" calcext:value-type="float">
            <text:p>190</text:p>
          </table:table-cell>
          <table:table-cell table:formula="of:=[.M508]-[.L508]" office:value-type="float" office:value="7" calcext:value-type="float">
            <text:p>7</text:p>
          </table:table-cell>
          <table:table-cell table:formula="of:=[.M508]-[.F508]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49602" calcext:value-type="float">
            <text:p>496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91" calcext:value-type="float">
            <text:p>201191</text:p>
          </table:table-cell>
          <table:table-cell office:value-type="float" office:value="1478104491691" calcext:value-type="float">
            <text:p>1478104491691</text:p>
          </table:table-cell>
          <table:table-cell table:number-columns-repeated="3" office:value-type="float" office:value="1478104491690" calcext:value-type="float">
            <text:p>1478104491690</text:p>
          </table:table-cell>
          <table:table-cell office:value-type="string" calcext:value-type="string">
            <text:p>?</text:p>
          </table:table-cell>
          <table:table-cell office:value-type="float" office:value="1478104491690" calcext:value-type="float">
            <text:p>1478104491690</text:p>
          </table:table-cell>
          <table:table-cell office:value-type="float" office:value="1478104491882" calcext:value-type="float">
            <text:p>1478104491882</text:p>
          </table:table-cell>
          <table:table-cell office:value-type="float" office:value="1478104491904" calcext:value-type="float">
            <text:p>1478104491904</text:p>
          </table:table-cell>
          <table:table-cell/>
          <table:table-cell table:formula="of:=[.G509]-[.F509]" office:value-type="float" office:value="-1" calcext:value-type="float">
            <text:p>-1</text:p>
          </table:table-cell>
          <table:table-cell table:formula="of:=[.H509]-[.G509]" office:value-type="float" office:value="0" calcext:value-type="float">
            <text:p>0</text:p>
          </table:table-cell>
          <table:table-cell table:formula="of:=[.I509]-[.H509]" office:value-type="float" office:value="0" calcext:value-type="float">
            <text:p>0</text:p>
          </table:table-cell>
          <table:table-cell table:number-columns-repeated="2"/>
          <table:table-cell table:formula="of:=[.L509]-[.K509]" office:value-type="float" office:value="192" calcext:value-type="float">
            <text:p>192</text:p>
          </table:table-cell>
          <table:table-cell table:formula="of:=[.M509]-[.L509]" office:value-type="float" office:value="22" calcext:value-type="float">
            <text:p>22</text:p>
          </table:table-cell>
          <table:table-cell table:formula="of:=[.M509]-[.F509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605" calcext:value-type="float">
            <text:p>49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68" calcext:value-type="float">
            <text:p>201668</text:p>
          </table:table-cell>
          <table:table-cell office:value-type="float" office:value="1478104491700" calcext:value-type="float">
            <text:p>1478104491700</text:p>
          </table:table-cell>
          <table:table-cell table:number-columns-repeated="3" office:value-type="float" office:value="1478104491699" calcext:value-type="float">
            <text:p>1478104491699</text:p>
          </table:table-cell>
          <table:table-cell office:value-type="string" calcext:value-type="string">
            <text:p>?</text:p>
          </table:table-cell>
          <table:table-cell office:value-type="float" office:value="1478104491699" calcext:value-type="float">
            <text:p>1478104491699</text:p>
          </table:table-cell>
          <table:table-cell office:value-type="float" office:value="1478104491891" calcext:value-type="float">
            <text:p>1478104491891</text:p>
          </table:table-cell>
          <table:table-cell office:value-type="float" office:value="1478104491910" calcext:value-type="float">
            <text:p>1478104491910</text:p>
          </table:table-cell>
          <table:table-cell/>
          <table:table-cell table:formula="of:=[.G510]-[.F510]" office:value-type="float" office:value="-1" calcext:value-type="float">
            <text:p>-1</text:p>
          </table:table-cell>
          <table:table-cell table:formula="of:=[.H510]-[.G510]" office:value-type="float" office:value="0" calcext:value-type="float">
            <text:p>0</text:p>
          </table:table-cell>
          <table:table-cell table:formula="of:=[.I510]-[.H510]" office:value-type="float" office:value="0" calcext:value-type="float">
            <text:p>0</text:p>
          </table:table-cell>
          <table:table-cell table:number-columns-repeated="2"/>
          <table:table-cell table:formula="of:=[.L510]-[.K510]" office:value-type="float" office:value="192" calcext:value-type="float">
            <text:p>192</text:p>
          </table:table-cell>
          <table:table-cell table:formula="of:=[.M510]-[.L510]" office:value-type="float" office:value="19" calcext:value-type="float">
            <text:p>19</text:p>
          </table:table-cell>
          <table:table-cell table:formula="of:=[.M510]-[.F510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604" calcext:value-type="float">
            <text:p>496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592" calcext:value-type="float">
            <text:p>101592</text:p>
          </table:table-cell>
          <table:table-cell office:value-type="float" office:value="1478104491710" calcext:value-type="float">
            <text:p>1478104491710</text:p>
          </table:table-cell>
          <table:table-cell table:number-columns-repeated="3" office:value-type="float" office:value="1478104491709" calcext:value-type="float">
            <text:p>1478104491709</text:p>
          </table:table-cell>
          <table:table-cell office:value-type="string" calcext:value-type="string">
            <text:p>?</text:p>
          </table:table-cell>
          <table:table-cell office:value-type="float" office:value="1478104491709" calcext:value-type="float">
            <text:p>1478104491709</text:p>
          </table:table-cell>
          <table:table-cell office:value-type="float" office:value="1478104491907" calcext:value-type="float">
            <text:p>1478104491907</text:p>
          </table:table-cell>
          <table:table-cell office:value-type="float" office:value="1478104491933" calcext:value-type="float">
            <text:p>1478104491933</text:p>
          </table:table-cell>
          <table:table-cell/>
          <table:table-cell table:formula="of:=[.G511]-[.F511]" office:value-type="float" office:value="-1" calcext:value-type="float">
            <text:p>-1</text:p>
          </table:table-cell>
          <table:table-cell table:formula="of:=[.H511]-[.G511]" office:value-type="float" office:value="0" calcext:value-type="float">
            <text:p>0</text:p>
          </table:table-cell>
          <table:table-cell table:formula="of:=[.I511]-[.H511]" office:value-type="float" office:value="0" calcext:value-type="float">
            <text:p>0</text:p>
          </table:table-cell>
          <table:table-cell table:number-columns-repeated="2"/>
          <table:table-cell table:formula="of:=[.L511]-[.K511]" office:value-type="float" office:value="198" calcext:value-type="float">
            <text:p>198</text:p>
          </table:table-cell>
          <table:table-cell table:formula="of:=[.M511]-[.L511]" office:value-type="float" office:value="26" calcext:value-type="float">
            <text:p>26</text:p>
          </table:table-cell>
          <table:table-cell table:formula="of:=[.M511]-[.F511]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606" calcext:value-type="float">
            <text:p>49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938" calcext:value-type="float">
            <text:p>200938</text:p>
          </table:table-cell>
          <table:table-cell office:value-type="float" office:value="1478104491778" calcext:value-type="float">
            <text:p>1478104491778</text:p>
          </table:table-cell>
          <table:table-cell table:number-columns-repeated="3" office:value-type="float" office:value="1478104491777" calcext:value-type="float">
            <text:p>1478104491777</text:p>
          </table:table-cell>
          <table:table-cell office:value-type="string" calcext:value-type="string">
            <text:p>?</text:p>
          </table:table-cell>
          <table:table-cell office:value-type="float" office:value="1478104491778" calcext:value-type="float">
            <text:p>1478104491778</text:p>
          </table:table-cell>
          <table:table-cell office:value-type="float" office:value="1478104491972" calcext:value-type="float">
            <text:p>1478104491972</text:p>
          </table:table-cell>
          <table:table-cell office:value-type="float" office:value="1478104491980" calcext:value-type="float">
            <text:p>1478104491980</text:p>
          </table:table-cell>
          <table:table-cell/>
          <table:table-cell table:formula="of:=[.G512]-[.F512]" office:value-type="float" office:value="-1" calcext:value-type="float">
            <text:p>-1</text:p>
          </table:table-cell>
          <table:table-cell table:formula="of:=[.H512]-[.G512]" office:value-type="float" office:value="0" calcext:value-type="float">
            <text:p>0</text:p>
          </table:table-cell>
          <table:table-cell table:formula="of:=[.I512]-[.H512]" office:value-type="float" office:value="0" calcext:value-type="float">
            <text:p>0</text:p>
          </table:table-cell>
          <table:table-cell table:number-columns-repeated="2"/>
          <table:table-cell table:formula="of:=[.L512]-[.K512]" office:value-type="float" office:value="194" calcext:value-type="float">
            <text:p>194</text:p>
          </table:table-cell>
          <table:table-cell table:formula="of:=[.M512]-[.L512]" office:value-type="float" office:value="8" calcext:value-type="float">
            <text:p>8</text:p>
          </table:table-cell>
          <table:table-cell table:formula="of:=[.M512]-[.F512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601" calcext:value-type="float">
            <text:p>496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34" calcext:value-type="float">
            <text:p>301134</text:p>
          </table:table-cell>
          <table:table-cell office:value-type="float" office:value="1478104491929" calcext:value-type="float">
            <text:p>1478104491929</text:p>
          </table:table-cell>
          <table:table-cell table:number-columns-repeated="3" office:value-type="float" office:value="1478104491928" calcext:value-type="float">
            <text:p>1478104491928</text:p>
          </table:table-cell>
          <table:table-cell office:value-type="string" calcext:value-type="string">
            <text:p>?</text:p>
          </table:table-cell>
          <table:table-cell office:value-type="float" office:value="1478104491928" calcext:value-type="float">
            <text:p>1478104491928</text:p>
          </table:table-cell>
          <table:table-cell office:value-type="float" office:value="1478104492126" calcext:value-type="float">
            <text:p>1478104492126</text:p>
          </table:table-cell>
          <table:table-cell office:value-type="float" office:value="1478104492136" calcext:value-type="float">
            <text:p>1478104492136</text:p>
          </table:table-cell>
          <table:table-cell/>
          <table:table-cell table:formula="of:=[.G513]-[.F513]" office:value-type="float" office:value="-1" calcext:value-type="float">
            <text:p>-1</text:p>
          </table:table-cell>
          <table:table-cell table:formula="of:=[.H513]-[.G513]" office:value-type="float" office:value="0" calcext:value-type="float">
            <text:p>0</text:p>
          </table:table-cell>
          <table:table-cell table:formula="of:=[.I513]-[.H513]" office:value-type="float" office:value="0" calcext:value-type="float">
            <text:p>0</text:p>
          </table:table-cell>
          <table:table-cell table:number-columns-repeated="2"/>
          <table:table-cell table:formula="of:=[.L513]-[.K513]" office:value-type="float" office:value="198" calcext:value-type="float">
            <text:p>198</text:p>
          </table:table-cell>
          <table:table-cell table:formula="of:=[.M513]-[.L513]" office:value-type="float" office:value="10" calcext:value-type="float">
            <text:p>10</text:p>
          </table:table-cell>
          <table:table-cell table:formula="of:=[.M513]-[.F513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49578" calcext:value-type="float">
            <text:p>49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675" calcext:value-type="float">
            <text:p>1675</text:p>
          </table:table-cell>
          <table:table-cell office:value-type="float" office:value="1478104491938" calcext:value-type="float">
            <text:p>1478104491938</text:p>
          </table:table-cell>
          <table:table-cell table:number-columns-repeated="3" office:value-type="float" office:value="1478104491937" calcext:value-type="float">
            <text:p>1478104491937</text:p>
          </table:table-cell>
          <table:table-cell office:value-type="string" calcext:value-type="string">
            <text:p>?</text:p>
          </table:table-cell>
          <table:table-cell office:value-type="float" office:value="1478104491937" calcext:value-type="float">
            <text:p>1478104491937</text:p>
          </table:table-cell>
          <table:table-cell office:value-type="float" office:value="1478104492132" calcext:value-type="float">
            <text:p>1478104492132</text:p>
          </table:table-cell>
          <table:table-cell office:value-type="float" office:value="1478104492153" calcext:value-type="float">
            <text:p>1478104492153</text:p>
          </table:table-cell>
          <table:table-cell/>
          <table:table-cell table:formula="of:=[.G514]-[.F514]" office:value-type="float" office:value="-1" calcext:value-type="float">
            <text:p>-1</text:p>
          </table:table-cell>
          <table:table-cell table:formula="of:=[.H514]-[.G514]" office:value-type="float" office:value="0" calcext:value-type="float">
            <text:p>0</text:p>
          </table:table-cell>
          <table:table-cell table:formula="of:=[.I514]-[.H514]" office:value-type="float" office:value="0" calcext:value-type="float">
            <text:p>0</text:p>
          </table:table-cell>
          <table:table-cell table:number-columns-repeated="2"/>
          <table:table-cell table:formula="of:=[.L514]-[.K514]" office:value-type="float" office:value="195" calcext:value-type="float">
            <text:p>195</text:p>
          </table:table-cell>
          <table:table-cell table:formula="of:=[.M514]-[.L514]" office:value-type="float" office:value="21" calcext:value-type="float">
            <text:p>21</text:p>
          </table:table-cell>
          <table:table-cell table:formula="of:=[.M514]-[.F514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9608" calcext:value-type="float">
            <text:p>49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382" calcext:value-type="float">
            <text:p>202382</text:p>
          </table:table-cell>
          <table:table-cell office:value-type="float" office:value="1478104492035" calcext:value-type="float">
            <text:p>1478104492035</text:p>
          </table:table-cell>
          <table:table-cell table:number-columns-repeated="3" office:value-type="float" office:value="1478104492034" calcext:value-type="float">
            <text:p>1478104492034</text:p>
          </table:table-cell>
          <table:table-cell office:value-type="string" calcext:value-type="string">
            <text:p>?</text:p>
          </table:table-cell>
          <table:table-cell office:value-type="float" office:value="1478104492034" calcext:value-type="float">
            <text:p>1478104492034</text:p>
          </table:table-cell>
          <table:table-cell office:value-type="float" office:value="1478104492240" calcext:value-type="float">
            <text:p>1478104492240</text:p>
          </table:table-cell>
          <table:table-cell office:value-type="float" office:value="1478104492260" calcext:value-type="float">
            <text:p>1478104492260</text:p>
          </table:table-cell>
          <table:table-cell/>
          <table:table-cell table:formula="of:=[.G515]-[.F515]" office:value-type="float" office:value="-1" calcext:value-type="float">
            <text:p>-1</text:p>
          </table:table-cell>
          <table:table-cell table:formula="of:=[.H515]-[.G515]" office:value-type="float" office:value="0" calcext:value-type="float">
            <text:p>0</text:p>
          </table:table-cell>
          <table:table-cell table:formula="of:=[.I515]-[.H515]" office:value-type="float" office:value="0" calcext:value-type="float">
            <text:p>0</text:p>
          </table:table-cell>
          <table:table-cell table:number-columns-repeated="2"/>
          <table:table-cell table:formula="of:=[.L515]-[.K515]" office:value-type="float" office:value="206" calcext:value-type="float">
            <text:p>206</text:p>
          </table:table-cell>
          <table:table-cell table:formula="of:=[.M515]-[.L515]" office:value-type="float" office:value="20" calcext:value-type="float">
            <text:p>20</text:p>
          </table:table-cell>
          <table:table-cell table:formula="of:=[.M515]-[.F515]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49607" calcext:value-type="float">
            <text:p>496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131" calcext:value-type="float">
            <text:p>101131</text:p>
          </table:table-cell>
          <table:table-cell office:value-type="float" office:value="1478104492091" calcext:value-type="float">
            <text:p>1478104492091</text:p>
          </table:table-cell>
          <table:table-cell table:number-columns-repeated="3" office:value-type="float" office:value="1478104492090" calcext:value-type="float">
            <text:p>1478104492090</text:p>
          </table:table-cell>
          <table:table-cell office:value-type="string" calcext:value-type="string">
            <text:p>?</text:p>
          </table:table-cell>
          <table:table-cell office:value-type="float" office:value="1478104492090" calcext:value-type="float">
            <text:p>1478104492090</text:p>
          </table:table-cell>
          <table:table-cell office:value-type="float" office:value="1478104492288" calcext:value-type="float">
            <text:p>1478104492288</text:p>
          </table:table-cell>
          <table:table-cell office:value-type="float" office:value="1478104492311" calcext:value-type="float">
            <text:p>1478104492311</text:p>
          </table:table-cell>
          <table:table-cell/>
          <table:table-cell table:formula="of:=[.G516]-[.F516]" office:value-type="float" office:value="-1" calcext:value-type="float">
            <text:p>-1</text:p>
          </table:table-cell>
          <table:table-cell table:formula="of:=[.H516]-[.G516]" office:value-type="float" office:value="0" calcext:value-type="float">
            <text:p>0</text:p>
          </table:table-cell>
          <table:table-cell table:formula="of:=[.I516]-[.H516]" office:value-type="float" office:value="0" calcext:value-type="float">
            <text:p>0</text:p>
          </table:table-cell>
          <table:table-cell table:number-columns-repeated="2"/>
          <table:table-cell table:formula="of:=[.L516]-[.K516]" office:value-type="float" office:value="198" calcext:value-type="float">
            <text:p>198</text:p>
          </table:table-cell>
          <table:table-cell table:formula="of:=[.M516]-[.L516]" office:value-type="float" office:value="23" calcext:value-type="float">
            <text:p>23</text:p>
          </table:table-cell>
          <table:table-cell table:formula="of:=[.M516]-[.F516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49612" calcext:value-type="float">
            <text:p>496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323" calcext:value-type="float">
            <text:p>102323</text:p>
          </table:table-cell>
          <table:table-cell office:value-type="float" office:value="1478104492096" calcext:value-type="float">
            <text:p>1478104492096</text:p>
          </table:table-cell>
          <table:table-cell table:number-columns-repeated="3" office:value-type="float" office:value="1478104492097" calcext:value-type="float">
            <text:p>1478104492097</text:p>
          </table:table-cell>
          <table:table-cell office:value-type="string" calcext:value-type="string">
            <text:p>?</text:p>
          </table:table-cell>
          <table:table-cell office:value-type="float" office:value="1478104492097" calcext:value-type="float">
            <text:p>1478104492097</text:p>
          </table:table-cell>
          <table:table-cell office:value-type="float" office:value="1478104492293" calcext:value-type="float">
            <text:p>1478104492293</text:p>
          </table:table-cell>
          <table:table-cell office:value-type="float" office:value="1478104492313" calcext:value-type="float">
            <text:p>1478104492313</text:p>
          </table:table-cell>
          <table:table-cell/>
          <table:table-cell table:formula="of:=[.G517]-[.F517]" office:value-type="float" office:value="1" calcext:value-type="float">
            <text:p>1</text:p>
          </table:table-cell>
          <table:table-cell table:formula="of:=[.H517]-[.G517]" office:value-type="float" office:value="0" calcext:value-type="float">
            <text:p>0</text:p>
          </table:table-cell>
          <table:table-cell table:formula="of:=[.I517]-[.H517]" office:value-type="float" office:value="0" calcext:value-type="float">
            <text:p>0</text:p>
          </table:table-cell>
          <table:table-cell table:number-columns-repeated="2"/>
          <table:table-cell table:formula="of:=[.L517]-[.K517]" office:value-type="float" office:value="196" calcext:value-type="float">
            <text:p>196</text:p>
          </table:table-cell>
          <table:table-cell table:formula="of:=[.M517]-[.L517]" office:value-type="float" office:value="20" calcext:value-type="float">
            <text:p>20</text:p>
          </table:table-cell>
          <table:table-cell table:formula="of:=[.M517]-[.F517]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9611" calcext:value-type="float">
            <text:p>496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897" calcext:value-type="float">
            <text:p>201897</text:p>
          </table:table-cell>
          <table:table-cell office:value-type="float" office:value="1478104492239" calcext:value-type="float">
            <text:p>1478104492239</text:p>
          </table:table-cell>
          <table:table-cell table:number-columns-repeated="3" office:value-type="float" office:value="1478104492238" calcext:value-type="float">
            <text:p>1478104492238</text:p>
          </table:table-cell>
          <table:table-cell office:value-type="string" calcext:value-type="string">
            <text:p>?</text:p>
          </table:table-cell>
          <table:table-cell office:value-type="float" office:value="1478104492238" calcext:value-type="float">
            <text:p>1478104492238</text:p>
          </table:table-cell>
          <table:table-cell office:value-type="float" office:value="1478104492450" calcext:value-type="float">
            <text:p>1478104492450</text:p>
          </table:table-cell>
          <table:table-cell office:value-type="float" office:value="1478104492484" calcext:value-type="float">
            <text:p>1478104492484</text:p>
          </table:table-cell>
          <table:table-cell/>
          <table:table-cell table:formula="of:=[.G518]-[.F518]" office:value-type="float" office:value="-1" calcext:value-type="float">
            <text:p>-1</text:p>
          </table:table-cell>
          <table:table-cell table:formula="of:=[.H518]-[.G518]" office:value-type="float" office:value="0" calcext:value-type="float">
            <text:p>0</text:p>
          </table:table-cell>
          <table:table-cell table:formula="of:=[.I518]-[.H518]" office:value-type="float" office:value="0" calcext:value-type="float">
            <text:p>0</text:p>
          </table:table-cell>
          <table:table-cell table:number-columns-repeated="2"/>
          <table:table-cell table:formula="of:=[.L518]-[.K518]" office:value-type="float" office:value="212" calcext:value-type="float">
            <text:p>212</text:p>
          </table:table-cell>
          <table:table-cell table:formula="of:=[.M518]-[.L518]" office:value-type="float" office:value="34" calcext:value-type="float">
            <text:p>34</text:p>
          </table:table-cell>
          <table:table-cell table:formula="of:=[.M518]-[.F518]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49613" calcext:value-type="float">
            <text:p>496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395" calcext:value-type="float">
            <text:p>102395</text:p>
          </table:table-cell>
          <table:table-cell office:value-type="float" office:value="1478104492288" calcext:value-type="float">
            <text:p>1478104492288</text:p>
          </table:table-cell>
          <table:table-cell table:number-columns-repeated="3" office:value-type="float" office:value="1478104492287" calcext:value-type="float">
            <text:p>1478104492287</text:p>
          </table:table-cell>
          <table:table-cell office:value-type="string" calcext:value-type="string">
            <text:p>?</text:p>
          </table:table-cell>
          <table:table-cell office:value-type="float" office:value="1478104492287" calcext:value-type="float">
            <text:p>1478104492287</text:p>
          </table:table-cell>
          <table:table-cell office:value-type="float" office:value="1478104492486" calcext:value-type="float">
            <text:p>1478104492486</text:p>
          </table:table-cell>
          <table:table-cell office:value-type="float" office:value="1478104492504" calcext:value-type="float">
            <text:p>1478104492504</text:p>
          </table:table-cell>
          <table:table-cell/>
          <table:table-cell table:formula="of:=[.G519]-[.F519]" office:value-type="float" office:value="-1" calcext:value-type="float">
            <text:p>-1</text:p>
          </table:table-cell>
          <table:table-cell table:formula="of:=[.H519]-[.G519]" office:value-type="float" office:value="0" calcext:value-type="float">
            <text:p>0</text:p>
          </table:table-cell>
          <table:table-cell table:formula="of:=[.I519]-[.H519]" office:value-type="float" office:value="0" calcext:value-type="float">
            <text:p>0</text:p>
          </table:table-cell>
          <table:table-cell table:number-columns-repeated="2"/>
          <table:table-cell table:formula="of:=[.L519]-[.K519]" office:value-type="float" office:value="199" calcext:value-type="float">
            <text:p>199</text:p>
          </table:table-cell>
          <table:table-cell table:formula="of:=[.M519]-[.L519]" office:value-type="float" office:value="18" calcext:value-type="float">
            <text:p>18</text:p>
          </table:table-cell>
          <table:table-cell table:formula="of:=[.M519]-[.F519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609" calcext:value-type="float">
            <text:p>49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41" calcext:value-type="float">
            <text:p>301741</text:p>
          </table:table-cell>
          <table:table-cell table:number-columns-repeated="4" office:value-type="float" office:value="1478104492281" calcext:value-type="float">
            <text:p>1478104492281</text:p>
          </table:table-cell>
          <table:table-cell office:value-type="string" calcext:value-type="string">
            <text:p>?</text:p>
          </table:table-cell>
          <table:table-cell office:value-type="float" office:value="1478104492281" calcext:value-type="float">
            <text:p>1478104492281</text:p>
          </table:table-cell>
          <table:table-cell office:value-type="float" office:value="1478104492482" calcext:value-type="float">
            <text:p>1478104492482</text:p>
          </table:table-cell>
          <table:table-cell office:value-type="float" office:value="1478104492508" calcext:value-type="float">
            <text:p>1478104492508</text:p>
          </table:table-cell>
          <table:table-cell/>
          <table:table-cell table:formula="of:=[.G520]-[.F520]" office:value-type="float" office:value="0" calcext:value-type="float">
            <text:p>0</text:p>
          </table:table-cell>
          <table:table-cell table:formula="of:=[.H520]-[.G520]" office:value-type="float" office:value="0" calcext:value-type="float">
            <text:p>0</text:p>
          </table:table-cell>
          <table:table-cell table:formula="of:=[.I520]-[.H520]" office:value-type="float" office:value="0" calcext:value-type="float">
            <text:p>0</text:p>
          </table:table-cell>
          <table:table-cell table:number-columns-repeated="2"/>
          <table:table-cell table:formula="of:=[.L520]-[.K520]" office:value-type="float" office:value="201" calcext:value-type="float">
            <text:p>201</text:p>
          </table:table-cell>
          <table:table-cell table:formula="of:=[.M520]-[.L520]" office:value-type="float" office:value="26" calcext:value-type="float">
            <text:p>26</text:p>
          </table:table-cell>
          <table:table-cell table:formula="of:=[.M520]-[.F520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49614" calcext:value-type="float">
            <text:p>496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496" calcext:value-type="float">
            <text:p>201496</text:p>
          </table:table-cell>
          <table:table-cell office:value-type="float" office:value="1478104492332" calcext:value-type="float">
            <text:p>1478104492332</text:p>
          </table:table-cell>
          <table:table-cell table:number-columns-repeated="3" office:value-type="float" office:value="1478104492331" calcext:value-type="float">
            <text:p>1478104492331</text:p>
          </table:table-cell>
          <table:table-cell office:value-type="string" calcext:value-type="string">
            <text:p>?</text:p>
          </table:table-cell>
          <table:table-cell office:value-type="float" office:value="1478104492331" calcext:value-type="float">
            <text:p>1478104492331</text:p>
          </table:table-cell>
          <table:table-cell office:value-type="float" office:value="1478104492528" calcext:value-type="float">
            <text:p>1478104492528</text:p>
          </table:table-cell>
          <table:table-cell office:value-type="float" office:value="1478104492540" calcext:value-type="float">
            <text:p>1478104492540</text:p>
          </table:table-cell>
          <table:table-cell/>
          <table:table-cell table:formula="of:=[.G521]-[.F521]" office:value-type="float" office:value="-1" calcext:value-type="float">
            <text:p>-1</text:p>
          </table:table-cell>
          <table:table-cell table:formula="of:=[.H521]-[.G521]" office:value-type="float" office:value="0" calcext:value-type="float">
            <text:p>0</text:p>
          </table:table-cell>
          <table:table-cell table:formula="of:=[.I521]-[.H521]" office:value-type="float" office:value="0" calcext:value-type="float">
            <text:p>0</text:p>
          </table:table-cell>
          <table:table-cell table:number-columns-repeated="2"/>
          <table:table-cell table:formula="of:=[.L521]-[.K521]" office:value-type="float" office:value="197" calcext:value-type="float">
            <text:p>197</text:p>
          </table:table-cell>
          <table:table-cell table:formula="of:=[.M521]-[.L521]" office:value-type="float" office:value="12" calcext:value-type="float">
            <text:p>12</text:p>
          </table:table-cell>
          <table:table-cell table:formula="of:=[.M521]-[.F521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617" calcext:value-type="float">
            <text:p>496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787" calcext:value-type="float">
            <text:p>200787</text:p>
          </table:table-cell>
          <table:table-cell office:value-type="float" office:value="1478104492442" calcext:value-type="float">
            <text:p>1478104492442</text:p>
          </table:table-cell>
          <table:table-cell table:number-columns-repeated="3" office:value-type="float" office:value="1478104492443" calcext:value-type="float">
            <text:p>1478104492443</text:p>
          </table:table-cell>
          <table:table-cell office:value-type="string" calcext:value-type="string">
            <text:p>?</text:p>
          </table:table-cell>
          <table:table-cell office:value-type="float" office:value="1478104492443" calcext:value-type="float">
            <text:p>1478104492443</text:p>
          </table:table-cell>
          <table:table-cell office:value-type="float" office:value="1478104492652" calcext:value-type="float">
            <text:p>1478104492652</text:p>
          </table:table-cell>
          <table:table-cell office:value-type="float" office:value="1478104492659" calcext:value-type="float">
            <text:p>1478104492659</text:p>
          </table:table-cell>
          <table:table-cell/>
          <table:table-cell table:formula="of:=[.G522]-[.F522]" office:value-type="float" office:value="1" calcext:value-type="float">
            <text:p>1</text:p>
          </table:table-cell>
          <table:table-cell table:formula="of:=[.H522]-[.G522]" office:value-type="float" office:value="0" calcext:value-type="float">
            <text:p>0</text:p>
          </table:table-cell>
          <table:table-cell table:formula="of:=[.I522]-[.H522]" office:value-type="float" office:value="0" calcext:value-type="float">
            <text:p>0</text:p>
          </table:table-cell>
          <table:table-cell table:number-columns-repeated="2"/>
          <table:table-cell table:formula="of:=[.L522]-[.K522]" office:value-type="float" office:value="209" calcext:value-type="float">
            <text:p>209</text:p>
          </table:table-cell>
          <table:table-cell table:formula="of:=[.M522]-[.L522]" office:value-type="float" office:value="7" calcext:value-type="float">
            <text:p>7</text:p>
          </table:table-cell>
          <table:table-cell table:formula="of:=[.M522]-[.F522]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9615" calcext:value-type="float">
            <text:p>496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77" calcext:value-type="float">
            <text:p>301777</text:p>
          </table:table-cell>
          <table:table-cell table:number-columns-repeated="4" office:value-type="float" office:value="1478104492443" calcext:value-type="float">
            <text:p>1478104492443</text:p>
          </table:table-cell>
          <table:table-cell office:value-type="string" calcext:value-type="string">
            <text:p>?</text:p>
          </table:table-cell>
          <table:table-cell office:value-type="float" office:value="1478104492443" calcext:value-type="float">
            <text:p>1478104492443</text:p>
          </table:table-cell>
          <table:table-cell office:value-type="float" office:value="1478104492651" calcext:value-type="float">
            <text:p>1478104492651</text:p>
          </table:table-cell>
          <table:table-cell office:value-type="float" office:value="1478104492661" calcext:value-type="float">
            <text:p>1478104492661</text:p>
          </table:table-cell>
          <table:table-cell/>
          <table:table-cell table:formula="of:=[.G523]-[.F523]" office:value-type="float" office:value="0" calcext:value-type="float">
            <text:p>0</text:p>
          </table:table-cell>
          <table:table-cell table:formula="of:=[.H523]-[.G523]" office:value-type="float" office:value="0" calcext:value-type="float">
            <text:p>0</text:p>
          </table:table-cell>
          <table:table-cell table:formula="of:=[.I523]-[.H523]" office:value-type="float" office:value="0" calcext:value-type="float">
            <text:p>0</text:p>
          </table:table-cell>
          <table:table-cell table:number-columns-repeated="2"/>
          <table:table-cell table:formula="of:=[.L523]-[.K523]" office:value-type="float" office:value="208" calcext:value-type="float">
            <text:p>208</text:p>
          </table:table-cell>
          <table:table-cell table:formula="of:=[.M523]-[.L523]" office:value-type="float" office:value="10" calcext:value-type="float">
            <text:p>10</text:p>
          </table:table-cell>
          <table:table-cell table:formula="of:=[.M523]-[.F523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49618" calcext:value-type="float">
            <text:p>496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339" calcext:value-type="float">
            <text:p>202339</text:p>
          </table:table-cell>
          <table:table-cell office:value-type="float" office:value="1478104492480" calcext:value-type="float">
            <text:p>1478104492480</text:p>
          </table:table-cell>
          <table:table-cell table:number-columns-repeated="3" office:value-type="float" office:value="1478104492479" calcext:value-type="float">
            <text:p>1478104492479</text:p>
          </table:table-cell>
          <table:table-cell office:value-type="string" calcext:value-type="string">
            <text:p>?</text:p>
          </table:table-cell>
          <table:table-cell office:value-type="float" office:value="1478104492479" calcext:value-type="float">
            <text:p>1478104492479</text:p>
          </table:table-cell>
          <table:table-cell office:value-type="float" office:value="1478104492693" calcext:value-type="float">
            <text:p>1478104492693</text:p>
          </table:table-cell>
          <table:table-cell office:value-type="float" office:value="1478104492701" calcext:value-type="float">
            <text:p>1478104492701</text:p>
          </table:table-cell>
          <table:table-cell/>
          <table:table-cell table:formula="of:=[.G524]-[.F524]" office:value-type="float" office:value="-1" calcext:value-type="float">
            <text:p>-1</text:p>
          </table:table-cell>
          <table:table-cell table:formula="of:=[.H524]-[.G524]" office:value-type="float" office:value="0" calcext:value-type="float">
            <text:p>0</text:p>
          </table:table-cell>
          <table:table-cell table:formula="of:=[.I524]-[.H524]" office:value-type="float" office:value="0" calcext:value-type="float">
            <text:p>0</text:p>
          </table:table-cell>
          <table:table-cell table:number-columns-repeated="2"/>
          <table:table-cell table:formula="of:=[.L524]-[.K524]" office:value-type="float" office:value="214" calcext:value-type="float">
            <text:p>214</text:p>
          </table:table-cell>
          <table:table-cell table:formula="of:=[.M524]-[.L524]" office:value-type="float" office:value="8" calcext:value-type="float">
            <text:p>8</text:p>
          </table:table-cell>
          <table:table-cell table:formula="of:=[.M524]-[.F524]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49616" calcext:value-type="float">
            <text:p>496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751" calcext:value-type="float">
            <text:p>101751</text:p>
          </table:table-cell>
          <table:table-cell table:number-columns-repeated="4" office:value-type="float" office:value="1478104492554" calcext:value-type="float">
            <text:p>1478104492554</text:p>
          </table:table-cell>
          <table:table-cell office:value-type="string" calcext:value-type="string">
            <text:p>?</text:p>
          </table:table-cell>
          <table:table-cell office:value-type="float" office:value="1478104492554" calcext:value-type="float">
            <text:p>1478104492554</text:p>
          </table:table-cell>
          <table:table-cell office:value-type="float" office:value="1478104493056" calcext:value-type="float">
            <text:p>1478104493056</text:p>
          </table:table-cell>
          <table:table-cell office:value-type="float" office:value="1478104493079" calcext:value-type="float">
            <text:p>1478104493079</text:p>
          </table:table-cell>
          <table:table-cell/>
          <table:table-cell table:formula="of:=[.G525]-[.F525]" office:value-type="float" office:value="0" calcext:value-type="float">
            <text:p>0</text:p>
          </table:table-cell>
          <table:table-cell table:formula="of:=[.H525]-[.G525]" office:value-type="float" office:value="0" calcext:value-type="float">
            <text:p>0</text:p>
          </table:table-cell>
          <table:table-cell table:formula="of:=[.I525]-[.H525]" office:value-type="float" office:value="0" calcext:value-type="float">
            <text:p>0</text:p>
          </table:table-cell>
          <table:table-cell table:number-columns-repeated="2"/>
          <table:table-cell table:formula="of:=[.L525]-[.K525]" office:value-type="float" office:value="502" calcext:value-type="float">
            <text:p>502</text:p>
          </table:table-cell>
          <table:table-cell table:formula="of:=[.M525]-[.L525]" office:value-type="float" office:value="23" calcext:value-type="float">
            <text:p>23</text:p>
          </table:table-cell>
          <table:table-cell table:formula="of:=[.M525]-[.F525]"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49620" calcext:value-type="float">
            <text:p>496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990" calcext:value-type="float">
            <text:p>200990</text:p>
          </table:table-cell>
          <table:table-cell table:number-columns-repeated="4" office:value-type="float" office:value="1478104492624" calcext:value-type="float">
            <text:p>1478104492624</text:p>
          </table:table-cell>
          <table:table-cell office:value-type="string" calcext:value-type="string">
            <text:p>?</text:p>
          </table:table-cell>
          <table:table-cell office:value-type="float" office:value="1478104492624" calcext:value-type="float">
            <text:p>1478104492624</text:p>
          </table:table-cell>
          <table:table-cell office:value-type="float" office:value="1478104493074" calcext:value-type="float">
            <text:p>1478104493074</text:p>
          </table:table-cell>
          <table:table-cell office:value-type="float" office:value="1478104493082" calcext:value-type="float">
            <text:p>1478104493082</text:p>
          </table:table-cell>
          <table:table-cell/>
          <table:table-cell table:formula="of:=[.G526]-[.F526]" office:value-type="float" office:value="0" calcext:value-type="float">
            <text:p>0</text:p>
          </table:table-cell>
          <table:table-cell table:formula="of:=[.H526]-[.G526]" office:value-type="float" office:value="0" calcext:value-type="float">
            <text:p>0</text:p>
          </table:table-cell>
          <table:table-cell table:formula="of:=[.I526]-[.H526]" office:value-type="float" office:value="0" calcext:value-type="float">
            <text:p>0</text:p>
          </table:table-cell>
          <table:table-cell table:number-columns-repeated="2"/>
          <table:table-cell table:formula="of:=[.L526]-[.K526]" office:value-type="float" office:value="450" calcext:value-type="float">
            <text:p>450</text:p>
          </table:table-cell>
          <table:table-cell table:formula="of:=[.M526]-[.L526]" office:value-type="float" office:value="8" calcext:value-type="float">
            <text:p>8</text:p>
          </table:table-cell>
          <table:table-cell table:formula="of:=[.M526]-[.F526]"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49619" calcext:value-type="float">
            <text:p>496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41" calcext:value-type="float">
            <text:p>301941</text:p>
          </table:table-cell>
          <table:table-cell office:value-type="float" office:value="1478104492592" calcext:value-type="float">
            <text:p>1478104492592</text:p>
          </table:table-cell>
          <table:table-cell office:value-type="float" office:value="1478104492591" calcext:value-type="float">
            <text:p>1478104492591</text:p>
          </table:table-cell>
          <table:table-cell table:number-columns-repeated="2" office:value-type="float" office:value="1478104492592" calcext:value-type="float">
            <text:p>1478104492592</text:p>
          </table:table-cell>
          <table:table-cell office:value-type="string" calcext:value-type="string">
            <text:p>?</text:p>
          </table:table-cell>
          <table:table-cell office:value-type="float" office:value="1478104492592" calcext:value-type="float">
            <text:p>1478104492592</text:p>
          </table:table-cell>
          <table:table-cell office:value-type="float" office:value="1478104493077" calcext:value-type="float">
            <text:p>1478104493077</text:p>
          </table:table-cell>
          <table:table-cell office:value-type="float" office:value="1478104493090" calcext:value-type="float">
            <text:p>1478104493090</text:p>
          </table:table-cell>
          <table:table-cell/>
          <table:table-cell table:formula="of:=[.G527]-[.F527]" office:value-type="float" office:value="-1" calcext:value-type="float">
            <text:p>-1</text:p>
          </table:table-cell>
          <table:table-cell table:formula="of:=[.H527]-[.G527]" office:value-type="float" office:value="1" calcext:value-type="float">
            <text:p>1</text:p>
          </table:table-cell>
          <table:table-cell table:formula="of:=[.I527]-[.H527]" office:value-type="float" office:value="0" calcext:value-type="float">
            <text:p>0</text:p>
          </table:table-cell>
          <table:table-cell table:number-columns-repeated="2"/>
          <table:table-cell table:formula="of:=[.L527]-[.K527]" office:value-type="float" office:value="485" calcext:value-type="float">
            <text:p>485</text:p>
          </table:table-cell>
          <table:table-cell table:formula="of:=[.M527]-[.L527]" office:value-type="float" office:value="13" calcext:value-type="float">
            <text:p>13</text:p>
          </table:table-cell>
          <table:table-cell table:formula="of:=[.M527]-[.F527]"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49625" calcext:value-type="float">
            <text:p>4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894" calcext:value-type="float">
            <text:p>101894</text:p>
          </table:table-cell>
          <table:table-cell office:value-type="float" office:value="1478104492836" calcext:value-type="float">
            <text:p>1478104492836</text:p>
          </table:table-cell>
          <table:table-cell office:value-type="float" office:value="1478104493048" calcext:value-type="float">
            <text:p>1478104493048</text:p>
          </table:table-cell>
          <table:table-cell table:number-columns-repeated="2" office:value-type="float" office:value="1478104493052" calcext:value-type="float">
            <text:p>1478104493052</text:p>
          </table:table-cell>
          <table:table-cell office:value-type="string" calcext:value-type="string">
            <text:p>?</text:p>
          </table:table-cell>
          <table:table-cell office:value-type="float" office:value="1478104493052" calcext:value-type="float">
            <text:p>1478104493052</text:p>
          </table:table-cell>
          <table:table-cell office:value-type="float" office:value="1478104493250" calcext:value-type="float">
            <text:p>1478104493250</text:p>
          </table:table-cell>
          <table:table-cell office:value-type="float" office:value="1478104493291" calcext:value-type="float">
            <text:p>1478104493291</text:p>
          </table:table-cell>
          <table:table-cell/>
          <table:table-cell table:formula="of:=[.G528]-[.F528]" office:value-type="float" office:value="212" calcext:value-type="float">
            <text:p>212</text:p>
          </table:table-cell>
          <table:table-cell table:formula="of:=[.H528]-[.G528]" office:value-type="float" office:value="4" calcext:value-type="float">
            <text:p>4</text:p>
          </table:table-cell>
          <table:table-cell table:formula="of:=[.I528]-[.H528]" office:value-type="float" office:value="0" calcext:value-type="float">
            <text:p>0</text:p>
          </table:table-cell>
          <table:table-cell table:number-columns-repeated="2"/>
          <table:table-cell table:formula="of:=[.L528]-[.K528]" office:value-type="float" office:value="198" calcext:value-type="float">
            <text:p>198</text:p>
          </table:table-cell>
          <table:table-cell table:formula="of:=[.M528]-[.L528]" office:value-type="float" office:value="41" calcext:value-type="float">
            <text:p>41</text:p>
          </table:table-cell>
          <table:table-cell table:formula="of:=[.M528]-[.F528]"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49627" calcext:value-type="float">
            <text:p>496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288" calcext:value-type="float">
            <text:p>102288</text:p>
          </table:table-cell>
          <table:table-cell office:value-type="float" office:value="1478104493036" calcext:value-type="float">
            <text:p>1478104493036</text:p>
          </table:table-cell>
          <table:table-cell office:value-type="float" office:value="1478104493048" calcext:value-type="float">
            <text:p>1478104493048</text:p>
          </table:table-cell>
          <table:table-cell table:number-columns-repeated="2" office:value-type="float" office:value="1478104493055" calcext:value-type="float">
            <text:p>1478104493055</text:p>
          </table:table-cell>
          <table:table-cell office:value-type="string" calcext:value-type="string">
            <text:p>?</text:p>
          </table:table-cell>
          <table:table-cell office:value-type="float" office:value="1478104493055" calcext:value-type="float">
            <text:p>1478104493055</text:p>
          </table:table-cell>
          <table:table-cell office:value-type="float" office:value="1478104493255" calcext:value-type="float">
            <text:p>1478104493255</text:p>
          </table:table-cell>
          <table:table-cell office:value-type="float" office:value="1478104493317" calcext:value-type="float">
            <text:p>1478104493317</text:p>
          </table:table-cell>
          <table:table-cell/>
          <table:table-cell table:formula="of:=[.G529]-[.F529]" office:value-type="float" office:value="12" calcext:value-type="float">
            <text:p>12</text:p>
          </table:table-cell>
          <table:table-cell table:formula="of:=[.H529]-[.G529]" office:value-type="float" office:value="7" calcext:value-type="float">
            <text:p>7</text:p>
          </table:table-cell>
          <table:table-cell table:formula="of:=[.I529]-[.H529]" office:value-type="float" office:value="0" calcext:value-type="float">
            <text:p>0</text:p>
          </table:table-cell>
          <table:table-cell table:number-columns-repeated="2"/>
          <table:table-cell table:formula="of:=[.L529]-[.K529]" office:value-type="float" office:value="200" calcext:value-type="float">
            <text:p>200</text:p>
          </table:table-cell>
          <table:table-cell table:formula="of:=[.M529]-[.L529]" office:value-type="float" office:value="62" calcext:value-type="float">
            <text:p>62</text:p>
          </table:table-cell>
          <table:table-cell table:formula="of:=[.M529]-[.F529]"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49610" calcext:value-type="float">
            <text:p>49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065" calcext:value-type="float">
            <text:p>1065</text:p>
          </table:table-cell>
          <table:table-cell office:value-type="float" office:value="1478104492736" calcext:value-type="float">
            <text:p>1478104492736</text:p>
          </table:table-cell>
          <table:table-cell table:number-columns-repeated="3" office:value-type="float" office:value="1478104492739" calcext:value-type="float">
            <text:p>1478104492739</text:p>
          </table:table-cell>
          <table:table-cell office:value-type="string" calcext:value-type="string">
            <text:p>?</text:p>
          </table:table-cell>
          <table:table-cell office:value-type="float" office:value="1478104492739" calcext:value-type="float">
            <text:p>1478104492739</text:p>
          </table:table-cell>
          <table:table-cell office:value-type="float" office:value="1478104493256" calcext:value-type="float">
            <text:p>1478104493256</text:p>
          </table:table-cell>
          <table:table-cell office:value-type="float" office:value="1478104493333" calcext:value-type="float">
            <text:p>1478104493333</text:p>
          </table:table-cell>
          <table:table-cell/>
          <table:table-cell table:formula="of:=[.G530]-[.F530]" office:value-type="float" office:value="3" calcext:value-type="float">
            <text:p>3</text:p>
          </table:table-cell>
          <table:table-cell table:formula="of:=[.H530]-[.G530]" office:value-type="float" office:value="0" calcext:value-type="float">
            <text:p>0</text:p>
          </table:table-cell>
          <table:table-cell table:formula="of:=[.I530]-[.H530]" office:value-type="float" office:value="0" calcext:value-type="float">
            <text:p>0</text:p>
          </table:table-cell>
          <table:table-cell table:number-columns-repeated="2"/>
          <table:table-cell table:formula="of:=[.L530]-[.K530]" office:value-type="float" office:value="517" calcext:value-type="float">
            <text:p>517</text:p>
          </table:table-cell>
          <table:table-cell table:formula="of:=[.M530]-[.L530]" office:value-type="float" office:value="77" calcext:value-type="float">
            <text:p>77</text:p>
          </table:table-cell>
          <table:table-cell table:formula="of:=[.M530]-[.F530]"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49622" calcext:value-type="float">
            <text:p>49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46" calcext:value-type="float">
            <text:p>302246</text:p>
          </table:table-cell>
          <table:table-cell office:value-type="float" office:value="1478104492815" calcext:value-type="float">
            <text:p>1478104492815</text:p>
          </table:table-cell>
          <table:table-cell office:value-type="float" office:value="1478104493048" calcext:value-type="float">
            <text:p>1478104493048</text:p>
          </table:table-cell>
          <table:table-cell table:number-columns-repeated="2" office:value-type="float" office:value="1478104493049" calcext:value-type="float">
            <text:p>1478104493049</text:p>
          </table:table-cell>
          <table:table-cell office:value-type="string" calcext:value-type="string">
            <text:p>?</text:p>
          </table:table-cell>
          <table:table-cell office:value-type="float" office:value="1478104493049" calcext:value-type="float">
            <text:p>1478104493049</text:p>
          </table:table-cell>
          <table:table-cell office:value-type="float" office:value="1478104493275" calcext:value-type="float">
            <text:p>1478104493275</text:p>
          </table:table-cell>
          <table:table-cell office:value-type="float" office:value="1478104493334" calcext:value-type="float">
            <text:p>1478104493334</text:p>
          </table:table-cell>
          <table:table-cell/>
          <table:table-cell table:formula="of:=[.G531]-[.F531]" office:value-type="float" office:value="233" calcext:value-type="float">
            <text:p>233</text:p>
          </table:table-cell>
          <table:table-cell table:formula="of:=[.H531]-[.G531]" office:value-type="float" office:value="1" calcext:value-type="float">
            <text:p>1</text:p>
          </table:table-cell>
          <table:table-cell table:formula="of:=[.I531]-[.H531]" office:value-type="float" office:value="0" calcext:value-type="float">
            <text:p>0</text:p>
          </table:table-cell>
          <table:table-cell table:number-columns-repeated="2"/>
          <table:table-cell table:formula="of:=[.L531]-[.K531]" office:value-type="float" office:value="226" calcext:value-type="float">
            <text:p>226</text:p>
          </table:table-cell>
          <table:table-cell table:formula="of:=[.M531]-[.L531]" office:value-type="float" office:value="59" calcext:value-type="float">
            <text:p>59</text:p>
          </table:table-cell>
          <table:table-cell table:formula="of:=[.M531]-[.F531]"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float" office:value="49621" calcext:value-type="float">
            <text:p>496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679" calcext:value-type="float">
            <text:p>101679</text:p>
          </table:table-cell>
          <table:table-cell office:value-type="float" office:value="1478104492760" calcext:value-type="float">
            <text:p>1478104492760</text:p>
          </table:table-cell>
          <table:table-cell office:value-type="float" office:value="1478104493048" calcext:value-type="float">
            <text:p>1478104493048</text:p>
          </table:table-cell>
          <table:table-cell table:number-columns-repeated="2" office:value-type="float" office:value="1478104493051" calcext:value-type="float">
            <text:p>1478104493051</text:p>
          </table:table-cell>
          <table:table-cell office:value-type="string" calcext:value-type="string">
            <text:p>?</text:p>
          </table:table-cell>
          <table:table-cell office:value-type="float" office:value="1478104493051" calcext:value-type="float">
            <text:p>1478104493051</text:p>
          </table:table-cell>
          <table:table-cell office:value-type="float" office:value="1478104493275" calcext:value-type="float">
            <text:p>1478104493275</text:p>
          </table:table-cell>
          <table:table-cell office:value-type="float" office:value="1478104493345" calcext:value-type="float">
            <text:p>1478104493345</text:p>
          </table:table-cell>
          <table:table-cell/>
          <table:table-cell table:formula="of:=[.G532]-[.F532]" office:value-type="float" office:value="288" calcext:value-type="float">
            <text:p>288</text:p>
          </table:table-cell>
          <table:table-cell table:formula="of:=[.H532]-[.G532]" office:value-type="float" office:value="3" calcext:value-type="float">
            <text:p>3</text:p>
          </table:table-cell>
          <table:table-cell table:formula="of:=[.I532]-[.H532]" office:value-type="float" office:value="0" calcext:value-type="float">
            <text:p>0</text:p>
          </table:table-cell>
          <table:table-cell table:number-columns-repeated="2"/>
          <table:table-cell table:formula="of:=[.L532]-[.K532]" office:value-type="float" office:value="224" calcext:value-type="float">
            <text:p>224</text:p>
          </table:table-cell>
          <table:table-cell table:formula="of:=[.M532]-[.L532]" office:value-type="float" office:value="70" calcext:value-type="float">
            <text:p>70</text:p>
          </table:table-cell>
          <table:table-cell table:formula="of:=[.M532]-[.F532]"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49626" calcext:value-type="float">
            <text:p>496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73" calcext:value-type="float">
            <text:p>301473</text:p>
          </table:table-cell>
          <table:table-cell office:value-type="float" office:value="1478104493008" calcext:value-type="float">
            <text:p>1478104493008</text:p>
          </table:table-cell>
          <table:table-cell office:value-type="float" office:value="1478104493048" calcext:value-type="float">
            <text:p>1478104493048</text:p>
          </table:table-cell>
          <table:table-cell office:value-type="float" office:value="1478104493051" calcext:value-type="float">
            <text:p>1478104493051</text:p>
          </table:table-cell>
          <table:table-cell office:value-type="float" office:value="1478104493055" calcext:value-type="float">
            <text:p>1478104493055</text:p>
          </table:table-cell>
          <table:table-cell office:value-type="string" calcext:value-type="string">
            <text:p>?</text:p>
          </table:table-cell>
          <table:table-cell office:value-type="float" office:value="1478104493055" calcext:value-type="float">
            <text:p>1478104493055</text:p>
          </table:table-cell>
          <table:table-cell office:value-type="float" office:value="1478104493430" calcext:value-type="float">
            <text:p>1478104493430</text:p>
          </table:table-cell>
          <table:table-cell office:value-type="float" office:value="1478104493453" calcext:value-type="float">
            <text:p>1478104493453</text:p>
          </table:table-cell>
          <table:table-cell/>
          <table:table-cell table:formula="of:=[.G533]-[.F533]" office:value-type="float" office:value="40" calcext:value-type="float">
            <text:p>40</text:p>
          </table:table-cell>
          <table:table-cell table:formula="of:=[.H533]-[.G533]" office:value-type="float" office:value="3" calcext:value-type="float">
            <text:p>3</text:p>
          </table:table-cell>
          <table:table-cell table:formula="of:=[.I533]-[.H533]" office:value-type="float" office:value="4" calcext:value-type="float">
            <text:p>4</text:p>
          </table:table-cell>
          <table:table-cell table:number-columns-repeated="2"/>
          <table:table-cell table:formula="of:=[.L533]-[.K533]" office:value-type="float" office:value="375" calcext:value-type="float">
            <text:p>375</text:p>
          </table:table-cell>
          <table:table-cell table:formula="of:=[.M533]-[.L533]" office:value-type="float" office:value="23" calcext:value-type="float">
            <text:p>23</text:p>
          </table:table-cell>
          <table:table-cell table:formula="of:=[.M533]-[.F533]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49623" calcext:value-type="float">
            <text:p>496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81" calcext:value-type="float">
            <text:p>201181</text:p>
          </table:table-cell>
          <table:table-cell office:value-type="float" office:value="1478104493262" calcext:value-type="float">
            <text:p>1478104493262</text:p>
          </table:table-cell>
          <table:table-cell table:number-columns-repeated="3" office:value-type="float" office:value="1478104493261" calcext:value-type="float">
            <text:p>1478104493261</text:p>
          </table:table-cell>
          <table:table-cell office:value-type="string" calcext:value-type="string">
            <text:p>?</text:p>
          </table:table-cell>
          <table:table-cell office:value-type="float" office:value="1478104493261" calcext:value-type="float">
            <text:p>1478104493261</text:p>
          </table:table-cell>
          <table:table-cell office:value-type="float" office:value="1478104493468" calcext:value-type="float">
            <text:p>1478104493468</text:p>
          </table:table-cell>
          <table:table-cell office:value-type="float" office:value="1478104493475" calcext:value-type="float">
            <text:p>1478104493475</text:p>
          </table:table-cell>
          <table:table-cell/>
          <table:table-cell table:formula="of:=[.G534]-[.F534]" office:value-type="float" office:value="-1" calcext:value-type="float">
            <text:p>-1</text:p>
          </table:table-cell>
          <table:table-cell table:formula="of:=[.H534]-[.G534]" office:value-type="float" office:value="0" calcext:value-type="float">
            <text:p>0</text:p>
          </table:table-cell>
          <table:table-cell table:formula="of:=[.I534]-[.H534]" office:value-type="float" office:value="0" calcext:value-type="float">
            <text:p>0</text:p>
          </table:table-cell>
          <table:table-cell table:number-columns-repeated="2"/>
          <table:table-cell table:formula="of:=[.L534]-[.K534]" office:value-type="float" office:value="207" calcext:value-type="float">
            <text:p>207</text:p>
          </table:table-cell>
          <table:table-cell table:formula="of:=[.M534]-[.L534]" office:value-type="float" office:value="7" calcext:value-type="float">
            <text:p>7</text:p>
          </table:table-cell>
          <table:table-cell table:formula="of:=[.M534]-[.F534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628" calcext:value-type="float">
            <text:p>49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43" calcext:value-type="float">
            <text:p>300643</text:p>
          </table:table-cell>
          <table:table-cell office:value-type="float" office:value="1478104493112" calcext:value-type="float">
            <text:p>1478104493112</text:p>
          </table:table-cell>
          <table:table-cell table:number-columns-repeated="3" office:value-type="float" office:value="1478104493111" calcext:value-type="float">
            <text:p>1478104493111</text:p>
          </table:table-cell>
          <table:table-cell office:value-type="string" calcext:value-type="string">
            <text:p>?</text:p>
          </table:table-cell>
          <table:table-cell office:value-type="float" office:value="1478104493111" calcext:value-type="float">
            <text:p>1478104493111</text:p>
          </table:table-cell>
          <table:table-cell office:value-type="float" office:value="1478104493493" calcext:value-type="float">
            <text:p>1478104493493</text:p>
          </table:table-cell>
          <table:table-cell office:value-type="float" office:value="1478104493552" calcext:value-type="float">
            <text:p>1478104493552</text:p>
          </table:table-cell>
          <table:table-cell/>
          <table:table-cell table:formula="of:=[.G535]-[.F535]" office:value-type="float" office:value="-1" calcext:value-type="float">
            <text:p>-1</text:p>
          </table:table-cell>
          <table:table-cell table:formula="of:=[.H535]-[.G535]" office:value-type="float" office:value="0" calcext:value-type="float">
            <text:p>0</text:p>
          </table:table-cell>
          <table:table-cell table:formula="of:=[.I535]-[.H535]" office:value-type="float" office:value="0" calcext:value-type="float">
            <text:p>0</text:p>
          </table:table-cell>
          <table:table-cell table:number-columns-repeated="2"/>
          <table:table-cell table:formula="of:=[.L535]-[.K535]" office:value-type="float" office:value="382" calcext:value-type="float">
            <text:p>382</text:p>
          </table:table-cell>
          <table:table-cell table:formula="of:=[.M535]-[.L535]" office:value-type="float" office:value="59" calcext:value-type="float">
            <text:p>59</text:p>
          </table:table-cell>
          <table:table-cell table:formula="of:=[.M535]-[.F535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49624" calcext:value-type="float">
            <text:p>49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474" calcext:value-type="float">
            <text:p>2474</text:p>
          </table:table-cell>
          <table:table-cell office:value-type="float" office:value="1478104493327" calcext:value-type="float">
            <text:p>1478104493327</text:p>
          </table:table-cell>
          <table:table-cell office:value-type="float" office:value="1478104493326" calcext:value-type="float">
            <text:p>1478104493326</text:p>
          </table:table-cell>
          <table:table-cell table:number-columns-repeated="2" office:value-type="float" office:value="1478104493327" calcext:value-type="float">
            <text:p>1478104493327</text:p>
          </table:table-cell>
          <table:table-cell office:value-type="string" calcext:value-type="string">
            <text:p>?</text:p>
          </table:table-cell>
          <table:table-cell office:value-type="float" office:value="1478104493327" calcext:value-type="float">
            <text:p>1478104493327</text:p>
          </table:table-cell>
          <table:table-cell office:value-type="float" office:value="1478104493519" calcext:value-type="float">
            <text:p>1478104493519</text:p>
          </table:table-cell>
          <table:table-cell office:value-type="float" office:value="1478104493556" calcext:value-type="float">
            <text:p>1478104493556</text:p>
          </table:table-cell>
          <table:table-cell/>
          <table:table-cell table:formula="of:=[.G536]-[.F536]" office:value-type="float" office:value="-1" calcext:value-type="float">
            <text:p>-1</text:p>
          </table:table-cell>
          <table:table-cell table:formula="of:=[.H536]-[.G536]" office:value-type="float" office:value="1" calcext:value-type="float">
            <text:p>1</text:p>
          </table:table-cell>
          <table:table-cell table:formula="of:=[.I536]-[.H536]" office:value-type="float" office:value="0" calcext:value-type="float">
            <text:p>0</text:p>
          </table:table-cell>
          <table:table-cell table:number-columns-repeated="2"/>
          <table:table-cell table:formula="of:=[.L536]-[.K536]" office:value-type="float" office:value="192" calcext:value-type="float">
            <text:p>192</text:p>
          </table:table-cell>
          <table:table-cell table:formula="of:=[.M536]-[.L536]" office:value-type="float" office:value="37" calcext:value-type="float">
            <text:p>37</text:p>
          </table:table-cell>
          <table:table-cell table:formula="of:=[.M536]-[.F536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49630" calcext:value-type="float">
            <text:p>496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32" calcext:value-type="float">
            <text:p>301732</text:p>
          </table:table-cell>
          <table:table-cell office:value-type="float" office:value="1478104493173" calcext:value-type="float">
            <text:p>1478104493173</text:p>
          </table:table-cell>
          <table:table-cell table:number-columns-repeated="3" office:value-type="float" office:value="1478104493172" calcext:value-type="float">
            <text:p>1478104493172</text:p>
          </table:table-cell>
          <table:table-cell office:value-type="string" calcext:value-type="string">
            <text:p>?</text:p>
          </table:table-cell>
          <table:table-cell office:value-type="float" office:value="1478104493172" calcext:value-type="float">
            <text:p>1478104493172</text:p>
          </table:table-cell>
          <table:table-cell office:value-type="float" office:value="1478104493551" calcext:value-type="float">
            <text:p>1478104493551</text:p>
          </table:table-cell>
          <table:table-cell office:value-type="float" office:value="1478104493568" calcext:value-type="float">
            <text:p>1478104493568</text:p>
          </table:table-cell>
          <table:table-cell/>
          <table:table-cell table:formula="of:=[.G537]-[.F537]" office:value-type="float" office:value="-1" calcext:value-type="float">
            <text:p>-1</text:p>
          </table:table-cell>
          <table:table-cell table:formula="of:=[.H537]-[.G537]" office:value-type="float" office:value="0" calcext:value-type="float">
            <text:p>0</text:p>
          </table:table-cell>
          <table:table-cell table:formula="of:=[.I537]-[.H537]" office:value-type="float" office:value="0" calcext:value-type="float">
            <text:p>0</text:p>
          </table:table-cell>
          <table:table-cell table:number-columns-repeated="2"/>
          <table:table-cell table:formula="of:=[.L537]-[.K537]" office:value-type="float" office:value="379" calcext:value-type="float">
            <text:p>379</text:p>
          </table:table-cell>
          <table:table-cell table:formula="of:=[.M537]-[.L537]" office:value-type="float" office:value="17" calcext:value-type="float">
            <text:p>17</text:p>
          </table:table-cell>
          <table:table-cell table:formula="of:=[.M537]-[.F537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49629" calcext:value-type="float">
            <text:p>496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75" calcext:value-type="float">
            <text:p>100275</text:p>
          </table:table-cell>
          <table:table-cell office:value-type="float" office:value="1478104493531" calcext:value-type="float">
            <text:p>1478104493531</text:p>
          </table:table-cell>
          <table:table-cell table:number-columns-repeated="3" office:value-type="float" office:value="1478104493532" calcext:value-type="float">
            <text:p>1478104493532</text:p>
          </table:table-cell>
          <table:table-cell office:value-type="string" calcext:value-type="string">
            <text:p>?</text:p>
          </table:table-cell>
          <table:table-cell office:value-type="float" office:value="1478104493532" calcext:value-type="float">
            <text:p>1478104493532</text:p>
          </table:table-cell>
          <table:table-cell office:value-type="float" office:value="1478104493724" calcext:value-type="float">
            <text:p>1478104493724</text:p>
          </table:table-cell>
          <table:table-cell office:value-type="float" office:value="1478104493732" calcext:value-type="float">
            <text:p>1478104493732</text:p>
          </table:table-cell>
          <table:table-cell/>
          <table:table-cell table:formula="of:=[.G538]-[.F538]" office:value-type="float" office:value="1" calcext:value-type="float">
            <text:p>1</text:p>
          </table:table-cell>
          <table:table-cell table:formula="of:=[.H538]-[.G538]" office:value-type="float" office:value="0" calcext:value-type="float">
            <text:p>0</text:p>
          </table:table-cell>
          <table:table-cell table:formula="of:=[.I538]-[.H538]" office:value-type="float" office:value="0" calcext:value-type="float">
            <text:p>0</text:p>
          </table:table-cell>
          <table:table-cell table:number-columns-repeated="2"/>
          <table:table-cell table:formula="of:=[.L538]-[.K538]" office:value-type="float" office:value="192" calcext:value-type="float">
            <text:p>192</text:p>
          </table:table-cell>
          <table:table-cell table:formula="of:=[.M538]-[.L538]" office:value-type="float" office:value="8" calcext:value-type="float">
            <text:p>8</text:p>
          </table:table-cell>
          <table:table-cell table:formula="of:=[.M538]-[.F538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632" calcext:value-type="float">
            <text:p>496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250" calcext:value-type="float">
            <text:p>200250</text:p>
          </table:table-cell>
          <table:table-cell office:value-type="float" office:value="1478104493583" calcext:value-type="float">
            <text:p>1478104493583</text:p>
          </table:table-cell>
          <table:table-cell table:number-columns-repeated="3" office:value-type="float" office:value="1478104493582" calcext:value-type="float">
            <text:p>1478104493582</text:p>
          </table:table-cell>
          <table:table-cell office:value-type="string" calcext:value-type="string">
            <text:p>?</text:p>
          </table:table-cell>
          <table:table-cell office:value-type="float" office:value="1478104493582" calcext:value-type="float">
            <text:p>1478104493582</text:p>
          </table:table-cell>
          <table:table-cell office:value-type="float" office:value="1478104493779" calcext:value-type="float">
            <text:p>1478104493779</text:p>
          </table:table-cell>
          <table:table-cell office:value-type="float" office:value="1478104493786" calcext:value-type="float">
            <text:p>1478104493786</text:p>
          </table:table-cell>
          <table:table-cell/>
          <table:table-cell table:formula="of:=[.G539]-[.F539]" office:value-type="float" office:value="-1" calcext:value-type="float">
            <text:p>-1</text:p>
          </table:table-cell>
          <table:table-cell table:formula="of:=[.H539]-[.G539]" office:value-type="float" office:value="0" calcext:value-type="float">
            <text:p>0</text:p>
          </table:table-cell>
          <table:table-cell table:formula="of:=[.I539]-[.H539]" office:value-type="float" office:value="0" calcext:value-type="float">
            <text:p>0</text:p>
          </table:table-cell>
          <table:table-cell table:number-columns-repeated="2"/>
          <table:table-cell table:formula="of:=[.L539]-[.K539]" office:value-type="float" office:value="197" calcext:value-type="float">
            <text:p>197</text:p>
          </table:table-cell>
          <table:table-cell table:formula="of:=[.M539]-[.L539]" office:value-type="float" office:value="7" calcext:value-type="float">
            <text:p>7</text:p>
          </table:table-cell>
          <table:table-cell table:formula="of:=[.M539]-[.F539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9635" calcext:value-type="float">
            <text:p>496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36" calcext:value-type="float">
            <text:p>200036</text:p>
          </table:table-cell>
          <table:table-cell table:number-columns-repeated="4" office:value-type="float" office:value="1478104493700" calcext:value-type="float">
            <text:p>1478104493700</text:p>
          </table:table-cell>
          <table:table-cell office:value-type="string" calcext:value-type="string">
            <text:p>?</text:p>
          </table:table-cell>
          <table:table-cell office:value-type="float" office:value="1478104493700" calcext:value-type="float">
            <text:p>1478104493700</text:p>
          </table:table-cell>
          <table:table-cell office:value-type="float" office:value="1478104493889" calcext:value-type="float">
            <text:p>1478104493889</text:p>
          </table:table-cell>
          <table:table-cell office:value-type="float" office:value="1478104493906" calcext:value-type="float">
            <text:p>1478104493906</text:p>
          </table:table-cell>
          <table:table-cell/>
          <table:table-cell table:formula="of:=[.G540]-[.F540]" office:value-type="float" office:value="0" calcext:value-type="float">
            <text:p>0</text:p>
          </table:table-cell>
          <table:table-cell table:formula="of:=[.H540]-[.G540]" office:value-type="float" office:value="0" calcext:value-type="float">
            <text:p>0</text:p>
          </table:table-cell>
          <table:table-cell table:formula="of:=[.I540]-[.H540]" office:value-type="float" office:value="0" calcext:value-type="float">
            <text:p>0</text:p>
          </table:table-cell>
          <table:table-cell table:number-columns-repeated="2"/>
          <table:table-cell table:formula="of:=[.L540]-[.K540]" office:value-type="float" office:value="189" calcext:value-type="float">
            <text:p>189</text:p>
          </table:table-cell>
          <table:table-cell table:formula="of:=[.M540]-[.L540]" office:value-type="float" office:value="17" calcext:value-type="float">
            <text:p>17</text:p>
          </table:table-cell>
          <table:table-cell table:formula="of:=[.M540]-[.F540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9633" calcext:value-type="float">
            <text:p>49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3" calcext:value-type="float">
            <text:p>23</text:p>
          </table:table-cell>
          <table:table-cell office:value-type="float" office:value="1478104493687" calcext:value-type="float">
            <text:p>1478104493687</text:p>
          </table:table-cell>
          <table:table-cell table:number-columns-repeated="3" office:value-type="float" office:value="1478104493686" calcext:value-type="float">
            <text:p>1478104493686</text:p>
          </table:table-cell>
          <table:table-cell office:value-type="string" calcext:value-type="string">
            <text:p>?</text:p>
          </table:table-cell>
          <table:table-cell office:value-type="float" office:value="1478104493686" calcext:value-type="float">
            <text:p>1478104493686</text:p>
          </table:table-cell>
          <table:table-cell office:value-type="float" office:value="1478104493876" calcext:value-type="float">
            <text:p>1478104493876</text:p>
          </table:table-cell>
          <table:table-cell office:value-type="float" office:value="1478104493908" calcext:value-type="float">
            <text:p>1478104493908</text:p>
          </table:table-cell>
          <table:table-cell/>
          <table:table-cell table:formula="of:=[.G541]-[.F541]" office:value-type="float" office:value="-1" calcext:value-type="float">
            <text:p>-1</text:p>
          </table:table-cell>
          <table:table-cell table:formula="of:=[.H541]-[.G541]" office:value-type="float" office:value="0" calcext:value-type="float">
            <text:p>0</text:p>
          </table:table-cell>
          <table:table-cell table:formula="of:=[.I541]-[.H541]" office:value-type="float" office:value="0" calcext:value-type="float">
            <text:p>0</text:p>
          </table:table-cell>
          <table:table-cell table:number-columns-repeated="2"/>
          <table:table-cell table:formula="of:=[.L541]-[.K541]" office:value-type="float" office:value="190" calcext:value-type="float">
            <text:p>190</text:p>
          </table:table-cell>
          <table:table-cell table:formula="of:=[.M541]-[.L541]" office:value-type="float" office:value="32" calcext:value-type="float">
            <text:p>32</text:p>
          </table:table-cell>
          <table:table-cell table:formula="of:=[.M541]-[.F541]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49634" calcext:value-type="float">
            <text:p>4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52" calcext:value-type="float">
            <text:p>101252</text:p>
          </table:table-cell>
          <table:table-cell office:value-type="float" office:value="1478104493777" calcext:value-type="float">
            <text:p>1478104493777</text:p>
          </table:table-cell>
          <table:table-cell table:number-columns-repeated="3" office:value-type="float" office:value="1478104493776" calcext:value-type="float">
            <text:p>1478104493776</text:p>
          </table:table-cell>
          <table:table-cell office:value-type="string" calcext:value-type="string">
            <text:p>?</text:p>
          </table:table-cell>
          <table:table-cell office:value-type="float" office:value="1478104493776" calcext:value-type="float">
            <text:p>1478104493776</text:p>
          </table:table-cell>
          <table:table-cell office:value-type="float" office:value="1478104493965" calcext:value-type="float">
            <text:p>1478104493965</text:p>
          </table:table-cell>
          <table:table-cell office:value-type="float" office:value="1478104493987" calcext:value-type="float">
            <text:p>1478104493987</text:p>
          </table:table-cell>
          <table:table-cell/>
          <table:table-cell table:formula="of:=[.G542]-[.F542]" office:value-type="float" office:value="-1" calcext:value-type="float">
            <text:p>-1</text:p>
          </table:table-cell>
          <table:table-cell table:formula="of:=[.H542]-[.G542]" office:value-type="float" office:value="0" calcext:value-type="float">
            <text:p>0</text:p>
          </table:table-cell>
          <table:table-cell table:formula="of:=[.I542]-[.H542]" office:value-type="float" office:value="0" calcext:value-type="float">
            <text:p>0</text:p>
          </table:table-cell>
          <table:table-cell table:number-columns-repeated="2"/>
          <table:table-cell table:formula="of:=[.L542]-[.K542]" office:value-type="float" office:value="189" calcext:value-type="float">
            <text:p>189</text:p>
          </table:table-cell>
          <table:table-cell table:formula="of:=[.M542]-[.L542]" office:value-type="float" office:value="22" calcext:value-type="float">
            <text:p>22</text:p>
          </table:table-cell>
          <table:table-cell table:formula="of:=[.M542]-[.F542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638" calcext:value-type="float">
            <text:p>49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398" calcext:value-type="float">
            <text:p>101398</text:p>
          </table:table-cell>
          <table:table-cell office:value-type="float" office:value="1478104493910" calcext:value-type="float">
            <text:p>1478104493910</text:p>
          </table:table-cell>
          <table:table-cell table:number-columns-repeated="3" office:value-type="float" office:value="1478104493908" calcext:value-type="float">
            <text:p>1478104493908</text:p>
          </table:table-cell>
          <table:table-cell office:value-type="string" calcext:value-type="string">
            <text:p>?</text:p>
          </table:table-cell>
          <table:table-cell office:value-type="float" office:value="1478104493909" calcext:value-type="float">
            <text:p>1478104493909</text:p>
          </table:table-cell>
          <table:table-cell office:value-type="float" office:value="1478104494097" calcext:value-type="float">
            <text:p>1478104494097</text:p>
          </table:table-cell>
          <table:table-cell office:value-type="float" office:value="1478104494105" calcext:value-type="float">
            <text:p>1478104494105</text:p>
          </table:table-cell>
          <table:table-cell/>
          <table:table-cell table:formula="of:=[.G543]-[.F543]" office:value-type="float" office:value="-2" calcext:value-type="float">
            <text:p>-2</text:p>
          </table:table-cell>
          <table:table-cell table:formula="of:=[.H543]-[.G543]" office:value-type="float" office:value="0" calcext:value-type="float">
            <text:p>0</text:p>
          </table:table-cell>
          <table:table-cell table:formula="of:=[.I543]-[.H543]" office:value-type="float" office:value="0" calcext:value-type="float">
            <text:p>0</text:p>
          </table:table-cell>
          <table:table-cell table:number-columns-repeated="2"/>
          <table:table-cell table:formula="of:=[.L543]-[.K543]" office:value-type="float" office:value="188" calcext:value-type="float">
            <text:p>188</text:p>
          </table:table-cell>
          <table:table-cell table:formula="of:=[.M543]-[.L543]" office:value-type="float" office:value="8" calcext:value-type="float">
            <text:p>8</text:p>
          </table:table-cell>
          <table:table-cell table:formula="of:=[.M543]-[.F543]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9636" calcext:value-type="float">
            <text:p>49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484" calcext:value-type="float">
            <text:p>484</text:p>
          </table:table-cell>
          <table:table-cell office:value-type="float" office:value="1478104494177" calcext:value-type="float">
            <text:p>1478104494177</text:p>
          </table:table-cell>
          <table:table-cell table:number-columns-repeated="3" office:value-type="float" office:value="1478104494176" calcext:value-type="float">
            <text:p>1478104494176</text:p>
          </table:table-cell>
          <table:table-cell office:value-type="string" calcext:value-type="string">
            <text:p>?</text:p>
          </table:table-cell>
          <table:table-cell office:value-type="float" office:value="1478104494176" calcext:value-type="float">
            <text:p>1478104494176</text:p>
          </table:table-cell>
          <table:table-cell office:value-type="float" office:value="1478104494364" calcext:value-type="float">
            <text:p>1478104494364</text:p>
          </table:table-cell>
          <table:table-cell office:value-type="float" office:value="1478104494377" calcext:value-type="float">
            <text:p>1478104494377</text:p>
          </table:table-cell>
          <table:table-cell/>
          <table:table-cell table:formula="of:=[.G544]-[.F544]" office:value-type="float" office:value="-1" calcext:value-type="float">
            <text:p>-1</text:p>
          </table:table-cell>
          <table:table-cell table:formula="of:=[.H544]-[.G544]" office:value-type="float" office:value="0" calcext:value-type="float">
            <text:p>0</text:p>
          </table:table-cell>
          <table:table-cell table:formula="of:=[.I544]-[.H544]" office:value-type="float" office:value="0" calcext:value-type="float">
            <text:p>0</text:p>
          </table:table-cell>
          <table:table-cell table:number-columns-repeated="2"/>
          <table:table-cell table:formula="of:=[.L544]-[.K544]" office:value-type="float" office:value="188" calcext:value-type="float">
            <text:p>188</text:p>
          </table:table-cell>
          <table:table-cell table:formula="of:=[.M544]-[.L544]" office:value-type="float" office:value="13" calcext:value-type="float">
            <text:p>13</text:p>
          </table:table-cell>
          <table:table-cell table:formula="of:=[.M544]-[.F54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639" calcext:value-type="float">
            <text:p>496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18" calcext:value-type="float">
            <text:p>100518</text:p>
          </table:table-cell>
          <table:table-cell office:value-type="float" office:value="1478104494262" calcext:value-type="float">
            <text:p>1478104494262</text:p>
          </table:table-cell>
          <table:table-cell table:number-columns-repeated="3" office:value-type="float" office:value="1478104494261" calcext:value-type="float">
            <text:p>1478104494261</text:p>
          </table:table-cell>
          <table:table-cell office:value-type="string" calcext:value-type="string">
            <text:p>?</text:p>
          </table:table-cell>
          <table:table-cell office:value-type="float" office:value="1478104494261" calcext:value-type="float">
            <text:p>1478104494261</text:p>
          </table:table-cell>
          <table:table-cell office:value-type="float" office:value="1478104494443" calcext:value-type="float">
            <text:p>1478104494443</text:p>
          </table:table-cell>
          <table:table-cell office:value-type="float" office:value="1478104494450" calcext:value-type="float">
            <text:p>1478104494450</text:p>
          </table:table-cell>
          <table:table-cell/>
          <table:table-cell table:formula="of:=[.G545]-[.F545]" office:value-type="float" office:value="-1" calcext:value-type="float">
            <text:p>-1</text:p>
          </table:table-cell>
          <table:table-cell table:formula="of:=[.H545]-[.G545]" office:value-type="float" office:value="0" calcext:value-type="float">
            <text:p>0</text:p>
          </table:table-cell>
          <table:table-cell table:formula="of:=[.I545]-[.H545]" office:value-type="float" office:value="0" calcext:value-type="float">
            <text:p>0</text:p>
          </table:table-cell>
          <table:table-cell table:number-columns-repeated="2"/>
          <table:table-cell table:formula="of:=[.L545]-[.K545]" office:value-type="float" office:value="182" calcext:value-type="float">
            <text:p>182</text:p>
          </table:table-cell>
          <table:table-cell table:formula="of:=[.M545]-[.L545]" office:value-type="float" office:value="7" calcext:value-type="float">
            <text:p>7</text:p>
          </table:table-cell>
          <table:table-cell table:formula="of:=[.M545]-[.F545]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49640" calcext:value-type="float">
            <text:p>496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314" calcext:value-type="float">
            <text:p>314</text:p>
          </table:table-cell>
          <table:table-cell office:value-type="float" office:value="1478104494392" calcext:value-type="float">
            <text:p>1478104494392</text:p>
          </table:table-cell>
          <table:table-cell table:number-columns-repeated="3" office:value-type="float" office:value="1478104494391" calcext:value-type="float">
            <text:p>1478104494391</text:p>
          </table:table-cell>
          <table:table-cell office:value-type="string" calcext:value-type="string">
            <text:p>?</text:p>
          </table:table-cell>
          <table:table-cell office:value-type="float" office:value="1478104494392" calcext:value-type="float">
            <text:p>1478104494392</text:p>
          </table:table-cell>
          <table:table-cell office:value-type="float" office:value="1478104494579" calcext:value-type="float">
            <text:p>1478104494579</text:p>
          </table:table-cell>
          <table:table-cell office:value-type="float" office:value="1478104494587" calcext:value-type="float">
            <text:p>1478104494587</text:p>
          </table:table-cell>
          <table:table-cell/>
          <table:table-cell table:formula="of:=[.G546]-[.F546]" office:value-type="float" office:value="-1" calcext:value-type="float">
            <text:p>-1</text:p>
          </table:table-cell>
          <table:table-cell table:formula="of:=[.H546]-[.G546]" office:value-type="float" office:value="0" calcext:value-type="float">
            <text:p>0</text:p>
          </table:table-cell>
          <table:table-cell table:formula="of:=[.I546]-[.H546]" office:value-type="float" office:value="0" calcext:value-type="float">
            <text:p>0</text:p>
          </table:table-cell>
          <table:table-cell table:number-columns-repeated="2"/>
          <table:table-cell table:formula="of:=[.L546]-[.K546]" office:value-type="float" office:value="187" calcext:value-type="float">
            <text:p>187</text:p>
          </table:table-cell>
          <table:table-cell table:formula="of:=[.M546]-[.L546]" office:value-type="float" office:value="8" calcext:value-type="float">
            <text:p>8</text:p>
          </table:table-cell>
          <table:table-cell table:formula="of:=[.M546]-[.F546]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9641" calcext:value-type="float">
            <text:p>496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74" calcext:value-type="float">
            <text:p>100274</text:p>
          </table:table-cell>
          <table:table-cell office:value-type="float" office:value="1478104494429" calcext:value-type="float">
            <text:p>1478104494429</text:p>
          </table:table-cell>
          <table:table-cell table:number-columns-repeated="3" office:value-type="float" office:value="1478104494427" calcext:value-type="float">
            <text:p>1478104494427</text:p>
          </table:table-cell>
          <table:table-cell office:value-type="string" calcext:value-type="string">
            <text:p>?</text:p>
          </table:table-cell>
          <table:table-cell office:value-type="float" office:value="1478104494427" calcext:value-type="float">
            <text:p>1478104494427</text:p>
          </table:table-cell>
          <table:table-cell office:value-type="float" office:value="1478104494615" calcext:value-type="float">
            <text:p>1478104494615</text:p>
          </table:table-cell>
          <table:table-cell office:value-type="float" office:value="1478104494622" calcext:value-type="float">
            <text:p>1478104494622</text:p>
          </table:table-cell>
          <table:table-cell/>
          <table:table-cell table:formula="of:=[.G547]-[.F547]" office:value-type="float" office:value="-2" calcext:value-type="float">
            <text:p>-2</text:p>
          </table:table-cell>
          <table:table-cell table:formula="of:=[.H547]-[.G547]" office:value-type="float" office:value="0" calcext:value-type="float">
            <text:p>0</text:p>
          </table:table-cell>
          <table:table-cell table:formula="of:=[.I547]-[.H547]" office:value-type="float" office:value="0" calcext:value-type="float">
            <text:p>0</text:p>
          </table:table-cell>
          <table:table-cell table:number-columns-repeated="2"/>
          <table:table-cell table:formula="of:=[.L547]-[.K547]" office:value-type="float" office:value="188" calcext:value-type="float">
            <text:p>188</text:p>
          </table:table-cell>
          <table:table-cell table:formula="of:=[.M547]-[.L547]" office:value-type="float" office:value="7" calcext:value-type="float">
            <text:p>7</text:p>
          </table:table-cell>
          <table:table-cell table:formula="of:=[.M547]-[.F547]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49631" calcext:value-type="float">
            <text:p>49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778" calcext:value-type="float">
            <text:p>300778</text:p>
          </table:table-cell>
          <table:table-cell office:value-type="float" office:value="1478104494456" calcext:value-type="float">
            <text:p>1478104494456</text:p>
          </table:table-cell>
          <table:table-cell table:number-columns-repeated="3" office:value-type="float" office:value="1478104494455" calcext:value-type="float">
            <text:p>1478104494455</text:p>
          </table:table-cell>
          <table:table-cell office:value-type="string" calcext:value-type="string">
            <text:p>?</text:p>
          </table:table-cell>
          <table:table-cell office:value-type="float" office:value="1478104494455" calcext:value-type="float">
            <text:p>1478104494455</text:p>
          </table:table-cell>
          <table:table-cell office:value-type="float" office:value="1478104494640" calcext:value-type="float">
            <text:p>1478104494640</text:p>
          </table:table-cell>
          <table:table-cell office:value-type="float" office:value="1478104494680" calcext:value-type="float">
            <text:p>1478104494680</text:p>
          </table:table-cell>
          <table:table-cell/>
          <table:table-cell table:formula="of:=[.G548]-[.F548]" office:value-type="float" office:value="-1" calcext:value-type="float">
            <text:p>-1</text:p>
          </table:table-cell>
          <table:table-cell table:formula="of:=[.H548]-[.G548]" office:value-type="float" office:value="0" calcext:value-type="float">
            <text:p>0</text:p>
          </table:table-cell>
          <table:table-cell table:formula="of:=[.I548]-[.H548]" office:value-type="float" office:value="0" calcext:value-type="float">
            <text:p>0</text:p>
          </table:table-cell>
          <table:table-cell table:number-columns-repeated="2"/>
          <table:table-cell table:formula="of:=[.L548]-[.K548]" office:value-type="float" office:value="185" calcext:value-type="float">
            <text:p>185</text:p>
          </table:table-cell>
          <table:table-cell table:formula="of:=[.M548]-[.L548]" office:value-type="float" office:value="40" calcext:value-type="float">
            <text:p>40</text:p>
          </table:table-cell>
          <table:table-cell table:formula="of:=[.M548]-[.F548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9577" calcext:value-type="float">
            <text:p>49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131" calcext:value-type="float">
            <text:p>400131</text:p>
          </table:table-cell>
          <table:table-cell office:value-type="float" office:value="1478104494535" calcext:value-type="float">
            <text:p>1478104494535</text:p>
          </table:table-cell>
          <table:table-cell table:number-columns-repeated="2" office:value-type="float" office:value="1478104494534" calcext:value-type="float">
            <text:p>1478104494534</text:p>
          </table:table-cell>
          <table:table-cell office:value-type="float" office:value="1478104494535" calcext:value-type="float">
            <text:p>1478104494535</text:p>
          </table:table-cell>
          <table:table-cell office:value-type="string" calcext:value-type="string">
            <text:p>?</text:p>
          </table:table-cell>
          <table:table-cell office:value-type="float" office:value="1478104494535" calcext:value-type="float">
            <text:p>1478104494535</text:p>
          </table:table-cell>
          <table:table-cell office:value-type="float" office:value="1478104494733" calcext:value-type="float">
            <text:p>1478104494733</text:p>
          </table:table-cell>
          <table:table-cell office:value-type="float" office:value="1478104494741" calcext:value-type="float">
            <text:p>1478104494741</text:p>
          </table:table-cell>
          <table:table-cell/>
          <table:table-cell table:formula="of:=[.G549]-[.F549]" office:value-type="float" office:value="-1" calcext:value-type="float">
            <text:p>-1</text:p>
          </table:table-cell>
          <table:table-cell table:formula="of:=[.H549]-[.G549]" office:value-type="float" office:value="0" calcext:value-type="float">
            <text:p>0</text:p>
          </table:table-cell>
          <table:table-cell table:formula="of:=[.I549]-[.H549]" office:value-type="float" office:value="1" calcext:value-type="float">
            <text:p>1</text:p>
          </table:table-cell>
          <table:table-cell table:number-columns-repeated="2"/>
          <table:table-cell table:formula="of:=[.L549]-[.K549]" office:value-type="float" office:value="198" calcext:value-type="float">
            <text:p>198</text:p>
          </table:table-cell>
          <table:table-cell table:formula="of:=[.M549]-[.L549]" office:value-type="float" office:value="8" calcext:value-type="float">
            <text:p>8</text:p>
          </table:table-cell>
          <table:table-cell table:formula="of:=[.M549]-[.F549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9644" calcext:value-type="float">
            <text:p>496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097" calcext:value-type="float">
            <text:p>301097</text:p>
          </table:table-cell>
          <table:table-cell office:value-type="float" office:value="1478104494591" calcext:value-type="float">
            <text:p>1478104494591</text:p>
          </table:table-cell>
          <table:table-cell table:number-columns-repeated="3" office:value-type="float" office:value="1478104494590" calcext:value-type="float">
            <text:p>1478104494590</text:p>
          </table:table-cell>
          <table:table-cell office:value-type="string" calcext:value-type="string">
            <text:p>?</text:p>
          </table:table-cell>
          <table:table-cell office:value-type="float" office:value="1478104494590" calcext:value-type="float">
            <text:p>1478104494590</text:p>
          </table:table-cell>
          <table:table-cell office:value-type="float" office:value="1478104494780" calcext:value-type="float">
            <text:p>1478104494780</text:p>
          </table:table-cell>
          <table:table-cell office:value-type="float" office:value="1478104494788" calcext:value-type="float">
            <text:p>1478104494788</text:p>
          </table:table-cell>
          <table:table-cell/>
          <table:table-cell table:formula="of:=[.G550]-[.F550]" office:value-type="float" office:value="-1" calcext:value-type="float">
            <text:p>-1</text:p>
          </table:table-cell>
          <table:table-cell table:formula="of:=[.H550]-[.G550]" office:value-type="float" office:value="0" calcext:value-type="float">
            <text:p>0</text:p>
          </table:table-cell>
          <table:table-cell table:formula="of:=[.I550]-[.H550]" office:value-type="float" office:value="0" calcext:value-type="float">
            <text:p>0</text:p>
          </table:table-cell>
          <table:table-cell table:number-columns-repeated="2"/>
          <table:table-cell table:formula="of:=[.L550]-[.K550]" office:value-type="float" office:value="190" calcext:value-type="float">
            <text:p>190</text:p>
          </table:table-cell>
          <table:table-cell table:formula="of:=[.M550]-[.L550]" office:value-type="float" office:value="8" calcext:value-type="float">
            <text:p>8</text:p>
          </table:table-cell>
          <table:table-cell table:formula="of:=[.M550]-[.F550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9643" calcext:value-type="float">
            <text:p>496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114" calcext:value-type="float">
            <text:p>101114</text:p>
          </table:table-cell>
          <table:table-cell office:value-type="float" office:value="1478104494635" calcext:value-type="float">
            <text:p>1478104494635</text:p>
          </table:table-cell>
          <table:table-cell table:number-columns-repeated="2" office:value-type="float" office:value="1478104494634" calcext:value-type="float">
            <text:p>1478104494634</text:p>
          </table:table-cell>
          <table:table-cell office:value-type="float" office:value="1478104494635" calcext:value-type="float">
            <text:p>1478104494635</text:p>
          </table:table-cell>
          <table:table-cell office:value-type="string" calcext:value-type="string">
            <text:p>?</text:p>
          </table:table-cell>
          <table:table-cell office:value-type="float" office:value="1478104494635" calcext:value-type="float">
            <text:p>1478104494635</text:p>
          </table:table-cell>
          <table:table-cell office:value-type="float" office:value="1478104494839" calcext:value-type="float">
            <text:p>1478104494839</text:p>
          </table:table-cell>
          <table:table-cell office:value-type="float" office:value="1478104494847" calcext:value-type="float">
            <text:p>1478104494847</text:p>
          </table:table-cell>
          <table:table-cell/>
          <table:table-cell table:formula="of:=[.G551]-[.F551]" office:value-type="float" office:value="-1" calcext:value-type="float">
            <text:p>-1</text:p>
          </table:table-cell>
          <table:table-cell table:formula="of:=[.H551]-[.G551]" office:value-type="float" office:value="0" calcext:value-type="float">
            <text:p>0</text:p>
          </table:table-cell>
          <table:table-cell table:formula="of:=[.I551]-[.H551]" office:value-type="float" office:value="1" calcext:value-type="float">
            <text:p>1</text:p>
          </table:table-cell>
          <table:table-cell table:number-columns-repeated="2"/>
          <table:table-cell table:formula="of:=[.L551]-[.K551]" office:value-type="float" office:value="204" calcext:value-type="float">
            <text:p>204</text:p>
          </table:table-cell>
          <table:table-cell table:formula="of:=[.M551]-[.L551]" office:value-type="float" office:value="8" calcext:value-type="float">
            <text:p>8</text:p>
          </table:table-cell>
          <table:table-cell table:formula="of:=[.M551]-[.F551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642" calcext:value-type="float">
            <text:p>49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57" calcext:value-type="float">
            <text:p>157</text:p>
          </table:table-cell>
          <table:table-cell office:value-type="float" office:value="1478104494698" calcext:value-type="float">
            <text:p>1478104494698</text:p>
          </table:table-cell>
          <table:table-cell table:number-columns-repeated="3" office:value-type="float" office:value="1478104494697" calcext:value-type="float">
            <text:p>1478104494697</text:p>
          </table:table-cell>
          <table:table-cell office:value-type="string" calcext:value-type="string">
            <text:p>?</text:p>
          </table:table-cell>
          <table:table-cell office:value-type="float" office:value="1478104494697" calcext:value-type="float">
            <text:p>1478104494697</text:p>
          </table:table-cell>
          <table:table-cell office:value-type="float" office:value="1478104494895" calcext:value-type="float">
            <text:p>1478104494895</text:p>
          </table:table-cell>
          <table:table-cell office:value-type="float" office:value="1478104494949" calcext:value-type="float">
            <text:p>1478104494949</text:p>
          </table:table-cell>
          <table:table-cell/>
          <table:table-cell table:formula="of:=[.G552]-[.F552]" office:value-type="float" office:value="-1" calcext:value-type="float">
            <text:p>-1</text:p>
          </table:table-cell>
          <table:table-cell table:formula="of:=[.H552]-[.G552]" office:value-type="float" office:value="0" calcext:value-type="float">
            <text:p>0</text:p>
          </table:table-cell>
          <table:table-cell table:formula="of:=[.I552]-[.H552]" office:value-type="float" office:value="0" calcext:value-type="float">
            <text:p>0</text:p>
          </table:table-cell>
          <table:table-cell table:number-columns-repeated="2"/>
          <table:table-cell table:formula="of:=[.L552]-[.K552]" office:value-type="float" office:value="198" calcext:value-type="float">
            <text:p>198</text:p>
          </table:table-cell>
          <table:table-cell table:formula="of:=[.M552]-[.L552]" office:value-type="float" office:value="54" calcext:value-type="float">
            <text:p>54</text:p>
          </table:table-cell>
          <table:table-cell table:formula="of:=[.M552]-[.F552]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49637" calcext:value-type="float">
            <text:p>496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62" calcext:value-type="float">
            <text:p>200062</text:p>
          </table:table-cell>
          <table:table-cell office:value-type="float" office:value="1478104494694" calcext:value-type="float">
            <text:p>1478104494694</text:p>
          </table:table-cell>
          <table:table-cell table:number-columns-repeated="3" office:value-type="float" office:value="1478104494693" calcext:value-type="float">
            <text:p>1478104494693</text:p>
          </table:table-cell>
          <table:table-cell office:value-type="string" calcext:value-type="string">
            <text:p>?</text:p>
          </table:table-cell>
          <table:table-cell office:value-type="float" office:value="1478104494693" calcext:value-type="float">
            <text:p>1478104494693</text:p>
          </table:table-cell>
          <table:table-cell office:value-type="float" office:value="1478104494894" calcext:value-type="float">
            <text:p>1478104494894</text:p>
          </table:table-cell>
          <table:table-cell office:value-type="float" office:value="1478104494950" calcext:value-type="float">
            <text:p>1478104494950</text:p>
          </table:table-cell>
          <table:table-cell/>
          <table:table-cell table:formula="of:=[.G553]-[.F553]" office:value-type="float" office:value="-1" calcext:value-type="float">
            <text:p>-1</text:p>
          </table:table-cell>
          <table:table-cell table:formula="of:=[.H553]-[.G553]" office:value-type="float" office:value="0" calcext:value-type="float">
            <text:p>0</text:p>
          </table:table-cell>
          <table:table-cell table:formula="of:=[.I553]-[.H553]" office:value-type="float" office:value="0" calcext:value-type="float">
            <text:p>0</text:p>
          </table:table-cell>
          <table:table-cell table:number-columns-repeated="2"/>
          <table:table-cell table:formula="of:=[.L553]-[.K553]" office:value-type="float" office:value="201" calcext:value-type="float">
            <text:p>201</text:p>
          </table:table-cell>
          <table:table-cell table:formula="of:=[.M553]-[.L553]" office:value-type="float" office:value="56" calcext:value-type="float">
            <text:p>56</text:p>
          </table:table-cell>
          <table:table-cell table:formula="of:=[.M553]-[.F553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49647" calcext:value-type="float">
            <text:p>49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61" calcext:value-type="float">
            <text:p>100861</text:p>
          </table:table-cell>
          <table:table-cell office:value-type="float" office:value="1478104494714" calcext:value-type="float">
            <text:p>1478104494714</text:p>
          </table:table-cell>
          <table:table-cell table:number-columns-repeated="3" office:value-type="float" office:value="1478104494715" calcext:value-type="float">
            <text:p>1478104494715</text:p>
          </table:table-cell>
          <table:table-cell office:value-type="string" calcext:value-type="string">
            <text:p>?</text:p>
          </table:table-cell>
          <table:table-cell office:value-type="float" office:value="1478104494715" calcext:value-type="float">
            <text:p>1478104494715</text:p>
          </table:table-cell>
          <table:table-cell office:value-type="float" office:value="1478104494915" calcext:value-type="float">
            <text:p>1478104494915</text:p>
          </table:table-cell>
          <table:table-cell office:value-type="float" office:value="1478104494952" calcext:value-type="float">
            <text:p>1478104494952</text:p>
          </table:table-cell>
          <table:table-cell/>
          <table:table-cell table:formula="of:=[.G554]-[.F554]" office:value-type="float" office:value="1" calcext:value-type="float">
            <text:p>1</text:p>
          </table:table-cell>
          <table:table-cell table:formula="of:=[.H554]-[.G554]" office:value-type="float" office:value="0" calcext:value-type="float">
            <text:p>0</text:p>
          </table:table-cell>
          <table:table-cell table:formula="of:=[.I554]-[.H554]" office:value-type="float" office:value="0" calcext:value-type="float">
            <text:p>0</text:p>
          </table:table-cell>
          <table:table-cell table:number-columns-repeated="2"/>
          <table:table-cell table:formula="of:=[.L554]-[.K554]" office:value-type="float" office:value="200" calcext:value-type="float">
            <text:p>200</text:p>
          </table:table-cell>
          <table:table-cell table:formula="of:=[.M554]-[.L554]" office:value-type="float" office:value="37" calcext:value-type="float">
            <text:p>37</text:p>
          </table:table-cell>
          <table:table-cell table:formula="of:=[.M554]-[.F554]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49646" calcext:value-type="float">
            <text:p>49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69" calcext:value-type="float">
            <text:p>301469</text:p>
          </table:table-cell>
          <table:table-cell office:value-type="float" office:value="1478104494849" calcext:value-type="float">
            <text:p>1478104494849</text:p>
          </table:table-cell>
          <table:table-cell table:number-columns-repeated="3" office:value-type="float" office:value="1478104494848" calcext:value-type="float">
            <text:p>1478104494848</text:p>
          </table:table-cell>
          <table:table-cell office:value-type="string" calcext:value-type="string">
            <text:p>?</text:p>
          </table:table-cell>
          <table:table-cell office:value-type="float" office:value="1478104494848" calcext:value-type="float">
            <text:p>1478104494848</text:p>
          </table:table-cell>
          <table:table-cell office:value-type="float" office:value="1478104495041" calcext:value-type="float">
            <text:p>1478104495041</text:p>
          </table:table-cell>
          <table:table-cell office:value-type="float" office:value="1478104495055" calcext:value-type="float">
            <text:p>1478104495055</text:p>
          </table:table-cell>
          <table:table-cell/>
          <table:table-cell table:formula="of:=[.G555]-[.F555]" office:value-type="float" office:value="-1" calcext:value-type="float">
            <text:p>-1</text:p>
          </table:table-cell>
          <table:table-cell table:formula="of:=[.H555]-[.G555]" office:value-type="float" office:value="0" calcext:value-type="float">
            <text:p>0</text:p>
          </table:table-cell>
          <table:table-cell table:formula="of:=[.I555]-[.H555]" office:value-type="float" office:value="0" calcext:value-type="float">
            <text:p>0</text:p>
          </table:table-cell>
          <table:table-cell table:number-columns-repeated="2"/>
          <table:table-cell table:formula="of:=[.L555]-[.K555]" office:value-type="float" office:value="193" calcext:value-type="float">
            <text:p>193</text:p>
          </table:table-cell>
          <table:table-cell table:formula="of:=[.M555]-[.L555]" office:value-type="float" office:value="14" calcext:value-type="float">
            <text:p>14</text:p>
          </table:table-cell>
          <table:table-cell table:formula="of:=[.M555]-[.F555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9648" calcext:value-type="float">
            <text:p>49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13" calcext:value-type="float">
            <text:p>201513</text:p>
          </table:table-cell>
          <table:table-cell office:value-type="float" office:value="1478104494853" calcext:value-type="float">
            <text:p>1478104494853</text:p>
          </table:table-cell>
          <table:table-cell table:number-columns-repeated="3" office:value-type="float" office:value="1478104494852" calcext:value-type="float">
            <text:p>1478104494852</text:p>
          </table:table-cell>
          <table:table-cell office:value-type="string" calcext:value-type="string">
            <text:p>?</text:p>
          </table:table-cell>
          <table:table-cell office:value-type="float" office:value="1478104494852" calcext:value-type="float">
            <text:p>1478104494852</text:p>
          </table:table-cell>
          <table:table-cell office:value-type="float" office:value="1478104495040" calcext:value-type="float">
            <text:p>1478104495040</text:p>
          </table:table-cell>
          <table:table-cell office:value-type="float" office:value="1478104495057" calcext:value-type="float">
            <text:p>1478104495057</text:p>
          </table:table-cell>
          <table:table-cell/>
          <table:table-cell table:formula="of:=[.G556]-[.F556]" office:value-type="float" office:value="-1" calcext:value-type="float">
            <text:p>-1</text:p>
          </table:table-cell>
          <table:table-cell table:formula="of:=[.H556]-[.G556]" office:value-type="float" office:value="0" calcext:value-type="float">
            <text:p>0</text:p>
          </table:table-cell>
          <table:table-cell table:formula="of:=[.I556]-[.H556]" office:value-type="float" office:value="0" calcext:value-type="float">
            <text:p>0</text:p>
          </table:table-cell>
          <table:table-cell table:number-columns-repeated="2"/>
          <table:table-cell table:formula="of:=[.L556]-[.K556]" office:value-type="float" office:value="188" calcext:value-type="float">
            <text:p>188</text:p>
          </table:table-cell>
          <table:table-cell table:formula="of:=[.M556]-[.L556]" office:value-type="float" office:value="17" calcext:value-type="float">
            <text:p>17</text:p>
          </table:table-cell>
          <table:table-cell table:formula="of:=[.M556]-[.F556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49649" calcext:value-type="float">
            <text:p>496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521" calcext:value-type="float">
            <text:p>521</text:p>
          </table:table-cell>
          <table:table-cell office:value-type="float" office:value="1478104494883" calcext:value-type="float">
            <text:p>1478104494883</text:p>
          </table:table-cell>
          <table:table-cell table:number-columns-repeated="3" office:value-type="float" office:value="1478104494882" calcext:value-type="float">
            <text:p>1478104494882</text:p>
          </table:table-cell>
          <table:table-cell office:value-type="string" calcext:value-type="string">
            <text:p>?</text:p>
          </table:table-cell>
          <table:table-cell office:value-type="float" office:value="1478104494882" calcext:value-type="float">
            <text:p>1478104494882</text:p>
          </table:table-cell>
          <table:table-cell office:value-type="float" office:value="1478104495075" calcext:value-type="float">
            <text:p>1478104495075</text:p>
          </table:table-cell>
          <table:table-cell office:value-type="float" office:value="1478104495149" calcext:value-type="float">
            <text:p>1478104495149</text:p>
          </table:table-cell>
          <table:table-cell/>
          <table:table-cell table:formula="of:=[.G557]-[.F557]" office:value-type="float" office:value="-1" calcext:value-type="float">
            <text:p>-1</text:p>
          </table:table-cell>
          <table:table-cell table:formula="of:=[.H557]-[.G557]" office:value-type="float" office:value="0" calcext:value-type="float">
            <text:p>0</text:p>
          </table:table-cell>
          <table:table-cell table:formula="of:=[.I557]-[.H557]" office:value-type="float" office:value="0" calcext:value-type="float">
            <text:p>0</text:p>
          </table:table-cell>
          <table:table-cell table:number-columns-repeated="2"/>
          <table:table-cell table:formula="of:=[.L557]-[.K557]" office:value-type="float" office:value="193" calcext:value-type="float">
            <text:p>193</text:p>
          </table:table-cell>
          <table:table-cell table:formula="of:=[.M557]-[.L557]" office:value-type="float" office:value="74" calcext:value-type="float">
            <text:p>74</text:p>
          </table:table-cell>
          <table:table-cell table:formula="of:=[.M557]-[.F557]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49652" calcext:value-type="float">
            <text:p>49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95" calcext:value-type="float">
            <text:p>201795</text:p>
          </table:table-cell>
          <table:table-cell table:number-columns-repeated="4" office:value-type="float" office:value="1478104494913" calcext:value-type="float">
            <text:p>1478104494913</text:p>
          </table:table-cell>
          <table:table-cell office:value-type="string" calcext:value-type="string">
            <text:p>?</text:p>
          </table:table-cell>
          <table:table-cell office:value-type="float" office:value="1478104494913" calcext:value-type="float">
            <text:p>1478104494913</text:p>
          </table:table-cell>
          <table:table-cell office:value-type="float" office:value="1478104495113" calcext:value-type="float">
            <text:p>1478104495113</text:p>
          </table:table-cell>
          <table:table-cell office:value-type="float" office:value="1478104495150" calcext:value-type="float">
            <text:p>1478104495150</text:p>
          </table:table-cell>
          <table:table-cell/>
          <table:table-cell table:formula="of:=[.G558]-[.F558]" office:value-type="float" office:value="0" calcext:value-type="float">
            <text:p>0</text:p>
          </table:table-cell>
          <table:table-cell table:formula="of:=[.H558]-[.G558]" office:value-type="float" office:value="0" calcext:value-type="float">
            <text:p>0</text:p>
          </table:table-cell>
          <table:table-cell table:formula="of:=[.I558]-[.H558]" office:value-type="float" office:value="0" calcext:value-type="float">
            <text:p>0</text:p>
          </table:table-cell>
          <table:table-cell table:number-columns-repeated="2"/>
          <table:table-cell table:formula="of:=[.L558]-[.K558]" office:value-type="float" office:value="200" calcext:value-type="float">
            <text:p>200</text:p>
          </table:table-cell>
          <table:table-cell table:formula="of:=[.M558]-[.L558]" office:value-type="float" office:value="37" calcext:value-type="float">
            <text:p>37</text:p>
          </table:table-cell>
          <table:table-cell table:formula="of:=[.M558]-[.F558]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49654" calcext:value-type="float">
            <text:p>49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64" calcext:value-type="float">
            <text:p>201664</text:p>
          </table:table-cell>
          <table:table-cell office:value-type="float" office:value="1478104494957" calcext:value-type="float">
            <text:p>1478104494957</text:p>
          </table:table-cell>
          <table:table-cell table:number-columns-repeated="3" office:value-type="float" office:value="1478104494956" calcext:value-type="float">
            <text:p>1478104494956</text:p>
          </table:table-cell>
          <table:table-cell office:value-type="string" calcext:value-type="string">
            <text:p>?</text:p>
          </table:table-cell>
          <table:table-cell office:value-type="float" office:value="1478104494956" calcext:value-type="float">
            <text:p>1478104494956</text:p>
          </table:table-cell>
          <table:table-cell office:value-type="float" office:value="1478104495144" calcext:value-type="float">
            <text:p>1478104495144</text:p>
          </table:table-cell>
          <table:table-cell office:value-type="float" office:value="1478104495643" calcext:value-type="float">
            <text:p>1478104495643</text:p>
          </table:table-cell>
          <table:table-cell/>
          <table:table-cell table:formula="of:=[.G559]-[.F559]" office:value-type="float" office:value="-1" calcext:value-type="float">
            <text:p>-1</text:p>
          </table:table-cell>
          <table:table-cell table:formula="of:=[.H559]-[.G559]" office:value-type="float" office:value="0" calcext:value-type="float">
            <text:p>0</text:p>
          </table:table-cell>
          <table:table-cell table:formula="of:=[.I559]-[.H559]" office:value-type="float" office:value="0" calcext:value-type="float">
            <text:p>0</text:p>
          </table:table-cell>
          <table:table-cell table:number-columns-repeated="2"/>
          <table:table-cell table:formula="of:=[.L559]-[.K559]" office:value-type="float" office:value="188" calcext:value-type="float">
            <text:p>188</text:p>
          </table:table-cell>
          <table:table-cell table:formula="of:=[.M559]-[.L559]" office:value-type="float" office:value="499" calcext:value-type="float">
            <text:p>499</text:p>
          </table:table-cell>
          <table:table-cell table:formula="of:=[.M559]-[.F559]"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float" office:value="49655" calcext:value-type="float">
            <text:p>49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129" calcext:value-type="float">
            <text:p>200129</text:p>
          </table:table-cell>
          <table:table-cell office:value-type="float" office:value="1478104495134" calcext:value-type="float">
            <text:p>1478104495134</text:p>
          </table:table-cell>
          <table:table-cell table:number-columns-repeated="3" office:value-type="float" office:value="1478104495133" calcext:value-type="float">
            <text:p>1478104495133</text:p>
          </table:table-cell>
          <table:table-cell office:value-type="string" calcext:value-type="string">
            <text:p>?</text:p>
          </table:table-cell>
          <table:table-cell office:value-type="float" office:value="1478104495133" calcext:value-type="float">
            <text:p>1478104495133</text:p>
          </table:table-cell>
          <table:table-cell office:value-type="float" office:value="1478104495318" calcext:value-type="float">
            <text:p>1478104495318</text:p>
          </table:table-cell>
          <table:table-cell office:value-type="float" office:value="1478104495643" calcext:value-type="float">
            <text:p>1478104495643</text:p>
          </table:table-cell>
          <table:table-cell/>
          <table:table-cell table:formula="of:=[.G560]-[.F560]" office:value-type="float" office:value="-1" calcext:value-type="float">
            <text:p>-1</text:p>
          </table:table-cell>
          <table:table-cell table:formula="of:=[.H560]-[.G560]" office:value-type="float" office:value="0" calcext:value-type="float">
            <text:p>0</text:p>
          </table:table-cell>
          <table:table-cell table:formula="of:=[.I560]-[.H560]" office:value-type="float" office:value="0" calcext:value-type="float">
            <text:p>0</text:p>
          </table:table-cell>
          <table:table-cell table:number-columns-repeated="2"/>
          <table:table-cell table:formula="of:=[.L560]-[.K560]" office:value-type="float" office:value="185" calcext:value-type="float">
            <text:p>185</text:p>
          </table:table-cell>
          <table:table-cell table:formula="of:=[.M560]-[.L560]" office:value-type="float" office:value="325" calcext:value-type="float">
            <text:p>325</text:p>
          </table:table-cell>
          <table:table-cell table:formula="of:=[.M560]-[.F560]"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49651" calcext:value-type="float">
            <text:p>496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20" calcext:value-type="float">
            <text:p>301620</text:p>
          </table:table-cell>
          <table:table-cell office:value-type="float" office:value="1478104495491" calcext:value-type="float">
            <text:p>1478104495491</text:p>
          </table:table-cell>
          <table:table-cell table:number-columns-repeated="3" office:value-type="float" office:value="1478104495513" calcext:value-type="float">
            <text:p>1478104495513</text:p>
          </table:table-cell>
          <table:table-cell office:value-type="string" calcext:value-type="string">
            <text:p>?</text:p>
          </table:table-cell>
          <table:table-cell office:value-type="float" office:value="1478104495513" calcext:value-type="float">
            <text:p>1478104495513</text:p>
          </table:table-cell>
          <table:table-cell office:value-type="float" office:value="1478104495708" calcext:value-type="float">
            <text:p>1478104495708</text:p>
          </table:table-cell>
          <table:table-cell office:value-type="float" office:value="1478104495719" calcext:value-type="float">
            <text:p>1478104495719</text:p>
          </table:table-cell>
          <table:table-cell/>
          <table:table-cell table:formula="of:=[.G561]-[.F561]" office:value-type="float" office:value="22" calcext:value-type="float">
            <text:p>22</text:p>
          </table:table-cell>
          <table:table-cell table:formula="of:=[.H561]-[.G561]" office:value-type="float" office:value="0" calcext:value-type="float">
            <text:p>0</text:p>
          </table:table-cell>
          <table:table-cell table:formula="of:=[.I561]-[.H561]" office:value-type="float" office:value="0" calcext:value-type="float">
            <text:p>0</text:p>
          </table:table-cell>
          <table:table-cell table:number-columns-repeated="2"/>
          <table:table-cell table:formula="of:=[.L561]-[.K561]" office:value-type="float" office:value="195" calcext:value-type="float">
            <text:p>195</text:p>
          </table:table-cell>
          <table:table-cell table:formula="of:=[.M561]-[.L561]" office:value-type="float" office:value="11" calcext:value-type="float">
            <text:p>11</text:p>
          </table:table-cell>
          <table:table-cell table:formula="of:=[.M561]-[.F561]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49656" calcext:value-type="float">
            <text:p>496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03" calcext:value-type="float">
            <text:p>201703</text:p>
          </table:table-cell>
          <table:table-cell office:value-type="float" office:value="1478104495391" calcext:value-type="float">
            <text:p>1478104495391</text:p>
          </table:table-cell>
          <table:table-cell table:number-columns-repeated="3" office:value-type="float" office:value="1478104495512" calcext:value-type="float">
            <text:p>1478104495512</text:p>
          </table:table-cell>
          <table:table-cell office:value-type="string" calcext:value-type="string">
            <text:p>?</text:p>
          </table:table-cell>
          <table:table-cell office:value-type="float" office:value="1478104495512" calcext:value-type="float">
            <text:p>1478104495512</text:p>
          </table:table-cell>
          <table:table-cell office:value-type="float" office:value="1478104495711" calcext:value-type="float">
            <text:p>1478104495711</text:p>
          </table:table-cell>
          <table:table-cell office:value-type="float" office:value="1478104495749" calcext:value-type="float">
            <text:p>1478104495749</text:p>
          </table:table-cell>
          <table:table-cell/>
          <table:table-cell table:formula="of:=[.G562]-[.F562]" office:value-type="float" office:value="121" calcext:value-type="float">
            <text:p>121</text:p>
          </table:table-cell>
          <table:table-cell table:formula="of:=[.H562]-[.G562]" office:value-type="float" office:value="0" calcext:value-type="float">
            <text:p>0</text:p>
          </table:table-cell>
          <table:table-cell table:formula="of:=[.I562]-[.H562]" office:value-type="float" office:value="0" calcext:value-type="float">
            <text:p>0</text:p>
          </table:table-cell>
          <table:table-cell table:number-columns-repeated="2"/>
          <table:table-cell table:formula="of:=[.L562]-[.K562]" office:value-type="float" office:value="199" calcext:value-type="float">
            <text:p>199</text:p>
          </table:table-cell>
          <table:table-cell table:formula="of:=[.M562]-[.L562]" office:value-type="float" office:value="38" calcext:value-type="float">
            <text:p>38</text:p>
          </table:table-cell>
          <table:table-cell table:formula="of:=[.M562]-[.F562]"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49657" calcext:value-type="float">
            <text:p>496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693" calcext:value-type="float">
            <text:p>200693</text:p>
          </table:table-cell>
          <table:table-cell office:value-type="float" office:value="1478104495426" calcext:value-type="float">
            <text:p>1478104495426</text:p>
          </table:table-cell>
          <table:table-cell table:number-columns-repeated="3" office:value-type="float" office:value="1478104495516" calcext:value-type="float">
            <text:p>1478104495516</text:p>
          </table:table-cell>
          <table:table-cell office:value-type="string" calcext:value-type="string">
            <text:p>?</text:p>
          </table:table-cell>
          <table:table-cell office:value-type="float" office:value="1478104495516" calcext:value-type="float">
            <text:p>1478104495516</text:p>
          </table:table-cell>
          <table:table-cell office:value-type="float" office:value="1478104495721" calcext:value-type="float">
            <text:p>1478104495721</text:p>
          </table:table-cell>
          <table:table-cell office:value-type="float" office:value="1478104495763" calcext:value-type="float">
            <text:p>1478104495763</text:p>
          </table:table-cell>
          <table:table-cell/>
          <table:table-cell table:formula="of:=[.G563]-[.F563]" office:value-type="float" office:value="90" calcext:value-type="float">
            <text:p>90</text:p>
          </table:table-cell>
          <table:table-cell table:formula="of:=[.H563]-[.G563]" office:value-type="float" office:value="0" calcext:value-type="float">
            <text:p>0</text:p>
          </table:table-cell>
          <table:table-cell table:formula="of:=[.I563]-[.H563]" office:value-type="float" office:value="0" calcext:value-type="float">
            <text:p>0</text:p>
          </table:table-cell>
          <table:table-cell table:number-columns-repeated="2"/>
          <table:table-cell table:formula="of:=[.L563]-[.K563]" office:value-type="float" office:value="205" calcext:value-type="float">
            <text:p>205</text:p>
          </table:table-cell>
          <table:table-cell table:formula="of:=[.M563]-[.L563]" office:value-type="float" office:value="42" calcext:value-type="float">
            <text:p>42</text:p>
          </table:table-cell>
          <table:table-cell table:formula="of:=[.M563]-[.F563]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49650" calcext:value-type="float">
            <text:p>496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723" calcext:value-type="float">
            <text:p>101723</text:p>
          </table:table-cell>
          <table:table-cell office:value-type="float" office:value="1478104495507" calcext:value-type="float">
            <text:p>1478104495507</text:p>
          </table:table-cell>
          <table:table-cell table:number-columns-repeated="3" office:value-type="float" office:value="1478104495516" calcext:value-type="float">
            <text:p>1478104495516</text:p>
          </table:table-cell>
          <table:table-cell office:value-type="string" calcext:value-type="string">
            <text:p>?</text:p>
          </table:table-cell>
          <table:table-cell office:value-type="float" office:value="1478104495516" calcext:value-type="float">
            <text:p>1478104495516</text:p>
          </table:table-cell>
          <table:table-cell office:value-type="float" office:value="1478104495720" calcext:value-type="float">
            <text:p>1478104495720</text:p>
          </table:table-cell>
          <table:table-cell office:value-type="float" office:value="1478104495772" calcext:value-type="float">
            <text:p>1478104495772</text:p>
          </table:table-cell>
          <table:table-cell/>
          <table:table-cell table:formula="of:=[.G564]-[.F564]" office:value-type="float" office:value="9" calcext:value-type="float">
            <text:p>9</text:p>
          </table:table-cell>
          <table:table-cell table:formula="of:=[.H564]-[.G564]" office:value-type="float" office:value="0" calcext:value-type="float">
            <text:p>0</text:p>
          </table:table-cell>
          <table:table-cell table:formula="of:=[.I564]-[.H564]" office:value-type="float" office:value="0" calcext:value-type="float">
            <text:p>0</text:p>
          </table:table-cell>
          <table:table-cell table:number-columns-repeated="2"/>
          <table:table-cell table:formula="of:=[.L564]-[.K564]" office:value-type="float" office:value="204" calcext:value-type="float">
            <text:p>204</text:p>
          </table:table-cell>
          <table:table-cell table:formula="of:=[.M564]-[.L564]" office:value-type="float" office:value="52" calcext:value-type="float">
            <text:p>52</text:p>
          </table:table-cell>
          <table:table-cell table:formula="of:=[.M564]-[.F564]"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49658" calcext:value-type="float">
            <text:p>496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09" calcext:value-type="float">
            <text:p>202209</text:p>
          </table:table-cell>
          <table:table-cell office:value-type="float" office:value="1478104495640" calcext:value-type="float">
            <text:p>1478104495640</text:p>
          </table:table-cell>
          <table:table-cell table:number-columns-repeated="3" office:value-type="float" office:value="1478104495639" calcext:value-type="float">
            <text:p>1478104495639</text:p>
          </table:table-cell>
          <table:table-cell office:value-type="string" calcext:value-type="string">
            <text:p>?</text:p>
          </table:table-cell>
          <table:table-cell office:value-type="float" office:value="1478104495639" calcext:value-type="float">
            <text:p>1478104495639</text:p>
          </table:table-cell>
          <table:table-cell office:value-type="float" office:value="1478104495830" calcext:value-type="float">
            <text:p>1478104495830</text:p>
          </table:table-cell>
          <table:table-cell office:value-type="float" office:value="1478104495892" calcext:value-type="float">
            <text:p>1478104495892</text:p>
          </table:table-cell>
          <table:table-cell/>
          <table:table-cell table:formula="of:=[.G565]-[.F565]" office:value-type="float" office:value="-1" calcext:value-type="float">
            <text:p>-1</text:p>
          </table:table-cell>
          <table:table-cell table:formula="of:=[.H565]-[.G565]" office:value-type="float" office:value="0" calcext:value-type="float">
            <text:p>0</text:p>
          </table:table-cell>
          <table:table-cell table:formula="of:=[.I565]-[.H565]" office:value-type="float" office:value="0" calcext:value-type="float">
            <text:p>0</text:p>
          </table:table-cell>
          <table:table-cell table:number-columns-repeated="2"/>
          <table:table-cell table:formula="of:=[.L565]-[.K565]" office:value-type="float" office:value="191" calcext:value-type="float">
            <text:p>191</text:p>
          </table:table-cell>
          <table:table-cell table:formula="of:=[.M565]-[.L565]" office:value-type="float" office:value="62" calcext:value-type="float">
            <text:p>62</text:p>
          </table:table-cell>
          <table:table-cell table:formula="of:=[.M565]-[.F565]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49660" calcext:value-type="float">
            <text:p>496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404" calcext:value-type="float">
            <text:p>100404</text:p>
          </table:table-cell>
          <table:table-cell table:number-columns-repeated="4" office:value-type="float" office:value="1478104495699" calcext:value-type="float">
            <text:p>1478104495699</text:p>
          </table:table-cell>
          <table:table-cell office:value-type="string" calcext:value-type="string">
            <text:p>?</text:p>
          </table:table-cell>
          <table:table-cell office:value-type="float" office:value="1478104495699" calcext:value-type="float">
            <text:p>1478104495699</text:p>
          </table:table-cell>
          <table:table-cell office:value-type="float" office:value="1478104495891" calcext:value-type="float">
            <text:p>1478104495891</text:p>
          </table:table-cell>
          <table:table-cell office:value-type="float" office:value="1478104495928" calcext:value-type="float">
            <text:p>1478104495928</text:p>
          </table:table-cell>
          <table:table-cell/>
          <table:table-cell table:formula="of:=[.G566]-[.F566]" office:value-type="float" office:value="0" calcext:value-type="float">
            <text:p>0</text:p>
          </table:table-cell>
          <table:table-cell table:formula="of:=[.H566]-[.G566]" office:value-type="float" office:value="0" calcext:value-type="float">
            <text:p>0</text:p>
          </table:table-cell>
          <table:table-cell table:formula="of:=[.I566]-[.H566]" office:value-type="float" office:value="0" calcext:value-type="float">
            <text:p>0</text:p>
          </table:table-cell>
          <table:table-cell table:number-columns-repeated="2"/>
          <table:table-cell table:formula="of:=[.L566]-[.K566]" office:value-type="float" office:value="192" calcext:value-type="float">
            <text:p>192</text:p>
          </table:table-cell>
          <table:table-cell table:formula="of:=[.M566]-[.L566]" office:value-type="float" office:value="37" calcext:value-type="float">
            <text:p>37</text:p>
          </table:table-cell>
          <table:table-cell table:formula="of:=[.M566]-[.F566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49662" calcext:value-type="float">
            <text:p>4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03" calcext:value-type="float">
            <text:p>100303</text:p>
          </table:table-cell>
          <table:table-cell table:number-columns-repeated="4" office:value-type="float" office:value="1478104495726" calcext:value-type="float">
            <text:p>1478104495726</text:p>
          </table:table-cell>
          <table:table-cell office:value-type="string" calcext:value-type="string">
            <text:p>?</text:p>
          </table:table-cell>
          <table:table-cell office:value-type="float" office:value="1478104495726" calcext:value-type="float">
            <text:p>1478104495726</text:p>
          </table:table-cell>
          <table:table-cell office:value-type="float" office:value="1478104495927" calcext:value-type="float">
            <text:p>1478104495927</text:p>
          </table:table-cell>
          <table:table-cell office:value-type="float" office:value="1478104495995" calcext:value-type="float">
            <text:p>1478104495995</text:p>
          </table:table-cell>
          <table:table-cell/>
          <table:table-cell table:formula="of:=[.G567]-[.F567]" office:value-type="float" office:value="0" calcext:value-type="float">
            <text:p>0</text:p>
          </table:table-cell>
          <table:table-cell table:formula="of:=[.H567]-[.G567]" office:value-type="float" office:value="0" calcext:value-type="float">
            <text:p>0</text:p>
          </table:table-cell>
          <table:table-cell table:formula="of:=[.I567]-[.H567]" office:value-type="float" office:value="0" calcext:value-type="float">
            <text:p>0</text:p>
          </table:table-cell>
          <table:table-cell table:number-columns-repeated="2"/>
          <table:table-cell table:formula="of:=[.L567]-[.K567]" office:value-type="float" office:value="201" calcext:value-type="float">
            <text:p>201</text:p>
          </table:table-cell>
          <table:table-cell table:formula="of:=[.M567]-[.L567]" office:value-type="float" office:value="68" calcext:value-type="float">
            <text:p>68</text:p>
          </table:table-cell>
          <table:table-cell table:formula="of:=[.M567]-[.F567]"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49663" calcext:value-type="float">
            <text:p>496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306" calcext:value-type="float">
            <text:p>102306</text:p>
          </table:table-cell>
          <table:table-cell office:value-type="float" office:value="1478104495999" calcext:value-type="float">
            <text:p>1478104495999</text:p>
          </table:table-cell>
          <table:table-cell table:number-columns-repeated="3" office:value-type="float" office:value="1478104495998" calcext:value-type="float">
            <text:p>1478104495998</text:p>
          </table:table-cell>
          <table:table-cell office:value-type="string" calcext:value-type="string">
            <text:p>?</text:p>
          </table:table-cell>
          <table:table-cell office:value-type="float" office:value="1478104495999" calcext:value-type="float">
            <text:p>1478104495999</text:p>
          </table:table-cell>
          <table:table-cell office:value-type="float" office:value="1478104496197" calcext:value-type="float">
            <text:p>1478104496197</text:p>
          </table:table-cell>
          <table:table-cell office:value-type="float" office:value="1478104496595" calcext:value-type="float">
            <text:p>1478104496595</text:p>
          </table:table-cell>
          <table:table-cell/>
          <table:table-cell table:formula="of:=[.G568]-[.F568]" office:value-type="float" office:value="-1" calcext:value-type="float">
            <text:p>-1</text:p>
          </table:table-cell>
          <table:table-cell table:formula="of:=[.H568]-[.G568]" office:value-type="float" office:value="0" calcext:value-type="float">
            <text:p>0</text:p>
          </table:table-cell>
          <table:table-cell table:formula="of:=[.I568]-[.H568]" office:value-type="float" office:value="0" calcext:value-type="float">
            <text:p>0</text:p>
          </table:table-cell>
          <table:table-cell table:number-columns-repeated="2"/>
          <table:table-cell table:formula="of:=[.L568]-[.K568]" office:value-type="float" office:value="198" calcext:value-type="float">
            <text:p>198</text:p>
          </table:table-cell>
          <table:table-cell table:formula="of:=[.M568]-[.L568]" office:value-type="float" office:value="398" calcext:value-type="float">
            <text:p>398</text:p>
          </table:table-cell>
          <table:table-cell table:formula="of:=[.M568]-[.F568]"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49661" calcext:value-type="float">
            <text:p>49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610" calcext:value-type="float">
            <text:p>200610</text:p>
          </table:table-cell>
          <table:table-cell office:value-type="float" office:value="1478104496093" calcext:value-type="float">
            <text:p>1478104496093</text:p>
          </table:table-cell>
          <table:table-cell table:number-columns-repeated="2" office:value-type="float" office:value="1478104496092" calcext:value-type="float">
            <text:p>1478104496092</text:p>
          </table:table-cell>
          <table:table-cell office:value-type="float" office:value="1478104496093" calcext:value-type="float">
            <text:p>1478104496093</text:p>
          </table:table-cell>
          <table:table-cell office:value-type="string" calcext:value-type="string">
            <text:p>?</text:p>
          </table:table-cell>
          <table:table-cell office:value-type="float" office:value="1478104496093" calcext:value-type="float">
            <text:p>1478104496093</text:p>
          </table:table-cell>
          <table:table-cell office:value-type="float" office:value="1478104496375" calcext:value-type="float">
            <text:p>1478104496375</text:p>
          </table:table-cell>
          <table:table-cell office:value-type="float" office:value="1478104496598" calcext:value-type="float">
            <text:p>1478104496598</text:p>
          </table:table-cell>
          <table:table-cell/>
          <table:table-cell table:formula="of:=[.G569]-[.F569]" office:value-type="float" office:value="-1" calcext:value-type="float">
            <text:p>-1</text:p>
          </table:table-cell>
          <table:table-cell table:formula="of:=[.H569]-[.G569]" office:value-type="float" office:value="0" calcext:value-type="float">
            <text:p>0</text:p>
          </table:table-cell>
          <table:table-cell table:formula="of:=[.I569]-[.H569]" office:value-type="float" office:value="1" calcext:value-type="float">
            <text:p>1</text:p>
          </table:table-cell>
          <table:table-cell table:number-columns-repeated="2"/>
          <table:table-cell table:formula="of:=[.L569]-[.K569]" office:value-type="float" office:value="282" calcext:value-type="float">
            <text:p>282</text:p>
          </table:table-cell>
          <table:table-cell table:formula="of:=[.M569]-[.L569]" office:value-type="float" office:value="223" calcext:value-type="float">
            <text:p>223</text:p>
          </table:table-cell>
          <table:table-cell table:formula="of:=[.M569]-[.F569]"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float" office:value="49659" calcext:value-type="float">
            <text:p>496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365" calcext:value-type="float">
            <text:p>302365</text:p>
          </table:table-cell>
          <table:table-cell office:value-type="float" office:value="1478104496085" calcext:value-type="float">
            <text:p>1478104496085</text:p>
          </table:table-cell>
          <table:table-cell table:number-columns-repeated="3" office:value-type="float" office:value="1478104496084" calcext:value-type="float">
            <text:p>1478104496084</text:p>
          </table:table-cell>
          <table:table-cell office:value-type="string" calcext:value-type="string">
            <text:p>?</text:p>
          </table:table-cell>
          <table:table-cell office:value-type="float" office:value="1478104496084" calcext:value-type="float">
            <text:p>1478104496084</text:p>
          </table:table-cell>
          <table:table-cell office:value-type="float" office:value="1478104496376" calcext:value-type="float">
            <text:p>1478104496376</text:p>
          </table:table-cell>
          <table:table-cell office:value-type="float" office:value="1478104496598" calcext:value-type="float">
            <text:p>1478104496598</text:p>
          </table:table-cell>
          <table:table-cell/>
          <table:table-cell table:formula="of:=[.G570]-[.F570]" office:value-type="float" office:value="-1" calcext:value-type="float">
            <text:p>-1</text:p>
          </table:table-cell>
          <table:table-cell table:formula="of:=[.H570]-[.G570]" office:value-type="float" office:value="0" calcext:value-type="float">
            <text:p>0</text:p>
          </table:table-cell>
          <table:table-cell table:formula="of:=[.I570]-[.H570]" office:value-type="float" office:value="0" calcext:value-type="float">
            <text:p>0</text:p>
          </table:table-cell>
          <table:table-cell table:number-columns-repeated="2"/>
          <table:table-cell table:formula="of:=[.L570]-[.K570]" office:value-type="float" office:value="292" calcext:value-type="float">
            <text:p>292</text:p>
          </table:table-cell>
          <table:table-cell table:formula="of:=[.M570]-[.L570]" office:value-type="float" office:value="222" calcext:value-type="float">
            <text:p>222</text:p>
          </table:table-cell>
          <table:table-cell table:formula="of:=[.M570]-[.F570]"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49666" calcext:value-type="float">
            <text:p>49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93" calcext:value-type="float">
            <text:p>202293</text:p>
          </table:table-cell>
          <table:table-cell office:value-type="float" office:value="1478104496120" calcext:value-type="float">
            <text:p>1478104496120</text:p>
          </table:table-cell>
          <table:table-cell table:number-columns-repeated="3" office:value-type="float" office:value="1478104496119" calcext:value-type="float">
            <text:p>1478104496119</text:p>
          </table:table-cell>
          <table:table-cell office:value-type="string" calcext:value-type="string">
            <text:p>?</text:p>
          </table:table-cell>
          <table:table-cell office:value-type="float" office:value="1478104496119" calcext:value-type="float">
            <text:p>1478104496119</text:p>
          </table:table-cell>
          <table:table-cell office:value-type="float" office:value="1478104496377" calcext:value-type="float">
            <text:p>1478104496377</text:p>
          </table:table-cell>
          <table:table-cell office:value-type="float" office:value="1478104496598" calcext:value-type="float">
            <text:p>1478104496598</text:p>
          </table:table-cell>
          <table:table-cell/>
          <table:table-cell table:formula="of:=[.G571]-[.F571]" office:value-type="float" office:value="-1" calcext:value-type="float">
            <text:p>-1</text:p>
          </table:table-cell>
          <table:table-cell table:formula="of:=[.H571]-[.G571]" office:value-type="float" office:value="0" calcext:value-type="float">
            <text:p>0</text:p>
          </table:table-cell>
          <table:table-cell table:formula="of:=[.I571]-[.H571]" office:value-type="float" office:value="0" calcext:value-type="float">
            <text:p>0</text:p>
          </table:table-cell>
          <table:table-cell table:number-columns-repeated="2"/>
          <table:table-cell table:formula="of:=[.L571]-[.K571]" office:value-type="float" office:value="258" calcext:value-type="float">
            <text:p>258</text:p>
          </table:table-cell>
          <table:table-cell table:formula="of:=[.M571]-[.L571]" office:value-type="float" office:value="221" calcext:value-type="float">
            <text:p>221</text:p>
          </table:table-cell>
          <table:table-cell table:formula="of:=[.M571]-[.F571]"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49664" calcext:value-type="float">
            <text:p>496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18" calcext:value-type="float">
            <text:p>100818</text:p>
          </table:table-cell>
          <table:table-cell office:value-type="float" office:value="1478104496139" calcext:value-type="float">
            <text:p>1478104496139</text:p>
          </table:table-cell>
          <table:table-cell office:value-type="float" office:value="1478104496138" calcext:value-type="float">
            <text:p>1478104496138</text:p>
          </table:table-cell>
          <table:table-cell table:number-columns-repeated="2" office:value-type="float" office:value="1478104496139" calcext:value-type="float">
            <text:p>1478104496139</text:p>
          </table:table-cell>
          <table:table-cell office:value-type="string" calcext:value-type="string">
            <text:p>?</text:p>
          </table:table-cell>
          <table:table-cell office:value-type="float" office:value="1478104496139" calcext:value-type="float">
            <text:p>1478104496139</text:p>
          </table:table-cell>
          <table:table-cell office:value-type="float" office:value="1478104496379" calcext:value-type="float">
            <text:p>1478104496379</text:p>
          </table:table-cell>
          <table:table-cell office:value-type="float" office:value="1478104496598" calcext:value-type="float">
            <text:p>1478104496598</text:p>
          </table:table-cell>
          <table:table-cell/>
          <table:table-cell table:formula="of:=[.G572]-[.F572]" office:value-type="float" office:value="-1" calcext:value-type="float">
            <text:p>-1</text:p>
          </table:table-cell>
          <table:table-cell table:formula="of:=[.H572]-[.G572]" office:value-type="float" office:value="1" calcext:value-type="float">
            <text:p>1</text:p>
          </table:table-cell>
          <table:table-cell table:formula="of:=[.I572]-[.H572]" office:value-type="float" office:value="0" calcext:value-type="float">
            <text:p>0</text:p>
          </table:table-cell>
          <table:table-cell table:number-columns-repeated="2"/>
          <table:table-cell table:formula="of:=[.L572]-[.K572]" office:value-type="float" office:value="240" calcext:value-type="float">
            <text:p>240</text:p>
          </table:table-cell>
          <table:table-cell table:formula="of:=[.M572]-[.L572]" office:value-type="float" office:value="219" calcext:value-type="float">
            <text:p>219</text:p>
          </table:table-cell>
          <table:table-cell table:formula="of:=[.M572]-[.F572]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49667" calcext:value-type="float">
            <text:p>49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558" calcext:value-type="float">
            <text:p>200558</text:p>
          </table:table-cell>
          <table:table-cell office:value-type="float" office:value="1478104496236" calcext:value-type="float">
            <text:p>1478104496236</text:p>
          </table:table-cell>
          <table:table-cell table:number-columns-repeated="3" office:value-type="float" office:value="1478104496537" calcext:value-type="float">
            <text:p>1478104496537</text:p>
          </table:table-cell>
          <table:table-cell office:value-type="string" calcext:value-type="string">
            <text:p>?</text:p>
          </table:table-cell>
          <table:table-cell office:value-type="float" office:value="1478104496537" calcext:value-type="float">
            <text:p>1478104496537</text:p>
          </table:table-cell>
          <table:table-cell office:value-type="float" office:value="1478104496755" calcext:value-type="float">
            <text:p>1478104496755</text:p>
          </table:table-cell>
          <table:table-cell office:value-type="float" office:value="1478104496763" calcext:value-type="float">
            <text:p>1478104496763</text:p>
          </table:table-cell>
          <table:table-cell/>
          <table:table-cell table:formula="of:=[.G573]-[.F573]" office:value-type="float" office:value="301" calcext:value-type="float">
            <text:p>301</text:p>
          </table:table-cell>
          <table:table-cell table:formula="of:=[.H573]-[.G573]" office:value-type="float" office:value="0" calcext:value-type="float">
            <text:p>0</text:p>
          </table:table-cell>
          <table:table-cell table:formula="of:=[.I573]-[.H573]" office:value-type="float" office:value="0" calcext:value-type="float">
            <text:p>0</text:p>
          </table:table-cell>
          <table:table-cell table:number-columns-repeated="2"/>
          <table:table-cell table:formula="of:=[.L573]-[.K573]" office:value-type="float" office:value="218" calcext:value-type="float">
            <text:p>218</text:p>
          </table:table-cell>
          <table:table-cell table:formula="of:=[.M573]-[.L573]" office:value-type="float" office:value="8" calcext:value-type="float">
            <text:p>8</text:p>
          </table:table-cell>
          <table:table-cell table:formula="of:=[.M573]-[.F573]"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49665" calcext:value-type="float">
            <text:p>49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316" calcext:value-type="float">
            <text:p>300316</text:p>
          </table:table-cell>
          <table:table-cell office:value-type="float" office:value="1478104496436" calcext:value-type="float">
            <text:p>1478104496436</text:p>
          </table:table-cell>
          <table:table-cell table:number-columns-repeated="2" office:value-type="float" office:value="1478104496536" calcext:value-type="float">
            <text:p>1478104496536</text:p>
          </table:table-cell>
          <table:table-cell office:value-type="float" office:value="1478104496537" calcext:value-type="float">
            <text:p>1478104496537</text:p>
          </table:table-cell>
          <table:table-cell office:value-type="string" calcext:value-type="string">
            <text:p>?</text:p>
          </table:table-cell>
          <table:table-cell office:value-type="float" office:value="1478104496537" calcext:value-type="float">
            <text:p>1478104496537</text:p>
          </table:table-cell>
          <table:table-cell office:value-type="float" office:value="1478104496757" calcext:value-type="float">
            <text:p>1478104496757</text:p>
          </table:table-cell>
          <table:table-cell office:value-type="float" office:value="1478104496770" calcext:value-type="float">
            <text:p>1478104496770</text:p>
          </table:table-cell>
          <table:table-cell/>
          <table:table-cell table:formula="of:=[.G574]-[.F574]" office:value-type="float" office:value="100" calcext:value-type="float">
            <text:p>100</text:p>
          </table:table-cell>
          <table:table-cell table:formula="of:=[.H574]-[.G574]" office:value-type="float" office:value="0" calcext:value-type="float">
            <text:p>0</text:p>
          </table:table-cell>
          <table:table-cell table:formula="of:=[.I574]-[.H574]" office:value-type="float" office:value="1" calcext:value-type="float">
            <text:p>1</text:p>
          </table:table-cell>
          <table:table-cell table:number-columns-repeated="2"/>
          <table:table-cell table:formula="of:=[.L574]-[.K574]" office:value-type="float" office:value="220" calcext:value-type="float">
            <text:p>220</text:p>
          </table:table-cell>
          <table:table-cell table:formula="of:=[.M574]-[.L574]" office:value-type="float" office:value="13" calcext:value-type="float">
            <text:p>13</text:p>
          </table:table-cell>
          <table:table-cell table:formula="of:=[.M574]-[.F574]"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49670" calcext:value-type="float">
            <text:p>49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01" calcext:value-type="float">
            <text:p>301101</text:p>
          </table:table-cell>
          <table:table-cell table:number-columns-repeated="4" office:value-type="float" office:value="1478104496726" calcext:value-type="float">
            <text:p>1478104496726</text:p>
          </table:table-cell>
          <table:table-cell office:value-type="string" calcext:value-type="string">
            <text:p>?</text:p>
          </table:table-cell>
          <table:table-cell office:value-type="float" office:value="1478104496726" calcext:value-type="float">
            <text:p>1478104496726</text:p>
          </table:table-cell>
          <table:table-cell office:value-type="float" office:value="1478104496917" calcext:value-type="float">
            <text:p>1478104496917</text:p>
          </table:table-cell>
          <table:table-cell office:value-type="float" office:value="1478104496928" calcext:value-type="float">
            <text:p>1478104496928</text:p>
          </table:table-cell>
          <table:table-cell/>
          <table:table-cell table:formula="of:=[.G575]-[.F575]" office:value-type="float" office:value="0" calcext:value-type="float">
            <text:p>0</text:p>
          </table:table-cell>
          <table:table-cell table:formula="of:=[.H575]-[.G575]" office:value-type="float" office:value="0" calcext:value-type="float">
            <text:p>0</text:p>
          </table:table-cell>
          <table:table-cell table:formula="of:=[.I575]-[.H575]" office:value-type="float" office:value="0" calcext:value-type="float">
            <text:p>0</text:p>
          </table:table-cell>
          <table:table-cell table:number-columns-repeated="2"/>
          <table:table-cell table:formula="of:=[.L575]-[.K575]" office:value-type="float" office:value="191" calcext:value-type="float">
            <text:p>191</text:p>
          </table:table-cell>
          <table:table-cell table:formula="of:=[.M575]-[.L575]" office:value-type="float" office:value="11" calcext:value-type="float">
            <text:p>11</text:p>
          </table:table-cell>
          <table:table-cell table:formula="of:=[.M575]-[.F575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668" calcext:value-type="float">
            <text:p>496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454" calcext:value-type="float">
            <text:p>102454</text:p>
          </table:table-cell>
          <table:table-cell office:value-type="float" office:value="1478104496747" calcext:value-type="float">
            <text:p>1478104496747</text:p>
          </table:table-cell>
          <table:table-cell table:number-columns-repeated="2" office:value-type="float" office:value="1478104496746" calcext:value-type="float">
            <text:p>1478104496746</text:p>
          </table:table-cell>
          <table:table-cell office:value-type="float" office:value="1478104496747" calcext:value-type="float">
            <text:p>1478104496747</text:p>
          </table:table-cell>
          <table:table-cell office:value-type="string" calcext:value-type="string">
            <text:p>?</text:p>
          </table:table-cell>
          <table:table-cell office:value-type="float" office:value="1478104496747" calcext:value-type="float">
            <text:p>1478104496747</text:p>
          </table:table-cell>
          <table:table-cell office:value-type="float" office:value="1478104496942" calcext:value-type="float">
            <text:p>1478104496942</text:p>
          </table:table-cell>
          <table:table-cell office:value-type="float" office:value="1478104496978" calcext:value-type="float">
            <text:p>1478104496978</text:p>
          </table:table-cell>
          <table:table-cell/>
          <table:table-cell table:formula="of:=[.G576]-[.F576]" office:value-type="float" office:value="-1" calcext:value-type="float">
            <text:p>-1</text:p>
          </table:table-cell>
          <table:table-cell table:formula="of:=[.H576]-[.G576]" office:value-type="float" office:value="0" calcext:value-type="float">
            <text:p>0</text:p>
          </table:table-cell>
          <table:table-cell table:formula="of:=[.I576]-[.H576]" office:value-type="float" office:value="1" calcext:value-type="float">
            <text:p>1</text:p>
          </table:table-cell>
          <table:table-cell table:number-columns-repeated="2"/>
          <table:table-cell table:formula="of:=[.L576]-[.K576]" office:value-type="float" office:value="195" calcext:value-type="float">
            <text:p>195</text:p>
          </table:table-cell>
          <table:table-cell table:formula="of:=[.M576]-[.L576]" office:value-type="float" office:value="36" calcext:value-type="float">
            <text:p>36</text:p>
          </table:table-cell>
          <table:table-cell table:formula="of:=[.M576]-[.F576]"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49645" calcext:value-type="float">
            <text:p>496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914" calcext:value-type="float">
            <text:p>400914</text:p>
          </table:table-cell>
          <table:table-cell office:value-type="float" office:value="1478104496799" calcext:value-type="float">
            <text:p>1478104496799</text:p>
          </table:table-cell>
          <table:table-cell table:number-columns-repeated="3" office:value-type="float" office:value="1478104496798" calcext:value-type="float">
            <text:p>1478104496798</text:p>
          </table:table-cell>
          <table:table-cell office:value-type="string" calcext:value-type="string">
            <text:p>?</text:p>
          </table:table-cell>
          <table:table-cell office:value-type="float" office:value="1478104496798" calcext:value-type="float">
            <text:p>1478104496798</text:p>
          </table:table-cell>
          <table:table-cell office:value-type="float" office:value="1478104496985" calcext:value-type="float">
            <text:p>1478104496985</text:p>
          </table:table-cell>
          <table:table-cell office:value-type="float" office:value="1478104497031" calcext:value-type="float">
            <text:p>1478104497031</text:p>
          </table:table-cell>
          <table:table-cell/>
          <table:table-cell table:formula="of:=[.G577]-[.F577]" office:value-type="float" office:value="-1" calcext:value-type="float">
            <text:p>-1</text:p>
          </table:table-cell>
          <table:table-cell table:formula="of:=[.H577]-[.G577]" office:value-type="float" office:value="0" calcext:value-type="float">
            <text:p>0</text:p>
          </table:table-cell>
          <table:table-cell table:formula="of:=[.I577]-[.H577]" office:value-type="float" office:value="0" calcext:value-type="float">
            <text:p>0</text:p>
          </table:table-cell>
          <table:table-cell table:number-columns-repeated="2"/>
          <table:table-cell table:formula="of:=[.L577]-[.K577]" office:value-type="float" office:value="187" calcext:value-type="float">
            <text:p>187</text:p>
          </table:table-cell>
          <table:table-cell table:formula="of:=[.M577]-[.L577]" office:value-type="float" office:value="46" calcext:value-type="float">
            <text:p>46</text:p>
          </table:table-cell>
          <table:table-cell table:formula="of:=[.M577]-[.F577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49673" calcext:value-type="float">
            <text:p>496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548" calcext:value-type="float">
            <text:p>401548</text:p>
          </table:table-cell>
          <table:table-cell office:value-type="float" office:value="1478104496853" calcext:value-type="float">
            <text:p>1478104496853</text:p>
          </table:table-cell>
          <table:table-cell table:number-columns-repeated="3" office:value-type="float" office:value="1478104496852" calcext:value-type="float">
            <text:p>1478104496852</text:p>
          </table:table-cell>
          <table:table-cell office:value-type="string" calcext:value-type="string">
            <text:p>?</text:p>
          </table:table-cell>
          <table:table-cell office:value-type="float" office:value="1478104496852" calcext:value-type="float">
            <text:p>1478104496852</text:p>
          </table:table-cell>
          <table:table-cell office:value-type="float" office:value="1478104497043" calcext:value-type="float">
            <text:p>1478104497043</text:p>
          </table:table-cell>
          <table:table-cell office:value-type="float" office:value="1478104497052" calcext:value-type="float">
            <text:p>1478104497052</text:p>
          </table:table-cell>
          <table:table-cell/>
          <table:table-cell table:formula="of:=[.G578]-[.F578]" office:value-type="float" office:value="-1" calcext:value-type="float">
            <text:p>-1</text:p>
          </table:table-cell>
          <table:table-cell table:formula="of:=[.H578]-[.G578]" office:value-type="float" office:value="0" calcext:value-type="float">
            <text:p>0</text:p>
          </table:table-cell>
          <table:table-cell table:formula="of:=[.I578]-[.H578]" office:value-type="float" office:value="0" calcext:value-type="float">
            <text:p>0</text:p>
          </table:table-cell>
          <table:table-cell table:number-columns-repeated="2"/>
          <table:table-cell table:formula="of:=[.L578]-[.K578]" office:value-type="float" office:value="191" calcext:value-type="float">
            <text:p>191</text:p>
          </table:table-cell>
          <table:table-cell table:formula="of:=[.M578]-[.L578]" office:value-type="float" office:value="9" calcext:value-type="float">
            <text:p>9</text:p>
          </table:table-cell>
          <table:table-cell table:formula="of:=[.M578]-[.F578]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49672" calcext:value-type="float">
            <text:p>496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28" calcext:value-type="float">
            <text:p>100328</text:p>
          </table:table-cell>
          <table:table-cell table:number-columns-repeated="4" office:value-type="float" office:value="1478104496906" calcext:value-type="float">
            <text:p>1478104496906</text:p>
          </table:table-cell>
          <table:table-cell office:value-type="string" calcext:value-type="string">
            <text:p>?</text:p>
          </table:table-cell>
          <table:table-cell office:value-type="float" office:value="1478104496906" calcext:value-type="float">
            <text:p>1478104496906</text:p>
          </table:table-cell>
          <table:table-cell office:value-type="float" office:value="1478104497100" calcext:value-type="float">
            <text:p>1478104497100</text:p>
          </table:table-cell>
          <table:table-cell office:value-type="float" office:value="1478104497107" calcext:value-type="float">
            <text:p>1478104497107</text:p>
          </table:table-cell>
          <table:table-cell/>
          <table:table-cell table:formula="of:=[.G579]-[.F579]" office:value-type="float" office:value="0" calcext:value-type="float">
            <text:p>0</text:p>
          </table:table-cell>
          <table:table-cell table:formula="of:=[.H579]-[.G579]" office:value-type="float" office:value="0" calcext:value-type="float">
            <text:p>0</text:p>
          </table:table-cell>
          <table:table-cell table:formula="of:=[.I579]-[.H579]" office:value-type="float" office:value="0" calcext:value-type="float">
            <text:p>0</text:p>
          </table:table-cell>
          <table:table-cell table:number-columns-repeated="2"/>
          <table:table-cell table:formula="of:=[.L579]-[.K579]" office:value-type="float" office:value="194" calcext:value-type="float">
            <text:p>194</text:p>
          </table:table-cell>
          <table:table-cell table:formula="of:=[.M579]-[.L579]" office:value-type="float" office:value="7" calcext:value-type="float">
            <text:p>7</text:p>
          </table:table-cell>
          <table:table-cell table:formula="of:=[.M579]-[.F579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669" calcext:value-type="float">
            <text:p>49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72" calcext:value-type="float">
            <text:p>201572</text:p>
          </table:table-cell>
          <table:table-cell table:number-columns-repeated="4" office:value-type="float" office:value="1478104496884" calcext:value-type="float">
            <text:p>1478104496884</text:p>
          </table:table-cell>
          <table:table-cell office:value-type="string" calcext:value-type="string">
            <text:p>?</text:p>
          </table:table-cell>
          <table:table-cell office:value-type="float" office:value="1478104496884" calcext:value-type="float">
            <text:p>1478104496884</text:p>
          </table:table-cell>
          <table:table-cell office:value-type="float" office:value="1478104497081" calcext:value-type="float">
            <text:p>1478104497081</text:p>
          </table:table-cell>
          <table:table-cell office:value-type="float" office:value="1478104497113" calcext:value-type="float">
            <text:p>1478104497113</text:p>
          </table:table-cell>
          <table:table-cell/>
          <table:table-cell table:formula="of:=[.G580]-[.F580]" office:value-type="float" office:value="0" calcext:value-type="float">
            <text:p>0</text:p>
          </table:table-cell>
          <table:table-cell table:formula="of:=[.H580]-[.G580]" office:value-type="float" office:value="0" calcext:value-type="float">
            <text:p>0</text:p>
          </table:table-cell>
          <table:table-cell table:formula="of:=[.I580]-[.H580]" office:value-type="float" office:value="0" calcext:value-type="float">
            <text:p>0</text:p>
          </table:table-cell>
          <table:table-cell table:number-columns-repeated="2"/>
          <table:table-cell table:formula="of:=[.L580]-[.K580]" office:value-type="float" office:value="197" calcext:value-type="float">
            <text:p>197</text:p>
          </table:table-cell>
          <table:table-cell table:formula="of:=[.M580]-[.L580]" office:value-type="float" office:value="32" calcext:value-type="float">
            <text:p>32</text:p>
          </table:table-cell>
          <table:table-cell table:formula="of:=[.M580]-[.F580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49671" calcext:value-type="float">
            <text:p>496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50" calcext:value-type="float">
            <text:p>301650</text:p>
          </table:table-cell>
          <table:table-cell table:number-columns-repeated="4" office:value-type="float" office:value="1478104496925" calcext:value-type="float">
            <text:p>1478104496925</text:p>
          </table:table-cell>
          <table:table-cell office:value-type="string" calcext:value-type="string">
            <text:p>?</text:p>
          </table:table-cell>
          <table:table-cell office:value-type="float" office:value="1478104496925" calcext:value-type="float">
            <text:p>1478104496925</text:p>
          </table:table-cell>
          <table:table-cell office:value-type="float" office:value="1478104497132" calcext:value-type="float">
            <text:p>1478104497132</text:p>
          </table:table-cell>
          <table:table-cell office:value-type="float" office:value="1478104497140" calcext:value-type="float">
            <text:p>1478104497140</text:p>
          </table:table-cell>
          <table:table-cell/>
          <table:table-cell table:formula="of:=[.G581]-[.F581]" office:value-type="float" office:value="0" calcext:value-type="float">
            <text:p>0</text:p>
          </table:table-cell>
          <table:table-cell table:formula="of:=[.H581]-[.G581]" office:value-type="float" office:value="0" calcext:value-type="float">
            <text:p>0</text:p>
          </table:table-cell>
          <table:table-cell table:formula="of:=[.I581]-[.H581]" office:value-type="float" office:value="0" calcext:value-type="float">
            <text:p>0</text:p>
          </table:table-cell>
          <table:table-cell table:number-columns-repeated="2"/>
          <table:table-cell table:formula="of:=[.L581]-[.K581]" office:value-type="float" office:value="207" calcext:value-type="float">
            <text:p>207</text:p>
          </table:table-cell>
          <table:table-cell table:formula="of:=[.M581]-[.L581]" office:value-type="float" office:value="8" calcext:value-type="float">
            <text:p>8</text:p>
          </table:table-cell>
          <table:table-cell table:formula="of:=[.M581]-[.F581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9677" calcext:value-type="float">
            <text:p>49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96" calcext:value-type="float">
            <text:p>100396</text:p>
          </table:table-cell>
          <table:table-cell office:value-type="float" office:value="1478104497036" calcext:value-type="float">
            <text:p>1478104497036</text:p>
          </table:table-cell>
          <table:table-cell table:number-columns-repeated="3" office:value-type="float" office:value="1478104497035" calcext:value-type="float">
            <text:p>1478104497035</text:p>
          </table:table-cell>
          <table:table-cell office:value-type="string" calcext:value-type="string">
            <text:p>?</text:p>
          </table:table-cell>
          <table:table-cell office:value-type="float" office:value="1478104497035" calcext:value-type="float">
            <text:p>1478104497035</text:p>
          </table:table-cell>
          <table:table-cell office:value-type="float" office:value="1478104497225" calcext:value-type="float">
            <text:p>1478104497225</text:p>
          </table:table-cell>
          <table:table-cell office:value-type="float" office:value="1478104497236" calcext:value-type="float">
            <text:p>1478104497236</text:p>
          </table:table-cell>
          <table:table-cell/>
          <table:table-cell table:formula="of:=[.G582]-[.F582]" office:value-type="float" office:value="-1" calcext:value-type="float">
            <text:p>-1</text:p>
          </table:table-cell>
          <table:table-cell table:formula="of:=[.H582]-[.G582]" office:value-type="float" office:value="0" calcext:value-type="float">
            <text:p>0</text:p>
          </table:table-cell>
          <table:table-cell table:formula="of:=[.I582]-[.H582]" office:value-type="float" office:value="0" calcext:value-type="float">
            <text:p>0</text:p>
          </table:table-cell>
          <table:table-cell table:number-columns-repeated="2"/>
          <table:table-cell table:formula="of:=[.L582]-[.K582]" office:value-type="float" office:value="190" calcext:value-type="float">
            <text:p>190</text:p>
          </table:table-cell>
          <table:table-cell table:formula="of:=[.M582]-[.L582]" office:value-type="float" office:value="11" calcext:value-type="float">
            <text:p>11</text:p>
          </table:table-cell>
          <table:table-cell table:formula="of:=[.M582]-[.F58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678" calcext:value-type="float">
            <text:p>49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817" calcext:value-type="float">
            <text:p>301817</text:p>
          </table:table-cell>
          <table:table-cell table:number-columns-repeated="4" office:value-type="float" office:value="1478104497066" calcext:value-type="float">
            <text:p>1478104497066</text:p>
          </table:table-cell>
          <table:table-cell office:value-type="string" calcext:value-type="string">
            <text:p>?</text:p>
          </table:table-cell>
          <table:table-cell office:value-type="float" office:value="1478104497066" calcext:value-type="float">
            <text:p>1478104497066</text:p>
          </table:table-cell>
          <table:table-cell office:value-type="float" office:value="1478104497260" calcext:value-type="float">
            <text:p>1478104497260</text:p>
          </table:table-cell>
          <table:table-cell office:value-type="float" office:value="1478104497268" calcext:value-type="float">
            <text:p>1478104497268</text:p>
          </table:table-cell>
          <table:table-cell/>
          <table:table-cell table:formula="of:=[.G583]-[.F583]" office:value-type="float" office:value="0" calcext:value-type="float">
            <text:p>0</text:p>
          </table:table-cell>
          <table:table-cell table:formula="of:=[.H583]-[.G583]" office:value-type="float" office:value="0" calcext:value-type="float">
            <text:p>0</text:p>
          </table:table-cell>
          <table:table-cell table:formula="of:=[.I583]-[.H583]" office:value-type="float" office:value="0" calcext:value-type="float">
            <text:p>0</text:p>
          </table:table-cell>
          <table:table-cell table:number-columns-repeated="2"/>
          <table:table-cell table:formula="of:=[.L583]-[.K583]" office:value-type="float" office:value="194" calcext:value-type="float">
            <text:p>194</text:p>
          </table:table-cell>
          <table:table-cell table:formula="of:=[.M583]-[.L583]" office:value-type="float" office:value="8" calcext:value-type="float">
            <text:p>8</text:p>
          </table:table-cell>
          <table:table-cell table:formula="of:=[.M583]-[.F583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679" calcext:value-type="float">
            <text:p>496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976" calcext:value-type="float">
            <text:p>101976</text:p>
          </table:table-cell>
          <table:table-cell office:value-type="float" office:value="1478104497113" calcext:value-type="float">
            <text:p>1478104497113</text:p>
          </table:table-cell>
          <table:table-cell office:value-type="float" office:value="1478104497112" calcext:value-type="float">
            <text:p>1478104497112</text:p>
          </table:table-cell>
          <table:table-cell table:number-columns-repeated="2" office:value-type="float" office:value="1478104497113" calcext:value-type="float">
            <text:p>1478104497113</text:p>
          </table:table-cell>
          <table:table-cell office:value-type="string" calcext:value-type="string">
            <text:p>?</text:p>
          </table:table-cell>
          <table:table-cell office:value-type="float" office:value="1478104497113" calcext:value-type="float">
            <text:p>1478104497113</text:p>
          </table:table-cell>
          <table:table-cell office:value-type="float" office:value="1478104497309" calcext:value-type="float">
            <text:p>1478104497309</text:p>
          </table:table-cell>
          <table:table-cell office:value-type="float" office:value="1478104497343" calcext:value-type="float">
            <text:p>1478104497343</text:p>
          </table:table-cell>
          <table:table-cell/>
          <table:table-cell table:formula="of:=[.G584]-[.F584]" office:value-type="float" office:value="-1" calcext:value-type="float">
            <text:p>-1</text:p>
          </table:table-cell>
          <table:table-cell table:formula="of:=[.H584]-[.G584]" office:value-type="float" office:value="1" calcext:value-type="float">
            <text:p>1</text:p>
          </table:table-cell>
          <table:table-cell table:formula="of:=[.I584]-[.H584]" office:value-type="float" office:value="0" calcext:value-type="float">
            <text:p>0</text:p>
          </table:table-cell>
          <table:table-cell table:number-columns-repeated="2"/>
          <table:table-cell table:formula="of:=[.L584]-[.K584]" office:value-type="float" office:value="196" calcext:value-type="float">
            <text:p>196</text:p>
          </table:table-cell>
          <table:table-cell table:formula="of:=[.M584]-[.L584]" office:value-type="float" office:value="34" calcext:value-type="float">
            <text:p>34</text:p>
          </table:table-cell>
          <table:table-cell table:formula="of:=[.M584]-[.F584]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49676" calcext:value-type="float">
            <text:p>49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641" calcext:value-type="float">
            <text:p>100641</text:p>
          </table:table-cell>
          <table:table-cell office:value-type="float" office:value="1478104496910" calcext:value-type="float">
            <text:p>1478104496910</text:p>
          </table:table-cell>
          <table:table-cell table:number-columns-repeated="3" office:value-type="float" office:value="1478104496909" calcext:value-type="float">
            <text:p>1478104496909</text:p>
          </table:table-cell>
          <table:table-cell office:value-type="string" calcext:value-type="string">
            <text:p>?</text:p>
          </table:table-cell>
          <table:table-cell office:value-type="float" office:value="1478104496909" calcext:value-type="float">
            <text:p>1478104496909</text:p>
          </table:table-cell>
          <table:table-cell office:value-type="float" office:value="1478104497310" calcext:value-type="float">
            <text:p>1478104497310</text:p>
          </table:table-cell>
          <table:table-cell office:value-type="float" office:value="1478104497345" calcext:value-type="float">
            <text:p>1478104497345</text:p>
          </table:table-cell>
          <table:table-cell/>
          <table:table-cell table:formula="of:=[.G585]-[.F585]" office:value-type="float" office:value="-1" calcext:value-type="float">
            <text:p>-1</text:p>
          </table:table-cell>
          <table:table-cell table:formula="of:=[.H585]-[.G585]" office:value-type="float" office:value="0" calcext:value-type="float">
            <text:p>0</text:p>
          </table:table-cell>
          <table:table-cell table:formula="of:=[.I585]-[.H585]" office:value-type="float" office:value="0" calcext:value-type="float">
            <text:p>0</text:p>
          </table:table-cell>
          <table:table-cell table:number-columns-repeated="2"/>
          <table:table-cell table:formula="of:=[.L585]-[.K585]" office:value-type="float" office:value="401" calcext:value-type="float">
            <text:p>401</text:p>
          </table:table-cell>
          <table:table-cell table:formula="of:=[.M585]-[.L585]" office:value-type="float" office:value="35" calcext:value-type="float">
            <text:p>35</text:p>
          </table:table-cell>
          <table:table-cell table:formula="of:=[.M585]-[.F585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9680" calcext:value-type="float">
            <text:p>49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035" calcext:value-type="float">
            <text:p>302035</text:p>
          </table:table-cell>
          <table:table-cell table:number-columns-repeated="4" office:value-type="float" office:value="1478104497144" calcext:value-type="float">
            <text:p>1478104497144</text:p>
          </table:table-cell>
          <table:table-cell office:value-type="string" calcext:value-type="string">
            <text:p>?</text:p>
          </table:table-cell>
          <table:table-cell office:value-type="float" office:value="1478104497144" calcext:value-type="float">
            <text:p>1478104497144</text:p>
          </table:table-cell>
          <table:table-cell office:value-type="float" office:value="1478104497342" calcext:value-type="float">
            <text:p>1478104497342</text:p>
          </table:table-cell>
          <table:table-cell office:value-type="float" office:value="1478104497374" calcext:value-type="float">
            <text:p>1478104497374</text:p>
          </table:table-cell>
          <table:table-cell/>
          <table:table-cell table:formula="of:=[.G586]-[.F586]" office:value-type="float" office:value="0" calcext:value-type="float">
            <text:p>0</text:p>
          </table:table-cell>
          <table:table-cell table:formula="of:=[.H586]-[.G586]" office:value-type="float" office:value="0" calcext:value-type="float">
            <text:p>0</text:p>
          </table:table-cell>
          <table:table-cell table:formula="of:=[.I586]-[.H586]" office:value-type="float" office:value="0" calcext:value-type="float">
            <text:p>0</text:p>
          </table:table-cell>
          <table:table-cell table:number-columns-repeated="2"/>
          <table:table-cell table:formula="of:=[.L586]-[.K586]" office:value-type="float" office:value="198" calcext:value-type="float">
            <text:p>198</text:p>
          </table:table-cell>
          <table:table-cell table:formula="of:=[.M586]-[.L586]" office:value-type="float" office:value="32" calcext:value-type="float">
            <text:p>32</text:p>
          </table:table-cell>
          <table:table-cell table:formula="of:=[.M586]-[.F586]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49675" calcext:value-type="float">
            <text:p>49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172" calcext:value-type="float">
            <text:p>200172</text:p>
          </table:table-cell>
          <table:table-cell office:value-type="float" office:value="1478104497339" calcext:value-type="float">
            <text:p>1478104497339</text:p>
          </table:table-cell>
          <table:table-cell table:number-columns-repeated="3" office:value-type="float" office:value="1478104497338" calcext:value-type="float">
            <text:p>1478104497338</text:p>
          </table:table-cell>
          <table:table-cell office:value-type="string" calcext:value-type="string">
            <text:p>?</text:p>
          </table:table-cell>
          <table:table-cell office:value-type="float" office:value="1478104497338" calcext:value-type="float">
            <text:p>1478104497338</text:p>
          </table:table-cell>
          <table:table-cell office:value-type="float" office:value="1478104497530" calcext:value-type="float">
            <text:p>1478104497530</text:p>
          </table:table-cell>
          <table:table-cell office:value-type="float" office:value="1478104497544" calcext:value-type="float">
            <text:p>1478104497544</text:p>
          </table:table-cell>
          <table:table-cell/>
          <table:table-cell table:formula="of:=[.G587]-[.F587]" office:value-type="float" office:value="-1" calcext:value-type="float">
            <text:p>-1</text:p>
          </table:table-cell>
          <table:table-cell table:formula="of:=[.H587]-[.G587]" office:value-type="float" office:value="0" calcext:value-type="float">
            <text:p>0</text:p>
          </table:table-cell>
          <table:table-cell table:formula="of:=[.I587]-[.H587]" office:value-type="float" office:value="0" calcext:value-type="float">
            <text:p>0</text:p>
          </table:table-cell>
          <table:table-cell table:number-columns-repeated="2"/>
          <table:table-cell table:formula="of:=[.L587]-[.K587]" office:value-type="float" office:value="192" calcext:value-type="float">
            <text:p>192</text:p>
          </table:table-cell>
          <table:table-cell table:formula="of:=[.M587]-[.L587]" office:value-type="float" office:value="14" calcext:value-type="float">
            <text:p>14</text:p>
          </table:table-cell>
          <table:table-cell table:formula="of:=[.M587]-[.F587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682" calcext:value-type="float">
            <text:p>49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835" calcext:value-type="float">
            <text:p>301835</text:p>
          </table:table-cell>
          <table:table-cell table:number-columns-repeated="4" office:value-type="float" office:value="1478104497389" calcext:value-type="float">
            <text:p>1478104497389</text:p>
          </table:table-cell>
          <table:table-cell office:value-type="string" calcext:value-type="string">
            <text:p>?</text:p>
          </table:table-cell>
          <table:table-cell office:value-type="float" office:value="1478104497389" calcext:value-type="float">
            <text:p>1478104497389</text:p>
          </table:table-cell>
          <table:table-cell office:value-type="float" office:value="1478104497589" calcext:value-type="float">
            <text:p>1478104497589</text:p>
          </table:table-cell>
          <table:table-cell office:value-type="float" office:value="1478104497605" calcext:value-type="float">
            <text:p>1478104497605</text:p>
          </table:table-cell>
          <table:table-cell/>
          <table:table-cell table:formula="of:=[.G588]-[.F588]" office:value-type="float" office:value="0" calcext:value-type="float">
            <text:p>0</text:p>
          </table:table-cell>
          <table:table-cell table:formula="of:=[.H588]-[.G588]" office:value-type="float" office:value="0" calcext:value-type="float">
            <text:p>0</text:p>
          </table:table-cell>
          <table:table-cell table:formula="of:=[.I588]-[.H588]" office:value-type="float" office:value="0" calcext:value-type="float">
            <text:p>0</text:p>
          </table:table-cell>
          <table:table-cell table:number-columns-repeated="2"/>
          <table:table-cell table:formula="of:=[.L588]-[.K588]" office:value-type="float" office:value="200" calcext:value-type="float">
            <text:p>200</text:p>
          </table:table-cell>
          <table:table-cell table:formula="of:=[.M588]-[.L588]" office:value-type="float" office:value="16" calcext:value-type="float">
            <text:p>16</text:p>
          </table:table-cell>
          <table:table-cell table:formula="of:=[.M588]-[.F588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683" calcext:value-type="float">
            <text:p>496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814" calcext:value-type="float">
            <text:p>201814</text:p>
          </table:table-cell>
          <table:table-cell table:number-columns-repeated="4" office:value-type="float" office:value="1478104497400" calcext:value-type="float">
            <text:p>1478104497400</text:p>
          </table:table-cell>
          <table:table-cell office:value-type="string" calcext:value-type="string">
            <text:p>?</text:p>
          </table:table-cell>
          <table:table-cell office:value-type="float" office:value="1478104497401" calcext:value-type="float">
            <text:p>1478104497401</text:p>
          </table:table-cell>
          <table:table-cell office:value-type="float" office:value="1478104497596" calcext:value-type="float">
            <text:p>1478104497596</text:p>
          </table:table-cell>
          <table:table-cell office:value-type="float" office:value="1478104497607" calcext:value-type="float">
            <text:p>1478104497607</text:p>
          </table:table-cell>
          <table:table-cell/>
          <table:table-cell table:formula="of:=[.G589]-[.F589]" office:value-type="float" office:value="0" calcext:value-type="float">
            <text:p>0</text:p>
          </table:table-cell>
          <table:table-cell table:formula="of:=[.H589]-[.G589]" office:value-type="float" office:value="0" calcext:value-type="float">
            <text:p>0</text:p>
          </table:table-cell>
          <table:table-cell table:formula="of:=[.I589]-[.H589]" office:value-type="float" office:value="0" calcext:value-type="float">
            <text:p>0</text:p>
          </table:table-cell>
          <table:table-cell table:number-columns-repeated="2"/>
          <table:table-cell table:formula="of:=[.L589]-[.K589]" office:value-type="float" office:value="195" calcext:value-type="float">
            <text:p>195</text:p>
          </table:table-cell>
          <table:table-cell table:formula="of:=[.M589]-[.L589]" office:value-type="float" office:value="11" calcext:value-type="float">
            <text:p>11</text:p>
          </table:table-cell>
          <table:table-cell table:formula="of:=[.M589]-[.F589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49684" calcext:value-type="float">
            <text:p>49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58" calcext:value-type="float">
            <text:p>301658</text:p>
          </table:table-cell>
          <table:table-cell office:value-type="float" office:value="1478104497423" calcext:value-type="float">
            <text:p>1478104497423</text:p>
          </table:table-cell>
          <table:table-cell table:number-columns-repeated="3" office:value-type="float" office:value="1478104497422" calcext:value-type="float">
            <text:p>1478104497422</text:p>
          </table:table-cell>
          <table:table-cell office:value-type="string" calcext:value-type="string">
            <text:p>?</text:p>
          </table:table-cell>
          <table:table-cell office:value-type="float" office:value="1478104497422" calcext:value-type="float">
            <text:p>1478104497422</text:p>
          </table:table-cell>
          <table:table-cell office:value-type="float" office:value="1478104497684" calcext:value-type="float">
            <text:p>1478104497684</text:p>
          </table:table-cell>
          <table:table-cell office:value-type="float" office:value="1478104497692" calcext:value-type="float">
            <text:p>1478104497692</text:p>
          </table:table-cell>
          <table:table-cell/>
          <table:table-cell table:formula="of:=[.G590]-[.F590]" office:value-type="float" office:value="-1" calcext:value-type="float">
            <text:p>-1</text:p>
          </table:table-cell>
          <table:table-cell table:formula="of:=[.H590]-[.G590]" office:value-type="float" office:value="0" calcext:value-type="float">
            <text:p>0</text:p>
          </table:table-cell>
          <table:table-cell table:formula="of:=[.I590]-[.H590]" office:value-type="float" office:value="0" calcext:value-type="float">
            <text:p>0</text:p>
          </table:table-cell>
          <table:table-cell table:number-columns-repeated="2"/>
          <table:table-cell table:formula="of:=[.L590]-[.K590]" office:value-type="float" office:value="262" calcext:value-type="float">
            <text:p>262</text:p>
          </table:table-cell>
          <table:table-cell table:formula="of:=[.M590]-[.L590]" office:value-type="float" office:value="8" calcext:value-type="float">
            <text:p>8</text:p>
          </table:table-cell>
          <table:table-cell table:formula="of:=[.M590]-[.F590]"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49653" calcext:value-type="float">
            <text:p>496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812" calcext:value-type="float">
            <text:p>812</text:p>
          </table:table-cell>
          <table:table-cell office:value-type="float" office:value="1478104497440" calcext:value-type="float">
            <text:p>1478104497440</text:p>
          </table:table-cell>
          <table:table-cell table:number-columns-repeated="2" office:value-type="float" office:value="1478104497439" calcext:value-type="float">
            <text:p>1478104497439</text:p>
          </table:table-cell>
          <table:table-cell office:value-type="float" office:value="1478104497440" calcext:value-type="float">
            <text:p>1478104497440</text:p>
          </table:table-cell>
          <table:table-cell office:value-type="string" calcext:value-type="string">
            <text:p>?</text:p>
          </table:table-cell>
          <table:table-cell office:value-type="float" office:value="1478104497440" calcext:value-type="float">
            <text:p>1478104497440</text:p>
          </table:table-cell>
          <table:table-cell office:value-type="float" office:value="1478104497687" calcext:value-type="float">
            <text:p>1478104497687</text:p>
          </table:table-cell>
          <table:table-cell office:value-type="float" office:value="1478104497696" calcext:value-type="float">
            <text:p>1478104497696</text:p>
          </table:table-cell>
          <table:table-cell/>
          <table:table-cell table:formula="of:=[.G591]-[.F591]" office:value-type="float" office:value="-1" calcext:value-type="float">
            <text:p>-1</text:p>
          </table:table-cell>
          <table:table-cell table:formula="of:=[.H591]-[.G591]" office:value-type="float" office:value="0" calcext:value-type="float">
            <text:p>0</text:p>
          </table:table-cell>
          <table:table-cell table:formula="of:=[.I591]-[.H591]" office:value-type="float" office:value="1" calcext:value-type="float">
            <text:p>1</text:p>
          </table:table-cell>
          <table:table-cell table:number-columns-repeated="2"/>
          <table:table-cell table:formula="of:=[.L591]-[.K591]" office:value-type="float" office:value="247" calcext:value-type="float">
            <text:p>247</text:p>
          </table:table-cell>
          <table:table-cell table:formula="of:=[.M591]-[.L591]" office:value-type="float" office:value="9" calcext:value-type="float">
            <text:p>9</text:p>
          </table:table-cell>
          <table:table-cell table:formula="of:=[.M591]-[.F591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49681" calcext:value-type="float">
            <text:p>496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61" calcext:value-type="float">
            <text:p>101461</text:p>
          </table:table-cell>
          <table:table-cell office:value-type="float" office:value="1478104497548" calcext:value-type="float">
            <text:p>1478104497548</text:p>
          </table:table-cell>
          <table:table-cell table:number-columns-repeated="3" office:value-type="float" office:value="1478104497547" calcext:value-type="float">
            <text:p>1478104497547</text:p>
          </table:table-cell>
          <table:table-cell office:value-type="string" calcext:value-type="string">
            <text:p>?</text:p>
          </table:table-cell>
          <table:table-cell office:value-type="float" office:value="1478104497547" calcext:value-type="float">
            <text:p>1478104497547</text:p>
          </table:table-cell>
          <table:table-cell office:value-type="float" office:value="1478104497732" calcext:value-type="float">
            <text:p>1478104497732</text:p>
          </table:table-cell>
          <table:table-cell office:value-type="float" office:value="1478104497740" calcext:value-type="float">
            <text:p>1478104497740</text:p>
          </table:table-cell>
          <table:table-cell/>
          <table:table-cell table:formula="of:=[.G592]-[.F592]" office:value-type="float" office:value="-1" calcext:value-type="float">
            <text:p>-1</text:p>
          </table:table-cell>
          <table:table-cell table:formula="of:=[.H592]-[.G592]" office:value-type="float" office:value="0" calcext:value-type="float">
            <text:p>0</text:p>
          </table:table-cell>
          <table:table-cell table:formula="of:=[.I592]-[.H592]" office:value-type="float" office:value="0" calcext:value-type="float">
            <text:p>0</text:p>
          </table:table-cell>
          <table:table-cell table:number-columns-repeated="2"/>
          <table:table-cell table:formula="of:=[.L592]-[.K592]" office:value-type="float" office:value="185" calcext:value-type="float">
            <text:p>185</text:p>
          </table:table-cell>
          <table:table-cell table:formula="of:=[.M592]-[.L592]" office:value-type="float" office:value="8" calcext:value-type="float">
            <text:p>8</text:p>
          </table:table-cell>
          <table:table-cell table:formula="of:=[.M592]-[.F592]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49689" calcext:value-type="float">
            <text:p>496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22" calcext:value-type="float">
            <text:p>102022</text:p>
          </table:table-cell>
          <table:table-cell table:number-columns-repeated="3" office:value-type="float" office:value="1478104497610" calcext:value-type="float">
            <text:p>1478104497610</text:p>
          </table:table-cell>
          <table:table-cell office:value-type="float" office:value="1478104497611" calcext:value-type="float">
            <text:p>1478104497611</text:p>
          </table:table-cell>
          <table:table-cell office:value-type="string" calcext:value-type="string">
            <text:p>?</text:p>
          </table:table-cell>
          <table:table-cell office:value-type="float" office:value="1478104497611" calcext:value-type="float">
            <text:p>1478104497611</text:p>
          </table:table-cell>
          <table:table-cell office:value-type="float" office:value="1478104497818" calcext:value-type="float">
            <text:p>1478104497818</text:p>
          </table:table-cell>
          <table:table-cell office:value-type="float" office:value="1478104497825" calcext:value-type="float">
            <text:p>1478104497825</text:p>
          </table:table-cell>
          <table:table-cell/>
          <table:table-cell table:formula="of:=[.G593]-[.F593]" office:value-type="float" office:value="0" calcext:value-type="float">
            <text:p>0</text:p>
          </table:table-cell>
          <table:table-cell table:formula="of:=[.H593]-[.G593]" office:value-type="float" office:value="0" calcext:value-type="float">
            <text:p>0</text:p>
          </table:table-cell>
          <table:table-cell table:formula="of:=[.I593]-[.H593]" office:value-type="float" office:value="1" calcext:value-type="float">
            <text:p>1</text:p>
          </table:table-cell>
          <table:table-cell table:number-columns-repeated="2"/>
          <table:table-cell table:formula="of:=[.L593]-[.K593]" office:value-type="float" office:value="207" calcext:value-type="float">
            <text:p>207</text:p>
          </table:table-cell>
          <table:table-cell table:formula="of:=[.M593]-[.L593]" office:value-type="float" office:value="7" calcext:value-type="float">
            <text:p>7</text:p>
          </table:table-cell>
          <table:table-cell table:formula="of:=[.M593]-[.F593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9690" calcext:value-type="float">
            <text:p>49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08" calcext:value-type="float">
            <text:p>102108</text:p>
          </table:table-cell>
          <table:table-cell table:number-columns-repeated="4" office:value-type="float" office:value="1478104497668" calcext:value-type="float">
            <text:p>1478104497668</text:p>
          </table:table-cell>
          <table:table-cell office:value-type="string" calcext:value-type="string">
            <text:p>?</text:p>
          </table:table-cell>
          <table:table-cell office:value-type="float" office:value="1478104497668" calcext:value-type="float">
            <text:p>1478104497668</text:p>
          </table:table-cell>
          <table:table-cell office:value-type="float" office:value="1478104497864" calcext:value-type="float">
            <text:p>1478104497864</text:p>
          </table:table-cell>
          <table:table-cell office:value-type="float" office:value="1478104497871" calcext:value-type="float">
            <text:p>1478104497871</text:p>
          </table:table-cell>
          <table:table-cell/>
          <table:table-cell table:formula="of:=[.G594]-[.F594]" office:value-type="float" office:value="0" calcext:value-type="float">
            <text:p>0</text:p>
          </table:table-cell>
          <table:table-cell table:formula="of:=[.H594]-[.G594]" office:value-type="float" office:value="0" calcext:value-type="float">
            <text:p>0</text:p>
          </table:table-cell>
          <table:table-cell table:formula="of:=[.I594]-[.H594]" office:value-type="float" office:value="0" calcext:value-type="float">
            <text:p>0</text:p>
          </table:table-cell>
          <table:table-cell table:number-columns-repeated="2"/>
          <table:table-cell table:formula="of:=[.L594]-[.K594]" office:value-type="float" office:value="196" calcext:value-type="float">
            <text:p>196</text:p>
          </table:table-cell>
          <table:table-cell table:formula="of:=[.M594]-[.L594]" office:value-type="float" office:value="7" calcext:value-type="float">
            <text:p>7</text:p>
          </table:table-cell>
          <table:table-cell table:formula="of:=[.M594]-[.F594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9688" calcext:value-type="float">
            <text:p>496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28" calcext:value-type="float">
            <text:p>302228</text:p>
          </table:table-cell>
          <table:table-cell office:value-type="float" office:value="1478104497690" calcext:value-type="float">
            <text:p>1478104497690</text:p>
          </table:table-cell>
          <table:table-cell table:number-columns-repeated="3" office:value-type="float" office:value="1478104497689" calcext:value-type="float">
            <text:p>1478104497689</text:p>
          </table:table-cell>
          <table:table-cell office:value-type="string" calcext:value-type="string">
            <text:p>?</text:p>
          </table:table-cell>
          <table:table-cell office:value-type="float" office:value="1478104497689" calcext:value-type="float">
            <text:p>1478104497689</text:p>
          </table:table-cell>
          <table:table-cell office:value-type="float" office:value="1478104497891" calcext:value-type="float">
            <text:p>1478104497891</text:p>
          </table:table-cell>
          <table:table-cell office:value-type="float" office:value="1478104497899" calcext:value-type="float">
            <text:p>1478104497899</text:p>
          </table:table-cell>
          <table:table-cell/>
          <table:table-cell table:formula="of:=[.G595]-[.F595]" office:value-type="float" office:value="-1" calcext:value-type="float">
            <text:p>-1</text:p>
          </table:table-cell>
          <table:table-cell table:formula="of:=[.H595]-[.G595]" office:value-type="float" office:value="0" calcext:value-type="float">
            <text:p>0</text:p>
          </table:table-cell>
          <table:table-cell table:formula="of:=[.I595]-[.H595]" office:value-type="float" office:value="0" calcext:value-type="float">
            <text:p>0</text:p>
          </table:table-cell>
          <table:table-cell table:number-columns-repeated="2"/>
          <table:table-cell table:formula="of:=[.L595]-[.K595]" office:value-type="float" office:value="202" calcext:value-type="float">
            <text:p>202</text:p>
          </table:table-cell>
          <table:table-cell table:formula="of:=[.M595]-[.L595]" office:value-type="float" office:value="8" calcext:value-type="float">
            <text:p>8</text:p>
          </table:table-cell>
          <table:table-cell table:formula="of:=[.M595]-[.F595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49685" calcext:value-type="float">
            <text:p>49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57" calcext:value-type="float">
            <text:p>200057</text:p>
          </table:table-cell>
          <table:table-cell office:value-type="float" office:value="1478104497692" calcext:value-type="float">
            <text:p>1478104497692</text:p>
          </table:table-cell>
          <table:table-cell office:value-type="float" office:value="1478104497691" calcext:value-type="float">
            <text:p>1478104497691</text:p>
          </table:table-cell>
          <table:table-cell table:number-columns-repeated="2" office:value-type="float" office:value="1478104497692" calcext:value-type="float">
            <text:p>1478104497692</text:p>
          </table:table-cell>
          <table:table-cell office:value-type="string" calcext:value-type="string">
            <text:p>?</text:p>
          </table:table-cell>
          <table:table-cell office:value-type="float" office:value="1478104497692" calcext:value-type="float">
            <text:p>1478104497692</text:p>
          </table:table-cell>
          <table:table-cell office:value-type="float" office:value="1478104497897" calcext:value-type="float">
            <text:p>1478104497897</text:p>
          </table:table-cell>
          <table:table-cell office:value-type="float" office:value="1478104497911" calcext:value-type="float">
            <text:p>1478104497911</text:p>
          </table:table-cell>
          <table:table-cell/>
          <table:table-cell table:formula="of:=[.G596]-[.F596]" office:value-type="float" office:value="-1" calcext:value-type="float">
            <text:p>-1</text:p>
          </table:table-cell>
          <table:table-cell table:formula="of:=[.H596]-[.G596]" office:value-type="float" office:value="1" calcext:value-type="float">
            <text:p>1</text:p>
          </table:table-cell>
          <table:table-cell table:formula="of:=[.I596]-[.H596]" office:value-type="float" office:value="0" calcext:value-type="float">
            <text:p>0</text:p>
          </table:table-cell>
          <table:table-cell table:number-columns-repeated="2"/>
          <table:table-cell table:formula="of:=[.L596]-[.K596]" office:value-type="float" office:value="205" calcext:value-type="float">
            <text:p>205</text:p>
          </table:table-cell>
          <table:table-cell table:formula="of:=[.M596]-[.L596]" office:value-type="float" office:value="14" calcext:value-type="float">
            <text:p>14</text:p>
          </table:table-cell>
          <table:table-cell table:formula="of:=[.M596]-[.F596]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49686" calcext:value-type="float">
            <text:p>496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434" calcext:value-type="float">
            <text:p>300434</text:p>
          </table:table-cell>
          <table:table-cell table:number-columns-repeated="4" office:value-type="float" office:value="1478104497510" calcext:value-type="float">
            <text:p>1478104497510</text:p>
          </table:table-cell>
          <table:table-cell office:value-type="string" calcext:value-type="string">
            <text:p>?</text:p>
          </table:table-cell>
          <table:table-cell office:value-type="float" office:value="1478104497510" calcext:value-type="float">
            <text:p>1478104497510</text:p>
          </table:table-cell>
          <table:table-cell office:value-type="float" office:value="1478104497951" calcext:value-type="float">
            <text:p>1478104497951</text:p>
          </table:table-cell>
          <table:table-cell office:value-type="float" office:value="1478104497970" calcext:value-type="float">
            <text:p>1478104497970</text:p>
          </table:table-cell>
          <table:table-cell/>
          <table:table-cell table:formula="of:=[.G597]-[.F597]" office:value-type="float" office:value="0" calcext:value-type="float">
            <text:p>0</text:p>
          </table:table-cell>
          <table:table-cell table:formula="of:=[.H597]-[.G597]" office:value-type="float" office:value="0" calcext:value-type="float">
            <text:p>0</text:p>
          </table:table-cell>
          <table:table-cell table:formula="of:=[.I597]-[.H597]" office:value-type="float" office:value="0" calcext:value-type="float">
            <text:p>0</text:p>
          </table:table-cell>
          <table:table-cell table:number-columns-repeated="2"/>
          <table:table-cell table:formula="of:=[.L597]-[.K597]" office:value-type="float" office:value="441" calcext:value-type="float">
            <text:p>441</text:p>
          </table:table-cell>
          <table:table-cell table:formula="of:=[.M597]-[.L597]" office:value-type="float" office:value="19" calcext:value-type="float">
            <text:p>19</text:p>
          </table:table-cell>
          <table:table-cell table:formula="of:=[.M597]-[.F597]"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9694" calcext:value-type="float">
            <text:p>49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46" calcext:value-type="float">
            <text:p>301146</text:p>
          </table:table-cell>
          <table:table-cell table:number-columns-repeated="4" office:value-type="float" office:value="1478104497810" calcext:value-type="float">
            <text:p>1478104497810</text:p>
          </table:table-cell>
          <table:table-cell office:value-type="string" calcext:value-type="string">
            <text:p>?</text:p>
          </table:table-cell>
          <table:table-cell office:value-type="float" office:value="1478104497810" calcext:value-type="float">
            <text:p>1478104497810</text:p>
          </table:table-cell>
          <table:table-cell office:value-type="float" office:value="1478104497999" calcext:value-type="float">
            <text:p>1478104497999</text:p>
          </table:table-cell>
          <table:table-cell office:value-type="float" office:value="1478104498017" calcext:value-type="float">
            <text:p>1478104498017</text:p>
          </table:table-cell>
          <table:table-cell/>
          <table:table-cell table:formula="of:=[.G598]-[.F598]" office:value-type="float" office:value="0" calcext:value-type="float">
            <text:p>0</text:p>
          </table:table-cell>
          <table:table-cell table:formula="of:=[.H598]-[.G598]" office:value-type="float" office:value="0" calcext:value-type="float">
            <text:p>0</text:p>
          </table:table-cell>
          <table:table-cell table:formula="of:=[.I598]-[.H598]" office:value-type="float" office:value="0" calcext:value-type="float">
            <text:p>0</text:p>
          </table:table-cell>
          <table:table-cell table:number-columns-repeated="2"/>
          <table:table-cell table:formula="of:=[.L598]-[.K598]" office:value-type="float" office:value="189" calcext:value-type="float">
            <text:p>189</text:p>
          </table:table-cell>
          <table:table-cell table:formula="of:=[.M598]-[.L598]" office:value-type="float" office:value="18" calcext:value-type="float">
            <text:p>18</text:p>
          </table:table-cell>
          <table:table-cell table:formula="of:=[.M598]-[.F598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49695" calcext:value-type="float">
            <text:p>496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15" calcext:value-type="float">
            <text:p>300215</text:p>
          </table:table-cell>
          <table:table-cell office:value-type="float" office:value="1478104497826" calcext:value-type="float">
            <text:p>1478104497826</text:p>
          </table:table-cell>
          <table:table-cell table:number-columns-repeated="3" office:value-type="float" office:value="1478104497825" calcext:value-type="float">
            <text:p>1478104497825</text:p>
          </table:table-cell>
          <table:table-cell office:value-type="string" calcext:value-type="string">
            <text:p>?</text:p>
          </table:table-cell>
          <table:table-cell office:value-type="float" office:value="1478104497825" calcext:value-type="float">
            <text:p>1478104497825</text:p>
          </table:table-cell>
          <table:table-cell office:value-type="float" office:value="1478104498015" calcext:value-type="float">
            <text:p>1478104498015</text:p>
          </table:table-cell>
          <table:table-cell office:value-type="float" office:value="1478104498023" calcext:value-type="float">
            <text:p>1478104498023</text:p>
          </table:table-cell>
          <table:table-cell/>
          <table:table-cell table:formula="of:=[.G599]-[.F599]" office:value-type="float" office:value="-1" calcext:value-type="float">
            <text:p>-1</text:p>
          </table:table-cell>
          <table:table-cell table:formula="of:=[.H599]-[.G599]" office:value-type="float" office:value="0" calcext:value-type="float">
            <text:p>0</text:p>
          </table:table-cell>
          <table:table-cell table:formula="of:=[.I599]-[.H599]" office:value-type="float" office:value="0" calcext:value-type="float">
            <text:p>0</text:p>
          </table:table-cell>
          <table:table-cell table:number-columns-repeated="2"/>
          <table:table-cell table:formula="of:=[.L599]-[.K599]" office:value-type="float" office:value="190" calcext:value-type="float">
            <text:p>190</text:p>
          </table:table-cell>
          <table:table-cell table:formula="of:=[.M599]-[.L599]" office:value-type="float" office:value="8" calcext:value-type="float">
            <text:p>8</text:p>
          </table:table-cell>
          <table:table-cell table:formula="of:=[.M599]-[.F599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9692" calcext:value-type="float">
            <text:p>496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358" calcext:value-type="float">
            <text:p>301358</text:p>
          </table:table-cell>
          <table:table-cell office:value-type="float" office:value="1478104497703" calcext:value-type="float">
            <text:p>1478104497703</text:p>
          </table:table-cell>
          <table:table-cell table:number-columns-repeated="3" office:value-type="float" office:value="1478104497702" calcext:value-type="float">
            <text:p>1478104497702</text:p>
          </table:table-cell>
          <table:table-cell office:value-type="string" calcext:value-type="string">
            <text:p>?</text:p>
          </table:table-cell>
          <table:table-cell office:value-type="float" office:value="1478104497702" calcext:value-type="float">
            <text:p>1478104497702</text:p>
          </table:table-cell>
          <table:table-cell office:value-type="float" office:value="1478104498086" calcext:value-type="float">
            <text:p>1478104498086</text:p>
          </table:table-cell>
          <table:table-cell office:value-type="float" office:value="1478104498176" calcext:value-type="float">
            <text:p>1478104498176</text:p>
          </table:table-cell>
          <table:table-cell/>
          <table:table-cell table:formula="of:=[.G600]-[.F600]" office:value-type="float" office:value="-1" calcext:value-type="float">
            <text:p>-1</text:p>
          </table:table-cell>
          <table:table-cell table:formula="of:=[.H600]-[.G600]" office:value-type="float" office:value="0" calcext:value-type="float">
            <text:p>0</text:p>
          </table:table-cell>
          <table:table-cell table:formula="of:=[.I600]-[.H600]" office:value-type="float" office:value="0" calcext:value-type="float">
            <text:p>0</text:p>
          </table:table-cell>
          <table:table-cell table:number-columns-repeated="2"/>
          <table:table-cell table:formula="of:=[.L600]-[.K600]" office:value-type="float" office:value="384" calcext:value-type="float">
            <text:p>384</text:p>
          </table:table-cell>
          <table:table-cell table:formula="of:=[.M600]-[.L600]" office:value-type="float" office:value="90" calcext:value-type="float">
            <text:p>90</text:p>
          </table:table-cell>
          <table:table-cell table:formula="of:=[.M600]-[.F600]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49693" calcext:value-type="float">
            <text:p>49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33" calcext:value-type="float">
            <text:p>202133</text:p>
          </table:table-cell>
          <table:table-cell table:number-columns-repeated="4" office:value-type="float" office:value="1478104497883" calcext:value-type="float">
            <text:p>1478104497883</text:p>
          </table:table-cell>
          <table:table-cell office:value-type="string" calcext:value-type="string">
            <text:p>?</text:p>
          </table:table-cell>
          <table:table-cell office:value-type="float" office:value="1478104497883" calcext:value-type="float">
            <text:p>1478104497883</text:p>
          </table:table-cell>
          <table:table-cell office:value-type="float" office:value="1478104498087" calcext:value-type="float">
            <text:p>1478104498087</text:p>
          </table:table-cell>
          <table:table-cell office:value-type="float" office:value="1478104498192" calcext:value-type="float">
            <text:p>1478104498192</text:p>
          </table:table-cell>
          <table:table-cell/>
          <table:table-cell table:formula="of:=[.G601]-[.F601]" office:value-type="float" office:value="0" calcext:value-type="float">
            <text:p>0</text:p>
          </table:table-cell>
          <table:table-cell table:formula="of:=[.H601]-[.G601]" office:value-type="float" office:value="0" calcext:value-type="float">
            <text:p>0</text:p>
          </table:table-cell>
          <table:table-cell table:formula="of:=[.I601]-[.H601]" office:value-type="float" office:value="0" calcext:value-type="float">
            <text:p>0</text:p>
          </table:table-cell>
          <table:table-cell table:number-columns-repeated="2"/>
          <table:table-cell table:formula="of:=[.L601]-[.K601]" office:value-type="float" office:value="204" calcext:value-type="float">
            <text:p>204</text:p>
          </table:table-cell>
          <table:table-cell table:formula="of:=[.M601]-[.L601]" office:value-type="float" office:value="105" calcext:value-type="float">
            <text:p>105</text:p>
          </table:table-cell>
          <table:table-cell table:formula="of:=[.M601]-[.F601]"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49691" calcext:value-type="float">
            <text:p>49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81" calcext:value-type="float">
            <text:p>100181</text:p>
          </table:table-cell>
          <table:table-cell table:number-columns-repeated="4" office:value-type="float" office:value="1478104497892" calcext:value-type="float">
            <text:p>1478104497892</text:p>
          </table:table-cell>
          <table:table-cell office:value-type="string" calcext:value-type="string">
            <text:p>?</text:p>
          </table:table-cell>
          <table:table-cell office:value-type="float" office:value="1478104497892" calcext:value-type="float">
            <text:p>1478104497892</text:p>
          </table:table-cell>
          <table:table-cell office:value-type="float" office:value="1478104498101" calcext:value-type="float">
            <text:p>1478104498101</text:p>
          </table:table-cell>
          <table:table-cell office:value-type="float" office:value="1478104498692" calcext:value-type="float">
            <text:p>1478104498692</text:p>
          </table:table-cell>
          <table:table-cell/>
          <table:table-cell table:formula="of:=[.G602]-[.F602]" office:value-type="float" office:value="0" calcext:value-type="float">
            <text:p>0</text:p>
          </table:table-cell>
          <table:table-cell table:formula="of:=[.H602]-[.G602]" office:value-type="float" office:value="0" calcext:value-type="float">
            <text:p>0</text:p>
          </table:table-cell>
          <table:table-cell table:formula="of:=[.I602]-[.H602]" office:value-type="float" office:value="0" calcext:value-type="float">
            <text:p>0</text:p>
          </table:table-cell>
          <table:table-cell table:number-columns-repeated="2"/>
          <table:table-cell table:formula="of:=[.L602]-[.K602]" office:value-type="float" office:value="209" calcext:value-type="float">
            <text:p>209</text:p>
          </table:table-cell>
          <table:table-cell table:formula="of:=[.M602]-[.L602]" office:value-type="float" office:value="591" calcext:value-type="float">
            <text:p>591</text:p>
          </table:table-cell>
          <table:table-cell table:formula="of:=[.M602]-[.F602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49696" calcext:value-type="float">
            <text:p>49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905" calcext:value-type="float">
            <text:p>300905</text:p>
          </table:table-cell>
          <table:table-cell office:value-type="float" office:value="1478104497985" calcext:value-type="float">
            <text:p>1478104497985</text:p>
          </table:table-cell>
          <table:table-cell table:number-columns-repeated="3" office:value-type="float" office:value="1478104497986" calcext:value-type="float">
            <text:p>1478104497986</text:p>
          </table:table-cell>
          <table:table-cell office:value-type="string" calcext:value-type="string">
            <text:p>?</text:p>
          </table:table-cell>
          <table:table-cell office:value-type="float" office:value="1478104497986" calcext:value-type="float">
            <text:p>1478104497986</text:p>
          </table:table-cell>
          <table:table-cell office:value-type="float" office:value="1478104498191" calcext:value-type="float">
            <text:p>1478104498191</text:p>
          </table:table-cell>
          <table:table-cell office:value-type="float" office:value="1478104498692" calcext:value-type="float">
            <text:p>1478104498692</text:p>
          </table:table-cell>
          <table:table-cell/>
          <table:table-cell table:formula="of:=[.G603]-[.F603]" office:value-type="float" office:value="1" calcext:value-type="float">
            <text:p>1</text:p>
          </table:table-cell>
          <table:table-cell table:formula="of:=[.H603]-[.G603]" office:value-type="float" office:value="0" calcext:value-type="float">
            <text:p>0</text:p>
          </table:table-cell>
          <table:table-cell table:formula="of:=[.I603]-[.H603]" office:value-type="float" office:value="0" calcext:value-type="float">
            <text:p>0</text:p>
          </table:table-cell>
          <table:table-cell table:number-columns-repeated="2"/>
          <table:table-cell table:formula="of:=[.L603]-[.K603]" office:value-type="float" office:value="205" calcext:value-type="float">
            <text:p>205</text:p>
          </table:table-cell>
          <table:table-cell table:formula="of:=[.M603]-[.L603]" office:value-type="float" office:value="501" calcext:value-type="float">
            <text:p>501</text:p>
          </table:table-cell>
          <table:table-cell table:formula="of:=[.M603]-[.F603]"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49674" calcext:value-type="float">
            <text:p>496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102" calcext:value-type="float">
            <text:p>401102</text:p>
          </table:table-cell>
          <table:table-cell office:value-type="float" office:value="1478104498492" calcext:value-type="float">
            <text:p>1478104498492</text:p>
          </table:table-cell>
          <table:table-cell table:number-columns-repeated="3" office:value-type="float" office:value="1478104498587" calcext:value-type="float">
            <text:p>1478104498587</text:p>
          </table:table-cell>
          <table:table-cell office:value-type="string" calcext:value-type="string">
            <text:p>?</text:p>
          </table:table-cell>
          <table:table-cell office:value-type="float" office:value="1478104498587" calcext:value-type="float">
            <text:p>1478104498587</text:p>
          </table:table-cell>
          <table:table-cell office:value-type="float" office:value="1478104498799" calcext:value-type="float">
            <text:p>1478104498799</text:p>
          </table:table-cell>
          <table:table-cell office:value-type="float" office:value="1478104498828" calcext:value-type="float">
            <text:p>1478104498828</text:p>
          </table:table-cell>
          <table:table-cell/>
          <table:table-cell table:formula="of:=[.G604]-[.F604]" office:value-type="float" office:value="95" calcext:value-type="float">
            <text:p>95</text:p>
          </table:table-cell>
          <table:table-cell table:formula="of:=[.H604]-[.G604]" office:value-type="float" office:value="0" calcext:value-type="float">
            <text:p>0</text:p>
          </table:table-cell>
          <table:table-cell table:formula="of:=[.I604]-[.H604]" office:value-type="float" office:value="0" calcext:value-type="float">
            <text:p>0</text:p>
          </table:table-cell>
          <table:table-cell table:number-columns-repeated="2"/>
          <table:table-cell table:formula="of:=[.L604]-[.K604]" office:value-type="float" office:value="212" calcext:value-type="float">
            <text:p>212</text:p>
          </table:table-cell>
          <table:table-cell table:formula="of:=[.M604]-[.L604]" office:value-type="float" office:value="29" calcext:value-type="float">
            <text:p>29</text:p>
          </table:table-cell>
          <table:table-cell table:formula="of:=[.M604]-[.F604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49699" calcext:value-type="float">
            <text:p>496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32" calcext:value-type="float">
            <text:p>302132</text:p>
          </table:table-cell>
          <table:table-cell office:value-type="float" office:value="1478104498239" calcext:value-type="float">
            <text:p>1478104498239</text:p>
          </table:table-cell>
          <table:table-cell table:number-columns-repeated="3" office:value-type="float" office:value="1478104498584" calcext:value-type="float">
            <text:p>1478104498584</text:p>
          </table:table-cell>
          <table:table-cell office:value-type="string" calcext:value-type="string">
            <text:p>?</text:p>
          </table:table-cell>
          <table:table-cell office:value-type="float" office:value="1478104498584" calcext:value-type="float">
            <text:p>1478104498584</text:p>
          </table:table-cell>
          <table:table-cell office:value-type="float" office:value="1478104498789" calcext:value-type="float">
            <text:p>1478104498789</text:p>
          </table:table-cell>
          <table:table-cell office:value-type="float" office:value="1478104498829" calcext:value-type="float">
            <text:p>1478104498829</text:p>
          </table:table-cell>
          <table:table-cell/>
          <table:table-cell table:formula="of:=[.G605]-[.F605]" office:value-type="float" office:value="345" calcext:value-type="float">
            <text:p>345</text:p>
          </table:table-cell>
          <table:table-cell table:formula="of:=[.H605]-[.G605]" office:value-type="float" office:value="0" calcext:value-type="float">
            <text:p>0</text:p>
          </table:table-cell>
          <table:table-cell table:formula="of:=[.I605]-[.H605]" office:value-type="float" office:value="0" calcext:value-type="float">
            <text:p>0</text:p>
          </table:table-cell>
          <table:table-cell table:number-columns-repeated="2"/>
          <table:table-cell table:formula="of:=[.L605]-[.K605]" office:value-type="float" office:value="205" calcext:value-type="float">
            <text:p>205</text:p>
          </table:table-cell>
          <table:table-cell table:formula="of:=[.M605]-[.L605]" office:value-type="float" office:value="40" calcext:value-type="float">
            <text:p>40</text:p>
          </table:table-cell>
          <table:table-cell table:formula="of:=[.M605]-[.F605]"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49698" calcext:value-type="float">
            <text:p>496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12" calcext:value-type="float">
            <text:p>100512</text:p>
          </table:table-cell>
          <table:table-cell office:value-type="float" office:value="1478104498278" calcext:value-type="float">
            <text:p>1478104498278</text:p>
          </table:table-cell>
          <table:table-cell table:number-columns-repeated="3" office:value-type="float" office:value="1478104498584" calcext:value-type="float">
            <text:p>1478104498584</text:p>
          </table:table-cell>
          <table:table-cell office:value-type="string" calcext:value-type="string">
            <text:p>?</text:p>
          </table:table-cell>
          <table:table-cell office:value-type="float" office:value="1478104498584" calcext:value-type="float">
            <text:p>1478104498584</text:p>
          </table:table-cell>
          <table:table-cell office:value-type="float" office:value="1478104498798" calcext:value-type="float">
            <text:p>1478104498798</text:p>
          </table:table-cell>
          <table:table-cell office:value-type="float" office:value="1478104498832" calcext:value-type="float">
            <text:p>1478104498832</text:p>
          </table:table-cell>
          <table:table-cell/>
          <table:table-cell table:formula="of:=[.G606]-[.F606]" office:value-type="float" office:value="306" calcext:value-type="float">
            <text:p>306</text:p>
          </table:table-cell>
          <table:table-cell table:formula="of:=[.H606]-[.G606]" office:value-type="float" office:value="0" calcext:value-type="float">
            <text:p>0</text:p>
          </table:table-cell>
          <table:table-cell table:formula="of:=[.I606]-[.H606]" office:value-type="float" office:value="0" calcext:value-type="float">
            <text:p>0</text:p>
          </table:table-cell>
          <table:table-cell table:number-columns-repeated="2"/>
          <table:table-cell table:formula="of:=[.L606]-[.K606]" office:value-type="float" office:value="214" calcext:value-type="float">
            <text:p>214</text:p>
          </table:table-cell>
          <table:table-cell table:formula="of:=[.M606]-[.L606]" office:value-type="float" office:value="34" calcext:value-type="float">
            <text:p>34</text:p>
          </table:table-cell>
          <table:table-cell table:formula="of:=[.M606]-[.F606]"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49687" calcext:value-type="float">
            <text:p>49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644" calcext:value-type="float">
            <text:p>1644</text:p>
          </table:table-cell>
          <table:table-cell office:value-type="float" office:value="1478104498362" calcext:value-type="float">
            <text:p>1478104498362</text:p>
          </table:table-cell>
          <table:table-cell table:number-columns-repeated="3" office:value-type="float" office:value="1478104498599" calcext:value-type="float">
            <text:p>1478104498599</text:p>
          </table:table-cell>
          <table:table-cell office:value-type="string" calcext:value-type="string">
            <text:p>?</text:p>
          </table:table-cell>
          <table:table-cell office:value-type="float" office:value="1478104498599" calcext:value-type="float">
            <text:p>1478104498599</text:p>
          </table:table-cell>
          <table:table-cell office:value-type="float" office:value="1478104498823" calcext:value-type="float">
            <text:p>1478104498823</text:p>
          </table:table-cell>
          <table:table-cell office:value-type="float" office:value="1478104498892" calcext:value-type="float">
            <text:p>1478104498892</text:p>
          </table:table-cell>
          <table:table-cell/>
          <table:table-cell table:formula="of:=[.G607]-[.F607]" office:value-type="float" office:value="237" calcext:value-type="float">
            <text:p>237</text:p>
          </table:table-cell>
          <table:table-cell table:formula="of:=[.H607]-[.G607]" office:value-type="float" office:value="0" calcext:value-type="float">
            <text:p>0</text:p>
          </table:table-cell>
          <table:table-cell table:formula="of:=[.I607]-[.H607]" office:value-type="float" office:value="0" calcext:value-type="float">
            <text:p>0</text:p>
          </table:table-cell>
          <table:table-cell table:number-columns-repeated="2"/>
          <table:table-cell table:formula="of:=[.L607]-[.K607]" office:value-type="float" office:value="224" calcext:value-type="float">
            <text:p>224</text:p>
          </table:table-cell>
          <table:table-cell table:formula="of:=[.M607]-[.L607]" office:value-type="float" office:value="69" calcext:value-type="float">
            <text:p>69</text:p>
          </table:table-cell>
          <table:table-cell table:formula="of:=[.M607]-[.F607]"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49702" calcext:value-type="float">
            <text:p>49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835" calcext:value-type="float">
            <text:p>1835</text:p>
          </table:table-cell>
          <table:table-cell office:value-type="float" office:value="1478104498474" calcext:value-type="float">
            <text:p>1478104498474</text:p>
          </table:table-cell>
          <table:table-cell table:number-columns-repeated="3" office:value-type="float" office:value="1478104498599" calcext:value-type="float">
            <text:p>1478104498599</text:p>
          </table:table-cell>
          <table:table-cell office:value-type="string" calcext:value-type="string">
            <text:p>?</text:p>
          </table:table-cell>
          <table:table-cell office:value-type="float" office:value="1478104498599" calcext:value-type="float">
            <text:p>1478104498599</text:p>
          </table:table-cell>
          <table:table-cell office:value-type="float" office:value="1478104498824" calcext:value-type="float">
            <text:p>1478104498824</text:p>
          </table:table-cell>
          <table:table-cell office:value-type="float" office:value="1478104498908" calcext:value-type="float">
            <text:p>1478104498908</text:p>
          </table:table-cell>
          <table:table-cell/>
          <table:table-cell table:formula="of:=[.G608]-[.F608]" office:value-type="float" office:value="125" calcext:value-type="float">
            <text:p>125</text:p>
          </table:table-cell>
          <table:table-cell table:formula="of:=[.H608]-[.G608]" office:value-type="float" office:value="0" calcext:value-type="float">
            <text:p>0</text:p>
          </table:table-cell>
          <table:table-cell table:formula="of:=[.I608]-[.H608]" office:value-type="float" office:value="0" calcext:value-type="float">
            <text:p>0</text:p>
          </table:table-cell>
          <table:table-cell table:number-columns-repeated="2"/>
          <table:table-cell table:formula="of:=[.L608]-[.K608]" office:value-type="float" office:value="225" calcext:value-type="float">
            <text:p>225</text:p>
          </table:table-cell>
          <table:table-cell table:formula="of:=[.M608]-[.L608]" office:value-type="float" office:value="84" calcext:value-type="float">
            <text:p>84</text:p>
          </table:table-cell>
          <table:table-cell table:formula="of:=[.M608]-[.F608]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49697" calcext:value-type="float">
            <text:p>49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718" calcext:value-type="float">
            <text:p>200718</text:p>
          </table:table-cell>
          <table:table-cell table:number-columns-repeated="4" office:value-type="float" office:value="1478104498626" calcext:value-type="float">
            <text:p>1478104498626</text:p>
          </table:table-cell>
          <table:table-cell office:value-type="string" calcext:value-type="string">
            <text:p>?</text:p>
          </table:table-cell>
          <table:table-cell office:value-type="float" office:value="1478104498626" calcext:value-type="float">
            <text:p>1478104498626</text:p>
          </table:table-cell>
          <table:table-cell office:value-type="float" office:value="1478104499010" calcext:value-type="float">
            <text:p>1478104499010</text:p>
          </table:table-cell>
          <table:table-cell office:value-type="float" office:value="1478104499040" calcext:value-type="float">
            <text:p>1478104499040</text:p>
          </table:table-cell>
          <table:table-cell/>
          <table:table-cell table:formula="of:=[.G609]-[.F609]" office:value-type="float" office:value="0" calcext:value-type="float">
            <text:p>0</text:p>
          </table:table-cell>
          <table:table-cell table:formula="of:=[.H609]-[.G609]" office:value-type="float" office:value="0" calcext:value-type="float">
            <text:p>0</text:p>
          </table:table-cell>
          <table:table-cell table:formula="of:=[.I609]-[.H609]" office:value-type="float" office:value="0" calcext:value-type="float">
            <text:p>0</text:p>
          </table:table-cell>
          <table:table-cell table:number-columns-repeated="2"/>
          <table:table-cell table:formula="of:=[.L609]-[.K609]" office:value-type="float" office:value="384" calcext:value-type="float">
            <text:p>384</text:p>
          </table:table-cell>
          <table:table-cell table:formula="of:=[.M609]-[.L609]" office:value-type="float" office:value="30" calcext:value-type="float">
            <text:p>30</text:p>
          </table:table-cell>
          <table:table-cell table:formula="of:=[.M609]-[.F609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49701" calcext:value-type="float">
            <text:p>49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66" calcext:value-type="float">
            <text:p>100366</text:p>
          </table:table-cell>
          <table:table-cell office:value-type="float" office:value="1478104498658" calcext:value-type="float">
            <text:p>1478104498658</text:p>
          </table:table-cell>
          <table:table-cell office:value-type="float" office:value="1478104498657" calcext:value-type="float">
            <text:p>1478104498657</text:p>
          </table:table-cell>
          <table:table-cell table:number-columns-repeated="2" office:value-type="float" office:value="1478104498658" calcext:value-type="float">
            <text:p>1478104498658</text:p>
          </table:table-cell>
          <table:table-cell office:value-type="string" calcext:value-type="string">
            <text:p>?</text:p>
          </table:table-cell>
          <table:table-cell office:value-type="float" office:value="1478104498658" calcext:value-type="float">
            <text:p>1478104498658</text:p>
          </table:table-cell>
          <table:table-cell office:value-type="float" office:value="1478104499032" calcext:value-type="float">
            <text:p>1478104499032</text:p>
          </table:table-cell>
          <table:table-cell office:value-type="float" office:value="1478104499073" calcext:value-type="float">
            <text:p>1478104499073</text:p>
          </table:table-cell>
          <table:table-cell/>
          <table:table-cell table:formula="of:=[.G610]-[.F610]" office:value-type="float" office:value="-1" calcext:value-type="float">
            <text:p>-1</text:p>
          </table:table-cell>
          <table:table-cell table:formula="of:=[.H610]-[.G610]" office:value-type="float" office:value="1" calcext:value-type="float">
            <text:p>1</text:p>
          </table:table-cell>
          <table:table-cell table:formula="of:=[.I610]-[.H610]" office:value-type="float" office:value="0" calcext:value-type="float">
            <text:p>0</text:p>
          </table:table-cell>
          <table:table-cell table:number-columns-repeated="2"/>
          <table:table-cell table:formula="of:=[.L610]-[.K610]" office:value-type="float" office:value="374" calcext:value-type="float">
            <text:p>374</text:p>
          </table:table-cell>
          <table:table-cell table:formula="of:=[.M610]-[.L610]" office:value-type="float" office:value="41" calcext:value-type="float">
            <text:p>41</text:p>
          </table:table-cell>
          <table:table-cell table:formula="of:=[.M610]-[.F610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49705" calcext:value-type="float">
            <text:p>497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305" calcext:value-type="float">
            <text:p>201305</text:p>
          </table:table-cell>
          <table:table-cell office:value-type="float" office:value="1478104498652" calcext:value-type="float">
            <text:p>1478104498652</text:p>
          </table:table-cell>
          <table:table-cell table:number-columns-repeated="3" office:value-type="float" office:value="1478104498651" calcext:value-type="float">
            <text:p>1478104498651</text:p>
          </table:table-cell>
          <table:table-cell office:value-type="string" calcext:value-type="string">
            <text:p>?</text:p>
          </table:table-cell>
          <table:table-cell office:value-type="float" office:value="1478104498651" calcext:value-type="float">
            <text:p>1478104498651</text:p>
          </table:table-cell>
          <table:table-cell office:value-type="float" office:value="1478104499051" calcext:value-type="float">
            <text:p>1478104499051</text:p>
          </table:table-cell>
          <table:table-cell office:value-type="float" office:value="1478104499088" calcext:value-type="float">
            <text:p>1478104499088</text:p>
          </table:table-cell>
          <table:table-cell/>
          <table:table-cell table:formula="of:=[.G611]-[.F611]" office:value-type="float" office:value="-1" calcext:value-type="float">
            <text:p>-1</text:p>
          </table:table-cell>
          <table:table-cell table:formula="of:=[.H611]-[.G611]" office:value-type="float" office:value="0" calcext:value-type="float">
            <text:p>0</text:p>
          </table:table-cell>
          <table:table-cell table:formula="of:=[.I611]-[.H611]" office:value-type="float" office:value="0" calcext:value-type="float">
            <text:p>0</text:p>
          </table:table-cell>
          <table:table-cell table:number-columns-repeated="2"/>
          <table:table-cell table:formula="of:=[.L611]-[.K611]" office:value-type="float" office:value="400" calcext:value-type="float">
            <text:p>400</text:p>
          </table:table-cell>
          <table:table-cell table:formula="of:=[.M611]-[.L611]" office:value-type="float" office:value="37" calcext:value-type="float">
            <text:p>37</text:p>
          </table:table-cell>
          <table:table-cell table:formula="of:=[.M611]-[.F611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49707" calcext:value-type="float">
            <text:p>497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02" calcext:value-type="float">
            <text:p>101402</text:p>
          </table:table-cell>
          <table:table-cell table:number-columns-repeated="4" office:value-type="float" office:value="1478104498892" calcext:value-type="float">
            <text:p>1478104498892</text:p>
          </table:table-cell>
          <table:table-cell office:value-type="string" calcext:value-type="string">
            <text:p>?</text:p>
          </table:table-cell>
          <table:table-cell office:value-type="float" office:value="1478104498892" calcext:value-type="float">
            <text:p>1478104498892</text:p>
          </table:table-cell>
          <table:table-cell office:value-type="float" office:value="1478104499099" calcext:value-type="float">
            <text:p>1478104499099</text:p>
          </table:table-cell>
          <table:table-cell office:value-type="float" office:value="1478104499145" calcext:value-type="float">
            <text:p>1478104499145</text:p>
          </table:table-cell>
          <table:table-cell/>
          <table:table-cell table:formula="of:=[.G612]-[.F612]" office:value-type="float" office:value="0" calcext:value-type="float">
            <text:p>0</text:p>
          </table:table-cell>
          <table:table-cell table:formula="of:=[.H612]-[.G612]" office:value-type="float" office:value="0" calcext:value-type="float">
            <text:p>0</text:p>
          </table:table-cell>
          <table:table-cell table:formula="of:=[.I612]-[.H612]" office:value-type="float" office:value="0" calcext:value-type="float">
            <text:p>0</text:p>
          </table:table-cell>
          <table:table-cell table:number-columns-repeated="2"/>
          <table:table-cell table:formula="of:=[.L612]-[.K612]" office:value-type="float" office:value="207" calcext:value-type="float">
            <text:p>207</text:p>
          </table:table-cell>
          <table:table-cell table:formula="of:=[.M612]-[.L612]" office:value-type="float" office:value="46" calcext:value-type="float">
            <text:p>46</text:p>
          </table:table-cell>
          <table:table-cell table:formula="of:=[.M612]-[.F612]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49706" calcext:value-type="float">
            <text:p>497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905" calcext:value-type="float">
            <text:p>200905</text:p>
          </table:table-cell>
          <table:table-cell table:number-columns-repeated="4" office:value-type="float" office:value="1478104498902" calcext:value-type="float">
            <text:p>1478104498902</text:p>
          </table:table-cell>
          <table:table-cell office:value-type="string" calcext:value-type="string">
            <text:p>?</text:p>
          </table:table-cell>
          <table:table-cell office:value-type="float" office:value="1478104498902" calcext:value-type="float">
            <text:p>1478104498902</text:p>
          </table:table-cell>
          <table:table-cell office:value-type="float" office:value="1478104499098" calcext:value-type="float">
            <text:p>1478104499098</text:p>
          </table:table-cell>
          <table:table-cell office:value-type="float" office:value="1478104499178" calcext:value-type="float">
            <text:p>1478104499178</text:p>
          </table:table-cell>
          <table:table-cell/>
          <table:table-cell table:formula="of:=[.G613]-[.F613]" office:value-type="float" office:value="0" calcext:value-type="float">
            <text:p>0</text:p>
          </table:table-cell>
          <table:table-cell table:formula="of:=[.H613]-[.G613]" office:value-type="float" office:value="0" calcext:value-type="float">
            <text:p>0</text:p>
          </table:table-cell>
          <table:table-cell table:formula="of:=[.I613]-[.H613]" office:value-type="float" office:value="0" calcext:value-type="float">
            <text:p>0</text:p>
          </table:table-cell>
          <table:table-cell table:number-columns-repeated="2"/>
          <table:table-cell table:formula="of:=[.L613]-[.K613]" office:value-type="float" office:value="196" calcext:value-type="float">
            <text:p>196</text:p>
          </table:table-cell>
          <table:table-cell table:formula="of:=[.M613]-[.L613]" office:value-type="float" office:value="80" calcext:value-type="float">
            <text:p>80</text:p>
          </table:table-cell>
          <table:table-cell table:formula="of:=[.M613]-[.F613]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49703" calcext:value-type="float">
            <text:p>497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789" calcext:value-type="float">
            <text:p>789</text:p>
          </table:table-cell>
          <table:table-cell office:value-type="float" office:value="1478104498939" calcext:value-type="float">
            <text:p>1478104498939</text:p>
          </table:table-cell>
          <table:table-cell table:number-columns-repeated="3" office:value-type="float" office:value="1478104498937" calcext:value-type="float">
            <text:p>1478104498937</text:p>
          </table:table-cell>
          <table:table-cell office:value-type="string" calcext:value-type="string">
            <text:p>?</text:p>
          </table:table-cell>
          <table:table-cell office:value-type="float" office:value="1478104498937" calcext:value-type="float">
            <text:p>1478104498937</text:p>
          </table:table-cell>
          <table:table-cell office:value-type="float" office:value="1478104499145" calcext:value-type="float">
            <text:p>1478104499145</text:p>
          </table:table-cell>
          <table:table-cell office:value-type="float" office:value="1478104499226" calcext:value-type="float">
            <text:p>1478104499226</text:p>
          </table:table-cell>
          <table:table-cell/>
          <table:table-cell table:formula="of:=[.G614]-[.F614]" office:value-type="float" office:value="-2" calcext:value-type="float">
            <text:p>-2</text:p>
          </table:table-cell>
          <table:table-cell table:formula="of:=[.H614]-[.G614]" office:value-type="float" office:value="0" calcext:value-type="float">
            <text:p>0</text:p>
          </table:table-cell>
          <table:table-cell table:formula="of:=[.I614]-[.H614]" office:value-type="float" office:value="0" calcext:value-type="float">
            <text:p>0</text:p>
          </table:table-cell>
          <table:table-cell table:number-columns-repeated="2"/>
          <table:table-cell table:formula="of:=[.L614]-[.K614]" office:value-type="float" office:value="208" calcext:value-type="float">
            <text:p>208</text:p>
          </table:table-cell>
          <table:table-cell table:formula="of:=[.M614]-[.L614]" office:value-type="float" office:value="81" calcext:value-type="float">
            <text:p>81</text:p>
          </table:table-cell>
          <table:table-cell table:formula="of:=[.M614]-[.F614]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49709" calcext:value-type="float">
            <text:p>49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719" calcext:value-type="float">
            <text:p>200719</text:p>
          </table:table-cell>
          <table:table-cell office:value-type="float" office:value="1478104498944" calcext:value-type="float">
            <text:p>1478104498944</text:p>
          </table:table-cell>
          <table:table-cell table:number-columns-repeated="3" office:value-type="float" office:value="1478104498943" calcext:value-type="float">
            <text:p>1478104498943</text:p>
          </table:table-cell>
          <table:table-cell office:value-type="string" calcext:value-type="string">
            <text:p>?</text:p>
          </table:table-cell>
          <table:table-cell office:value-type="float" office:value="1478104498943" calcext:value-type="float">
            <text:p>1478104498943</text:p>
          </table:table-cell>
          <table:table-cell office:value-type="float" office:value="1478104499144" calcext:value-type="float">
            <text:p>1478104499144</text:p>
          </table:table-cell>
          <table:table-cell office:value-type="float" office:value="1478104499262" calcext:value-type="float">
            <text:p>1478104499262</text:p>
          </table:table-cell>
          <table:table-cell/>
          <table:table-cell table:formula="of:=[.G615]-[.F615]" office:value-type="float" office:value="-1" calcext:value-type="float">
            <text:p>-1</text:p>
          </table:table-cell>
          <table:table-cell table:formula="of:=[.H615]-[.G615]" office:value-type="float" office:value="0" calcext:value-type="float">
            <text:p>0</text:p>
          </table:table-cell>
          <table:table-cell table:formula="of:=[.I615]-[.H615]" office:value-type="float" office:value="0" calcext:value-type="float">
            <text:p>0</text:p>
          </table:table-cell>
          <table:table-cell table:number-columns-repeated="2"/>
          <table:table-cell table:formula="of:=[.L615]-[.K615]" office:value-type="float" office:value="201" calcext:value-type="float">
            <text:p>201</text:p>
          </table:table-cell>
          <table:table-cell table:formula="of:=[.M615]-[.L615]" office:value-type="float" office:value="118" calcext:value-type="float">
            <text:p>118</text:p>
          </table:table-cell>
          <table:table-cell table:formula="of:=[.M615]-[.F615]"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49700" calcext:value-type="float">
            <text:p>49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09" calcext:value-type="float">
            <text:p>302109</text:p>
          </table:table-cell>
          <table:table-cell office:value-type="float" office:value="1478104499011" calcext:value-type="float">
            <text:p>1478104499011</text:p>
          </table:table-cell>
          <table:table-cell table:number-columns-repeated="3" office:value-type="float" office:value="1478104499012" calcext:value-type="float">
            <text:p>1478104499012</text:p>
          </table:table-cell>
          <table:table-cell office:value-type="string" calcext:value-type="string">
            <text:p>?</text:p>
          </table:table-cell>
          <table:table-cell office:value-type="float" office:value="1478104499012" calcext:value-type="float">
            <text:p>1478104499012</text:p>
          </table:table-cell>
          <table:table-cell office:value-type="float" office:value="1478104499239" calcext:value-type="float">
            <text:p>1478104499239</text:p>
          </table:table-cell>
          <table:table-cell office:value-type="float" office:value="1478104499290" calcext:value-type="float">
            <text:p>1478104499290</text:p>
          </table:table-cell>
          <table:table-cell/>
          <table:table-cell table:formula="of:=[.G616]-[.F616]" office:value-type="float" office:value="1" calcext:value-type="float">
            <text:p>1</text:p>
          </table:table-cell>
          <table:table-cell table:formula="of:=[.H616]-[.G616]" office:value-type="float" office:value="0" calcext:value-type="float">
            <text:p>0</text:p>
          </table:table-cell>
          <table:table-cell table:formula="of:=[.I616]-[.H616]" office:value-type="float" office:value="0" calcext:value-type="float">
            <text:p>0</text:p>
          </table:table-cell>
          <table:table-cell table:number-columns-repeated="2"/>
          <table:table-cell table:formula="of:=[.L616]-[.K616]" office:value-type="float" office:value="227" calcext:value-type="float">
            <text:p>227</text:p>
          </table:table-cell>
          <table:table-cell table:formula="of:=[.M616]-[.L616]" office:value-type="float" office:value="51" calcext:value-type="float">
            <text:p>51</text:p>
          </table:table-cell>
          <table:table-cell table:formula="of:=[.M616]-[.F616]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49711" calcext:value-type="float">
            <text:p>49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20" calcext:value-type="float">
            <text:p>201720</text:p>
          </table:table-cell>
          <table:table-cell office:value-type="float" office:value="1478104499120" calcext:value-type="float">
            <text:p>1478104499120</text:p>
          </table:table-cell>
          <table:table-cell table:number-columns-repeated="3" office:value-type="float" office:value="1478104499122" calcext:value-type="float">
            <text:p>1478104499122</text:p>
          </table:table-cell>
          <table:table-cell office:value-type="string" calcext:value-type="string">
            <text:p>?</text:p>
          </table:table-cell>
          <table:table-cell office:value-type="float" office:value="1478104499122" calcext:value-type="float">
            <text:p>1478104499122</text:p>
          </table:table-cell>
          <table:table-cell office:value-type="float" office:value="1478104499322" calcext:value-type="float">
            <text:p>1478104499322</text:p>
          </table:table-cell>
          <table:table-cell office:value-type="float" office:value="1478104499367" calcext:value-type="float">
            <text:p>1478104499367</text:p>
          </table:table-cell>
          <table:table-cell/>
          <table:table-cell table:formula="of:=[.G617]-[.F617]" office:value-type="float" office:value="2" calcext:value-type="float">
            <text:p>2</text:p>
          </table:table-cell>
          <table:table-cell table:formula="of:=[.H617]-[.G617]" office:value-type="float" office:value="0" calcext:value-type="float">
            <text:p>0</text:p>
          </table:table-cell>
          <table:table-cell table:formula="of:=[.I617]-[.H617]" office:value-type="float" office:value="0" calcext:value-type="float">
            <text:p>0</text:p>
          </table:table-cell>
          <table:table-cell table:number-columns-repeated="2"/>
          <table:table-cell table:formula="of:=[.L617]-[.K617]" office:value-type="float" office:value="200" calcext:value-type="float">
            <text:p>200</text:p>
          </table:table-cell>
          <table:table-cell table:formula="of:=[.M617]-[.L617]" office:value-type="float" office:value="45" calcext:value-type="float">
            <text:p>45</text:p>
          </table:table-cell>
          <table:table-cell table:formula="of:=[.M617]-[.F617]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49704" calcext:value-type="float">
            <text:p>49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594" calcext:value-type="float">
            <text:p>400594</text:p>
          </table:table-cell>
          <table:table-cell office:value-type="float" office:value="1478104499115" calcext:value-type="float">
            <text:p>1478104499115</text:p>
          </table:table-cell>
          <table:table-cell table:number-columns-repeated="3" office:value-type="float" office:value="1478104499122" calcext:value-type="float">
            <text:p>1478104499122</text:p>
          </table:table-cell>
          <table:table-cell office:value-type="string" calcext:value-type="string">
            <text:p>?</text:p>
          </table:table-cell>
          <table:table-cell office:value-type="float" office:value="1478104499122" calcext:value-type="float">
            <text:p>1478104499122</text:p>
          </table:table-cell>
          <table:table-cell office:value-type="float" office:value="1478104499365" calcext:value-type="float">
            <text:p>1478104499365</text:p>
          </table:table-cell>
          <table:table-cell office:value-type="float" office:value="1478104499373" calcext:value-type="float">
            <text:p>1478104499373</text:p>
          </table:table-cell>
          <table:table-cell/>
          <table:table-cell table:formula="of:=[.G618]-[.F618]" office:value-type="float" office:value="7" calcext:value-type="float">
            <text:p>7</text:p>
          </table:table-cell>
          <table:table-cell table:formula="of:=[.H618]-[.G618]" office:value-type="float" office:value="0" calcext:value-type="float">
            <text:p>0</text:p>
          </table:table-cell>
          <table:table-cell table:formula="of:=[.I618]-[.H618]" office:value-type="float" office:value="0" calcext:value-type="float">
            <text:p>0</text:p>
          </table:table-cell>
          <table:table-cell table:number-columns-repeated="2"/>
          <table:table-cell table:formula="of:=[.L618]-[.K618]" office:value-type="float" office:value="243" calcext:value-type="float">
            <text:p>243</text:p>
          </table:table-cell>
          <table:table-cell table:formula="of:=[.M618]-[.L618]" office:value-type="float" office:value="8" calcext:value-type="float">
            <text:p>8</text:p>
          </table:table-cell>
          <table:table-cell table:formula="of:=[.M618]-[.F618]"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49710" calcext:value-type="float">
            <text:p>497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316" calcext:value-type="float">
            <text:p>2316</text:p>
          </table:table-cell>
          <table:table-cell table:number-columns-repeated="4" office:value-type="float" office:value="1478104499180" calcext:value-type="float">
            <text:p>1478104499180</text:p>
          </table:table-cell>
          <table:table-cell office:value-type="string" calcext:value-type="string">
            <text:p>?</text:p>
          </table:table-cell>
          <table:table-cell office:value-type="float" office:value="1478104499180" calcext:value-type="float">
            <text:p>1478104499180</text:p>
          </table:table-cell>
          <table:table-cell office:value-type="float" office:value="1478104499394" calcext:value-type="float">
            <text:p>1478104499394</text:p>
          </table:table-cell>
          <table:table-cell office:value-type="float" office:value="1478104499404" calcext:value-type="float">
            <text:p>1478104499404</text:p>
          </table:table-cell>
          <table:table-cell/>
          <table:table-cell table:formula="of:=[.G619]-[.F619]" office:value-type="float" office:value="0" calcext:value-type="float">
            <text:p>0</text:p>
          </table:table-cell>
          <table:table-cell table:formula="of:=[.H619]-[.G619]" office:value-type="float" office:value="0" calcext:value-type="float">
            <text:p>0</text:p>
          </table:table-cell>
          <table:table-cell table:formula="of:=[.I619]-[.H619]" office:value-type="float" office:value="0" calcext:value-type="float">
            <text:p>0</text:p>
          </table:table-cell>
          <table:table-cell table:number-columns-repeated="2"/>
          <table:table-cell table:formula="of:=[.L619]-[.K619]" office:value-type="float" office:value="214" calcext:value-type="float">
            <text:p>214</text:p>
          </table:table-cell>
          <table:table-cell table:formula="of:=[.M619]-[.L619]" office:value-type="float" office:value="10" calcext:value-type="float">
            <text:p>10</text:p>
          </table:table-cell>
          <table:table-cell table:formula="of:=[.M619]-[.F619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9708" calcext:value-type="float">
            <text:p>49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78" calcext:value-type="float">
            <text:p>100878</text:p>
          </table:table-cell>
          <table:table-cell office:value-type="float" office:value="1478104499186" calcext:value-type="float">
            <text:p>1478104499186</text:p>
          </table:table-cell>
          <table:table-cell table:number-columns-repeated="3" office:value-type="float" office:value="1478104499185" calcext:value-type="float">
            <text:p>1478104499185</text:p>
          </table:table-cell>
          <table:table-cell office:value-type="string" calcext:value-type="string">
            <text:p>?</text:p>
          </table:table-cell>
          <table:table-cell office:value-type="float" office:value="1478104499196" calcext:value-type="float">
            <text:p>1478104499196</text:p>
          </table:table-cell>
          <table:table-cell office:value-type="float" office:value="1478104499417" calcext:value-type="float">
            <text:p>1478104499417</text:p>
          </table:table-cell>
          <table:table-cell office:value-type="float" office:value="1478104499429" calcext:value-type="float">
            <text:p>1478104499429</text:p>
          </table:table-cell>
          <table:table-cell/>
          <table:table-cell table:formula="of:=[.G620]-[.F620]" office:value-type="float" office:value="-1" calcext:value-type="float">
            <text:p>-1</text:p>
          </table:table-cell>
          <table:table-cell table:formula="of:=[.H620]-[.G620]" office:value-type="float" office:value="0" calcext:value-type="float">
            <text:p>0</text:p>
          </table:table-cell>
          <table:table-cell table:formula="of:=[.I620]-[.H620]" office:value-type="float" office:value="0" calcext:value-type="float">
            <text:p>0</text:p>
          </table:table-cell>
          <table:table-cell table:number-columns-repeated="2"/>
          <table:table-cell table:formula="of:=[.L620]-[.K620]" office:value-type="float" office:value="221" calcext:value-type="float">
            <text:p>221</text:p>
          </table:table-cell>
          <table:table-cell table:formula="of:=[.M620]-[.L620]" office:value-type="float" office:value="12" calcext:value-type="float">
            <text:p>12</text:p>
          </table:table-cell>
          <table:table-cell table:formula="of:=[.M620]-[.F620]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49712" calcext:value-type="float">
            <text:p>49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495" calcext:value-type="float">
            <text:p>300495</text:p>
          </table:table-cell>
          <table:table-cell office:value-type="float" office:value="1478104499189" calcext:value-type="float">
            <text:p>1478104499189</text:p>
          </table:table-cell>
          <table:table-cell table:number-columns-repeated="3" office:value-type="float" office:value="1478104499196" calcext:value-type="float">
            <text:p>1478104499196</text:p>
          </table:table-cell>
          <table:table-cell office:value-type="string" calcext:value-type="string">
            <text:p>?</text:p>
          </table:table-cell>
          <table:table-cell office:value-type="float" office:value="1478104499196" calcext:value-type="float">
            <text:p>1478104499196</text:p>
          </table:table-cell>
          <table:table-cell office:value-type="float" office:value="1478104499459" calcext:value-type="float">
            <text:p>1478104499459</text:p>
          </table:table-cell>
          <table:table-cell office:value-type="float" office:value="1478104499545" calcext:value-type="float">
            <text:p>1478104499545</text:p>
          </table:table-cell>
          <table:table-cell/>
          <table:table-cell table:formula="of:=[.G621]-[.F621]" office:value-type="float" office:value="7" calcext:value-type="float">
            <text:p>7</text:p>
          </table:table-cell>
          <table:table-cell table:formula="of:=[.H621]-[.G621]" office:value-type="float" office:value="0" calcext:value-type="float">
            <text:p>0</text:p>
          </table:table-cell>
          <table:table-cell table:formula="of:=[.I621]-[.H621]" office:value-type="float" office:value="0" calcext:value-type="float">
            <text:p>0</text:p>
          </table:table-cell>
          <table:table-cell table:number-columns-repeated="2"/>
          <table:table-cell table:formula="of:=[.L621]-[.K621]" office:value-type="float" office:value="263" calcext:value-type="float">
            <text:p>263</text:p>
          </table:table-cell>
          <table:table-cell table:formula="of:=[.M621]-[.L621]" office:value-type="float" office:value="86" calcext:value-type="float">
            <text:p>86</text:p>
          </table:table-cell>
          <table:table-cell table:formula="of:=[.M621]-[.F621]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49717" calcext:value-type="float">
            <text:p>49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880" calcext:value-type="float">
            <text:p>301880</text:p>
          </table:table-cell>
          <table:table-cell table:number-columns-repeated="4" office:value-type="float" office:value="1478104499253" calcext:value-type="float">
            <text:p>1478104499253</text:p>
          </table:table-cell>
          <table:table-cell office:value-type="string" calcext:value-type="string">
            <text:p>?</text:p>
          </table:table-cell>
          <table:table-cell office:value-type="float" office:value="1478104499253" calcext:value-type="float">
            <text:p>1478104499253</text:p>
          </table:table-cell>
          <table:table-cell office:value-type="float" office:value="1478104499451" calcext:value-type="float">
            <text:p>1478104499451</text:p>
          </table:table-cell>
          <table:table-cell office:value-type="float" office:value="1478104499596" calcext:value-type="float">
            <text:p>1478104499596</text:p>
          </table:table-cell>
          <table:table-cell/>
          <table:table-cell table:formula="of:=[.G622]-[.F622]" office:value-type="float" office:value="0" calcext:value-type="float">
            <text:p>0</text:p>
          </table:table-cell>
          <table:table-cell table:formula="of:=[.H622]-[.G622]" office:value-type="float" office:value="0" calcext:value-type="float">
            <text:p>0</text:p>
          </table:table-cell>
          <table:table-cell table:formula="of:=[.I622]-[.H622]" office:value-type="float" office:value="0" calcext:value-type="float">
            <text:p>0</text:p>
          </table:table-cell>
          <table:table-cell table:number-columns-repeated="2"/>
          <table:table-cell table:formula="of:=[.L622]-[.K622]" office:value-type="float" office:value="198" calcext:value-type="float">
            <text:p>198</text:p>
          </table:table-cell>
          <table:table-cell table:formula="of:=[.M622]-[.L622]" office:value-type="float" office:value="145" calcext:value-type="float">
            <text:p>145</text:p>
          </table:table-cell>
          <table:table-cell table:formula="of:=[.M622]-[.F622]"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49718" calcext:value-type="float">
            <text:p>497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47" calcext:value-type="float">
            <text:p>301947</text:p>
          </table:table-cell>
          <table:table-cell office:value-type="float" office:value="1478104499362" calcext:value-type="float">
            <text:p>1478104499362</text:p>
          </table:table-cell>
          <table:table-cell table:number-columns-repeated="3" office:value-type="float" office:value="1478104499361" calcext:value-type="float">
            <text:p>1478104499361</text:p>
          </table:table-cell>
          <table:table-cell office:value-type="string" calcext:value-type="string">
            <text:p>?</text:p>
          </table:table-cell>
          <table:table-cell office:value-type="float" office:value="1478104499361" calcext:value-type="float">
            <text:p>1478104499361</text:p>
          </table:table-cell>
          <table:table-cell office:value-type="float" office:value="1478104499588" calcext:value-type="float">
            <text:p>1478104499588</text:p>
          </table:table-cell>
          <table:table-cell office:value-type="float" office:value="1478104499605" calcext:value-type="float">
            <text:p>1478104499605</text:p>
          </table:table-cell>
          <table:table-cell/>
          <table:table-cell table:formula="of:=[.G623]-[.F623]" office:value-type="float" office:value="-1" calcext:value-type="float">
            <text:p>-1</text:p>
          </table:table-cell>
          <table:table-cell table:formula="of:=[.H623]-[.G623]" office:value-type="float" office:value="0" calcext:value-type="float">
            <text:p>0</text:p>
          </table:table-cell>
          <table:table-cell table:formula="of:=[.I623]-[.H623]" office:value-type="float" office:value="0" calcext:value-type="float">
            <text:p>0</text:p>
          </table:table-cell>
          <table:table-cell table:number-columns-repeated="2"/>
          <table:table-cell table:formula="of:=[.L623]-[.K623]" office:value-type="float" office:value="227" calcext:value-type="float">
            <text:p>227</text:p>
          </table:table-cell>
          <table:table-cell table:formula="of:=[.M623]-[.L623]" office:value-type="float" office:value="17" calcext:value-type="float">
            <text:p>17</text:p>
          </table:table-cell>
          <table:table-cell table:formula="of:=[.M623]-[.F623]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49716" calcext:value-type="float">
            <text:p>497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002" calcext:value-type="float">
            <text:p>101002</text:p>
          </table:table-cell>
          <table:table-cell table:number-columns-repeated="4" office:value-type="float" office:value="1478104499589" calcext:value-type="float">
            <text:p>1478104499589</text:p>
          </table:table-cell>
          <table:table-cell office:value-type="string" calcext:value-type="string">
            <text:p>?</text:p>
          </table:table-cell>
          <table:table-cell office:value-type="float" office:value="1478104499589" calcext:value-type="float">
            <text:p>1478104499589</text:p>
          </table:table-cell>
          <table:table-cell office:value-type="float" office:value="1478104499797" calcext:value-type="float">
            <text:p>1478104499797</text:p>
          </table:table-cell>
          <table:table-cell office:value-type="float" office:value="1478104499807" calcext:value-type="float">
            <text:p>1478104499807</text:p>
          </table:table-cell>
          <table:table-cell/>
          <table:table-cell table:formula="of:=[.G624]-[.F624]" office:value-type="float" office:value="0" calcext:value-type="float">
            <text:p>0</text:p>
          </table:table-cell>
          <table:table-cell table:formula="of:=[.H624]-[.G624]" office:value-type="float" office:value="0" calcext:value-type="float">
            <text:p>0</text:p>
          </table:table-cell>
          <table:table-cell table:formula="of:=[.I624]-[.H624]" office:value-type="float" office:value="0" calcext:value-type="float">
            <text:p>0</text:p>
          </table:table-cell>
          <table:table-cell table:number-columns-repeated="2"/>
          <table:table-cell table:formula="of:=[.L624]-[.K624]" office:value-type="float" office:value="208" calcext:value-type="float">
            <text:p>208</text:p>
          </table:table-cell>
          <table:table-cell table:formula="of:=[.M624]-[.L624]" office:value-type="float" office:value="10" calcext:value-type="float">
            <text:p>10</text:p>
          </table:table-cell>
          <table:table-cell table:formula="of:=[.M624]-[.F624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49714" calcext:value-type="float">
            <text:p>49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945" calcext:value-type="float">
            <text:p>201945</text:p>
          </table:table-cell>
          <table:table-cell table:number-columns-repeated="4" office:value-type="float" office:value="1478104499769" calcext:value-type="float">
            <text:p>1478104499769</text:p>
          </table:table-cell>
          <table:table-cell office:value-type="string" calcext:value-type="string">
            <text:p>?</text:p>
          </table:table-cell>
          <table:table-cell office:value-type="float" office:value="1478104499769" calcext:value-type="float">
            <text:p>1478104499769</text:p>
          </table:table-cell>
          <table:table-cell office:value-type="float" office:value="1478104499979" calcext:value-type="float">
            <text:p>1478104499979</text:p>
          </table:table-cell>
          <table:table-cell office:value-type="float" office:value="1478104500002" calcext:value-type="float">
            <text:p>1478104500002</text:p>
          </table:table-cell>
          <table:table-cell/>
          <table:table-cell table:formula="of:=[.G625]-[.F625]" office:value-type="float" office:value="0" calcext:value-type="float">
            <text:p>0</text:p>
          </table:table-cell>
          <table:table-cell table:formula="of:=[.H625]-[.G625]" office:value-type="float" office:value="0" calcext:value-type="float">
            <text:p>0</text:p>
          </table:table-cell>
          <table:table-cell table:formula="of:=[.I625]-[.H625]" office:value-type="float" office:value="0" calcext:value-type="float">
            <text:p>0</text:p>
          </table:table-cell>
          <table:table-cell table:number-columns-repeated="2"/>
          <table:table-cell table:formula="of:=[.L625]-[.K625]" office:value-type="float" office:value="210" calcext:value-type="float">
            <text:p>210</text:p>
          </table:table-cell>
          <table:table-cell table:formula="of:=[.M625]-[.L625]" office:value-type="float" office:value="23" calcext:value-type="float">
            <text:p>23</text:p>
          </table:table-cell>
          <table:table-cell table:formula="of:=[.M625]-[.F625]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49719" calcext:value-type="float">
            <text:p>497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852" calcext:value-type="float">
            <text:p>300852</text:p>
          </table:table-cell>
          <table:table-cell table:number-columns-repeated="4" office:value-type="float" office:value="1478104499759" calcext:value-type="float">
            <text:p>1478104499759</text:p>
          </table:table-cell>
          <table:table-cell office:value-type="string" calcext:value-type="string">
            <text:p>?</text:p>
          </table:table-cell>
          <table:table-cell office:value-type="float" office:value="1478104499759" calcext:value-type="float">
            <text:p>1478104499759</text:p>
          </table:table-cell>
          <table:table-cell office:value-type="float" office:value="1478104499973" calcext:value-type="float">
            <text:p>1478104499973</text:p>
          </table:table-cell>
          <table:table-cell office:value-type="float" office:value="1478104500004" calcext:value-type="float">
            <text:p>1478104500004</text:p>
          </table:table-cell>
          <table:table-cell/>
          <table:table-cell table:formula="of:=[.G626]-[.F626]" office:value-type="float" office:value="0" calcext:value-type="float">
            <text:p>0</text:p>
          </table:table-cell>
          <table:table-cell table:formula="of:=[.H626]-[.G626]" office:value-type="float" office:value="0" calcext:value-type="float">
            <text:p>0</text:p>
          </table:table-cell>
          <table:table-cell table:formula="of:=[.I626]-[.H626]" office:value-type="float" office:value="0" calcext:value-type="float">
            <text:p>0</text:p>
          </table:table-cell>
          <table:table-cell table:number-columns-repeated="2"/>
          <table:table-cell table:formula="of:=[.L626]-[.K626]" office:value-type="float" office:value="214" calcext:value-type="float">
            <text:p>214</text:p>
          </table:table-cell>
          <table:table-cell table:formula="of:=[.M626]-[.L626]" office:value-type="float" office:value="31" calcext:value-type="float">
            <text:p>31</text:p>
          </table:table-cell>
          <table:table-cell table:formula="of:=[.M626]-[.F626]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49720" calcext:value-type="float">
            <text:p>497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06" calcext:value-type="float">
            <text:p>100306</text:p>
          </table:table-cell>
          <table:table-cell table:number-columns-repeated="4" office:value-type="float" office:value="1478104499899" calcext:value-type="float">
            <text:p>1478104499899</text:p>
          </table:table-cell>
          <table:table-cell office:value-type="string" calcext:value-type="string">
            <text:p>?</text:p>
          </table:table-cell>
          <table:table-cell office:value-type="float" office:value="1478104499899" calcext:value-type="float">
            <text:p>1478104499899</text:p>
          </table:table-cell>
          <table:table-cell office:value-type="float" office:value="1478104500116" calcext:value-type="float">
            <text:p>1478104500116</text:p>
          </table:table-cell>
          <table:table-cell office:value-type="float" office:value="1478104500134" calcext:value-type="float">
            <text:p>1478104500134</text:p>
          </table:table-cell>
          <table:table-cell/>
          <table:table-cell table:formula="of:=[.G627]-[.F627]" office:value-type="float" office:value="0" calcext:value-type="float">
            <text:p>0</text:p>
          </table:table-cell>
          <table:table-cell table:formula="of:=[.H627]-[.G627]" office:value-type="float" office:value="0" calcext:value-type="float">
            <text:p>0</text:p>
          </table:table-cell>
          <table:table-cell table:formula="of:=[.I627]-[.H627]" office:value-type="float" office:value="0" calcext:value-type="float">
            <text:p>0</text:p>
          </table:table-cell>
          <table:table-cell table:number-columns-repeated="2"/>
          <table:table-cell table:formula="of:=[.L627]-[.K627]" office:value-type="float" office:value="217" calcext:value-type="float">
            <text:p>217</text:p>
          </table:table-cell>
          <table:table-cell table:formula="of:=[.M627]-[.L627]" office:value-type="float" office:value="18" calcext:value-type="float">
            <text:p>18</text:p>
          </table:table-cell>
          <table:table-cell table:formula="of:=[.M627]-[.F627]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49721" calcext:value-type="float">
            <text:p>497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456" calcext:value-type="float">
            <text:p>302456</text:p>
          </table:table-cell>
          <table:table-cell office:value-type="float" office:value="1478104500011" calcext:value-type="float">
            <text:p>1478104500011</text:p>
          </table:table-cell>
          <table:table-cell office:value-type="float" office:value="1478104500010" calcext:value-type="float">
            <text:p>1478104500010</text:p>
          </table:table-cell>
          <table:table-cell table:number-columns-repeated="2" office:value-type="float" office:value="1478104500011" calcext:value-type="float">
            <text:p>1478104500011</text:p>
          </table:table-cell>
          <table:table-cell office:value-type="string" calcext:value-type="string">
            <text:p>?</text:p>
          </table:table-cell>
          <table:table-cell office:value-type="float" office:value="1478104500011" calcext:value-type="float">
            <text:p>1478104500011</text:p>
          </table:table-cell>
          <table:table-cell office:value-type="float" office:value="1478104500217" calcext:value-type="float">
            <text:p>1478104500217</text:p>
          </table:table-cell>
          <table:table-cell office:value-type="float" office:value="1478104500241" calcext:value-type="float">
            <text:p>1478104500241</text:p>
          </table:table-cell>
          <table:table-cell/>
          <table:table-cell table:formula="of:=[.G628]-[.F628]" office:value-type="float" office:value="-1" calcext:value-type="float">
            <text:p>-1</text:p>
          </table:table-cell>
          <table:table-cell table:formula="of:=[.H628]-[.G628]" office:value-type="float" office:value="1" calcext:value-type="float">
            <text:p>1</text:p>
          </table:table-cell>
          <table:table-cell table:formula="of:=[.I628]-[.H628]" office:value-type="float" office:value="0" calcext:value-type="float">
            <text:p>0</text:p>
          </table:table-cell>
          <table:table-cell table:number-columns-repeated="2"/>
          <table:table-cell table:formula="of:=[.L628]-[.K628]" office:value-type="float" office:value="206" calcext:value-type="float">
            <text:p>206</text:p>
          </table:table-cell>
          <table:table-cell table:formula="of:=[.M628]-[.L628]" office:value-type="float" office:value="24" calcext:value-type="float">
            <text:p>24</text:p>
          </table:table-cell>
          <table:table-cell table:formula="of:=[.M628]-[.F628]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49722" calcext:value-type="float">
            <text:p>497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920" calcext:value-type="float">
            <text:p>201920</text:p>
          </table:table-cell>
          <table:table-cell table:number-columns-repeated="4" office:value-type="float" office:value="1478104500057" calcext:value-type="float">
            <text:p>1478104500057</text:p>
          </table:table-cell>
          <table:table-cell office:value-type="string" calcext:value-type="string">
            <text:p>?</text:p>
          </table:table-cell>
          <table:table-cell office:value-type="float" office:value="1478104500057" calcext:value-type="float">
            <text:p>1478104500057</text:p>
          </table:table-cell>
          <table:table-cell office:value-type="float" office:value="1478104500272" calcext:value-type="float">
            <text:p>1478104500272</text:p>
          </table:table-cell>
          <table:table-cell office:value-type="float" office:value="1478104500336" calcext:value-type="float">
            <text:p>1478104500336</text:p>
          </table:table-cell>
          <table:table-cell/>
          <table:table-cell table:formula="of:=[.G629]-[.F629]" office:value-type="float" office:value="0" calcext:value-type="float">
            <text:p>0</text:p>
          </table:table-cell>
          <table:table-cell table:formula="of:=[.H629]-[.G629]" office:value-type="float" office:value="0" calcext:value-type="float">
            <text:p>0</text:p>
          </table:table-cell>
          <table:table-cell table:formula="of:=[.I629]-[.H629]" office:value-type="float" office:value="0" calcext:value-type="float">
            <text:p>0</text:p>
          </table:table-cell>
          <table:table-cell table:number-columns-repeated="2"/>
          <table:table-cell table:formula="of:=[.L629]-[.K629]" office:value-type="float" office:value="215" calcext:value-type="float">
            <text:p>215</text:p>
          </table:table-cell>
          <table:table-cell table:formula="of:=[.M629]-[.L629]" office:value-type="float" office:value="64" calcext:value-type="float">
            <text:p>64</text:p>
          </table:table-cell>
          <table:table-cell table:formula="of:=[.M629]-[.F629]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49713" calcext:value-type="float">
            <text:p>49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184" calcext:value-type="float">
            <text:p>401184</text:p>
          </table:table-cell>
          <table:table-cell office:value-type="float" office:value="1478104500145" calcext:value-type="float">
            <text:p>1478104500145</text:p>
          </table:table-cell>
          <table:table-cell table:number-columns-repeated="3" office:value-type="float" office:value="1478104500144" calcext:value-type="float">
            <text:p>1478104500144</text:p>
          </table:table-cell>
          <table:table-cell office:value-type="string" calcext:value-type="string">
            <text:p>?</text:p>
          </table:table-cell>
          <table:table-cell office:value-type="float" office:value="1478104500144" calcext:value-type="float">
            <text:p>1478104500144</text:p>
          </table:table-cell>
          <table:table-cell office:value-type="float" office:value="1478104500378" calcext:value-type="float">
            <text:p>1478104500378</text:p>
          </table:table-cell>
          <table:table-cell office:value-type="float" office:value="1478104500419" calcext:value-type="float">
            <text:p>1478104500419</text:p>
          </table:table-cell>
          <table:table-cell/>
          <table:table-cell table:formula="of:=[.G630]-[.F630]" office:value-type="float" office:value="-1" calcext:value-type="float">
            <text:p>-1</text:p>
          </table:table-cell>
          <table:table-cell table:formula="of:=[.H630]-[.G630]" office:value-type="float" office:value="0" calcext:value-type="float">
            <text:p>0</text:p>
          </table:table-cell>
          <table:table-cell table:formula="of:=[.I630]-[.H630]" office:value-type="float" office:value="0" calcext:value-type="float">
            <text:p>0</text:p>
          </table:table-cell>
          <table:table-cell table:number-columns-repeated="2"/>
          <table:table-cell table:formula="of:=[.L630]-[.K630]" office:value-type="float" office:value="234" calcext:value-type="float">
            <text:p>234</text:p>
          </table:table-cell>
          <table:table-cell table:formula="of:=[.M630]-[.L630]" office:value-type="float" office:value="41" calcext:value-type="float">
            <text:p>41</text:p>
          </table:table-cell>
          <table:table-cell table:formula="of:=[.M630]-[.F630]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49723" calcext:value-type="float">
            <text:p>497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17" calcext:value-type="float">
            <text:p>101417</text:p>
          </table:table-cell>
          <table:table-cell office:value-type="float" office:value="1478104500149" calcext:value-type="float">
            <text:p>1478104500149</text:p>
          </table:table-cell>
          <table:table-cell table:number-columns-repeated="3" office:value-type="float" office:value="1478104500148" calcext:value-type="float">
            <text:p>1478104500148</text:p>
          </table:table-cell>
          <table:table-cell office:value-type="string" calcext:value-type="string">
            <text:p>?</text:p>
          </table:table-cell>
          <table:table-cell office:value-type="float" office:value="1478104500148" calcext:value-type="float">
            <text:p>1478104500148</text:p>
          </table:table-cell>
          <table:table-cell office:value-type="float" office:value="1478104500384" calcext:value-type="float">
            <text:p>1478104500384</text:p>
          </table:table-cell>
          <table:table-cell office:value-type="float" office:value="1478104500420" calcext:value-type="float">
            <text:p>1478104500420</text:p>
          </table:table-cell>
          <table:table-cell/>
          <table:table-cell table:formula="of:=[.G631]-[.F631]" office:value-type="float" office:value="-1" calcext:value-type="float">
            <text:p>-1</text:p>
          </table:table-cell>
          <table:table-cell table:formula="of:=[.H631]-[.G631]" office:value-type="float" office:value="0" calcext:value-type="float">
            <text:p>0</text:p>
          </table:table-cell>
          <table:table-cell table:formula="of:=[.I631]-[.H631]" office:value-type="float" office:value="0" calcext:value-type="float">
            <text:p>0</text:p>
          </table:table-cell>
          <table:table-cell table:number-columns-repeated="2"/>
          <table:table-cell table:formula="of:=[.L631]-[.K631]" office:value-type="float" office:value="236" calcext:value-type="float">
            <text:p>236</text:p>
          </table:table-cell>
          <table:table-cell table:formula="of:=[.M631]-[.L631]" office:value-type="float" office:value="36" calcext:value-type="float">
            <text:p>36</text:p>
          </table:table-cell>
          <table:table-cell table:formula="of:=[.M631]-[.F631]"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49724" calcext:value-type="float">
            <text:p>497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991" calcext:value-type="float">
            <text:p>300991</text:p>
          </table:table-cell>
          <table:table-cell office:value-type="float" office:value="1478104500380" calcext:value-type="float">
            <text:p>1478104500380</text:p>
          </table:table-cell>
          <table:table-cell office:value-type="float" office:value="1478104500379" calcext:value-type="float">
            <text:p>1478104500379</text:p>
          </table:table-cell>
          <table:table-cell table:number-columns-repeated="2" office:value-type="float" office:value="1478104500380" calcext:value-type="float">
            <text:p>1478104500380</text:p>
          </table:table-cell>
          <table:table-cell office:value-type="string" calcext:value-type="string">
            <text:p>?</text:p>
          </table:table-cell>
          <table:table-cell office:value-type="float" office:value="1478104500380" calcext:value-type="float">
            <text:p>1478104500380</text:p>
          </table:table-cell>
          <table:table-cell office:value-type="float" office:value="1478104500589" calcext:value-type="float">
            <text:p>1478104500589</text:p>
          </table:table-cell>
          <table:table-cell office:value-type="float" office:value="1478104500609" calcext:value-type="float">
            <text:p>1478104500609</text:p>
          </table:table-cell>
          <table:table-cell/>
          <table:table-cell table:formula="of:=[.G632]-[.F632]" office:value-type="float" office:value="-1" calcext:value-type="float">
            <text:p>-1</text:p>
          </table:table-cell>
          <table:table-cell table:formula="of:=[.H632]-[.G632]" office:value-type="float" office:value="1" calcext:value-type="float">
            <text:p>1</text:p>
          </table:table-cell>
          <table:table-cell table:formula="of:=[.I632]-[.H632]" office:value-type="float" office:value="0" calcext:value-type="float">
            <text:p>0</text:p>
          </table:table-cell>
          <table:table-cell table:number-columns-repeated="2"/>
          <table:table-cell table:formula="of:=[.L632]-[.K632]" office:value-type="float" office:value="209" calcext:value-type="float">
            <text:p>209</text:p>
          </table:table-cell>
          <table:table-cell table:formula="of:=[.M632]-[.L632]" office:value-type="float" office:value="20" calcext:value-type="float">
            <text:p>20</text:p>
          </table:table-cell>
          <table:table-cell table:formula="of:=[.M632]-[.F632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49727" calcext:value-type="float">
            <text:p>49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52" calcext:value-type="float">
            <text:p>100252</text:p>
          </table:table-cell>
          <table:table-cell office:value-type="float" office:value="1478104500551" calcext:value-type="float">
            <text:p>1478104500551</text:p>
          </table:table-cell>
          <table:table-cell table:number-columns-repeated="3" office:value-type="float" office:value="1478104500550" calcext:value-type="float">
            <text:p>1478104500550</text:p>
          </table:table-cell>
          <table:table-cell office:value-type="string" calcext:value-type="string">
            <text:p>?</text:p>
          </table:table-cell>
          <table:table-cell office:value-type="float" office:value="1478104500550" calcext:value-type="float">
            <text:p>1478104500550</text:p>
          </table:table-cell>
          <table:table-cell office:value-type="float" office:value="1478104500747" calcext:value-type="float">
            <text:p>1478104500747</text:p>
          </table:table-cell>
          <table:table-cell office:value-type="float" office:value="1478104500758" calcext:value-type="float">
            <text:p>1478104500758</text:p>
          </table:table-cell>
          <table:table-cell/>
          <table:table-cell table:formula="of:=[.G633]-[.F633]" office:value-type="float" office:value="-1" calcext:value-type="float">
            <text:p>-1</text:p>
          </table:table-cell>
          <table:table-cell table:formula="of:=[.H633]-[.G633]" office:value-type="float" office:value="0" calcext:value-type="float">
            <text:p>0</text:p>
          </table:table-cell>
          <table:table-cell table:formula="of:=[.I633]-[.H633]" office:value-type="float" office:value="0" calcext:value-type="float">
            <text:p>0</text:p>
          </table:table-cell>
          <table:table-cell table:number-columns-repeated="2"/>
          <table:table-cell table:formula="of:=[.L633]-[.K633]" office:value-type="float" office:value="197" calcext:value-type="float">
            <text:p>197</text:p>
          </table:table-cell>
          <table:table-cell table:formula="of:=[.M633]-[.L633]" office:value-type="float" office:value="11" calcext:value-type="float">
            <text:p>11</text:p>
          </table:table-cell>
          <table:table-cell table:formula="of:=[.M633]-[.F633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49725" calcext:value-type="float">
            <text:p>49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28" calcext:value-type="float">
            <text:p>201228</text:p>
          </table:table-cell>
          <table:table-cell office:value-type="float" office:value="1478104500628" calcext:value-type="float">
            <text:p>1478104500628</text:p>
          </table:table-cell>
          <table:table-cell table:number-columns-repeated="3" office:value-type="float" office:value="1478104500631" calcext:value-type="float">
            <text:p>1478104500631</text:p>
          </table:table-cell>
          <table:table-cell office:value-type="string" calcext:value-type="string">
            <text:p>?</text:p>
          </table:table-cell>
          <table:table-cell office:value-type="float" office:value="1478104500631" calcext:value-type="float">
            <text:p>1478104500631</text:p>
          </table:table-cell>
          <table:table-cell office:value-type="float" office:value="1478104500839" calcext:value-type="float">
            <text:p>1478104500839</text:p>
          </table:table-cell>
          <table:table-cell office:value-type="float" office:value="1478104500851" calcext:value-type="float">
            <text:p>1478104500851</text:p>
          </table:table-cell>
          <table:table-cell/>
          <table:table-cell table:formula="of:=[.G634]-[.F634]" office:value-type="float" office:value="3" calcext:value-type="float">
            <text:p>3</text:p>
          </table:table-cell>
          <table:table-cell table:formula="of:=[.H634]-[.G634]" office:value-type="float" office:value="0" calcext:value-type="float">
            <text:p>0</text:p>
          </table:table-cell>
          <table:table-cell table:formula="of:=[.I634]-[.H634]" office:value-type="float" office:value="0" calcext:value-type="float">
            <text:p>0</text:p>
          </table:table-cell>
          <table:table-cell table:number-columns-repeated="2"/>
          <table:table-cell table:formula="of:=[.L634]-[.K634]" office:value-type="float" office:value="208" calcext:value-type="float">
            <text:p>208</text:p>
          </table:table-cell>
          <table:table-cell table:formula="of:=[.M634]-[.L634]" office:value-type="float" office:value="12" calcext:value-type="float">
            <text:p>12</text:p>
          </table:table-cell>
          <table:table-cell table:formula="of:=[.M634]-[.F634]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729" calcext:value-type="float">
            <text:p>497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785" calcext:value-type="float">
            <text:p>101785</text:p>
          </table:table-cell>
          <table:table-cell office:value-type="float" office:value="1478104500659" calcext:value-type="float">
            <text:p>1478104500659</text:p>
          </table:table-cell>
          <table:table-cell office:value-type="float" office:value="1478104500658" calcext:value-type="float">
            <text:p>1478104500658</text:p>
          </table:table-cell>
          <table:table-cell table:number-columns-repeated="2" office:value-type="float" office:value="1478104500659" calcext:value-type="float">
            <text:p>1478104500659</text:p>
          </table:table-cell>
          <table:table-cell office:value-type="string" calcext:value-type="string">
            <text:p>?</text:p>
          </table:table-cell>
          <table:table-cell office:value-type="float" office:value="1478104500659" calcext:value-type="float">
            <text:p>1478104500659</text:p>
          </table:table-cell>
          <table:table-cell office:value-type="float" office:value="1478104500863" calcext:value-type="float">
            <text:p>1478104500863</text:p>
          </table:table-cell>
          <table:table-cell office:value-type="float" office:value="1478104500874" calcext:value-type="float">
            <text:p>1478104500874</text:p>
          </table:table-cell>
          <table:table-cell/>
          <table:table-cell table:formula="of:=[.G635]-[.F635]" office:value-type="float" office:value="-1" calcext:value-type="float">
            <text:p>-1</text:p>
          </table:table-cell>
          <table:table-cell table:formula="of:=[.H635]-[.G635]" office:value-type="float" office:value="1" calcext:value-type="float">
            <text:p>1</text:p>
          </table:table-cell>
          <table:table-cell table:formula="of:=[.I635]-[.H635]" office:value-type="float" office:value="0" calcext:value-type="float">
            <text:p>0</text:p>
          </table:table-cell>
          <table:table-cell table:number-columns-repeated="2"/>
          <table:table-cell table:formula="of:=[.L635]-[.K635]" office:value-type="float" office:value="204" calcext:value-type="float">
            <text:p>204</text:p>
          </table:table-cell>
          <table:table-cell table:formula="of:=[.M635]-[.L635]" office:value-type="float" office:value="11" calcext:value-type="float">
            <text:p>11</text:p>
          </table:table-cell>
          <table:table-cell table:formula="of:=[.M635]-[.F635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9731" calcext:value-type="float">
            <text:p>49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422" calcext:value-type="float">
            <text:p>100422</text:p>
          </table:table-cell>
          <table:table-cell office:value-type="float" office:value="1478104500804" calcext:value-type="float">
            <text:p>1478104500804</text:p>
          </table:table-cell>
          <table:table-cell table:number-columns-repeated="3" office:value-type="float" office:value="1478104500803" calcext:value-type="float">
            <text:p>1478104500803</text:p>
          </table:table-cell>
          <table:table-cell office:value-type="string" calcext:value-type="string">
            <text:p>?</text:p>
          </table:table-cell>
          <table:table-cell office:value-type="float" office:value="1478104500803" calcext:value-type="float">
            <text:p>1478104500803</text:p>
          </table:table-cell>
          <table:table-cell office:value-type="float" office:value="1478104501021" calcext:value-type="float">
            <text:p>1478104501021</text:p>
          </table:table-cell>
          <table:table-cell office:value-type="float" office:value="1478104501054" calcext:value-type="float">
            <text:p>1478104501054</text:p>
          </table:table-cell>
          <table:table-cell/>
          <table:table-cell table:formula="of:=[.G636]-[.F636]" office:value-type="float" office:value="-1" calcext:value-type="float">
            <text:p>-1</text:p>
          </table:table-cell>
          <table:table-cell table:formula="of:=[.H636]-[.G636]" office:value-type="float" office:value="0" calcext:value-type="float">
            <text:p>0</text:p>
          </table:table-cell>
          <table:table-cell table:formula="of:=[.I636]-[.H636]" office:value-type="float" office:value="0" calcext:value-type="float">
            <text:p>0</text:p>
          </table:table-cell>
          <table:table-cell table:number-columns-repeated="2"/>
          <table:table-cell table:formula="of:=[.L636]-[.K636]" office:value-type="float" office:value="218" calcext:value-type="float">
            <text:p>218</text:p>
          </table:table-cell>
          <table:table-cell table:formula="of:=[.M636]-[.L636]" office:value-type="float" office:value="33" calcext:value-type="float">
            <text:p>33</text:p>
          </table:table-cell>
          <table:table-cell table:formula="of:=[.M636]-[.F636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9730" calcext:value-type="float">
            <text:p>497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401" calcext:value-type="float">
            <text:p>201401</text:p>
          </table:table-cell>
          <table:table-cell table:number-columns-repeated="4" office:value-type="float" office:value="1478104500944" calcext:value-type="float">
            <text:p>1478104500944</text:p>
          </table:table-cell>
          <table:table-cell office:value-type="string" calcext:value-type="string">
            <text:p>?</text:p>
          </table:table-cell>
          <table:table-cell office:value-type="float" office:value="1478104500944" calcext:value-type="float">
            <text:p>1478104500944</text:p>
          </table:table-cell>
          <table:table-cell office:value-type="float" office:value="1478104501149" calcext:value-type="float">
            <text:p>1478104501149</text:p>
          </table:table-cell>
          <table:table-cell office:value-type="float" office:value="1478104501182" calcext:value-type="float">
            <text:p>1478104501182</text:p>
          </table:table-cell>
          <table:table-cell/>
          <table:table-cell table:formula="of:=[.G637]-[.F637]" office:value-type="float" office:value="0" calcext:value-type="float">
            <text:p>0</text:p>
          </table:table-cell>
          <table:table-cell table:formula="of:=[.H637]-[.G637]" office:value-type="float" office:value="0" calcext:value-type="float">
            <text:p>0</text:p>
          </table:table-cell>
          <table:table-cell table:formula="of:=[.I637]-[.H637]" office:value-type="float" office:value="0" calcext:value-type="float">
            <text:p>0</text:p>
          </table:table-cell>
          <table:table-cell table:number-columns-repeated="2"/>
          <table:table-cell table:formula="of:=[.L637]-[.K637]" office:value-type="float" office:value="205" calcext:value-type="float">
            <text:p>205</text:p>
          </table:table-cell>
          <table:table-cell table:formula="of:=[.M637]-[.L637]" office:value-type="float" office:value="33" calcext:value-type="float">
            <text:p>33</text:p>
          </table:table-cell>
          <table:table-cell table:formula="of:=[.M637]-[.F637]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49733" calcext:value-type="float">
            <text:p>497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344" calcext:value-type="float">
            <text:p>202344</text:p>
          </table:table-cell>
          <table:table-cell office:value-type="float" office:value="1478104501069" calcext:value-type="float">
            <text:p>1478104501069</text:p>
          </table:table-cell>
          <table:table-cell table:number-columns-repeated="3" office:value-type="float" office:value="1478104501068" calcext:value-type="float">
            <text:p>1478104501068</text:p>
          </table:table-cell>
          <table:table-cell office:value-type="string" calcext:value-type="string">
            <text:p>?</text:p>
          </table:table-cell>
          <table:table-cell office:value-type="float" office:value="1478104501068" calcext:value-type="float">
            <text:p>1478104501068</text:p>
          </table:table-cell>
          <table:table-cell office:value-type="float" office:value="1478104501283" calcext:value-type="float">
            <text:p>1478104501283</text:p>
          </table:table-cell>
          <table:table-cell office:value-type="float" office:value="1478104501306" calcext:value-type="float">
            <text:p>1478104501306</text:p>
          </table:table-cell>
          <table:table-cell/>
          <table:table-cell table:formula="of:=[.G638]-[.F638]" office:value-type="float" office:value="-1" calcext:value-type="float">
            <text:p>-1</text:p>
          </table:table-cell>
          <table:table-cell table:formula="of:=[.H638]-[.G638]" office:value-type="float" office:value="0" calcext:value-type="float">
            <text:p>0</text:p>
          </table:table-cell>
          <table:table-cell table:formula="of:=[.I638]-[.H638]" office:value-type="float" office:value="0" calcext:value-type="float">
            <text:p>0</text:p>
          </table:table-cell>
          <table:table-cell table:number-columns-repeated="2"/>
          <table:table-cell table:formula="of:=[.L638]-[.K638]" office:value-type="float" office:value="215" calcext:value-type="float">
            <text:p>215</text:p>
          </table:table-cell>
          <table:table-cell table:formula="of:=[.M638]-[.L638]" office:value-type="float" office:value="23" calcext:value-type="float">
            <text:p>23</text:p>
          </table:table-cell>
          <table:table-cell table:formula="of:=[.M638]-[.F638]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49734" calcext:value-type="float">
            <text:p>49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351" calcext:value-type="float">
            <text:p>200351</text:p>
          </table:table-cell>
          <table:table-cell table:number-columns-repeated="4" office:value-type="float" office:value="1478104501119" calcext:value-type="float">
            <text:p>1478104501119</text:p>
          </table:table-cell>
          <table:table-cell office:value-type="string" calcext:value-type="string">
            <text:p>?</text:p>
          </table:table-cell>
          <table:table-cell office:value-type="float" office:value="1478104501119" calcext:value-type="float">
            <text:p>1478104501119</text:p>
          </table:table-cell>
          <table:table-cell office:value-type="float" office:value="1478104501342" calcext:value-type="float">
            <text:p>1478104501342</text:p>
          </table:table-cell>
          <table:table-cell office:value-type="float" office:value="1478104501352" calcext:value-type="float">
            <text:p>1478104501352</text:p>
          </table:table-cell>
          <table:table-cell/>
          <table:table-cell table:formula="of:=[.G639]-[.F639]" office:value-type="float" office:value="0" calcext:value-type="float">
            <text:p>0</text:p>
          </table:table-cell>
          <table:table-cell table:formula="of:=[.H639]-[.G639]" office:value-type="float" office:value="0" calcext:value-type="float">
            <text:p>0</text:p>
          </table:table-cell>
          <table:table-cell table:formula="of:=[.I639]-[.H639]" office:value-type="float" office:value="0" calcext:value-type="float">
            <text:p>0</text:p>
          </table:table-cell>
          <table:table-cell table:number-columns-repeated="2"/>
          <table:table-cell table:formula="of:=[.L639]-[.K639]" office:value-type="float" office:value="223" calcext:value-type="float">
            <text:p>223</text:p>
          </table:table-cell>
          <table:table-cell table:formula="of:=[.M639]-[.L639]" office:value-type="float" office:value="10" calcext:value-type="float">
            <text:p>10</text:p>
          </table:table-cell>
          <table:table-cell table:formula="of:=[.M639]-[.F639]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49728" calcext:value-type="float">
            <text:p>497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483" calcext:value-type="float">
            <text:p>302483</text:p>
          </table:table-cell>
          <table:table-cell office:value-type="float" office:value="1478104501156" calcext:value-type="float">
            <text:p>1478104501156</text:p>
          </table:table-cell>
          <table:table-cell table:number-columns-repeated="3" office:value-type="float" office:value="1478104501155" calcext:value-type="float">
            <text:p>1478104501155</text:p>
          </table:table-cell>
          <table:table-cell office:value-type="string" calcext:value-type="string">
            <text:p>?</text:p>
          </table:table-cell>
          <table:table-cell office:value-type="float" office:value="1478104501155" calcext:value-type="float">
            <text:p>1478104501155</text:p>
          </table:table-cell>
          <table:table-cell office:value-type="float" office:value="1478104501357" calcext:value-type="float">
            <text:p>1478104501357</text:p>
          </table:table-cell>
          <table:table-cell office:value-type="float" office:value="1478104501370" calcext:value-type="float">
            <text:p>1478104501370</text:p>
          </table:table-cell>
          <table:table-cell/>
          <table:table-cell table:formula="of:=[.G640]-[.F640]" office:value-type="float" office:value="-1" calcext:value-type="float">
            <text:p>-1</text:p>
          </table:table-cell>
          <table:table-cell table:formula="of:=[.H640]-[.G640]" office:value-type="float" office:value="0" calcext:value-type="float">
            <text:p>0</text:p>
          </table:table-cell>
          <table:table-cell table:formula="of:=[.I640]-[.H640]" office:value-type="float" office:value="0" calcext:value-type="float">
            <text:p>0</text:p>
          </table:table-cell>
          <table:table-cell table:number-columns-repeated="2"/>
          <table:table-cell table:formula="of:=[.L640]-[.K640]" office:value-type="float" office:value="202" calcext:value-type="float">
            <text:p>202</text:p>
          </table:table-cell>
          <table:table-cell table:formula="of:=[.M640]-[.L640]" office:value-type="float" office:value="13" calcext:value-type="float">
            <text:p>13</text:p>
          </table:table-cell>
          <table:table-cell table:formula="of:=[.M640]-[.F640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49735" calcext:value-type="float">
            <text:p>49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315" calcext:value-type="float">
            <text:p>202315</text:p>
          </table:table-cell>
          <table:table-cell office:value-type="float" office:value="1478104501327" calcext:value-type="float">
            <text:p>1478104501327</text:p>
          </table:table-cell>
          <table:table-cell office:value-type="float" office:value="1478104501326" calcext:value-type="float">
            <text:p>1478104501326</text:p>
          </table:table-cell>
          <table:table-cell table:number-columns-repeated="2" office:value-type="float" office:value="1478104501327" calcext:value-type="float">
            <text:p>1478104501327</text:p>
          </table:table-cell>
          <table:table-cell office:value-type="string" calcext:value-type="string">
            <text:p>?</text:p>
          </table:table-cell>
          <table:table-cell office:value-type="float" office:value="1478104501327" calcext:value-type="float">
            <text:p>1478104501327</text:p>
          </table:table-cell>
          <table:table-cell office:value-type="float" office:value="1478104501534" calcext:value-type="float">
            <text:p>1478104501534</text:p>
          </table:table-cell>
          <table:table-cell office:value-type="float" office:value="1478104501569" calcext:value-type="float">
            <text:p>1478104501569</text:p>
          </table:table-cell>
          <table:table-cell/>
          <table:table-cell table:formula="of:=[.G641]-[.F641]" office:value-type="float" office:value="-1" calcext:value-type="float">
            <text:p>-1</text:p>
          </table:table-cell>
          <table:table-cell table:formula="of:=[.H641]-[.G641]" office:value-type="float" office:value="1" calcext:value-type="float">
            <text:p>1</text:p>
          </table:table-cell>
          <table:table-cell table:formula="of:=[.I641]-[.H641]" office:value-type="float" office:value="0" calcext:value-type="float">
            <text:p>0</text:p>
          </table:table-cell>
          <table:table-cell table:number-columns-repeated="2"/>
          <table:table-cell table:formula="of:=[.L641]-[.K641]" office:value-type="float" office:value="207" calcext:value-type="float">
            <text:p>207</text:p>
          </table:table-cell>
          <table:table-cell table:formula="of:=[.M641]-[.L641]" office:value-type="float" office:value="35" calcext:value-type="float">
            <text:p>35</text:p>
          </table:table-cell>
          <table:table-cell table:formula="of:=[.M641]-[.F641]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49732" calcext:value-type="float">
            <text:p>49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871" calcext:value-type="float">
            <text:p>101871</text:p>
          </table:table-cell>
          <table:table-cell table:number-columns-repeated="4" office:value-type="float" office:value="1478104501371" calcext:value-type="float">
            <text:p>1478104501371</text:p>
          </table:table-cell>
          <table:table-cell office:value-type="string" calcext:value-type="string">
            <text:p>?</text:p>
          </table:table-cell>
          <table:table-cell office:value-type="float" office:value="1478104501371" calcext:value-type="float">
            <text:p>1478104501371</text:p>
          </table:table-cell>
          <table:table-cell office:value-type="float" office:value="1478104501578" calcext:value-type="float">
            <text:p>1478104501578</text:p>
          </table:table-cell>
          <table:table-cell office:value-type="float" office:value="1478104501591" calcext:value-type="float">
            <text:p>1478104501591</text:p>
          </table:table-cell>
          <table:table-cell/>
          <table:table-cell table:formula="of:=[.G642]-[.F642]" office:value-type="float" office:value="0" calcext:value-type="float">
            <text:p>0</text:p>
          </table:table-cell>
          <table:table-cell table:formula="of:=[.H642]-[.G642]" office:value-type="float" office:value="0" calcext:value-type="float">
            <text:p>0</text:p>
          </table:table-cell>
          <table:table-cell table:formula="of:=[.I642]-[.H642]" office:value-type="float" office:value="0" calcext:value-type="float">
            <text:p>0</text:p>
          </table:table-cell>
          <table:table-cell table:number-columns-repeated="2"/>
          <table:table-cell table:formula="of:=[.L642]-[.K642]" office:value-type="float" office:value="207" calcext:value-type="float">
            <text:p>207</text:p>
          </table:table-cell>
          <table:table-cell table:formula="of:=[.M642]-[.L642]" office:value-type="float" office:value="13" calcext:value-type="float">
            <text:p>13</text:p>
          </table:table-cell>
          <table:table-cell table:formula="of:=[.M642]-[.F642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49737" calcext:value-type="float">
            <text:p>49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79" calcext:value-type="float">
            <text:p>201779</text:p>
          </table:table-cell>
          <table:table-cell office:value-type="float" office:value="1478104501328" calcext:value-type="float">
            <text:p>1478104501328</text:p>
          </table:table-cell>
          <table:table-cell table:number-columns-repeated="3" office:value-type="float" office:value="1478104501327" calcext:value-type="float">
            <text:p>1478104501327</text:p>
          </table:table-cell>
          <table:table-cell office:value-type="string" calcext:value-type="string">
            <text:p>?</text:p>
          </table:table-cell>
          <table:table-cell office:value-type="float" office:value="1478104501327" calcext:value-type="float">
            <text:p>1478104501327</text:p>
          </table:table-cell>
          <table:table-cell office:value-type="float" office:value="1478104501545" calcext:value-type="float">
            <text:p>1478104501545</text:p>
          </table:table-cell>
          <table:table-cell office:value-type="float" office:value="1478104501620" calcext:value-type="float">
            <text:p>1478104501620</text:p>
          </table:table-cell>
          <table:table-cell/>
          <table:table-cell table:formula="of:=[.G643]-[.F643]" office:value-type="float" office:value="-1" calcext:value-type="float">
            <text:p>-1</text:p>
          </table:table-cell>
          <table:table-cell table:formula="of:=[.H643]-[.G643]" office:value-type="float" office:value="0" calcext:value-type="float">
            <text:p>0</text:p>
          </table:table-cell>
          <table:table-cell table:formula="of:=[.I643]-[.H643]" office:value-type="float" office:value="0" calcext:value-type="float">
            <text:p>0</text:p>
          </table:table-cell>
          <table:table-cell table:number-columns-repeated="2"/>
          <table:table-cell table:formula="of:=[.L643]-[.K643]" office:value-type="float" office:value="218" calcext:value-type="float">
            <text:p>218</text:p>
          </table:table-cell>
          <table:table-cell table:formula="of:=[.M643]-[.L643]" office:value-type="float" office:value="75" calcext:value-type="float">
            <text:p>75</text:p>
          </table:table-cell>
          <table:table-cell table:formula="of:=[.M643]-[.F643]"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49736" calcext:value-type="float">
            <text:p>497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87" calcext:value-type="float">
            <text:p>301187</text:p>
          </table:table-cell>
          <table:table-cell office:value-type="float" office:value="1478104501353" calcext:value-type="float">
            <text:p>1478104501353</text:p>
          </table:table-cell>
          <table:table-cell table:number-columns-repeated="3" office:value-type="float" office:value="1478104501357" calcext:value-type="float">
            <text:p>1478104501357</text:p>
          </table:table-cell>
          <table:table-cell office:value-type="string" calcext:value-type="string">
            <text:p>?</text:p>
          </table:table-cell>
          <table:table-cell office:value-type="float" office:value="1478104501357" calcext:value-type="float">
            <text:p>1478104501357</text:p>
          </table:table-cell>
          <table:table-cell office:value-type="float" office:value="1478104501589" calcext:value-type="float">
            <text:p>1478104501589</text:p>
          </table:table-cell>
          <table:table-cell office:value-type="float" office:value="1478104501623" calcext:value-type="float">
            <text:p>1478104501623</text:p>
          </table:table-cell>
          <table:table-cell/>
          <table:table-cell table:formula="of:=[.G644]-[.F644]" office:value-type="float" office:value="4" calcext:value-type="float">
            <text:p>4</text:p>
          </table:table-cell>
          <table:table-cell table:formula="of:=[.H644]-[.G644]" office:value-type="float" office:value="0" calcext:value-type="float">
            <text:p>0</text:p>
          </table:table-cell>
          <table:table-cell table:formula="of:=[.I644]-[.H644]" office:value-type="float" office:value="0" calcext:value-type="float">
            <text:p>0</text:p>
          </table:table-cell>
          <table:table-cell table:number-columns-repeated="2"/>
          <table:table-cell table:formula="of:=[.L644]-[.K644]" office:value-type="float" office:value="232" calcext:value-type="float">
            <text:p>232</text:p>
          </table:table-cell>
          <table:table-cell table:formula="of:=[.M644]-[.L644]" office:value-type="float" office:value="34" calcext:value-type="float">
            <text:p>34</text:p>
          </table:table-cell>
          <table:table-cell table:formula="of:=[.M644]-[.F644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49739" calcext:value-type="float">
            <text:p>49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61" calcext:value-type="float">
            <text:p>301161</text:p>
          </table:table-cell>
          <table:table-cell office:value-type="float" office:value="1478104501437" calcext:value-type="float">
            <text:p>1478104501437</text:p>
          </table:table-cell>
          <table:table-cell table:number-columns-repeated="3" office:value-type="float" office:value="1478104501436" calcext:value-type="float">
            <text:p>1478104501436</text:p>
          </table:table-cell>
          <table:table-cell office:value-type="string" calcext:value-type="string">
            <text:p>?</text:p>
          </table:table-cell>
          <table:table-cell office:value-type="float" office:value="1478104501436" calcext:value-type="float">
            <text:p>1478104501436</text:p>
          </table:table-cell>
          <table:table-cell office:value-type="float" office:value="1478104501647" calcext:value-type="float">
            <text:p>1478104501647</text:p>
          </table:table-cell>
          <table:table-cell office:value-type="float" office:value="1478104501660" calcext:value-type="float">
            <text:p>1478104501660</text:p>
          </table:table-cell>
          <table:table-cell/>
          <table:table-cell table:formula="of:=[.G645]-[.F645]" office:value-type="float" office:value="-1" calcext:value-type="float">
            <text:p>-1</text:p>
          </table:table-cell>
          <table:table-cell table:formula="of:=[.H645]-[.G645]" office:value-type="float" office:value="0" calcext:value-type="float">
            <text:p>0</text:p>
          </table:table-cell>
          <table:table-cell table:formula="of:=[.I645]-[.H645]" office:value-type="float" office:value="0" calcext:value-type="float">
            <text:p>0</text:p>
          </table:table-cell>
          <table:table-cell table:number-columns-repeated="2"/>
          <table:table-cell table:formula="of:=[.L645]-[.K645]" office:value-type="float" office:value="211" calcext:value-type="float">
            <text:p>211</text:p>
          </table:table-cell>
          <table:table-cell table:formula="of:=[.M645]-[.L645]" office:value-type="float" office:value="13" calcext:value-type="float">
            <text:p>13</text:p>
          </table:table-cell>
          <table:table-cell table:formula="of:=[.M645]-[.F645]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741" calcext:value-type="float">
            <text:p>49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334" calcext:value-type="float">
            <text:p>302334</text:p>
          </table:table-cell>
          <table:table-cell office:value-type="float" office:value="1478104501607" calcext:value-type="float">
            <text:p>1478104501607</text:p>
          </table:table-cell>
          <table:table-cell table:number-columns-repeated="3" office:value-type="float" office:value="1478104501606" calcext:value-type="float">
            <text:p>1478104501606</text:p>
          </table:table-cell>
          <table:table-cell office:value-type="string" calcext:value-type="string">
            <text:p>?</text:p>
          </table:table-cell>
          <table:table-cell office:value-type="float" office:value="1478104501606" calcext:value-type="float">
            <text:p>1478104501606</text:p>
          </table:table-cell>
          <table:table-cell office:value-type="float" office:value="1478104501806" calcext:value-type="float">
            <text:p>1478104501806</text:p>
          </table:table-cell>
          <table:table-cell office:value-type="float" office:value="1478104501818" calcext:value-type="float">
            <text:p>1478104501818</text:p>
          </table:table-cell>
          <table:table-cell/>
          <table:table-cell table:formula="of:=[.G646]-[.F646]" office:value-type="float" office:value="-1" calcext:value-type="float">
            <text:p>-1</text:p>
          </table:table-cell>
          <table:table-cell table:formula="of:=[.H646]-[.G646]" office:value-type="float" office:value="0" calcext:value-type="float">
            <text:p>0</text:p>
          </table:table-cell>
          <table:table-cell table:formula="of:=[.I646]-[.H646]" office:value-type="float" office:value="0" calcext:value-type="float">
            <text:p>0</text:p>
          </table:table-cell>
          <table:table-cell table:number-columns-repeated="2"/>
          <table:table-cell table:formula="of:=[.L646]-[.K646]" office:value-type="float" office:value="200" calcext:value-type="float">
            <text:p>200</text:p>
          </table:table-cell>
          <table:table-cell table:formula="of:=[.M646]-[.L646]" office:value-type="float" office:value="12" calcext:value-type="float">
            <text:p>12</text:p>
          </table:table-cell>
          <table:table-cell table:formula="of:=[.M646]-[.F646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740" calcext:value-type="float">
            <text:p>497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96" calcext:value-type="float">
            <text:p>100896</text:p>
          </table:table-cell>
          <table:table-cell office:value-type="float" office:value="1478104501470" calcext:value-type="float">
            <text:p>1478104501470</text:p>
          </table:table-cell>
          <table:table-cell table:number-columns-repeated="3" office:value-type="float" office:value="1478104501469" calcext:value-type="float">
            <text:p>1478104501469</text:p>
          </table:table-cell>
          <table:table-cell office:value-type="string" calcext:value-type="string">
            <text:p>?</text:p>
          </table:table-cell>
          <table:table-cell office:value-type="float" office:value="1478104501469" calcext:value-type="float">
            <text:p>1478104501469</text:p>
          </table:table-cell>
          <table:table-cell office:value-type="float" office:value="1478104501852" calcext:value-type="float">
            <text:p>1478104501852</text:p>
          </table:table-cell>
          <table:table-cell office:value-type="float" office:value="1478104501927" calcext:value-type="float">
            <text:p>1478104501927</text:p>
          </table:table-cell>
          <table:table-cell/>
          <table:table-cell table:formula="of:=[.G647]-[.F647]" office:value-type="float" office:value="-1" calcext:value-type="float">
            <text:p>-1</text:p>
          </table:table-cell>
          <table:table-cell table:formula="of:=[.H647]-[.G647]" office:value-type="float" office:value="0" calcext:value-type="float">
            <text:p>0</text:p>
          </table:table-cell>
          <table:table-cell table:formula="of:=[.I647]-[.H647]" office:value-type="float" office:value="0" calcext:value-type="float">
            <text:p>0</text:p>
          </table:table-cell>
          <table:table-cell table:number-columns-repeated="2"/>
          <table:table-cell table:formula="of:=[.L647]-[.K647]" office:value-type="float" office:value="383" calcext:value-type="float">
            <text:p>383</text:p>
          </table:table-cell>
          <table:table-cell table:formula="of:=[.M647]-[.L647]" office:value-type="float" office:value="75" calcext:value-type="float">
            <text:p>75</text:p>
          </table:table-cell>
          <table:table-cell table:formula="of:=[.M647]-[.F647]"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49738" calcext:value-type="float">
            <text:p>49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901" calcext:value-type="float">
            <text:p>200901</text:p>
          </table:table-cell>
          <table:table-cell office:value-type="float" office:value="1478104501731" calcext:value-type="float">
            <text:p>1478104501731</text:p>
          </table:table-cell>
          <table:table-cell table:number-columns-repeated="3" office:value-type="float" office:value="1478104501730" calcext:value-type="float">
            <text:p>1478104501730</text:p>
          </table:table-cell>
          <table:table-cell office:value-type="string" calcext:value-type="string">
            <text:p>?</text:p>
          </table:table-cell>
          <table:table-cell office:value-type="float" office:value="1478104501730" calcext:value-type="float">
            <text:p>1478104501730</text:p>
          </table:table-cell>
          <table:table-cell office:value-type="float" office:value="1478104501958" calcext:value-type="float">
            <text:p>1478104501958</text:p>
          </table:table-cell>
          <table:table-cell office:value-type="float" office:value="1478104502056" calcext:value-type="float">
            <text:p>1478104502056</text:p>
          </table:table-cell>
          <table:table-cell/>
          <table:table-cell table:formula="of:=[.G648]-[.F648]" office:value-type="float" office:value="-1" calcext:value-type="float">
            <text:p>-1</text:p>
          </table:table-cell>
          <table:table-cell table:formula="of:=[.H648]-[.G648]" office:value-type="float" office:value="0" calcext:value-type="float">
            <text:p>0</text:p>
          </table:table-cell>
          <table:table-cell table:formula="of:=[.I648]-[.H648]" office:value-type="float" office:value="0" calcext:value-type="float">
            <text:p>0</text:p>
          </table:table-cell>
          <table:table-cell table:number-columns-repeated="2"/>
          <table:table-cell table:formula="of:=[.L648]-[.K648]" office:value-type="float" office:value="228" calcext:value-type="float">
            <text:p>228</text:p>
          </table:table-cell>
          <table:table-cell table:formula="of:=[.M648]-[.L648]" office:value-type="float" office:value="98" calcext:value-type="float">
            <text:p>98</text:p>
          </table:table-cell>
          <table:table-cell table:formula="of:=[.M648]-[.F648]"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49743" calcext:value-type="float">
            <text:p>49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012" calcext:value-type="float">
            <text:p>302012</text:p>
          </table:table-cell>
          <table:table-cell table:number-columns-repeated="4" office:value-type="float" office:value="1478104501773" calcext:value-type="float">
            <text:p>1478104501773</text:p>
          </table:table-cell>
          <table:table-cell office:value-type="string" calcext:value-type="string">
            <text:p>?</text:p>
          </table:table-cell>
          <table:table-cell office:value-type="float" office:value="1478104501773" calcext:value-type="float">
            <text:p>1478104501773</text:p>
          </table:table-cell>
          <table:table-cell office:value-type="float" office:value="1478104501985" calcext:value-type="float">
            <text:p>1478104501985</text:p>
          </table:table-cell>
          <table:table-cell office:value-type="float" office:value="1478104502107" calcext:value-type="float">
            <text:p>1478104502107</text:p>
          </table:table-cell>
          <table:table-cell/>
          <table:table-cell table:formula="of:=[.G649]-[.F649]" office:value-type="float" office:value="0" calcext:value-type="float">
            <text:p>0</text:p>
          </table:table-cell>
          <table:table-cell table:formula="of:=[.H649]-[.G649]" office:value-type="float" office:value="0" calcext:value-type="float">
            <text:p>0</text:p>
          </table:table-cell>
          <table:table-cell table:formula="of:=[.I649]-[.H649]" office:value-type="float" office:value="0" calcext:value-type="float">
            <text:p>0</text:p>
          </table:table-cell>
          <table:table-cell table:number-columns-repeated="2"/>
          <table:table-cell table:formula="of:=[.L649]-[.K649]" office:value-type="float" office:value="212" calcext:value-type="float">
            <text:p>212</text:p>
          </table:table-cell>
          <table:table-cell table:formula="of:=[.M649]-[.L649]" office:value-type="float" office:value="122" calcext:value-type="float">
            <text:p>122</text:p>
          </table:table-cell>
          <table:table-cell table:formula="of:=[.M649]-[.F649]"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49742" calcext:value-type="float">
            <text:p>497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65" calcext:value-type="float">
            <text:p>100865</text:p>
          </table:table-cell>
          <table:table-cell table:number-columns-repeated="4" office:value-type="float" office:value="1478104501729" calcext:value-type="float">
            <text:p>1478104501729</text:p>
          </table:table-cell>
          <table:table-cell office:value-type="string" calcext:value-type="string">
            <text:p>?</text:p>
          </table:table-cell>
          <table:table-cell office:value-type="float" office:value="1478104501729" calcext:value-type="float">
            <text:p>1478104501729</text:p>
          </table:table-cell>
          <table:table-cell office:value-type="float" office:value="1478104501956" calcext:value-type="float">
            <text:p>1478104501956</text:p>
          </table:table-cell>
          <table:table-cell office:value-type="float" office:value="1478104502111" calcext:value-type="float">
            <text:p>1478104502111</text:p>
          </table:table-cell>
          <table:table-cell/>
          <table:table-cell table:formula="of:=[.G650]-[.F650]" office:value-type="float" office:value="0" calcext:value-type="float">
            <text:p>0</text:p>
          </table:table-cell>
          <table:table-cell table:formula="of:=[.H650]-[.G650]" office:value-type="float" office:value="0" calcext:value-type="float">
            <text:p>0</text:p>
          </table:table-cell>
          <table:table-cell table:formula="of:=[.I650]-[.H650]" office:value-type="float" office:value="0" calcext:value-type="float">
            <text:p>0</text:p>
          </table:table-cell>
          <table:table-cell table:number-columns-repeated="2"/>
          <table:table-cell table:formula="of:=[.L650]-[.K650]" office:value-type="float" office:value="227" calcext:value-type="float">
            <text:p>227</text:p>
          </table:table-cell>
          <table:table-cell table:formula="of:=[.M650]-[.L650]" office:value-type="float" office:value="155" calcext:value-type="float">
            <text:p>155</text:p>
          </table:table-cell>
          <table:table-cell table:formula="of:=[.M650]-[.F650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49746" calcext:value-type="float">
            <text:p>497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57" calcext:value-type="float">
            <text:p>301157</text:p>
          </table:table-cell>
          <table:table-cell office:value-type="float" office:value="1478104501787" calcext:value-type="float">
            <text:p>1478104501787</text:p>
          </table:table-cell>
          <table:table-cell office:value-type="float" office:value="1478104501786" calcext:value-type="float">
            <text:p>1478104501786</text:p>
          </table:table-cell>
          <table:table-cell table:number-columns-repeated="2" office:value-type="float" office:value="1478104501787" calcext:value-type="float">
            <text:p>1478104501787</text:p>
          </table:table-cell>
          <table:table-cell office:value-type="string" calcext:value-type="string">
            <text:p>?</text:p>
          </table:table-cell>
          <table:table-cell office:value-type="float" office:value="1478104501787" calcext:value-type="float">
            <text:p>1478104501787</text:p>
          </table:table-cell>
          <table:table-cell office:value-type="float" office:value="1478104502005" calcext:value-type="float">
            <text:p>1478104502005</text:p>
          </table:table-cell>
          <table:table-cell office:value-type="float" office:value="1478104502123" calcext:value-type="float">
            <text:p>1478104502123</text:p>
          </table:table-cell>
          <table:table-cell/>
          <table:table-cell table:formula="of:=[.G651]-[.F651]" office:value-type="float" office:value="-1" calcext:value-type="float">
            <text:p>-1</text:p>
          </table:table-cell>
          <table:table-cell table:formula="of:=[.H651]-[.G651]" office:value-type="float" office:value="1" calcext:value-type="float">
            <text:p>1</text:p>
          </table:table-cell>
          <table:table-cell table:formula="of:=[.I651]-[.H651]" office:value-type="float" office:value="0" calcext:value-type="float">
            <text:p>0</text:p>
          </table:table-cell>
          <table:table-cell table:number-columns-repeated="2"/>
          <table:table-cell table:formula="of:=[.L651]-[.K651]" office:value-type="float" office:value="218" calcext:value-type="float">
            <text:p>218</text:p>
          </table:table-cell>
          <table:table-cell table:formula="of:=[.M651]-[.L651]" office:value-type="float" office:value="118" calcext:value-type="float">
            <text:p>118</text:p>
          </table:table-cell>
          <table:table-cell table:formula="of:=[.M651]-[.F651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49745" calcext:value-type="float">
            <text:p>497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033" calcext:value-type="float">
            <text:p>202033</text:p>
          </table:table-cell>
          <table:table-cell table:number-columns-repeated="4" office:value-type="float" office:value="1478104501880" calcext:value-type="float">
            <text:p>1478104501880</text:p>
          </table:table-cell>
          <table:table-cell office:value-type="string" calcext:value-type="string">
            <text:p>?</text:p>
          </table:table-cell>
          <table:table-cell office:value-type="float" office:value="1478104501880" calcext:value-type="float">
            <text:p>1478104501880</text:p>
          </table:table-cell>
          <table:table-cell office:value-type="float" office:value="1478104502132" calcext:value-type="float">
            <text:p>1478104502132</text:p>
          </table:table-cell>
          <table:table-cell office:value-type="float" office:value="1478104502547" calcext:value-type="float">
            <text:p>1478104502547</text:p>
          </table:table-cell>
          <table:table-cell/>
          <table:table-cell table:formula="of:=[.G652]-[.F652]" office:value-type="float" office:value="0" calcext:value-type="float">
            <text:p>0</text:p>
          </table:table-cell>
          <table:table-cell table:formula="of:=[.H652]-[.G652]" office:value-type="float" office:value="0" calcext:value-type="float">
            <text:p>0</text:p>
          </table:table-cell>
          <table:table-cell table:formula="of:=[.I652]-[.H652]" office:value-type="float" office:value="0" calcext:value-type="float">
            <text:p>0</text:p>
          </table:table-cell>
          <table:table-cell table:number-columns-repeated="2"/>
          <table:table-cell table:formula="of:=[.L652]-[.K652]" office:value-type="float" office:value="252" calcext:value-type="float">
            <text:p>252</text:p>
          </table:table-cell>
          <table:table-cell table:formula="of:=[.M652]-[.L652]" office:value-type="float" office:value="415" calcext:value-type="float">
            <text:p>415</text:p>
          </table:table-cell>
          <table:table-cell table:formula="of:=[.M652]-[.F652]"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float" office:value="49744" calcext:value-type="float">
            <text:p>49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13" calcext:value-type="float">
            <text:p>100113</text:p>
          </table:table-cell>
          <table:table-cell table:number-columns-repeated="2" office:value-type="float" office:value="1478104501963" calcext:value-type="float">
            <text:p>1478104501963</text:p>
          </table:table-cell>
          <table:table-cell table:number-columns-repeated="2" office:value-type="float" office:value="1478104501964" calcext:value-type="float">
            <text:p>1478104501964</text:p>
          </table:table-cell>
          <table:table-cell office:value-type="string" calcext:value-type="string">
            <text:p>?</text:p>
          </table:table-cell>
          <table:table-cell office:value-type="float" office:value="1478104501964" calcext:value-type="float">
            <text:p>1478104501964</text:p>
          </table:table-cell>
          <table:table-cell office:value-type="float" office:value="1478104502165" calcext:value-type="float">
            <text:p>1478104502165</text:p>
          </table:table-cell>
          <table:table-cell office:value-type="float" office:value="1478104502548" calcext:value-type="float">
            <text:p>1478104502548</text:p>
          </table:table-cell>
          <table:table-cell/>
          <table:table-cell table:formula="of:=[.G653]-[.F653]" office:value-type="float" office:value="0" calcext:value-type="float">
            <text:p>0</text:p>
          </table:table-cell>
          <table:table-cell table:formula="of:=[.H653]-[.G653]" office:value-type="float" office:value="1" calcext:value-type="float">
            <text:p>1</text:p>
          </table:table-cell>
          <table:table-cell table:formula="of:=[.I653]-[.H653]" office:value-type="float" office:value="0" calcext:value-type="float">
            <text:p>0</text:p>
          </table:table-cell>
          <table:table-cell table:number-columns-repeated="2"/>
          <table:table-cell table:formula="of:=[.L653]-[.K653]" office:value-type="float" office:value="201" calcext:value-type="float">
            <text:p>201</text:p>
          </table:table-cell>
          <table:table-cell table:formula="of:=[.M653]-[.L653]" office:value-type="float" office:value="383" calcext:value-type="float">
            <text:p>383</text:p>
          </table:table-cell>
          <table:table-cell table:formula="of:=[.M653]-[.F653]"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49748" calcext:value-type="float">
            <text:p>497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60" calcext:value-type="float">
            <text:p>201560</text:p>
          </table:table-cell>
          <table:table-cell table:number-columns-repeated="4" office:value-type="float" office:value="1478104502125" calcext:value-type="float">
            <text:p>1478104502125</text:p>
          </table:table-cell>
          <table:table-cell office:value-type="string" calcext:value-type="string">
            <text:p>?</text:p>
          </table:table-cell>
          <table:table-cell office:value-type="float" office:value="1478104502125" calcext:value-type="float">
            <text:p>1478104502125</text:p>
          </table:table-cell>
          <table:table-cell office:value-type="float" office:value="1478104502331" calcext:value-type="float">
            <text:p>1478104502331</text:p>
          </table:table-cell>
          <table:table-cell office:value-type="float" office:value="1478104502549" calcext:value-type="float">
            <text:p>1478104502549</text:p>
          </table:table-cell>
          <table:table-cell/>
          <table:table-cell table:formula="of:=[.G654]-[.F654]" office:value-type="float" office:value="0" calcext:value-type="float">
            <text:p>0</text:p>
          </table:table-cell>
          <table:table-cell table:formula="of:=[.H654]-[.G654]" office:value-type="float" office:value="0" calcext:value-type="float">
            <text:p>0</text:p>
          </table:table-cell>
          <table:table-cell table:formula="of:=[.I654]-[.H654]" office:value-type="float" office:value="0" calcext:value-type="float">
            <text:p>0</text:p>
          </table:table-cell>
          <table:table-cell table:number-columns-repeated="2"/>
          <table:table-cell table:formula="of:=[.L654]-[.K654]" office:value-type="float" office:value="206" calcext:value-type="float">
            <text:p>206</text:p>
          </table:table-cell>
          <table:table-cell table:formula="of:=[.M654]-[.L654]" office:value-type="float" office:value="218" calcext:value-type="float">
            <text:p>218</text:p>
          </table:table-cell>
          <table:table-cell table:formula="of:=[.M654]-[.F654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49715" calcext:value-type="float">
            <text:p>497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909" calcext:value-type="float">
            <text:p>909</text:p>
          </table:table-cell>
          <table:table-cell office:value-type="float" office:value="1478104502101" calcext:value-type="float">
            <text:p>1478104502101</text:p>
          </table:table-cell>
          <table:table-cell table:number-columns-repeated="3" office:value-type="float" office:value="1478104502100" calcext:value-type="float">
            <text:p>1478104502100</text:p>
          </table:table-cell>
          <table:table-cell office:value-type="string" calcext:value-type="string">
            <text:p>?</text:p>
          </table:table-cell>
          <table:table-cell office:value-type="float" office:value="1478104502100" calcext:value-type="float">
            <text:p>1478104502100</text:p>
          </table:table-cell>
          <table:table-cell office:value-type="float" office:value="1478104502313" calcext:value-type="float">
            <text:p>1478104502313</text:p>
          </table:table-cell>
          <table:table-cell office:value-type="float" office:value="1478104502549" calcext:value-type="float">
            <text:p>1478104502549</text:p>
          </table:table-cell>
          <table:table-cell/>
          <table:table-cell table:formula="of:=[.G655]-[.F655]" office:value-type="float" office:value="-1" calcext:value-type="float">
            <text:p>-1</text:p>
          </table:table-cell>
          <table:table-cell table:formula="of:=[.H655]-[.G655]" office:value-type="float" office:value="0" calcext:value-type="float">
            <text:p>0</text:p>
          </table:table-cell>
          <table:table-cell table:formula="of:=[.I655]-[.H655]" office:value-type="float" office:value="0" calcext:value-type="float">
            <text:p>0</text:p>
          </table:table-cell>
          <table:table-cell table:number-columns-repeated="2"/>
          <table:table-cell table:formula="of:=[.L655]-[.K655]" office:value-type="float" office:value="213" calcext:value-type="float">
            <text:p>213</text:p>
          </table:table-cell>
          <table:table-cell table:formula="of:=[.M655]-[.L655]" office:value-type="float" office:value="236" calcext:value-type="float">
            <text:p>236</text:p>
          </table:table-cell>
          <table:table-cell table:formula="of:=[.M655]-[.F655]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49747" calcext:value-type="float">
            <text:p>49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050" calcext:value-type="float">
            <text:p>301050</text:p>
          </table:table-cell>
          <table:table-cell office:value-type="float" office:value="1478104502248" calcext:value-type="float">
            <text:p>1478104502248</text:p>
          </table:table-cell>
          <table:table-cell office:value-type="float" office:value="1478104502483" calcext:value-type="float">
            <text:p>1478104502483</text:p>
          </table:table-cell>
          <table:table-cell table:number-columns-repeated="2" office:value-type="float" office:value="1478104502484" calcext:value-type="float">
            <text:p>1478104502484</text:p>
          </table:table-cell>
          <table:table-cell office:value-type="string" calcext:value-type="string">
            <text:p>?</text:p>
          </table:table-cell>
          <table:table-cell office:value-type="float" office:value="1478104502484" calcext:value-type="float">
            <text:p>1478104502484</text:p>
          </table:table-cell>
          <table:table-cell office:value-type="float" office:value="1478104502726" calcext:value-type="float">
            <text:p>1478104502726</text:p>
          </table:table-cell>
          <table:table-cell office:value-type="float" office:value="1478104502739" calcext:value-type="float">
            <text:p>1478104502739</text:p>
          </table:table-cell>
          <table:table-cell/>
          <table:table-cell table:formula="of:=[.G656]-[.F656]" office:value-type="float" office:value="235" calcext:value-type="float">
            <text:p>235</text:p>
          </table:table-cell>
          <table:table-cell table:formula="of:=[.H656]-[.G656]" office:value-type="float" office:value="1" calcext:value-type="float">
            <text:p>1</text:p>
          </table:table-cell>
          <table:table-cell table:formula="of:=[.I656]-[.H656]" office:value-type="float" office:value="0" calcext:value-type="float">
            <text:p>0</text:p>
          </table:table-cell>
          <table:table-cell table:number-columns-repeated="2"/>
          <table:table-cell table:formula="of:=[.L656]-[.K656]" office:value-type="float" office:value="242" calcext:value-type="float">
            <text:p>242</text:p>
          </table:table-cell>
          <table:table-cell table:formula="of:=[.M656]-[.L656]" office:value-type="float" office:value="13" calcext:value-type="float">
            <text:p>13</text:p>
          </table:table-cell>
          <table:table-cell table:formula="of:=[.M656]-[.F656]"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49750" calcext:value-type="float">
            <text:p>497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411" calcext:value-type="float">
            <text:p>411</text:p>
          </table:table-cell>
          <table:table-cell office:value-type="float" office:value="1478104502183" calcext:value-type="float">
            <text:p>1478104502183</text:p>
          </table:table-cell>
          <table:table-cell table:number-columns-repeated="3" office:value-type="float" office:value="1478104502483" calcext:value-type="float">
            <text:p>1478104502483</text:p>
          </table:table-cell>
          <table:table-cell office:value-type="string" calcext:value-type="string">
            <text:p>?</text:p>
          </table:table-cell>
          <table:table-cell office:value-type="float" office:value="1478104502483" calcext:value-type="float">
            <text:p>1478104502483</text:p>
          </table:table-cell>
          <table:table-cell office:value-type="float" office:value="1478104502724" calcext:value-type="float">
            <text:p>1478104502724</text:p>
          </table:table-cell>
          <table:table-cell office:value-type="float" office:value="1478104502746" calcext:value-type="float">
            <text:p>1478104502746</text:p>
          </table:table-cell>
          <table:table-cell/>
          <table:table-cell table:formula="of:=[.G657]-[.F657]" office:value-type="float" office:value="300" calcext:value-type="float">
            <text:p>300</text:p>
          </table:table-cell>
          <table:table-cell table:formula="of:=[.H657]-[.G657]" office:value-type="float" office:value="0" calcext:value-type="float">
            <text:p>0</text:p>
          </table:table-cell>
          <table:table-cell table:formula="of:=[.I657]-[.H657]" office:value-type="float" office:value="0" calcext:value-type="float">
            <text:p>0</text:p>
          </table:table-cell>
          <table:table-cell table:number-columns-repeated="2"/>
          <table:table-cell table:formula="of:=[.L657]-[.K657]" office:value-type="float" office:value="241" calcext:value-type="float">
            <text:p>241</text:p>
          </table:table-cell>
          <table:table-cell table:formula="of:=[.M657]-[.L657]" office:value-type="float" office:value="22" calcext:value-type="float">
            <text:p>22</text:p>
          </table:table-cell>
          <table:table-cell table:formula="of:=[.M657]-[.F657]"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float" office:value="49751" calcext:value-type="float">
            <text:p>497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983" calcext:value-type="float">
            <text:p>201983</text:p>
          </table:table-cell>
          <table:table-cell office:value-type="float" office:value="1478104502225" calcext:value-type="float">
            <text:p>1478104502225</text:p>
          </table:table-cell>
          <table:table-cell table:number-columns-repeated="3" office:value-type="float" office:value="1478104502484" calcext:value-type="float">
            <text:p>1478104502484</text:p>
          </table:table-cell>
          <table:table-cell office:value-type="string" calcext:value-type="string">
            <text:p>?</text:p>
          </table:table-cell>
          <table:table-cell office:value-type="float" office:value="1478104502484" calcext:value-type="float">
            <text:p>1478104502484</text:p>
          </table:table-cell>
          <table:table-cell office:value-type="float" office:value="1478104502735" calcext:value-type="float">
            <text:p>1478104502735</text:p>
          </table:table-cell>
          <table:table-cell office:value-type="float" office:value="1478104502753" calcext:value-type="float">
            <text:p>1478104502753</text:p>
          </table:table-cell>
          <table:table-cell/>
          <table:table-cell table:formula="of:=[.G658]-[.F658]" office:value-type="float" office:value="259" calcext:value-type="float">
            <text:p>259</text:p>
          </table:table-cell>
          <table:table-cell table:formula="of:=[.H658]-[.G658]" office:value-type="float" office:value="0" calcext:value-type="float">
            <text:p>0</text:p>
          </table:table-cell>
          <table:table-cell table:formula="of:=[.I658]-[.H658]" office:value-type="float" office:value="0" calcext:value-type="float">
            <text:p>0</text:p>
          </table:table-cell>
          <table:table-cell table:number-columns-repeated="2"/>
          <table:table-cell table:formula="of:=[.L658]-[.K658]" office:value-type="float" office:value="251" calcext:value-type="float">
            <text:p>251</text:p>
          </table:table-cell>
          <table:table-cell table:formula="of:=[.M658]-[.L658]" office:value-type="float" office:value="18" calcext:value-type="float">
            <text:p>18</text:p>
          </table:table-cell>
          <table:table-cell table:formula="of:=[.M658]-[.F658]"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49753" calcext:value-type="float">
            <text:p>497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49" calcext:value-type="float">
            <text:p>201149</text:p>
          </table:table-cell>
          <table:table-cell table:number-columns-repeated="4" office:value-type="float" office:value="1478104502693" calcext:value-type="float">
            <text:p>1478104502693</text:p>
          </table:table-cell>
          <table:table-cell office:value-type="string" calcext:value-type="string">
            <text:p>?</text:p>
          </table:table-cell>
          <table:table-cell office:value-type="float" office:value="1478104502694" calcext:value-type="float">
            <text:p>1478104502694</text:p>
          </table:table-cell>
          <table:table-cell office:value-type="float" office:value="1478104502930" calcext:value-type="float">
            <text:p>1478104502930</text:p>
          </table:table-cell>
          <table:table-cell office:value-type="float" office:value="1478104502953" calcext:value-type="float">
            <text:p>1478104502953</text:p>
          </table:table-cell>
          <table:table-cell/>
          <table:table-cell table:formula="of:=[.G659]-[.F659]" office:value-type="float" office:value="0" calcext:value-type="float">
            <text:p>0</text:p>
          </table:table-cell>
          <table:table-cell table:formula="of:=[.H659]-[.G659]" office:value-type="float" office:value="0" calcext:value-type="float">
            <text:p>0</text:p>
          </table:table-cell>
          <table:table-cell table:formula="of:=[.I659]-[.H659]" office:value-type="float" office:value="0" calcext:value-type="float">
            <text:p>0</text:p>
          </table:table-cell>
          <table:table-cell table:number-columns-repeated="2"/>
          <table:table-cell table:formula="of:=[.L659]-[.K659]" office:value-type="float" office:value="236" calcext:value-type="float">
            <text:p>236</text:p>
          </table:table-cell>
          <table:table-cell table:formula="of:=[.M659]-[.L659]" office:value-type="float" office:value="23" calcext:value-type="float">
            <text:p>23</text:p>
          </table:table-cell>
          <table:table-cell table:formula="of:=[.M659]-[.F659]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49749" calcext:value-type="float">
            <text:p>497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36" calcext:value-type="float">
            <text:p>100536</text:p>
          </table:table-cell>
          <table:table-cell table:number-columns-repeated="4" office:value-type="float" office:value="1478104502942" calcext:value-type="float">
            <text:p>1478104502942</text:p>
          </table:table-cell>
          <table:table-cell office:value-type="string" calcext:value-type="string">
            <text:p>?</text:p>
          </table:table-cell>
          <table:table-cell office:value-type="float" office:value="1478104502942" calcext:value-type="float">
            <text:p>1478104502942</text:p>
          </table:table-cell>
          <table:table-cell office:value-type="float" office:value="1478104503167" calcext:value-type="float">
            <text:p>1478104503167</text:p>
          </table:table-cell>
          <table:table-cell office:value-type="float" office:value="1478104503177" calcext:value-type="float">
            <text:p>1478104503177</text:p>
          </table:table-cell>
          <table:table-cell/>
          <table:table-cell table:formula="of:=[.G660]-[.F660]" office:value-type="float" office:value="0" calcext:value-type="float">
            <text:p>0</text:p>
          </table:table-cell>
          <table:table-cell table:formula="of:=[.H660]-[.G660]" office:value-type="float" office:value="0" calcext:value-type="float">
            <text:p>0</text:p>
          </table:table-cell>
          <table:table-cell table:formula="of:=[.I660]-[.H660]" office:value-type="float" office:value="0" calcext:value-type="float">
            <text:p>0</text:p>
          </table:table-cell>
          <table:table-cell table:number-columns-repeated="2"/>
          <table:table-cell table:formula="of:=[.L660]-[.K660]" office:value-type="float" office:value="225" calcext:value-type="float">
            <text:p>225</text:p>
          </table:table-cell>
          <table:table-cell table:formula="of:=[.M660]-[.L660]" office:value-type="float" office:value="10" calcext:value-type="float">
            <text:p>10</text:p>
          </table:table-cell>
          <table:table-cell table:formula="of:=[.M660]-[.F660]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49756" calcext:value-type="float">
            <text:p>49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32" calcext:value-type="float">
            <text:p>100832</text:p>
          </table:table-cell>
          <table:table-cell office:value-type="float" office:value="1478104503032" calcext:value-type="float">
            <text:p>1478104503032</text:p>
          </table:table-cell>
          <table:table-cell table:number-columns-repeated="3" office:value-type="float" office:value="1478104503033" calcext:value-type="float">
            <text:p>1478104503033</text:p>
          </table:table-cell>
          <table:table-cell office:value-type="string" calcext:value-type="string">
            <text:p>?</text:p>
          </table:table-cell>
          <table:table-cell office:value-type="float" office:value="1478104503033" calcext:value-type="float">
            <text:p>1478104503033</text:p>
          </table:table-cell>
          <table:table-cell office:value-type="float" office:value="1478104503242" calcext:value-type="float">
            <text:p>1478104503242</text:p>
          </table:table-cell>
          <table:table-cell office:value-type="float" office:value="1478104503266" calcext:value-type="float">
            <text:p>1478104503266</text:p>
          </table:table-cell>
          <table:table-cell/>
          <table:table-cell table:formula="of:=[.G661]-[.F661]" office:value-type="float" office:value="1" calcext:value-type="float">
            <text:p>1</text:p>
          </table:table-cell>
          <table:table-cell table:formula="of:=[.H661]-[.G661]" office:value-type="float" office:value="0" calcext:value-type="float">
            <text:p>0</text:p>
          </table:table-cell>
          <table:table-cell table:formula="of:=[.I661]-[.H661]" office:value-type="float" office:value="0" calcext:value-type="float">
            <text:p>0</text:p>
          </table:table-cell>
          <table:table-cell table:number-columns-repeated="2"/>
          <table:table-cell table:formula="of:=[.L661]-[.K661]" office:value-type="float" office:value="209" calcext:value-type="float">
            <text:p>209</text:p>
          </table:table-cell>
          <table:table-cell table:formula="of:=[.M661]-[.L661]" office:value-type="float" office:value="24" calcext:value-type="float">
            <text:p>24</text:p>
          </table:table-cell>
          <table:table-cell table:formula="of:=[.M661]-[.F661]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49757" calcext:value-type="float">
            <text:p>497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99" calcext:value-type="float">
            <text:p>102099</text:p>
          </table:table-cell>
          <table:table-cell office:value-type="float" office:value="1478104503148" calcext:value-type="float">
            <text:p>1478104503148</text:p>
          </table:table-cell>
          <table:table-cell table:number-columns-repeated="3" office:value-type="float" office:value="1478104503149" calcext:value-type="float">
            <text:p>1478104503149</text:p>
          </table:table-cell>
          <table:table-cell office:value-type="string" calcext:value-type="string">
            <text:p>?</text:p>
          </table:table-cell>
          <table:table-cell office:value-type="float" office:value="1478104503149" calcext:value-type="float">
            <text:p>1478104503149</text:p>
          </table:table-cell>
          <table:table-cell office:value-type="float" office:value="1478104503372" calcext:value-type="float">
            <text:p>1478104503372</text:p>
          </table:table-cell>
          <table:table-cell office:value-type="float" office:value="1478104503383" calcext:value-type="float">
            <text:p>1478104503383</text:p>
          </table:table-cell>
          <table:table-cell/>
          <table:table-cell table:formula="of:=[.G662]-[.F662]" office:value-type="float" office:value="1" calcext:value-type="float">
            <text:p>1</text:p>
          </table:table-cell>
          <table:table-cell table:formula="of:=[.H662]-[.G662]" office:value-type="float" office:value="0" calcext:value-type="float">
            <text:p>0</text:p>
          </table:table-cell>
          <table:table-cell table:formula="of:=[.I662]-[.H662]" office:value-type="float" office:value="0" calcext:value-type="float">
            <text:p>0</text:p>
          </table:table-cell>
          <table:table-cell table:number-columns-repeated="2"/>
          <table:table-cell table:formula="of:=[.L662]-[.K662]" office:value-type="float" office:value="223" calcext:value-type="float">
            <text:p>223</text:p>
          </table:table-cell>
          <table:table-cell table:formula="of:=[.M662]-[.L662]" office:value-type="float" office:value="11" calcext:value-type="float">
            <text:p>11</text:p>
          </table:table-cell>
          <table:table-cell table:formula="of:=[.M662]-[.F662]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49754" calcext:value-type="float">
            <text:p>49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33" calcext:value-type="float">
            <text:p>301733</text:p>
          </table:table-cell>
          <table:table-cell table:number-columns-repeated="4" office:value-type="float" office:value="1478104503160" calcext:value-type="float">
            <text:p>1478104503160</text:p>
          </table:table-cell>
          <table:table-cell office:value-type="string" calcext:value-type="string">
            <text:p>?</text:p>
          </table:table-cell>
          <table:table-cell office:value-type="float" office:value="1478104503160" calcext:value-type="float">
            <text:p>1478104503160</text:p>
          </table:table-cell>
          <table:table-cell office:value-type="float" office:value="1478104503365" calcext:value-type="float">
            <text:p>1478104503365</text:p>
          </table:table-cell>
          <table:table-cell office:value-type="float" office:value="1478104503384" calcext:value-type="float">
            <text:p>1478104503384</text:p>
          </table:table-cell>
          <table:table-cell/>
          <table:table-cell table:formula="of:=[.G663]-[.F663]" office:value-type="float" office:value="0" calcext:value-type="float">
            <text:p>0</text:p>
          </table:table-cell>
          <table:table-cell table:formula="of:=[.H663]-[.G663]" office:value-type="float" office:value="0" calcext:value-type="float">
            <text:p>0</text:p>
          </table:table-cell>
          <table:table-cell table:formula="of:=[.I663]-[.H663]" office:value-type="float" office:value="0" calcext:value-type="float">
            <text:p>0</text:p>
          </table:table-cell>
          <table:table-cell table:number-columns-repeated="2"/>
          <table:table-cell table:formula="of:=[.L663]-[.K663]" office:value-type="float" office:value="205" calcext:value-type="float">
            <text:p>205</text:p>
          </table:table-cell>
          <table:table-cell table:formula="of:=[.M663]-[.L663]" office:value-type="float" office:value="19" calcext:value-type="float">
            <text:p>19</text:p>
          </table:table-cell>
          <table:table-cell table:formula="of:=[.M663]-[.F663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9755" calcext:value-type="float">
            <text:p>49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924" calcext:value-type="float">
            <text:p>200924</text:p>
          </table:table-cell>
          <table:table-cell office:value-type="float" office:value="1478104503250" calcext:value-type="float">
            <text:p>1478104503250</text:p>
          </table:table-cell>
          <table:table-cell table:number-columns-repeated="3" office:value-type="float" office:value="1478104503251" calcext:value-type="float">
            <text:p>1478104503251</text:p>
          </table:table-cell>
          <table:table-cell office:value-type="string" calcext:value-type="string">
            <text:p>?</text:p>
          </table:table-cell>
          <table:table-cell office:value-type="float" office:value="1478104503252" calcext:value-type="float">
            <text:p>1478104503252</text:p>
          </table:table-cell>
          <table:table-cell office:value-type="float" office:value="1478104503467" calcext:value-type="float">
            <text:p>1478104503467</text:p>
          </table:table-cell>
          <table:table-cell office:value-type="float" office:value="1478104503578" calcext:value-type="float">
            <text:p>1478104503578</text:p>
          </table:table-cell>
          <table:table-cell/>
          <table:table-cell table:formula="of:=[.G664]-[.F664]" office:value-type="float" office:value="1" calcext:value-type="float">
            <text:p>1</text:p>
          </table:table-cell>
          <table:table-cell table:formula="of:=[.H664]-[.G664]" office:value-type="float" office:value="0" calcext:value-type="float">
            <text:p>0</text:p>
          </table:table-cell>
          <table:table-cell table:formula="of:=[.I664]-[.H664]" office:value-type="float" office:value="0" calcext:value-type="float">
            <text:p>0</text:p>
          </table:table-cell>
          <table:table-cell table:number-columns-repeated="2"/>
          <table:table-cell table:formula="of:=[.L664]-[.K664]" office:value-type="float" office:value="215" calcext:value-type="float">
            <text:p>215</text:p>
          </table:table-cell>
          <table:table-cell table:formula="of:=[.M664]-[.L664]" office:value-type="float" office:value="111" calcext:value-type="float">
            <text:p>111</text:p>
          </table:table-cell>
          <table:table-cell table:formula="of:=[.M664]-[.F664]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49761" calcext:value-type="float">
            <text:p>49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512" calcext:value-type="float">
            <text:p>1512</text:p>
          </table:table-cell>
          <table:table-cell office:value-type="float" office:value="1478104503320" calcext:value-type="float">
            <text:p>1478104503320</text:p>
          </table:table-cell>
          <table:table-cell office:value-type="float" office:value="1478104503319" calcext:value-type="float">
            <text:p>1478104503319</text:p>
          </table:table-cell>
          <table:table-cell table:number-columns-repeated="2" office:value-type="float" office:value="1478104503320" calcext:value-type="float">
            <text:p>1478104503320</text:p>
          </table:table-cell>
          <table:table-cell office:value-type="string" calcext:value-type="string">
            <text:p>?</text:p>
          </table:table-cell>
          <table:table-cell office:value-type="float" office:value="1478104503320" calcext:value-type="float">
            <text:p>1478104503320</text:p>
          </table:table-cell>
          <table:table-cell office:value-type="float" office:value="1478104503573" calcext:value-type="float">
            <text:p>1478104503573</text:p>
          </table:table-cell>
          <table:table-cell office:value-type="float" office:value="1478104503644" calcext:value-type="float">
            <text:p>1478104503644</text:p>
          </table:table-cell>
          <table:table-cell/>
          <table:table-cell table:formula="of:=[.G665]-[.F665]" office:value-type="float" office:value="-1" calcext:value-type="float">
            <text:p>-1</text:p>
          </table:table-cell>
          <table:table-cell table:formula="of:=[.H665]-[.G665]" office:value-type="float" office:value="1" calcext:value-type="float">
            <text:p>1</text:p>
          </table:table-cell>
          <table:table-cell table:formula="of:=[.I665]-[.H665]" office:value-type="float" office:value="0" calcext:value-type="float">
            <text:p>0</text:p>
          </table:table-cell>
          <table:table-cell table:number-columns-repeated="2"/>
          <table:table-cell table:formula="of:=[.L665]-[.K665]" office:value-type="float" office:value="253" calcext:value-type="float">
            <text:p>253</text:p>
          </table:table-cell>
          <table:table-cell table:formula="of:=[.M665]-[.L665]" office:value-type="float" office:value="71" calcext:value-type="float">
            <text:p>71</text:p>
          </table:table-cell>
          <table:table-cell table:formula="of:=[.M665]-[.F665]"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49752" calcext:value-type="float">
            <text:p>497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101" calcext:value-type="float">
            <text:p>2101</text:p>
          </table:table-cell>
          <table:table-cell table:number-columns-repeated="4" office:value-type="float" office:value="1478104503290" calcext:value-type="float">
            <text:p>1478104503290</text:p>
          </table:table-cell>
          <table:table-cell office:value-type="string" calcext:value-type="string">
            <text:p>?</text:p>
          </table:table-cell>
          <table:table-cell office:value-type="float" office:value="1478104503290" calcext:value-type="float">
            <text:p>1478104503290</text:p>
          </table:table-cell>
          <table:table-cell office:value-type="float" office:value="1478104503506" calcext:value-type="float">
            <text:p>1478104503506</text:p>
          </table:table-cell>
          <table:table-cell office:value-type="float" office:value="1478104503661" calcext:value-type="float">
            <text:p>1478104503661</text:p>
          </table:table-cell>
          <table:table-cell/>
          <table:table-cell table:formula="of:=[.G666]-[.F666]" office:value-type="float" office:value="0" calcext:value-type="float">
            <text:p>0</text:p>
          </table:table-cell>
          <table:table-cell table:formula="of:=[.H666]-[.G666]" office:value-type="float" office:value="0" calcext:value-type="float">
            <text:p>0</text:p>
          </table:table-cell>
          <table:table-cell table:formula="of:=[.I666]-[.H666]" office:value-type="float" office:value="0" calcext:value-type="float">
            <text:p>0</text:p>
          </table:table-cell>
          <table:table-cell table:number-columns-repeated="2"/>
          <table:table-cell table:formula="of:=[.L666]-[.K666]" office:value-type="float" office:value="216" calcext:value-type="float">
            <text:p>216</text:p>
          </table:table-cell>
          <table:table-cell table:formula="of:=[.M666]-[.L666]" office:value-type="float" office:value="155" calcext:value-type="float">
            <text:p>155</text:p>
          </table:table-cell>
          <table:table-cell table:formula="of:=[.M666]-[.F666]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49764" calcext:value-type="float">
            <text:p>49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04" calcext:value-type="float">
            <text:p>201604</text:p>
          </table:table-cell>
          <table:table-cell table:number-columns-repeated="4" office:value-type="float" office:value="1478104503349" calcext:value-type="float">
            <text:p>1478104503349</text:p>
          </table:table-cell>
          <table:table-cell office:value-type="string" calcext:value-type="string">
            <text:p>?</text:p>
          </table:table-cell>
          <table:table-cell office:value-type="float" office:value="1478104503349" calcext:value-type="float">
            <text:p>1478104503349</text:p>
          </table:table-cell>
          <table:table-cell office:value-type="float" office:value="1478104503595" calcext:value-type="float">
            <text:p>1478104503595</text:p>
          </table:table-cell>
          <table:table-cell office:value-type="float" office:value="1478104503712" calcext:value-type="float">
            <text:p>1478104503712</text:p>
          </table:table-cell>
          <table:table-cell/>
          <table:table-cell table:formula="of:=[.G667]-[.F667]" office:value-type="float" office:value="0" calcext:value-type="float">
            <text:p>0</text:p>
          </table:table-cell>
          <table:table-cell table:formula="of:=[.H667]-[.G667]" office:value-type="float" office:value="0" calcext:value-type="float">
            <text:p>0</text:p>
          </table:table-cell>
          <table:table-cell table:formula="of:=[.I667]-[.H667]" office:value-type="float" office:value="0" calcext:value-type="float">
            <text:p>0</text:p>
          </table:table-cell>
          <table:table-cell table:number-columns-repeated="2"/>
          <table:table-cell table:formula="of:=[.L667]-[.K667]" office:value-type="float" office:value="246" calcext:value-type="float">
            <text:p>246</text:p>
          </table:table-cell>
          <table:table-cell table:formula="of:=[.M667]-[.L667]" office:value-type="float" office:value="117" calcext:value-type="float">
            <text:p>117</text:p>
          </table:table-cell>
          <table:table-cell table:formula="of:=[.M667]-[.F667]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49758" calcext:value-type="float">
            <text:p>49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411" calcext:value-type="float">
            <text:p>102411</text:p>
          </table:table-cell>
          <table:table-cell table:number-columns-repeated="4" office:value-type="float" office:value="1478104503326" calcext:value-type="float">
            <text:p>1478104503326</text:p>
          </table:table-cell>
          <table:table-cell office:value-type="string" calcext:value-type="string">
            <text:p>?</text:p>
          </table:table-cell>
          <table:table-cell office:value-type="float" office:value="1478104503326" calcext:value-type="float">
            <text:p>1478104503326</text:p>
          </table:table-cell>
          <table:table-cell office:value-type="float" office:value="1478104503602" calcext:value-type="float">
            <text:p>1478104503602</text:p>
          </table:table-cell>
          <table:table-cell office:value-type="float" office:value="1478104503716" calcext:value-type="float">
            <text:p>1478104503716</text:p>
          </table:table-cell>
          <table:table-cell/>
          <table:table-cell table:formula="of:=[.G668]-[.F668]" office:value-type="float" office:value="0" calcext:value-type="float">
            <text:p>0</text:p>
          </table:table-cell>
          <table:table-cell table:formula="of:=[.H668]-[.G668]" office:value-type="float" office:value="0" calcext:value-type="float">
            <text:p>0</text:p>
          </table:table-cell>
          <table:table-cell table:formula="of:=[.I668]-[.H668]" office:value-type="float" office:value="0" calcext:value-type="float">
            <text:p>0</text:p>
          </table:table-cell>
          <table:table-cell table:number-columns-repeated="2"/>
          <table:table-cell table:formula="of:=[.L668]-[.K668]" office:value-type="float" office:value="276" calcext:value-type="float">
            <text:p>276</text:p>
          </table:table-cell>
          <table:table-cell table:formula="of:=[.M668]-[.L668]" office:value-type="float" office:value="114" calcext:value-type="float">
            <text:p>114</text:p>
          </table:table-cell>
          <table:table-cell table:formula="of:=[.M668]-[.F668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49759" calcext:value-type="float">
            <text:p>49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16" calcext:value-type="float">
            <text:p>302116</text:p>
          </table:table-cell>
          <table:table-cell office:value-type="float" office:value="1478104503456" calcext:value-type="float">
            <text:p>1478104503456</text:p>
          </table:table-cell>
          <table:table-cell table:number-columns-repeated="3" office:value-type="float" office:value="1478104503457" calcext:value-type="float">
            <text:p>1478104503457</text:p>
          </table:table-cell>
          <table:table-cell office:value-type="string" calcext:value-type="string">
            <text:p>?</text:p>
          </table:table-cell>
          <table:table-cell office:value-type="float" office:value="1478104503457" calcext:value-type="float">
            <text:p>1478104503457</text:p>
          </table:table-cell>
          <table:table-cell office:value-type="float" office:value="1478104503659" calcext:value-type="float">
            <text:p>1478104503659</text:p>
          </table:table-cell>
          <table:table-cell office:value-type="float" office:value="1478104503720" calcext:value-type="float">
            <text:p>1478104503720</text:p>
          </table:table-cell>
          <table:table-cell/>
          <table:table-cell table:formula="of:=[.G669]-[.F669]" office:value-type="float" office:value="1" calcext:value-type="float">
            <text:p>1</text:p>
          </table:table-cell>
          <table:table-cell table:formula="of:=[.H669]-[.G669]" office:value-type="float" office:value="0" calcext:value-type="float">
            <text:p>0</text:p>
          </table:table-cell>
          <table:table-cell table:formula="of:=[.I669]-[.H669]" office:value-type="float" office:value="0" calcext:value-type="float">
            <text:p>0</text:p>
          </table:table-cell>
          <table:table-cell table:number-columns-repeated="2"/>
          <table:table-cell table:formula="of:=[.L669]-[.K669]" office:value-type="float" office:value="202" calcext:value-type="float">
            <text:p>202</text:p>
          </table:table-cell>
          <table:table-cell table:formula="of:=[.M669]-[.L669]" office:value-type="float" office:value="61" calcext:value-type="float">
            <text:p>61</text:p>
          </table:table-cell>
          <table:table-cell table:formula="of:=[.M669]-[.F669]"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49765" calcext:value-type="float">
            <text:p>49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458" calcext:value-type="float">
            <text:p>201458</text:p>
          </table:table-cell>
          <table:table-cell table:number-columns-repeated="3" office:value-type="float" office:value="1478104503543" calcext:value-type="float">
            <text:p>1478104503543</text:p>
          </table:table-cell>
          <table:table-cell office:value-type="float" office:value="1478104503544" calcext:value-type="float">
            <text:p>1478104503544</text:p>
          </table:table-cell>
          <table:table-cell office:value-type="string" calcext:value-type="string">
            <text:p>?</text:p>
          </table:table-cell>
          <table:table-cell office:value-type="float" office:value="1478104503544" calcext:value-type="float">
            <text:p>1478104503544</text:p>
          </table:table-cell>
          <table:table-cell office:value-type="float" office:value="1478104503758" calcext:value-type="float">
            <text:p>1478104503758</text:p>
          </table:table-cell>
          <table:table-cell office:value-type="float" office:value="1478104503832" calcext:value-type="float">
            <text:p>1478104503832</text:p>
          </table:table-cell>
          <table:table-cell/>
          <table:table-cell table:formula="of:=[.G670]-[.F670]" office:value-type="float" office:value="0" calcext:value-type="float">
            <text:p>0</text:p>
          </table:table-cell>
          <table:table-cell table:formula="of:=[.H670]-[.G670]" office:value-type="float" office:value="0" calcext:value-type="float">
            <text:p>0</text:p>
          </table:table-cell>
          <table:table-cell table:formula="of:=[.I670]-[.H670]" office:value-type="float" office:value="1" calcext:value-type="float">
            <text:p>1</text:p>
          </table:table-cell>
          <table:table-cell table:number-columns-repeated="2"/>
          <table:table-cell table:formula="of:=[.L670]-[.K670]" office:value-type="float" office:value="214" calcext:value-type="float">
            <text:p>214</text:p>
          </table:table-cell>
          <table:table-cell table:formula="of:=[.M670]-[.L670]" office:value-type="float" office:value="74" calcext:value-type="float">
            <text:p>74</text:p>
          </table:table-cell>
          <table:table-cell table:formula="of:=[.M670]-[.F670]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49767" calcext:value-type="float">
            <text:p>49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880" calcext:value-type="float">
            <text:p>201880</text:p>
          </table:table-cell>
          <table:table-cell table:number-columns-repeated="4" office:value-type="float" office:value="1478104503553" calcext:value-type="float">
            <text:p>1478104503553</text:p>
          </table:table-cell>
          <table:table-cell office:value-type="string" calcext:value-type="string">
            <text:p>?</text:p>
          </table:table-cell>
          <table:table-cell office:value-type="float" office:value="1478104503553" calcext:value-type="float">
            <text:p>1478104503553</text:p>
          </table:table-cell>
          <table:table-cell office:value-type="float" office:value="1478104503758" calcext:value-type="float">
            <text:p>1478104503758</text:p>
          </table:table-cell>
          <table:table-cell office:value-type="float" office:value="1478104503872" calcext:value-type="float">
            <text:p>1478104503872</text:p>
          </table:table-cell>
          <table:table-cell/>
          <table:table-cell table:formula="of:=[.G671]-[.F671]" office:value-type="float" office:value="0" calcext:value-type="float">
            <text:p>0</text:p>
          </table:table-cell>
          <table:table-cell table:formula="of:=[.H671]-[.G671]" office:value-type="float" office:value="0" calcext:value-type="float">
            <text:p>0</text:p>
          </table:table-cell>
          <table:table-cell table:formula="of:=[.I671]-[.H671]" office:value-type="float" office:value="0" calcext:value-type="float">
            <text:p>0</text:p>
          </table:table-cell>
          <table:table-cell table:number-columns-repeated="2"/>
          <table:table-cell table:formula="of:=[.L671]-[.K671]" office:value-type="float" office:value="205" calcext:value-type="float">
            <text:p>205</text:p>
          </table:table-cell>
          <table:table-cell table:formula="of:=[.M671]-[.L671]" office:value-type="float" office:value="114" calcext:value-type="float">
            <text:p>114</text:p>
          </table:table-cell>
          <table:table-cell table:formula="of:=[.M671]-[.F671]"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49760" calcext:value-type="float">
            <text:p>49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38" calcext:value-type="float">
            <text:p>201238</text:p>
          </table:table-cell>
          <table:table-cell office:value-type="float" office:value="1478104503346" calcext:value-type="float">
            <text:p>1478104503346</text:p>
          </table:table-cell>
          <table:table-cell table:number-columns-repeated="3" office:value-type="float" office:value="1478104503349" calcext:value-type="float">
            <text:p>1478104503349</text:p>
          </table:table-cell>
          <table:table-cell office:value-type="string" calcext:value-type="string">
            <text:p>?</text:p>
          </table:table-cell>
          <table:table-cell office:value-type="float" office:value="1478104503349" calcext:value-type="float">
            <text:p>1478104503349</text:p>
          </table:table-cell>
          <table:table-cell office:value-type="float" office:value="1478104503757" calcext:value-type="float">
            <text:p>1478104503757</text:p>
          </table:table-cell>
          <table:table-cell office:value-type="float" office:value="1478104503877" calcext:value-type="float">
            <text:p>1478104503877</text:p>
          </table:table-cell>
          <table:table-cell/>
          <table:table-cell table:formula="of:=[.G672]-[.F672]" office:value-type="float" office:value="3" calcext:value-type="float">
            <text:p>3</text:p>
          </table:table-cell>
          <table:table-cell table:formula="of:=[.H672]-[.G672]" office:value-type="float" office:value="0" calcext:value-type="float">
            <text:p>0</text:p>
          </table:table-cell>
          <table:table-cell table:formula="of:=[.I672]-[.H672]" office:value-type="float" office:value="0" calcext:value-type="float">
            <text:p>0</text:p>
          </table:table-cell>
          <table:table-cell table:number-columns-repeated="2"/>
          <table:table-cell table:formula="of:=[.L672]-[.K672]" office:value-type="float" office:value="408" calcext:value-type="float">
            <text:p>408</text:p>
          </table:table-cell>
          <table:table-cell table:formula="of:=[.M672]-[.L672]" office:value-type="float" office:value="120" calcext:value-type="float">
            <text:p>120</text:p>
          </table:table-cell>
          <table:table-cell table:formula="of:=[.M672]-[.F672]"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float" office:value="49770" calcext:value-type="float">
            <text:p>497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91" calcext:value-type="float">
            <text:p>101491</text:p>
          </table:table-cell>
          <table:table-cell table:number-columns-repeated="3" office:value-type="float" office:value="1478104503583" calcext:value-type="float">
            <text:p>1478104503583</text:p>
          </table:table-cell>
          <table:table-cell office:value-type="float" office:value="1478104503584" calcext:value-type="float">
            <text:p>1478104503584</text:p>
          </table:table-cell>
          <table:table-cell office:value-type="string" calcext:value-type="string">
            <text:p>?</text:p>
          </table:table-cell>
          <table:table-cell office:value-type="float" office:value="1478104503584" calcext:value-type="float">
            <text:p>1478104503584</text:p>
          </table:table-cell>
          <table:table-cell office:value-type="float" office:value="1478104503780" calcext:value-type="float">
            <text:p>1478104503780</text:p>
          </table:table-cell>
          <table:table-cell office:value-type="float" office:value="1478104503879" calcext:value-type="float">
            <text:p>1478104503879</text:p>
          </table:table-cell>
          <table:table-cell/>
          <table:table-cell table:formula="of:=[.G673]-[.F673]" office:value-type="float" office:value="0" calcext:value-type="float">
            <text:p>0</text:p>
          </table:table-cell>
          <table:table-cell table:formula="of:=[.H673]-[.G673]" office:value-type="float" office:value="0" calcext:value-type="float">
            <text:p>0</text:p>
          </table:table-cell>
          <table:table-cell table:formula="of:=[.I673]-[.H673]" office:value-type="float" office:value="1" calcext:value-type="float">
            <text:p>1</text:p>
          </table:table-cell>
          <table:table-cell table:number-columns-repeated="2"/>
          <table:table-cell table:formula="of:=[.L673]-[.K673]" office:value-type="float" office:value="196" calcext:value-type="float">
            <text:p>196</text:p>
          </table:table-cell>
          <table:table-cell table:formula="of:=[.M673]-[.L673]" office:value-type="float" office:value="99" calcext:value-type="float">
            <text:p>99</text:p>
          </table:table-cell>
          <table:table-cell table:formula="of:=[.M673]-[.F673]"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49763" calcext:value-type="float">
            <text:p>49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51" calcext:value-type="float">
            <text:p>100251</text:p>
          </table:table-cell>
          <table:table-cell table:number-columns-repeated="4" office:value-type="float" office:value="1478104503572" calcext:value-type="float">
            <text:p>1478104503572</text:p>
          </table:table-cell>
          <table:table-cell office:value-type="string" calcext:value-type="string">
            <text:p>?</text:p>
          </table:table-cell>
          <table:table-cell office:value-type="float" office:value="1478104503572" calcext:value-type="float">
            <text:p>1478104503572</text:p>
          </table:table-cell>
          <table:table-cell office:value-type="float" office:value="1478104503792" calcext:value-type="float">
            <text:p>1478104503792</text:p>
          </table:table-cell>
          <table:table-cell office:value-type="float" office:value="1478104503881" calcext:value-type="float">
            <text:p>1478104503881</text:p>
          </table:table-cell>
          <table:table-cell/>
          <table:table-cell table:formula="of:=[.G674]-[.F674]" office:value-type="float" office:value="0" calcext:value-type="float">
            <text:p>0</text:p>
          </table:table-cell>
          <table:table-cell table:formula="of:=[.H674]-[.G674]" office:value-type="float" office:value="0" calcext:value-type="float">
            <text:p>0</text:p>
          </table:table-cell>
          <table:table-cell table:formula="of:=[.I674]-[.H674]" office:value-type="float" office:value="0" calcext:value-type="float">
            <text:p>0</text:p>
          </table:table-cell>
          <table:table-cell table:number-columns-repeated="2"/>
          <table:table-cell table:formula="of:=[.L674]-[.K674]" office:value-type="float" office:value="220" calcext:value-type="float">
            <text:p>220</text:p>
          </table:table-cell>
          <table:table-cell table:formula="of:=[.M674]-[.L674]" office:value-type="float" office:value="89" calcext:value-type="float">
            <text:p>89</text:p>
          </table:table-cell>
          <table:table-cell table:formula="of:=[.M674]-[.F674]"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49726" calcext:value-type="float">
            <text:p>49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2456" calcext:value-type="float">
            <text:p>402456</text:p>
          </table:table-cell>
          <table:table-cell office:value-type="float" office:value="1478104503667" calcext:value-type="float">
            <text:p>1478104503667</text:p>
          </table:table-cell>
          <table:table-cell office:value-type="float" office:value="1478104503666" calcext:value-type="float">
            <text:p>1478104503666</text:p>
          </table:table-cell>
          <table:table-cell table:number-columns-repeated="2" office:value-type="float" office:value="1478104503667" calcext:value-type="float">
            <text:p>1478104503667</text:p>
          </table:table-cell>
          <table:table-cell office:value-type="string" calcext:value-type="string">
            <text:p>?</text:p>
          </table:table-cell>
          <table:table-cell office:value-type="float" office:value="1478104503667" calcext:value-type="float">
            <text:p>1478104503667</text:p>
          </table:table-cell>
          <table:table-cell office:value-type="float" office:value="1478104503871" calcext:value-type="float">
            <text:p>1478104503871</text:p>
          </table:table-cell>
          <table:table-cell office:value-type="float" office:value="1478104503883" calcext:value-type="float">
            <text:p>1478104503883</text:p>
          </table:table-cell>
          <table:table-cell/>
          <table:table-cell table:formula="of:=[.G675]-[.F675]" office:value-type="float" office:value="-1" calcext:value-type="float">
            <text:p>-1</text:p>
          </table:table-cell>
          <table:table-cell table:formula="of:=[.H675]-[.G675]" office:value-type="float" office:value="1" calcext:value-type="float">
            <text:p>1</text:p>
          </table:table-cell>
          <table:table-cell table:formula="of:=[.I675]-[.H675]" office:value-type="float" office:value="0" calcext:value-type="float">
            <text:p>0</text:p>
          </table:table-cell>
          <table:table-cell table:number-columns-repeated="2"/>
          <table:table-cell table:formula="of:=[.L675]-[.K675]" office:value-type="float" office:value="204" calcext:value-type="float">
            <text:p>204</text:p>
          </table:table-cell>
          <table:table-cell table:formula="of:=[.M675]-[.L675]" office:value-type="float" office:value="12" calcext:value-type="float">
            <text:p>12</text:p>
          </table:table-cell>
          <table:table-cell table:formula="of:=[.M675]-[.F675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768" calcext:value-type="float">
            <text:p>49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999" calcext:value-type="float">
            <text:p>200999</text:p>
          </table:table-cell>
          <table:table-cell office:value-type="float" office:value="1478104503563" calcext:value-type="float">
            <text:p>1478104503563</text:p>
          </table:table-cell>
          <table:table-cell table:number-columns-repeated="3" office:value-type="float" office:value="1478104503565" calcext:value-type="float">
            <text:p>1478104503565</text:p>
          </table:table-cell>
          <table:table-cell office:value-type="string" calcext:value-type="string">
            <text:p>?</text:p>
          </table:table-cell>
          <table:table-cell office:value-type="float" office:value="1478104503565" calcext:value-type="float">
            <text:p>1478104503565</text:p>
          </table:table-cell>
          <table:table-cell office:value-type="float" office:value="1478104503965" calcext:value-type="float">
            <text:p>1478104503965</text:p>
          </table:table-cell>
          <table:table-cell office:value-type="float" office:value="1478104503975" calcext:value-type="float">
            <text:p>1478104503975</text:p>
          </table:table-cell>
          <table:table-cell/>
          <table:table-cell table:formula="of:=[.G676]-[.F676]" office:value-type="float" office:value="2" calcext:value-type="float">
            <text:p>2</text:p>
          </table:table-cell>
          <table:table-cell table:formula="of:=[.H676]-[.G676]" office:value-type="float" office:value="0" calcext:value-type="float">
            <text:p>0</text:p>
          </table:table-cell>
          <table:table-cell table:formula="of:=[.I676]-[.H676]" office:value-type="float" office:value="0" calcext:value-type="float">
            <text:p>0</text:p>
          </table:table-cell>
          <table:table-cell table:number-columns-repeated="2"/>
          <table:table-cell table:formula="of:=[.L676]-[.K676]" office:value-type="float" office:value="400" calcext:value-type="float">
            <text:p>400</text:p>
          </table:table-cell>
          <table:table-cell table:formula="of:=[.M676]-[.L676]" office:value-type="float" office:value="10" calcext:value-type="float">
            <text:p>10</text:p>
          </table:table-cell>
          <table:table-cell table:formula="of:=[.M676]-[.F676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9769" calcext:value-type="float">
            <text:p>49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58" calcext:value-type="float">
            <text:p>201158</text:p>
          </table:table-cell>
          <table:table-cell office:value-type="float" office:value="1478104503588" calcext:value-type="float">
            <text:p>1478104503588</text:p>
          </table:table-cell>
          <table:table-cell table:number-columns-repeated="3" office:value-type="float" office:value="1478104503587" calcext:value-type="float">
            <text:p>1478104503587</text:p>
          </table:table-cell>
          <table:table-cell office:value-type="string" calcext:value-type="string">
            <text:p>?</text:p>
          </table:table-cell>
          <table:table-cell office:value-type="float" office:value="1478104503587" calcext:value-type="float">
            <text:p>1478104503587</text:p>
          </table:table-cell>
          <table:table-cell office:value-type="float" office:value="1478104503967" calcext:value-type="float">
            <text:p>1478104503967</text:p>
          </table:table-cell>
          <table:table-cell office:value-type="float" office:value="1478104503977" calcext:value-type="float">
            <text:p>1478104503977</text:p>
          </table:table-cell>
          <table:table-cell/>
          <table:table-cell table:formula="of:=[.G677]-[.F677]" office:value-type="float" office:value="-1" calcext:value-type="float">
            <text:p>-1</text:p>
          </table:table-cell>
          <table:table-cell table:formula="of:=[.H677]-[.G677]" office:value-type="float" office:value="0" calcext:value-type="float">
            <text:p>0</text:p>
          </table:table-cell>
          <table:table-cell table:formula="of:=[.I677]-[.H677]" office:value-type="float" office:value="0" calcext:value-type="float">
            <text:p>0</text:p>
          </table:table-cell>
          <table:table-cell table:number-columns-repeated="2"/>
          <table:table-cell table:formula="of:=[.L677]-[.K677]" office:value-type="float" office:value="380" calcext:value-type="float">
            <text:p>380</text:p>
          </table:table-cell>
          <table:table-cell table:formula="of:=[.M677]-[.L677]" office:value-type="float" office:value="10" calcext:value-type="float">
            <text:p>10</text:p>
          </table:table-cell>
          <table:table-cell table:formula="of:=[.M677]-[.F677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49774" calcext:value-type="float">
            <text:p>497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313" calcext:value-type="float">
            <text:p>101313</text:p>
          </table:table-cell>
          <table:table-cell office:value-type="float" office:value="1478104503824" calcext:value-type="float">
            <text:p>1478104503824</text:p>
          </table:table-cell>
          <table:table-cell table:number-columns-repeated="3" office:value-type="float" office:value="1478104503823" calcext:value-type="float">
            <text:p>1478104503823</text:p>
          </table:table-cell>
          <table:table-cell office:value-type="string" calcext:value-type="string">
            <text:p>?</text:p>
          </table:table-cell>
          <table:table-cell office:value-type="float" office:value="1478104503823" calcext:value-type="float">
            <text:p>1478104503823</text:p>
          </table:table-cell>
          <table:table-cell office:value-type="float" office:value="1478104504021" calcext:value-type="float">
            <text:p>1478104504021</text:p>
          </table:table-cell>
          <table:table-cell office:value-type="float" office:value="1478104504029" calcext:value-type="float">
            <text:p>1478104504029</text:p>
          </table:table-cell>
          <table:table-cell/>
          <table:table-cell table:formula="of:=[.G678]-[.F678]" office:value-type="float" office:value="-1" calcext:value-type="float">
            <text:p>-1</text:p>
          </table:table-cell>
          <table:table-cell table:formula="of:=[.H678]-[.G678]" office:value-type="float" office:value="0" calcext:value-type="float">
            <text:p>0</text:p>
          </table:table-cell>
          <table:table-cell table:formula="of:=[.I678]-[.H678]" office:value-type="float" office:value="0" calcext:value-type="float">
            <text:p>0</text:p>
          </table:table-cell>
          <table:table-cell table:number-columns-repeated="2"/>
          <table:table-cell table:formula="of:=[.L678]-[.K678]" office:value-type="float" office:value="198" calcext:value-type="float">
            <text:p>198</text:p>
          </table:table-cell>
          <table:table-cell table:formula="of:=[.M678]-[.L678]" office:value-type="float" office:value="8" calcext:value-type="float">
            <text:p>8</text:p>
          </table:table-cell>
          <table:table-cell table:formula="of:=[.M678]-[.F678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773" calcext:value-type="float">
            <text:p>497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957" calcext:value-type="float">
            <text:p>401957</text:p>
          </table:table-cell>
          <table:table-cell table:number-columns-repeated="4" office:value-type="float" office:value="1478104503874" calcext:value-type="float">
            <text:p>1478104503874</text:p>
          </table:table-cell>
          <table:table-cell office:value-type="string" calcext:value-type="string">
            <text:p>?</text:p>
          </table:table-cell>
          <table:table-cell office:value-type="float" office:value="1478104503874" calcext:value-type="float">
            <text:p>1478104503874</text:p>
          </table:table-cell>
          <table:table-cell office:value-type="float" office:value="1478104504069" calcext:value-type="float">
            <text:p>1478104504069</text:p>
          </table:table-cell>
          <table:table-cell office:value-type="float" office:value="1478104504079" calcext:value-type="float">
            <text:p>1478104504079</text:p>
          </table:table-cell>
          <table:table-cell/>
          <table:table-cell table:formula="of:=[.G679]-[.F679]" office:value-type="float" office:value="0" calcext:value-type="float">
            <text:p>0</text:p>
          </table:table-cell>
          <table:table-cell table:formula="of:=[.H679]-[.G679]" office:value-type="float" office:value="0" calcext:value-type="float">
            <text:p>0</text:p>
          </table:table-cell>
          <table:table-cell table:formula="of:=[.I679]-[.H679]" office:value-type="float" office:value="0" calcext:value-type="float">
            <text:p>0</text:p>
          </table:table-cell>
          <table:table-cell table:number-columns-repeated="2"/>
          <table:table-cell table:formula="of:=[.L679]-[.K679]" office:value-type="float" office:value="195" calcext:value-type="float">
            <text:p>195</text:p>
          </table:table-cell>
          <table:table-cell table:formula="of:=[.M679]-[.L679]" office:value-type="float" office:value="10" calcext:value-type="float">
            <text:p>10</text:p>
          </table:table-cell>
          <table:table-cell table:formula="of:=[.M679]-[.F679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771" calcext:value-type="float">
            <text:p>497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09" calcext:value-type="float">
            <text:p>102109</text:p>
          </table:table-cell>
          <table:table-cell office:value-type="float" office:value="1478104503706" calcext:value-type="float">
            <text:p>1478104503706</text:p>
          </table:table-cell>
          <table:table-cell table:number-columns-repeated="3" office:value-type="float" office:value="1478104503705" calcext:value-type="float">
            <text:p>1478104503705</text:p>
          </table:table-cell>
          <table:table-cell office:value-type="string" calcext:value-type="string">
            <text:p>?</text:p>
          </table:table-cell>
          <table:table-cell office:value-type="float" office:value="1478104503705" calcext:value-type="float">
            <text:p>1478104503705</text:p>
          </table:table-cell>
          <table:table-cell office:value-type="float" office:value="1478104504097" calcext:value-type="float">
            <text:p>1478104504097</text:p>
          </table:table-cell>
          <table:table-cell office:value-type="float" office:value="1478104504109" calcext:value-type="float">
            <text:p>1478104504109</text:p>
          </table:table-cell>
          <table:table-cell/>
          <table:table-cell table:formula="of:=[.G680]-[.F680]" office:value-type="float" office:value="-1" calcext:value-type="float">
            <text:p>-1</text:p>
          </table:table-cell>
          <table:table-cell table:formula="of:=[.H680]-[.G680]" office:value-type="float" office:value="0" calcext:value-type="float">
            <text:p>0</text:p>
          </table:table-cell>
          <table:table-cell table:formula="of:=[.I680]-[.H680]" office:value-type="float" office:value="0" calcext:value-type="float">
            <text:p>0</text:p>
          </table:table-cell>
          <table:table-cell table:number-columns-repeated="2"/>
          <table:table-cell table:formula="of:=[.L680]-[.K680]" office:value-type="float" office:value="392" calcext:value-type="float">
            <text:p>392</text:p>
          </table:table-cell>
          <table:table-cell table:formula="of:=[.M680]-[.L680]" office:value-type="float" office:value="12" calcext:value-type="float">
            <text:p>12</text:p>
          </table:table-cell>
          <table:table-cell table:formula="of:=[.M680]-[.F680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49772" calcext:value-type="float">
            <text:p>497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497" calcext:value-type="float">
            <text:p>201497</text:p>
          </table:table-cell>
          <table:table-cell office:value-type="float" office:value="1478104503887" calcext:value-type="float">
            <text:p>1478104503887</text:p>
          </table:table-cell>
          <table:table-cell table:number-columns-repeated="3" office:value-type="float" office:value="1478104503886" calcext:value-type="float">
            <text:p>1478104503886</text:p>
          </table:table-cell>
          <table:table-cell office:value-type="string" calcext:value-type="string">
            <text:p>?</text:p>
          </table:table-cell>
          <table:table-cell office:value-type="float" office:value="1478104503886" calcext:value-type="float">
            <text:p>1478104503886</text:p>
          </table:table-cell>
          <table:table-cell office:value-type="float" office:value="1478104504078" calcext:value-type="float">
            <text:p>1478104504078</text:p>
          </table:table-cell>
          <table:table-cell office:value-type="float" office:value="1478104504110" calcext:value-type="float">
            <text:p>1478104504110</text:p>
          </table:table-cell>
          <table:table-cell/>
          <table:table-cell table:formula="of:=[.G681]-[.F681]" office:value-type="float" office:value="-1" calcext:value-type="float">
            <text:p>-1</text:p>
          </table:table-cell>
          <table:table-cell table:formula="of:=[.H681]-[.G681]" office:value-type="float" office:value="0" calcext:value-type="float">
            <text:p>0</text:p>
          </table:table-cell>
          <table:table-cell table:formula="of:=[.I681]-[.H681]" office:value-type="float" office:value="0" calcext:value-type="float">
            <text:p>0</text:p>
          </table:table-cell>
          <table:table-cell table:number-columns-repeated="2"/>
          <table:table-cell table:formula="of:=[.L681]-[.K681]" office:value-type="float" office:value="192" calcext:value-type="float">
            <text:p>192</text:p>
          </table:table-cell>
          <table:table-cell table:formula="of:=[.M681]-[.L681]" office:value-type="float" office:value="32" calcext:value-type="float">
            <text:p>32</text:p>
          </table:table-cell>
          <table:table-cell table:formula="of:=[.M681]-[.F681]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766" calcext:value-type="float">
            <text:p>49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49" calcext:value-type="float">
            <text:p>301449</text:p>
          </table:table-cell>
          <table:table-cell office:value-type="float" office:value="1478104503940" calcext:value-type="float">
            <text:p>1478104503940</text:p>
          </table:table-cell>
          <table:table-cell office:value-type="float" office:value="1478104503939" calcext:value-type="float">
            <text:p>1478104503939</text:p>
          </table:table-cell>
          <table:table-cell table:number-columns-repeated="2" office:value-type="float" office:value="1478104503940" calcext:value-type="float">
            <text:p>1478104503940</text:p>
          </table:table-cell>
          <table:table-cell office:value-type="string" calcext:value-type="string">
            <text:p>?</text:p>
          </table:table-cell>
          <table:table-cell office:value-type="float" office:value="1478104503940" calcext:value-type="float">
            <text:p>1478104503940</text:p>
          </table:table-cell>
          <table:table-cell office:value-type="float" office:value="1478104504137" calcext:value-type="float">
            <text:p>1478104504137</text:p>
          </table:table-cell>
          <table:table-cell office:value-type="float" office:value="1478104504154" calcext:value-type="float">
            <text:p>1478104504154</text:p>
          </table:table-cell>
          <table:table-cell/>
          <table:table-cell table:formula="of:=[.G682]-[.F682]" office:value-type="float" office:value="-1" calcext:value-type="float">
            <text:p>-1</text:p>
          </table:table-cell>
          <table:table-cell table:formula="of:=[.H682]-[.G682]" office:value-type="float" office:value="1" calcext:value-type="float">
            <text:p>1</text:p>
          </table:table-cell>
          <table:table-cell table:formula="of:=[.I682]-[.H682]" office:value-type="float" office:value="0" calcext:value-type="float">
            <text:p>0</text:p>
          </table:table-cell>
          <table:table-cell table:number-columns-repeated="2"/>
          <table:table-cell table:formula="of:=[.L682]-[.K682]" office:value-type="float" office:value="197" calcext:value-type="float">
            <text:p>197</text:p>
          </table:table-cell>
          <table:table-cell table:formula="of:=[.M682]-[.L682]" office:value-type="float" office:value="17" calcext:value-type="float">
            <text:p>17</text:p>
          </table:table-cell>
          <table:table-cell table:formula="of:=[.M682]-[.F682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49777" calcext:value-type="float">
            <text:p>497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26" calcext:value-type="float">
            <text:p>202226</text:p>
          </table:table-cell>
          <table:table-cell office:value-type="float" office:value="1478104503984" calcext:value-type="float">
            <text:p>1478104503984</text:p>
          </table:table-cell>
          <table:table-cell office:value-type="float" office:value="1478104503982" calcext:value-type="float">
            <text:p>1478104503982</text:p>
          </table:table-cell>
          <table:table-cell table:number-columns-repeated="2" office:value-type="float" office:value="1478104503983" calcext:value-type="float">
            <text:p>1478104503983</text:p>
          </table:table-cell>
          <table:table-cell office:value-type="string" calcext:value-type="string">
            <text:p>?</text:p>
          </table:table-cell>
          <table:table-cell office:value-type="float" office:value="1478104503983" calcext:value-type="float">
            <text:p>1478104503983</text:p>
          </table:table-cell>
          <table:table-cell office:value-type="float" office:value="1478104504272" calcext:value-type="float">
            <text:p>1478104504272</text:p>
          </table:table-cell>
          <table:table-cell office:value-type="float" office:value="1478104504296" calcext:value-type="float">
            <text:p>1478104504296</text:p>
          </table:table-cell>
          <table:table-cell/>
          <table:table-cell table:formula="of:=[.G683]-[.F683]" office:value-type="float" office:value="-2" calcext:value-type="float">
            <text:p>-2</text:p>
          </table:table-cell>
          <table:table-cell table:formula="of:=[.H683]-[.G683]" office:value-type="float" office:value="1" calcext:value-type="float">
            <text:p>1</text:p>
          </table:table-cell>
          <table:table-cell table:formula="of:=[.I683]-[.H683]" office:value-type="float" office:value="0" calcext:value-type="float">
            <text:p>0</text:p>
          </table:table-cell>
          <table:table-cell table:number-columns-repeated="2"/>
          <table:table-cell table:formula="of:=[.L683]-[.K683]" office:value-type="float" office:value="289" calcext:value-type="float">
            <text:p>289</text:p>
          </table:table-cell>
          <table:table-cell table:formula="of:=[.M683]-[.L683]" office:value-type="float" office:value="24" calcext:value-type="float">
            <text:p>24</text:p>
          </table:table-cell>
          <table:table-cell table:formula="of:=[.M683]-[.F683]"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49778" calcext:value-type="float">
            <text:p>49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16" calcext:value-type="float">
            <text:p>301916</text:p>
          </table:table-cell>
          <table:table-cell office:value-type="float" office:value="1478104504073" calcext:value-type="float">
            <text:p>1478104504073</text:p>
          </table:table-cell>
          <table:table-cell table:number-columns-repeated="3" office:value-type="float" office:value="1478104504072" calcext:value-type="float">
            <text:p>1478104504072</text:p>
          </table:table-cell>
          <table:table-cell office:value-type="string" calcext:value-type="string">
            <text:p>?</text:p>
          </table:table-cell>
          <table:table-cell office:value-type="float" office:value="1478104504072" calcext:value-type="float">
            <text:p>1478104504072</text:p>
          </table:table-cell>
          <table:table-cell office:value-type="float" office:value="1478104504292" calcext:value-type="float">
            <text:p>1478104504292</text:p>
          </table:table-cell>
          <table:table-cell office:value-type="float" office:value="1478104504343" calcext:value-type="float">
            <text:p>1478104504343</text:p>
          </table:table-cell>
          <table:table-cell/>
          <table:table-cell table:formula="of:=[.G684]-[.F684]" office:value-type="float" office:value="-1" calcext:value-type="float">
            <text:p>-1</text:p>
          </table:table-cell>
          <table:table-cell table:formula="of:=[.H684]-[.G684]" office:value-type="float" office:value="0" calcext:value-type="float">
            <text:p>0</text:p>
          </table:table-cell>
          <table:table-cell table:formula="of:=[.I684]-[.H684]" office:value-type="float" office:value="0" calcext:value-type="float">
            <text:p>0</text:p>
          </table:table-cell>
          <table:table-cell table:number-columns-repeated="2"/>
          <table:table-cell table:formula="of:=[.L684]-[.K684]" office:value-type="float" office:value="220" calcext:value-type="float">
            <text:p>220</text:p>
          </table:table-cell>
          <table:table-cell table:formula="of:=[.M684]-[.L684]" office:value-type="float" office:value="51" calcext:value-type="float">
            <text:p>51</text:p>
          </table:table-cell>
          <table:table-cell table:formula="of:=[.M684]-[.F684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49779" calcext:value-type="float">
            <text:p>497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405" calcext:value-type="float">
            <text:p>200405</text:p>
          </table:table-cell>
          <table:table-cell office:value-type="float" office:value="1478104504032" calcext:value-type="float">
            <text:p>1478104504032</text:p>
          </table:table-cell>
          <table:table-cell table:number-columns-repeated="3" office:value-type="float" office:value="1478104504031" calcext:value-type="float">
            <text:p>1478104504031</text:p>
          </table:table-cell>
          <table:table-cell office:value-type="string" calcext:value-type="string">
            <text:p>?</text:p>
          </table:table-cell>
          <table:table-cell office:value-type="float" office:value="1478104504031" calcext:value-type="float">
            <text:p>1478104504031</text:p>
          </table:table-cell>
          <table:table-cell office:value-type="float" office:value="1478104504291" calcext:value-type="float">
            <text:p>1478104504291</text:p>
          </table:table-cell>
          <table:table-cell office:value-type="float" office:value="1478104504344" calcext:value-type="float">
            <text:p>1478104504344</text:p>
          </table:table-cell>
          <table:table-cell/>
          <table:table-cell table:formula="of:=[.G685]-[.F685]" office:value-type="float" office:value="-1" calcext:value-type="float">
            <text:p>-1</text:p>
          </table:table-cell>
          <table:table-cell table:formula="of:=[.H685]-[.G685]" office:value-type="float" office:value="0" calcext:value-type="float">
            <text:p>0</text:p>
          </table:table-cell>
          <table:table-cell table:formula="of:=[.I685]-[.H685]" office:value-type="float" office:value="0" calcext:value-type="float">
            <text:p>0</text:p>
          </table:table-cell>
          <table:table-cell table:number-columns-repeated="2"/>
          <table:table-cell table:formula="of:=[.L685]-[.K685]" office:value-type="float" office:value="260" calcext:value-type="float">
            <text:p>260</text:p>
          </table:table-cell>
          <table:table-cell table:formula="of:=[.M685]-[.L685]" office:value-type="float" office:value="53" calcext:value-type="float">
            <text:p>53</text:p>
          </table:table-cell>
          <table:table-cell table:formula="of:=[.M685]-[.F685]"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49781" calcext:value-type="float">
            <text:p>49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25" calcext:value-type="float">
            <text:p>302125</text:p>
          </table:table-cell>
          <table:table-cell office:value-type="float" office:value="1478104504121" calcext:value-type="float">
            <text:p>1478104504121</text:p>
          </table:table-cell>
          <table:table-cell table:number-columns-repeated="3" office:value-type="float" office:value="1478104504120" calcext:value-type="float">
            <text:p>1478104504120</text:p>
          </table:table-cell>
          <table:table-cell office:value-type="string" calcext:value-type="string">
            <text:p>?</text:p>
          </table:table-cell>
          <table:table-cell office:value-type="float" office:value="1478104504120" calcext:value-type="float">
            <text:p>1478104504120</text:p>
          </table:table-cell>
          <table:table-cell office:value-type="float" office:value="1478104504310" calcext:value-type="float">
            <text:p>1478104504310</text:p>
          </table:table-cell>
          <table:table-cell office:value-type="float" office:value="1478104504348" calcext:value-type="float">
            <text:p>1478104504348</text:p>
          </table:table-cell>
          <table:table-cell/>
          <table:table-cell table:formula="of:=[.G686]-[.F686]" office:value-type="float" office:value="-1" calcext:value-type="float">
            <text:p>-1</text:p>
          </table:table-cell>
          <table:table-cell table:formula="of:=[.H686]-[.G686]" office:value-type="float" office:value="0" calcext:value-type="float">
            <text:p>0</text:p>
          </table:table-cell>
          <table:table-cell table:formula="of:=[.I686]-[.H686]" office:value-type="float" office:value="0" calcext:value-type="float">
            <text:p>0</text:p>
          </table:table-cell>
          <table:table-cell table:number-columns-repeated="2"/>
          <table:table-cell table:formula="of:=[.L686]-[.K686]" office:value-type="float" office:value="190" calcext:value-type="float">
            <text:p>190</text:p>
          </table:table-cell>
          <table:table-cell table:formula="of:=[.M686]-[.L686]" office:value-type="float" office:value="38" calcext:value-type="float">
            <text:p>38</text:p>
          </table:table-cell>
          <table:table-cell table:formula="of:=[.M686]-[.F686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49775" calcext:value-type="float">
            <text:p>497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193" calcext:value-type="float">
            <text:p>101193</text:p>
          </table:table-cell>
          <table:table-cell table:number-columns-repeated="4" office:value-type="float" office:value="1478104504269" calcext:value-type="float">
            <text:p>1478104504269</text:p>
          </table:table-cell>
          <table:table-cell office:value-type="string" calcext:value-type="string">
            <text:p>?</text:p>
          </table:table-cell>
          <table:table-cell office:value-type="float" office:value="1478104504269" calcext:value-type="float">
            <text:p>1478104504269</text:p>
          </table:table-cell>
          <table:table-cell office:value-type="float" office:value="1478104504481" calcext:value-type="float">
            <text:p>1478104504481</text:p>
          </table:table-cell>
          <table:table-cell office:value-type="float" office:value="1478104504489" calcext:value-type="float">
            <text:p>1478104504489</text:p>
          </table:table-cell>
          <table:table-cell/>
          <table:table-cell table:formula="of:=[.G687]-[.F687]" office:value-type="float" office:value="0" calcext:value-type="float">
            <text:p>0</text:p>
          </table:table-cell>
          <table:table-cell table:formula="of:=[.H687]-[.G687]" office:value-type="float" office:value="0" calcext:value-type="float">
            <text:p>0</text:p>
          </table:table-cell>
          <table:table-cell table:formula="of:=[.I687]-[.H687]" office:value-type="float" office:value="0" calcext:value-type="float">
            <text:p>0</text:p>
          </table:table-cell>
          <table:table-cell table:number-columns-repeated="2"/>
          <table:table-cell table:formula="of:=[.L687]-[.K687]" office:value-type="float" office:value="212" calcext:value-type="float">
            <text:p>212</text:p>
          </table:table-cell>
          <table:table-cell table:formula="of:=[.M687]-[.L687]" office:value-type="float" office:value="8" calcext:value-type="float">
            <text:p>8</text:p>
          </table:table-cell>
          <table:table-cell table:formula="of:=[.M687]-[.F687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49783" calcext:value-type="float">
            <text:p>49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55" calcext:value-type="float">
            <text:p>100755</text:p>
          </table:table-cell>
          <table:table-cell office:value-type="float" office:value="1478104504338" calcext:value-type="float">
            <text:p>1478104504338</text:p>
          </table:table-cell>
          <table:table-cell table:number-columns-repeated="3" office:value-type="float" office:value="1478104504337" calcext:value-type="float">
            <text:p>1478104504337</text:p>
          </table:table-cell>
          <table:table-cell office:value-type="string" calcext:value-type="string">
            <text:p>?</text:p>
          </table:table-cell>
          <table:table-cell office:value-type="float" office:value="1478104504337" calcext:value-type="float">
            <text:p>1478104504337</text:p>
          </table:table-cell>
          <table:table-cell office:value-type="float" office:value="1478104504530" calcext:value-type="float">
            <text:p>1478104504530</text:p>
          </table:table-cell>
          <table:table-cell office:value-type="float" office:value="1478104504538" calcext:value-type="float">
            <text:p>1478104504538</text:p>
          </table:table-cell>
          <table:table-cell/>
          <table:table-cell table:formula="of:=[.G688]-[.F688]" office:value-type="float" office:value="-1" calcext:value-type="float">
            <text:p>-1</text:p>
          </table:table-cell>
          <table:table-cell table:formula="of:=[.H688]-[.G688]" office:value-type="float" office:value="0" calcext:value-type="float">
            <text:p>0</text:p>
          </table:table-cell>
          <table:table-cell table:formula="of:=[.I688]-[.H688]" office:value-type="float" office:value="0" calcext:value-type="float">
            <text:p>0</text:p>
          </table:table-cell>
          <table:table-cell table:number-columns-repeated="2"/>
          <table:table-cell table:formula="of:=[.L688]-[.K688]" office:value-type="float" office:value="193" calcext:value-type="float">
            <text:p>193</text:p>
          </table:table-cell>
          <table:table-cell table:formula="of:=[.M688]-[.L688]" office:value-type="float" office:value="8" calcext:value-type="float">
            <text:p>8</text:p>
          </table:table-cell>
          <table:table-cell table:formula="of:=[.M688]-[.F68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782" calcext:value-type="float">
            <text:p>49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073" calcext:value-type="float">
            <text:p>301073</text:p>
          </table:table-cell>
          <table:table-cell office:value-type="float" office:value="1478104504428" calcext:value-type="float">
            <text:p>1478104504428</text:p>
          </table:table-cell>
          <table:table-cell table:number-columns-repeated="3" office:value-type="float" office:value="1478104504427" calcext:value-type="float">
            <text:p>1478104504427</text:p>
          </table:table-cell>
          <table:table-cell office:value-type="string" calcext:value-type="string">
            <text:p>?</text:p>
          </table:table-cell>
          <table:table-cell office:value-type="float" office:value="1478104504427" calcext:value-type="float">
            <text:p>1478104504427</text:p>
          </table:table-cell>
          <table:table-cell office:value-type="float" office:value="1478104504625" calcext:value-type="float">
            <text:p>1478104504625</text:p>
          </table:table-cell>
          <table:table-cell office:value-type="float" office:value="1478104504650" calcext:value-type="float">
            <text:p>1478104504650</text:p>
          </table:table-cell>
          <table:table-cell/>
          <table:table-cell table:formula="of:=[.G689]-[.F689]" office:value-type="float" office:value="-1" calcext:value-type="float">
            <text:p>-1</text:p>
          </table:table-cell>
          <table:table-cell table:formula="of:=[.H689]-[.G689]" office:value-type="float" office:value="0" calcext:value-type="float">
            <text:p>0</text:p>
          </table:table-cell>
          <table:table-cell table:formula="of:=[.I689]-[.H689]" office:value-type="float" office:value="0" calcext:value-type="float">
            <text:p>0</text:p>
          </table:table-cell>
          <table:table-cell table:number-columns-repeated="2"/>
          <table:table-cell table:formula="of:=[.L689]-[.K689]" office:value-type="float" office:value="198" calcext:value-type="float">
            <text:p>198</text:p>
          </table:table-cell>
          <table:table-cell table:formula="of:=[.M689]-[.L689]" office:value-type="float" office:value="25" calcext:value-type="float">
            <text:p>25</text:p>
          </table:table-cell>
          <table:table-cell table:formula="of:=[.M689]-[.F689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785" calcext:value-type="float">
            <text:p>497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84" calcext:value-type="float">
            <text:p>302184</text:p>
          </table:table-cell>
          <table:table-cell office:value-type="float" office:value="1478104504691" calcext:value-type="float">
            <text:p>1478104504691</text:p>
          </table:table-cell>
          <table:table-cell table:number-columns-repeated="3" office:value-type="float" office:value="1478104504690" calcext:value-type="float">
            <text:p>1478104504690</text:p>
          </table:table-cell>
          <table:table-cell office:value-type="string" calcext:value-type="string">
            <text:p>?</text:p>
          </table:table-cell>
          <table:table-cell office:value-type="float" office:value="1478104504690" calcext:value-type="float">
            <text:p>1478104504690</text:p>
          </table:table-cell>
          <table:table-cell office:value-type="float" office:value="1478104504884" calcext:value-type="float">
            <text:p>1478104504884</text:p>
          </table:table-cell>
          <table:table-cell office:value-type="float" office:value="1478104504892" calcext:value-type="float">
            <text:p>1478104504892</text:p>
          </table:table-cell>
          <table:table-cell/>
          <table:table-cell table:formula="of:=[.G690]-[.F690]" office:value-type="float" office:value="-1" calcext:value-type="float">
            <text:p>-1</text:p>
          </table:table-cell>
          <table:table-cell table:formula="of:=[.H690]-[.G690]" office:value-type="float" office:value="0" calcext:value-type="float">
            <text:p>0</text:p>
          </table:table-cell>
          <table:table-cell table:formula="of:=[.I690]-[.H690]" office:value-type="float" office:value="0" calcext:value-type="float">
            <text:p>0</text:p>
          </table:table-cell>
          <table:table-cell table:number-columns-repeated="2"/>
          <table:table-cell table:formula="of:=[.L690]-[.K690]" office:value-type="float" office:value="194" calcext:value-type="float">
            <text:p>194</text:p>
          </table:table-cell>
          <table:table-cell table:formula="of:=[.M690]-[.L690]" office:value-type="float" office:value="8" calcext:value-type="float">
            <text:p>8</text:p>
          </table:table-cell>
          <table:table-cell table:formula="of:=[.M690]-[.F690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780" calcext:value-type="float">
            <text:p>49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43" calcext:value-type="float">
            <text:p>201543</text:p>
          </table:table-cell>
          <table:table-cell office:value-type="float" office:value="1478104504715" calcext:value-type="float">
            <text:p>1478104504715</text:p>
          </table:table-cell>
          <table:table-cell table:number-columns-repeated="3" office:value-type="float" office:value="1478104504714" calcext:value-type="float">
            <text:p>1478104504714</text:p>
          </table:table-cell>
          <table:table-cell office:value-type="string" calcext:value-type="string">
            <text:p>?</text:p>
          </table:table-cell>
          <table:table-cell office:value-type="float" office:value="1478104504714" calcext:value-type="float">
            <text:p>1478104504714</text:p>
          </table:table-cell>
          <table:table-cell office:value-type="float" office:value="1478104504912" calcext:value-type="float">
            <text:p>1478104504912</text:p>
          </table:table-cell>
          <table:table-cell office:value-type="float" office:value="1478104504920" calcext:value-type="float">
            <text:p>1478104504920</text:p>
          </table:table-cell>
          <table:table-cell/>
          <table:table-cell table:formula="of:=[.G691]-[.F691]" office:value-type="float" office:value="-1" calcext:value-type="float">
            <text:p>-1</text:p>
          </table:table-cell>
          <table:table-cell table:formula="of:=[.H691]-[.G691]" office:value-type="float" office:value="0" calcext:value-type="float">
            <text:p>0</text:p>
          </table:table-cell>
          <table:table-cell table:formula="of:=[.I691]-[.H691]" office:value-type="float" office:value="0" calcext:value-type="float">
            <text:p>0</text:p>
          </table:table-cell>
          <table:table-cell table:number-columns-repeated="2"/>
          <table:table-cell table:formula="of:=[.L691]-[.K691]" office:value-type="float" office:value="198" calcext:value-type="float">
            <text:p>198</text:p>
          </table:table-cell>
          <table:table-cell table:formula="of:=[.M691]-[.L691]" office:value-type="float" office:value="8" calcext:value-type="float">
            <text:p>8</text:p>
          </table:table-cell>
          <table:table-cell table:formula="of:=[.M691]-[.F691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786" calcext:value-type="float">
            <text:p>49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35" calcext:value-type="float">
            <text:p>301635</text:p>
          </table:table-cell>
          <table:table-cell table:number-columns-repeated="4" office:value-type="float" office:value="1478104504759" calcext:value-type="float">
            <text:p>1478104504759</text:p>
          </table:table-cell>
          <table:table-cell office:value-type="string" calcext:value-type="string">
            <text:p>?</text:p>
          </table:table-cell>
          <table:table-cell office:value-type="float" office:value="1478104504759" calcext:value-type="float">
            <text:p>1478104504759</text:p>
          </table:table-cell>
          <table:table-cell office:value-type="float" office:value="1478104504958" calcext:value-type="float">
            <text:p>1478104504958</text:p>
          </table:table-cell>
          <table:table-cell office:value-type="float" office:value="1478104504973" calcext:value-type="float">
            <text:p>1478104504973</text:p>
          </table:table-cell>
          <table:table-cell/>
          <table:table-cell table:formula="of:=[.G692]-[.F692]" office:value-type="float" office:value="0" calcext:value-type="float">
            <text:p>0</text:p>
          </table:table-cell>
          <table:table-cell table:formula="of:=[.H692]-[.G692]" office:value-type="float" office:value="0" calcext:value-type="float">
            <text:p>0</text:p>
          </table:table-cell>
          <table:table-cell table:formula="of:=[.I692]-[.H692]" office:value-type="float" office:value="0" calcext:value-type="float">
            <text:p>0</text:p>
          </table:table-cell>
          <table:table-cell table:number-columns-repeated="2"/>
          <table:table-cell table:formula="of:=[.L692]-[.K692]" office:value-type="float" office:value="199" calcext:value-type="float">
            <text:p>199</text:p>
          </table:table-cell>
          <table:table-cell table:formula="of:=[.M692]-[.L692]" office:value-type="float" office:value="15" calcext:value-type="float">
            <text:p>15</text:p>
          </table:table-cell>
          <table:table-cell table:formula="of:=[.M692]-[.F692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49784" calcext:value-type="float">
            <text:p>497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41" calcext:value-type="float">
            <text:p>100141</text:p>
          </table:table-cell>
          <table:table-cell office:value-type="float" office:value="1478104504827" calcext:value-type="float">
            <text:p>1478104504827</text:p>
          </table:table-cell>
          <table:table-cell table:number-columns-repeated="3" office:value-type="float" office:value="1478104504826" calcext:value-type="float">
            <text:p>1478104504826</text:p>
          </table:table-cell>
          <table:table-cell office:value-type="string" calcext:value-type="string">
            <text:p>?</text:p>
          </table:table-cell>
          <table:table-cell office:value-type="float" office:value="1478104504826" calcext:value-type="float">
            <text:p>1478104504826</text:p>
          </table:table-cell>
          <table:table-cell office:value-type="float" office:value="1478104505034" calcext:value-type="float">
            <text:p>1478104505034</text:p>
          </table:table-cell>
          <table:table-cell office:value-type="float" office:value="1478104505043" calcext:value-type="float">
            <text:p>1478104505043</text:p>
          </table:table-cell>
          <table:table-cell/>
          <table:table-cell table:formula="of:=[.G693]-[.F693]" office:value-type="float" office:value="-1" calcext:value-type="float">
            <text:p>-1</text:p>
          </table:table-cell>
          <table:table-cell table:formula="of:=[.H693]-[.G693]" office:value-type="float" office:value="0" calcext:value-type="float">
            <text:p>0</text:p>
          </table:table-cell>
          <table:table-cell table:formula="of:=[.I693]-[.H693]" office:value-type="float" office:value="0" calcext:value-type="float">
            <text:p>0</text:p>
          </table:table-cell>
          <table:table-cell table:number-columns-repeated="2"/>
          <table:table-cell table:formula="of:=[.L693]-[.K693]" office:value-type="float" office:value="208" calcext:value-type="float">
            <text:p>208</text:p>
          </table:table-cell>
          <table:table-cell table:formula="of:=[.M693]-[.L693]" office:value-type="float" office:value="9" calcext:value-type="float">
            <text:p>9</text:p>
          </table:table-cell>
          <table:table-cell table:formula="of:=[.M693]-[.F693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789" calcext:value-type="float">
            <text:p>497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413" calcext:value-type="float">
            <text:p>100413</text:p>
          </table:table-cell>
          <table:table-cell table:number-columns-repeated="4" office:value-type="float" office:value="1478104505184" calcext:value-type="float">
            <text:p>1478104505184</text:p>
          </table:table-cell>
          <table:table-cell office:value-type="string" calcext:value-type="string">
            <text:p>?</text:p>
          </table:table-cell>
          <table:table-cell office:value-type="float" office:value="1478104505184" calcext:value-type="float">
            <text:p>1478104505184</text:p>
          </table:table-cell>
          <table:table-cell office:value-type="float" office:value="1478104505378" calcext:value-type="float">
            <text:p>1478104505378</text:p>
          </table:table-cell>
          <table:table-cell office:value-type="float" office:value="1478104505388" calcext:value-type="float">
            <text:p>1478104505388</text:p>
          </table:table-cell>
          <table:table-cell/>
          <table:table-cell table:formula="of:=[.G694]-[.F694]" office:value-type="float" office:value="0" calcext:value-type="float">
            <text:p>0</text:p>
          </table:table-cell>
          <table:table-cell table:formula="of:=[.H694]-[.G694]" office:value-type="float" office:value="0" calcext:value-type="float">
            <text:p>0</text:p>
          </table:table-cell>
          <table:table-cell table:formula="of:=[.I694]-[.H694]" office:value-type="float" office:value="0" calcext:value-type="float">
            <text:p>0</text:p>
          </table:table-cell>
          <table:table-cell table:number-columns-repeated="2"/>
          <table:table-cell table:formula="of:=[.L694]-[.K694]" office:value-type="float" office:value="194" calcext:value-type="float">
            <text:p>194</text:p>
          </table:table-cell>
          <table:table-cell table:formula="of:=[.M694]-[.L694]" office:value-type="float" office:value="10" calcext:value-type="float">
            <text:p>10</text:p>
          </table:table-cell>
          <table:table-cell table:formula="of:=[.M694]-[.F694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49788" calcext:value-type="float">
            <text:p>497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753" calcext:value-type="float">
            <text:p>300753</text:p>
          </table:table-cell>
          <table:table-cell office:value-type="float" office:value="1478104505306" calcext:value-type="float">
            <text:p>1478104505306</text:p>
          </table:table-cell>
          <table:table-cell office:value-type="float" office:value="1478104505305" calcext:value-type="float">
            <text:p>1478104505305</text:p>
          </table:table-cell>
          <table:table-cell table:number-columns-repeated="2" office:value-type="float" office:value="1478104505306" calcext:value-type="float">
            <text:p>1478104505306</text:p>
          </table:table-cell>
          <table:table-cell office:value-type="string" calcext:value-type="string">
            <text:p>?</text:p>
          </table:table-cell>
          <table:table-cell office:value-type="float" office:value="1478104505306" calcext:value-type="float">
            <text:p>1478104505306</text:p>
          </table:table-cell>
          <table:table-cell office:value-type="float" office:value="1478104505497" calcext:value-type="float">
            <text:p>1478104505497</text:p>
          </table:table-cell>
          <table:table-cell office:value-type="float" office:value="1478104505505" calcext:value-type="float">
            <text:p>1478104505505</text:p>
          </table:table-cell>
          <table:table-cell/>
          <table:table-cell table:formula="of:=[.G695]-[.F695]" office:value-type="float" office:value="-1" calcext:value-type="float">
            <text:p>-1</text:p>
          </table:table-cell>
          <table:table-cell table:formula="of:=[.H695]-[.G695]" office:value-type="float" office:value="1" calcext:value-type="float">
            <text:p>1</text:p>
          </table:table-cell>
          <table:table-cell table:formula="of:=[.I695]-[.H695]" office:value-type="float" office:value="0" calcext:value-type="float">
            <text:p>0</text:p>
          </table:table-cell>
          <table:table-cell table:number-columns-repeated="2"/>
          <table:table-cell table:formula="of:=[.L695]-[.K695]" office:value-type="float" office:value="191" calcext:value-type="float">
            <text:p>191</text:p>
          </table:table-cell>
          <table:table-cell table:formula="of:=[.M695]-[.L695]" office:value-type="float" office:value="8" calcext:value-type="float">
            <text:p>8</text:p>
          </table:table-cell>
          <table:table-cell table:formula="of:=[.M695]-[.F695]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49790" calcext:value-type="float">
            <text:p>497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91" calcext:value-type="float">
            <text:p>102091</text:p>
          </table:table-cell>
          <table:table-cell office:value-type="float" office:value="1478104505338" calcext:value-type="float">
            <text:p>1478104505338</text:p>
          </table:table-cell>
          <table:table-cell table:number-columns-repeated="3" office:value-type="float" office:value="1478104505337" calcext:value-type="float">
            <text:p>1478104505337</text:p>
          </table:table-cell>
          <table:table-cell office:value-type="string" calcext:value-type="string">
            <text:p>?</text:p>
          </table:table-cell>
          <table:table-cell office:value-type="float" office:value="1478104505337" calcext:value-type="float">
            <text:p>1478104505337</text:p>
          </table:table-cell>
          <table:table-cell office:value-type="float" office:value="1478104505531" calcext:value-type="float">
            <text:p>1478104505531</text:p>
          </table:table-cell>
          <table:table-cell office:value-type="float" office:value="1478104505544" calcext:value-type="float">
            <text:p>1478104505544</text:p>
          </table:table-cell>
          <table:table-cell/>
          <table:table-cell table:formula="of:=[.G696]-[.F696]" office:value-type="float" office:value="-1" calcext:value-type="float">
            <text:p>-1</text:p>
          </table:table-cell>
          <table:table-cell table:formula="of:=[.H696]-[.G696]" office:value-type="float" office:value="0" calcext:value-type="float">
            <text:p>0</text:p>
          </table:table-cell>
          <table:table-cell table:formula="of:=[.I696]-[.H696]" office:value-type="float" office:value="0" calcext:value-type="float">
            <text:p>0</text:p>
          </table:table-cell>
          <table:table-cell table:number-columns-repeated="2"/>
          <table:table-cell table:formula="of:=[.L696]-[.K696]" office:value-type="float" office:value="194" calcext:value-type="float">
            <text:p>194</text:p>
          </table:table-cell>
          <table:table-cell table:formula="of:=[.M696]-[.L696]" office:value-type="float" office:value="13" calcext:value-type="float">
            <text:p>13</text:p>
          </table:table-cell>
          <table:table-cell table:formula="of:=[.M696]-[.F696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9792" calcext:value-type="float">
            <text:p>497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49" calcext:value-type="float">
            <text:p>100749</text:p>
          </table:table-cell>
          <table:table-cell office:value-type="float" office:value="1478104505364" calcext:value-type="float">
            <text:p>1478104505364</text:p>
          </table:table-cell>
          <table:table-cell table:number-columns-repeated="3" office:value-type="float" office:value="1478104505363" calcext:value-type="float">
            <text:p>1478104505363</text:p>
          </table:table-cell>
          <table:table-cell office:value-type="string" calcext:value-type="string">
            <text:p>?</text:p>
          </table:table-cell>
          <table:table-cell office:value-type="float" office:value="1478104505363" calcext:value-type="float">
            <text:p>1478104505363</text:p>
          </table:table-cell>
          <table:table-cell office:value-type="float" office:value="1478104505562" calcext:value-type="float">
            <text:p>1478104505562</text:p>
          </table:table-cell>
          <table:table-cell office:value-type="float" office:value="1478104505636" calcext:value-type="float">
            <text:p>1478104505636</text:p>
          </table:table-cell>
          <table:table-cell/>
          <table:table-cell table:formula="of:=[.G697]-[.F697]" office:value-type="float" office:value="-1" calcext:value-type="float">
            <text:p>-1</text:p>
          </table:table-cell>
          <table:table-cell table:formula="of:=[.H697]-[.G697]" office:value-type="float" office:value="0" calcext:value-type="float">
            <text:p>0</text:p>
          </table:table-cell>
          <table:table-cell table:formula="of:=[.I697]-[.H697]" office:value-type="float" office:value="0" calcext:value-type="float">
            <text:p>0</text:p>
          </table:table-cell>
          <table:table-cell table:number-columns-repeated="2"/>
          <table:table-cell table:formula="of:=[.L697]-[.K697]" office:value-type="float" office:value="199" calcext:value-type="float">
            <text:p>199</text:p>
          </table:table-cell>
          <table:table-cell table:formula="of:=[.M697]-[.L697]" office:value-type="float" office:value="74" calcext:value-type="float">
            <text:p>74</text:p>
          </table:table-cell>
          <table:table-cell table:formula="of:=[.M697]-[.F697]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49794" calcext:value-type="float">
            <text:p>497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940" calcext:value-type="float">
            <text:p>100940</text:p>
          </table:table-cell>
          <table:table-cell office:value-type="float" office:value="1478104505375" calcext:value-type="float">
            <text:p>1478104505375</text:p>
          </table:table-cell>
          <table:table-cell table:number-columns-repeated="3" office:value-type="float" office:value="1478104505374" calcext:value-type="float">
            <text:p>1478104505374</text:p>
          </table:table-cell>
          <table:table-cell office:value-type="string" calcext:value-type="string">
            <text:p>?</text:p>
          </table:table-cell>
          <table:table-cell office:value-type="float" office:value="1478104505374" calcext:value-type="float">
            <text:p>1478104505374</text:p>
          </table:table-cell>
          <table:table-cell office:value-type="float" office:value="1478104505567" calcext:value-type="float">
            <text:p>1478104505567</text:p>
          </table:table-cell>
          <table:table-cell office:value-type="float" office:value="1478104505639" calcext:value-type="float">
            <text:p>1478104505639</text:p>
          </table:table-cell>
          <table:table-cell/>
          <table:table-cell table:formula="of:=[.G698]-[.F698]" office:value-type="float" office:value="-1" calcext:value-type="float">
            <text:p>-1</text:p>
          </table:table-cell>
          <table:table-cell table:formula="of:=[.H698]-[.G698]" office:value-type="float" office:value="0" calcext:value-type="float">
            <text:p>0</text:p>
          </table:table-cell>
          <table:table-cell table:formula="of:=[.I698]-[.H698]" office:value-type="float" office:value="0" calcext:value-type="float">
            <text:p>0</text:p>
          </table:table-cell>
          <table:table-cell table:number-columns-repeated="2"/>
          <table:table-cell table:formula="of:=[.L698]-[.K698]" office:value-type="float" office:value="193" calcext:value-type="float">
            <text:p>193</text:p>
          </table:table-cell>
          <table:table-cell table:formula="of:=[.M698]-[.L698]" office:value-type="float" office:value="72" calcext:value-type="float">
            <text:p>72</text:p>
          </table:table-cell>
          <table:table-cell table:formula="of:=[.M698]-[.F698]"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49791" calcext:value-type="float">
            <text:p>49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832" calcext:value-type="float">
            <text:p>300832</text:p>
          </table:table-cell>
          <table:table-cell office:value-type="float" office:value="1478104505362" calcext:value-type="float">
            <text:p>1478104505362</text:p>
          </table:table-cell>
          <table:table-cell table:number-columns-repeated="3" office:value-type="float" office:value="1478104505361" calcext:value-type="float">
            <text:p>1478104505361</text:p>
          </table:table-cell>
          <table:table-cell office:value-type="string" calcext:value-type="string">
            <text:p>?</text:p>
          </table:table-cell>
          <table:table-cell office:value-type="float" office:value="1478104505361" calcext:value-type="float">
            <text:p>1478104505361</text:p>
          </table:table-cell>
          <table:table-cell office:value-type="float" office:value="1478104505577" calcext:value-type="float">
            <text:p>1478104505577</text:p>
          </table:table-cell>
          <table:table-cell office:value-type="float" office:value="1478104505643" calcext:value-type="float">
            <text:p>1478104505643</text:p>
          </table:table-cell>
          <table:table-cell/>
          <table:table-cell table:formula="of:=[.G699]-[.F699]" office:value-type="float" office:value="-1" calcext:value-type="float">
            <text:p>-1</text:p>
          </table:table-cell>
          <table:table-cell table:formula="of:=[.H699]-[.G699]" office:value-type="float" office:value="0" calcext:value-type="float">
            <text:p>0</text:p>
          </table:table-cell>
          <table:table-cell table:formula="of:=[.I699]-[.H699]" office:value-type="float" office:value="0" calcext:value-type="float">
            <text:p>0</text:p>
          </table:table-cell>
          <table:table-cell table:number-columns-repeated="2"/>
          <table:table-cell table:formula="of:=[.L699]-[.K699]" office:value-type="float" office:value="216" calcext:value-type="float">
            <text:p>216</text:p>
          </table:table-cell>
          <table:table-cell table:formula="of:=[.M699]-[.L699]" office:value-type="float" office:value="66" calcext:value-type="float">
            <text:p>66</text:p>
          </table:table-cell>
          <table:table-cell table:formula="of:=[.M699]-[.F699]"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49796" calcext:value-type="float">
            <text:p>497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101" calcext:value-type="float">
            <text:p>200101</text:p>
          </table:table-cell>
          <table:table-cell table:number-columns-repeated="4" office:value-type="float" office:value="1478104505522" calcext:value-type="float">
            <text:p>1478104505522</text:p>
          </table:table-cell>
          <table:table-cell office:value-type="string" calcext:value-type="string">
            <text:p>?</text:p>
          </table:table-cell>
          <table:table-cell office:value-type="float" office:value="1478104505522" calcext:value-type="float">
            <text:p>1478104505522</text:p>
          </table:table-cell>
          <table:table-cell office:value-type="float" office:value="1478104505723" calcext:value-type="float">
            <text:p>1478104505723</text:p>
          </table:table-cell>
          <table:table-cell office:value-type="float" office:value="1478104505733" calcext:value-type="float">
            <text:p>1478104505733</text:p>
          </table:table-cell>
          <table:table-cell/>
          <table:table-cell table:formula="of:=[.G700]-[.F700]" office:value-type="float" office:value="0" calcext:value-type="float">
            <text:p>0</text:p>
          </table:table-cell>
          <table:table-cell table:formula="of:=[.H700]-[.G700]" office:value-type="float" office:value="0" calcext:value-type="float">
            <text:p>0</text:p>
          </table:table-cell>
          <table:table-cell table:formula="of:=[.I700]-[.H700]" office:value-type="float" office:value="0" calcext:value-type="float">
            <text:p>0</text:p>
          </table:table-cell>
          <table:table-cell table:number-columns-repeated="2"/>
          <table:table-cell table:formula="of:=[.L700]-[.K700]" office:value-type="float" office:value="201" calcext:value-type="float">
            <text:p>201</text:p>
          </table:table-cell>
          <table:table-cell table:formula="of:=[.M700]-[.L700]" office:value-type="float" office:value="10" calcext:value-type="float">
            <text:p>10</text:p>
          </table:table-cell>
          <table:table-cell table:formula="of:=[.M700]-[.F700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787" calcext:value-type="float">
            <text:p>497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21" calcext:value-type="float">
            <text:p>202221</text:p>
          </table:table-cell>
          <table:table-cell table:number-columns-repeated="4" office:value-type="float" office:value="1478104505414" calcext:value-type="float">
            <text:p>1478104505414</text:p>
          </table:table-cell>
          <table:table-cell office:value-type="string" calcext:value-type="string">
            <text:p>?</text:p>
          </table:table-cell>
          <table:table-cell office:value-type="float" office:value="1478104505414" calcext:value-type="float">
            <text:p>1478104505414</text:p>
          </table:table-cell>
          <table:table-cell office:value-type="float" office:value="1478104505798" calcext:value-type="float">
            <text:p>1478104505798</text:p>
          </table:table-cell>
          <table:table-cell office:value-type="float" office:value="1478104505844" calcext:value-type="float">
            <text:p>1478104505844</text:p>
          </table:table-cell>
          <table:table-cell/>
          <table:table-cell table:formula="of:=[.G701]-[.F701]" office:value-type="float" office:value="0" calcext:value-type="float">
            <text:p>0</text:p>
          </table:table-cell>
          <table:table-cell table:formula="of:=[.H701]-[.G701]" office:value-type="float" office:value="0" calcext:value-type="float">
            <text:p>0</text:p>
          </table:table-cell>
          <table:table-cell table:formula="of:=[.I701]-[.H701]" office:value-type="float" office:value="0" calcext:value-type="float">
            <text:p>0</text:p>
          </table:table-cell>
          <table:table-cell table:number-columns-repeated="2"/>
          <table:table-cell table:formula="of:=[.L701]-[.K701]" office:value-type="float" office:value="384" calcext:value-type="float">
            <text:p>384</text:p>
          </table:table-cell>
          <table:table-cell table:formula="of:=[.M701]-[.L701]" office:value-type="float" office:value="46" calcext:value-type="float">
            <text:p>46</text:p>
          </table:table-cell>
          <table:table-cell table:formula="of:=[.M701]-[.F701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49793" calcext:value-type="float">
            <text:p>49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05" calcext:value-type="float">
            <text:p>301105</text:p>
          </table:table-cell>
          <table:table-cell office:value-type="float" office:value="1478104505622" calcext:value-type="float">
            <text:p>1478104505622</text:p>
          </table:table-cell>
          <table:table-cell table:number-columns-repeated="3" office:value-type="float" office:value="1478104505623" calcext:value-type="float">
            <text:p>1478104505623</text:p>
          </table:table-cell>
          <table:table-cell office:value-type="string" calcext:value-type="string">
            <text:p>?</text:p>
          </table:table-cell>
          <table:table-cell office:value-type="float" office:value="1478104505623" calcext:value-type="float">
            <text:p>1478104505623</text:p>
          </table:table-cell>
          <table:table-cell office:value-type="float" office:value="1478104505840" calcext:value-type="float">
            <text:p>1478104505840</text:p>
          </table:table-cell>
          <table:table-cell office:value-type="float" office:value="1478104505848" calcext:value-type="float">
            <text:p>1478104505848</text:p>
          </table:table-cell>
          <table:table-cell/>
          <table:table-cell table:formula="of:=[.G702]-[.F702]" office:value-type="float" office:value="1" calcext:value-type="float">
            <text:p>1</text:p>
          </table:table-cell>
          <table:table-cell table:formula="of:=[.H702]-[.G702]" office:value-type="float" office:value="0" calcext:value-type="float">
            <text:p>0</text:p>
          </table:table-cell>
          <table:table-cell table:formula="of:=[.I702]-[.H702]" office:value-type="float" office:value="0" calcext:value-type="float">
            <text:p>0</text:p>
          </table:table-cell>
          <table:table-cell table:number-columns-repeated="2"/>
          <table:table-cell table:formula="of:=[.L702]-[.K702]" office:value-type="float" office:value="217" calcext:value-type="float">
            <text:p>217</text:p>
          </table:table-cell>
          <table:table-cell table:formula="of:=[.M702]-[.L702]" office:value-type="float" office:value="8" calcext:value-type="float">
            <text:p>8</text:p>
          </table:table-cell>
          <table:table-cell table:formula="of:=[.M702]-[.F702]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9798" calcext:value-type="float">
            <text:p>497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357" calcext:value-type="float">
            <text:p>301357</text:p>
          </table:table-cell>
          <table:table-cell office:value-type="float" office:value="1478104505696" calcext:value-type="float">
            <text:p>1478104505696</text:p>
          </table:table-cell>
          <table:table-cell table:number-columns-repeated="3" office:value-type="float" office:value="1478104505695" calcext:value-type="float">
            <text:p>1478104505695</text:p>
          </table:table-cell>
          <table:table-cell office:value-type="string" calcext:value-type="string">
            <text:p>?</text:p>
          </table:table-cell>
          <table:table-cell office:value-type="float" office:value="1478104505695" calcext:value-type="float">
            <text:p>1478104505695</text:p>
          </table:table-cell>
          <table:table-cell office:value-type="float" office:value="1478104505889" calcext:value-type="float">
            <text:p>1478104505889</text:p>
          </table:table-cell>
          <table:table-cell office:value-type="float" office:value="1478104505898" calcext:value-type="float">
            <text:p>1478104505898</text:p>
          </table:table-cell>
          <table:table-cell/>
          <table:table-cell table:formula="of:=[.G703]-[.F703]" office:value-type="float" office:value="-1" calcext:value-type="float">
            <text:p>-1</text:p>
          </table:table-cell>
          <table:table-cell table:formula="of:=[.H703]-[.G703]" office:value-type="float" office:value="0" calcext:value-type="float">
            <text:p>0</text:p>
          </table:table-cell>
          <table:table-cell table:formula="of:=[.I703]-[.H703]" office:value-type="float" office:value="0" calcext:value-type="float">
            <text:p>0</text:p>
          </table:table-cell>
          <table:table-cell table:number-columns-repeated="2"/>
          <table:table-cell table:formula="of:=[.L703]-[.K703]" office:value-type="float" office:value="194" calcext:value-type="float">
            <text:p>194</text:p>
          </table:table-cell>
          <table:table-cell table:formula="of:=[.M703]-[.L703]" office:value-type="float" office:value="9" calcext:value-type="float">
            <text:p>9</text:p>
          </table:table-cell>
          <table:table-cell table:formula="of:=[.M703]-[.F703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797" calcext:value-type="float">
            <text:p>49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52" calcext:value-type="float">
            <text:p>201752</text:p>
          </table:table-cell>
          <table:table-cell office:value-type="float" office:value="1478104505735" calcext:value-type="float">
            <text:p>1478104505735</text:p>
          </table:table-cell>
          <table:table-cell table:number-columns-repeated="3" office:value-type="float" office:value="1478104505734" calcext:value-type="float">
            <text:p>1478104505734</text:p>
          </table:table-cell>
          <table:table-cell office:value-type="string" calcext:value-type="string">
            <text:p>?</text:p>
          </table:table-cell>
          <table:table-cell office:value-type="float" office:value="1478104505734" calcext:value-type="float">
            <text:p>1478104505734</text:p>
          </table:table-cell>
          <table:table-cell office:value-type="float" office:value="1478104505974" calcext:value-type="float">
            <text:p>1478104505974</text:p>
          </table:table-cell>
          <table:table-cell office:value-type="float" office:value="1478104505993" calcext:value-type="float">
            <text:p>1478104505993</text:p>
          </table:table-cell>
          <table:table-cell/>
          <table:table-cell table:formula="of:=[.G704]-[.F704]" office:value-type="float" office:value="-1" calcext:value-type="float">
            <text:p>-1</text:p>
          </table:table-cell>
          <table:table-cell table:formula="of:=[.H704]-[.G704]" office:value-type="float" office:value="0" calcext:value-type="float">
            <text:p>0</text:p>
          </table:table-cell>
          <table:table-cell table:formula="of:=[.I704]-[.H704]" office:value-type="float" office:value="0" calcext:value-type="float">
            <text:p>0</text:p>
          </table:table-cell>
          <table:table-cell table:number-columns-repeated="2"/>
          <table:table-cell table:formula="of:=[.L704]-[.K704]" office:value-type="float" office:value="240" calcext:value-type="float">
            <text:p>240</text:p>
          </table:table-cell>
          <table:table-cell table:formula="of:=[.M704]-[.L704]" office:value-type="float" office:value="19" calcext:value-type="float">
            <text:p>19</text:p>
          </table:table-cell>
          <table:table-cell table:formula="of:=[.M704]-[.F704]"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49795" calcext:value-type="float">
            <text:p>49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348" calcext:value-type="float">
            <text:p>102348</text:p>
          </table:table-cell>
          <table:table-cell office:value-type="float" office:value="1478104505829" calcext:value-type="float">
            <text:p>1478104505829</text:p>
          </table:table-cell>
          <table:table-cell table:number-columns-repeated="3" office:value-type="float" office:value="1478104505828" calcext:value-type="float">
            <text:p>1478104505828</text:p>
          </table:table-cell>
          <table:table-cell office:value-type="string" calcext:value-type="string">
            <text:p>?</text:p>
          </table:table-cell>
          <table:table-cell office:value-type="float" office:value="1478104505828" calcext:value-type="float">
            <text:p>1478104505828</text:p>
          </table:table-cell>
          <table:table-cell office:value-type="float" office:value="1478104506019" calcext:value-type="float">
            <text:p>1478104506019</text:p>
          </table:table-cell>
          <table:table-cell office:value-type="float" office:value="1478104506028" calcext:value-type="float">
            <text:p>1478104506028</text:p>
          </table:table-cell>
          <table:table-cell/>
          <table:table-cell table:formula="of:=[.G705]-[.F705]" office:value-type="float" office:value="-1" calcext:value-type="float">
            <text:p>-1</text:p>
          </table:table-cell>
          <table:table-cell table:formula="of:=[.H705]-[.G705]" office:value-type="float" office:value="0" calcext:value-type="float">
            <text:p>0</text:p>
          </table:table-cell>
          <table:table-cell table:formula="of:=[.I705]-[.H705]" office:value-type="float" office:value="0" calcext:value-type="float">
            <text:p>0</text:p>
          </table:table-cell>
          <table:table-cell table:number-columns-repeated="2"/>
          <table:table-cell table:formula="of:=[.L705]-[.K705]" office:value-type="float" office:value="191" calcext:value-type="float">
            <text:p>191</text:p>
          </table:table-cell>
          <table:table-cell table:formula="of:=[.M705]-[.L705]" office:value-type="float" office:value="9" calcext:value-type="float">
            <text:p>9</text:p>
          </table:table-cell>
          <table:table-cell table:formula="of:=[.M705]-[.F705]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49799" calcext:value-type="float">
            <text:p>497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76" calcext:value-type="float">
            <text:p>301776</text:p>
          </table:table-cell>
          <table:table-cell office:value-type="float" office:value="1478104505850" calcext:value-type="float">
            <text:p>1478104505850</text:p>
          </table:table-cell>
          <table:table-cell table:number-columns-repeated="3" office:value-type="float" office:value="1478104505853" calcext:value-type="float">
            <text:p>1478104505853</text:p>
          </table:table-cell>
          <table:table-cell office:value-type="string" calcext:value-type="string">
            <text:p>?</text:p>
          </table:table-cell>
          <table:table-cell office:value-type="float" office:value="1478104505853" calcext:value-type="float">
            <text:p>1478104505853</text:p>
          </table:table-cell>
          <table:table-cell office:value-type="float" office:value="1478104506046" calcext:value-type="float">
            <text:p>1478104506046</text:p>
          </table:table-cell>
          <table:table-cell office:value-type="float" office:value="1478104506064" calcext:value-type="float">
            <text:p>1478104506064</text:p>
          </table:table-cell>
          <table:table-cell/>
          <table:table-cell table:formula="of:=[.G706]-[.F706]" office:value-type="float" office:value="3" calcext:value-type="float">
            <text:p>3</text:p>
          </table:table-cell>
          <table:table-cell table:formula="of:=[.H706]-[.G706]" office:value-type="float" office:value="0" calcext:value-type="float">
            <text:p>0</text:p>
          </table:table-cell>
          <table:table-cell table:formula="of:=[.I706]-[.H706]" office:value-type="float" office:value="0" calcext:value-type="float">
            <text:p>0</text:p>
          </table:table-cell>
          <table:table-cell table:number-columns-repeated="2"/>
          <table:table-cell table:formula="of:=[.L706]-[.K706]" office:value-type="float" office:value="193" calcext:value-type="float">
            <text:p>193</text:p>
          </table:table-cell>
          <table:table-cell table:formula="of:=[.M706]-[.L706]" office:value-type="float" office:value="18" calcext:value-type="float">
            <text:p>18</text:p>
          </table:table-cell>
          <table:table-cell table:formula="of:=[.M706]-[.F706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49762" calcext:value-type="float">
            <text:p>49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762" calcext:value-type="float">
            <text:p>762</text:p>
          </table:table-cell>
          <table:table-cell office:value-type="float" office:value="1478104505845" calcext:value-type="float">
            <text:p>1478104505845</text:p>
          </table:table-cell>
          <table:table-cell table:number-columns-repeated="3" office:value-type="float" office:value="1478104505844" calcext:value-type="float">
            <text:p>1478104505844</text:p>
          </table:table-cell>
          <table:table-cell office:value-type="string" calcext:value-type="string">
            <text:p>?</text:p>
          </table:table-cell>
          <table:table-cell office:value-type="float" office:value="1478104505844" calcext:value-type="float">
            <text:p>1478104505844</text:p>
          </table:table-cell>
          <table:table-cell office:value-type="float" office:value="1478104506044" calcext:value-type="float">
            <text:p>1478104506044</text:p>
          </table:table-cell>
          <table:table-cell office:value-type="float" office:value="1478104506089" calcext:value-type="float">
            <text:p>1478104506089</text:p>
          </table:table-cell>
          <table:table-cell/>
          <table:table-cell table:formula="of:=[.G707]-[.F707]" office:value-type="float" office:value="-1" calcext:value-type="float">
            <text:p>-1</text:p>
          </table:table-cell>
          <table:table-cell table:formula="of:=[.H707]-[.G707]" office:value-type="float" office:value="0" calcext:value-type="float">
            <text:p>0</text:p>
          </table:table-cell>
          <table:table-cell table:formula="of:=[.I707]-[.H707]" office:value-type="float" office:value="0" calcext:value-type="float">
            <text:p>0</text:p>
          </table:table-cell>
          <table:table-cell table:number-columns-repeated="2"/>
          <table:table-cell table:formula="of:=[.L707]-[.K707]" office:value-type="float" office:value="200" calcext:value-type="float">
            <text:p>200</text:p>
          </table:table-cell>
          <table:table-cell table:formula="of:=[.M707]-[.L707]" office:value-type="float" office:value="45" calcext:value-type="float">
            <text:p>45</text:p>
          </table:table-cell>
          <table:table-cell table:formula="of:=[.M707]-[.F707]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49801" calcext:value-type="float">
            <text:p>498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29" calcext:value-type="float">
            <text:p>100229</text:p>
          </table:table-cell>
          <table:table-cell table:number-columns-repeated="4" office:value-type="float" office:value="1478104505881" calcext:value-type="float">
            <text:p>1478104505881</text:p>
          </table:table-cell>
          <table:table-cell office:value-type="string" calcext:value-type="string">
            <text:p>?</text:p>
          </table:table-cell>
          <table:table-cell office:value-type="float" office:value="1478104505881" calcext:value-type="float">
            <text:p>1478104505881</text:p>
          </table:table-cell>
          <table:table-cell office:value-type="float" office:value="1478104506072" calcext:value-type="float">
            <text:p>1478104506072</text:p>
          </table:table-cell>
          <table:table-cell office:value-type="float" office:value="1478104506090" calcext:value-type="float">
            <text:p>1478104506090</text:p>
          </table:table-cell>
          <table:table-cell/>
          <table:table-cell table:formula="of:=[.G708]-[.F708]" office:value-type="float" office:value="0" calcext:value-type="float">
            <text:p>0</text:p>
          </table:table-cell>
          <table:table-cell table:formula="of:=[.H708]-[.G708]" office:value-type="float" office:value="0" calcext:value-type="float">
            <text:p>0</text:p>
          </table:table-cell>
          <table:table-cell table:formula="of:=[.I708]-[.H708]" office:value-type="float" office:value="0" calcext:value-type="float">
            <text:p>0</text:p>
          </table:table-cell>
          <table:table-cell table:number-columns-repeated="2"/>
          <table:table-cell table:formula="of:=[.L708]-[.K708]" office:value-type="float" office:value="191" calcext:value-type="float">
            <text:p>191</text:p>
          </table:table-cell>
          <table:table-cell table:formula="of:=[.M708]-[.L708]" office:value-type="float" office:value="18" calcext:value-type="float">
            <text:p>18</text:p>
          </table:table-cell>
          <table:table-cell table:formula="of:=[.M708]-[.F708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49806" calcext:value-type="float">
            <text:p>498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083" calcext:value-type="float">
            <text:p>300083</text:p>
          </table:table-cell>
          <table:table-cell office:value-type="float" office:value="1478104505923" calcext:value-type="float">
            <text:p>1478104505923</text:p>
          </table:table-cell>
          <table:table-cell office:value-type="float" office:value="1478104505952" calcext:value-type="float">
            <text:p>1478104505952</text:p>
          </table:table-cell>
          <table:table-cell table:number-columns-repeated="2" office:value-type="float" office:value="1478104505953" calcext:value-type="float">
            <text:p>1478104505953</text:p>
          </table:table-cell>
          <table:table-cell office:value-type="string" calcext:value-type="string">
            <text:p>?</text:p>
          </table:table-cell>
          <table:table-cell office:value-type="float" office:value="1478104505953" calcext:value-type="float">
            <text:p>1478104505953</text:p>
          </table:table-cell>
          <table:table-cell office:value-type="float" office:value="1478104506183" calcext:value-type="float">
            <text:p>1478104506183</text:p>
          </table:table-cell>
          <table:table-cell office:value-type="float" office:value="1478104506265" calcext:value-type="float">
            <text:p>1478104506265</text:p>
          </table:table-cell>
          <table:table-cell/>
          <table:table-cell table:formula="of:=[.G709]-[.F709]" office:value-type="float" office:value="29" calcext:value-type="float">
            <text:p>29</text:p>
          </table:table-cell>
          <table:table-cell table:formula="of:=[.H709]-[.G709]" office:value-type="float" office:value="1" calcext:value-type="float">
            <text:p>1</text:p>
          </table:table-cell>
          <table:table-cell table:formula="of:=[.I709]-[.H709]" office:value-type="float" office:value="0" calcext:value-type="float">
            <text:p>0</text:p>
          </table:table-cell>
          <table:table-cell table:number-columns-repeated="2"/>
          <table:table-cell table:formula="of:=[.L709]-[.K709]" office:value-type="float" office:value="230" calcext:value-type="float">
            <text:p>230</text:p>
          </table:table-cell>
          <table:table-cell table:formula="of:=[.M709]-[.L709]" office:value-type="float" office:value="82" calcext:value-type="float">
            <text:p>82</text:p>
          </table:table-cell>
          <table:table-cell table:formula="of:=[.M709]-[.F709]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49803" calcext:value-type="float">
            <text:p>49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864" calcext:value-type="float">
            <text:p>300864</text:p>
          </table:table-cell>
          <table:table-cell office:value-type="float" office:value="1478104505897" calcext:value-type="float">
            <text:p>1478104505897</text:p>
          </table:table-cell>
          <table:table-cell table:number-columns-repeated="3" office:value-type="float" office:value="1478104505896" calcext:value-type="float">
            <text:p>1478104505896</text:p>
          </table:table-cell>
          <table:table-cell office:value-type="string" calcext:value-type="string">
            <text:p>?</text:p>
          </table:table-cell>
          <table:table-cell office:value-type="float" office:value="1478104505896" calcext:value-type="float">
            <text:p>1478104505896</text:p>
          </table:table-cell>
          <table:table-cell office:value-type="float" office:value="1478104506182" calcext:value-type="float">
            <text:p>1478104506182</text:p>
          </table:table-cell>
          <table:table-cell office:value-type="float" office:value="1478104506317" calcext:value-type="float">
            <text:p>1478104506317</text:p>
          </table:table-cell>
          <table:table-cell/>
          <table:table-cell table:formula="of:=[.G710]-[.F710]" office:value-type="float" office:value="-1" calcext:value-type="float">
            <text:p>-1</text:p>
          </table:table-cell>
          <table:table-cell table:formula="of:=[.H710]-[.G710]" office:value-type="float" office:value="0" calcext:value-type="float">
            <text:p>0</text:p>
          </table:table-cell>
          <table:table-cell table:formula="of:=[.I710]-[.H710]" office:value-type="float" office:value="0" calcext:value-type="float">
            <text:p>0</text:p>
          </table:table-cell>
          <table:table-cell table:number-columns-repeated="2"/>
          <table:table-cell table:formula="of:=[.L710]-[.K710]" office:value-type="float" office:value="286" calcext:value-type="float">
            <text:p>286</text:p>
          </table:table-cell>
          <table:table-cell table:formula="of:=[.M710]-[.L710]" office:value-type="float" office:value="135" calcext:value-type="float">
            <text:p>135</text:p>
          </table:table-cell>
          <table:table-cell table:formula="of:=[.M710]-[.F710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49809" calcext:value-type="float">
            <text:p>498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98" calcext:value-type="float">
            <text:p>301698</text:p>
          </table:table-cell>
          <table:table-cell table:number-columns-repeated="4" office:value-type="float" office:value="1478104506057" calcext:value-type="float">
            <text:p>1478104506057</text:p>
          </table:table-cell>
          <table:table-cell office:value-type="string" calcext:value-type="string">
            <text:p>?</text:p>
          </table:table-cell>
          <table:table-cell office:value-type="float" office:value="1478104506057" calcext:value-type="float">
            <text:p>1478104506057</text:p>
          </table:table-cell>
          <table:table-cell office:value-type="float" office:value="1478104506269" calcext:value-type="float">
            <text:p>1478104506269</text:p>
          </table:table-cell>
          <table:table-cell office:value-type="float" office:value="1478104506393" calcext:value-type="float">
            <text:p>1478104506393</text:p>
          </table:table-cell>
          <table:table-cell/>
          <table:table-cell table:formula="of:=[.G711]-[.F711]" office:value-type="float" office:value="0" calcext:value-type="float">
            <text:p>0</text:p>
          </table:table-cell>
          <table:table-cell table:formula="of:=[.H711]-[.G711]" office:value-type="float" office:value="0" calcext:value-type="float">
            <text:p>0</text:p>
          </table:table-cell>
          <table:table-cell table:formula="of:=[.I711]-[.H711]" office:value-type="float" office:value="0" calcext:value-type="float">
            <text:p>0</text:p>
          </table:table-cell>
          <table:table-cell table:number-columns-repeated="2"/>
          <table:table-cell table:formula="of:=[.L711]-[.K711]" office:value-type="float" office:value="212" calcext:value-type="float">
            <text:p>212</text:p>
          </table:table-cell>
          <table:table-cell table:formula="of:=[.M711]-[.L711]" office:value-type="float" office:value="124" calcext:value-type="float">
            <text:p>124</text:p>
          </table:table-cell>
          <table:table-cell table:formula="of:=[.M711]-[.F711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49808" calcext:value-type="float">
            <text:p>498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948" calcext:value-type="float">
            <text:p>300948</text:p>
          </table:table-cell>
          <table:table-cell office:value-type="float" office:value="1478104506006" calcext:value-type="float">
            <text:p>1478104506006</text:p>
          </table:table-cell>
          <table:table-cell table:number-columns-repeated="3" office:value-type="float" office:value="1478104506005" calcext:value-type="float">
            <text:p>1478104506005</text:p>
          </table:table-cell>
          <table:table-cell office:value-type="string" calcext:value-type="string">
            <text:p>?</text:p>
          </table:table-cell>
          <table:table-cell office:value-type="float" office:value="1478104506005" calcext:value-type="float">
            <text:p>1478104506005</text:p>
          </table:table-cell>
          <table:table-cell office:value-type="float" office:value="1478104506206" calcext:value-type="float">
            <text:p>1478104506206</text:p>
          </table:table-cell>
          <table:table-cell office:value-type="float" office:value="1478104506404" calcext:value-type="float">
            <text:p>1478104506404</text:p>
          </table:table-cell>
          <table:table-cell/>
          <table:table-cell table:formula="of:=[.G712]-[.F712]" office:value-type="float" office:value="-1" calcext:value-type="float">
            <text:p>-1</text:p>
          </table:table-cell>
          <table:table-cell table:formula="of:=[.H712]-[.G712]" office:value-type="float" office:value="0" calcext:value-type="float">
            <text:p>0</text:p>
          </table:table-cell>
          <table:table-cell table:formula="of:=[.I712]-[.H712]" office:value-type="float" office:value="0" calcext:value-type="float">
            <text:p>0</text:p>
          </table:table-cell>
          <table:table-cell table:number-columns-repeated="2"/>
          <table:table-cell table:formula="of:=[.L712]-[.K712]" office:value-type="float" office:value="201" calcext:value-type="float">
            <text:p>201</text:p>
          </table:table-cell>
          <table:table-cell table:formula="of:=[.M712]-[.L712]" office:value-type="float" office:value="198" calcext:value-type="float">
            <text:p>198</text:p>
          </table:table-cell>
          <table:table-cell table:formula="of:=[.M712]-[.F712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49810" calcext:value-type="float">
            <text:p>49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90" calcext:value-type="float">
            <text:p>201190</text:p>
          </table:table-cell>
          <table:table-cell office:value-type="float" office:value="1478104506098" calcext:value-type="float">
            <text:p>1478104506098</text:p>
          </table:table-cell>
          <table:table-cell table:number-columns-repeated="3" office:value-type="float" office:value="1478104506097" calcext:value-type="float">
            <text:p>1478104506097</text:p>
          </table:table-cell>
          <table:table-cell office:value-type="string" calcext:value-type="string">
            <text:p>?</text:p>
          </table:table-cell>
          <table:table-cell office:value-type="float" office:value="1478104506097" calcext:value-type="float">
            <text:p>1478104506097</text:p>
          </table:table-cell>
          <table:table-cell office:value-type="float" office:value="1478104506310" calcext:value-type="float">
            <text:p>1478104506310</text:p>
          </table:table-cell>
          <table:table-cell office:value-type="float" office:value="1478104506456" calcext:value-type="float">
            <text:p>1478104506456</text:p>
          </table:table-cell>
          <table:table-cell/>
          <table:table-cell table:formula="of:=[.G713]-[.F713]" office:value-type="float" office:value="-1" calcext:value-type="float">
            <text:p>-1</text:p>
          </table:table-cell>
          <table:table-cell table:formula="of:=[.H713]-[.G713]" office:value-type="float" office:value="0" calcext:value-type="float">
            <text:p>0</text:p>
          </table:table-cell>
          <table:table-cell table:formula="of:=[.I713]-[.H713]" office:value-type="float" office:value="0" calcext:value-type="float">
            <text:p>0</text:p>
          </table:table-cell>
          <table:table-cell table:number-columns-repeated="2"/>
          <table:table-cell table:formula="of:=[.L713]-[.K713]" office:value-type="float" office:value="213" calcext:value-type="float">
            <text:p>213</text:p>
          </table:table-cell>
          <table:table-cell table:formula="of:=[.M713]-[.L713]" office:value-type="float" office:value="146" calcext:value-type="float">
            <text:p>146</text:p>
          </table:table-cell>
          <table:table-cell table:formula="of:=[.M713]-[.F713]"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49807" calcext:value-type="float">
            <text:p>498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79" calcext:value-type="float">
            <text:p>301779</text:p>
          </table:table-cell>
          <table:table-cell table:number-columns-repeated="4" office:value-type="float" office:value="1478104505961" calcext:value-type="float">
            <text:p>1478104505961</text:p>
          </table:table-cell>
          <table:table-cell office:value-type="string" calcext:value-type="string">
            <text:p>?</text:p>
          </table:table-cell>
          <table:table-cell office:value-type="float" office:value="1478104505961" calcext:value-type="float">
            <text:p>1478104505961</text:p>
          </table:table-cell>
          <table:table-cell office:value-type="float" office:value="1478104506368" calcext:value-type="float">
            <text:p>1478104506368</text:p>
          </table:table-cell>
          <table:table-cell office:value-type="float" office:value="1478104506486" calcext:value-type="float">
            <text:p>1478104506486</text:p>
          </table:table-cell>
          <table:table-cell/>
          <table:table-cell table:formula="of:=[.G714]-[.F714]" office:value-type="float" office:value="0" calcext:value-type="float">
            <text:p>0</text:p>
          </table:table-cell>
          <table:table-cell table:formula="of:=[.H714]-[.G714]" office:value-type="float" office:value="0" calcext:value-type="float">
            <text:p>0</text:p>
          </table:table-cell>
          <table:table-cell table:formula="of:=[.I714]-[.H714]" office:value-type="float" office:value="0" calcext:value-type="float">
            <text:p>0</text:p>
          </table:table-cell>
          <table:table-cell table:number-columns-repeated="2"/>
          <table:table-cell table:formula="of:=[.L714]-[.K714]" office:value-type="float" office:value="407" calcext:value-type="float">
            <text:p>407</text:p>
          </table:table-cell>
          <table:table-cell table:formula="of:=[.M714]-[.L714]" office:value-type="float" office:value="118" calcext:value-type="float">
            <text:p>118</text:p>
          </table:table-cell>
          <table:table-cell table:formula="of:=[.M714]-[.F714]"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49776" calcext:value-type="float">
            <text:p>497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2362" calcext:value-type="float">
            <text:p>402362</text:p>
          </table:table-cell>
          <table:table-cell office:value-type="float" office:value="1478104506158" calcext:value-type="float">
            <text:p>1478104506158</text:p>
          </table:table-cell>
          <table:table-cell table:number-columns-repeated="3" office:value-type="float" office:value="1478104506157" calcext:value-type="float">
            <text:p>1478104506157</text:p>
          </table:table-cell>
          <table:table-cell office:value-type="string" calcext:value-type="string">
            <text:p>?</text:p>
          </table:table-cell>
          <table:table-cell office:value-type="float" office:value="1478104506157" calcext:value-type="float">
            <text:p>1478104506157</text:p>
          </table:table-cell>
          <table:table-cell office:value-type="float" office:value="1478104506375" calcext:value-type="float">
            <text:p>1478104506375</text:p>
          </table:table-cell>
          <table:table-cell office:value-type="float" office:value="1478104506487" calcext:value-type="float">
            <text:p>1478104506487</text:p>
          </table:table-cell>
          <table:table-cell/>
          <table:table-cell table:formula="of:=[.G715]-[.F715]" office:value-type="float" office:value="-1" calcext:value-type="float">
            <text:p>-1</text:p>
          </table:table-cell>
          <table:table-cell table:formula="of:=[.H715]-[.G715]" office:value-type="float" office:value="0" calcext:value-type="float">
            <text:p>0</text:p>
          </table:table-cell>
          <table:table-cell table:formula="of:=[.I715]-[.H715]" office:value-type="float" office:value="0" calcext:value-type="float">
            <text:p>0</text:p>
          </table:table-cell>
          <table:table-cell table:number-columns-repeated="2"/>
          <table:table-cell table:formula="of:=[.L715]-[.K715]" office:value-type="float" office:value="218" calcext:value-type="float">
            <text:p>218</text:p>
          </table:table-cell>
          <table:table-cell table:formula="of:=[.M715]-[.L715]" office:value-type="float" office:value="112" calcext:value-type="float">
            <text:p>112</text:p>
          </table:table-cell>
          <table:table-cell table:formula="of:=[.M715]-[.F715]"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49805" calcext:value-type="float">
            <text:p>498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65" calcext:value-type="float">
            <text:p>301665</text:p>
          </table:table-cell>
          <table:table-cell office:value-type="float" office:value="1478104505901" calcext:value-type="float">
            <text:p>1478104505901</text:p>
          </table:table-cell>
          <table:table-cell office:value-type="float" office:value="1478104505952" calcext:value-type="float">
            <text:p>1478104505952</text:p>
          </table:table-cell>
          <table:table-cell table:number-columns-repeated="2" office:value-type="float" office:value="1478104505953" calcext:value-type="float">
            <text:p>1478104505953</text:p>
          </table:table-cell>
          <table:table-cell office:value-type="string" calcext:value-type="string">
            <text:p>?</text:p>
          </table:table-cell>
          <table:table-cell office:value-type="float" office:value="1478104505953" calcext:value-type="float">
            <text:p>1478104505953</text:p>
          </table:table-cell>
          <table:table-cell office:value-type="float" office:value="1478104506375" calcext:value-type="float">
            <text:p>1478104506375</text:p>
          </table:table-cell>
          <table:table-cell office:value-type="float" office:value="1478104506488" calcext:value-type="float">
            <text:p>1478104506488</text:p>
          </table:table-cell>
          <table:table-cell/>
          <table:table-cell table:formula="of:=[.G716]-[.F716]" office:value-type="float" office:value="51" calcext:value-type="float">
            <text:p>51</text:p>
          </table:table-cell>
          <table:table-cell table:formula="of:=[.H716]-[.G716]" office:value-type="float" office:value="1" calcext:value-type="float">
            <text:p>1</text:p>
          </table:table-cell>
          <table:table-cell table:formula="of:=[.I716]-[.H716]" office:value-type="float" office:value="0" calcext:value-type="float">
            <text:p>0</text:p>
          </table:table-cell>
          <table:table-cell table:number-columns-repeated="2"/>
          <table:table-cell table:formula="of:=[.L716]-[.K716]" office:value-type="float" office:value="422" calcext:value-type="float">
            <text:p>422</text:p>
          </table:table-cell>
          <table:table-cell table:formula="of:=[.M716]-[.L716]" office:value-type="float" office:value="113" calcext:value-type="float">
            <text:p>113</text:p>
          </table:table-cell>
          <table:table-cell table:formula="of:=[.M716]-[.F716]"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49800" calcext:value-type="float">
            <text:p>49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720" calcext:value-type="float">
            <text:p>200720</text:p>
          </table:table-cell>
          <table:table-cell table:number-columns-repeated="4" office:value-type="float" office:value="1478104506023" calcext:value-type="float">
            <text:p>1478104506023</text:p>
          </table:table-cell>
          <table:table-cell office:value-type="string" calcext:value-type="string">
            <text:p>?</text:p>
          </table:table-cell>
          <table:table-cell office:value-type="float" office:value="1478104506023" calcext:value-type="float">
            <text:p>1478104506023</text:p>
          </table:table-cell>
          <table:table-cell office:value-type="float" office:value="1478104506403" calcext:value-type="float">
            <text:p>1478104506403</text:p>
          </table:table-cell>
          <table:table-cell office:value-type="float" office:value="1478104506490" calcext:value-type="float">
            <text:p>1478104506490</text:p>
          </table:table-cell>
          <table:table-cell/>
          <table:table-cell table:formula="of:=[.G717]-[.F717]" office:value-type="float" office:value="0" calcext:value-type="float">
            <text:p>0</text:p>
          </table:table-cell>
          <table:table-cell table:formula="of:=[.H717]-[.G717]" office:value-type="float" office:value="0" calcext:value-type="float">
            <text:p>0</text:p>
          </table:table-cell>
          <table:table-cell table:formula="of:=[.I717]-[.H717]" office:value-type="float" office:value="0" calcext:value-type="float">
            <text:p>0</text:p>
          </table:table-cell>
          <table:table-cell table:number-columns-repeated="2"/>
          <table:table-cell table:formula="of:=[.L717]-[.K717]" office:value-type="float" office:value="380" calcext:value-type="float">
            <text:p>380</text:p>
          </table:table-cell>
          <table:table-cell table:formula="of:=[.M717]-[.L717]" office:value-type="float" office:value="87" calcext:value-type="float">
            <text:p>87</text:p>
          </table:table-cell>
          <table:table-cell table:formula="of:=[.M717]-[.F717]"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49812" calcext:value-type="float">
            <text:p>498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86" calcext:value-type="float">
            <text:p>200086</text:p>
          </table:table-cell>
          <table:table-cell office:value-type="float" office:value="1478104506273" calcext:value-type="float">
            <text:p>1478104506273</text:p>
          </table:table-cell>
          <table:table-cell table:number-columns-repeated="3" office:value-type="float" office:value="1478104506272" calcext:value-type="float">
            <text:p>1478104506272</text:p>
          </table:table-cell>
          <table:table-cell office:value-type="string" calcext:value-type="string">
            <text:p>?</text:p>
          </table:table-cell>
          <table:table-cell office:value-type="float" office:value="1478104506272" calcext:value-type="float">
            <text:p>1478104506272</text:p>
          </table:table-cell>
          <table:table-cell office:value-type="float" office:value="1478104506482" calcext:value-type="float">
            <text:p>1478104506482</text:p>
          </table:table-cell>
          <table:table-cell office:value-type="float" office:value="1478104506493" calcext:value-type="float">
            <text:p>1478104506493</text:p>
          </table:table-cell>
          <table:table-cell/>
          <table:table-cell table:formula="of:=[.G718]-[.F718]" office:value-type="float" office:value="-1" calcext:value-type="float">
            <text:p>-1</text:p>
          </table:table-cell>
          <table:table-cell table:formula="of:=[.H718]-[.G718]" office:value-type="float" office:value="0" calcext:value-type="float">
            <text:p>0</text:p>
          </table:table-cell>
          <table:table-cell table:formula="of:=[.I718]-[.H718]" office:value-type="float" office:value="0" calcext:value-type="float">
            <text:p>0</text:p>
          </table:table-cell>
          <table:table-cell table:number-columns-repeated="2"/>
          <table:table-cell table:formula="of:=[.L718]-[.K718]" office:value-type="float" office:value="210" calcext:value-type="float">
            <text:p>210</text:p>
          </table:table-cell>
          <table:table-cell table:formula="of:=[.M718]-[.L718]" office:value-type="float" office:value="11" calcext:value-type="float">
            <text:p>11</text:p>
          </table:table-cell>
          <table:table-cell table:formula="of:=[.M718]-[.F718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49804" calcext:value-type="float">
            <text:p>498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829" calcext:value-type="float">
            <text:p>101829</text:p>
          </table:table-cell>
          <table:table-cell office:value-type="float" office:value="1478104506155" calcext:value-type="float">
            <text:p>1478104506155</text:p>
          </table:table-cell>
          <table:table-cell table:number-columns-repeated="3" office:value-type="float" office:value="1478104506154" calcext:value-type="float">
            <text:p>1478104506154</text:p>
          </table:table-cell>
          <table:table-cell office:value-type="string" calcext:value-type="string">
            <text:p>?</text:p>
          </table:table-cell>
          <table:table-cell office:value-type="float" office:value="1478104506154" calcext:value-type="float">
            <text:p>1478104506154</text:p>
          </table:table-cell>
          <table:table-cell office:value-type="float" office:value="1478104506383" calcext:value-type="float">
            <text:p>1478104506383</text:p>
          </table:table-cell>
          <table:table-cell office:value-type="float" office:value="1478104506522" calcext:value-type="float">
            <text:p>1478104506522</text:p>
          </table:table-cell>
          <table:table-cell/>
          <table:table-cell table:formula="of:=[.G719]-[.F719]" office:value-type="float" office:value="-1" calcext:value-type="float">
            <text:p>-1</text:p>
          </table:table-cell>
          <table:table-cell table:formula="of:=[.H719]-[.G719]" office:value-type="float" office:value="0" calcext:value-type="float">
            <text:p>0</text:p>
          </table:table-cell>
          <table:table-cell table:formula="of:=[.I719]-[.H719]" office:value-type="float" office:value="0" calcext:value-type="float">
            <text:p>0</text:p>
          </table:table-cell>
          <table:table-cell table:number-columns-repeated="2"/>
          <table:table-cell table:formula="of:=[.L719]-[.K719]" office:value-type="float" office:value="229" calcext:value-type="float">
            <text:p>229</text:p>
          </table:table-cell>
          <table:table-cell table:formula="of:=[.M719]-[.L719]" office:value-type="float" office:value="139" calcext:value-type="float">
            <text:p>139</text:p>
          </table:table-cell>
          <table:table-cell table:formula="of:=[.M719]-[.F719]"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49811" calcext:value-type="float">
            <text:p>49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51" calcext:value-type="float">
            <text:p>300251</text:p>
          </table:table-cell>
          <table:table-cell office:value-type="float" office:value="1478104506439" calcext:value-type="float">
            <text:p>1478104506439</text:p>
          </table:table-cell>
          <table:table-cell table:number-columns-repeated="2" office:value-type="float" office:value="1478104506438" calcext:value-type="float">
            <text:p>1478104506438</text:p>
          </table:table-cell>
          <table:table-cell office:value-type="float" office:value="1478104506439" calcext:value-type="float">
            <text:p>1478104506439</text:p>
          </table:table-cell>
          <table:table-cell office:value-type="string" calcext:value-type="string">
            <text:p>?</text:p>
          </table:table-cell>
          <table:table-cell office:value-type="float" office:value="1478104506439" calcext:value-type="float">
            <text:p>1478104506439</text:p>
          </table:table-cell>
          <table:table-cell office:value-type="float" office:value="1478104506702" calcext:value-type="float">
            <text:p>1478104506702</text:p>
          </table:table-cell>
          <table:table-cell office:value-type="float" office:value="1478104506774" calcext:value-type="float">
            <text:p>1478104506774</text:p>
          </table:table-cell>
          <table:table-cell/>
          <table:table-cell table:formula="of:=[.G720]-[.F720]" office:value-type="float" office:value="-1" calcext:value-type="float">
            <text:p>-1</text:p>
          </table:table-cell>
          <table:table-cell table:formula="of:=[.H720]-[.G720]" office:value-type="float" office:value="0" calcext:value-type="float">
            <text:p>0</text:p>
          </table:table-cell>
          <table:table-cell table:formula="of:=[.I720]-[.H720]" office:value-type="float" office:value="1" calcext:value-type="float">
            <text:p>1</text:p>
          </table:table-cell>
          <table:table-cell table:number-columns-repeated="2"/>
          <table:table-cell table:formula="of:=[.L720]-[.K720]" office:value-type="float" office:value="263" calcext:value-type="float">
            <text:p>263</text:p>
          </table:table-cell>
          <table:table-cell table:formula="of:=[.M720]-[.L720]" office:value-type="float" office:value="72" calcext:value-type="float">
            <text:p>72</text:p>
          </table:table-cell>
          <table:table-cell table:formula="of:=[.M720]-[.F720]"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49815" calcext:value-type="float">
            <text:p>498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007" calcext:value-type="float">
            <text:p>201007</text:p>
          </table:table-cell>
          <table:table-cell office:value-type="float" office:value="1478104506515" calcext:value-type="float">
            <text:p>1478104506515</text:p>
          </table:table-cell>
          <table:table-cell table:number-columns-repeated="3" office:value-type="float" office:value="1478104506514" calcext:value-type="float">
            <text:p>1478104506514</text:p>
          </table:table-cell>
          <table:table-cell office:value-type="string" calcext:value-type="string">
            <text:p>?</text:p>
          </table:table-cell>
          <table:table-cell office:value-type="float" office:value="1478104506515" calcext:value-type="float">
            <text:p>1478104506515</text:p>
          </table:table-cell>
          <table:table-cell office:value-type="float" office:value="1478104506718" calcext:value-type="float">
            <text:p>1478104506718</text:p>
          </table:table-cell>
          <table:table-cell office:value-type="float" office:value="1478104506782" calcext:value-type="float">
            <text:p>1478104506782</text:p>
          </table:table-cell>
          <table:table-cell/>
          <table:table-cell table:formula="of:=[.G721]-[.F721]" office:value-type="float" office:value="-1" calcext:value-type="float">
            <text:p>-1</text:p>
          </table:table-cell>
          <table:table-cell table:formula="of:=[.H721]-[.G721]" office:value-type="float" office:value="0" calcext:value-type="float">
            <text:p>0</text:p>
          </table:table-cell>
          <table:table-cell table:formula="of:=[.I721]-[.H721]" office:value-type="float" office:value="0" calcext:value-type="float">
            <text:p>0</text:p>
          </table:table-cell>
          <table:table-cell table:number-columns-repeated="2"/>
          <table:table-cell table:formula="of:=[.L721]-[.K721]" office:value-type="float" office:value="203" calcext:value-type="float">
            <text:p>203</text:p>
          </table:table-cell>
          <table:table-cell table:formula="of:=[.M721]-[.L721]" office:value-type="float" office:value="64" calcext:value-type="float">
            <text:p>64</text:p>
          </table:table-cell>
          <table:table-cell table:formula="of:=[.M721]-[.F721]"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49813" calcext:value-type="float">
            <text:p>498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161" calcext:value-type="float">
            <text:p>101161</text:p>
          </table:table-cell>
          <table:table-cell table:number-columns-repeated="4" office:value-type="float" office:value="1478104506435" calcext:value-type="float">
            <text:p>1478104506435</text:p>
          </table:table-cell>
          <table:table-cell office:value-type="string" calcext:value-type="string">
            <text:p>?</text:p>
          </table:table-cell>
          <table:table-cell office:value-type="float" office:value="1478104506435" calcext:value-type="float">
            <text:p>1478104506435</text:p>
          </table:table-cell>
          <table:table-cell office:value-type="float" office:value="1478104506716" calcext:value-type="float">
            <text:p>1478104506716</text:p>
          </table:table-cell>
          <table:table-cell office:value-type="float" office:value="1478104506783" calcext:value-type="float">
            <text:p>1478104506783</text:p>
          </table:table-cell>
          <table:table-cell/>
          <table:table-cell table:formula="of:=[.G722]-[.F722]" office:value-type="float" office:value="0" calcext:value-type="float">
            <text:p>0</text:p>
          </table:table-cell>
          <table:table-cell table:formula="of:=[.H722]-[.G722]" office:value-type="float" office:value="0" calcext:value-type="float">
            <text:p>0</text:p>
          </table:table-cell>
          <table:table-cell table:formula="of:=[.I722]-[.H722]" office:value-type="float" office:value="0" calcext:value-type="float">
            <text:p>0</text:p>
          </table:table-cell>
          <table:table-cell table:number-columns-repeated="2"/>
          <table:table-cell table:formula="of:=[.L722]-[.K722]" office:value-type="float" office:value="281" calcext:value-type="float">
            <text:p>281</text:p>
          </table:table-cell>
          <table:table-cell table:formula="of:=[.M722]-[.L722]" office:value-type="float" office:value="67" calcext:value-type="float">
            <text:p>67</text:p>
          </table:table-cell>
          <table:table-cell table:formula="of:=[.M722]-[.F722]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49816" calcext:value-type="float">
            <text:p>498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889" calcext:value-type="float">
            <text:p>101889</text:p>
          </table:table-cell>
          <table:table-cell office:value-type="float" office:value="1478104506548" calcext:value-type="float">
            <text:p>1478104506548</text:p>
          </table:table-cell>
          <table:table-cell table:number-columns-repeated="3" office:value-type="float" office:value="1478104506547" calcext:value-type="float">
            <text:p>1478104506547</text:p>
          </table:table-cell>
          <table:table-cell office:value-type="string" calcext:value-type="string">
            <text:p>?</text:p>
          </table:table-cell>
          <table:table-cell office:value-type="float" office:value="1478104506547" calcext:value-type="float">
            <text:p>1478104506547</text:p>
          </table:table-cell>
          <table:table-cell office:value-type="float" office:value="1478104506744" calcext:value-type="float">
            <text:p>1478104506744</text:p>
          </table:table-cell>
          <table:table-cell office:value-type="float" office:value="1478104506788" calcext:value-type="float">
            <text:p>1478104506788</text:p>
          </table:table-cell>
          <table:table-cell/>
          <table:table-cell table:formula="of:=[.G723]-[.F723]" office:value-type="float" office:value="-1" calcext:value-type="float">
            <text:p>-1</text:p>
          </table:table-cell>
          <table:table-cell table:formula="of:=[.H723]-[.G723]" office:value-type="float" office:value="0" calcext:value-type="float">
            <text:p>0</text:p>
          </table:table-cell>
          <table:table-cell table:formula="of:=[.I723]-[.H723]" office:value-type="float" office:value="0" calcext:value-type="float">
            <text:p>0</text:p>
          </table:table-cell>
          <table:table-cell table:number-columns-repeated="2"/>
          <table:table-cell table:formula="of:=[.L723]-[.K723]" office:value-type="float" office:value="197" calcext:value-type="float">
            <text:p>197</text:p>
          </table:table-cell>
          <table:table-cell table:formula="of:=[.M723]-[.L723]" office:value-type="float" office:value="44" calcext:value-type="float">
            <text:p>44</text:p>
          </table:table-cell>
          <table:table-cell table:formula="of:=[.M723]-[.F72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9818" calcext:value-type="float">
            <text:p>49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88" calcext:value-type="float">
            <text:p>200888</text:p>
          </table:table-cell>
          <table:table-cell table:number-columns-repeated="2" office:value-type="float" office:value="1478104506669" calcext:value-type="float">
            <text:p>1478104506669</text:p>
          </table:table-cell>
          <table:table-cell table:number-columns-repeated="2" office:value-type="float" office:value="1478104506670" calcext:value-type="float">
            <text:p>1478104506670</text:p>
          </table:table-cell>
          <table:table-cell office:value-type="string" calcext:value-type="string">
            <text:p>?</text:p>
          </table:table-cell>
          <table:table-cell office:value-type="float" office:value="1478104506670" calcext:value-type="float">
            <text:p>1478104506670</text:p>
          </table:table-cell>
          <table:table-cell office:value-type="float" office:value="1478104506885" calcext:value-type="float">
            <text:p>1478104506885</text:p>
          </table:table-cell>
          <table:table-cell office:value-type="float" office:value="1478104506893" calcext:value-type="float">
            <text:p>1478104506893</text:p>
          </table:table-cell>
          <table:table-cell/>
          <table:table-cell table:formula="of:=[.G724]-[.F724]" office:value-type="float" office:value="0" calcext:value-type="float">
            <text:p>0</text:p>
          </table:table-cell>
          <table:table-cell table:formula="of:=[.H724]-[.G724]" office:value-type="float" office:value="1" calcext:value-type="float">
            <text:p>1</text:p>
          </table:table-cell>
          <table:table-cell table:formula="of:=[.I724]-[.H724]" office:value-type="float" office:value="0" calcext:value-type="float">
            <text:p>0</text:p>
          </table:table-cell>
          <table:table-cell table:number-columns-repeated="2"/>
          <table:table-cell table:formula="of:=[.L724]-[.K724]" office:value-type="float" office:value="215" calcext:value-type="float">
            <text:p>215</text:p>
          </table:table-cell>
          <table:table-cell table:formula="of:=[.M724]-[.L724]" office:value-type="float" office:value="8" calcext:value-type="float">
            <text:p>8</text:p>
          </table:table-cell>
          <table:table-cell table:formula="of:=[.M724]-[.F724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9819" calcext:value-type="float">
            <text:p>498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264" calcext:value-type="float">
            <text:p>102264</text:p>
          </table:table-cell>
          <table:table-cell office:value-type="float" office:value="1478104506774" calcext:value-type="float">
            <text:p>1478104506774</text:p>
          </table:table-cell>
          <table:table-cell table:number-columns-repeated="3" office:value-type="float" office:value="1478104506772" calcext:value-type="float">
            <text:p>1478104506772</text:p>
          </table:table-cell>
          <table:table-cell office:value-type="string" calcext:value-type="string">
            <text:p>?</text:p>
          </table:table-cell>
          <table:table-cell office:value-type="float" office:value="1478104506773" calcext:value-type="float">
            <text:p>1478104506773</text:p>
          </table:table-cell>
          <table:table-cell office:value-type="float" office:value="1478104506962" calcext:value-type="float">
            <text:p>1478104506962</text:p>
          </table:table-cell>
          <table:table-cell office:value-type="float" office:value="1478104506971" calcext:value-type="float">
            <text:p>1478104506971</text:p>
          </table:table-cell>
          <table:table-cell/>
          <table:table-cell table:formula="of:=[.G725]-[.F725]" office:value-type="float" office:value="-2" calcext:value-type="float">
            <text:p>-2</text:p>
          </table:table-cell>
          <table:table-cell table:formula="of:=[.H725]-[.G725]" office:value-type="float" office:value="0" calcext:value-type="float">
            <text:p>0</text:p>
          </table:table-cell>
          <table:table-cell table:formula="of:=[.I725]-[.H725]" office:value-type="float" office:value="0" calcext:value-type="float">
            <text:p>0</text:p>
          </table:table-cell>
          <table:table-cell table:number-columns-repeated="2"/>
          <table:table-cell table:formula="of:=[.L725]-[.K725]" office:value-type="float" office:value="189" calcext:value-type="float">
            <text:p>189</text:p>
          </table:table-cell>
          <table:table-cell table:formula="of:=[.M725]-[.L725]" office:value-type="float" office:value="9" calcext:value-type="float">
            <text:p>9</text:p>
          </table:table-cell>
          <table:table-cell table:formula="of:=[.M725]-[.F725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9821" calcext:value-type="float">
            <text:p>49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97" calcext:value-type="float">
            <text:p>101297</text:p>
          </table:table-cell>
          <table:table-cell office:value-type="float" office:value="1478104506852" calcext:value-type="float">
            <text:p>1478104506852</text:p>
          </table:table-cell>
          <table:table-cell table:number-columns-repeated="2" office:value-type="float" office:value="1478104506851" calcext:value-type="float">
            <text:p>1478104506851</text:p>
          </table:table-cell>
          <table:table-cell office:value-type="float" office:value="1478104506852" calcext:value-type="float">
            <text:p>1478104506852</text:p>
          </table:table-cell>
          <table:table-cell office:value-type="string" calcext:value-type="string">
            <text:p>?</text:p>
          </table:table-cell>
          <table:table-cell office:value-type="float" office:value="1478104506852" calcext:value-type="float">
            <text:p>1478104506852</text:p>
          </table:table-cell>
          <table:table-cell office:value-type="float" office:value="1478104507054" calcext:value-type="float">
            <text:p>1478104507054</text:p>
          </table:table-cell>
          <table:table-cell office:value-type="float" office:value="1478104507062" calcext:value-type="float">
            <text:p>1478104507062</text:p>
          </table:table-cell>
          <table:table-cell/>
          <table:table-cell table:formula="of:=[.G726]-[.F726]" office:value-type="float" office:value="-1" calcext:value-type="float">
            <text:p>-1</text:p>
          </table:table-cell>
          <table:table-cell table:formula="of:=[.H726]-[.G726]" office:value-type="float" office:value="0" calcext:value-type="float">
            <text:p>0</text:p>
          </table:table-cell>
          <table:table-cell table:formula="of:=[.I726]-[.H726]" office:value-type="float" office:value="1" calcext:value-type="float">
            <text:p>1</text:p>
          </table:table-cell>
          <table:table-cell table:number-columns-repeated="2"/>
          <table:table-cell table:formula="of:=[.L726]-[.K726]" office:value-type="float" office:value="202" calcext:value-type="float">
            <text:p>202</text:p>
          </table:table-cell>
          <table:table-cell table:formula="of:=[.M726]-[.L726]" office:value-type="float" office:value="8" calcext:value-type="float">
            <text:p>8</text:p>
          </table:table-cell>
          <table:table-cell table:formula="of:=[.M726]-[.F726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822" calcext:value-type="float">
            <text:p>49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71" calcext:value-type="float">
            <text:p>100271</text:p>
          </table:table-cell>
          <table:table-cell office:value-type="float" office:value="1478104506880" calcext:value-type="float">
            <text:p>1478104506880</text:p>
          </table:table-cell>
          <table:table-cell table:number-columns-repeated="3" office:value-type="float" office:value="1478104506879" calcext:value-type="float">
            <text:p>1478104506879</text:p>
          </table:table-cell>
          <table:table-cell office:value-type="string" calcext:value-type="string">
            <text:p>?</text:p>
          </table:table-cell>
          <table:table-cell office:value-type="float" office:value="1478104506879" calcext:value-type="float">
            <text:p>1478104506879</text:p>
          </table:table-cell>
          <table:table-cell office:value-type="float" office:value="1478104507072" calcext:value-type="float">
            <text:p>1478104507072</text:p>
          </table:table-cell>
          <table:table-cell office:value-type="float" office:value="1478104507085" calcext:value-type="float">
            <text:p>1478104507085</text:p>
          </table:table-cell>
          <table:table-cell/>
          <table:table-cell table:formula="of:=[.G727]-[.F727]" office:value-type="float" office:value="-1" calcext:value-type="float">
            <text:p>-1</text:p>
          </table:table-cell>
          <table:table-cell table:formula="of:=[.H727]-[.G727]" office:value-type="float" office:value="0" calcext:value-type="float">
            <text:p>0</text:p>
          </table:table-cell>
          <table:table-cell table:formula="of:=[.I727]-[.H727]" office:value-type="float" office:value="0" calcext:value-type="float">
            <text:p>0</text:p>
          </table:table-cell>
          <table:table-cell table:number-columns-repeated="2"/>
          <table:table-cell table:formula="of:=[.L727]-[.K727]" office:value-type="float" office:value="193" calcext:value-type="float">
            <text:p>193</text:p>
          </table:table-cell>
          <table:table-cell table:formula="of:=[.M727]-[.L727]" office:value-type="float" office:value="13" calcext:value-type="float">
            <text:p>13</text:p>
          </table:table-cell>
          <table:table-cell table:formula="of:=[.M727]-[.F727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817" calcext:value-type="float">
            <text:p>498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17" calcext:value-type="float">
            <text:p>301917</text:p>
          </table:table-cell>
          <table:table-cell office:value-type="float" office:value="1478104506987" calcext:value-type="float">
            <text:p>1478104506987</text:p>
          </table:table-cell>
          <table:table-cell table:number-columns-repeated="3" office:value-type="float" office:value="1478104506986" calcext:value-type="float">
            <text:p>1478104506986</text:p>
          </table:table-cell>
          <table:table-cell office:value-type="string" calcext:value-type="string">
            <text:p>?</text:p>
          </table:table-cell>
          <table:table-cell office:value-type="float" office:value="1478104506986" calcext:value-type="float">
            <text:p>1478104506986</text:p>
          </table:table-cell>
          <table:table-cell office:value-type="float" office:value="1478104507175" calcext:value-type="float">
            <text:p>1478104507175</text:p>
          </table:table-cell>
          <table:table-cell office:value-type="float" office:value="1478104507184" calcext:value-type="float">
            <text:p>1478104507184</text:p>
          </table:table-cell>
          <table:table-cell/>
          <table:table-cell table:formula="of:=[.G728]-[.F728]" office:value-type="float" office:value="-1" calcext:value-type="float">
            <text:p>-1</text:p>
          </table:table-cell>
          <table:table-cell table:formula="of:=[.H728]-[.G728]" office:value-type="float" office:value="0" calcext:value-type="float">
            <text:p>0</text:p>
          </table:table-cell>
          <table:table-cell table:formula="of:=[.I728]-[.H728]" office:value-type="float" office:value="0" calcext:value-type="float">
            <text:p>0</text:p>
          </table:table-cell>
          <table:table-cell table:number-columns-repeated="2"/>
          <table:table-cell table:formula="of:=[.L728]-[.K728]" office:value-type="float" office:value="189" calcext:value-type="float">
            <text:p>189</text:p>
          </table:table-cell>
          <table:table-cell table:formula="of:=[.M728]-[.L728]" office:value-type="float" office:value="9" calcext:value-type="float">
            <text:p>9</text:p>
          </table:table-cell>
          <table:table-cell table:formula="of:=[.M728]-[.F728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9820" calcext:value-type="float">
            <text:p>498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57" calcext:value-type="float">
            <text:p>201657</text:p>
          </table:table-cell>
          <table:table-cell office:value-type="float" office:value="1478104507005" calcext:value-type="float">
            <text:p>1478104507005</text:p>
          </table:table-cell>
          <table:table-cell table:number-columns-repeated="3" office:value-type="float" office:value="1478104507004" calcext:value-type="float">
            <text:p>1478104507004</text:p>
          </table:table-cell>
          <table:table-cell office:value-type="string" calcext:value-type="string">
            <text:p>?</text:p>
          </table:table-cell>
          <table:table-cell office:value-type="float" office:value="1478104507004" calcext:value-type="float">
            <text:p>1478104507004</text:p>
          </table:table-cell>
          <table:table-cell office:value-type="float" office:value="1478104507196" calcext:value-type="float">
            <text:p>1478104507196</text:p>
          </table:table-cell>
          <table:table-cell office:value-type="float" office:value="1478104507204" calcext:value-type="float">
            <text:p>1478104507204</text:p>
          </table:table-cell>
          <table:table-cell/>
          <table:table-cell table:formula="of:=[.G729]-[.F729]" office:value-type="float" office:value="-1" calcext:value-type="float">
            <text:p>-1</text:p>
          </table:table-cell>
          <table:table-cell table:formula="of:=[.H729]-[.G729]" office:value-type="float" office:value="0" calcext:value-type="float">
            <text:p>0</text:p>
          </table:table-cell>
          <table:table-cell table:formula="of:=[.I729]-[.H729]" office:value-type="float" office:value="0" calcext:value-type="float">
            <text:p>0</text:p>
          </table:table-cell>
          <table:table-cell table:number-columns-repeated="2"/>
          <table:table-cell table:formula="of:=[.L729]-[.K729]" office:value-type="float" office:value="192" calcext:value-type="float">
            <text:p>192</text:p>
          </table:table-cell>
          <table:table-cell table:formula="of:=[.M729]-[.L729]" office:value-type="float" office:value="8" calcext:value-type="float">
            <text:p>8</text:p>
          </table:table-cell>
          <table:table-cell table:formula="of:=[.M729]-[.F729]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49802" calcext:value-type="float">
            <text:p>498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891" calcext:value-type="float">
            <text:p>1891</text:p>
          </table:table-cell>
          <table:table-cell office:value-type="float" office:value="1478104507033" calcext:value-type="float">
            <text:p>1478104507033</text:p>
          </table:table-cell>
          <table:table-cell table:number-columns-repeated="2" office:value-type="float" office:value="1478104507032" calcext:value-type="float">
            <text:p>1478104507032</text:p>
          </table:table-cell>
          <table:table-cell office:value-type="float" office:value="1478104507033" calcext:value-type="float">
            <text:p>1478104507033</text:p>
          </table:table-cell>
          <table:table-cell office:value-type="string" calcext:value-type="string">
            <text:p>?</text:p>
          </table:table-cell>
          <table:table-cell office:value-type="float" office:value="1478104507033" calcext:value-type="float">
            <text:p>1478104507033</text:p>
          </table:table-cell>
          <table:table-cell office:value-type="float" office:value="1478104507233" calcext:value-type="float">
            <text:p>1478104507233</text:p>
          </table:table-cell>
          <table:table-cell office:value-type="float" office:value="1478104507243" calcext:value-type="float">
            <text:p>1478104507243</text:p>
          </table:table-cell>
          <table:table-cell/>
          <table:table-cell table:formula="of:=[.G730]-[.F730]" office:value-type="float" office:value="-1" calcext:value-type="float">
            <text:p>-1</text:p>
          </table:table-cell>
          <table:table-cell table:formula="of:=[.H730]-[.G730]" office:value-type="float" office:value="0" calcext:value-type="float">
            <text:p>0</text:p>
          </table:table-cell>
          <table:table-cell table:formula="of:=[.I730]-[.H730]" office:value-type="float" office:value="1" calcext:value-type="float">
            <text:p>1</text:p>
          </table:table-cell>
          <table:table-cell table:number-columns-repeated="2"/>
          <table:table-cell table:formula="of:=[.L730]-[.K730]" office:value-type="float" office:value="200" calcext:value-type="float">
            <text:p>200</text:p>
          </table:table-cell>
          <table:table-cell table:formula="of:=[.M730]-[.L730]" office:value-type="float" office:value="10" calcext:value-type="float">
            <text:p>10</text:p>
          </table:table-cell>
          <table:table-cell table:formula="of:=[.M730]-[.F730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825" calcext:value-type="float">
            <text:p>49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08" calcext:value-type="float">
            <text:p>200808</text:p>
          </table:table-cell>
          <table:table-cell office:value-type="float" office:value="1478104507081" calcext:value-type="float">
            <text:p>1478104507081</text:p>
          </table:table-cell>
          <table:table-cell table:number-columns-repeated="3" office:value-type="float" office:value="1478104507080" calcext:value-type="float">
            <text:p>1478104507080</text:p>
          </table:table-cell>
          <table:table-cell office:value-type="string" calcext:value-type="string">
            <text:p>?</text:p>
          </table:table-cell>
          <table:table-cell office:value-type="float" office:value="1478104507080" calcext:value-type="float">
            <text:p>1478104507080</text:p>
          </table:table-cell>
          <table:table-cell office:value-type="float" office:value="1478104507274" calcext:value-type="float">
            <text:p>1478104507274</text:p>
          </table:table-cell>
          <table:table-cell office:value-type="float" office:value="1478104507308" calcext:value-type="float">
            <text:p>1478104507308</text:p>
          </table:table-cell>
          <table:table-cell/>
          <table:table-cell table:formula="of:=[.G731]-[.F731]" office:value-type="float" office:value="-1" calcext:value-type="float">
            <text:p>-1</text:p>
          </table:table-cell>
          <table:table-cell table:formula="of:=[.H731]-[.G731]" office:value-type="float" office:value="0" calcext:value-type="float">
            <text:p>0</text:p>
          </table:table-cell>
          <table:table-cell table:formula="of:=[.I731]-[.H731]" office:value-type="float" office:value="0" calcext:value-type="float">
            <text:p>0</text:p>
          </table:table-cell>
          <table:table-cell table:number-columns-repeated="2"/>
          <table:table-cell table:formula="of:=[.L731]-[.K731]" office:value-type="float" office:value="194" calcext:value-type="float">
            <text:p>194</text:p>
          </table:table-cell>
          <table:table-cell table:formula="of:=[.M731]-[.L731]" office:value-type="float" office:value="34" calcext:value-type="float">
            <text:p>34</text:p>
          </table:table-cell>
          <table:table-cell table:formula="of:=[.M731]-[.F731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49828" calcext:value-type="float">
            <text:p>498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077" calcext:value-type="float">
            <text:p>100077</text:p>
          </table:table-cell>
          <table:table-cell office:value-type="float" office:value="1478104507352" calcext:value-type="float">
            <text:p>1478104507352</text:p>
          </table:table-cell>
          <table:table-cell table:number-columns-repeated="3" office:value-type="float" office:value="1478104507351" calcext:value-type="float">
            <text:p>1478104507351</text:p>
          </table:table-cell>
          <table:table-cell office:value-type="string" calcext:value-type="string">
            <text:p>?</text:p>
          </table:table-cell>
          <table:table-cell office:value-type="float" office:value="1478104507351" calcext:value-type="float">
            <text:p>1478104507351</text:p>
          </table:table-cell>
          <table:table-cell office:value-type="float" office:value="1478104507546" calcext:value-type="float">
            <text:p>1478104507546</text:p>
          </table:table-cell>
          <table:table-cell office:value-type="float" office:value="1478104507561" calcext:value-type="float">
            <text:p>1478104507561</text:p>
          </table:table-cell>
          <table:table-cell/>
          <table:table-cell table:formula="of:=[.G732]-[.F732]" office:value-type="float" office:value="-1" calcext:value-type="float">
            <text:p>-1</text:p>
          </table:table-cell>
          <table:table-cell table:formula="of:=[.H732]-[.G732]" office:value-type="float" office:value="0" calcext:value-type="float">
            <text:p>0</text:p>
          </table:table-cell>
          <table:table-cell table:formula="of:=[.I732]-[.H732]" office:value-type="float" office:value="0" calcext:value-type="float">
            <text:p>0</text:p>
          </table:table-cell>
          <table:table-cell table:number-columns-repeated="2"/>
          <table:table-cell table:formula="of:=[.L732]-[.K732]" office:value-type="float" office:value="195" calcext:value-type="float">
            <text:p>195</text:p>
          </table:table-cell>
          <table:table-cell table:formula="of:=[.M732]-[.L732]" office:value-type="float" office:value="15" calcext:value-type="float">
            <text:p>15</text:p>
          </table:table-cell>
          <table:table-cell table:formula="of:=[.M732]-[.F732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49823" calcext:value-type="float">
            <text:p>498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03" calcext:value-type="float">
            <text:p>101403</text:p>
          </table:table-cell>
          <table:table-cell table:number-columns-repeated="4" office:value-type="float" office:value="1478104507336" calcext:value-type="float">
            <text:p>1478104507336</text:p>
          </table:table-cell>
          <table:table-cell office:value-type="string" calcext:value-type="string">
            <text:p>?</text:p>
          </table:table-cell>
          <table:table-cell office:value-type="float" office:value="1478104507336" calcext:value-type="float">
            <text:p>1478104507336</text:p>
          </table:table-cell>
          <table:table-cell office:value-type="float" office:value="1478104507531" calcext:value-type="float">
            <text:p>1478104507531</text:p>
          </table:table-cell>
          <table:table-cell office:value-type="float" office:value="1478104507562" calcext:value-type="float">
            <text:p>1478104507562</text:p>
          </table:table-cell>
          <table:table-cell/>
          <table:table-cell table:formula="of:=[.G733]-[.F733]" office:value-type="float" office:value="0" calcext:value-type="float">
            <text:p>0</text:p>
          </table:table-cell>
          <table:table-cell table:formula="of:=[.H733]-[.G733]" office:value-type="float" office:value="0" calcext:value-type="float">
            <text:p>0</text:p>
          </table:table-cell>
          <table:table-cell table:formula="of:=[.I733]-[.H733]" office:value-type="float" office:value="0" calcext:value-type="float">
            <text:p>0</text:p>
          </table:table-cell>
          <table:table-cell table:number-columns-repeated="2"/>
          <table:table-cell table:formula="of:=[.L733]-[.K733]" office:value-type="float" office:value="195" calcext:value-type="float">
            <text:p>195</text:p>
          </table:table-cell>
          <table:table-cell table:formula="of:=[.M733]-[.L733]" office:value-type="float" office:value="31" calcext:value-type="float">
            <text:p>31</text:p>
          </table:table-cell>
          <table:table-cell table:formula="of:=[.M733]-[.F733]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9814" calcext:value-type="float">
            <text:p>49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441" calcext:value-type="float">
            <text:p>401441</text:p>
          </table:table-cell>
          <table:table-cell office:value-type="float" office:value="1478104507498" calcext:value-type="float">
            <text:p>1478104507498</text:p>
          </table:table-cell>
          <table:table-cell table:number-columns-repeated="3" office:value-type="float" office:value="1478104507497" calcext:value-type="float">
            <text:p>1478104507497</text:p>
          </table:table-cell>
          <table:table-cell office:value-type="string" calcext:value-type="string">
            <text:p>?</text:p>
          </table:table-cell>
          <table:table-cell office:value-type="float" office:value="1478104507497" calcext:value-type="float">
            <text:p>1478104507497</text:p>
          </table:table-cell>
          <table:table-cell office:value-type="float" office:value="1478104507691" calcext:value-type="float">
            <text:p>1478104507691</text:p>
          </table:table-cell>
          <table:table-cell office:value-type="float" office:value="1478104507698" calcext:value-type="float">
            <text:p>1478104507698</text:p>
          </table:table-cell>
          <table:table-cell/>
          <table:table-cell table:formula="of:=[.G734]-[.F734]" office:value-type="float" office:value="-1" calcext:value-type="float">
            <text:p>-1</text:p>
          </table:table-cell>
          <table:table-cell table:formula="of:=[.H734]-[.G734]" office:value-type="float" office:value="0" calcext:value-type="float">
            <text:p>0</text:p>
          </table:table-cell>
          <table:table-cell table:formula="of:=[.I734]-[.H734]" office:value-type="float" office:value="0" calcext:value-type="float">
            <text:p>0</text:p>
          </table:table-cell>
          <table:table-cell table:number-columns-repeated="2"/>
          <table:table-cell table:formula="of:=[.L734]-[.K734]" office:value-type="float" office:value="194" calcext:value-type="float">
            <text:p>194</text:p>
          </table:table-cell>
          <table:table-cell table:formula="of:=[.M734]-[.L734]" office:value-type="float" office:value="7" calcext:value-type="float">
            <text:p>7</text:p>
          </table:table-cell>
          <table:table-cell table:formula="of:=[.M734]-[.F73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824" calcext:value-type="float">
            <text:p>498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98" calcext:value-type="float">
            <text:p>301498</text:p>
          </table:table-cell>
          <table:table-cell table:number-columns-repeated="4" office:value-type="float" office:value="1478104507533" calcext:value-type="float">
            <text:p>1478104507533</text:p>
          </table:table-cell>
          <table:table-cell office:value-type="string" calcext:value-type="string">
            <text:p>?</text:p>
          </table:table-cell>
          <table:table-cell office:value-type="float" office:value="1478104507533" calcext:value-type="float">
            <text:p>1478104507533</text:p>
          </table:table-cell>
          <table:table-cell office:value-type="float" office:value="1478104507720" calcext:value-type="float">
            <text:p>1478104507720</text:p>
          </table:table-cell>
          <table:table-cell office:value-type="float" office:value="1478104507727" calcext:value-type="float">
            <text:p>1478104507727</text:p>
          </table:table-cell>
          <table:table-cell/>
          <table:table-cell table:formula="of:=[.G735]-[.F735]" office:value-type="float" office:value="0" calcext:value-type="float">
            <text:p>0</text:p>
          </table:table-cell>
          <table:table-cell table:formula="of:=[.H735]-[.G735]" office:value-type="float" office:value="0" calcext:value-type="float">
            <text:p>0</text:p>
          </table:table-cell>
          <table:table-cell table:formula="of:=[.I735]-[.H735]" office:value-type="float" office:value="0" calcext:value-type="float">
            <text:p>0</text:p>
          </table:table-cell>
          <table:table-cell table:number-columns-repeated="2"/>
          <table:table-cell table:formula="of:=[.L735]-[.K735]" office:value-type="float" office:value="187" calcext:value-type="float">
            <text:p>187</text:p>
          </table:table-cell>
          <table:table-cell table:formula="of:=[.M735]-[.L735]" office:value-type="float" office:value="7" calcext:value-type="float">
            <text:p>7</text:p>
          </table:table-cell>
          <table:table-cell table:formula="of:=[.M735]-[.F735]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49831" calcext:value-type="float">
            <text:p>49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32" calcext:value-type="float">
            <text:p>300532</text:p>
          </table:table-cell>
          <table:table-cell office:value-type="float" office:value="1478104507585" calcext:value-type="float">
            <text:p>1478104507585</text:p>
          </table:table-cell>
          <table:table-cell table:number-columns-repeated="3" office:value-type="float" office:value="1478104507584" calcext:value-type="float">
            <text:p>1478104507584</text:p>
          </table:table-cell>
          <table:table-cell office:value-type="string" calcext:value-type="string">
            <text:p>?</text:p>
          </table:table-cell>
          <table:table-cell office:value-type="float" office:value="1478104507584" calcext:value-type="float">
            <text:p>1478104507584</text:p>
          </table:table-cell>
          <table:table-cell office:value-type="float" office:value="1478104507778" calcext:value-type="float">
            <text:p>1478104507778</text:p>
          </table:table-cell>
          <table:table-cell office:value-type="float" office:value="1478104507804" calcext:value-type="float">
            <text:p>1478104507804</text:p>
          </table:table-cell>
          <table:table-cell/>
          <table:table-cell table:formula="of:=[.G736]-[.F736]" office:value-type="float" office:value="-1" calcext:value-type="float">
            <text:p>-1</text:p>
          </table:table-cell>
          <table:table-cell table:formula="of:=[.H736]-[.G736]" office:value-type="float" office:value="0" calcext:value-type="float">
            <text:p>0</text:p>
          </table:table-cell>
          <table:table-cell table:formula="of:=[.I736]-[.H736]" office:value-type="float" office:value="0" calcext:value-type="float">
            <text:p>0</text:p>
          </table:table-cell>
          <table:table-cell table:number-columns-repeated="2"/>
          <table:table-cell table:formula="of:=[.L736]-[.K736]" office:value-type="float" office:value="194" calcext:value-type="float">
            <text:p>194</text:p>
          </table:table-cell>
          <table:table-cell table:formula="of:=[.M736]-[.L736]" office:value-type="float" office:value="26" calcext:value-type="float">
            <text:p>26</text:p>
          </table:table-cell>
          <table:table-cell table:formula="of:=[.M736]-[.F736]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49827" calcext:value-type="float">
            <text:p>498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407" calcext:value-type="float">
            <text:p>202407</text:p>
          </table:table-cell>
          <table:table-cell table:number-columns-repeated="4" office:value-type="float" office:value="1478104507668" calcext:value-type="float">
            <text:p>1478104507668</text:p>
          </table:table-cell>
          <table:table-cell office:value-type="string" calcext:value-type="string">
            <text:p>?</text:p>
          </table:table-cell>
          <table:table-cell office:value-type="float" office:value="1478104507668" calcext:value-type="float">
            <text:p>1478104507668</text:p>
          </table:table-cell>
          <table:table-cell office:value-type="float" office:value="1478104507852" calcext:value-type="float">
            <text:p>1478104507852</text:p>
          </table:table-cell>
          <table:table-cell office:value-type="float" office:value="1478104507862" calcext:value-type="float">
            <text:p>1478104507862</text:p>
          </table:table-cell>
          <table:table-cell/>
          <table:table-cell table:formula="of:=[.G737]-[.F737]" office:value-type="float" office:value="0" calcext:value-type="float">
            <text:p>0</text:p>
          </table:table-cell>
          <table:table-cell table:formula="of:=[.H737]-[.G737]" office:value-type="float" office:value="0" calcext:value-type="float">
            <text:p>0</text:p>
          </table:table-cell>
          <table:table-cell table:formula="of:=[.I737]-[.H737]" office:value-type="float" office:value="0" calcext:value-type="float">
            <text:p>0</text:p>
          </table:table-cell>
          <table:table-cell table:number-columns-repeated="2"/>
          <table:table-cell table:formula="of:=[.L737]-[.K737]" office:value-type="float" office:value="184" calcext:value-type="float">
            <text:p>184</text:p>
          </table:table-cell>
          <table:table-cell table:formula="of:=[.M737]-[.L737]" office:value-type="float" office:value="10" calcext:value-type="float">
            <text:p>10</text:p>
          </table:table-cell>
          <table:table-cell table:formula="of:=[.M737]-[.F737]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49832" calcext:value-type="float">
            <text:p>498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529" calcext:value-type="float">
            <text:p>301529</text:p>
          </table:table-cell>
          <table:table-cell office:value-type="float" office:value="1478104507691" calcext:value-type="float">
            <text:p>1478104507691</text:p>
          </table:table-cell>
          <table:table-cell table:number-columns-repeated="3" office:value-type="float" office:value="1478104507690" calcext:value-type="float">
            <text:p>1478104507690</text:p>
          </table:table-cell>
          <table:table-cell office:value-type="string" calcext:value-type="string">
            <text:p>?</text:p>
          </table:table-cell>
          <table:table-cell office:value-type="float" office:value="1478104507690" calcext:value-type="float">
            <text:p>1478104507690</text:p>
          </table:table-cell>
          <table:table-cell office:value-type="float" office:value="1478104507884" calcext:value-type="float">
            <text:p>1478104507884</text:p>
          </table:table-cell>
          <table:table-cell office:value-type="float" office:value="1478104507901" calcext:value-type="float">
            <text:p>1478104507901</text:p>
          </table:table-cell>
          <table:table-cell/>
          <table:table-cell table:formula="of:=[.G738]-[.F738]" office:value-type="float" office:value="-1" calcext:value-type="float">
            <text:p>-1</text:p>
          </table:table-cell>
          <table:table-cell table:formula="of:=[.H738]-[.G738]" office:value-type="float" office:value="0" calcext:value-type="float">
            <text:p>0</text:p>
          </table:table-cell>
          <table:table-cell table:formula="of:=[.I738]-[.H738]" office:value-type="float" office:value="0" calcext:value-type="float">
            <text:p>0</text:p>
          </table:table-cell>
          <table:table-cell table:number-columns-repeated="2"/>
          <table:table-cell table:formula="of:=[.L738]-[.K738]" office:value-type="float" office:value="194" calcext:value-type="float">
            <text:p>194</text:p>
          </table:table-cell>
          <table:table-cell table:formula="of:=[.M738]-[.L738]" office:value-type="float" office:value="17" calcext:value-type="float">
            <text:p>17</text:p>
          </table:table-cell>
          <table:table-cell table:formula="of:=[.M738]-[.F738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826" calcext:value-type="float">
            <text:p>49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204" calcext:value-type="float">
            <text:p>1204</text:p>
          </table:table-cell>
          <table:table-cell office:value-type="float" office:value="1478104507682" calcext:value-type="float">
            <text:p>1478104507682</text:p>
          </table:table-cell>
          <table:table-cell table:number-columns-repeated="3" office:value-type="float" office:value="1478104507681" calcext:value-type="float">
            <text:p>1478104507681</text:p>
          </table:table-cell>
          <table:table-cell office:value-type="string" calcext:value-type="string">
            <text:p>?</text:p>
          </table:table-cell>
          <table:table-cell office:value-type="float" office:value="1478104507681" calcext:value-type="float">
            <text:p>1478104507681</text:p>
          </table:table-cell>
          <table:table-cell office:value-type="float" office:value="1478104507878" calcext:value-type="float">
            <text:p>1478104507878</text:p>
          </table:table-cell>
          <table:table-cell office:value-type="float" office:value="1478104507905" calcext:value-type="float">
            <text:p>1478104507905</text:p>
          </table:table-cell>
          <table:table-cell/>
          <table:table-cell table:formula="of:=[.G739]-[.F739]" office:value-type="float" office:value="-1" calcext:value-type="float">
            <text:p>-1</text:p>
          </table:table-cell>
          <table:table-cell table:formula="of:=[.H739]-[.G739]" office:value-type="float" office:value="0" calcext:value-type="float">
            <text:p>0</text:p>
          </table:table-cell>
          <table:table-cell table:formula="of:=[.I739]-[.H739]" office:value-type="float" office:value="0" calcext:value-type="float">
            <text:p>0</text:p>
          </table:table-cell>
          <table:table-cell table:number-columns-repeated="2"/>
          <table:table-cell table:formula="of:=[.L739]-[.K739]" office:value-type="float" office:value="197" calcext:value-type="float">
            <text:p>197</text:p>
          </table:table-cell>
          <table:table-cell table:formula="of:=[.M739]-[.L739]" office:value-type="float" office:value="27" calcext:value-type="float">
            <text:p>27</text:p>
          </table:table-cell>
          <table:table-cell table:formula="of:=[.M739]-[.F739]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833" calcext:value-type="float">
            <text:p>498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321" calcext:value-type="float">
            <text:p>201321</text:p>
          </table:table-cell>
          <table:table-cell office:value-type="float" office:value="1478104507748" calcext:value-type="float">
            <text:p>1478104507748</text:p>
          </table:table-cell>
          <table:table-cell table:number-columns-repeated="3" office:value-type="float" office:value="1478104507747" calcext:value-type="float">
            <text:p>1478104507747</text:p>
          </table:table-cell>
          <table:table-cell office:value-type="string" calcext:value-type="string">
            <text:p>?</text:p>
          </table:table-cell>
          <table:table-cell office:value-type="float" office:value="1478104507747" calcext:value-type="float">
            <text:p>1478104507747</text:p>
          </table:table-cell>
          <table:table-cell office:value-type="float" office:value="1478104507935" calcext:value-type="float">
            <text:p>1478104507935</text:p>
          </table:table-cell>
          <table:table-cell office:value-type="float" office:value="1478104507944" calcext:value-type="float">
            <text:p>1478104507944</text:p>
          </table:table-cell>
          <table:table-cell/>
          <table:table-cell table:formula="of:=[.G740]-[.F740]" office:value-type="float" office:value="-1" calcext:value-type="float">
            <text:p>-1</text:p>
          </table:table-cell>
          <table:table-cell table:formula="of:=[.H740]-[.G740]" office:value-type="float" office:value="0" calcext:value-type="float">
            <text:p>0</text:p>
          </table:table-cell>
          <table:table-cell table:formula="of:=[.I740]-[.H740]" office:value-type="float" office:value="0" calcext:value-type="float">
            <text:p>0</text:p>
          </table:table-cell>
          <table:table-cell table:number-columns-repeated="2"/>
          <table:table-cell table:formula="of:=[.L740]-[.K740]" office:value-type="float" office:value="188" calcext:value-type="float">
            <text:p>188</text:p>
          </table:table-cell>
          <table:table-cell table:formula="of:=[.M740]-[.L740]" office:value-type="float" office:value="9" calcext:value-type="float">
            <text:p>9</text:p>
          </table:table-cell>
          <table:table-cell table:formula="of:=[.M740]-[.F740]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49835" calcext:value-type="float">
            <text:p>498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833" calcext:value-type="float">
            <text:p>300833</text:p>
          </table:table-cell>
          <table:table-cell office:value-type="float" office:value="1478104507811" calcext:value-type="float">
            <text:p>1478104507811</text:p>
          </table:table-cell>
          <table:table-cell table:number-columns-repeated="3" office:value-type="float" office:value="1478104507810" calcext:value-type="float">
            <text:p>1478104507810</text:p>
          </table:table-cell>
          <table:table-cell office:value-type="string" calcext:value-type="string">
            <text:p>?</text:p>
          </table:table-cell>
          <table:table-cell office:value-type="float" office:value="1478104507810" calcext:value-type="float">
            <text:p>1478104507810</text:p>
          </table:table-cell>
          <table:table-cell office:value-type="float" office:value="1478104508005" calcext:value-type="float">
            <text:p>1478104508005</text:p>
          </table:table-cell>
          <table:table-cell office:value-type="float" office:value="1478104508013" calcext:value-type="float">
            <text:p>1478104508013</text:p>
          </table:table-cell>
          <table:table-cell/>
          <table:table-cell table:formula="of:=[.G741]-[.F741]" office:value-type="float" office:value="-1" calcext:value-type="float">
            <text:p>-1</text:p>
          </table:table-cell>
          <table:table-cell table:formula="of:=[.H741]-[.G741]" office:value-type="float" office:value="0" calcext:value-type="float">
            <text:p>0</text:p>
          </table:table-cell>
          <table:table-cell table:formula="of:=[.I741]-[.H741]" office:value-type="float" office:value="0" calcext:value-type="float">
            <text:p>0</text:p>
          </table:table-cell>
          <table:table-cell table:number-columns-repeated="2"/>
          <table:table-cell table:formula="of:=[.L741]-[.K741]" office:value-type="float" office:value="195" calcext:value-type="float">
            <text:p>195</text:p>
          </table:table-cell>
          <table:table-cell table:formula="of:=[.M741]-[.L741]" office:value-type="float" office:value="8" calcext:value-type="float">
            <text:p>8</text:p>
          </table:table-cell>
          <table:table-cell table:formula="of:=[.M741]-[.F741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829" calcext:value-type="float">
            <text:p>498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07" calcext:value-type="float">
            <text:p>102007</text:p>
          </table:table-cell>
          <table:table-cell table:number-columns-repeated="4" office:value-type="float" office:value="1478104507871" calcext:value-type="float">
            <text:p>1478104507871</text:p>
          </table:table-cell>
          <table:table-cell office:value-type="string" calcext:value-type="string">
            <text:p>?</text:p>
          </table:table-cell>
          <table:table-cell office:value-type="float" office:value="1478104507871" calcext:value-type="float">
            <text:p>1478104507871</text:p>
          </table:table-cell>
          <table:table-cell office:value-type="float" office:value="1478104508061" calcext:value-type="float">
            <text:p>1478104508061</text:p>
          </table:table-cell>
          <table:table-cell office:value-type="float" office:value="1478104508068" calcext:value-type="float">
            <text:p>1478104508068</text:p>
          </table:table-cell>
          <table:table-cell/>
          <table:table-cell table:formula="of:=[.G742]-[.F742]" office:value-type="float" office:value="0" calcext:value-type="float">
            <text:p>0</text:p>
          </table:table-cell>
          <table:table-cell table:formula="of:=[.H742]-[.G742]" office:value-type="float" office:value="0" calcext:value-type="float">
            <text:p>0</text:p>
          </table:table-cell>
          <table:table-cell table:formula="of:=[.I742]-[.H742]" office:value-type="float" office:value="0" calcext:value-type="float">
            <text:p>0</text:p>
          </table:table-cell>
          <table:table-cell table:number-columns-repeated="2"/>
          <table:table-cell table:formula="of:=[.L742]-[.K742]" office:value-type="float" office:value="190" calcext:value-type="float">
            <text:p>190</text:p>
          </table:table-cell>
          <table:table-cell table:formula="of:=[.M742]-[.L742]" office:value-type="float" office:value="7" calcext:value-type="float">
            <text:p>7</text:p>
          </table:table-cell>
          <table:table-cell table:formula="of:=[.M742]-[.F742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9839" calcext:value-type="float">
            <text:p>498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784" calcext:value-type="float">
            <text:p>101784</text:p>
          </table:table-cell>
          <table:table-cell table:number-columns-repeated="4" office:value-type="float" office:value="1478104507896" calcext:value-type="float">
            <text:p>1478104507896</text:p>
          </table:table-cell>
          <table:table-cell office:value-type="string" calcext:value-type="string">
            <text:p>?</text:p>
          </table:table-cell>
          <table:table-cell office:value-type="float" office:value="1478104507896" calcext:value-type="float">
            <text:p>1478104507896</text:p>
          </table:table-cell>
          <table:table-cell office:value-type="float" office:value="1478104508093" calcext:value-type="float">
            <text:p>1478104508093</text:p>
          </table:table-cell>
          <table:table-cell office:value-type="float" office:value="1478104508101" calcext:value-type="float">
            <text:p>1478104508101</text:p>
          </table:table-cell>
          <table:table-cell/>
          <table:table-cell table:formula="of:=[.G743]-[.F743]" office:value-type="float" office:value="0" calcext:value-type="float">
            <text:p>0</text:p>
          </table:table-cell>
          <table:table-cell table:formula="of:=[.H743]-[.G743]" office:value-type="float" office:value="0" calcext:value-type="float">
            <text:p>0</text:p>
          </table:table-cell>
          <table:table-cell table:formula="of:=[.I743]-[.H743]" office:value-type="float" office:value="0" calcext:value-type="float">
            <text:p>0</text:p>
          </table:table-cell>
          <table:table-cell table:number-columns-repeated="2"/>
          <table:table-cell table:formula="of:=[.L743]-[.K743]" office:value-type="float" office:value="197" calcext:value-type="float">
            <text:p>197</text:p>
          </table:table-cell>
          <table:table-cell table:formula="of:=[.M743]-[.L743]" office:value-type="float" office:value="8" calcext:value-type="float">
            <text:p>8</text:p>
          </table:table-cell>
          <table:table-cell table:formula="of:=[.M743]-[.F743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840" calcext:value-type="float">
            <text:p>49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477" calcext:value-type="float">
            <text:p>100477</text:p>
          </table:table-cell>
          <table:table-cell office:value-type="float" office:value="1478104507946" calcext:value-type="float">
            <text:p>1478104507946</text:p>
          </table:table-cell>
          <table:table-cell table:number-columns-repeated="3" office:value-type="float" office:value="1478104507945" calcext:value-type="float">
            <text:p>1478104507945</text:p>
          </table:table-cell>
          <table:table-cell office:value-type="string" calcext:value-type="string">
            <text:p>?</text:p>
          </table:table-cell>
          <table:table-cell office:value-type="float" office:value="1478104507945" calcext:value-type="float">
            <text:p>1478104507945</text:p>
          </table:table-cell>
          <table:table-cell office:value-type="float" office:value="1478104508151" calcext:value-type="float">
            <text:p>1478104508151</text:p>
          </table:table-cell>
          <table:table-cell office:value-type="float" office:value="1478104508164" calcext:value-type="float">
            <text:p>1478104508164</text:p>
          </table:table-cell>
          <table:table-cell/>
          <table:table-cell table:formula="of:=[.G744]-[.F744]" office:value-type="float" office:value="-1" calcext:value-type="float">
            <text:p>-1</text:p>
          </table:table-cell>
          <table:table-cell table:formula="of:=[.H744]-[.G744]" office:value-type="float" office:value="0" calcext:value-type="float">
            <text:p>0</text:p>
          </table:table-cell>
          <table:table-cell table:formula="of:=[.I744]-[.H744]" office:value-type="float" office:value="0" calcext:value-type="float">
            <text:p>0</text:p>
          </table:table-cell>
          <table:table-cell table:number-columns-repeated="2"/>
          <table:table-cell table:formula="of:=[.L744]-[.K744]" office:value-type="float" office:value="206" calcext:value-type="float">
            <text:p>206</text:p>
          </table:table-cell>
          <table:table-cell table:formula="of:=[.M744]-[.L744]" office:value-type="float" office:value="13" calcext:value-type="float">
            <text:p>13</text:p>
          </table:table-cell>
          <table:table-cell table:formula="of:=[.M744]-[.F744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49837" calcext:value-type="float">
            <text:p>498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69" calcext:value-type="float">
            <text:p>300669</text:p>
          </table:table-cell>
          <table:table-cell office:value-type="float" office:value="1478104507821" calcext:value-type="float">
            <text:p>1478104507821</text:p>
          </table:table-cell>
          <table:table-cell table:number-columns-repeated="3" office:value-type="float" office:value="1478104507820" calcext:value-type="float">
            <text:p>1478104507820</text:p>
          </table:table-cell>
          <table:table-cell office:value-type="string" calcext:value-type="string">
            <text:p>?</text:p>
          </table:table-cell>
          <table:table-cell office:value-type="float" office:value="1478104507820" calcext:value-type="float">
            <text:p>1478104507820</text:p>
          </table:table-cell>
          <table:table-cell office:value-type="float" office:value="1478104508205" calcext:value-type="float">
            <text:p>1478104508205</text:p>
          </table:table-cell>
          <table:table-cell office:value-type="float" office:value="1478104508248" calcext:value-type="float">
            <text:p>1478104508248</text:p>
          </table:table-cell>
          <table:table-cell/>
          <table:table-cell table:formula="of:=[.G745]-[.F745]" office:value-type="float" office:value="-1" calcext:value-type="float">
            <text:p>-1</text:p>
          </table:table-cell>
          <table:table-cell table:formula="of:=[.H745]-[.G745]" office:value-type="float" office:value="0" calcext:value-type="float">
            <text:p>0</text:p>
          </table:table-cell>
          <table:table-cell table:formula="of:=[.I745]-[.H745]" office:value-type="float" office:value="0" calcext:value-type="float">
            <text:p>0</text:p>
          </table:table-cell>
          <table:table-cell table:number-columns-repeated="2"/>
          <table:table-cell table:formula="of:=[.L745]-[.K745]" office:value-type="float" office:value="385" calcext:value-type="float">
            <text:p>385</text:p>
          </table:table-cell>
          <table:table-cell table:formula="of:=[.M745]-[.L745]" office:value-type="float" office:value="43" calcext:value-type="float">
            <text:p>43</text:p>
          </table:table-cell>
          <table:table-cell table:formula="of:=[.M745]-[.F745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49836" calcext:value-type="float">
            <text:p>49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22" calcext:value-type="float">
            <text:p>202222</text:p>
          </table:table-cell>
          <table:table-cell office:value-type="float" office:value="1478104508039" calcext:value-type="float">
            <text:p>1478104508039</text:p>
          </table:table-cell>
          <table:table-cell table:number-columns-repeated="3" office:value-type="float" office:value="1478104508038" calcext:value-type="float">
            <text:p>1478104508038</text:p>
          </table:table-cell>
          <table:table-cell office:value-type="string" calcext:value-type="string">
            <text:p>?</text:p>
          </table:table-cell>
          <table:table-cell office:value-type="float" office:value="1478104508038" calcext:value-type="float">
            <text:p>1478104508038</text:p>
          </table:table-cell>
          <table:table-cell office:value-type="float" office:value="1478104508253" calcext:value-type="float">
            <text:p>1478104508253</text:p>
          </table:table-cell>
          <table:table-cell office:value-type="float" office:value="1478104508309" calcext:value-type="float">
            <text:p>1478104508309</text:p>
          </table:table-cell>
          <table:table-cell/>
          <table:table-cell table:formula="of:=[.G746]-[.F746]" office:value-type="float" office:value="-1" calcext:value-type="float">
            <text:p>-1</text:p>
          </table:table-cell>
          <table:table-cell table:formula="of:=[.H746]-[.G746]" office:value-type="float" office:value="0" calcext:value-type="float">
            <text:p>0</text:p>
          </table:table-cell>
          <table:table-cell table:formula="of:=[.I746]-[.H746]" office:value-type="float" office:value="0" calcext:value-type="float">
            <text:p>0</text:p>
          </table:table-cell>
          <table:table-cell table:number-columns-repeated="2"/>
          <table:table-cell table:formula="of:=[.L746]-[.K746]" office:value-type="float" office:value="215" calcext:value-type="float">
            <text:p>215</text:p>
          </table:table-cell>
          <table:table-cell table:formula="of:=[.M746]-[.L746]" office:value-type="float" office:value="56" calcext:value-type="float">
            <text:p>56</text:p>
          </table:table-cell>
          <table:table-cell table:formula="of:=[.M746]-[.F746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49834" calcext:value-type="float">
            <text:p>498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859" calcext:value-type="float">
            <text:p>1859</text:p>
          </table:table-cell>
          <table:table-cell office:value-type="float" office:value="1478104508055" calcext:value-type="float">
            <text:p>1478104508055</text:p>
          </table:table-cell>
          <table:table-cell table:number-columns-repeated="3" office:value-type="float" office:value="1478104508054" calcext:value-type="float">
            <text:p>1478104508054</text:p>
          </table:table-cell>
          <table:table-cell office:value-type="string" calcext:value-type="string">
            <text:p>?</text:p>
          </table:table-cell>
          <table:table-cell office:value-type="float" office:value="1478104508054" calcext:value-type="float">
            <text:p>1478104508054</text:p>
          </table:table-cell>
          <table:table-cell office:value-type="float" office:value="1478104508252" calcext:value-type="float">
            <text:p>1478104508252</text:p>
          </table:table-cell>
          <table:table-cell office:value-type="float" office:value="1478104508344" calcext:value-type="float">
            <text:p>1478104508344</text:p>
          </table:table-cell>
          <table:table-cell/>
          <table:table-cell table:formula="of:=[.G747]-[.F747]" office:value-type="float" office:value="-1" calcext:value-type="float">
            <text:p>-1</text:p>
          </table:table-cell>
          <table:table-cell table:formula="of:=[.H747]-[.G747]" office:value-type="float" office:value="0" calcext:value-type="float">
            <text:p>0</text:p>
          </table:table-cell>
          <table:table-cell table:formula="of:=[.I747]-[.H747]" office:value-type="float" office:value="0" calcext:value-type="float">
            <text:p>0</text:p>
          </table:table-cell>
          <table:table-cell table:number-columns-repeated="2"/>
          <table:table-cell table:formula="of:=[.L747]-[.K747]" office:value-type="float" office:value="198" calcext:value-type="float">
            <text:p>198</text:p>
          </table:table-cell>
          <table:table-cell table:formula="of:=[.M747]-[.L747]" office:value-type="float" office:value="92" calcext:value-type="float">
            <text:p>92</text:p>
          </table:table-cell>
          <table:table-cell table:formula="of:=[.M747]-[.F747]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49841" calcext:value-type="float">
            <text:p>498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82" calcext:value-type="float">
            <text:p>100182</text:p>
          </table:table-cell>
          <table:table-cell office:value-type="float" office:value="1478104508338" calcext:value-type="float">
            <text:p>1478104508338</text:p>
          </table:table-cell>
          <table:table-cell table:number-columns-repeated="3" office:value-type="float" office:value="1478104508339" calcext:value-type="float">
            <text:p>1478104508339</text:p>
          </table:table-cell>
          <table:table-cell office:value-type="string" calcext:value-type="string">
            <text:p>?</text:p>
          </table:table-cell>
          <table:table-cell office:value-type="float" office:value="1478104508339" calcext:value-type="float">
            <text:p>1478104508339</text:p>
          </table:table-cell>
          <table:table-cell office:value-type="float" office:value="1478104508530" calcext:value-type="float">
            <text:p>1478104508530</text:p>
          </table:table-cell>
          <table:table-cell office:value-type="float" office:value="1478104508537" calcext:value-type="float">
            <text:p>1478104508537</text:p>
          </table:table-cell>
          <table:table-cell/>
          <table:table-cell table:formula="of:=[.G748]-[.F748]" office:value-type="float" office:value="1" calcext:value-type="float">
            <text:p>1</text:p>
          </table:table-cell>
          <table:table-cell table:formula="of:=[.H748]-[.G748]" office:value-type="float" office:value="0" calcext:value-type="float">
            <text:p>0</text:p>
          </table:table-cell>
          <table:table-cell table:formula="of:=[.I748]-[.H748]" office:value-type="float" office:value="0" calcext:value-type="float">
            <text:p>0</text:p>
          </table:table-cell>
          <table:table-cell table:number-columns-repeated="2"/>
          <table:table-cell table:formula="of:=[.L748]-[.K748]" office:value-type="float" office:value="191" calcext:value-type="float">
            <text:p>191</text:p>
          </table:table-cell>
          <table:table-cell table:formula="of:=[.M748]-[.L748]" office:value-type="float" office:value="7" calcext:value-type="float">
            <text:p>7</text:p>
          </table:table-cell>
          <table:table-cell table:formula="of:=[.M748]-[.F748]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49838" calcext:value-type="float">
            <text:p>498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91" calcext:value-type="float">
            <text:p>301191</text:p>
          </table:table-cell>
          <table:table-cell office:value-type="float" office:value="1478104508365" calcext:value-type="float">
            <text:p>1478104508365</text:p>
          </table:table-cell>
          <table:table-cell table:number-columns-repeated="3" office:value-type="float" office:value="1478104508367" calcext:value-type="float">
            <text:p>1478104508367</text:p>
          </table:table-cell>
          <table:table-cell office:value-type="string" calcext:value-type="string">
            <text:p>?</text:p>
          </table:table-cell>
          <table:table-cell office:value-type="float" office:value="1478104508367" calcext:value-type="float">
            <text:p>1478104508367</text:p>
          </table:table-cell>
          <table:table-cell office:value-type="float" office:value="1478104508565" calcext:value-type="float">
            <text:p>1478104508565</text:p>
          </table:table-cell>
          <table:table-cell office:value-type="float" office:value="1478104508573" calcext:value-type="float">
            <text:p>1478104508573</text:p>
          </table:table-cell>
          <table:table-cell/>
          <table:table-cell table:formula="of:=[.G749]-[.F749]" office:value-type="float" office:value="2" calcext:value-type="float">
            <text:p>2</text:p>
          </table:table-cell>
          <table:table-cell table:formula="of:=[.H749]-[.G749]" office:value-type="float" office:value="0" calcext:value-type="float">
            <text:p>0</text:p>
          </table:table-cell>
          <table:table-cell table:formula="of:=[.I749]-[.H749]" office:value-type="float" office:value="0" calcext:value-type="float">
            <text:p>0</text:p>
          </table:table-cell>
          <table:table-cell table:number-columns-repeated="2"/>
          <table:table-cell table:formula="of:=[.L749]-[.K749]" office:value-type="float" office:value="198" calcext:value-type="float">
            <text:p>198</text:p>
          </table:table-cell>
          <table:table-cell table:formula="of:=[.M749]-[.L749]" office:value-type="float" office:value="8" calcext:value-type="float">
            <text:p>8</text:p>
          </table:table-cell>
          <table:table-cell table:formula="of:=[.M749]-[.F749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845" calcext:value-type="float">
            <text:p>49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025" calcext:value-type="float">
            <text:p>300025</text:p>
          </table:table-cell>
          <table:table-cell office:value-type="float" office:value="1478104508519" calcext:value-type="float">
            <text:p>1478104508519</text:p>
          </table:table-cell>
          <table:table-cell table:number-columns-repeated="3" office:value-type="float" office:value="1478104508520" calcext:value-type="float">
            <text:p>1478104508520</text:p>
          </table:table-cell>
          <table:table-cell office:value-type="string" calcext:value-type="string">
            <text:p>?</text:p>
          </table:table-cell>
          <table:table-cell office:value-type="float" office:value="1478104508520" calcext:value-type="float">
            <text:p>1478104508520</text:p>
          </table:table-cell>
          <table:table-cell office:value-type="float" office:value="1478104508712" calcext:value-type="float">
            <text:p>1478104508712</text:p>
          </table:table-cell>
          <table:table-cell office:value-type="float" office:value="1478104508720" calcext:value-type="float">
            <text:p>1478104508720</text:p>
          </table:table-cell>
          <table:table-cell/>
          <table:table-cell table:formula="of:=[.G750]-[.F750]" office:value-type="float" office:value="1" calcext:value-type="float">
            <text:p>1</text:p>
          </table:table-cell>
          <table:table-cell table:formula="of:=[.H750]-[.G750]" office:value-type="float" office:value="0" calcext:value-type="float">
            <text:p>0</text:p>
          </table:table-cell>
          <table:table-cell table:formula="of:=[.I750]-[.H750]" office:value-type="float" office:value="0" calcext:value-type="float">
            <text:p>0</text:p>
          </table:table-cell>
          <table:table-cell table:number-columns-repeated="2"/>
          <table:table-cell table:formula="of:=[.L750]-[.K750]" office:value-type="float" office:value="192" calcext:value-type="float">
            <text:p>192</text:p>
          </table:table-cell>
          <table:table-cell table:formula="of:=[.M750]-[.L750]" office:value-type="float" office:value="8" calcext:value-type="float">
            <text:p>8</text:p>
          </table:table-cell>
          <table:table-cell table:formula="of:=[.M750]-[.F750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844" calcext:value-type="float">
            <text:p>498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23" calcext:value-type="float">
            <text:p>101223</text:p>
          </table:table-cell>
          <table:table-cell office:value-type="float" office:value="1478104508555" calcext:value-type="float">
            <text:p>1478104508555</text:p>
          </table:table-cell>
          <table:table-cell table:number-columns-repeated="3" office:value-type="float" office:value="1478104508557" calcext:value-type="float">
            <text:p>1478104508557</text:p>
          </table:table-cell>
          <table:table-cell office:value-type="string" calcext:value-type="string">
            <text:p>?</text:p>
          </table:table-cell>
          <table:table-cell office:value-type="float" office:value="1478104508557" calcext:value-type="float">
            <text:p>1478104508557</text:p>
          </table:table-cell>
          <table:table-cell office:value-type="float" office:value="1478104508755" calcext:value-type="float">
            <text:p>1478104508755</text:p>
          </table:table-cell>
          <table:table-cell office:value-type="float" office:value="1478104508765" calcext:value-type="float">
            <text:p>1478104508765</text:p>
          </table:table-cell>
          <table:table-cell/>
          <table:table-cell table:formula="of:=[.G751]-[.F751]" office:value-type="float" office:value="2" calcext:value-type="float">
            <text:p>2</text:p>
          </table:table-cell>
          <table:table-cell table:formula="of:=[.H751]-[.G751]" office:value-type="float" office:value="0" calcext:value-type="float">
            <text:p>0</text:p>
          </table:table-cell>
          <table:table-cell table:formula="of:=[.I751]-[.H751]" office:value-type="float" office:value="0" calcext:value-type="float">
            <text:p>0</text:p>
          </table:table-cell>
          <table:table-cell table:number-columns-repeated="2"/>
          <table:table-cell table:formula="of:=[.L751]-[.K751]" office:value-type="float" office:value="198" calcext:value-type="float">
            <text:p>198</text:p>
          </table:table-cell>
          <table:table-cell table:formula="of:=[.M751]-[.L751]" office:value-type="float" office:value="10" calcext:value-type="float">
            <text:p>10</text:p>
          </table:table-cell>
          <table:table-cell table:formula="of:=[.M751]-[.F751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846" calcext:value-type="float">
            <text:p>498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540" calcext:value-type="float">
            <text:p>301540</text:p>
          </table:table-cell>
          <table:table-cell office:value-type="float" office:value="1478104508589" calcext:value-type="float">
            <text:p>1478104508589</text:p>
          </table:table-cell>
          <table:table-cell table:number-columns-repeated="3" office:value-type="float" office:value="1478104508588" calcext:value-type="float">
            <text:p>1478104508588</text:p>
          </table:table-cell>
          <table:table-cell office:value-type="string" calcext:value-type="string">
            <text:p>?</text:p>
          </table:table-cell>
          <table:table-cell office:value-type="float" office:value="1478104508588" calcext:value-type="float">
            <text:p>1478104508588</text:p>
          </table:table-cell>
          <table:table-cell office:value-type="float" office:value="1478104508791" calcext:value-type="float">
            <text:p>1478104508791</text:p>
          </table:table-cell>
          <table:table-cell office:value-type="float" office:value="1478104508803" calcext:value-type="float">
            <text:p>1478104508803</text:p>
          </table:table-cell>
          <table:table-cell/>
          <table:table-cell table:formula="of:=[.G752]-[.F752]" office:value-type="float" office:value="-1" calcext:value-type="float">
            <text:p>-1</text:p>
          </table:table-cell>
          <table:table-cell table:formula="of:=[.H752]-[.G752]" office:value-type="float" office:value="0" calcext:value-type="float">
            <text:p>0</text:p>
          </table:table-cell>
          <table:table-cell table:formula="of:=[.I752]-[.H752]" office:value-type="float" office:value="0" calcext:value-type="float">
            <text:p>0</text:p>
          </table:table-cell>
          <table:table-cell table:number-columns-repeated="2"/>
          <table:table-cell table:formula="of:=[.L752]-[.K752]" office:value-type="float" office:value="203" calcext:value-type="float">
            <text:p>203</text:p>
          </table:table-cell>
          <table:table-cell table:formula="of:=[.M752]-[.L752]" office:value-type="float" office:value="12" calcext:value-type="float">
            <text:p>12</text:p>
          </table:table-cell>
          <table:table-cell table:formula="of:=[.M752]-[.F752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49842" calcext:value-type="float">
            <text:p>498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326" calcext:value-type="float">
            <text:p>200326</text:p>
          </table:table-cell>
          <table:table-cell office:value-type="float" office:value="1478104508602" calcext:value-type="float">
            <text:p>1478104508602</text:p>
          </table:table-cell>
          <table:table-cell table:number-columns-repeated="3" office:value-type="float" office:value="1478104508601" calcext:value-type="float">
            <text:p>1478104508601</text:p>
          </table:table-cell>
          <table:table-cell office:value-type="string" calcext:value-type="string">
            <text:p>?</text:p>
          </table:table-cell>
          <table:table-cell office:value-type="float" office:value="1478104508601" calcext:value-type="float">
            <text:p>1478104508601</text:p>
          </table:table-cell>
          <table:table-cell office:value-type="float" office:value="1478104508794" calcext:value-type="float">
            <text:p>1478104508794</text:p>
          </table:table-cell>
          <table:table-cell office:value-type="float" office:value="1478104508806" calcext:value-type="float">
            <text:p>1478104508806</text:p>
          </table:table-cell>
          <table:table-cell/>
          <table:table-cell table:formula="of:=[.G753]-[.F753]" office:value-type="float" office:value="-1" calcext:value-type="float">
            <text:p>-1</text:p>
          </table:table-cell>
          <table:table-cell table:formula="of:=[.H753]-[.G753]" office:value-type="float" office:value="0" calcext:value-type="float">
            <text:p>0</text:p>
          </table:table-cell>
          <table:table-cell table:formula="of:=[.I753]-[.H753]" office:value-type="float" office:value="0" calcext:value-type="float">
            <text:p>0</text:p>
          </table:table-cell>
          <table:table-cell table:number-columns-repeated="2"/>
          <table:table-cell table:formula="of:=[.L753]-[.K753]" office:value-type="float" office:value="193" calcext:value-type="float">
            <text:p>193</text:p>
          </table:table-cell>
          <table:table-cell table:formula="of:=[.M753]-[.L753]" office:value-type="float" office:value="12" calcext:value-type="float">
            <text:p>12</text:p>
          </table:table-cell>
          <table:table-cell table:formula="of:=[.M753]-[.F753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49847" calcext:value-type="float">
            <text:p>498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17" calcext:value-type="float">
            <text:p>101217</text:p>
          </table:table-cell>
          <table:table-cell table:number-columns-repeated="4" office:value-type="float" office:value="1478104508624" calcext:value-type="float">
            <text:p>1478104508624</text:p>
          </table:table-cell>
          <table:table-cell office:value-type="string" calcext:value-type="string">
            <text:p>?</text:p>
          </table:table-cell>
          <table:table-cell office:value-type="float" office:value="1478104508624" calcext:value-type="float">
            <text:p>1478104508624</text:p>
          </table:table-cell>
          <table:table-cell office:value-type="float" office:value="1478104508814" calcext:value-type="float">
            <text:p>1478104508814</text:p>
          </table:table-cell>
          <table:table-cell office:value-type="float" office:value="1478104508822" calcext:value-type="float">
            <text:p>1478104508822</text:p>
          </table:table-cell>
          <table:table-cell/>
          <table:table-cell table:formula="of:=[.G754]-[.F754]" office:value-type="float" office:value="0" calcext:value-type="float">
            <text:p>0</text:p>
          </table:table-cell>
          <table:table-cell table:formula="of:=[.H754]-[.G754]" office:value-type="float" office:value="0" calcext:value-type="float">
            <text:p>0</text:p>
          </table:table-cell>
          <table:table-cell table:formula="of:=[.I754]-[.H754]" office:value-type="float" office:value="0" calcext:value-type="float">
            <text:p>0</text:p>
          </table:table-cell>
          <table:table-cell table:number-columns-repeated="2"/>
          <table:table-cell table:formula="of:=[.L754]-[.K754]" office:value-type="float" office:value="190" calcext:value-type="float">
            <text:p>190</text:p>
          </table:table-cell>
          <table:table-cell table:formula="of:=[.M754]-[.L754]" office:value-type="float" office:value="8" calcext:value-type="float">
            <text:p>8</text:p>
          </table:table-cell>
          <table:table-cell table:formula="of:=[.M754]-[.F754]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9849" calcext:value-type="float">
            <text:p>498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495" calcext:value-type="float">
            <text:p>201495</text:p>
          </table:table-cell>
          <table:table-cell table:number-columns-repeated="4" office:value-type="float" office:value="1478104508698" calcext:value-type="float">
            <text:p>1478104508698</text:p>
          </table:table-cell>
          <table:table-cell office:value-type="string" calcext:value-type="string">
            <text:p>?</text:p>
          </table:table-cell>
          <table:table-cell office:value-type="float" office:value="1478104508698" calcext:value-type="float">
            <text:p>1478104508698</text:p>
          </table:table-cell>
          <table:table-cell office:value-type="float" office:value="1478104508889" calcext:value-type="float">
            <text:p>1478104508889</text:p>
          </table:table-cell>
          <table:table-cell office:value-type="float" office:value="1478104508906" calcext:value-type="float">
            <text:p>1478104508906</text:p>
          </table:table-cell>
          <table:table-cell/>
          <table:table-cell table:formula="of:=[.G755]-[.F755]" office:value-type="float" office:value="0" calcext:value-type="float">
            <text:p>0</text:p>
          </table:table-cell>
          <table:table-cell table:formula="of:=[.H755]-[.G755]" office:value-type="float" office:value="0" calcext:value-type="float">
            <text:p>0</text:p>
          </table:table-cell>
          <table:table-cell table:formula="of:=[.I755]-[.H755]" office:value-type="float" office:value="0" calcext:value-type="float">
            <text:p>0</text:p>
          </table:table-cell>
          <table:table-cell table:number-columns-repeated="2"/>
          <table:table-cell table:formula="of:=[.L755]-[.K755]" office:value-type="float" office:value="191" calcext:value-type="float">
            <text:p>191</text:p>
          </table:table-cell>
          <table:table-cell table:formula="of:=[.M755]-[.L755]" office:value-type="float" office:value="17" calcext:value-type="float">
            <text:p>17</text:p>
          </table:table-cell>
          <table:table-cell table:formula="of:=[.M755]-[.F755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853" calcext:value-type="float">
            <text:p>498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406" calcext:value-type="float">
            <text:p>201406</text:p>
          </table:table-cell>
          <table:table-cell office:value-type="float" office:value="1478104508757" calcext:value-type="float">
            <text:p>1478104508757</text:p>
          </table:table-cell>
          <table:table-cell table:number-columns-repeated="3" office:value-type="float" office:value="1478104508756" calcext:value-type="float">
            <text:p>1478104508756</text:p>
          </table:table-cell>
          <table:table-cell office:value-type="string" calcext:value-type="string">
            <text:p>?</text:p>
          </table:table-cell>
          <table:table-cell office:value-type="float" office:value="1478104508756" calcext:value-type="float">
            <text:p>1478104508756</text:p>
          </table:table-cell>
          <table:table-cell office:value-type="float" office:value="1478104508941" calcext:value-type="float">
            <text:p>1478104508941</text:p>
          </table:table-cell>
          <table:table-cell office:value-type="float" office:value="1478104508949" calcext:value-type="float">
            <text:p>1478104508949</text:p>
          </table:table-cell>
          <table:table-cell/>
          <table:table-cell table:formula="of:=[.G756]-[.F756]" office:value-type="float" office:value="-1" calcext:value-type="float">
            <text:p>-1</text:p>
          </table:table-cell>
          <table:table-cell table:formula="of:=[.H756]-[.G756]" office:value-type="float" office:value="0" calcext:value-type="float">
            <text:p>0</text:p>
          </table:table-cell>
          <table:table-cell table:formula="of:=[.I756]-[.H756]" office:value-type="float" office:value="0" calcext:value-type="float">
            <text:p>0</text:p>
          </table:table-cell>
          <table:table-cell table:number-columns-repeated="2"/>
          <table:table-cell table:formula="of:=[.L756]-[.K756]" office:value-type="float" office:value="185" calcext:value-type="float">
            <text:p>185</text:p>
          </table:table-cell>
          <table:table-cell table:formula="of:=[.M756]-[.L756]" office:value-type="float" office:value="8" calcext:value-type="float">
            <text:p>8</text:p>
          </table:table-cell>
          <table:table-cell table:formula="of:=[.M756]-[.F756]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49830" calcext:value-type="float">
            <text:p>49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490" calcext:value-type="float">
            <text:p>401490</text:p>
          </table:table-cell>
          <table:table-cell office:value-type="float" office:value="1478104508814" calcext:value-type="float">
            <text:p>1478104508814</text:p>
          </table:table-cell>
          <table:table-cell table:number-columns-repeated="3" office:value-type="float" office:value="1478104508813" calcext:value-type="float">
            <text:p>1478104508813</text:p>
          </table:table-cell>
          <table:table-cell office:value-type="string" calcext:value-type="string">
            <text:p>?</text:p>
          </table:table-cell>
          <table:table-cell office:value-type="float" office:value="1478104508813" calcext:value-type="float">
            <text:p>1478104508813</text:p>
          </table:table-cell>
          <table:table-cell office:value-type="float" office:value="1478104509002" calcext:value-type="float">
            <text:p>1478104509002</text:p>
          </table:table-cell>
          <table:table-cell office:value-type="float" office:value="1478104509084" calcext:value-type="float">
            <text:p>1478104509084</text:p>
          </table:table-cell>
          <table:table-cell/>
          <table:table-cell table:formula="of:=[.G757]-[.F757]" office:value-type="float" office:value="-1" calcext:value-type="float">
            <text:p>-1</text:p>
          </table:table-cell>
          <table:table-cell table:formula="of:=[.H757]-[.G757]" office:value-type="float" office:value="0" calcext:value-type="float">
            <text:p>0</text:p>
          </table:table-cell>
          <table:table-cell table:formula="of:=[.I757]-[.H757]" office:value-type="float" office:value="0" calcext:value-type="float">
            <text:p>0</text:p>
          </table:table-cell>
          <table:table-cell table:number-columns-repeated="2"/>
          <table:table-cell table:formula="of:=[.L757]-[.K757]" office:value-type="float" office:value="189" calcext:value-type="float">
            <text:p>189</text:p>
          </table:table-cell>
          <table:table-cell table:formula="of:=[.M757]-[.L757]" office:value-type="float" office:value="82" calcext:value-type="float">
            <text:p>82</text:p>
          </table:table-cell>
          <table:table-cell table:formula="of:=[.M757]-[.F757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49852" calcext:value-type="float">
            <text:p>498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78" calcext:value-type="float">
            <text:p>100578</text:p>
          </table:table-cell>
          <table:table-cell office:value-type="float" office:value="1478104508794" calcext:value-type="float">
            <text:p>1478104508794</text:p>
          </table:table-cell>
          <table:table-cell table:number-columns-repeated="3" office:value-type="float" office:value="1478104508793" calcext:value-type="float">
            <text:p>1478104508793</text:p>
          </table:table-cell>
          <table:table-cell office:value-type="string" calcext:value-type="string">
            <text:p>?</text:p>
          </table:table-cell>
          <table:table-cell office:value-type="float" office:value="1478104508793" calcext:value-type="float">
            <text:p>1478104508793</text:p>
          </table:table-cell>
          <table:table-cell office:value-type="float" office:value="1478104509003" calcext:value-type="float">
            <text:p>1478104509003</text:p>
          </table:table-cell>
          <table:table-cell office:value-type="float" office:value="1478104509120" calcext:value-type="float">
            <text:p>1478104509120</text:p>
          </table:table-cell>
          <table:table-cell/>
          <table:table-cell table:formula="of:=[.G758]-[.F758]" office:value-type="float" office:value="-1" calcext:value-type="float">
            <text:p>-1</text:p>
          </table:table-cell>
          <table:table-cell table:formula="of:=[.H758]-[.G758]" office:value-type="float" office:value="0" calcext:value-type="float">
            <text:p>0</text:p>
          </table:table-cell>
          <table:table-cell table:formula="of:=[.I758]-[.H758]" office:value-type="float" office:value="0" calcext:value-type="float">
            <text:p>0</text:p>
          </table:table-cell>
          <table:table-cell table:number-columns-repeated="2"/>
          <table:table-cell table:formula="of:=[.L758]-[.K758]" office:value-type="float" office:value="210" calcext:value-type="float">
            <text:p>210</text:p>
          </table:table-cell>
          <table:table-cell table:formula="of:=[.M758]-[.L758]" office:value-type="float" office:value="117" calcext:value-type="float">
            <text:p>117</text:p>
          </table:table-cell>
          <table:table-cell table:formula="of:=[.M758]-[.F758]"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49850" calcext:value-type="float">
            <text:p>49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102" calcext:value-type="float">
            <text:p>101102</text:p>
          </table:table-cell>
          <table:table-cell office:value-type="float" office:value="1478104508655" calcext:value-type="float">
            <text:p>1478104508655</text:p>
          </table:table-cell>
          <table:table-cell office:value-type="float" office:value="1478104508654" calcext:value-type="float">
            <text:p>1478104508654</text:p>
          </table:table-cell>
          <table:table-cell table:number-columns-repeated="2" office:value-type="float" office:value="1478104508655" calcext:value-type="float">
            <text:p>1478104508655</text:p>
          </table:table-cell>
          <table:table-cell office:value-type="string" calcext:value-type="string">
            <text:p>?</text:p>
          </table:table-cell>
          <table:table-cell office:value-type="float" office:value="1478104508655" calcext:value-type="float">
            <text:p>1478104508655</text:p>
          </table:table-cell>
          <table:table-cell office:value-type="float" office:value="1478104509046" calcext:value-type="float">
            <text:p>1478104509046</text:p>
          </table:table-cell>
          <table:table-cell office:value-type="float" office:value="1478104509167" calcext:value-type="float">
            <text:p>1478104509167</text:p>
          </table:table-cell>
          <table:table-cell/>
          <table:table-cell table:formula="of:=[.G759]-[.F759]" office:value-type="float" office:value="-1" calcext:value-type="float">
            <text:p>-1</text:p>
          </table:table-cell>
          <table:table-cell table:formula="of:=[.H759]-[.G759]" office:value-type="float" office:value="1" calcext:value-type="float">
            <text:p>1</text:p>
          </table:table-cell>
          <table:table-cell table:formula="of:=[.I759]-[.H759]" office:value-type="float" office:value="0" calcext:value-type="float">
            <text:p>0</text:p>
          </table:table-cell>
          <table:table-cell table:number-columns-repeated="2"/>
          <table:table-cell table:formula="of:=[.L759]-[.K759]" office:value-type="float" office:value="391" calcext:value-type="float">
            <text:p>391</text:p>
          </table:table-cell>
          <table:table-cell table:formula="of:=[.M759]-[.L759]" office:value-type="float" office:value="121" calcext:value-type="float">
            <text:p>121</text:p>
          </table:table-cell>
          <table:table-cell table:formula="of:=[.M759]-[.F759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49848" calcext:value-type="float">
            <text:p>498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17" calcext:value-type="float">
            <text:p>300617</text:p>
          </table:table-cell>
          <table:table-cell office:value-type="float" office:value="1478104508834" calcext:value-type="float">
            <text:p>1478104508834</text:p>
          </table:table-cell>
          <table:table-cell table:number-columns-repeated="3" office:value-type="float" office:value="1478104508833" calcext:value-type="float">
            <text:p>1478104508833</text:p>
          </table:table-cell>
          <table:table-cell office:value-type="string" calcext:value-type="string">
            <text:p>?</text:p>
          </table:table-cell>
          <table:table-cell office:value-type="float" office:value="1478104508833" calcext:value-type="float">
            <text:p>1478104508833</text:p>
          </table:table-cell>
          <table:table-cell office:value-type="float" office:value="1478104509053" calcext:value-type="float">
            <text:p>1478104509053</text:p>
          </table:table-cell>
          <table:table-cell office:value-type="float" office:value="1478104509173" calcext:value-type="float">
            <text:p>1478104509173</text:p>
          </table:table-cell>
          <table:table-cell/>
          <table:table-cell table:formula="of:=[.G760]-[.F760]" office:value-type="float" office:value="-1" calcext:value-type="float">
            <text:p>-1</text:p>
          </table:table-cell>
          <table:table-cell table:formula="of:=[.H760]-[.G760]" office:value-type="float" office:value="0" calcext:value-type="float">
            <text:p>0</text:p>
          </table:table-cell>
          <table:table-cell table:formula="of:=[.I760]-[.H760]" office:value-type="float" office:value="0" calcext:value-type="float">
            <text:p>0</text:p>
          </table:table-cell>
          <table:table-cell table:number-columns-repeated="2"/>
          <table:table-cell table:formula="of:=[.L760]-[.K760]" office:value-type="float" office:value="220" calcext:value-type="float">
            <text:p>220</text:p>
          </table:table-cell>
          <table:table-cell table:formula="of:=[.M760]-[.L760]" office:value-type="float" office:value="120" calcext:value-type="float">
            <text:p>120</text:p>
          </table:table-cell>
          <table:table-cell table:formula="of:=[.M760]-[.F760]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49851" calcext:value-type="float">
            <text:p>498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192" calcext:value-type="float">
            <text:p>101192</text:p>
          </table:table-cell>
          <table:table-cell office:value-type="float" office:value="1478104508672" calcext:value-type="float">
            <text:p>1478104508672</text:p>
          </table:table-cell>
          <table:table-cell table:number-columns-repeated="3" office:value-type="float" office:value="1478104508671" calcext:value-type="float">
            <text:p>1478104508671</text:p>
          </table:table-cell>
          <table:table-cell office:value-type="string" calcext:value-type="string">
            <text:p>?</text:p>
          </table:table-cell>
          <table:table-cell office:value-type="float" office:value="1478104508671" calcext:value-type="float">
            <text:p>1478104508671</text:p>
          </table:table-cell>
          <table:table-cell office:value-type="float" office:value="1478104509051" calcext:value-type="float">
            <text:p>1478104509051</text:p>
          </table:table-cell>
          <table:table-cell office:value-type="float" office:value="1478104509236" calcext:value-type="float">
            <text:p>1478104509236</text:p>
          </table:table-cell>
          <table:table-cell/>
          <table:table-cell table:formula="of:=[.G761]-[.F761]" office:value-type="float" office:value="-1" calcext:value-type="float">
            <text:p>-1</text:p>
          </table:table-cell>
          <table:table-cell table:formula="of:=[.H761]-[.G761]" office:value-type="float" office:value="0" calcext:value-type="float">
            <text:p>0</text:p>
          </table:table-cell>
          <table:table-cell table:formula="of:=[.I761]-[.H761]" office:value-type="float" office:value="0" calcext:value-type="float">
            <text:p>0</text:p>
          </table:table-cell>
          <table:table-cell table:number-columns-repeated="2"/>
          <table:table-cell table:formula="of:=[.L761]-[.K761]" office:value-type="float" office:value="380" calcext:value-type="float">
            <text:p>380</text:p>
          </table:table-cell>
          <table:table-cell table:formula="of:=[.M761]-[.L761]" office:value-type="float" office:value="185" calcext:value-type="float">
            <text:p>185</text:p>
          </table:table-cell>
          <table:table-cell table:formula="of:=[.M761]-[.F761]"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float" office:value="49843" calcext:value-type="float">
            <text:p>49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138" calcext:value-type="float">
            <text:p>2138</text:p>
          </table:table-cell>
          <table:table-cell table:number-columns-repeated="4" office:value-type="float" office:value="1478104508872" calcext:value-type="float">
            <text:p>1478104508872</text:p>
          </table:table-cell>
          <table:table-cell office:value-type="string" calcext:value-type="string">
            <text:p>?</text:p>
          </table:table-cell>
          <table:table-cell office:value-type="float" office:value="1478104508872" calcext:value-type="float">
            <text:p>1478104508872</text:p>
          </table:table-cell>
          <table:table-cell office:value-type="float" office:value="1478104509079" calcext:value-type="float">
            <text:p>1478104509079</text:p>
          </table:table-cell>
          <table:table-cell office:value-type="float" office:value="1478104509304" calcext:value-type="float">
            <text:p>1478104509304</text:p>
          </table:table-cell>
          <table:table-cell/>
          <table:table-cell table:formula="of:=[.G762]-[.F762]" office:value-type="float" office:value="0" calcext:value-type="float">
            <text:p>0</text:p>
          </table:table-cell>
          <table:table-cell table:formula="of:=[.H762]-[.G762]" office:value-type="float" office:value="0" calcext:value-type="float">
            <text:p>0</text:p>
          </table:table-cell>
          <table:table-cell table:formula="of:=[.I762]-[.H762]" office:value-type="float" office:value="0" calcext:value-type="float">
            <text:p>0</text:p>
          </table:table-cell>
          <table:table-cell table:number-columns-repeated="2"/>
          <table:table-cell table:formula="of:=[.L762]-[.K762]" office:value-type="float" office:value="207" calcext:value-type="float">
            <text:p>207</text:p>
          </table:table-cell>
          <table:table-cell table:formula="of:=[.M762]-[.L762]" office:value-type="float" office:value="225" calcext:value-type="float">
            <text:p>225</text:p>
          </table:table-cell>
          <table:table-cell table:formula="of:=[.M762]-[.F762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49854" calcext:value-type="float">
            <text:p>49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94" calcext:value-type="float">
            <text:p>202194</text:p>
          </table:table-cell>
          <table:table-cell office:value-type="float" office:value="1478104508763" calcext:value-type="float">
            <text:p>1478104508763</text:p>
          </table:table-cell>
          <table:table-cell table:number-columns-repeated="3" office:value-type="float" office:value="1478104508762" calcext:value-type="float">
            <text:p>1478104508762</text:p>
          </table:table-cell>
          <table:table-cell office:value-type="string" calcext:value-type="string">
            <text:p>?</text:p>
          </table:table-cell>
          <table:table-cell office:value-type="float" office:value="1478104508762" calcext:value-type="float">
            <text:p>1478104508762</text:p>
          </table:table-cell>
          <table:table-cell office:value-type="float" office:value="1478104509154" calcext:value-type="float">
            <text:p>1478104509154</text:p>
          </table:table-cell>
          <table:table-cell office:value-type="float" office:value="1478104509320" calcext:value-type="float">
            <text:p>1478104509320</text:p>
          </table:table-cell>
          <table:table-cell/>
          <table:table-cell table:formula="of:=[.G763]-[.F763]" office:value-type="float" office:value="-1" calcext:value-type="float">
            <text:p>-1</text:p>
          </table:table-cell>
          <table:table-cell table:formula="of:=[.H763]-[.G763]" office:value-type="float" office:value="0" calcext:value-type="float">
            <text:p>0</text:p>
          </table:table-cell>
          <table:table-cell table:formula="of:=[.I763]-[.H763]" office:value-type="float" office:value="0" calcext:value-type="float">
            <text:p>0</text:p>
          </table:table-cell>
          <table:table-cell table:number-columns-repeated="2"/>
          <table:table-cell table:formula="of:=[.L763]-[.K763]" office:value-type="float" office:value="392" calcext:value-type="float">
            <text:p>392</text:p>
          </table:table-cell>
          <table:table-cell table:formula="of:=[.M763]-[.L763]" office:value-type="float" office:value="166" calcext:value-type="float">
            <text:p>166</text:p>
          </table:table-cell>
          <table:table-cell table:formula="of:=[.M763]-[.F763]"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49858" calcext:value-type="float">
            <text:p>49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98" calcext:value-type="float">
            <text:p>300298</text:p>
          </table:table-cell>
          <table:table-cell office:value-type="float" office:value="1478104508856" calcext:value-type="float">
            <text:p>1478104508856</text:p>
          </table:table-cell>
          <table:table-cell table:number-columns-repeated="2" office:value-type="float" office:value="1478104508855" calcext:value-type="float">
            <text:p>1478104508855</text:p>
          </table:table-cell>
          <table:table-cell office:value-type="float" office:value="1478104508856" calcext:value-type="float">
            <text:p>1478104508856</text:p>
          </table:table-cell>
          <table:table-cell office:value-type="string" calcext:value-type="string">
            <text:p>?</text:p>
          </table:table-cell>
          <table:table-cell office:value-type="float" office:value="1478104508856" calcext:value-type="float">
            <text:p>1478104508856</text:p>
          </table:table-cell>
          <table:table-cell office:value-type="float" office:value="1478104509231" calcext:value-type="float">
            <text:p>1478104509231</text:p>
          </table:table-cell>
          <table:table-cell office:value-type="float" office:value="1478104509346" calcext:value-type="float">
            <text:p>1478104509346</text:p>
          </table:table-cell>
          <table:table-cell/>
          <table:table-cell table:formula="of:=[.G764]-[.F764]" office:value-type="float" office:value="-1" calcext:value-type="float">
            <text:p>-1</text:p>
          </table:table-cell>
          <table:table-cell table:formula="of:=[.H764]-[.G764]" office:value-type="float" office:value="0" calcext:value-type="float">
            <text:p>0</text:p>
          </table:table-cell>
          <table:table-cell table:formula="of:=[.I764]-[.H764]" office:value-type="float" office:value="1" calcext:value-type="float">
            <text:p>1</text:p>
          </table:table-cell>
          <table:table-cell table:number-columns-repeated="2"/>
          <table:table-cell table:formula="of:=[.L764]-[.K764]" office:value-type="float" office:value="375" calcext:value-type="float">
            <text:p>375</text:p>
          </table:table-cell>
          <table:table-cell table:formula="of:=[.M764]-[.L764]" office:value-type="float" office:value="115" calcext:value-type="float">
            <text:p>115</text:p>
          </table:table-cell>
          <table:table-cell table:formula="of:=[.M764]-[.F764]"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49857" calcext:value-type="float">
            <text:p>49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2438" calcext:value-type="float">
            <text:p>402438</text:p>
          </table:table-cell>
          <table:table-cell table:number-columns-repeated="4" office:value-type="float" office:value="1478104508881" calcext:value-type="float">
            <text:p>1478104508881</text:p>
          </table:table-cell>
          <table:table-cell office:value-type="string" calcext:value-type="string">
            <text:p>?</text:p>
          </table:table-cell>
          <table:table-cell office:value-type="float" office:value="1478104508881" calcext:value-type="float">
            <text:p>1478104508881</text:p>
          </table:table-cell>
          <table:table-cell office:value-type="float" office:value="1478104509287" calcext:value-type="float">
            <text:p>1478104509287</text:p>
          </table:table-cell>
          <table:table-cell office:value-type="float" office:value="1478104509366" calcext:value-type="float">
            <text:p>1478104509366</text:p>
          </table:table-cell>
          <table:table-cell/>
          <table:table-cell table:formula="of:=[.G765]-[.F765]" office:value-type="float" office:value="0" calcext:value-type="float">
            <text:p>0</text:p>
          </table:table-cell>
          <table:table-cell table:formula="of:=[.H765]-[.G765]" office:value-type="float" office:value="0" calcext:value-type="float">
            <text:p>0</text:p>
          </table:table-cell>
          <table:table-cell table:formula="of:=[.I765]-[.H765]" office:value-type="float" office:value="0" calcext:value-type="float">
            <text:p>0</text:p>
          </table:table-cell>
          <table:table-cell table:number-columns-repeated="2"/>
          <table:table-cell table:formula="of:=[.L765]-[.K765]" office:value-type="float" office:value="406" calcext:value-type="float">
            <text:p>406</text:p>
          </table:table-cell>
          <table:table-cell table:formula="of:=[.M765]-[.L765]" office:value-type="float" office:value="79" calcext:value-type="float">
            <text:p>79</text:p>
          </table:table-cell>
          <table:table-cell table:formula="of:=[.M765]-[.F765]"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49855" calcext:value-type="float">
            <text:p>498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611" calcext:value-type="float">
            <text:p>200611</text:p>
          </table:table-cell>
          <table:table-cell office:value-type="float" office:value="1478104509153" calcext:value-type="float">
            <text:p>1478104509153</text:p>
          </table:table-cell>
          <table:table-cell table:number-columns-repeated="3" office:value-type="float" office:value="1478104509152" calcext:value-type="float">
            <text:p>1478104509152</text:p>
          </table:table-cell>
          <table:table-cell office:value-type="string" calcext:value-type="string">
            <text:p>?</text:p>
          </table:table-cell>
          <table:table-cell office:value-type="float" office:value="1478104509152" calcext:value-type="float">
            <text:p>1478104509152</text:p>
          </table:table-cell>
          <table:table-cell office:value-type="float" office:value="1478104509370" calcext:value-type="float">
            <text:p>1478104509370</text:p>
          </table:table-cell>
          <table:table-cell office:value-type="float" office:value="1478104509378" calcext:value-type="float">
            <text:p>1478104509378</text:p>
          </table:table-cell>
          <table:table-cell/>
          <table:table-cell table:formula="of:=[.G766]-[.F766]" office:value-type="float" office:value="-1" calcext:value-type="float">
            <text:p>-1</text:p>
          </table:table-cell>
          <table:table-cell table:formula="of:=[.H766]-[.G766]" office:value-type="float" office:value="0" calcext:value-type="float">
            <text:p>0</text:p>
          </table:table-cell>
          <table:table-cell table:formula="of:=[.I766]-[.H766]" office:value-type="float" office:value="0" calcext:value-type="float">
            <text:p>0</text:p>
          </table:table-cell>
          <table:table-cell table:number-columns-repeated="2"/>
          <table:table-cell table:formula="of:=[.L766]-[.K766]" office:value-type="float" office:value="218" calcext:value-type="float">
            <text:p>218</text:p>
          </table:table-cell>
          <table:table-cell table:formula="of:=[.M766]-[.L766]" office:value-type="float" office:value="8" calcext:value-type="float">
            <text:p>8</text:p>
          </table:table-cell>
          <table:table-cell table:formula="of:=[.M766]-[.F766]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49862" calcext:value-type="float">
            <text:p>498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84" calcext:value-type="float">
            <text:p>200084</text:p>
          </table:table-cell>
          <table:table-cell office:value-type="float" office:value="1478104509363" calcext:value-type="float">
            <text:p>1478104509363</text:p>
          </table:table-cell>
          <table:table-cell table:number-columns-repeated="3" office:value-type="float" office:value="1478104509364" calcext:value-type="float">
            <text:p>1478104509364</text:p>
          </table:table-cell>
          <table:table-cell office:value-type="string" calcext:value-type="string">
            <text:p>?</text:p>
          </table:table-cell>
          <table:table-cell office:value-type="float" office:value="1478104509364" calcext:value-type="float">
            <text:p>1478104509364</text:p>
          </table:table-cell>
          <table:table-cell office:value-type="float" office:value="1478104509551" calcext:value-type="float">
            <text:p>1478104509551</text:p>
          </table:table-cell>
          <table:table-cell office:value-type="float" office:value="1478104509559" calcext:value-type="float">
            <text:p>1478104509559</text:p>
          </table:table-cell>
          <table:table-cell/>
          <table:table-cell table:formula="of:=[.G767]-[.F767]" office:value-type="float" office:value="1" calcext:value-type="float">
            <text:p>1</text:p>
          </table:table-cell>
          <table:table-cell table:formula="of:=[.H767]-[.G767]" office:value-type="float" office:value="0" calcext:value-type="float">
            <text:p>0</text:p>
          </table:table-cell>
          <table:table-cell table:formula="of:=[.I767]-[.H767]" office:value-type="float" office:value="0" calcext:value-type="float">
            <text:p>0</text:p>
          </table:table-cell>
          <table:table-cell table:number-columns-repeated="2"/>
          <table:table-cell table:formula="of:=[.L767]-[.K767]" office:value-type="float" office:value="187" calcext:value-type="float">
            <text:p>187</text:p>
          </table:table-cell>
          <table:table-cell table:formula="of:=[.M767]-[.L767]" office:value-type="float" office:value="8" calcext:value-type="float">
            <text:p>8</text:p>
          </table:table-cell>
          <table:table-cell table:formula="of:=[.M767]-[.F767]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49859" calcext:value-type="float">
            <text:p>49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22" calcext:value-type="float">
            <text:p>301122</text:p>
          </table:table-cell>
          <table:table-cell office:value-type="float" office:value="1478104509339" calcext:value-type="float">
            <text:p>1478104509339</text:p>
          </table:table-cell>
          <table:table-cell table:number-columns-repeated="2" office:value-type="float" office:value="1478104509338" calcext:value-type="float">
            <text:p>1478104509338</text:p>
          </table:table-cell>
          <table:table-cell office:value-type="float" office:value="1478104509339" calcext:value-type="float">
            <text:p>1478104509339</text:p>
          </table:table-cell>
          <table:table-cell office:value-type="string" calcext:value-type="string">
            <text:p>?</text:p>
          </table:table-cell>
          <table:table-cell office:value-type="float" office:value="1478104509339" calcext:value-type="float">
            <text:p>1478104509339</text:p>
          </table:table-cell>
          <table:table-cell office:value-type="float" office:value="1478104509559" calcext:value-type="float">
            <text:p>1478104509559</text:p>
          </table:table-cell>
          <table:table-cell office:value-type="float" office:value="1478104509575" calcext:value-type="float">
            <text:p>1478104509575</text:p>
          </table:table-cell>
          <table:table-cell/>
          <table:table-cell table:formula="of:=[.G768]-[.F768]" office:value-type="float" office:value="-1" calcext:value-type="float">
            <text:p>-1</text:p>
          </table:table-cell>
          <table:table-cell table:formula="of:=[.H768]-[.G768]" office:value-type="float" office:value="0" calcext:value-type="float">
            <text:p>0</text:p>
          </table:table-cell>
          <table:table-cell table:formula="of:=[.I768]-[.H768]" office:value-type="float" office:value="1" calcext:value-type="float">
            <text:p>1</text:p>
          </table:table-cell>
          <table:table-cell table:number-columns-repeated="2"/>
          <table:table-cell table:formula="of:=[.L768]-[.K768]" office:value-type="float" office:value="220" calcext:value-type="float">
            <text:p>220</text:p>
          </table:table-cell>
          <table:table-cell table:formula="of:=[.M768]-[.L768]" office:value-type="float" office:value="16" calcext:value-type="float">
            <text:p>16</text:p>
          </table:table-cell>
          <table:table-cell table:formula="of:=[.M768]-[.F768]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49861" calcext:value-type="float">
            <text:p>498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922" calcext:value-type="float">
            <text:p>401922</text:p>
          </table:table-cell>
          <table:table-cell office:value-type="float" office:value="1478104509453" calcext:value-type="float">
            <text:p>1478104509453</text:p>
          </table:table-cell>
          <table:table-cell table:number-columns-repeated="3" office:value-type="float" office:value="1478104509452" calcext:value-type="float">
            <text:p>1478104509452</text:p>
          </table:table-cell>
          <table:table-cell office:value-type="string" calcext:value-type="string">
            <text:p>?</text:p>
          </table:table-cell>
          <table:table-cell office:value-type="float" office:value="1478104509452" calcext:value-type="float">
            <text:p>1478104509452</text:p>
          </table:table-cell>
          <table:table-cell office:value-type="float" office:value="1478104509641" calcext:value-type="float">
            <text:p>1478104509641</text:p>
          </table:table-cell>
          <table:table-cell office:value-type="float" office:value="1478104509656" calcext:value-type="float">
            <text:p>1478104509656</text:p>
          </table:table-cell>
          <table:table-cell/>
          <table:table-cell table:formula="of:=[.G769]-[.F769]" office:value-type="float" office:value="-1" calcext:value-type="float">
            <text:p>-1</text:p>
          </table:table-cell>
          <table:table-cell table:formula="of:=[.H769]-[.G769]" office:value-type="float" office:value="0" calcext:value-type="float">
            <text:p>0</text:p>
          </table:table-cell>
          <table:table-cell table:formula="of:=[.I769]-[.H769]" office:value-type="float" office:value="0" calcext:value-type="float">
            <text:p>0</text:p>
          </table:table-cell>
          <table:table-cell table:number-columns-repeated="2"/>
          <table:table-cell table:formula="of:=[.L769]-[.K769]" office:value-type="float" office:value="189" calcext:value-type="float">
            <text:p>189</text:p>
          </table:table-cell>
          <table:table-cell table:formula="of:=[.M769]-[.L769]" office:value-type="float" office:value="15" calcext:value-type="float">
            <text:p>15</text:p>
          </table:table-cell>
          <table:table-cell table:formula="of:=[.M769]-[.F769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9856" calcext:value-type="float">
            <text:p>498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17" calcext:value-type="float">
            <text:p>102117</text:p>
          </table:table-cell>
          <table:table-cell office:value-type="float" office:value="1478104509545" calcext:value-type="float">
            <text:p>1478104509545</text:p>
          </table:table-cell>
          <table:table-cell office:value-type="float" office:value="1478104509544" calcext:value-type="float">
            <text:p>1478104509544</text:p>
          </table:table-cell>
          <table:table-cell table:number-columns-repeated="2" office:value-type="float" office:value="1478104509545" calcext:value-type="float">
            <text:p>1478104509545</text:p>
          </table:table-cell>
          <table:table-cell office:value-type="string" calcext:value-type="string">
            <text:p>?</text:p>
          </table:table-cell>
          <table:table-cell office:value-type="float" office:value="1478104509545" calcext:value-type="float">
            <text:p>1478104509545</text:p>
          </table:table-cell>
          <table:table-cell office:value-type="float" office:value="1478104509728" calcext:value-type="float">
            <text:p>1478104509728</text:p>
          </table:table-cell>
          <table:table-cell office:value-type="float" office:value="1478104509736" calcext:value-type="float">
            <text:p>1478104509736</text:p>
          </table:table-cell>
          <table:table-cell/>
          <table:table-cell table:formula="of:=[.G770]-[.F770]" office:value-type="float" office:value="-1" calcext:value-type="float">
            <text:p>-1</text:p>
          </table:table-cell>
          <table:table-cell table:formula="of:=[.H770]-[.G770]" office:value-type="float" office:value="1" calcext:value-type="float">
            <text:p>1</text:p>
          </table:table-cell>
          <table:table-cell table:formula="of:=[.I770]-[.H770]" office:value-type="float" office:value="0" calcext:value-type="float">
            <text:p>0</text:p>
          </table:table-cell>
          <table:table-cell table:number-columns-repeated="2"/>
          <table:table-cell table:formula="of:=[.L770]-[.K770]" office:value-type="float" office:value="183" calcext:value-type="float">
            <text:p>183</text:p>
          </table:table-cell>
          <table:table-cell table:formula="of:=[.M770]-[.L770]" office:value-type="float" office:value="8" calcext:value-type="float">
            <text:p>8</text:p>
          </table:table-cell>
          <table:table-cell table:formula="of:=[.M770]-[.F770]"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49863" calcext:value-type="float">
            <text:p>49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01" calcext:value-type="float">
            <text:p>302201</text:p>
          </table:table-cell>
          <table:table-cell office:value-type="float" office:value="1478104509704" calcext:value-type="float">
            <text:p>1478104509704</text:p>
          </table:table-cell>
          <table:table-cell table:number-columns-repeated="3" office:value-type="float" office:value="1478104509703" calcext:value-type="float">
            <text:p>1478104509703</text:p>
          </table:table-cell>
          <table:table-cell office:value-type="string" calcext:value-type="string">
            <text:p>?</text:p>
          </table:table-cell>
          <table:table-cell office:value-type="float" office:value="1478104509703" calcext:value-type="float">
            <text:p>1478104509703</text:p>
          </table:table-cell>
          <table:table-cell office:value-type="float" office:value="1478104509893" calcext:value-type="float">
            <text:p>1478104509893</text:p>
          </table:table-cell>
          <table:table-cell office:value-type="float" office:value="1478104509903" calcext:value-type="float">
            <text:p>1478104509903</text:p>
          </table:table-cell>
          <table:table-cell/>
          <table:table-cell table:formula="of:=[.G771]-[.F771]" office:value-type="float" office:value="-1" calcext:value-type="float">
            <text:p>-1</text:p>
          </table:table-cell>
          <table:table-cell table:formula="of:=[.H771]-[.G771]" office:value-type="float" office:value="0" calcext:value-type="float">
            <text:p>0</text:p>
          </table:table-cell>
          <table:table-cell table:formula="of:=[.I771]-[.H771]" office:value-type="float" office:value="0" calcext:value-type="float">
            <text:p>0</text:p>
          </table:table-cell>
          <table:table-cell table:number-columns-repeated="2"/>
          <table:table-cell table:formula="of:=[.L771]-[.K771]" office:value-type="float" office:value="190" calcext:value-type="float">
            <text:p>190</text:p>
          </table:table-cell>
          <table:table-cell table:formula="of:=[.M771]-[.L771]" office:value-type="float" office:value="10" calcext:value-type="float">
            <text:p>10</text:p>
          </table:table-cell>
          <table:table-cell table:formula="of:=[.M771]-[.F771]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49867" calcext:value-type="float">
            <text:p>498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062" calcext:value-type="float">
            <text:p>300062</text:p>
          </table:table-cell>
          <table:table-cell table:number-columns-repeated="4" office:value-type="float" office:value="1478104509795" calcext:value-type="float">
            <text:p>1478104509795</text:p>
          </table:table-cell>
          <table:table-cell office:value-type="string" calcext:value-type="string">
            <text:p>?</text:p>
          </table:table-cell>
          <table:table-cell office:value-type="float" office:value="1478104509795" calcext:value-type="float">
            <text:p>1478104509795</text:p>
          </table:table-cell>
          <table:table-cell office:value-type="float" office:value="1478104509984" calcext:value-type="float">
            <text:p>1478104509984</text:p>
          </table:table-cell>
          <table:table-cell office:value-type="float" office:value="1478104510010" calcext:value-type="float">
            <text:p>1478104510010</text:p>
          </table:table-cell>
          <table:table-cell/>
          <table:table-cell table:formula="of:=[.G772]-[.F772]" office:value-type="float" office:value="0" calcext:value-type="float">
            <text:p>0</text:p>
          </table:table-cell>
          <table:table-cell table:formula="of:=[.H772]-[.G772]" office:value-type="float" office:value="0" calcext:value-type="float">
            <text:p>0</text:p>
          </table:table-cell>
          <table:table-cell table:formula="of:=[.I772]-[.H772]" office:value-type="float" office:value="0" calcext:value-type="float">
            <text:p>0</text:p>
          </table:table-cell>
          <table:table-cell table:number-columns-repeated="2"/>
          <table:table-cell table:formula="of:=[.L772]-[.K772]" office:value-type="float" office:value="189" calcext:value-type="float">
            <text:p>189</text:p>
          </table:table-cell>
          <table:table-cell table:formula="of:=[.M772]-[.L772]" office:value-type="float" office:value="26" calcext:value-type="float">
            <text:p>26</text:p>
          </table:table-cell>
          <table:table-cell table:formula="of:=[.M772]-[.F772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9864" calcext:value-type="float">
            <text:p>498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06" calcext:value-type="float">
            <text:p>200006</text:p>
          </table:table-cell>
          <table:table-cell office:value-type="float" office:value="1478104510038" calcext:value-type="float">
            <text:p>1478104510038</text:p>
          </table:table-cell>
          <table:table-cell table:number-columns-repeated="3" office:value-type="float" office:value="1478104510037" calcext:value-type="float">
            <text:p>1478104510037</text:p>
          </table:table-cell>
          <table:table-cell office:value-type="string" calcext:value-type="string">
            <text:p>?</text:p>
          </table:table-cell>
          <table:table-cell office:value-type="float" office:value="1478104510037" calcext:value-type="float">
            <text:p>1478104510037</text:p>
          </table:table-cell>
          <table:table-cell office:value-type="float" office:value="1478104510238" calcext:value-type="float">
            <text:p>1478104510238</text:p>
          </table:table-cell>
          <table:table-cell office:value-type="float" office:value="1478104510260" calcext:value-type="float">
            <text:p>1478104510260</text:p>
          </table:table-cell>
          <table:table-cell/>
          <table:table-cell table:formula="of:=[.G773]-[.F773]" office:value-type="float" office:value="-1" calcext:value-type="float">
            <text:p>-1</text:p>
          </table:table-cell>
          <table:table-cell table:formula="of:=[.H773]-[.G773]" office:value-type="float" office:value="0" calcext:value-type="float">
            <text:p>0</text:p>
          </table:table-cell>
          <table:table-cell table:formula="of:=[.I773]-[.H773]" office:value-type="float" office:value="0" calcext:value-type="float">
            <text:p>0</text:p>
          </table:table-cell>
          <table:table-cell table:number-columns-repeated="2"/>
          <table:table-cell table:formula="of:=[.L773]-[.K773]" office:value-type="float" office:value="201" calcext:value-type="float">
            <text:p>201</text:p>
          </table:table-cell>
          <table:table-cell table:formula="of:=[.M773]-[.L773]" office:value-type="float" office:value="22" calcext:value-type="float">
            <text:p>22</text:p>
          </table:table-cell>
          <table:table-cell table:formula="of:=[.M773]-[.F773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866" calcext:value-type="float">
            <text:p>49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699" calcext:value-type="float">
            <text:p>101699</text:p>
          </table:table-cell>
          <table:table-cell office:value-type="float" office:value="1478104510062" calcext:value-type="float">
            <text:p>1478104510062</text:p>
          </table:table-cell>
          <table:table-cell table:number-columns-repeated="3" office:value-type="float" office:value="1478104510061" calcext:value-type="float">
            <text:p>1478104510061</text:p>
          </table:table-cell>
          <table:table-cell office:value-type="string" calcext:value-type="string">
            <text:p>?</text:p>
          </table:table-cell>
          <table:table-cell office:value-type="float" office:value="1478104510061" calcext:value-type="float">
            <text:p>1478104510061</text:p>
          </table:table-cell>
          <table:table-cell office:value-type="float" office:value="1478104510254" calcext:value-type="float">
            <text:p>1478104510254</text:p>
          </table:table-cell>
          <table:table-cell office:value-type="float" office:value="1478104510263" calcext:value-type="float">
            <text:p>1478104510263</text:p>
          </table:table-cell>
          <table:table-cell/>
          <table:table-cell table:formula="of:=[.G774]-[.F774]" office:value-type="float" office:value="-1" calcext:value-type="float">
            <text:p>-1</text:p>
          </table:table-cell>
          <table:table-cell table:formula="of:=[.H774]-[.G774]" office:value-type="float" office:value="0" calcext:value-type="float">
            <text:p>0</text:p>
          </table:table-cell>
          <table:table-cell table:formula="of:=[.I774]-[.H774]" office:value-type="float" office:value="0" calcext:value-type="float">
            <text:p>0</text:p>
          </table:table-cell>
          <table:table-cell table:number-columns-repeated="2"/>
          <table:table-cell table:formula="of:=[.L774]-[.K774]" office:value-type="float" office:value="193" calcext:value-type="float">
            <text:p>193</text:p>
          </table:table-cell>
          <table:table-cell table:formula="of:=[.M774]-[.L774]" office:value-type="float" office:value="9" calcext:value-type="float">
            <text:p>9</text:p>
          </table:table-cell>
          <table:table-cell table:formula="of:=[.M774]-[.F774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869" calcext:value-type="float">
            <text:p>49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365" calcext:value-type="float">
            <text:p>200365</text:p>
          </table:table-cell>
          <table:table-cell office:value-type="float" office:value="1478104510132" calcext:value-type="float">
            <text:p>1478104510132</text:p>
          </table:table-cell>
          <table:table-cell table:number-columns-repeated="3" office:value-type="float" office:value="1478104510131" calcext:value-type="float">
            <text:p>1478104510131</text:p>
          </table:table-cell>
          <table:table-cell office:value-type="string" calcext:value-type="string">
            <text:p>?</text:p>
          </table:table-cell>
          <table:table-cell office:value-type="float" office:value="1478104510131" calcext:value-type="float">
            <text:p>1478104510131</text:p>
          </table:table-cell>
          <table:table-cell office:value-type="float" office:value="1478104510336" calcext:value-type="float">
            <text:p>1478104510336</text:p>
          </table:table-cell>
          <table:table-cell office:value-type="float" office:value="1478104510772" calcext:value-type="float">
            <text:p>1478104510772</text:p>
          </table:table-cell>
          <table:table-cell/>
          <table:table-cell table:formula="of:=[.G775]-[.F775]" office:value-type="float" office:value="-1" calcext:value-type="float">
            <text:p>-1</text:p>
          </table:table-cell>
          <table:table-cell table:formula="of:=[.H775]-[.G775]" office:value-type="float" office:value="0" calcext:value-type="float">
            <text:p>0</text:p>
          </table:table-cell>
          <table:table-cell table:formula="of:=[.I775]-[.H775]" office:value-type="float" office:value="0" calcext:value-type="float">
            <text:p>0</text:p>
          </table:table-cell>
          <table:table-cell table:number-columns-repeated="2"/>
          <table:table-cell table:formula="of:=[.L775]-[.K775]" office:value-type="float" office:value="205" calcext:value-type="float">
            <text:p>205</text:p>
          </table:table-cell>
          <table:table-cell table:formula="of:=[.M775]-[.L775]" office:value-type="float" office:value="436" calcext:value-type="float">
            <text:p>436</text:p>
          </table:table-cell>
          <table:table-cell table:formula="of:=[.M775]-[.F775]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49871" calcext:value-type="float">
            <text:p>498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700" calcext:value-type="float">
            <text:p>201700</text:p>
          </table:table-cell>
          <table:table-cell office:value-type="float" office:value="1478104510258" calcext:value-type="float">
            <text:p>1478104510258</text:p>
          </table:table-cell>
          <table:table-cell table:number-columns-repeated="3" office:value-type="float" office:value="1478104510257" calcext:value-type="float">
            <text:p>1478104510257</text:p>
          </table:table-cell>
          <table:table-cell office:value-type="string" calcext:value-type="string">
            <text:p>?</text:p>
          </table:table-cell>
          <table:table-cell office:value-type="float" office:value="1478104510257" calcext:value-type="float">
            <text:p>1478104510257</text:p>
          </table:table-cell>
          <table:table-cell office:value-type="float" office:value="1478104510479" calcext:value-type="float">
            <text:p>1478104510479</text:p>
          </table:table-cell>
          <table:table-cell office:value-type="float" office:value="1478104510772" calcext:value-type="float">
            <text:p>1478104510772</text:p>
          </table:table-cell>
          <table:table-cell/>
          <table:table-cell table:formula="of:=[.G776]-[.F776]" office:value-type="float" office:value="-1" calcext:value-type="float">
            <text:p>-1</text:p>
          </table:table-cell>
          <table:table-cell table:formula="of:=[.H776]-[.G776]" office:value-type="float" office:value="0" calcext:value-type="float">
            <text:p>0</text:p>
          </table:table-cell>
          <table:table-cell table:formula="of:=[.I776]-[.H776]" office:value-type="float" office:value="0" calcext:value-type="float">
            <text:p>0</text:p>
          </table:table-cell>
          <table:table-cell table:number-columns-repeated="2"/>
          <table:table-cell table:formula="of:=[.L776]-[.K776]" office:value-type="float" office:value="222" calcext:value-type="float">
            <text:p>222</text:p>
          </table:table-cell>
          <table:table-cell table:formula="of:=[.M776]-[.L776]" office:value-type="float" office:value="293" calcext:value-type="float">
            <text:p>293</text:p>
          </table:table-cell>
          <table:table-cell table:formula="of:=[.M776]-[.F776]"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49870" calcext:value-type="float">
            <text:p>498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628" calcext:value-type="float">
            <text:p>100628</text:p>
          </table:table-cell>
          <table:table-cell office:value-type="float" office:value="1478104510308" calcext:value-type="float">
            <text:p>1478104510308</text:p>
          </table:table-cell>
          <table:table-cell office:value-type="float" office:value="1478104510307" calcext:value-type="float">
            <text:p>1478104510307</text:p>
          </table:table-cell>
          <table:table-cell table:number-columns-repeated="2" office:value-type="float" office:value="1478104510308" calcext:value-type="float">
            <text:p>1478104510308</text:p>
          </table:table-cell>
          <table:table-cell office:value-type="string" calcext:value-type="string">
            <text:p>?</text:p>
          </table:table-cell>
          <table:table-cell office:value-type="float" office:value="1478104510308" calcext:value-type="float">
            <text:p>1478104510308</text:p>
          </table:table-cell>
          <table:table-cell office:value-type="float" office:value="1478104510501" calcext:value-type="float">
            <text:p>1478104510501</text:p>
          </table:table-cell>
          <table:table-cell office:value-type="float" office:value="1478104510772" calcext:value-type="float">
            <text:p>1478104510772</text:p>
          </table:table-cell>
          <table:table-cell/>
          <table:table-cell table:formula="of:=[.G777]-[.F777]" office:value-type="float" office:value="-1" calcext:value-type="float">
            <text:p>-1</text:p>
          </table:table-cell>
          <table:table-cell table:formula="of:=[.H777]-[.G777]" office:value-type="float" office:value="1" calcext:value-type="float">
            <text:p>1</text:p>
          </table:table-cell>
          <table:table-cell table:formula="of:=[.I777]-[.H777]" office:value-type="float" office:value="0" calcext:value-type="float">
            <text:p>0</text:p>
          </table:table-cell>
          <table:table-cell table:number-columns-repeated="2"/>
          <table:table-cell table:formula="of:=[.L777]-[.K777]" office:value-type="float" office:value="193" calcext:value-type="float">
            <text:p>193</text:p>
          </table:table-cell>
          <table:table-cell table:formula="of:=[.M777]-[.L777]" office:value-type="float" office:value="271" calcext:value-type="float">
            <text:p>271</text:p>
          </table:table-cell>
          <table:table-cell table:formula="of:=[.M777]-[.F777]"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49874" calcext:value-type="float">
            <text:p>498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202" calcext:value-type="float">
            <text:p>102202</text:p>
          </table:table-cell>
          <table:table-cell office:value-type="float" office:value="1478104510670" calcext:value-type="float">
            <text:p>1478104510670</text:p>
          </table:table-cell>
          <table:table-cell table:number-columns-repeated="3" office:value-type="float" office:value="1478104510711" calcext:value-type="float">
            <text:p>1478104510711</text:p>
          </table:table-cell>
          <table:table-cell office:value-type="string" calcext:value-type="string">
            <text:p>?</text:p>
          </table:table-cell>
          <table:table-cell office:value-type="float" office:value="1478104510711" calcext:value-type="float">
            <text:p>1478104510711</text:p>
          </table:table-cell>
          <table:table-cell office:value-type="float" office:value="1478104510904" calcext:value-type="float">
            <text:p>1478104510904</text:p>
          </table:table-cell>
          <table:table-cell office:value-type="float" office:value="1478104510913" calcext:value-type="float">
            <text:p>1478104510913</text:p>
          </table:table-cell>
          <table:table-cell/>
          <table:table-cell table:formula="of:=[.G778]-[.F778]" office:value-type="float" office:value="41" calcext:value-type="float">
            <text:p>41</text:p>
          </table:table-cell>
          <table:table-cell table:formula="of:=[.H778]-[.G778]" office:value-type="float" office:value="0" calcext:value-type="float">
            <text:p>0</text:p>
          </table:table-cell>
          <table:table-cell table:formula="of:=[.I778]-[.H778]" office:value-type="float" office:value="0" calcext:value-type="float">
            <text:p>0</text:p>
          </table:table-cell>
          <table:table-cell table:number-columns-repeated="2"/>
          <table:table-cell table:formula="of:=[.L778]-[.K778]" office:value-type="float" office:value="193" calcext:value-type="float">
            <text:p>193</text:p>
          </table:table-cell>
          <table:table-cell table:formula="of:=[.M778]-[.L778]" office:value-type="float" office:value="9" calcext:value-type="float">
            <text:p>9</text:p>
          </table:table-cell>
          <table:table-cell table:formula="of:=[.M778]-[.F778]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49873" calcext:value-type="float">
            <text:p>49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99" calcext:value-type="float">
            <text:p>101499</text:p>
          </table:table-cell>
          <table:table-cell office:value-type="float" office:value="1478104510506" calcext:value-type="float">
            <text:p>1478104510506</text:p>
          </table:table-cell>
          <table:table-cell table:number-columns-repeated="3" office:value-type="float" office:value="1478104510711" calcext:value-type="float">
            <text:p>1478104510711</text:p>
          </table:table-cell>
          <table:table-cell office:value-type="string" calcext:value-type="string">
            <text:p>?</text:p>
          </table:table-cell>
          <table:table-cell office:value-type="float" office:value="1478104510711" calcext:value-type="float">
            <text:p>1478104510711</text:p>
          </table:table-cell>
          <table:table-cell office:value-type="float" office:value="1478104510905" calcext:value-type="float">
            <text:p>1478104510905</text:p>
          </table:table-cell>
          <table:table-cell office:value-type="float" office:value="1478104510914" calcext:value-type="float">
            <text:p>1478104510914</text:p>
          </table:table-cell>
          <table:table-cell/>
          <table:table-cell table:formula="of:=[.G779]-[.F779]" office:value-type="float" office:value="205" calcext:value-type="float">
            <text:p>205</text:p>
          </table:table-cell>
          <table:table-cell table:formula="of:=[.H779]-[.G779]" office:value-type="float" office:value="0" calcext:value-type="float">
            <text:p>0</text:p>
          </table:table-cell>
          <table:table-cell table:formula="of:=[.I779]-[.H779]" office:value-type="float" office:value="0" calcext:value-type="float">
            <text:p>0</text:p>
          </table:table-cell>
          <table:table-cell table:number-columns-repeated="2"/>
          <table:table-cell table:formula="of:=[.L779]-[.K779]" office:value-type="float" office:value="194" calcext:value-type="float">
            <text:p>194</text:p>
          </table:table-cell>
          <table:table-cell table:formula="of:=[.M779]-[.L779]" office:value-type="float" office:value="9" calcext:value-type="float">
            <text:p>9</text:p>
          </table:table-cell>
          <table:table-cell table:formula="of:=[.M779]-[.F779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49875" calcext:value-type="float">
            <text:p>49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89" calcext:value-type="float">
            <text:p>100189</text:p>
          </table:table-cell>
          <table:table-cell table:number-columns-repeated="4" office:value-type="float" office:value="1478104510769" calcext:value-type="float">
            <text:p>1478104510769</text:p>
          </table:table-cell>
          <table:table-cell office:value-type="string" calcext:value-type="string">
            <text:p>?</text:p>
          </table:table-cell>
          <table:table-cell office:value-type="float" office:value="1478104510769" calcext:value-type="float">
            <text:p>1478104510769</text:p>
          </table:table-cell>
          <table:table-cell office:value-type="float" office:value="1478104510962" calcext:value-type="float">
            <text:p>1478104510962</text:p>
          </table:table-cell>
          <table:table-cell office:value-type="float" office:value="1478104510970" calcext:value-type="float">
            <text:p>1478104510970</text:p>
          </table:table-cell>
          <table:table-cell/>
          <table:table-cell table:formula="of:=[.G780]-[.F780]" office:value-type="float" office:value="0" calcext:value-type="float">
            <text:p>0</text:p>
          </table:table-cell>
          <table:table-cell table:formula="of:=[.H780]-[.G780]" office:value-type="float" office:value="0" calcext:value-type="float">
            <text:p>0</text:p>
          </table:table-cell>
          <table:table-cell table:formula="of:=[.I780]-[.H780]" office:value-type="float" office:value="0" calcext:value-type="float">
            <text:p>0</text:p>
          </table:table-cell>
          <table:table-cell table:number-columns-repeated="2"/>
          <table:table-cell table:formula="of:=[.L780]-[.K780]" office:value-type="float" office:value="193" calcext:value-type="float">
            <text:p>193</text:p>
          </table:table-cell>
          <table:table-cell table:formula="of:=[.M780]-[.L780]" office:value-type="float" office:value="8" calcext:value-type="float">
            <text:p>8</text:p>
          </table:table-cell>
          <table:table-cell table:formula="of:=[.M780]-[.F780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868" calcext:value-type="float">
            <text:p>498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25" calcext:value-type="float">
            <text:p>301125</text:p>
          </table:table-cell>
          <table:table-cell table:number-columns-repeated="4" office:value-type="float" office:value="1478104510813" calcext:value-type="float">
            <text:p>1478104510813</text:p>
          </table:table-cell>
          <table:table-cell office:value-type="string" calcext:value-type="string">
            <text:p>?</text:p>
          </table:table-cell>
          <table:table-cell office:value-type="float" office:value="1478104510813" calcext:value-type="float">
            <text:p>1478104510813</text:p>
          </table:table-cell>
          <table:table-cell office:value-type="float" office:value="1478104510998" calcext:value-type="float">
            <text:p>1478104510998</text:p>
          </table:table-cell>
          <table:table-cell office:value-type="float" office:value="1478104511016" calcext:value-type="float">
            <text:p>1478104511016</text:p>
          </table:table-cell>
          <table:table-cell/>
          <table:table-cell table:formula="of:=[.G781]-[.F781]" office:value-type="float" office:value="0" calcext:value-type="float">
            <text:p>0</text:p>
          </table:table-cell>
          <table:table-cell table:formula="of:=[.H781]-[.G781]" office:value-type="float" office:value="0" calcext:value-type="float">
            <text:p>0</text:p>
          </table:table-cell>
          <table:table-cell table:formula="of:=[.I781]-[.H781]" office:value-type="float" office:value="0" calcext:value-type="float">
            <text:p>0</text:p>
          </table:table-cell>
          <table:table-cell table:number-columns-repeated="2"/>
          <table:table-cell table:formula="of:=[.L781]-[.K781]" office:value-type="float" office:value="185" calcext:value-type="float">
            <text:p>185</text:p>
          </table:table-cell>
          <table:table-cell table:formula="of:=[.M781]-[.L781]" office:value-type="float" office:value="18" calcext:value-type="float">
            <text:p>18</text:p>
          </table:table-cell>
          <table:table-cell table:formula="of:=[.M781]-[.F781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9877" calcext:value-type="float">
            <text:p>498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80" calcext:value-type="float">
            <text:p>300580</text:p>
          </table:table-cell>
          <table:table-cell office:value-type="float" office:value="1478104510852" calcext:value-type="float">
            <text:p>1478104510852</text:p>
          </table:table-cell>
          <table:table-cell table:number-columns-repeated="3" office:value-type="float" office:value="1478104510851" calcext:value-type="float">
            <text:p>1478104510851</text:p>
          </table:table-cell>
          <table:table-cell office:value-type="string" calcext:value-type="string">
            <text:p>?</text:p>
          </table:table-cell>
          <table:table-cell office:value-type="float" office:value="1478104510851" calcext:value-type="float">
            <text:p>1478104510851</text:p>
          </table:table-cell>
          <table:table-cell office:value-type="float" office:value="1478104511040" calcext:value-type="float">
            <text:p>1478104511040</text:p>
          </table:table-cell>
          <table:table-cell office:value-type="float" office:value="1478104511047" calcext:value-type="float">
            <text:p>1478104511047</text:p>
          </table:table-cell>
          <table:table-cell/>
          <table:table-cell table:formula="of:=[.G782]-[.F782]" office:value-type="float" office:value="-1" calcext:value-type="float">
            <text:p>-1</text:p>
          </table:table-cell>
          <table:table-cell table:formula="of:=[.H782]-[.G782]" office:value-type="float" office:value="0" calcext:value-type="float">
            <text:p>0</text:p>
          </table:table-cell>
          <table:table-cell table:formula="of:=[.I782]-[.H782]" office:value-type="float" office:value="0" calcext:value-type="float">
            <text:p>0</text:p>
          </table:table-cell>
          <table:table-cell table:number-columns-repeated="2"/>
          <table:table-cell table:formula="of:=[.L782]-[.K782]" office:value-type="float" office:value="189" calcext:value-type="float">
            <text:p>189</text:p>
          </table:table-cell>
          <table:table-cell table:formula="of:=[.M782]-[.L782]" office:value-type="float" office:value="7" calcext:value-type="float">
            <text:p>7</text:p>
          </table:table-cell>
          <table:table-cell table:formula="of:=[.M782]-[.F782]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9876" calcext:value-type="float">
            <text:p>498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44" calcext:value-type="float">
            <text:p>100144</text:p>
          </table:table-cell>
          <table:table-cell table:number-columns-repeated="4" office:value-type="float" office:value="1478104510921" calcext:value-type="float">
            <text:p>1478104510921</text:p>
          </table:table-cell>
          <table:table-cell office:value-type="string" calcext:value-type="string">
            <text:p>?</text:p>
          </table:table-cell>
          <table:table-cell office:value-type="float" office:value="1478104510921" calcext:value-type="float">
            <text:p>1478104510921</text:p>
          </table:table-cell>
          <table:table-cell office:value-type="float" office:value="1478104511118" calcext:value-type="float">
            <text:p>1478104511118</text:p>
          </table:table-cell>
          <table:table-cell office:value-type="float" office:value="1478104511127" calcext:value-type="float">
            <text:p>1478104511127</text:p>
          </table:table-cell>
          <table:table-cell/>
          <table:table-cell table:formula="of:=[.G783]-[.F783]" office:value-type="float" office:value="0" calcext:value-type="float">
            <text:p>0</text:p>
          </table:table-cell>
          <table:table-cell table:formula="of:=[.H783]-[.G783]" office:value-type="float" office:value="0" calcext:value-type="float">
            <text:p>0</text:p>
          </table:table-cell>
          <table:table-cell table:formula="of:=[.I783]-[.H783]" office:value-type="float" office:value="0" calcext:value-type="float">
            <text:p>0</text:p>
          </table:table-cell>
          <table:table-cell table:number-columns-repeated="2"/>
          <table:table-cell table:formula="of:=[.L783]-[.K783]" office:value-type="float" office:value="197" calcext:value-type="float">
            <text:p>197</text:p>
          </table:table-cell>
          <table:table-cell table:formula="of:=[.M783]-[.L783]" office:value-type="float" office:value="9" calcext:value-type="float">
            <text:p>9</text:p>
          </table:table-cell>
          <table:table-cell table:formula="of:=[.M783]-[.F783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9860" calcext:value-type="float">
            <text:p>498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031" calcext:value-type="float">
            <text:p>2031</text:p>
          </table:table-cell>
          <table:table-cell office:value-type="float" office:value="1478104510933" calcext:value-type="float">
            <text:p>1478104510933</text:p>
          </table:table-cell>
          <table:table-cell table:number-columns-repeated="3" office:value-type="float" office:value="1478104510932" calcext:value-type="float">
            <text:p>1478104510932</text:p>
          </table:table-cell>
          <table:table-cell office:value-type="string" calcext:value-type="string">
            <text:p>?</text:p>
          </table:table-cell>
          <table:table-cell office:value-type="float" office:value="1478104510932" calcext:value-type="float">
            <text:p>1478104510932</text:p>
          </table:table-cell>
          <table:table-cell office:value-type="float" office:value="1478104511127" calcext:value-type="float">
            <text:p>1478104511127</text:p>
          </table:table-cell>
          <table:table-cell office:value-type="float" office:value="1478104511150" calcext:value-type="float">
            <text:p>1478104511150</text:p>
          </table:table-cell>
          <table:table-cell/>
          <table:table-cell table:formula="of:=[.G784]-[.F784]" office:value-type="float" office:value="-1" calcext:value-type="float">
            <text:p>-1</text:p>
          </table:table-cell>
          <table:table-cell table:formula="of:=[.H784]-[.G784]" office:value-type="float" office:value="0" calcext:value-type="float">
            <text:p>0</text:p>
          </table:table-cell>
          <table:table-cell table:formula="of:=[.I784]-[.H784]" office:value-type="float" office:value="0" calcext:value-type="float">
            <text:p>0</text:p>
          </table:table-cell>
          <table:table-cell table:number-columns-repeated="2"/>
          <table:table-cell table:formula="of:=[.L784]-[.K784]" office:value-type="float" office:value="195" calcext:value-type="float">
            <text:p>195</text:p>
          </table:table-cell>
          <table:table-cell table:formula="of:=[.M784]-[.L784]" office:value-type="float" office:value="23" calcext:value-type="float">
            <text:p>23</text:p>
          </table:table-cell>
          <table:table-cell table:formula="of:=[.M784]-[.F784]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9880" calcext:value-type="float">
            <text:p>49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14" calcext:value-type="float">
            <text:p>102114</text:p>
          </table:table-cell>
          <table:table-cell office:value-type="float" office:value="1478104510954" calcext:value-type="float">
            <text:p>1478104510954</text:p>
          </table:table-cell>
          <table:table-cell table:number-columns-repeated="3" office:value-type="float" office:value="1478104510953" calcext:value-type="float">
            <text:p>1478104510953</text:p>
          </table:table-cell>
          <table:table-cell office:value-type="string" calcext:value-type="string">
            <text:p>?</text:p>
          </table:table-cell>
          <table:table-cell office:value-type="float" office:value="1478104510953" calcext:value-type="float">
            <text:p>1478104510953</text:p>
          </table:table-cell>
          <table:table-cell office:value-type="float" office:value="1478104511148" calcext:value-type="float">
            <text:p>1478104511148</text:p>
          </table:table-cell>
          <table:table-cell office:value-type="float" office:value="1478104511155" calcext:value-type="float">
            <text:p>1478104511155</text:p>
          </table:table-cell>
          <table:table-cell/>
          <table:table-cell table:formula="of:=[.G785]-[.F785]" office:value-type="float" office:value="-1" calcext:value-type="float">
            <text:p>-1</text:p>
          </table:table-cell>
          <table:table-cell table:formula="of:=[.H785]-[.G785]" office:value-type="float" office:value="0" calcext:value-type="float">
            <text:p>0</text:p>
          </table:table-cell>
          <table:table-cell table:formula="of:=[.I785]-[.H785]" office:value-type="float" office:value="0" calcext:value-type="float">
            <text:p>0</text:p>
          </table:table-cell>
          <table:table-cell table:number-columns-repeated="2"/>
          <table:table-cell table:formula="of:=[.L785]-[.K785]" office:value-type="float" office:value="195" calcext:value-type="float">
            <text:p>195</text:p>
          </table:table-cell>
          <table:table-cell table:formula="of:=[.M785]-[.L785]" office:value-type="float" office:value="7" calcext:value-type="float">
            <text:p>7</text:p>
          </table:table-cell>
          <table:table-cell table:formula="of:=[.M785]-[.F785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883" calcext:value-type="float">
            <text:p>49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65" calcext:value-type="float">
            <text:p>101265</text:p>
          </table:table-cell>
          <table:table-cell table:number-columns-repeated="4" office:value-type="float" office:value="1478104511007" calcext:value-type="float">
            <text:p>1478104511007</text:p>
          </table:table-cell>
          <table:table-cell office:value-type="string" calcext:value-type="string">
            <text:p>?</text:p>
          </table:table-cell>
          <table:table-cell office:value-type="float" office:value="1478104511007" calcext:value-type="float">
            <text:p>1478104511007</text:p>
          </table:table-cell>
          <table:table-cell office:value-type="float" office:value="1478104511195" calcext:value-type="float">
            <text:p>1478104511195</text:p>
          </table:table-cell>
          <table:table-cell office:value-type="float" office:value="1478104511202" calcext:value-type="float">
            <text:p>1478104511202</text:p>
          </table:table-cell>
          <table:table-cell/>
          <table:table-cell table:formula="of:=[.G786]-[.F786]" office:value-type="float" office:value="0" calcext:value-type="float">
            <text:p>0</text:p>
          </table:table-cell>
          <table:table-cell table:formula="of:=[.H786]-[.G786]" office:value-type="float" office:value="0" calcext:value-type="float">
            <text:p>0</text:p>
          </table:table-cell>
          <table:table-cell table:formula="of:=[.I786]-[.H786]" office:value-type="float" office:value="0" calcext:value-type="float">
            <text:p>0</text:p>
          </table:table-cell>
          <table:table-cell table:number-columns-repeated="2"/>
          <table:table-cell table:formula="of:=[.L786]-[.K786]" office:value-type="float" office:value="188" calcext:value-type="float">
            <text:p>188</text:p>
          </table:table-cell>
          <table:table-cell table:formula="of:=[.M786]-[.L786]" office:value-type="float" office:value="7" calcext:value-type="float">
            <text:p>7</text:p>
          </table:table-cell>
          <table:table-cell table:formula="of:=[.M786]-[.F786]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9872" calcext:value-type="float">
            <text:p>49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70" calcext:value-type="float">
            <text:p>201270</text:p>
          </table:table-cell>
          <table:table-cell table:number-columns-repeated="4" office:value-type="float" office:value="1478104510862" calcext:value-type="float">
            <text:p>1478104510862</text:p>
          </table:table-cell>
          <table:table-cell office:value-type="string" calcext:value-type="string">
            <text:p>?</text:p>
          </table:table-cell>
          <table:table-cell office:value-type="float" office:value="1478104510862" calcext:value-type="float">
            <text:p>1478104510862</text:p>
          </table:table-cell>
          <table:table-cell office:value-type="float" office:value="1478104511232" calcext:value-type="float">
            <text:p>1478104511232</text:p>
          </table:table-cell>
          <table:table-cell office:value-type="float" office:value="1478104511240" calcext:value-type="float">
            <text:p>1478104511240</text:p>
          </table:table-cell>
          <table:table-cell/>
          <table:table-cell table:formula="of:=[.G787]-[.F787]" office:value-type="float" office:value="0" calcext:value-type="float">
            <text:p>0</text:p>
          </table:table-cell>
          <table:table-cell table:formula="of:=[.H787]-[.G787]" office:value-type="float" office:value="0" calcext:value-type="float">
            <text:p>0</text:p>
          </table:table-cell>
          <table:table-cell table:formula="of:=[.I787]-[.H787]" office:value-type="float" office:value="0" calcext:value-type="float">
            <text:p>0</text:p>
          </table:table-cell>
          <table:table-cell table:number-columns-repeated="2"/>
          <table:table-cell table:formula="of:=[.L787]-[.K787]" office:value-type="float" office:value="370" calcext:value-type="float">
            <text:p>370</text:p>
          </table:table-cell>
          <table:table-cell table:formula="of:=[.M787]-[.L787]" office:value-type="float" office:value="8" calcext:value-type="float">
            <text:p>8</text:p>
          </table:table-cell>
          <table:table-cell table:formula="of:=[.M787]-[.F787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49884" calcext:value-type="float">
            <text:p>498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454" calcext:value-type="float">
            <text:p>100454</text:p>
          </table:table-cell>
          <table:table-cell office:value-type="float" office:value="1478104511095" calcext:value-type="float">
            <text:p>1478104511095</text:p>
          </table:table-cell>
          <table:table-cell table:number-columns-repeated="3" office:value-type="float" office:value="1478104511094" calcext:value-type="float">
            <text:p>1478104511094</text:p>
          </table:table-cell>
          <table:table-cell office:value-type="string" calcext:value-type="string">
            <text:p>?</text:p>
          </table:table-cell>
          <table:table-cell office:value-type="float" office:value="1478104511094" calcext:value-type="float">
            <text:p>1478104511094</text:p>
          </table:table-cell>
          <table:table-cell office:value-type="float" office:value="1478104511284" calcext:value-type="float">
            <text:p>1478104511284</text:p>
          </table:table-cell>
          <table:table-cell office:value-type="float" office:value="1478104511300" calcext:value-type="float">
            <text:p>1478104511300</text:p>
          </table:table-cell>
          <table:table-cell/>
          <table:table-cell table:formula="of:=[.G788]-[.F788]" office:value-type="float" office:value="-1" calcext:value-type="float">
            <text:p>-1</text:p>
          </table:table-cell>
          <table:table-cell table:formula="of:=[.H788]-[.G788]" office:value-type="float" office:value="0" calcext:value-type="float">
            <text:p>0</text:p>
          </table:table-cell>
          <table:table-cell table:formula="of:=[.I788]-[.H788]" office:value-type="float" office:value="0" calcext:value-type="float">
            <text:p>0</text:p>
          </table:table-cell>
          <table:table-cell table:number-columns-repeated="2"/>
          <table:table-cell table:formula="of:=[.L788]-[.K788]" office:value-type="float" office:value="190" calcext:value-type="float">
            <text:p>190</text:p>
          </table:table-cell>
          <table:table-cell table:formula="of:=[.M788]-[.L788]" office:value-type="float" office:value="16" calcext:value-type="float">
            <text:p>16</text:p>
          </table:table-cell>
          <table:table-cell table:formula="of:=[.M788]-[.F788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881" calcext:value-type="float">
            <text:p>498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595" calcext:value-type="float">
            <text:p>595</text:p>
          </table:table-cell>
          <table:table-cell table:number-columns-repeated="4" office:value-type="float" office:value="1478104510936" calcext:value-type="float">
            <text:p>1478104510936</text:p>
          </table:table-cell>
          <table:table-cell office:value-type="string" calcext:value-type="string">
            <text:p>?</text:p>
          </table:table-cell>
          <table:table-cell office:value-type="float" office:value="1478104510936" calcext:value-type="float">
            <text:p>1478104510936</text:p>
          </table:table-cell>
          <table:table-cell office:value-type="float" office:value="1478104511373" calcext:value-type="float">
            <text:p>1478104511373</text:p>
          </table:table-cell>
          <table:table-cell office:value-type="float" office:value="1478104511435" calcext:value-type="float">
            <text:p>1478104511435</text:p>
          </table:table-cell>
          <table:table-cell/>
          <table:table-cell table:formula="of:=[.G789]-[.F789]" office:value-type="float" office:value="0" calcext:value-type="float">
            <text:p>0</text:p>
          </table:table-cell>
          <table:table-cell table:formula="of:=[.H789]-[.G789]" office:value-type="float" office:value="0" calcext:value-type="float">
            <text:p>0</text:p>
          </table:table-cell>
          <table:table-cell table:formula="of:=[.I789]-[.H789]" office:value-type="float" office:value="0" calcext:value-type="float">
            <text:p>0</text:p>
          </table:table-cell>
          <table:table-cell table:number-columns-repeated="2"/>
          <table:table-cell table:formula="of:=[.L789]-[.K789]" office:value-type="float" office:value="437" calcext:value-type="float">
            <text:p>437</text:p>
          </table:table-cell>
          <table:table-cell table:formula="of:=[.M789]-[.L789]" office:value-type="float" office:value="62" calcext:value-type="float">
            <text:p>62</text:p>
          </table:table-cell>
          <table:table-cell table:formula="of:=[.M789]-[.F789]"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49887" calcext:value-type="float">
            <text:p>49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46" calcext:value-type="float">
            <text:p>200046</text:p>
          </table:table-cell>
          <table:table-cell office:value-type="float" office:value="1478104511158" calcext:value-type="float">
            <text:p>1478104511158</text:p>
          </table:table-cell>
          <table:table-cell table:number-columns-repeated="3" office:value-type="float" office:value="1478104511157" calcext:value-type="float">
            <text:p>1478104511157</text:p>
          </table:table-cell>
          <table:table-cell office:value-type="string" calcext:value-type="string">
            <text:p>?</text:p>
          </table:table-cell>
          <table:table-cell office:value-type="float" office:value="1478104511157" calcext:value-type="float">
            <text:p>1478104511157</text:p>
          </table:table-cell>
          <table:table-cell office:value-type="float" office:value="1478104511377" calcext:value-type="float">
            <text:p>1478104511377</text:p>
          </table:table-cell>
          <table:table-cell office:value-type="float" office:value="1478104511476" calcext:value-type="float">
            <text:p>1478104511476</text:p>
          </table:table-cell>
          <table:table-cell/>
          <table:table-cell table:formula="of:=[.G790]-[.F790]" office:value-type="float" office:value="-1" calcext:value-type="float">
            <text:p>-1</text:p>
          </table:table-cell>
          <table:table-cell table:formula="of:=[.H790]-[.G790]" office:value-type="float" office:value="0" calcext:value-type="float">
            <text:p>0</text:p>
          </table:table-cell>
          <table:table-cell table:formula="of:=[.I790]-[.H790]" office:value-type="float" office:value="0" calcext:value-type="float">
            <text:p>0</text:p>
          </table:table-cell>
          <table:table-cell table:number-columns-repeated="2"/>
          <table:table-cell table:formula="of:=[.L790]-[.K790]" office:value-type="float" office:value="220" calcext:value-type="float">
            <text:p>220</text:p>
          </table:table-cell>
          <table:table-cell table:formula="of:=[.M790]-[.L790]" office:value-type="float" office:value="99" calcext:value-type="float">
            <text:p>99</text:p>
          </table:table-cell>
          <table:table-cell table:formula="of:=[.M790]-[.F790]"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49885" calcext:value-type="float">
            <text:p>498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494" calcext:value-type="float">
            <text:p>200494</text:p>
          </table:table-cell>
          <table:table-cell table:number-columns-repeated="4" office:value-type="float" office:value="1478104511146" calcext:value-type="float">
            <text:p>1478104511146</text:p>
          </table:table-cell>
          <table:table-cell office:value-type="string" calcext:value-type="string">
            <text:p>?</text:p>
          </table:table-cell>
          <table:table-cell office:value-type="float" office:value="1478104511146" calcext:value-type="float">
            <text:p>1478104511146</text:p>
          </table:table-cell>
          <table:table-cell office:value-type="float" office:value="1478104511385" calcext:value-type="float">
            <text:p>1478104511385</text:p>
          </table:table-cell>
          <table:table-cell office:value-type="float" office:value="1478104511529" calcext:value-type="float">
            <text:p>1478104511529</text:p>
          </table:table-cell>
          <table:table-cell/>
          <table:table-cell table:formula="of:=[.G791]-[.F791]" office:value-type="float" office:value="0" calcext:value-type="float">
            <text:p>0</text:p>
          </table:table-cell>
          <table:table-cell table:formula="of:=[.H791]-[.G791]" office:value-type="float" office:value="0" calcext:value-type="float">
            <text:p>0</text:p>
          </table:table-cell>
          <table:table-cell table:formula="of:=[.I791]-[.H791]" office:value-type="float" office:value="0" calcext:value-type="float">
            <text:p>0</text:p>
          </table:table-cell>
          <table:table-cell table:number-columns-repeated="2"/>
          <table:table-cell table:formula="of:=[.L791]-[.K791]" office:value-type="float" office:value="239" calcext:value-type="float">
            <text:p>239</text:p>
          </table:table-cell>
          <table:table-cell table:formula="of:=[.M791]-[.L791]" office:value-type="float" office:value="144" calcext:value-type="float">
            <text:p>144</text:p>
          </table:table-cell>
          <table:table-cell table:formula="of:=[.M791]-[.F791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49879" calcext:value-type="float">
            <text:p>498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321" calcext:value-type="float">
            <text:p>200321</text:p>
          </table:table-cell>
          <table:table-cell office:value-type="float" office:value="1478104511017" calcext:value-type="float">
            <text:p>1478104511017</text:p>
          </table:table-cell>
          <table:table-cell table:number-columns-repeated="3" office:value-type="float" office:value="1478104511016" calcext:value-type="float">
            <text:p>1478104511016</text:p>
          </table:table-cell>
          <table:table-cell office:value-type="string" calcext:value-type="string">
            <text:p>?</text:p>
          </table:table-cell>
          <table:table-cell office:value-type="float" office:value="1478104511016" calcext:value-type="float">
            <text:p>1478104511016</text:p>
          </table:table-cell>
          <table:table-cell office:value-type="float" office:value="1478104511410" calcext:value-type="float">
            <text:p>1478104511410</text:p>
          </table:table-cell>
          <table:table-cell office:value-type="float" office:value="1478104511593" calcext:value-type="float">
            <text:p>1478104511593</text:p>
          </table:table-cell>
          <table:table-cell/>
          <table:table-cell table:formula="of:=[.G792]-[.F792]" office:value-type="float" office:value="-1" calcext:value-type="float">
            <text:p>-1</text:p>
          </table:table-cell>
          <table:table-cell table:formula="of:=[.H792]-[.G792]" office:value-type="float" office:value="0" calcext:value-type="float">
            <text:p>0</text:p>
          </table:table-cell>
          <table:table-cell table:formula="of:=[.I792]-[.H792]" office:value-type="float" office:value="0" calcext:value-type="float">
            <text:p>0</text:p>
          </table:table-cell>
          <table:table-cell table:number-columns-repeated="2"/>
          <table:table-cell table:formula="of:=[.L792]-[.K792]" office:value-type="float" office:value="394" calcext:value-type="float">
            <text:p>394</text:p>
          </table:table-cell>
          <table:table-cell table:formula="of:=[.M792]-[.L792]" office:value-type="float" office:value="183" calcext:value-type="float">
            <text:p>183</text:p>
          </table:table-cell>
          <table:table-cell table:formula="of:=[.M792]-[.F792]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49878" calcext:value-type="float">
            <text:p>49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43" calcext:value-type="float">
            <text:p>301943</text:p>
          </table:table-cell>
          <table:table-cell table:number-columns-repeated="4" office:value-type="float" office:value="1478104511308" calcext:value-type="float">
            <text:p>1478104511308</text:p>
          </table:table-cell>
          <table:table-cell office:value-type="string" calcext:value-type="string">
            <text:p>?</text:p>
          </table:table-cell>
          <table:table-cell office:value-type="float" office:value="1478104511308" calcext:value-type="float">
            <text:p>1478104511308</text:p>
          </table:table-cell>
          <table:table-cell office:value-type="float" office:value="1478104511523" calcext:value-type="float">
            <text:p>1478104511523</text:p>
          </table:table-cell>
          <table:table-cell office:value-type="float" office:value="1478104511623" calcext:value-type="float">
            <text:p>1478104511623</text:p>
          </table:table-cell>
          <table:table-cell/>
          <table:table-cell table:formula="of:=[.G793]-[.F793]" office:value-type="float" office:value="0" calcext:value-type="float">
            <text:p>0</text:p>
          </table:table-cell>
          <table:table-cell table:formula="of:=[.H793]-[.G793]" office:value-type="float" office:value="0" calcext:value-type="float">
            <text:p>0</text:p>
          </table:table-cell>
          <table:table-cell table:formula="of:=[.I793]-[.H793]" office:value-type="float" office:value="0" calcext:value-type="float">
            <text:p>0</text:p>
          </table:table-cell>
          <table:table-cell table:number-columns-repeated="2"/>
          <table:table-cell table:formula="of:=[.L793]-[.K793]" office:value-type="float" office:value="215" calcext:value-type="float">
            <text:p>215</text:p>
          </table:table-cell>
          <table:table-cell table:formula="of:=[.M793]-[.L793]" office:value-type="float" office:value="100" calcext:value-type="float">
            <text:p>100</text:p>
          </table:table-cell>
          <table:table-cell table:formula="of:=[.M793]-[.F793]"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49882" calcext:value-type="float">
            <text:p>498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607" calcext:value-type="float">
            <text:p>607</text:p>
          </table:table-cell>
          <table:table-cell office:value-type="float" office:value="1478104511200" calcext:value-type="float">
            <text:p>1478104511200</text:p>
          </table:table-cell>
          <table:table-cell table:number-columns-repeated="3" office:value-type="float" office:value="1478104511199" calcext:value-type="float">
            <text:p>1478104511199</text:p>
          </table:table-cell>
          <table:table-cell office:value-type="string" calcext:value-type="string">
            <text:p>?</text:p>
          </table:table-cell>
          <table:table-cell office:value-type="float" office:value="1478104511199" calcext:value-type="float">
            <text:p>1478104511199</text:p>
          </table:table-cell>
          <table:table-cell office:value-type="float" office:value="1478104511431" calcext:value-type="float">
            <text:p>1478104511431</text:p>
          </table:table-cell>
          <table:table-cell office:value-type="float" office:value="1478104511625" calcext:value-type="float">
            <text:p>1478104511625</text:p>
          </table:table-cell>
          <table:table-cell/>
          <table:table-cell table:formula="of:=[.G794]-[.F794]" office:value-type="float" office:value="-1" calcext:value-type="float">
            <text:p>-1</text:p>
          </table:table-cell>
          <table:table-cell table:formula="of:=[.H794]-[.G794]" office:value-type="float" office:value="0" calcext:value-type="float">
            <text:p>0</text:p>
          </table:table-cell>
          <table:table-cell table:formula="of:=[.I794]-[.H794]" office:value-type="float" office:value="0" calcext:value-type="float">
            <text:p>0</text:p>
          </table:table-cell>
          <table:table-cell table:number-columns-repeated="2"/>
          <table:table-cell table:formula="of:=[.L794]-[.K794]" office:value-type="float" office:value="232" calcext:value-type="float">
            <text:p>232</text:p>
          </table:table-cell>
          <table:table-cell table:formula="of:=[.M794]-[.L794]" office:value-type="float" office:value="194" calcext:value-type="float">
            <text:p>194</text:p>
          </table:table-cell>
          <table:table-cell table:formula="of:=[.M794]-[.F794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49886" calcext:value-type="float">
            <text:p>498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574" calcext:value-type="float">
            <text:p>101574</text:p>
          </table:table-cell>
          <table:table-cell office:value-type="float" office:value="1478104511303" calcext:value-type="float">
            <text:p>1478104511303</text:p>
          </table:table-cell>
          <table:table-cell table:number-columns-repeated="3" office:value-type="float" office:value="1478104511304" calcext:value-type="float">
            <text:p>1478104511304</text:p>
          </table:table-cell>
          <table:table-cell office:value-type="string" calcext:value-type="string">
            <text:p>?</text:p>
          </table:table-cell>
          <table:table-cell office:value-type="float" office:value="1478104511304" calcext:value-type="float">
            <text:p>1478104511304</text:p>
          </table:table-cell>
          <table:table-cell office:value-type="float" office:value="1478104511524" calcext:value-type="float">
            <text:p>1478104511524</text:p>
          </table:table-cell>
          <table:table-cell office:value-type="float" office:value="1478104511672" calcext:value-type="float">
            <text:p>1478104511672</text:p>
          </table:table-cell>
          <table:table-cell/>
          <table:table-cell table:formula="of:=[.G795]-[.F795]" office:value-type="float" office:value="1" calcext:value-type="float">
            <text:p>1</text:p>
          </table:table-cell>
          <table:table-cell table:formula="of:=[.H795]-[.G795]" office:value-type="float" office:value="0" calcext:value-type="float">
            <text:p>0</text:p>
          </table:table-cell>
          <table:table-cell table:formula="of:=[.I795]-[.H795]" office:value-type="float" office:value="0" calcext:value-type="float">
            <text:p>0</text:p>
          </table:table-cell>
          <table:table-cell table:number-columns-repeated="2"/>
          <table:table-cell table:formula="of:=[.L795]-[.K795]" office:value-type="float" office:value="220" calcext:value-type="float">
            <text:p>220</text:p>
          </table:table-cell>
          <table:table-cell table:formula="of:=[.M795]-[.L795]" office:value-type="float" office:value="148" calcext:value-type="float">
            <text:p>148</text:p>
          </table:table-cell>
          <table:table-cell table:formula="of:=[.M795]-[.F795]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49889" calcext:value-type="float">
            <text:p>49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770" calcext:value-type="float">
            <text:p>1770</text:p>
          </table:table-cell>
          <table:table-cell office:value-type="float" office:value="1478104511337" calcext:value-type="float">
            <text:p>1478104511337</text:p>
          </table:table-cell>
          <table:table-cell table:number-columns-repeated="3" office:value-type="float" office:value="1478104511338" calcext:value-type="float">
            <text:p>1478104511338</text:p>
          </table:table-cell>
          <table:table-cell office:value-type="string" calcext:value-type="string">
            <text:p>?</text:p>
          </table:table-cell>
          <table:table-cell office:value-type="float" office:value="1478104511338" calcext:value-type="float">
            <text:p>1478104511338</text:p>
          </table:table-cell>
          <table:table-cell office:value-type="float" office:value="1478104511562" calcext:value-type="float">
            <text:p>1478104511562</text:p>
          </table:table-cell>
          <table:table-cell office:value-type="float" office:value="1478104511677" calcext:value-type="float">
            <text:p>1478104511677</text:p>
          </table:table-cell>
          <table:table-cell/>
          <table:table-cell table:formula="of:=[.G796]-[.F796]" office:value-type="float" office:value="1" calcext:value-type="float">
            <text:p>1</text:p>
          </table:table-cell>
          <table:table-cell table:formula="of:=[.H796]-[.G796]" office:value-type="float" office:value="0" calcext:value-type="float">
            <text:p>0</text:p>
          </table:table-cell>
          <table:table-cell table:formula="of:=[.I796]-[.H796]" office:value-type="float" office:value="0" calcext:value-type="float">
            <text:p>0</text:p>
          </table:table-cell>
          <table:table-cell table:number-columns-repeated="2"/>
          <table:table-cell table:formula="of:=[.L796]-[.K796]" office:value-type="float" office:value="224" calcext:value-type="float">
            <text:p>224</text:p>
          </table:table-cell>
          <table:table-cell table:formula="of:=[.M796]-[.L796]" office:value-type="float" office:value="115" calcext:value-type="float">
            <text:p>115</text:p>
          </table:table-cell>
          <table:table-cell table:formula="of:=[.M796]-[.F796]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49891" calcext:value-type="float">
            <text:p>498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193" calcext:value-type="float">
            <text:p>300193</text:p>
          </table:table-cell>
          <table:table-cell office:value-type="float" office:value="1478104511314" calcext:value-type="float">
            <text:p>1478104511314</text:p>
          </table:table-cell>
          <table:table-cell table:number-columns-repeated="3" office:value-type="float" office:value="1478104511321" calcext:value-type="float">
            <text:p>1478104511321</text:p>
          </table:table-cell>
          <table:table-cell office:value-type="string" calcext:value-type="string">
            <text:p>?</text:p>
          </table:table-cell>
          <table:table-cell office:value-type="float" office:value="1478104511321" calcext:value-type="float">
            <text:p>1478104511321</text:p>
          </table:table-cell>
          <table:table-cell office:value-type="float" office:value="1478104511566" calcext:value-type="float">
            <text:p>1478104511566</text:p>
          </table:table-cell>
          <table:table-cell office:value-type="float" office:value="1478104511679" calcext:value-type="float">
            <text:p>1478104511679</text:p>
          </table:table-cell>
          <table:table-cell/>
          <table:table-cell table:formula="of:=[.G797]-[.F797]" office:value-type="float" office:value="7" calcext:value-type="float">
            <text:p>7</text:p>
          </table:table-cell>
          <table:table-cell table:formula="of:=[.H797]-[.G797]" office:value-type="float" office:value="0" calcext:value-type="float">
            <text:p>0</text:p>
          </table:table-cell>
          <table:table-cell table:formula="of:=[.I797]-[.H797]" office:value-type="float" office:value="0" calcext:value-type="float">
            <text:p>0</text:p>
          </table:table-cell>
          <table:table-cell table:number-columns-repeated="2"/>
          <table:table-cell table:formula="of:=[.L797]-[.K797]" office:value-type="float" office:value="245" calcext:value-type="float">
            <text:p>245</text:p>
          </table:table-cell>
          <table:table-cell table:formula="of:=[.M797]-[.L797]" office:value-type="float" office:value="113" calcext:value-type="float">
            <text:p>113</text:p>
          </table:table-cell>
          <table:table-cell table:formula="of:=[.M797]-[.F797]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49890" calcext:value-type="float">
            <text:p>49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543" calcext:value-type="float">
            <text:p>101543</text:p>
          </table:table-cell>
          <table:table-cell table:number-columns-repeated="4" office:value-type="float" office:value="1478104511382" calcext:value-type="float">
            <text:p>1478104511382</text:p>
          </table:table-cell>
          <table:table-cell office:value-type="string" calcext:value-type="string">
            <text:p>?</text:p>
          </table:table-cell>
          <table:table-cell office:value-type="float" office:value="1478104511382" calcext:value-type="float">
            <text:p>1478104511382</text:p>
          </table:table-cell>
          <table:table-cell office:value-type="float" office:value="1478104511592" calcext:value-type="float">
            <text:p>1478104511592</text:p>
          </table:table-cell>
          <table:table-cell office:value-type="float" office:value="1478104511682" calcext:value-type="float">
            <text:p>1478104511682</text:p>
          </table:table-cell>
          <table:table-cell/>
          <table:table-cell table:formula="of:=[.G798]-[.F798]" office:value-type="float" office:value="0" calcext:value-type="float">
            <text:p>0</text:p>
          </table:table-cell>
          <table:table-cell table:formula="of:=[.H798]-[.G798]" office:value-type="float" office:value="0" calcext:value-type="float">
            <text:p>0</text:p>
          </table:table-cell>
          <table:table-cell table:formula="of:=[.I798]-[.H798]" office:value-type="float" office:value="0" calcext:value-type="float">
            <text:p>0</text:p>
          </table:table-cell>
          <table:table-cell table:number-columns-repeated="2"/>
          <table:table-cell table:formula="of:=[.L798]-[.K798]" office:value-type="float" office:value="210" calcext:value-type="float">
            <text:p>210</text:p>
          </table:table-cell>
          <table:table-cell table:formula="of:=[.M798]-[.L798]" office:value-type="float" office:value="90" calcext:value-type="float">
            <text:p>90</text:p>
          </table:table-cell>
          <table:table-cell table:formula="of:=[.M798]-[.F798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49893" calcext:value-type="float">
            <text:p>498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552" calcext:value-type="float">
            <text:p>1552</text:p>
          </table:table-cell>
          <table:table-cell office:value-type="float" office:value="1478104511345" calcext:value-type="float">
            <text:p>1478104511345</text:p>
          </table:table-cell>
          <table:table-cell table:number-columns-repeated="3" office:value-type="float" office:value="1478104511354" calcext:value-type="float">
            <text:p>1478104511354</text:p>
          </table:table-cell>
          <table:table-cell office:value-type="string" calcext:value-type="string">
            <text:p>?</text:p>
          </table:table-cell>
          <table:table-cell office:value-type="float" office:value="1478104511354" calcext:value-type="float">
            <text:p>1478104511354</text:p>
          </table:table-cell>
          <table:table-cell office:value-type="float" office:value="1478104511568" calcext:value-type="float">
            <text:p>1478104511568</text:p>
          </table:table-cell>
          <table:table-cell office:value-type="float" office:value="1478104511683" calcext:value-type="float">
            <text:p>1478104511683</text:p>
          </table:table-cell>
          <table:table-cell/>
          <table:table-cell table:formula="of:=[.G799]-[.F799]" office:value-type="float" office:value="9" calcext:value-type="float">
            <text:p>9</text:p>
          </table:table-cell>
          <table:table-cell table:formula="of:=[.H799]-[.G799]" office:value-type="float" office:value="0" calcext:value-type="float">
            <text:p>0</text:p>
          </table:table-cell>
          <table:table-cell table:formula="of:=[.I799]-[.H799]" office:value-type="float" office:value="0" calcext:value-type="float">
            <text:p>0</text:p>
          </table:table-cell>
          <table:table-cell table:number-columns-repeated="2"/>
          <table:table-cell table:formula="of:=[.L799]-[.K799]" office:value-type="float" office:value="214" calcext:value-type="float">
            <text:p>214</text:p>
          </table:table-cell>
          <table:table-cell table:formula="of:=[.M799]-[.L799]" office:value-type="float" office:value="115" calcext:value-type="float">
            <text:p>115</text:p>
          </table:table-cell>
          <table:table-cell table:formula="of:=[.M799]-[.F799]"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49888" calcext:value-type="float">
            <text:p>49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388" calcext:value-type="float">
            <text:p>200388</text:p>
          </table:table-cell>
          <table:table-cell office:value-type="float" office:value="1478104511590" calcext:value-type="float">
            <text:p>1478104511590</text:p>
          </table:table-cell>
          <table:table-cell table:number-columns-repeated="3" office:value-type="float" office:value="1478104511589" calcext:value-type="float">
            <text:p>1478104511589</text:p>
          </table:table-cell>
          <table:table-cell office:value-type="string" calcext:value-type="string">
            <text:p>?</text:p>
          </table:table-cell>
          <table:table-cell office:value-type="float" office:value="1478104511589" calcext:value-type="float">
            <text:p>1478104511589</text:p>
          </table:table-cell>
          <table:table-cell office:value-type="float" office:value="1478104511784" calcext:value-type="float">
            <text:p>1478104511784</text:p>
          </table:table-cell>
          <table:table-cell office:value-type="float" office:value="1478104511800" calcext:value-type="float">
            <text:p>1478104511800</text:p>
          </table:table-cell>
          <table:table-cell/>
          <table:table-cell table:formula="of:=[.G800]-[.F800]" office:value-type="float" office:value="-1" calcext:value-type="float">
            <text:p>-1</text:p>
          </table:table-cell>
          <table:table-cell table:formula="of:=[.H800]-[.G800]" office:value-type="float" office:value="0" calcext:value-type="float">
            <text:p>0</text:p>
          </table:table-cell>
          <table:table-cell table:formula="of:=[.I800]-[.H800]" office:value-type="float" office:value="0" calcext:value-type="float">
            <text:p>0</text:p>
          </table:table-cell>
          <table:table-cell table:number-columns-repeated="2"/>
          <table:table-cell table:formula="of:=[.L800]-[.K800]" office:value-type="float" office:value="195" calcext:value-type="float">
            <text:p>195</text:p>
          </table:table-cell>
          <table:table-cell table:formula="of:=[.M800]-[.L800]" office:value-type="float" office:value="16" calcext:value-type="float">
            <text:p>16</text:p>
          </table:table-cell>
          <table:table-cell table:formula="of:=[.M800]-[.F800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892" calcext:value-type="float">
            <text:p>49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419" calcext:value-type="float">
            <text:p>302419</text:p>
          </table:table-cell>
          <table:table-cell table:number-columns-repeated="4" office:value-type="float" office:value="1478104511602" calcext:value-type="float">
            <text:p>1478104511602</text:p>
          </table:table-cell>
          <table:table-cell office:value-type="string" calcext:value-type="string">
            <text:p>?</text:p>
          </table:table-cell>
          <table:table-cell office:value-type="float" office:value="1478104511602" calcext:value-type="float">
            <text:p>1478104511602</text:p>
          </table:table-cell>
          <table:table-cell office:value-type="float" office:value="1478104511792" calcext:value-type="float">
            <text:p>1478104511792</text:p>
          </table:table-cell>
          <table:table-cell office:value-type="float" office:value="1478104511828" calcext:value-type="float">
            <text:p>1478104511828</text:p>
          </table:table-cell>
          <table:table-cell/>
          <table:table-cell table:formula="of:=[.G801]-[.F801]" office:value-type="float" office:value="0" calcext:value-type="float">
            <text:p>0</text:p>
          </table:table-cell>
          <table:table-cell table:formula="of:=[.H801]-[.G801]" office:value-type="float" office:value="0" calcext:value-type="float">
            <text:p>0</text:p>
          </table:table-cell>
          <table:table-cell table:formula="of:=[.I801]-[.H801]" office:value-type="float" office:value="0" calcext:value-type="float">
            <text:p>0</text:p>
          </table:table-cell>
          <table:table-cell table:number-columns-repeated="2"/>
          <table:table-cell table:formula="of:=[.L801]-[.K801]" office:value-type="float" office:value="190" calcext:value-type="float">
            <text:p>190</text:p>
          </table:table-cell>
          <table:table-cell table:formula="of:=[.M801]-[.L801]" office:value-type="float" office:value="36" calcext:value-type="float">
            <text:p>36</text:p>
          </table:table-cell>
          <table:table-cell table:formula="of:=[.M801]-[.F801]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9897" calcext:value-type="float">
            <text:p>49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577" calcext:value-type="float">
            <text:p>301577</text:p>
          </table:table-cell>
          <table:table-cell office:value-type="float" office:value="1478104511668" calcext:value-type="float">
            <text:p>1478104511668</text:p>
          </table:table-cell>
          <table:table-cell table:number-columns-repeated="3" office:value-type="float" office:value="1478104511667" calcext:value-type="float">
            <text:p>1478104511667</text:p>
          </table:table-cell>
          <table:table-cell office:value-type="string" calcext:value-type="string">
            <text:p>?</text:p>
          </table:table-cell>
          <table:table-cell office:value-type="float" office:value="1478104511668" calcext:value-type="float">
            <text:p>1478104511668</text:p>
          </table:table-cell>
          <table:table-cell office:value-type="float" office:value="1478104511869" calcext:value-type="float">
            <text:p>1478104511869</text:p>
          </table:table-cell>
          <table:table-cell office:value-type="float" office:value="1478104511904" calcext:value-type="float">
            <text:p>1478104511904</text:p>
          </table:table-cell>
          <table:table-cell/>
          <table:table-cell table:formula="of:=[.G802]-[.F802]" office:value-type="float" office:value="-1" calcext:value-type="float">
            <text:p>-1</text:p>
          </table:table-cell>
          <table:table-cell table:formula="of:=[.H802]-[.G802]" office:value-type="float" office:value="0" calcext:value-type="float">
            <text:p>0</text:p>
          </table:table-cell>
          <table:table-cell table:formula="of:=[.I802]-[.H802]" office:value-type="float" office:value="0" calcext:value-type="float">
            <text:p>0</text:p>
          </table:table-cell>
          <table:table-cell table:number-columns-repeated="2"/>
          <table:table-cell table:formula="of:=[.L802]-[.K802]" office:value-type="float" office:value="201" calcext:value-type="float">
            <text:p>201</text:p>
          </table:table-cell>
          <table:table-cell table:formula="of:=[.M802]-[.L802]" office:value-type="float" office:value="35" calcext:value-type="float">
            <text:p>35</text:p>
          </table:table-cell>
          <table:table-cell table:formula="of:=[.M802]-[.F802]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49896" calcext:value-type="float">
            <text:p>498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425" calcext:value-type="float">
            <text:p>202425</text:p>
          </table:table-cell>
          <table:table-cell table:number-columns-repeated="4" office:value-type="float" office:value="1478104511895" calcext:value-type="float">
            <text:p>1478104511895</text:p>
          </table:table-cell>
          <table:table-cell office:value-type="string" calcext:value-type="string">
            <text:p>?</text:p>
          </table:table-cell>
          <table:table-cell office:value-type="float" office:value="1478104511895" calcext:value-type="float">
            <text:p>1478104511895</text:p>
          </table:table-cell>
          <table:table-cell office:value-type="float" office:value="1478104512095" calcext:value-type="float">
            <text:p>1478104512095</text:p>
          </table:table-cell>
          <table:table-cell office:value-type="float" office:value="1478104512108" calcext:value-type="float">
            <text:p>1478104512108</text:p>
          </table:table-cell>
          <table:table-cell/>
          <table:table-cell table:formula="of:=[.G803]-[.F803]" office:value-type="float" office:value="0" calcext:value-type="float">
            <text:p>0</text:p>
          </table:table-cell>
          <table:table-cell table:formula="of:=[.H803]-[.G803]" office:value-type="float" office:value="0" calcext:value-type="float">
            <text:p>0</text:p>
          </table:table-cell>
          <table:table-cell table:formula="of:=[.I803]-[.H803]" office:value-type="float" office:value="0" calcext:value-type="float">
            <text:p>0</text:p>
          </table:table-cell>
          <table:table-cell table:number-columns-repeated="2"/>
          <table:table-cell table:formula="of:=[.L803]-[.K803]" office:value-type="float" office:value="200" calcext:value-type="float">
            <text:p>200</text:p>
          </table:table-cell>
          <table:table-cell table:formula="of:=[.M803]-[.L803]" office:value-type="float" office:value="13" calcext:value-type="float">
            <text:p>13</text:p>
          </table:table-cell>
          <table:table-cell table:formula="of:=[.M803]-[.F803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895" calcext:value-type="float">
            <text:p>49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953" calcext:value-type="float">
            <text:p>100953</text:p>
          </table:table-cell>
          <table:table-cell table:number-columns-repeated="4" office:value-type="float" office:value="1478104511965" calcext:value-type="float">
            <text:p>1478104511965</text:p>
          </table:table-cell>
          <table:table-cell office:value-type="string" calcext:value-type="string">
            <text:p>?</text:p>
          </table:table-cell>
          <table:table-cell office:value-type="float" office:value="1478104511965" calcext:value-type="float">
            <text:p>1478104511965</text:p>
          </table:table-cell>
          <table:table-cell office:value-type="float" office:value="1478104512150" calcext:value-type="float">
            <text:p>1478104512150</text:p>
          </table:table-cell>
          <table:table-cell office:value-type="float" office:value="1478104512157" calcext:value-type="float">
            <text:p>1478104512157</text:p>
          </table:table-cell>
          <table:table-cell/>
          <table:table-cell table:formula="of:=[.G804]-[.F804]" office:value-type="float" office:value="0" calcext:value-type="float">
            <text:p>0</text:p>
          </table:table-cell>
          <table:table-cell table:formula="of:=[.H804]-[.G804]" office:value-type="float" office:value="0" calcext:value-type="float">
            <text:p>0</text:p>
          </table:table-cell>
          <table:table-cell table:formula="of:=[.I804]-[.H804]" office:value-type="float" office:value="0" calcext:value-type="float">
            <text:p>0</text:p>
          </table:table-cell>
          <table:table-cell table:number-columns-repeated="2"/>
          <table:table-cell table:formula="of:=[.L804]-[.K804]" office:value-type="float" office:value="185" calcext:value-type="float">
            <text:p>185</text:p>
          </table:table-cell>
          <table:table-cell table:formula="of:=[.M804]-[.L804]" office:value-type="float" office:value="7" calcext:value-type="float">
            <text:p>7</text:p>
          </table:table-cell>
          <table:table-cell table:formula="of:=[.M804]-[.F804]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49900" calcext:value-type="float">
            <text:p>49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902" calcext:value-type="float">
            <text:p>100902</text:p>
          </table:table-cell>
          <table:table-cell table:number-columns-repeated="4" office:value-type="float" office:value="1478104512093" calcext:value-type="float">
            <text:p>1478104512093</text:p>
          </table:table-cell>
          <table:table-cell office:value-type="string" calcext:value-type="string">
            <text:p>?</text:p>
          </table:table-cell>
          <table:table-cell office:value-type="float" office:value="1478104512093" calcext:value-type="float">
            <text:p>1478104512093</text:p>
          </table:table-cell>
          <table:table-cell office:value-type="float" office:value="1478104512279" calcext:value-type="float">
            <text:p>1478104512279</text:p>
          </table:table-cell>
          <table:table-cell office:value-type="float" office:value="1478104512294" calcext:value-type="float">
            <text:p>1478104512294</text:p>
          </table:table-cell>
          <table:table-cell/>
          <table:table-cell table:formula="of:=[.G805]-[.F805]" office:value-type="float" office:value="0" calcext:value-type="float">
            <text:p>0</text:p>
          </table:table-cell>
          <table:table-cell table:formula="of:=[.H805]-[.G805]" office:value-type="float" office:value="0" calcext:value-type="float">
            <text:p>0</text:p>
          </table:table-cell>
          <table:table-cell table:formula="of:=[.I805]-[.H805]" office:value-type="float" office:value="0" calcext:value-type="float">
            <text:p>0</text:p>
          </table:table-cell>
          <table:table-cell table:number-columns-repeated="2"/>
          <table:table-cell table:formula="of:=[.L805]-[.K805]" office:value-type="float" office:value="186" calcext:value-type="float">
            <text:p>186</text:p>
          </table:table-cell>
          <table:table-cell table:formula="of:=[.M805]-[.L805]" office:value-type="float" office:value="15" calcext:value-type="float">
            <text:p>15</text:p>
          </table:table-cell>
          <table:table-cell table:formula="of:=[.M805]-[.F805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902" calcext:value-type="float">
            <text:p>499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05" calcext:value-type="float">
            <text:p>201505</text:p>
          </table:table-cell>
          <table:table-cell table:number-columns-repeated="4" office:value-type="float" office:value="1478104512128" calcext:value-type="float">
            <text:p>1478104512128</text:p>
          </table:table-cell>
          <table:table-cell office:value-type="string" calcext:value-type="string">
            <text:p>?</text:p>
          </table:table-cell>
          <table:table-cell office:value-type="float" office:value="1478104512128" calcext:value-type="float">
            <text:p>1478104512128</text:p>
          </table:table-cell>
          <table:table-cell office:value-type="float" office:value="1478104512320" calcext:value-type="float">
            <text:p>1478104512320</text:p>
          </table:table-cell>
          <table:table-cell office:value-type="float" office:value="1478104512330" calcext:value-type="float">
            <text:p>1478104512330</text:p>
          </table:table-cell>
          <table:table-cell/>
          <table:table-cell table:formula="of:=[.G806]-[.F806]" office:value-type="float" office:value="0" calcext:value-type="float">
            <text:p>0</text:p>
          </table:table-cell>
          <table:table-cell table:formula="of:=[.H806]-[.G806]" office:value-type="float" office:value="0" calcext:value-type="float">
            <text:p>0</text:p>
          </table:table-cell>
          <table:table-cell table:formula="of:=[.I806]-[.H806]" office:value-type="float" office:value="0" calcext:value-type="float">
            <text:p>0</text:p>
          </table:table-cell>
          <table:table-cell table:number-columns-repeated="2"/>
          <table:table-cell table:formula="of:=[.L806]-[.K806]" office:value-type="float" office:value="192" calcext:value-type="float">
            <text:p>192</text:p>
          </table:table-cell>
          <table:table-cell table:formula="of:=[.M806]-[.L806]" office:value-type="float" office:value="10" calcext:value-type="float">
            <text:p>10</text:p>
          </table:table-cell>
          <table:table-cell table:formula="of:=[.M806]-[.F806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901" calcext:value-type="float">
            <text:p>49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73" calcext:value-type="float">
            <text:p>102073</text:p>
          </table:table-cell>
          <table:table-cell office:value-type="float" office:value="1478104512136" calcext:value-type="float">
            <text:p>1478104512136</text:p>
          </table:table-cell>
          <table:table-cell table:number-columns-repeated="3" office:value-type="float" office:value="1478104512137" calcext:value-type="float">
            <text:p>1478104512137</text:p>
          </table:table-cell>
          <table:table-cell office:value-type="string" calcext:value-type="string">
            <text:p>?</text:p>
          </table:table-cell>
          <table:table-cell office:value-type="float" office:value="1478104512137" calcext:value-type="float">
            <text:p>1478104512137</text:p>
          </table:table-cell>
          <table:table-cell office:value-type="float" office:value="1478104512323" calcext:value-type="float">
            <text:p>1478104512323</text:p>
          </table:table-cell>
          <table:table-cell office:value-type="float" office:value="1478104512333" calcext:value-type="float">
            <text:p>1478104512333</text:p>
          </table:table-cell>
          <table:table-cell/>
          <table:table-cell table:formula="of:=[.G807]-[.F807]" office:value-type="float" office:value="1" calcext:value-type="float">
            <text:p>1</text:p>
          </table:table-cell>
          <table:table-cell table:formula="of:=[.H807]-[.G807]" office:value-type="float" office:value="0" calcext:value-type="float">
            <text:p>0</text:p>
          </table:table-cell>
          <table:table-cell table:formula="of:=[.I807]-[.H807]" office:value-type="float" office:value="0" calcext:value-type="float">
            <text:p>0</text:p>
          </table:table-cell>
          <table:table-cell table:number-columns-repeated="2"/>
          <table:table-cell table:formula="of:=[.L807]-[.K807]" office:value-type="float" office:value="186" calcext:value-type="float">
            <text:p>186</text:p>
          </table:table-cell>
          <table:table-cell table:formula="of:=[.M807]-[.L807]" office:value-type="float" office:value="10" calcext:value-type="float">
            <text:p>10</text:p>
          </table:table-cell>
          <table:table-cell table:formula="of:=[.M807]-[.F807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9899" calcext:value-type="float">
            <text:p>498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22" calcext:value-type="float">
            <text:p>201122</text:p>
          </table:table-cell>
          <table:table-cell office:value-type="float" office:value="1478104512128" calcext:value-type="float">
            <text:p>1478104512128</text:p>
          </table:table-cell>
          <table:table-cell table:number-columns-repeated="3" office:value-type="float" office:value="1478104512127" calcext:value-type="float">
            <text:p>1478104512127</text:p>
          </table:table-cell>
          <table:table-cell office:value-type="string" calcext:value-type="string">
            <text:p>?</text:p>
          </table:table-cell>
          <table:table-cell office:value-type="float" office:value="1478104512127" calcext:value-type="float">
            <text:p>1478104512127</text:p>
          </table:table-cell>
          <table:table-cell office:value-type="float" office:value="1478104512325" calcext:value-type="float">
            <text:p>1478104512325</text:p>
          </table:table-cell>
          <table:table-cell office:value-type="float" office:value="1478104512341" calcext:value-type="float">
            <text:p>1478104512341</text:p>
          </table:table-cell>
          <table:table-cell/>
          <table:table-cell table:formula="of:=[.G808]-[.F808]" office:value-type="float" office:value="-1" calcext:value-type="float">
            <text:p>-1</text:p>
          </table:table-cell>
          <table:table-cell table:formula="of:=[.H808]-[.G808]" office:value-type="float" office:value="0" calcext:value-type="float">
            <text:p>0</text:p>
          </table:table-cell>
          <table:table-cell table:formula="of:=[.I808]-[.H808]" office:value-type="float" office:value="0" calcext:value-type="float">
            <text:p>0</text:p>
          </table:table-cell>
          <table:table-cell table:number-columns-repeated="2"/>
          <table:table-cell table:formula="of:=[.L808]-[.K808]" office:value-type="float" office:value="198" calcext:value-type="float">
            <text:p>198</text:p>
          </table:table-cell>
          <table:table-cell table:formula="of:=[.M808]-[.L808]" office:value-type="float" office:value="16" calcext:value-type="float">
            <text:p>16</text:p>
          </table:table-cell>
          <table:table-cell table:formula="of:=[.M808]-[.F808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904" calcext:value-type="float">
            <text:p>499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74" calcext:value-type="float">
            <text:p>101274</text:p>
          </table:table-cell>
          <table:table-cell office:value-type="float" office:value="1478104512160" calcext:value-type="float">
            <text:p>1478104512160</text:p>
          </table:table-cell>
          <table:table-cell table:number-columns-repeated="3" office:value-type="float" office:value="1478104512159" calcext:value-type="float">
            <text:p>1478104512159</text:p>
          </table:table-cell>
          <table:table-cell office:value-type="string" calcext:value-type="string">
            <text:p>?</text:p>
          </table:table-cell>
          <table:table-cell office:value-type="float" office:value="1478104512159" calcext:value-type="float">
            <text:p>1478104512159</text:p>
          </table:table-cell>
          <table:table-cell office:value-type="float" office:value="1478104512346" calcext:value-type="float">
            <text:p>1478104512346</text:p>
          </table:table-cell>
          <table:table-cell office:value-type="float" office:value="1478104512354" calcext:value-type="float">
            <text:p>1478104512354</text:p>
          </table:table-cell>
          <table:table-cell/>
          <table:table-cell table:formula="of:=[.G809]-[.F809]" office:value-type="float" office:value="-1" calcext:value-type="float">
            <text:p>-1</text:p>
          </table:table-cell>
          <table:table-cell table:formula="of:=[.H809]-[.G809]" office:value-type="float" office:value="0" calcext:value-type="float">
            <text:p>0</text:p>
          </table:table-cell>
          <table:table-cell table:formula="of:=[.I809]-[.H809]" office:value-type="float" office:value="0" calcext:value-type="float">
            <text:p>0</text:p>
          </table:table-cell>
          <table:table-cell table:number-columns-repeated="2"/>
          <table:table-cell table:formula="of:=[.L809]-[.K809]" office:value-type="float" office:value="187" calcext:value-type="float">
            <text:p>187</text:p>
          </table:table-cell>
          <table:table-cell table:formula="of:=[.M809]-[.L809]" office:value-type="float" office:value="8" calcext:value-type="float">
            <text:p>8</text:p>
          </table:table-cell>
          <table:table-cell table:formula="of:=[.M809]-[.F809]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49894" calcext:value-type="float">
            <text:p>49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58" calcext:value-type="float">
            <text:p>158</text:p>
          </table:table-cell>
          <table:table-cell office:value-type="float" office:value="1478104512171" calcext:value-type="float">
            <text:p>1478104512171</text:p>
          </table:table-cell>
          <table:table-cell table:number-columns-repeated="3" office:value-type="float" office:value="1478104512170" calcext:value-type="float">
            <text:p>1478104512170</text:p>
          </table:table-cell>
          <table:table-cell office:value-type="string" calcext:value-type="string">
            <text:p>?</text:p>
          </table:table-cell>
          <table:table-cell office:value-type="float" office:value="1478104512170" calcext:value-type="float">
            <text:p>1478104512170</text:p>
          </table:table-cell>
          <table:table-cell office:value-type="float" office:value="1478104512539" calcext:value-type="float">
            <text:p>1478104512539</text:p>
          </table:table-cell>
          <table:table-cell office:value-type="float" office:value="1478104512549" calcext:value-type="float">
            <text:p>1478104512549</text:p>
          </table:table-cell>
          <table:table-cell/>
          <table:table-cell table:formula="of:=[.G810]-[.F810]" office:value-type="float" office:value="-1" calcext:value-type="float">
            <text:p>-1</text:p>
          </table:table-cell>
          <table:table-cell table:formula="of:=[.H810]-[.G810]" office:value-type="float" office:value="0" calcext:value-type="float">
            <text:p>0</text:p>
          </table:table-cell>
          <table:table-cell table:formula="of:=[.I810]-[.H810]" office:value-type="float" office:value="0" calcext:value-type="float">
            <text:p>0</text:p>
          </table:table-cell>
          <table:table-cell table:number-columns-repeated="2"/>
          <table:table-cell table:formula="of:=[.L810]-[.K810]" office:value-type="float" office:value="369" calcext:value-type="float">
            <text:p>369</text:p>
          </table:table-cell>
          <table:table-cell table:formula="of:=[.M810]-[.L810]" office:value-type="float" office:value="10" calcext:value-type="float">
            <text:p>10</text:p>
          </table:table-cell>
          <table:table-cell table:formula="of:=[.M810]-[.F810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49898" calcext:value-type="float">
            <text:p>498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018" calcext:value-type="float">
            <text:p>302018</text:p>
          </table:table-cell>
          <table:table-cell table:number-columns-repeated="4" office:value-type="float" office:value="1478104512367" calcext:value-type="float">
            <text:p>1478104512367</text:p>
          </table:table-cell>
          <table:table-cell office:value-type="string" calcext:value-type="string">
            <text:p>?</text:p>
          </table:table-cell>
          <table:table-cell office:value-type="float" office:value="1478104512367" calcext:value-type="float">
            <text:p>1478104512367</text:p>
          </table:table-cell>
          <table:table-cell office:value-type="float" office:value="1478104512551" calcext:value-type="float">
            <text:p>1478104512551</text:p>
          </table:table-cell>
          <table:table-cell office:value-type="float" office:value="1478104512572" calcext:value-type="float">
            <text:p>1478104512572</text:p>
          </table:table-cell>
          <table:table-cell/>
          <table:table-cell table:formula="of:=[.G811]-[.F811]" office:value-type="float" office:value="0" calcext:value-type="float">
            <text:p>0</text:p>
          </table:table-cell>
          <table:table-cell table:formula="of:=[.H811]-[.G811]" office:value-type="float" office:value="0" calcext:value-type="float">
            <text:p>0</text:p>
          </table:table-cell>
          <table:table-cell table:formula="of:=[.I811]-[.H811]" office:value-type="float" office:value="0" calcext:value-type="float">
            <text:p>0</text:p>
          </table:table-cell>
          <table:table-cell table:number-columns-repeated="2"/>
          <table:table-cell table:formula="of:=[.L811]-[.K811]" office:value-type="float" office:value="184" calcext:value-type="float">
            <text:p>184</text:p>
          </table:table-cell>
          <table:table-cell table:formula="of:=[.M811]-[.L811]" office:value-type="float" office:value="21" calcext:value-type="float">
            <text:p>21</text:p>
          </table:table-cell>
          <table:table-cell table:formula="of:=[.M811]-[.F811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907" calcext:value-type="float">
            <text:p>499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314" calcext:value-type="float">
            <text:p>302314</text:p>
          </table:table-cell>
          <table:table-cell table:number-columns-repeated="4" office:value-type="float" office:value="1478104512500" calcext:value-type="float">
            <text:p>1478104512500</text:p>
          </table:table-cell>
          <table:table-cell office:value-type="string" calcext:value-type="string">
            <text:p>?</text:p>
          </table:table-cell>
          <table:table-cell office:value-type="float" office:value="1478104512500" calcext:value-type="float">
            <text:p>1478104512500</text:p>
          </table:table-cell>
          <table:table-cell office:value-type="float" office:value="1478104512689" calcext:value-type="float">
            <text:p>1478104512689</text:p>
          </table:table-cell>
          <table:table-cell office:value-type="float" office:value="1478104512697" calcext:value-type="float">
            <text:p>1478104512697</text:p>
          </table:table-cell>
          <table:table-cell/>
          <table:table-cell table:formula="of:=[.G812]-[.F812]" office:value-type="float" office:value="0" calcext:value-type="float">
            <text:p>0</text:p>
          </table:table-cell>
          <table:table-cell table:formula="of:=[.H812]-[.G812]" office:value-type="float" office:value="0" calcext:value-type="float">
            <text:p>0</text:p>
          </table:table-cell>
          <table:table-cell table:formula="of:=[.I812]-[.H812]" office:value-type="float" office:value="0" calcext:value-type="float">
            <text:p>0</text:p>
          </table:table-cell>
          <table:table-cell table:number-columns-repeated="2"/>
          <table:table-cell table:formula="of:=[.L812]-[.K812]" office:value-type="float" office:value="189" calcext:value-type="float">
            <text:p>189</text:p>
          </table:table-cell>
          <table:table-cell table:formula="of:=[.M812]-[.L812]" office:value-type="float" office:value="8" calcext:value-type="float">
            <text:p>8</text:p>
          </table:table-cell>
          <table:table-cell table:formula="of:=[.M812]-[.F812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9905" calcext:value-type="float">
            <text:p>49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57" calcext:value-type="float">
            <text:p>100357</text:p>
          </table:table-cell>
          <table:table-cell table:number-columns-repeated="4" office:value-type="float" office:value="1478104512520" calcext:value-type="float">
            <text:p>1478104512520</text:p>
          </table:table-cell>
          <table:table-cell office:value-type="string" calcext:value-type="string">
            <text:p>?</text:p>
          </table:table-cell>
          <table:table-cell office:value-type="float" office:value="1478104512520" calcext:value-type="float">
            <text:p>1478104512520</text:p>
          </table:table-cell>
          <table:table-cell office:value-type="float" office:value="1478104512707" calcext:value-type="float">
            <text:p>1478104512707</text:p>
          </table:table-cell>
          <table:table-cell office:value-type="float" office:value="1478104512715" calcext:value-type="float">
            <text:p>1478104512715</text:p>
          </table:table-cell>
          <table:table-cell/>
          <table:table-cell table:formula="of:=[.G813]-[.F813]" office:value-type="float" office:value="0" calcext:value-type="float">
            <text:p>0</text:p>
          </table:table-cell>
          <table:table-cell table:formula="of:=[.H813]-[.G813]" office:value-type="float" office:value="0" calcext:value-type="float">
            <text:p>0</text:p>
          </table:table-cell>
          <table:table-cell table:formula="of:=[.I813]-[.H813]" office:value-type="float" office:value="0" calcext:value-type="float">
            <text:p>0</text:p>
          </table:table-cell>
          <table:table-cell table:number-columns-repeated="2"/>
          <table:table-cell table:formula="of:=[.L813]-[.K813]" office:value-type="float" office:value="187" calcext:value-type="float">
            <text:p>187</text:p>
          </table:table-cell>
          <table:table-cell table:formula="of:=[.M813]-[.L813]" office:value-type="float" office:value="8" calcext:value-type="float">
            <text:p>8</text:p>
          </table:table-cell>
          <table:table-cell table:formula="of:=[.M813]-[.F813]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9908" calcext:value-type="float">
            <text:p>49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031" calcext:value-type="float">
            <text:p>302031</text:p>
          </table:table-cell>
          <table:table-cell office:value-type="float" office:value="1478104512582" calcext:value-type="float">
            <text:p>1478104512582</text:p>
          </table:table-cell>
          <table:table-cell table:number-columns-repeated="3" office:value-type="float" office:value="1478104512581" calcext:value-type="float">
            <text:p>1478104512581</text:p>
          </table:table-cell>
          <table:table-cell office:value-type="string" calcext:value-type="string">
            <text:p>?</text:p>
          </table:table-cell>
          <table:table-cell office:value-type="float" office:value="1478104512581" calcext:value-type="float">
            <text:p>1478104512581</text:p>
          </table:table-cell>
          <table:table-cell office:value-type="float" office:value="1478104512770" calcext:value-type="float">
            <text:p>1478104512770</text:p>
          </table:table-cell>
          <table:table-cell office:value-type="float" office:value="1478104512782" calcext:value-type="float">
            <text:p>1478104512782</text:p>
          </table:table-cell>
          <table:table-cell/>
          <table:table-cell table:formula="of:=[.G814]-[.F814]" office:value-type="float" office:value="-1" calcext:value-type="float">
            <text:p>-1</text:p>
          </table:table-cell>
          <table:table-cell table:formula="of:=[.H814]-[.G814]" office:value-type="float" office:value="0" calcext:value-type="float">
            <text:p>0</text:p>
          </table:table-cell>
          <table:table-cell table:formula="of:=[.I814]-[.H814]" office:value-type="float" office:value="0" calcext:value-type="float">
            <text:p>0</text:p>
          </table:table-cell>
          <table:table-cell table:number-columns-repeated="2"/>
          <table:table-cell table:formula="of:=[.L814]-[.K814]" office:value-type="float" office:value="189" calcext:value-type="float">
            <text:p>189</text:p>
          </table:table-cell>
          <table:table-cell table:formula="of:=[.M814]-[.L814]" office:value-type="float" office:value="12" calcext:value-type="float">
            <text:p>12</text:p>
          </table:table-cell>
          <table:table-cell table:formula="of:=[.M814]-[.F81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903" calcext:value-type="float">
            <text:p>49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394" calcext:value-type="float">
            <text:p>201394</text:p>
          </table:table-cell>
          <table:table-cell office:value-type="float" office:value="1478104512609" calcext:value-type="float">
            <text:p>1478104512609</text:p>
          </table:table-cell>
          <table:table-cell table:number-columns-repeated="3" office:value-type="float" office:value="1478104512608" calcext:value-type="float">
            <text:p>1478104512608</text:p>
          </table:table-cell>
          <table:table-cell office:value-type="string" calcext:value-type="string">
            <text:p>?</text:p>
          </table:table-cell>
          <table:table-cell office:value-type="float" office:value="1478104512608" calcext:value-type="float">
            <text:p>1478104512608</text:p>
          </table:table-cell>
          <table:table-cell office:value-type="float" office:value="1478104512806" calcext:value-type="float">
            <text:p>1478104512806</text:p>
          </table:table-cell>
          <table:table-cell office:value-type="float" office:value="1478104512837" calcext:value-type="float">
            <text:p>1478104512837</text:p>
          </table:table-cell>
          <table:table-cell/>
          <table:table-cell table:formula="of:=[.G815]-[.F815]" office:value-type="float" office:value="-1" calcext:value-type="float">
            <text:p>-1</text:p>
          </table:table-cell>
          <table:table-cell table:formula="of:=[.H815]-[.G815]" office:value-type="float" office:value="0" calcext:value-type="float">
            <text:p>0</text:p>
          </table:table-cell>
          <table:table-cell table:formula="of:=[.I815]-[.H815]" office:value-type="float" office:value="0" calcext:value-type="float">
            <text:p>0</text:p>
          </table:table-cell>
          <table:table-cell table:number-columns-repeated="2"/>
          <table:table-cell table:formula="of:=[.L815]-[.K815]" office:value-type="float" office:value="198" calcext:value-type="float">
            <text:p>198</text:p>
          </table:table-cell>
          <table:table-cell table:formula="of:=[.M815]-[.L815]" office:value-type="float" office:value="31" calcext:value-type="float">
            <text:p>31</text:p>
          </table:table-cell>
          <table:table-cell table:formula="of:=[.M815]-[.F815]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49911" calcext:value-type="float">
            <text:p>499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478" calcext:value-type="float">
            <text:p>100478</text:p>
          </table:table-cell>
          <table:table-cell office:value-type="float" office:value="1478104512607" calcext:value-type="float">
            <text:p>1478104512607</text:p>
          </table:table-cell>
          <table:table-cell table:number-columns-repeated="3" office:value-type="float" office:value="1478104512606" calcext:value-type="float">
            <text:p>1478104512606</text:p>
          </table:table-cell>
          <table:table-cell office:value-type="string" calcext:value-type="string">
            <text:p>?</text:p>
          </table:table-cell>
          <table:table-cell office:value-type="float" office:value="1478104512606" calcext:value-type="float">
            <text:p>1478104512606</text:p>
          </table:table-cell>
          <table:table-cell office:value-type="float" office:value="1478104512812" calcext:value-type="float">
            <text:p>1478104512812</text:p>
          </table:table-cell>
          <table:table-cell office:value-type="float" office:value="1478104512840" calcext:value-type="float">
            <text:p>1478104512840</text:p>
          </table:table-cell>
          <table:table-cell/>
          <table:table-cell table:formula="of:=[.G816]-[.F816]" office:value-type="float" office:value="-1" calcext:value-type="float">
            <text:p>-1</text:p>
          </table:table-cell>
          <table:table-cell table:formula="of:=[.H816]-[.G816]" office:value-type="float" office:value="0" calcext:value-type="float">
            <text:p>0</text:p>
          </table:table-cell>
          <table:table-cell table:formula="of:=[.I816]-[.H816]" office:value-type="float" office:value="0" calcext:value-type="float">
            <text:p>0</text:p>
          </table:table-cell>
          <table:table-cell table:number-columns-repeated="2"/>
          <table:table-cell table:formula="of:=[.L816]-[.K816]" office:value-type="float" office:value="206" calcext:value-type="float">
            <text:p>206</text:p>
          </table:table-cell>
          <table:table-cell table:formula="of:=[.M816]-[.L816]" office:value-type="float" office:value="28" calcext:value-type="float">
            <text:p>28</text:p>
          </table:table-cell>
          <table:table-cell table:formula="of:=[.M816]-[.F816]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49909" calcext:value-type="float">
            <text:p>49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76" calcext:value-type="float">
            <text:p>100276</text:p>
          </table:table-cell>
          <table:table-cell table:number-columns-repeated="4" office:value-type="float" office:value="1478104512605" calcext:value-type="float">
            <text:p>1478104512605</text:p>
          </table:table-cell>
          <table:table-cell office:value-type="string" calcext:value-type="string">
            <text:p>?</text:p>
          </table:table-cell>
          <table:table-cell office:value-type="float" office:value="1478104512605" calcext:value-type="float">
            <text:p>1478104512605</text:p>
          </table:table-cell>
          <table:table-cell office:value-type="float" office:value="1478104512798" calcext:value-type="float">
            <text:p>1478104512798</text:p>
          </table:table-cell>
          <table:table-cell office:value-type="float" office:value="1478104512844" calcext:value-type="float">
            <text:p>1478104512844</text:p>
          </table:table-cell>
          <table:table-cell/>
          <table:table-cell table:formula="of:=[.G817]-[.F817]" office:value-type="float" office:value="0" calcext:value-type="float">
            <text:p>0</text:p>
          </table:table-cell>
          <table:table-cell table:formula="of:=[.H817]-[.G817]" office:value-type="float" office:value="0" calcext:value-type="float">
            <text:p>0</text:p>
          </table:table-cell>
          <table:table-cell table:formula="of:=[.I817]-[.H817]" office:value-type="float" office:value="0" calcext:value-type="float">
            <text:p>0</text:p>
          </table:table-cell>
          <table:table-cell table:number-columns-repeated="2"/>
          <table:table-cell table:formula="of:=[.L817]-[.K817]" office:value-type="float" office:value="193" calcext:value-type="float">
            <text:p>193</text:p>
          </table:table-cell>
          <table:table-cell table:formula="of:=[.M817]-[.L817]" office:value-type="float" office:value="46" calcext:value-type="float">
            <text:p>46</text:p>
          </table:table-cell>
          <table:table-cell table:formula="of:=[.M817]-[.F817]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49906" calcext:value-type="float">
            <text:p>499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916" calcext:value-type="float">
            <text:p>1916</text:p>
          </table:table-cell>
          <table:table-cell office:value-type="float" office:value="1478104512787" calcext:value-type="float">
            <text:p>1478104512787</text:p>
          </table:table-cell>
          <table:table-cell table:number-columns-repeated="3" office:value-type="float" office:value="1478104512791" calcext:value-type="float">
            <text:p>1478104512791</text:p>
          </table:table-cell>
          <table:table-cell office:value-type="string" calcext:value-type="string">
            <text:p>?</text:p>
          </table:table-cell>
          <table:table-cell office:value-type="float" office:value="1478104512791" calcext:value-type="float">
            <text:p>1478104512791</text:p>
          </table:table-cell>
          <table:table-cell office:value-type="float" office:value="1478104512986" calcext:value-type="float">
            <text:p>1478104512986</text:p>
          </table:table-cell>
          <table:table-cell office:value-type="float" office:value="1478104513020" calcext:value-type="float">
            <text:p>1478104513020</text:p>
          </table:table-cell>
          <table:table-cell/>
          <table:table-cell table:formula="of:=[.G818]-[.F818]" office:value-type="float" office:value="4" calcext:value-type="float">
            <text:p>4</text:p>
          </table:table-cell>
          <table:table-cell table:formula="of:=[.H818]-[.G818]" office:value-type="float" office:value="0" calcext:value-type="float">
            <text:p>0</text:p>
          </table:table-cell>
          <table:table-cell table:formula="of:=[.I818]-[.H818]" office:value-type="float" office:value="0" calcext:value-type="float">
            <text:p>0</text:p>
          </table:table-cell>
          <table:table-cell table:number-columns-repeated="2"/>
          <table:table-cell table:formula="of:=[.L818]-[.K818]" office:value-type="float" office:value="195" calcext:value-type="float">
            <text:p>195</text:p>
          </table:table-cell>
          <table:table-cell table:formula="of:=[.M818]-[.L818]" office:value-type="float" office:value="34" calcext:value-type="float">
            <text:p>34</text:p>
          </table:table-cell>
          <table:table-cell table:formula="of:=[.M818]-[.F818]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49913" calcext:value-type="float">
            <text:p>499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36" calcext:value-type="float">
            <text:p>201236</text:p>
          </table:table-cell>
          <table:table-cell office:value-type="float" office:value="1478104512797" calcext:value-type="float">
            <text:p>1478104512797</text:p>
          </table:table-cell>
          <table:table-cell table:number-columns-repeated="3" office:value-type="float" office:value="1478104512796" calcext:value-type="float">
            <text:p>1478104512796</text:p>
          </table:table-cell>
          <table:table-cell office:value-type="string" calcext:value-type="string">
            <text:p>?</text:p>
          </table:table-cell>
          <table:table-cell office:value-type="float" office:value="1478104512796" calcext:value-type="float">
            <text:p>1478104512796</text:p>
          </table:table-cell>
          <table:table-cell office:value-type="float" office:value="1478104512988" calcext:value-type="float">
            <text:p>1478104512988</text:p>
          </table:table-cell>
          <table:table-cell office:value-type="float" office:value="1478104513033" calcext:value-type="float">
            <text:p>1478104513033</text:p>
          </table:table-cell>
          <table:table-cell/>
          <table:table-cell table:formula="of:=[.G819]-[.F819]" office:value-type="float" office:value="-1" calcext:value-type="float">
            <text:p>-1</text:p>
          </table:table-cell>
          <table:table-cell table:formula="of:=[.H819]-[.G819]" office:value-type="float" office:value="0" calcext:value-type="float">
            <text:p>0</text:p>
          </table:table-cell>
          <table:table-cell table:formula="of:=[.I819]-[.H819]" office:value-type="float" office:value="0" calcext:value-type="float">
            <text:p>0</text:p>
          </table:table-cell>
          <table:table-cell table:number-columns-repeated="2"/>
          <table:table-cell table:formula="of:=[.L819]-[.K819]" office:value-type="float" office:value="192" calcext:value-type="float">
            <text:p>192</text:p>
          </table:table-cell>
          <table:table-cell table:formula="of:=[.M819]-[.L819]" office:value-type="float" office:value="45" calcext:value-type="float">
            <text:p>45</text:p>
          </table:table-cell>
          <table:table-cell table:formula="of:=[.M819]-[.F819]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49865" calcext:value-type="float">
            <text:p>498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2195" calcext:value-type="float">
            <text:p>402195</text:p>
          </table:table-cell>
          <table:table-cell table:number-columns-repeated="4" office:value-type="float" office:value="1478104512985" calcext:value-type="float">
            <text:p>1478104512985</text:p>
          </table:table-cell>
          <table:table-cell office:value-type="string" calcext:value-type="string">
            <text:p>?</text:p>
          </table:table-cell>
          <table:table-cell office:value-type="float" office:value="1478104512985" calcext:value-type="float">
            <text:p>1478104512985</text:p>
          </table:table-cell>
          <table:table-cell office:value-type="float" office:value="1478104513180" calcext:value-type="float">
            <text:p>1478104513180</text:p>
          </table:table-cell>
          <table:table-cell office:value-type="float" office:value="1478104513188" calcext:value-type="float">
            <text:p>1478104513188</text:p>
          </table:table-cell>
          <table:table-cell/>
          <table:table-cell table:formula="of:=[.G820]-[.F820]" office:value-type="float" office:value="0" calcext:value-type="float">
            <text:p>0</text:p>
          </table:table-cell>
          <table:table-cell table:formula="of:=[.H820]-[.G820]" office:value-type="float" office:value="0" calcext:value-type="float">
            <text:p>0</text:p>
          </table:table-cell>
          <table:table-cell table:formula="of:=[.I820]-[.H820]" office:value-type="float" office:value="0" calcext:value-type="float">
            <text:p>0</text:p>
          </table:table-cell>
          <table:table-cell table:number-columns-repeated="2"/>
          <table:table-cell table:formula="of:=[.L820]-[.K820]" office:value-type="float" office:value="195" calcext:value-type="float">
            <text:p>195</text:p>
          </table:table-cell>
          <table:table-cell table:formula="of:=[.M820]-[.L820]" office:value-type="float" office:value="8" calcext:value-type="float">
            <text:p>8</text:p>
          </table:table-cell>
          <table:table-cell table:formula="of:=[.M820]-[.F820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9912" calcext:value-type="float">
            <text:p>49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38" calcext:value-type="float">
            <text:p>101438</text:p>
          </table:table-cell>
          <table:table-cell office:value-type="float" office:value="1478104513076" calcext:value-type="float">
            <text:p>1478104513076</text:p>
          </table:table-cell>
          <table:table-cell office:value-type="float" office:value="1478104513075" calcext:value-type="float">
            <text:p>1478104513075</text:p>
          </table:table-cell>
          <table:table-cell table:number-columns-repeated="2" office:value-type="float" office:value="1478104513076" calcext:value-type="float">
            <text:p>1478104513076</text:p>
          </table:table-cell>
          <table:table-cell office:value-type="string" calcext:value-type="string">
            <text:p>?</text:p>
          </table:table-cell>
          <table:table-cell office:value-type="float" office:value="1478104513076" calcext:value-type="float">
            <text:p>1478104513076</text:p>
          </table:table-cell>
          <table:table-cell office:value-type="float" office:value="1478104513263" calcext:value-type="float">
            <text:p>1478104513263</text:p>
          </table:table-cell>
          <table:table-cell office:value-type="float" office:value="1478104513280" calcext:value-type="float">
            <text:p>1478104513280</text:p>
          </table:table-cell>
          <table:table-cell/>
          <table:table-cell table:formula="of:=[.G821]-[.F821]" office:value-type="float" office:value="-1" calcext:value-type="float">
            <text:p>-1</text:p>
          </table:table-cell>
          <table:table-cell table:formula="of:=[.H821]-[.G821]" office:value-type="float" office:value="1" calcext:value-type="float">
            <text:p>1</text:p>
          </table:table-cell>
          <table:table-cell table:formula="of:=[.I821]-[.H821]" office:value-type="float" office:value="0" calcext:value-type="float">
            <text:p>0</text:p>
          </table:table-cell>
          <table:table-cell table:number-columns-repeated="2"/>
          <table:table-cell table:formula="of:=[.L821]-[.K821]" office:value-type="float" office:value="187" calcext:value-type="float">
            <text:p>187</text:p>
          </table:table-cell>
          <table:table-cell table:formula="of:=[.M821]-[.L821]" office:value-type="float" office:value="17" calcext:value-type="float">
            <text:p>17</text:p>
          </table:table-cell>
          <table:table-cell table:formula="of:=[.M821]-[.F821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49910" calcext:value-type="float">
            <text:p>499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527" calcext:value-type="float">
            <text:p>301527</text:p>
          </table:table-cell>
          <table:table-cell office:value-type="float" office:value="1478104513096" calcext:value-type="float">
            <text:p>1478104513096</text:p>
          </table:table-cell>
          <table:table-cell table:number-columns-repeated="3" office:value-type="float" office:value="1478104513095" calcext:value-type="float">
            <text:p>1478104513095</text:p>
          </table:table-cell>
          <table:table-cell office:value-type="string" calcext:value-type="string">
            <text:p>?</text:p>
          </table:table-cell>
          <table:table-cell office:value-type="float" office:value="1478104513095" calcext:value-type="float">
            <text:p>1478104513095</text:p>
          </table:table-cell>
          <table:table-cell office:value-type="float" office:value="1478104513286" calcext:value-type="float">
            <text:p>1478104513286</text:p>
          </table:table-cell>
          <table:table-cell office:value-type="float" office:value="1478104513293" calcext:value-type="float">
            <text:p>1478104513293</text:p>
          </table:table-cell>
          <table:table-cell/>
          <table:table-cell table:formula="of:=[.G822]-[.F822]" office:value-type="float" office:value="-1" calcext:value-type="float">
            <text:p>-1</text:p>
          </table:table-cell>
          <table:table-cell table:formula="of:=[.H822]-[.G822]" office:value-type="float" office:value="0" calcext:value-type="float">
            <text:p>0</text:p>
          </table:table-cell>
          <table:table-cell table:formula="of:=[.I822]-[.H822]" office:value-type="float" office:value="0" calcext:value-type="float">
            <text:p>0</text:p>
          </table:table-cell>
          <table:table-cell table:number-columns-repeated="2"/>
          <table:table-cell table:formula="of:=[.L822]-[.K822]" office:value-type="float" office:value="191" calcext:value-type="float">
            <text:p>191</text:p>
          </table:table-cell>
          <table:table-cell table:formula="of:=[.M822]-[.L822]" office:value-type="float" office:value="7" calcext:value-type="float">
            <text:p>7</text:p>
          </table:table-cell>
          <table:table-cell table:formula="of:=[.M822]-[.F822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9918" calcext:value-type="float">
            <text:p>499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66" calcext:value-type="float">
            <text:p>301766</text:p>
          </table:table-cell>
          <table:table-cell table:number-columns-repeated="4" office:value-type="float" office:value="1478104513229" calcext:value-type="float">
            <text:p>1478104513229</text:p>
          </table:table-cell>
          <table:table-cell office:value-type="string" calcext:value-type="string">
            <text:p>?</text:p>
          </table:table-cell>
          <table:table-cell office:value-type="float" office:value="1478104513229" calcext:value-type="float">
            <text:p>1478104513229</text:p>
          </table:table-cell>
          <table:table-cell office:value-type="float" office:value="1478104513422" calcext:value-type="float">
            <text:p>1478104513422</text:p>
          </table:table-cell>
          <table:table-cell office:value-type="float" office:value="1478104513429" calcext:value-type="float">
            <text:p>1478104513429</text:p>
          </table:table-cell>
          <table:table-cell/>
          <table:table-cell table:formula="of:=[.G823]-[.F823]" office:value-type="float" office:value="0" calcext:value-type="float">
            <text:p>0</text:p>
          </table:table-cell>
          <table:table-cell table:formula="of:=[.H823]-[.G823]" office:value-type="float" office:value="0" calcext:value-type="float">
            <text:p>0</text:p>
          </table:table-cell>
          <table:table-cell table:formula="of:=[.I823]-[.H823]" office:value-type="float" office:value="0" calcext:value-type="float">
            <text:p>0</text:p>
          </table:table-cell>
          <table:table-cell table:number-columns-repeated="2"/>
          <table:table-cell table:formula="of:=[.L823]-[.K823]" office:value-type="float" office:value="193" calcext:value-type="float">
            <text:p>193</text:p>
          </table:table-cell>
          <table:table-cell table:formula="of:=[.M823]-[.L823]" office:value-type="float" office:value="7" calcext:value-type="float">
            <text:p>7</text:p>
          </table:table-cell>
          <table:table-cell table:formula="of:=[.M823]-[.F82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915" calcext:value-type="float">
            <text:p>49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080" calcext:value-type="float">
            <text:p>202080</text:p>
          </table:table-cell>
          <table:table-cell office:value-type="float" office:value="1478104513299" calcext:value-type="float">
            <text:p>1478104513299</text:p>
          </table:table-cell>
          <table:table-cell table:number-columns-repeated="3" office:value-type="float" office:value="1478104513298" calcext:value-type="float">
            <text:p>1478104513298</text:p>
          </table:table-cell>
          <table:table-cell office:value-type="string" calcext:value-type="string">
            <text:p>?</text:p>
          </table:table-cell>
          <table:table-cell office:value-type="float" office:value="1478104513298" calcext:value-type="float">
            <text:p>1478104513298</text:p>
          </table:table-cell>
          <table:table-cell office:value-type="float" office:value="1478104513488" calcext:value-type="float">
            <text:p>1478104513488</text:p>
          </table:table-cell>
          <table:table-cell office:value-type="float" office:value="1478104513499" calcext:value-type="float">
            <text:p>1478104513499</text:p>
          </table:table-cell>
          <table:table-cell/>
          <table:table-cell table:formula="of:=[.G824]-[.F824]" office:value-type="float" office:value="-1" calcext:value-type="float">
            <text:p>-1</text:p>
          </table:table-cell>
          <table:table-cell table:formula="of:=[.H824]-[.G824]" office:value-type="float" office:value="0" calcext:value-type="float">
            <text:p>0</text:p>
          </table:table-cell>
          <table:table-cell table:formula="of:=[.I824]-[.H824]" office:value-type="float" office:value="0" calcext:value-type="float">
            <text:p>0</text:p>
          </table:table-cell>
          <table:table-cell table:number-columns-repeated="2"/>
          <table:table-cell table:formula="of:=[.L824]-[.K824]" office:value-type="float" office:value="190" calcext:value-type="float">
            <text:p>190</text:p>
          </table:table-cell>
          <table:table-cell table:formula="of:=[.M824]-[.L824]" office:value-type="float" office:value="11" calcext:value-type="float">
            <text:p>11</text:p>
          </table:table-cell>
          <table:table-cell table:formula="of:=[.M824]-[.F82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920" calcext:value-type="float">
            <text:p>499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44" calcext:value-type="float">
            <text:p>200844</text:p>
          </table:table-cell>
          <table:table-cell office:value-type="float" office:value="1478104513315" calcext:value-type="float">
            <text:p>1478104513315</text:p>
          </table:table-cell>
          <table:table-cell table:number-columns-repeated="3" office:value-type="float" office:value="1478104513314" calcext:value-type="float">
            <text:p>1478104513314</text:p>
          </table:table-cell>
          <table:table-cell office:value-type="string" calcext:value-type="string">
            <text:p>?</text:p>
          </table:table-cell>
          <table:table-cell office:value-type="float" office:value="1478104513314" calcext:value-type="float">
            <text:p>1478104513314</text:p>
          </table:table-cell>
          <table:table-cell office:value-type="float" office:value="1478104513518" calcext:value-type="float">
            <text:p>1478104513518</text:p>
          </table:table-cell>
          <table:table-cell office:value-type="float" office:value="1478104513526" calcext:value-type="float">
            <text:p>1478104513526</text:p>
          </table:table-cell>
          <table:table-cell/>
          <table:table-cell table:formula="of:=[.G825]-[.F825]" office:value-type="float" office:value="-1" calcext:value-type="float">
            <text:p>-1</text:p>
          </table:table-cell>
          <table:table-cell table:formula="of:=[.H825]-[.G825]" office:value-type="float" office:value="0" calcext:value-type="float">
            <text:p>0</text:p>
          </table:table-cell>
          <table:table-cell table:formula="of:=[.I825]-[.H825]" office:value-type="float" office:value="0" calcext:value-type="float">
            <text:p>0</text:p>
          </table:table-cell>
          <table:table-cell table:number-columns-repeated="2"/>
          <table:table-cell table:formula="of:=[.L825]-[.K825]" office:value-type="float" office:value="204" calcext:value-type="float">
            <text:p>204</text:p>
          </table:table-cell>
          <table:table-cell table:formula="of:=[.M825]-[.L825]" office:value-type="float" office:value="8" calcext:value-type="float">
            <text:p>8</text:p>
          </table:table-cell>
          <table:table-cell table:formula="of:=[.M825]-[.F825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917" calcext:value-type="float">
            <text:p>499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907" calcext:value-type="float">
            <text:p>101907</text:p>
          </table:table-cell>
          <table:table-cell office:value-type="float" office:value="1478104513370" calcext:value-type="float">
            <text:p>1478104513370</text:p>
          </table:table-cell>
          <table:table-cell table:number-columns-repeated="3" office:value-type="float" office:value="1478104513369" calcext:value-type="float">
            <text:p>1478104513369</text:p>
          </table:table-cell>
          <table:table-cell office:value-type="string" calcext:value-type="string">
            <text:p>?</text:p>
          </table:table-cell>
          <table:table-cell office:value-type="float" office:value="1478104513369" calcext:value-type="float">
            <text:p>1478104513369</text:p>
          </table:table-cell>
          <table:table-cell office:value-type="float" office:value="1478104513563" calcext:value-type="float">
            <text:p>1478104513563</text:p>
          </table:table-cell>
          <table:table-cell office:value-type="float" office:value="1478104513581" calcext:value-type="float">
            <text:p>1478104513581</text:p>
          </table:table-cell>
          <table:table-cell/>
          <table:table-cell table:formula="of:=[.G826]-[.F826]" office:value-type="float" office:value="-1" calcext:value-type="float">
            <text:p>-1</text:p>
          </table:table-cell>
          <table:table-cell table:formula="of:=[.H826]-[.G826]" office:value-type="float" office:value="0" calcext:value-type="float">
            <text:p>0</text:p>
          </table:table-cell>
          <table:table-cell table:formula="of:=[.I826]-[.H826]" office:value-type="float" office:value="0" calcext:value-type="float">
            <text:p>0</text:p>
          </table:table-cell>
          <table:table-cell table:number-columns-repeated="2"/>
          <table:table-cell table:formula="of:=[.L826]-[.K826]" office:value-type="float" office:value="194" calcext:value-type="float">
            <text:p>194</text:p>
          </table:table-cell>
          <table:table-cell table:formula="of:=[.M826]-[.L826]" office:value-type="float" office:value="18" calcext:value-type="float">
            <text:p>18</text:p>
          </table:table-cell>
          <table:table-cell table:formula="of:=[.M826]-[.F826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922" calcext:value-type="float">
            <text:p>499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94" calcext:value-type="float">
            <text:p>101294</text:p>
          </table:table-cell>
          <table:table-cell office:value-type="float" office:value="1478104513413" calcext:value-type="float">
            <text:p>1478104513413</text:p>
          </table:table-cell>
          <table:table-cell table:number-columns-repeated="3" office:value-type="float" office:value="1478104513412" calcext:value-type="float">
            <text:p>1478104513412</text:p>
          </table:table-cell>
          <table:table-cell office:value-type="string" calcext:value-type="string">
            <text:p>?</text:p>
          </table:table-cell>
          <table:table-cell office:value-type="float" office:value="1478104513413" calcext:value-type="float">
            <text:p>1478104513413</text:p>
          </table:table-cell>
          <table:table-cell office:value-type="float" office:value="1478104513605" calcext:value-type="float">
            <text:p>1478104513605</text:p>
          </table:table-cell>
          <table:table-cell office:value-type="float" office:value="1478104513613" calcext:value-type="float">
            <text:p>1478104513613</text:p>
          </table:table-cell>
          <table:table-cell/>
          <table:table-cell table:formula="of:=[.G827]-[.F827]" office:value-type="float" office:value="-1" calcext:value-type="float">
            <text:p>-1</text:p>
          </table:table-cell>
          <table:table-cell table:formula="of:=[.H827]-[.G827]" office:value-type="float" office:value="0" calcext:value-type="float">
            <text:p>0</text:p>
          </table:table-cell>
          <table:table-cell table:formula="of:=[.I827]-[.H827]" office:value-type="float" office:value="0" calcext:value-type="float">
            <text:p>0</text:p>
          </table:table-cell>
          <table:table-cell table:number-columns-repeated="2"/>
          <table:table-cell table:formula="of:=[.L827]-[.K827]" office:value-type="float" office:value="192" calcext:value-type="float">
            <text:p>192</text:p>
          </table:table-cell>
          <table:table-cell table:formula="of:=[.M827]-[.L827]" office:value-type="float" office:value="8" calcext:value-type="float">
            <text:p>8</text:p>
          </table:table-cell>
          <table:table-cell table:formula="of:=[.M827]-[.F827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921" calcext:value-type="float">
            <text:p>499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301" calcext:value-type="float">
            <text:p>201301</text:p>
          </table:table-cell>
          <table:table-cell office:value-type="float" office:value="1478104513459" calcext:value-type="float">
            <text:p>1478104513459</text:p>
          </table:table-cell>
          <table:table-cell table:number-columns-repeated="3" office:value-type="float" office:value="1478104513458" calcext:value-type="float">
            <text:p>1478104513458</text:p>
          </table:table-cell>
          <table:table-cell office:value-type="string" calcext:value-type="string">
            <text:p>?</text:p>
          </table:table-cell>
          <table:table-cell office:value-type="float" office:value="1478104513458" calcext:value-type="float">
            <text:p>1478104513458</text:p>
          </table:table-cell>
          <table:table-cell office:value-type="float" office:value="1478104513649" calcext:value-type="float">
            <text:p>1478104513649</text:p>
          </table:table-cell>
          <table:table-cell office:value-type="float" office:value="1478104513656" calcext:value-type="float">
            <text:p>1478104513656</text:p>
          </table:table-cell>
          <table:table-cell/>
          <table:table-cell table:formula="of:=[.G828]-[.F828]" office:value-type="float" office:value="-1" calcext:value-type="float">
            <text:p>-1</text:p>
          </table:table-cell>
          <table:table-cell table:formula="of:=[.H828]-[.G828]" office:value-type="float" office:value="0" calcext:value-type="float">
            <text:p>0</text:p>
          </table:table-cell>
          <table:table-cell table:formula="of:=[.I828]-[.H828]" office:value-type="float" office:value="0" calcext:value-type="float">
            <text:p>0</text:p>
          </table:table-cell>
          <table:table-cell table:number-columns-repeated="2"/>
          <table:table-cell table:formula="of:=[.L828]-[.K828]" office:value-type="float" office:value="191" calcext:value-type="float">
            <text:p>191</text:p>
          </table:table-cell>
          <table:table-cell table:formula="of:=[.M828]-[.L828]" office:value-type="float" office:value="7" calcext:value-type="float">
            <text:p>7</text:p>
          </table:table-cell>
          <table:table-cell table:formula="of:=[.M828]-[.F828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9919" calcext:value-type="float">
            <text:p>499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06" calcext:value-type="float">
            <text:p>300506</text:p>
          </table:table-cell>
          <table:table-cell office:value-type="float" office:value="1478104513500" calcext:value-type="float">
            <text:p>1478104513500</text:p>
          </table:table-cell>
          <table:table-cell table:number-columns-repeated="3" office:value-type="float" office:value="1478104513499" calcext:value-type="float">
            <text:p>1478104513499</text:p>
          </table:table-cell>
          <table:table-cell office:value-type="string" calcext:value-type="string">
            <text:p>?</text:p>
          </table:table-cell>
          <table:table-cell office:value-type="float" office:value="1478104513499" calcext:value-type="float">
            <text:p>1478104513499</text:p>
          </table:table-cell>
          <table:table-cell office:value-type="float" office:value="1478104513700" calcext:value-type="float">
            <text:p>1478104513700</text:p>
          </table:table-cell>
          <table:table-cell office:value-type="float" office:value="1478104513738" calcext:value-type="float">
            <text:p>1478104513738</text:p>
          </table:table-cell>
          <table:table-cell/>
          <table:table-cell table:formula="of:=[.G829]-[.F829]" office:value-type="float" office:value="-1" calcext:value-type="float">
            <text:p>-1</text:p>
          </table:table-cell>
          <table:table-cell table:formula="of:=[.H829]-[.G829]" office:value-type="float" office:value="0" calcext:value-type="float">
            <text:p>0</text:p>
          </table:table-cell>
          <table:table-cell table:formula="of:=[.I829]-[.H829]" office:value-type="float" office:value="0" calcext:value-type="float">
            <text:p>0</text:p>
          </table:table-cell>
          <table:table-cell table:number-columns-repeated="2"/>
          <table:table-cell table:formula="of:=[.L829]-[.K829]" office:value-type="float" office:value="201" calcext:value-type="float">
            <text:p>201</text:p>
          </table:table-cell>
          <table:table-cell table:formula="of:=[.M829]-[.L829]" office:value-type="float" office:value="38" calcext:value-type="float">
            <text:p>38</text:p>
          </table:table-cell>
          <table:table-cell table:formula="of:=[.M829]-[.F829]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49923" calcext:value-type="float">
            <text:p>49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60" calcext:value-type="float">
            <text:p>100760</text:p>
          </table:table-cell>
          <table:table-cell office:value-type="float" office:value="1478104513539" calcext:value-type="float">
            <text:p>1478104513539</text:p>
          </table:table-cell>
          <table:table-cell table:number-columns-repeated="3" office:value-type="float" office:value="1478104513538" calcext:value-type="float">
            <text:p>1478104513538</text:p>
          </table:table-cell>
          <table:table-cell office:value-type="string" calcext:value-type="string">
            <text:p>?</text:p>
          </table:table-cell>
          <table:table-cell office:value-type="float" office:value="1478104513538" calcext:value-type="float">
            <text:p>1478104513538</text:p>
          </table:table-cell>
          <table:table-cell office:value-type="float" office:value="1478104513731" calcext:value-type="float">
            <text:p>1478104513731</text:p>
          </table:table-cell>
          <table:table-cell office:value-type="float" office:value="1478104513748" calcext:value-type="float">
            <text:p>1478104513748</text:p>
          </table:table-cell>
          <table:table-cell/>
          <table:table-cell table:formula="of:=[.G830]-[.F830]" office:value-type="float" office:value="-1" calcext:value-type="float">
            <text:p>-1</text:p>
          </table:table-cell>
          <table:table-cell table:formula="of:=[.H830]-[.G830]" office:value-type="float" office:value="0" calcext:value-type="float">
            <text:p>0</text:p>
          </table:table-cell>
          <table:table-cell table:formula="of:=[.I830]-[.H830]" office:value-type="float" office:value="0" calcext:value-type="float">
            <text:p>0</text:p>
          </table:table-cell>
          <table:table-cell table:number-columns-repeated="2"/>
          <table:table-cell table:formula="of:=[.L830]-[.K830]" office:value-type="float" office:value="193" calcext:value-type="float">
            <text:p>193</text:p>
          </table:table-cell>
          <table:table-cell table:formula="of:=[.M830]-[.L830]" office:value-type="float" office:value="17" calcext:value-type="float">
            <text:p>17</text:p>
          </table:table-cell>
          <table:table-cell table:formula="of:=[.M830]-[.F830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49926" calcext:value-type="float">
            <text:p>499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541" calcext:value-type="float">
            <text:p>101541</text:p>
          </table:table-cell>
          <table:table-cell office:value-type="float" office:value="1478104513541" calcext:value-type="float">
            <text:p>1478104513541</text:p>
          </table:table-cell>
          <table:table-cell table:number-columns-repeated="3" office:value-type="float" office:value="1478104513578" calcext:value-type="float">
            <text:p>1478104513578</text:p>
          </table:table-cell>
          <table:table-cell office:value-type="string" calcext:value-type="string">
            <text:p>?</text:p>
          </table:table-cell>
          <table:table-cell office:value-type="float" office:value="1478104513578" calcext:value-type="float">
            <text:p>1478104513578</text:p>
          </table:table-cell>
          <table:table-cell office:value-type="float" office:value="1478104513779" calcext:value-type="float">
            <text:p>1478104513779</text:p>
          </table:table-cell>
          <table:table-cell office:value-type="float" office:value="1478104513791" calcext:value-type="float">
            <text:p>1478104513791</text:p>
          </table:table-cell>
          <table:table-cell/>
          <table:table-cell table:formula="of:=[.G831]-[.F831]" office:value-type="float" office:value="37" calcext:value-type="float">
            <text:p>37</text:p>
          </table:table-cell>
          <table:table-cell table:formula="of:=[.H831]-[.G831]" office:value-type="float" office:value="0" calcext:value-type="float">
            <text:p>0</text:p>
          </table:table-cell>
          <table:table-cell table:formula="of:=[.I831]-[.H831]" office:value-type="float" office:value="0" calcext:value-type="float">
            <text:p>0</text:p>
          </table:table-cell>
          <table:table-cell table:number-columns-repeated="2"/>
          <table:table-cell table:formula="of:=[.L831]-[.K831]" office:value-type="float" office:value="201" calcext:value-type="float">
            <text:p>201</text:p>
          </table:table-cell>
          <table:table-cell table:formula="of:=[.M831]-[.L831]" office:value-type="float" office:value="12" calcext:value-type="float">
            <text:p>12</text:p>
          </table:table-cell>
          <table:table-cell table:formula="of:=[.M831]-[.F831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9928" calcext:value-type="float">
            <text:p>499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55" calcext:value-type="float">
            <text:p>100155</text:p>
          </table:table-cell>
          <table:table-cell office:value-type="float" office:value="1478104513643" calcext:value-type="float">
            <text:p>1478104513643</text:p>
          </table:table-cell>
          <table:table-cell table:number-columns-repeated="3" office:value-type="float" office:value="1478104513642" calcext:value-type="float">
            <text:p>1478104513642</text:p>
          </table:table-cell>
          <table:table-cell office:value-type="string" calcext:value-type="string">
            <text:p>?</text:p>
          </table:table-cell>
          <table:table-cell office:value-type="float" office:value="1478104513642" calcext:value-type="float">
            <text:p>1478104513642</text:p>
          </table:table-cell>
          <table:table-cell office:value-type="float" office:value="1478104513838" calcext:value-type="float">
            <text:p>1478104513838</text:p>
          </table:table-cell>
          <table:table-cell office:value-type="float" office:value="1478104513847" calcext:value-type="float">
            <text:p>1478104513847</text:p>
          </table:table-cell>
          <table:table-cell/>
          <table:table-cell table:formula="of:=[.G832]-[.F832]" office:value-type="float" office:value="-1" calcext:value-type="float">
            <text:p>-1</text:p>
          </table:table-cell>
          <table:table-cell table:formula="of:=[.H832]-[.G832]" office:value-type="float" office:value="0" calcext:value-type="float">
            <text:p>0</text:p>
          </table:table-cell>
          <table:table-cell table:formula="of:=[.I832]-[.H832]" office:value-type="float" office:value="0" calcext:value-type="float">
            <text:p>0</text:p>
          </table:table-cell>
          <table:table-cell table:number-columns-repeated="2"/>
          <table:table-cell table:formula="of:=[.L832]-[.K832]" office:value-type="float" office:value="196" calcext:value-type="float">
            <text:p>196</text:p>
          </table:table-cell>
          <table:table-cell table:formula="of:=[.M832]-[.L832]" office:value-type="float" office:value="9" calcext:value-type="float">
            <text:p>9</text:p>
          </table:table-cell>
          <table:table-cell table:formula="of:=[.M832]-[.F832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49927" calcext:value-type="float">
            <text:p>49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48" calcext:value-type="float">
            <text:p>100248</text:p>
          </table:table-cell>
          <table:table-cell office:value-type="float" office:value="1478104513642" calcext:value-type="float">
            <text:p>1478104513642</text:p>
          </table:table-cell>
          <table:table-cell table:number-columns-repeated="3" office:value-type="float" office:value="1478104513641" calcext:value-type="float">
            <text:p>1478104513641</text:p>
          </table:table-cell>
          <table:table-cell office:value-type="string" calcext:value-type="string">
            <text:p>?</text:p>
          </table:table-cell>
          <table:table-cell office:value-type="float" office:value="1478104513641" calcext:value-type="float">
            <text:p>1478104513641</text:p>
          </table:table-cell>
          <table:table-cell office:value-type="float" office:value="1478104513837" calcext:value-type="float">
            <text:p>1478104513837</text:p>
          </table:table-cell>
          <table:table-cell office:value-type="float" office:value="1478104513921" calcext:value-type="float">
            <text:p>1478104513921</text:p>
          </table:table-cell>
          <table:table-cell/>
          <table:table-cell table:formula="of:=[.G833]-[.F833]" office:value-type="float" office:value="-1" calcext:value-type="float">
            <text:p>-1</text:p>
          </table:table-cell>
          <table:table-cell table:formula="of:=[.H833]-[.G833]" office:value-type="float" office:value="0" calcext:value-type="float">
            <text:p>0</text:p>
          </table:table-cell>
          <table:table-cell table:formula="of:=[.I833]-[.H833]" office:value-type="float" office:value="0" calcext:value-type="float">
            <text:p>0</text:p>
          </table:table-cell>
          <table:table-cell table:number-columns-repeated="2"/>
          <table:table-cell table:formula="of:=[.L833]-[.K833]" office:value-type="float" office:value="196" calcext:value-type="float">
            <text:p>196</text:p>
          </table:table-cell>
          <table:table-cell table:formula="of:=[.M833]-[.L833]" office:value-type="float" office:value="84" calcext:value-type="float">
            <text:p>84</text:p>
          </table:table-cell>
          <table:table-cell table:formula="of:=[.M833]-[.F833]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49929" calcext:value-type="float">
            <text:p>499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058" calcext:value-type="float">
            <text:p>101058</text:p>
          </table:table-cell>
          <table:table-cell table:number-columns-repeated="4" office:value-type="float" office:value="1478104513757" calcext:value-type="float">
            <text:p>1478104513757</text:p>
          </table:table-cell>
          <table:table-cell office:value-type="string" calcext:value-type="string">
            <text:p>?</text:p>
          </table:table-cell>
          <table:table-cell office:value-type="float" office:value="1478104513757" calcext:value-type="float">
            <text:p>1478104513757</text:p>
          </table:table-cell>
          <table:table-cell office:value-type="float" office:value="1478104513945" calcext:value-type="float">
            <text:p>1478104513945</text:p>
          </table:table-cell>
          <table:table-cell office:value-type="float" office:value="1478104514057" calcext:value-type="float">
            <text:p>1478104514057</text:p>
          </table:table-cell>
          <table:table-cell/>
          <table:table-cell table:formula="of:=[.G834]-[.F834]" office:value-type="float" office:value="0" calcext:value-type="float">
            <text:p>0</text:p>
          </table:table-cell>
          <table:table-cell table:formula="of:=[.H834]-[.G834]" office:value-type="float" office:value="0" calcext:value-type="float">
            <text:p>0</text:p>
          </table:table-cell>
          <table:table-cell table:formula="of:=[.I834]-[.H834]" office:value-type="float" office:value="0" calcext:value-type="float">
            <text:p>0</text:p>
          </table:table-cell>
          <table:table-cell table:number-columns-repeated="2"/>
          <table:table-cell table:formula="of:=[.L834]-[.K834]" office:value-type="float" office:value="188" calcext:value-type="float">
            <text:p>188</text:p>
          </table:table-cell>
          <table:table-cell table:formula="of:=[.M834]-[.L834]" office:value-type="float" office:value="112" calcext:value-type="float">
            <text:p>112</text:p>
          </table:table-cell>
          <table:table-cell table:formula="of:=[.M834]-[.F83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49924" calcext:value-type="float">
            <text:p>499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738" calcext:value-type="float">
            <text:p>200738</text:p>
          </table:table-cell>
          <table:table-cell table:number-columns-repeated="4" office:value-type="float" office:value="1478104513762" calcext:value-type="float">
            <text:p>1478104513762</text:p>
          </table:table-cell>
          <table:table-cell office:value-type="string" calcext:value-type="string">
            <text:p>?</text:p>
          </table:table-cell>
          <table:table-cell office:value-type="float" office:value="1478104513762" calcext:value-type="float">
            <text:p>1478104513762</text:p>
          </table:table-cell>
          <table:table-cell office:value-type="float" office:value="1478104513953" calcext:value-type="float">
            <text:p>1478104513953</text:p>
          </table:table-cell>
          <table:table-cell office:value-type="float" office:value="1478104514068" calcext:value-type="float">
            <text:p>1478104514068</text:p>
          </table:table-cell>
          <table:table-cell/>
          <table:table-cell table:formula="of:=[.G835]-[.F835]" office:value-type="float" office:value="0" calcext:value-type="float">
            <text:p>0</text:p>
          </table:table-cell>
          <table:table-cell table:formula="of:=[.H835]-[.G835]" office:value-type="float" office:value="0" calcext:value-type="float">
            <text:p>0</text:p>
          </table:table-cell>
          <table:table-cell table:formula="of:=[.I835]-[.H835]" office:value-type="float" office:value="0" calcext:value-type="float">
            <text:p>0</text:p>
          </table:table-cell>
          <table:table-cell table:number-columns-repeated="2"/>
          <table:table-cell table:formula="of:=[.L835]-[.K835]" office:value-type="float" office:value="191" calcext:value-type="float">
            <text:p>191</text:p>
          </table:table-cell>
          <table:table-cell table:formula="of:=[.M835]-[.L835]" office:value-type="float" office:value="115" calcext:value-type="float">
            <text:p>115</text:p>
          </table:table-cell>
          <table:table-cell table:formula="of:=[.M835]-[.F835]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49925" calcext:value-type="float">
            <text:p>49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117" calcext:value-type="float">
            <text:p>300117</text:p>
          </table:table-cell>
          <table:table-cell office:value-type="float" office:value="1478104513867" calcext:value-type="float">
            <text:p>1478104513867</text:p>
          </table:table-cell>
          <table:table-cell table:number-columns-repeated="3" office:value-type="float" office:value="1478104513866" calcext:value-type="float">
            <text:p>1478104513866</text:p>
          </table:table-cell>
          <table:table-cell office:value-type="string" calcext:value-type="string">
            <text:p>?</text:p>
          </table:table-cell>
          <table:table-cell office:value-type="float" office:value="1478104513866" calcext:value-type="float">
            <text:p>1478104513866</text:p>
          </table:table-cell>
          <table:table-cell office:value-type="float" office:value="1478104514067" calcext:value-type="float">
            <text:p>1478104514067</text:p>
          </table:table-cell>
          <table:table-cell office:value-type="float" office:value="1478104514124" calcext:value-type="float">
            <text:p>1478104514124</text:p>
          </table:table-cell>
          <table:table-cell/>
          <table:table-cell table:formula="of:=[.G836]-[.F836]" office:value-type="float" office:value="-1" calcext:value-type="float">
            <text:p>-1</text:p>
          </table:table-cell>
          <table:table-cell table:formula="of:=[.H836]-[.G836]" office:value-type="float" office:value="0" calcext:value-type="float">
            <text:p>0</text:p>
          </table:table-cell>
          <table:table-cell table:formula="of:=[.I836]-[.H836]" office:value-type="float" office:value="0" calcext:value-type="float">
            <text:p>0</text:p>
          </table:table-cell>
          <table:table-cell table:number-columns-repeated="2"/>
          <table:table-cell table:formula="of:=[.L836]-[.K836]" office:value-type="float" office:value="201" calcext:value-type="float">
            <text:p>201</text:p>
          </table:table-cell>
          <table:table-cell table:formula="of:=[.M836]-[.L836]" office:value-type="float" office:value="57" calcext:value-type="float">
            <text:p>57</text:p>
          </table:table-cell>
          <table:table-cell table:formula="of:=[.M836]-[.F836]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49931" calcext:value-type="float">
            <text:p>49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965" calcext:value-type="float">
            <text:p>200965</text:p>
          </table:table-cell>
          <table:table-cell table:number-columns-repeated="4" office:value-type="float" office:value="1478104514149" calcext:value-type="float">
            <text:p>1478104514149</text:p>
          </table:table-cell>
          <table:table-cell office:value-type="string" calcext:value-type="string">
            <text:p>?</text:p>
          </table:table-cell>
          <table:table-cell office:value-type="float" office:value="1478104514149" calcext:value-type="float">
            <text:p>1478104514149</text:p>
          </table:table-cell>
          <table:table-cell office:value-type="float" office:value="1478104514339" calcext:value-type="float">
            <text:p>1478104514339</text:p>
          </table:table-cell>
          <table:table-cell office:value-type="float" office:value="1478104514352" calcext:value-type="float">
            <text:p>1478104514352</text:p>
          </table:table-cell>
          <table:table-cell/>
          <table:table-cell table:formula="of:=[.G837]-[.F837]" office:value-type="float" office:value="0" calcext:value-type="float">
            <text:p>0</text:p>
          </table:table-cell>
          <table:table-cell table:formula="of:=[.H837]-[.G837]" office:value-type="float" office:value="0" calcext:value-type="float">
            <text:p>0</text:p>
          </table:table-cell>
          <table:table-cell table:formula="of:=[.I837]-[.H837]" office:value-type="float" office:value="0" calcext:value-type="float">
            <text:p>0</text:p>
          </table:table-cell>
          <table:table-cell table:number-columns-repeated="2"/>
          <table:table-cell table:formula="of:=[.L837]-[.K837]" office:value-type="float" office:value="190" calcext:value-type="float">
            <text:p>190</text:p>
          </table:table-cell>
          <table:table-cell table:formula="of:=[.M837]-[.L837]" office:value-type="float" office:value="13" calcext:value-type="float">
            <text:p>13</text:p>
          </table:table-cell>
          <table:table-cell table:formula="of:=[.M837]-[.F837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49916" calcext:value-type="float">
            <text:p>49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062" calcext:value-type="float">
            <text:p>400062</text:p>
          </table:table-cell>
          <table:table-cell office:value-type="float" office:value="1478104514220" calcext:value-type="float">
            <text:p>1478104514220</text:p>
          </table:table-cell>
          <table:table-cell table:number-columns-repeated="3" office:value-type="float" office:value="1478104514219" calcext:value-type="float">
            <text:p>1478104514219</text:p>
          </table:table-cell>
          <table:table-cell office:value-type="string" calcext:value-type="string">
            <text:p>?</text:p>
          </table:table-cell>
          <table:table-cell office:value-type="float" office:value="1478104514219" calcext:value-type="float">
            <text:p>1478104514219</text:p>
          </table:table-cell>
          <table:table-cell office:value-type="float" office:value="1478104514411" calcext:value-type="float">
            <text:p>1478104514411</text:p>
          </table:table-cell>
          <table:table-cell office:value-type="float" office:value="1478104514465" calcext:value-type="float">
            <text:p>1478104514465</text:p>
          </table:table-cell>
          <table:table-cell/>
          <table:table-cell table:formula="of:=[.G838]-[.F838]" office:value-type="float" office:value="-1" calcext:value-type="float">
            <text:p>-1</text:p>
          </table:table-cell>
          <table:table-cell table:formula="of:=[.H838]-[.G838]" office:value-type="float" office:value="0" calcext:value-type="float">
            <text:p>0</text:p>
          </table:table-cell>
          <table:table-cell table:formula="of:=[.I838]-[.H838]" office:value-type="float" office:value="0" calcext:value-type="float">
            <text:p>0</text:p>
          </table:table-cell>
          <table:table-cell table:number-columns-repeated="2"/>
          <table:table-cell table:formula="of:=[.L838]-[.K838]" office:value-type="float" office:value="192" calcext:value-type="float">
            <text:p>192</text:p>
          </table:table-cell>
          <table:table-cell table:formula="of:=[.M838]-[.L838]" office:value-type="float" office:value="54" calcext:value-type="float">
            <text:p>54</text:p>
          </table:table-cell>
          <table:table-cell table:formula="of:=[.M838]-[.F838]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49932" calcext:value-type="float">
            <text:p>499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70" calcext:value-type="float">
            <text:p>302170</text:p>
          </table:table-cell>
          <table:table-cell office:value-type="float" office:value="1478104514318" calcext:value-type="float">
            <text:p>1478104514318</text:p>
          </table:table-cell>
          <table:table-cell table:number-columns-repeated="3" office:value-type="float" office:value="1478104514317" calcext:value-type="float">
            <text:p>1478104514317</text:p>
          </table:table-cell>
          <table:table-cell office:value-type="string" calcext:value-type="string">
            <text:p>?</text:p>
          </table:table-cell>
          <table:table-cell office:value-type="float" office:value="1478104514317" calcext:value-type="float">
            <text:p>1478104514317</text:p>
          </table:table-cell>
          <table:table-cell office:value-type="float" office:value="1478104514517" calcext:value-type="float">
            <text:p>1478104514517</text:p>
          </table:table-cell>
          <table:table-cell office:value-type="float" office:value="1478104514526" calcext:value-type="float">
            <text:p>1478104514526</text:p>
          </table:table-cell>
          <table:table-cell/>
          <table:table-cell table:formula="of:=[.G839]-[.F839]" office:value-type="float" office:value="-1" calcext:value-type="float">
            <text:p>-1</text:p>
          </table:table-cell>
          <table:table-cell table:formula="of:=[.H839]-[.G839]" office:value-type="float" office:value="0" calcext:value-type="float">
            <text:p>0</text:p>
          </table:table-cell>
          <table:table-cell table:formula="of:=[.I839]-[.H839]" office:value-type="float" office:value="0" calcext:value-type="float">
            <text:p>0</text:p>
          </table:table-cell>
          <table:table-cell table:number-columns-repeated="2"/>
          <table:table-cell table:formula="of:=[.L839]-[.K839]" office:value-type="float" office:value="200" calcext:value-type="float">
            <text:p>200</text:p>
          </table:table-cell>
          <table:table-cell table:formula="of:=[.M839]-[.L839]" office:value-type="float" office:value="9" calcext:value-type="float">
            <text:p>9</text:p>
          </table:table-cell>
          <table:table-cell table:formula="of:=[.M839]-[.F839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935" calcext:value-type="float">
            <text:p>499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03" calcext:value-type="float">
            <text:p>300503</text:p>
          </table:table-cell>
          <table:table-cell table:number-columns-repeated="4" office:value-type="float" office:value="1478104514456" calcext:value-type="float">
            <text:p>1478104514456</text:p>
          </table:table-cell>
          <table:table-cell office:value-type="string" calcext:value-type="string">
            <text:p>?</text:p>
          </table:table-cell>
          <table:table-cell office:value-type="float" office:value="1478104514456" calcext:value-type="float">
            <text:p>1478104514456</text:p>
          </table:table-cell>
          <table:table-cell office:value-type="float" office:value="1478104514649" calcext:value-type="float">
            <text:p>1478104514649</text:p>
          </table:table-cell>
          <table:table-cell office:value-type="float" office:value="1478104514657" calcext:value-type="float">
            <text:p>1478104514657</text:p>
          </table:table-cell>
          <table:table-cell/>
          <table:table-cell table:formula="of:=[.G840]-[.F840]" office:value-type="float" office:value="0" calcext:value-type="float">
            <text:p>0</text:p>
          </table:table-cell>
          <table:table-cell table:formula="of:=[.H840]-[.G840]" office:value-type="float" office:value="0" calcext:value-type="float">
            <text:p>0</text:p>
          </table:table-cell>
          <table:table-cell table:formula="of:=[.I840]-[.H840]" office:value-type="float" office:value="0" calcext:value-type="float">
            <text:p>0</text:p>
          </table:table-cell>
          <table:table-cell table:number-columns-repeated="2"/>
          <table:table-cell table:formula="of:=[.L840]-[.K840]" office:value-type="float" office:value="193" calcext:value-type="float">
            <text:p>193</text:p>
          </table:table-cell>
          <table:table-cell table:formula="of:=[.M840]-[.L840]" office:value-type="float" office:value="8" calcext:value-type="float">
            <text:p>8</text:p>
          </table:table-cell>
          <table:table-cell table:formula="of:=[.M840]-[.F840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49933" calcext:value-type="float">
            <text:p>49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039" calcext:value-type="float">
            <text:p>202039</text:p>
          </table:table-cell>
          <table:table-cell table:number-columns-repeated="4" office:value-type="float" office:value="1478104514513" calcext:value-type="float">
            <text:p>1478104514513</text:p>
          </table:table-cell>
          <table:table-cell office:value-type="string" calcext:value-type="string">
            <text:p>?</text:p>
          </table:table-cell>
          <table:table-cell office:value-type="float" office:value="1478104514513" calcext:value-type="float">
            <text:p>1478104514513</text:p>
          </table:table-cell>
          <table:table-cell office:value-type="float" office:value="1478104514703" calcext:value-type="float">
            <text:p>1478104514703</text:p>
          </table:table-cell>
          <table:table-cell office:value-type="float" office:value="1478104514711" calcext:value-type="float">
            <text:p>1478104514711</text:p>
          </table:table-cell>
          <table:table-cell/>
          <table:table-cell table:formula="of:=[.G841]-[.F841]" office:value-type="float" office:value="0" calcext:value-type="float">
            <text:p>0</text:p>
          </table:table-cell>
          <table:table-cell table:formula="of:=[.H841]-[.G841]" office:value-type="float" office:value="0" calcext:value-type="float">
            <text:p>0</text:p>
          </table:table-cell>
          <table:table-cell table:formula="of:=[.I841]-[.H841]" office:value-type="float" office:value="0" calcext:value-type="float">
            <text:p>0</text:p>
          </table:table-cell>
          <table:table-cell table:number-columns-repeated="2"/>
          <table:table-cell table:formula="of:=[.L841]-[.K841]" office:value-type="float" office:value="190" calcext:value-type="float">
            <text:p>190</text:p>
          </table:table-cell>
          <table:table-cell table:formula="of:=[.M841]-[.L841]" office:value-type="float" office:value="8" calcext:value-type="float">
            <text:p>8</text:p>
          </table:table-cell>
          <table:table-cell table:formula="of:=[.M841]-[.F841]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9914" calcext:value-type="float">
            <text:p>499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571" calcext:value-type="float">
            <text:p>571</text:p>
          </table:table-cell>
          <table:table-cell office:value-type="float" office:value="1478104514547" calcext:value-type="float">
            <text:p>1478104514547</text:p>
          </table:table-cell>
          <table:table-cell table:number-columns-repeated="3" office:value-type="float" office:value="1478104514546" calcext:value-type="float">
            <text:p>1478104514546</text:p>
          </table:table-cell>
          <table:table-cell office:value-type="string" calcext:value-type="string">
            <text:p>?</text:p>
          </table:table-cell>
          <table:table-cell office:value-type="float" office:value="1478104514546" calcext:value-type="float">
            <text:p>1478104514546</text:p>
          </table:table-cell>
          <table:table-cell office:value-type="float" office:value="1478104514732" calcext:value-type="float">
            <text:p>1478104514732</text:p>
          </table:table-cell>
          <table:table-cell office:value-type="float" office:value="1478104514739" calcext:value-type="float">
            <text:p>1478104514739</text:p>
          </table:table-cell>
          <table:table-cell/>
          <table:table-cell table:formula="of:=[.G842]-[.F842]" office:value-type="float" office:value="-1" calcext:value-type="float">
            <text:p>-1</text:p>
          </table:table-cell>
          <table:table-cell table:formula="of:=[.H842]-[.G842]" office:value-type="float" office:value="0" calcext:value-type="float">
            <text:p>0</text:p>
          </table:table-cell>
          <table:table-cell table:formula="of:=[.I842]-[.H842]" office:value-type="float" office:value="0" calcext:value-type="float">
            <text:p>0</text:p>
          </table:table-cell>
          <table:table-cell table:number-columns-repeated="2"/>
          <table:table-cell table:formula="of:=[.L842]-[.K842]" office:value-type="float" office:value="186" calcext:value-type="float">
            <text:p>186</text:p>
          </table:table-cell>
          <table:table-cell table:formula="of:=[.M842]-[.L842]" office:value-type="float" office:value="7" calcext:value-type="float">
            <text:p>7</text:p>
          </table:table-cell>
          <table:table-cell table:formula="of:=[.M842]-[.F842]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49936" calcext:value-type="float">
            <text:p>499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165" calcext:value-type="float">
            <text:p>300165</text:p>
          </table:table-cell>
          <table:table-cell office:value-type="float" office:value="1478104514602" calcext:value-type="float">
            <text:p>1478104514602</text:p>
          </table:table-cell>
          <table:table-cell table:number-columns-repeated="3" office:value-type="float" office:value="1478104514601" calcext:value-type="float">
            <text:p>1478104514601</text:p>
          </table:table-cell>
          <table:table-cell office:value-type="string" calcext:value-type="string">
            <text:p>?</text:p>
          </table:table-cell>
          <table:table-cell office:value-type="float" office:value="1478104514601" calcext:value-type="float">
            <text:p>1478104514601</text:p>
          </table:table-cell>
          <table:table-cell office:value-type="float" office:value="1478104514793" calcext:value-type="float">
            <text:p>1478104514793</text:p>
          </table:table-cell>
          <table:table-cell office:value-type="float" office:value="1478104514801" calcext:value-type="float">
            <text:p>1478104514801</text:p>
          </table:table-cell>
          <table:table-cell/>
          <table:table-cell table:formula="of:=[.G843]-[.F843]" office:value-type="float" office:value="-1" calcext:value-type="float">
            <text:p>-1</text:p>
          </table:table-cell>
          <table:table-cell table:formula="of:=[.H843]-[.G843]" office:value-type="float" office:value="0" calcext:value-type="float">
            <text:p>0</text:p>
          </table:table-cell>
          <table:table-cell table:formula="of:=[.I843]-[.H843]" office:value-type="float" office:value="0" calcext:value-type="float">
            <text:p>0</text:p>
          </table:table-cell>
          <table:table-cell table:number-columns-repeated="2"/>
          <table:table-cell table:formula="of:=[.L843]-[.K843]" office:value-type="float" office:value="192" calcext:value-type="float">
            <text:p>192</text:p>
          </table:table-cell>
          <table:table-cell table:formula="of:=[.M843]-[.L843]" office:value-type="float" office:value="8" calcext:value-type="float">
            <text:p>8</text:p>
          </table:table-cell>
          <table:table-cell table:formula="of:=[.M843]-[.F843]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49939" calcext:value-type="float">
            <text:p>499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78" calcext:value-type="float">
            <text:p>300278</text:p>
          </table:table-cell>
          <table:table-cell table:number-columns-repeated="4" office:value-type="float" office:value="1478104514697" calcext:value-type="float">
            <text:p>1478104514697</text:p>
          </table:table-cell>
          <table:table-cell office:value-type="string" calcext:value-type="string">
            <text:p>?</text:p>
          </table:table-cell>
          <table:table-cell office:value-type="float" office:value="1478104514697" calcext:value-type="float">
            <text:p>1478104514697</text:p>
          </table:table-cell>
          <table:table-cell office:value-type="float" office:value="1478104514884" calcext:value-type="float">
            <text:p>1478104514884</text:p>
          </table:table-cell>
          <table:table-cell office:value-type="float" office:value="1478104514921" calcext:value-type="float">
            <text:p>1478104514921</text:p>
          </table:table-cell>
          <table:table-cell/>
          <table:table-cell table:formula="of:=[.G844]-[.F844]" office:value-type="float" office:value="0" calcext:value-type="float">
            <text:p>0</text:p>
          </table:table-cell>
          <table:table-cell table:formula="of:=[.H844]-[.G844]" office:value-type="float" office:value="0" calcext:value-type="float">
            <text:p>0</text:p>
          </table:table-cell>
          <table:table-cell table:formula="of:=[.I844]-[.H844]" office:value-type="float" office:value="0" calcext:value-type="float">
            <text:p>0</text:p>
          </table:table-cell>
          <table:table-cell table:number-columns-repeated="2"/>
          <table:table-cell table:formula="of:=[.L844]-[.K844]" office:value-type="float" office:value="187" calcext:value-type="float">
            <text:p>187</text:p>
          </table:table-cell>
          <table:table-cell table:formula="of:=[.M844]-[.L844]" office:value-type="float" office:value="37" calcext:value-type="float">
            <text:p>37</text:p>
          </table:table-cell>
          <table:table-cell table:formula="of:=[.M844]-[.F844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9937" calcext:value-type="float">
            <text:p>499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476" calcext:value-type="float">
            <text:p>202476</text:p>
          </table:table-cell>
          <table:table-cell office:value-type="float" office:value="1478104514705" calcext:value-type="float">
            <text:p>1478104514705</text:p>
          </table:table-cell>
          <table:table-cell table:number-columns-repeated="3" office:value-type="float" office:value="1478104514703" calcext:value-type="float">
            <text:p>1478104514703</text:p>
          </table:table-cell>
          <table:table-cell office:value-type="string" calcext:value-type="string">
            <text:p>?</text:p>
          </table:table-cell>
          <table:table-cell office:value-type="float" office:value="1478104514703" calcext:value-type="float">
            <text:p>1478104514703</text:p>
          </table:table-cell>
          <table:table-cell office:value-type="float" office:value="1478104514901" calcext:value-type="float">
            <text:p>1478104514901</text:p>
          </table:table-cell>
          <table:table-cell office:value-type="float" office:value="1478104514933" calcext:value-type="float">
            <text:p>1478104514933</text:p>
          </table:table-cell>
          <table:table-cell/>
          <table:table-cell table:formula="of:=[.G845]-[.F845]" office:value-type="float" office:value="-2" calcext:value-type="float">
            <text:p>-2</text:p>
          </table:table-cell>
          <table:table-cell table:formula="of:=[.H845]-[.G845]" office:value-type="float" office:value="0" calcext:value-type="float">
            <text:p>0</text:p>
          </table:table-cell>
          <table:table-cell table:formula="of:=[.I845]-[.H845]" office:value-type="float" office:value="0" calcext:value-type="float">
            <text:p>0</text:p>
          </table:table-cell>
          <table:table-cell table:number-columns-repeated="2"/>
          <table:table-cell table:formula="of:=[.L845]-[.K845]" office:value-type="float" office:value="198" calcext:value-type="float">
            <text:p>198</text:p>
          </table:table-cell>
          <table:table-cell table:formula="of:=[.M845]-[.L845]" office:value-type="float" office:value="32" calcext:value-type="float">
            <text:p>32</text:p>
          </table:table-cell>
          <table:table-cell table:formula="of:=[.M845]-[.F845]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49940" calcext:value-type="float">
            <text:p>499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47" calcext:value-type="float">
            <text:p>301447</text:p>
          </table:table-cell>
          <table:table-cell office:value-type="float" office:value="1478104514709" calcext:value-type="float">
            <text:p>1478104514709</text:p>
          </table:table-cell>
          <table:table-cell table:number-columns-repeated="3" office:value-type="float" office:value="1478104514708" calcext:value-type="float">
            <text:p>1478104514708</text:p>
          </table:table-cell>
          <table:table-cell office:value-type="string" calcext:value-type="string">
            <text:p>?</text:p>
          </table:table-cell>
          <table:table-cell office:value-type="float" office:value="1478104514708" calcext:value-type="float">
            <text:p>1478104514708</text:p>
          </table:table-cell>
          <table:table-cell office:value-type="float" office:value="1478104514919" calcext:value-type="float">
            <text:p>1478104514919</text:p>
          </table:table-cell>
          <table:table-cell office:value-type="float" office:value="1478104514934" calcext:value-type="float">
            <text:p>1478104514934</text:p>
          </table:table-cell>
          <table:table-cell/>
          <table:table-cell table:formula="of:=[.G846]-[.F846]" office:value-type="float" office:value="-1" calcext:value-type="float">
            <text:p>-1</text:p>
          </table:table-cell>
          <table:table-cell table:formula="of:=[.H846]-[.G846]" office:value-type="float" office:value="0" calcext:value-type="float">
            <text:p>0</text:p>
          </table:table-cell>
          <table:table-cell table:formula="of:=[.I846]-[.H846]" office:value-type="float" office:value="0" calcext:value-type="float">
            <text:p>0</text:p>
          </table:table-cell>
          <table:table-cell table:number-columns-repeated="2"/>
          <table:table-cell table:formula="of:=[.L846]-[.K846]" office:value-type="float" office:value="211" calcext:value-type="float">
            <text:p>211</text:p>
          </table:table-cell>
          <table:table-cell table:formula="of:=[.M846]-[.L846]" office:value-type="float" office:value="15" calcext:value-type="float">
            <text:p>15</text:p>
          </table:table-cell>
          <table:table-cell table:formula="of:=[.M846]-[.F846]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49938" calcext:value-type="float">
            <text:p>499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589" calcext:value-type="float">
            <text:p>1589</text:p>
          </table:table-cell>
          <table:table-cell office:value-type="float" office:value="1478104514929" calcext:value-type="float">
            <text:p>1478104514929</text:p>
          </table:table-cell>
          <table:table-cell table:number-columns-repeated="3" office:value-type="float" office:value="1478104514928" calcext:value-type="float">
            <text:p>1478104514928</text:p>
          </table:table-cell>
          <table:table-cell office:value-type="string" calcext:value-type="string">
            <text:p>?</text:p>
          </table:table-cell>
          <table:table-cell office:value-type="float" office:value="1478104514928" calcext:value-type="float">
            <text:p>1478104514928</text:p>
          </table:table-cell>
          <table:table-cell office:value-type="float" office:value="1478104515123" calcext:value-type="float">
            <text:p>1478104515123</text:p>
          </table:table-cell>
          <table:table-cell office:value-type="float" office:value="1478104515131" calcext:value-type="float">
            <text:p>1478104515131</text:p>
          </table:table-cell>
          <table:table-cell/>
          <table:table-cell table:formula="of:=[.G847]-[.F847]" office:value-type="float" office:value="-1" calcext:value-type="float">
            <text:p>-1</text:p>
          </table:table-cell>
          <table:table-cell table:formula="of:=[.H847]-[.G847]" office:value-type="float" office:value="0" calcext:value-type="float">
            <text:p>0</text:p>
          </table:table-cell>
          <table:table-cell table:formula="of:=[.I847]-[.H847]" office:value-type="float" office:value="0" calcext:value-type="float">
            <text:p>0</text:p>
          </table:table-cell>
          <table:table-cell table:number-columns-repeated="2"/>
          <table:table-cell table:formula="of:=[.L847]-[.K847]" office:value-type="float" office:value="195" calcext:value-type="float">
            <text:p>195</text:p>
          </table:table-cell>
          <table:table-cell table:formula="of:=[.M847]-[.L847]" office:value-type="float" office:value="8" calcext:value-type="float">
            <text:p>8</text:p>
          </table:table-cell>
          <table:table-cell table:formula="of:=[.M847]-[.F847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941" calcext:value-type="float">
            <text:p>499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991" calcext:value-type="float">
            <text:p>200991</text:p>
          </table:table-cell>
          <table:table-cell office:value-type="float" office:value="1478104514935" calcext:value-type="float">
            <text:p>1478104514935</text:p>
          </table:table-cell>
          <table:table-cell table:number-columns-repeated="3" office:value-type="float" office:value="1478104514934" calcext:value-type="float">
            <text:p>1478104514934</text:p>
          </table:table-cell>
          <table:table-cell office:value-type="string" calcext:value-type="string">
            <text:p>?</text:p>
          </table:table-cell>
          <table:table-cell office:value-type="float" office:value="1478104514934" calcext:value-type="float">
            <text:p>1478104514934</text:p>
          </table:table-cell>
          <table:table-cell office:value-type="float" office:value="1478104515138" calcext:value-type="float">
            <text:p>1478104515138</text:p>
          </table:table-cell>
          <table:table-cell office:value-type="float" office:value="1478104515146" calcext:value-type="float">
            <text:p>1478104515146</text:p>
          </table:table-cell>
          <table:table-cell/>
          <table:table-cell table:formula="of:=[.G848]-[.F848]" office:value-type="float" office:value="-1" calcext:value-type="float">
            <text:p>-1</text:p>
          </table:table-cell>
          <table:table-cell table:formula="of:=[.H848]-[.G848]" office:value-type="float" office:value="0" calcext:value-type="float">
            <text:p>0</text:p>
          </table:table-cell>
          <table:table-cell table:formula="of:=[.I848]-[.H848]" office:value-type="float" office:value="0" calcext:value-type="float">
            <text:p>0</text:p>
          </table:table-cell>
          <table:table-cell table:number-columns-repeated="2"/>
          <table:table-cell table:formula="of:=[.L848]-[.K848]" office:value-type="float" office:value="204" calcext:value-type="float">
            <text:p>204</text:p>
          </table:table-cell>
          <table:table-cell table:formula="of:=[.M848]-[.L848]" office:value-type="float" office:value="8" calcext:value-type="float">
            <text:p>8</text:p>
          </table:table-cell>
          <table:table-cell table:formula="of:=[.M848]-[.F848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943" calcext:value-type="float">
            <text:p>499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145" calcext:value-type="float">
            <text:p>2145</text:p>
          </table:table-cell>
          <table:table-cell office:value-type="float" office:value="1478104515097" calcext:value-type="float">
            <text:p>1478104515097</text:p>
          </table:table-cell>
          <table:table-cell table:number-columns-repeated="3" office:value-type="float" office:value="1478104515096" calcext:value-type="float">
            <text:p>1478104515096</text:p>
          </table:table-cell>
          <table:table-cell office:value-type="string" calcext:value-type="string">
            <text:p>?</text:p>
          </table:table-cell>
          <table:table-cell office:value-type="float" office:value="1478104515096" calcext:value-type="float">
            <text:p>1478104515096</text:p>
          </table:table-cell>
          <table:table-cell office:value-type="float" office:value="1478104515288" calcext:value-type="float">
            <text:p>1478104515288</text:p>
          </table:table-cell>
          <table:table-cell office:value-type="float" office:value="1478104515297" calcext:value-type="float">
            <text:p>1478104515297</text:p>
          </table:table-cell>
          <table:table-cell/>
          <table:table-cell table:formula="of:=[.G849]-[.F849]" office:value-type="float" office:value="-1" calcext:value-type="float">
            <text:p>-1</text:p>
          </table:table-cell>
          <table:table-cell table:formula="of:=[.H849]-[.G849]" office:value-type="float" office:value="0" calcext:value-type="float">
            <text:p>0</text:p>
          </table:table-cell>
          <table:table-cell table:formula="of:=[.I849]-[.H849]" office:value-type="float" office:value="0" calcext:value-type="float">
            <text:p>0</text:p>
          </table:table-cell>
          <table:table-cell table:number-columns-repeated="2"/>
          <table:table-cell table:formula="of:=[.L849]-[.K849]" office:value-type="float" office:value="192" calcext:value-type="float">
            <text:p>192</text:p>
          </table:table-cell>
          <table:table-cell table:formula="of:=[.M849]-[.L849]" office:value-type="float" office:value="9" calcext:value-type="float">
            <text:p>9</text:p>
          </table:table-cell>
          <table:table-cell table:formula="of:=[.M849]-[.F849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930" calcext:value-type="float">
            <text:p>499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187" calcext:value-type="float">
            <text:p>101187</text:p>
          </table:table-cell>
          <table:table-cell table:number-columns-repeated="4" office:value-type="float" office:value="1478104515240" calcext:value-type="float">
            <text:p>1478104515240</text:p>
          </table:table-cell>
          <table:table-cell office:value-type="string" calcext:value-type="string">
            <text:p>?</text:p>
          </table:table-cell>
          <table:table-cell office:value-type="float" office:value="1478104515240" calcext:value-type="float">
            <text:p>1478104515240</text:p>
          </table:table-cell>
          <table:table-cell office:value-type="float" office:value="1478104515429" calcext:value-type="float">
            <text:p>1478104515429</text:p>
          </table:table-cell>
          <table:table-cell office:value-type="float" office:value="1478104515436" calcext:value-type="float">
            <text:p>1478104515436</text:p>
          </table:table-cell>
          <table:table-cell/>
          <table:table-cell table:formula="of:=[.G850]-[.F850]" office:value-type="float" office:value="0" calcext:value-type="float">
            <text:p>0</text:p>
          </table:table-cell>
          <table:table-cell table:formula="of:=[.H850]-[.G850]" office:value-type="float" office:value="0" calcext:value-type="float">
            <text:p>0</text:p>
          </table:table-cell>
          <table:table-cell table:formula="of:=[.I850]-[.H850]" office:value-type="float" office:value="0" calcext:value-type="float">
            <text:p>0</text:p>
          </table:table-cell>
          <table:table-cell table:number-columns-repeated="2"/>
          <table:table-cell table:formula="of:=[.L850]-[.K850]" office:value-type="float" office:value="189" calcext:value-type="float">
            <text:p>189</text:p>
          </table:table-cell>
          <table:table-cell table:formula="of:=[.M850]-[.L850]" office:value-type="float" office:value="7" calcext:value-type="float">
            <text:p>7</text:p>
          </table:table-cell>
          <table:table-cell table:formula="of:=[.M850]-[.F850]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49944" calcext:value-type="float">
            <text:p>49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935" calcext:value-type="float">
            <text:p>201935</text:p>
          </table:table-cell>
          <table:table-cell office:value-type="float" office:value="1478104515337" calcext:value-type="float">
            <text:p>1478104515337</text:p>
          </table:table-cell>
          <table:table-cell table:number-columns-repeated="3" office:value-type="float" office:value="1478104515336" calcext:value-type="float">
            <text:p>1478104515336</text:p>
          </table:table-cell>
          <table:table-cell office:value-type="string" calcext:value-type="string">
            <text:p>?</text:p>
          </table:table-cell>
          <table:table-cell office:value-type="float" office:value="1478104515336" calcext:value-type="float">
            <text:p>1478104515336</text:p>
          </table:table-cell>
          <table:table-cell office:value-type="float" office:value="1478104515528" calcext:value-type="float">
            <text:p>1478104515528</text:p>
          </table:table-cell>
          <table:table-cell office:value-type="float" office:value="1478104515537" calcext:value-type="float">
            <text:p>1478104515537</text:p>
          </table:table-cell>
          <table:table-cell/>
          <table:table-cell table:formula="of:=[.G851]-[.F851]" office:value-type="float" office:value="-1" calcext:value-type="float">
            <text:p>-1</text:p>
          </table:table-cell>
          <table:table-cell table:formula="of:=[.H851]-[.G851]" office:value-type="float" office:value="0" calcext:value-type="float">
            <text:p>0</text:p>
          </table:table-cell>
          <table:table-cell table:formula="of:=[.I851]-[.H851]" office:value-type="float" office:value="0" calcext:value-type="float">
            <text:p>0</text:p>
          </table:table-cell>
          <table:table-cell table:number-columns-repeated="2"/>
          <table:table-cell table:formula="of:=[.L851]-[.K851]" office:value-type="float" office:value="192" calcext:value-type="float">
            <text:p>192</text:p>
          </table:table-cell>
          <table:table-cell table:formula="of:=[.M851]-[.L851]" office:value-type="float" office:value="9" calcext:value-type="float">
            <text:p>9</text:p>
          </table:table-cell>
          <table:table-cell table:formula="of:=[.M851]-[.F85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942" calcext:value-type="float">
            <text:p>499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84" calcext:value-type="float">
            <text:p>300284</text:p>
          </table:table-cell>
          <table:table-cell office:value-type="float" office:value="1478104515350" calcext:value-type="float">
            <text:p>1478104515350</text:p>
          </table:table-cell>
          <table:table-cell table:number-columns-repeated="3" office:value-type="float" office:value="1478104515349" calcext:value-type="float">
            <text:p>1478104515349</text:p>
          </table:table-cell>
          <table:table-cell office:value-type="string" calcext:value-type="string">
            <text:p>?</text:p>
          </table:table-cell>
          <table:table-cell office:value-type="float" office:value="1478104515349" calcext:value-type="float">
            <text:p>1478104515349</text:p>
          </table:table-cell>
          <table:table-cell office:value-type="float" office:value="1478104515562" calcext:value-type="float">
            <text:p>1478104515562</text:p>
          </table:table-cell>
          <table:table-cell office:value-type="float" office:value="1478104515571" calcext:value-type="float">
            <text:p>1478104515571</text:p>
          </table:table-cell>
          <table:table-cell/>
          <table:table-cell table:formula="of:=[.G852]-[.F852]" office:value-type="float" office:value="-1" calcext:value-type="float">
            <text:p>-1</text:p>
          </table:table-cell>
          <table:table-cell table:formula="of:=[.H852]-[.G852]" office:value-type="float" office:value="0" calcext:value-type="float">
            <text:p>0</text:p>
          </table:table-cell>
          <table:table-cell table:formula="of:=[.I852]-[.H852]" office:value-type="float" office:value="0" calcext:value-type="float">
            <text:p>0</text:p>
          </table:table-cell>
          <table:table-cell table:number-columns-repeated="2"/>
          <table:table-cell table:formula="of:=[.L852]-[.K852]" office:value-type="float" office:value="213" calcext:value-type="float">
            <text:p>213</text:p>
          </table:table-cell>
          <table:table-cell table:formula="of:=[.M852]-[.L852]" office:value-type="float" office:value="9" calcext:value-type="float">
            <text:p>9</text:p>
          </table:table-cell>
          <table:table-cell table:formula="of:=[.M852]-[.F852]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49945" calcext:value-type="float">
            <text:p>49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350" calcext:value-type="float">
            <text:p>350</text:p>
          </table:table-cell>
          <table:table-cell office:value-type="float" office:value="1478104515363" calcext:value-type="float">
            <text:p>1478104515363</text:p>
          </table:table-cell>
          <table:table-cell table:number-columns-repeated="3" office:value-type="float" office:value="1478104515362" calcext:value-type="float">
            <text:p>1478104515362</text:p>
          </table:table-cell>
          <table:table-cell office:value-type="string" calcext:value-type="string">
            <text:p>?</text:p>
          </table:table-cell>
          <table:table-cell office:value-type="float" office:value="1478104515362" calcext:value-type="float">
            <text:p>1478104515362</text:p>
          </table:table-cell>
          <table:table-cell office:value-type="float" office:value="1478104515563" calcext:value-type="float">
            <text:p>1478104515563</text:p>
          </table:table-cell>
          <table:table-cell office:value-type="float" office:value="1478104515575" calcext:value-type="float">
            <text:p>1478104515575</text:p>
          </table:table-cell>
          <table:table-cell/>
          <table:table-cell table:formula="of:=[.G853]-[.F853]" office:value-type="float" office:value="-1" calcext:value-type="float">
            <text:p>-1</text:p>
          </table:table-cell>
          <table:table-cell table:formula="of:=[.H853]-[.G853]" office:value-type="float" office:value="0" calcext:value-type="float">
            <text:p>0</text:p>
          </table:table-cell>
          <table:table-cell table:formula="of:=[.I853]-[.H853]" office:value-type="float" office:value="0" calcext:value-type="float">
            <text:p>0</text:p>
          </table:table-cell>
          <table:table-cell table:number-columns-repeated="2"/>
          <table:table-cell table:formula="of:=[.L853]-[.K853]" office:value-type="float" office:value="201" calcext:value-type="float">
            <text:p>201</text:p>
          </table:table-cell>
          <table:table-cell table:formula="of:=[.M853]-[.L853]" office:value-type="float" office:value="12" calcext:value-type="float">
            <text:p>12</text:p>
          </table:table-cell>
          <table:table-cell table:formula="of:=[.M853]-[.F853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948" calcext:value-type="float">
            <text:p>49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360" calcext:value-type="float">
            <text:p>301360</text:p>
          </table:table-cell>
          <table:table-cell office:value-type="float" office:value="1478104515406" calcext:value-type="float">
            <text:p>1478104515406</text:p>
          </table:table-cell>
          <table:table-cell table:number-columns-repeated="3" office:value-type="float" office:value="1478104515405" calcext:value-type="float">
            <text:p>1478104515405</text:p>
          </table:table-cell>
          <table:table-cell office:value-type="string" calcext:value-type="string">
            <text:p>?</text:p>
          </table:table-cell>
          <table:table-cell office:value-type="float" office:value="1478104515405" calcext:value-type="float">
            <text:p>1478104515405</text:p>
          </table:table-cell>
          <table:table-cell office:value-type="float" office:value="1478104515594" calcext:value-type="float">
            <text:p>1478104515594</text:p>
          </table:table-cell>
          <table:table-cell office:value-type="float" office:value="1478104515602" calcext:value-type="float">
            <text:p>1478104515602</text:p>
          </table:table-cell>
          <table:table-cell/>
          <table:table-cell table:formula="of:=[.G854]-[.F854]" office:value-type="float" office:value="-1" calcext:value-type="float">
            <text:p>-1</text:p>
          </table:table-cell>
          <table:table-cell table:formula="of:=[.H854]-[.G854]" office:value-type="float" office:value="0" calcext:value-type="float">
            <text:p>0</text:p>
          </table:table-cell>
          <table:table-cell table:formula="of:=[.I854]-[.H854]" office:value-type="float" office:value="0" calcext:value-type="float">
            <text:p>0</text:p>
          </table:table-cell>
          <table:table-cell table:number-columns-repeated="2"/>
          <table:table-cell table:formula="of:=[.L854]-[.K854]" office:value-type="float" office:value="189" calcext:value-type="float">
            <text:p>189</text:p>
          </table:table-cell>
          <table:table-cell table:formula="of:=[.M854]-[.L854]" office:value-type="float" office:value="8" calcext:value-type="float">
            <text:p>8</text:p>
          </table:table-cell>
          <table:table-cell table:formula="of:=[.M854]-[.F854]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49947" calcext:value-type="float">
            <text:p>49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409" calcext:value-type="float">
            <text:p>200409</text:p>
          </table:table-cell>
          <table:table-cell office:value-type="float" office:value="1478104515483" calcext:value-type="float">
            <text:p>1478104515483</text:p>
          </table:table-cell>
          <table:table-cell table:number-columns-repeated="3" office:value-type="float" office:value="1478104515482" calcext:value-type="float">
            <text:p>1478104515482</text:p>
          </table:table-cell>
          <table:table-cell office:value-type="string" calcext:value-type="string">
            <text:p>?</text:p>
          </table:table-cell>
          <table:table-cell office:value-type="float" office:value="1478104515483" calcext:value-type="float">
            <text:p>1478104515483</text:p>
          </table:table-cell>
          <table:table-cell office:value-type="float" office:value="1478104515676" calcext:value-type="float">
            <text:p>1478104515676</text:p>
          </table:table-cell>
          <table:table-cell office:value-type="float" office:value="1478104515683" calcext:value-type="float">
            <text:p>1478104515683</text:p>
          </table:table-cell>
          <table:table-cell/>
          <table:table-cell table:formula="of:=[.G855]-[.F855]" office:value-type="float" office:value="-1" calcext:value-type="float">
            <text:p>-1</text:p>
          </table:table-cell>
          <table:table-cell table:formula="of:=[.H855]-[.G855]" office:value-type="float" office:value="0" calcext:value-type="float">
            <text:p>0</text:p>
          </table:table-cell>
          <table:table-cell table:formula="of:=[.I855]-[.H855]" office:value-type="float" office:value="0" calcext:value-type="float">
            <text:p>0</text:p>
          </table:table-cell>
          <table:table-cell table:number-columns-repeated="2"/>
          <table:table-cell table:formula="of:=[.L855]-[.K855]" office:value-type="float" office:value="193" calcext:value-type="float">
            <text:p>193</text:p>
          </table:table-cell>
          <table:table-cell table:formula="of:=[.M855]-[.L855]" office:value-type="float" office:value="7" calcext:value-type="float">
            <text:p>7</text:p>
          </table:table-cell>
          <table:table-cell table:formula="of:=[.M855]-[.F85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953" calcext:value-type="float">
            <text:p>49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092" calcext:value-type="float">
            <text:p>300092</text:p>
          </table:table-cell>
          <table:table-cell table:number-columns-repeated="4" office:value-type="float" office:value="1478104515588" calcext:value-type="float">
            <text:p>1478104515588</text:p>
          </table:table-cell>
          <table:table-cell office:value-type="string" calcext:value-type="string">
            <text:p>?</text:p>
          </table:table-cell>
          <table:table-cell office:value-type="float" office:value="1478104515588" calcext:value-type="float">
            <text:p>1478104515588</text:p>
          </table:table-cell>
          <table:table-cell office:value-type="float" office:value="1478104515779" calcext:value-type="float">
            <text:p>1478104515779</text:p>
          </table:table-cell>
          <table:table-cell office:value-type="float" office:value="1478104515788" calcext:value-type="float">
            <text:p>1478104515788</text:p>
          </table:table-cell>
          <table:table-cell/>
          <table:table-cell table:formula="of:=[.G856]-[.F856]" office:value-type="float" office:value="0" calcext:value-type="float">
            <text:p>0</text:p>
          </table:table-cell>
          <table:table-cell table:formula="of:=[.H856]-[.G856]" office:value-type="float" office:value="0" calcext:value-type="float">
            <text:p>0</text:p>
          </table:table-cell>
          <table:table-cell table:formula="of:=[.I856]-[.H856]" office:value-type="float" office:value="0" calcext:value-type="float">
            <text:p>0</text:p>
          </table:table-cell>
          <table:table-cell table:number-columns-repeated="2"/>
          <table:table-cell table:formula="of:=[.L856]-[.K856]" office:value-type="float" office:value="191" calcext:value-type="float">
            <text:p>191</text:p>
          </table:table-cell>
          <table:table-cell table:formula="of:=[.M856]-[.L856]" office:value-type="float" office:value="9" calcext:value-type="float">
            <text:p>9</text:p>
          </table:table-cell>
          <table:table-cell table:formula="of:=[.M856]-[.F85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951" calcext:value-type="float">
            <text:p>499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284" calcext:value-type="float">
            <text:p>200284</text:p>
          </table:table-cell>
          <table:table-cell office:value-type="float" office:value="1478104515571" calcext:value-type="float">
            <text:p>1478104515571</text:p>
          </table:table-cell>
          <table:table-cell table:number-columns-repeated="3" office:value-type="float" office:value="1478104515570" calcext:value-type="float">
            <text:p>1478104515570</text:p>
          </table:table-cell>
          <table:table-cell office:value-type="string" calcext:value-type="string">
            <text:p>?</text:p>
          </table:table-cell>
          <table:table-cell office:value-type="float" office:value="1478104515570" calcext:value-type="float">
            <text:p>1478104515570</text:p>
          </table:table-cell>
          <table:table-cell office:value-type="float" office:value="1478104515781" calcext:value-type="float">
            <text:p>1478104515781</text:p>
          </table:table-cell>
          <table:table-cell office:value-type="float" office:value="1478104515832" calcext:value-type="float">
            <text:p>1478104515832</text:p>
          </table:table-cell>
          <table:table-cell/>
          <table:table-cell table:formula="of:=[.G857]-[.F857]" office:value-type="float" office:value="-1" calcext:value-type="float">
            <text:p>-1</text:p>
          </table:table-cell>
          <table:table-cell table:formula="of:=[.H857]-[.G857]" office:value-type="float" office:value="0" calcext:value-type="float">
            <text:p>0</text:p>
          </table:table-cell>
          <table:table-cell table:formula="of:=[.I857]-[.H857]" office:value-type="float" office:value="0" calcext:value-type="float">
            <text:p>0</text:p>
          </table:table-cell>
          <table:table-cell table:number-columns-repeated="2"/>
          <table:table-cell table:formula="of:=[.L857]-[.K857]" office:value-type="float" office:value="211" calcext:value-type="float">
            <text:p>211</text:p>
          </table:table-cell>
          <table:table-cell table:formula="of:=[.M857]-[.L857]" office:value-type="float" office:value="51" calcext:value-type="float">
            <text:p>51</text:p>
          </table:table-cell>
          <table:table-cell table:formula="of:=[.M857]-[.F857]"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49954" calcext:value-type="float">
            <text:p>499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057" calcext:value-type="float">
            <text:p>201057</text:p>
          </table:table-cell>
          <table:table-cell office:value-type="float" office:value="1478104515619" calcext:value-type="float">
            <text:p>1478104515619</text:p>
          </table:table-cell>
          <table:table-cell table:number-columns-repeated="3" office:value-type="float" office:value="1478104515618" calcext:value-type="float">
            <text:p>1478104515618</text:p>
          </table:table-cell>
          <table:table-cell office:value-type="string" calcext:value-type="string">
            <text:p>?</text:p>
          </table:table-cell>
          <table:table-cell office:value-type="float" office:value="1478104515618" calcext:value-type="float">
            <text:p>1478104515618</text:p>
          </table:table-cell>
          <table:table-cell office:value-type="float" office:value="1478104515804" calcext:value-type="float">
            <text:p>1478104515804</text:p>
          </table:table-cell>
          <table:table-cell office:value-type="float" office:value="1478104515833" calcext:value-type="float">
            <text:p>1478104515833</text:p>
          </table:table-cell>
          <table:table-cell/>
          <table:table-cell table:formula="of:=[.G858]-[.F858]" office:value-type="float" office:value="-1" calcext:value-type="float">
            <text:p>-1</text:p>
          </table:table-cell>
          <table:table-cell table:formula="of:=[.H858]-[.G858]" office:value-type="float" office:value="0" calcext:value-type="float">
            <text:p>0</text:p>
          </table:table-cell>
          <table:table-cell table:formula="of:=[.I858]-[.H858]" office:value-type="float" office:value="0" calcext:value-type="float">
            <text:p>0</text:p>
          </table:table-cell>
          <table:table-cell table:number-columns-repeated="2"/>
          <table:table-cell table:formula="of:=[.L858]-[.K858]" office:value-type="float" office:value="186" calcext:value-type="float">
            <text:p>186</text:p>
          </table:table-cell>
          <table:table-cell table:formula="of:=[.M858]-[.L858]" office:value-type="float" office:value="29" calcext:value-type="float">
            <text:p>29</text:p>
          </table:table-cell>
          <table:table-cell table:formula="of:=[.M858]-[.F858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49950" calcext:value-type="float">
            <text:p>499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845" calcext:value-type="float">
            <text:p>300845</text:p>
          </table:table-cell>
          <table:table-cell office:value-type="float" office:value="1478104515492" calcext:value-type="float">
            <text:p>1478104515492</text:p>
          </table:table-cell>
          <table:table-cell table:number-columns-repeated="3" office:value-type="float" office:value="1478104515491" calcext:value-type="float">
            <text:p>1478104515491</text:p>
          </table:table-cell>
          <table:table-cell office:value-type="string" calcext:value-type="string">
            <text:p>?</text:p>
          </table:table-cell>
          <table:table-cell office:value-type="float" office:value="1478104515491" calcext:value-type="float">
            <text:p>1478104515491</text:p>
          </table:table-cell>
          <table:table-cell office:value-type="float" office:value="1478104515862" calcext:value-type="float">
            <text:p>1478104515862</text:p>
          </table:table-cell>
          <table:table-cell office:value-type="float" office:value="1478104515870" calcext:value-type="float">
            <text:p>1478104515870</text:p>
          </table:table-cell>
          <table:table-cell/>
          <table:table-cell table:formula="of:=[.G859]-[.F859]" office:value-type="float" office:value="-1" calcext:value-type="float">
            <text:p>-1</text:p>
          </table:table-cell>
          <table:table-cell table:formula="of:=[.H859]-[.G859]" office:value-type="float" office:value="0" calcext:value-type="float">
            <text:p>0</text:p>
          </table:table-cell>
          <table:table-cell table:formula="of:=[.I859]-[.H859]" office:value-type="float" office:value="0" calcext:value-type="float">
            <text:p>0</text:p>
          </table:table-cell>
          <table:table-cell table:number-columns-repeated="2"/>
          <table:table-cell table:formula="of:=[.L859]-[.K859]" office:value-type="float" office:value="371" calcext:value-type="float">
            <text:p>371</text:p>
          </table:table-cell>
          <table:table-cell table:formula="of:=[.M859]-[.L859]" office:value-type="float" office:value="8" calcext:value-type="float">
            <text:p>8</text:p>
          </table:table-cell>
          <table:table-cell table:formula="of:=[.M859]-[.F859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49952" calcext:value-type="float">
            <text:p>499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29" calcext:value-type="float">
            <text:p>301629</text:p>
          </table:table-cell>
          <table:table-cell office:value-type="float" office:value="1478104515507" calcext:value-type="float">
            <text:p>1478104515507</text:p>
          </table:table-cell>
          <table:table-cell table:number-columns-repeated="3" office:value-type="float" office:value="1478104515506" calcext:value-type="float">
            <text:p>1478104515506</text:p>
          </table:table-cell>
          <table:table-cell office:value-type="string" calcext:value-type="string">
            <text:p>?</text:p>
          </table:table-cell>
          <table:table-cell office:value-type="float" office:value="1478104515506" calcext:value-type="float">
            <text:p>1478104515506</text:p>
          </table:table-cell>
          <table:table-cell office:value-type="float" office:value="1478104515879" calcext:value-type="float">
            <text:p>1478104515879</text:p>
          </table:table-cell>
          <table:table-cell office:value-type="float" office:value="1478104515902" calcext:value-type="float">
            <text:p>1478104515902</text:p>
          </table:table-cell>
          <table:table-cell/>
          <table:table-cell table:formula="of:=[.G860]-[.F860]" office:value-type="float" office:value="-1" calcext:value-type="float">
            <text:p>-1</text:p>
          </table:table-cell>
          <table:table-cell table:formula="of:=[.H860]-[.G860]" office:value-type="float" office:value="0" calcext:value-type="float">
            <text:p>0</text:p>
          </table:table-cell>
          <table:table-cell table:formula="of:=[.I860]-[.H860]" office:value-type="float" office:value="0" calcext:value-type="float">
            <text:p>0</text:p>
          </table:table-cell>
          <table:table-cell table:number-columns-repeated="2"/>
          <table:table-cell table:formula="of:=[.L860]-[.K860]" office:value-type="float" office:value="373" calcext:value-type="float">
            <text:p>373</text:p>
          </table:table-cell>
          <table:table-cell table:formula="of:=[.M860]-[.L860]" office:value-type="float" office:value="23" calcext:value-type="float">
            <text:p>23</text:p>
          </table:table-cell>
          <table:table-cell table:formula="of:=[.M860]-[.F860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49956" calcext:value-type="float">
            <text:p>499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171" calcext:value-type="float">
            <text:p>200171</text:p>
          </table:table-cell>
          <table:table-cell table:number-columns-repeated="4" office:value-type="float" office:value="1478104515827" calcext:value-type="float">
            <text:p>1478104515827</text:p>
          </table:table-cell>
          <table:table-cell office:value-type="string" calcext:value-type="string">
            <text:p>?</text:p>
          </table:table-cell>
          <table:table-cell office:value-type="float" office:value="1478104515827" calcext:value-type="float">
            <text:p>1478104515827</text:p>
          </table:table-cell>
          <table:table-cell office:value-type="float" office:value="1478104516012" calcext:value-type="float">
            <text:p>1478104516012</text:p>
          </table:table-cell>
          <table:table-cell office:value-type="float" office:value="1478104516020" calcext:value-type="float">
            <text:p>1478104516020</text:p>
          </table:table-cell>
          <table:table-cell/>
          <table:table-cell table:formula="of:=[.G861]-[.F861]" office:value-type="float" office:value="0" calcext:value-type="float">
            <text:p>0</text:p>
          </table:table-cell>
          <table:table-cell table:formula="of:=[.H861]-[.G861]" office:value-type="float" office:value="0" calcext:value-type="float">
            <text:p>0</text:p>
          </table:table-cell>
          <table:table-cell table:formula="of:=[.I861]-[.H861]" office:value-type="float" office:value="0" calcext:value-type="float">
            <text:p>0</text:p>
          </table:table-cell>
          <table:table-cell table:number-columns-repeated="2"/>
          <table:table-cell table:formula="of:=[.L861]-[.K861]" office:value-type="float" office:value="185" calcext:value-type="float">
            <text:p>185</text:p>
          </table:table-cell>
          <table:table-cell table:formula="of:=[.M861]-[.L861]" office:value-type="float" office:value="8" calcext:value-type="float">
            <text:p>8</text:p>
          </table:table-cell>
          <table:table-cell table:formula="of:=[.M861]-[.F861]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49957" calcext:value-type="float">
            <text:p>49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214" calcext:value-type="float">
            <text:p>200214</text:p>
          </table:table-cell>
          <table:table-cell office:value-type="float" office:value="1478104515930" calcext:value-type="float">
            <text:p>1478104515930</text:p>
          </table:table-cell>
          <table:table-cell table:number-columns-repeated="3" office:value-type="float" office:value="1478104515929" calcext:value-type="float">
            <text:p>1478104515929</text:p>
          </table:table-cell>
          <table:table-cell office:value-type="string" calcext:value-type="string">
            <text:p>?</text:p>
          </table:table-cell>
          <table:table-cell office:value-type="float" office:value="1478104515929" calcext:value-type="float">
            <text:p>1478104515929</text:p>
          </table:table-cell>
          <table:table-cell office:value-type="float" office:value="1478104516139" calcext:value-type="float">
            <text:p>1478104516139</text:p>
          </table:table-cell>
          <table:table-cell office:value-type="float" office:value="1478104516152" calcext:value-type="float">
            <text:p>1478104516152</text:p>
          </table:table-cell>
          <table:table-cell/>
          <table:table-cell table:formula="of:=[.G862]-[.F862]" office:value-type="float" office:value="-1" calcext:value-type="float">
            <text:p>-1</text:p>
          </table:table-cell>
          <table:table-cell table:formula="of:=[.H862]-[.G862]" office:value-type="float" office:value="0" calcext:value-type="float">
            <text:p>0</text:p>
          </table:table-cell>
          <table:table-cell table:formula="of:=[.I862]-[.H862]" office:value-type="float" office:value="0" calcext:value-type="float">
            <text:p>0</text:p>
          </table:table-cell>
          <table:table-cell table:number-columns-repeated="2"/>
          <table:table-cell table:formula="of:=[.L862]-[.K862]" office:value-type="float" office:value="210" calcext:value-type="float">
            <text:p>210</text:p>
          </table:table-cell>
          <table:table-cell table:formula="of:=[.M862]-[.L862]" office:value-type="float" office:value="13" calcext:value-type="float">
            <text:p>13</text:p>
          </table:table-cell>
          <table:table-cell table:formula="of:=[.M862]-[.F862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49946" calcext:value-type="float">
            <text:p>49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39" calcext:value-type="float">
            <text:p>100339</text:p>
          </table:table-cell>
          <table:table-cell table:number-columns-repeated="4" office:value-type="float" office:value="1478104516031" calcext:value-type="float">
            <text:p>1478104516031</text:p>
          </table:table-cell>
          <table:table-cell office:value-type="string" calcext:value-type="string">
            <text:p>?</text:p>
          </table:table-cell>
          <table:table-cell office:value-type="float" office:value="1478104516031" calcext:value-type="float">
            <text:p>1478104516031</text:p>
          </table:table-cell>
          <table:table-cell office:value-type="float" office:value="1478104516216" calcext:value-type="float">
            <text:p>1478104516216</text:p>
          </table:table-cell>
          <table:table-cell office:value-type="float" office:value="1478104516260" calcext:value-type="float">
            <text:p>1478104516260</text:p>
          </table:table-cell>
          <table:table-cell/>
          <table:table-cell table:formula="of:=[.G863]-[.F863]" office:value-type="float" office:value="0" calcext:value-type="float">
            <text:p>0</text:p>
          </table:table-cell>
          <table:table-cell table:formula="of:=[.H863]-[.G863]" office:value-type="float" office:value="0" calcext:value-type="float">
            <text:p>0</text:p>
          </table:table-cell>
          <table:table-cell table:formula="of:=[.I863]-[.H863]" office:value-type="float" office:value="0" calcext:value-type="float">
            <text:p>0</text:p>
          </table:table-cell>
          <table:table-cell table:number-columns-repeated="2"/>
          <table:table-cell table:formula="of:=[.L863]-[.K863]" office:value-type="float" office:value="185" calcext:value-type="float">
            <text:p>185</text:p>
          </table:table-cell>
          <table:table-cell table:formula="of:=[.M863]-[.L863]" office:value-type="float" office:value="44" calcext:value-type="float">
            <text:p>44</text:p>
          </table:table-cell>
          <table:table-cell table:formula="of:=[.M863]-[.F863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49949" calcext:value-type="float">
            <text:p>499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163" calcext:value-type="float">
            <text:p>2163</text:p>
          </table:table-cell>
          <table:table-cell office:value-type="float" office:value="1478104516031" calcext:value-type="float">
            <text:p>1478104516031</text:p>
          </table:table-cell>
          <table:table-cell table:number-columns-repeated="2" office:value-type="float" office:value="1478104516030" calcext:value-type="float">
            <text:p>1478104516030</text:p>
          </table:table-cell>
          <table:table-cell office:value-type="float" office:value="1478104516031" calcext:value-type="float">
            <text:p>1478104516031</text:p>
          </table:table-cell>
          <table:table-cell office:value-type="string" calcext:value-type="string">
            <text:p>?</text:p>
          </table:table-cell>
          <table:table-cell office:value-type="float" office:value="1478104516031" calcext:value-type="float">
            <text:p>1478104516031</text:p>
          </table:table-cell>
          <table:table-cell office:value-type="float" office:value="1478104516224" calcext:value-type="float">
            <text:p>1478104516224</text:p>
          </table:table-cell>
          <table:table-cell office:value-type="float" office:value="1478104516270" calcext:value-type="float">
            <text:p>1478104516270</text:p>
          </table:table-cell>
          <table:table-cell/>
          <table:table-cell table:formula="of:=[.G864]-[.F864]" office:value-type="float" office:value="-1" calcext:value-type="float">
            <text:p>-1</text:p>
          </table:table-cell>
          <table:table-cell table:formula="of:=[.H864]-[.G864]" office:value-type="float" office:value="0" calcext:value-type="float">
            <text:p>0</text:p>
          </table:table-cell>
          <table:table-cell table:formula="of:=[.I864]-[.H864]" office:value-type="float" office:value="1" calcext:value-type="float">
            <text:p>1</text:p>
          </table:table-cell>
          <table:table-cell table:number-columns-repeated="2"/>
          <table:table-cell table:formula="of:=[.L864]-[.K864]" office:value-type="float" office:value="193" calcext:value-type="float">
            <text:p>193</text:p>
          </table:table-cell>
          <table:table-cell table:formula="of:=[.M864]-[.L864]" office:value-type="float" office:value="46" calcext:value-type="float">
            <text:p>46</text:p>
          </table:table-cell>
          <table:table-cell table:formula="of:=[.M864]-[.F864]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49961" calcext:value-type="float">
            <text:p>499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389" calcext:value-type="float">
            <text:p>101389</text:p>
          </table:table-cell>
          <table:table-cell office:value-type="float" office:value="1478104516093" calcext:value-type="float">
            <text:p>1478104516093</text:p>
          </table:table-cell>
          <table:table-cell table:number-columns-repeated="3" office:value-type="float" office:value="1478104516092" calcext:value-type="float">
            <text:p>1478104516092</text:p>
          </table:table-cell>
          <table:table-cell office:value-type="string" calcext:value-type="string">
            <text:p>?</text:p>
          </table:table-cell>
          <table:table-cell office:value-type="float" office:value="1478104516092" calcext:value-type="float">
            <text:p>1478104516092</text:p>
          </table:table-cell>
          <table:table-cell office:value-type="float" office:value="1478104516290" calcext:value-type="float">
            <text:p>1478104516290</text:p>
          </table:table-cell>
          <table:table-cell office:value-type="float" office:value="1478104516306" calcext:value-type="float">
            <text:p>1478104516306</text:p>
          </table:table-cell>
          <table:table-cell/>
          <table:table-cell table:formula="of:=[.G865]-[.F865]" office:value-type="float" office:value="-1" calcext:value-type="float">
            <text:p>-1</text:p>
          </table:table-cell>
          <table:table-cell table:formula="of:=[.H865]-[.G865]" office:value-type="float" office:value="0" calcext:value-type="float">
            <text:p>0</text:p>
          </table:table-cell>
          <table:table-cell table:formula="of:=[.I865]-[.H865]" office:value-type="float" office:value="0" calcext:value-type="float">
            <text:p>0</text:p>
          </table:table-cell>
          <table:table-cell table:number-columns-repeated="2"/>
          <table:table-cell table:formula="of:=[.L865]-[.K865]" office:value-type="float" office:value="198" calcext:value-type="float">
            <text:p>198</text:p>
          </table:table-cell>
          <table:table-cell table:formula="of:=[.M865]-[.L865]" office:value-type="float" office:value="16" calcext:value-type="float">
            <text:p>16</text:p>
          </table:table-cell>
          <table:table-cell table:formula="of:=[.M865]-[.F865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960" calcext:value-type="float">
            <text:p>499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57" calcext:value-type="float">
            <text:p>100557</text:p>
          </table:table-cell>
          <table:table-cell office:value-type="float" office:value="1478104516050" calcext:value-type="float">
            <text:p>1478104516050</text:p>
          </table:table-cell>
          <table:table-cell table:number-columns-repeated="3" office:value-type="float" office:value="1478104516051" calcext:value-type="float">
            <text:p>1478104516051</text:p>
          </table:table-cell>
          <table:table-cell office:value-type="string" calcext:value-type="string">
            <text:p>?</text:p>
          </table:table-cell>
          <table:table-cell office:value-type="float" office:value="1478104516051" calcext:value-type="float">
            <text:p>1478104516051</text:p>
          </table:table-cell>
          <table:table-cell office:value-type="float" office:value="1478104516256" calcext:value-type="float">
            <text:p>1478104516256</text:p>
          </table:table-cell>
          <table:table-cell office:value-type="float" office:value="1478104516312" calcext:value-type="float">
            <text:p>1478104516312</text:p>
          </table:table-cell>
          <table:table-cell/>
          <table:table-cell table:formula="of:=[.G866]-[.F866]" office:value-type="float" office:value="1" calcext:value-type="float">
            <text:p>1</text:p>
          </table:table-cell>
          <table:table-cell table:formula="of:=[.H866]-[.G866]" office:value-type="float" office:value="0" calcext:value-type="float">
            <text:p>0</text:p>
          </table:table-cell>
          <table:table-cell table:formula="of:=[.I866]-[.H866]" office:value-type="float" office:value="0" calcext:value-type="float">
            <text:p>0</text:p>
          </table:table-cell>
          <table:table-cell table:number-columns-repeated="2"/>
          <table:table-cell table:formula="of:=[.L866]-[.K866]" office:value-type="float" office:value="205" calcext:value-type="float">
            <text:p>205</text:p>
          </table:table-cell>
          <table:table-cell table:formula="of:=[.M866]-[.L866]" office:value-type="float" office:value="56" calcext:value-type="float">
            <text:p>56</text:p>
          </table:table-cell>
          <table:table-cell table:formula="of:=[.M866]-[.F866]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49955" calcext:value-type="float">
            <text:p>499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844" calcext:value-type="float">
            <text:p>301844</text:p>
          </table:table-cell>
          <table:table-cell office:value-type="float" office:value="1478104516164" calcext:value-type="float">
            <text:p>1478104516164</text:p>
          </table:table-cell>
          <table:table-cell table:number-columns-repeated="3" office:value-type="float" office:value="1478104516163" calcext:value-type="float">
            <text:p>1478104516163</text:p>
          </table:table-cell>
          <table:table-cell office:value-type="string" calcext:value-type="string">
            <text:p>?</text:p>
          </table:table-cell>
          <table:table-cell office:value-type="float" office:value="1478104516163" calcext:value-type="float">
            <text:p>1478104516163</text:p>
          </table:table-cell>
          <table:table-cell office:value-type="float" office:value="1478104516355" calcext:value-type="float">
            <text:p>1478104516355</text:p>
          </table:table-cell>
          <table:table-cell office:value-type="float" office:value="1478104516364" calcext:value-type="float">
            <text:p>1478104516364</text:p>
          </table:table-cell>
          <table:table-cell/>
          <table:table-cell table:formula="of:=[.G867]-[.F867]" office:value-type="float" office:value="-1" calcext:value-type="float">
            <text:p>-1</text:p>
          </table:table-cell>
          <table:table-cell table:formula="of:=[.H867]-[.G867]" office:value-type="float" office:value="0" calcext:value-type="float">
            <text:p>0</text:p>
          </table:table-cell>
          <table:table-cell table:formula="of:=[.I867]-[.H867]" office:value-type="float" office:value="0" calcext:value-type="float">
            <text:p>0</text:p>
          </table:table-cell>
          <table:table-cell table:number-columns-repeated="2"/>
          <table:table-cell table:formula="of:=[.L867]-[.K867]" office:value-type="float" office:value="192" calcext:value-type="float">
            <text:p>192</text:p>
          </table:table-cell>
          <table:table-cell table:formula="of:=[.M867]-[.L867]" office:value-type="float" office:value="9" calcext:value-type="float">
            <text:p>9</text:p>
          </table:table-cell>
          <table:table-cell table:formula="of:=[.M867]-[.F867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963" calcext:value-type="float">
            <text:p>499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10" calcext:value-type="float">
            <text:p>302110</text:p>
          </table:table-cell>
          <table:table-cell table:number-columns-repeated="4" office:value-type="float" office:value="1478104516261" calcext:value-type="float">
            <text:p>1478104516261</text:p>
          </table:table-cell>
          <table:table-cell office:value-type="string" calcext:value-type="string">
            <text:p>?</text:p>
          </table:table-cell>
          <table:table-cell office:value-type="float" office:value="1478104516261" calcext:value-type="float">
            <text:p>1478104516261</text:p>
          </table:table-cell>
          <table:table-cell office:value-type="float" office:value="1478104516455" calcext:value-type="float">
            <text:p>1478104516455</text:p>
          </table:table-cell>
          <table:table-cell office:value-type="float" office:value="1478104516463" calcext:value-type="float">
            <text:p>1478104516463</text:p>
          </table:table-cell>
          <table:table-cell/>
          <table:table-cell table:formula="of:=[.G868]-[.F868]" office:value-type="float" office:value="0" calcext:value-type="float">
            <text:p>0</text:p>
          </table:table-cell>
          <table:table-cell table:formula="of:=[.H868]-[.G868]" office:value-type="float" office:value="0" calcext:value-type="float">
            <text:p>0</text:p>
          </table:table-cell>
          <table:table-cell table:formula="of:=[.I868]-[.H868]" office:value-type="float" office:value="0" calcext:value-type="float">
            <text:p>0</text:p>
          </table:table-cell>
          <table:table-cell table:number-columns-repeated="2"/>
          <table:table-cell table:formula="of:=[.L868]-[.K868]" office:value-type="float" office:value="194" calcext:value-type="float">
            <text:p>194</text:p>
          </table:table-cell>
          <table:table-cell table:formula="of:=[.M868]-[.L868]" office:value-type="float" office:value="8" calcext:value-type="float">
            <text:p>8</text:p>
          </table:table-cell>
          <table:table-cell table:formula="of:=[.M868]-[.F868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49934" calcext:value-type="float">
            <text:p>499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833" calcext:value-type="float">
            <text:p>401833</text:p>
          </table:table-cell>
          <table:table-cell office:value-type="float" office:value="1478104516286" calcext:value-type="float">
            <text:p>1478104516286</text:p>
          </table:table-cell>
          <table:table-cell table:number-columns-repeated="3" office:value-type="float" office:value="1478104516285" calcext:value-type="float">
            <text:p>1478104516285</text:p>
          </table:table-cell>
          <table:table-cell office:value-type="string" calcext:value-type="string">
            <text:p>?</text:p>
          </table:table-cell>
          <table:table-cell office:value-type="float" office:value="1478104516285" calcext:value-type="float">
            <text:p>1478104516285</text:p>
          </table:table-cell>
          <table:table-cell office:value-type="float" office:value="1478104516478" calcext:value-type="float">
            <text:p>1478104516478</text:p>
          </table:table-cell>
          <table:table-cell office:value-type="float" office:value="1478104516498" calcext:value-type="float">
            <text:p>1478104516498</text:p>
          </table:table-cell>
          <table:table-cell/>
          <table:table-cell table:formula="of:=[.G869]-[.F869]" office:value-type="float" office:value="-1" calcext:value-type="float">
            <text:p>-1</text:p>
          </table:table-cell>
          <table:table-cell table:formula="of:=[.H869]-[.G869]" office:value-type="float" office:value="0" calcext:value-type="float">
            <text:p>0</text:p>
          </table:table-cell>
          <table:table-cell table:formula="of:=[.I869]-[.H869]" office:value-type="float" office:value="0" calcext:value-type="float">
            <text:p>0</text:p>
          </table:table-cell>
          <table:table-cell table:number-columns-repeated="2"/>
          <table:table-cell table:formula="of:=[.L869]-[.K869]" office:value-type="float" office:value="193" calcext:value-type="float">
            <text:p>193</text:p>
          </table:table-cell>
          <table:table-cell table:formula="of:=[.M869]-[.L869]" office:value-type="float" office:value="20" calcext:value-type="float">
            <text:p>20</text:p>
          </table:table-cell>
          <table:table-cell table:formula="of:=[.M869]-[.F869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49962" calcext:value-type="float">
            <text:p>499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20" calcext:value-type="float">
            <text:p>100120</text:p>
          </table:table-cell>
          <table:table-cell office:value-type="float" office:value="1478104516329" calcext:value-type="float">
            <text:p>1478104516329</text:p>
          </table:table-cell>
          <table:table-cell table:number-columns-repeated="3" office:value-type="float" office:value="1478104516328" calcext:value-type="float">
            <text:p>1478104516328</text:p>
          </table:table-cell>
          <table:table-cell office:value-type="string" calcext:value-type="string">
            <text:p>?</text:p>
          </table:table-cell>
          <table:table-cell office:value-type="float" office:value="1478104516328" calcext:value-type="float">
            <text:p>1478104516328</text:p>
          </table:table-cell>
          <table:table-cell office:value-type="float" office:value="1478104516561" calcext:value-type="float">
            <text:p>1478104516561</text:p>
          </table:table-cell>
          <table:table-cell office:value-type="float" office:value="1478104516620" calcext:value-type="float">
            <text:p>1478104516620</text:p>
          </table:table-cell>
          <table:table-cell/>
          <table:table-cell table:formula="of:=[.G870]-[.F870]" office:value-type="float" office:value="-1" calcext:value-type="float">
            <text:p>-1</text:p>
          </table:table-cell>
          <table:table-cell table:formula="of:=[.H870]-[.G870]" office:value-type="float" office:value="0" calcext:value-type="float">
            <text:p>0</text:p>
          </table:table-cell>
          <table:table-cell table:formula="of:=[.I870]-[.H870]" office:value-type="float" office:value="0" calcext:value-type="float">
            <text:p>0</text:p>
          </table:table-cell>
          <table:table-cell table:number-columns-repeated="2"/>
          <table:table-cell table:formula="of:=[.L870]-[.K870]" office:value-type="float" office:value="233" calcext:value-type="float">
            <text:p>233</text:p>
          </table:table-cell>
          <table:table-cell table:formula="of:=[.M870]-[.L870]" office:value-type="float" office:value="59" calcext:value-type="float">
            <text:p>59</text:p>
          </table:table-cell>
          <table:table-cell table:formula="of:=[.M870]-[.F870]"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49958" calcext:value-type="float">
            <text:p>49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502" calcext:value-type="float">
            <text:p>200502</text:p>
          </table:table-cell>
          <table:table-cell table:number-columns-repeated="4" office:value-type="float" office:value="1478104516642" calcext:value-type="float">
            <text:p>1478104516642</text:p>
          </table:table-cell>
          <table:table-cell office:value-type="string" calcext:value-type="string">
            <text:p>?</text:p>
          </table:table-cell>
          <table:table-cell office:value-type="float" office:value="1478104516642" calcext:value-type="float">
            <text:p>1478104516642</text:p>
          </table:table-cell>
          <table:table-cell office:value-type="float" office:value="1478104516844" calcext:value-type="float">
            <text:p>1478104516844</text:p>
          </table:table-cell>
          <table:table-cell office:value-type="float" office:value="1478104516881" calcext:value-type="float">
            <text:p>1478104516881</text:p>
          </table:table-cell>
          <table:table-cell/>
          <table:table-cell table:formula="of:=[.G871]-[.F871]" office:value-type="float" office:value="0" calcext:value-type="float">
            <text:p>0</text:p>
          </table:table-cell>
          <table:table-cell table:formula="of:=[.H871]-[.G871]" office:value-type="float" office:value="0" calcext:value-type="float">
            <text:p>0</text:p>
          </table:table-cell>
          <table:table-cell table:formula="of:=[.I871]-[.H871]" office:value-type="float" office:value="0" calcext:value-type="float">
            <text:p>0</text:p>
          </table:table-cell>
          <table:table-cell table:number-columns-repeated="2"/>
          <table:table-cell table:formula="of:=[.L871]-[.K871]" office:value-type="float" office:value="202" calcext:value-type="float">
            <text:p>202</text:p>
          </table:table-cell>
          <table:table-cell table:formula="of:=[.M871]-[.L871]" office:value-type="float" office:value="37" calcext:value-type="float">
            <text:p>37</text:p>
          </table:table-cell>
          <table:table-cell table:formula="of:=[.M871]-[.F871]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49967" calcext:value-type="float">
            <text:p>499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954" calcext:value-type="float">
            <text:p>200954</text:p>
          </table:table-cell>
          <table:table-cell office:value-type="float" office:value="1478104516661" calcext:value-type="float">
            <text:p>1478104516661</text:p>
          </table:table-cell>
          <table:table-cell table:number-columns-repeated="3" office:value-type="float" office:value="1478104516660" calcext:value-type="float">
            <text:p>1478104516660</text:p>
          </table:table-cell>
          <table:table-cell office:value-type="string" calcext:value-type="string">
            <text:p>?</text:p>
          </table:table-cell>
          <table:table-cell office:value-type="float" office:value="1478104516660" calcext:value-type="float">
            <text:p>1478104516660</text:p>
          </table:table-cell>
          <table:table-cell office:value-type="float" office:value="1478104516849" calcext:value-type="float">
            <text:p>1478104516849</text:p>
          </table:table-cell>
          <table:table-cell office:value-type="float" office:value="1478104516898" calcext:value-type="float">
            <text:p>1478104516898</text:p>
          </table:table-cell>
          <table:table-cell/>
          <table:table-cell table:formula="of:=[.G872]-[.F872]" office:value-type="float" office:value="-1" calcext:value-type="float">
            <text:p>-1</text:p>
          </table:table-cell>
          <table:table-cell table:formula="of:=[.H872]-[.G872]" office:value-type="float" office:value="0" calcext:value-type="float">
            <text:p>0</text:p>
          </table:table-cell>
          <table:table-cell table:formula="of:=[.I872]-[.H872]" office:value-type="float" office:value="0" calcext:value-type="float">
            <text:p>0</text:p>
          </table:table-cell>
          <table:table-cell table:number-columns-repeated="2"/>
          <table:table-cell table:formula="of:=[.L872]-[.K872]" office:value-type="float" office:value="189" calcext:value-type="float">
            <text:p>189</text:p>
          </table:table-cell>
          <table:table-cell table:formula="of:=[.M872]-[.L872]" office:value-type="float" office:value="49" calcext:value-type="float">
            <text:p>49</text:p>
          </table:table-cell>
          <table:table-cell table:formula="of:=[.M872]-[.F872]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49965" calcext:value-type="float">
            <text:p>49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015" calcext:value-type="float">
            <text:p>400015</text:p>
          </table:table-cell>
          <table:table-cell office:value-type="float" office:value="1478104516893" calcext:value-type="float">
            <text:p>1478104516893</text:p>
          </table:table-cell>
          <table:table-cell table:number-columns-repeated="3" office:value-type="float" office:value="1478104516892" calcext:value-type="float">
            <text:p>1478104516892</text:p>
          </table:table-cell>
          <table:table-cell office:value-type="string" calcext:value-type="string">
            <text:p>?</text:p>
          </table:table-cell>
          <table:table-cell office:value-type="float" office:value="1478104516892" calcext:value-type="float">
            <text:p>1478104516892</text:p>
          </table:table-cell>
          <table:table-cell office:value-type="float" office:value="1478104517100" calcext:value-type="float">
            <text:p>1478104517100</text:p>
          </table:table-cell>
          <table:table-cell office:value-type="float" office:value="1478104517117" calcext:value-type="float">
            <text:p>1478104517117</text:p>
          </table:table-cell>
          <table:table-cell/>
          <table:table-cell table:formula="of:=[.G873]-[.F873]" office:value-type="float" office:value="-1" calcext:value-type="float">
            <text:p>-1</text:p>
          </table:table-cell>
          <table:table-cell table:formula="of:=[.H873]-[.G873]" office:value-type="float" office:value="0" calcext:value-type="float">
            <text:p>0</text:p>
          </table:table-cell>
          <table:table-cell table:formula="of:=[.I873]-[.H873]" office:value-type="float" office:value="0" calcext:value-type="float">
            <text:p>0</text:p>
          </table:table-cell>
          <table:table-cell table:number-columns-repeated="2"/>
          <table:table-cell table:formula="of:=[.L873]-[.K873]" office:value-type="float" office:value="208" calcext:value-type="float">
            <text:p>208</text:p>
          </table:table-cell>
          <table:table-cell table:formula="of:=[.M873]-[.L873]" office:value-type="float" office:value="17" calcext:value-type="float">
            <text:p>17</text:p>
          </table:table-cell>
          <table:table-cell table:formula="of:=[.M873]-[.F873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9964" calcext:value-type="float">
            <text:p>49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33" calcext:value-type="float">
            <text:p>300233</text:p>
          </table:table-cell>
          <table:table-cell table:number-columns-repeated="4" office:value-type="float" office:value="1478104516962" calcext:value-type="float">
            <text:p>1478104516962</text:p>
          </table:table-cell>
          <table:table-cell office:value-type="string" calcext:value-type="string">
            <text:p>?</text:p>
          </table:table-cell>
          <table:table-cell office:value-type="float" office:value="1478104516962" calcext:value-type="float">
            <text:p>1478104516962</text:p>
          </table:table-cell>
          <table:table-cell office:value-type="float" office:value="1478104517179" calcext:value-type="float">
            <text:p>1478104517179</text:p>
          </table:table-cell>
          <table:table-cell office:value-type="float" office:value="1478104517253" calcext:value-type="float">
            <text:p>1478104517253</text:p>
          </table:table-cell>
          <table:table-cell/>
          <table:table-cell table:formula="of:=[.G874]-[.F874]" office:value-type="float" office:value="0" calcext:value-type="float">
            <text:p>0</text:p>
          </table:table-cell>
          <table:table-cell table:formula="of:=[.H874]-[.G874]" office:value-type="float" office:value="0" calcext:value-type="float">
            <text:p>0</text:p>
          </table:table-cell>
          <table:table-cell table:formula="of:=[.I874]-[.H874]" office:value-type="float" office:value="0" calcext:value-type="float">
            <text:p>0</text:p>
          </table:table-cell>
          <table:table-cell table:number-columns-repeated="2"/>
          <table:table-cell table:formula="of:=[.L874]-[.K874]" office:value-type="float" office:value="217" calcext:value-type="float">
            <text:p>217</text:p>
          </table:table-cell>
          <table:table-cell table:formula="of:=[.M874]-[.L874]" office:value-type="float" office:value="74" calcext:value-type="float">
            <text:p>74</text:p>
          </table:table-cell>
          <table:table-cell table:formula="of:=[.M874]-[.F874]"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49968" calcext:value-type="float">
            <text:p>499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65" calcext:value-type="float">
            <text:p>201265</text:p>
          </table:table-cell>
          <table:table-cell table:number-columns-repeated="2" office:value-type="float" office:value="1478104516962" calcext:value-type="float">
            <text:p>1478104516962</text:p>
          </table:table-cell>
          <table:table-cell table:number-columns-repeated="2" office:value-type="float" office:value="1478104516964" calcext:value-type="float">
            <text:p>1478104516964</text:p>
          </table:table-cell>
          <table:table-cell office:value-type="string" calcext:value-type="string">
            <text:p>?</text:p>
          </table:table-cell>
          <table:table-cell office:value-type="float" office:value="1478104516964" calcext:value-type="float">
            <text:p>1478104516964</text:p>
          </table:table-cell>
          <table:table-cell office:value-type="float" office:value="1478104517186" calcext:value-type="float">
            <text:p>1478104517186</text:p>
          </table:table-cell>
          <table:table-cell office:value-type="float" office:value="1478104517256" calcext:value-type="float">
            <text:p>1478104517256</text:p>
          </table:table-cell>
          <table:table-cell/>
          <table:table-cell table:formula="of:=[.G875]-[.F875]" office:value-type="float" office:value="0" calcext:value-type="float">
            <text:p>0</text:p>
          </table:table-cell>
          <table:table-cell table:formula="of:=[.H875]-[.G875]" office:value-type="float" office:value="2" calcext:value-type="float">
            <text:p>2</text:p>
          </table:table-cell>
          <table:table-cell table:formula="of:=[.I875]-[.H875]" office:value-type="float" office:value="0" calcext:value-type="float">
            <text:p>0</text:p>
          </table:table-cell>
          <table:table-cell table:number-columns-repeated="2"/>
          <table:table-cell table:formula="of:=[.L875]-[.K875]" office:value-type="float" office:value="222" calcext:value-type="float">
            <text:p>222</text:p>
          </table:table-cell>
          <table:table-cell table:formula="of:=[.M875]-[.L875]" office:value-type="float" office:value="70" calcext:value-type="float">
            <text:p>70</text:p>
          </table:table-cell>
          <table:table-cell table:formula="of:=[.M875]-[.F875]"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49966" calcext:value-type="float">
            <text:p>49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62" calcext:value-type="float">
            <text:p>100162</text:p>
          </table:table-cell>
          <table:table-cell office:value-type="float" office:value="1478104516960" calcext:value-type="float">
            <text:p>1478104516960</text:p>
          </table:table-cell>
          <table:table-cell table:number-columns-repeated="3" office:value-type="float" office:value="1478104516959" calcext:value-type="float">
            <text:p>1478104516959</text:p>
          </table:table-cell>
          <table:table-cell office:value-type="string" calcext:value-type="string">
            <text:p>?</text:p>
          </table:table-cell>
          <table:table-cell office:value-type="float" office:value="1478104516959" calcext:value-type="float">
            <text:p>1478104516959</text:p>
          </table:table-cell>
          <table:table-cell office:value-type="float" office:value="1478104517171" calcext:value-type="float">
            <text:p>1478104517171</text:p>
          </table:table-cell>
          <table:table-cell office:value-type="float" office:value="1478104517268" calcext:value-type="float">
            <text:p>1478104517268</text:p>
          </table:table-cell>
          <table:table-cell/>
          <table:table-cell table:formula="of:=[.G876]-[.F876]" office:value-type="float" office:value="-1" calcext:value-type="float">
            <text:p>-1</text:p>
          </table:table-cell>
          <table:table-cell table:formula="of:=[.H876]-[.G876]" office:value-type="float" office:value="0" calcext:value-type="float">
            <text:p>0</text:p>
          </table:table-cell>
          <table:table-cell table:formula="of:=[.I876]-[.H876]" office:value-type="float" office:value="0" calcext:value-type="float">
            <text:p>0</text:p>
          </table:table-cell>
          <table:table-cell table:number-columns-repeated="2"/>
          <table:table-cell table:formula="of:=[.L876]-[.K876]" office:value-type="float" office:value="212" calcext:value-type="float">
            <text:p>212</text:p>
          </table:table-cell>
          <table:table-cell table:formula="of:=[.M876]-[.L876]" office:value-type="float" office:value="97" calcext:value-type="float">
            <text:p>97</text:p>
          </table:table-cell>
          <table:table-cell table:formula="of:=[.M876]-[.F876]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49971" calcext:value-type="float">
            <text:p>499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10" calcext:value-type="float">
            <text:p>201110</text:p>
          </table:table-cell>
          <table:table-cell office:value-type="float" office:value="1478104516985" calcext:value-type="float">
            <text:p>1478104516985</text:p>
          </table:table-cell>
          <table:table-cell table:number-columns-repeated="3" office:value-type="float" office:value="1478104516984" calcext:value-type="float">
            <text:p>1478104516984</text:p>
          </table:table-cell>
          <table:table-cell office:value-type="string" calcext:value-type="string">
            <text:p>?</text:p>
          </table:table-cell>
          <table:table-cell office:value-type="float" office:value="1478104516984" calcext:value-type="float">
            <text:p>1478104516984</text:p>
          </table:table-cell>
          <table:table-cell office:value-type="float" office:value="1478104517251" calcext:value-type="float">
            <text:p>1478104517251</text:p>
          </table:table-cell>
          <table:table-cell office:value-type="float" office:value="1478104517293" calcext:value-type="float">
            <text:p>1478104517293</text:p>
          </table:table-cell>
          <table:table-cell/>
          <table:table-cell table:formula="of:=[.G877]-[.F877]" office:value-type="float" office:value="-1" calcext:value-type="float">
            <text:p>-1</text:p>
          </table:table-cell>
          <table:table-cell table:formula="of:=[.H877]-[.G877]" office:value-type="float" office:value="0" calcext:value-type="float">
            <text:p>0</text:p>
          </table:table-cell>
          <table:table-cell table:formula="of:=[.I877]-[.H877]" office:value-type="float" office:value="0" calcext:value-type="float">
            <text:p>0</text:p>
          </table:table-cell>
          <table:table-cell table:number-columns-repeated="2"/>
          <table:table-cell table:formula="of:=[.L877]-[.K877]" office:value-type="float" office:value="267" calcext:value-type="float">
            <text:p>267</text:p>
          </table:table-cell>
          <table:table-cell table:formula="of:=[.M877]-[.L877]" office:value-type="float" office:value="42" calcext:value-type="float">
            <text:p>42</text:p>
          </table:table-cell>
          <table:table-cell table:formula="of:=[.M877]-[.F877]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49969" calcext:value-type="float">
            <text:p>499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016" calcext:value-type="float">
            <text:p>400016</text:p>
          </table:table-cell>
          <table:table-cell office:value-type="float" office:value="1478104517079" calcext:value-type="float">
            <text:p>1478104517079</text:p>
          </table:table-cell>
          <table:table-cell table:number-columns-repeated="3" office:value-type="float" office:value="1478104517078" calcext:value-type="float">
            <text:p>1478104517078</text:p>
          </table:table-cell>
          <table:table-cell office:value-type="string" calcext:value-type="string">
            <text:p>?</text:p>
          </table:table-cell>
          <table:table-cell office:value-type="float" office:value="1478104517078" calcext:value-type="float">
            <text:p>1478104517078</text:p>
          </table:table-cell>
          <table:table-cell office:value-type="float" office:value="1478104517272" calcext:value-type="float">
            <text:p>1478104517272</text:p>
          </table:table-cell>
          <table:table-cell office:value-type="float" office:value="1478104517296" calcext:value-type="float">
            <text:p>1478104517296</text:p>
          </table:table-cell>
          <table:table-cell/>
          <table:table-cell table:formula="of:=[.G878]-[.F878]" office:value-type="float" office:value="-1" calcext:value-type="float">
            <text:p>-1</text:p>
          </table:table-cell>
          <table:table-cell table:formula="of:=[.H878]-[.G878]" office:value-type="float" office:value="0" calcext:value-type="float">
            <text:p>0</text:p>
          </table:table-cell>
          <table:table-cell table:formula="of:=[.I878]-[.H878]" office:value-type="float" office:value="0" calcext:value-type="float">
            <text:p>0</text:p>
          </table:table-cell>
          <table:table-cell table:number-columns-repeated="2"/>
          <table:table-cell table:formula="of:=[.L878]-[.K878]" office:value-type="float" office:value="194" calcext:value-type="float">
            <text:p>194</text:p>
          </table:table-cell>
          <table:table-cell table:formula="of:=[.M878]-[.L878]" office:value-type="float" office:value="24" calcext:value-type="float">
            <text:p>24</text:p>
          </table:table-cell>
          <table:table-cell table:formula="of:=[.M878]-[.F878]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9970" calcext:value-type="float">
            <text:p>499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00" calcext:value-type="float">
            <text:p>100200</text:p>
          </table:table-cell>
          <table:table-cell office:value-type="float" office:value="1478104516994" calcext:value-type="float">
            <text:p>1478104516994</text:p>
          </table:table-cell>
          <table:table-cell table:number-columns-repeated="3" office:value-type="float" office:value="1478104516992" calcext:value-type="float">
            <text:p>1478104516992</text:p>
          </table:table-cell>
          <table:table-cell office:value-type="string" calcext:value-type="string">
            <text:p>?</text:p>
          </table:table-cell>
          <table:table-cell office:value-type="float" office:value="1478104516992" calcext:value-type="float">
            <text:p>1478104516992</text:p>
          </table:table-cell>
          <table:table-cell office:value-type="float" office:value="1478104517398" calcext:value-type="float">
            <text:p>1478104517398</text:p>
          </table:table-cell>
          <table:table-cell office:value-type="float" office:value="1478104517406" calcext:value-type="float">
            <text:p>1478104517406</text:p>
          </table:table-cell>
          <table:table-cell/>
          <table:table-cell table:formula="of:=[.G879]-[.F879]" office:value-type="float" office:value="-2" calcext:value-type="float">
            <text:p>-2</text:p>
          </table:table-cell>
          <table:table-cell table:formula="of:=[.H879]-[.G879]" office:value-type="float" office:value="0" calcext:value-type="float">
            <text:p>0</text:p>
          </table:table-cell>
          <table:table-cell table:formula="of:=[.I879]-[.H879]" office:value-type="float" office:value="0" calcext:value-type="float">
            <text:p>0</text:p>
          </table:table-cell>
          <table:table-cell table:number-columns-repeated="2"/>
          <table:table-cell table:formula="of:=[.L879]-[.K879]" office:value-type="float" office:value="406" calcext:value-type="float">
            <text:p>406</text:p>
          </table:table-cell>
          <table:table-cell table:formula="of:=[.M879]-[.L879]" office:value-type="float" office:value="8" calcext:value-type="float">
            <text:p>8</text:p>
          </table:table-cell>
          <table:table-cell table:formula="of:=[.M879]-[.F879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9974" calcext:value-type="float">
            <text:p>499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580" calcext:value-type="float">
            <text:p>101580</text:p>
          </table:table-cell>
          <table:table-cell table:number-columns-repeated="4" office:value-type="float" office:value="1478104517247" calcext:value-type="float">
            <text:p>1478104517247</text:p>
          </table:table-cell>
          <table:table-cell office:value-type="string" calcext:value-type="string">
            <text:p>?</text:p>
          </table:table-cell>
          <table:table-cell office:value-type="float" office:value="1478104517247" calcext:value-type="float">
            <text:p>1478104517247</text:p>
          </table:table-cell>
          <table:table-cell office:value-type="float" office:value="1478104517443" calcext:value-type="float">
            <text:p>1478104517443</text:p>
          </table:table-cell>
          <table:table-cell office:value-type="float" office:value="1478104517451" calcext:value-type="float">
            <text:p>1478104517451</text:p>
          </table:table-cell>
          <table:table-cell/>
          <table:table-cell table:formula="of:=[.G880]-[.F880]" office:value-type="float" office:value="0" calcext:value-type="float">
            <text:p>0</text:p>
          </table:table-cell>
          <table:table-cell table:formula="of:=[.H880]-[.G880]" office:value-type="float" office:value="0" calcext:value-type="float">
            <text:p>0</text:p>
          </table:table-cell>
          <table:table-cell table:formula="of:=[.I880]-[.H880]" office:value-type="float" office:value="0" calcext:value-type="float">
            <text:p>0</text:p>
          </table:table-cell>
          <table:table-cell table:number-columns-repeated="2"/>
          <table:table-cell table:formula="of:=[.L880]-[.K880]" office:value-type="float" office:value="196" calcext:value-type="float">
            <text:p>196</text:p>
          </table:table-cell>
          <table:table-cell table:formula="of:=[.M880]-[.L880]" office:value-type="float" office:value="8" calcext:value-type="float">
            <text:p>8</text:p>
          </table:table-cell>
          <table:table-cell table:formula="of:=[.M880]-[.F880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49972" calcext:value-type="float">
            <text:p>49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661" calcext:value-type="float">
            <text:p>301661</text:p>
          </table:table-cell>
          <table:table-cell office:value-type="float" office:value="1478104517087" calcext:value-type="float">
            <text:p>1478104517087</text:p>
          </table:table-cell>
          <table:table-cell table:number-columns-repeated="3" office:value-type="float" office:value="1478104517086" calcext:value-type="float">
            <text:p>1478104517086</text:p>
          </table:table-cell>
          <table:table-cell office:value-type="string" calcext:value-type="string">
            <text:p>?</text:p>
          </table:table-cell>
          <table:table-cell office:value-type="float" office:value="1478104517086" calcext:value-type="float">
            <text:p>1478104517086</text:p>
          </table:table-cell>
          <table:table-cell office:value-type="float" office:value="1478104517481" calcext:value-type="float">
            <text:p>1478104517481</text:p>
          </table:table-cell>
          <table:table-cell office:value-type="float" office:value="1478104517497" calcext:value-type="float">
            <text:p>1478104517497</text:p>
          </table:table-cell>
          <table:table-cell/>
          <table:table-cell table:formula="of:=[.G881]-[.F881]" office:value-type="float" office:value="-1" calcext:value-type="float">
            <text:p>-1</text:p>
          </table:table-cell>
          <table:table-cell table:formula="of:=[.H881]-[.G881]" office:value-type="float" office:value="0" calcext:value-type="float">
            <text:p>0</text:p>
          </table:table-cell>
          <table:table-cell table:formula="of:=[.I881]-[.H881]" office:value-type="float" office:value="0" calcext:value-type="float">
            <text:p>0</text:p>
          </table:table-cell>
          <table:table-cell table:number-columns-repeated="2"/>
          <table:table-cell table:formula="of:=[.L881]-[.K881]" office:value-type="float" office:value="395" calcext:value-type="float">
            <text:p>395</text:p>
          </table:table-cell>
          <table:table-cell table:formula="of:=[.M881]-[.L881]" office:value-type="float" office:value="16" calcext:value-type="float">
            <text:p>16</text:p>
          </table:table-cell>
          <table:table-cell table:formula="of:=[.M881]-[.F881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49976" calcext:value-type="float">
            <text:p>49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489" calcext:value-type="float">
            <text:p>302489</text:p>
          </table:table-cell>
          <table:table-cell table:number-columns-repeated="4" office:value-type="float" office:value="1478104517280" calcext:value-type="float">
            <text:p>1478104517280</text:p>
          </table:table-cell>
          <table:table-cell office:value-type="string" calcext:value-type="string">
            <text:p>?</text:p>
          </table:table-cell>
          <table:table-cell office:value-type="float" office:value="1478104517280" calcext:value-type="float">
            <text:p>1478104517280</text:p>
          </table:table-cell>
          <table:table-cell office:value-type="float" office:value="1478104517482" calcext:value-type="float">
            <text:p>1478104517482</text:p>
          </table:table-cell>
          <table:table-cell office:value-type="float" office:value="1478104517554" calcext:value-type="float">
            <text:p>1478104517554</text:p>
          </table:table-cell>
          <table:table-cell/>
          <table:table-cell table:formula="of:=[.G882]-[.F882]" office:value-type="float" office:value="0" calcext:value-type="float">
            <text:p>0</text:p>
          </table:table-cell>
          <table:table-cell table:formula="of:=[.H882]-[.G882]" office:value-type="float" office:value="0" calcext:value-type="float">
            <text:p>0</text:p>
          </table:table-cell>
          <table:table-cell table:formula="of:=[.I882]-[.H882]" office:value-type="float" office:value="0" calcext:value-type="float">
            <text:p>0</text:p>
          </table:table-cell>
          <table:table-cell table:number-columns-repeated="2"/>
          <table:table-cell table:formula="of:=[.L882]-[.K882]" office:value-type="float" office:value="202" calcext:value-type="float">
            <text:p>202</text:p>
          </table:table-cell>
          <table:table-cell table:formula="of:=[.M882]-[.L882]" office:value-type="float" office:value="72" calcext:value-type="float">
            <text:p>72</text:p>
          </table:table-cell>
          <table:table-cell table:formula="of:=[.M882]-[.F882]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49973" calcext:value-type="float">
            <text:p>499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360" calcext:value-type="float">
            <text:p>200360</text:p>
          </table:table-cell>
          <table:table-cell office:value-type="float" office:value="1478104517129" calcext:value-type="float">
            <text:p>1478104517129</text:p>
          </table:table-cell>
          <table:table-cell table:number-columns-repeated="3" office:value-type="float" office:value="1478104517128" calcext:value-type="float">
            <text:p>1478104517128</text:p>
          </table:table-cell>
          <table:table-cell office:value-type="string" calcext:value-type="string">
            <text:p>?</text:p>
          </table:table-cell>
          <table:table-cell office:value-type="float" office:value="1478104517128" calcext:value-type="float">
            <text:p>1478104517128</text:p>
          </table:table-cell>
          <table:table-cell office:value-type="float" office:value="1478104517539" calcext:value-type="float">
            <text:p>1478104517539</text:p>
          </table:table-cell>
          <table:table-cell office:value-type="float" office:value="1478104517661" calcext:value-type="float">
            <text:p>1478104517661</text:p>
          </table:table-cell>
          <table:table-cell/>
          <table:table-cell table:formula="of:=[.G883]-[.F883]" office:value-type="float" office:value="-1" calcext:value-type="float">
            <text:p>-1</text:p>
          </table:table-cell>
          <table:table-cell table:formula="of:=[.H883]-[.G883]" office:value-type="float" office:value="0" calcext:value-type="float">
            <text:p>0</text:p>
          </table:table-cell>
          <table:table-cell table:formula="of:=[.I883]-[.H883]" office:value-type="float" office:value="0" calcext:value-type="float">
            <text:p>0</text:p>
          </table:table-cell>
          <table:table-cell table:number-columns-repeated="2"/>
          <table:table-cell table:formula="of:=[.L883]-[.K883]" office:value-type="float" office:value="411" calcext:value-type="float">
            <text:p>411</text:p>
          </table:table-cell>
          <table:table-cell table:formula="of:=[.M883]-[.L883]" office:value-type="float" office:value="122" calcext:value-type="float">
            <text:p>122</text:p>
          </table:table-cell>
          <table:table-cell table:formula="of:=[.M883]-[.F883]"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float" office:value="49980" calcext:value-type="float">
            <text:p>499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15" calcext:value-type="float">
            <text:p>300615</text:p>
          </table:table-cell>
          <table:table-cell office:value-type="float" office:value="1478104517337" calcext:value-type="float">
            <text:p>1478104517337</text:p>
          </table:table-cell>
          <table:table-cell table:number-columns-repeated="3" office:value-type="float" office:value="1478104517357" calcext:value-type="float">
            <text:p>1478104517357</text:p>
          </table:table-cell>
          <table:table-cell office:value-type="string" calcext:value-type="string">
            <text:p>?</text:p>
          </table:table-cell>
          <table:table-cell office:value-type="float" office:value="1478104517357" calcext:value-type="float">
            <text:p>1478104517357</text:p>
          </table:table-cell>
          <table:table-cell office:value-type="float" office:value="1478104517577" calcext:value-type="float">
            <text:p>1478104517577</text:p>
          </table:table-cell>
          <table:table-cell office:value-type="float" office:value="1478104517664" calcext:value-type="float">
            <text:p>1478104517664</text:p>
          </table:table-cell>
          <table:table-cell/>
          <table:table-cell table:formula="of:=[.G884]-[.F884]" office:value-type="float" office:value="20" calcext:value-type="float">
            <text:p>20</text:p>
          </table:table-cell>
          <table:table-cell table:formula="of:=[.H884]-[.G884]" office:value-type="float" office:value="0" calcext:value-type="float">
            <text:p>0</text:p>
          </table:table-cell>
          <table:table-cell table:formula="of:=[.I884]-[.H884]" office:value-type="float" office:value="0" calcext:value-type="float">
            <text:p>0</text:p>
          </table:table-cell>
          <table:table-cell table:number-columns-repeated="2"/>
          <table:table-cell table:formula="of:=[.L884]-[.K884]" office:value-type="float" office:value="220" calcext:value-type="float">
            <text:p>220</text:p>
          </table:table-cell>
          <table:table-cell table:formula="of:=[.M884]-[.L884]" office:value-type="float" office:value="87" calcext:value-type="float">
            <text:p>87</text:p>
          </table:table-cell>
          <table:table-cell table:formula="of:=[.M884]-[.F884]"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49978" calcext:value-type="float">
            <text:p>499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92" calcext:value-type="float">
            <text:p>102092</text:p>
          </table:table-cell>
          <table:table-cell office:value-type="float" office:value="1478104517368" calcext:value-type="float">
            <text:p>1478104517368</text:p>
          </table:table-cell>
          <table:table-cell table:number-columns-repeated="3" office:value-type="float" office:value="1478104517367" calcext:value-type="float">
            <text:p>1478104517367</text:p>
          </table:table-cell>
          <table:table-cell office:value-type="string" calcext:value-type="string">
            <text:p>?</text:p>
          </table:table-cell>
          <table:table-cell office:value-type="float" office:value="1478104517367" calcext:value-type="float">
            <text:p>1478104517367</text:p>
          </table:table-cell>
          <table:table-cell office:value-type="float" office:value="1478104517588" calcext:value-type="float">
            <text:p>1478104517588</text:p>
          </table:table-cell>
          <table:table-cell office:value-type="float" office:value="1478104517676" calcext:value-type="float">
            <text:p>1478104517676</text:p>
          </table:table-cell>
          <table:table-cell/>
          <table:table-cell table:formula="of:=[.G885]-[.F885]" office:value-type="float" office:value="-1" calcext:value-type="float">
            <text:p>-1</text:p>
          </table:table-cell>
          <table:table-cell table:formula="of:=[.H885]-[.G885]" office:value-type="float" office:value="0" calcext:value-type="float">
            <text:p>0</text:p>
          </table:table-cell>
          <table:table-cell table:formula="of:=[.I885]-[.H885]" office:value-type="float" office:value="0" calcext:value-type="float">
            <text:p>0</text:p>
          </table:table-cell>
          <table:table-cell table:number-columns-repeated="2"/>
          <table:table-cell table:formula="of:=[.L885]-[.K885]" office:value-type="float" office:value="221" calcext:value-type="float">
            <text:p>221</text:p>
          </table:table-cell>
          <table:table-cell table:formula="of:=[.M885]-[.L885]" office:value-type="float" office:value="88" calcext:value-type="float">
            <text:p>88</text:p>
          </table:table-cell>
          <table:table-cell table:formula="of:=[.M885]-[.F885]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49979" calcext:value-type="float">
            <text:p>49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300" calcext:value-type="float">
            <text:p>302300</text:p>
          </table:table-cell>
          <table:table-cell office:value-type="float" office:value="1478104517301" calcext:value-type="float">
            <text:p>1478104517301</text:p>
          </table:table-cell>
          <table:table-cell table:number-columns-repeated="3" office:value-type="float" office:value="1478104517300" calcext:value-type="float">
            <text:p>1478104517300</text:p>
          </table:table-cell>
          <table:table-cell office:value-type="string" calcext:value-type="string">
            <text:p>?</text:p>
          </table:table-cell>
          <table:table-cell office:value-type="float" office:value="1478104517300" calcext:value-type="float">
            <text:p>1478104517300</text:p>
          </table:table-cell>
          <table:table-cell office:value-type="float" office:value="1478104517642" calcext:value-type="float">
            <text:p>1478104517642</text:p>
          </table:table-cell>
          <table:table-cell office:value-type="float" office:value="1478104517713" calcext:value-type="float">
            <text:p>1478104517713</text:p>
          </table:table-cell>
          <table:table-cell/>
          <table:table-cell table:formula="of:=[.G886]-[.F886]" office:value-type="float" office:value="-1" calcext:value-type="float">
            <text:p>-1</text:p>
          </table:table-cell>
          <table:table-cell table:formula="of:=[.H886]-[.G886]" office:value-type="float" office:value="0" calcext:value-type="float">
            <text:p>0</text:p>
          </table:table-cell>
          <table:table-cell table:formula="of:=[.I886]-[.H886]" office:value-type="float" office:value="0" calcext:value-type="float">
            <text:p>0</text:p>
          </table:table-cell>
          <table:table-cell table:number-columns-repeated="2"/>
          <table:table-cell table:formula="of:=[.L886]-[.K886]" office:value-type="float" office:value="342" calcext:value-type="float">
            <text:p>342</text:p>
          </table:table-cell>
          <table:table-cell table:formula="of:=[.M886]-[.L886]" office:value-type="float" office:value="71" calcext:value-type="float">
            <text:p>71</text:p>
          </table:table-cell>
          <table:table-cell table:formula="of:=[.M886]-[.F886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9984" calcext:value-type="float">
            <text:p>499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410" calcext:value-type="float">
            <text:p>300410</text:p>
          </table:table-cell>
          <table:table-cell office:value-type="float" office:value="1478104517608" calcext:value-type="float">
            <text:p>1478104517608</text:p>
          </table:table-cell>
          <table:table-cell table:number-columns-repeated="3" office:value-type="float" office:value="1478104517607" calcext:value-type="float">
            <text:p>1478104517607</text:p>
          </table:table-cell>
          <table:table-cell office:value-type="string" calcext:value-type="string">
            <text:p>?</text:p>
          </table:table-cell>
          <table:table-cell office:value-type="float" office:value="1478104517607" calcext:value-type="float">
            <text:p>1478104517607</text:p>
          </table:table-cell>
          <table:table-cell office:value-type="float" office:value="1478104517808" calcext:value-type="float">
            <text:p>1478104517808</text:p>
          </table:table-cell>
          <table:table-cell office:value-type="float" office:value="1478104517829" calcext:value-type="float">
            <text:p>1478104517829</text:p>
          </table:table-cell>
          <table:table-cell/>
          <table:table-cell table:formula="of:=[.G887]-[.F887]" office:value-type="float" office:value="-1" calcext:value-type="float">
            <text:p>-1</text:p>
          </table:table-cell>
          <table:table-cell table:formula="of:=[.H887]-[.G887]" office:value-type="float" office:value="0" calcext:value-type="float">
            <text:p>0</text:p>
          </table:table-cell>
          <table:table-cell table:formula="of:=[.I887]-[.H887]" office:value-type="float" office:value="0" calcext:value-type="float">
            <text:p>0</text:p>
          </table:table-cell>
          <table:table-cell table:number-columns-repeated="2"/>
          <table:table-cell table:formula="of:=[.L887]-[.K887]" office:value-type="float" office:value="201" calcext:value-type="float">
            <text:p>201</text:p>
          </table:table-cell>
          <table:table-cell table:formula="of:=[.M887]-[.L887]" office:value-type="float" office:value="21" calcext:value-type="float">
            <text:p>21</text:p>
          </table:table-cell>
          <table:table-cell table:formula="of:=[.M887]-[.F887]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49977" calcext:value-type="float">
            <text:p>49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846" calcext:value-type="float">
            <text:p>201846</text:p>
          </table:table-cell>
          <table:table-cell office:value-type="float" office:value="1478104517550" calcext:value-type="float">
            <text:p>1478104517550</text:p>
          </table:table-cell>
          <table:table-cell table:number-columns-repeated="3" office:value-type="float" office:value="1478104517555" calcext:value-type="float">
            <text:p>1478104517555</text:p>
          </table:table-cell>
          <table:table-cell office:value-type="string" calcext:value-type="string">
            <text:p>?</text:p>
          </table:table-cell>
          <table:table-cell office:value-type="float" office:value="1478104517555" calcext:value-type="float">
            <text:p>1478104517555</text:p>
          </table:table-cell>
          <table:table-cell office:value-type="float" office:value="1478104517812" calcext:value-type="float">
            <text:p>1478104517812</text:p>
          </table:table-cell>
          <table:table-cell office:value-type="float" office:value="1478104517835" calcext:value-type="float">
            <text:p>1478104517835</text:p>
          </table:table-cell>
          <table:table-cell/>
          <table:table-cell table:formula="of:=[.G888]-[.F888]" office:value-type="float" office:value="5" calcext:value-type="float">
            <text:p>5</text:p>
          </table:table-cell>
          <table:table-cell table:formula="of:=[.H888]-[.G888]" office:value-type="float" office:value="0" calcext:value-type="float">
            <text:p>0</text:p>
          </table:table-cell>
          <table:table-cell table:formula="of:=[.I888]-[.H888]" office:value-type="float" office:value="0" calcext:value-type="float">
            <text:p>0</text:p>
          </table:table-cell>
          <table:table-cell table:number-columns-repeated="2"/>
          <table:table-cell table:formula="of:=[.L888]-[.K888]" office:value-type="float" office:value="257" calcext:value-type="float">
            <text:p>257</text:p>
          </table:table-cell>
          <table:table-cell table:formula="of:=[.M888]-[.L888]" office:value-type="float" office:value="23" calcext:value-type="float">
            <text:p>23</text:p>
          </table:table-cell>
          <table:table-cell table:formula="of:=[.M888]-[.F888]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49985" calcext:value-type="float">
            <text:p>499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07" calcext:value-type="float">
            <text:p>301707</text:p>
          </table:table-cell>
          <table:table-cell table:number-columns-repeated="4" office:value-type="float" office:value="1478104517616" calcext:value-type="float">
            <text:p>1478104517616</text:p>
          </table:table-cell>
          <table:table-cell office:value-type="string" calcext:value-type="string">
            <text:p>?</text:p>
          </table:table-cell>
          <table:table-cell office:value-type="float" office:value="1478104517616" calcext:value-type="float">
            <text:p>1478104517616</text:p>
          </table:table-cell>
          <table:table-cell office:value-type="float" office:value="1478104517827" calcext:value-type="float">
            <text:p>1478104517827</text:p>
          </table:table-cell>
          <table:table-cell office:value-type="float" office:value="1478104517868" calcext:value-type="float">
            <text:p>1478104517868</text:p>
          </table:table-cell>
          <table:table-cell/>
          <table:table-cell table:formula="of:=[.G889]-[.F889]" office:value-type="float" office:value="0" calcext:value-type="float">
            <text:p>0</text:p>
          </table:table-cell>
          <table:table-cell table:formula="of:=[.H889]-[.G889]" office:value-type="float" office:value="0" calcext:value-type="float">
            <text:p>0</text:p>
          </table:table-cell>
          <table:table-cell table:formula="of:=[.I889]-[.H889]" office:value-type="float" office:value="0" calcext:value-type="float">
            <text:p>0</text:p>
          </table:table-cell>
          <table:table-cell table:number-columns-repeated="2"/>
          <table:table-cell table:formula="of:=[.L889]-[.K889]" office:value-type="float" office:value="211" calcext:value-type="float">
            <text:p>211</text:p>
          </table:table-cell>
          <table:table-cell table:formula="of:=[.M889]-[.L889]" office:value-type="float" office:value="41" calcext:value-type="float">
            <text:p>41</text:p>
          </table:table-cell>
          <table:table-cell table:formula="of:=[.M889]-[.F889]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49981" calcext:value-type="float">
            <text:p>49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19" calcext:value-type="float">
            <text:p>301419</text:p>
          </table:table-cell>
          <table:table-cell office:value-type="float" office:value="1478104517575" calcext:value-type="float">
            <text:p>1478104517575</text:p>
          </table:table-cell>
          <table:table-cell office:value-type="float" office:value="1478104517574" calcext:value-type="float">
            <text:p>1478104517574</text:p>
          </table:table-cell>
          <table:table-cell table:number-columns-repeated="2" office:value-type="float" office:value="1478104517575" calcext:value-type="float">
            <text:p>1478104517575</text:p>
          </table:table-cell>
          <table:table-cell office:value-type="string" calcext:value-type="string">
            <text:p>?</text:p>
          </table:table-cell>
          <table:table-cell office:value-type="float" office:value="1478104517575" calcext:value-type="float">
            <text:p>1478104517575</text:p>
          </table:table-cell>
          <table:table-cell office:value-type="float" office:value="1478104517860" calcext:value-type="float">
            <text:p>1478104517860</text:p>
          </table:table-cell>
          <table:table-cell office:value-type="float" office:value="1478104517874" calcext:value-type="float">
            <text:p>1478104517874</text:p>
          </table:table-cell>
          <table:table-cell/>
          <table:table-cell table:formula="of:=[.G890]-[.F890]" office:value-type="float" office:value="-1" calcext:value-type="float">
            <text:p>-1</text:p>
          </table:table-cell>
          <table:table-cell table:formula="of:=[.H890]-[.G890]" office:value-type="float" office:value="1" calcext:value-type="float">
            <text:p>1</text:p>
          </table:table-cell>
          <table:table-cell table:formula="of:=[.I890]-[.H890]" office:value-type="float" office:value="0" calcext:value-type="float">
            <text:p>0</text:p>
          </table:table-cell>
          <table:table-cell table:number-columns-repeated="2"/>
          <table:table-cell table:formula="of:=[.L890]-[.K890]" office:value-type="float" office:value="285" calcext:value-type="float">
            <text:p>285</text:p>
          </table:table-cell>
          <table:table-cell table:formula="of:=[.M890]-[.L890]" office:value-type="float" office:value="14" calcext:value-type="float">
            <text:p>14</text:p>
          </table:table-cell>
          <table:table-cell table:formula="of:=[.M890]-[.F890]"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49975" calcext:value-type="float">
            <text:p>49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630" calcext:value-type="float">
            <text:p>401630</text:p>
          </table:table-cell>
          <table:table-cell table:number-columns-repeated="4" office:value-type="float" office:value="1478104517623" calcext:value-type="float">
            <text:p>1478104517623</text:p>
          </table:table-cell>
          <table:table-cell office:value-type="string" calcext:value-type="string">
            <text:p>?</text:p>
          </table:table-cell>
          <table:table-cell office:value-type="float" office:value="1478104517623" calcext:value-type="float">
            <text:p>1478104517623</text:p>
          </table:table-cell>
          <table:table-cell office:value-type="float" office:value="1478104517860" calcext:value-type="float">
            <text:p>1478104517860</text:p>
          </table:table-cell>
          <table:table-cell office:value-type="float" office:value="1478104517925" calcext:value-type="float">
            <text:p>1478104517925</text:p>
          </table:table-cell>
          <table:table-cell/>
          <table:table-cell table:formula="of:=[.G891]-[.F891]" office:value-type="float" office:value="0" calcext:value-type="float">
            <text:p>0</text:p>
          </table:table-cell>
          <table:table-cell table:formula="of:=[.H891]-[.G891]" office:value-type="float" office:value="0" calcext:value-type="float">
            <text:p>0</text:p>
          </table:table-cell>
          <table:table-cell table:formula="of:=[.I891]-[.H891]" office:value-type="float" office:value="0" calcext:value-type="float">
            <text:p>0</text:p>
          </table:table-cell>
          <table:table-cell table:number-columns-repeated="2"/>
          <table:table-cell table:formula="of:=[.L891]-[.K891]" office:value-type="float" office:value="237" calcext:value-type="float">
            <text:p>237</text:p>
          </table:table-cell>
          <table:table-cell table:formula="of:=[.M891]-[.L891]" office:value-type="float" office:value="65" calcext:value-type="float">
            <text:p>65</text:p>
          </table:table-cell>
          <table:table-cell table:formula="of:=[.M891]-[.F891]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49988" calcext:value-type="float">
            <text:p>49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824" calcext:value-type="float">
            <text:p>200824</text:p>
          </table:table-cell>
          <table:table-cell office:value-type="float" office:value="1478104517799" calcext:value-type="float">
            <text:p>1478104517799</text:p>
          </table:table-cell>
          <table:table-cell table:number-columns-repeated="3" office:value-type="float" office:value="1478104517798" calcext:value-type="float">
            <text:p>1478104517798</text:p>
          </table:table-cell>
          <table:table-cell office:value-type="string" calcext:value-type="string">
            <text:p>?</text:p>
          </table:table-cell>
          <table:table-cell office:value-type="float" office:value="1478104517798" calcext:value-type="float">
            <text:p>1478104517798</text:p>
          </table:table-cell>
          <table:table-cell office:value-type="float" office:value="1478104517985" calcext:value-type="float">
            <text:p>1478104517985</text:p>
          </table:table-cell>
          <table:table-cell office:value-type="float" office:value="1478104518010" calcext:value-type="float">
            <text:p>1478104518010</text:p>
          </table:table-cell>
          <table:table-cell/>
          <table:table-cell table:formula="of:=[.G892]-[.F892]" office:value-type="float" office:value="-1" calcext:value-type="float">
            <text:p>-1</text:p>
          </table:table-cell>
          <table:table-cell table:formula="of:=[.H892]-[.G892]" office:value-type="float" office:value="0" calcext:value-type="float">
            <text:p>0</text:p>
          </table:table-cell>
          <table:table-cell table:formula="of:=[.I892]-[.H892]" office:value-type="float" office:value="0" calcext:value-type="float">
            <text:p>0</text:p>
          </table:table-cell>
          <table:table-cell table:number-columns-repeated="2"/>
          <table:table-cell table:formula="of:=[.L892]-[.K892]" office:value-type="float" office:value="187" calcext:value-type="float">
            <text:p>187</text:p>
          </table:table-cell>
          <table:table-cell table:formula="of:=[.M892]-[.L892]" office:value-type="float" office:value="25" calcext:value-type="float">
            <text:p>25</text:p>
          </table:table-cell>
          <table:table-cell table:formula="of:=[.M892]-[.F892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9982" calcext:value-type="float">
            <text:p>499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76" calcext:value-type="float">
            <text:p>101476</text:p>
          </table:table-cell>
          <table:table-cell table:number-columns-repeated="4" office:value-type="float" office:value="1478104517821" calcext:value-type="float">
            <text:p>1478104517821</text:p>
          </table:table-cell>
          <table:table-cell office:value-type="string" calcext:value-type="string">
            <text:p>?</text:p>
          </table:table-cell>
          <table:table-cell office:value-type="float" office:value="1478104517821" calcext:value-type="float">
            <text:p>1478104517821</text:p>
          </table:table-cell>
          <table:table-cell office:value-type="float" office:value="1478104518027" calcext:value-type="float">
            <text:p>1478104518027</text:p>
          </table:table-cell>
          <table:table-cell office:value-type="float" office:value="1478104518038" calcext:value-type="float">
            <text:p>1478104518038</text:p>
          </table:table-cell>
          <table:table-cell/>
          <table:table-cell table:formula="of:=[.G893]-[.F893]" office:value-type="float" office:value="0" calcext:value-type="float">
            <text:p>0</text:p>
          </table:table-cell>
          <table:table-cell table:formula="of:=[.H893]-[.G893]" office:value-type="float" office:value="0" calcext:value-type="float">
            <text:p>0</text:p>
          </table:table-cell>
          <table:table-cell table:formula="of:=[.I893]-[.H893]" office:value-type="float" office:value="0" calcext:value-type="float">
            <text:p>0</text:p>
          </table:table-cell>
          <table:table-cell table:number-columns-repeated="2"/>
          <table:table-cell table:formula="of:=[.L893]-[.K893]" office:value-type="float" office:value="206" calcext:value-type="float">
            <text:p>206</text:p>
          </table:table-cell>
          <table:table-cell table:formula="of:=[.M893]-[.L893]" office:value-type="float" office:value="11" calcext:value-type="float">
            <text:p>11</text:p>
          </table:table-cell>
          <table:table-cell table:formula="of:=[.M893]-[.F893]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9986" calcext:value-type="float">
            <text:p>49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72" calcext:value-type="float">
            <text:p>300572</text:p>
          </table:table-cell>
          <table:table-cell office:value-type="float" office:value="1478104517828" calcext:value-type="float">
            <text:p>1478104517828</text:p>
          </table:table-cell>
          <table:table-cell table:number-columns-repeated="3" office:value-type="float" office:value="1478104517827" calcext:value-type="float">
            <text:p>1478104517827</text:p>
          </table:table-cell>
          <table:table-cell office:value-type="string" calcext:value-type="string">
            <text:p>?</text:p>
          </table:table-cell>
          <table:table-cell office:value-type="float" office:value="1478104517827" calcext:value-type="float">
            <text:p>1478104517827</text:p>
          </table:table-cell>
          <table:table-cell office:value-type="float" office:value="1478104518045" calcext:value-type="float">
            <text:p>1478104518045</text:p>
          </table:table-cell>
          <table:table-cell office:value-type="float" office:value="1478104518065" calcext:value-type="float">
            <text:p>1478104518065</text:p>
          </table:table-cell>
          <table:table-cell/>
          <table:table-cell table:formula="of:=[.G894]-[.F894]" office:value-type="float" office:value="-1" calcext:value-type="float">
            <text:p>-1</text:p>
          </table:table-cell>
          <table:table-cell table:formula="of:=[.H894]-[.G894]" office:value-type="float" office:value="0" calcext:value-type="float">
            <text:p>0</text:p>
          </table:table-cell>
          <table:table-cell table:formula="of:=[.I894]-[.H894]" office:value-type="float" office:value="0" calcext:value-type="float">
            <text:p>0</text:p>
          </table:table-cell>
          <table:table-cell table:number-columns-repeated="2"/>
          <table:table-cell table:formula="of:=[.L894]-[.K894]" office:value-type="float" office:value="218" calcext:value-type="float">
            <text:p>218</text:p>
          </table:table-cell>
          <table:table-cell table:formula="of:=[.M894]-[.L894]" office:value-type="float" office:value="20" calcext:value-type="float">
            <text:p>20</text:p>
          </table:table-cell>
          <table:table-cell table:formula="of:=[.M894]-[.F894]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49983" calcext:value-type="float">
            <text:p>499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227" calcext:value-type="float">
            <text:p>201227</text:p>
          </table:table-cell>
          <table:table-cell office:value-type="float" office:value="1478104517698" calcext:value-type="float">
            <text:p>1478104517698</text:p>
          </table:table-cell>
          <table:table-cell table:number-columns-repeated="3" office:value-type="float" office:value="1478104517703" calcext:value-type="float">
            <text:p>1478104517703</text:p>
          </table:table-cell>
          <table:table-cell office:value-type="string" calcext:value-type="string">
            <text:p>?</text:p>
          </table:table-cell>
          <table:table-cell office:value-type="float" office:value="1478104517703" calcext:value-type="float">
            <text:p>1478104517703</text:p>
          </table:table-cell>
          <table:table-cell office:value-type="float" office:value="1478104518095" calcext:value-type="float">
            <text:p>1478104518095</text:p>
          </table:table-cell>
          <table:table-cell office:value-type="float" office:value="1478104518103" calcext:value-type="float">
            <text:p>1478104518103</text:p>
          </table:table-cell>
          <table:table-cell/>
          <table:table-cell table:formula="of:=[.G895]-[.F895]" office:value-type="float" office:value="5" calcext:value-type="float">
            <text:p>5</text:p>
          </table:table-cell>
          <table:table-cell table:formula="of:=[.H895]-[.G895]" office:value-type="float" office:value="0" calcext:value-type="float">
            <text:p>0</text:p>
          </table:table-cell>
          <table:table-cell table:formula="of:=[.I895]-[.H895]" office:value-type="float" office:value="0" calcext:value-type="float">
            <text:p>0</text:p>
          </table:table-cell>
          <table:table-cell table:number-columns-repeated="2"/>
          <table:table-cell table:formula="of:=[.L895]-[.K895]" office:value-type="float" office:value="392" calcext:value-type="float">
            <text:p>392</text:p>
          </table:table-cell>
          <table:table-cell table:formula="of:=[.M895]-[.L895]" office:value-type="float" office:value="8" calcext:value-type="float">
            <text:p>8</text:p>
          </table:table-cell>
          <table:table-cell table:formula="of:=[.M895]-[.F895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49987" calcext:value-type="float">
            <text:p>499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2493" calcext:value-type="float">
            <text:p>402493</text:p>
          </table:table-cell>
          <table:table-cell office:value-type="float" office:value="1478104517923" calcext:value-type="float">
            <text:p>1478104517923</text:p>
          </table:table-cell>
          <table:table-cell table:number-columns-repeated="3" office:value-type="float" office:value="1478104517922" calcext:value-type="float">
            <text:p>1478104517922</text:p>
          </table:table-cell>
          <table:table-cell office:value-type="string" calcext:value-type="string">
            <text:p>?</text:p>
          </table:table-cell>
          <table:table-cell office:value-type="float" office:value="1478104517922" calcext:value-type="float">
            <text:p>1478104517922</text:p>
          </table:table-cell>
          <table:table-cell office:value-type="float" office:value="1478104518122" calcext:value-type="float">
            <text:p>1478104518122</text:p>
          </table:table-cell>
          <table:table-cell office:value-type="float" office:value="1478104518131" calcext:value-type="float">
            <text:p>1478104518131</text:p>
          </table:table-cell>
          <table:table-cell/>
          <table:table-cell table:formula="of:=[.G896]-[.F896]" office:value-type="float" office:value="-1" calcext:value-type="float">
            <text:p>-1</text:p>
          </table:table-cell>
          <table:table-cell table:formula="of:=[.H896]-[.G896]" office:value-type="float" office:value="0" calcext:value-type="float">
            <text:p>0</text:p>
          </table:table-cell>
          <table:table-cell table:formula="of:=[.I896]-[.H896]" office:value-type="float" office:value="0" calcext:value-type="float">
            <text:p>0</text:p>
          </table:table-cell>
          <table:table-cell table:number-columns-repeated="2"/>
          <table:table-cell table:formula="of:=[.L896]-[.K896]" office:value-type="float" office:value="200" calcext:value-type="float">
            <text:p>200</text:p>
          </table:table-cell>
          <table:table-cell table:formula="of:=[.M896]-[.L896]" office:value-type="float" office:value="9" calcext:value-type="float">
            <text:p>9</text:p>
          </table:table-cell>
          <table:table-cell table:formula="of:=[.M896]-[.F896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9991" calcext:value-type="float">
            <text:p>4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595" calcext:value-type="float">
            <text:p>301595</text:p>
          </table:table-cell>
          <table:table-cell table:number-columns-repeated="4" office:value-type="float" office:value="1478104517986" calcext:value-type="float">
            <text:p>1478104517986</text:p>
          </table:table-cell>
          <table:table-cell office:value-type="string" calcext:value-type="string">
            <text:p>?</text:p>
          </table:table-cell>
          <table:table-cell office:value-type="float" office:value="1478104517986" calcext:value-type="float">
            <text:p>1478104517986</text:p>
          </table:table-cell>
          <table:table-cell office:value-type="float" office:value="1478104518195" calcext:value-type="float">
            <text:p>1478104518195</text:p>
          </table:table-cell>
          <table:table-cell office:value-type="float" office:value="1478104518203" calcext:value-type="float">
            <text:p>1478104518203</text:p>
          </table:table-cell>
          <table:table-cell/>
          <table:table-cell table:formula="of:=[.G897]-[.F897]" office:value-type="float" office:value="0" calcext:value-type="float">
            <text:p>0</text:p>
          </table:table-cell>
          <table:table-cell table:formula="of:=[.H897]-[.G897]" office:value-type="float" office:value="0" calcext:value-type="float">
            <text:p>0</text:p>
          </table:table-cell>
          <table:table-cell table:formula="of:=[.I897]-[.H897]" office:value-type="float" office:value="0" calcext:value-type="float">
            <text:p>0</text:p>
          </table:table-cell>
          <table:table-cell table:number-columns-repeated="2"/>
          <table:table-cell table:formula="of:=[.L897]-[.K897]" office:value-type="float" office:value="209" calcext:value-type="float">
            <text:p>209</text:p>
          </table:table-cell>
          <table:table-cell table:formula="of:=[.M897]-[.L897]" office:value-type="float" office:value="8" calcext:value-type="float">
            <text:p>8</text:p>
          </table:table-cell>
          <table:table-cell table:formula="of:=[.M897]-[.F897]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9992" calcext:value-type="float">
            <text:p>49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809" calcext:value-type="float">
            <text:p>401809</text:p>
          </table:table-cell>
          <table:table-cell office:value-type="float" office:value="1478104518052" calcext:value-type="float">
            <text:p>1478104518052</text:p>
          </table:table-cell>
          <table:table-cell table:number-columns-repeated="3" office:value-type="float" office:value="1478104518051" calcext:value-type="float">
            <text:p>1478104518051</text:p>
          </table:table-cell>
          <table:table-cell office:value-type="string" calcext:value-type="string">
            <text:p>?</text:p>
          </table:table-cell>
          <table:table-cell office:value-type="float" office:value="1478104518051" calcext:value-type="float">
            <text:p>1478104518051</text:p>
          </table:table-cell>
          <table:table-cell office:value-type="float" office:value="1478104518258" calcext:value-type="float">
            <text:p>1478104518258</text:p>
          </table:table-cell>
          <table:table-cell office:value-type="float" office:value="1478104518280" calcext:value-type="float">
            <text:p>1478104518280</text:p>
          </table:table-cell>
          <table:table-cell/>
          <table:table-cell table:formula="of:=[.G898]-[.F898]" office:value-type="float" office:value="-1" calcext:value-type="float">
            <text:p>-1</text:p>
          </table:table-cell>
          <table:table-cell table:formula="of:=[.H898]-[.G898]" office:value-type="float" office:value="0" calcext:value-type="float">
            <text:p>0</text:p>
          </table:table-cell>
          <table:table-cell table:formula="of:=[.I898]-[.H898]" office:value-type="float" office:value="0" calcext:value-type="float">
            <text:p>0</text:p>
          </table:table-cell>
          <table:table-cell table:number-columns-repeated="2"/>
          <table:table-cell table:formula="of:=[.L898]-[.K898]" office:value-type="float" office:value="207" calcext:value-type="float">
            <text:p>207</text:p>
          </table:table-cell>
          <table:table-cell table:formula="of:=[.M898]-[.L898]" office:value-type="float" office:value="22" calcext:value-type="float">
            <text:p>22</text:p>
          </table:table-cell>
          <table:table-cell table:formula="of:=[.M898]-[.F898]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49989" calcext:value-type="float">
            <text:p>499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887" calcext:value-type="float">
            <text:p>201887</text:p>
          </table:table-cell>
          <table:table-cell office:value-type="float" office:value="1478104518058" calcext:value-type="float">
            <text:p>1478104518058</text:p>
          </table:table-cell>
          <table:table-cell table:number-columns-repeated="3" office:value-type="float" office:value="1478104518057" calcext:value-type="float">
            <text:p>1478104518057</text:p>
          </table:table-cell>
          <table:table-cell office:value-type="string" calcext:value-type="string">
            <text:p>?</text:p>
          </table:table-cell>
          <table:table-cell office:value-type="float" office:value="1478104518057" calcext:value-type="float">
            <text:p>1478104518057</text:p>
          </table:table-cell>
          <table:table-cell office:value-type="float" office:value="1478104518266" calcext:value-type="float">
            <text:p>1478104518266</text:p>
          </table:table-cell>
          <table:table-cell office:value-type="float" office:value="1478104518282" calcext:value-type="float">
            <text:p>1478104518282</text:p>
          </table:table-cell>
          <table:table-cell/>
          <table:table-cell table:formula="of:=[.G899]-[.F899]" office:value-type="float" office:value="-1" calcext:value-type="float">
            <text:p>-1</text:p>
          </table:table-cell>
          <table:table-cell table:formula="of:=[.H899]-[.G899]" office:value-type="float" office:value="0" calcext:value-type="float">
            <text:p>0</text:p>
          </table:table-cell>
          <table:table-cell table:formula="of:=[.I899]-[.H899]" office:value-type="float" office:value="0" calcext:value-type="float">
            <text:p>0</text:p>
          </table:table-cell>
          <table:table-cell table:number-columns-repeated="2"/>
          <table:table-cell table:formula="of:=[.L899]-[.K899]" office:value-type="float" office:value="209" calcext:value-type="float">
            <text:p>209</text:p>
          </table:table-cell>
          <table:table-cell table:formula="of:=[.M899]-[.L899]" office:value-type="float" office:value="16" calcext:value-type="float">
            <text:p>16</text:p>
          </table:table-cell>
          <table:table-cell table:formula="of:=[.M899]-[.F899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9995" calcext:value-type="float">
            <text:p>4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076" calcext:value-type="float">
            <text:p>202076</text:p>
          </table:table-cell>
          <table:table-cell office:value-type="float" office:value="1478104518070" calcext:value-type="float">
            <text:p>1478104518070</text:p>
          </table:table-cell>
          <table:table-cell table:number-columns-repeated="3" office:value-type="float" office:value="1478104518069" calcext:value-type="float">
            <text:p>1478104518069</text:p>
          </table:table-cell>
          <table:table-cell office:value-type="string" calcext:value-type="string">
            <text:p>?</text:p>
          </table:table-cell>
          <table:table-cell office:value-type="float" office:value="1478104518069" calcext:value-type="float">
            <text:p>1478104518069</text:p>
          </table:table-cell>
          <table:table-cell office:value-type="float" office:value="1478104518278" calcext:value-type="float">
            <text:p>1478104518278</text:p>
          </table:table-cell>
          <table:table-cell office:value-type="float" office:value="1478104518286" calcext:value-type="float">
            <text:p>1478104518286</text:p>
          </table:table-cell>
          <table:table-cell/>
          <table:table-cell table:formula="of:=[.G900]-[.F900]" office:value-type="float" office:value="-1" calcext:value-type="float">
            <text:p>-1</text:p>
          </table:table-cell>
          <table:table-cell table:formula="of:=[.H900]-[.G900]" office:value-type="float" office:value="0" calcext:value-type="float">
            <text:p>0</text:p>
          </table:table-cell>
          <table:table-cell table:formula="of:=[.I900]-[.H900]" office:value-type="float" office:value="0" calcext:value-type="float">
            <text:p>0</text:p>
          </table:table-cell>
          <table:table-cell table:number-columns-repeated="2"/>
          <table:table-cell table:formula="of:=[.L900]-[.K900]" office:value-type="float" office:value="209" calcext:value-type="float">
            <text:p>209</text:p>
          </table:table-cell>
          <table:table-cell table:formula="of:=[.M900]-[.L900]" office:value-type="float" office:value="8" calcext:value-type="float">
            <text:p>8</text:p>
          </table:table-cell>
          <table:table-cell table:formula="of:=[.M900]-[.F900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49990" calcext:value-type="float">
            <text:p>499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700" calcext:value-type="float">
            <text:p>100700</text:p>
          </table:table-cell>
          <table:table-cell office:value-type="float" office:value="1478104518135" calcext:value-type="float">
            <text:p>1478104518135</text:p>
          </table:table-cell>
          <table:table-cell table:number-columns-repeated="3" office:value-type="float" office:value="1478104518134" calcext:value-type="float">
            <text:p>1478104518134</text:p>
          </table:table-cell>
          <table:table-cell office:value-type="string" calcext:value-type="string">
            <text:p>?</text:p>
          </table:table-cell>
          <table:table-cell office:value-type="float" office:value="1478104518134" calcext:value-type="float">
            <text:p>1478104518134</text:p>
          </table:table-cell>
          <table:table-cell office:value-type="float" office:value="1478104518337" calcext:value-type="float">
            <text:p>1478104518337</text:p>
          </table:table-cell>
          <table:table-cell office:value-type="float" office:value="1478104518345" calcext:value-type="float">
            <text:p>1478104518345</text:p>
          </table:table-cell>
          <table:table-cell/>
          <table:table-cell table:formula="of:=[.G901]-[.F901]" office:value-type="float" office:value="-1" calcext:value-type="float">
            <text:p>-1</text:p>
          </table:table-cell>
          <table:table-cell table:formula="of:=[.H901]-[.G901]" office:value-type="float" office:value="0" calcext:value-type="float">
            <text:p>0</text:p>
          </table:table-cell>
          <table:table-cell table:formula="of:=[.I901]-[.H901]" office:value-type="float" office:value="0" calcext:value-type="float">
            <text:p>0</text:p>
          </table:table-cell>
          <table:table-cell table:number-columns-repeated="2"/>
          <table:table-cell table:formula="of:=[.L901]-[.K901]" office:value-type="float" office:value="203" calcext:value-type="float">
            <text:p>203</text:p>
          </table:table-cell>
          <table:table-cell table:formula="of:=[.M901]-[.L901]" office:value-type="float" office:value="8" calcext:value-type="float">
            <text:p>8</text:p>
          </table:table-cell>
          <table:table-cell table:formula="of:=[.M901]-[.F901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997" calcext:value-type="float">
            <text:p>4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48" calcext:value-type="float">
            <text:p>101448</text:p>
          </table:table-cell>
          <table:table-cell office:value-type="float" office:value="1478104518163" calcext:value-type="float">
            <text:p>1478104518163</text:p>
          </table:table-cell>
          <table:table-cell table:number-columns-repeated="3" office:value-type="float" office:value="1478104518162" calcext:value-type="float">
            <text:p>1478104518162</text:p>
          </table:table-cell>
          <table:table-cell office:value-type="string" calcext:value-type="string">
            <text:p>?</text:p>
          </table:table-cell>
          <table:table-cell office:value-type="float" office:value="1478104518162" calcext:value-type="float">
            <text:p>1478104518162</text:p>
          </table:table-cell>
          <table:table-cell office:value-type="float" office:value="1478104518372" calcext:value-type="float">
            <text:p>1478104518372</text:p>
          </table:table-cell>
          <table:table-cell office:value-type="float" office:value="1478104518381" calcext:value-type="float">
            <text:p>1478104518381</text:p>
          </table:table-cell>
          <table:table-cell/>
          <table:table-cell table:formula="of:=[.G902]-[.F902]" office:value-type="float" office:value="-1" calcext:value-type="float">
            <text:p>-1</text:p>
          </table:table-cell>
          <table:table-cell table:formula="of:=[.H902]-[.G902]" office:value-type="float" office:value="0" calcext:value-type="float">
            <text:p>0</text:p>
          </table:table-cell>
          <table:table-cell table:formula="of:=[.I902]-[.H902]" office:value-type="float" office:value="0" calcext:value-type="float">
            <text:p>0</text:p>
          </table:table-cell>
          <table:table-cell table:number-columns-repeated="2"/>
          <table:table-cell table:formula="of:=[.L902]-[.K902]" office:value-type="float" office:value="210" calcext:value-type="float">
            <text:p>210</text:p>
          </table:table-cell>
          <table:table-cell table:formula="of:=[.M902]-[.L902]" office:value-type="float" office:value="9" calcext:value-type="float">
            <text:p>9</text:p>
          </table:table-cell>
          <table:table-cell table:formula="of:=[.M902]-[.F902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49996" calcext:value-type="float">
            <text:p>4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660" calcext:value-type="float">
            <text:p>201660</text:p>
          </table:table-cell>
          <table:table-cell table:number-columns-repeated="4" office:value-type="float" office:value="1478104518217" calcext:value-type="float">
            <text:p>1478104518217</text:p>
          </table:table-cell>
          <table:table-cell office:value-type="string" calcext:value-type="string">
            <text:p>?</text:p>
          </table:table-cell>
          <table:table-cell office:value-type="float" office:value="1478104518217" calcext:value-type="float">
            <text:p>1478104518217</text:p>
          </table:table-cell>
          <table:table-cell office:value-type="float" office:value="1478104518414" calcext:value-type="float">
            <text:p>1478104518414</text:p>
          </table:table-cell>
          <table:table-cell office:value-type="float" office:value="1478104518422" calcext:value-type="float">
            <text:p>1478104518422</text:p>
          </table:table-cell>
          <table:table-cell/>
          <table:table-cell table:formula="of:=[.G903]-[.F903]" office:value-type="float" office:value="0" calcext:value-type="float">
            <text:p>0</text:p>
          </table:table-cell>
          <table:table-cell table:formula="of:=[.H903]-[.G903]" office:value-type="float" office:value="0" calcext:value-type="float">
            <text:p>0</text:p>
          </table:table-cell>
          <table:table-cell table:formula="of:=[.I903]-[.H903]" office:value-type="float" office:value="0" calcext:value-type="float">
            <text:p>0</text:p>
          </table:table-cell>
          <table:table-cell table:number-columns-repeated="2"/>
          <table:table-cell table:formula="of:=[.L903]-[.K903]" office:value-type="float" office:value="197" calcext:value-type="float">
            <text:p>197</text:p>
          </table:table-cell>
          <table:table-cell table:formula="of:=[.M903]-[.L903]" office:value-type="float" office:value="8" calcext:value-type="float">
            <text:p>8</text:p>
          </table:table-cell>
          <table:table-cell table:formula="of:=[.M903]-[.F903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49993" calcext:value-type="float">
            <text:p>49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742" calcext:value-type="float">
            <text:p>300742</text:p>
          </table:table-cell>
          <table:table-cell office:value-type="float" office:value="1478104518239" calcext:value-type="float">
            <text:p>1478104518239</text:p>
          </table:table-cell>
          <table:table-cell table:number-columns-repeated="3" office:value-type="float" office:value="1478104518238" calcext:value-type="float">
            <text:p>1478104518238</text:p>
          </table:table-cell>
          <table:table-cell office:value-type="string" calcext:value-type="string">
            <text:p>?</text:p>
          </table:table-cell>
          <table:table-cell office:value-type="float" office:value="1478104518238" calcext:value-type="float">
            <text:p>1478104518238</text:p>
          </table:table-cell>
          <table:table-cell office:value-type="float" office:value="1478104518434" calcext:value-type="float">
            <text:p>1478104518434</text:p>
          </table:table-cell>
          <table:table-cell office:value-type="float" office:value="1478104518446" calcext:value-type="float">
            <text:p>1478104518446</text:p>
          </table:table-cell>
          <table:table-cell/>
          <table:table-cell table:formula="of:=[.G904]-[.F904]" office:value-type="float" office:value="-1" calcext:value-type="float">
            <text:p>-1</text:p>
          </table:table-cell>
          <table:table-cell table:formula="of:=[.H904]-[.G904]" office:value-type="float" office:value="0" calcext:value-type="float">
            <text:p>0</text:p>
          </table:table-cell>
          <table:table-cell table:formula="of:=[.I904]-[.H904]" office:value-type="float" office:value="0" calcext:value-type="float">
            <text:p>0</text:p>
          </table:table-cell>
          <table:table-cell table:number-columns-repeated="2"/>
          <table:table-cell table:formula="of:=[.L904]-[.K904]" office:value-type="float" office:value="196" calcext:value-type="float">
            <text:p>196</text:p>
          </table:table-cell>
          <table:table-cell table:formula="of:=[.M904]-[.L904]" office:value-type="float" office:value="12" calcext:value-type="float">
            <text:p>12</text:p>
          </table:table-cell>
          <table:table-cell table:formula="of:=[.M904]-[.F904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50001" calcext:value-type="float">
            <text:p>5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90" calcext:value-type="float">
            <text:p>202190</text:p>
          </table:table-cell>
          <table:table-cell office:value-type="float" office:value="1478104518273" calcext:value-type="float">
            <text:p>1478104518273</text:p>
          </table:table-cell>
          <table:table-cell office:value-type="float" office:value="1478104518272" calcext:value-type="float">
            <text:p>1478104518272</text:p>
          </table:table-cell>
          <table:table-cell table:number-columns-repeated="2" office:value-type="float" office:value="1478104518273" calcext:value-type="float">
            <text:p>1478104518273</text:p>
          </table:table-cell>
          <table:table-cell office:value-type="string" calcext:value-type="string">
            <text:p>?</text:p>
          </table:table-cell>
          <table:table-cell office:value-type="float" office:value="1478104518273" calcext:value-type="float">
            <text:p>1478104518273</text:p>
          </table:table-cell>
          <table:table-cell office:value-type="float" office:value="1478104518462" calcext:value-type="float">
            <text:p>1478104518462</text:p>
          </table:table-cell>
          <table:table-cell office:value-type="float" office:value="1478104518469" calcext:value-type="float">
            <text:p>1478104518469</text:p>
          </table:table-cell>
          <table:table-cell/>
          <table:table-cell table:formula="of:=[.G905]-[.F905]" office:value-type="float" office:value="-1" calcext:value-type="float">
            <text:p>-1</text:p>
          </table:table-cell>
          <table:table-cell table:formula="of:=[.H905]-[.G905]" office:value-type="float" office:value="1" calcext:value-type="float">
            <text:p>1</text:p>
          </table:table-cell>
          <table:table-cell table:formula="of:=[.I905]-[.H905]" office:value-type="float" office:value="0" calcext:value-type="float">
            <text:p>0</text:p>
          </table:table-cell>
          <table:table-cell table:number-columns-repeated="2"/>
          <table:table-cell table:formula="of:=[.L905]-[.K905]" office:value-type="float" office:value="189" calcext:value-type="float">
            <text:p>189</text:p>
          </table:table-cell>
          <table:table-cell table:formula="of:=[.M905]-[.L905]" office:value-type="float" office:value="7" calcext:value-type="float">
            <text:p>7</text:p>
          </table:table-cell>
          <table:table-cell table:formula="of:=[.M905]-[.F905]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50003" calcext:value-type="float">
            <text:p>5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334" calcext:value-type="float">
            <text:p>202334</text:p>
          </table:table-cell>
          <table:table-cell office:value-type="float" office:value="1478104518332" calcext:value-type="float">
            <text:p>1478104518332</text:p>
          </table:table-cell>
          <table:table-cell table:number-columns-repeated="3" office:value-type="float" office:value="1478104518334" calcext:value-type="float">
            <text:p>1478104518334</text:p>
          </table:table-cell>
          <table:table-cell office:value-type="string" calcext:value-type="string">
            <text:p>?</text:p>
          </table:table-cell>
          <table:table-cell office:value-type="float" office:value="1478104518334" calcext:value-type="float">
            <text:p>1478104518334</text:p>
          </table:table-cell>
          <table:table-cell office:value-type="float" office:value="1478104518528" calcext:value-type="float">
            <text:p>1478104518528</text:p>
          </table:table-cell>
          <table:table-cell office:value-type="float" office:value="1478104518535" calcext:value-type="float">
            <text:p>1478104518535</text:p>
          </table:table-cell>
          <table:table-cell/>
          <table:table-cell table:formula="of:=[.G906]-[.F906]" office:value-type="float" office:value="2" calcext:value-type="float">
            <text:p>2</text:p>
          </table:table-cell>
          <table:table-cell table:formula="of:=[.H906]-[.G906]" office:value-type="float" office:value="0" calcext:value-type="float">
            <text:p>0</text:p>
          </table:table-cell>
          <table:table-cell table:formula="of:=[.I906]-[.H906]" office:value-type="float" office:value="0" calcext:value-type="float">
            <text:p>0</text:p>
          </table:table-cell>
          <table:table-cell table:number-columns-repeated="2"/>
          <table:table-cell table:formula="of:=[.L906]-[.K906]" office:value-type="float" office:value="194" calcext:value-type="float">
            <text:p>194</text:p>
          </table:table-cell>
          <table:table-cell table:formula="of:=[.M906]-[.L906]" office:value-type="float" office:value="7" calcext:value-type="float">
            <text:p>7</text:p>
          </table:table-cell>
          <table:table-cell table:formula="of:=[.M906]-[.F906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575" calcext:value-type="float">
            <text:p>100575</text:p>
          </table:table-cell>
          <table:table-cell office:value-type="float" office:value="1478104518372" calcext:value-type="float">
            <text:p>1478104518372</text:p>
          </table:table-cell>
          <table:table-cell table:number-columns-repeated="3" office:value-type="float" office:value="1478104518371" calcext:value-type="float">
            <text:p>1478104518371</text:p>
          </table:table-cell>
          <table:table-cell office:value-type="string" calcext:value-type="string">
            <text:p>?</text:p>
          </table:table-cell>
          <table:table-cell office:value-type="float" office:value="1478104518371" calcext:value-type="float">
            <text:p>1478104518371</text:p>
          </table:table-cell>
          <table:table-cell office:value-type="float" office:value="1478104518577" calcext:value-type="float">
            <text:p>1478104518577</text:p>
          </table:table-cell>
          <table:table-cell office:value-type="float" office:value="1478104518608" calcext:value-type="float">
            <text:p>1478104518608</text:p>
          </table:table-cell>
          <table:table-cell/>
          <table:table-cell table:formula="of:=[.G907]-[.F907]" office:value-type="float" office:value="-1" calcext:value-type="float">
            <text:p>-1</text:p>
          </table:table-cell>
          <table:table-cell table:formula="of:=[.H907]-[.G907]" office:value-type="float" office:value="0" calcext:value-type="float">
            <text:p>0</text:p>
          </table:table-cell>
          <table:table-cell table:formula="of:=[.I907]-[.H907]" office:value-type="float" office:value="0" calcext:value-type="float">
            <text:p>0</text:p>
          </table:table-cell>
          <table:table-cell table:number-columns-repeated="2"/>
          <table:table-cell table:formula="of:=[.L907]-[.K907]" office:value-type="float" office:value="206" calcext:value-type="float">
            <text:p>206</text:p>
          </table:table-cell>
          <table:table-cell table:formula="of:=[.M907]-[.L907]" office:value-type="float" office:value="31" calcext:value-type="float">
            <text:p>31</text:p>
          </table:table-cell>
          <table:table-cell table:formula="of:=[.M907]-[.F907]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50004" calcext:value-type="float">
            <text:p>5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304" calcext:value-type="float">
            <text:p>202304</text:p>
          </table:table-cell>
          <table:table-cell office:value-type="float" office:value="1478104518379" calcext:value-type="float">
            <text:p>1478104518379</text:p>
          </table:table-cell>
          <table:table-cell table:number-columns-repeated="2" office:value-type="float" office:value="1478104518377" calcext:value-type="float">
            <text:p>1478104518377</text:p>
          </table:table-cell>
          <table:table-cell office:value-type="float" office:value="1478104518378" calcext:value-type="float">
            <text:p>1478104518378</text:p>
          </table:table-cell>
          <table:table-cell office:value-type="string" calcext:value-type="string">
            <text:p>?</text:p>
          </table:table-cell>
          <table:table-cell office:value-type="float" office:value="1478104518378" calcext:value-type="float">
            <text:p>1478104518378</text:p>
          </table:table-cell>
          <table:table-cell office:value-type="float" office:value="1478104518580" calcext:value-type="float">
            <text:p>1478104518580</text:p>
          </table:table-cell>
          <table:table-cell office:value-type="float" office:value="1478104518611" calcext:value-type="float">
            <text:p>1478104518611</text:p>
          </table:table-cell>
          <table:table-cell/>
          <table:table-cell table:formula="of:=[.G908]-[.F908]" office:value-type="float" office:value="-2" calcext:value-type="float">
            <text:p>-2</text:p>
          </table:table-cell>
          <table:table-cell table:formula="of:=[.H908]-[.G908]" office:value-type="float" office:value="0" calcext:value-type="float">
            <text:p>0</text:p>
          </table:table-cell>
          <table:table-cell table:formula="of:=[.I908]-[.H908]" office:value-type="float" office:value="1" calcext:value-type="float">
            <text:p>1</text:p>
          </table:table-cell>
          <table:table-cell table:number-columns-repeated="2"/>
          <table:table-cell table:formula="of:=[.L908]-[.K908]" office:value-type="float" office:value="202" calcext:value-type="float">
            <text:p>202</text:p>
          </table:table-cell>
          <table:table-cell table:formula="of:=[.M908]-[.L908]" office:value-type="float" office:value="31" calcext:value-type="float">
            <text:p>31</text:p>
          </table:table-cell>
          <table:table-cell table:formula="of:=[.M908]-[.F908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49999" calcext:value-type="float">
            <text:p>4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88" calcext:value-type="float">
            <text:p>101288</text:p>
          </table:table-cell>
          <table:table-cell office:value-type="float" office:value="1478104518175" calcext:value-type="float">
            <text:p>1478104518175</text:p>
          </table:table-cell>
          <table:table-cell table:number-columns-repeated="3" office:value-type="float" office:value="1478104518176" calcext:value-type="float">
            <text:p>1478104518176</text:p>
          </table:table-cell>
          <table:table-cell office:value-type="string" calcext:value-type="string">
            <text:p>?</text:p>
          </table:table-cell>
          <table:table-cell office:value-type="float" office:value="1478104518176" calcext:value-type="float">
            <text:p>1478104518176</text:p>
          </table:table-cell>
          <table:table-cell office:value-type="float" office:value="1478104518578" calcext:value-type="float">
            <text:p>1478104518578</text:p>
          </table:table-cell>
          <table:table-cell office:value-type="float" office:value="1478104518614" calcext:value-type="float">
            <text:p>1478104518614</text:p>
          </table:table-cell>
          <table:table-cell/>
          <table:table-cell table:formula="of:=[.G909]-[.F909]" office:value-type="float" office:value="1" calcext:value-type="float">
            <text:p>1</text:p>
          </table:table-cell>
          <table:table-cell table:formula="of:=[.H909]-[.G909]" office:value-type="float" office:value="0" calcext:value-type="float">
            <text:p>0</text:p>
          </table:table-cell>
          <table:table-cell table:formula="of:=[.I909]-[.H909]" office:value-type="float" office:value="0" calcext:value-type="float">
            <text:p>0</text:p>
          </table:table-cell>
          <table:table-cell table:number-columns-repeated="2"/>
          <table:table-cell table:formula="of:=[.L909]-[.K909]" office:value-type="float" office:value="402" calcext:value-type="float">
            <text:p>402</text:p>
          </table:table-cell>
          <table:table-cell table:formula="of:=[.M909]-[.L909]" office:value-type="float" office:value="36" calcext:value-type="float">
            <text:p>36</text:p>
          </table:table-cell>
          <table:table-cell table:formula="of:=[.M909]-[.F909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50002" calcext:value-type="float">
            <text:p>5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868" calcext:value-type="float">
            <text:p>301868</text:p>
          </table:table-cell>
          <table:table-cell table:number-columns-repeated="4" office:value-type="float" office:value="1478104518438" calcext:value-type="float">
            <text:p>1478104518438</text:p>
          </table:table-cell>
          <table:table-cell office:value-type="string" calcext:value-type="string">
            <text:p>?</text:p>
          </table:table-cell>
          <table:table-cell office:value-type="float" office:value="1478104518438" calcext:value-type="float">
            <text:p>1478104518438</text:p>
          </table:table-cell>
          <table:table-cell office:value-type="float" office:value="1478104518650" calcext:value-type="float">
            <text:p>1478104518650</text:p>
          </table:table-cell>
          <table:table-cell office:value-type="float" office:value="1478104518659" calcext:value-type="float">
            <text:p>1478104518659</text:p>
          </table:table-cell>
          <table:table-cell/>
          <table:table-cell table:formula="of:=[.G910]-[.F910]" office:value-type="float" office:value="0" calcext:value-type="float">
            <text:p>0</text:p>
          </table:table-cell>
          <table:table-cell table:formula="of:=[.H910]-[.G910]" office:value-type="float" office:value="0" calcext:value-type="float">
            <text:p>0</text:p>
          </table:table-cell>
          <table:table-cell table:formula="of:=[.I910]-[.H910]" office:value-type="float" office:value="0" calcext:value-type="float">
            <text:p>0</text:p>
          </table:table-cell>
          <table:table-cell table:number-columns-repeated="2"/>
          <table:table-cell table:formula="of:=[.L910]-[.K910]" office:value-type="float" office:value="212" calcext:value-type="float">
            <text:p>212</text:p>
          </table:table-cell>
          <table:table-cell table:formula="of:=[.M910]-[.L910]" office:value-type="float" office:value="9" calcext:value-type="float">
            <text:p>9</text:p>
          </table:table-cell>
          <table:table-cell table:formula="of:=[.M910]-[.F910]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49998" calcext:value-type="float">
            <text:p>4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023" calcext:value-type="float">
            <text:p>101023</text:p>
          </table:table-cell>
          <table:table-cell office:value-type="float" office:value="1478104518170" calcext:value-type="float">
            <text:p>1478104518170</text:p>
          </table:table-cell>
          <table:table-cell table:number-columns-repeated="3" office:value-type="float" office:value="1478104518176" calcext:value-type="float">
            <text:p>1478104518176</text:p>
          </table:table-cell>
          <table:table-cell office:value-type="string" calcext:value-type="string">
            <text:p>?</text:p>
          </table:table-cell>
          <table:table-cell office:value-type="float" office:value="1478104518176" calcext:value-type="float">
            <text:p>1478104518176</text:p>
          </table:table-cell>
          <table:table-cell office:value-type="float" office:value="1478104518571" calcext:value-type="float">
            <text:p>1478104518571</text:p>
          </table:table-cell>
          <table:table-cell office:value-type="float" office:value="1478104518674" calcext:value-type="float">
            <text:p>1478104518674</text:p>
          </table:table-cell>
          <table:table-cell/>
          <table:table-cell table:formula="of:=[.G911]-[.F911]" office:value-type="float" office:value="6" calcext:value-type="float">
            <text:p>6</text:p>
          </table:table-cell>
          <table:table-cell table:formula="of:=[.H911]-[.G911]" office:value-type="float" office:value="0" calcext:value-type="float">
            <text:p>0</text:p>
          </table:table-cell>
          <table:table-cell table:formula="of:=[.I911]-[.H911]" office:value-type="float" office:value="0" calcext:value-type="float">
            <text:p>0</text:p>
          </table:table-cell>
          <table:table-cell table:number-columns-repeated="2"/>
          <table:table-cell table:formula="of:=[.L911]-[.K911]" office:value-type="float" office:value="395" calcext:value-type="float">
            <text:p>395</text:p>
          </table:table-cell>
          <table:table-cell table:formula="of:=[.M911]-[.L911]" office:value-type="float" office:value="103" calcext:value-type="float">
            <text:p>103</text:p>
          </table:table-cell>
          <table:table-cell table:formula="of:=[.M911]-[.F911]"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50006" calcext:value-type="float">
            <text:p>5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196" calcext:value-type="float">
            <text:p>202196</text:p>
          </table:table-cell>
          <table:table-cell office:value-type="float" office:value="1478104518503" calcext:value-type="float">
            <text:p>1478104518503</text:p>
          </table:table-cell>
          <table:table-cell table:number-columns-repeated="3" office:value-type="float" office:value="1478104518502" calcext:value-type="float">
            <text:p>1478104518502</text:p>
          </table:table-cell>
          <table:table-cell office:value-type="string" calcext:value-type="string">
            <text:p>?</text:p>
          </table:table-cell>
          <table:table-cell office:value-type="float" office:value="1478104518502" calcext:value-type="float">
            <text:p>1478104518502</text:p>
          </table:table-cell>
          <table:table-cell office:value-type="float" office:value="1478104518694" calcext:value-type="float">
            <text:p>1478104518694</text:p>
          </table:table-cell>
          <table:table-cell office:value-type="float" office:value="1478104518723" calcext:value-type="float">
            <text:p>1478104518723</text:p>
          </table:table-cell>
          <table:table-cell/>
          <table:table-cell table:formula="of:=[.G912]-[.F912]" office:value-type="float" office:value="-1" calcext:value-type="float">
            <text:p>-1</text:p>
          </table:table-cell>
          <table:table-cell table:formula="of:=[.H912]-[.G912]" office:value-type="float" office:value="0" calcext:value-type="float">
            <text:p>0</text:p>
          </table:table-cell>
          <table:table-cell table:formula="of:=[.I912]-[.H912]" office:value-type="float" office:value="0" calcext:value-type="float">
            <text:p>0</text:p>
          </table:table-cell>
          <table:table-cell table:number-columns-repeated="2"/>
          <table:table-cell table:formula="of:=[.L912]-[.K912]" office:value-type="float" office:value="192" calcext:value-type="float">
            <text:p>192</text:p>
          </table:table-cell>
          <table:table-cell table:formula="of:=[.M912]-[.L912]" office:value-type="float" office:value="29" calcext:value-type="float">
            <text:p>29</text:p>
          </table:table-cell>
          <table:table-cell table:formula="of:=[.M912]-[.F912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49994" calcext:value-type="float">
            <text:p>4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2288" calcext:value-type="float">
            <text:p>402288</text:p>
          </table:table-cell>
          <table:table-cell office:value-type="float" office:value="1478104518580" calcext:value-type="float">
            <text:p>1478104518580</text:p>
          </table:table-cell>
          <table:table-cell office:value-type="float" office:value="1478104518579" calcext:value-type="float">
            <text:p>1478104518579</text:p>
          </table:table-cell>
          <table:table-cell table:number-columns-repeated="2" office:value-type="float" office:value="1478104518580" calcext:value-type="float">
            <text:p>1478104518580</text:p>
          </table:table-cell>
          <table:table-cell office:value-type="string" calcext:value-type="string">
            <text:p>?</text:p>
          </table:table-cell>
          <table:table-cell office:value-type="float" office:value="1478104518580" calcext:value-type="float">
            <text:p>1478104518580</text:p>
          </table:table-cell>
          <table:table-cell office:value-type="float" office:value="1478104518772" calcext:value-type="float">
            <text:p>1478104518772</text:p>
          </table:table-cell>
          <table:table-cell office:value-type="float" office:value="1478104518801" calcext:value-type="float">
            <text:p>1478104518801</text:p>
          </table:table-cell>
          <table:table-cell/>
          <table:table-cell table:formula="of:=[.G913]-[.F913]" office:value-type="float" office:value="-1" calcext:value-type="float">
            <text:p>-1</text:p>
          </table:table-cell>
          <table:table-cell table:formula="of:=[.H913]-[.G913]" office:value-type="float" office:value="1" calcext:value-type="float">
            <text:p>1</text:p>
          </table:table-cell>
          <table:table-cell table:formula="of:=[.I913]-[.H913]" office:value-type="float" office:value="0" calcext:value-type="float">
            <text:p>0</text:p>
          </table:table-cell>
          <table:table-cell table:number-columns-repeated="2"/>
          <table:table-cell table:formula="of:=[.L913]-[.K913]" office:value-type="float" office:value="192" calcext:value-type="float">
            <text:p>192</text:p>
          </table:table-cell>
          <table:table-cell table:formula="of:=[.M913]-[.L913]" office:value-type="float" office:value="29" calcext:value-type="float">
            <text:p>29</text:p>
          </table:table-cell>
          <table:table-cell table:formula="of:=[.M913]-[.F913]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49959" calcext:value-type="float">
            <text:p>49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421" calcext:value-type="float">
            <text:p>2421</text:p>
          </table:table-cell>
          <table:table-cell office:value-type="float" office:value="1478104518597" calcext:value-type="float">
            <text:p>1478104518597</text:p>
          </table:table-cell>
          <table:table-cell office:value-type="float" office:value="1478104518596" calcext:value-type="float">
            <text:p>1478104518596</text:p>
          </table:table-cell>
          <table:table-cell table:number-columns-repeated="2" office:value-type="float" office:value="1478104518597" calcext:value-type="float">
            <text:p>1478104518597</text:p>
          </table:table-cell>
          <table:table-cell office:value-type="string" calcext:value-type="string">
            <text:p>?</text:p>
          </table:table-cell>
          <table:table-cell office:value-type="float" office:value="1478104518597" calcext:value-type="float">
            <text:p>1478104518597</text:p>
          </table:table-cell>
          <table:table-cell office:value-type="float" office:value="1478104518802" calcext:value-type="float">
            <text:p>1478104518802</text:p>
          </table:table-cell>
          <table:table-cell office:value-type="float" office:value="1478104518810" calcext:value-type="float">
            <text:p>1478104518810</text:p>
          </table:table-cell>
          <table:table-cell/>
          <table:table-cell table:formula="of:=[.G914]-[.F914]" office:value-type="float" office:value="-1" calcext:value-type="float">
            <text:p>-1</text:p>
          </table:table-cell>
          <table:table-cell table:formula="of:=[.H914]-[.G914]" office:value-type="float" office:value="1" calcext:value-type="float">
            <text:p>1</text:p>
          </table:table-cell>
          <table:table-cell table:formula="of:=[.I914]-[.H914]" office:value-type="float" office:value="0" calcext:value-type="float">
            <text:p>0</text:p>
          </table:table-cell>
          <table:table-cell table:number-columns-repeated="2"/>
          <table:table-cell table:formula="of:=[.L914]-[.K914]" office:value-type="float" office:value="205" calcext:value-type="float">
            <text:p>205</text:p>
          </table:table-cell>
          <table:table-cell table:formula="of:=[.M914]-[.L914]" office:value-type="float" office:value="8" calcext:value-type="float">
            <text:p>8</text:p>
          </table:table-cell>
          <table:table-cell table:formula="of:=[.M914]-[.F914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50005" calcext:value-type="float">
            <text:p>5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290" calcext:value-type="float">
            <text:p>102290</text:p>
          </table:table-cell>
          <table:table-cell table:number-columns-repeated="4" office:value-type="float" office:value="1478104518589" calcext:value-type="float">
            <text:p>1478104518589</text:p>
          </table:table-cell>
          <table:table-cell office:value-type="string" calcext:value-type="string">
            <text:p>?</text:p>
          </table:table-cell>
          <table:table-cell office:value-type="float" office:value="1478104518589" calcext:value-type="float">
            <text:p>1478104518589</text:p>
          </table:table-cell>
          <table:table-cell office:value-type="float" office:value="1478104518809" calcext:value-type="float">
            <text:p>1478104518809</text:p>
          </table:table-cell>
          <table:table-cell office:value-type="float" office:value="1478104518829" calcext:value-type="float">
            <text:p>1478104518829</text:p>
          </table:table-cell>
          <table:table-cell/>
          <table:table-cell table:formula="of:=[.G915]-[.F915]" office:value-type="float" office:value="0" calcext:value-type="float">
            <text:p>0</text:p>
          </table:table-cell>
          <table:table-cell table:formula="of:=[.H915]-[.G915]" office:value-type="float" office:value="0" calcext:value-type="float">
            <text:p>0</text:p>
          </table:table-cell>
          <table:table-cell table:formula="of:=[.I915]-[.H915]" office:value-type="float" office:value="0" calcext:value-type="float">
            <text:p>0</text:p>
          </table:table-cell>
          <table:table-cell table:number-columns-repeated="2"/>
          <table:table-cell table:formula="of:=[.L915]-[.K915]" office:value-type="float" office:value="220" calcext:value-type="float">
            <text:p>220</text:p>
          </table:table-cell>
          <table:table-cell table:formula="of:=[.M915]-[.L915]" office:value-type="float" office:value="20" calcext:value-type="float">
            <text:p>20</text:p>
          </table:table-cell>
          <table:table-cell table:formula="of:=[.M915]-[.F915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50011" calcext:value-type="float">
            <text:p>50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895" calcext:value-type="float">
            <text:p>895</text:p>
          </table:table-cell>
          <table:table-cell office:value-type="float" office:value="1478104518689" calcext:value-type="float">
            <text:p>1478104518689</text:p>
          </table:table-cell>
          <table:table-cell table:number-columns-repeated="3" office:value-type="float" office:value="1478104518688" calcext:value-type="float">
            <text:p>1478104518688</text:p>
          </table:table-cell>
          <table:table-cell office:value-type="string" calcext:value-type="string">
            <text:p>?</text:p>
          </table:table-cell>
          <table:table-cell office:value-type="float" office:value="1478104518688" calcext:value-type="float">
            <text:p>1478104518688</text:p>
          </table:table-cell>
          <table:table-cell office:value-type="float" office:value="1478104518878" calcext:value-type="float">
            <text:p>1478104518878</text:p>
          </table:table-cell>
          <table:table-cell office:value-type="float" office:value="1478104518886" calcext:value-type="float">
            <text:p>1478104518886</text:p>
          </table:table-cell>
          <table:table-cell/>
          <table:table-cell table:formula="of:=[.G916]-[.F916]" office:value-type="float" office:value="-1" calcext:value-type="float">
            <text:p>-1</text:p>
          </table:table-cell>
          <table:table-cell table:formula="of:=[.H916]-[.G916]" office:value-type="float" office:value="0" calcext:value-type="float">
            <text:p>0</text:p>
          </table:table-cell>
          <table:table-cell table:formula="of:=[.I916]-[.H916]" office:value-type="float" office:value="0" calcext:value-type="float">
            <text:p>0</text:p>
          </table:table-cell>
          <table:table-cell table:number-columns-repeated="2"/>
          <table:table-cell table:formula="of:=[.L916]-[.K916]" office:value-type="float" office:value="190" calcext:value-type="float">
            <text:p>190</text:p>
          </table:table-cell>
          <table:table-cell table:formula="of:=[.M916]-[.L916]" office:value-type="float" office:value="8" calcext:value-type="float">
            <text:p>8</text:p>
          </table:table-cell>
          <table:table-cell table:formula="of:=[.M916]-[.F916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50010" calcext:value-type="float">
            <text:p>50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49" calcext:value-type="float">
            <text:p>102049</text:p>
          </table:table-cell>
          <table:table-cell office:value-type="float" office:value="1478104518715" calcext:value-type="float">
            <text:p>1478104518715</text:p>
          </table:table-cell>
          <table:table-cell table:number-columns-repeated="3" office:value-type="float" office:value="1478104518714" calcext:value-type="float">
            <text:p>1478104518714</text:p>
          </table:table-cell>
          <table:table-cell office:value-type="string" calcext:value-type="string">
            <text:p>?</text:p>
          </table:table-cell>
          <table:table-cell office:value-type="float" office:value="1478104518714" calcext:value-type="float">
            <text:p>1478104518714</text:p>
          </table:table-cell>
          <table:table-cell office:value-type="float" office:value="1478104518907" calcext:value-type="float">
            <text:p>1478104518907</text:p>
          </table:table-cell>
          <table:table-cell office:value-type="float" office:value="1478104518915" calcext:value-type="float">
            <text:p>1478104518915</text:p>
          </table:table-cell>
          <table:table-cell/>
          <table:table-cell table:formula="of:=[.G917]-[.F917]" office:value-type="float" office:value="-1" calcext:value-type="float">
            <text:p>-1</text:p>
          </table:table-cell>
          <table:table-cell table:formula="of:=[.H917]-[.G917]" office:value-type="float" office:value="0" calcext:value-type="float">
            <text:p>0</text:p>
          </table:table-cell>
          <table:table-cell table:formula="of:=[.I917]-[.H917]" office:value-type="float" office:value="0" calcext:value-type="float">
            <text:p>0</text:p>
          </table:table-cell>
          <table:table-cell table:number-columns-repeated="2"/>
          <table:table-cell table:formula="of:=[.L917]-[.K917]" office:value-type="float" office:value="193" calcext:value-type="float">
            <text:p>193</text:p>
          </table:table-cell>
          <table:table-cell table:formula="of:=[.M917]-[.L917]" office:value-type="float" office:value="8" calcext:value-type="float">
            <text:p>8</text:p>
          </table:table-cell>
          <table:table-cell table:formula="of:=[.M917]-[.F917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0007" calcext:value-type="float">
            <text:p>5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85" calcext:value-type="float">
            <text:p>301185</text:p>
          </table:table-cell>
          <table:table-cell office:value-type="float" office:value="1478104518824" calcext:value-type="float">
            <text:p>1478104518824</text:p>
          </table:table-cell>
          <table:table-cell office:value-type="float" office:value="1478104518823" calcext:value-type="float">
            <text:p>1478104518823</text:p>
          </table:table-cell>
          <table:table-cell table:number-columns-repeated="2" office:value-type="float" office:value="1478104518824" calcext:value-type="float">
            <text:p>1478104518824</text:p>
          </table:table-cell>
          <table:table-cell office:value-type="string" calcext:value-type="string">
            <text:p>?</text:p>
          </table:table-cell>
          <table:table-cell office:value-type="float" office:value="1478104518824" calcext:value-type="float">
            <text:p>1478104518824</text:p>
          </table:table-cell>
          <table:table-cell office:value-type="float" office:value="1478104519011" calcext:value-type="float">
            <text:p>1478104519011</text:p>
          </table:table-cell>
          <table:table-cell office:value-type="float" office:value="1478104519019" calcext:value-type="float">
            <text:p>1478104519019</text:p>
          </table:table-cell>
          <table:table-cell/>
          <table:table-cell table:formula="of:=[.G918]-[.F918]" office:value-type="float" office:value="-1" calcext:value-type="float">
            <text:p>-1</text:p>
          </table:table-cell>
          <table:table-cell table:formula="of:=[.H918]-[.G918]" office:value-type="float" office:value="1" calcext:value-type="float">
            <text:p>1</text:p>
          </table:table-cell>
          <table:table-cell table:formula="of:=[.I918]-[.H918]" office:value-type="float" office:value="0" calcext:value-type="float">
            <text:p>0</text:p>
          </table:table-cell>
          <table:table-cell table:number-columns-repeated="2"/>
          <table:table-cell table:formula="of:=[.L918]-[.K918]" office:value-type="float" office:value="187" calcext:value-type="float">
            <text:p>187</text:p>
          </table:table-cell>
          <table:table-cell table:formula="of:=[.M918]-[.L918]" office:value-type="float" office:value="8" calcext:value-type="float">
            <text:p>8</text:p>
          </table:table-cell>
          <table:table-cell table:formula="of:=[.M918]-[.F918]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50014" calcext:value-type="float">
            <text:p>50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87" calcext:value-type="float">
            <text:p>300687</text:p>
          </table:table-cell>
          <table:table-cell office:value-type="float" office:value="1478104518947" calcext:value-type="float">
            <text:p>1478104518947</text:p>
          </table:table-cell>
          <table:table-cell table:number-columns-repeated="3" office:value-type="float" office:value="1478104518946" calcext:value-type="float">
            <text:p>1478104518946</text:p>
          </table:table-cell>
          <table:table-cell office:value-type="string" calcext:value-type="string">
            <text:p>?</text:p>
          </table:table-cell>
          <table:table-cell office:value-type="float" office:value="1478104518946" calcext:value-type="float">
            <text:p>1478104518946</text:p>
          </table:table-cell>
          <table:table-cell office:value-type="float" office:value="1478104519141" calcext:value-type="float">
            <text:p>1478104519141</text:p>
          </table:table-cell>
          <table:table-cell office:value-type="float" office:value="1478104519149" calcext:value-type="float">
            <text:p>1478104519149</text:p>
          </table:table-cell>
          <table:table-cell/>
          <table:table-cell table:formula="of:=[.G919]-[.F919]" office:value-type="float" office:value="-1" calcext:value-type="float">
            <text:p>-1</text:p>
          </table:table-cell>
          <table:table-cell table:formula="of:=[.H919]-[.G919]" office:value-type="float" office:value="0" calcext:value-type="float">
            <text:p>0</text:p>
          </table:table-cell>
          <table:table-cell table:formula="of:=[.I919]-[.H919]" office:value-type="float" office:value="0" calcext:value-type="float">
            <text:p>0</text:p>
          </table:table-cell>
          <table:table-cell table:number-columns-repeated="2"/>
          <table:table-cell table:formula="of:=[.L919]-[.K919]" office:value-type="float" office:value="195" calcext:value-type="float">
            <text:p>195</text:p>
          </table:table-cell>
          <table:table-cell table:formula="of:=[.M919]-[.L919]" office:value-type="float" office:value="8" calcext:value-type="float">
            <text:p>8</text:p>
          </table:table-cell>
          <table:table-cell table:formula="of:=[.M919]-[.F919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50013" calcext:value-type="float">
            <text:p>50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947" calcext:value-type="float">
            <text:p>100947</text:p>
          </table:table-cell>
          <table:table-cell office:value-type="float" office:value="1478104518988" calcext:value-type="float">
            <text:p>1478104518988</text:p>
          </table:table-cell>
          <table:table-cell table:number-columns-repeated="3" office:value-type="float" office:value="1478104518987" calcext:value-type="float">
            <text:p>1478104518987</text:p>
          </table:table-cell>
          <table:table-cell office:value-type="string" calcext:value-type="string">
            <text:p>?</text:p>
          </table:table-cell>
          <table:table-cell office:value-type="float" office:value="1478104518987" calcext:value-type="float">
            <text:p>1478104518987</text:p>
          </table:table-cell>
          <table:table-cell office:value-type="float" office:value="1478104519178" calcext:value-type="float">
            <text:p>1478104519178</text:p>
          </table:table-cell>
          <table:table-cell office:value-type="float" office:value="1478104519189" calcext:value-type="float">
            <text:p>1478104519189</text:p>
          </table:table-cell>
          <table:table-cell/>
          <table:table-cell table:formula="of:=[.G920]-[.F920]" office:value-type="float" office:value="-1" calcext:value-type="float">
            <text:p>-1</text:p>
          </table:table-cell>
          <table:table-cell table:formula="of:=[.H920]-[.G920]" office:value-type="float" office:value="0" calcext:value-type="float">
            <text:p>0</text:p>
          </table:table-cell>
          <table:table-cell table:formula="of:=[.I920]-[.H920]" office:value-type="float" office:value="0" calcext:value-type="float">
            <text:p>0</text:p>
          </table:table-cell>
          <table:table-cell table:number-columns-repeated="2"/>
          <table:table-cell table:formula="of:=[.L920]-[.K920]" office:value-type="float" office:value="191" calcext:value-type="float">
            <text:p>191</text:p>
          </table:table-cell>
          <table:table-cell table:formula="of:=[.M920]-[.L920]" office:value-type="float" office:value="11" calcext:value-type="float">
            <text:p>11</text:p>
          </table:table-cell>
          <table:table-cell table:formula="of:=[.M920]-[.F920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50012" calcext:value-type="float">
            <text:p>50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306" calcext:value-type="float">
            <text:p>1306</text:p>
          </table:table-cell>
          <table:table-cell office:value-type="float" office:value="1478104519062" calcext:value-type="float">
            <text:p>1478104519062</text:p>
          </table:table-cell>
          <table:table-cell table:number-columns-repeated="3" office:value-type="float" office:value="1478104519061" calcext:value-type="float">
            <text:p>1478104519061</text:p>
          </table:table-cell>
          <table:table-cell office:value-type="string" calcext:value-type="string">
            <text:p>?</text:p>
          </table:table-cell>
          <table:table-cell office:value-type="float" office:value="1478104519062" calcext:value-type="float">
            <text:p>1478104519062</text:p>
          </table:table-cell>
          <table:table-cell office:value-type="float" office:value="1478104519261" calcext:value-type="float">
            <text:p>1478104519261</text:p>
          </table:table-cell>
          <table:table-cell office:value-type="float" office:value="1478104519278" calcext:value-type="float">
            <text:p>1478104519278</text:p>
          </table:table-cell>
          <table:table-cell/>
          <table:table-cell table:formula="of:=[.G921]-[.F921]" office:value-type="float" office:value="-1" calcext:value-type="float">
            <text:p>-1</text:p>
          </table:table-cell>
          <table:table-cell table:formula="of:=[.H921]-[.G921]" office:value-type="float" office:value="0" calcext:value-type="float">
            <text:p>0</text:p>
          </table:table-cell>
          <table:table-cell table:formula="of:=[.I921]-[.H921]" office:value-type="float" office:value="0" calcext:value-type="float">
            <text:p>0</text:p>
          </table:table-cell>
          <table:table-cell table:number-columns-repeated="2"/>
          <table:table-cell table:formula="of:=[.L921]-[.K921]" office:value-type="float" office:value="199" calcext:value-type="float">
            <text:p>199</text:p>
          </table:table-cell>
          <table:table-cell table:formula="of:=[.M921]-[.L921]" office:value-type="float" office:value="17" calcext:value-type="float">
            <text:p>17</text:p>
          </table:table-cell>
          <table:table-cell table:formula="of:=[.M921]-[.F921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50016" calcext:value-type="float">
            <text:p>50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855" calcext:value-type="float">
            <text:p>101855</text:p>
          </table:table-cell>
          <table:table-cell office:value-type="float" office:value="1478104519150" calcext:value-type="float">
            <text:p>1478104519150</text:p>
          </table:table-cell>
          <table:table-cell table:number-columns-repeated="3" office:value-type="float" office:value="1478104519149" calcext:value-type="float">
            <text:p>1478104519149</text:p>
          </table:table-cell>
          <table:table-cell office:value-type="string" calcext:value-type="string">
            <text:p>?</text:p>
          </table:table-cell>
          <table:table-cell office:value-type="float" office:value="1478104519149" calcext:value-type="float">
            <text:p>1478104519149</text:p>
          </table:table-cell>
          <table:table-cell office:value-type="float" office:value="1478104519339" calcext:value-type="float">
            <text:p>1478104519339</text:p>
          </table:table-cell>
          <table:table-cell office:value-type="float" office:value="1478104519357" calcext:value-type="float">
            <text:p>1478104519357</text:p>
          </table:table-cell>
          <table:table-cell/>
          <table:table-cell table:formula="of:=[.G922]-[.F922]" office:value-type="float" office:value="-1" calcext:value-type="float">
            <text:p>-1</text:p>
          </table:table-cell>
          <table:table-cell table:formula="of:=[.H922]-[.G922]" office:value-type="float" office:value="0" calcext:value-type="float">
            <text:p>0</text:p>
          </table:table-cell>
          <table:table-cell table:formula="of:=[.I922]-[.H922]" office:value-type="float" office:value="0" calcext:value-type="float">
            <text:p>0</text:p>
          </table:table-cell>
          <table:table-cell table:number-columns-repeated="2"/>
          <table:table-cell table:formula="of:=[.L922]-[.K922]" office:value-type="float" office:value="190" calcext:value-type="float">
            <text:p>190</text:p>
          </table:table-cell>
          <table:table-cell table:formula="of:=[.M922]-[.L922]" office:value-type="float" office:value="18" calcext:value-type="float">
            <text:p>18</text:p>
          </table:table-cell>
          <table:table-cell table:formula="of:=[.M922]-[.F922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50008" calcext:value-type="float">
            <text:p>5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387" calcext:value-type="float">
            <text:p>201387</text:p>
          </table:table-cell>
          <table:table-cell table:number-columns-repeated="4" office:value-type="float" office:value="1478104519201" calcext:value-type="float">
            <text:p>1478104519201</text:p>
          </table:table-cell>
          <table:table-cell office:value-type="string" calcext:value-type="string">
            <text:p>?</text:p>
          </table:table-cell>
          <table:table-cell office:value-type="float" office:value="1478104519201" calcext:value-type="float">
            <text:p>1478104519201</text:p>
          </table:table-cell>
          <table:table-cell office:value-type="float" office:value="1478104519408" calcext:value-type="float">
            <text:p>1478104519408</text:p>
          </table:table-cell>
          <table:table-cell office:value-type="float" office:value="1478104519467" calcext:value-type="float">
            <text:p>1478104519467</text:p>
          </table:table-cell>
          <table:table-cell/>
          <table:table-cell table:formula="of:=[.G923]-[.F923]" office:value-type="float" office:value="0" calcext:value-type="float">
            <text:p>0</text:p>
          </table:table-cell>
          <table:table-cell table:formula="of:=[.H923]-[.G923]" office:value-type="float" office:value="0" calcext:value-type="float">
            <text:p>0</text:p>
          </table:table-cell>
          <table:table-cell table:formula="of:=[.I923]-[.H923]" office:value-type="float" office:value="0" calcext:value-type="float">
            <text:p>0</text:p>
          </table:table-cell>
          <table:table-cell table:number-columns-repeated="2"/>
          <table:table-cell table:formula="of:=[.L923]-[.K923]" office:value-type="float" office:value="207" calcext:value-type="float">
            <text:p>207</text:p>
          </table:table-cell>
          <table:table-cell table:formula="of:=[.M923]-[.L923]" office:value-type="float" office:value="59" calcext:value-type="float">
            <text:p>59</text:p>
          </table:table-cell>
          <table:table-cell table:formula="of:=[.M923]-[.F923]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50018" calcext:value-type="float">
            <text:p>50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21" calcext:value-type="float">
            <text:p>100221</text:p>
          </table:table-cell>
          <table:table-cell office:value-type="float" office:value="1478104519205" calcext:value-type="float">
            <text:p>1478104519205</text:p>
          </table:table-cell>
          <table:table-cell table:number-columns-repeated="3" office:value-type="float" office:value="1478104519204" calcext:value-type="float">
            <text:p>1478104519204</text:p>
          </table:table-cell>
          <table:table-cell office:value-type="string" calcext:value-type="string">
            <text:p>?</text:p>
          </table:table-cell>
          <table:table-cell office:value-type="float" office:value="1478104519204" calcext:value-type="float">
            <text:p>1478104519204</text:p>
          </table:table-cell>
          <table:table-cell office:value-type="float" office:value="1478104519423" calcext:value-type="float">
            <text:p>1478104519423</text:p>
          </table:table-cell>
          <table:table-cell office:value-type="float" office:value="1478104519492" calcext:value-type="float">
            <text:p>1478104519492</text:p>
          </table:table-cell>
          <table:table-cell/>
          <table:table-cell table:formula="of:=[.G924]-[.F924]" office:value-type="float" office:value="-1" calcext:value-type="float">
            <text:p>-1</text:p>
          </table:table-cell>
          <table:table-cell table:formula="of:=[.H924]-[.G924]" office:value-type="float" office:value="0" calcext:value-type="float">
            <text:p>0</text:p>
          </table:table-cell>
          <table:table-cell table:formula="of:=[.I924]-[.H924]" office:value-type="float" office:value="0" calcext:value-type="float">
            <text:p>0</text:p>
          </table:table-cell>
          <table:table-cell table:number-columns-repeated="2"/>
          <table:table-cell table:formula="of:=[.L924]-[.K924]" office:value-type="float" office:value="219" calcext:value-type="float">
            <text:p>219</text:p>
          </table:table-cell>
          <table:table-cell table:formula="of:=[.M924]-[.L924]" office:value-type="float" office:value="69" calcext:value-type="float">
            <text:p>69</text:p>
          </table:table-cell>
          <table:table-cell table:formula="of:=[.M924]-[.F924]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50019" calcext:value-type="float">
            <text:p>50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215" calcext:value-type="float">
            <text:p>202215</text:p>
          </table:table-cell>
          <table:table-cell office:value-type="float" office:value="1478104519367" calcext:value-type="float">
            <text:p>1478104519367</text:p>
          </table:table-cell>
          <table:table-cell table:number-columns-repeated="3" office:value-type="float" office:value="1478104519366" calcext:value-type="float">
            <text:p>1478104519366</text:p>
          </table:table-cell>
          <table:table-cell office:value-type="string" calcext:value-type="string">
            <text:p>?</text:p>
          </table:table-cell>
          <table:table-cell office:value-type="float" office:value="1478104519366" calcext:value-type="float">
            <text:p>1478104519366</text:p>
          </table:table-cell>
          <table:table-cell office:value-type="float" office:value="1478104519608" calcext:value-type="float">
            <text:p>1478104519608</text:p>
          </table:table-cell>
          <table:table-cell office:value-type="float" office:value="1478104519669" calcext:value-type="float">
            <text:p>1478104519669</text:p>
          </table:table-cell>
          <table:table-cell/>
          <table:table-cell table:formula="of:=[.G925]-[.F925]" office:value-type="float" office:value="-1" calcext:value-type="float">
            <text:p>-1</text:p>
          </table:table-cell>
          <table:table-cell table:formula="of:=[.H925]-[.G925]" office:value-type="float" office:value="0" calcext:value-type="float">
            <text:p>0</text:p>
          </table:table-cell>
          <table:table-cell table:formula="of:=[.I925]-[.H925]" office:value-type="float" office:value="0" calcext:value-type="float">
            <text:p>0</text:p>
          </table:table-cell>
          <table:table-cell table:number-columns-repeated="2"/>
          <table:table-cell table:formula="of:=[.L925]-[.K925]" office:value-type="float" office:value="242" calcext:value-type="float">
            <text:p>242</text:p>
          </table:table-cell>
          <table:table-cell table:formula="of:=[.M925]-[.L925]" office:value-type="float" office:value="61" calcext:value-type="float">
            <text:p>61</text:p>
          </table:table-cell>
          <table:table-cell table:formula="of:=[.M925]-[.F925]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50021" calcext:value-type="float">
            <text:p>50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142" calcext:value-type="float">
            <text:p>200142</text:p>
          </table:table-cell>
          <table:table-cell table:number-columns-repeated="4" office:value-type="float" office:value="1478104519567" calcext:value-type="float">
            <text:p>1478104519567</text:p>
          </table:table-cell>
          <table:table-cell office:value-type="string" calcext:value-type="string">
            <text:p>?</text:p>
          </table:table-cell>
          <table:table-cell office:value-type="float" office:value="1478104519567" calcext:value-type="float">
            <text:p>1478104519567</text:p>
          </table:table-cell>
          <table:table-cell office:value-type="float" office:value="1478104519762" calcext:value-type="float">
            <text:p>1478104519762</text:p>
          </table:table-cell>
          <table:table-cell office:value-type="float" office:value="1478104519777" calcext:value-type="float">
            <text:p>1478104519777</text:p>
          </table:table-cell>
          <table:table-cell/>
          <table:table-cell table:formula="of:=[.G926]-[.F926]" office:value-type="float" office:value="0" calcext:value-type="float">
            <text:p>0</text:p>
          </table:table-cell>
          <table:table-cell table:formula="of:=[.H926]-[.G926]" office:value-type="float" office:value="0" calcext:value-type="float">
            <text:p>0</text:p>
          </table:table-cell>
          <table:table-cell table:formula="of:=[.I926]-[.H926]" office:value-type="float" office:value="0" calcext:value-type="float">
            <text:p>0</text:p>
          </table:table-cell>
          <table:table-cell table:number-columns-repeated="2"/>
          <table:table-cell table:formula="of:=[.L926]-[.K926]" office:value-type="float" office:value="195" calcext:value-type="float">
            <text:p>195</text:p>
          </table:table-cell>
          <table:table-cell table:formula="of:=[.M926]-[.L926]" office:value-type="float" office:value="15" calcext:value-type="float">
            <text:p>15</text:p>
          </table:table-cell>
          <table:table-cell table:formula="of:=[.M926]-[.F926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50020" calcext:value-type="float">
            <text:p>50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53" calcext:value-type="float">
            <text:p>101253</text:p>
          </table:table-cell>
          <table:table-cell table:number-columns-repeated="4" office:value-type="float" office:value="1478104519708" calcext:value-type="float">
            <text:p>1478104519708</text:p>
          </table:table-cell>
          <table:table-cell office:value-type="string" calcext:value-type="string">
            <text:p>?</text:p>
          </table:table-cell>
          <table:table-cell office:value-type="float" office:value="1478104519708" calcext:value-type="float">
            <text:p>1478104519708</text:p>
          </table:table-cell>
          <table:table-cell office:value-type="float" office:value="1478104519918" calcext:value-type="float">
            <text:p>1478104519918</text:p>
          </table:table-cell>
          <table:table-cell office:value-type="float" office:value="1478104519935" calcext:value-type="float">
            <text:p>1478104519935</text:p>
          </table:table-cell>
          <table:table-cell/>
          <table:table-cell table:formula="of:=[.G927]-[.F927]" office:value-type="float" office:value="0" calcext:value-type="float">
            <text:p>0</text:p>
          </table:table-cell>
          <table:table-cell table:formula="of:=[.H927]-[.G927]" office:value-type="float" office:value="0" calcext:value-type="float">
            <text:p>0</text:p>
          </table:table-cell>
          <table:table-cell table:formula="of:=[.I927]-[.H927]" office:value-type="float" office:value="0" calcext:value-type="float">
            <text:p>0</text:p>
          </table:table-cell>
          <table:table-cell table:number-columns-repeated="2"/>
          <table:table-cell table:formula="of:=[.L927]-[.K927]" office:value-type="float" office:value="210" calcext:value-type="float">
            <text:p>210</text:p>
          </table:table-cell>
          <table:table-cell table:formula="of:=[.M927]-[.L927]" office:value-type="float" office:value="17" calcext:value-type="float">
            <text:p>17</text:p>
          </table:table-cell>
          <table:table-cell table:formula="of:=[.M927]-[.F927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50015" calcext:value-type="float">
            <text:p>50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03" calcext:value-type="float">
            <text:p>302203</text:p>
          </table:table-cell>
          <table:table-cell table:number-columns-repeated="4" office:value-type="float" office:value="1478104519726" calcext:value-type="float">
            <text:p>1478104519726</text:p>
          </table:table-cell>
          <table:table-cell office:value-type="string" calcext:value-type="string">
            <text:p>?</text:p>
          </table:table-cell>
          <table:table-cell office:value-type="float" office:value="1478104519726" calcext:value-type="float">
            <text:p>1478104519726</text:p>
          </table:table-cell>
          <table:table-cell office:value-type="float" office:value="1478104519930" calcext:value-type="float">
            <text:p>1478104519930</text:p>
          </table:table-cell>
          <table:table-cell office:value-type="float" office:value="1478104519940" calcext:value-type="float">
            <text:p>1478104519940</text:p>
          </table:table-cell>
          <table:table-cell/>
          <table:table-cell table:formula="of:=[.G928]-[.F928]" office:value-type="float" office:value="0" calcext:value-type="float">
            <text:p>0</text:p>
          </table:table-cell>
          <table:table-cell table:formula="of:=[.H928]-[.G928]" office:value-type="float" office:value="0" calcext:value-type="float">
            <text:p>0</text:p>
          </table:table-cell>
          <table:table-cell table:formula="of:=[.I928]-[.H928]" office:value-type="float" office:value="0" calcext:value-type="float">
            <text:p>0</text:p>
          </table:table-cell>
          <table:table-cell table:number-columns-repeated="2"/>
          <table:table-cell table:formula="of:=[.L928]-[.K928]" office:value-type="float" office:value="204" calcext:value-type="float">
            <text:p>204</text:p>
          </table:table-cell>
          <table:table-cell table:formula="of:=[.M928]-[.L928]" office:value-type="float" office:value="10" calcext:value-type="float">
            <text:p>10</text:p>
          </table:table-cell>
          <table:table-cell table:formula="of:=[.M928]-[.F928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50025" calcext:value-type="float">
            <text:p>50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377" calcext:value-type="float">
            <text:p>300377</text:p>
          </table:table-cell>
          <table:table-cell office:value-type="float" office:value="1478104519826" calcext:value-type="float">
            <text:p>1478104519826</text:p>
          </table:table-cell>
          <table:table-cell table:number-columns-repeated="3" office:value-type="float" office:value="1478104519825" calcext:value-type="float">
            <text:p>1478104519825</text:p>
          </table:table-cell>
          <table:table-cell office:value-type="string" calcext:value-type="string">
            <text:p>?</text:p>
          </table:table-cell>
          <table:table-cell office:value-type="float" office:value="1478104519825" calcext:value-type="float">
            <text:p>1478104519825</text:p>
          </table:table-cell>
          <table:table-cell office:value-type="float" office:value="1478104520050" calcext:value-type="float">
            <text:p>1478104520050</text:p>
          </table:table-cell>
          <table:table-cell office:value-type="float" office:value="1478104520099" calcext:value-type="float">
            <text:p>1478104520099</text:p>
          </table:table-cell>
          <table:table-cell/>
          <table:table-cell table:formula="of:=[.G929]-[.F929]" office:value-type="float" office:value="-1" calcext:value-type="float">
            <text:p>-1</text:p>
          </table:table-cell>
          <table:table-cell table:formula="of:=[.H929]-[.G929]" office:value-type="float" office:value="0" calcext:value-type="float">
            <text:p>0</text:p>
          </table:table-cell>
          <table:table-cell table:formula="of:=[.I929]-[.H929]" office:value-type="float" office:value="0" calcext:value-type="float">
            <text:p>0</text:p>
          </table:table-cell>
          <table:table-cell table:number-columns-repeated="2"/>
          <table:table-cell table:formula="of:=[.L929]-[.K929]" office:value-type="float" office:value="225" calcext:value-type="float">
            <text:p>225</text:p>
          </table:table-cell>
          <table:table-cell table:formula="of:=[.M929]-[.L929]" office:value-type="float" office:value="49" calcext:value-type="float">
            <text:p>49</text:p>
          </table:table-cell>
          <table:table-cell table:formula="of:=[.M929]-[.F929]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50024" calcext:value-type="float">
            <text:p>50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721" calcext:value-type="float">
            <text:p>300721</text:p>
          </table:table-cell>
          <table:table-cell table:number-columns-repeated="4" office:value-type="float" office:value="1478104519815" calcext:value-type="float">
            <text:p>1478104519815</text:p>
          </table:table-cell>
          <table:table-cell office:value-type="string" calcext:value-type="string">
            <text:p>?</text:p>
          </table:table-cell>
          <table:table-cell office:value-type="float" office:value="1478104519815" calcext:value-type="float">
            <text:p>1478104519815</text:p>
          </table:table-cell>
          <table:table-cell office:value-type="float" office:value="1478104520060" calcext:value-type="float">
            <text:p>1478104520060</text:p>
          </table:table-cell>
          <table:table-cell office:value-type="float" office:value="1478104520101" calcext:value-type="float">
            <text:p>1478104520101</text:p>
          </table:table-cell>
          <table:table-cell/>
          <table:table-cell table:formula="of:=[.G930]-[.F930]" office:value-type="float" office:value="0" calcext:value-type="float">
            <text:p>0</text:p>
          </table:table-cell>
          <table:table-cell table:formula="of:=[.H930]-[.G930]" office:value-type="float" office:value="0" calcext:value-type="float">
            <text:p>0</text:p>
          </table:table-cell>
          <table:table-cell table:formula="of:=[.I930]-[.H930]" office:value-type="float" office:value="0" calcext:value-type="float">
            <text:p>0</text:p>
          </table:table-cell>
          <table:table-cell table:number-columns-repeated="2"/>
          <table:table-cell table:formula="of:=[.L930]-[.K930]" office:value-type="float" office:value="245" calcext:value-type="float">
            <text:p>245</text:p>
          </table:table-cell>
          <table:table-cell table:formula="of:=[.M930]-[.L930]" office:value-type="float" office:value="41" calcext:value-type="float">
            <text:p>41</text:p>
          </table:table-cell>
          <table:table-cell table:formula="of:=[.M930]-[.F930]"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50022" calcext:value-type="float">
            <text:p>50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342" calcext:value-type="float">
            <text:p>201342</text:p>
          </table:table-cell>
          <table:table-cell table:number-columns-repeated="4" office:value-type="float" office:value="1478104519821" calcext:value-type="float">
            <text:p>1478104519821</text:p>
          </table:table-cell>
          <table:table-cell office:value-type="string" calcext:value-type="string">
            <text:p>?</text:p>
          </table:table-cell>
          <table:table-cell office:value-type="float" office:value="1478104519821" calcext:value-type="float">
            <text:p>1478104519821</text:p>
          </table:table-cell>
          <table:table-cell office:value-type="float" office:value="1478104520054" calcext:value-type="float">
            <text:p>1478104520054</text:p>
          </table:table-cell>
          <table:table-cell office:value-type="float" office:value="1478104520105" calcext:value-type="float">
            <text:p>1478104520105</text:p>
          </table:table-cell>
          <table:table-cell/>
          <table:table-cell table:formula="of:=[.G931]-[.F931]" office:value-type="float" office:value="0" calcext:value-type="float">
            <text:p>0</text:p>
          </table:table-cell>
          <table:table-cell table:formula="of:=[.H931]-[.G931]" office:value-type="float" office:value="0" calcext:value-type="float">
            <text:p>0</text:p>
          </table:table-cell>
          <table:table-cell table:formula="of:=[.I931]-[.H931]" office:value-type="float" office:value="0" calcext:value-type="float">
            <text:p>0</text:p>
          </table:table-cell>
          <table:table-cell table:number-columns-repeated="2"/>
          <table:table-cell table:formula="of:=[.L931]-[.K931]" office:value-type="float" office:value="233" calcext:value-type="float">
            <text:p>233</text:p>
          </table:table-cell>
          <table:table-cell table:formula="of:=[.M931]-[.L931]" office:value-type="float" office:value="51" calcext:value-type="float">
            <text:p>51</text:p>
          </table:table-cell>
          <table:table-cell table:formula="of:=[.M931]-[.F931]"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50028" calcext:value-type="float">
            <text:p>50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249" calcext:value-type="float">
            <text:p>301249</text:p>
          </table:table-cell>
          <table:table-cell office:value-type="float" office:value="1478104520103" calcext:value-type="float">
            <text:p>1478104520103</text:p>
          </table:table-cell>
          <table:table-cell table:number-columns-repeated="3" office:value-type="float" office:value="1478104520102" calcext:value-type="float">
            <text:p>1478104520102</text:p>
          </table:table-cell>
          <table:table-cell office:value-type="string" calcext:value-type="string">
            <text:p>?</text:p>
          </table:table-cell>
          <table:table-cell office:value-type="float" office:value="1478104520102" calcext:value-type="float">
            <text:p>1478104520102</text:p>
          </table:table-cell>
          <table:table-cell office:value-type="float" office:value="1478104520327" calcext:value-type="float">
            <text:p>1478104520327</text:p>
          </table:table-cell>
          <table:table-cell office:value-type="float" office:value="1478104520425" calcext:value-type="float">
            <text:p>1478104520425</text:p>
          </table:table-cell>
          <table:table-cell/>
          <table:table-cell table:formula="of:=[.G932]-[.F932]" office:value-type="float" office:value="-1" calcext:value-type="float">
            <text:p>-1</text:p>
          </table:table-cell>
          <table:table-cell table:formula="of:=[.H932]-[.G932]" office:value-type="float" office:value="0" calcext:value-type="float">
            <text:p>0</text:p>
          </table:table-cell>
          <table:table-cell table:formula="of:=[.I932]-[.H932]" office:value-type="float" office:value="0" calcext:value-type="float">
            <text:p>0</text:p>
          </table:table-cell>
          <table:table-cell table:number-columns-repeated="2"/>
          <table:table-cell table:formula="of:=[.L932]-[.K932]" office:value-type="float" office:value="225" calcext:value-type="float">
            <text:p>225</text:p>
          </table:table-cell>
          <table:table-cell table:formula="of:=[.M932]-[.L932]" office:value-type="float" office:value="98" calcext:value-type="float">
            <text:p>98</text:p>
          </table:table-cell>
          <table:table-cell table:formula="of:=[.M932]-[.F932]"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50027" calcext:value-type="float">
            <text:p>50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826" calcext:value-type="float">
            <text:p>300826</text:p>
          </table:table-cell>
          <table:table-cell office:value-type="float" office:value="1478104520092" calcext:value-type="float">
            <text:p>1478104520092</text:p>
          </table:table-cell>
          <table:table-cell office:value-type="float" office:value="1478104520091" calcext:value-type="float">
            <text:p>1478104520091</text:p>
          </table:table-cell>
          <table:table-cell table:number-columns-repeated="2" office:value-type="float" office:value="1478104520092" calcext:value-type="float">
            <text:p>1478104520092</text:p>
          </table:table-cell>
          <table:table-cell office:value-type="string" calcext:value-type="string">
            <text:p>?</text:p>
          </table:table-cell>
          <table:table-cell office:value-type="float" office:value="1478104520092" calcext:value-type="float">
            <text:p>1478104520092</text:p>
          </table:table-cell>
          <table:table-cell office:value-type="float" office:value="1478104520312" calcext:value-type="float">
            <text:p>1478104520312</text:p>
          </table:table-cell>
          <table:table-cell office:value-type="float" office:value="1478104520480" calcext:value-type="float">
            <text:p>1478104520480</text:p>
          </table:table-cell>
          <table:table-cell/>
          <table:table-cell table:formula="of:=[.G933]-[.F933]" office:value-type="float" office:value="-1" calcext:value-type="float">
            <text:p>-1</text:p>
          </table:table-cell>
          <table:table-cell table:formula="of:=[.H933]-[.G933]" office:value-type="float" office:value="1" calcext:value-type="float">
            <text:p>1</text:p>
          </table:table-cell>
          <table:table-cell table:formula="of:=[.I933]-[.H933]" office:value-type="float" office:value="0" calcext:value-type="float">
            <text:p>0</text:p>
          </table:table-cell>
          <table:table-cell table:number-columns-repeated="2"/>
          <table:table-cell table:formula="of:=[.L933]-[.K933]" office:value-type="float" office:value="220" calcext:value-type="float">
            <text:p>220</text:p>
          </table:table-cell>
          <table:table-cell table:formula="of:=[.M933]-[.L933]" office:value-type="float" office:value="168" calcext:value-type="float">
            <text:p>168</text:p>
          </table:table-cell>
          <table:table-cell table:formula="of:=[.M933]-[.F933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50026" calcext:value-type="float">
            <text:p>50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342" calcext:value-type="float">
            <text:p>202342</text:p>
          </table:table-cell>
          <table:table-cell table:number-columns-repeated="3" office:value-type="float" office:value="1478104520211" calcext:value-type="float">
            <text:p>1478104520211</text:p>
          </table:table-cell>
          <table:table-cell office:value-type="float" office:value="1478104520212" calcext:value-type="float">
            <text:p>1478104520212</text:p>
          </table:table-cell>
          <table:table-cell office:value-type="string" calcext:value-type="string">
            <text:p>?</text:p>
          </table:table-cell>
          <table:table-cell office:value-type="float" office:value="1478104520212" calcext:value-type="float">
            <text:p>1478104520212</text:p>
          </table:table-cell>
          <table:table-cell office:value-type="float" office:value="1478104520496" calcext:value-type="float">
            <text:p>1478104520496</text:p>
          </table:table-cell>
          <table:table-cell office:value-type="float" office:value="1478104520639" calcext:value-type="float">
            <text:p>1478104520639</text:p>
          </table:table-cell>
          <table:table-cell/>
          <table:table-cell table:formula="of:=[.G934]-[.F934]" office:value-type="float" office:value="0" calcext:value-type="float">
            <text:p>0</text:p>
          </table:table-cell>
          <table:table-cell table:formula="of:=[.H934]-[.G934]" office:value-type="float" office:value="0" calcext:value-type="float">
            <text:p>0</text:p>
          </table:table-cell>
          <table:table-cell table:formula="of:=[.I934]-[.H934]" office:value-type="float" office:value="1" calcext:value-type="float">
            <text:p>1</text:p>
          </table:table-cell>
          <table:table-cell table:number-columns-repeated="2"/>
          <table:table-cell table:formula="of:=[.L934]-[.K934]" office:value-type="float" office:value="284" calcext:value-type="float">
            <text:p>284</text:p>
          </table:table-cell>
          <table:table-cell table:formula="of:=[.M934]-[.L934]" office:value-type="float" office:value="143" calcext:value-type="float">
            <text:p>143</text:p>
          </table:table-cell>
          <table:table-cell table:formula="of:=[.M934]-[.F934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50023" calcext:value-type="float">
            <text:p>50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175" calcext:value-type="float">
            <text:p>100175</text:p>
          </table:table-cell>
          <table:table-cell table:number-columns-repeated="4" office:value-type="float" office:value="1478104520240" calcext:value-type="float">
            <text:p>1478104520240</text:p>
          </table:table-cell>
          <table:table-cell office:value-type="string" calcext:value-type="string">
            <text:p>?</text:p>
          </table:table-cell>
          <table:table-cell office:value-type="float" office:value="1478104520240" calcext:value-type="float">
            <text:p>1478104520240</text:p>
          </table:table-cell>
          <table:table-cell office:value-type="float" office:value="1478104520506" calcext:value-type="float">
            <text:p>1478104520506</text:p>
          </table:table-cell>
          <table:table-cell office:value-type="float" office:value="1478104520652" calcext:value-type="float">
            <text:p>1478104520652</text:p>
          </table:table-cell>
          <table:table-cell/>
          <table:table-cell table:formula="of:=[.G935]-[.F935]" office:value-type="float" office:value="0" calcext:value-type="float">
            <text:p>0</text:p>
          </table:table-cell>
          <table:table-cell table:formula="of:=[.H935]-[.G935]" office:value-type="float" office:value="0" calcext:value-type="float">
            <text:p>0</text:p>
          </table:table-cell>
          <table:table-cell table:formula="of:=[.I935]-[.H935]" office:value-type="float" office:value="0" calcext:value-type="float">
            <text:p>0</text:p>
          </table:table-cell>
          <table:table-cell table:number-columns-repeated="2"/>
          <table:table-cell table:formula="of:=[.L935]-[.K935]" office:value-type="float" office:value="266" calcext:value-type="float">
            <text:p>266</text:p>
          </table:table-cell>
          <table:table-cell table:formula="of:=[.M935]-[.L935]" office:value-type="float" office:value="146" calcext:value-type="float">
            <text:p>146</text:p>
          </table:table-cell>
          <table:table-cell table:formula="of:=[.M935]-[.F935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50029" calcext:value-type="float">
            <text:p>500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248" calcext:value-type="float">
            <text:p>301248</text:p>
          </table:table-cell>
          <table:table-cell table:number-columns-repeated="4" office:value-type="float" office:value="1478104520379" calcext:value-type="float">
            <text:p>1478104520379</text:p>
          </table:table-cell>
          <table:table-cell office:value-type="string" calcext:value-type="string">
            <text:p>?</text:p>
          </table:table-cell>
          <table:table-cell office:value-type="float" office:value="1478104520379" calcext:value-type="float">
            <text:p>1478104520379</text:p>
          </table:table-cell>
          <table:table-cell office:value-type="float" office:value="1478104520630" calcext:value-type="float">
            <text:p>1478104520630</text:p>
          </table:table-cell>
          <table:table-cell office:value-type="float" office:value="1478104520670" calcext:value-type="float">
            <text:p>1478104520670</text:p>
          </table:table-cell>
          <table:table-cell/>
          <table:table-cell table:formula="of:=[.G936]-[.F936]" office:value-type="float" office:value="0" calcext:value-type="float">
            <text:p>0</text:p>
          </table:table-cell>
          <table:table-cell table:formula="of:=[.H936]-[.G936]" office:value-type="float" office:value="0" calcext:value-type="float">
            <text:p>0</text:p>
          </table:table-cell>
          <table:table-cell table:formula="of:=[.I936]-[.H936]" office:value-type="float" office:value="0" calcext:value-type="float">
            <text:p>0</text:p>
          </table:table-cell>
          <table:table-cell table:number-columns-repeated="2"/>
          <table:table-cell table:formula="of:=[.L936]-[.K936]" office:value-type="float" office:value="251" calcext:value-type="float">
            <text:p>251</text:p>
          </table:table-cell>
          <table:table-cell table:formula="of:=[.M936]-[.L936]" office:value-type="float" office:value="40" calcext:value-type="float">
            <text:p>40</text:p>
          </table:table-cell>
          <table:table-cell table:formula="of:=[.M936]-[.F936]"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50030" calcext:value-type="float">
            <text:p>500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833" calcext:value-type="float">
            <text:p>201833</text:p>
          </table:table-cell>
          <table:table-cell table:number-columns-repeated="3" office:value-type="float" office:value="1478104520455" calcext:value-type="float">
            <text:p>1478104520455</text:p>
          </table:table-cell>
          <table:table-cell office:value-type="float" office:value="1478104520456" calcext:value-type="float">
            <text:p>1478104520456</text:p>
          </table:table-cell>
          <table:table-cell office:value-type="string" calcext:value-type="string">
            <text:p>?</text:p>
          </table:table-cell>
          <table:table-cell office:value-type="float" office:value="1478104520456" calcext:value-type="float">
            <text:p>1478104520456</text:p>
          </table:table-cell>
          <table:table-cell office:value-type="float" office:value="1478104520714" calcext:value-type="float">
            <text:p>1478104520714</text:p>
          </table:table-cell>
          <table:table-cell office:value-type="float" office:value="1478104520735" calcext:value-type="float">
            <text:p>1478104520735</text:p>
          </table:table-cell>
          <table:table-cell/>
          <table:table-cell table:formula="of:=[.G937]-[.F937]" office:value-type="float" office:value="0" calcext:value-type="float">
            <text:p>0</text:p>
          </table:table-cell>
          <table:table-cell table:formula="of:=[.H937]-[.G937]" office:value-type="float" office:value="0" calcext:value-type="float">
            <text:p>0</text:p>
          </table:table-cell>
          <table:table-cell table:formula="of:=[.I937]-[.H937]" office:value-type="float" office:value="1" calcext:value-type="float">
            <text:p>1</text:p>
          </table:table-cell>
          <table:table-cell table:number-columns-repeated="2"/>
          <table:table-cell table:formula="of:=[.L937]-[.K937]" office:value-type="float" office:value="258" calcext:value-type="float">
            <text:p>258</text:p>
          </table:table-cell>
          <table:table-cell table:formula="of:=[.M937]-[.L937]" office:value-type="float" office:value="21" calcext:value-type="float">
            <text:p>21</text:p>
          </table:table-cell>
          <table:table-cell table:formula="of:=[.M937]-[.F937]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50033" calcext:value-type="float">
            <text:p>50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085" calcext:value-type="float">
            <text:p>202085</text:p>
          </table:table-cell>
          <table:table-cell office:value-type="float" office:value="1478104520642" calcext:value-type="float">
            <text:p>1478104520642</text:p>
          </table:table-cell>
          <table:table-cell table:number-columns-repeated="3" office:value-type="float" office:value="1478104520646" calcext:value-type="float">
            <text:p>1478104520646</text:p>
          </table:table-cell>
          <table:table-cell office:value-type="string" calcext:value-type="string">
            <text:p>?</text:p>
          </table:table-cell>
          <table:table-cell office:value-type="float" office:value="1478104520646" calcext:value-type="float">
            <text:p>1478104520646</text:p>
          </table:table-cell>
          <table:table-cell office:value-type="float" office:value="1478104520867" calcext:value-type="float">
            <text:p>1478104520867</text:p>
          </table:table-cell>
          <table:table-cell office:value-type="float" office:value="1478104520916" calcext:value-type="float">
            <text:p>1478104520916</text:p>
          </table:table-cell>
          <table:table-cell/>
          <table:table-cell table:formula="of:=[.G938]-[.F938]" office:value-type="float" office:value="4" calcext:value-type="float">
            <text:p>4</text:p>
          </table:table-cell>
          <table:table-cell table:formula="of:=[.H938]-[.G938]" office:value-type="float" office:value="0" calcext:value-type="float">
            <text:p>0</text:p>
          </table:table-cell>
          <table:table-cell table:formula="of:=[.I938]-[.H938]" office:value-type="float" office:value="0" calcext:value-type="float">
            <text:p>0</text:p>
          </table:table-cell>
          <table:table-cell table:number-columns-repeated="2"/>
          <table:table-cell table:formula="of:=[.L938]-[.K938]" office:value-type="float" office:value="221" calcext:value-type="float">
            <text:p>221</text:p>
          </table:table-cell>
          <table:table-cell table:formula="of:=[.M938]-[.L938]" office:value-type="float" office:value="49" calcext:value-type="float">
            <text:p>49</text:p>
          </table:table-cell>
          <table:table-cell table:formula="of:=[.M938]-[.F938]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50032" calcext:value-type="float">
            <text:p>500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983" calcext:value-type="float">
            <text:p>301983</text:p>
          </table:table-cell>
          <table:table-cell table:number-columns-repeated="4" office:value-type="float" office:value="1478104520799" calcext:value-type="float">
            <text:p>1478104520799</text:p>
          </table:table-cell>
          <table:table-cell office:value-type="string" calcext:value-type="string">
            <text:p>?</text:p>
          </table:table-cell>
          <table:table-cell office:value-type="float" office:value="1478104520799" calcext:value-type="float">
            <text:p>1478104520799</text:p>
          </table:table-cell>
          <table:table-cell office:value-type="float" office:value="1478104521050" calcext:value-type="float">
            <text:p>1478104521050</text:p>
          </table:table-cell>
          <table:table-cell office:value-type="float" office:value="1478104521061" calcext:value-type="float">
            <text:p>1478104521061</text:p>
          </table:table-cell>
          <table:table-cell/>
          <table:table-cell table:formula="of:=[.G939]-[.F939]" office:value-type="float" office:value="0" calcext:value-type="float">
            <text:p>0</text:p>
          </table:table-cell>
          <table:table-cell table:formula="of:=[.H939]-[.G939]" office:value-type="float" office:value="0" calcext:value-type="float">
            <text:p>0</text:p>
          </table:table-cell>
          <table:table-cell table:formula="of:=[.I939]-[.H939]" office:value-type="float" office:value="0" calcext:value-type="float">
            <text:p>0</text:p>
          </table:table-cell>
          <table:table-cell table:number-columns-repeated="2"/>
          <table:table-cell table:formula="of:=[.L939]-[.K939]" office:value-type="float" office:value="251" calcext:value-type="float">
            <text:p>251</text:p>
          </table:table-cell>
          <table:table-cell table:formula="of:=[.M939]-[.L939]" office:value-type="float" office:value="11" calcext:value-type="float">
            <text:p>11</text:p>
          </table:table-cell>
          <table:table-cell table:formula="of:=[.M939]-[.F939]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50034" calcext:value-type="float">
            <text:p>500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627" calcext:value-type="float">
            <text:p>200627</text:p>
          </table:table-cell>
          <table:table-cell office:value-type="float" office:value="1478104520880" calcext:value-type="float">
            <text:p>1478104520880</text:p>
          </table:table-cell>
          <table:table-cell table:number-columns-repeated="3" office:value-type="float" office:value="1478104520881" calcext:value-type="float">
            <text:p>1478104520881</text:p>
          </table:table-cell>
          <table:table-cell office:value-type="string" calcext:value-type="string">
            <text:p>?</text:p>
          </table:table-cell>
          <table:table-cell office:value-type="float" office:value="1478104520881" calcext:value-type="float">
            <text:p>1478104520881</text:p>
          </table:table-cell>
          <table:table-cell office:value-type="float" office:value="1478104521116" calcext:value-type="float">
            <text:p>1478104521116</text:p>
          </table:table-cell>
          <table:table-cell office:value-type="float" office:value="1478104521129" calcext:value-type="float">
            <text:p>1478104521129</text:p>
          </table:table-cell>
          <table:table-cell/>
          <table:table-cell table:formula="of:=[.G940]-[.F940]" office:value-type="float" office:value="1" calcext:value-type="float">
            <text:p>1</text:p>
          </table:table-cell>
          <table:table-cell table:formula="of:=[.H940]-[.G940]" office:value-type="float" office:value="0" calcext:value-type="float">
            <text:p>0</text:p>
          </table:table-cell>
          <table:table-cell table:formula="of:=[.I940]-[.H940]" office:value-type="float" office:value="0" calcext:value-type="float">
            <text:p>0</text:p>
          </table:table-cell>
          <table:table-cell table:number-columns-repeated="2"/>
          <table:table-cell table:formula="of:=[.L940]-[.K940]" office:value-type="float" office:value="235" calcext:value-type="float">
            <text:p>235</text:p>
          </table:table-cell>
          <table:table-cell table:formula="of:=[.M940]-[.L940]" office:value-type="float" office:value="13" calcext:value-type="float">
            <text:p>13</text:p>
          </table:table-cell>
          <table:table-cell table:formula="of:=[.M940]-[.F940]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50031" calcext:value-type="float">
            <text:p>50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132" calcext:value-type="float">
            <text:p>101132</text:p>
          </table:table-cell>
          <table:table-cell table:number-columns-repeated="4" office:value-type="float" office:value="1478104520906" calcext:value-type="float">
            <text:p>1478104520906</text:p>
          </table:table-cell>
          <table:table-cell office:value-type="string" calcext:value-type="string">
            <text:p>?</text:p>
          </table:table-cell>
          <table:table-cell office:value-type="float" office:value="1478104520906" calcext:value-type="float">
            <text:p>1478104520906</text:p>
          </table:table-cell>
          <table:table-cell office:value-type="float" office:value="1478104521119" calcext:value-type="float">
            <text:p>1478104521119</text:p>
          </table:table-cell>
          <table:table-cell office:value-type="float" office:value="1478104521204" calcext:value-type="float">
            <text:p>1478104521204</text:p>
          </table:table-cell>
          <table:table-cell/>
          <table:table-cell table:formula="of:=[.G941]-[.F941]" office:value-type="float" office:value="0" calcext:value-type="float">
            <text:p>0</text:p>
          </table:table-cell>
          <table:table-cell table:formula="of:=[.H941]-[.G941]" office:value-type="float" office:value="0" calcext:value-type="float">
            <text:p>0</text:p>
          </table:table-cell>
          <table:table-cell table:formula="of:=[.I941]-[.H941]" office:value-type="float" office:value="0" calcext:value-type="float">
            <text:p>0</text:p>
          </table:table-cell>
          <table:table-cell table:number-columns-repeated="2"/>
          <table:table-cell table:formula="of:=[.L941]-[.K941]" office:value-type="float" office:value="213" calcext:value-type="float">
            <text:p>213</text:p>
          </table:table-cell>
          <table:table-cell table:formula="of:=[.M941]-[.L941]" office:value-type="float" office:value="85" calcext:value-type="float">
            <text:p>85</text:p>
          </table:table-cell>
          <table:table-cell table:formula="of:=[.M941]-[.F941]"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50036" calcext:value-type="float">
            <text:p>500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465" calcext:value-type="float">
            <text:p>202465</text:p>
          </table:table-cell>
          <table:table-cell table:number-columns-repeated="4" office:value-type="float" office:value="1478104520983" calcext:value-type="float">
            <text:p>1478104520983</text:p>
          </table:table-cell>
          <table:table-cell office:value-type="string" calcext:value-type="string">
            <text:p>?</text:p>
          </table:table-cell>
          <table:table-cell office:value-type="float" office:value="1478104520983" calcext:value-type="float">
            <text:p>1478104520983</text:p>
          </table:table-cell>
          <table:table-cell office:value-type="float" office:value="1478104521204" calcext:value-type="float">
            <text:p>1478104521204</text:p>
          </table:table-cell>
          <table:table-cell office:value-type="float" office:value="1478104521284" calcext:value-type="float">
            <text:p>1478104521284</text:p>
          </table:table-cell>
          <table:table-cell/>
          <table:table-cell table:formula="of:=[.G942]-[.F942]" office:value-type="float" office:value="0" calcext:value-type="float">
            <text:p>0</text:p>
          </table:table-cell>
          <table:table-cell table:formula="of:=[.H942]-[.G942]" office:value-type="float" office:value="0" calcext:value-type="float">
            <text:p>0</text:p>
          </table:table-cell>
          <table:table-cell table:formula="of:=[.I942]-[.H942]" office:value-type="float" office:value="0" calcext:value-type="float">
            <text:p>0</text:p>
          </table:table-cell>
          <table:table-cell table:number-columns-repeated="2"/>
          <table:table-cell table:formula="of:=[.L942]-[.K942]" office:value-type="float" office:value="221" calcext:value-type="float">
            <text:p>221</text:p>
          </table:table-cell>
          <table:table-cell table:formula="of:=[.M942]-[.L942]" office:value-type="float" office:value="80" calcext:value-type="float">
            <text:p>80</text:p>
          </table:table-cell>
          <table:table-cell table:formula="of:=[.M942]-[.F942]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50037" calcext:value-type="float">
            <text:p>500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279" calcext:value-type="float">
            <text:p>101279</text:p>
          </table:table-cell>
          <table:table-cell office:value-type="float" office:value="1478104521182" calcext:value-type="float">
            <text:p>1478104521182</text:p>
          </table:table-cell>
          <table:table-cell table:number-columns-repeated="3" office:value-type="float" office:value="1478104521185" calcext:value-type="float">
            <text:p>1478104521185</text:p>
          </table:table-cell>
          <table:table-cell office:value-type="string" calcext:value-type="string">
            <text:p>?</text:p>
          </table:table-cell>
          <table:table-cell office:value-type="float" office:value="1478104521185" calcext:value-type="float">
            <text:p>1478104521185</text:p>
          </table:table-cell>
          <table:table-cell office:value-type="float" office:value="1478104521390" calcext:value-type="float">
            <text:p>1478104521390</text:p>
          </table:table-cell>
          <table:table-cell office:value-type="float" office:value="1478104521408" calcext:value-type="float">
            <text:p>1478104521408</text:p>
          </table:table-cell>
          <table:table-cell/>
          <table:table-cell table:formula="of:=[.G943]-[.F943]" office:value-type="float" office:value="3" calcext:value-type="float">
            <text:p>3</text:p>
          </table:table-cell>
          <table:table-cell table:formula="of:=[.H943]-[.G943]" office:value-type="float" office:value="0" calcext:value-type="float">
            <text:p>0</text:p>
          </table:table-cell>
          <table:table-cell table:formula="of:=[.I943]-[.H943]" office:value-type="float" office:value="0" calcext:value-type="float">
            <text:p>0</text:p>
          </table:table-cell>
          <table:table-cell table:number-columns-repeated="2"/>
          <table:table-cell table:formula="of:=[.L943]-[.K943]" office:value-type="float" office:value="205" calcext:value-type="float">
            <text:p>205</text:p>
          </table:table-cell>
          <table:table-cell table:formula="of:=[.M943]-[.L943]" office:value-type="float" office:value="18" calcext:value-type="float">
            <text:p>18</text:p>
          </table:table-cell>
          <table:table-cell table:formula="of:=[.M943]-[.F943]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50039" calcext:value-type="float">
            <text:p>50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165" calcext:value-type="float">
            <text:p>102165</text:p>
          </table:table-cell>
          <table:table-cell office:value-type="float" office:value="1478104521278" calcext:value-type="float">
            <text:p>1478104521278</text:p>
          </table:table-cell>
          <table:table-cell table:number-columns-repeated="3" office:value-type="float" office:value="1478104521279" calcext:value-type="float">
            <text:p>1478104521279</text:p>
          </table:table-cell>
          <table:table-cell office:value-type="string" calcext:value-type="string">
            <text:p>?</text:p>
          </table:table-cell>
          <table:table-cell office:value-type="float" office:value="1478104521279" calcext:value-type="float">
            <text:p>1478104521279</text:p>
          </table:table-cell>
          <table:table-cell office:value-type="float" office:value="1478104521491" calcext:value-type="float">
            <text:p>1478104521491</text:p>
          </table:table-cell>
          <table:table-cell office:value-type="float" office:value="1478104521503" calcext:value-type="float">
            <text:p>1478104521503</text:p>
          </table:table-cell>
          <table:table-cell/>
          <table:table-cell table:formula="of:=[.G944]-[.F944]" office:value-type="float" office:value="1" calcext:value-type="float">
            <text:p>1</text:p>
          </table:table-cell>
          <table:table-cell table:formula="of:=[.H944]-[.G944]" office:value-type="float" office:value="0" calcext:value-type="float">
            <text:p>0</text:p>
          </table:table-cell>
          <table:table-cell table:formula="of:=[.I944]-[.H944]" office:value-type="float" office:value="0" calcext:value-type="float">
            <text:p>0</text:p>
          </table:table-cell>
          <table:table-cell table:number-columns-repeated="2"/>
          <table:table-cell table:formula="of:=[.L944]-[.K944]" office:value-type="float" office:value="212" calcext:value-type="float">
            <text:p>212</text:p>
          </table:table-cell>
          <table:table-cell table:formula="of:=[.M944]-[.L944]" office:value-type="float" office:value="12" calcext:value-type="float">
            <text:p>12</text:p>
          </table:table-cell>
          <table:table-cell table:formula="of:=[.M944]-[.F944]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50035" calcext:value-type="float">
            <text:p>50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85" calcext:value-type="float">
            <text:p>300585</text:p>
          </table:table-cell>
          <table:table-cell table:number-columns-repeated="4" office:value-type="float" office:value="1478104521311" calcext:value-type="float">
            <text:p>1478104521311</text:p>
          </table:table-cell>
          <table:table-cell office:value-type="string" calcext:value-type="string">
            <text:p>?</text:p>
          </table:table-cell>
          <table:table-cell office:value-type="float" office:value="1478104521311" calcext:value-type="float">
            <text:p>1478104521311</text:p>
          </table:table-cell>
          <table:table-cell office:value-type="float" office:value="1478104521523" calcext:value-type="float">
            <text:p>1478104521523</text:p>
          </table:table-cell>
          <table:table-cell office:value-type="float" office:value="1478104521535" calcext:value-type="float">
            <text:p>1478104521535</text:p>
          </table:table-cell>
          <table:table-cell/>
          <table:table-cell table:formula="of:=[.G945]-[.F945]" office:value-type="float" office:value="0" calcext:value-type="float">
            <text:p>0</text:p>
          </table:table-cell>
          <table:table-cell table:formula="of:=[.H945]-[.G945]" office:value-type="float" office:value="0" calcext:value-type="float">
            <text:p>0</text:p>
          </table:table-cell>
          <table:table-cell table:formula="of:=[.I945]-[.H945]" office:value-type="float" office:value="0" calcext:value-type="float">
            <text:p>0</text:p>
          </table:table-cell>
          <table:table-cell table:number-columns-repeated="2"/>
          <table:table-cell table:formula="of:=[.L945]-[.K945]" office:value-type="float" office:value="212" calcext:value-type="float">
            <text:p>212</text:p>
          </table:table-cell>
          <table:table-cell table:formula="of:=[.M945]-[.L945]" office:value-type="float" office:value="12" calcext:value-type="float">
            <text:p>12</text:p>
          </table:table-cell>
          <table:table-cell table:formula="of:=[.M945]-[.F945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0041" calcext:value-type="float">
            <text:p>50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288" calcext:value-type="float">
            <text:p>300288</text:p>
          </table:table-cell>
          <table:table-cell office:value-type="float" office:value="1478104521333" calcext:value-type="float">
            <text:p>1478104521333</text:p>
          </table:table-cell>
          <table:table-cell office:value-type="float" office:value="1478104521332" calcext:value-type="float">
            <text:p>1478104521332</text:p>
          </table:table-cell>
          <table:table-cell table:number-columns-repeated="2" office:value-type="float" office:value="1478104521333" calcext:value-type="float">
            <text:p>1478104521333</text:p>
          </table:table-cell>
          <table:table-cell office:value-type="string" calcext:value-type="string">
            <text:p>?</text:p>
          </table:table-cell>
          <table:table-cell office:value-type="float" office:value="1478104521333" calcext:value-type="float">
            <text:p>1478104521333</text:p>
          </table:table-cell>
          <table:table-cell office:value-type="float" office:value="1478104521546" calcext:value-type="float">
            <text:p>1478104521546</text:p>
          </table:table-cell>
          <table:table-cell office:value-type="float" office:value="1478104521649" calcext:value-type="float">
            <text:p>1478104521649</text:p>
          </table:table-cell>
          <table:table-cell/>
          <table:table-cell table:formula="of:=[.G946]-[.F946]" office:value-type="float" office:value="-1" calcext:value-type="float">
            <text:p>-1</text:p>
          </table:table-cell>
          <table:table-cell table:formula="of:=[.H946]-[.G946]" office:value-type="float" office:value="1" calcext:value-type="float">
            <text:p>1</text:p>
          </table:table-cell>
          <table:table-cell table:formula="of:=[.I946]-[.H946]" office:value-type="float" office:value="0" calcext:value-type="float">
            <text:p>0</text:p>
          </table:table-cell>
          <table:table-cell table:number-columns-repeated="2"/>
          <table:table-cell table:formula="of:=[.L946]-[.K946]" office:value-type="float" office:value="213" calcext:value-type="float">
            <text:p>213</text:p>
          </table:table-cell>
          <table:table-cell table:formula="of:=[.M946]-[.L946]" office:value-type="float" office:value="103" calcext:value-type="float">
            <text:p>103</text:p>
          </table:table-cell>
          <table:table-cell table:formula="of:=[.M946]-[.F946]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50038" calcext:value-type="float">
            <text:p>500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855" calcext:value-type="float">
            <text:p>201855</text:p>
          </table:table-cell>
          <table:table-cell table:number-columns-repeated="4" office:value-type="float" office:value="1478104521380" calcext:value-type="float">
            <text:p>1478104521380</text:p>
          </table:table-cell>
          <table:table-cell office:value-type="string" calcext:value-type="string">
            <text:p>?</text:p>
          </table:table-cell>
          <table:table-cell office:value-type="float" office:value="1478104521380" calcext:value-type="float">
            <text:p>1478104521380</text:p>
          </table:table-cell>
          <table:table-cell office:value-type="float" office:value="1478104521593" calcext:value-type="float">
            <text:p>1478104521593</text:p>
          </table:table-cell>
          <table:table-cell office:value-type="float" office:value="1478104521722" calcext:value-type="float">
            <text:p>1478104521722</text:p>
          </table:table-cell>
          <table:table-cell/>
          <table:table-cell table:formula="of:=[.G947]-[.F947]" office:value-type="float" office:value="0" calcext:value-type="float">
            <text:p>0</text:p>
          </table:table-cell>
          <table:table-cell table:formula="of:=[.H947]-[.G947]" office:value-type="float" office:value="0" calcext:value-type="float">
            <text:p>0</text:p>
          </table:table-cell>
          <table:table-cell table:formula="of:=[.I947]-[.H947]" office:value-type="float" office:value="0" calcext:value-type="float">
            <text:p>0</text:p>
          </table:table-cell>
          <table:table-cell table:number-columns-repeated="2"/>
          <table:table-cell table:formula="of:=[.L947]-[.K947]" office:value-type="float" office:value="213" calcext:value-type="float">
            <text:p>213</text:p>
          </table:table-cell>
          <table:table-cell table:formula="of:=[.M947]-[.L947]" office:value-type="float" office:value="129" calcext:value-type="float">
            <text:p>129</text:p>
          </table:table-cell>
          <table:table-cell table:formula="of:=[.M947]-[.F947]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50044" calcext:value-type="float">
            <text:p>500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118" calcext:value-type="float">
            <text:p>301118</text:p>
          </table:table-cell>
          <table:table-cell table:number-columns-repeated="4" office:value-type="float" office:value="1478104521479" calcext:value-type="float">
            <text:p>1478104521479</text:p>
          </table:table-cell>
          <table:table-cell office:value-type="string" calcext:value-type="string">
            <text:p>?</text:p>
          </table:table-cell>
          <table:table-cell office:value-type="float" office:value="1478104521479" calcext:value-type="float">
            <text:p>1478104521479</text:p>
          </table:table-cell>
          <table:table-cell office:value-type="float" office:value="1478104521706" calcext:value-type="float">
            <text:p>1478104521706</text:p>
          </table:table-cell>
          <table:table-cell office:value-type="float" office:value="1478104521745" calcext:value-type="float">
            <text:p>1478104521745</text:p>
          </table:table-cell>
          <table:table-cell/>
          <table:table-cell table:formula="of:=[.G948]-[.F948]" office:value-type="float" office:value="0" calcext:value-type="float">
            <text:p>0</text:p>
          </table:table-cell>
          <table:table-cell table:formula="of:=[.H948]-[.G948]" office:value-type="float" office:value="0" calcext:value-type="float">
            <text:p>0</text:p>
          </table:table-cell>
          <table:table-cell table:formula="of:=[.I948]-[.H948]" office:value-type="float" office:value="0" calcext:value-type="float">
            <text:p>0</text:p>
          </table:table-cell>
          <table:table-cell table:number-columns-repeated="2"/>
          <table:table-cell table:formula="of:=[.L948]-[.K948]" office:value-type="float" office:value="227" calcext:value-type="float">
            <text:p>227</text:p>
          </table:table-cell>
          <table:table-cell table:formula="of:=[.M948]-[.L948]" office:value-type="float" office:value="39" calcext:value-type="float">
            <text:p>39</text:p>
          </table:table-cell>
          <table:table-cell table:formula="of:=[.M948]-[.F948]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50042" calcext:value-type="float">
            <text:p>50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77" calcext:value-type="float">
            <text:p>302277</text:p>
          </table:table-cell>
          <table:table-cell table:number-columns-repeated="4" office:value-type="float" office:value="1478104521424" calcext:value-type="float">
            <text:p>1478104521424</text:p>
          </table:table-cell>
          <table:table-cell office:value-type="string" calcext:value-type="string">
            <text:p>?</text:p>
          </table:table-cell>
          <table:table-cell office:value-type="float" office:value="1478104521424" calcext:value-type="float">
            <text:p>1478104521424</text:p>
          </table:table-cell>
          <table:table-cell office:value-type="float" office:value="1478104521653" calcext:value-type="float">
            <text:p>1478104521653</text:p>
          </table:table-cell>
          <table:table-cell office:value-type="float" office:value="1478104521753" calcext:value-type="float">
            <text:p>1478104521753</text:p>
          </table:table-cell>
          <table:table-cell/>
          <table:table-cell table:formula="of:=[.G949]-[.F949]" office:value-type="float" office:value="0" calcext:value-type="float">
            <text:p>0</text:p>
          </table:table-cell>
          <table:table-cell table:formula="of:=[.H949]-[.G949]" office:value-type="float" office:value="0" calcext:value-type="float">
            <text:p>0</text:p>
          </table:table-cell>
          <table:table-cell table:formula="of:=[.I949]-[.H949]" office:value-type="float" office:value="0" calcext:value-type="float">
            <text:p>0</text:p>
          </table:table-cell>
          <table:table-cell table:number-columns-repeated="2"/>
          <table:table-cell table:formula="of:=[.L949]-[.K949]" office:value-type="float" office:value="229" calcext:value-type="float">
            <text:p>229</text:p>
          </table:table-cell>
          <table:table-cell table:formula="of:=[.M949]-[.L949]" office:value-type="float" office:value="100" calcext:value-type="float">
            <text:p>100</text:p>
          </table:table-cell>
          <table:table-cell table:formula="of:=[.M949]-[.F949]"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50043" calcext:value-type="float">
            <text:p>5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79" calcext:value-type="float">
            <text:p>201579</text:p>
          </table:table-cell>
          <table:table-cell table:number-columns-repeated="2" office:value-type="float" office:value="1478104521434" calcext:value-type="float">
            <text:p>1478104521434</text:p>
          </table:table-cell>
          <table:table-cell table:number-columns-repeated="2" office:value-type="float" office:value="1478104521435" calcext:value-type="float">
            <text:p>1478104521435</text:p>
          </table:table-cell>
          <table:table-cell office:value-type="string" calcext:value-type="string">
            <text:p>?</text:p>
          </table:table-cell>
          <table:table-cell office:value-type="float" office:value="1478104521435" calcext:value-type="float">
            <text:p>1478104521435</text:p>
          </table:table-cell>
          <table:table-cell office:value-type="float" office:value="1478104521826" calcext:value-type="float">
            <text:p>1478104521826</text:p>
          </table:table-cell>
          <table:table-cell office:value-type="float" office:value="1478104521851" calcext:value-type="float">
            <text:p>1478104521851</text:p>
          </table:table-cell>
          <table:table-cell/>
          <table:table-cell table:formula="of:=[.G950]-[.F950]" office:value-type="float" office:value="0" calcext:value-type="float">
            <text:p>0</text:p>
          </table:table-cell>
          <table:table-cell table:formula="of:=[.H950]-[.G950]" office:value-type="float" office:value="1" calcext:value-type="float">
            <text:p>1</text:p>
          </table:table-cell>
          <table:table-cell table:formula="of:=[.I950]-[.H950]" office:value-type="float" office:value="0" calcext:value-type="float">
            <text:p>0</text:p>
          </table:table-cell>
          <table:table-cell table:number-columns-repeated="2"/>
          <table:table-cell table:formula="of:=[.L950]-[.K950]" office:value-type="float" office:value="391" calcext:value-type="float">
            <text:p>391</text:p>
          </table:table-cell>
          <table:table-cell table:formula="of:=[.M950]-[.L950]" office:value-type="float" office:value="25" calcext:value-type="float">
            <text:p>25</text:p>
          </table:table-cell>
          <table:table-cell table:formula="of:=[.M950]-[.F950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50040" calcext:value-type="float">
            <text:p>500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528" calcext:value-type="float">
            <text:p>101528</text:p>
          </table:table-cell>
          <table:table-cell table:number-columns-repeated="4" office:value-type="float" office:value="1478104521736" calcext:value-type="float">
            <text:p>1478104521736</text:p>
          </table:table-cell>
          <table:table-cell office:value-type="string" calcext:value-type="string">
            <text:p>?</text:p>
          </table:table-cell>
          <table:table-cell office:value-type="float" office:value="1478104521736" calcext:value-type="float">
            <text:p>1478104521736</text:p>
          </table:table-cell>
          <table:table-cell office:value-type="float" office:value="1478104521970" calcext:value-type="float">
            <text:p>1478104521970</text:p>
          </table:table-cell>
          <table:table-cell office:value-type="float" office:value="1478104522003" calcext:value-type="float">
            <text:p>1478104522003</text:p>
          </table:table-cell>
          <table:table-cell/>
          <table:table-cell table:formula="of:=[.G951]-[.F951]" office:value-type="float" office:value="0" calcext:value-type="float">
            <text:p>0</text:p>
          </table:table-cell>
          <table:table-cell table:formula="of:=[.H951]-[.G951]" office:value-type="float" office:value="0" calcext:value-type="float">
            <text:p>0</text:p>
          </table:table-cell>
          <table:table-cell table:formula="of:=[.I951]-[.H951]" office:value-type="float" office:value="0" calcext:value-type="float">
            <text:p>0</text:p>
          </table:table-cell>
          <table:table-cell table:number-columns-repeated="2"/>
          <table:table-cell table:formula="of:=[.L951]-[.K951]" office:value-type="float" office:value="234" calcext:value-type="float">
            <text:p>234</text:p>
          </table:table-cell>
          <table:table-cell table:formula="of:=[.M951]-[.L951]" office:value-type="float" office:value="33" calcext:value-type="float">
            <text:p>33</text:p>
          </table:table-cell>
          <table:table-cell table:formula="of:=[.M951]-[.F951]"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50046" calcext:value-type="float">
            <text:p>50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816" calcext:value-type="float">
            <text:p>300816</text:p>
          </table:table-cell>
          <table:table-cell table:number-columns-repeated="2" office:value-type="float" office:value="1478104521746" calcext:value-type="float">
            <text:p>1478104521746</text:p>
          </table:table-cell>
          <table:table-cell table:number-columns-repeated="2" office:value-type="float" office:value="1478104521749" calcext:value-type="float">
            <text:p>1478104521749</text:p>
          </table:table-cell>
          <table:table-cell office:value-type="string" calcext:value-type="string">
            <text:p>?</text:p>
          </table:table-cell>
          <table:table-cell office:value-type="float" office:value="1478104521749" calcext:value-type="float">
            <text:p>1478104521749</text:p>
          </table:table-cell>
          <table:table-cell office:value-type="float" office:value="1478104521969" calcext:value-type="float">
            <text:p>1478104521969</text:p>
          </table:table-cell>
          <table:table-cell office:value-type="float" office:value="1478104522005" calcext:value-type="float">
            <text:p>1478104522005</text:p>
          </table:table-cell>
          <table:table-cell/>
          <table:table-cell table:formula="of:=[.G952]-[.F952]" office:value-type="float" office:value="0" calcext:value-type="float">
            <text:p>0</text:p>
          </table:table-cell>
          <table:table-cell table:formula="of:=[.H952]-[.G952]" office:value-type="float" office:value="3" calcext:value-type="float">
            <text:p>3</text:p>
          </table:table-cell>
          <table:table-cell table:formula="of:=[.I952]-[.H952]" office:value-type="float" office:value="0" calcext:value-type="float">
            <text:p>0</text:p>
          </table:table-cell>
          <table:table-cell table:number-columns-repeated="2"/>
          <table:table-cell table:formula="of:=[.L952]-[.K952]" office:value-type="float" office:value="220" calcext:value-type="float">
            <text:p>220</text:p>
          </table:table-cell>
          <table:table-cell table:formula="of:=[.M952]-[.L952]" office:value-type="float" office:value="36" calcext:value-type="float">
            <text:p>36</text:p>
          </table:table-cell>
          <table:table-cell table:formula="of:=[.M952]-[.F952]"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50047" calcext:value-type="float">
            <text:p>50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01" calcext:value-type="float">
            <text:p>102001</text:p>
          </table:table-cell>
          <table:table-cell office:value-type="float" office:value="1478104521740" calcext:value-type="float">
            <text:p>1478104521740</text:p>
          </table:table-cell>
          <table:table-cell office:value-type="float" office:value="1478104521742" calcext:value-type="float">
            <text:p>1478104521742</text:p>
          </table:table-cell>
          <table:table-cell table:number-columns-repeated="2" office:value-type="float" office:value="1478104521743" calcext:value-type="float">
            <text:p>1478104521743</text:p>
          </table:table-cell>
          <table:table-cell office:value-type="string" calcext:value-type="string">
            <text:p>?</text:p>
          </table:table-cell>
          <table:table-cell office:value-type="float" office:value="1478104521743" calcext:value-type="float">
            <text:p>1478104521743</text:p>
          </table:table-cell>
          <table:table-cell office:value-type="float" office:value="1478104521977" calcext:value-type="float">
            <text:p>1478104521977</text:p>
          </table:table-cell>
          <table:table-cell office:value-type="float" office:value="1478104522007" calcext:value-type="float">
            <text:p>1478104522007</text:p>
          </table:table-cell>
          <table:table-cell/>
          <table:table-cell table:formula="of:=[.G953]-[.F953]" office:value-type="float" office:value="2" calcext:value-type="float">
            <text:p>2</text:p>
          </table:table-cell>
          <table:table-cell table:formula="of:=[.H953]-[.G953]" office:value-type="float" office:value="1" calcext:value-type="float">
            <text:p>1</text:p>
          </table:table-cell>
          <table:table-cell table:formula="of:=[.I953]-[.H953]" office:value-type="float" office:value="0" calcext:value-type="float">
            <text:p>0</text:p>
          </table:table-cell>
          <table:table-cell table:number-columns-repeated="2"/>
          <table:table-cell table:formula="of:=[.L953]-[.K953]" office:value-type="float" office:value="234" calcext:value-type="float">
            <text:p>234</text:p>
          </table:table-cell>
          <table:table-cell table:formula="of:=[.M953]-[.L953]" office:value-type="float" office:value="30" calcext:value-type="float">
            <text:p>30</text:p>
          </table:table-cell>
          <table:table-cell table:formula="of:=[.M953]-[.F953]"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50048" calcext:value-type="float">
            <text:p>50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871" calcext:value-type="float">
            <text:p>100871</text:p>
          </table:table-cell>
          <table:table-cell table:number-columns-repeated="4" office:value-type="float" office:value="1478104521821" calcext:value-type="float">
            <text:p>1478104521821</text:p>
          </table:table-cell>
          <table:table-cell office:value-type="string" calcext:value-type="string">
            <text:p>?</text:p>
          </table:table-cell>
          <table:table-cell office:value-type="float" office:value="1478104521821" calcext:value-type="float">
            <text:p>1478104521821</text:p>
          </table:table-cell>
          <table:table-cell office:value-type="float" office:value="1478104522039" calcext:value-type="float">
            <text:p>1478104522039</text:p>
          </table:table-cell>
          <table:table-cell office:value-type="float" office:value="1478104522072" calcext:value-type="float">
            <text:p>1478104522072</text:p>
          </table:table-cell>
          <table:table-cell/>
          <table:table-cell table:formula="of:=[.G954]-[.F954]" office:value-type="float" office:value="0" calcext:value-type="float">
            <text:p>0</text:p>
          </table:table-cell>
          <table:table-cell table:formula="of:=[.H954]-[.G954]" office:value-type="float" office:value="0" calcext:value-type="float">
            <text:p>0</text:p>
          </table:table-cell>
          <table:table-cell table:formula="of:=[.I954]-[.H954]" office:value-type="float" office:value="0" calcext:value-type="float">
            <text:p>0</text:p>
          </table:table-cell>
          <table:table-cell table:number-columns-repeated="2"/>
          <table:table-cell table:formula="of:=[.L954]-[.K954]" office:value-type="float" office:value="218" calcext:value-type="float">
            <text:p>218</text:p>
          </table:table-cell>
          <table:table-cell table:formula="of:=[.M954]-[.L954]" office:value-type="float" office:value="33" calcext:value-type="float">
            <text:p>33</text:p>
          </table:table-cell>
          <table:table-cell table:formula="of:=[.M954]-[.F954]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50045" calcext:value-type="float">
            <text:p>500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059" calcext:value-type="float">
            <text:p>202059</text:p>
          </table:table-cell>
          <table:table-cell table:number-columns-repeated="4" office:value-type="float" office:value="1478104521962" calcext:value-type="float">
            <text:p>1478104521962</text:p>
          </table:table-cell>
          <table:table-cell office:value-type="string" calcext:value-type="string">
            <text:p>?</text:p>
          </table:table-cell>
          <table:table-cell office:value-type="float" office:value="1478104521962" calcext:value-type="float">
            <text:p>1478104521962</text:p>
          </table:table-cell>
          <table:table-cell office:value-type="float" office:value="1478104522220" calcext:value-type="float">
            <text:p>1478104522220</text:p>
          </table:table-cell>
          <table:table-cell office:value-type="float" office:value="1478104522293" calcext:value-type="float">
            <text:p>1478104522293</text:p>
          </table:table-cell>
          <table:table-cell/>
          <table:table-cell table:formula="of:=[.G955]-[.F955]" office:value-type="float" office:value="0" calcext:value-type="float">
            <text:p>0</text:p>
          </table:table-cell>
          <table:table-cell table:formula="of:=[.H955]-[.G955]" office:value-type="float" office:value="0" calcext:value-type="float">
            <text:p>0</text:p>
          </table:table-cell>
          <table:table-cell table:formula="of:=[.I955]-[.H955]" office:value-type="float" office:value="0" calcext:value-type="float">
            <text:p>0</text:p>
          </table:table-cell>
          <table:table-cell table:number-columns-repeated="2"/>
          <table:table-cell table:formula="of:=[.L955]-[.K955]" office:value-type="float" office:value="258" calcext:value-type="float">
            <text:p>258</text:p>
          </table:table-cell>
          <table:table-cell table:formula="of:=[.M955]-[.L955]" office:value-type="float" office:value="73" calcext:value-type="float">
            <text:p>73</text:p>
          </table:table-cell>
          <table:table-cell table:formula="of:=[.M955]-[.F955]"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50050" calcext:value-type="float">
            <text:p>50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204" calcext:value-type="float">
            <text:p>100204</text:p>
          </table:table-cell>
          <table:table-cell office:value-type="float" office:value="1478104521938" calcext:value-type="float">
            <text:p>1478104521938</text:p>
          </table:table-cell>
          <table:table-cell table:number-columns-repeated="3" office:value-type="float" office:value="1478104521942" calcext:value-type="float">
            <text:p>1478104521942</text:p>
          </table:table-cell>
          <table:table-cell office:value-type="string" calcext:value-type="string">
            <text:p>?</text:p>
          </table:table-cell>
          <table:table-cell office:value-type="float" office:value="1478104521942" calcext:value-type="float">
            <text:p>1478104521942</text:p>
          </table:table-cell>
          <table:table-cell office:value-type="float" office:value="1478104522210" calcext:value-type="float">
            <text:p>1478104522210</text:p>
          </table:table-cell>
          <table:table-cell office:value-type="float" office:value="1478104522330" calcext:value-type="float">
            <text:p>1478104522330</text:p>
          </table:table-cell>
          <table:table-cell/>
          <table:table-cell table:formula="of:=[.G956]-[.F956]" office:value-type="float" office:value="4" calcext:value-type="float">
            <text:p>4</text:p>
          </table:table-cell>
          <table:table-cell table:formula="of:=[.H956]-[.G956]" office:value-type="float" office:value="0" calcext:value-type="float">
            <text:p>0</text:p>
          </table:table-cell>
          <table:table-cell table:formula="of:=[.I956]-[.H956]" office:value-type="float" office:value="0" calcext:value-type="float">
            <text:p>0</text:p>
          </table:table-cell>
          <table:table-cell table:number-columns-repeated="2"/>
          <table:table-cell table:formula="of:=[.L956]-[.K956]" office:value-type="float" office:value="268" calcext:value-type="float">
            <text:p>268</text:p>
          </table:table-cell>
          <table:table-cell table:formula="of:=[.M956]-[.L956]" office:value-type="float" office:value="120" calcext:value-type="float">
            <text:p>120</text:p>
          </table:table-cell>
          <table:table-cell table:formula="of:=[.M956]-[.F956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50053" calcext:value-type="float">
            <text:p>50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309" calcext:value-type="float">
            <text:p>300309</text:p>
          </table:table-cell>
          <table:table-cell office:value-type="float" office:value="1478104522001" calcext:value-type="float">
            <text:p>1478104522001</text:p>
          </table:table-cell>
          <table:table-cell table:number-columns-repeated="3" office:value-type="float" office:value="1478104522000" calcext:value-type="float">
            <text:p>1478104522000</text:p>
          </table:table-cell>
          <table:table-cell office:value-type="string" calcext:value-type="string">
            <text:p>?</text:p>
          </table:table-cell>
          <table:table-cell office:value-type="float" office:value="1478104522000" calcext:value-type="float">
            <text:p>1478104522000</text:p>
          </table:table-cell>
          <table:table-cell office:value-type="float" office:value="1478104522216" calcext:value-type="float">
            <text:p>1478104522216</text:p>
          </table:table-cell>
          <table:table-cell office:value-type="float" office:value="1478104522333" calcext:value-type="float">
            <text:p>1478104522333</text:p>
          </table:table-cell>
          <table:table-cell/>
          <table:table-cell table:formula="of:=[.G957]-[.F957]" office:value-type="float" office:value="-1" calcext:value-type="float">
            <text:p>-1</text:p>
          </table:table-cell>
          <table:table-cell table:formula="of:=[.H957]-[.G957]" office:value-type="float" office:value="0" calcext:value-type="float">
            <text:p>0</text:p>
          </table:table-cell>
          <table:table-cell table:formula="of:=[.I957]-[.H957]" office:value-type="float" office:value="0" calcext:value-type="float">
            <text:p>0</text:p>
          </table:table-cell>
          <table:table-cell table:number-columns-repeated="2"/>
          <table:table-cell table:formula="of:=[.L957]-[.K957]" office:value-type="float" office:value="216" calcext:value-type="float">
            <text:p>216</text:p>
          </table:table-cell>
          <table:table-cell table:formula="of:=[.M957]-[.L957]" office:value-type="float" office:value="117" calcext:value-type="float">
            <text:p>117</text:p>
          </table:table-cell>
          <table:table-cell table:formula="of:=[.M957]-[.F957]"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50049" calcext:value-type="float">
            <text:p>500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964" calcext:value-type="float">
            <text:p>300964</text:p>
          </table:table-cell>
          <table:table-cell table:number-columns-repeated="4" office:value-type="float" office:value="1478104521964" calcext:value-type="float">
            <text:p>1478104521964</text:p>
          </table:table-cell>
          <table:table-cell office:value-type="string" calcext:value-type="string">
            <text:p>?</text:p>
          </table:table-cell>
          <table:table-cell office:value-type="float" office:value="1478104521964" calcext:value-type="float">
            <text:p>1478104521964</text:p>
          </table:table-cell>
          <table:table-cell office:value-type="float" office:value="1478104522242" calcext:value-type="float">
            <text:p>1478104522242</text:p>
          </table:table-cell>
          <table:table-cell office:value-type="float" office:value="1478104522336" calcext:value-type="float">
            <text:p>1478104522336</text:p>
          </table:table-cell>
          <table:table-cell/>
          <table:table-cell table:formula="of:=[.G958]-[.F958]" office:value-type="float" office:value="0" calcext:value-type="float">
            <text:p>0</text:p>
          </table:table-cell>
          <table:table-cell table:formula="of:=[.H958]-[.G958]" office:value-type="float" office:value="0" calcext:value-type="float">
            <text:p>0</text:p>
          </table:table-cell>
          <table:table-cell table:formula="of:=[.I958]-[.H958]" office:value-type="float" office:value="0" calcext:value-type="float">
            <text:p>0</text:p>
          </table:table-cell>
          <table:table-cell table:number-columns-repeated="2"/>
          <table:table-cell table:formula="of:=[.L958]-[.K958]" office:value-type="float" office:value="278" calcext:value-type="float">
            <text:p>278</text:p>
          </table:table-cell>
          <table:table-cell table:formula="of:=[.M958]-[.L958]" office:value-type="float" office:value="94" calcext:value-type="float">
            <text:p>94</text:p>
          </table:table-cell>
          <table:table-cell table:formula="of:=[.M958]-[.F958]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50017" calcext:value-type="float">
            <text:p>50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429" calcext:value-type="float">
            <text:p>429</text:p>
          </table:table-cell>
          <table:table-cell table:number-columns-repeated="4" office:value-type="float" office:value="1478104522169" calcext:value-type="float">
            <text:p>1478104522169</text:p>
          </table:table-cell>
          <table:table-cell office:value-type="string" calcext:value-type="string">
            <text:p>?</text:p>
          </table:table-cell>
          <table:table-cell office:value-type="float" office:value="1478104522169" calcext:value-type="float">
            <text:p>1478104522169</text:p>
          </table:table-cell>
          <table:table-cell office:value-type="float" office:value="1478104522401" calcext:value-type="float">
            <text:p>1478104522401</text:p>
          </table:table-cell>
          <table:table-cell office:value-type="float" office:value="1478104522466" calcext:value-type="float">
            <text:p>1478104522466</text:p>
          </table:table-cell>
          <table:table-cell/>
          <table:table-cell table:formula="of:=[.G959]-[.F959]" office:value-type="float" office:value="0" calcext:value-type="float">
            <text:p>0</text:p>
          </table:table-cell>
          <table:table-cell table:formula="of:=[.H959]-[.G959]" office:value-type="float" office:value="0" calcext:value-type="float">
            <text:p>0</text:p>
          </table:table-cell>
          <table:table-cell table:formula="of:=[.I959]-[.H959]" office:value-type="float" office:value="0" calcext:value-type="float">
            <text:p>0</text:p>
          </table:table-cell>
          <table:table-cell table:number-columns-repeated="2"/>
          <table:table-cell table:formula="of:=[.L959]-[.K959]" office:value-type="float" office:value="232" calcext:value-type="float">
            <text:p>232</text:p>
          </table:table-cell>
          <table:table-cell table:formula="of:=[.M959]-[.L959]" office:value-type="float" office:value="65" calcext:value-type="float">
            <text:p>65</text:p>
          </table:table-cell>
          <table:table-cell table:formula="of:=[.M959]-[.F959]"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50054" calcext:value-type="float">
            <text:p>500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39" calcext:value-type="float">
            <text:p>302139</text:p>
          </table:table-cell>
          <table:table-cell table:number-columns-repeated="4" office:value-type="float" office:value="1478104522215" calcext:value-type="float">
            <text:p>1478104522215</text:p>
          </table:table-cell>
          <table:table-cell office:value-type="string" calcext:value-type="string">
            <text:p>?</text:p>
          </table:table-cell>
          <table:table-cell office:value-type="float" office:value="1478104522215" calcext:value-type="float">
            <text:p>1478104522215</text:p>
          </table:table-cell>
          <table:table-cell office:value-type="float" office:value="1478104522433" calcext:value-type="float">
            <text:p>1478104522433</text:p>
          </table:table-cell>
          <table:table-cell office:value-type="float" office:value="1478104522518" calcext:value-type="float">
            <text:p>1478104522518</text:p>
          </table:table-cell>
          <table:table-cell/>
          <table:table-cell table:formula="of:=[.G960]-[.F960]" office:value-type="float" office:value="0" calcext:value-type="float">
            <text:p>0</text:p>
          </table:table-cell>
          <table:table-cell table:formula="of:=[.H960]-[.G960]" office:value-type="float" office:value="0" calcext:value-type="float">
            <text:p>0</text:p>
          </table:table-cell>
          <table:table-cell table:formula="of:=[.I960]-[.H960]" office:value-type="float" office:value="0" calcext:value-type="float">
            <text:p>0</text:p>
          </table:table-cell>
          <table:table-cell table:number-columns-repeated="2"/>
          <table:table-cell table:formula="of:=[.L960]-[.K960]" office:value-type="float" office:value="218" calcext:value-type="float">
            <text:p>218</text:p>
          </table:table-cell>
          <table:table-cell table:formula="of:=[.M960]-[.L960]" office:value-type="float" office:value="85" calcext:value-type="float">
            <text:p>85</text:p>
          </table:table-cell>
          <table:table-cell table:formula="of:=[.M960]-[.F960]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50051" calcext:value-type="float">
            <text:p>500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661" calcext:value-type="float">
            <text:p>101661</text:p>
          </table:table-cell>
          <table:table-cell office:value-type="float" office:value="1478104522169" calcext:value-type="float">
            <text:p>1478104522169</text:p>
          </table:table-cell>
          <table:table-cell office:value-type="float" office:value="1478104522168" calcext:value-type="float">
            <text:p>1478104522168</text:p>
          </table:table-cell>
          <table:table-cell table:number-columns-repeated="2" office:value-type="float" office:value="1478104522169" calcext:value-type="float">
            <text:p>1478104522169</text:p>
          </table:table-cell>
          <table:table-cell office:value-type="string" calcext:value-type="string">
            <text:p>?</text:p>
          </table:table-cell>
          <table:table-cell office:value-type="float" office:value="1478104522169" calcext:value-type="float">
            <text:p>1478104522169</text:p>
          </table:table-cell>
          <table:table-cell office:value-type="float" office:value="1478104522411" calcext:value-type="float">
            <text:p>1478104522411</text:p>
          </table:table-cell>
          <table:table-cell office:value-type="float" office:value="1478104522540" calcext:value-type="float">
            <text:p>1478104522540</text:p>
          </table:table-cell>
          <table:table-cell/>
          <table:table-cell table:formula="of:=[.G961]-[.F961]" office:value-type="float" office:value="-1" calcext:value-type="float">
            <text:p>-1</text:p>
          </table:table-cell>
          <table:table-cell table:formula="of:=[.H961]-[.G961]" office:value-type="float" office:value="1" calcext:value-type="float">
            <text:p>1</text:p>
          </table:table-cell>
          <table:table-cell table:formula="of:=[.I961]-[.H961]" office:value-type="float" office:value="0" calcext:value-type="float">
            <text:p>0</text:p>
          </table:table-cell>
          <table:table-cell table:number-columns-repeated="2"/>
          <table:table-cell table:formula="of:=[.L961]-[.K961]" office:value-type="float" office:value="242" calcext:value-type="float">
            <text:p>242</text:p>
          </table:table-cell>
          <table:table-cell table:formula="of:=[.M961]-[.L961]" office:value-type="float" office:value="129" calcext:value-type="float">
            <text:p>129</text:p>
          </table:table-cell>
          <table:table-cell table:formula="of:=[.M961]-[.F961]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50052" calcext:value-type="float">
            <text:p>50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068" calcext:value-type="float">
            <text:p>202068</text:p>
          </table:table-cell>
          <table:table-cell office:value-type="float" office:value="1478104522166" calcext:value-type="float">
            <text:p>1478104522166</text:p>
          </table:table-cell>
          <table:table-cell table:number-columns-repeated="3" office:value-type="float" office:value="1478104522167" calcext:value-type="float">
            <text:p>1478104522167</text:p>
          </table:table-cell>
          <table:table-cell office:value-type="string" calcext:value-type="string">
            <text:p>?</text:p>
          </table:table-cell>
          <table:table-cell office:value-type="float" office:value="1478104522167" calcext:value-type="float">
            <text:p>1478104522167</text:p>
          </table:table-cell>
          <table:table-cell office:value-type="float" office:value="1478104522431" calcext:value-type="float">
            <text:p>1478104522431</text:p>
          </table:table-cell>
          <table:table-cell office:value-type="float" office:value="1478104522561" calcext:value-type="float">
            <text:p>1478104522561</text:p>
          </table:table-cell>
          <table:table-cell/>
          <table:table-cell table:formula="of:=[.G962]-[.F962]" office:value-type="float" office:value="1" calcext:value-type="float">
            <text:p>1</text:p>
          </table:table-cell>
          <table:table-cell table:formula="of:=[.H962]-[.G962]" office:value-type="float" office:value="0" calcext:value-type="float">
            <text:p>0</text:p>
          </table:table-cell>
          <table:table-cell table:formula="of:=[.I962]-[.H962]" office:value-type="float" office:value="0" calcext:value-type="float">
            <text:p>0</text:p>
          </table:table-cell>
          <table:table-cell table:number-columns-repeated="2"/>
          <table:table-cell table:formula="of:=[.L962]-[.K962]" office:value-type="float" office:value="264" calcext:value-type="float">
            <text:p>264</text:p>
          </table:table-cell>
          <table:table-cell table:formula="of:=[.M962]-[.L962]" office:value-type="float" office:value="130" calcext:value-type="float">
            <text:p>130</text:p>
          </table:table-cell>
          <table:table-cell table:formula="of:=[.M962]-[.F962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50055" calcext:value-type="float">
            <text:p>500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108" calcext:value-type="float">
            <text:p>201108</text:p>
          </table:table-cell>
          <table:table-cell table:number-columns-repeated="4" office:value-type="float" office:value="1478104522247" calcext:value-type="float">
            <text:p>1478104522247</text:p>
          </table:table-cell>
          <table:table-cell office:value-type="string" calcext:value-type="string">
            <text:p>?</text:p>
          </table:table-cell>
          <table:table-cell office:value-type="float" office:value="1478104522247" calcext:value-type="float">
            <text:p>1478104522247</text:p>
          </table:table-cell>
          <table:table-cell office:value-type="float" office:value="1478104522466" calcext:value-type="float">
            <text:p>1478104522466</text:p>
          </table:table-cell>
          <table:table-cell office:value-type="float" office:value="1478104522612" calcext:value-type="float">
            <text:p>1478104522612</text:p>
          </table:table-cell>
          <table:table-cell/>
          <table:table-cell table:formula="of:=[.G963]-[.F963]" office:value-type="float" office:value="0" calcext:value-type="float">
            <text:p>0</text:p>
          </table:table-cell>
          <table:table-cell table:formula="of:=[.H963]-[.G963]" office:value-type="float" office:value="0" calcext:value-type="float">
            <text:p>0</text:p>
          </table:table-cell>
          <table:table-cell table:formula="of:=[.I963]-[.H963]" office:value-type="float" office:value="0" calcext:value-type="float">
            <text:p>0</text:p>
          </table:table-cell>
          <table:table-cell table:number-columns-repeated="2"/>
          <table:table-cell table:formula="of:=[.L963]-[.K963]" office:value-type="float" office:value="219" calcext:value-type="float">
            <text:p>219</text:p>
          </table:table-cell>
          <table:table-cell table:formula="of:=[.M963]-[.L963]" office:value-type="float" office:value="146" calcext:value-type="float">
            <text:p>146</text:p>
          </table:table-cell>
          <table:table-cell table:formula="of:=[.M963]-[.F963]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50058" calcext:value-type="float">
            <text:p>500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769" calcext:value-type="float">
            <text:p>301769</text:p>
          </table:table-cell>
          <table:table-cell table:number-columns-repeated="4" office:value-type="float" office:value="1478104522316" calcext:value-type="float">
            <text:p>1478104522316</text:p>
          </table:table-cell>
          <table:table-cell office:value-type="string" calcext:value-type="string">
            <text:p>?</text:p>
          </table:table-cell>
          <table:table-cell office:value-type="float" office:value="1478104522316" calcext:value-type="float">
            <text:p>1478104522316</text:p>
          </table:table-cell>
          <table:table-cell office:value-type="float" office:value="1478104522629" calcext:value-type="float">
            <text:p>1478104522629</text:p>
          </table:table-cell>
          <table:table-cell office:value-type="float" office:value="1478104522684" calcext:value-type="float">
            <text:p>1478104522684</text:p>
          </table:table-cell>
          <table:table-cell/>
          <table:table-cell table:formula="of:=[.G964]-[.F964]" office:value-type="float" office:value="0" calcext:value-type="float">
            <text:p>0</text:p>
          </table:table-cell>
          <table:table-cell table:formula="of:=[.H964]-[.G964]" office:value-type="float" office:value="0" calcext:value-type="float">
            <text:p>0</text:p>
          </table:table-cell>
          <table:table-cell table:formula="of:=[.I964]-[.H964]" office:value-type="float" office:value="0" calcext:value-type="float">
            <text:p>0</text:p>
          </table:table-cell>
          <table:table-cell table:number-columns-repeated="2"/>
          <table:table-cell table:formula="of:=[.L964]-[.K964]" office:value-type="float" office:value="313" calcext:value-type="float">
            <text:p>313</text:p>
          </table:table-cell>
          <table:table-cell table:formula="of:=[.M964]-[.L964]" office:value-type="float" office:value="55" calcext:value-type="float">
            <text:p>55</text:p>
          </table:table-cell>
          <table:table-cell table:formula="of:=[.M964]-[.F964]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50056" calcext:value-type="float">
            <text:p>500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1478104522610" calcext:value-type="float">
            <text:p>1478104522610</text:p>
          </table:table-cell>
          <table:table-cell table:number-columns-repeated="3" office:value-type="float" office:value="1478104522611" calcext:value-type="float">
            <text:p>1478104522611</text:p>
          </table:table-cell>
          <table:table-cell office:value-type="string" calcext:value-type="string">
            <text:p>?</text:p>
          </table:table-cell>
          <table:table-cell office:value-type="float" office:value="1478104522611" calcext:value-type="float">
            <text:p>1478104522611</text:p>
          </table:table-cell>
          <table:table-cell office:value-type="float" office:value="1478104522822" calcext:value-type="float">
            <text:p>1478104522822</text:p>
          </table:table-cell>
          <table:table-cell office:value-type="float" office:value="1478104522866" calcext:value-type="float">
            <text:p>1478104522866</text:p>
          </table:table-cell>
          <table:table-cell/>
          <table:table-cell table:formula="of:=[.G965]-[.F965]" office:value-type="float" office:value="1" calcext:value-type="float">
            <text:p>1</text:p>
          </table:table-cell>
          <table:table-cell table:formula="of:=[.H965]-[.G965]" office:value-type="float" office:value="0" calcext:value-type="float">
            <text:p>0</text:p>
          </table:table-cell>
          <table:table-cell table:formula="of:=[.I965]-[.H965]" office:value-type="float" office:value="0" calcext:value-type="float">
            <text:p>0</text:p>
          </table:table-cell>
          <table:table-cell table:number-columns-repeated="2"/>
          <table:table-cell table:formula="of:=[.L965]-[.K965]" office:value-type="float" office:value="211" calcext:value-type="float">
            <text:p>211</text:p>
          </table:table-cell>
          <table:table-cell table:formula="of:=[.M965]-[.L965]" office:value-type="float" office:value="44" calcext:value-type="float">
            <text:p>44</text:p>
          </table:table-cell>
          <table:table-cell table:formula="of:=[.M965]-[.F965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50060" calcext:value-type="float">
            <text:p>500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567" calcext:value-type="float">
            <text:p>300567</text:p>
          </table:table-cell>
          <table:table-cell office:value-type="float" office:value="1478104522608" calcext:value-type="float">
            <text:p>1478104522608</text:p>
          </table:table-cell>
          <table:table-cell table:number-columns-repeated="3" office:value-type="float" office:value="1478104522609" calcext:value-type="float">
            <text:p>1478104522609</text:p>
          </table:table-cell>
          <table:table-cell office:value-type="string" calcext:value-type="string">
            <text:p>?</text:p>
          </table:table-cell>
          <table:table-cell office:value-type="float" office:value="1478104522609" calcext:value-type="float">
            <text:p>1478104522609</text:p>
          </table:table-cell>
          <table:table-cell office:value-type="float" office:value="1478104522827" calcext:value-type="float">
            <text:p>1478104522827</text:p>
          </table:table-cell>
          <table:table-cell office:value-type="float" office:value="1478104522893" calcext:value-type="float">
            <text:p>1478104522893</text:p>
          </table:table-cell>
          <table:table-cell/>
          <table:table-cell table:formula="of:=[.G966]-[.F966]" office:value-type="float" office:value="1" calcext:value-type="float">
            <text:p>1</text:p>
          </table:table-cell>
          <table:table-cell table:formula="of:=[.H966]-[.G966]" office:value-type="float" office:value="0" calcext:value-type="float">
            <text:p>0</text:p>
          </table:table-cell>
          <table:table-cell table:formula="of:=[.I966]-[.H966]" office:value-type="float" office:value="0" calcext:value-type="float">
            <text:p>0</text:p>
          </table:table-cell>
          <table:table-cell table:number-columns-repeated="2"/>
          <table:table-cell table:formula="of:=[.L966]-[.K966]" office:value-type="float" office:value="218" calcext:value-type="float">
            <text:p>218</text:p>
          </table:table-cell>
          <table:table-cell table:formula="of:=[.M966]-[.L966]" office:value-type="float" office:value="66" calcext:value-type="float">
            <text:p>66</text:p>
          </table:table-cell>
          <table:table-cell table:formula="of:=[.M966]-[.F966]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50057" calcext:value-type="float">
            <text:p>50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2004" calcext:value-type="float">
            <text:p>102004</text:p>
          </table:table-cell>
          <table:table-cell office:value-type="float" office:value="1478104522665" calcext:value-type="float">
            <text:p>1478104522665</text:p>
          </table:table-cell>
          <table:table-cell table:number-columns-repeated="3" office:value-type="float" office:value="1478104522666" calcext:value-type="float">
            <text:p>1478104522666</text:p>
          </table:table-cell>
          <table:table-cell office:value-type="string" calcext:value-type="string">
            <text:p>?</text:p>
          </table:table-cell>
          <table:table-cell office:value-type="float" office:value="1478104522666" calcext:value-type="float">
            <text:p>1478104522666</text:p>
          </table:table-cell>
          <table:table-cell office:value-type="float" office:value="1478104522892" calcext:value-type="float">
            <text:p>1478104522892</text:p>
          </table:table-cell>
          <table:table-cell office:value-type="float" office:value="1478104522925" calcext:value-type="float">
            <text:p>1478104522925</text:p>
          </table:table-cell>
          <table:table-cell/>
          <table:table-cell table:formula="of:=[.G967]-[.F967]" office:value-type="float" office:value="1" calcext:value-type="float">
            <text:p>1</text:p>
          </table:table-cell>
          <table:table-cell table:formula="of:=[.H967]-[.G967]" office:value-type="float" office:value="0" calcext:value-type="float">
            <text:p>0</text:p>
          </table:table-cell>
          <table:table-cell table:formula="of:=[.I967]-[.H967]" office:value-type="float" office:value="0" calcext:value-type="float">
            <text:p>0</text:p>
          </table:table-cell>
          <table:table-cell table:number-columns-repeated="2"/>
          <table:table-cell table:formula="of:=[.L967]-[.K967]" office:value-type="float" office:value="226" calcext:value-type="float">
            <text:p>226</text:p>
          </table:table-cell>
          <table:table-cell table:formula="of:=[.M967]-[.L967]" office:value-type="float" office:value="33" calcext:value-type="float">
            <text:p>33</text:p>
          </table:table-cell>
          <table:table-cell table:formula="of:=[.M967]-[.F967]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50063" calcext:value-type="float">
            <text:p>500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335" calcext:value-type="float">
            <text:p>100335</text:p>
          </table:table-cell>
          <table:table-cell table:number-columns-repeated="4" office:value-type="float" office:value="1478104522759" calcext:value-type="float">
            <text:p>1478104522759</text:p>
          </table:table-cell>
          <table:table-cell office:value-type="string" calcext:value-type="string">
            <text:p>?</text:p>
          </table:table-cell>
          <table:table-cell office:value-type="float" office:value="1478104522759" calcext:value-type="float">
            <text:p>1478104522759</text:p>
          </table:table-cell>
          <table:table-cell office:value-type="float" office:value="1478104523023" calcext:value-type="float">
            <text:p>1478104523023</text:p>
          </table:table-cell>
          <table:table-cell office:value-type="float" office:value="1478104523033" calcext:value-type="float">
            <text:p>1478104523033</text:p>
          </table:table-cell>
          <table:table-cell/>
          <table:table-cell table:formula="of:=[.G968]-[.F968]" office:value-type="float" office:value="0" calcext:value-type="float">
            <text:p>0</text:p>
          </table:table-cell>
          <table:table-cell table:formula="of:=[.H968]-[.G968]" office:value-type="float" office:value="0" calcext:value-type="float">
            <text:p>0</text:p>
          </table:table-cell>
          <table:table-cell table:formula="of:=[.I968]-[.H968]" office:value-type="float" office:value="0" calcext:value-type="float">
            <text:p>0</text:p>
          </table:table-cell>
          <table:table-cell table:number-columns-repeated="2"/>
          <table:table-cell table:formula="of:=[.L968]-[.K968]" office:value-type="float" office:value="264" calcext:value-type="float">
            <text:p>264</text:p>
          </table:table-cell>
          <table:table-cell table:formula="of:=[.M968]-[.L968]" office:value-type="float" office:value="10" calcext:value-type="float">
            <text:p>10</text:p>
          </table:table-cell>
          <table:table-cell table:formula="of:=[.M968]-[.F968]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50061" calcext:value-type="float">
            <text:p>500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79" calcext:value-type="float">
            <text:p>300679</text:p>
          </table:table-cell>
          <table:table-cell office:value-type="float" office:value="1478104522782" calcext:value-type="float">
            <text:p>1478104522782</text:p>
          </table:table-cell>
          <table:table-cell office:value-type="float" office:value="1478104522781" calcext:value-type="float">
            <text:p>1478104522781</text:p>
          </table:table-cell>
          <table:table-cell table:number-columns-repeated="2" office:value-type="float" office:value="1478104522784" calcext:value-type="float">
            <text:p>1478104522784</text:p>
          </table:table-cell>
          <table:table-cell office:value-type="string" calcext:value-type="string">
            <text:p>?</text:p>
          </table:table-cell>
          <table:table-cell office:value-type="float" office:value="1478104522784" calcext:value-type="float">
            <text:p>1478104522784</text:p>
          </table:table-cell>
          <table:table-cell office:value-type="float" office:value="1478104523023" calcext:value-type="float">
            <text:p>1478104523023</text:p>
          </table:table-cell>
          <table:table-cell office:value-type="float" office:value="1478104523036" calcext:value-type="float">
            <text:p>1478104523036</text:p>
          </table:table-cell>
          <table:table-cell/>
          <table:table-cell table:formula="of:=[.G969]-[.F969]" office:value-type="float" office:value="-1" calcext:value-type="float">
            <text:p>-1</text:p>
          </table:table-cell>
          <table:table-cell table:formula="of:=[.H969]-[.G969]" office:value-type="float" office:value="3" calcext:value-type="float">
            <text:p>3</text:p>
          </table:table-cell>
          <table:table-cell table:formula="of:=[.I969]-[.H969]" office:value-type="float" office:value="0" calcext:value-type="float">
            <text:p>0</text:p>
          </table:table-cell>
          <table:table-cell table:number-columns-repeated="2"/>
          <table:table-cell table:formula="of:=[.L969]-[.K969]" office:value-type="float" office:value="239" calcext:value-type="float">
            <text:p>239</text:p>
          </table:table-cell>
          <table:table-cell table:formula="of:=[.M969]-[.L969]" office:value-type="float" office:value="13" calcext:value-type="float">
            <text:p>13</text:p>
          </table:table-cell>
          <table:table-cell table:formula="of:=[.M969]-[.F969]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50059" calcext:value-type="float">
            <text:p>500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1585" calcext:value-type="float">
            <text:p>201585</text:p>
          </table:table-cell>
          <table:table-cell table:number-columns-repeated="4" office:value-type="float" office:value="1478104522787" calcext:value-type="float">
            <text:p>1478104522787</text:p>
          </table:table-cell>
          <table:table-cell office:value-type="string" calcext:value-type="string">
            <text:p>?</text:p>
          </table:table-cell>
          <table:table-cell office:value-type="float" office:value="1478104522787" calcext:value-type="float">
            <text:p>1478104522787</text:p>
          </table:table-cell>
          <table:table-cell office:value-type="float" office:value="1478104523024" calcext:value-type="float">
            <text:p>1478104523024</text:p>
          </table:table-cell>
          <table:table-cell office:value-type="float" office:value="1478104523074" calcext:value-type="float">
            <text:p>1478104523074</text:p>
          </table:table-cell>
          <table:table-cell/>
          <table:table-cell table:formula="of:=[.G970]-[.F970]" office:value-type="float" office:value="0" calcext:value-type="float">
            <text:p>0</text:p>
          </table:table-cell>
          <table:table-cell table:formula="of:=[.H970]-[.G970]" office:value-type="float" office:value="0" calcext:value-type="float">
            <text:p>0</text:p>
          </table:table-cell>
          <table:table-cell table:formula="of:=[.I970]-[.H970]" office:value-type="float" office:value="0" calcext:value-type="float">
            <text:p>0</text:p>
          </table:table-cell>
          <table:table-cell table:number-columns-repeated="2"/>
          <table:table-cell table:formula="of:=[.L970]-[.K970]" office:value-type="float" office:value="237" calcext:value-type="float">
            <text:p>237</text:p>
          </table:table-cell>
          <table:table-cell table:formula="of:=[.M970]-[.L970]" office:value-type="float" office:value="50" calcext:value-type="float">
            <text:p>50</text:p>
          </table:table-cell>
          <table:table-cell table:formula="of:=[.M970]-[.F970]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50065" calcext:value-type="float">
            <text:p>500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1484" calcext:value-type="float">
            <text:p>301484</text:p>
          </table:table-cell>
          <table:table-cell table:number-columns-repeated="4" office:value-type="float" office:value="1478104522913" calcext:value-type="float">
            <text:p>1478104522913</text:p>
          </table:table-cell>
          <table:table-cell office:value-type="string" calcext:value-type="string">
            <text:p>?</text:p>
          </table:table-cell>
          <table:table-cell office:value-type="float" office:value="1478104522913" calcext:value-type="float">
            <text:p>1478104522913</text:p>
          </table:table-cell>
          <table:table-cell office:value-type="float" office:value="1478104523121" calcext:value-type="float">
            <text:p>1478104523121</text:p>
          </table:table-cell>
          <table:table-cell office:value-type="float" office:value="1478104523131" calcext:value-type="float">
            <text:p>1478104523131</text:p>
          </table:table-cell>
          <table:table-cell/>
          <table:table-cell table:formula="of:=[.G971]-[.F971]" office:value-type="float" office:value="0" calcext:value-type="float">
            <text:p>0</text:p>
          </table:table-cell>
          <table:table-cell table:formula="of:=[.H971]-[.G971]" office:value-type="float" office:value="0" calcext:value-type="float">
            <text:p>0</text:p>
          </table:table-cell>
          <table:table-cell table:formula="of:=[.I971]-[.H971]" office:value-type="float" office:value="0" calcext:value-type="float">
            <text:p>0</text:p>
          </table:table-cell>
          <table:table-cell table:number-columns-repeated="2"/>
          <table:table-cell table:formula="of:=[.L971]-[.K971]" office:value-type="float" office:value="208" calcext:value-type="float">
            <text:p>208</text:p>
          </table:table-cell>
          <table:table-cell table:formula="of:=[.M971]-[.L971]" office:value-type="float" office:value="10" calcext:value-type="float">
            <text:p>10</text:p>
          </table:table-cell>
          <table:table-cell table:formula="of:=[.M971]-[.F971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50067" calcext:value-type="float">
            <text:p>500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788" calcext:value-type="float">
            <text:p>300788</text:p>
          </table:table-cell>
          <table:table-cell office:value-type="float" office:value="1478104523061" calcext:value-type="float">
            <text:p>1478104523061</text:p>
          </table:table-cell>
          <table:table-cell table:number-columns-repeated="3" office:value-type="float" office:value="1478104523060" calcext:value-type="float">
            <text:p>1478104523060</text:p>
          </table:table-cell>
          <table:table-cell office:value-type="string" calcext:value-type="string">
            <text:p>?</text:p>
          </table:table-cell>
          <table:table-cell office:value-type="float" office:value="1478104523061" calcext:value-type="float">
            <text:p>1478104523061</text:p>
          </table:table-cell>
          <table:table-cell office:value-type="float" office:value="1478104523269" calcext:value-type="float">
            <text:p>1478104523269</text:p>
          </table:table-cell>
          <table:table-cell office:value-type="float" office:value="1478104523283" calcext:value-type="float">
            <text:p>1478104523283</text:p>
          </table:table-cell>
          <table:table-cell/>
          <table:table-cell table:formula="of:=[.G972]-[.F972]" office:value-type="float" office:value="-1" calcext:value-type="float">
            <text:p>-1</text:p>
          </table:table-cell>
          <table:table-cell table:formula="of:=[.H972]-[.G972]" office:value-type="float" office:value="0" calcext:value-type="float">
            <text:p>0</text:p>
          </table:table-cell>
          <table:table-cell table:formula="of:=[.I972]-[.H972]" office:value-type="float" office:value="0" calcext:value-type="float">
            <text:p>0</text:p>
          </table:table-cell>
          <table:table-cell table:number-columns-repeated="2"/>
          <table:table-cell table:formula="of:=[.L972]-[.K972]" office:value-type="float" office:value="208" calcext:value-type="float">
            <text:p>208</text:p>
          </table:table-cell>
          <table:table-cell table:formula="of:=[.M972]-[.L972]" office:value-type="float" office:value="14" calcext:value-type="float">
            <text:p>14</text:p>
          </table:table-cell>
          <table:table-cell table:formula="of:=[.M972]-[.F972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50066" calcext:value-type="float">
            <text:p>50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2338" calcext:value-type="float">
            <text:p>202338</text:p>
          </table:table-cell>
          <table:table-cell table:number-columns-repeated="4" office:value-type="float" office:value="1478104523293" calcext:value-type="float">
            <text:p>1478104523293</text:p>
          </table:table-cell>
          <table:table-cell office:value-type="string" calcext:value-type="string">
            <text:p>?</text:p>
          </table:table-cell>
          <table:table-cell office:value-type="float" office:value="1478104523293" calcext:value-type="float">
            <text:p>1478104523293</text:p>
          </table:table-cell>
          <table:table-cell office:value-type="float" office:value="1478104523519" calcext:value-type="float">
            <text:p>1478104523519</text:p>
          </table:table-cell>
          <table:table-cell office:value-type="float" office:value="1478104523537" calcext:value-type="float">
            <text:p>1478104523537</text:p>
          </table:table-cell>
          <table:table-cell/>
          <table:table-cell table:formula="of:=[.G973]-[.F973]" office:value-type="float" office:value="0" calcext:value-type="float">
            <text:p>0</text:p>
          </table:table-cell>
          <table:table-cell table:formula="of:=[.H973]-[.G973]" office:value-type="float" office:value="0" calcext:value-type="float">
            <text:p>0</text:p>
          </table:table-cell>
          <table:table-cell table:formula="of:=[.I973]-[.H973]" office:value-type="float" office:value="0" calcext:value-type="float">
            <text:p>0</text:p>
          </table:table-cell>
          <table:table-cell table:number-columns-repeated="2"/>
          <table:table-cell table:formula="of:=[.L973]-[.K973]" office:value-type="float" office:value="226" calcext:value-type="float">
            <text:p>226</text:p>
          </table:table-cell>
          <table:table-cell table:formula="of:=[.M973]-[.L973]" office:value-type="float" office:value="18" calcext:value-type="float">
            <text:p>18</text:p>
          </table:table-cell>
          <table:table-cell table:formula="of:=[.M973]-[.F973]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50064" calcext:value-type="float">
            <text:p>500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995" calcext:value-type="float">
            <text:p>101995</text:p>
          </table:table-cell>
          <table:table-cell table:number-columns-repeated="4" office:value-type="float" office:value="1478104523298" calcext:value-type="float">
            <text:p>1478104523298</text:p>
          </table:table-cell>
          <table:table-cell office:value-type="string" calcext:value-type="string">
            <text:p>?</text:p>
          </table:table-cell>
          <table:table-cell office:value-type="float" office:value="1478104523298" calcext:value-type="float">
            <text:p>1478104523298</text:p>
          </table:table-cell>
          <table:table-cell office:value-type="float" office:value="1478104523525" calcext:value-type="float">
            <text:p>1478104523525</text:p>
          </table:table-cell>
          <table:table-cell office:value-type="float" office:value="1478104523544" calcext:value-type="float">
            <text:p>1478104523544</text:p>
          </table:table-cell>
          <table:table-cell/>
          <table:table-cell table:formula="of:=[.G974]-[.F974]" office:value-type="float" office:value="0" calcext:value-type="float">
            <text:p>0</text:p>
          </table:table-cell>
          <table:table-cell table:formula="of:=[.H974]-[.G974]" office:value-type="float" office:value="0" calcext:value-type="float">
            <text:p>0</text:p>
          </table:table-cell>
          <table:table-cell table:formula="of:=[.I974]-[.H974]" office:value-type="float" office:value="0" calcext:value-type="float">
            <text:p>0</text:p>
          </table:table-cell>
          <table:table-cell table:number-columns-repeated="2"/>
          <table:table-cell table:formula="of:=[.L974]-[.K974]" office:value-type="float" office:value="227" calcext:value-type="float">
            <text:p>227</text:p>
          </table:table-cell>
          <table:table-cell table:formula="of:=[.M974]-[.L974]" office:value-type="float" office:value="19" calcext:value-type="float">
            <text:p>19</text:p>
          </table:table-cell>
          <table:table-cell table:formula="of:=[.M974]-[.F974]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50068" calcext:value-type="float">
            <text:p>50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137" calcext:value-type="float">
            <text:p>302137</text:p>
          </table:table-cell>
          <table:table-cell table:number-columns-repeated="4" office:value-type="float" office:value="1478104523290" calcext:value-type="float">
            <text:p>1478104523290</text:p>
          </table:table-cell>
          <table:table-cell office:value-type="string" calcext:value-type="string">
            <text:p>?</text:p>
          </table:table-cell>
          <table:table-cell office:value-type="float" office:value="1478104523290" calcext:value-type="float">
            <text:p>1478104523290</text:p>
          </table:table-cell>
          <table:table-cell office:value-type="float" office:value="1478104523526" calcext:value-type="float">
            <text:p>1478104523526</text:p>
          </table:table-cell>
          <table:table-cell office:value-type="float" office:value="1478104523572" calcext:value-type="float">
            <text:p>1478104523572</text:p>
          </table:table-cell>
          <table:table-cell/>
          <table:table-cell table:formula="of:=[.G975]-[.F975]" office:value-type="float" office:value="0" calcext:value-type="float">
            <text:p>0</text:p>
          </table:table-cell>
          <table:table-cell table:formula="of:=[.H975]-[.G975]" office:value-type="float" office:value="0" calcext:value-type="float">
            <text:p>0</text:p>
          </table:table-cell>
          <table:table-cell table:formula="of:=[.I975]-[.H975]" office:value-type="float" office:value="0" calcext:value-type="float">
            <text:p>0</text:p>
          </table:table-cell>
          <table:table-cell table:number-columns-repeated="2"/>
          <table:table-cell table:formula="of:=[.L975]-[.K975]" office:value-type="float" office:value="236" calcext:value-type="float">
            <text:p>236</text:p>
          </table:table-cell>
          <table:table-cell table:formula="of:=[.M975]-[.L975]" office:value-type="float" office:value="46" calcext:value-type="float">
            <text:p>46</text:p>
          </table:table-cell>
          <table:table-cell table:formula="of:=[.M975]-[.F975]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50069" calcext:value-type="float">
            <text:p>50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89" calcext:value-type="float">
            <text:p>300689</text:p>
          </table:table-cell>
          <table:table-cell table:number-columns-repeated="4" office:value-type="float" office:value="1478104523480" calcext:value-type="float">
            <text:p>1478104523480</text:p>
          </table:table-cell>
          <table:table-cell office:value-type="string" calcext:value-type="string">
            <text:p>?</text:p>
          </table:table-cell>
          <table:table-cell office:value-type="float" office:value="1478104523480" calcext:value-type="float">
            <text:p>1478104523480</text:p>
          </table:table-cell>
          <table:table-cell office:value-type="float" office:value="1478104523682" calcext:value-type="float">
            <text:p>1478104523682</text:p>
          </table:table-cell>
          <table:table-cell office:value-type="float" office:value="1478104523721" calcext:value-type="float">
            <text:p>1478104523721</text:p>
          </table:table-cell>
          <table:table-cell/>
          <table:table-cell table:formula="of:=[.G976]-[.F976]" office:value-type="float" office:value="0" calcext:value-type="float">
            <text:p>0</text:p>
          </table:table-cell>
          <table:table-cell table:formula="of:=[.H976]-[.G976]" office:value-type="float" office:value="0" calcext:value-type="float">
            <text:p>0</text:p>
          </table:table-cell>
          <table:table-cell table:formula="of:=[.I976]-[.H976]" office:value-type="float" office:value="0" calcext:value-type="float">
            <text:p>0</text:p>
          </table:table-cell>
          <table:table-cell table:number-columns-repeated="2"/>
          <table:table-cell table:formula="of:=[.L976]-[.K976]" office:value-type="float" office:value="202" calcext:value-type="float">
            <text:p>202</text:p>
          </table:table-cell>
          <table:table-cell table:formula="of:=[.M976]-[.L976]" office:value-type="float" office:value="39" calcext:value-type="float">
            <text:p>39</text:p>
          </table:table-cell>
          <table:table-cell table:formula="of:=[.M976]-[.F976]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50072" calcext:value-type="float">
            <text:p>50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831" calcext:value-type="float">
            <text:p>300831</text:p>
          </table:table-cell>
          <table:table-cell office:value-type="float" office:value="1478104523508" calcext:value-type="float">
            <text:p>1478104523508</text:p>
          </table:table-cell>
          <table:table-cell table:number-columns-repeated="3" office:value-type="float" office:value="1478104523510" calcext:value-type="float">
            <text:p>1478104523510</text:p>
          </table:table-cell>
          <table:table-cell office:value-type="string" calcext:value-type="string">
            <text:p>?</text:p>
          </table:table-cell>
          <table:table-cell office:value-type="float" office:value="1478104523510" calcext:value-type="float">
            <text:p>1478104523510</text:p>
          </table:table-cell>
          <table:table-cell office:value-type="float" office:value="1478104523717" calcext:value-type="float">
            <text:p>1478104523717</text:p>
          </table:table-cell>
          <table:table-cell office:value-type="float" office:value="1478104523784" calcext:value-type="float">
            <text:p>1478104523784</text:p>
          </table:table-cell>
          <table:table-cell/>
          <table:table-cell table:formula="of:=[.G977]-[.F977]" office:value-type="float" office:value="2" calcext:value-type="float">
            <text:p>2</text:p>
          </table:table-cell>
          <table:table-cell table:formula="of:=[.H977]-[.G977]" office:value-type="float" office:value="0" calcext:value-type="float">
            <text:p>0</text:p>
          </table:table-cell>
          <table:table-cell table:formula="of:=[.I977]-[.H977]" office:value-type="float" office:value="0" calcext:value-type="float">
            <text:p>0</text:p>
          </table:table-cell>
          <table:table-cell table:number-columns-repeated="2"/>
          <table:table-cell table:formula="of:=[.L977]-[.K977]" office:value-type="float" office:value="207" calcext:value-type="float">
            <text:p>207</text:p>
          </table:table-cell>
          <table:table-cell table:formula="of:=[.M977]-[.L977]" office:value-type="float" office:value="67" calcext:value-type="float">
            <text:p>67</text:p>
          </table:table-cell>
          <table:table-cell table:formula="of:=[.M977]-[.F977]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50062" calcext:value-type="float">
            <text:p>50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317" calcext:value-type="float">
            <text:p>317</text:p>
          </table:table-cell>
          <table:table-cell office:value-type="float" office:value="1478104523780" calcext:value-type="float">
            <text:p>1478104523780</text:p>
          </table:table-cell>
          <table:table-cell table:number-columns-repeated="3" office:value-type="float" office:value="1478104523779" calcext:value-type="float">
            <text:p>1478104523779</text:p>
          </table:table-cell>
          <table:table-cell office:value-type="string" calcext:value-type="string">
            <text:p>?</text:p>
          </table:table-cell>
          <table:table-cell office:value-type="float" office:value="1478104523780" calcext:value-type="float">
            <text:p>1478104523780</text:p>
          </table:table-cell>
          <table:table-cell office:value-type="float" office:value="1478104523973" calcext:value-type="float">
            <text:p>1478104523973</text:p>
          </table:table-cell>
          <table:table-cell office:value-type="float" office:value="1478104523981" calcext:value-type="float">
            <text:p>1478104523981</text:p>
          </table:table-cell>
          <table:table-cell/>
          <table:table-cell table:formula="of:=[.G978]-[.F978]" office:value-type="float" office:value="-1" calcext:value-type="float">
            <text:p>-1</text:p>
          </table:table-cell>
          <table:table-cell table:formula="of:=[.H978]-[.G978]" office:value-type="float" office:value="0" calcext:value-type="float">
            <text:p>0</text:p>
          </table:table-cell>
          <table:table-cell table:formula="of:=[.I978]-[.H978]" office:value-type="float" office:value="0" calcext:value-type="float">
            <text:p>0</text:p>
          </table:table-cell>
          <table:table-cell table:number-columns-repeated="2"/>
          <table:table-cell table:formula="of:=[.L978]-[.K978]" office:value-type="float" office:value="193" calcext:value-type="float">
            <text:p>193</text:p>
          </table:table-cell>
          <table:table-cell table:formula="of:=[.M978]-[.L978]" office:value-type="float" office:value="8" calcext:value-type="float">
            <text:p>8</text:p>
          </table:table-cell>
          <table:table-cell table:formula="of:=[.M978]-[.F978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50073" calcext:value-type="float">
            <text:p>500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0691" calcext:value-type="float">
            <text:p>300691</text:p>
          </table:table-cell>
          <table:table-cell office:value-type="float" office:value="1478104523885" calcext:value-type="float">
            <text:p>1478104523885</text:p>
          </table:table-cell>
          <table:table-cell table:number-columns-repeated="3" office:value-type="float" office:value="1478104523884" calcext:value-type="float">
            <text:p>1478104523884</text:p>
          </table:table-cell>
          <table:table-cell office:value-type="string" calcext:value-type="string">
            <text:p>?</text:p>
          </table:table-cell>
          <table:table-cell office:value-type="float" office:value="1478104523884" calcext:value-type="float">
            <text:p>1478104523884</text:p>
          </table:table-cell>
          <table:table-cell office:value-type="float" office:value="1478104524078" calcext:value-type="float">
            <text:p>1478104524078</text:p>
          </table:table-cell>
          <table:table-cell office:value-type="float" office:value="1478104524088" calcext:value-type="float">
            <text:p>1478104524088</text:p>
          </table:table-cell>
          <table:table-cell/>
          <table:table-cell table:formula="of:=[.G979]-[.F979]" office:value-type="float" office:value="-1" calcext:value-type="float">
            <text:p>-1</text:p>
          </table:table-cell>
          <table:table-cell table:formula="of:=[.H979]-[.G979]" office:value-type="float" office:value="0" calcext:value-type="float">
            <text:p>0</text:p>
          </table:table-cell>
          <table:table-cell table:formula="of:=[.I979]-[.H979]" office:value-type="float" office:value="0" calcext:value-type="float">
            <text:p>0</text:p>
          </table:table-cell>
          <table:table-cell table:number-columns-repeated="2"/>
          <table:table-cell table:formula="of:=[.L979]-[.K979]" office:value-type="float" office:value="194" calcext:value-type="float">
            <text:p>194</text:p>
          </table:table-cell>
          <table:table-cell table:formula="of:=[.M979]-[.L979]" office:value-type="float" office:value="10" calcext:value-type="float">
            <text:p>10</text:p>
          </table:table-cell>
          <table:table-cell table:formula="of:=[.M979]-[.F979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50074" calcext:value-type="float">
            <text:p>500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2040" calcext:value-type="float">
            <text:p>2040</text:p>
          </table:table-cell>
          <table:table-cell table:number-columns-repeated="4" office:value-type="float" office:value="1478104523908" calcext:value-type="float">
            <text:p>1478104523908</text:p>
          </table:table-cell>
          <table:table-cell office:value-type="string" calcext:value-type="string">
            <text:p>?</text:p>
          </table:table-cell>
          <table:table-cell office:value-type="float" office:value="1478104523908" calcext:value-type="float">
            <text:p>1478104523908</text:p>
          </table:table-cell>
          <table:table-cell office:value-type="float" office:value="1478104524099" calcext:value-type="float">
            <text:p>1478104524099</text:p>
          </table:table-cell>
          <table:table-cell office:value-type="float" office:value="1478104524109" calcext:value-type="float">
            <text:p>1478104524109</text:p>
          </table:table-cell>
          <table:table-cell/>
          <table:table-cell table:formula="of:=[.G980]-[.F980]" office:value-type="float" office:value="0" calcext:value-type="float">
            <text:p>0</text:p>
          </table:table-cell>
          <table:table-cell table:formula="of:=[.H980]-[.G980]" office:value-type="float" office:value="0" calcext:value-type="float">
            <text:p>0</text:p>
          </table:table-cell>
          <table:table-cell table:formula="of:=[.I980]-[.H980]" office:value-type="float" office:value="0" calcext:value-type="float">
            <text:p>0</text:p>
          </table:table-cell>
          <table:table-cell table:number-columns-repeated="2"/>
          <table:table-cell table:formula="of:=[.L980]-[.K980]" office:value-type="float" office:value="191" calcext:value-type="float">
            <text:p>191</text:p>
          </table:table-cell>
          <table:table-cell table:formula="of:=[.M980]-[.L980]" office:value-type="float" office:value="10" calcext:value-type="float">
            <text:p>10</text:p>
          </table:table-cell>
          <table:table-cell table:formula="of:=[.M980]-[.F980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50070" calcext:value-type="float">
            <text:p>500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245" calcext:value-type="float">
            <text:p>200245</text:p>
          </table:table-cell>
          <table:table-cell office:value-type="float" office:value="1478104523971" calcext:value-type="float">
            <text:p>1478104523971</text:p>
          </table:table-cell>
          <table:table-cell table:number-columns-repeated="3" office:value-type="float" office:value="1478104523970" calcext:value-type="float">
            <text:p>1478104523970</text:p>
          </table:table-cell>
          <table:table-cell office:value-type="string" calcext:value-type="string">
            <text:p>?</text:p>
          </table:table-cell>
          <table:table-cell office:value-type="float" office:value="1478104523970" calcext:value-type="float">
            <text:p>1478104523970</text:p>
          </table:table-cell>
          <table:table-cell office:value-type="float" office:value="1478104524166" calcext:value-type="float">
            <text:p>1478104524166</text:p>
          </table:table-cell>
          <table:table-cell office:value-type="float" office:value="1478104524173" calcext:value-type="float">
            <text:p>1478104524173</text:p>
          </table:table-cell>
          <table:table-cell/>
          <table:table-cell table:formula="of:=[.G981]-[.F981]" office:value-type="float" office:value="-1" calcext:value-type="float">
            <text:p>-1</text:p>
          </table:table-cell>
          <table:table-cell table:formula="of:=[.H981]-[.G981]" office:value-type="float" office:value="0" calcext:value-type="float">
            <text:p>0</text:p>
          </table:table-cell>
          <table:table-cell table:formula="of:=[.I981]-[.H981]" office:value-type="float" office:value="0" calcext:value-type="float">
            <text:p>0</text:p>
          </table:table-cell>
          <table:table-cell table:number-columns-repeated="2"/>
          <table:table-cell table:formula="of:=[.L981]-[.K981]" office:value-type="float" office:value="196" calcext:value-type="float">
            <text:p>196</text:p>
          </table:table-cell>
          <table:table-cell table:formula="of:=[.M981]-[.L981]" office:value-type="float" office:value="7" calcext:value-type="float">
            <text:p>7</text:p>
          </table:table-cell>
          <table:table-cell table:formula="of:=[.M981]-[.F981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50071" calcext:value-type="float">
            <text:p>50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0474" calcext:value-type="float">
            <text:p>100474</text:p>
          </table:table-cell>
          <table:table-cell office:value-type="float" office:value="1478104523993" calcext:value-type="float">
            <text:p>1478104523993</text:p>
          </table:table-cell>
          <table:table-cell table:number-columns-repeated="3" office:value-type="float" office:value="1478104523992" calcext:value-type="float">
            <text:p>1478104523992</text:p>
          </table:table-cell>
          <table:table-cell office:value-type="string" calcext:value-type="string">
            <text:p>?</text:p>
          </table:table-cell>
          <table:table-cell office:value-type="float" office:value="1478104523992" calcext:value-type="float">
            <text:p>1478104523992</text:p>
          </table:table-cell>
          <table:table-cell office:value-type="float" office:value="1478104524196" calcext:value-type="float">
            <text:p>1478104524196</text:p>
          </table:table-cell>
          <table:table-cell office:value-type="float" office:value="1478104524204" calcext:value-type="float">
            <text:p>1478104524204</text:p>
          </table:table-cell>
          <table:table-cell/>
          <table:table-cell table:formula="of:=[.G982]-[.F982]" office:value-type="float" office:value="-1" calcext:value-type="float">
            <text:p>-1</text:p>
          </table:table-cell>
          <table:table-cell table:formula="of:=[.H982]-[.G982]" office:value-type="float" office:value="0" calcext:value-type="float">
            <text:p>0</text:p>
          </table:table-cell>
          <table:table-cell table:formula="of:=[.I982]-[.H982]" office:value-type="float" office:value="0" calcext:value-type="float">
            <text:p>0</text:p>
          </table:table-cell>
          <table:table-cell table:number-columns-repeated="2"/>
          <table:table-cell table:formula="of:=[.L982]-[.K982]" office:value-type="float" office:value="204" calcext:value-type="float">
            <text:p>204</text:p>
          </table:table-cell>
          <table:table-cell table:formula="of:=[.M982]-[.L982]" office:value-type="float" office:value="8" calcext:value-type="float">
            <text:p>8</text:p>
          </table:table-cell>
          <table:table-cell table:formula="of:=[.M982]-[.F982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50076" calcext:value-type="float">
            <text:p>500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964" calcext:value-type="float">
            <text:p>964</text:p>
          </table:table-cell>
          <table:table-cell office:value-type="float" office:value="1478104524086" calcext:value-type="float">
            <text:p>1478104524086</text:p>
          </table:table-cell>
          <table:table-cell table:number-columns-repeated="3" office:value-type="float" office:value="1478104524085" calcext:value-type="float">
            <text:p>1478104524085</text:p>
          </table:table-cell>
          <table:table-cell office:value-type="string" calcext:value-type="string">
            <text:p>?</text:p>
          </table:table-cell>
          <table:table-cell office:value-type="float" office:value="1478104524085" calcext:value-type="float">
            <text:p>1478104524085</text:p>
          </table:table-cell>
          <table:table-cell office:value-type="float" office:value="1478104524279" calcext:value-type="float">
            <text:p>1478104524279</text:p>
          </table:table-cell>
          <table:table-cell office:value-type="float" office:value="1478104524287" calcext:value-type="float">
            <text:p>1478104524287</text:p>
          </table:table-cell>
          <table:table-cell/>
          <table:table-cell table:formula="of:=[.G983]-[.F983]" office:value-type="float" office:value="-1" calcext:value-type="float">
            <text:p>-1</text:p>
          </table:table-cell>
          <table:table-cell table:formula="of:=[.H983]-[.G983]" office:value-type="float" office:value="0" calcext:value-type="float">
            <text:p>0</text:p>
          </table:table-cell>
          <table:table-cell table:formula="of:=[.I983]-[.H983]" office:value-type="float" office:value="0" calcext:value-type="float">
            <text:p>0</text:p>
          </table:table-cell>
          <table:table-cell table:number-columns-repeated="2"/>
          <table:table-cell table:formula="of:=[.L983]-[.K983]" office:value-type="float" office:value="194" calcext:value-type="float">
            <text:p>194</text:p>
          </table:table-cell>
          <table:table-cell table:formula="of:=[.M983]-[.L983]" office:value-type="float" office:value="8" calcext:value-type="float">
            <text:p>8</text:p>
          </table:table-cell>
          <table:table-cell table:formula="of:=[.M983]-[.F983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50077" calcext:value-type="float">
            <text:p>50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093" calcext:value-type="float">
            <text:p>200093</text:p>
          </table:table-cell>
          <table:table-cell office:value-type="float" office:value="1478104524106" calcext:value-type="float">
            <text:p>1478104524106</text:p>
          </table:table-cell>
          <table:table-cell table:number-columns-repeated="3" office:value-type="float" office:value="1478104524105" calcext:value-type="float">
            <text:p>1478104524105</text:p>
          </table:table-cell>
          <table:table-cell office:value-type="string" calcext:value-type="string">
            <text:p>?</text:p>
          </table:table-cell>
          <table:table-cell office:value-type="float" office:value="1478104524105" calcext:value-type="float">
            <text:p>1478104524105</text:p>
          </table:table-cell>
          <table:table-cell office:value-type="float" office:value="1478104524299" calcext:value-type="float">
            <text:p>1478104524299</text:p>
          </table:table-cell>
          <table:table-cell office:value-type="float" office:value="1478104524328" calcext:value-type="float">
            <text:p>1478104524328</text:p>
          </table:table-cell>
          <table:table-cell/>
          <table:table-cell table:formula="of:=[.G984]-[.F984]" office:value-type="float" office:value="-1" calcext:value-type="float">
            <text:p>-1</text:p>
          </table:table-cell>
          <table:table-cell table:formula="of:=[.H984]-[.G984]" office:value-type="float" office:value="0" calcext:value-type="float">
            <text:p>0</text:p>
          </table:table-cell>
          <table:table-cell table:formula="of:=[.I984]-[.H984]" office:value-type="float" office:value="0" calcext:value-type="float">
            <text:p>0</text:p>
          </table:table-cell>
          <table:table-cell table:number-columns-repeated="2"/>
          <table:table-cell table:formula="of:=[.L984]-[.K984]" office:value-type="float" office:value="194" calcext:value-type="float">
            <text:p>194</text:p>
          </table:table-cell>
          <table:table-cell table:formula="of:=[.M984]-[.L984]" office:value-type="float" office:value="29" calcext:value-type="float">
            <text:p>29</text:p>
          </table:table-cell>
          <table:table-cell table:formula="of:=[.M984]-[.F984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50075" calcext:value-type="float">
            <text:p>500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</text:p>
          </table:table-cell>
          <table:table-cell office:value-type="float" office:value="302247" calcext:value-type="float">
            <text:p>302247</text:p>
          </table:table-cell>
          <table:table-cell table:number-columns-repeated="4" office:value-type="float" office:value="1478104524143" calcext:value-type="float">
            <text:p>1478104524143</text:p>
          </table:table-cell>
          <table:table-cell office:value-type="string" calcext:value-type="string">
            <text:p>?</text:p>
          </table:table-cell>
          <table:table-cell office:value-type="float" office:value="1478104524143" calcext:value-type="float">
            <text:p>1478104524143</text:p>
          </table:table-cell>
          <table:table-cell office:value-type="float" office:value="1478104524348" calcext:value-type="float">
            <text:p>1478104524348</text:p>
          </table:table-cell>
          <table:table-cell office:value-type="float" office:value="1478104524374" calcext:value-type="float">
            <text:p>1478104524374</text:p>
          </table:table-cell>
          <table:table-cell/>
          <table:table-cell table:formula="of:=[.G985]-[.F985]" office:value-type="float" office:value="0" calcext:value-type="float">
            <text:p>0</text:p>
          </table:table-cell>
          <table:table-cell table:formula="of:=[.H985]-[.G985]" office:value-type="float" office:value="0" calcext:value-type="float">
            <text:p>0</text:p>
          </table:table-cell>
          <table:table-cell table:formula="of:=[.I985]-[.H985]" office:value-type="float" office:value="0" calcext:value-type="float">
            <text:p>0</text:p>
          </table:table-cell>
          <table:table-cell table:number-columns-repeated="2"/>
          <table:table-cell table:formula="of:=[.L985]-[.K985]" office:value-type="float" office:value="205" calcext:value-type="float">
            <text:p>205</text:p>
          </table:table-cell>
          <table:table-cell table:formula="of:=[.M985]-[.L985]" office:value-type="float" office:value="26" calcext:value-type="float">
            <text:p>26</text:p>
          </table:table-cell>
          <table:table-cell table:formula="of:=[.M985]-[.F985]"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50009" calcext:value-type="float">
            <text:p>5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0079" calcext:value-type="float">
            <text:p>400079</text:p>
          </table:table-cell>
          <table:table-cell office:value-type="float" office:value="1478104524164" calcext:value-type="float">
            <text:p>1478104524164</text:p>
          </table:table-cell>
          <table:table-cell table:number-columns-repeated="3" office:value-type="float" office:value="1478104524163" calcext:value-type="float">
            <text:p>1478104524163</text:p>
          </table:table-cell>
          <table:table-cell office:value-type="string" calcext:value-type="string">
            <text:p>?</text:p>
          </table:table-cell>
          <table:table-cell office:value-type="float" office:value="1478104524163" calcext:value-type="float">
            <text:p>1478104524163</text:p>
          </table:table-cell>
          <table:table-cell office:value-type="float" office:value="1478104524361" calcext:value-type="float">
            <text:p>1478104524361</text:p>
          </table:table-cell>
          <table:table-cell office:value-type="float" office:value="1478104524440" calcext:value-type="float">
            <text:p>1478104524440</text:p>
          </table:table-cell>
          <table:table-cell/>
          <table:table-cell table:formula="of:=[.G986]-[.F986]" office:value-type="float" office:value="-1" calcext:value-type="float">
            <text:p>-1</text:p>
          </table:table-cell>
          <table:table-cell table:formula="of:=[.H986]-[.G986]" office:value-type="float" office:value="0" calcext:value-type="float">
            <text:p>0</text:p>
          </table:table-cell>
          <table:table-cell table:formula="of:=[.I986]-[.H986]" office:value-type="float" office:value="0" calcext:value-type="float">
            <text:p>0</text:p>
          </table:table-cell>
          <table:table-cell table:number-columns-repeated="2"/>
          <table:table-cell table:formula="of:=[.L986]-[.K986]" office:value-type="float" office:value="198" calcext:value-type="float">
            <text:p>198</text:p>
          </table:table-cell>
          <table:table-cell table:formula="of:=[.M986]-[.L986]" office:value-type="float" office:value="79" calcext:value-type="float">
            <text:p>79</text:p>
          </table:table-cell>
          <table:table-cell table:formula="of:=[.M986]-[.F986]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50080" calcext:value-type="float">
            <text:p>500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200248" calcext:value-type="float">
            <text:p>200248</text:p>
          </table:table-cell>
          <table:table-cell table:number-columns-repeated="2" office:value-type="float" office:value="1478104524185" calcext:value-type="float">
            <text:p>1478104524185</text:p>
          </table:table-cell>
          <table:table-cell table:number-columns-repeated="2" office:value-type="float" office:value="1478104524186" calcext:value-type="float">
            <text:p>1478104524186</text:p>
          </table:table-cell>
          <table:table-cell office:value-type="string" calcext:value-type="string">
            <text:p>?</text:p>
          </table:table-cell>
          <table:table-cell office:value-type="float" office:value="1478104524186" calcext:value-type="float">
            <text:p>1478104524186</text:p>
          </table:table-cell>
          <table:table-cell office:value-type="float" office:value="1478104524387" calcext:value-type="float">
            <text:p>1478104524387</text:p>
          </table:table-cell>
          <table:table-cell office:value-type="float" office:value="1478104524457" calcext:value-type="float">
            <text:p>1478104524457</text:p>
          </table:table-cell>
          <table:table-cell/>
          <table:table-cell table:formula="of:=[.G987]-[.F987]" office:value-type="float" office:value="0" calcext:value-type="float">
            <text:p>0</text:p>
          </table:table-cell>
          <table:table-cell table:formula="of:=[.H987]-[.G987]" office:value-type="float" office:value="1" calcext:value-type="float">
            <text:p>1</text:p>
          </table:table-cell>
          <table:table-cell table:formula="of:=[.I987]-[.H987]" office:value-type="float" office:value="0" calcext:value-type="float">
            <text:p>0</text:p>
          </table:table-cell>
          <table:table-cell table:number-columns-repeated="2"/>
          <table:table-cell table:formula="of:=[.L987]-[.K987]" office:value-type="float" office:value="201" calcext:value-type="float">
            <text:p>201</text:p>
          </table:table-cell>
          <table:table-cell table:formula="of:=[.M987]-[.L987]" office:value-type="float" office:value="70" calcext:value-type="float">
            <text:p>70</text:p>
          </table:table-cell>
          <table:table-cell table:formula="of:=[.M987]-[.F987]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50082" calcext:value-type="float">
            <text:p>500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float" office:value="401939" calcext:value-type="float">
            <text:p>401939</text:p>
          </table:table-cell>
          <table:table-cell office:value-type="float" office:value="1478104524333" calcext:value-type="float">
            <text:p>1478104524333</text:p>
          </table:table-cell>
          <table:table-cell office:value-type="float" office:value="1478104524332" calcext:value-type="float">
            <text:p>1478104524332</text:p>
          </table:table-cell>
          <table:table-cell table:number-columns-repeated="2" office:value-type="float" office:value="1478104524333" calcext:value-type="float">
            <text:p>1478104524333</text:p>
          </table:table-cell>
          <table:table-cell office:value-type="string" calcext:value-type="string">
            <text:p>?</text:p>
          </table:table-cell>
          <table:table-cell office:value-type="float" office:value="1478104524333" calcext:value-type="float">
            <text:p>1478104524333</text:p>
          </table:table-cell>
          <table:table-cell office:value-type="float" office:value="1478104524525" calcext:value-type="float">
            <text:p>1478104524525</text:p>
          </table:table-cell>
          <table:table-cell office:value-type="float" office:value="1478104524533" calcext:value-type="float">
            <text:p>1478104524533</text:p>
          </table:table-cell>
          <table:table-cell/>
          <table:table-cell table:formula="of:=[.G988]-[.F988]" office:value-type="float" office:value="-1" calcext:value-type="float">
            <text:p>-1</text:p>
          </table:table-cell>
          <table:table-cell table:formula="of:=[.H988]-[.G988]" office:value-type="float" office:value="1" calcext:value-type="float">
            <text:p>1</text:p>
          </table:table-cell>
          <table:table-cell table:formula="of:=[.I988]-[.H988]" office:value-type="float" office:value="0" calcext:value-type="float">
            <text:p>0</text:p>
          </table:table-cell>
          <table:table-cell table:number-columns-repeated="2"/>
          <table:table-cell table:formula="of:=[.L988]-[.K988]" office:value-type="float" office:value="192" calcext:value-type="float">
            <text:p>192</text:p>
          </table:table-cell>
          <table:table-cell table:formula="of:=[.M988]-[.L988]" office:value-type="float" office:value="8" calcext:value-type="float">
            <text:p>8</text:p>
          </table:table-cell>
          <table:table-cell table:formula="of:=[.M988]-[.F98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0078" calcext:value-type="float">
            <text:p>500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</text:p>
          </table:table-cell>
          <table:table-cell office:value-type="float" office:value="101451" calcext:value-type="float">
            <text:p>101451</text:p>
          </table:table-cell>
          <table:table-cell table:number-columns-repeated="2" office:value-type="float" office:value="1478104524186" calcext:value-type="float">
            <text:p>1478104524186</text:p>
          </table:table-cell>
          <table:table-cell table:number-columns-repeated="2" office:value-type="float" office:value="1478104524188" calcext:value-type="float">
            <text:p>1478104524188</text:p>
          </table:table-cell>
          <table:table-cell office:value-type="string" calcext:value-type="string">
            <text:p>?</text:p>
          </table:table-cell>
          <table:table-cell office:value-type="float" office:value="1478104524188" calcext:value-type="float">
            <text:p>1478104524188</text:p>
          </table:table-cell>
          <table:table-cell office:value-type="float" office:value="1478104524570" calcext:value-type="float">
            <text:p>1478104524570</text:p>
          </table:table-cell>
          <table:table-cell office:value-type="float" office:value="1478104524580" calcext:value-type="float">
            <text:p>1478104524580</text:p>
          </table:table-cell>
          <table:table-cell/>
          <table:table-cell table:formula="of:=[.G989]-[.F989]" office:value-type="float" office:value="0" calcext:value-type="float">
            <text:p>0</text:p>
          </table:table-cell>
          <table:table-cell table:formula="of:=[.H989]-[.G989]" office:value-type="float" office:value="2" calcext:value-type="float">
            <text:p>2</text:p>
          </table:table-cell>
          <table:table-cell table:formula="of:=[.I989]-[.H989]" office:value-type="float" office:value="0" calcext:value-type="float">
            <text:p>0</text:p>
          </table:table-cell>
          <table:table-cell table:number-columns-repeated="2"/>
          <table:table-cell table:formula="of:=[.L989]-[.K989]" office:value-type="float" office:value="382" calcext:value-type="float">
            <text:p>382</text:p>
          </table:table-cell>
          <table:table-cell table:formula="of:=[.M989]-[.L989]" office:value-type="float" office:value="10" calcext:value-type="float">
            <text:p>10</text:p>
          </table:table-cell>
          <table:table-cell table:formula="of:=[.M989]-[.F989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50079" calcext:value-type="float">
            <text:p>500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float" office:value="1370" calcext:value-type="float">
            <text:p>1370</text:p>
          </table:table-cell>
          <table:table-cell table:number-columns-repeated="4" office:value-type="float" office:value="1478104524514" calcext:value-type="float">
            <text:p>1478104524514</text:p>
          </table:table-cell>
          <table:table-cell office:value-type="string" calcext:value-type="string">
            <text:p>?</text:p>
          </table:table-cell>
          <table:table-cell office:value-type="float" office:value="1478104524514" calcext:value-type="float">
            <text:p>1478104524514</text:p>
          </table:table-cell>
          <table:table-cell office:value-type="float" office:value="1478104524705" calcext:value-type="float">
            <text:p>1478104524705</text:p>
          </table:table-cell>
          <table:table-cell office:value-type="float" office:value="1478104524715" calcext:value-type="float">
            <text:p>1478104524715</text:p>
          </table:table-cell>
          <table:table-cell/>
          <table:table-cell table:formula="of:=[.G990]-[.F990]" office:value-type="float" office:value="0" calcext:value-type="float">
            <text:p>0</text:p>
          </table:table-cell>
          <table:table-cell table:formula="of:=[.H990]-[.G990]" office:value-type="float" office:value="0" calcext:value-type="float">
            <text:p>0</text:p>
          </table:table-cell>
          <table:table-cell table:formula="of:=[.I990]-[.H990]" office:value-type="float" office:value="0" calcext:value-type="float">
            <text:p>0</text:p>
          </table:table-cell>
          <table:table-cell table:number-columns-repeated="2"/>
          <table:table-cell table:formula="of:=[.L990]-[.K990]" office:value-type="float" office:value="191" calcext:value-type="float">
            <text:p>191</text:p>
          </table:table-cell>
          <table:table-cell table:formula="of:=[.M990]-[.L990]" office:value-type="float" office:value="10" calcext:value-type="float">
            <text:p>10</text:p>
          </table:table-cell>
          <table:table-cell table:formula="of:=[.M990]-[.F990]" office:value-type="float" office:value="201" calcext:value-type="float">
            <text:p>2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2T14:39:52.407134303</dc:date>
    <meta:editing-duration>PT2M28S</meta:editing-duration>
    <meta:editing-cycles>1</meta:editing-cycles>
    <meta:document-statistic meta:table-count="1" meta:cell-count="18812" meta:object-count="0"/>
    <meta:generator>LibreOffice/5.1.4.2$Linux_X86_64 LibreOffice_project/10m0$Build-2</meta:generator>
  </office:meta>
</office:document-meta>
</file>